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5" style:family="table-column">
      <style:table-column-properties fo:break-before="auto" style:column-width="2.80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3.611cm"/>
    </style:style>
    <style:style style:name="co7" style:family="table-column">
      <style:table-column-properties fo:break-before="auto" style:column-width="3.641cm"/>
    </style:style>
    <style:style style:name="co8" style:family="table-column">
      <style:table-column-properties fo:break-before="auto" style:column-width="3.177cm"/>
    </style:style>
    <style:style style:name="co9" style:family="table-column">
      <style:table-column-properties fo:break-before="auto" style:column-width="3.112cm"/>
    </style:style>
    <style:style style:name="co10" style:family="table-column">
      <style:table-column-properties fo:break-before="auto" style:column-width="3.812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4.24cm"/>
    </style:style>
    <style:style style:name="co13" style:family="table-column">
      <style:table-column-properties fo:break-before="auto" style:column-width="2.434cm"/>
    </style:style>
    <style:style style:name="co14" style:family="table-column">
      <style:table-column-properties fo:break-before="auto" style:column-width="6.133cm"/>
    </style:style>
    <style:style style:name="co16" style:family="table-column">
      <style:table-column-properties fo:break-before="auto" style:column-width="5.962cm"/>
    </style:style>
    <style:style style:name="co17" style:family="table-column">
      <style:table-column-properties fo:break-before="auto" style:column-width="5.188cm"/>
    </style:style>
    <style:style style:name="co18" style:family="table-column">
      <style:table-column-properties fo:break-before="auto" style:column-width="3.321cm"/>
    </style:style>
    <style:style style:name="co19" style:family="table-column">
      <style:table-column-properties fo:break-before="auto" style:column-width="4.466cm"/>
    </style:style>
    <style:style style:name="co20" style:family="table-column">
      <style:table-column-properties fo:break-before="auto" style:column-width="3.648cm"/>
    </style:style>
    <style:style style:name="co21" style:family="table-column">
      <style:table-column-properties fo:break-before="auto" style:column-width="3.431cm"/>
    </style:style>
    <style:style style:name="co22" style:family="table-column">
      <style:table-column-properties fo:break-before="auto" style:column-width="3.0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94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92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685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lanilh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58" style:family="table-cell" style:parent-style-name="Default" style:data-style-name="N115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15">
      <style:text-properties style:text-position=""/>
    </style:style>
    <style:style style:name="ce60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border="0.06pt solid #000000" fo:padding="0.071cm" style:vertical-align="middle"/>
      <style:paragraph-properties fo:margin-left="0cm"/>
    </style:style>
    <style:style style:name="ce7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6pt solid #000000" fo:padding="0.071cm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15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</style:style>
    <style:style style:name="ce15" style:family="table-cell" style:parent-style-name="Default" style:data-style-name="N115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15">
      <style:table-cell-properties style:text-align-source="value-type" style:repeat-content="false" fo:border="0.06pt solid #000000" fo:padding="0.071cm" style:vertical-align="middle"/>
      <style:paragraph-properties fo:margin-left="0cm"/>
    </style:style>
    <style:style style:name="ce17" style:family="table-cell" style:parent-style-name="Default" style:data-style-name="N115">
      <style:table-cell-properties style:text-align-source="fix" style:repeat-content="false" fo:border="0.06pt solid #000000" fo:padding="0.071cm" style:vertical-align="middle"/>
      <style:paragraph-properties fo:text-align="center" fo:margin-left="0cm"/>
    </style:style>
    <style:style style:name="ce18" style:family="table-cell" style:parent-style-name="Default" style:data-style-name="N115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19" style:family="table-cell" style:parent-style-name="Default" style:data-style-name="N115">
      <style:table-cell-properties style:text-align-source="fix" style:repeat-content="false" fo:border="0.06pt solid #000000" fo:padding="0.071cm"/>
      <style:paragraph-properties fo:text-align="center" fo:margin-left="0cm"/>
      <style:text-properties style:font-name="Arial2" style:font-name-asian="Droid Sans Fallback" style:font-name-complex="FreeSans"/>
    </style:style>
    <style:style style:name="ce20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value-type" style:repeat-content="false" fo:padding="0.071cm" style:vertical-align="middle"/>
      <style:paragraph-properties fo:margin-left="0cm"/>
    </style:style>
    <style:style style:name="ce22" style:family="table-cell" style:parent-style-name="Default" style:data-style-name="N115">
      <style:table-cell-properties style:text-align-source="fix" style:repeat-content="false" fo:padding="0.071cm" style:vertical-align="middle"/>
      <style:paragraph-properties fo:text-align="center" fo:margin-left="0cm"/>
    </style:style>
    <style:style style:name="ce23" style:family="table-cell" style:parent-style-name="Default" style:data-style-name="N115">
      <style:table-cell-properties style:text-align-source="fix" style:repeat-content="false" fo:padding="0.071cm"/>
      <style:paragraph-properties fo:text-align="center" fo:margin-left="0cm"/>
    </style:style>
    <style:style style:name="ce24" style:family="table-cell" style:parent-style-name="Default" style:data-style-name="N115">
      <style:table-cell-properties style:text-align-source="value-type" style:repeat-content="false" fo:padding="0.071cm"/>
      <style:paragraph-properties fo:margin-left="0cm"/>
    </style:style>
    <style:style style:name="ce25" style:family="table-cell" style:parent-style-name="Default" style:data-style-name="N115">
      <style:table-cell-properties style:text-align-source="fix" style:repeat-content="false" fo:padding="0.07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 fo:padding="0.071cm"/>
    </style:style>
    <style:style style:name="ce27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5">
      <style:table-cell-properties style:text-align-source="value-type" style:repeat-content="false"/>
      <style:paragraph-properties fo:margin-left="0cm"/>
    </style:style>
    <style:style style:name="ce30" style:family="table-cell" style:parent-style-name="Default" style:data-style-name="N11">
      <style:table-cell-properties style:text-align-source="fix" style:repeat-content="false" fo:padding="0.071cm"/>
      <style:paragraph-properties fo:text-align="center" fo:margin-left="0cm"/>
    </style:style>
    <style:style style:name="ce31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cm"/>
      <style:text-properties style:font-name="Arial1" style:font-name-asian="Droid Sans Fallback" style:font-name-complex="FreeSans"/>
    </style:style>
    <style:style style:name="ce3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33" style:family="table-cell" style:parent-style-name="Default" style:data-style-name="N115">
      <style:table-cell-properties fo:padding="0.071cm"/>
    </style:style>
    <style:style style:name="ce34" style:family="table-cell" style:parent-style-name="Default" style:data-style-name="N11">
      <style:table-cell-properties fo:padding="0.071cm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/>
    <style:style style:name="ce39" style:family="table-cell" style:parent-style-name="Default" style:data-style-name="N2">
      <style:table-cell-properties style:text-align-source="fix" style:repeat-content="false" fo:border="0.06pt solid #000000" fo:padding="0.071cm" style:vertical-align="middle"/>
      <style:paragraph-properties fo:text-align="center" fo:margin-left="0cm"/>
    </style:style>
    <style:style style:name="ce40" style:family="table-cell" style:parent-style-name="Default" style:data-style-name="N2">
      <style:table-cell-properties style:text-align-source="fix" style:repeat-content="false" fo:border="0.06pt solid #000000" fo:padding="0.071cm"/>
      <style:paragraph-properties fo:text-align="center" fo:margin-left="0cm"/>
      <style:text-properties style:font-name="Arial2" style:font-name-asian="Droid Sans Fallback" style:font-name-complex="FreeSans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 style:data-style-name="N1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1" style:font-name-asian="Droid Sans Fallback" style:font-name-complex="FreeSans"/>
    </style:style>
    <style:style style:name="ce44" style:family="table-cell" style:parent-style-name="Default" style:data-style-name="N2">
      <style:table-cell-properties style:text-align-source="fix" style:repeat-content="false" fo:border="0.06pt solid #000000" fo:padding="0.071cm" style:vertical-align="middle"/>
      <style:paragraph-properties fo:text-align="center"/>
    </style:style>
    <style:style style:name="ce4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15">
      <style:table-cell-properties fo:border="0.06pt solid #000000" fo:padding="0.071cm"/>
    </style:style>
    <style:style style:name="ce48" style:family="table-cell" style:parent-style-name="Default" style:data-style-name="N162">
      <style:table-cell-properties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115">
      <style:table-cell-properties fo:border="0.06pt solid #000000"/>
      <style:text-properties fo:font-weight="bold" style:font-weight-asian="bold" style:font-weight-complex="bold"/>
    </style:style>
    <style:style style:name="ce51" style:family="table-cell" style:parent-style-name="Default" style:data-style-name="N115">
      <style:table-cell-properties fo:border="0.06pt solid #000000"/>
      <style:text-properties style:font-name="Arial1" fo:font-weight="bold" style:font-name-asian="Droid Sans Fallback" style:font-weight-asian="bold" style:font-name-complex="FreeSans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55" style:family="table-cell" style:parent-style-name="Default" style:data-style-name="N115">
      <style:table-cell-properties fo:border="0.06pt solid #000000"/>
    </style:style>
    <style:style style:name="ce56" style:family="table-cell" style:parent-style-name="Default">
      <style:table-cell-properties fo:wrap-option="wrap" fo:border="0.06pt solid #000000"/>
    </style:style>
    <style:style style:name="ce57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</style:style>
    <style:style style:name="ce62" style:family="table-cell" style:parent-style-name="Default" style:data-style-name="N2">
      <style:table-cell-properties style:text-align-source="fix" style:repeat-content="false" fo:border="none" fo:padding="0.071cm"/>
      <style:paragraph-properties fo:text-align="center" fo:margin-left="0cm"/>
    </style:style>
    <style:style style:name="ce6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115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115"/>
    <style:style style:name="ce66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style:font-name="Arial1" style:font-name-asian="Droid Sans Fallback" style:font-name-complex="FreeSans"/>
    </style:style>
    <style:style style:name="ce69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0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dados" table:style-name="ta3">
        <office:forms form:automatic-focus="false" form:apply-design-mode="false"/>
        <table:shapes>
          <draw:frame draw:z-index="0" draw:style-name="gr1" draw:text-style-name="P1" svg:width="1.001cm" svg:height="0.579cm" svg:x="1.048cm" svg:y="104.466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.189cm" svg:height="0.579cm" svg:x="0.78cm" svg:y="105.705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9.94cm" svg:height="12.204cm" svg:x="30.859cm" svg:y="0.335cm">
            <draw:object draw:notify-on-update-of-ranges="dados.I4:dados.I202 dados.I3:dados.I202 dados.J3:dados.J3 dados.J4:dados.J20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default-cell-style-name="ce12"/>
        <table:table-column table:style-name="co5" table:default-cell-style-name="ce12"/>
        <table:table-column table:style-name="co3" table:number-columns-repeated="3" table:default-cell-style-name="ce12"/>
        <table:table-column table:style-name="co6" table:default-cell-style-name="ce12"/>
        <table:table-column table:style-name="co3" table:number-columns-repeated="2" table:default-cell-style-name="ce12"/>
        <table:table-column table:style-name="co7" table:number-columns-repeated="2" table:default-cell-style-name="ce12"/>
        <table:table-column table:style-name="co3" table:number-columns-repeated="244" table:default-cell-style-name="ce12"/>
        <table:table-row table:style-name="ro1">
          <table:table-cell table:style-name="ce4"/>
          <table:table-cell table:style-name="ce13" office:value-type="string" calcext:value-type="string" table:number-columns-spanned="3" table:number-rows-spanned="1">
            <text:p>Coleta Real</text:p>
          </table:table-cell>
          <table:covered-table-cell table:number-columns-repeated="2" table:style-name="ce13"/>
          <table:table-cell table:style-name="ce13"/>
          <table:table-cell table:style-name="ce13" office:value-type="string" calcext:value-type="string" table:number-columns-spanned="3" table:number-rows-spanned="1">
            <text:p>Normalizado</text:p>
          </table:table-cell>
          <table:covered-table-cell table:number-columns-repeated="2" table:style-name="ce26"/>
          <table:table-cell table:style-name="ce27" office:value-type="string" calcext:value-type="string" table:number-columns-spanned="3" table:number-rows-spanned="1">
            <text:p>Saídas</text:p>
          </table:table-cell>
          <table:covered-table-cell table:number-columns-repeated="2" table:style-name="ce9"/>
          <table:table-cell table:number-columns-repeated="243"/>
        </table:table-row>
        <table:table-row table:style-name="ro1">
          <table:table-cell table:style-name="ce4" office:value-type="string" calcext:value-type="string">
            <text:p>Número</text:p>
          </table:table-cell>
          <table:table-cell table:style-name="ce13" office:value-type="string" calcext:value-type="string">
            <text:p>CPU</text:p>
          </table:table-cell>
          <table:table-cell table:style-name="ce13" office:value-type="string" calcext:value-type="string">
            <text:p>Disk 1</text:p>
          </table:table-cell>
          <table:table-cell table:style-name="ce13" office:value-type="string" calcext:value-type="string">
            <text:p>Disk 2</text:p>
          </table:table-cell>
          <table:table-cell table:style-name="ce13" office:value-type="string" calcext:value-type="string">
            <text:p>TR ID </text:p>
          </table:table-cell>
          <table:table-cell table:style-name="ce13" office:value-type="string" calcext:value-type="string">
            <text:p>CPU</text:p>
          </table:table-cell>
          <table:table-cell table:style-name="ce13" office:value-type="string" calcext:value-type="string">
            <text:p>Disk 1</text:p>
          </table:table-cell>
          <table:table-cell table:style-name="ce13" office:value-type="string" calcext:value-type="string">
            <text:p>Disk 2</text:p>
          </table:table-cell>
          <table:table-cell table:style-name="ce28" office:value-type="string" calcext:value-type="string">
            <text:p>y1</text:p>
          </table:table-cell>
          <table:table-cell table:style-name="ce28" office:value-type="string" calcext:value-type="string">
            <text:p>y2</text:p>
          </table:table-cell>
          <table:table-cell table:style-name="ce28" office:value-type="string" calcext:value-type="string">
            <text:p>y3</text:p>
          </table:table-cell>
          <table:table-cell table:number-columns-repeated="24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4" office:value-type="float" office:value="116.824440249181" calcext:value-type="float">
            <text:p>116,824</text:p>
          </table:table-cell>
          <table:table-cell table:number-columns-repeated="2" table:style-name="ce14" office:value-type="float" office:value="9" calcext:value-type="float">
            <text:p>9,000</text:p>
          </table:table-cell>
          <table:table-cell table:style-name="ce5" office:value-type="float" office:value="18" calcext:value-type="float">
            <text:p>18</text:p>
          </table:table-cell>
          <table:table-cell table:style-name="ce18" table:formula="of:=([.B3]-[.$B$205])/[.$B$207]" office:value-type="float" office:value="-0.731808343490623" calcext:value-type="float">
            <text:p>-0,732</text:p>
          </table:table-cell>
          <table:table-cell table:style-name="ce18" table:formula="of:=([.C3]-[.$C$205])/[.$C$207]" office:value-type="float" office:value="-1.56974812552619" calcext:value-type="float">
            <text:p>-1,570</text:p>
          </table:table-cell>
          <table:table-cell table:style-name="ce18" table:formula="of:=([.D3]-[.$D$205])/[.$D$207]" office:value-type="float" office:value="-1.35666440593195" calcext:value-type="float">
            <text:p>-1,357</text:p>
          </table:table-cell>
          <table:table-cell table:style-name="ce20" table:formula="of:=[PCA.$B$228]*[.F3] + [PCA.$C$228]  *[.G3] + [PCA.$D$228]*[.H3]" office:value-type="float" office:value="0.543869187919348" calcext:value-type="float">
            <text:p>0,544</text:p>
          </table:table-cell>
          <table:table-cell table:style-name="ce20" table:formula="of:=[PCA.$B$229]*[.F3]+[PCA.$C$229] *[.G3]+[PCA.$D$229]*[.H3]" office:value-type="float" office:value="1.94194146546668" calcext:value-type="float">
            <text:p>1,942</text:p>
          </table:table-cell>
          <table:table-cell table:style-name="ce31" table:formula="of:=[PCA.$B$230]*[.F3]+[PCA.$C$230] *[.G3]+[PCA.$D$230]*[.H3]" office:value-type="float" office:value="-0.879353327029304" calcext:value-type="float">
            <text:p>-0,879</text:p>
          </table:table-cell>
          <table:table-cell table:number-columns-repeated="24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office:value-type="float" office:value="64.3830412020161" calcext:value-type="float">
            <text:p>64,383</text:p>
          </table:table-cell>
          <table:table-cell table:style-name="ce14" office:value-type="float" office:value="7" calcext:value-type="float">
            <text:p>7,000</text:p>
          </table:table-cell>
          <table:table-cell table:style-name="ce14" office:value-type="float" office:value="9" calcext:value-type="float">
            <text:p>9,000</text:p>
          </table:table-cell>
          <table:table-cell table:style-name="ce5" office:value-type="float" office:value="37" calcext:value-type="float">
            <text:p>37</text:p>
          </table:table-cell>
          <table:table-cell table:style-name="ce18" table:formula="of:=([.B4]-[.$B$205])/[.$B$207]" office:value-type="float" office:value="-1.04798198061331" calcext:value-type="float">
            <text:p>-1,048</text:p>
          </table:table-cell>
          <table:table-cell table:style-name="ce18" table:formula="of:=([.C4]-[.$C$205])/[.$C$207]" office:value-type="float" office:value="-1.64383653263067" calcext:value-type="float">
            <text:p>-1,644</text:p>
          </table:table-cell>
          <table:table-cell table:style-name="ce18" table:formula="of:=([.D4]-[.$D$205])/[.$D$207]" office:value-type="float" office:value="-1.35666440593195" calcext:value-type="float">
            <text:p>-1,357</text:p>
          </table:table-cell>
          <table:table-cell table:style-name="ce20" table:formula="of:=[PCA.$B$228]*[.F4]+[PCA.$C$228] *[.G4]+[PCA.$D$228]*[.H4]" office:value-type="float" office:value="0.696492520051908" calcext:value-type="float">
            <text:p>0,696</text:p>
          </table:table-cell>
          <table:table-cell table:style-name="ce20" table:formula="of:=[PCA.$B$229]*[.F4]+[PCA.$C$229] *[.G4]+[PCA.$D$229]*[.H4]" office:value-type="float" office:value="2.1616135850547" calcext:value-type="float">
            <text:p>2,162</text:p>
          </table:table-cell>
          <table:table-cell table:style-name="ce31" table:formula="of:=[PCA.$B$230]*[.F4]+[PCA.$C$230] *[.G4]+[PCA.$D$230]*[.H4]" office:value-type="float" office:value="-0.69521954488697" calcext:value-type="float">
            <text:p>-0,695</text:p>
          </table:table-cell>
          <table:table-cell table:number-columns-repeated="24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4" office:value-type="float" office:value="35.4029990003648" calcext:value-type="float">
            <text:p>35,403</text:p>
          </table:table-cell>
          <table:table-cell table:style-name="ce14" office:value-type="float" office:value="7" calcext:value-type="float">
            <text:p>7,000</text:p>
          </table:table-cell>
          <table:table-cell table:style-name="ce14" office:value-type="float" office:value="9" calcext:value-type="float">
            <text:p>9,000</text:p>
          </table:table-cell>
          <table:table-cell table:style-name="ce5" office:value-type="float" office:value="58" calcext:value-type="float">
            <text:p>58</text:p>
          </table:table-cell>
          <table:table-cell table:style-name="ce18" table:formula="of:=([.B5]-[.$B$205])/[.$B$207]" office:value-type="float" office:value="-1.22270510992236" calcext:value-type="float">
            <text:p>-1,223</text:p>
          </table:table-cell>
          <table:table-cell table:style-name="ce18" table:formula="of:=([.C5]-[.$C$205])/[.$C$207]" office:value-type="float" office:value="-1.64383653263067" calcext:value-type="float">
            <text:p>-1,644</text:p>
          </table:table-cell>
          <table:table-cell table:style-name="ce18" table:formula="of:=([.D5]-[.$D$205])/[.$D$207]" office:value-type="float" office:value="-1.35666440593195" calcext:value-type="float">
            <text:p>-1,357</text:p>
          </table:table-cell>
          <table:table-cell table:style-name="ce20" table:formula="of:=[PCA.$B$228]*[.F5]+[PCA.$C$228] *[.G5]+[PCA.$D$228]*[.H5]" office:value-type="float" office:value="0.800676777042564" calcext:value-type="float">
            <text:p>0,801</text:p>
          </table:table-cell>
          <table:table-cell table:style-name="ce20" table:formula="of:=[PCA.$B$229]*[.F5]+[PCA.$C$229] *[.G5]+[PCA.$D$229]*[.H5]" office:value-type="float" office:value="2.24823432364096" calcext:value-type="float">
            <text:p>2,248</text:p>
          </table:table-cell>
          <table:table-cell table:style-name="ce31" table:formula="of:=[PCA.$B$230]*[.F5]+[PCA.$C$230] *[.G5]+[PCA.$D$230]*[.H5]" office:value-type="float" office:value="-0.584898662148721" calcext:value-type="float">
            <text:p>-0,585</text:p>
          </table:table-cell>
          <table:table-cell table:number-columns-repeated="24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4" office:value-type="float" office:value="104.408536583164" calcext:value-type="float">
            <text:p>104,409</text:p>
          </table:table-cell>
          <table:table-cell table:style-name="ce14" office:value-type="float" office:value="8" calcext:value-type="float">
            <text:p>8,000</text:p>
          </table:table-cell>
          <table:table-cell table:style-name="ce14" office:value-type="float" office:value="12" calcext:value-type="float">
            <text:p>12,000</text:p>
          </table:table-cell>
          <table:table-cell table:style-name="ce5" office:value-type="float" office:value="77" calcext:value-type="float">
            <text:p>77</text:p>
          </table:table-cell>
          <table:table-cell table:style-name="ce18" table:formula="of:=([.B6]-[.$B$205])/[.$B$207]" office:value-type="float" office:value="-0.80666487843392" calcext:value-type="float">
            <text:p>-0,807</text:p>
          </table:table-cell>
          <table:table-cell table:style-name="ce18" table:formula="of:=([.C6]-[.$C$205])/[.$C$207]" office:value-type="float" office:value="-1.60679232907843" calcext:value-type="float">
            <text:p>-1,607</text:p>
          </table:table-cell>
          <table:table-cell table:style-name="ce18" table:formula="of:=([.D6]-[.$D$205])/[.$D$207]" office:value-type="float" office:value="-1.24312016774543" calcext:value-type="float">
            <text:p>-1,243</text:p>
          </table:table-cell>
          <table:table-cell table:style-name="ce20" table:formula="of:=[PCA.$B$228]*[.F6]+[PCA.$C$228] *[.G6]+[PCA.$D$228]*[.H6]" office:value-type="float" office:value="0.497885184100777" calcext:value-type="float">
            <text:p>0,498</text:p>
          </table:table-cell>
          <table:table-cell table:style-name="ce20" table:formula="of:=[PCA.$B$229]*[.F6]+[PCA.$C$229] *[.G6]+[PCA.$D$229]*[.H6]" office:value-type="float" office:value="1.98993515959442" calcext:value-type="float">
            <text:p>1,990</text:p>
          </table:table-cell>
          <table:table-cell table:style-name="ce31" table:formula="of:=[PCA.$B$230]*[.F6]+[PCA.$C$230] *[.G6]+[PCA.$D$230]*[.H6]" office:value-type="float" office:value="-0.755054660213354" calcext:value-type="float">
            <text:p>-0,755</text:p>
          </table:table-cell>
          <table:table-cell table:number-columns-repeated="24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float" office:value="119.793137252178" calcext:value-type="float">
            <text:p>119,793</text:p>
          </table:table-cell>
          <table:table-cell table:style-name="ce14" office:value-type="float" office:value="9" calcext:value-type="float">
            <text:p>9,000</text:p>
          </table:table-cell>
          <table:table-cell table:style-name="ce14" office:value-type="float" office:value="8" calcext:value-type="float">
            <text:p>8,000</text:p>
          </table:table-cell>
          <table:table-cell table:style-name="ce5" office:value-type="float" office:value="19" calcext:value-type="float">
            <text:p>19</text:p>
          </table:table-cell>
          <table:table-cell table:style-name="ce18" table:formula="of:=([.B7]-[.$B$205])/[.$B$207]" office:value-type="float" office:value="-0.713909817783698" calcext:value-type="float">
            <text:p>-0,714</text:p>
          </table:table-cell>
          <table:table-cell table:style-name="ce18" table:formula="of:=([.C7]-[.$C$205])/[.$C$207]" office:value-type="float" office:value="-1.56974812552619" calcext:value-type="float">
            <text:p>-1,570</text:p>
          </table:table-cell>
          <table:table-cell table:style-name="ce18" table:formula="of:=([.D7]-[.$D$205])/[.$D$207]" office:value-type="float" office:value="-1.39451248532746" calcext:value-type="float">
            <text:p>-1,395</text:p>
          </table:table-cell>
          <table:table-cell table:style-name="ce20" table:formula="of:=[PCA.$B$228]*[.F7]+[PCA.$C$228] *[.G7]+[PCA.$D$228]*[.H7]" office:value-type="float" office:value="0.557418935849944" calcext:value-type="float">
            <text:p>0,557</text:p>
          </table:table-cell>
          <table:table-cell table:style-name="ce20" table:formula="of:=[PCA.$B$229]*[.F7]+[PCA.$C$229] *[.G7]+[PCA.$D$229]*[.H7]" office:value-type="float" office:value="1.93992813244881" calcext:value-type="float">
            <text:p>1,940</text:p>
          </table:table-cell>
          <table:table-cell table:style-name="ce31" table:formula="of:=[PCA.$B$230]*[.F7]+[PCA.$C$230] *[.G7]+[PCA.$D$230]*[.H7]" office:value-type="float" office:value="-0.918915764335543" calcext:value-type="float">
            <text:p>-0,919</text:p>
          </table:table-cell>
          <table:table-cell table:number-columns-repeated="24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4" office:value-type="float" office:value="47.956307644264" calcext:value-type="float">
            <text:p>47,956</text:p>
          </table:table-cell>
          <table:table-cell table:style-name="ce14" office:value-type="float" office:value="5" calcext:value-type="float">
            <text:p>5,000</text:p>
          </table:table-cell>
          <table:table-cell table:style-name="ce14" office:value-type="float" office:value="7" calcext:value-type="float">
            <text:p>7,000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([.B8]-[.$B$205])/[.$B$207]" office:value-type="float" office:value="-1.14702014872794" calcext:value-type="float">
            <text:p>-1,147</text:p>
          </table:table-cell>
          <table:table-cell table:style-name="ce18" table:formula="of:=([.C8]-[.$C$205])/[.$C$207]" office:value-type="float" office:value="-1.71792493973515" calcext:value-type="float">
            <text:p>-1,718</text:p>
          </table:table-cell>
          <table:table-cell table:style-name="ce18" table:formula="of:=([.D8]-[.$D$205])/[.$D$207]" office:value-type="float" office:value="-1.43236056472297" calcext:value-type="float">
            <text:p>-1,432</text:p>
          </table:table-cell>
          <table:table-cell table:style-name="ce20" table:formula="of:=[PCA.$B$228]*[.F8]+[PCA.$C$228] *[.G8]+[PCA.$D$228]*[.H8]" office:value-type="float" office:value="0.768086513725752" calcext:value-type="float">
            <text:p>0,768</text:p>
          </table:table-cell>
          <table:table-cell table:style-name="ce20" table:formula="of:=[PCA.$B$229]*[.F8]+[PCA.$C$229] *[.G8]+[PCA.$D$229]*[.H8]" office:value-type="float" office:value="2.28735870470049" calcext:value-type="float">
            <text:p>2,287</text:p>
          </table:table-cell>
          <table:table-cell table:style-name="ce31" table:formula="of:=[PCA.$B$230]*[.F8]+[PCA.$C$230] *[.G8]+[PCA.$D$230]*[.H8]" office:value-type="float" office:value="-0.704708439579763" calcext:value-type="float">
            <text:p>-0,705</text:p>
          </table:table-cell>
          <table:table-cell table:number-columns-repeated="24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4" office:value-type="float" office:value="72.452728317208" calcext:value-type="float">
            <text:p>72,453</text:p>
          </table:table-cell>
          <table:table-cell table:style-name="ce14" office:value-type="float" office:value="9" calcext:value-type="float">
            <text:p>9,000</text:p>
          </table:table-cell>
          <table:table-cell table:style-name="ce14" office:value-type="float" office:value="8" calcext:value-type="float">
            <text:p>8,000</text:p>
          </table:table-cell>
          <table:table-cell table:style-name="ce5" office:value-type="float" office:value="99" calcext:value-type="float">
            <text:p>99</text:p>
          </table:table-cell>
          <table:table-cell table:style-name="ce18" table:formula="of:=([.B9]-[.$B$205])/[.$B$207]" office:value-type="float" office:value="-0.999329153419329" calcext:value-type="float">
            <text:p>-0,999</text:p>
          </table:table-cell>
          <table:table-cell table:style-name="ce18" table:formula="of:=([.C9]-[.$C$205])/[.$C$207]" office:value-type="float" office:value="-1.56974812552619" calcext:value-type="float">
            <text:p>-1,570</text:p>
          </table:table-cell>
          <table:table-cell table:style-name="ce18" table:formula="of:=([.D9]-[.$D$205])/[.$D$207]" office:value-type="float" office:value="-1.39451248532746" calcext:value-type="float">
            <text:p>-1,395</text:p>
          </table:table-cell>
          <table:table-cell table:style-name="ce20" table:formula="of:=[PCA.$B$228]*[.F9]+[PCA.$C$228] *[.G9]+[PCA.$D$228]*[.H9]" office:value-type="float" office:value="0.727609348141429" calcext:value-type="float">
            <text:p>0,728</text:p>
          </table:table-cell>
          <table:table-cell table:style-name="ce20" table:formula="of:=[PCA.$B$229]*[.F9]+[PCA.$C$229] *[.G9]+[PCA.$D$229]*[.H9]" office:value-type="float" office:value="2.08142762228353" calcext:value-type="float">
            <text:p>2,081</text:p>
          </table:table-cell>
          <table:table-cell table:style-name="ce31" table:formula="of:=[PCA.$B$230]*[.F9]+[PCA.$C$230] *[.G9]+[PCA.$D$230]*[.H9]" office:value-type="float" office:value="-0.738700854137863" calcext:value-type="float">
            <text:p>-0,739</text:p>
          </table:table-cell>
          <table:table-cell table:number-columns-repeated="24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office:value-type="float" office:value="33.8001572993351" calcext:value-type="float">
            <text:p>33,800</text:p>
          </table:table-cell>
          <table:table-cell table:style-name="ce14" office:value-type="float" office:value="6" calcext:value-type="float">
            <text:p>6,000</text:p>
          </table:table-cell>
          <table:table-cell table:style-name="ce14" office:value-type="float" office:value="15" calcext:value-type="float">
            <text:p>15,000</text:p>
          </table:table-cell>
          <table:table-cell table:style-name="ce5" office:value-type="float" office:value="121" calcext:value-type="float">
            <text:p>121</text:p>
          </table:table-cell>
          <table:table-cell table:style-name="ce18" table:formula="of:=([.B10]-[.$B$205])/[.$B$207]" office:value-type="float" office:value="-1.23236877831325" calcext:value-type="float">
            <text:p>-1,232</text:p>
          </table:table-cell>
          <table:table-cell table:style-name="ce18" table:formula="of:=([.C10]-[.$C$205])/[.$C$207]" office:value-type="float" office:value="-1.68088073618291" calcext:value-type="float">
            <text:p>-1,681</text:p>
          </table:table-cell>
          <table:table-cell table:style-name="ce18" table:formula="of:=([.D10]-[.$D$205])/[.$D$207]" office:value-type="float" office:value="-1.12957592955891" calcext:value-type="float">
            <text:p>-1,130</text:p>
          </table:table-cell>
          <table:table-cell table:style-name="ce20" table:formula="of:=[PCA.$B$228]*[.F10]+[PCA.$C$228] *[.G10]+[PCA.$D$228]*[.H10]" office:value-type="float" office:value="0.643152490461879" calcext:value-type="float">
            <text:p>0,643</text:p>
          </table:table-cell>
          <table:table-cell table:style-name="ce20" table:formula="of:=[PCA.$B$229]*[.F10]+[PCA.$C$229] *[.G10]+[PCA.$D$229]*[.H10]" office:value-type="float" office:value="2.2433278819869" calcext:value-type="float">
            <text:p>2,243</text:p>
          </table:table-cell>
          <table:table-cell table:style-name="ce31" table:formula="of:=[PCA.$B$230]*[.F10]+[PCA.$C$230] *[.G10]+[PCA.$D$230]*[.H10]" office:value-type="float" office:value="-0.416979322303071" calcext:value-type="float">
            <text:p>-0,417</text:p>
          </table:table-cell>
          <table:table-cell table:number-columns-repeated="243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4" office:value-type="float" office:value="70.9001907696621" calcext:value-type="float">
            <text:p>70,900</text:p>
          </table:table-cell>
          <table:table-cell table:style-name="ce14" office:value-type="float" office:value="6" calcext:value-type="float">
            <text:p>6,000</text:p>
          </table:table-cell>
          <table:table-cell table:style-name="ce14" office:value-type="float" office:value="14" calcext:value-type="float">
            <text:p>14,000</text:p>
          </table:table-cell>
          <table:table-cell table:style-name="ce5" office:value-type="float" office:value="38" calcext:value-type="float">
            <text:p>38</text:p>
          </table:table-cell>
          <table:table-cell table:style-name="ce18" table:formula="of:=([.B11]-[.$B$205])/[.$B$207]" office:value-type="float" office:value="-1.00868953380765" calcext:value-type="float">
            <text:p>-1,009</text:p>
          </table:table-cell>
          <table:table-cell table:style-name="ce18" table:formula="of:=([.C11]-[.$C$205])/[.$C$207]" office:value-type="float" office:value="-1.68088073618291" calcext:value-type="float">
            <text:p>-1,681</text:p>
          </table:table-cell>
          <table:table-cell table:style-name="ce18" table:formula="of:=([.D11]-[.$D$205])/[.$D$207]" office:value-type="float" office:value="-1.16742400895442" calcext:value-type="float">
            <text:p>-1,167</text:p>
          </table:table-cell>
          <table:table-cell table:style-name="ce20" table:formula="of:=[PCA.$B$228]*[.F11]+[PCA.$C$228] *[.G11]+[PCA.$D$228]*[.H11]" office:value-type="float" office:value="0.53399889982576" calcext:value-type="float">
            <text:p>0,534</text:p>
          </table:table-cell>
          <table:table-cell table:style-name="ce20" table:formula="of:=[PCA.$B$229]*[.F11]+[PCA.$C$229] *[.G11]+[PCA.$D$229]*[.H11]" office:value-type="float" office:value="2.1392966998174" calcext:value-type="float">
            <text:p>2,139</text:p>
          </table:table-cell>
          <table:table-cell table:style-name="ce31" table:formula="of:=[PCA.$B$230]*[.F11]+[PCA.$C$230] *[.G11]+[PCA.$D$230]*[.H11]" office:value-type="float" office:value="-0.586472528581671" calcext:value-type="float">
            <text:p>-0,586</text:p>
          </table:table-cell>
          <table:table-cell table:number-columns-repeated="24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4" office:value-type="float" office:value="86.3289028516333" calcext:value-type="float">
            <text:p>86,329</text:p>
          </table:table-cell>
          <table:table-cell table:style-name="ce14" office:value-type="float" office:value="6" calcext:value-type="float">
            <text:p>6,000</text:p>
          </table:table-cell>
          <table:table-cell table:style-name="ce14" office:value-type="float" office:value="13" calcext:value-type="float">
            <text:p>13,000</text:p>
          </table:table-cell>
          <table:table-cell table:style-name="ce5" office:value-type="float" office:value="2" calcext:value-type="float">
            <text:p>2</text:p>
          </table:table-cell>
          <table:table-cell table:style-name="ce18" table:formula="of:=([.B12]-[.$B$205])/[.$B$207]" office:value-type="float" office:value="-0.915668521712066" calcext:value-type="float">
            <text:p>-0,916</text:p>
          </table:table-cell>
          <table:table-cell table:style-name="ce18" table:formula="of:=([.C12]-[.$C$205])/[.$C$207]" office:value-type="float" office:value="-1.68088073618291" calcext:value-type="float">
            <text:p>-1,681</text:p>
          </table:table-cell>
          <table:table-cell table:style-name="ce18" table:formula="of:=([.D12]-[.$D$205])/[.$D$207]" office:value-type="float" office:value="-1.20527208834993" calcext:value-type="float">
            <text:p>-1,205</text:p>
          </table:table-cell>
          <table:table-cell table:style-name="ce20" table:formula="of:=[PCA.$B$228]*[.F12]+[PCA.$C$228] *[.G12]+[PCA.$D$228]*[.H12]" office:value-type="float" office:value="0.502754461327554" calcext:value-type="float">
            <text:p>0,503</text:p>
          </table:table-cell>
          <table:table-cell table:style-name="ce20" table:formula="of:=[PCA.$B$229]*[.F12]+[PCA.$C$229] *[.G12]+[PCA.$D$229]*[.H12]" office:value-type="float" office:value="2.10004064294749" calcext:value-type="float">
            <text:p>2,100</text:p>
          </table:table-cell>
          <table:table-cell table:style-name="ce31" table:formula="of:=[PCA.$B$230]*[.F12]+[PCA.$C$230] *[.G12]+[PCA.$D$230]*[.H12]" office:value-type="float" office:value="-0.673467604283654" calcext:value-type="float">
            <text:p>-0,673</text:p>
          </table:table-cell>
          <table:table-cell table:number-columns-repeated="243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4" office:value-type="float" office:value="39.7102598907976" calcext:value-type="float">
            <text:p>39,710</text:p>
          </table:table-cell>
          <table:table-cell table:style-name="ce14" office:value-type="float" office:value="5" calcext:value-type="float">
            <text:p>5,000</text:p>
          </table:table-cell>
          <table:table-cell table:style-name="ce14" office:value-type="float" office:value="13" calcext:value-type="float">
            <text:p>13,000</text:p>
          </table:table-cell>
          <table:table-cell table:style-name="ce5" office:value-type="float" office:value="139" calcext:value-type="float">
            <text:p>139</text:p>
          </table:table-cell>
          <table:table-cell table:style-name="ce18" table:formula="of:=([.B13]-[.$B$205])/[.$B$207]" office:value-type="float" office:value="-1.19673626914945" calcext:value-type="float">
            <text:p>-1,197</text:p>
          </table:table-cell>
          <table:table-cell table:style-name="ce18" table:formula="of:=([.C13]-[.$C$205])/[.$C$207]" office:value-type="float" office:value="-1.71792493973515" calcext:value-type="float">
            <text:p>-1,718</text:p>
          </table:table-cell>
          <table:table-cell table:style-name="ce18" table:formula="of:=([.D13]-[.$D$205])/[.$D$207]" office:value-type="float" office:value="-1.20527208834993" calcext:value-type="float">
            <text:p>-1,205</text:p>
          </table:table-cell>
          <table:table-cell table:style-name="ce20" table:formula="of:=[PCA.$B$228]*[.F13]+[PCA.$C$228] *[.G13]+[PCA.$D$228]*[.H13]" office:value-type="float" office:value="0.652397441625894" calcext:value-type="float">
            <text:p>0,652</text:p>
          </table:table-cell>
          <table:table-cell table:style-name="ce20" table:formula="of:=[PCA.$B$229]*[.F13]+[PCA.$C$229] *[.G13]+[PCA.$D$229]*[.H13]" office:value-type="float" office:value="2.27084572804109" calcext:value-type="float">
            <text:p>2,271</text:p>
          </table:table-cell>
          <table:table-cell table:style-name="ce31" table:formula="of:=[PCA.$B$230]*[.F13]+[PCA.$C$230] *[.G13]+[PCA.$D$230]*[.H13]" office:value-type="float" office:value="-0.503750062796442" calcext:value-type="float">
            <text:p>-0,504</text:p>
          </table:table-cell>
          <table:table-cell table:number-columns-repeated="24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4" office:value-type="float" office:value="76.0177415229842" calcext:value-type="float">
            <text:p>76,018</text:p>
          </table:table-cell>
          <table:table-cell table:style-name="ce14" office:value-type="float" office:value="6" calcext:value-type="float">
            <text:p>6,000</text:p>
          </table:table-cell>
          <table:table-cell table:style-name="ce14" office:value-type="float" office:value="11" calcext:value-type="float">
            <text:p>11,000</text:p>
          </table:table-cell>
          <table:table-cell table:style-name="ce5" office:value-type="float" office:value="20" calcext:value-type="float">
            <text:p>20</text:p>
          </table:table-cell>
          <table:table-cell table:style-name="ce18" table:formula="of:=([.B14]-[.$B$205])/[.$B$207]" office:value-type="float" office:value="-0.977835386812398" calcext:value-type="float">
            <text:p>-0,978</text:p>
          </table:table-cell>
          <table:table-cell table:style-name="ce18" table:formula="of:=([.C14]-[.$C$205])/[.$C$207]" office:value-type="float" office:value="-1.68088073618291" calcext:value-type="float">
            <text:p>-1,681</text:p>
          </table:table-cell>
          <table:table-cell table:style-name="ce18" table:formula="of:=([.D14]-[.$D$205])/[.$D$207]" office:value-type="float" office:value="-1.28096824714094" calcext:value-type="float">
            <text:p>-1,281</text:p>
          </table:table-cell>
          <table:table-cell table:style-name="ce20" table:formula="of:=[PCA.$B$228]*[.F14]+[PCA.$C$228] *[.G14]+[PCA.$D$228]*[.H14]" office:value-type="float" office:value="0.588268077255654" calcext:value-type="float">
            <text:p>0,588</text:p>
          </table:table-cell>
          <table:table-cell table:style-name="ce20" table:formula="of:=[PCA.$B$229]*[.F14]+[PCA.$C$229] *[.G14]+[PCA.$D$229]*[.H14]" office:value-type="float" office:value="2.14458056816282" calcext:value-type="float">
            <text:p>2,145</text:p>
          </table:table-cell>
          <table:table-cell table:style-name="ce31" table:formula="of:=[PCA.$B$230]*[.F14]+[PCA.$C$230] *[.G14]+[PCA.$D$230]*[.H14]" office:value-type="float" office:value="-0.690737670153412" calcext:value-type="float">
            <text:p>-0,691</text:p>
          </table:table-cell>
          <table:table-cell table:number-columns-repeated="243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4" office:value-type="float" office:value="59.7948512276925" calcext:value-type="float">
            <text:p>59,795</text:p>
          </table:table-cell>
          <table:table-cell table:style-name="ce14" office:value-type="float" office:value="7" calcext:value-type="float">
            <text:p>7,000</text:p>
          </table:table-cell>
          <table:table-cell table:style-name="ce14" office:value-type="float" office:value="10" calcext:value-type="float">
            <text:p>10,000</text:p>
          </table:table-cell>
          <table:table-cell table:style-name="ce5" office:value-type="float" office:value="100" calcext:value-type="float">
            <text:p>100</text:p>
          </table:table-cell>
          <table:table-cell table:style-name="ce18" table:formula="of:=([.B15]-[.$B$205])/[.$B$207]" office:value-type="float" office:value="-1.07564456663027" calcext:value-type="float">
            <text:p>-1,076</text:p>
          </table:table-cell>
          <table:table-cell table:style-name="ce18" table:formula="of:=([.C15]-[.$C$205])/[.$C$207]" office:value-type="float" office:value="-1.64383653263067" calcext:value-type="float">
            <text:p>-1,644</text:p>
          </table:table-cell>
          <table:table-cell table:style-name="ce18" table:formula="of:=([.D15]-[.$D$205])/[.$D$207]" office:value-type="float" office:value="-1.31881632653645" calcext:value-type="float">
            <text:p>-1,319</text:p>
          </table:table-cell>
          <table:table-cell table:style-name="ce20" table:formula="of:=[PCA.$B$228]*[.F15]+[PCA.$C$228] *[.G15]+[PCA.$D$228]*[.H15]" office:value-type="float" office:value="0.688764905531099" calcext:value-type="float">
            <text:p>0,689</text:p>
          </table:table-cell>
          <table:table-cell table:style-name="ce20" table:formula="of:=[PCA.$B$229]*[.F15]+[PCA.$C$229] *[.G15]+[PCA.$D$229]*[.H15]" office:value-type="float" office:value="2.16846754861188" calcext:value-type="float">
            <text:p>2,168</text:p>
          </table:table-cell>
          <table:table-cell table:style-name="ce31" table:formula="of:=[PCA.$B$230]*[.F15]+[PCA.$C$230] *[.G15]+[PCA.$D$230]*[.H15]" office:value-type="float" office:value="-0.649492040844735" calcext:value-type="float">
            <text:p>-0,649</text:p>
          </table:table-cell>
          <table:table-cell table:number-columns-repeated="24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4" office:value-type="float" office:value="58.7892611680157" calcext:value-type="float">
            <text:p>58,789</text:p>
          </table:table-cell>
          <table:table-cell table:style-name="ce14" office:value-type="float" office:value="9" calcext:value-type="float">
            <text:p>9,000</text:p>
          </table:table-cell>
          <table:table-cell table:style-name="ce14" office:value-type="float" office:value="12" calcext:value-type="float">
            <text:p>12,000</text:p>
          </table:table-cell>
          <table:table-cell table:style-name="ce5" office:value-type="float" office:value="3" calcext:value-type="float">
            <text:p>3</text:p>
          </table:table-cell>
          <table:table-cell table:style-name="ce18" table:formula="of:=([.B16]-[.$B$205])/[.$B$207]" office:value-type="float" office:value="-1.08170735428276" calcext:value-type="float">
            <text:p>-1,082</text:p>
          </table:table-cell>
          <table:table-cell table:style-name="ce18" table:formula="of:=([.C16]-[.$C$205])/[.$C$207]" office:value-type="float" office:value="-1.56974812552619" calcext:value-type="float">
            <text:p>-1,570</text:p>
          </table:table-cell>
          <table:table-cell table:style-name="ce18" table:formula="of:=([.D16]-[.$D$205])/[.$D$207]" office:value-type="float" office:value="-1.24312016774543" calcext:value-type="float">
            <text:p>-1,243</text:p>
          </table:table-cell>
          <table:table-cell table:style-name="ce20" table:formula="of:=[PCA.$B$228]*[.F16]+[PCA.$C$228] *[.G16]+[PCA.$D$228]*[.H16]" office:value-type="float" office:value="0.679840719963987" calcext:value-type="float">
            <text:p>0,680</text:p>
          </table:table-cell>
          <table:table-cell table:style-name="ce20" table:formula="of:=[PCA.$B$229]*[.F16]+[PCA.$C$229] *[.G16]+[PCA.$D$229]*[.H16]" office:value-type="float" office:value="2.0948272787972" calcext:value-type="float">
            <text:p>2,095</text:p>
          </table:table-cell>
          <table:table-cell table:style-name="ce31" table:formula="of:=[PCA.$B$230]*[.F16]+[PCA.$C$230] *[.G16]+[PCA.$D$230]*[.H16]" office:value-type="float" office:value="-0.573641982276756" calcext:value-type="float">
            <text:p>-0,574</text:p>
          </table:table-cell>
          <table:table-cell table:number-columns-repeated="24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float" office:value="76.8892850826281" calcext:value-type="float">
            <text:p>76,889</text:p>
          </table:table-cell>
          <table:table-cell table:style-name="ce14" office:value-type="float" office:value="7" calcext:value-type="float">
            <text:p>7,000</text:p>
          </table:table-cell>
          <table:table-cell table:style-name="ce14" office:value-type="float" office:value="12" calcext:value-type="float">
            <text:p>12,000</text:p>
          </table:table-cell>
          <table:table-cell table:style-name="ce5" office:value-type="float" office:value="78" calcext:value-type="float">
            <text:p>78</text:p>
          </table:table-cell>
          <table:table-cell table:style-name="ce18" table:formula="of:=([.B17]-[.$B$205])/[.$B$207]" office:value-type="float" office:value="-0.972580776863575" calcext:value-type="float">
            <text:p>-0,973</text:p>
          </table:table-cell>
          <table:table-cell table:style-name="ce18" table:formula="of:=([.C17]-[.$C$205])/[.$C$207]" office:value-type="float" office:value="-1.64383653263067" calcext:value-type="float">
            <text:p>-1,644</text:p>
          </table:table-cell>
          <table:table-cell table:style-name="ce18" table:formula="of:=([.D17]-[.$D$205])/[.$D$207]" office:value-type="float" office:value="-1.24312016774543" calcext:value-type="float">
            <text:p>-1,243</text:p>
          </table:table-cell>
          <table:table-cell table:style-name="ce20" table:formula="of:=[PCA.$B$228]*[.F17]+[PCA.$C$228] *[.G17]+[PCA.$D$228]*[.H17]" office:value-type="float" office:value="0.578865189569093" calcext:value-type="float">
            <text:p>0,579</text:p>
          </table:table-cell>
          <table:table-cell table:style-name="ce20" table:formula="of:=[PCA.$B$229]*[.F17]+[PCA.$C$229] *[.G17]+[PCA.$D$229]*[.H17]" office:value-type="float" office:value="2.10365256402395" calcext:value-type="float">
            <text:p>2,104</text:p>
          </table:table-cell>
          <table:table-cell table:style-name="ce31" table:formula="of:=[PCA.$B$230]*[.F17]+[PCA.$C$230] *[.G17]+[PCA.$D$230]*[.H17]" office:value-type="float" office:value="-0.658044456797015" calcext:value-type="float">
            <text:p>-0,658</text:p>
          </table:table-cell>
          <table:table-cell table:number-columns-repeated="24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4" office:value-type="float" office:value="51.2241504907796" calcext:value-type="float">
            <text:p>51,224</text:p>
          </table:table-cell>
          <table:table-cell table:style-name="ce14" office:value-type="float" office:value="6" calcext:value-type="float">
            <text:p>6,000</text:p>
          </table:table-cell>
          <table:table-cell table:style-name="ce14" office:value-type="float" office:value="13" calcext:value-type="float">
            <text:p>13,000</text:p>
          </table:table-cell>
          <table:table-cell table:style-name="ce5" office:value-type="float" office:value="122" calcext:value-type="float">
            <text:p>122</text:p>
          </table:table-cell>
          <table:table-cell table:style-name="ce18" table:formula="of:=([.B18]-[.$B$205])/[.$B$207]" office:value-type="float" office:value="-1.12731804739005" calcext:value-type="float">
            <text:p>-1,127</text:p>
          </table:table-cell>
          <table:table-cell table:style-name="ce18" table:formula="of:=([.C18]-[.$C$205])/[.$C$207]" office:value-type="float" office:value="-1.68088073618291" calcext:value-type="float">
            <text:p>-1,681</text:p>
          </table:table-cell>
          <table:table-cell table:style-name="ce18" table:formula="of:=([.D18]-[.$D$205])/[.$D$207]" office:value-type="float" office:value="-1.20527208834993" calcext:value-type="float">
            <text:p>-1,205</text:p>
          </table:table-cell>
          <table:table-cell table:style-name="ce20" table:formula="of:=[PCA.$B$228]*[.F18]+[PCA.$C$228] *[.G18]+[PCA.$D$228]*[.H18]" office:value-type="float" office:value="0.628957263797874" calcext:value-type="float">
            <text:p>0,629</text:p>
          </table:table-cell>
          <table:table-cell table:style-name="ce20" table:formula="of:=[PCA.$B$229]*[.F18]+[PCA.$C$229] *[.G18]+[PCA.$D$229]*[.H18]" office:value-type="float" office:value="2.20496801179761" calcext:value-type="float">
            <text:p>2,205</text:p>
          </table:table-cell>
          <table:table-cell table:style-name="ce31" table:formula="of:=[PCA.$B$230]*[.F18]+[PCA.$C$230] *[.G18]+[PCA.$D$230]*[.H18]" office:value-type="float" office:value="-0.539831247172472" calcext:value-type="float">
            <text:p>-0,540</text:p>
          </table:table-cell>
          <table:table-cell table:number-columns-repeated="24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float" office:value="35.937323946791" calcext:value-type="float">
            <text:p>35,937</text:p>
          </table:table-cell>
          <table:table-cell table:style-name="ce14" office:value-type="float" office:value="12" calcext:value-type="float">
            <text:p>12,000</text:p>
          </table:table-cell>
          <table:table-cell table:style-name="ce14" office:value-type="float" office:value="9" calcext:value-type="float">
            <text:p>9,000</text:p>
          </table:table-cell>
          <table:table-cell table:style-name="ce5" office:value-type="float" office:value="140" calcext:value-type="float">
            <text:p>140</text:p>
          </table:table-cell>
          <table:table-cell table:style-name="ce18" table:formula="of:=([.B19]-[.$B$205])/[.$B$207]" office:value-type="float" office:value="-1.21948361955813" calcext:value-type="float">
            <text:p>-1,219</text:p>
          </table:table-cell>
          <table:table-cell table:style-name="ce18" table:formula="of:=([.C19]-[.$C$205])/[.$C$207]" office:value-type="float" office:value="-1.45861551486947" calcext:value-type="float">
            <text:p>-1,459</text:p>
          </table:table-cell>
          <table:table-cell table:style-name="ce18" table:formula="of:=([.D19]-[.$D$205])/[.$D$207]" office:value-type="float" office:value="-1.35666440593195" calcext:value-type="float">
            <text:p>-1,357</text:p>
          </table:table-cell>
          <table:table-cell table:style-name="ce20" table:formula="of:=[PCA.$B$228]*[.F19]+[PCA.$C$228] *[.G19]+[PCA.$D$228]*[.H19]" office:value-type="float" office:value="0.888519151720779" calcext:value-type="float">
            <text:p>0,889</text:p>
          </table:table-cell>
          <table:table-cell table:style-name="ce20" table:formula="of:=[PCA.$B$229]*[.F19]+[PCA.$C$229] *[.G19]+[PCA.$D$229]*[.H19]" office:value-type="float" office:value="2.08932254445778" calcext:value-type="float">
            <text:p>2,089</text:p>
          </table:table-cell>
          <table:table-cell table:style-name="ce31" table:formula="of:=[PCA.$B$230]*[.F19]+[PCA.$C$230] *[.G19]+[PCA.$D$230]*[.H19]" office:value-type="float" office:value="-0.548183931471958" calcext:value-type="float">
            <text:p>-0,548</text:p>
          </table:table-cell>
          <table:table-cell table:number-columns-repeated="24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4" office:value-type="float" office:value="48.0138354345065" calcext:value-type="float">
            <text:p>48,014</text:p>
          </table:table-cell>
          <table:table-cell table:style-name="ce14" office:value-type="float" office:value="7" calcext:value-type="float">
            <text:p>7,000</text:p>
          </table:table-cell>
          <table:table-cell table:style-name="ce14" office:value-type="float" office:value="14" calcext:value-type="float">
            <text:p>14,000</text:p>
          </table:table-cell>
          <table:table-cell table:style-name="ce5" office:value-type="float" office:value="59" calcext:value-type="float">
            <text:p>59</text:p>
          </table:table-cell>
          <table:table-cell table:style-name="ce18" table:formula="of:=([.B20]-[.$B$205])/[.$B$207]" office:value-type="float" office:value="-1.14667330880744" calcext:value-type="float">
            <text:p>-1,147</text:p>
          </table:table-cell>
          <table:table-cell table:style-name="ce18" table:formula="of:=([.C20]-[.$C$205])/[.$C$207]" office:value-type="float" office:value="-1.64383653263067" calcext:value-type="float">
            <text:p>-1,644</text:p>
          </table:table-cell>
          <table:table-cell table:style-name="ce18" table:formula="of:=([.D20]-[.$D$205])/[.$D$207]" office:value-type="float" office:value="-1.16742400895442" calcext:value-type="float">
            <text:p>-1,167</text:p>
          </table:table-cell>
          <table:table-cell table:style-name="ce20" table:formula="of:=[PCA.$B$228]*[.F20]+[PCA.$C$228] *[.G20]+[PCA.$D$228]*[.H20]" office:value-type="float" office:value="0.634228799429302" calcext:value-type="float">
            <text:p>0,634</text:p>
          </table:table-cell>
          <table:table-cell table:style-name="ce20" table:formula="of:=[PCA.$B$229]*[.F20]+[PCA.$C$229] *[.G20]+[PCA.$D$229]*[.H20]" office:value-type="float" office:value="2.17624059748725" calcext:value-type="float">
            <text:p>2,176</text:p>
          </table:table-cell>
          <table:table-cell table:style-name="ce31" table:formula="of:=[PCA.$B$230]*[.F20]+[PCA.$C$230] *[.G20]+[PCA.$D$230]*[.H20]" office:value-type="float" office:value="-0.491599262595962" calcext:value-type="float">
            <text:p>-0,492</text:p>
          </table:table-cell>
          <table:table-cell table:number-columns-repeated="24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4" office:value-type="float" office:value="25.433156288096" calcext:value-type="float">
            <text:p>25,433</text:p>
          </table:table-cell>
          <table:table-cell table:style-name="ce14" office:value-type="float" office:value="9" calcext:value-type="float">
            <text:p>9,000</text:p>
          </table:table-cell>
          <table:table-cell table:style-name="ce14" office:value-type="float" office:value="15" calcext:value-type="float">
            <text:p>15,000</text:p>
          </table:table-cell>
          <table:table-cell table:style-name="ce5" office:value-type="float" office:value="141" calcext:value-type="float">
            <text:p>141</text:p>
          </table:table-cell>
          <table:table-cell table:style-name="ce18" table:formula="of:=([.B21]-[.$B$205])/[.$B$207]" office:value-type="float" office:value="-1.28281413617171" calcext:value-type="float">
            <text:p>-1,283</text:p>
          </table:table-cell>
          <table:table-cell table:style-name="ce18" table:formula="of:=([.C21]-[.$C$205])/[.$C$207]" office:value-type="float" office:value="-1.56974812552619" calcext:value-type="float">
            <text:p>-1,570</text:p>
          </table:table-cell>
          <table:table-cell table:style-name="ce18" table:formula="of:=([.D21]-[.$D$205])/[.$D$207]" office:value-type="float" office:value="-1.12957592955891" calcext:value-type="float">
            <text:p>-1,130</text:p>
          </table:table-cell>
          <table:table-cell table:style-name="ce20" table:formula="of:=[PCA.$B$228]*[.F21]+[PCA.$C$228] *[.G21]+[PCA.$D$228]*[.H21]" office:value-type="float" office:value="0.727090124173784" calcext:value-type="float">
            <text:p>0,727</text:p>
          </table:table-cell>
          <table:table-cell table:style-name="ce20" table:formula="of:=[PCA.$B$229]*[.F21]+[PCA.$C$229] *[.G21]+[PCA.$D$229]*[.H21]" office:value-type="float" office:value="2.17394785672669" calcext:value-type="float">
            <text:p>2,174</text:p>
          </table:table-cell>
          <table:table-cell table:style-name="ce31" table:formula="of:=[PCA.$B$230]*[.F21]+[PCA.$C$230] *[.G21]+[PCA.$D$230]*[.H21]" office:value-type="float" office:value="-0.361878646022589" calcext:value-type="float">
            <text:p>-0,362</text:p>
          </table:table-cell>
          <table:table-cell table:number-columns-repeated="24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4" office:value-type="float" office:value="110.583259390505" calcext:value-type="float">
            <text:p>110,583</text:p>
          </table:table-cell>
          <table:table-cell table:style-name="ce14" office:value-type="float" office:value="9" calcext:value-type="float">
            <text:p>9,000</text:p>
          </table:table-cell>
          <table:table-cell table:style-name="ce14" office:value-type="float" office:value="14" calcext:value-type="float">
            <text:p>14,000</text:p>
          </table:table-cell>
          <table:table-cell table:style-name="ce5" office:value-type="float" office:value="21" calcext:value-type="float">
            <text:p>21</text:p>
          </table:table-cell>
          <table:table-cell table:style-name="ce18" table:formula="of:=([.B22]-[.$B$205])/[.$B$207]" office:value-type="float" office:value="-0.769436951572824" calcext:value-type="float">
            <text:p>-0,769</text:p>
          </table:table-cell>
          <table:table-cell table:style-name="ce18" table:formula="of:=([.C22]-[.$C$205])/[.$C$207]" office:value-type="float" office:value="-1.56974812552619" calcext:value-type="float">
            <text:p>-1,570</text:p>
          </table:table-cell>
          <table:table-cell table:style-name="ce18" table:formula="of:=([.D22]-[.$D$205])/[.$D$207]" office:value-type="float" office:value="-1.16742400895442" calcext:value-type="float">
            <text:p>-1,167</text:p>
          </table:table-cell>
          <table:table-cell table:style-name="ce20" table:formula="of:=[PCA.$B$228]*[.F22]+[PCA.$C$228] *[.G22]+[PCA.$D$228]*[.H22]" office:value-type="float" office:value="0.44519486642296" calcext:value-type="float">
            <text:p>0,445</text:p>
          </table:table-cell>
          <table:table-cell table:style-name="ce20" table:formula="of:=[PCA.$B$229]*[.F22]+[PCA.$C$229] *[.G22]+[PCA.$D$229]*[.H22]" office:value-type="float" office:value="1.92629602377654" calcext:value-type="float">
            <text:p>1,926</text:p>
          </table:table-cell>
          <table:table-cell table:style-name="ce31" table:formula="of:=[PCA.$B$230]*[.F22]+[PCA.$C$230] *[.G22]+[PCA.$D$230]*[.H22]" office:value-type="float" office:value="-0.71428829046785" calcext:value-type="float">
            <text:p>-0,714</text:p>
          </table:table-cell>
          <table:table-cell table:number-columns-repeated="24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4" office:value-type="float" office:value="71.7458281454168" calcext:value-type="float">
            <text:p>71,746</text:p>
          </table:table-cell>
          <table:table-cell table:style-name="ce14" office:value-type="float" office:value="8" calcext:value-type="float">
            <text:p>8,000</text:p>
          </table:table-cell>
          <table:table-cell table:style-name="ce14" office:value-type="float" office:value="11" calcext:value-type="float">
            <text:p>11,000</text:p>
          </table:table-cell>
          <table:table-cell table:style-name="ce5" office:value-type="float" office:value="142" calcext:value-type="float">
            <text:p>142</text:p>
          </table:table-cell>
          <table:table-cell table:style-name="ce18" table:formula="of:=([.B23]-[.$B$205])/[.$B$207]" office:value-type="float" office:value="-1.00359111443598" calcext:value-type="float">
            <text:p>-1,004</text:p>
          </table:table-cell>
          <table:table-cell table:style-name="ce18" table:formula="of:=([.C23]-[.$C$205])/[.$C$207]" office:value-type="float" office:value="-1.60679232907843" calcext:value-type="float">
            <text:p>-1,607</text:p>
          </table:table-cell>
          <table:table-cell table:style-name="ce18" table:formula="of:=([.D23]-[.$D$205])/[.$D$207]" office:value-type="float" office:value="-1.28096824714094" calcext:value-type="float">
            <text:p>-1,281</text:p>
          </table:table-cell>
          <table:table-cell table:style-name="ce20" table:formula="of:=[PCA.$B$228]*[.F23]+[PCA.$C$228] *[.G23]+[PCA.$D$228]*[.H23]" office:value-type="float" office:value="0.639531070592731" calcext:value-type="float">
            <text:p>0,640</text:p>
          </table:table-cell>
          <table:table-cell table:style-name="ce20" table:formula="of:=[PCA.$B$229]*[.F23]+[PCA.$C$229] *[.G23]+[PCA.$D$229]*[.H23]" office:value-type="float" office:value="2.0944233504414" calcext:value-type="float">
            <text:p>2,094</text:p>
          </table:table-cell>
          <table:table-cell table:style-name="ce31" table:formula="of:=[PCA.$B$230]*[.F23]+[PCA.$C$230] *[.G23]+[PCA.$D$230]*[.H23]" office:value-type="float" office:value="-0.658975883677491" calcext:value-type="float">
            <text:p>-0,659</text:p>
          </table:table-cell>
          <table:table-cell table:number-columns-repeated="24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float" office:value="27.3335701378681" calcext:value-type="float">
            <text:p>27,334</text:p>
          </table:table-cell>
          <table:table-cell table:style-name="ce14" office:value-type="float" office:value="8" calcext:value-type="float">
            <text:p>8,000</text:p>
          </table:table-cell>
          <table:table-cell table:style-name="ce14" office:value-type="float" office:value="11" calcext:value-type="float">
            <text:p>11,000</text:p>
          </table:table-cell>
          <table:table-cell table:style-name="ce5" office:value-type="float" office:value="79" calcext:value-type="float">
            <text:p>79</text:p>
          </table:table-cell>
          <table:table-cell table:style-name="ce18" table:formula="of:=([.B24]-[.$B$205])/[.$B$207]" office:value-type="float" office:value="-1.27135638008896" calcext:value-type="float">
            <text:p>-1,271</text:p>
          </table:table-cell>
          <table:table-cell table:style-name="ce18" table:formula="of:=([.C24]-[.$C$205])/[.$C$207]" office:value-type="float" office:value="-1.60679232907843" calcext:value-type="float">
            <text:p>-1,607</text:p>
          </table:table-cell>
          <table:table-cell table:style-name="ce18" table:formula="of:=([.D24]-[.$D$205])/[.$D$207]" office:value-type="float" office:value="-1.28096824714094" calcext:value-type="float">
            <text:p>-1,281</text:p>
          </table:table-cell>
          <table:table-cell table:style-name="ce20" table:formula="of:=[PCA.$B$228]*[.F24]+[PCA.$C$228] *[.G24]+[PCA.$D$228]*[.H24]" office:value-type="float" office:value="0.799194678726819" calcext:value-type="float">
            <text:p>0,799</text:p>
          </table:table-cell>
          <table:table-cell table:style-name="ce20" table:formula="of:=[PCA.$B$229]*[.F24]+[PCA.$C$229] *[.G24]+[PCA.$D$229]*[.H24]" office:value-type="float" office:value="2.22717065854152" calcext:value-type="float">
            <text:p>2,227</text:p>
          </table:table-cell>
          <table:table-cell table:style-name="ce31" table:formula="of:=[PCA.$B$230]*[.F24]+[PCA.$C$230] *[.G24]+[PCA.$D$230]*[.H24]" office:value-type="float" office:value="-0.489907823883139" calcext:value-type="float">
            <text:p>-0,490</text:p>
          </table:table-cell>
          <table:table-cell table:number-columns-repeated="24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4" office:value-type="float" office:value="108.547678003002" calcext:value-type="float">
            <text:p>108,548</text:p>
          </table:table-cell>
          <table:table-cell table:style-name="ce14" office:value-type="float" office:value="9" calcext:value-type="float">
            <text:p>9,000</text:p>
          </table:table-cell>
          <table:table-cell table:style-name="ce14" office:value-type="float" office:value="13" calcext:value-type="float">
            <text:p>13,000</text:p>
          </table:table-cell>
          <table:table-cell table:style-name="ce5" office:value-type="float" office:value="155" calcext:value-type="float">
            <text:p>155</text:p>
          </table:table-cell>
          <table:table-cell table:style-name="ce18" table:formula="of:=([.B25]-[.$B$205])/[.$B$207]" office:value-type="float" office:value="-0.781709644190487" calcext:value-type="float">
            <text:p>-0,782</text:p>
          </table:table-cell>
          <table:table-cell table:style-name="ce18" table:formula="of:=([.C25]-[.$C$205])/[.$C$207]" office:value-type="float" office:value="-1.56974812552619" calcext:value-type="float">
            <text:p>-1,570</text:p>
          </table:table-cell>
          <table:table-cell table:style-name="ce18" table:formula="of:=([.D25]-[.$D$205])/[.$D$207]" office:value-type="float" office:value="-1.20527208834993" calcext:value-type="float">
            <text:p>-1,205</text:p>
          </table:table-cell>
          <table:table-cell table:style-name="ce20" table:formula="of:=[PCA.$B$228]*[.F25]+[PCA.$C$228] *[.G25]+[PCA.$D$228]*[.H25]" office:value-type="float" office:value="0.476735168758577" calcext:value-type="float">
            <text:p>0,477</text:p>
          </table:table-cell>
          <table:table-cell table:style-name="ce20" table:formula="of:=[PCA.$B$229]*[.F25]+[PCA.$C$229] *[.G25]+[PCA.$D$229]*[.H25]" office:value-type="float" office:value="1.93924037395526" calcext:value-type="float">
            <text:p>1,939</text:p>
          </table:table-cell>
          <table:table-cell table:style-name="ce31" table:formula="of:=[PCA.$B$230]*[.F25]+[PCA.$C$230] *[.G25]+[PCA.$D$230]*[.H25]" office:value-type="float" office:value="-0.734800499839071" calcext:value-type="float">
            <text:p>-0,735</text:p>
          </table:table-cell>
          <table:table-cell table:number-columns-repeated="24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4" office:value-type="float" office:value="72.3010214858986" calcext:value-type="float">
            <text:p>72,301</text:p>
          </table:table-cell>
          <table:table-cell table:number-columns-repeated="2" table:style-name="ce14" office:value-type="float" office:value="8" calcext:value-type="float">
            <text:p>8,000</text:p>
          </table:table-cell>
          <table:table-cell table:style-name="ce5" office:value-type="float" office:value="101" calcext:value-type="float">
            <text:p>101</text:p>
          </table:table-cell>
          <table:table-cell table:style-name="ce18" table:formula="of:=([.B26]-[.$B$205])/[.$B$207]" office:value-type="float" office:value="-1.00024380675625" calcext:value-type="float">
            <text:p>-1,000</text:p>
          </table:table-cell>
          <table:table-cell table:style-name="ce18" table:formula="of:=([.C26]-[.$C$205])/[.$C$207]" office:value-type="float" office:value="-1.60679232907843" calcext:value-type="float">
            <text:p>-1,607</text:p>
          </table:table-cell>
          <table:table-cell table:style-name="ce18" table:formula="of:=([.D26]-[.$D$205])/[.$D$207]" office:value-type="float" office:value="-1.39451248532746" calcext:value-type="float">
            <text:p>-1,395</text:p>
          </table:table-cell>
          <table:table-cell table:style-name="ce20" table:formula="of:=[PCA.$B$228]*[.F26]+[PCA.$C$228] *[.G26]+[PCA.$D$228]*[.H26]" office:value-type="float" office:value="0.710202081183361" calcext:value-type="float">
            <text:p>0,710</text:p>
          </table:table-cell>
          <table:table-cell table:style-name="ce20" table:formula="of:=[PCA.$B$229]*[.F26]+[PCA.$C$229] *[.G26]+[PCA.$D$229]*[.H26]" office:value-type="float" office:value="2.11334400944588" calcext:value-type="float">
            <text:p>2,113</text:p>
          </table:table-cell>
          <table:table-cell table:style-name="ce31" table:formula="of:=[PCA.$B$230]*[.F26]+[PCA.$C$230] *[.G26]+[PCA.$D$230]*[.H26]" office:value-type="float" office:value="-0.745873096878055" calcext:value-type="float">
            <text:p>-0,746</text:p>
          </table:table-cell>
          <table:table-cell table:number-columns-repeated="243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4" office:value-type="float" office:value="73.8873670105344" calcext:value-type="float">
            <text:p>73,887</text:p>
          </table:table-cell>
          <table:table-cell table:number-columns-repeated="2" table:style-name="ce14" office:value-type="float" office:value="8" calcext:value-type="float">
            <text:p>8,000</text:p>
          </table:table-cell>
          <table:table-cell table:style-name="ce5" office:value-type="float" office:value="39" calcext:value-type="float">
            <text:p>39</text:p>
          </table:table-cell>
          <table:table-cell table:style-name="ce18" table:formula="of:=([.B27]-[.$B$205])/[.$B$207]" office:value-type="float" office:value="-0.990679595210213" calcext:value-type="float">
            <text:p>-0,991</text:p>
          </table:table-cell>
          <table:table-cell table:style-name="ce18" table:formula="of:=([.C27]-[.$C$205])/[.$C$207]" office:value-type="float" office:value="-1.60679232907843" calcext:value-type="float">
            <text:p>-1,607</text:p>
          </table:table-cell>
          <table:table-cell table:style-name="ce18" table:formula="of:=([.D27]-[.$D$205])/[.$D$207]" office:value-type="float" office:value="-1.39451248532746" calcext:value-type="float">
            <text:p>-1,395</text:p>
          </table:table-cell>
          <table:table-cell table:style-name="ce20" table:formula="of:=[PCA.$B$228]*[.F27]+[PCA.$C$228] *[.G27]+[PCA.$D$228]*[.H27]" office:value-type="float" office:value="0.704499113994265" calcext:value-type="float">
            <text:p>0,704</text:p>
          </table:table-cell>
          <table:table-cell table:style-name="ce20" table:formula="of:=[PCA.$B$229]*[.F27]+[PCA.$C$229] *[.G27]+[PCA.$D$229]*[.H27]" office:value-type="float" office:value="2.10860245592982" calcext:value-type="float">
            <text:p>2,109</text:p>
          </table:table-cell>
          <table:table-cell table:style-name="ce31" table:formula="of:=[PCA.$B$230]*[.F27]+[PCA.$C$230] *[.G27]+[PCA.$D$230]*[.H27]" office:value-type="float" office:value="-0.751911978305071" calcext:value-type="float">
            <text:p>-0,752</text:p>
          </table:table-cell>
          <table:table-cell table:number-columns-repeated="243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4" office:value-type="float" office:value="47.3867644587026" calcext:value-type="float">
            <text:p>47,387</text:p>
          </table:table-cell>
          <table:table-cell table:style-name="ce14" office:value-type="float" office:value="11" calcext:value-type="float">
            <text:p>11,000</text:p>
          </table:table-cell>
          <table:table-cell table:style-name="ce14" office:value-type="float" office:value="15" calcext:value-type="float">
            <text:p>15,000</text:p>
          </table:table-cell>
          <table:table-cell table:style-name="ce5" office:value-type="float" office:value="156" calcext:value-type="float">
            <text:p>156</text:p>
          </table:table-cell>
          <table:table-cell table:style-name="ce18" table:formula="of:=([.B28]-[.$B$205])/[.$B$207]" office:value-type="float" office:value="-1.15045397283922" calcext:value-type="float">
            <text:p>-1,150</text:p>
          </table:table-cell>
          <table:table-cell table:style-name="ce18" table:formula="of:=([.C28]-[.$C$205])/[.$C$207]" office:value-type="float" office:value="-1.49565971842171" calcext:value-type="float">
            <text:p>-1,496</text:p>
          </table:table-cell>
          <table:table-cell table:style-name="ce18" table:formula="of:=([.D28]-[.$D$205])/[.$D$207]" office:value-type="float" office:value="-1.12957592955891" calcext:value-type="float">
            <text:p>-1,130</text:p>
          </table:table-cell>
          <table:table-cell table:style-name="ce20" table:formula="of:=[PCA.$B$228]*[.F28]+[PCA.$C$228] *[.G28]+[PCA.$D$228]*[.H28]" office:value-type="float" office:value="0.684071457819791" calcext:value-type="float">
            <text:p>0,684</text:p>
          </table:table-cell>
          <table:table-cell table:style-name="ce20" table:formula="of:=[PCA.$B$229]*[.F28]+[PCA.$C$229] *[.G28]+[PCA.$D$229]*[.H28]" office:value-type="float" office:value="2.04540310490489" calcext:value-type="float">
            <text:p>2,045</text:p>
          </table:table-cell>
          <table:table-cell table:style-name="ce31" table:formula="of:=[PCA.$B$230]*[.F28]+[PCA.$C$230] *[.G28]+[PCA.$D$230]*[.H28]" office:value-type="float" office:value="-0.429951865559897" calcext:value-type="float">
            <text:p>-0,430</text:p>
          </table:table-cell>
          <table:table-cell table:number-columns-repeated="243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4" office:value-type="float" office:value="88.9691029177353" calcext:value-type="float">
            <text:p>88,969</text:p>
          </table:table-cell>
          <table:table-cell table:number-columns-repeated="2" table:style-name="ce14" office:value-type="float" office:value="11" calcext:value-type="float">
            <text:p>11,000</text:p>
          </table:table-cell>
          <table:table-cell table:style-name="ce5" office:value-type="float" office:value="123" calcext:value-type="float">
            <text:p>123</text:p>
          </table:table-cell>
          <table:table-cell table:style-name="ce18" table:formula="of:=([.B29]-[.$B$205])/[.$B$207]" office:value-type="float" office:value="-0.899750531864384" calcext:value-type="float">
            <text:p>-0,900</text:p>
          </table:table-cell>
          <table:table-cell table:style-name="ce18" table:formula="of:=([.C29]-[.$C$205])/[.$C$207]" office:value-type="float" office:value="-1.49565971842171" calcext:value-type="float">
            <text:p>-1,496</text:p>
          </table:table-cell>
          <table:table-cell table:style-name="ce18" table:formula="of:=([.D29]-[.$D$205])/[.$D$207]" office:value-type="float" office:value="-1.28096824714094" calcext:value-type="float">
            <text:p>-1,281</text:p>
          </table:table-cell>
          <table:table-cell table:style-name="ce20" table:formula="of:=[PCA.$B$228]*[.F29]+[PCA.$C$228] *[.G29]+[PCA.$D$228]*[.H29]" office:value-type="float" office:value="0.631470775173118" calcext:value-type="float">
            <text:p>0,631</text:p>
          </table:table-cell>
          <table:table-cell table:style-name="ce20" table:formula="of:=[PCA.$B$229]*[.F29]+[PCA.$C$229] *[.G29]+[PCA.$D$229]*[.H29]" office:value-type="float" office:value="1.94855452735358" calcext:value-type="float">
            <text:p>1,949</text:p>
          </table:table-cell>
          <table:table-cell table:style-name="ce31" table:formula="of:=[PCA.$B$230]*[.F29]+[PCA.$C$230] *[.G29]+[PCA.$D$230]*[.H29]" office:value-type="float" office:value="-0.701291967328311" calcext:value-type="float">
            <text:p>-0,701</text:p>
          </table:table-cell>
          <table:table-cell table:number-columns-repeated="243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4" office:value-type="float" office:value="61.1151090787312" calcext:value-type="float">
            <text:p>61,115</text:p>
          </table:table-cell>
          <table:table-cell table:number-columns-repeated="2" table:style-name="ce14" office:value-type="float" office:value="7" calcext:value-type="float">
            <text:p>7,000</text:p>
          </table:table-cell>
          <table:table-cell table:style-name="ce5" office:value-type="float" office:value="173" calcext:value-type="float">
            <text:p>173</text:p>
          </table:table-cell>
          <table:table-cell table:style-name="ce18" table:formula="of:=([.B30]-[.$B$205])/[.$B$207]" office:value-type="float" office:value="-1.06768462020841" calcext:value-type="float">
            <text:p>-1,068</text:p>
          </table:table-cell>
          <table:table-cell table:style-name="ce18" table:formula="of:=([.C30]-[.$C$205])/[.$C$207]" office:value-type="float" office:value="-1.64383653263067" calcext:value-type="float">
            <text:p>-1,644</text:p>
          </table:table-cell>
          <table:table-cell table:style-name="ce18" table:formula="of:=([.D30]-[.$D$205])/[.$D$207]" office:value-type="float" office:value="-1.43236056472297" calcext:value-type="float">
            <text:p>-1,432</text:p>
          </table:table-cell>
          <table:table-cell table:style-name="ce20" table:formula="of:=[PCA.$B$228]*[.F30]+[PCA.$C$228] *[.G30]+[PCA.$D$228]*[.H30]" office:value-type="float" office:value="0.756685482667296" calcext:value-type="float">
            <text:p>0,757</text:p>
          </table:table-cell>
          <table:table-cell table:style-name="ce20" table:formula="of:=[PCA.$B$229]*[.F30]+[PCA.$C$229] *[.G30]+[PCA.$D$229]*[.H30]" office:value-type="float" office:value="2.18510144583356" calcext:value-type="float">
            <text:p>2,185</text:p>
          </table:table-cell>
          <table:table-cell table:style-name="ce31" table:formula="of:=[PCA.$B$230]*[.F30]+[PCA.$C$230] *[.G30]+[PCA.$D$230]*[.H30]" office:value-type="float" office:value="-0.739301692597634" calcext:value-type="float">
            <text:p>-0,739</text:p>
          </table:table-cell>
          <table:table-cell table:number-columns-repeated="243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4" office:value-type="float" office:value="71.041616219304" calcext:value-type="float">
            <text:p>71,042</text:p>
          </table:table-cell>
          <table:table-cell table:style-name="ce14" office:value-type="float" office:value="12" calcext:value-type="float">
            <text:p>12,000</text:p>
          </table:table-cell>
          <table:table-cell table:style-name="ce14" office:value-type="float" office:value="10" calcext:value-type="float">
            <text:p>10,000</text:p>
          </table:table-cell>
          <table:table-cell table:style-name="ce5" office:value-type="float" office:value="80" calcext:value-type="float">
            <text:p>80</text:p>
          </table:table-cell>
          <table:table-cell table:style-name="ce18" table:formula="of:=([.B31]-[.$B$205])/[.$B$207]" office:value-type="float" office:value="-1.00783686779173" calcext:value-type="float">
            <text:p>-1,008</text:p>
          </table:table-cell>
          <table:table-cell table:style-name="ce18" table:formula="of:=([.C31]-[.$C$205])/[.$C$207]" office:value-type="float" office:value="-1.45861551486947" calcext:value-type="float">
            <text:p>-1,459</text:p>
          </table:table-cell>
          <table:table-cell table:style-name="ce18" table:formula="of:=([.D31]-[.$D$205])/[.$D$207]" office:value-type="float" office:value="-1.31881632653645" calcext:value-type="float">
            <text:p>-1,319</text:p>
          </table:table-cell>
          <table:table-cell table:style-name="ce20" table:formula="of:=[PCA.$B$228]*[.F31]+[PCA.$C$228] *[.G31]+[PCA.$D$228]*[.H31]" office:value-type="float" office:value="0.738095686647832" calcext:value-type="float">
            <text:p>0,738</text:p>
          </table:table-cell>
          <table:table-cell table:style-name="ce20" table:formula="of:=[PCA.$B$229]*[.F31]+[PCA.$C$229] *[.G31]+[PCA.$D$229]*[.H31]" office:value-type="float" office:value="1.97753651071547" calcext:value-type="float">
            <text:p>1,978</text:p>
          </table:table-cell>
          <table:table-cell table:style-name="ce31" table:formula="of:=[PCA.$B$230]*[.F31]+[PCA.$C$230] *[.G31]+[PCA.$D$230]*[.H31]" office:value-type="float" office:value="-0.653557300543489" calcext:value-type="float">
            <text:p>-0,654</text:p>
          </table:table-cell>
          <table:table-cell table:number-columns-repeated="243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4" office:value-type="float" office:value="47.2682437847426" calcext:value-type="float">
            <text:p>47,268</text:p>
          </table:table-cell>
          <table:table-cell table:style-name="ce14" office:value-type="float" office:value="6" calcext:value-type="float">
            <text:p>6,000</text:p>
          </table:table-cell>
          <table:table-cell table:style-name="ce14" office:value-type="float" office:value="14" calcext:value-type="float">
            <text:p>14,000</text:p>
          </table:table-cell>
          <table:table-cell table:style-name="ce5" office:value-type="float" office:value="60" calcext:value-type="float">
            <text:p>60</text:p>
          </table:table-cell>
          <table:table-cell table:style-name="ce18" table:formula="of:=([.B32]-[.$B$205])/[.$B$207]" office:value-type="float" office:value="-1.15116854402232" calcext:value-type="float">
            <text:p>-1,151</text:p>
          </table:table-cell>
          <table:table-cell table:style-name="ce18" table:formula="of:=([.C32]-[.$C$205])/[.$C$207]" office:value-type="float" office:value="-1.68088073618291" calcext:value-type="float">
            <text:p>-1,681</text:p>
          </table:table-cell>
          <table:table-cell table:style-name="ce18" table:formula="of:=([.D32]-[.$D$205])/[.$D$207]" office:value-type="float" office:value="-1.16742400895442" calcext:value-type="float">
            <text:p>-1,167</text:p>
          </table:table-cell>
          <table:table-cell table:style-name="ce20" table:formula="of:=[PCA.$B$228]*[.F32]+[PCA.$C$228] *[.G32]+[PCA.$D$228]*[.H32]" office:value-type="float" office:value="0.618956568994583" calcext:value-type="float">
            <text:p>0,619</text:p>
          </table:table-cell>
          <table:table-cell table:style-name="ce20" table:formula="of:=[PCA.$B$229]*[.F32]+[PCA.$C$229] *[.G32]+[PCA.$D$229]*[.H32]" office:value-type="float" office:value="2.20993209392142" calcext:value-type="float">
            <text:p>2,210</text:p>
          </table:table-cell>
          <table:table-cell table:style-name="ce31" table:formula="of:=[PCA.$B$230]*[.F32]+[PCA.$C$230] *[.G32]+[PCA.$D$230]*[.H32]" office:value-type="float" office:value="-0.496510711616089" calcext:value-type="float">
            <text:p>-0,497</text:p>
          </table:table-cell>
          <table:table-cell table:number-columns-repeated="243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4" office:value-type="float" office:value="46.9775639575088" calcext:value-type="float">
            <text:p>46,978</text:p>
          </table:table-cell>
          <table:table-cell table:style-name="ce14" office:value-type="float" office:value="8" calcext:value-type="float">
            <text:p>8,000</text:p>
          </table:table-cell>
          <table:table-cell table:style-name="ce14" office:value-type="float" office:value="11" calcext:value-type="float">
            <text:p>11,000</text:p>
          </table:table-cell>
          <table:table-cell table:style-name="ce5" office:value-type="float" office:value="157" calcext:value-type="float">
            <text:p>157</text:p>
          </table:table-cell>
          <table:table-cell table:style-name="ce18" table:formula="of:=([.B33]-[.$B$205])/[.$B$207]" office:value-type="float" office:value="-1.15292107732396" calcext:value-type="float">
            <text:p>-1,153</text:p>
          </table:table-cell>
          <table:table-cell table:style-name="ce18" table:formula="of:=([.C33]-[.$C$205])/[.$C$207]" office:value-type="float" office:value="-1.60679232907843" calcext:value-type="float">
            <text:p>-1,607</text:p>
          </table:table-cell>
          <table:table-cell table:style-name="ce18" table:formula="of:=([.D33]-[.$D$205])/[.$D$207]" office:value-type="float" office:value="-1.28096824714094" calcext:value-type="float">
            <text:p>-1,281</text:p>
          </table:table-cell>
          <table:table-cell table:style-name="ce20" table:formula="of:=[PCA.$B$228]*[.F33]+[PCA.$C$228] *[.G33]+[PCA.$D$228]*[.H33]" office:value-type="float" office:value="0.728573839523497" calcext:value-type="float">
            <text:p>0,729</text:p>
          </table:table-cell>
          <table:table-cell table:style-name="ce20" table:formula="of:=[PCA.$B$229]*[.F33]+[PCA.$C$229] *[.G33]+[PCA.$D$229]*[.H33]" office:value-type="float" office:value="2.16845517284274" calcext:value-type="float">
            <text:p>2,168</text:p>
          </table:table-cell>
          <table:table-cell table:style-name="ce31" table:formula="of:=[PCA.$B$230]*[.F33]+[PCA.$C$230] *[.G33]+[PCA.$D$230]*[.H33]" office:value-type="float" office:value="-0.564688347790174" calcext:value-type="float">
            <text:p>-0,565</text:p>
          </table:table-cell>
          <table:table-cell table:number-columns-repeated="243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4" office:value-type="float" office:value="48.2109806937393" calcext:value-type="float">
            <text:p>48,211</text:p>
          </table:table-cell>
          <table:table-cell table:style-name="ce14" office:value-type="float" office:value="7" calcext:value-type="float">
            <text:p>7,000</text:p>
          </table:table-cell>
          <table:table-cell table:style-name="ce14" office:value-type="float" office:value="15" calcext:value-type="float">
            <text:p>15,000</text:p>
          </table:table-cell>
          <table:table-cell table:style-name="ce5" office:value-type="float" office:value="22" calcext:value-type="float">
            <text:p>22</text:p>
          </table:table-cell>
          <table:table-cell table:style-name="ce18" table:formula="of:=([.B34]-[.$B$205])/[.$B$207]" office:value-type="float" office:value="-1.14548470333952" calcext:value-type="float">
            <text:p>-1,145</text:p>
          </table:table-cell>
          <table:table-cell table:style-name="ce18" table:formula="of:=([.C34]-[.$C$205])/[.$C$207]" office:value-type="float" office:value="-1.64383653263067" calcext:value-type="float">
            <text:p>-1,644</text:p>
          </table:table-cell>
          <table:table-cell table:style-name="ce18" table:formula="of:=([.D34]-[.$D$205])/[.$D$207]" office:value-type="float" office:value="-1.12957592955891" calcext:value-type="float">
            <text:p>-1,130</text:p>
          </table:table-cell>
          <table:table-cell table:style-name="ce20" table:formula="of:=[PCA.$B$228]*[.F34]+[PCA.$C$228] *[.G34]+[PCA.$D$228]*[.H34]" office:value-type="float" office:value="0.609297738747504" calcext:value-type="float">
            <text:p>0,609</text:p>
          </table:table-cell>
          <table:table-cell table:style-name="ce20" table:formula="of:=[PCA.$B$229]*[.F34]+[PCA.$C$229] *[.G34]+[PCA.$D$229]*[.H34]" office:value-type="float" office:value="2.16879129435388" calcext:value-type="float">
            <text:p>2,169</text:p>
          </table:table-cell>
          <table:table-cell table:style-name="ce31" table:formula="of:=[PCA.$B$230]*[.F34]+[PCA.$C$230] *[.G34]+[PCA.$D$230]*[.H34]" office:value-type="float" office:value="-0.464088516262049" calcext:value-type="float">
            <text:p>-0,464</text:p>
          </table:table-cell>
          <table:table-cell table:number-columns-repeated="243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4" office:value-type="float" office:value="23.596747213691" calcext:value-type="float">
            <text:p>23,597</text:p>
          </table:table-cell>
          <table:table-cell table:style-name="ce14" office:value-type="float" office:value="6" calcext:value-type="float">
            <text:p>6,000</text:p>
          </table:table-cell>
          <table:table-cell table:style-name="ce14" office:value-type="float" office:value="14" calcext:value-type="float">
            <text:p>14,000</text:p>
          </table:table-cell>
          <table:table-cell table:style-name="ce5" office:value-type="float" office:value="124" calcext:value-type="float">
            <text:p>124</text:p>
          </table:table-cell>
          <table:table-cell table:style-name="ce18" table:formula="of:=([.B35]-[.$B$205])/[.$B$207]" office:value-type="float" office:value="-1.29388600204199" calcext:value-type="float">
            <text:p>-1,294</text:p>
          </table:table-cell>
          <table:table-cell table:style-name="ce18" table:formula="of:=([.C35]-[.$C$205])/[.$C$207]" office:value-type="float" office:value="-1.68088073618291" calcext:value-type="float">
            <text:p>-1,681</text:p>
          </table:table-cell>
          <table:table-cell table:style-name="ce18" table:formula="of:=([.D35]-[.$D$205])/[.$D$207]" office:value-type="float" office:value="-1.16742400895442" calcext:value-type="float">
            <text:p>-1,167</text:p>
          </table:table-cell>
          <table:table-cell table:style-name="ce20" table:formula="of:=[PCA.$B$228]*[.F35]+[PCA.$C$228] *[.G35]+[PCA.$D$228]*[.H35]" office:value-type="float" office:value="0.704056420297469" calcext:value-type="float">
            <text:p>0,704</text:p>
          </table:table-cell>
          <table:table-cell table:style-name="ce20" table:formula="of:=[PCA.$B$229]*[.F35]+[PCA.$C$229] *[.G35]+[PCA.$D$229]*[.H35]" office:value-type="float" office:value="2.28068570090926" calcext:value-type="float">
            <text:p>2,281</text:p>
          </table:table-cell>
          <table:table-cell table:style-name="ce31" table:formula="of:=[PCA.$B$230]*[.F35]+[PCA.$C$230] *[.G35]+[PCA.$D$230]*[.H35]" office:value-type="float" office:value="-0.406398337752636" calcext:value-type="float">
            <text:p>-0,406</text:p>
          </table:table-cell>
          <table:table-cell table:number-columns-repeated="243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4" office:value-type="float" office:value="27.2097396592775" calcext:value-type="float">
            <text:p>27,210</text:p>
          </table:table-cell>
          <table:table-cell table:style-name="ce14" office:value-type="float" office:value="10" calcext:value-type="float">
            <text:p>10,000</text:p>
          </table:table-cell>
          <table:table-cell table:style-name="ce14" office:value-type="float" office:value="9" calcext:value-type="float">
            <text:p>9,000</text:p>
          </table:table-cell>
          <table:table-cell table:style-name="ce5" office:value-type="float" office:value="174" calcext:value-type="float">
            <text:p>174</text:p>
          </table:table-cell>
          <table:table-cell table:style-name="ce18" table:formula="of:=([.B36]-[.$B$205])/[.$B$207]" office:value-type="float" office:value="-1.27210296453396" calcext:value-type="float">
            <text:p>-1,272</text:p>
          </table:table-cell>
          <table:table-cell table:style-name="ce18" table:formula="of:=([.C36]-[.$C$205])/[.$C$207]" office:value-type="float" office:value="-1.53270392197395" calcext:value-type="float">
            <text:p>-1,533</text:p>
          </table:table-cell>
          <table:table-cell table:style-name="ce18" table:formula="of:=([.D36]-[.$D$205])/[.$D$207]" office:value-type="float" office:value="-1.35666440593195" calcext:value-type="float">
            <text:p>-1,357</text:p>
          </table:table-cell>
          <table:table-cell table:style-name="ce20" table:formula="of:=[PCA.$B$228]*[.F36]+[PCA.$C$228] *[.G36]+[PCA.$D$228]*[.H36]" office:value-type="float" office:value="0.883989803423427" calcext:value-type="float">
            <text:p>0,884</text:p>
          </table:table-cell>
          <table:table-cell table:style-name="ce20" table:formula="of:=[PCA.$B$229]*[.F36]+[PCA.$C$229] *[.G36]+[PCA.$D$229]*[.H36]" office:value-type="float" office:value="2.17833498817108" calcext:value-type="float">
            <text:p>2,178</text:p>
          </table:table-cell>
          <table:table-cell table:style-name="ce31" table:formula="of:=[PCA.$B$230]*[.F36]+[PCA.$C$230] *[.G36]+[PCA.$D$230]*[.H36]" office:value-type="float" office:value="-0.530459383608317" calcext:value-type="float">
            <text:p>-0,530</text:p>
          </table:table-cell>
          <table:table-cell table:number-columns-repeated="243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4" office:value-type="float" office:value="116.408547764595" calcext:value-type="float">
            <text:p>116,409</text:p>
          </table:table-cell>
          <table:table-cell table:style-name="ce14" office:value-type="float" office:value="6" calcext:value-type="float">
            <text:p>6,000</text:p>
          </table:table-cell>
          <table:table-cell table:style-name="ce14" office:value-type="float" office:value="14" calcext:value-type="float">
            <text:p>14,000</text:p>
          </table:table-cell>
          <table:table-cell table:style-name="ce5" office:value-type="float" office:value="81" calcext:value-type="float">
            <text:p>81</text:p>
          </table:table-cell>
          <table:table-cell table:style-name="ce18" table:formula="of:=([.B37]-[.$B$205])/[.$B$207]" office:value-type="float" office:value="-0.734315794510099" calcext:value-type="float">
            <text:p>-0,734</text:p>
          </table:table-cell>
          <table:table-cell table:style-name="ce18" table:formula="of:=([.C37]-[.$C$205])/[.$C$207]" office:value-type="float" office:value="-1.68088073618291" calcext:value-type="float">
            <text:p>-1,681</text:p>
          </table:table-cell>
          <table:table-cell table:style-name="ce18" table:formula="of:=([.D37]-[.$D$205])/[.$D$207]" office:value-type="float" office:value="-1.16742400895442" calcext:value-type="float">
            <text:p>-1,167</text:p>
          </table:table-cell>
          <table:table-cell table:style-name="ce20" table:formula="of:=[PCA.$B$228]*[.F37]+[PCA.$C$228] *[.G37]+[PCA.$D$228]*[.H37]" office:value-type="float" office:value="0.370394777809939" calcext:value-type="float">
            <text:p>0,370</text:p>
          </table:table-cell>
          <table:table-cell table:style-name="ce20" table:formula="of:=[PCA.$B$229]*[.F37]+[PCA.$C$229] *[.G37]+[PCA.$D$229]*[.H37]" office:value-type="float" office:value="2.00327317482325" calcext:value-type="float">
            <text:p>2,003</text:p>
          </table:table-cell>
          <table:table-cell table:style-name="ce31" table:formula="of:=[PCA.$B$230]*[.F37]+[PCA.$C$230] *[.G37]+[PCA.$D$230]*[.H37]" office:value-type="float" office:value="-0.759713205069101" calcext:value-type="float">
            <text:p>-0,760</text:p>
          </table:table-cell>
          <table:table-cell table:number-columns-repeated="243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4" office:value-type="float" office:value="59.9029500883103" calcext:value-type="float">
            <text:p>59,903</text:p>
          </table:table-cell>
          <table:table-cell table:style-name="ce14" office:value-type="float" office:value="10" calcext:value-type="float">
            <text:p>10,000</text:p>
          </table:table-cell>
          <table:table-cell table:style-name="ce14" office:value-type="float" office:value="7" calcext:value-type="float">
            <text:p>7,000</text:p>
          </table:table-cell>
          <table:table-cell table:style-name="ce5" office:value-type="float" office:value="4" calcext:value-type="float">
            <text:p>4</text:p>
          </table:table-cell>
          <table:table-cell table:style-name="ce18" table:formula="of:=([.B38]-[.$B$205])/[.$B$207]" office:value-type="float" office:value="-1.07499282944264" calcext:value-type="float">
            <text:p>-1,075</text:p>
          </table:table-cell>
          <table:table-cell table:style-name="ce18" table:formula="of:=([.C38]-[.$C$205])/[.$C$207]" office:value-type="float" office:value="-1.53270392197395" calcext:value-type="float">
            <text:p>-1,533</text:p>
          </table:table-cell>
          <table:table-cell table:style-name="ce18" table:formula="of:=([.D38]-[.$D$205])/[.$D$207]" office:value-type="float" office:value="-1.43236056472297" calcext:value-type="float">
            <text:p>-1,432</text:p>
          </table:table-cell>
          <table:table-cell table:style-name="ce20" table:formula="of:=[PCA.$B$228]*[.F38]+[PCA.$C$228] *[.G38]+[PCA.$D$228]*[.H38]" office:value-type="float" office:value="0.814901211123246" calcext:value-type="float">
            <text:p>0,815</text:p>
          </table:table-cell>
          <table:table-cell table:style-name="ce20" table:formula="of:=[PCA.$B$229]*[.F38]+[PCA.$C$229] *[.G38]+[PCA.$D$229]*[.H38]" office:value-type="float" office:value="2.09433574777139" calcext:value-type="float">
            <text:p>2,094</text:p>
          </table:table-cell>
          <table:table-cell table:style-name="ce31" table:formula="of:=[PCA.$B$230]*[.F38]+[PCA.$C$230] *[.G38]+[PCA.$D$230]*[.H38]" office:value-type="float" office:value="-0.711437984507087" calcext:value-type="float">
            <text:p>-0,711</text:p>
          </table:table-cell>
          <table:table-cell table:number-columns-repeated="243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14" office:value-type="float" office:value="100.428171295614" calcext:value-type="float">
            <text:p>100,428</text:p>
          </table:table-cell>
          <table:table-cell table:style-name="ce14" office:value-type="float" office:value="10" calcext:value-type="float">
            <text:p>10,000</text:p>
          </table:table-cell>
          <table:table-cell table:style-name="ce14" office:value-type="float" office:value="9" calcext:value-type="float">
            <text:p>9,000</text:p>
          </table:table-cell>
          <table:table-cell table:style-name="ce5" office:value-type="float" office:value="102" calcext:value-type="float">
            <text:p>102</text:p>
          </table:table-cell>
          <table:table-cell table:style-name="ce18" table:formula="of:=([.B39]-[.$B$205])/[.$B$207]" office:value-type="float" office:value="-0.830662837925995" calcext:value-type="float">
            <text:p>-0,831</text:p>
          </table:table-cell>
          <table:table-cell table:style-name="ce18" table:formula="of:=([.C39]-[.$C$205])/[.$C$207]" office:value-type="float" office:value="-1.53270392197395" calcext:value-type="float">
            <text:p>-1,533</text:p>
          </table:table-cell>
          <table:table-cell table:style-name="ce18" table:formula="of:=([.D39]-[.$D$205])/[.$D$207]" office:value-type="float" office:value="-1.35666440593195" calcext:value-type="float">
            <text:p>-1,357</text:p>
          </table:table-cell>
          <table:table-cell table:style-name="ce20" table:formula="of:=[PCA.$B$228]*[.F39]+[PCA.$C$228] *[.G39]+[PCA.$D$228]*[.H39]" office:value-type="float" office:value="0.620767001849376" calcext:value-type="float">
            <text:p>0,621</text:p>
          </table:table-cell>
          <table:table-cell table:style-name="ce20" table:formula="of:=[PCA.$B$229]*[.F39]+[PCA.$C$229] *[.G39]+[PCA.$D$229]*[.H39]" office:value-type="float" office:value="1.95948663100391" calcext:value-type="float">
            <text:p>1,959</text:p>
          </table:table-cell>
          <table:table-cell table:style-name="ce31" table:formula="of:=[PCA.$B$230]*[.F39]+[PCA.$C$230] *[.G39]+[PCA.$D$230]*[.H39]" office:value-type="float" office:value="-0.809186445309093" calcext:value-type="float">
            <text:p>-0,809</text:p>
          </table:table-cell>
          <table:table-cell table:number-columns-repeated="243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4" office:value-type="float" office:value="94.6256482282977" calcext:value-type="float">
            <text:p>94,626</text:p>
          </table:table-cell>
          <table:table-cell table:style-name="ce14" office:value-type="float" office:value="5" calcext:value-type="float">
            <text:p>5,000</text:p>
          </table:table-cell>
          <table:table-cell table:style-name="ce14" office:value-type="float" office:value="8" calcext:value-type="float">
            <text:p>8,000</text:p>
          </table:table-cell>
          <table:table-cell table:style-name="ce5" office:value-type="float" office:value="158" calcext:value-type="float">
            <text:p>158</text:p>
          </table:table-cell>
          <table:table-cell table:style-name="ce18" table:formula="of:=([.B40]-[.$B$205])/[.$B$207]" office:value-type="float" office:value="-0.865646741025751" calcext:value-type="float">
            <text:p>-0,866</text:p>
          </table:table-cell>
          <table:table-cell table:style-name="ce18" table:formula="of:=([.C40]-[.$C$205])/[.$C$207]" office:value-type="float" office:value="-1.71792493973515" calcext:value-type="float">
            <text:p>-1,718</text:p>
          </table:table-cell>
          <table:table-cell table:style-name="ce18" table:formula="of:=([.D40]-[.$D$205])/[.$D$207]" office:value-type="float" office:value="-1.39451248532746" calcext:value-type="float">
            <text:p>-1,395</text:p>
          </table:table-cell>
          <table:table-cell table:style-name="ce20" table:formula="of:=[PCA.$B$228]*[.F40]+[PCA.$C$228] *[.G40]+[PCA.$D$228]*[.H40]" office:value-type="float" office:value="0.576086298798101" calcext:value-type="float">
            <text:p>0,576</text:p>
          </table:table-cell>
          <table:table-cell table:style-name="ce20" table:formula="of:=[PCA.$B$229]*[.F40]+[PCA.$C$229] *[.G40]+[PCA.$D$229]*[.H40]" office:value-type="float" office:value="2.14100498401145" calcext:value-type="float">
            <text:p>2,141</text:p>
          </table:table-cell>
          <table:table-cell table:style-name="ce31" table:formula="of:=[PCA.$B$230]*[.F40]+[PCA.$C$230] *[.G40]+[PCA.$D$230]*[.H40]" office:value-type="float" office:value="-0.854107498115775" calcext:value-type="float">
            <text:p>-0,854</text:p>
          </table:table-cell>
          <table:table-cell table:number-columns-repeated="243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4" office:value-type="float" office:value="24.0466041112303" calcext:value-type="float">
            <text:p>24,047</text:p>
          </table:table-cell>
          <table:table-cell table:style-name="ce14" office:value-type="float" office:value="6" calcext:value-type="float">
            <text:p>6,000</text:p>
          </table:table-cell>
          <table:table-cell table:style-name="ce14" office:value-type="float" office:value="10" calcext:value-type="float">
            <text:p>10,000</text:p>
          </table:table-cell>
          <table:table-cell table:style-name="ce5" office:value-type="float" office:value="82" calcext:value-type="float">
            <text:p>82</text:p>
          </table:table-cell>
          <table:table-cell table:style-name="ce18" table:formula="of:=([.B41]-[.$B$205])/[.$B$207]" office:value-type="float" office:value="-1.29117377669972" calcext:value-type="float">
            <text:p>-1,291</text:p>
          </table:table-cell>
          <table:table-cell table:style-name="ce18" table:formula="of:=([.C41]-[.$C$205])/[.$C$207]" office:value-type="float" office:value="-1.68088073618291" calcext:value-type="float">
            <text:p>-1,681</text:p>
          </table:table-cell>
          <table:table-cell table:style-name="ce18" table:formula="of:=([.D41]-[.$D$205])/[.$D$207]" office:value-type="float" office:value="-1.31881632653645" calcext:value-type="float">
            <text:p>-1,319</text:p>
          </table:table-cell>
          <table:table-cell table:style-name="ce20" table:formula="of:=[PCA.$B$228]*[.F41]+[PCA.$C$228] *[.G41]+[PCA.$D$228]*[.H41]" office:value-type="float" office:value="0.799328435690618" calcext:value-type="float">
            <text:p>0,799</text:p>
          </table:table-cell>
          <table:table-cell table:style-name="ce20" table:formula="of:=[PCA.$B$229]*[.F41]+[PCA.$C$229] *[.G41]+[PCA.$D$229]*[.H41]" office:value-type="float" office:value="2.30678124841995" calcext:value-type="float">
            <text:p>2,307</text:p>
          </table:table-cell>
          <table:table-cell table:style-name="ce31" table:formula="of:=[PCA.$B$230]*[.F41]+[PCA.$C$230] *[.G41]+[PCA.$D$230]*[.H41]" office:value-type="float" office:value="-0.521155794005781" calcext:value-type="float">
            <text:p>-0,521</text:p>
          </table:table-cell>
          <table:table-cell table:number-columns-repeated="243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4" office:value-type="float" office:value="59.2543303931073" calcext:value-type="float">
            <text:p>59,254</text:p>
          </table:table-cell>
          <table:table-cell table:number-columns-repeated="2" table:style-name="ce14" office:value-type="float" office:value="10" calcext:value-type="float">
            <text:p>10,000</text:p>
          </table:table-cell>
          <table:table-cell table:style-name="ce5" office:value-type="float" office:value="40" calcext:value-type="float">
            <text:p>40</text:p>
          </table:table-cell>
          <table:table-cell table:style-name="ce18" table:formula="of:=([.B42]-[.$B$205])/[.$B$207]" office:value-type="float" office:value="-1.07890341252905" calcext:value-type="float">
            <text:p>-1,079</text:p>
          </table:table-cell>
          <table:table-cell table:style-name="ce18" table:formula="of:=([.C42]-[.$C$205])/[.$C$207]" office:value-type="float" office:value="-1.53270392197395" calcext:value-type="float">
            <text:p>-1,533</text:p>
          </table:table-cell>
          <table:table-cell table:style-name="ce18" table:formula="of:=([.D42]-[.$D$205])/[.$D$207]" office:value-type="float" office:value="-1.31881632653645" calcext:value-type="float">
            <text:p>-1,319</text:p>
          </table:table-cell>
          <table:table-cell table:style-name="ce20" table:formula="of:=[PCA.$B$228]*[.F42]+[PCA.$C$228] *[.G42]+[PCA.$D$228]*[.H42]" office:value-type="float" office:value="0.744566071518664" calcext:value-type="float">
            <text:p>0,745</text:p>
          </table:table-cell>
          <table:table-cell table:style-name="ce20" table:formula="of:=[PCA.$B$229]*[.F42]+[PCA.$C$229] *[.G42]+[PCA.$D$229]*[.H42]" office:value-type="float" office:value="2.07569433818253" calcext:value-type="float">
            <text:p>2,076</text:p>
          </table:table-cell>
          <table:table-cell table:style-name="ce31" table:formula="of:=[PCA.$B$230]*[.F42]+[PCA.$C$230] *[.G42]+[PCA.$D$230]*[.H42]" office:value-type="float" office:value="-0.624185116961641" calcext:value-type="float">
            <text:p>-0,624</text:p>
          </table:table-cell>
          <table:table-cell table:number-columns-repeated="243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14" office:value-type="float" office:value="54.3341447064803" calcext:value-type="float">
            <text:p>54,334</text:p>
          </table:table-cell>
          <table:table-cell table:number-columns-repeated="2" table:style-name="ce14" office:value-type="float" office:value="9" calcext:value-type="float">
            <text:p>9,000</text:p>
          </table:table-cell>
          <table:table-cell table:style-name="ce5" office:value-type="float" office:value="143" calcext:value-type="float">
            <text:p>143</text:p>
          </table:table-cell>
          <table:table-cell table:style-name="ce18" table:formula="of:=([.B43]-[.$B$205])/[.$B$207]" office:value-type="float" office:value="-1.10856762881857" calcext:value-type="float">
            <text:p>-1,109</text:p>
          </table:table-cell>
          <table:table-cell table:style-name="ce18" table:formula="of:=([.C43]-[.$C$205])/[.$C$207]" office:value-type="float" office:value="-1.56974812552619" calcext:value-type="float">
            <text:p>-1,570</text:p>
          </table:table-cell>
          <table:table-cell table:style-name="ce18" table:formula="of:=([.D43]-[.$D$205])/[.$D$207]" office:value-type="float" office:value="-1.35666440593195" calcext:value-type="float">
            <text:p>-1,357</text:p>
          </table:table-cell>
          <table:table-cell table:style-name="ce20" table:formula="of:=[PCA.$B$228]*[.F43]+[PCA.$C$228] *[.G43]+[PCA.$D$228]*[.H43]" office:value-type="float" office:value="0.768523968093264" calcext:value-type="float">
            <text:p>0,769</text:p>
          </table:table-cell>
          <table:table-cell table:style-name="ce20" table:formula="of:=[PCA.$B$229]*[.F43]+[PCA.$C$229] *[.G43]+[PCA.$D$229]*[.H43]" office:value-type="float" office:value="2.12872364876086" calcext:value-type="float">
            <text:p>2,129</text:p>
          </table:table-cell>
          <table:table-cell table:style-name="ce31" table:formula="of:=[PCA.$B$230]*[.F43]+[PCA.$C$230] *[.G43]+[PCA.$D$230]*[.H43]" office:value-type="float" office:value="-0.6414660072361" calcext:value-type="float">
            <text:p>-0,641</text:p>
          </table:table-cell>
          <table:table-cell table:number-columns-repeated="243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4" office:value-type="float" office:value="81.1905163428587" calcext:value-type="float">
            <text:p>81,191</text:p>
          </table:table-cell>
          <table:table-cell table:style-name="ce14" office:value-type="float" office:value="11" calcext:value-type="float">
            <text:p>11,000</text:p>
          </table:table-cell>
          <table:table-cell table:style-name="ce14" office:value-type="float" office:value="13" calcext:value-type="float">
            <text:p>13,000</text:p>
          </table:table-cell>
          <table:table-cell table:style-name="ce5" office:value-type="float" office:value="61" calcext:value-type="float">
            <text:p>61</text:p>
          </table:table-cell>
          <table:table-cell table:style-name="ce18" table:formula="of:=([.B44]-[.$B$205])/[.$B$207]" office:value-type="float" office:value="-0.946648289241919" calcext:value-type="float">
            <text:p>-0,947</text:p>
          </table:table-cell>
          <table:table-cell table:style-name="ce18" table:formula="of:=([.C44]-[.$C$205])/[.$C$207]" office:value-type="float" office:value="-1.49565971842171" calcext:value-type="float">
            <text:p>-1,496</text:p>
          </table:table-cell>
          <table:table-cell table:style-name="ce18" table:formula="of:=([.D44]-[.$D$205])/[.$D$207]" office:value-type="float" office:value="-1.20527208834993" calcext:value-type="float">
            <text:p>-1,205</text:p>
          </table:table-cell>
          <table:table-cell table:style-name="ce20" table:formula="of:=[PCA.$B$228]*[.F44]+[PCA.$C$228] *[.G44]+[PCA.$D$228]*[.H44]" office:value-type="float" office:value="0.610990430465366" calcext:value-type="float">
            <text:p>0,611</text:p>
          </table:table-cell>
          <table:table-cell table:style-name="ce20" table:formula="of:=[PCA.$B$229]*[.F44]+[PCA.$C$229] *[.G44]+[PCA.$D$229]*[.H44]" office:value-type="float" office:value="1.95808447937788" calcext:value-type="float">
            <text:p>1,958</text:p>
          </table:table-cell>
          <table:table-cell table:style-name="ce31" table:formula="of:=[PCA.$B$230]*[.F44]+[PCA.$C$230] *[.G44]+[PCA.$D$230]*[.H44]" office:value-type="float" office:value="-0.615158062567538" calcext:value-type="float">
            <text:p>-0,615</text:p>
          </table:table-cell>
          <table:table-cell table:number-columns-repeated="24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14" office:value-type="float" office:value="65.6163572156787" calcext:value-type="float">
            <text:p>65,616</text:p>
          </table:table-cell>
          <table:table-cell table:style-name="ce14" office:value-type="float" office:value="6" calcext:value-type="float">
            <text:p>6,000</text:p>
          </table:table-cell>
          <table:table-cell table:style-name="ce14" office:value-type="float" office:value="9" calcext:value-type="float">
            <text:p>9,000</text:p>
          </table:table-cell>
          <table:table-cell table:style-name="ce5" office:value-type="float" office:value="83" calcext:value-type="float">
            <text:p>83</text:p>
          </table:table-cell>
          <table:table-cell table:style-name="ce18" table:formula="of:=([.B45]-[.$B$205])/[.$B$207]" office:value-type="float" office:value="-1.04054621389376" calcext:value-type="float">
            <text:p>-1,041</text:p>
          </table:table-cell>
          <table:table-cell table:style-name="ce18" table:formula="of:=([.C45]-[.$C$205])/[.$C$207]" office:value-type="float" office:value="-1.68088073618291" calcext:value-type="float">
            <text:p>-1,681</text:p>
          </table:table-cell>
          <table:table-cell table:style-name="ce18" table:formula="of:=([.D45]-[.$D$205])/[.$D$207]" office:value-type="float" office:value="-1.35666440593195" calcext:value-type="float">
            <text:p>-1,357</text:p>
          </table:table-cell>
          <table:table-cell table:style-name="ce20" table:formula="of:=[PCA.$B$228]*[.F45]+[PCA.$C$228] *[.G45]+[PCA.$D$228]*[.H45]" office:value-type="float" office:value="0.674106047921728" calcext:value-type="float">
            <text:p>0,674</text:p>
          </table:table-cell>
          <table:table-cell table:style-name="ce20" table:formula="of:=[PCA.$B$229]*[.F45]+[PCA.$C$229] *[.G45]+[PCA.$D$229]*[.H45]" office:value-type="float" office:value="2.18939016796986" calcext:value-type="float">
            <text:p>2,189</text:p>
          </table:table-cell>
          <table:table-cell table:style-name="ce31" table:formula="of:=[PCA.$B$230]*[.F45]+[PCA.$C$230] *[.G45]+[PCA.$D$230]*[.H45]" office:value-type="float" office:value="-0.707664276252497" calcext:value-type="float">
            <text:p>-0,708</text:p>
          </table:table-cell>
          <table:table-cell table:number-columns-repeated="243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4" office:value-type="float" office:value="111.799569180675" calcext:value-type="float">
            <text:p>111,800</text:p>
          </table:table-cell>
          <table:table-cell table:style-name="ce14" office:value-type="float" office:value="9" calcext:value-type="float">
            <text:p>9,000</text:p>
          </table:table-cell>
          <table:table-cell table:style-name="ce14" office:value-type="float" office:value="8" calcext:value-type="float">
            <text:p>8,000</text:p>
          </table:table-cell>
          <table:table-cell table:style-name="ce5" office:value-type="float" office:value="23" calcext:value-type="float">
            <text:p>23</text:p>
          </table:table-cell>
          <table:table-cell table:style-name="ce18" table:formula="of:=([.B46]-[.$B$205])/[.$B$207]" office:value-type="float" office:value="-0.762103716815298" calcext:value-type="float">
            <text:p>-0,762</text:p>
          </table:table-cell>
          <table:table-cell table:style-name="ce18" table:formula="of:=([.C46]-[.$C$205])/[.$C$207]" office:value-type="float" office:value="-1.56974812552619" calcext:value-type="float">
            <text:p>-1,570</text:p>
          </table:table-cell>
          <table:table-cell table:style-name="ce18" table:formula="of:=([.D46]-[.$D$205])/[.$D$207]" office:value-type="float" office:value="-1.39451248532746" calcext:value-type="float">
            <text:p>-1,395</text:p>
          </table:table-cell>
          <table:table-cell table:style-name="ce20" table:formula="of:=[PCA.$B$228]*[.F46]+[PCA.$C$228] *[.G46]+[PCA.$D$228]*[.H46]" office:value-type="float" office:value="0.586156090352304" calcext:value-type="float">
            <text:p>0,586</text:p>
          </table:table-cell>
          <table:table-cell table:style-name="ce20" table:formula="of:=[PCA.$B$229]*[.F46]+[PCA.$C$229] *[.G46]+[PCA.$D$229]*[.H46]" office:value-type="float" office:value="1.96382073983271" calcext:value-type="float">
            <text:p>1,964</text:p>
          </table:table-cell>
          <table:table-cell table:style-name="ce31" table:formula="of:=[PCA.$B$230]*[.F46]+[PCA.$C$230] *[.G46]+[PCA.$D$230]*[.H46]" office:value-type="float" office:value="-0.888485943711395" calcext:value-type="float">
            <text:p>-0,888</text:p>
          </table:table-cell>
          <table:table-cell table:number-columns-repeated="243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14" office:value-type="float" office:value="83.1242774051303" calcext:value-type="float">
            <text:p>83,124</text:p>
          </table:table-cell>
          <table:table-cell table:style-name="ce14" office:value-type="float" office:value="7" calcext:value-type="float">
            <text:p>7,000</text:p>
          </table:table-cell>
          <table:table-cell table:style-name="ce14" office:value-type="float" office:value="14" calcext:value-type="float">
            <text:p>14,000</text:p>
          </table:table-cell>
          <table:table-cell table:style-name="ce5" office:value-type="float" office:value="175" calcext:value-type="float">
            <text:p>175</text:p>
          </table:table-cell>
          <table:table-cell table:style-name="ce18" table:formula="of:=([.B47]-[.$B$205])/[.$B$207]" office:value-type="float" office:value="-0.934989479990191" calcext:value-type="float">
            <text:p>-0,935</text:p>
          </table:table-cell>
          <table:table-cell table:style-name="ce18" table:formula="of:=([.C47]-[.$C$205])/[.$C$207]" office:value-type="float" office:value="-1.64383653263067" calcext:value-type="float">
            <text:p>-1,644</text:p>
          </table:table-cell>
          <table:table-cell table:style-name="ce18" table:formula="of:=([.D47]-[.$D$205])/[.$D$207]" office:value-type="float" office:value="-1.16742400895442" calcext:value-type="float">
            <text:p>-1,167</text:p>
          </table:table-cell>
          <table:table-cell table:style-name="ce20" table:formula="of:=[PCA.$B$228]*[.F47]+[PCA.$C$228] *[.G47]+[PCA.$D$228]*[.H47]" office:value-type="float" office:value="0.508005542614495" calcext:value-type="float">
            <text:p>0,508</text:p>
          </table:table-cell>
          <table:table-cell table:style-name="ce20" table:formula="of:=[PCA.$B$229]*[.F47]+[PCA.$C$229] *[.G47]+[PCA.$D$229]*[.H47]" office:value-type="float" office:value="2.07129622251281" calcext:value-type="float">
            <text:p>2,071</text:p>
          </table:table-cell>
          <table:table-cell table:style-name="ce31" table:formula="of:=[PCA.$B$230]*[.F47]+[PCA.$C$230] *[.G47]+[PCA.$D$230]*[.H47]" office:value-type="float" office:value="-0.625257278846489" calcext:value-type="float">
            <text:p>-0,625</text:p>
          </table:table-cell>
          <table:table-cell table:number-columns-repeated="243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4" office:value-type="float" office:value="85.0837497840673" calcext:value-type="float">
            <text:p>85,084</text:p>
          </table:table-cell>
          <table:table-cell table:style-name="ce14" office:value-type="float" office:value="10" calcext:value-type="float">
            <text:p>10,000</text:p>
          </table:table-cell>
          <table:table-cell table:style-name="ce14" office:value-type="float" office:value="15" calcext:value-type="float">
            <text:p>15,000</text:p>
          </table:table-cell>
          <table:table-cell table:style-name="ce5" office:value-type="float" office:value="176" calcext:value-type="float">
            <text:p>176</text:p>
          </table:table-cell>
          <table:table-cell table:style-name="ce18" table:formula="of:=([.B48]-[.$B$205])/[.$B$207]" office:value-type="float" office:value="-0.923175655032303" calcext:value-type="float">
            <text:p>-0,923</text:p>
          </table:table-cell>
          <table:table-cell table:style-name="ce18" table:formula="of:=([.C48]-[.$C$205])/[.$C$207]" office:value-type="float" office:value="-1.53270392197395" calcext:value-type="float">
            <text:p>-1,533</text:p>
          </table:table-cell>
          <table:table-cell table:style-name="ce18" table:formula="of:=([.D48]-[.$D$205])/[.$D$207]" office:value-type="float" office:value="-1.12957592955891" calcext:value-type="float">
            <text:p>-1,130</text:p>
          </table:table-cell>
          <table:table-cell table:style-name="ce20" table:formula="of:=[PCA.$B$228]*[.F48]+[PCA.$C$228] *[.G48]+[PCA.$D$228]*[.H48]" office:value-type="float" office:value="0.530596829642129" calcext:value-type="float">
            <text:p>0,531</text:p>
          </table:table-cell>
          <table:table-cell table:style-name="ce20" table:formula="of:=[PCA.$B$229]*[.F48]+[PCA.$C$229] *[.G48]+[PCA.$D$229]*[.H48]" office:value-type="float" office:value="1.96419054469297" calcext:value-type="float">
            <text:p>1,964</text:p>
          </table:table-cell>
          <table:table-cell table:style-name="ce31" table:formula="of:=[PCA.$B$230]*[.F48]+[PCA.$C$230] *[.G48]+[PCA.$D$230]*[.H48]" office:value-type="float" office:value="-0.581206063052198" calcext:value-type="float">
            <text:p>-0,581</text:p>
          </table:table-cell>
          <table:table-cell table:number-columns-repeated="243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14" office:value-type="float" office:value="51.0619833252067" calcext:value-type="float">
            <text:p>51,062</text:p>
          </table:table-cell>
          <table:table-cell table:style-name="ce14" office:value-type="float" office:value="8" calcext:value-type="float">
            <text:p>8,000</text:p>
          </table:table-cell>
          <table:table-cell table:style-name="ce14" office:value-type="float" office:value="11" calcext:value-type="float">
            <text:p>11,000</text:p>
          </table:table-cell>
          <table:table-cell table:style-name="ce5" office:value-type="float" office:value="103" calcext:value-type="float">
            <text:p>103</text:p>
          </table:table-cell>
          <table:table-cell table:style-name="ce18" table:formula="of:=([.B49]-[.$B$205])/[.$B$207]" office:value-type="float" office:value="-1.12829576696834" calcext:value-type="float">
            <text:p>-1,128</text:p>
          </table:table-cell>
          <table:table-cell table:style-name="ce18" table:formula="of:=([.C49]-[.$C$205])/[.$C$207]" office:value-type="float" office:value="-1.60679232907843" calcext:value-type="float">
            <text:p>-1,607</text:p>
          </table:table-cell>
          <table:table-cell table:style-name="ce18" table:formula="of:=([.D49]-[.$D$205])/[.$D$207]" office:value-type="float" office:value="-1.28096824714094" calcext:value-type="float">
            <text:p>-1,281</text:p>
          </table:table-cell>
          <table:table-cell table:style-name="ce20" table:formula="of:=[PCA.$B$228]*[.F49]+[PCA.$C$228] *[.G49]+[PCA.$D$228]*[.H49]" office:value-type="float" office:value="0.713890210214027" calcext:value-type="float">
            <text:p>0,714</text:p>
          </table:table-cell>
          <table:table-cell table:style-name="ce20" table:formula="of:=[PCA.$B$229]*[.F49]+[PCA.$C$229] *[.G49]+[PCA.$D$229]*[.H49]" office:value-type="float" office:value="2.15624692898084" calcext:value-type="float">
            <text:p>2,156</text:p>
          </table:table-cell>
          <table:table-cell table:style-name="ce31" table:formula="of:=[PCA.$B$230]*[.F49]+[PCA.$C$230] *[.G49]+[PCA.$D$230]*[.H49]" office:value-type="float" office:value="-0.580236867249954" calcext:value-type="float">
            <text:p>-0,580</text:p>
          </table:table-cell>
          <table:table-cell table:number-columns-repeated="243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4" office:value-type="float" office:value="75.2935908551612" calcext:value-type="float">
            <text:p>75,294</text:p>
          </table:table-cell>
          <table:table-cell table:style-name="ce14" office:value-type="float" office:value="6" calcext:value-type="float">
            <text:p>6,000</text:p>
          </table:table-cell>
          <table:table-cell table:style-name="ce14" office:value-type="float" office:value="9" calcext:value-type="float">
            <text:p>9,000</text:p>
          </table:table-cell>
          <table:table-cell table:style-name="ce5" office:value-type="float" office:value="104" calcext:value-type="float">
            <text:p>104</text:p>
          </table:table-cell>
          <table:table-cell table:style-name="ce18" table:formula="of:=([.B50]-[.$B$205])/[.$B$207]" office:value-type="float" office:value="-0.982201352530904" calcext:value-type="float">
            <text:p>-0,982</text:p>
          </table:table-cell>
          <table:table-cell table:style-name="ce18" table:formula="of:=([.C50]-[.$C$205])/[.$C$207]" office:value-type="float" office:value="-1.68088073618291" calcext:value-type="float">
            <text:p>-1,681</text:p>
          </table:table-cell>
          <table:table-cell table:style-name="ce18" table:formula="of:=([.D50]-[.$D$205])/[.$D$207]" office:value-type="float" office:value="-1.35666440593195" calcext:value-type="float">
            <text:p>-1,357</text:p>
          </table:table-cell>
          <table:table-cell table:style-name="ce20" table:formula="of:=[PCA.$B$228]*[.F50]+[PCA.$C$228] *[.G50]+[PCA.$D$228]*[.H50]" office:value-type="float" office:value="0.63931605729856" calcext:value-type="float">
            <text:p>0,639</text:p>
          </table:table-cell>
          <table:table-cell table:style-name="ce20" table:formula="of:=[PCA.$B$229]*[.F50]+[PCA.$C$229] *[.G50]+[PCA.$D$229]*[.H50]" office:value-type="float" office:value="2.16046511950061" calcext:value-type="float">
            <text:p>2,160</text:p>
          </table:table-cell>
          <table:table-cell table:style-name="ce31" table:formula="of:=[PCA.$B$230]*[.F50]+[PCA.$C$230] *[.G50]+[PCA.$D$230]*[.H50]" office:value-type="float" office:value="-0.744503455096452" calcext:value-type="float">
            <text:p>-0,745</text:p>
          </table:table-cell>
          <table:table-cell table:number-columns-repeated="243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14" office:value-type="float" office:value="87.9111425383554" calcext:value-type="float">
            <text:p>87,911</text:p>
          </table:table-cell>
          <table:table-cell table:style-name="ce14" office:value-type="float" office:value="8" calcext:value-type="float">
            <text:p>8,000</text:p>
          </table:table-cell>
          <table:table-cell table:style-name="ce14" office:value-type="float" office:value="10" calcext:value-type="float">
            <text:p>10,000</text:p>
          </table:table-cell>
          <table:table-cell table:style-name="ce5" office:value-type="float" office:value="125" calcext:value-type="float">
            <text:p>125</text:p>
          </table:table-cell>
          <table:table-cell table:style-name="ce18" table:formula="of:=([.B51]-[.$B$205])/[.$B$207]" office:value-type="float" office:value="-0.90612906461061" calcext:value-type="float">
            <text:p>-0,906</text:p>
          </table:table-cell>
          <table:table-cell table:style-name="ce18" table:formula="of:=([.C51]-[.$C$205])/[.$C$207]" office:value-type="float" office:value="-1.60679232907843" calcext:value-type="float">
            <text:p>-1,607</text:p>
          </table:table-cell>
          <table:table-cell table:style-name="ce18" table:formula="of:=([.D51]-[.$D$205])/[.$D$207]" office:value-type="float" office:value="-1.31881632653645" calcext:value-type="float">
            <text:p>-1,319</text:p>
          </table:table-cell>
          <table:table-cell table:style-name="ce20" table:formula="of:=[PCA.$B$228]*[.F51]+[PCA.$C$228] *[.G51]+[PCA.$D$228]*[.H51]" office:value-type="float" office:value="0.605638521234929" calcext:value-type="float">
            <text:p>0,606</text:p>
          </table:table-cell>
          <table:table-cell table:style-name="ce20" table:formula="of:=[PCA.$B$229]*[.F51]+[PCA.$C$229] *[.G51]+[PCA.$D$229]*[.H51]" office:value-type="float" office:value="2.05296560470657" calcext:value-type="float">
            <text:p>2,053</text:p>
          </table:table-cell>
          <table:table-cell table:style-name="ce31" table:formula="of:=[PCA.$B$230]*[.F51]+[PCA.$C$230] *[.G51]+[PCA.$D$230]*[.H51]" office:value-type="float" office:value="-0.748775048366215" calcext:value-type="float">
            <text:p>-0,749</text:p>
          </table:table-cell>
          <table:table-cell table:number-columns-repeated="24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4" office:value-type="float" office:value="74.8862231885506" calcext:value-type="float">
            <text:p>74,886</text:p>
          </table:table-cell>
          <table:table-cell table:style-name="ce14" office:value-type="float" office:value="9" calcext:value-type="float">
            <text:p>9,000</text:p>
          </table:table-cell>
          <table:table-cell table:style-name="ce14" office:value-type="float" office:value="11" calcext:value-type="float">
            <text:p>11,000</text:p>
          </table:table-cell>
          <table:table-cell table:style-name="ce5" office:value-type="float" office:value="185" calcext:value-type="float">
            <text:p>185</text:p>
          </table:table-cell>
          <table:table-cell table:style-name="ce18" table:formula="of:=([.B52]-[.$B$205])/[.$B$207]" office:value-type="float" office:value="-0.984657406700677" calcext:value-type="float">
            <text:p>-0,985</text:p>
          </table:table-cell>
          <table:table-cell table:style-name="ce18" table:formula="of:=([.C52]-[.$C$205])/[.$C$207]" office:value-type="float" office:value="-1.56974812552619" calcext:value-type="float">
            <text:p>-1,570</text:p>
          </table:table-cell>
          <table:table-cell table:style-name="ce18" table:formula="of:=([.D52]-[.$D$205])/[.$D$207]" office:value-type="float" office:value="-1.28096824714094" calcext:value-type="float">
            <text:p>-1,281</text:p>
          </table:table-cell>
          <table:table-cell table:style-name="ce20" table:formula="of:=[PCA.$B$228]*[.F52]+[PCA.$C$228] *[.G52]+[PCA.$D$228]*[.H52]" office:value-type="float" office:value="0.646193899756022" calcext:value-type="float">
            <text:p>0,646</text:p>
          </table:table-cell>
          <table:table-cell table:style-name="ce20" table:formula="of:=[PCA.$B$229]*[.F52]+[PCA.$C$229] *[.G52]+[PCA.$D$229]*[.H52]" office:value-type="float" office:value="2.0535738368705" calcext:value-type="float">
            <text:p>2,054</text:p>
          </table:table-cell>
          <table:table-cell table:style-name="ce31" table:formula="of:=[PCA.$B$230]*[.F52]+[PCA.$C$230] *[.G52]+[PCA.$D$230]*[.H52]" office:value-type="float" office:value="-0.663180943960655" calcext:value-type="float">
            <text:p>-0,663</text:p>
          </table:table-cell>
          <table:table-cell table:number-columns-repeated="243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14" office:value-type="float" office:value="465.285396709121" calcext:value-type="float">
            <text:p>465,285</text:p>
          </table:table-cell>
          <table:table-cell table:style-name="ce14" office:value-type="float" office:value="61" calcext:value-type="float">
            <text:p>61,000</text:p>
          </table:table-cell>
          <table:table-cell table:style-name="ce14" office:value-type="float" office:value="76" calcext:value-type="float">
            <text:p>76,000</text:p>
          </table:table-cell>
          <table:table-cell table:style-name="ce5" office:value-type="float" office:value="84" calcext:value-type="float">
            <text:p>84</text:p>
          </table:table-cell>
          <table:table-cell table:style-name="ce18" table:formula="of:=([.B53]-[.$B$205])/[.$B$207]" office:value-type="float" office:value="1.36909228084437" calcext:value-type="float">
            <text:p>1,369</text:p>
          </table:table-cell>
          <table:table-cell table:style-name="ce18" table:formula="of:=([.C53]-[.$C$205])/[.$C$207]" office:value-type="float" office:value="0.356550459190315" calcext:value-type="float">
            <text:p>0,357</text:p>
          </table:table-cell>
          <table:table-cell table:style-name="ce18" table:formula="of:=([.D53]-[.$D$205])/[.$D$207]" office:value-type="float" office:value="1.17915691356703" calcext:value-type="float">
            <text:p>1,179</text:p>
          </table:table-cell>
          <table:table-cell table:style-name="ce20" table:formula="of:=[PCA.$B$228]*[.F53]+[PCA.$C$228] *[.G53]+[PCA.$D$228]*[.H53]" office:value-type="float" office:value="-1.39821702226989" calcext:value-type="float">
            <text:p>-1,398</text:p>
          </table:table-cell>
          <table:table-cell table:style-name="ce20" table:formula="of:=[PCA.$B$229]*[.F53]+[PCA.$C$229] *[.G53]+[PCA.$D$229]*[.H53]" office:value-type="float" office:value="-1.19529652230566" calcext:value-type="float">
            <text:p>-1,195</text:p>
          </table:table-cell>
          <table:table-cell table:style-name="ce31" table:formula="of:=[PCA.$B$230]*[.F53]+[PCA.$C$230] *[.G53]+[PCA.$D$230]*[.H53]" office:value-type="float" office:value="0.090619908894056" calcext:value-type="float">
            <text:p>0,091</text:p>
          </table:table-cell>
          <table:table-cell table:number-columns-repeated="243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4" office:value-type="float" office:value="381.587326708097" calcext:value-type="float">
            <text:p>381,587</text:p>
          </table:table-cell>
          <table:table-cell table:style-name="ce14" office:value-type="float" office:value="62" calcext:value-type="float">
            <text:p>62,000</text:p>
          </table:table-cell>
          <table:table-cell table:style-name="ce14" office:value-type="float" office:value="57" calcext:value-type="float">
            <text:p>57,000</text:p>
          </table:table-cell>
          <table:table-cell table:style-name="ce5" office:value-type="float" office:value="5" calcext:value-type="float">
            <text:p>5</text:p>
          </table:table-cell>
          <table:table-cell table:style-name="ce18" table:formula="of:=([.B54]-[.$B$205])/[.$B$207]" office:value-type="float" office:value="0.86446952681425" calcext:value-type="float">
            <text:p>0,864</text:p>
          </table:table-cell>
          <table:table-cell table:style-name="ce18" table:formula="of:=([.C54]-[.$C$205])/[.$C$207]" office:value-type="float" office:value="0.393594662742555" calcext:value-type="float">
            <text:p>0,394</text:p>
          </table:table-cell>
          <table:table-cell table:style-name="ce18" table:formula="of:=([.D54]-[.$D$205])/[.$D$207]" office:value-type="float" office:value="0.460043405052389" calcext:value-type="float">
            <text:p>0,460</text:p>
          </table:table-cell>
          <table:table-cell table:style-name="ce20" table:formula="of:=[PCA.$B$228]*[.F54]+[PCA.$C$228] *[.G54]+[PCA.$D$228]*[.H54]" office:value-type="float" office:value="-0.619142882884924" calcext:value-type="float">
            <text:p>-0,619</text:p>
          </table:table-cell>
          <table:table-cell table:style-name="ce20" table:formula="of:=[PCA.$B$229]*[.F54]+[PCA.$C$229] *[.G54]+[PCA.$D$229]*[.H54]" office:value-type="float" office:value="-0.846246922746436" calcext:value-type="float">
            <text:p>-0,846</text:p>
          </table:table-cell>
          <table:table-cell table:style-name="ce31" table:formula="of:=[PCA.$B$230]*[.F54]+[PCA.$C$230] *[.G54]+[PCA.$D$230]*[.H54]" office:value-type="float" office:value="-0.119973002239465" calcext:value-type="float">
            <text:p>-0,120</text:p>
          </table:table-cell>
          <table:table-cell table:number-columns-repeated="243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14" office:value-type="float" office:value="419.458414938791" calcext:value-type="float">
            <text:p>419,458</text:p>
          </table:table-cell>
          <table:table-cell table:style-name="ce14" office:value-type="float" office:value="42" calcext:value-type="float">
            <text:p>42,000</text:p>
          </table:table-cell>
          <table:table-cell table:style-name="ce14" office:value-type="float" office:value="80" calcext:value-type="float">
            <text:p>80,000</text:p>
          </table:table-cell>
          <table:table-cell table:style-name="ce5" office:value-type="float" office:value="62" calcext:value-type="float">
            <text:p>62</text:p>
          </table:table-cell>
          <table:table-cell table:style-name="ce18" table:formula="of:=([.B55]-[.$B$205])/[.$B$207]" office:value-type="float" office:value="1.09279752578551" calcext:value-type="float">
            <text:p>1,093</text:p>
          </table:table-cell>
          <table:table-cell table:style-name="ce18" table:formula="of:=([.C55]-[.$C$205])/[.$C$207]" office:value-type="float" office:value="-0.347289408302254" calcext:value-type="float">
            <text:p>-0,347</text:p>
          </table:table-cell>
          <table:table-cell table:style-name="ce18" table:formula="of:=([.D55]-[.$D$205])/[.$D$207]" office:value-type="float" office:value="1.33054923114905" calcext:value-type="float">
            <text:p>1,331</text:p>
          </table:table-cell>
          <table:table-cell table:style-name="ce20" table:formula="of:=[PCA.$B$228]*[.F55]+[PCA.$C$228] *[.G55]+[PCA.$D$228]*[.H55]" office:value-type="float" office:value="-1.67145720698176" calcext:value-type="float">
            <text:p>-1,671</text:p>
          </table:table-cell>
          <table:table-cell table:style-name="ce20" table:formula="of:=[PCA.$B$229]*[.F55]+[PCA.$C$229] *[.G55]+[PCA.$D$229]*[.H55]" office:value-type="float" office:value="-0.487964961027259" calcext:value-type="float">
            <text:p>-0,488</text:p>
          </table:table-cell>
          <table:table-cell table:style-name="ce31" table:formula="of:=[PCA.$B$230]*[.F55]+[PCA.$C$230] *[.G55]+[PCA.$D$230]*[.H55]" office:value-type="float" office:value="0.230873056941328" calcext:value-type="float">
            <text:p>0,231</text:p>
          </table:table-cell>
          <table:table-cell table:number-columns-repeated="243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4" office:value-type="float" office:value="485.692298807357" calcext:value-type="float">
            <text:p>485,692</text:p>
          </table:table-cell>
          <table:table-cell table:style-name="ce14" office:value-type="float" office:value="85" calcext:value-type="float">
            <text:p>85,000</text:p>
          </table:table-cell>
          <table:table-cell table:style-name="ce14" office:value-type="float" office:value="67" calcext:value-type="float">
            <text:p>67,000</text:p>
          </table:table-cell>
          <table:table-cell table:style-name="ce5" office:value-type="float" office:value="144" calcext:value-type="float">
            <text:p>144</text:p>
          </table:table-cell>
          <table:table-cell table:style-name="ce18" table:formula="of:=([.B56]-[.$B$205])/[.$B$207]" office:value-type="float" office:value="1.49212722224635" calcext:value-type="float">
            <text:p>1,492</text:p>
          </table:table-cell>
          <table:table-cell table:style-name="ce18" table:formula="of:=([.C56]-[.$C$205])/[.$C$207]" office:value-type="float" office:value="1.24561134444409" calcext:value-type="float">
            <text:p>1,246</text:p>
          </table:table-cell>
          <table:table-cell table:style-name="ce18" table:formula="of:=([.D56]-[.$D$205])/[.$D$207]" office:value-type="float" office:value="0.838524199007461" calcext:value-type="float">
            <text:p>0,839</text:p>
          </table:table-cell>
          <table:table-cell table:style-name="ce20" table:formula="of:=[PCA.$B$228]*[.F56]+[PCA.$C$228] *[.G56]+[PCA.$D$228]*[.H56]" office:value-type="float" office:value="-0.822715894774639" calcext:value-type="float">
            <text:p>-0,823</text:p>
          </table:table-cell>
          <table:table-cell table:style-name="ce20" table:formula="of:=[PCA.$B$229]*[.F56]+[PCA.$C$229] *[.G56]+[PCA.$D$229]*[.H56]" office:value-type="float" office:value="-1.94966249105277" calcext:value-type="float">
            <text:p>-1,950</text:p>
          </table:table-cell>
          <table:table-cell table:style-name="ce31" table:formula="of:=[PCA.$B$230]*[.F56]+[PCA.$C$230] *[.G56]+[PCA.$D$230]*[.H56]" office:value-type="float" office:value="-0.0554217700962317" calcext:value-type="float">
            <text:p>-0,055</text:p>
          </table:table-cell>
          <table:table-cell table:number-columns-repeated="243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14" office:value-type="float" office:value="417.583414966496" calcext:value-type="float">
            <text:p>417,583</text:p>
          </table:table-cell>
          <table:table-cell table:style-name="ce14" office:value-type="float" office:value="47" calcext:value-type="float">
            <text:p>47,000</text:p>
          </table:table-cell>
          <table:table-cell table:style-name="ce14" office:value-type="float" office:value="75" calcext:value-type="float">
            <text:p>75,000</text:p>
          </table:table-cell>
          <table:table-cell table:style-name="ce5" office:value-type="float" office:value="106" calcext:value-type="float">
            <text:p>106</text:p>
          </table:table-cell>
          <table:table-cell table:style-name="ce18" table:formula="of:=([.B57]-[.$B$205])/[.$B$207]" office:value-type="float" office:value="1.08149299212286" calcext:value-type="float">
            <text:p>1,081</text:p>
          </table:table-cell>
          <table:table-cell table:style-name="ce18" table:formula="of:=([.C57]-[.$C$205])/[.$C$207]" office:value-type="float" office:value="-0.162068390541052" calcext:value-type="float">
            <text:p>-0,162</text:p>
          </table:table-cell>
          <table:table-cell table:style-name="ce18" table:formula="of:=([.D57]-[.$D$205])/[.$D$207]" office:value-type="float" office:value="1.14130883417152" calcext:value-type="float">
            <text:p>1,141</text:p>
          </table:table-cell>
          <table:table-cell table:style-name="ce20" table:formula="of:=[PCA.$B$228]*[.F57]+[PCA.$C$228] *[.G57]+[PCA.$D$228]*[.H57]" office:value-type="float" office:value="-1.45384164246389" calcext:value-type="float">
            <text:p>-1,454</text:p>
          </table:table-cell>
          <table:table-cell table:style-name="ce20" table:formula="of:=[PCA.$B$229]*[.F57]+[PCA.$C$229] *[.G57]+[PCA.$D$229]*[.H57]" office:value-type="float" office:value="-0.605375118105899" calcext:value-type="float">
            <text:p>-0,605</text:p>
          </table:table-cell>
          <table:table-cell table:style-name="ce31" table:formula="of:=[PCA.$B$230]*[.F57]+[PCA.$C$230] *[.G57]+[PCA.$D$230]*[.H57]" office:value-type="float" office:value="0.13545339438884" calcext:value-type="float">
            <text:p>0,135</text:p>
          </table:table-cell>
          <table:table-cell table:number-columns-repeated="243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4" office:value-type="float" office:value="373.217299637275" calcext:value-type="float">
            <text:p>373,217</text:p>
          </table:table-cell>
          <table:table-cell table:style-name="ce14" office:value-type="float" office:value="54" calcext:value-type="float">
            <text:p>54,000</text:p>
          </table:table-cell>
          <table:table-cell table:style-name="ce14" office:value-type="float" office:value="64" calcext:value-type="float">
            <text:p>64,000</text:p>
          </table:table-cell>
          <table:table-cell table:style-name="ce5" office:value-type="float" office:value="145" calcext:value-type="float">
            <text:p>145</text:p>
          </table:table-cell>
          <table:table-cell table:style-name="ce18" table:formula="of:=([.B58]-[.$B$205])/[.$B$207]" office:value-type="float" office:value="0.814005924586227" calcext:value-type="float">
            <text:p>0,814</text:p>
          </table:table-cell>
          <table:table-cell table:style-name="ce18" table:formula="of:=([.C58]-[.$C$205])/[.$C$207]" office:value-type="float" office:value="0.0972410343246313" calcext:value-type="float">
            <text:p>0,097</text:p>
          </table:table-cell>
          <table:table-cell table:style-name="ce18" table:formula="of:=([.D58]-[.$D$205])/[.$D$207]" office:value-type="float" office:value="0.72497996082094" calcext:value-type="float">
            <text:p>0,725</text:p>
          </table:table-cell>
          <table:table-cell table:style-name="ce20" table:formula="of:=[PCA.$B$228]*[.F58]+[PCA.$C$228] *[.G58]+[PCA.$D$228]*[.H58]" office:value-type="float" office:value="-0.902229827907319" calcext:value-type="float">
            <text:p>-0,902</text:p>
          </table:table-cell>
          <table:table-cell table:style-name="ce20" table:formula="of:=[PCA.$B$229]*[.F58]+[PCA.$C$229] *[.G58]+[PCA.$D$229]*[.H58]" office:value-type="float" office:value="-0.617545858919696" calcext:value-type="float">
            <text:p>-0,618</text:p>
          </table:table-cell>
          <table:table-cell table:style-name="ce31" table:formula="of:=[PCA.$B$230]*[.F58]+[PCA.$C$230] *[.G58]+[PCA.$D$230]*[.H58]" office:value-type="float" office:value="0.0477205060012907" calcext:value-type="float">
            <text:p>0,048</text:p>
          </table:table-cell>
          <table:table-cell table:number-columns-repeated="243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14" office:value-type="float" office:value="371.380372938193" calcext:value-type="float">
            <text:p>371,380</text:p>
          </table:table-cell>
          <table:table-cell table:style-name="ce14" office:value-type="float" office:value="43" calcext:value-type="float">
            <text:p>43,000</text:p>
          </table:table-cell>
          <table:table-cell table:style-name="ce14" office:value-type="float" office:value="63" calcext:value-type="float">
            <text:p>63,000</text:p>
          </table:table-cell>
          <table:table-cell table:style-name="ce5" office:value-type="float" office:value="85" calcext:value-type="float">
            <text:p>85</text:p>
          </table:table-cell>
          <table:table-cell table:style-name="ce18" table:formula="of:=([.B59]-[.$B$205])/[.$B$207]" office:value-type="float" office:value="0.802930937912928" calcext:value-type="float">
            <text:p>0,803</text:p>
          </table:table-cell>
          <table:table-cell table:style-name="ce18" table:formula="of:=([.C59]-[.$C$205])/[.$C$207]" office:value-type="float" office:value="-0.310245204750014" calcext:value-type="float">
            <text:p>-0,310</text:p>
          </table:table-cell>
          <table:table-cell table:style-name="ce18" table:formula="of:=([.D59]-[.$D$205])/[.$D$207]" office:value-type="float" office:value="0.687131881425432" calcext:value-type="float">
            <text:p>0,687</text:p>
          </table:table-cell>
          <table:table-cell table:style-name="ce20" table:formula="of:=[PCA.$B$228]*[.F59]+[PCA.$C$228] *[.G59]+[PCA.$D$228]*[.H59]" office:value-type="float" office:value="-1.06888293713789" calcext:value-type="float">
            <text:p>-1,069</text:p>
          </table:table-cell>
          <table:table-cell table:style-name="ce20" table:formula="of:=[PCA.$B$229]*[.F59]+[PCA.$C$229] *[.G59]+[PCA.$D$229]*[.H59]" office:value-type="float" office:value="-0.259102958575482" calcext:value-type="float">
            <text:p>-0,259</text:p>
          </table:table-cell>
          <table:table-cell table:style-name="ce31" table:formula="of:=[PCA.$B$230]*[.F59]+[PCA.$C$230] *[.G59]+[PCA.$D$230]*[.H59]" office:value-type="float" office:value="-0.0587952833671582" calcext:value-type="float">
            <text:p>-0,059</text:p>
          </table:table-cell>
          <table:table-cell table:number-columns-repeated="243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4" office:value-type="float" office:value="368.646085172696" calcext:value-type="float">
            <text:p>368,646</text:p>
          </table:table-cell>
          <table:table-cell table:style-name="ce14" office:value-type="float" office:value="59" calcext:value-type="float">
            <text:p>59,000</text:p>
          </table:table-cell>
          <table:table-cell table:style-name="ce14" office:value-type="float" office:value="69" calcext:value-type="float">
            <text:p>69,000</text:p>
          </table:table-cell>
          <table:table-cell table:style-name="ce5" office:value-type="float" office:value="6" calcext:value-type="float">
            <text:p>6</text:p>
          </table:table-cell>
          <table:table-cell table:style-name="ce18" table:formula="of:=([.B60]-[.$B$205])/[.$B$207]" office:value-type="float" office:value="0.786445685355502" calcext:value-type="float">
            <text:p>0,786</text:p>
          </table:table-cell>
          <table:table-cell table:style-name="ce18" table:formula="of:=([.C60]-[.$C$205])/[.$C$207]" office:value-type="float" office:value="0.282462052085834" calcext:value-type="float">
            <text:p>0,282</text:p>
          </table:table-cell>
          <table:table-cell table:style-name="ce18" table:formula="of:=([.D60]-[.$D$205])/[.$D$207]" office:value-type="float" office:value="0.914220357798475" calcext:value-type="float">
            <text:p>0,914</text:p>
          </table:table-cell>
          <table:table-cell table:style-name="ce20" table:formula="of:=[PCA.$B$228]*[.F60]+[PCA.$C$228] *[.G60]+[PCA.$D$228]*[.H60]" office:value-type="float" office:value="-0.917144445123627" calcext:value-type="float">
            <text:p>-0,917</text:p>
          </table:table-cell>
          <table:table-cell table:style-name="ce20" table:formula="of:=[PCA.$B$229]*[.F60]+[PCA.$C$229] *[.G60]+[PCA.$D$229]*[.H60]" office:value-type="float" office:value="-0.795497488271855" calcext:value-type="float">
            <text:p>-0,795</text:p>
          </table:table-cell>
          <table:table-cell table:style-name="ce31" table:formula="of:=[PCA.$B$230]*[.F60]+[PCA.$C$230] *[.G60]+[PCA.$D$230]*[.H60]" office:value-type="float" office:value="0.245177126775144" calcext:value-type="float">
            <text:p>0,245</text:p>
          </table:table-cell>
          <table:table-cell table:number-columns-repeated="24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14" office:value-type="float" office:value="431.666364881404" calcext:value-type="float">
            <text:p>431,666</text:p>
          </table:table-cell>
          <table:table-cell table:style-name="ce14" office:value-type="float" office:value="53" calcext:value-type="float">
            <text:p>53,000</text:p>
          </table:table-cell>
          <table:table-cell table:style-name="ce14" office:value-type="float" office:value="57" calcext:value-type="float">
            <text:p>57,000</text:p>
          </table:table-cell>
          <table:table-cell table:style-name="ce5" office:value-type="float" office:value="41" calcext:value-type="float">
            <text:p>41</text:p>
          </table:table-cell>
          <table:table-cell table:style-name="ce18" table:formula="of:=([.B61]-[.$B$205])/[.$B$207]" office:value-type="float" office:value="1.16640029011482" calcext:value-type="float">
            <text:p>1,166</text:p>
          </table:table-cell>
          <table:table-cell table:style-name="ce18" table:formula="of:=([.C61]-[.$C$205])/[.$C$207]" office:value-type="float" office:value="0.0601968307723908" calcext:value-type="float">
            <text:p>0,060</text:p>
          </table:table-cell>
          <table:table-cell table:style-name="ce18" table:formula="of:=([.D61]-[.$D$205])/[.$D$207]" office:value-type="float" office:value="0.460043405052389" calcext:value-type="float">
            <text:p>0,460</text:p>
          </table:table-cell>
          <table:table-cell table:style-name="ce20" table:formula="of:=[PCA.$B$228]*[.F61]+[PCA.$C$228] *[.G61]+[PCA.$D$228]*[.H61]" office:value-type="float" office:value="-0.960752686799352" calcext:value-type="float">
            <text:p>-0,961</text:p>
          </table:table-cell>
          <table:table-cell table:style-name="ce20" table:formula="of:=[PCA.$B$229]*[.F61]+[PCA.$C$229] *[.G61]+[PCA.$D$229]*[.H61]" office:value-type="float" office:value="-0.712765670343948" calcext:value-type="float">
            <text:p>-0,713</text:p>
          </table:table-cell>
          <table:table-cell table:style-name="ce31" table:formula="of:=[PCA.$B$230]*[.F61]+[PCA.$C$230] *[.G61]+[PCA.$D$230]*[.H61]" office:value-type="float" office:value="-0.380361120552153" calcext:value-type="float">
            <text:p>-0,380</text:p>
          </table:table-cell>
          <table:table-cell table:number-columns-repeated="243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4" office:value-type="float" office:value="381.534823672154" calcext:value-type="float">
            <text:p>381,535</text:p>
          </table:table-cell>
          <table:table-cell table:style-name="ce14" office:value-type="float" office:value="79" calcext:value-type="float">
            <text:p>79,000</text:p>
          </table:table-cell>
          <table:table-cell table:style-name="ce14" office:value-type="float" office:value="71" calcext:value-type="float">
            <text:p>71,000</text:p>
          </table:table-cell>
          <table:table-cell table:style-name="ce5" office:value-type="float" office:value="159" calcext:value-type="float">
            <text:p>159</text:p>
          </table:table-cell>
          <table:table-cell table:style-name="ce18" table:formula="of:=([.B62]-[.$B$205])/[.$B$207]" office:value-type="float" office:value="0.864152981563061" calcext:value-type="float">
            <text:p>0,864</text:p>
          </table:table-cell>
          <table:table-cell table:style-name="ce18" table:formula="of:=([.C62]-[.$C$205])/[.$C$207]" office:value-type="float" office:value="1.02334612313064" calcext:value-type="float">
            <text:p>1,023</text:p>
          </table:table-cell>
          <table:table-cell table:style-name="ce18" table:formula="of:=([.D62]-[.$D$205])/[.$D$207]" office:value-type="float" office:value="0.989916516589489" calcext:value-type="float">
            <text:p>0,990</text:p>
          </table:table-cell>
          <table:table-cell table:style-name="ce20" table:formula="of:=[PCA.$B$228]*[.F62]+[PCA.$C$228] *[.G62]+[PCA.$D$228]*[.H62]" office:value-type="float" office:value="-0.652871374810902" calcext:value-type="float">
            <text:p>-0,653</text:p>
          </table:table-cell>
          <table:table-cell table:style-name="ce20" table:formula="of:=[PCA.$B$229]*[.F62]+[PCA.$C$229] *[.G62]+[PCA.$D$229]*[.H62]" office:value-type="float" office:value="-1.47700051009375" calcext:value-type="float">
            <text:p>-1,477</text:p>
          </table:table-cell>
          <table:table-cell table:style-name="ce31" table:formula="of:=[PCA.$B$230]*[.F62]+[PCA.$C$230] *[.G62]+[PCA.$D$230]*[.H62]" office:value-type="float" office:value="0.407630072596862" calcext:value-type="float">
            <text:p>0,408</text:p>
          </table:table-cell>
          <table:table-cell table:number-columns-repeated="243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14" office:value-type="float" office:value="483.01620742966" calcext:value-type="float">
            <text:p>483,016</text:p>
          </table:table-cell>
          <table:table-cell table:style-name="ce14" office:value-type="float" office:value="49" calcext:value-type="float">
            <text:p>49,000</text:p>
          </table:table-cell>
          <table:table-cell table:style-name="ce14" office:value-type="float" office:value="60" calcext:value-type="float">
            <text:p>60,000</text:p>
          </table:table-cell>
          <table:table-cell table:style-name="ce5" office:value-type="float" office:value="24" calcext:value-type="float">
            <text:p>24</text:p>
          </table:table-cell>
          <table:table-cell table:style-name="ce18" table:formula="of:=([.B63]-[.$B$205])/[.$B$207]" office:value-type="float" office:value="1.47599284064074" calcext:value-type="float">
            <text:p>1,476</text:p>
          </table:table-cell>
          <table:table-cell table:style-name="ce18" table:formula="of:=([.C63]-[.$C$205])/[.$C$207]" office:value-type="float" office:value="-0.0879799834365711" calcext:value-type="float">
            <text:p>-0,088</text:p>
          </table:table-cell>
          <table:table-cell table:style-name="ce18" table:formula="of:=([.D63]-[.$D$205])/[.$D$207]" office:value-type="float" office:value="0.573587643238911" calcext:value-type="float">
            <text:p>0,574</text:p>
          </table:table-cell>
          <table:table-cell table:style-name="ce20" table:formula="of:=[PCA.$B$228]*[.F63]+[PCA.$C$228] *[.G63]+[PCA.$D$228]*[.H63]" office:value-type="float" office:value="-1.28983473503703" calcext:value-type="float">
            <text:p>-1,290</text:p>
          </table:table-cell>
          <table:table-cell table:style-name="ce20" table:formula="of:=[PCA.$B$229]*[.F63]+[PCA.$C$229] *[.G63]+[PCA.$D$229]*[.H63]" office:value-type="float" office:value="-0.760977638956293" calcext:value-type="float">
            <text:p>-0,761</text:p>
          </table:table-cell>
          <table:table-cell table:style-name="ce31" table:formula="of:=[PCA.$B$230]*[.F63]+[PCA.$C$230] *[.G63]+[PCA.$D$230]*[.H63]" office:value-type="float" office:value="-0.522054419645027" calcext:value-type="float">
            <text:p>-0,522</text:p>
          </table:table-cell>
          <table:table-cell table:number-columns-repeated="243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4" office:value-type="float" office:value="465.173059877534" calcext:value-type="float">
            <text:p>465,173</text:p>
          </table:table-cell>
          <table:table-cell table:style-name="ce14" office:value-type="float" office:value="43" calcext:value-type="float">
            <text:p>43,000</text:p>
          </table:table-cell>
          <table:table-cell table:style-name="ce14" office:value-type="float" office:value="90" calcext:value-type="float">
            <text:p>90,000</text:p>
          </table:table-cell>
          <table:table-cell table:style-name="ce5" office:value-type="float" office:value="105" calcext:value-type="float">
            <text:p>105</text:p>
          </table:table-cell>
          <table:table-cell table:style-name="ce18" table:formula="of:=([.B64]-[.$B$205])/[.$B$207]" office:value-type="float" office:value="1.36841499257078" calcext:value-type="float">
            <text:p>1,368</text:p>
          </table:table-cell>
          <table:table-cell table:style-name="ce18" table:formula="of:=([.C64]-[.$C$205])/[.$C$207]" office:value-type="float" office:value="-0.310245204750014" calcext:value-type="float">
            <text:p>-0,310</text:p>
          </table:table-cell>
          <table:table-cell table:style-name="ce18" table:formula="of:=([.D64]-[.$D$205])/[.$D$207]" office:value-type="float" office:value="1.70903002510413" calcext:value-type="float">
            <text:p>1,709</text:p>
          </table:table-cell>
          <table:table-cell table:style-name="ce20" table:formula="of:=[PCA.$B$228]*[.F64]+[PCA.$C$228] *[.G64]+[PCA.$D$228]*[.H64]" office:value-type="float" office:value="-2.06007344939402" calcext:value-type="float">
            <text:p>-2,060</text:p>
          </table:table-cell>
          <table:table-cell table:style-name="ce20" table:formula="of:=[PCA.$B$229]*[.F64]+[PCA.$C$229] *[.G64]+[PCA.$D$229]*[.H64]" office:value-type="float" office:value="-0.724668415850707" calcext:value-type="float">
            <text:p>-0,725</text:p>
          </table:table-cell>
          <table:table-cell table:style-name="ce31" table:formula="of:=[PCA.$B$230]*[.F64]+[PCA.$C$230] *[.G64]+[PCA.$D$230]*[.H64]" office:value-type="float" office:value="0.347209210266826" calcext:value-type="float">
            <text:p>0,347</text:p>
          </table:table-cell>
          <table:table-cell table:number-columns-repeated="243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14" office:value-type="float" office:value="483.649143016905" calcext:value-type="float">
            <text:p>483,649</text:p>
          </table:table-cell>
          <table:table-cell table:style-name="ce14" office:value-type="float" office:value="79" calcext:value-type="float">
            <text:p>79,000</text:p>
          </table:table-cell>
          <table:table-cell table:style-name="ce14" office:value-type="float" office:value="70" calcext:value-type="float">
            <text:p>70,000</text:p>
          </table:table-cell>
          <table:table-cell table:style-name="ce5" office:value-type="float" office:value="63" calcext:value-type="float">
            <text:p>63</text:p>
          </table:table-cell>
          <table:table-cell table:style-name="ce18" table:formula="of:=([.B65]-[.$B$205])/[.$B$207]" office:value-type="float" office:value="1.47980886291169" calcext:value-type="float">
            <text:p>1,480</text:p>
          </table:table-cell>
          <table:table-cell table:style-name="ce18" table:formula="of:=([.C65]-[.$C$205])/[.$C$207]" office:value-type="float" office:value="1.02334612313064" calcext:value-type="float">
            <text:p>1,023</text:p>
          </table:table-cell>
          <table:table-cell table:style-name="ce18" table:formula="of:=([.D65]-[.$D$205])/[.$D$207]" office:value-type="float" office:value="0.952068437193982" calcext:value-type="float">
            <text:p>0,952</text:p>
          </table:table-cell>
          <table:table-cell table:style-name="ce20" table:formula="of:=[PCA.$B$228]*[.F65]+[PCA.$C$228] *[.G65]+[PCA.$D$228]*[.H65]" office:value-type="float" office:value="-0.995753578417053" calcext:value-type="float">
            <text:p>-0,996</text:p>
          </table:table-cell>
          <table:table-cell table:style-name="ce20" table:formula="of:=[PCA.$B$229]*[.F65]+[PCA.$C$229] *[.G65]+[PCA.$D$229]*[.H65]" office:value-type="float" office:value="-1.77535802974455" calcext:value-type="float">
            <text:p>-1,775</text:p>
          </table:table-cell>
          <table:table-cell table:style-name="ce31" table:formula="of:=[PCA.$B$230]*[.F65]+[PCA.$C$230] *[.G65]+[PCA.$D$230]*[.H65]" office:value-type="float" office:value="-0.00935875009097165" calcext:value-type="float">
            <text:p>-0,009</text:p>
          </table:table-cell>
          <table:table-cell table:number-columns-repeated="243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4" office:value-type="float" office:value="494.745690153198" calcext:value-type="float">
            <text:p>494,746</text:p>
          </table:table-cell>
          <table:table-cell table:style-name="ce14" office:value-type="float" office:value="65" calcext:value-type="float">
            <text:p>65,000</text:p>
          </table:table-cell>
          <table:table-cell table:style-name="ce14" office:value-type="float" office:value="74" calcext:value-type="float">
            <text:p>74,000</text:p>
          </table:table-cell>
          <table:table-cell table:style-name="ce5" office:value-type="float" office:value="160" calcext:value-type="float">
            <text:p>160</text:p>
          </table:table-cell>
          <table:table-cell table:style-name="ce18" table:formula="of:=([.B66]-[.$B$205])/[.$B$207]" office:value-type="float" office:value="1.54671088557569" calcext:value-type="float">
            <text:p>1,547</text:p>
          </table:table-cell>
          <table:table-cell table:style-name="ce18" table:formula="of:=([.C66]-[.$C$205])/[.$C$207]" office:value-type="float" office:value="0.504727273399277" calcext:value-type="float">
            <text:p>0,505</text:p>
          </table:table-cell>
          <table:table-cell table:style-name="ce18" table:formula="of:=([.D66]-[.$D$205])/[.$D$207]" office:value-type="float" office:value="1.10346075477601" calcext:value-type="float">
            <text:p>1,103</text:p>
          </table:table-cell>
          <table:table-cell table:style-name="ce20" table:formula="of:=[PCA.$B$228]*[.F66]+[PCA.$C$228] *[.G66]+[PCA.$D$228]*[.H66]" office:value-type="float" office:value="-1.38387253274749" calcext:value-type="float">
            <text:p>-1,384</text:p>
          </table:table-cell>
          <table:table-cell table:style-name="ce20" table:formula="of:=[PCA.$B$229]*[.F66]+[PCA.$C$229] *[.G66]+[PCA.$D$229]*[.H66]" office:value-type="float" office:value="-1.39548439611024" calcext:value-type="float">
            <text:p>-1,395</text:p>
          </table:table-cell>
          <table:table-cell table:style-name="ce31" table:formula="of:=[PCA.$B$230]*[.F66]+[PCA.$C$230] *[.G66]+[PCA.$D$230]*[.H66]" office:value-type="float" office:value="-0.0470526277063248" calcext:value-type="float">
            <text:p>-0,047</text:p>
          </table:table-cell>
          <table:table-cell table:number-columns-repeated="243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14" office:value-type="float" office:value="432.385923752287" calcext:value-type="float">
            <text:p>432,386</text:p>
          </table:table-cell>
          <table:table-cell table:style-name="ce14" office:value-type="float" office:value="76" calcext:value-type="float">
            <text:p>76,000</text:p>
          </table:table-cell>
          <table:table-cell table:style-name="ce14" office:value-type="float" office:value="81" calcext:value-type="float">
            <text:p>81,000</text:p>
          </table:table-cell>
          <table:table-cell table:style-name="ce5" office:value-type="float" office:value="7" calcext:value-type="float">
            <text:p>7</text:p>
          </table:table-cell>
          <table:table-cell table:style-name="ce18" table:formula="of:=([.B67]-[.$B$205])/[.$B$207]" office:value-type="float" office:value="1.17073857150061" calcext:value-type="float">
            <text:p>1,171</text:p>
          </table:table-cell>
          <table:table-cell table:style-name="ce18" table:formula="of:=([.C67]-[.$C$205])/[.$C$207]" office:value-type="float" office:value="0.912213512473922" calcext:value-type="float">
            <text:p>0,912</text:p>
          </table:table-cell>
          <table:table-cell table:style-name="ce18" table:formula="of:=([.D67]-[.$D$205])/[.$D$207]" office:value-type="float" office:value="1.36839731054456" calcext:value-type="float">
            <text:p>1,368</text:p>
          </table:table-cell>
          <table:table-cell table:style-name="ce20" table:formula="of:=[PCA.$B$228]*[.F67]+[PCA.$C$228] *[.G67]+[PCA.$D$228]*[.H67]" office:value-type="float" office:value="-1.13176398474911" calcext:value-type="float">
            <text:p>-1,132</text:p>
          </table:table-cell>
          <table:table-cell table:style-name="ce20" table:formula="of:=[PCA.$B$229]*[.F67]+[PCA.$C$229] *[.G67]+[PCA.$D$229]*[.H67]" office:value-type="float" office:value="-1.603204967155" calcext:value-type="float">
            <text:p>-1,603</text:p>
          </table:table-cell>
          <table:table-cell table:style-name="ce31" table:formula="of:=[PCA.$B$230]*[.F67]+[PCA.$C$230] *[.G67]+[PCA.$D$230]*[.H67]" office:value-type="float" office:value="0.473413795028556" calcext:value-type="float">
            <text:p>0,473</text:p>
          </table:table-cell>
          <table:table-cell table:number-columns-repeated="243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4" office:value-type="float" office:value="495.665922540618" calcext:value-type="float">
            <text:p>495,666</text:p>
          </table:table-cell>
          <table:table-cell table:style-name="ce14" office:value-type="float" office:value="65" calcext:value-type="float">
            <text:p>65,000</text:p>
          </table:table-cell>
          <table:table-cell table:style-name="ce14" office:value-type="float" office:value="78" calcext:value-type="float">
            <text:p>78,000</text:p>
          </table:table-cell>
          <table:table-cell table:style-name="ce5" office:value-type="float" office:value="161" calcext:value-type="float">
            <text:p>161</text:p>
          </table:table-cell>
          <table:table-cell table:style-name="ce18" table:formula="of:=([.B68]-[.$B$205])/[.$B$207]" office:value-type="float" office:value="1.55225904459156" calcext:value-type="float">
            <text:p>1,552</text:p>
          </table:table-cell>
          <table:table-cell table:style-name="ce18" table:formula="of:=([.C68]-[.$C$205])/[.$C$207]" office:value-type="float" office:value="0.504727273399277" calcext:value-type="float">
            <text:p>0,505</text:p>
          </table:table-cell>
          <table:table-cell table:style-name="ce18" table:formula="of:=([.D68]-[.$D$205])/[.$D$207]" office:value-type="float" office:value="1.25485307235804" calcext:value-type="float">
            <text:p>1,255</text:p>
          </table:table-cell>
          <table:table-cell table:style-name="ce20" table:formula="of:=[PCA.$B$228]*[.F68]+[PCA.$C$228] *[.G68]+[PCA.$D$228]*[.H68]" office:value-type="float" office:value="-1.48407006664648" calcext:value-type="float">
            <text:p>-1,484</text:p>
          </table:table-cell>
          <table:table-cell table:style-name="ce20" table:formula="of:=[PCA.$B$229]*[.F68]+[PCA.$C$229] *[.G68]+[PCA.$D$229]*[.H68]" office:value-type="float" office:value="-1.42567511177033" calcext:value-type="float">
            <text:p>-1,426</text:p>
          </table:table-cell>
          <table:table-cell table:style-name="ce31" table:formula="of:=[PCA.$B$230]*[.F68]+[PCA.$C$230] *[.G68]+[PCA.$D$230]*[.H68]" office:value-type="float" office:value="0.062489188821551" calcext:value-type="float">
            <text:p>0,062</text:p>
          </table:table-cell>
          <table:table-cell table:number-columns-repeated="243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14" office:value-type="float" office:value="391.683847262146" calcext:value-type="float">
            <text:p>391,684</text:p>
          </table:table-cell>
          <table:table-cell table:style-name="ce14" office:value-type="float" office:value="54" calcext:value-type="float">
            <text:p>54,000</text:p>
          </table:table-cell>
          <table:table-cell table:style-name="ce14" office:value-type="float" office:value="52" calcext:value-type="float">
            <text:p>52,000</text:p>
          </table:table-cell>
          <table:table-cell table:style-name="ce5" office:value-type="float" office:value="107" calcext:value-type="float">
            <text:p>107</text:p>
          </table:table-cell>
          <table:table-cell table:style-name="ce18" table:formula="of:=([.B69]-[.$B$205])/[.$B$207]" office:value-type="float" office:value="0.925342304502476" calcext:value-type="float">
            <text:p>0,925</text:p>
          </table:table-cell>
          <table:table-cell table:style-name="ce18" table:formula="of:=([.C69]-[.$C$205])/[.$C$207]" office:value-type="float" office:value="0.0972410343246313" calcext:value-type="float">
            <text:p>0,097</text:p>
          </table:table-cell>
          <table:table-cell table:style-name="ce18" table:formula="of:=([.D69]-[.$D$205])/[.$D$207]" office:value-type="float" office:value="0.270803008074854" calcext:value-type="float">
            <text:p>0,271</text:p>
          </table:table-cell>
          <table:table-cell table:style-name="ce20" table:formula="of:=[PCA.$B$228]*[.F69]+[PCA.$C$228] *[.G69]+[PCA.$D$228]*[.H69]" office:value-type="float" office:value="-0.677949907562478" calcext:value-type="float">
            <text:p>-0,678</text:p>
          </table:table-cell>
          <table:table-cell table:style-name="ce20" table:formula="of:=[PCA.$B$229]*[.F69]+[PCA.$C$229] *[.G69]+[PCA.$D$229]*[.H69]" office:value-type="float" office:value="-0.590421501587842" calcext:value-type="float">
            <text:p>-0,590</text:p>
          </table:table-cell>
          <table:table-cell table:style-name="ce31" table:formula="of:=[PCA.$B$230]*[.F69]+[PCA.$C$230] *[.G69]+[PCA.$D$230]*[.H69]" office:value-type="float" office:value="-0.361712568592756" calcext:value-type="float">
            <text:p>-0,362</text:p>
          </table:table-cell>
          <table:table-cell table:number-columns-repeated="243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4" office:value-type="float" office:value="386.939864845435" calcext:value-type="float">
            <text:p>386,940</text:p>
          </table:table-cell>
          <table:table-cell table:style-name="ce14" office:value-type="float" office:value="84" calcext:value-type="float">
            <text:p>84,000</text:p>
          </table:table-cell>
          <table:table-cell table:style-name="ce14" office:value-type="float" office:value="86" calcext:value-type="float">
            <text:p>86,000</text:p>
          </table:table-cell>
          <table:table-cell table:style-name="ce5" office:value-type="float" office:value="162" calcext:value-type="float">
            <text:p>162</text:p>
          </table:table-cell>
          <table:table-cell table:style-name="ce18" table:formula="of:=([.B70]-[.$B$205])/[.$B$207]" office:value-type="float" office:value="0.896740432653318" calcext:value-type="float">
            <text:p>0,897</text:p>
          </table:table-cell>
          <table:table-cell table:style-name="ce18" table:formula="of:=([.C70]-[.$C$205])/[.$C$207]" office:value-type="float" office:value="1.20856714089185" calcext:value-type="float">
            <text:p>1,209</text:p>
          </table:table-cell>
          <table:table-cell table:style-name="ce18" table:formula="of:=([.D70]-[.$D$205])/[.$D$207]" office:value-type="float" office:value="1.5576377075221" calcext:value-type="float">
            <text:p>1,558</text:p>
          </table:table-cell>
          <table:table-cell table:style-name="ce20" table:formula="of:=[PCA.$B$228]*[.F70]+[PCA.$C$228] *[.G70]+[PCA.$D$228]*[.H70]" office:value-type="float" office:value="-0.945874143468904" calcext:value-type="float">
            <text:p>-0,946</text:p>
          </table:table-cell>
          <table:table-cell table:style-name="ce20" table:formula="of:=[PCA.$B$229]*[.F70]+[PCA.$C$229] *[.G70]+[PCA.$D$229]*[.H70]" office:value-type="float" office:value="-1.75337135926538" calcext:value-type="float">
            <text:p>-1,753</text:p>
          </table:table-cell>
          <table:table-cell table:style-name="ce31" table:formula="of:=[PCA.$B$230]*[.F70]+[PCA.$C$230] *[.G70]+[PCA.$D$230]*[.H70]" office:value-type="float" office:value="0.849721566919126" calcext:value-type="float">
            <text:p>0,850</text:p>
          </table:table-cell>
          <table:table-cell table:number-columns-repeated="243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14" office:value-type="float" office:value="462.769093277413" calcext:value-type="float">
            <text:p>462,769</text:p>
          </table:table-cell>
          <table:table-cell table:style-name="ce14" office:value-type="float" office:value="80" calcext:value-type="float">
            <text:p>80,000</text:p>
          </table:table-cell>
          <table:table-cell table:style-name="ce14" office:value-type="float" office:value="89" calcext:value-type="float">
            <text:p>89,000</text:p>
          </table:table-cell>
          <table:table-cell table:style-name="ce5" office:value-type="float" office:value="126" calcext:value-type="float">
            <text:p>126</text:p>
          </table:table-cell>
          <table:table-cell table:style-name="ce18" table:formula="of:=([.B71]-[.$B$205])/[.$B$207]" office:value-type="float" office:value="1.35392127430063" calcext:value-type="float">
            <text:p>1,354</text:p>
          </table:table-cell>
          <table:table-cell table:style-name="ce18" table:formula="of:=([.C71]-[.$C$205])/[.$C$207]" office:value-type="float" office:value="1.06039032668288" calcext:value-type="float">
            <text:p>1,060</text:p>
          </table:table-cell>
          <table:table-cell table:style-name="ce18" table:formula="of:=([.D71]-[.$D$205])/[.$D$207]" office:value-type="float" office:value="1.67118194570862" calcext:value-type="float">
            <text:p>1,671</text:p>
          </table:table-cell>
          <table:table-cell table:style-name="ce20" table:formula="of:=[PCA.$B$228]*[.F71]+[PCA.$C$228] *[.G71]+[PCA.$D$228]*[.H71]" office:value-type="float" office:value="-1.36296043311302" calcext:value-type="float">
            <text:p>-1,363</text:p>
          </table:table-cell>
          <table:table-cell table:style-name="ce20" table:formula="of:=[PCA.$B$229]*[.F71]+[PCA.$C$229] *[.G71]+[PCA.$D$229]*[.H71]" office:value-type="float" office:value="-1.87475169908407" calcext:value-type="float">
            <text:p>-1,875</text:p>
          </table:table-cell>
          <table:table-cell table:style-name="ce31" table:formula="of:=[PCA.$B$230]*[.F71]+[PCA.$C$230] *[.G71]+[PCA.$D$230]*[.H71]" office:value-type="float" office:value="0.61484043045904" calcext:value-type="float">
            <text:p>0,615</text:p>
          </table:table-cell>
          <table:table-cell table:number-columns-repeated="243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4" office:value-type="float" office:value="412.551230454725" calcext:value-type="float">
            <text:p>412,551</text:p>
          </table:table-cell>
          <table:table-cell table:style-name="ce14" office:value-type="float" office:value="49" calcext:value-type="float">
            <text:p>49,000</text:p>
          </table:table-cell>
          <table:table-cell table:style-name="ce14" office:value-type="float" office:value="84" calcext:value-type="float">
            <text:p>84,000</text:p>
          </table:table-cell>
          <table:table-cell table:style-name="ce5" office:value-type="float" office:value="146" calcext:value-type="float">
            <text:p>146</text:p>
          </table:table-cell>
          <table:table-cell table:style-name="ce18" table:formula="of:=([.B72]-[.$B$205])/[.$B$207]" office:value-type="float" office:value="1.05115352542922" calcext:value-type="float">
            <text:p>1,051</text:p>
          </table:table-cell>
          <table:table-cell table:style-name="ce18" table:formula="of:=([.C72]-[.$C$205])/[.$C$207]" office:value-type="float" office:value="-0.0879799834365711" calcext:value-type="float">
            <text:p>-0,088</text:p>
          </table:table-cell>
          <table:table-cell table:style-name="ce18" table:formula="of:=([.D72]-[.$D$205])/[.$D$207]" office:value-type="float" office:value="1.48194154873108" calcext:value-type="float">
            <text:p>1,482</text:p>
          </table:table-cell>
          <table:table-cell table:style-name="ce20" table:formula="of:=[PCA.$B$228]*[.F72]+[PCA.$C$228] *[.G72]+[PCA.$D$228]*[.H72]" office:value-type="float" office:value="-1.61784629775219" calcext:value-type="float">
            <text:p>-1,618</text:p>
          </table:table-cell>
          <table:table-cell table:style-name="ce20" table:formula="of:=[PCA.$B$229]*[.F72]+[PCA.$C$229] *[.G72]+[PCA.$D$229]*[.H72]" office:value-type="float" office:value="-0.715000262125297" calcext:value-type="float">
            <text:p>-0,715</text:p>
          </table:table-cell>
          <table:table-cell table:style-name="ce31" table:formula="of:=[PCA.$B$230]*[.F72]+[PCA.$C$230] *[.G72]+[PCA.$D$230]*[.H72]" office:value-type="float" office:value="0.424460501275603" calcext:value-type="float">
            <text:p>0,424</text:p>
          </table:table-cell>
          <table:table-cell table:number-columns-repeated="243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14" office:value-type="float" office:value="380.948559114018" calcext:value-type="float">
            <text:p>380,949</text:p>
          </table:table-cell>
          <table:table-cell table:style-name="ce14" office:value-type="float" office:value="71" calcext:value-type="float">
            <text:p>71,000</text:p>
          </table:table-cell>
          <table:table-cell table:style-name="ce14" office:value-type="float" office:value="80" calcext:value-type="float">
            <text:p>80,000</text:p>
          </table:table-cell>
          <table:table-cell table:style-name="ce5" office:value-type="float" office:value="8" calcext:value-type="float">
            <text:p>8</text:p>
          </table:table-cell>
          <table:table-cell table:style-name="ce18" table:formula="of:=([.B73]-[.$B$205])/[.$B$207]" office:value-type="float" office:value="0.860618342880076" calcext:value-type="float">
            <text:p>0,861</text:p>
          </table:table-cell>
          <table:table-cell table:style-name="ce18" table:formula="of:=([.C73]-[.$C$205])/[.$C$207]" office:value-type="float" office:value="0.726992494712719" calcext:value-type="float">
            <text:p>0,727</text:p>
          </table:table-cell>
          <table:table-cell table:style-name="ce18" table:formula="of:=([.D73]-[.$D$205])/[.$D$207]" office:value-type="float" office:value="1.33054923114905" calcext:value-type="float">
            <text:p>1,331</text:p>
          </table:table-cell>
          <table:table-cell table:style-name="ce20" table:formula="of:=[PCA.$B$228]*[.F73]+[PCA.$C$228] *[.G73]+[PCA.$D$228]*[.H73]" office:value-type="float" office:value="-1.0123858493462" calcext:value-type="float">
            <text:p>-1,012</text:p>
          </table:table-cell>
          <table:table-cell table:style-name="ce20" table:formula="of:=[PCA.$B$229]*[.F73]+[PCA.$C$229] *[.G73]+[PCA.$D$229]*[.H73]" office:value-type="float" office:value="-1.28528502940728" calcext:value-type="float">
            <text:p>-1,285</text:p>
          </table:table-cell>
          <table:table-cell table:style-name="ce31" table:formula="of:=[PCA.$B$230]*[.F73]+[PCA.$C$230] *[.G73]+[PCA.$D$230]*[.H73]" office:value-type="float" office:value="0.602214918700995" calcext:value-type="float">
            <text:p>0,602</text:p>
          </table:table-cell>
          <table:table-cell table:number-columns-repeated="243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4" office:value-type="float" office:value="443.33921781663" calcext:value-type="float">
            <text:p>443,339</text:p>
          </table:table-cell>
          <table:table-cell table:style-name="ce14" office:value-type="float" office:value="78" calcext:value-type="float">
            <text:p>78,000</text:p>
          </table:table-cell>
          <table:table-cell table:style-name="ce14" office:value-type="float" office:value="56" calcext:value-type="float">
            <text:p>56,000</text:p>
          </table:table-cell>
          <table:table-cell table:style-name="ce5" office:value-type="float" office:value="108" calcext:value-type="float">
            <text:p>108</text:p>
          </table:table-cell>
          <table:table-cell table:style-name="ce18" table:formula="of:=([.B74]-[.$B$205])/[.$B$207]" office:value-type="float" office:value="1.23677690925897" calcext:value-type="float">
            <text:p>1,237</text:p>
          </table:table-cell>
          <table:table-cell table:style-name="ce18" table:formula="of:=([.C74]-[.$C$205])/[.$C$207]" office:value-type="float" office:value="0.986301919578403" calcext:value-type="float">
            <text:p>0,986</text:p>
          </table:table-cell>
          <table:table-cell table:style-name="ce18" table:formula="of:=([.D74]-[.$D$205])/[.$D$207]" office:value-type="float" office:value="0.422195325656882" calcext:value-type="float">
            <text:p>0,422</text:p>
          </table:table-cell>
          <table:table-cell table:style-name="ce20" table:formula="of:=[PCA.$B$228]*[.F74]+[PCA.$C$228] *[.G74]+[PCA.$D$228]*[.H74]" office:value-type="float" office:value="-0.529678224401812" calcext:value-type="float">
            <text:p>-0,530</text:p>
          </table:table-cell>
          <table:table-cell table:style-name="ce20" table:formula="of:=[PCA.$B$229]*[.F74]+[PCA.$C$229] *[.G74]+[PCA.$D$229]*[.H74]" office:value-type="float" office:value="-1.52736900856531" calcext:value-type="float">
            <text:p>-1,527</text:p>
          </table:table-cell>
          <table:table-cell table:style-name="ce31" table:formula="of:=[PCA.$B$230]*[.F74]+[PCA.$C$230] *[.G74]+[PCA.$D$230]*[.H74]" office:value-type="float" office:value="-0.259314473073545" calcext:value-type="float">
            <text:p>-0,259</text:p>
          </table:table-cell>
          <table:table-cell table:number-columns-repeated="243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14" office:value-type="float" office:value="473.632939401409" calcext:value-type="float">
            <text:p>473,633</text:p>
          </table:table-cell>
          <table:table-cell table:style-name="ce14" office:value-type="float" office:value="78" calcext:value-type="float">
            <text:p>78,000</text:p>
          </table:table-cell>
          <table:table-cell table:style-name="ce14" office:value-type="float" office:value="80" calcext:value-type="float">
            <text:p>80,000</text:p>
          </table:table-cell>
          <table:table-cell table:style-name="ce5" office:value-type="float" office:value="86" calcext:value-type="float">
            <text:p>86</text:p>
          </table:table-cell>
          <table:table-cell table:style-name="ce18" table:formula="of:=([.B75]-[.$B$205])/[.$B$207]" office:value-type="float" office:value="1.41942032284958" calcext:value-type="float">
            <text:p>1,419</text:p>
          </table:table-cell>
          <table:table-cell table:style-name="ce18" table:formula="of:=([.C75]-[.$C$205])/[.$C$207]" office:value-type="float" office:value="0.986301919578403" calcext:value-type="float">
            <text:p>0,986</text:p>
          </table:table-cell>
          <table:table-cell table:style-name="ce18" table:formula="of:=([.D75]-[.$D$205])/[.$D$207]" office:value-type="float" office:value="1.33054923114905" calcext:value-type="float">
            <text:p>1,331</text:p>
          </table:table-cell>
          <table:table-cell table:style-name="ce20" table:formula="of:=[PCA.$B$228]*[.F75]+[PCA.$C$228] *[.G75]+[PCA.$D$228]*[.H75]" office:value-type="float" office:value="-1.21992080361257" calcext:value-type="float">
            <text:p>-1,220</text:p>
          </table:table-cell>
          <table:table-cell table:style-name="ce20" table:formula="of:=[PCA.$B$229]*[.F75]+[PCA.$C$229] *[.G75]+[PCA.$D$229]*[.H75]" office:value-type="float" office:value="-1.78255726936526" calcext:value-type="float">
            <text:p>-1,783</text:p>
          </table:table-cell>
          <table:table-cell table:style-name="ce31" table:formula="of:=[PCA.$B$230]*[.F75]+[PCA.$C$230] *[.G75]+[PCA.$D$230]*[.H75]" office:value-type="float" office:value="0.303633422950505" calcext:value-type="float">
            <text:p>0,304</text:p>
          </table:table-cell>
          <table:table-cell table:number-columns-repeated="243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14" office:value-type="float" office:value="472.388968834058" calcext:value-type="float">
            <text:p>472,389</text:p>
          </table:table-cell>
          <table:table-cell table:style-name="ce14" office:value-type="float" office:value="61" calcext:value-type="float">
            <text:p>61,000</text:p>
          </table:table-cell>
          <table:table-cell table:style-name="ce14" office:value-type="float" office:value="66" calcext:value-type="float">
            <text:p>66,000</text:p>
          </table:table-cell>
          <table:table-cell table:style-name="ce5" office:value-type="float" office:value="42" calcext:value-type="float">
            <text:p>42</text:p>
          </table:table-cell>
          <table:table-cell table:style-name="ce18" table:formula="of:=([.B76]-[.$B$205])/[.$B$207]" office:value-type="float" office:value="1.41192031892331" calcext:value-type="float">
            <text:p>1,412</text:p>
          </table:table-cell>
          <table:table-cell table:style-name="ce18" table:formula="of:=([.C76]-[.$C$205])/[.$C$207]" office:value-type="float" office:value="0.356550459190315" calcext:value-type="float">
            <text:p>0,357</text:p>
          </table:table-cell>
          <table:table-cell table:style-name="ce18" table:formula="of:=([.D76]-[.$D$205])/[.$D$207]" office:value-type="float" office:value="0.800676119611954" calcext:value-type="float">
            <text:p>0,801</text:p>
          </table:table-cell>
          <table:table-cell table:style-name="ce20" table:formula="of:=[PCA.$B$228]*[.F76]+[PCA.$C$228] *[.G76]+[PCA.$D$228]*[.H76]" office:value-type="float" office:value="-1.18153144410996" calcext:value-type="float">
            <text:p>-1,182</text:p>
          </table:table-cell>
          <table:table-cell table:style-name="ce20" table:formula="of:=[PCA.$B$229]*[.F76]+[PCA.$C$229] *[.G76]+[PCA.$D$229]*[.H76]" office:value-type="float" office:value="-1.14792854959773" calcext:value-type="float">
            <text:p>-1,148</text:p>
          </table:table-cell>
          <table:table-cell table:style-name="ce31" table:formula="of:=[PCA.$B$230]*[.F76]+[PCA.$C$230] *[.G76]+[PCA.$D$230]*[.H76]" office:value-type="float" office:value="-0.219034251468976" calcext:value-type="float">
            <text:p>-0,219</text:p>
          </table:table-cell>
          <table:table-cell table:number-columns-repeated="243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14" office:value-type="float" office:value="367.807119114406" calcext:value-type="float">
            <text:p>367,807</text:p>
          </table:table-cell>
          <table:table-cell table:style-name="ce14" office:value-type="float" office:value="75" calcext:value-type="float">
            <text:p>75,000</text:p>
          </table:table-cell>
          <table:table-cell table:style-name="ce14" office:value-type="float" office:value="50" calcext:value-type="float">
            <text:p>50,000</text:p>
          </table:table-cell>
          <table:table-cell table:style-name="ce5" office:value-type="float" office:value="25" calcext:value-type="float">
            <text:p>25</text:p>
          </table:table-cell>
          <table:table-cell table:style-name="ce18" table:formula="of:=([.B77]-[.$B$205])/[.$B$207]" office:value-type="float" office:value="0.781387487921955" calcext:value-type="float">
            <text:p>0,781</text:p>
          </table:table-cell>
          <table:table-cell table:style-name="ce18" table:formula="of:=([.C77]-[.$C$205])/[.$C$207]" office:value-type="float" office:value="0.875169308921681" calcext:value-type="float">
            <text:p>0,875</text:p>
          </table:table-cell>
          <table:table-cell table:style-name="ce18" table:formula="of:=([.D77]-[.$D$205])/[.$D$207]" office:value-type="float" office:value="0.195106849283839" calcext:value-type="float">
            <text:p>0,195</text:p>
          </table:table-cell>
          <table:table-cell table:style-name="ce20" table:formula="of:=[PCA.$B$228]*[.F77]+[PCA.$C$228] *[.G77]+[PCA.$D$228]*[.H77]" office:value-type="float" office:value="-0.166661784488448" calcext:value-type="float">
            <text:p>-0,167</text:p>
          </table:table-cell>
          <table:table-cell table:style-name="ce20" table:formula="of:=[PCA.$B$229]*[.F77]+[PCA.$C$229] *[.G77]+[PCA.$D$229]*[.H77]" office:value-type="float" office:value="-1.16605609265158" calcext:value-type="float">
            <text:p>-1,166</text:p>
          </table:table-cell>
          <table:table-cell table:style-name="ce31" table:formula="of:=[PCA.$B$230]*[.F77]+[PCA.$C$230] *[.G77]+[PCA.$D$230]*[.H77]" office:value-type="float" office:value="-0.16459646591559" calcext:value-type="float">
            <text:p>-0,165</text:p>
          </table:table-cell>
          <table:table-cell table:number-columns-repeated="243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14" office:value-type="float" office:value="455.715183128905" calcext:value-type="float">
            <text:p>455,715</text:p>
          </table:table-cell>
          <table:table-cell table:style-name="ce14" office:value-type="float" office:value="45" calcext:value-type="float">
            <text:p>45,000</text:p>
          </table:table-cell>
          <table:table-cell table:style-name="ce14" office:value-type="float" office:value="61" calcext:value-type="float">
            <text:p>61,000</text:p>
          </table:table-cell>
          <table:table-cell table:style-name="ce5" office:value-type="float" office:value="64" calcext:value-type="float">
            <text:p>64</text:p>
          </table:table-cell>
          <table:table-cell table:style-name="ce18" table:formula="of:=([.B78]-[.$B$205])/[.$B$207]" office:value-type="float" office:value="1.31139265248441" calcext:value-type="float">
            <text:p>1,311</text:p>
          </table:table-cell>
          <table:table-cell table:style-name="ce18" table:formula="of:=([.C78]-[.$C$205])/[.$C$207]" office:value-type="float" office:value="-0.236156797645533" calcext:value-type="float">
            <text:p>-0,236</text:p>
          </table:table-cell>
          <table:table-cell table:style-name="ce18" table:formula="of:=([.D78]-[.$D$205])/[.$D$207]" office:value-type="float" office:value="0.611435722634418" calcext:value-type="float">
            <text:p>0,611</text:p>
          </table:table-cell>
          <table:table-cell table:style-name="ce20" table:formula="of:=[PCA.$B$228]*[.F78]+[PCA.$C$228] *[.G78]+[PCA.$D$228]*[.H78]" office:value-type="float" office:value="-1.28771955539543" calcext:value-type="float">
            <text:p>-1,288</text:p>
          </table:table-cell>
          <table:table-cell table:style-name="ce20" table:formula="of:=[PCA.$B$229]*[.F78]+[PCA.$C$229] *[.G78]+[PCA.$D$229]*[.H78]" office:value-type="float" office:value="-0.560383735266337" calcext:value-type="float">
            <text:p>-0,560</text:p>
          </table:table-cell>
          <table:table-cell table:style-name="ce31" table:formula="of:=[PCA.$B$230]*[.F78]+[PCA.$C$230] *[.G78]+[PCA.$D$230]*[.H78]" office:value-type="float" office:value="-0.420862999924541" calcext:value-type="float">
            <text:p>-0,421</text:p>
          </table:table-cell>
          <table:table-cell table:number-columns-repeated="243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14" office:value-type="float" office:value="507.450031344355" calcext:value-type="float">
            <text:p>507,450</text:p>
          </table:table-cell>
          <table:table-cell table:style-name="ce14" office:value-type="float" office:value="84" calcext:value-type="float">
            <text:p>84,000</text:p>
          </table:table-cell>
          <table:table-cell table:style-name="ce14" office:value-type="float" office:value="91" calcext:value-type="float">
            <text:p>91,000</text:p>
          </table:table-cell>
          <table:table-cell table:style-name="ce5" office:value-type="float" office:value="163" calcext:value-type="float">
            <text:p>163</text:p>
          </table:table-cell>
          <table:table-cell table:style-name="ce18" table:formula="of:=([.B79]-[.$B$205])/[.$B$207]" office:value-type="float" office:value="1.62330643479136" calcext:value-type="float">
            <text:p>1,623</text:p>
          </table:table-cell>
          <table:table-cell table:style-name="ce18" table:formula="of:=([.C79]-[.$C$205])/[.$C$207]" office:value-type="float" office:value="1.20856714089185" calcext:value-type="float">
            <text:p>1,209</text:p>
          </table:table-cell>
          <table:table-cell table:style-name="ce18" table:formula="of:=([.D79]-[.$D$205])/[.$D$207]" office:value-type="float" office:value="1.74687810449963" calcext:value-type="float">
            <text:p>1,747</text:p>
          </table:table-cell>
          <table:table-cell table:style-name="ce20" table:formula="of:=[PCA.$B$228]*[.F79]+[PCA.$C$228] *[.G79]+[PCA.$D$228]*[.H79]" office:value-type="float" office:value="-1.50022395553664" calcext:value-type="float">
            <text:p>-1,500</text:p>
          </table:table-cell>
          <table:table-cell table:style-name="ce20" table:formula="of:=[PCA.$B$229]*[.F79]+[PCA.$C$229] *[.G79]+[PCA.$D$229]*[.H79]" office:value-type="float" office:value="-2.14787392091831" calcext:value-type="float">
            <text:p>-2,148</text:p>
          </table:table-cell>
          <table:table-cell table:style-name="ce31" table:formula="of:=[PCA.$B$230]*[.F79]+[PCA.$C$230] *[.G79]+[PCA.$D$230]*[.H79]" office:value-type="float" office:value="0.53227106980908" calcext:value-type="float">
            <text:p>0,532</text:p>
          </table:table-cell>
          <table:table-cell table:number-columns-repeated="243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14" office:value-type="float" office:value="379.988855900651" calcext:value-type="float">
            <text:p>379,989</text:p>
          </table:table-cell>
          <table:table-cell table:style-name="ce14" office:value-type="float" office:value="83" calcext:value-type="float">
            <text:p>83,000</text:p>
          </table:table-cell>
          <table:table-cell table:style-name="ce14" office:value-type="float" office:value="64" calcext:value-type="float">
            <text:p>64,000</text:p>
          </table:table-cell>
          <table:table-cell table:style-name="ce5" office:value-type="float" office:value="177" calcext:value-type="float">
            <text:p>177</text:p>
          </table:table-cell>
          <table:table-cell table:style-name="ce18" table:formula="of:=([.B80]-[.$B$205])/[.$B$207]" office:value-type="float" office:value="0.854832210911025" calcext:value-type="float">
            <text:p>0,855</text:p>
          </table:table-cell>
          <table:table-cell table:style-name="ce18" table:formula="of:=([.C80]-[.$C$205])/[.$C$207]" office:value-type="float" office:value="1.17152293733961" calcext:value-type="float">
            <text:p>1,172</text:p>
          </table:table-cell>
          <table:table-cell table:style-name="ce18" table:formula="of:=([.D80]-[.$D$205])/[.$D$207]" office:value-type="float" office:value="0.72497996082094" calcext:value-type="float">
            <text:p>0,725</text:p>
          </table:table-cell>
          <table:table-cell table:style-name="ce20" table:formula="of:=[PCA.$B$228]*[.F80]+[PCA.$C$228] *[.G80]+[PCA.$D$228]*[.H80]" office:value-type="float" office:value="-0.405946717475301" calcext:value-type="float">
            <text:p>-0,406</text:p>
          </table:table-cell>
          <table:table-cell table:style-name="ce20" table:formula="of:=[PCA.$B$229]*[.F80]+[PCA.$C$229] *[.G80]+[PCA.$D$229]*[.H80]" office:value-type="float" office:value="-1.5502111187253" calcext:value-type="float">
            <text:p>-1,550</text:p>
          </table:table-cell>
          <table:table-cell table:style-name="ce31" table:formula="of:=[PCA.$B$230]*[.F80]+[PCA.$C$230] *[.G80]+[PCA.$D$230]*[.H80]" office:value-type="float" office:value="0.24668562246711" calcext:value-type="float">
            <text:p>0,247</text:p>
          </table:table-cell>
          <table:table-cell table:number-columns-repeated="243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14" office:value-type="float" office:value="385.859667875158" calcext:value-type="float">
            <text:p>385,860</text:p>
          </table:table-cell>
          <table:table-cell table:style-name="ce14" office:value-type="float" office:value="42" calcext:value-type="float">
            <text:p>42,000</text:p>
          </table:table-cell>
          <table:table-cell table:style-name="ce14" office:value-type="float" office:value="78" calcext:value-type="float">
            <text:p>78,000</text:p>
          </table:table-cell>
          <table:table-cell table:style-name="ce5" office:value-type="float" office:value="43" calcext:value-type="float">
            <text:p>43</text:p>
          </table:table-cell>
          <table:table-cell table:style-name="ce18" table:formula="of:=([.B81]-[.$B$205])/[.$B$207]" office:value-type="float" office:value="0.89022783361693" calcext:value-type="float">
            <text:p>0,890</text:p>
          </table:table-cell>
          <table:table-cell table:style-name="ce18" table:formula="of:=([.C81]-[.$C$205])/[.$C$207]" office:value-type="float" office:value="-0.347289408302254" calcext:value-type="float">
            <text:p>-0,347</text:p>
          </table:table-cell>
          <table:table-cell table:style-name="ce18" table:formula="of:=([.D81]-[.$D$205])/[.$D$207]" office:value-type="float" office:value="1.25485307235804" calcext:value-type="float">
            <text:p>1,255</text:p>
          </table:table-cell>
          <table:table-cell table:style-name="ce20" table:formula="of:=[PCA.$B$228]*[.F81]+[PCA.$C$228] *[.G81]+[PCA.$D$228]*[.H81]" office:value-type="float" office:value="-1.50222391252375" calcext:value-type="float">
            <text:p>-1,502</text:p>
          </table:table-cell>
          <table:table-cell table:style-name="ce20" table:formula="of:=[PCA.$B$229]*[.F81]+[PCA.$C$229] *[.G81]+[PCA.$D$229]*[.H81]" office:value-type="float" office:value="-0.373818930264573" calcext:value-type="float">
            <text:p>-0,374</text:p>
          </table:table-cell>
          <table:table-cell table:style-name="ce31" table:formula="of:=[PCA.$B$230]*[.F81]+[PCA.$C$230] *[.G81]+[PCA.$D$230]*[.H81]" office:value-type="float" office:value="0.302253897693772" calcext:value-type="float">
            <text:p>0,302</text:p>
          </table:table-cell>
          <table:table-cell table:number-columns-repeated="243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4" office:value-type="float" office:value="380.228522790427" calcext:value-type="float">
            <text:p>380,229</text:p>
          </table:table-cell>
          <table:table-cell table:style-name="ce14" office:value-type="float" office:value="57" calcext:value-type="float">
            <text:p>57,000</text:p>
          </table:table-cell>
          <table:table-cell table:style-name="ce14" office:value-type="float" office:value="52" calcext:value-type="float">
            <text:p>52,000</text:p>
          </table:table-cell>
          <table:table-cell table:style-name="ce5" office:value-type="float" office:value="127" calcext:value-type="float">
            <text:p>127</text:p>
          </table:table-cell>
          <table:table-cell table:style-name="ce18" table:formula="of:=([.B82]-[.$B$205])/[.$B$207]" office:value-type="float" office:value="0.856277182891467" calcext:value-type="float">
            <text:p>0,856</text:p>
          </table:table-cell>
          <table:table-cell table:style-name="ce18" table:formula="of:=([.C82]-[.$C$205])/[.$C$207]" office:value-type="float" office:value="0.208373644981353" calcext:value-type="float">
            <text:p>0,208</text:p>
          </table:table-cell>
          <table:table-cell table:style-name="ce18" table:formula="of:=([.D82]-[.$D$205])/[.$D$207]" office:value-type="float" office:value="0.270803008074854" calcext:value-type="float">
            <text:p>0,271</text:p>
          </table:table-cell>
          <table:table-cell table:style-name="ce20" table:formula="of:=[PCA.$B$228]*[.F82]+[PCA.$C$228] *[.G82]+[PCA.$D$228]*[.H82]" office:value-type="float" office:value="-0.582909643880676" calcext:value-type="float">
            <text:p>-0,583</text:p>
          </table:table-cell>
          <table:table-cell table:style-name="ce20" table:formula="of:=[PCA.$B$229]*[.F82]+[PCA.$C$229] *[.G82]+[PCA.$D$229]*[.H82]" office:value-type="float" office:value="-0.650570592770094" calcext:value-type="float">
            <text:p>-0,651</text:p>
          </table:table-cell>
          <table:table-cell table:style-name="ce31" table:formula="of:=[PCA.$B$230]*[.F82]+[PCA.$C$230] *[.G82]+[PCA.$D$230]*[.H82]" office:value-type="float" office:value="-0.294855298999861" calcext:value-type="float">
            <text:p>-0,295</text:p>
          </table:table-cell>
          <table:table-cell table:number-columns-repeated="243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4" office:value-type="float" office:value="395.56908048241" calcext:value-type="float">
            <text:p>395,569</text:p>
          </table:table-cell>
          <table:table-cell table:style-name="ce14" office:value-type="float" office:value="84" calcext:value-type="float">
            <text:p>84,000</text:p>
          </table:table-cell>
          <table:table-cell table:style-name="ce14" office:value-type="float" office:value="83" calcext:value-type="float">
            <text:p>83,000</text:p>
          </table:table-cell>
          <table:table-cell table:style-name="ce5" office:value-type="float" office:value="109" calcext:value-type="float">
            <text:p>109</text:p>
          </table:table-cell>
          <table:table-cell table:style-name="ce18" table:formula="of:=([.B83]-[.$B$205])/[.$B$207]" office:value-type="float" office:value="0.948766704702325" calcext:value-type="float">
            <text:p>0,949</text:p>
          </table:table-cell>
          <table:table-cell table:style-name="ce18" table:formula="of:=([.C83]-[.$C$205])/[.$C$207]" office:value-type="float" office:value="1.20856714089185" calcext:value-type="float">
            <text:p>1,209</text:p>
          </table:table-cell>
          <table:table-cell table:style-name="ce18" table:formula="of:=([.D83]-[.$D$205])/[.$D$207]" office:value-type="float" office:value="1.44409346933558" calcext:value-type="float">
            <text:p>1,444</text:p>
          </table:table-cell>
          <table:table-cell table:style-name="ce20" table:formula="of:=[PCA.$B$228]*[.F83]+[PCA.$C$228] *[.G83]+[PCA.$D$228]*[.H83]" office:value-type="float" office:value="-0.904229523110315" calcext:value-type="float">
            <text:p>-0,904</text:p>
          </table:table-cell>
          <table:table-cell table:style-name="ce20" table:formula="of:=[PCA.$B$229]*[.F83]+[PCA.$C$229] *[.G83]+[PCA.$D$229]*[.H83]" office:value-type="float" office:value="-1.75858378363661" calcext:value-type="float">
            <text:p>-1,759</text:p>
          </table:table-cell>
          <table:table-cell table:style-name="ce31" table:formula="of:=[PCA.$B$230]*[.F83]+[PCA.$C$230] *[.G83]+[PCA.$D$230]*[.H83]" office:value-type="float" office:value="0.732088260899943" calcext:value-type="float">
            <text:p>0,732</text:p>
          </table:table-cell>
          <table:table-cell table:number-columns-repeated="243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14" office:value-type="float" office:value="397.53512066514" calcext:value-type="float">
            <text:p>397,535</text:p>
          </table:table-cell>
          <table:table-cell table:style-name="ce14" office:value-type="float" office:value="76" calcext:value-type="float">
            <text:p>76,000</text:p>
          </table:table-cell>
          <table:table-cell table:style-name="ce14" office:value-type="float" office:value="83" calcext:value-type="float">
            <text:p>83,000</text:p>
          </table:table-cell>
          <table:table-cell table:style-name="ce5" office:value-type="float" office:value="9" calcext:value-type="float">
            <text:p>9</text:p>
          </table:table-cell>
          <table:table-cell table:style-name="ce18" table:formula="of:=([.B84]-[.$B$205])/[.$B$207]" office:value-type="float" office:value="0.960620127505634" calcext:value-type="float">
            <text:p>0,961</text:p>
          </table:table-cell>
          <table:table-cell table:style-name="ce18" table:formula="of:=([.C84]-[.$C$205])/[.$C$207]" office:value-type="float" office:value="0.912213512473922" calcext:value-type="float">
            <text:p>0,912</text:p>
          </table:table-cell>
          <table:table-cell table:style-name="ce18" table:formula="of:=([.D84]-[.$D$205])/[.$D$207]" office:value-type="float" office:value="1.44409346933558" calcext:value-type="float">
            <text:p>1,444</text:p>
          </table:table-cell>
          <table:table-cell table:style-name="ce20" table:formula="of:=[PCA.$B$228]*[.F84]+[PCA.$C$228] *[.G84]+[PCA.$D$228]*[.H84]" office:value-type="float" office:value="-1.05491877199924" calcext:value-type="float">
            <text:p>-1,055</text:p>
          </table:table-cell>
          <table:table-cell table:style-name="ce20" table:formula="of:=[PCA.$B$229]*[.F84]+[PCA.$C$229] *[.G84]+[PCA.$D$229]*[.H84]" office:value-type="float" office:value="-1.51275672753324" calcext:value-type="float">
            <text:p>-1,513</text:p>
          </table:table-cell>
          <table:table-cell table:style-name="ce31" table:formula="of:=[PCA.$B$230]*[.F84]+[PCA.$C$230] *[.G84]+[PCA.$D$230]*[.H84]" office:value-type="float" office:value="0.662605894202327" calcext:value-type="float">
            <text:p>0,663</text:p>
          </table:table-cell>
          <table:table-cell table:number-columns-repeated="243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14" office:value-type="float" office:value="445.172805964501" calcext:value-type="float">
            <text:p>445,173</text:p>
          </table:table-cell>
          <table:table-cell table:style-name="ce14" office:value-type="float" office:value="43" calcext:value-type="float">
            <text:p>43,000</text:p>
          </table:table-cell>
          <table:table-cell table:style-name="ce14" office:value-type="float" office:value="86" calcext:value-type="float">
            <text:p>86,000</text:p>
          </table:table-cell>
          <table:table-cell table:style-name="ce5" office:value-type="float" office:value="164" calcext:value-type="float">
            <text:p>164</text:p>
          </table:table-cell>
          <table:table-cell table:style-name="ce18" table:formula="of:=([.B85]-[.$B$205])/[.$B$207]" office:value-type="float" office:value="1.24783176752421" calcext:value-type="float">
            <text:p>1,248</text:p>
          </table:table-cell>
          <table:table-cell table:style-name="ce18" table:formula="of:=([.C85]-[.$C$205])/[.$C$207]" office:value-type="float" office:value="-0.310245204750014" calcext:value-type="float">
            <text:p>-0,310</text:p>
          </table:table-cell>
          <table:table-cell table:style-name="ce18" table:formula="of:=([.D85]-[.$D$205])/[.$D$207]" office:value-type="float" office:value="1.5576377075221" calcext:value-type="float">
            <text:p>1,558</text:p>
          </table:table-cell>
          <table:table-cell table:style-name="ce20" table:formula="of:=[PCA.$B$228]*[.F85]+[PCA.$C$228] *[.G85]+[PCA.$D$228]*[.H85]" office:value-type="float" office:value="-1.89128257625211" calcext:value-type="float">
            <text:p>-1,891</text:p>
          </table:table-cell>
          <table:table-cell table:style-name="ce20" table:formula="of:=[PCA.$B$229]*[.F85]+[PCA.$C$229] *[.G85]+[PCA.$D$229]*[.H85]" office:value-type="float" office:value="-0.637447915855245" calcext:value-type="float">
            <text:p>-0,637</text:p>
          </table:table-cell>
          <table:table-cell table:style-name="ce31" table:formula="of:=[PCA.$B$230]*[.F85]+[PCA.$C$230] *[.G85]+[PCA.$D$230]*[.H85]" office:value-type="float" office:value="0.31030099457099" calcext:value-type="float">
            <text:p>0,310</text:p>
          </table:table-cell>
          <table:table-cell table:number-columns-repeated="243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14" office:value-type="float" office:value="431.091902152615" calcext:value-type="float">
            <text:p>431,092</text:p>
          </table:table-cell>
          <table:table-cell table:style-name="ce14" office:value-type="float" office:value="68" calcext:value-type="float">
            <text:p>68,000</text:p>
          </table:table-cell>
          <table:table-cell table:style-name="ce14" office:value-type="float" office:value="64" calcext:value-type="float">
            <text:p>64,000</text:p>
          </table:table-cell>
          <table:table-cell table:style-name="ce5" office:value-type="float" office:value="147" calcext:value-type="float">
            <text:p>147</text:p>
          </table:table-cell>
          <table:table-cell table:style-name="ce18" table:formula="of:=([.B86]-[.$B$205])/[.$B$207]" office:value-type="float" office:value="1.16293680566069" calcext:value-type="float">
            <text:p>1,163</text:p>
          </table:table-cell>
          <table:table-cell table:style-name="ce18" table:formula="of:=([.C86]-[.$C$205])/[.$C$207]" office:value-type="float" office:value="0.615859884055998" calcext:value-type="float">
            <text:p>0,616</text:p>
          </table:table-cell>
          <table:table-cell table:style-name="ce18" table:formula="of:=([.D86]-[.$D$205])/[.$D$207]" office:value-type="float" office:value="0.72497996082094" calcext:value-type="float">
            <text:p>0,725</text:p>
          </table:table-cell>
          <table:table-cell table:style-name="ce20" table:formula="of:=[PCA.$B$228]*[.F86]+[PCA.$C$228] *[.G86]+[PCA.$D$228]*[.H86]" office:value-type="float" office:value="-0.85895381562855" calcext:value-type="float">
            <text:p>-0,859</text:p>
          </table:table-cell>
          <table:table-cell table:style-name="ce20" table:formula="of:=[PCA.$B$229]*[.F86]+[PCA.$C$229] *[.G86]+[PCA.$D$229]*[.H86]" office:value-type="float" office:value="-1.23101297325776" calcext:value-type="float">
            <text:p>-1,231</text:p>
          </table:table-cell>
          <table:table-cell table:style-name="ce31" table:formula="of:=[PCA.$B$230]*[.F86]+[PCA.$C$230] *[.G86]+[PCA.$D$230]*[.H86]" office:value-type="float" office:value="-0.0640992288122995" calcext:value-type="float">
            <text:p>-0,064</text:p>
          </table:table-cell>
          <table:table-cell table:number-columns-repeated="243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14" office:value-type="float" office:value="470.550697875159" calcext:value-type="float">
            <text:p>470,551</text:p>
          </table:table-cell>
          <table:table-cell table:style-name="ce14" office:value-type="float" office:value="63" calcext:value-type="float">
            <text:p>63,000</text:p>
          </table:table-cell>
          <table:table-cell table:style-name="ce14" office:value-type="float" office:value="56" calcext:value-type="float">
            <text:p>56,000</text:p>
          </table:table-cell>
          <table:table-cell table:style-name="ce5" office:value-type="float" office:value="44" calcext:value-type="float">
            <text:p>44</text:p>
          </table:table-cell>
          <table:table-cell table:style-name="ce18" table:formula="of:=([.B87]-[.$B$205])/[.$B$207]" office:value-type="float" office:value="1.4008372275937" calcext:value-type="float">
            <text:p>1,401</text:p>
          </table:table-cell>
          <table:table-cell table:style-name="ce18" table:formula="of:=([.C87]-[.$C$205])/[.$C$207]" office:value-type="float" office:value="0.430638866294796" calcext:value-type="float">
            <text:p>0,431</text:p>
          </table:table-cell>
          <table:table-cell table:style-name="ce18" table:formula="of:=([.D87]-[.$D$205])/[.$D$207]" office:value-type="float" office:value="0.422195325656882" calcext:value-type="float">
            <text:p>0,422</text:p>
          </table:table-cell>
          <table:table-cell table:style-name="ce20" table:formula="of:=[PCA.$B$228]*[.F87]+[PCA.$C$228] *[.G87]+[PCA.$D$228]*[.H87]" office:value-type="float" office:value="-0.89679431332581" calcext:value-type="float">
            <text:p>-0,897</text:p>
          </table:table-cell>
          <table:table-cell table:style-name="ce20" table:formula="of:=[PCA.$B$229]*[.F87]+[PCA.$C$229] *[.G87]+[PCA.$D$229]*[.H87]" office:value-type="float" office:value="-1.13675947262231" calcext:value-type="float">
            <text:p>-1,137</text:p>
          </table:table-cell>
          <table:table-cell table:style-name="ce31" table:formula="of:=[PCA.$B$230]*[.F87]+[PCA.$C$230] *[.G87]+[PCA.$D$230]*[.H87]" office:value-type="float" office:value="-0.479149192047458" calcext:value-type="float">
            <text:p>-0,479</text:p>
          </table:table-cell>
          <table:table-cell table:number-columns-repeated="243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4" office:value-type="float" office:value="493.304936281824" calcext:value-type="float">
            <text:p>493,305</text:p>
          </table:table-cell>
          <table:table-cell table:style-name="ce14" office:value-type="float" office:value="84" calcext:value-type="float">
            <text:p>84,000</text:p>
          </table:table-cell>
          <table:table-cell table:style-name="ce14" office:value-type="float" office:value="68" calcext:value-type="float">
            <text:p>68,000</text:p>
          </table:table-cell>
          <table:table-cell table:style-name="ce5" office:value-type="float" office:value="178" calcext:value-type="float">
            <text:p>178</text:p>
          </table:table-cell>
          <table:table-cell table:style-name="ce18" table:formula="of:=([.B88]-[.$B$205])/[.$B$207]" office:value-type="float" office:value="1.53802445844011" calcext:value-type="float">
            <text:p>1,538</text:p>
          </table:table-cell>
          <table:table-cell table:style-name="ce18" table:formula="of:=([.C88]-[.$C$205])/[.$C$207]" office:value-type="float" office:value="1.20856714089185" calcext:value-type="float">
            <text:p>1,209</text:p>
          </table:table-cell>
          <table:table-cell table:style-name="ce18" table:formula="of:=([.D88]-[.$D$205])/[.$D$207]" office:value-type="float" office:value="0.876372278402968" calcext:value-type="float">
            <text:p>0,876</text:p>
          </table:table-cell>
          <table:table-cell table:style-name="ce20" table:formula="of:=[PCA.$B$228]*[.F88]+[PCA.$C$228] *[.G88]+[PCA.$D$228]*[.H88]" office:value-type="float" office:value="-0.89225856548201" calcext:value-type="float">
            <text:p>-0,892</text:p>
          </table:table-cell>
          <table:table-cell table:style-name="ce20" table:formula="of:=[PCA.$B$229]*[.F88]+[PCA.$C$229] *[.G88]+[PCA.$D$229]*[.H88]" office:value-type="float" office:value="-1.94781360633074" calcext:value-type="float">
            <text:p>-1,948</text:p>
          </table:table-cell>
          <table:table-cell table:style-name="ce31" table:formula="of:=[PCA.$B$230]*[.F88]+[PCA.$C$230] *[.G88]+[PCA.$D$230]*[.H88]" office:value-type="float" office:value="-0.0638899905528686" calcext:value-type="float">
            <text:p>-0,064</text:p>
          </table:table-cell>
          <table:table-cell table:number-columns-repeated="243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14" office:value-type="float" office:value="448.772069089089" calcext:value-type="float">
            <text:p>448,772</text:p>
          </table:table-cell>
          <table:table-cell table:style-name="ce14" office:value-type="float" office:value="64" calcext:value-type="float">
            <text:p>64,000</text:p>
          </table:table-cell>
          <table:table-cell table:style-name="ce14" office:value-type="float" office:value="72" calcext:value-type="float">
            <text:p>72,000</text:p>
          </table:table-cell>
          <table:table-cell table:style-name="ce5" office:value-type="float" office:value="65" calcext:value-type="float">
            <text:p>65</text:p>
          </table:table-cell>
          <table:table-cell table:style-name="ce18" table:formula="of:=([.B89]-[.$B$205])/[.$B$207]" office:value-type="float" office:value="1.26953202979294" calcext:value-type="float">
            <text:p>1,270</text:p>
          </table:table-cell>
          <table:table-cell table:style-name="ce18" table:formula="of:=([.C89]-[.$C$205])/[.$C$207]" office:value-type="float" office:value="0.467683069847036" calcext:value-type="float">
            <text:p>0,468</text:p>
          </table:table-cell>
          <table:table-cell table:style-name="ce18" table:formula="of:=([.D89]-[.$D$205])/[.$D$207]" office:value-type="float" office:value="1.027764595985" calcext:value-type="float">
            <text:p>1,028</text:p>
          </table:table-cell>
          <table:table-cell table:style-name="ce20" table:formula="of:=[PCA.$B$228]*[.F89]+[PCA.$C$228] *[.G89]+[PCA.$D$228]*[.H89]" office:value-type="float" office:value="-1.18810379527041" calcext:value-type="float">
            <text:p>-1,188</text:p>
          </table:table-cell>
          <table:table-cell table:style-name="ce20" table:formula="of:=[PCA.$B$229]*[.F89]+[PCA.$C$229] *[.G89]+[PCA.$D$229]*[.H89]" office:value-type="float" office:value="-1.21288718777015" calcext:value-type="float">
            <text:p>-1,213</text:p>
          </table:table-cell>
          <table:table-cell table:style-name="ce31" table:formula="of:=[PCA.$B$230]*[.F89]+[PCA.$C$230] *[.G89]+[PCA.$D$230]*[.H89]" office:value-type="float" office:value="0.0636869788730166" calcext:value-type="float">
            <text:p>0,064</text:p>
          </table:table-cell>
          <table:table-cell table:number-columns-repeated="243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14" office:value-type="float" office:value="400.998435495926" calcext:value-type="float">
            <text:p>400,998</text:p>
          </table:table-cell>
          <table:table-cell table:style-name="ce14" office:value-type="float" office:value="47" calcext:value-type="float">
            <text:p>47,000</text:p>
          </table:table-cell>
          <table:table-cell table:style-name="ce14" office:value-type="float" office:value="53" calcext:value-type="float">
            <text:p>53,000</text:p>
          </table:table-cell>
          <table:table-cell table:style-name="ce5" office:value-type="float" office:value="148" calcext:value-type="float">
            <text:p>148</text:p>
          </table:table-cell>
          <table:table-cell table:style-name="ce18" table:formula="of:=([.B90]-[.$B$205])/[.$B$207]" office:value-type="float" office:value="0.981500745994964" calcext:value-type="float">
            <text:p>0,982</text:p>
          </table:table-cell>
          <table:table-cell table:style-name="ce18" table:formula="of:=([.C90]-[.$C$205])/[.$C$207]" office:value-type="float" office:value="-0.162068390541052" calcext:value-type="float">
            <text:p>-0,162</text:p>
          </table:table-cell>
          <table:table-cell table:style-name="ce18" table:formula="of:=([.D90]-[.$D$205])/[.$D$207]" office:value-type="float" office:value="0.308651087470361" calcext:value-type="float">
            <text:p>0,309</text:p>
          </table:table-cell>
          <table:table-cell table:style-name="ce20" table:formula="of:=[PCA.$B$228]*[.F90]+[PCA.$C$228] *[.G90]+[PCA.$D$228]*[.H90]" office:value-type="float" office:value="-0.861327099962479" calcext:value-type="float">
            <text:p>-0,861</text:p>
          </table:table-cell>
          <table:table-cell table:style-name="ce20" table:formula="of:=[PCA.$B$229]*[.F90]+[PCA.$C$229] *[.G90]+[PCA.$D$229]*[.H90]" office:value-type="float" office:value="-0.404882080260457" calcext:value-type="float">
            <text:p>-0,405</text:p>
          </table:table-cell>
          <table:table-cell table:style-name="ce31" table:formula="of:=[PCA.$B$230]*[.F90]+[PCA.$C$230] *[.G90]+[PCA.$D$230]*[.H90]" office:value-type="float" office:value="-0.423158306214271" calcext:value-type="float">
            <text:p>-0,423</text:p>
          </table:table-cell>
          <table:table-cell table:number-columns-repeated="24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14" office:value-type="float" office:value="459.167987810818" calcext:value-type="float">
            <text:p>459,168</text:p>
          </table:table-cell>
          <table:table-cell table:style-name="ce14" office:value-type="float" office:value="74" calcext:value-type="float">
            <text:p>74,000</text:p>
          </table:table-cell>
          <table:table-cell table:style-name="ce14" office:value-type="float" office:value="57" calcext:value-type="float">
            <text:p>57,000</text:p>
          </table:table-cell>
          <table:table-cell table:style-name="ce5" office:value-type="float" office:value="26" calcext:value-type="float">
            <text:p>26</text:p>
          </table:table-cell>
          <table:table-cell table:style-name="ce18" table:formula="of:=([.B91]-[.$B$205])/[.$B$207]" office:value-type="float" office:value="1.33220990439588" calcext:value-type="float">
            <text:p>1,332</text:p>
          </table:table-cell>
          <table:table-cell table:style-name="ce18" table:formula="of:=([.C91]-[.$C$205])/[.$C$207]" office:value-type="float" office:value="0.838125105369441" calcext:value-type="float">
            <text:p>0,838</text:p>
          </table:table-cell>
          <table:table-cell table:style-name="ce18" table:formula="of:=([.D91]-[.$D$205])/[.$D$207]" office:value-type="float" office:value="0.460043405052389" calcext:value-type="float">
            <text:p>0,460</text:p>
          </table:table-cell>
          <table:table-cell table:style-name="ce20" table:formula="of:=[PCA.$B$228]*[.F91]+[PCA.$C$228] *[.G91]+[PCA.$D$228]*[.H91]" office:value-type="float" office:value="-0.682616151360671" calcext:value-type="float">
            <text:p>-0,683</text:p>
          </table:table-cell>
          <table:table-cell table:style-name="ce20" table:formula="of:=[PCA.$B$229]*[.F91]+[PCA.$C$229] *[.G91]+[PCA.$D$229]*[.H91]" office:value-type="float" office:value="-1.45568915582481" calcext:value-type="float">
            <text:p>-1,456</text:p>
          </table:table-cell>
          <table:table-cell table:style-name="ce31" table:formula="of:=[PCA.$B$230]*[.F91]+[PCA.$C$230] *[.G91]+[PCA.$D$230]*[.H91]" office:value-type="float" office:value="-0.322309045417144" calcext:value-type="float">
            <text:p>-0,322</text:p>
          </table:table-cell>
          <table:table-cell table:number-columns-repeated="24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4" office:value-type="float" office:value="502.393266882714" calcext:value-type="float">
            <text:p>502,393</text:p>
          </table:table-cell>
          <table:table-cell table:style-name="ce14" office:value-type="float" office:value="64" calcext:value-type="float">
            <text:p>64,000</text:p>
          </table:table-cell>
          <table:table-cell table:style-name="ce14" office:value-type="float" office:value="90" calcext:value-type="float">
            <text:p>90,000</text:p>
          </table:table-cell>
          <table:table-cell table:style-name="ce5" office:value-type="float" office:value="87" calcext:value-type="float">
            <text:p>87</text:p>
          </table:table-cell>
          <table:table-cell table:style-name="ce18" table:formula="of:=([.B92]-[.$B$205])/[.$B$207]" office:value-type="float" office:value="1.59281877349781" calcext:value-type="float">
            <text:p>1,593</text:p>
          </table:table-cell>
          <table:table-cell table:style-name="ce18" table:formula="of:=([.C92]-[.$C$205])/[.$C$207]" office:value-type="float" office:value="0.467683069847036" calcext:value-type="float">
            <text:p>0,468</text:p>
          </table:table-cell>
          <table:table-cell table:style-name="ce18" table:formula="of:=([.D92]-[.$D$205])/[.$D$207]" office:value-type="float" office:value="1.70903002510413" calcext:value-type="float">
            <text:p>1,709</text:p>
          </table:table-cell>
          <table:table-cell table:style-name="ce20" table:formula="of:=[PCA.$B$228]*[.F92]+[PCA.$C$228] *[.G92]+[PCA.$D$228]*[.H92]" office:value-type="float" office:value="-1.81687556083133" calcext:value-type="float">
            <text:p>-1,817</text:p>
          </table:table-cell>
          <table:table-cell table:style-name="ce20" table:formula="of:=[PCA.$B$229]*[.F92]+[PCA.$C$229] *[.G92]+[PCA.$D$229]*[.H92]" office:value-type="float" office:value="-1.49664054538798" calcext:value-type="float">
            <text:p>-1,497</text:p>
          </table:table-cell>
          <table:table-cell table:style-name="ce31" table:formula="of:=[PCA.$B$230]*[.F92]+[PCA.$C$230] *[.G92]+[PCA.$D$230]*[.H92]" office:value-type="float" office:value="0.368264694204901" calcext:value-type="float">
            <text:p>0,368</text:p>
          </table:table-cell>
          <table:table-cell table:number-columns-repeated="24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4" office:value-type="float" office:value="458.432604244162" calcext:value-type="float">
            <text:p>458,433</text:p>
          </table:table-cell>
          <table:table-cell table:style-name="ce14" office:value-type="float" office:value="66" calcext:value-type="float">
            <text:p>66,000</text:p>
          </table:table-cell>
          <table:table-cell table:style-name="ce14" office:value-type="float" office:value="83" calcext:value-type="float">
            <text:p>83,000</text:p>
          </table:table-cell>
          <table:table-cell table:style-name="ce5" office:value-type="float" office:value="10" calcext:value-type="float">
            <text:p>10</text:p>
          </table:table-cell>
          <table:table-cell table:style-name="ce18" table:formula="of:=([.B93]-[.$B$205])/[.$B$207]" office:value-type="float" office:value="1.32777621457878" calcext:value-type="float">
            <text:p>1,328</text:p>
          </table:table-cell>
          <table:table-cell table:style-name="ce18" table:formula="of:=([.C93]-[.$C$205])/[.$C$207]" office:value-type="float" office:value="0.541771476951517" calcext:value-type="float">
            <text:p>0,542</text:p>
          </table:table-cell>
          <table:table-cell table:style-name="ce18" table:formula="of:=([.D93]-[.$D$205])/[.$D$207]" office:value-type="float" office:value="1.44409346933558" calcext:value-type="float">
            <text:p>1,444</text:p>
          </table:table-cell>
          <table:table-cell table:style-name="ce20" table:formula="of:=[PCA.$B$228]*[.F93]+[PCA.$C$228] *[.G93]+[PCA.$D$228]*[.H93]" office:value-type="float" office:value="-1.45337392070254" calcext:value-type="float">
            <text:p>-1,453</text:p>
          </table:table-cell>
          <table:table-cell table:style-name="ce20" table:formula="of:=[PCA.$B$229]*[.F93]+[PCA.$C$229] *[.G93]+[PCA.$D$229]*[.H93]" office:value-type="float" office:value="-1.3801486430202" calcext:value-type="float">
            <text:p>-1,380</text:p>
          </table:table-cell>
          <table:table-cell table:style-name="ce31" table:formula="of:=[PCA.$B$230]*[.F93]+[PCA.$C$230] *[.G93]+[PCA.$D$230]*[.H93]" office:value-type="float" office:value="0.353284487042601" calcext:value-type="float">
            <text:p>0,353</text:p>
          </table:table-cell>
          <table:table-cell table:number-columns-repeated="243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14" office:value-type="float" office:value="373.26571293432" calcext:value-type="float">
            <text:p>373,266</text:p>
          </table:table-cell>
          <table:table-cell table:style-name="ce14" office:value-type="float" office:value="56" calcext:value-type="float">
            <text:p>56,000</text:p>
          </table:table-cell>
          <table:table-cell table:style-name="ce14" office:value-type="float" office:value="68" calcext:value-type="float">
            <text:p>68,000</text:p>
          </table:table-cell>
          <table:table-cell table:style-name="ce5" office:value-type="float" office:value="165" calcext:value-type="float">
            <text:p>165</text:p>
          </table:table-cell>
          <table:table-cell table:style-name="ce18" table:formula="of:=([.B94]-[.$B$205])/[.$B$207]" office:value-type="float" office:value="0.814297812455162" calcext:value-type="float">
            <text:p>0,814</text:p>
          </table:table-cell>
          <table:table-cell table:style-name="ce18" table:formula="of:=([.C94]-[.$C$205])/[.$C$207]" office:value-type="float" office:value="0.171329441429112" calcext:value-type="float">
            <text:p>0,171</text:p>
          </table:table-cell>
          <table:table-cell table:style-name="ce18" table:formula="of:=([.D94]-[.$D$205])/[.$D$207]" office:value-type="float" office:value="0.876372278402968" calcext:value-type="float">
            <text:p>0,876</text:p>
          </table:table-cell>
          <table:table-cell table:style-name="ce20" table:formula="of:=[PCA.$B$228]*[.F94]+[PCA.$C$228] *[.G94]+[PCA.$D$228]*[.H94]" office:value-type="float" office:value="-0.96338782537604" calcext:value-type="float">
            <text:p>-0,963</text:p>
          </table:table-cell>
          <table:table-cell table:style-name="ce20" table:formula="of:=[PCA.$B$229]*[.F94]+[PCA.$C$229] *[.G94]+[PCA.$D$229]*[.H94]" office:value-type="float" office:value="-0.708056602844061" calcext:value-type="float">
            <text:p>-0,708</text:p>
          </table:table-cell>
          <table:table-cell table:style-name="ce31" table:formula="of:=[PCA.$B$230]*[.F94]+[PCA.$C$230] *[.G94]+[PCA.$D$230]*[.H94]" office:value-type="float" office:value="0.176080670187909" calcext:value-type="float">
            <text:p>0,176</text:p>
          </table:table-cell>
          <table:table-cell table:number-columns-repeated="243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14" office:value-type="float" office:value="369.732373666773" calcext:value-type="float">
            <text:p>369,732</text:p>
          </table:table-cell>
          <table:table-cell table:style-name="ce14" office:value-type="float" office:value="79" calcext:value-type="float">
            <text:p>79,000</text:p>
          </table:table-cell>
          <table:table-cell table:style-name="ce14" office:value-type="float" office:value="51" calcext:value-type="float">
            <text:p>51,000</text:p>
          </table:table-cell>
          <table:table-cell table:style-name="ce5" office:value-type="float" office:value="110" calcext:value-type="float">
            <text:p>110</text:p>
          </table:table-cell>
          <table:table-cell table:style-name="ce18" table:formula="of:=([.B95]-[.$B$205])/[.$B$207]" office:value-type="float" office:value="0.792995010704888" calcext:value-type="float">
            <text:p>0,793</text:p>
          </table:table-cell>
          <table:table-cell table:style-name="ce18" table:formula="of:=([.C95]-[.$C$205])/[.$C$207]" office:value-type="float" office:value="1.02334612313064" calcext:value-type="float">
            <text:p>1,023</text:p>
          </table:table-cell>
          <table:table-cell table:style-name="ce18" table:formula="of:=([.D95]-[.$D$205])/[.$D$207]" office:value-type="float" office:value="0.232954928679347" calcext:value-type="float">
            <text:p>0,233</text:p>
          </table:table-cell>
          <table:table-cell table:style-name="ce20" table:formula="of:=[PCA.$B$228]*[.F95]+[PCA.$C$228] *[.G95]+[PCA.$D$228]*[.H95]" office:value-type="float" office:value="-0.125994824908212" calcext:value-type="float">
            <text:p>-0,126</text:p>
          </table:table-cell>
          <table:table-cell table:style-name="ce20" table:formula="of:=[PCA.$B$229]*[.F95]+[PCA.$C$229] *[.G95]+[PCA.$D$229]*[.H95]" office:value-type="float" office:value="-1.30452243272921" calcext:value-type="float">
            <text:p>-1,305</text:p>
          </table:table-cell>
          <table:table-cell table:style-name="ce31" table:formula="of:=[PCA.$B$230]*[.F95]+[PCA.$C$230] *[.G95]+[PCA.$D$230]*[.H95]" office:value-type="float" office:value="-0.112665231587084" calcext:value-type="float">
            <text:p>-0,113</text:p>
          </table:table-cell>
          <table:table-cell table:number-columns-repeated="243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4" office:value-type="float" office:value="408.87211855436" calcext:value-type="float">
            <text:p>408,872</text:p>
          </table:table-cell>
          <table:table-cell table:style-name="ce14" office:value-type="float" office:value="82" calcext:value-type="float">
            <text:p>82,000</text:p>
          </table:table-cell>
          <table:table-cell table:style-name="ce14" office:value-type="float" office:value="80" calcext:value-type="float">
            <text:p>80,000</text:p>
          </table:table-cell>
          <table:table-cell table:style-name="ce5" office:value-type="float" office:value="66" calcext:value-type="float">
            <text:p>66</text:p>
          </table:table-cell>
          <table:table-cell table:style-name="ce18" table:formula="of:=([.B96]-[.$B$205])/[.$B$207]" office:value-type="float" office:value="1.02897184812741" calcext:value-type="float">
            <text:p>1,029</text:p>
          </table:table-cell>
          <table:table-cell table:style-name="ce18" table:formula="of:=([.C96]-[.$C$205])/[.$C$207]" office:value-type="float" office:value="1.13447873378736" calcext:value-type="float">
            <text:p>1,134</text:p>
          </table:table-cell>
          <table:table-cell table:style-name="ce18" table:formula="of:=([.D96]-[.$D$205])/[.$D$207]" office:value-type="float" office:value="1.33054923114905" calcext:value-type="float">
            <text:p>1,331</text:p>
          </table:table-cell>
          <table:table-cell table:style-name="ce20" table:formula="of:=[PCA.$B$228]*[.F96]+[PCA.$C$228] *[.G96]+[PCA.$D$228]*[.H96]" office:value-type="float" office:value="-0.915292773091826" calcext:value-type="float">
            <text:p>-0,915</text:p>
          </table:table-cell>
          <table:table-cell table:style-name="ce20" table:formula="of:=[PCA.$B$229]*[.F96]+[PCA.$C$229] *[.G96]+[PCA.$D$229]*[.H96]" office:value-type="float" office:value="-1.71484028803316" calcext:value-type="float">
            <text:p>-1,715</text:p>
          </table:table-cell>
          <table:table-cell table:style-name="ce31" table:formula="of:=[PCA.$B$230]*[.F96]+[PCA.$C$230] *[.G96]+[PCA.$D$230]*[.H96]" office:value-type="float" office:value="0.581163185746939" calcext:value-type="float">
            <text:p>0,581</text:p>
          </table:table-cell>
          <table:table-cell table:number-columns-repeated="243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14" office:value-type="float" office:value="387.698111040327" calcext:value-type="float">
            <text:p>387,698</text:p>
          </table:table-cell>
          <table:table-cell table:style-name="ce14" office:value-type="float" office:value="45" calcext:value-type="float">
            <text:p>45,000</text:p>
          </table:table-cell>
          <table:table-cell table:style-name="ce14" office:value-type="float" office:value="83" calcext:value-type="float">
            <text:p>83,000</text:p>
          </table:table-cell>
          <table:table-cell table:style-name="ce5" office:value-type="float" office:value="128" calcext:value-type="float">
            <text:p>128</text:p>
          </table:table-cell>
          <table:table-cell table:style-name="ce18" table:formula="of:=([.B97]-[.$B$205])/[.$B$207]" office:value-type="float" office:value="0.901311963192727" calcext:value-type="float">
            <text:p>0,901</text:p>
          </table:table-cell>
          <table:table-cell table:style-name="ce18" table:formula="of:=([.C97]-[.$C$205])/[.$C$207]" office:value-type="float" office:value="-0.236156797645533" calcext:value-type="float">
            <text:p>-0,236</text:p>
          </table:table-cell>
          <table:table-cell table:style-name="ce18" table:formula="of:=([.D97]-[.$D$205])/[.$D$207]" office:value-type="float" office:value="1.44409346933558" calcext:value-type="float">
            <text:p>1,444</text:p>
          </table:table-cell>
          <table:table-cell table:style-name="ce20" table:formula="of:=[PCA.$B$228]*[.F97]+[PCA.$C$228] *[.G97]+[PCA.$D$228]*[.H97]" office:value-type="float" office:value="-1.57608678781898" calcext:value-type="float">
            <text:p>-1,576</text:p>
          </table:table-cell>
          <table:table-cell table:style-name="ce20" table:formula="of:=[PCA.$B$229]*[.F97]+[PCA.$C$229] *[.G97]+[PCA.$D$229]*[.H97]" office:value-type="float" office:value="-0.508003014648169" calcext:value-type="float">
            <text:p>-0,508</text:p>
          </table:table-cell>
          <table:table-cell table:style-name="ce31" table:formula="of:=[PCA.$B$230]*[.F97]+[PCA.$C$230] *[.G97]+[PCA.$D$230]*[.H97]" office:value-type="float" office:value="0.459810792394234" calcext:value-type="float">
            <text:p>0,460</text:p>
          </table:table-cell>
          <table:table-cell table:number-columns-repeated="243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14" office:value-type="float" office:value="376.18308595491" calcext:value-type="float">
            <text:p>376,183</text:p>
          </table:table-cell>
          <table:table-cell table:style-name="ce14" office:value-type="float" office:value="55" calcext:value-type="float">
            <text:p>55,000</text:p>
          </table:table-cell>
          <table:table-cell table:style-name="ce14" office:value-type="float" office:value="71" calcext:value-type="float">
            <text:p>71,000</text:p>
          </table:table-cell>
          <table:table-cell table:style-name="ce5" office:value-type="float" office:value="186" calcext:value-type="float">
            <text:p>186</text:p>
          </table:table-cell>
          <table:table-cell table:style-name="ce18" table:formula="of:=([.B98]-[.$B$205])/[.$B$207]" office:value-type="float" office:value="0.831886901524543" calcext:value-type="float">
            <text:p>0,832</text:p>
          </table:table-cell>
          <table:table-cell table:style-name="ce18" table:formula="of:=([.C98]-[.$C$205])/[.$C$207]" office:value-type="float" office:value="0.134285237876872" calcext:value-type="float">
            <text:p>0,134</text:p>
          </table:table-cell>
          <table:table-cell table:style-name="ce18" table:formula="of:=([.D98]-[.$D$205])/[.$D$207]" office:value-type="float" office:value="0.989916516589489" calcext:value-type="float">
            <text:p>0,990</text:p>
          </table:table-cell>
          <table:table-cell table:style-name="ce20" table:formula="of:=[PCA.$B$228]*[.F98]+[PCA.$C$228] *[.G98]+[PCA.$D$228]*[.H98]" office:value-type="float" office:value="-1.06449549077214" calcext:value-type="float">
            <text:p>-1,064</text:p>
          </table:table-cell>
          <table:table-cell table:style-name="ce20" table:formula="of:=[PCA.$B$229]*[.F98]+[PCA.$C$229] *[.G98]+[PCA.$D$229]*[.H98]" office:value-type="float" office:value="-0.705893751276838" calcext:value-type="float">
            <text:p>-0,706</text:p>
          </table:table-cell>
          <table:table-cell table:style-name="ce31" table:formula="of:=[PCA.$B$230]*[.F98]+[PCA.$C$230] *[.G98]+[PCA.$D$230]*[.H98]" office:value-type="float" office:value="0.242008800219758" calcext:value-type="float">
            <text:p>0,242</text:p>
          </table:table-cell>
          <table:table-cell table:number-columns-repeated="243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14" office:value-type="float" office:value="498.198022194632" calcext:value-type="float">
            <text:p>498,198</text:p>
          </table:table-cell>
          <table:table-cell table:style-name="ce14" office:value-type="float" office:value="53" calcext:value-type="float">
            <text:p>53,000</text:p>
          </table:table-cell>
          <table:table-cell table:style-name="ce14" office:value-type="float" office:value="86" calcext:value-type="float">
            <text:p>86,000</text:p>
          </table:table-cell>
          <table:table-cell table:style-name="ce5" office:value-type="float" office:value="187" calcext:value-type="float">
            <text:p>187</text:p>
          </table:table-cell>
          <table:table-cell table:style-name="ce18" table:formula="of:=([.B99]-[.$B$205])/[.$B$207]" office:value-type="float" office:value="1.56752528789767" calcext:value-type="float">
            <text:p>1,568</text:p>
          </table:table-cell>
          <table:table-cell table:style-name="ce18" table:formula="of:=([.C99]-[.$C$205])/[.$C$207]" office:value-type="float" office:value="0.0601968307723908" calcext:value-type="float">
            <text:p>0,060</text:p>
          </table:table-cell>
          <table:table-cell table:style-name="ce18" table:formula="of:=([.D99]-[.$D$205])/[.$D$207]" office:value-type="float" office:value="1.5576377075221" calcext:value-type="float">
            <text:p>1,558</text:p>
          </table:table-cell>
          <table:table-cell table:style-name="ce20" table:formula="of:=[PCA.$B$228]*[.F99]+[PCA.$C$228] *[.G99]+[PCA.$D$228]*[.H99]" office:value-type="float" office:value="-1.90238348517629" calcext:value-type="float">
            <text:p>-1,902</text:p>
          </table:table-cell>
          <table:table-cell table:style-name="ce20" table:formula="of:=[PCA.$B$229]*[.F99]+[PCA.$C$229] *[.G99]+[PCA.$D$229]*[.H99]" office:value-type="float" office:value="-1.11056856175601" calcext:value-type="float">
            <text:p>-1,111</text:p>
          </table:table-cell>
          <table:table-cell table:style-name="ce31" table:formula="of:=[PCA.$B$230]*[.F99]+[PCA.$C$230] *[.G99]+[PCA.$D$230]*[.H99]" office:value-type="float" office:value="0.185942812190501" calcext:value-type="float">
            <text:p>0,186</text:p>
          </table:table-cell>
          <table:table-cell table:number-columns-repeated="243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14" office:value-type="float" office:value="387.19602736059" calcext:value-type="float">
            <text:p>387,196</text:p>
          </table:table-cell>
          <table:table-cell table:style-name="ce14" office:value-type="float" office:value="79" calcext:value-type="float">
            <text:p>79,000</text:p>
          </table:table-cell>
          <table:table-cell table:style-name="ce14" office:value-type="float" office:value="87" calcext:value-type="float">
            <text:p>87,000</text:p>
          </table:table-cell>
          <table:table-cell table:style-name="ce5" office:value-type="float" office:value="45" calcext:value-type="float">
            <text:p>45</text:p>
          </table:table-cell>
          <table:table-cell table:style-name="ce18" table:formula="of:=([.B100]-[.$B$205])/[.$B$207]" office:value-type="float" office:value="0.898284858156501" calcext:value-type="float">
            <text:p>0,898</text:p>
          </table:table-cell>
          <table:table-cell table:style-name="ce18" table:formula="of:=([.C100]-[.$C$205])/[.$C$207]" office:value-type="float" office:value="1.02334612313064" calcext:value-type="float">
            <text:p>1,023</text:p>
          </table:table-cell>
          <table:table-cell table:style-name="ce18" table:formula="of:=([.D100]-[.$D$205])/[.$D$207]" office:value-type="float" office:value="1.5954857869176" calcext:value-type="float">
            <text:p>1,595</text:p>
          </table:table-cell>
          <table:table-cell table:style-name="ce20" table:formula="of:=[PCA.$B$228]*[.F100]+[PCA.$C$228] *[.G100]+[PCA.$D$228]*[.H100]" office:value-type="float" office:value="-1.06078066462854" calcext:value-type="float">
            <text:p>-1,061</text:p>
          </table:table-cell>
          <table:table-cell table:style-name="ce20" table:formula="of:=[PCA.$B$229]*[.F100]+[PCA.$C$229] *[.G100]+[PCA.$D$229]*[.H100]" office:value-type="float" office:value="-1.60368237061922" calcext:value-type="float">
            <text:p>-1,604</text:p>
          </table:table-cell>
          <table:table-cell table:style-name="ce31" table:formula="of:=[PCA.$B$230]*[.F100]+[PCA.$C$230] *[.G100]+[PCA.$D$230]*[.H100]" office:value-type="float" office:value="0.838258854480801" calcext:value-type="float">
            <text:p>0,838</text:p>
          </table:table-cell>
          <table:table-cell table:number-columns-repeated="243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14" office:value-type="float" office:value="440.485567774081" calcext:value-type="float">
            <text:p>440,486</text:p>
          </table:table-cell>
          <table:table-cell table:style-name="ce14" office:value-type="float" office:value="45" calcext:value-type="float">
            <text:p>45,000</text:p>
          </table:table-cell>
          <table:table-cell table:style-name="ce14" office:value-type="float" office:value="91" calcext:value-type="float">
            <text:p>91,000</text:p>
          </table:table-cell>
          <table:table-cell table:style-name="ce5" office:value-type="float" office:value="129" calcext:value-type="float">
            <text:p>129</text:p>
          </table:table-cell>
          <table:table-cell table:style-name="ce18" table:formula="of:=([.B101]-[.$B$205])/[.$B$207]" office:value-type="float" office:value="1.21957201142212" calcext:value-type="float">
            <text:p>1,220</text:p>
          </table:table-cell>
          <table:table-cell table:style-name="ce18" table:formula="of:=([.C101]-[.$C$205])/[.$C$207]" office:value-type="float" office:value="-0.236156797645533" calcext:value-type="float">
            <text:p>-0,236</text:p>
          </table:table-cell>
          <table:table-cell table:style-name="ce18" table:formula="of:=([.D101]-[.$D$205])/[.$D$207]" office:value-type="float" office:value="1.74687810449963" calcext:value-type="float">
            <text:p>1,747</text:p>
          </table:table-cell>
          <table:table-cell table:style-name="ce20" table:formula="of:=[PCA.$B$228]*[.F101]+[PCA.$C$228] *[.G101]+[PCA.$D$228]*[.H101]" office:value-type="float" office:value="-1.95963805898667" calcext:value-type="float">
            <text:p>-1,960</text:p>
          </table:table-cell>
          <table:table-cell table:style-name="ce20" table:formula="of:=[PCA.$B$229]*[.F101]+[PCA.$C$229] *[.G101]+[PCA.$D$229]*[.H101]" office:value-type="float" office:value="-0.720663936851128" calcext:value-type="float">
            <text:p>-0,721</text:p>
          </table:table-cell>
          <table:table-cell table:style-name="ce31" table:formula="of:=[PCA.$B$230]*[.F101]+[PCA.$C$230] *[.G101]+[PCA.$D$230]*[.H101]" office:value-type="float" office:value="0.484950017548275" calcext:value-type="float">
            <text:p>0,485</text:p>
          </table:table-cell>
          <table:table-cell table:number-columns-repeated="243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14" office:value-type="float" office:value="415.835542339599" calcext:value-type="float">
            <text:p>415,836</text:p>
          </table:table-cell>
          <table:table-cell table:style-name="ce14" office:value-type="float" office:value="40" calcext:value-type="float">
            <text:p>40,000</text:p>
          </table:table-cell>
          <table:table-cell table:style-name="ce14" office:value-type="float" office:value="65" calcext:value-type="float">
            <text:p>65,000</text:p>
          </table:table-cell>
          <table:table-cell table:style-name="ce5" office:value-type="float" office:value="88" calcext:value-type="float">
            <text:p>88</text:p>
          </table:table-cell>
          <table:table-cell table:style-name="ce18" table:formula="of:=([.B102]-[.$B$205])/[.$B$207]" office:value-type="float" office:value="1.07095491999446" calcext:value-type="float">
            <text:p>1,071</text:p>
          </table:table-cell>
          <table:table-cell table:style-name="ce18" table:formula="of:=([.C102]-[.$C$205])/[.$C$207]" office:value-type="float" office:value="-0.421377815406735" calcext:value-type="float">
            <text:p>-0,421</text:p>
          </table:table-cell>
          <table:table-cell table:style-name="ce18" table:formula="of:=([.D102]-[.$D$205])/[.$D$207]" office:value-type="float" office:value="0.762828040216447" calcext:value-type="float">
            <text:p>0,763</text:p>
          </table:table-cell>
          <table:table-cell table:style-name="ce20" table:formula="of:=[PCA.$B$228]*[.F102]+[PCA.$C$228] *[.G102]+[PCA.$D$228]*[.H102]" office:value-type="float" office:value="-1.33100342133111" calcext:value-type="float">
            <text:p>-1,331</text:p>
          </table:table-cell>
          <table:table-cell table:style-name="ce20" table:formula="of:=[PCA.$B$229]*[.F102]+[PCA.$C$229] *[.G102]+[PCA.$D$229]*[.H102]" office:value-type="float" office:value="-0.311309792233284" calcext:value-type="float">
            <text:p>-0,311</text:p>
          </table:table-cell>
          <table:table-cell table:style-name="ce31" table:formula="of:=[PCA.$B$230]*[.F102]+[PCA.$C$230] *[.G102]+[PCA.$D$230]*[.H102]" office:value-type="float" office:value="-0.194753500135015" calcext:value-type="float">
            <text:p>-0,195</text:p>
          </table:table-cell>
          <table:table-cell table:number-columns-repeated="243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14" office:value-type="float" office:value="463.540434697861" calcext:value-type="float">
            <text:p>463,540</text:p>
          </table:table-cell>
          <table:table-cell table:style-name="ce14" office:value-type="float" office:value="67" calcext:value-type="float">
            <text:p>67,000</text:p>
          </table:table-cell>
          <table:table-cell table:style-name="ce14" office:value-type="float" office:value="72" calcext:value-type="float">
            <text:p>72,000</text:p>
          </table:table-cell>
          <table:table-cell table:style-name="ce5" office:value-type="float" office:value="111" calcext:value-type="float">
            <text:p>111</text:p>
          </table:table-cell>
          <table:table-cell table:style-name="ce18" table:formula="of:=([.B103]-[.$B$205])/[.$B$207]" office:value-type="float" office:value="1.3585717570642" calcext:value-type="float">
            <text:p>1,359</text:p>
          </table:table-cell>
          <table:table-cell table:style-name="ce18" table:formula="of:=([.C103]-[.$C$205])/[.$C$207]" office:value-type="float" office:value="0.578815680503757" calcext:value-type="float">
            <text:p>0,579</text:p>
          </table:table-cell>
          <table:table-cell table:style-name="ce18" table:formula="of:=([.D103]-[.$D$205])/[.$D$207]" office:value-type="float" office:value="1.027764595985" calcext:value-type="float">
            <text:p>1,028</text:p>
          </table:table-cell>
          <table:table-cell table:style-name="ce20" table:formula="of:=[PCA.$B$228]*[.F103]+[PCA.$C$228] *[.G103]+[PCA.$D$228]*[.H103]" office:value-type="float" office:value="-1.18733860708983" calcext:value-type="float">
            <text:p>-1,187</text:p>
          </table:table-cell>
          <table:table-cell table:style-name="ce20" table:formula="of:=[PCA.$B$229]*[.F103]+[PCA.$C$229] *[.G103]+[PCA.$D$229]*[.H103]" office:value-type="float" office:value="-1.35141833883428" calcext:value-type="float">
            <text:p>-1,351</text:p>
          </table:table-cell>
          <table:table-cell table:style-name="ce31" table:formula="of:=[PCA.$B$230]*[.F103]+[PCA.$C$230] *[.G103]+[PCA.$D$230]*[.H103]" office:value-type="float" office:value="0.0307162144622501" calcext:value-type="float">
            <text:p>0,031</text:p>
          </table:table-cell>
          <table:table-cell table:number-columns-repeated="243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14" office:value-type="float" office:value="458.884691216658" calcext:value-type="float">
            <text:p>458,885</text:p>
          </table:table-cell>
          <table:table-cell table:style-name="ce14" office:value-type="float" office:value="45" calcext:value-type="float">
            <text:p>45,000</text:p>
          </table:table-cell>
          <table:table-cell table:style-name="ce14" office:value-type="float" office:value="56" calcext:value-type="float">
            <text:p>56,000</text:p>
          </table:table-cell>
          <table:table-cell table:style-name="ce5" office:value-type="float" office:value="27" calcext:value-type="float">
            <text:p>27</text:p>
          </table:table-cell>
          <table:table-cell table:style-name="ce18" table:formula="of:=([.B104]-[.$B$205])/[.$B$207]" office:value-type="float" office:value="1.33050188523187" calcext:value-type="float">
            <text:p>1,331</text:p>
          </table:table-cell>
          <table:table-cell table:style-name="ce18" table:formula="of:=([.C104]-[.$C$205])/[.$C$207]" office:value-type="float" office:value="-0.236156797645533" calcext:value-type="float">
            <text:p>-0,236</text:p>
          </table:table-cell>
          <table:table-cell table:style-name="ce18" table:formula="of:=([.D104]-[.$D$205])/[.$D$207]" office:value-type="float" office:value="0.422195325656882" calcext:value-type="float">
            <text:p>0,422</text:p>
          </table:table-cell>
          <table:table-cell table:style-name="ce20" table:formula="of:=[PCA.$B$228]*[.F104]+[PCA.$C$228] *[.G104]+[PCA.$D$228]*[.H104]" office:value-type="float" office:value="-1.17800246373569" calcext:value-type="float">
            <text:p>-1,178</text:p>
          </table:table-cell>
          <table:table-cell table:style-name="ce20" table:formula="of:=[PCA.$B$229]*[.F104]+[PCA.$C$229] *[.G104]+[PCA.$D$229]*[.H104]" office:value-type="float" office:value="-0.535557128060245" calcext:value-type="float">
            <text:p>-0,536</text:p>
          </table:table-cell>
          <table:table-cell table:style-name="ce31" table:formula="of:=[PCA.$B$230]*[.F104]+[PCA.$C$230] *[.G104]+[PCA.$D$230]*[.H104]" office:value-type="float" office:value="-0.574234828822137" calcext:value-type="float">
            <text:p>-0,574</text:p>
          </table:table-cell>
          <table:table-cell table:number-columns-repeated="243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14" office:value-type="float" office:value="380.923310661316" calcext:value-type="float">
            <text:p>380,923</text:p>
          </table:table-cell>
          <table:table-cell table:style-name="ce14" office:value-type="float" office:value="52" calcext:value-type="float">
            <text:p>52,000</text:p>
          </table:table-cell>
          <table:table-cell table:style-name="ce14" office:value-type="float" office:value="82" calcext:value-type="float">
            <text:p>82,000</text:p>
          </table:table-cell>
          <table:table-cell table:style-name="ce5" office:value-type="float" office:value="46" calcext:value-type="float">
            <text:p>46</text:p>
          </table:table-cell>
          <table:table-cell table:style-name="ce18" table:formula="of:=([.B105]-[.$B$205])/[.$B$207]" office:value-type="float" office:value="0.86046611781996" calcext:value-type="float">
            <text:p>0,860</text:p>
          </table:table-cell>
          <table:table-cell table:style-name="ce18" table:formula="of:=([.C105]-[.$C$205])/[.$C$207]" office:value-type="float" office:value="0.0231526272201503" calcext:value-type="float">
            <text:p>0,023</text:p>
          </table:table-cell>
          <table:table-cell table:style-name="ce18" table:formula="of:=([.D105]-[.$D$205])/[.$D$207]" office:value-type="float" office:value="1.40624538994007" calcext:value-type="float">
            <text:p>1,406</text:p>
          </table:table-cell>
          <table:table-cell table:style-name="ce20" table:formula="of:=[PCA.$B$228]*[.F105]+[PCA.$C$228] *[.G105]+[PCA.$D$228]*[.H105]" office:value-type="float" office:value="-1.40184022085844" calcext:value-type="float">
            <text:p>-1,402</text:p>
          </table:table-cell>
          <table:table-cell table:style-name="ce20" table:formula="of:=[PCA.$B$229]*[.F105]+[PCA.$C$229] *[.G105]+[PCA.$D$229]*[.H105]" office:value-type="float" office:value="-0.701133808627867" calcext:value-type="float">
            <text:p>-0,701</text:p>
          </table:table-cell>
          <table:table-cell table:style-name="ce31" table:formula="of:=[PCA.$B$230]*[.F105]+[PCA.$C$230] *[.G105]+[PCA.$D$230]*[.H105]" office:value-type="float" office:value="0.511588095575372" calcext:value-type="float">
            <text:p>0,512</text:p>
          </table:table-cell>
          <table:table-cell table:number-columns-repeated="243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14" office:value-type="float" office:value="488.564266380831" calcext:value-type="float">
            <text:p>488,564</text:p>
          </table:table-cell>
          <table:table-cell table:style-name="ce14" office:value-type="float" office:value="45" calcext:value-type="float">
            <text:p>45,000</text:p>
          </table:table-cell>
          <table:table-cell table:style-name="ce14" office:value-type="float" office:value="73" calcext:value-type="float">
            <text:p>73,000</text:p>
          </table:table-cell>
          <table:table-cell table:style-name="ce5" office:value-type="float" office:value="11" calcext:value-type="float">
            <text:p>11</text:p>
          </table:table-cell>
          <table:table-cell table:style-name="ce18" table:formula="of:=([.B106]-[.$B$205])/[.$B$207]" office:value-type="float" office:value="1.50944255802881" calcext:value-type="float">
            <text:p>1,509</text:p>
          </table:table-cell>
          <table:table-cell table:style-name="ce18" table:formula="of:=([.C106]-[.$C$205])/[.$C$207]" office:value-type="float" office:value="-0.236156797645533" calcext:value-type="float">
            <text:p>-0,236</text:p>
          </table:table-cell>
          <table:table-cell table:style-name="ce18" table:formula="of:=([.D106]-[.$D$205])/[.$D$207]" office:value-type="float" office:value="1.0656126753805" calcext:value-type="float">
            <text:p>1,066</text:p>
          </table:table-cell>
          <table:table-cell table:style-name="ce20" table:formula="of:=[PCA.$B$228]*[.F106]+[PCA.$C$228] *[.G106]+[PCA.$D$228]*[.H106]" office:value-type="float" office:value="-1.69648094880732" calcext:value-type="float">
            <text:p>-1,696</text:p>
          </table:table-cell>
          <table:table-cell table:style-name="ce20" table:formula="of:=[PCA.$B$229]*[.F106]+[PCA.$C$229] *[.G106]+[PCA.$D$229]*[.H106]" office:value-type="float" office:value="-0.740889437478164" calcext:value-type="float">
            <text:p>-0,741</text:p>
          </table:table-cell>
          <table:table-cell table:style-name="ce31" table:formula="of:=[PCA.$B$230]*[.F106]+[PCA.$C$230] *[.G106]+[PCA.$D$230]*[.H106]" office:value-type="float" office:value="-0.206777663515491" calcext:value-type="float">
            <text:p>-0,207</text:p>
          </table:table-cell>
          <table:table-cell table:number-columns-repeated="243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14" office:value-type="float" office:value="407.230155225725" calcext:value-type="float">
            <text:p>407,230</text:p>
          </table:table-cell>
          <table:table-cell table:style-name="ce14" office:value-type="float" office:value="57" calcext:value-type="float">
            <text:p>57,000</text:p>
          </table:table-cell>
          <table:table-cell table:style-name="ce14" office:value-type="float" office:value="82" calcext:value-type="float">
            <text:p>82,000</text:p>
          </table:table-cell>
          <table:table-cell table:style-name="ce5" office:value-type="float" office:value="179" calcext:value-type="float">
            <text:p>179</text:p>
          </table:table-cell>
          <table:table-cell table:style-name="ce18" table:formula="of:=([.B107]-[.$B$205])/[.$B$207]" office:value-type="float" office:value="1.01907231212972" calcext:value-type="float">
            <text:p>1,019</text:p>
          </table:table-cell>
          <table:table-cell table:style-name="ce18" table:formula="of:=([.C107]-[.$C$205])/[.$C$207]" office:value-type="float" office:value="0.208373644981353" calcext:value-type="float">
            <text:p>0,208</text:p>
          </table:table-cell>
          <table:table-cell table:style-name="ce18" table:formula="of:=([.D107]-[.$D$205])/[.$D$207]" office:value-type="float" office:value="1.40624538994007" calcext:value-type="float">
            <text:p>1,406</text:p>
          </table:table-cell>
          <table:table-cell table:style-name="ce20" table:formula="of:=[PCA.$B$228]*[.F107]+[PCA.$C$228] *[.G107]+[PCA.$D$228]*[.H107]" office:value-type="float" office:value="-1.40665094821828" calcext:value-type="float">
            <text:p>-1,407</text:p>
          </table:table-cell>
          <table:table-cell table:style-name="ce20" table:formula="of:=[PCA.$B$229]*[.F107]+[PCA.$C$229] *[.G107]+[PCA.$D$229]*[.H107]" office:value-type="float" office:value="-0.937079108639085" calcext:value-type="float">
            <text:p>-0,937</text:p>
          </table:table-cell>
          <table:table-cell table:style-name="ce31" table:formula="of:=[PCA.$B$230]*[.F107]+[PCA.$C$230] *[.G107]+[PCA.$D$230]*[.H107]" office:value-type="float" office:value="0.450192302642108" calcext:value-type="float">
            <text:p>0,450</text:p>
          </table:table-cell>
          <table:table-cell table:number-columns-repeated="243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4" office:value-type="float" office:value="453.267464483113" calcext:value-type="float">
            <text:p>453,267</text:p>
          </table:table-cell>
          <table:table-cell table:style-name="ce14" office:value-type="float" office:value="69" calcext:value-type="float">
            <text:p>69,000</text:p>
          </table:table-cell>
          <table:table-cell table:style-name="ce14" office:value-type="float" office:value="64" calcext:value-type="float">
            <text:p>64,000</text:p>
          </table:table-cell>
          <table:table-cell table:style-name="ce5" office:value-type="float" office:value="166" calcext:value-type="float">
            <text:p>166</text:p>
          </table:table-cell>
          <table:table-cell table:style-name="ce18" table:formula="of:=([.B108]-[.$B$205])/[.$B$207]" office:value-type="float" office:value="1.29663514942472" calcext:value-type="float">
            <text:p>1,297</text:p>
          </table:table-cell>
          <table:table-cell table:style-name="ce18" table:formula="of:=([.C108]-[.$C$205])/[.$C$207]" office:value-type="float" office:value="0.652904087608238" calcext:value-type="float">
            <text:p>0,653</text:p>
          </table:table-cell>
          <table:table-cell table:style-name="ce18" table:formula="of:=([.D108]-[.$D$205])/[.$D$207]" office:value-type="float" office:value="0.72497996082094" calcext:value-type="float">
            <text:p>0,725</text:p>
          </table:table-cell>
          <table:table-cell table:style-name="ce20" table:formula="of:=[PCA.$B$228]*[.F108]+[PCA.$C$228] *[.G108]+[PCA.$D$228]*[.H108]" office:value-type="float" office:value="-0.920723073165737" calcext:value-type="float">
            <text:p>-0,921</text:p>
          </table:table-cell>
          <table:table-cell table:style-name="ce20" table:formula="of:=[PCA.$B$229]*[.F108]+[PCA.$C$229] *[.G108]+[PCA.$D$229]*[.H108]" office:value-type="float" office:value="-1.32875820278626" calcext:value-type="float">
            <text:p>-1,329</text:p>
          </table:table-cell>
          <table:table-cell table:style-name="ce31" table:formula="of:=[PCA.$B$230]*[.F108]+[PCA.$C$230] *[.G108]+[PCA.$D$230]*[.H108]" office:value-type="float" office:value="-0.140767139342542" calcext:value-type="float">
            <text:p>-0,141</text:p>
          </table:table-cell>
          <table:table-cell table:number-columns-repeated="243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14" office:value-type="float" office:value="473.192959259368" calcext:value-type="float">
            <text:p>473,193</text:p>
          </table:table-cell>
          <table:table-cell table:style-name="ce14" office:value-type="float" office:value="56" calcext:value-type="float">
            <text:p>56,000</text:p>
          </table:table-cell>
          <table:table-cell table:style-name="ce14" office:value-type="float" office:value="62" calcext:value-type="float">
            <text:p>62,000</text:p>
          </table:table-cell>
          <table:table-cell table:style-name="ce5" office:value-type="float" office:value="67" calcext:value-type="float">
            <text:p>67</text:p>
          </table:table-cell>
          <table:table-cell table:style-name="ce18" table:formula="of:=([.B109]-[.$B$205])/[.$B$207]" office:value-type="float" office:value="1.41676764530286" calcext:value-type="float">
            <text:p>1,417</text:p>
          </table:table-cell>
          <table:table-cell table:style-name="ce18" table:formula="of:=([.C109]-[.$C$205])/[.$C$207]" office:value-type="float" office:value="0.171329441429112" calcext:value-type="float">
            <text:p>0,171</text:p>
          </table:table-cell>
          <table:table-cell table:style-name="ce18" table:formula="of:=([.D109]-[.$D$205])/[.$D$207]" office:value-type="float" office:value="0.649283802029925" calcext:value-type="float">
            <text:p>0,649</text:p>
          </table:table-cell>
          <table:table-cell table:style-name="ce20" table:formula="of:=[PCA.$B$228]*[.F109]+[PCA.$C$228] *[.G109]+[PCA.$D$228]*[.H109]" office:value-type="float" office:value="-1.1772958424291" calcext:value-type="float">
            <text:p>-1,177</text:p>
          </table:table-cell>
          <table:table-cell table:style-name="ce20" table:formula="of:=[PCA.$B$229]*[.F109]+[PCA.$C$229] *[.G109]+[PCA.$D$229]*[.H109]" office:value-type="float" office:value="-0.965576806657071" calcext:value-type="float">
            <text:p>-0,966</text:p>
          </table:table-cell>
          <table:table-cell table:style-name="ce31" table:formula="of:=[PCA.$B$230]*[.F109]+[PCA.$C$230] *[.G109]+[PCA.$D$230]*[.H109]" office:value-type="float" office:value="-0.373888611636165" calcext:value-type="float">
            <text:p>-0,374</text:p>
          </table:table-cell>
          <table:table-cell table:number-columns-repeated="243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14" office:value-type="float" office:value="488.41972369142" calcext:value-type="float">
            <text:p>488,420</text:p>
          </table:table-cell>
          <table:table-cell table:style-name="ce14" office:value-type="float" office:value="52" calcext:value-type="float">
            <text:p>52,000</text:p>
          </table:table-cell>
          <table:table-cell table:style-name="ce14" office:value-type="float" office:value="74" calcext:value-type="float">
            <text:p>74,000</text:p>
          </table:table-cell>
          <table:table-cell table:style-name="ce5" office:value-type="float" office:value="149" calcext:value-type="float">
            <text:p>149</text:p>
          </table:table-cell>
          <table:table-cell table:style-name="ce18" table:formula="of:=([.B110]-[.$B$205])/[.$B$207]" office:value-type="float" office:value="1.50857109791027" calcext:value-type="float">
            <text:p>1,509</text:p>
          </table:table-cell>
          <table:table-cell table:style-name="ce18" table:formula="of:=([.C110]-[.$C$205])/[.$C$207]" office:value-type="float" office:value="0.0231526272201503" calcext:value-type="float">
            <text:p>0,023</text:p>
          </table:table-cell>
          <table:table-cell table:style-name="ce18" table:formula="of:=([.D110]-[.$D$205])/[.$D$207]" office:value-type="float" office:value="1.10346075477601" calcext:value-type="float">
            <text:p>1,103</text:p>
          </table:table-cell>
          <table:table-cell table:style-name="ce20" table:formula="of:=[PCA.$B$228]*[.F110]+[PCA.$C$228] *[.G110]+[PCA.$D$228]*[.H110]" office:value-type="float" office:value="-1.59451502150727" calcext:value-type="float">
            <text:p>-1,595</text:p>
          </table:table-cell>
          <table:table-cell table:style-name="ce20" table:formula="of:=[PCA.$B$229]*[.F110]+[PCA.$C$229] *[.G110]+[PCA.$D$229]*[.H110]" office:value-type="float" office:value="-0.967558012864681" calcext:value-type="float">
            <text:p>-0,968</text:p>
          </table:table-cell>
          <table:table-cell table:style-name="ce31" table:formula="of:=[PCA.$B$230]*[.F110]+[PCA.$C$230] *[.G110]+[PCA.$D$230]*[.H110]" office:value-type="float" office:value="-0.123717873919839" calcext:value-type="float">
            <text:p>-0,124</text:p>
          </table:table-cell>
          <table:table-cell table:number-columns-repeated="243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4" office:value-type="float" office:value="479.504308813719" calcext:value-type="float">
            <text:p>479,504</text:p>
          </table:table-cell>
          <table:table-cell table:style-name="ce14" office:value-type="float" office:value="80" calcext:value-type="float">
            <text:p>80,000</text:p>
          </table:table-cell>
          <table:table-cell table:style-name="ce14" office:value-type="float" office:value="85" calcext:value-type="float">
            <text:p>85,000</text:p>
          </table:table-cell>
          <table:table-cell table:style-name="ce5" office:value-type="float" office:value="130" calcext:value-type="float">
            <text:p>130</text:p>
          </table:table-cell>
          <table:table-cell table:style-name="ce18" table:formula="of:=([.B111]-[.$B$205])/[.$B$207]" office:value-type="float" office:value="1.45481930639522" calcext:value-type="float">
            <text:p>1,455</text:p>
          </table:table-cell>
          <table:table-cell table:style-name="ce18" table:formula="of:=([.C111]-[.$C$205])/[.$C$207]" office:value-type="float" office:value="1.06039032668288" calcext:value-type="float">
            <text:p>1,060</text:p>
          </table:table-cell>
          <table:table-cell table:style-name="ce18" table:formula="of:=([.D111]-[.$D$205])/[.$D$207]" office:value-type="float" office:value="1.51978962812659" calcext:value-type="float">
            <text:p>1,520</text:p>
          </table:table-cell>
          <table:table-cell table:style-name="ce20" table:formula="of:=[PCA.$B$228]*[.F111]+[PCA.$C$228] *[.G111]+[PCA.$D$228]*[.H111]" office:value-type="float" office:value="-1.32623484694176" calcext:value-type="float">
            <text:p>-1,326</text:p>
          </table:table-cell>
          <table:table-cell table:style-name="ce20" table:formula="of:=[PCA.$B$229]*[.F111]+[PCA.$C$229] *[.G111]+[PCA.$D$229]*[.H111]" office:value-type="float" office:value="-1.8973327471289" calcext:value-type="float">
            <text:p>-1,897</text:p>
          </table:table-cell>
          <table:table-cell table:style-name="ce31" table:formula="of:=[PCA.$B$230]*[.F111]+[PCA.$C$230] *[.G111]+[PCA.$D$230]*[.H111]" office:value-type="float" office:value="0.438088063079252" calcext:value-type="float">
            <text:p>0,438</text:p>
          </table:table-cell>
          <table:table-cell table:number-columns-repeated="243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14" office:value-type="float" office:value="456.842388074276" calcext:value-type="float">
            <text:p>456,842</text:p>
          </table:table-cell>
          <table:table-cell table:style-name="ce14" office:value-type="float" office:value="54" calcext:value-type="float">
            <text:p>54,000</text:p>
          </table:table-cell>
          <table:table-cell table:style-name="ce14" office:value-type="float" office:value="81" calcext:value-type="float">
            <text:p>81,000</text:p>
          </table:table-cell>
          <table:table-cell table:style-name="ce5" office:value-type="float" office:value="89" calcext:value-type="float">
            <text:p>89</text:p>
          </table:table-cell>
          <table:table-cell table:style-name="ce18" table:formula="of:=([.B112]-[.$B$205])/[.$B$207]" office:value-type="float" office:value="1.31818866658465" calcext:value-type="float">
            <text:p>1,318</text:p>
          </table:table-cell>
          <table:table-cell table:style-name="ce18" table:formula="of:=([.C112]-[.$C$205])/[.$C$207]" office:value-type="float" office:value="0.0972410343246313" calcext:value-type="float">
            <text:p>0,097</text:p>
          </table:table-cell>
          <table:table-cell table:style-name="ce18" table:formula="of:=([.D112]-[.$D$205])/[.$D$207]" office:value-type="float" office:value="1.36839731054456" calcext:value-type="float">
            <text:p>1,368</text:p>
          </table:table-cell>
          <table:table-cell table:style-name="ce20" table:formula="of:=[PCA.$B$228]*[.F112]+[PCA.$C$228] *[.G112]+[PCA.$D$228]*[.H112]" office:value-type="float" office:value="-1.61464430448654" calcext:value-type="float">
            <text:p>-1,615</text:p>
          </table:table-cell>
          <table:table-cell table:style-name="ce20" table:formula="of:=[PCA.$B$229]*[.F112]+[PCA.$C$229] *[.G112]+[PCA.$D$229]*[.H112]" office:value-type="float" office:value="-0.984120176564938" calcext:value-type="float">
            <text:p>-0,984</text:p>
          </table:table-cell>
          <table:table-cell table:style-name="ce31" table:formula="of:=[PCA.$B$230]*[.F112]+[PCA.$C$230] *[.G112]+[PCA.$D$230]*[.H112]" office:value-type="float" office:value="0.209818527845848" calcext:value-type="float">
            <text:p>0,210</text:p>
          </table:table-cell>
          <table:table-cell table:number-columns-repeated="243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14" office:value-type="float" office:value="428.799206107642" calcext:value-type="float">
            <text:p>428,799</text:p>
          </table:table-cell>
          <table:table-cell table:style-name="ce14" office:value-type="float" office:value="58" calcext:value-type="float">
            <text:p>58,000</text:p>
          </table:table-cell>
          <table:table-cell table:style-name="ce14" office:value-type="float" office:value="53" calcext:value-type="float">
            <text:p>53,000</text:p>
          </table:table-cell>
          <table:table-cell table:style-name="ce5" office:value-type="float" office:value="28" calcext:value-type="float">
            <text:p>28</text:p>
          </table:table-cell>
          <table:table-cell table:style-name="ce18" table:formula="of:=([.B113]-[.$B$205])/[.$B$207]" office:value-type="float" office:value="1.14911394699317" calcext:value-type="float">
            <text:p>1,149</text:p>
          </table:table-cell>
          <table:table-cell table:style-name="ce18" table:formula="of:=([.C113]-[.$C$205])/[.$C$207]" office:value-type="float" office:value="0.245417848533593" calcext:value-type="float">
            <text:p>0,245</text:p>
          </table:table-cell>
          <table:table-cell table:style-name="ce18" table:formula="of:=([.D113]-[.$D$205])/[.$D$207]" office:value-type="float" office:value="0.308651087470361" calcext:value-type="float">
            <text:p>0,309</text:p>
          </table:table-cell>
          <table:table-cell table:style-name="ce20" table:formula="of:=[PCA.$B$228]*[.F113]+[PCA.$C$228] *[.G113]+[PCA.$D$228]*[.H113]" office:value-type="float" office:value="-0.763792593609827" calcext:value-type="float">
            <text:p>-0,764</text:p>
          </table:table-cell>
          <table:table-cell table:style-name="ce20" table:formula="of:=[PCA.$B$229]*[.F113]+[PCA.$C$229] *[.G113]+[PCA.$D$229]*[.H113]" office:value-type="float" office:value="-0.834070325651793" calcext:value-type="float">
            <text:p>-0,834</text:p>
          </table:table-cell>
          <table:table-cell table:style-name="ce31" table:formula="of:=[PCA.$B$230]*[.F113]+[PCA.$C$230] *[.G113]+[PCA.$D$230]*[.H113]" office:value-type="float" office:value="-0.443742608104211" calcext:value-type="float">
            <text:p>-0,444</text:p>
          </table:table-cell>
          <table:table-cell table:number-columns-repeated="243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14" office:value-type="float" office:value="431.966053696365" calcext:value-type="float">
            <text:p>431,966</text:p>
          </table:table-cell>
          <table:table-cell table:style-name="ce14" office:value-type="float" office:value="52" calcext:value-type="float">
            <text:p>52,000</text:p>
          </table:table-cell>
          <table:table-cell table:style-name="ce14" office:value-type="float" office:value="51" calcext:value-type="float">
            <text:p>51,000</text:p>
          </table:table-cell>
          <table:table-cell table:style-name="ce5" office:value-type="float" office:value="131" calcext:value-type="float">
            <text:p>131</text:p>
          </table:table-cell>
          <table:table-cell table:style-name="ce18" table:formula="of:=([.B114]-[.$B$205])/[.$B$207]" office:value-type="float" office:value="1.16820713936661" calcext:value-type="float">
            <text:p>1,168</text:p>
          </table:table-cell>
          <table:table-cell table:style-name="ce18" table:formula="of:=([.C114]-[.$C$205])/[.$C$207]" office:value-type="float" office:value="0.0231526272201503" calcext:value-type="float">
            <text:p>0,023</text:p>
          </table:table-cell>
          <table:table-cell table:style-name="ce18" table:formula="of:=([.D114]-[.$D$205])/[.$D$207]" office:value-type="float" office:value="0.232954928679347" calcext:value-type="float">
            <text:p>0,233</text:p>
          </table:table-cell>
          <table:table-cell table:style-name="ce20" table:formula="of:=[PCA.$B$228]*[.F114]+[PCA.$C$228] *[.G114]+[PCA.$D$228]*[.H114]" office:value-type="float" office:value="-0.834448836946993" calcext:value-type="float">
            <text:p>-0,834</text:p>
          </table:table-cell>
          <table:table-cell table:style-name="ce20" table:formula="of:=[PCA.$B$229]*[.F114]+[PCA.$C$229] *[.G114]+[PCA.$D$229]*[.H114]" office:value-type="float" office:value="-0.641038254785407" calcext:value-type="float">
            <text:p>-0,641</text:p>
          </table:table-cell>
          <table:table-cell table:style-name="ce31" table:formula="of:=[PCA.$B$230]*[.F114]+[PCA.$C$230] *[.G114]+[PCA.$D$230]*[.H114]" office:value-type="float" office:value="-0.558819150397573" calcext:value-type="float">
            <text:p>-0,559</text:p>
          </table:table-cell>
          <table:table-cell table:number-columns-repeated="243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14" office:value-type="float" office:value="453.745306473343" calcext:value-type="float">
            <text:p>453,745</text:p>
          </table:table-cell>
          <table:table-cell table:style-name="ce14" office:value-type="float" office:value="63" calcext:value-type="float">
            <text:p>63,000</text:p>
          </table:table-cell>
          <table:table-cell table:style-name="ce14" office:value-type="float" office:value="88" calcext:value-type="float">
            <text:p>88,000</text:p>
          </table:table-cell>
          <table:table-cell table:style-name="ce5" office:value-type="float" office:value="132" calcext:value-type="float">
            <text:p>132</text:p>
          </table:table-cell>
          <table:table-cell table:style-name="ce18" table:formula="of:=([.B115]-[.$B$205])/[.$B$207]" office:value-type="float" office:value="1.29951609926141" calcext:value-type="float">
            <text:p>1,300</text:p>
          </table:table-cell>
          <table:table-cell table:style-name="ce18" table:formula="of:=([.C115]-[.$C$205])/[.$C$207]" office:value-type="float" office:value="0.430638866294796" calcext:value-type="float">
            <text:p>0,431</text:p>
          </table:table-cell>
          <table:table-cell table:style-name="ce18" table:formula="of:=([.D115]-[.$D$205])/[.$D$207]" office:value-type="float" office:value="1.63333386631311" calcext:value-type="float">
            <text:p>1,633</text:p>
          </table:table-cell>
          <table:table-cell table:style-name="ce20" table:formula="of:=[PCA.$B$228]*[.F115]+[PCA.$C$228] *[.G115]+[PCA.$D$228]*[.H115]" office:value-type="float" office:value="-1.61149248063908" calcext:value-type="float">
            <text:p>-1,611</text:p>
          </table:table-cell>
          <table:table-cell table:style-name="ce20" table:formula="of:=[PCA.$B$229]*[.F115]+[PCA.$C$229] *[.G115]+[PCA.$D$229]*[.H115]" office:value-type="float" office:value="-1.30604979281131" calcext:value-type="float">
            <text:p>-1,306</text:p>
          </table:table-cell>
          <table:table-cell table:style-name="ce31" table:formula="of:=[PCA.$B$230]*[.F115]+[PCA.$C$230] *[.G115]+[PCA.$D$230]*[.H115]" office:value-type="float" office:value="0.489184944251149" calcext:value-type="float">
            <text:p>0,489</text:p>
          </table:table-cell>
          <table:table-cell table:number-columns-repeated="243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14" office:value-type="float" office:value="432.360465433569" calcext:value-type="float">
            <text:p>432,360</text:p>
          </table:table-cell>
          <table:table-cell table:style-name="ce14" office:value-type="float" office:value="50" calcext:value-type="float">
            <text:p>50,000</text:p>
          </table:table-cell>
          <table:table-cell table:style-name="ce14" office:value-type="float" office:value="79" calcext:value-type="float">
            <text:p>79,000</text:p>
          </table:table-cell>
          <table:table-cell table:style-name="ce5" office:value-type="float" office:value="47" calcext:value-type="float">
            <text:p>47</text:p>
          </table:table-cell>
          <table:table-cell table:style-name="ce18" table:formula="of:=([.B116]-[.$B$205])/[.$B$207]" office:value-type="float" office:value="1.17058508114051" calcext:value-type="float">
            <text:p>1,171</text:p>
          </table:table-cell>
          <table:table-cell table:style-name="ce18" table:formula="of:=([.C116]-[.$C$205])/[.$C$207]" office:value-type="float" office:value="-0.0509357798843307" calcext:value-type="float">
            <text:p>-0,051</text:p>
          </table:table-cell>
          <table:table-cell table:style-name="ce18" table:formula="of:=([.D116]-[.$D$205])/[.$D$207]" office:value-type="float" office:value="1.29270115175355" calcext:value-type="float">
            <text:p>1,293</text:p>
          </table:table-cell>
          <table:table-cell table:style-name="ce20" table:formula="of:=[PCA.$B$228]*[.F116]+[PCA.$C$228] *[.G116]+[PCA.$D$228]*[.H116]" office:value-type="float" office:value="-1.54999694319485" calcext:value-type="float">
            <text:p>-1,550</text:p>
          </table:table-cell>
          <table:table-cell table:style-name="ce20" table:formula="of:=[PCA.$B$229]*[.F116]+[PCA.$C$229] *[.G116]+[PCA.$D$229]*[.H116]" office:value-type="float" office:value="-0.771372388375793" calcext:value-type="float">
            <text:p>-0,771</text:p>
          </table:table-cell>
          <table:table-cell table:style-name="ce31" table:formula="of:=[PCA.$B$230]*[.F116]+[PCA.$C$230] *[.G116]+[PCA.$D$230]*[.H116]" office:value-type="float" office:value="0.215494514885096" calcext:value-type="float">
            <text:p>0,215</text:p>
          </table:table-cell>
          <table:table-cell table:number-columns-repeated="243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14" office:value-type="float" office:value="470.525187705005" calcext:value-type="float">
            <text:p>470,525</text:p>
          </table:table-cell>
          <table:table-cell table:style-name="ce14" office:value-type="float" office:value="41" calcext:value-type="float">
            <text:p>41,000</text:p>
          </table:table-cell>
          <table:table-cell table:style-name="ce14" office:value-type="float" office:value="88" calcext:value-type="float">
            <text:p>88,000</text:p>
          </table:table-cell>
          <table:table-cell table:style-name="ce5" office:value-type="float" office:value="68" calcext:value-type="float">
            <text:p>68</text:p>
          </table:table-cell>
          <table:table-cell table:style-name="ce18" table:formula="of:=([.B117]-[.$B$205])/[.$B$207]" office:value-type="float" office:value="1.4006834246169" calcext:value-type="float">
            <text:p>1,401</text:p>
          </table:table-cell>
          <table:table-cell table:style-name="ce18" table:formula="of:=([.C117]-[.$C$205])/[.$C$207]" office:value-type="float" office:value="-0.384333611854495" calcext:value-type="float">
            <text:p>-0,384</text:p>
          </table:table-cell>
          <table:table-cell table:style-name="ce18" table:formula="of:=([.D117]-[.$D$205])/[.$D$207]" office:value-type="float" office:value="1.63333386631311" calcext:value-type="float">
            <text:p>1,633</text:p>
          </table:table-cell>
          <table:table-cell table:style-name="ce20" table:formula="of:=[PCA.$B$228]*[.F117]+[PCA.$C$228] *[.G117]+[PCA.$D$228]*[.H117]" office:value-type="float" office:value="-2.06677521787723" calcext:value-type="float">
            <text:p>-2,067</text:p>
          </table:table-cell>
          <table:table-cell table:style-name="ce20" table:formula="of:=[PCA.$B$229]*[.F117]+[PCA.$C$229] *[.G117]+[PCA.$D$229]*[.H117]" office:value-type="float" office:value="-0.66401985630062" calcext:value-type="float">
            <text:p>-0,664</text:p>
          </table:table-cell>
          <table:table-cell table:style-name="ce31" table:formula="of:=[PCA.$B$230]*[.F117]+[PCA.$C$230] *[.G117]+[PCA.$D$230]*[.H117]" office:value-type="float" office:value="0.254812803006129" calcext:value-type="float">
            <text:p>0,255</text:p>
          </table:table-cell>
          <table:table-cell table:number-columns-repeated="243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14" office:value-type="float" office:value="431.184190965209" calcext:value-type="float">
            <text:p>431,184</text:p>
          </table:table-cell>
          <table:table-cell table:style-name="ce14" office:value-type="float" office:value="55" calcext:value-type="float">
            <text:p>55,000</text:p>
          </table:table-cell>
          <table:table-cell table:style-name="ce14" office:value-type="float" office:value="84" calcext:value-type="float">
            <text:p>84,000</text:p>
          </table:table-cell>
          <table:table-cell table:style-name="ce5" office:value-type="float" office:value="29" calcext:value-type="float">
            <text:p>29</text:p>
          </table:table-cell>
          <table:table-cell table:style-name="ce18" table:formula="of:=([.B118]-[.$B$205])/[.$B$207]" office:value-type="float" office:value="1.16349322272953" calcext:value-type="float">
            <text:p>1,163</text:p>
          </table:table-cell>
          <table:table-cell table:style-name="ce18" table:formula="of:=([.C118]-[.$C$205])/[.$C$207]" office:value-type="float" office:value="0.134285237876872" calcext:value-type="float">
            <text:p>0,134</text:p>
          </table:table-cell>
          <table:table-cell table:style-name="ce18" table:formula="of:=([.D118]-[.$D$205])/[.$D$207]" office:value-type="float" office:value="1.48194154873108" calcext:value-type="float">
            <text:p>1,482</text:p>
          </table:table-cell>
          <table:table-cell table:style-name="ce20" table:formula="of:=[PCA.$B$228]*[.F118]+[PCA.$C$228] *[.G118]+[PCA.$D$228]*[.H118]" office:value-type="float" office:value="-1.57711648746313" calcext:value-type="float">
            <text:p>-1,577</text:p>
          </table:table-cell>
          <table:table-cell table:style-name="ce20" table:formula="of:=[PCA.$B$229]*[.F118]+[PCA.$C$229] *[.G118]+[PCA.$D$229]*[.H118]" office:value-type="float" office:value="-0.959471422203151" calcext:value-type="float">
            <text:p>-0,959</text:p>
          </table:table-cell>
          <table:table-cell table:style-name="ce31" table:formula="of:=[PCA.$B$230]*[.F118]+[PCA.$C$230] *[.G118]+[PCA.$D$230]*[.H118]" office:value-type="float" office:value="0.400027318135836" calcext:value-type="float">
            <text:p>0,400</text:p>
          </table:table-cell>
          <table:table-cell table:number-columns-repeated="243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14" office:value-type="float" office:value="413.022672198885" calcext:value-type="float">
            <text:p>413,023</text:p>
          </table:table-cell>
          <table:table-cell table:style-name="ce14" office:value-type="float" office:value="84" calcext:value-type="float">
            <text:p>84,000</text:p>
          </table:table-cell>
          <table:table-cell table:style-name="ce14" office:value-type="float" office:value="80" calcext:value-type="float">
            <text:p>80,000</text:p>
          </table:table-cell>
          <table:table-cell table:style-name="ce5" office:value-type="float" office:value="112" calcext:value-type="float">
            <text:p>112</text:p>
          </table:table-cell>
          <table:table-cell table:style-name="ce18" table:formula="of:=([.B119]-[.$B$205])/[.$B$207]" office:value-type="float" office:value="1.0539958876402" calcext:value-type="float">
            <text:p>1,054</text:p>
          </table:table-cell>
          <table:table-cell table:style-name="ce18" table:formula="of:=([.C119]-[.$C$205])/[.$C$207]" office:value-type="float" office:value="1.20856714089185" calcext:value-type="float">
            <text:p>1,209</text:p>
          </table:table-cell>
          <table:table-cell table:style-name="ce18" table:formula="of:=([.D119]-[.$D$205])/[.$D$207]" office:value-type="float" office:value="1.33054923114905" calcext:value-type="float">
            <text:p>1,331</text:p>
          </table:table-cell>
          <table:table-cell table:style-name="ce20" table:formula="of:=[PCA.$B$228]*[.F119]+[PCA.$C$228] *[.G119]+[PCA.$D$228]*[.H119]" office:value-type="float" office:value="-0.894308840862362" calcext:value-type="float">
            <text:p>-0,894</text:p>
          </table:table-cell>
          <table:table-cell table:style-name="ce20" table:formula="of:=[PCA.$B$229]*[.F119]+[PCA.$C$229] *[.G119]+[PCA.$D$229]*[.H119]" office:value-type="float" office:value="-1.79017208311011" calcext:value-type="float">
            <text:p>-1,790</text:p>
          </table:table-cell>
          <table:table-cell table:style-name="ce31" table:formula="of:=[PCA.$B$230]*[.F119]+[PCA.$C$230] *[.G119]+[PCA.$D$230]*[.H119]" office:value-type="float" office:value="0.580862424133884" calcext:value-type="float">
            <text:p>0,581</text:p>
          </table:table-cell>
          <table:table-cell table:number-columns-repeated="243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14" office:value-type="float" office:value="506.326440618473" calcext:value-type="float">
            <text:p>506,326</text:p>
          </table:table-cell>
          <table:table-cell table:style-name="ce14" office:value-type="float" office:value="54" calcext:value-type="float">
            <text:p>54,000</text:p>
          </table:table-cell>
          <table:table-cell table:style-name="ce14" office:value-type="float" office:value="79" calcext:value-type="float">
            <text:p>79,000</text:p>
          </table:table-cell>
          <table:table-cell table:style-name="ce5" office:value-type="float" office:value="188" calcext:value-type="float">
            <text:p>188</text:p>
          </table:table-cell>
          <table:table-cell table:style-name="ce18" table:formula="of:=([.B120]-[.$B$205])/[.$B$207]" office:value-type="float" office:value="1.61653221112658" calcext:value-type="float">
            <text:p>1,617</text:p>
          </table:table-cell>
          <table:table-cell table:style-name="ce18" table:formula="of:=([.C120]-[.$C$205])/[.$C$207]" office:value-type="float" office:value="0.0972410343246313" calcext:value-type="float">
            <text:p>0,097</text:p>
          </table:table-cell>
          <table:table-cell table:style-name="ce18" table:formula="of:=([.D120]-[.$D$205])/[.$D$207]" office:value-type="float" office:value="1.29270115175355" calcext:value-type="float">
            <text:p>1,293</text:p>
          </table:table-cell>
          <table:table-cell table:style-name="ce20" table:formula="of:=[PCA.$B$228]*[.F120]+[PCA.$C$228] *[.G120]+[PCA.$D$228]*[.H120]" office:value-type="float" office:value="-1.74409655664075" calcext:value-type="float">
            <text:p>-1,744</text:p>
          </table:table-cell>
          <table:table-cell table:style-name="ce20" table:formula="of:=[PCA.$B$229]*[.F120]+[PCA.$C$229] *[.G120]+[PCA.$D$229]*[.H120]" office:value-type="float" office:value="-1.11830689203386" calcext:value-type="float">
            <text:p>-1,118</text:p>
          </table:table-cell>
          <table:table-cell table:style-name="ce31" table:formula="of:=[PCA.$B$230]*[.F120]+[PCA.$C$230] *[.G120]+[PCA.$D$230]*[.H120]" office:value-type="float" office:value="-0.0350792527136718" calcext:value-type="float">
            <text:p>-0,035</text:p>
          </table:table-cell>
          <table:table-cell table:number-columns-repeated="243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14" office:value-type="float" office:value="435.686806848912" calcext:value-type="float">
            <text:p>435,687</text:p>
          </table:table-cell>
          <table:table-cell table:style-name="ce14" office:value-type="float" office:value="59" calcext:value-type="float">
            <text:p>59,000</text:p>
          </table:table-cell>
          <table:table-cell table:style-name="ce14" office:value-type="float" office:value="67" calcext:value-type="float">
            <text:p>67,000</text:p>
          </table:table-cell>
          <table:table-cell table:style-name="ce5" office:value-type="float" office:value="167" calcext:value-type="float">
            <text:p>167</text:p>
          </table:table-cell>
          <table:table-cell table:style-name="ce18" table:formula="of:=([.B121]-[.$B$205])/[.$B$207]" office:value-type="float" office:value="1.19063987530522" calcext:value-type="float">
            <text:p>1,191</text:p>
          </table:table-cell>
          <table:table-cell table:style-name="ce18" table:formula="of:=([.C121]-[.$C$205])/[.$C$207]" office:value-type="float" office:value="0.282462052085834" calcext:value-type="float">
            <text:p>0,282</text:p>
          </table:table-cell>
          <table:table-cell table:style-name="ce18" table:formula="of:=([.D121]-[.$D$205])/[.$D$207]" office:value-type="float" office:value="0.838524199007461" calcext:value-type="float">
            <text:p>0,839</text:p>
          </table:table-cell>
          <table:table-cell table:style-name="ce20" table:formula="of:=[PCA.$B$228]*[.F121]+[PCA.$C$228] *[.G121]+[PCA.$D$228]*[.H121]" office:value-type="float" office:value="-1.10971353182288" calcext:value-type="float">
            <text:p>-1,110</text:p>
          </table:table-cell>
          <table:table-cell table:style-name="ce20" table:formula="of:=[PCA.$B$229]*[.F121]+[PCA.$C$229] *[.G121]+[PCA.$D$229]*[.H121]" office:value-type="float" office:value="-0.98216071970814" calcext:value-type="float">
            <text:p>-0,982</text:p>
          </table:table-cell>
          <table:table-cell table:style-name="ce31" table:formula="of:=[PCA.$B$230]*[.F121]+[PCA.$C$230] *[.G121]+[PCA.$D$230]*[.H121]" office:value-type="float" office:value="-0.0665551746974381" calcext:value-type="float">
            <text:p>-0,067</text:p>
          </table:table-cell>
          <table:table-cell table:number-columns-repeated="243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14" office:value-type="float" office:value="453.827116787551" calcext:value-type="float">
            <text:p>453,827</text:p>
          </table:table-cell>
          <table:table-cell table:style-name="ce14" office:value-type="float" office:value="85" calcext:value-type="float">
            <text:p>85,000</text:p>
          </table:table-cell>
          <table:table-cell table:style-name="ce14" office:value-type="float" office:value="87" calcext:value-type="float">
            <text:p>87,000</text:p>
          </table:table-cell>
          <table:table-cell table:style-name="ce5" office:value-type="float" office:value="12" calcext:value-type="float">
            <text:p>12</text:p>
          </table:table-cell>
          <table:table-cell table:style-name="ce18" table:formula="of:=([.B122]-[.$B$205])/[.$B$207]" office:value-type="float" office:value="1.30000934057586" calcext:value-type="float">
            <text:p>1,300</text:p>
          </table:table-cell>
          <table:table-cell table:style-name="ce18" table:formula="of:=([.C122]-[.$C$205])/[.$C$207]" office:value-type="float" office:value="1.24561134444409" calcext:value-type="float">
            <text:p>1,246</text:p>
          </table:table-cell>
          <table:table-cell table:style-name="ce18" table:formula="of:=([.D122]-[.$D$205])/[.$D$207]" office:value-type="float" office:value="1.5954857869176" calcext:value-type="float">
            <text:p>1,595</text:p>
          </table:table-cell>
          <table:table-cell table:style-name="ce20" table:formula="of:=[PCA.$B$228]*[.F122]+[PCA.$C$228] *[.G122]+[PCA.$D$228]*[.H122]" office:value-type="float" office:value="-1.19260579277983" calcext:value-type="float">
            <text:p>-1,193</text:p>
          </table:table-cell>
          <table:table-cell table:style-name="ce20" table:formula="of:=[PCA.$B$229]*[.F122]+[PCA.$C$229] *[.G122]+[PCA.$D$229]*[.H122]" office:value-type="float" office:value="-1.99161893176769" calcext:value-type="float">
            <text:p>-1,992</text:p>
          </table:table-cell>
          <table:table-cell table:style-name="ce31" table:formula="of:=[PCA.$B$230]*[.F122]+[PCA.$C$230] *[.G122]+[PCA.$D$230]*[.H122]" office:value-type="float" office:value="0.631106960477726" calcext:value-type="float">
            <text:p>0,631</text:p>
          </table:table-cell>
          <table:table-cell table:number-columns-repeated="243"/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14" office:value-type="float" office:value="439.81352774621" calcext:value-type="float">
            <text:p>439,814</text:p>
          </table:table-cell>
          <table:table-cell table:style-name="ce14" office:value-type="float" office:value="70" calcext:value-type="float">
            <text:p>70,000</text:p>
          </table:table-cell>
          <table:table-cell table:style-name="ce14" office:value-type="float" office:value="65" calcext:value-type="float">
            <text:p>65,000</text:p>
          </table:table-cell>
          <table:table-cell table:style-name="ce5" office:value-type="float" office:value="189" calcext:value-type="float">
            <text:p>189</text:p>
          </table:table-cell>
          <table:table-cell table:style-name="ce18" table:formula="of:=([.B123]-[.$B$205])/[.$B$207]" office:value-type="float" office:value="1.21552022516613" calcext:value-type="float">
            <text:p>1,216</text:p>
          </table:table-cell>
          <table:table-cell table:style-name="ce18" table:formula="of:=([.C123]-[.$C$205])/[.$C$207]" office:value-type="float" office:value="0.689948291160479" calcext:value-type="float">
            <text:p>0,690</text:p>
          </table:table-cell>
          <table:table-cell table:style-name="ce18" table:formula="of:=([.D123]-[.$D$205])/[.$D$207]" office:value-type="float" office:value="0.762828040216447" calcext:value-type="float">
            <text:p>0,763</text:p>
          </table:table-cell>
          <table:table-cell table:style-name="ce20" table:formula="of:=[PCA.$B$228]*[.F123]+[PCA.$C$228] *[.G123]+[PCA.$D$228]*[.H123]" office:value-type="float" office:value="-0.878625362256034" calcext:value-type="float">
            <text:p>-0,879</text:p>
          </table:table-cell>
          <table:table-cell table:style-name="ce20" table:formula="of:=[PCA.$B$229]*[.F123]+[PCA.$C$229] *[.G123]+[PCA.$D$229]*[.H123]" office:value-type="float" office:value="-1.32686764664646" calcext:value-type="float">
            <text:p>-1,327</text:p>
          </table:table-cell>
          <table:table-cell table:style-name="ce31" table:formula="of:=[PCA.$B$230]*[.F123]+[PCA.$C$230] *[.G123]+[PCA.$D$230]*[.H123]" office:value-type="float" office:value="-0.0535398566094494" calcext:value-type="float">
            <text:p>-0,054</text:p>
          </table:table-cell>
          <table:table-cell table:number-columns-repeated="243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14" office:value-type="float" office:value="491.475438690416" calcext:value-type="float">
            <text:p>491,475</text:p>
          </table:table-cell>
          <table:table-cell table:style-name="ce14" office:value-type="float" office:value="63" calcext:value-type="float">
            <text:p>63,000</text:p>
          </table:table-cell>
          <table:table-cell table:style-name="ce14" office:value-type="float" office:value="92" calcext:value-type="float">
            <text:p>92,000</text:p>
          </table:table-cell>
          <table:table-cell table:style-name="ce5" office:value-type="float" office:value="180" calcext:value-type="float">
            <text:p>180</text:p>
          </table:table-cell>
          <table:table-cell table:style-name="ce18" table:formula="of:=([.B124]-[.$B$205])/[.$B$207]" office:value-type="float" office:value="1.52699426248629" calcext:value-type="float">
            <text:p>1,527</text:p>
          </table:table-cell>
          <table:table-cell table:style-name="ce18" table:formula="of:=([.C124]-[.$C$205])/[.$C$207]" office:value-type="float" office:value="0.430638866294796" calcext:value-type="float">
            <text:p>0,431</text:p>
          </table:table-cell>
          <table:table-cell table:style-name="ce18" table:formula="of:=([.D124]-[.$D$205])/[.$D$207]" office:value-type="float" office:value="1.78472618389514" calcext:value-type="float">
            <text:p>1,785</text:p>
          </table:table-cell>
          <table:table-cell table:style-name="ce20" table:formula="of:=[PCA.$B$228]*[.F124]+[PCA.$C$228] *[.G124]+[PCA.$D$228]*[.H124]" office:value-type="float" office:value="-1.84402288130782" calcext:value-type="float">
            <text:p>-1,844</text:p>
          </table:table-cell>
          <table:table-cell table:style-name="ce20" table:formula="of:=[PCA.$B$229]*[.F124]+[PCA.$C$229] *[.G124]+[PCA.$D$229]*[.H124]" office:value-type="float" office:value="-1.44626452735806" calcext:value-type="float">
            <text:p>-1,446</text:p>
          </table:table-cell>
          <table:table-cell table:style-name="ce31" table:formula="of:=[PCA.$B$230]*[.F124]+[PCA.$C$230] *[.G124]+[PCA.$D$230]*[.H124]" office:value-type="float" office:value="0.458599268401445" calcext:value-type="float">
            <text:p>0,459</text:p>
          </table:table-cell>
          <table:table-cell table:number-columns-repeated="243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14" office:value-type="float" office:value="453.087611566054" calcext:value-type="float">
            <text:p>453,088</text:p>
          </table:table-cell>
          <table:table-cell table:style-name="ce14" office:value-type="float" office:value="49" calcext:value-type="float">
            <text:p>49,000</text:p>
          </table:table-cell>
          <table:table-cell table:style-name="ce14" office:value-type="float" office:value="61" calcext:value-type="float">
            <text:p>61,000</text:p>
          </table:table-cell>
          <table:table-cell table:style-name="ce5" office:value-type="float" office:value="30" calcext:value-type="float">
            <text:p>30</text:p>
          </table:table-cell>
          <table:table-cell table:style-name="ce18" table:formula="of:=([.B125]-[.$B$205])/[.$B$207]" office:value-type="float" office:value="1.29555080095258" calcext:value-type="float">
            <text:p>1,296</text:p>
          </table:table-cell>
          <table:table-cell table:style-name="ce18" table:formula="of:=([.C125]-[.$C$205])/[.$C$207]" office:value-type="float" office:value="-0.0879799834365711" calcext:value-type="float">
            <text:p>-0,088</text:p>
          </table:table-cell>
          <table:table-cell table:style-name="ce18" table:formula="of:=([.D125]-[.$D$205])/[.$D$207]" office:value-type="float" office:value="0.611435722634418" calcext:value-type="float">
            <text:p>0,611</text:p>
          </table:table-cell>
          <table:table-cell table:style-name="ce20" table:formula="of:=[PCA.$B$228]*[.F125]+[PCA.$C$228] *[.G125]+[PCA.$D$228]*[.H125]" office:value-type="float" office:value="-1.20646271136386" calcext:value-type="float">
            <text:p>-1,206</text:p>
          </table:table-cell>
          <table:table-cell table:style-name="ce20" table:formula="of:=[PCA.$B$229]*[.F125]+[PCA.$C$229] *[.G125]+[PCA.$D$229]*[.H125]" office:value-type="float" office:value="-0.678381733447084" calcext:value-type="float">
            <text:p>-0,678</text:p>
          </table:table-cell>
          <table:table-cell table:style-name="ce31" table:formula="of:=[PCA.$B$230]*[.F125]+[PCA.$C$230] *[.G125]+[PCA.$D$230]*[.H125]" office:value-type="float" office:value="-0.379861357436978" calcext:value-type="float">
            <text:p>-0,380</text:p>
          </table:table-cell>
          <table:table-cell table:number-columns-repeated="243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14" office:value-type="float" office:value="370.951677342328" calcext:value-type="float">
            <text:p>370,952</text:p>
          </table:table-cell>
          <table:table-cell table:style-name="ce14" office:value-type="float" office:value="49" calcext:value-type="float">
            <text:p>49,000</text:p>
          </table:table-cell>
          <table:table-cell table:style-name="ce14" office:value-type="float" office:value="84" calcext:value-type="float">
            <text:p>84,000</text:p>
          </table:table-cell>
          <table:table-cell table:style-name="ce5" office:value-type="float" office:value="69" calcext:value-type="float">
            <text:p>69</text:p>
          </table:table-cell>
          <table:table-cell table:style-name="ce18" table:formula="of:=([.B126]-[.$B$205])/[.$B$207]" office:value-type="float" office:value="0.80034629585101" calcext:value-type="float">
            <text:p>0,800</text:p>
          </table:table-cell>
          <table:table-cell table:style-name="ce18" table:formula="of:=([.C126]-[.$C$205])/[.$C$207]" office:value-type="float" office:value="-0.0879799834365711" calcext:value-type="float">
            <text:p>-0,088</text:p>
          </table:table-cell>
          <table:table-cell table:style-name="ce18" table:formula="of:=([.D126]-[.$D$205])/[.$D$207]" office:value-type="float" office:value="1.48194154873108" calcext:value-type="float">
            <text:p>1,482</text:p>
          </table:table-cell>
          <table:table-cell table:style-name="ce20" table:formula="of:=[PCA.$B$228]*[.F126]+[PCA.$C$228] *[.G126]+[PCA.$D$228]*[.H126]" office:value-type="float" office:value="-1.46829446128484" calcext:value-type="float">
            <text:p>-1,468</text:p>
          </table:table-cell>
          <table:table-cell table:style-name="ce20" table:formula="of:=[PCA.$B$229]*[.F126]+[PCA.$C$229] *[.G126]+[PCA.$D$229]*[.H126]" office:value-type="float" office:value="-0.590660069989603" calcext:value-type="float">
            <text:p>-0,591</text:p>
          </table:table-cell>
          <table:table-cell table:style-name="ce31" table:formula="of:=[PCA.$B$230]*[.F126]+[PCA.$C$230] *[.G126]+[PCA.$D$230]*[.H126]" office:value-type="float" office:value="0.582821189260204" calcext:value-type="float">
            <text:p>0,583</text:p>
          </table:table-cell>
          <table:table-cell table:number-columns-repeated="243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14" office:value-type="float" office:value="438.315461788049" calcext:value-type="float">
            <text:p>438,315</text:p>
          </table:table-cell>
          <table:table-cell table:style-name="ce14" office:value-type="float" office:value="70" calcext:value-type="float">
            <text:p>70,000</text:p>
          </table:table-cell>
          <table:table-cell table:style-name="ce14" office:value-type="float" office:value="83" calcext:value-type="float">
            <text:p>83,000</text:p>
          </table:table-cell>
          <table:table-cell table:style-name="ce5" office:value-type="float" office:value="133" calcext:value-type="float">
            <text:p>133</text:p>
          </table:table-cell>
          <table:table-cell table:style-name="ce18" table:formula="of:=([.B127]-[.$B$205])/[.$B$207]" office:value-type="float" office:value="1.20648825860446" calcext:value-type="float">
            <text:p>1,206</text:p>
          </table:table-cell>
          <table:table-cell table:style-name="ce18" table:formula="of:=([.C127]-[.$C$205])/[.$C$207]" office:value-type="float" office:value="0.689948291160479" calcext:value-type="float">
            <text:p>0,690</text:p>
          </table:table-cell>
          <table:table-cell table:style-name="ce18" table:formula="of:=([.D127]-[.$D$205])/[.$D$207]" office:value-type="float" office:value="1.44409346933558" calcext:value-type="float">
            <text:p>1,444</text:p>
          </table:table-cell>
          <table:table-cell table:style-name="ce20" table:formula="of:=[PCA.$B$228]*[.F127]+[PCA.$C$228] *[.G127]+[PCA.$D$228]*[.H127]" office:value-type="float" office:value="-1.3092414626218" calcext:value-type="float">
            <text:p>-1,309</text:p>
          </table:table-cell>
          <table:table-cell table:style-name="ce20" table:formula="of:=[PCA.$B$229]*[.F127]+[PCA.$C$229] *[.G127]+[PCA.$D$229]*[.H127]" office:value-type="float" office:value="-1.44587068046254" calcext:value-type="float">
            <text:p>-1,446</text:p>
          </table:table-cell>
          <table:table-cell table:style-name="ce31" table:formula="of:=[PCA.$B$230]*[.F127]+[PCA.$C$230] *[.G127]+[PCA.$D$230]*[.H127]" office:value-type="float" office:value="0.46086522165957" calcext:value-type="float">
            <text:p>0,461</text:p>
          </table:table-cell>
          <table:table-cell table:number-columns-repeated="24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4" office:value-type="float" office:value="370.592918947492" calcext:value-type="float">
            <text:p>370,593</text:p>
          </table:table-cell>
          <table:table-cell table:style-name="ce14" office:value-type="float" office:value="60" calcext:value-type="float">
            <text:p>60,000</text:p>
          </table:table-cell>
          <table:table-cell table:style-name="ce14" office:value-type="float" office:value="65" calcext:value-type="float">
            <text:p>65,000</text:p>
          </table:table-cell>
          <table:table-cell table:style-name="ce5" office:value-type="float" office:value="134" calcext:value-type="float">
            <text:p>134</text:p>
          </table:table-cell>
          <table:table-cell table:style-name="ce18" table:formula="of:=([.B128]-[.$B$205])/[.$B$207]" office:value-type="float" office:value="0.798183311098419" calcext:value-type="float">
            <text:p>0,798</text:p>
          </table:table-cell>
          <table:table-cell table:style-name="ce18" table:formula="of:=([.C128]-[.$C$205])/[.$C$207]" office:value-type="float" office:value="0.319506255638074" calcext:value-type="float">
            <text:p>0,320</text:p>
          </table:table-cell>
          <table:table-cell table:style-name="ce18" table:formula="of:=([.D128]-[.$D$205])/[.$D$207]" office:value-type="float" office:value="0.762828040216447" calcext:value-type="float">
            <text:p>0,763</text:p>
          </table:table-cell>
          <table:table-cell table:style-name="ce20" table:formula="of:=[PCA.$B$228]*[.F128]+[PCA.$C$228] *[.G128]+[PCA.$D$228]*[.H128]" office:value-type="float" office:value="-0.809301455253062" calcext:value-type="float">
            <text:p>-0,809</text:p>
          </table:table-cell>
          <table:table-cell table:style-name="ce20" table:formula="of:=[PCA.$B$229]*[.F128]+[PCA.$C$229] *[.G128]+[PCA.$D$229]*[.H128]" office:value-type="float" office:value="-0.805339311887827" calcext:value-type="float">
            <text:p>-0,805</text:p>
          </table:table-cell>
          <table:table-cell table:style-name="ce31" table:formula="of:=[PCA.$B$230]*[.F128]+[PCA.$C$230] *[.G128]+[PCA.$D$230]*[.H128]" office:value-type="float" office:value="0.132470755123167" calcext:value-type="float">
            <text:p>0,132</text:p>
          </table:table-cell>
          <table:table-cell table:number-columns-repeated="243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14" office:value-type="float" office:value="455.49150927545" calcext:value-type="float">
            <text:p>455,492</text:p>
          </table:table-cell>
          <table:table-cell table:style-name="ce14" office:value-type="float" office:value="79" calcext:value-type="float">
            <text:p>79,000</text:p>
          </table:table-cell>
          <table:table-cell table:style-name="ce14" office:value-type="float" office:value="63" calcext:value-type="float">
            <text:p>63,000</text:p>
          </table:table-cell>
          <table:table-cell table:style-name="ce5" office:value-type="float" office:value="90" calcext:value-type="float">
            <text:p>90</text:p>
          </table:table-cell>
          <table:table-cell table:style-name="ce18" table:formula="of:=([.B129]-[.$B$205])/[.$B$207]" office:value-type="float" office:value="1.31004410387471" calcext:value-type="float">
            <text:p>1,310</text:p>
          </table:table-cell>
          <table:table-cell table:style-name="ce18" table:formula="of:=([.C129]-[.$C$205])/[.$C$207]" office:value-type="float" office:value="1.02334612313064" calcext:value-type="float">
            <text:p>1,023</text:p>
          </table:table-cell>
          <table:table-cell table:style-name="ce18" table:formula="of:=([.D129]-[.$D$205])/[.$D$207]" office:value-type="float" office:value="0.687131881425432" calcext:value-type="float">
            <text:p>0,687</text:p>
          </table:table-cell>
          <table:table-cell table:style-name="ce20" table:formula="of:=[PCA.$B$228]*[.F129]+[PCA.$C$228] *[.G129]+[PCA.$D$228]*[.H129]" office:value-type="float" office:value="-0.724969691915759" calcext:value-type="float">
            <text:p>-0,725</text:p>
          </table:table-cell>
          <table:table-cell table:style-name="ce20" table:formula="of:=[PCA.$B$229]*[.F129]+[PCA.$C$229] *[.G129]+[PCA.$D$229]*[.H129]" office:value-type="float" office:value="-1.64317517219821" calcext:value-type="float">
            <text:p>-1,643</text:p>
          </table:table-cell>
          <table:table-cell table:style-name="ce31" table:formula="of:=[PCA.$B$230]*[.F129]+[PCA.$C$230] *[.G129]+[PCA.$D$230]*[.H129]" office:value-type="float" office:value="-0.0999972582414712" calcext:value-type="float">
            <text:p>-0,100</text:p>
          </table:table-cell>
          <table:table-cell table:number-columns-repeated="243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14" office:value-type="float" office:value="467.953673923289" calcext:value-type="float">
            <text:p>467,954</text:p>
          </table:table-cell>
          <table:table-cell table:style-name="ce14" office:value-type="float" office:value="57" calcext:value-type="float">
            <text:p>57,000</text:p>
          </table:table-cell>
          <table:table-cell table:style-name="ce14" office:value-type="float" office:value="86" calcext:value-type="float">
            <text:p>86,000</text:p>
          </table:table-cell>
          <table:table-cell table:style-name="ce5" office:value-type="float" office:value="70" calcext:value-type="float">
            <text:p>70</text:p>
          </table:table-cell>
          <table:table-cell table:style-name="ce18" table:formula="of:=([.B130]-[.$B$205])/[.$B$207]" office:value-type="float" office:value="1.38517955019614" calcext:value-type="float">
            <text:p>1,385</text:p>
          </table:table-cell>
          <table:table-cell table:style-name="ce18" table:formula="of:=([.C130]-[.$C$205])/[.$C$207]" office:value-type="float" office:value="0.208373644981353" calcext:value-type="float">
            <text:p>0,208</text:p>
          </table:table-cell>
          <table:table-cell table:style-name="ce18" table:formula="of:=([.D130]-[.$D$205])/[.$D$207]" office:value-type="float" office:value="1.5576377075221" calcext:value-type="float">
            <text:p>1,558</text:p>
          </table:table-cell>
          <table:table-cell table:style-name="ce20" table:formula="of:=[PCA.$B$228]*[.F130]+[PCA.$C$228] *[.G130]+[PCA.$D$228]*[.H130]" office:value-type="float" office:value="-1.72184337089168" calcext:value-type="float">
            <text:p>-1,722</text:p>
          </table:table-cell>
          <table:table-cell table:style-name="ce20" table:formula="of:=[PCA.$B$229]*[.F130]+[PCA.$C$229] *[.G130]+[PCA.$D$229]*[.H130]" office:value-type="float" office:value="-1.14602059332927" calcext:value-type="float">
            <text:p>-1,146</text:p>
          </table:table-cell>
          <table:table-cell table:style-name="ce31" table:formula="of:=[PCA.$B$230]*[.F130]+[PCA.$C$230] *[.G130]+[PCA.$D$230]*[.H130]" office:value-type="float" office:value="0.332075674421157" calcext:value-type="float">
            <text:p>0,332</text:p>
          </table:table-cell>
          <table:table-cell table:number-columns-repeated="243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4" office:value-type="float" office:value="437.094550130875" calcext:value-type="float">
            <text:p>437,095</text:p>
          </table:table-cell>
          <table:table-cell table:style-name="ce14" office:value-type="float" office:value="80" calcext:value-type="float">
            <text:p>80,000</text:p>
          </table:table-cell>
          <table:table-cell table:style-name="ce14" office:value-type="float" office:value="78" calcext:value-type="float">
            <text:p>78,000</text:p>
          </table:table-cell>
          <table:table-cell table:style-name="ce5" office:value-type="float" office:value="48" calcext:value-type="float">
            <text:p>48</text:p>
          </table:table-cell>
          <table:table-cell table:style-name="ce18" table:formula="of:=([.B131]-[.$B$205])/[.$B$207]" office:value-type="float" office:value="1.19912727880094" calcext:value-type="float">
            <text:p>1,199</text:p>
          </table:table-cell>
          <table:table-cell table:style-name="ce18" table:formula="of:=([.C131]-[.$C$205])/[.$C$207]" office:value-type="float" office:value="1.06039032668288" calcext:value-type="float">
            <text:p>1,060</text:p>
          </table:table-cell>
          <table:table-cell table:style-name="ce18" table:formula="of:=([.D131]-[.$D$205])/[.$D$207]" office:value-type="float" office:value="1.25485307235804" calcext:value-type="float">
            <text:p>1,255</text:p>
          </table:table-cell>
          <table:table-cell table:style-name="ce20" table:formula="of:=[PCA.$B$228]*[.F131]+[PCA.$C$228] *[.G131]+[PCA.$D$228]*[.H131]" office:value-type="float" office:value="-1.00421407689059" calcext:value-type="float">
            <text:p>-1,004</text:p>
          </table:table-cell>
          <table:table-cell table:style-name="ce20" table:formula="of:=[PCA.$B$229]*[.F131]+[PCA.$C$229] *[.G131]+[PCA.$D$229]*[.H131]" office:value-type="float" office:value="-1.7225505869226" calcext:value-type="float">
            <text:p>-1,723</text:p>
          </table:table-cell>
          <table:table-cell table:style-name="ce31" table:formula="of:=[PCA.$B$230]*[.F131]+[PCA.$C$230] *[.G131]+[PCA.$D$230]*[.H131]" office:value-type="float" office:value="0.401704376004902" calcext:value-type="float">
            <text:p>0,402</text:p>
          </table:table-cell>
          <table:table-cell table:number-columns-repeated="243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14" office:value-type="float" office:value="390.263338199498" calcext:value-type="float">
            <text:p>390,263</text:p>
          </table:table-cell>
          <table:table-cell table:style-name="ce14" office:value-type="float" office:value="64" calcext:value-type="float">
            <text:p>64,000</text:p>
          </table:table-cell>
          <table:table-cell table:style-name="ce14" office:value-type="float" office:value="88" calcext:value-type="float">
            <text:p>88,000</text:p>
          </table:table-cell>
          <table:table-cell table:style-name="ce5" office:value-type="float" office:value="113" calcext:value-type="float">
            <text:p>113</text:p>
          </table:table-cell>
          <table:table-cell table:style-name="ce18" table:formula="of:=([.B132]-[.$B$205])/[.$B$207]" office:value-type="float" office:value="0.916777935033629" calcext:value-type="float">
            <text:p>0,917</text:p>
          </table:table-cell>
          <table:table-cell table:style-name="ce18" table:formula="of:=([.C132]-[.$C$205])/[.$C$207]" office:value-type="float" office:value="0.467683069847036" calcext:value-type="float">
            <text:p>0,468</text:p>
          </table:table-cell>
          <table:table-cell table:style-name="ce18" table:formula="of:=([.D132]-[.$D$205])/[.$D$207]" office:value-type="float" office:value="1.63333386631311" calcext:value-type="float">
            <text:p>1,633</text:p>
          </table:table-cell>
          <table:table-cell table:style-name="ce20" table:formula="of:=[PCA.$B$228]*[.F132]+[PCA.$C$228] *[.G132]+[PCA.$D$228]*[.H132]" office:value-type="float" office:value="-1.36531994431789" calcext:value-type="float">
            <text:p>-1,365</text:p>
          </table:table-cell>
          <table:table-cell table:style-name="ce20" table:formula="of:=[PCA.$B$229]*[.F132]+[PCA.$C$229] *[.G132]+[PCA.$D$229]*[.H132]" office:value-type="float" office:value="-1.14776645913779" calcext:value-type="float">
            <text:p>-1,148</text:p>
          </table:table-cell>
          <table:table-cell table:style-name="ce31" table:formula="of:=[PCA.$B$230]*[.F132]+[PCA.$C$230] *[.G132]+[PCA.$D$230]*[.H132]" office:value-type="float" office:value="0.738597110612969" calcext:value-type="float">
            <text:p>0,739</text:p>
          </table:table-cell>
          <table:table-cell table:number-columns-repeated="243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15" office:value-type="float" office:value="97.9147394006727" calcext:value-type="float">
            <text:p>97,915</text:p>
          </table:table-cell>
          <table:table-cell table:style-name="ce15" office:value-type="float" office:value="79" calcext:value-type="float">
            <text:p>79,000</text:p>
          </table:table-cell>
          <table:table-cell table:style-name="ce15" office:value-type="float" office:value="38" calcext:value-type="float">
            <text:p>38,000</text:p>
          </table:table-cell>
          <table:table-cell table:style-name="ce5" office:value-type="float" office:value="114" calcext:value-type="float">
            <text:p>114</text:p>
          </table:table-cell>
          <table:table-cell table:style-name="ce18" table:formula="of:=([.B133]-[.$B$205])/[.$B$207]" office:value-type="float" office:value="-0.845816531731323" calcext:value-type="float">
            <text:p>-0,846</text:p>
          </table:table-cell>
          <table:table-cell table:style-name="ce18" table:formula="of:=([.C133]-[.$C$205])/[.$C$207]" office:value-type="float" office:value="1.02334612313064" calcext:value-type="float">
            <text:p>1,023</text:p>
          </table:table-cell>
          <table:table-cell table:style-name="ce18" table:formula="of:=([.D133]-[.$D$205])/[.$D$207]" office:value-type="float" office:value="-0.259070103462246" calcext:value-type="float">
            <text:p>-0,259</text:p>
          </table:table-cell>
          <table:table-cell table:style-name="ce20" table:formula="of:=[PCA.$B$228]*[.F133]+[PCA.$C$228] *[.G133]+[PCA.$D$228]*[.H133]" office:value-type="float" office:value="1.16608911550897" calcext:value-type="float">
            <text:p>1,166</text:p>
          </table:table-cell>
          <table:table-cell table:style-name="ce20" table:formula="of:=[PCA.$B$229]*[.F133]+[PCA.$C$229] *[.G133]+[PCA.$D$229]*[.H133]" office:value-type="float" office:value="-0.402884701325305" calcext:value-type="float">
            <text:p>-0,403</text:p>
          </table:table-cell>
          <table:table-cell table:style-name="ce31" table:formula="of:=[PCA.$B$230]*[.F133]+[PCA.$C$230] *[.G133]+[PCA.$D$230]*[.H133]" office:value-type="float" office:value="0.554690856003118" calcext:value-type="float">
            <text:p>0,555</text:p>
          </table:table-cell>
          <table:table-cell table:number-columns-repeated="243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15" office:value-type="float" office:value="136.574793835486" calcext:value-type="float">
            <text:p>136,575</text:p>
          </table:table-cell>
          <table:table-cell table:style-name="ce15" office:value-type="float" office:value="80" calcext:value-type="float">
            <text:p>80,000</text:p>
          </table:table-cell>
          <table:table-cell table:style-name="ce15" office:value-type="float" office:value="35" calcext:value-type="float">
            <text:p>35,000</text:p>
          </table:table-cell>
          <table:table-cell table:style-name="ce5" office:value-type="float" office:value="135" calcext:value-type="float">
            <text:p>135</text:p>
          </table:table-cell>
          <table:table-cell table:style-name="ce18" table:formula="of:=([.B134]-[.$B$205])/[.$B$207]" office:value-type="float" office:value="-0.612731788682752" calcext:value-type="float">
            <text:p>-0,613</text:p>
          </table:table-cell>
          <table:table-cell table:style-name="ce18" table:formula="of:=([.C134]-[.$C$205])/[.$C$207]" office:value-type="float" office:value="1.06039032668288" calcext:value-type="float">
            <text:p>1,060</text:p>
          </table:table-cell>
          <table:table-cell table:style-name="ce18" table:formula="of:=([.D134]-[.$D$205])/[.$D$207]" office:value-type="float" office:value="-0.372614341648768" calcext:value-type="float">
            <text:p>-0,373</text:p>
          </table:table-cell>
          <table:table-cell table:style-name="ce20" table:formula="of:=[PCA.$B$228]*[.F134]+[PCA.$C$228] *[.G134]+[PCA.$D$228]*[.H134]" office:value-type="float" office:value="1.11772448694211" calcext:value-type="float">
            <text:p>1,118</text:p>
          </table:table-cell>
          <table:table-cell table:style-name="ce20" table:formula="of:=[PCA.$B$229]*[.F134]+[PCA.$C$229] *[.G134]+[PCA.$D$229]*[.H134]" office:value-type="float" office:value="-0.529321611903323" calcext:value-type="float">
            <text:p>-0,529</text:p>
          </table:table-cell>
          <table:table-cell table:style-name="ce31" table:formula="of:=[PCA.$B$230]*[.F134]+[PCA.$C$230] *[.G134]+[PCA.$D$230]*[.H134]" office:value-type="float" office:value="0.330486265676666" calcext:value-type="float">
            <text:p>0,330</text:p>
          </table:table-cell>
          <table:table-cell table:number-columns-repeated="243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15" office:value-type="float" office:value="151.18026895568" calcext:value-type="float">
            <text:p>151,180</text:p>
          </table:table-cell>
          <table:table-cell table:style-name="ce15" office:value-type="float" office:value="76" calcext:value-type="float">
            <text:p>76,000</text:p>
          </table:table-cell>
          <table:table-cell table:style-name="ce15" office:value-type="float" office:value="37" calcext:value-type="float">
            <text:p>37,000</text:p>
          </table:table-cell>
          <table:table-cell table:style-name="ce5" office:value-type="float" office:value="31" calcext:value-type="float">
            <text:p>31</text:p>
          </table:table-cell>
          <table:table-cell table:style-name="ce18" table:formula="of:=([.B135]-[.$B$205])/[.$B$207]" office:value-type="float" office:value="-0.524674141965444" calcext:value-type="float">
            <text:p>-0,525</text:p>
          </table:table-cell>
          <table:table-cell table:style-name="ce18" table:formula="of:=([.C135]-[.$C$205])/[.$C$207]" office:value-type="float" office:value="0.912213512473922" calcext:value-type="float">
            <text:p>0,912</text:p>
          </table:table-cell>
          <table:table-cell table:style-name="ce18" table:formula="of:=([.D135]-[.$D$205])/[.$D$207]" office:value-type="float" office:value="-0.296918182857754" calcext:value-type="float">
            <text:p>-0,297</text:p>
          </table:table-cell>
          <table:table-cell table:style-name="ce20" table:formula="of:=[PCA.$B$228]*[.F135]+[PCA.$C$228] *[.G135]+[PCA.$D$228]*[.H135]" office:value-type="float" office:value="0.944962030853418" calcext:value-type="float">
            <text:p>0,945</text:p>
          </table:table-cell>
          <table:table-cell table:style-name="ce20" table:formula="of:=[PCA.$B$229]*[.F135]+[PCA.$C$229] *[.G135]+[PCA.$D$229]*[.H135]" office:value-type="float" office:value="-0.460845396516916" calcext:value-type="float">
            <text:p>-0,461</text:p>
          </table:table-cell>
          <table:table-cell table:style-name="ce31" table:formula="of:=[PCA.$B$230]*[.F135]+[PCA.$C$230] *[.G135]+[PCA.$D$230]*[.H135]" office:value-type="float" office:value="0.300409754407381" calcext:value-type="float">
            <text:p>0,300</text:p>
          </table:table-cell>
          <table:table-cell table:number-columns-repeated="243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15" office:value-type="float" office:value="100.513370487362" calcext:value-type="float">
            <text:p>100,513</text:p>
          </table:table-cell>
          <table:table-cell table:style-name="ce15" office:value-type="float" office:value="76" calcext:value-type="float">
            <text:p>76,000</text:p>
          </table:table-cell>
          <table:table-cell table:style-name="ce15" office:value-type="float" office:value="31" calcext:value-type="float">
            <text:p>31,000</text:p>
          </table:table-cell>
          <table:table-cell table:style-name="ce5" office:value-type="float" office:value="136" calcext:value-type="float">
            <text:p>136</text:p>
          </table:table-cell>
          <table:table-cell table:style-name="ce18" table:formula="of:=([.B136]-[.$B$205])/[.$B$207]" office:value-type="float" office:value="-0.830149164781794" calcext:value-type="float">
            <text:p>-0,830</text:p>
          </table:table-cell>
          <table:table-cell table:style-name="ce18" table:formula="of:=([.C136]-[.$C$205])/[.$C$207]" office:value-type="float" office:value="0.912213512473922" calcext:value-type="float">
            <text:p>0,912</text:p>
          </table:table-cell>
          <table:table-cell table:style-name="ce18" table:formula="of:=([.D136]-[.$D$205])/[.$D$207]" office:value-type="float" office:value="-0.524006659230796" calcext:value-type="float">
            <text:p>-0,524</text:p>
          </table:table-cell>
          <table:table-cell table:style-name="ce20" table:formula="of:=[PCA.$B$228]*[.F136]+[PCA.$C$228] *[.G136]+[PCA.$D$228]*[.H136]" office:value-type="float" office:value="1.27244518822543" calcext:value-type="float">
            <text:p>1,272</text:p>
          </table:table-cell>
          <table:table-cell table:style-name="ce20" table:formula="of:=[PCA.$B$229]*[.F136]+[PCA.$C$229] *[.G136]+[PCA.$D$229]*[.H136]" office:value-type="float" office:value="-0.268242858685916" calcext:value-type="float">
            <text:p>-0,268</text:p>
          </table:table-cell>
          <table:table-cell table:style-name="ce31" table:formula="of:=[PCA.$B$230]*[.F136]+[PCA.$C$230] *[.G136]+[PCA.$D$230]*[.H136]" office:value-type="float" office:value="0.323720486229011" calcext:value-type="float">
            <text:p>0,324</text:p>
          </table:table-cell>
          <table:table-cell table:number-columns-repeated="243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5" office:value-type="float" office:value="169.423131889189" calcext:value-type="float">
            <text:p>169,423</text:p>
          </table:table-cell>
          <table:table-cell table:style-name="ce15" office:value-type="float" office:value="75" calcext:value-type="float">
            <text:p>75,000</text:p>
          </table:table-cell>
          <table:table-cell table:style-name="ce15" office:value-type="float" office:value="44" calcext:value-type="float">
            <text:p>44,000</text:p>
          </table:table-cell>
          <table:table-cell table:style-name="ce5" office:value-type="float" office:value="92" calcext:value-type="float">
            <text:p>92</text:p>
          </table:table-cell>
          <table:table-cell table:style-name="ce18" table:formula="of:=([.B137]-[.$B$205])/[.$B$207]" office:value-type="float" office:value="-0.414686376001561" calcext:value-type="float">
            <text:p>-0,415</text:p>
          </table:table-cell>
          <table:table-cell table:style-name="ce18" table:formula="of:=([.C137]-[.$C$205])/[.$C$207]" office:value-type="float" office:value="0.875169308921681" calcext:value-type="float">
            <text:p>0,875</text:p>
          </table:table-cell>
          <table:table-cell table:style-name="ce18" table:formula="of:=([.D137]-[.$D$205])/[.$D$207]" office:value-type="float" office:value="-0.0319816270892035" calcext:value-type="float">
            <text:p>-0,032</text:p>
          </table:table-cell>
          <table:table-cell table:style-name="ce20" table:formula="of:=[PCA.$B$228]*[.F137]+[PCA.$C$228] *[.G137]+[PCA.$D$228]*[.H137]" office:value-type="float" office:value="0.691869431056624" calcext:value-type="float">
            <text:p>0,692</text:p>
          </table:table-cell>
          <table:table-cell table:style-name="ce20" table:formula="of:=[PCA.$B$229]*[.F137]+[PCA.$C$229] *[.G137]+[PCA.$D$229]*[.H137]" office:value-type="float" office:value="-0.53193027335329" calcext:value-type="float">
            <text:p>-0,532</text:p>
          </table:table-cell>
          <table:table-cell table:style-name="ce31" table:formula="of:=[PCA.$B$230]*[.F137]+[PCA.$C$230] *[.G137]+[PCA.$D$230]*[.H137]" office:value-type="float" office:value="0.42104193657647" calcext:value-type="float">
            <text:p>0,421</text:p>
          </table:table-cell>
          <table:table-cell table:number-columns-repeated="243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15" office:value-type="float" office:value="153.67842084601" calcext:value-type="float">
            <text:p>153,678</text:p>
          </table:table-cell>
          <table:table-cell table:style-name="ce15" office:value-type="float" office:value="65" calcext:value-type="float">
            <text:p>65,000</text:p>
          </table:table-cell>
          <table:table-cell table:style-name="ce15" office:value-type="float" office:value="44" calcext:value-type="float">
            <text:p>44,000</text:p>
          </table:table-cell>
          <table:table-cell table:style-name="ce5" office:value-type="float" office:value="150" calcext:value-type="float">
            <text:p>150</text:p>
          </table:table-cell>
          <table:table-cell table:style-name="ce18" table:formula="of:=([.B138]-[.$B$205])/[.$B$207]" office:value-type="float" office:value="-0.509612572602274" calcext:value-type="float">
            <text:p>-0,510</text:p>
          </table:table-cell>
          <table:table-cell table:style-name="ce18" table:formula="of:=([.C138]-[.$C$205])/[.$C$207]" office:value-type="float" office:value="0.504727273399277" calcext:value-type="float">
            <text:p>0,505</text:p>
          </table:table-cell>
          <table:table-cell table:style-name="ce18" table:formula="of:=([.D138]-[.$D$205])/[.$D$207]" office:value-type="float" office:value="-0.0319816270892035" calcext:value-type="float">
            <text:p>-0,032</text:p>
          </table:table-cell>
          <table:table-cell table:style-name="ce20" table:formula="of:=[PCA.$B$228]*[.F138]+[PCA.$C$228] *[.G138]+[PCA.$D$228]*[.H138]" office:value-type="float" office:value="0.568945630626939" calcext:value-type="float">
            <text:p>0,569</text:p>
          </table:table-cell>
          <table:table-cell table:style-name="ce20" table:formula="of:=[PCA.$B$229]*[.F138]+[PCA.$C$229] *[.G138]+[PCA.$D$229]*[.H138]" office:value-type="float" office:value="-0.170240275886099" calcext:value-type="float">
            <text:p>-0,170</text:p>
          </table:table-cell>
          <table:table-cell table:style-name="ce31" table:formula="of:=[PCA.$B$230]*[.F138]+[PCA.$C$230] *[.G138]+[PCA.$D$230]*[.H138]" office:value-type="float" office:value="0.403481131657553" calcext:value-type="float">
            <text:p>0,403</text:p>
          </table:table-cell>
          <table:table-cell table:number-columns-repeated="243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15" office:value-type="float" office:value="119.157437067163" calcext:value-type="float">
            <text:p>119,157</text:p>
          </table:table-cell>
          <table:table-cell table:style-name="ce15" office:value-type="float" office:value="69" calcext:value-type="float">
            <text:p>69,000</text:p>
          </table:table-cell>
          <table:table-cell table:style-name="ce15" office:value-type="float" office:value="33" calcext:value-type="float">
            <text:p>33,000</text:p>
          </table:table-cell>
          <table:table-cell table:style-name="ce5" office:value-type="float" office:value="137" calcext:value-type="float">
            <text:p>137</text:p>
          </table:table-cell>
          <table:table-cell table:style-name="ce18" table:formula="of:=([.B139]-[.$B$205])/[.$B$207]" office:value-type="float" office:value="-0.717742508048788" calcext:value-type="float">
            <text:p>-0,718</text:p>
          </table:table-cell>
          <table:table-cell table:style-name="ce18" table:formula="of:=([.C139]-[.$C$205])/[.$C$207]" office:value-type="float" office:value="0.652904087608238" calcext:value-type="float">
            <text:p>0,653</text:p>
          </table:table-cell>
          <table:table-cell table:style-name="ce18" table:formula="of:=([.D139]-[.$D$205])/[.$D$207]" office:value-type="float" office:value="-0.448310500439782" calcext:value-type="float">
            <text:p>-0,448</text:p>
          </table:table-cell>
          <table:table-cell table:style-name="ce20" table:formula="of:=[PCA.$B$228]*[.F139]+[PCA.$C$228] *[.G139]+[PCA.$D$228]*[.H139]" office:value-type="float" office:value="1.03130588090921" calcext:value-type="float">
            <text:p>1,031</text:p>
          </table:table-cell>
          <table:table-cell table:style-name="ce20" table:formula="of:=[PCA.$B$229]*[.F139]+[PCA.$C$229] *[.G139]+[PCA.$D$229]*[.H139]" office:value-type="float" office:value="-0.117449092632765" calcext:value-type="float">
            <text:p>-0,117</text:p>
          </table:table-cell>
          <table:table-cell table:style-name="ce31" table:formula="of:=[PCA.$B$230]*[.F139]+[PCA.$C$230] *[.G139]+[PCA.$D$230]*[.H139]" office:value-type="float" office:value="0.255020637092557" calcext:value-type="float">
            <text:p>0,255</text:p>
          </table:table-cell>
          <table:table-cell table:number-columns-repeated="243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15" office:value-type="float" office:value="143.691846509921" calcext:value-type="float">
            <text:p>143,692</text:p>
          </table:table-cell>
          <table:table-cell table:style-name="ce15" office:value-type="float" office:value="64" calcext:value-type="float">
            <text:p>64,000</text:p>
          </table:table-cell>
          <table:table-cell table:style-name="ce15" office:value-type="float" office:value="44" calcext:value-type="float">
            <text:p>44,000</text:p>
          </table:table-cell>
          <table:table-cell table:style-name="ce5" office:value-type="float" office:value="115" calcext:value-type="float">
            <text:p>115</text:p>
          </table:table-cell>
          <table:table-cell table:style-name="ce18" table:formula="of:=([.B140]-[.$B$205])/[.$B$207]" office:value-type="float" office:value="-0.569822475228967" calcext:value-type="float">
            <text:p>-0,570</text:p>
          </table:table-cell>
          <table:table-cell table:style-name="ce18" table:formula="of:=([.C140]-[.$C$205])/[.$C$207]" office:value-type="float" office:value="0.467683069847036" calcext:value-type="float">
            <text:p>0,468</text:p>
          </table:table-cell>
          <table:table-cell table:style-name="ce18" table:formula="of:=([.D140]-[.$D$205])/[.$D$207]" office:value-type="float" office:value="-0.0319816270892035" calcext:value-type="float">
            <text:p>-0,032</text:p>
          </table:table-cell>
          <table:table-cell table:style-name="ce20" table:formula="of:=[PCA.$B$228]*[.F140]+[PCA.$C$228] *[.G140]+[PCA.$D$228]*[.H140]" office:value-type="float" office:value="0.586895053505873" calcext:value-type="float">
            <text:p>0,587</text:p>
          </table:table-cell>
          <table:table-cell table:style-name="ce20" table:formula="of:=[PCA.$B$229]*[.F140]+[PCA.$C$229] *[.G140]+[PCA.$D$229]*[.H140]" office:value-type="float" office:value="-0.108927675935847" calcext:value-type="float">
            <text:p>-0,109</text:p>
          </table:table-cell>
          <table:table-cell table:style-name="ce31" table:formula="of:=[PCA.$B$230]*[.F140]+[PCA.$C$230] *[.G140]+[PCA.$D$230]*[.H140]" office:value-type="float" office:value="0.433748146499918" calcext:value-type="float">
            <text:p>0,434</text:p>
          </table:table-cell>
          <table:table-cell table:number-columns-repeated="243"/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15" office:value-type="float" office:value="110.18561223684" calcext:value-type="float">
            <text:p>110,186</text:p>
          </table:table-cell>
          <table:table-cell table:style-name="ce15" office:value-type="float" office:value="66" calcext:value-type="float">
            <text:p>66,000</text:p>
          </table:table-cell>
          <table:table-cell table:style-name="ce15" office:value-type="float" office:value="38" calcext:value-type="float">
            <text:p>38,000</text:p>
          </table:table-cell>
          <table:table-cell table:style-name="ce5" office:value-type="float" office:value="32" calcext:value-type="float">
            <text:p>32</text:p>
          </table:table-cell>
          <table:table-cell table:style-name="ce18" table:formula="of:=([.B141]-[.$B$205])/[.$B$207]" office:value-type="float" office:value="-0.77183439994663" calcext:value-type="float">
            <text:p>-0,772</text:p>
          </table:table-cell>
          <table:table-cell table:style-name="ce18" table:formula="of:=([.C141]-[.$C$205])/[.$C$207]" office:value-type="float" office:value="0.541771476951517" calcext:value-type="float">
            <text:p>0,542</text:p>
          </table:table-cell>
          <table:table-cell table:style-name="ce18" table:formula="of:=([.D141]-[.$D$205])/[.$D$207]" office:value-type="float" office:value="-0.259070103462246" calcext:value-type="float">
            <text:p>-0,259</text:p>
          </table:table-cell>
          <table:table-cell table:style-name="ce20" table:formula="of:=[PCA.$B$228]*[.F141]+[PCA.$C$228] *[.G141]+[PCA.$D$228]*[.H141]" office:value-type="float" office:value="0.888590344375633" calcext:value-type="float">
            <text:p>0,889</text:p>
          </table:table-cell>
          <table:table-cell table:style-name="ce20" table:formula="of:=[PCA.$B$229]*[.F141]+[PCA.$C$229] *[.G141]+[PCA.$D$229]*[.H141]" office:value-type="float" office:value="-0.0305438808663359" calcext:value-type="float">
            <text:p>-0,031</text:p>
          </table:table-cell>
          <table:table-cell table:style-name="ce31" table:formula="of:=[PCA.$B$230]*[.F141]+[PCA.$C$230] *[.G141]+[PCA.$D$230]*[.H141]" office:value-type="float" office:value="0.407231381361124" calcext:value-type="float">
            <text:p>0,407</text:p>
          </table:table-cell>
          <table:table-cell table:number-columns-repeated="243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15" office:value-type="float" office:value="156.49693776419" calcext:value-type="float">
            <text:p>156,497</text:p>
          </table:table-cell>
          <table:table-cell table:style-name="ce15" office:value-type="float" office:value="74" calcext:value-type="float">
            <text:p>74,000</text:p>
          </table:table-cell>
          <table:table-cell table:style-name="ce15" office:value-type="float" office:value="33" calcext:value-type="float">
            <text:p>33,000</text:p>
          </table:table-cell>
          <table:table-cell table:style-name="ce5" office:value-type="float" office:value="49" calcext:value-type="float">
            <text:p>49</text:p>
          </table:table-cell>
          <table:table-cell table:style-name="ce18" table:formula="of:=([.B142]-[.$B$205])/[.$B$207]" office:value-type="float" office:value="-0.492619495348341" calcext:value-type="float">
            <text:p>-0,493</text:p>
          </table:table-cell>
          <table:table-cell table:style-name="ce18" table:formula="of:=([.C142]-[.$C$205])/[.$C$207]" office:value-type="float" office:value="0.838125105369441" calcext:value-type="float">
            <text:p>0,838</text:p>
          </table:table-cell>
          <table:table-cell table:style-name="ce18" table:formula="of:=([.D142]-[.$D$205])/[.$D$207]" office:value-type="float" office:value="-0.448310500439782" calcext:value-type="float">
            <text:p>-0,448</text:p>
          </table:table-cell>
          <table:table-cell table:style-name="ce20" table:formula="of:=[PCA.$B$228]*[.F142]+[PCA.$C$228] *[.G142]+[PCA.$D$228]*[.H142]" office:value-type="float" office:value="0.986832372045736" calcext:value-type="float">
            <text:p>0,987</text:p>
          </table:table-cell>
          <table:table-cell table:style-name="ce20" table:formula="of:=[PCA.$B$229]*[.F142]+[PCA.$C$229] *[.G142]+[PCA.$D$229]*[.H142]" office:value-type="float" office:value="-0.386370770529349" calcext:value-type="float">
            <text:p>-0,386</text:p>
          </table:table-cell>
          <table:table-cell table:style-name="ce31" table:formula="of:=[PCA.$B$230]*[.F142]+[PCA.$C$230] *[.G142]+[PCA.$D$230]*[.H142]" office:value-type="float" office:value="0.151625858960141" calcext:value-type="float">
            <text:p>0,152</text:p>
          </table:table-cell>
          <table:table-cell table:number-columns-repeated="243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5" office:value-type="float" office:value="127.535662993087" calcext:value-type="float">
            <text:p>127,536</text:p>
          </table:table-cell>
          <table:table-cell table:style-name="ce15" office:value-type="float" office:value="62" calcext:value-type="float">
            <text:p>62,000</text:p>
          </table:table-cell>
          <table:table-cell table:style-name="ce15" office:value-type="float" office:value="31" calcext:value-type="float">
            <text:p>31,000</text:p>
          </table:table-cell>
          <table:table-cell table:style-name="ce5" office:value-type="float" office:value="71" calcext:value-type="float">
            <text:p>71</text:p>
          </table:table-cell>
          <table:table-cell table:style-name="ce18" table:formula="of:=([.B143]-[.$B$205])/[.$B$207]" office:value-type="float" office:value="-0.667229474228837" calcext:value-type="float">
            <text:p>-0,667</text:p>
          </table:table-cell>
          <table:table-cell table:style-name="ce18" table:formula="of:=([.C143]-[.$C$205])/[.$C$207]" office:value-type="float" office:value="0.393594662742555" calcext:value-type="float">
            <text:p>0,394</text:p>
          </table:table-cell>
          <table:table-cell table:style-name="ce18" table:formula="of:=([.D143]-[.$D$205])/[.$D$207]" office:value-type="float" office:value="-0.524006659230796" calcext:value-type="float">
            <text:p>-0,524</text:p>
          </table:table-cell>
          <table:table-cell table:style-name="ce20" table:formula="of:=[PCA.$B$228]*[.F143]+[PCA.$C$228] *[.G143]+[PCA.$D$228]*[.H143]" office:value-type="float" office:value="0.923961893395517" calcext:value-type="float">
            <text:p>0,924</text:p>
          </table:table-cell>
          <table:table-cell table:style-name="ce20" table:formula="of:=[PCA.$B$229]*[.F143]+[PCA.$C$229] *[.G143]+[PCA.$D$229]*[.H143]" office:value-type="float" office:value="0.0914692162621407" calcext:value-type="float">
            <text:p>0,091</text:p>
          </table:table-cell>
          <table:table-cell table:style-name="ce31" table:formula="of:=[PCA.$B$230]*[.F143]+[PCA.$C$230] *[.G143]+[PCA.$D$230]*[.H143]" office:value-type="float" office:value="0.112355722714761" calcext:value-type="float">
            <text:p>0,112</text:p>
          </table:table-cell>
          <table:table-cell table:number-columns-repeated="243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15" office:value-type="float" office:value="164.089854334931" calcext:value-type="float">
            <text:p>164,090</text:p>
          </table:table-cell>
          <table:table-cell table:style-name="ce15" office:value-type="float" office:value="79" calcext:value-type="float">
            <text:p>79,000</text:p>
          </table:table-cell>
          <table:table-cell table:style-name="ce15" office:value-type="float" office:value="40" calcext:value-type="float">
            <text:p>40,000</text:p>
          </table:table-cell>
          <table:table-cell table:style-name="ce5" office:value-type="float" office:value="91" calcext:value-type="float">
            <text:p>91</text:p>
          </table:table-cell>
          <table:table-cell table:style-name="ce18" table:formula="of:=([.B144]-[.$B$205])/[.$B$207]" office:value-type="float" office:value="-0.446841158153691" calcext:value-type="float">
            <text:p>-0,447</text:p>
          </table:table-cell>
          <table:table-cell table:style-name="ce18" table:formula="of:=([.C144]-[.$C$205])/[.$C$207]" office:value-type="float" office:value="1.02334612313064" calcext:value-type="float">
            <text:p>1,023</text:p>
          </table:table-cell>
          <table:table-cell table:style-name="ce18" table:formula="of:=([.D144]-[.$D$205])/[.$D$207]" office:value-type="float" office:value="-0.183373944671232" calcext:value-type="float">
            <text:p>-0,183</text:p>
          </table:table-cell>
          <table:table-cell table:style-name="ce20" table:formula="of:=[PCA.$B$228]*[.F144]+[PCA.$C$228] *[.G144]+[PCA.$D$228]*[.H144]" office:value-type="float" office:value="0.879742648529009" calcext:value-type="float">
            <text:p>0,880</text:p>
          </table:table-cell>
          <table:table-cell table:style-name="ce20" table:formula="of:=[PCA.$B$229]*[.F144]+[PCA.$C$229] *[.G144]+[PCA.$D$229]*[.H144]" office:value-type="float" office:value="-0.614400812703341" calcext:value-type="float">
            <text:p>-0,614</text:p>
          </table:table-cell>
          <table:table-cell table:style-name="ce31" table:formula="of:=[PCA.$B$230]*[.F144]+[PCA.$C$230] *[.G144]+[PCA.$D$230]*[.H144]" office:value-type="float" office:value="0.359298682386275" calcext:value-type="float">
            <text:p>0,359</text:p>
          </table:table-cell>
          <table:table-cell table:number-columns-repeated="243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style-name="ce15" office:value-type="float" office:value="164.370600684037" calcext:value-type="float">
            <text:p>164,371</text:p>
          </table:table-cell>
          <table:table-cell table:style-name="ce15" office:value-type="float" office:value="69" calcext:value-type="float">
            <text:p>69,000</text:p>
          </table:table-cell>
          <table:table-cell table:style-name="ce15" office:value-type="float" office:value="34" calcext:value-type="float">
            <text:p>34,000</text:p>
          </table:table-cell>
          <table:table-cell table:style-name="ce5" office:value-type="float" office:value="151" calcext:value-type="float">
            <text:p>151</text:p>
          </table:table-cell>
          <table:table-cell table:style-name="ce18" table:formula="of:=([.B145]-[.$B$205])/[.$B$207]" office:value-type="float" office:value="-0.445148514633141" calcext:value-type="float">
            <text:p>-0,445</text:p>
          </table:table-cell>
          <table:table-cell table:style-name="ce18" table:formula="of:=([.C145]-[.$C$205])/[.$C$207]" office:value-type="float" office:value="0.652904087608238" calcext:value-type="float">
            <text:p>0,653</text:p>
          </table:table-cell>
          <table:table-cell table:style-name="ce18" table:formula="of:=([.D145]-[.$D$205])/[.$D$207]" office:value-type="float" office:value="-0.410462421044275" calcext:value-type="float">
            <text:p>-0,410</text:p>
          </table:table-cell>
          <table:table-cell table:style-name="ce20" table:formula="of:=[PCA.$B$228]*[.F145]+[PCA.$C$228] *[.G145]+[PCA.$D$228]*[.H145]" office:value-type="float" office:value="0.844540672691168" calcext:value-type="float">
            <text:p>0,845</text:p>
          </table:table-cell>
          <table:table-cell table:style-name="ce20" table:formula="of:=[PCA.$B$229]*[.F145]+[PCA.$C$229] *[.G145]+[PCA.$D$229]*[.H145]" office:value-type="float" office:value="-0.2594503308951" calcext:value-type="float">
            <text:p>-0,259</text:p>
          </table:table-cell>
          <table:table-cell table:style-name="ce31" table:formula="of:=[PCA.$B$230]*[.F145]+[PCA.$C$230] *[.G145]+[PCA.$D$230]*[.H145]" office:value-type="float" office:value="0.111164935854728" calcext:value-type="float">
            <text:p>0,111</text:p>
          </table:table-cell>
          <table:table-cell table:number-columns-repeated="243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15" office:value-type="float" office:value="145.442761545267" calcext:value-type="float">
            <text:p>145,443</text:p>
          </table:table-cell>
          <table:table-cell table:style-name="ce15" office:value-type="float" office:value="77" calcext:value-type="float">
            <text:p>77,000</text:p>
          </table:table-cell>
          <table:table-cell table:style-name="ce15" office:value-type="float" office:value="35" calcext:value-type="float">
            <text:p>35,000</text:p>
          </table:table-cell>
          <table:table-cell table:style-name="ce5" office:value-type="float" office:value="169" calcext:value-type="float">
            <text:p>169</text:p>
          </table:table-cell>
          <table:table-cell table:style-name="ce18" table:formula="of:=([.B146]-[.$B$205])/[.$B$207]" office:value-type="float" office:value="-0.559266060162308" calcext:value-type="float">
            <text:p>-0,559</text:p>
          </table:table-cell>
          <table:table-cell table:style-name="ce18" table:formula="of:=([.C146]-[.$C$205])/[.$C$207]" office:value-type="float" office:value="0.949257716026162" calcext:value-type="float">
            <text:p>0,949</text:p>
          </table:table-cell>
          <table:table-cell table:style-name="ce18" table:formula="of:=([.D146]-[.$D$205])/[.$D$207]" office:value-type="float" office:value="-0.372614341648768" calcext:value-type="float">
            <text:p>-0,373</text:p>
          </table:table-cell>
          <table:table-cell table:style-name="ce20" table:formula="of:=[PCA.$B$228]*[.F146]+[PCA.$C$228] *[.G146]+[PCA.$D$228]*[.H146]" office:value-type="float" office:value="1.03198586057114" calcext:value-type="float">
            <text:p>1,032</text:p>
          </table:table-cell>
          <table:table-cell table:style-name="ce20" table:formula="of:=[PCA.$B$229]*[.F146]+[PCA.$C$229] *[.G146]+[PCA.$D$229]*[.H146]" office:value-type="float" office:value="-0.461438965602492" calcext:value-type="float">
            <text:p>-0,461</text:p>
          </table:table-cell>
          <table:table-cell table:style-name="ce31" table:formula="of:=[PCA.$B$230]*[.F146]+[PCA.$C$230] *[.G146]+[PCA.$D$230]*[.H146]" office:value-type="float" office:value="0.273478515278725" calcext:value-type="float">
            <text:p>0,273</text:p>
          </table:table-cell>
          <table:table-cell table:number-columns-repeated="243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15" office:value-type="float" office:value="164.238879605424" calcext:value-type="float">
            <text:p>164,239</text:p>
          </table:table-cell>
          <table:table-cell table:style-name="ce15" office:value-type="float" office:value="78" calcext:value-type="float">
            <text:p>78,000</text:p>
          </table:table-cell>
          <table:table-cell table:style-name="ce15" office:value-type="float" office:value="41" calcext:value-type="float">
            <text:p>41,000</text:p>
          </table:table-cell>
          <table:table-cell table:style-name="ce5" office:value-type="float" office:value="168" calcext:value-type="float">
            <text:p>168</text:p>
          </table:table-cell>
          <table:table-cell table:style-name="ce18" table:formula="of:=([.B147]-[.$B$205])/[.$B$207]" office:value-type="float" office:value="-0.445942672174082" calcext:value-type="float">
            <text:p>-0,446</text:p>
          </table:table-cell>
          <table:table-cell table:style-name="ce18" table:formula="of:=([.C147]-[.$C$205])/[.$C$207]" office:value-type="float" office:value="0.986301919578403" calcext:value-type="float">
            <text:p>0,986</text:p>
          </table:table-cell>
          <table:table-cell table:style-name="ce18" table:formula="of:=([.D147]-[.$D$205])/[.$D$207]" office:value-type="float" office:value="-0.145525865275725" calcext:value-type="float">
            <text:p>-0,146</text:p>
          </table:table-cell>
          <table:table-cell table:style-name="ce20" table:formula="of:=[PCA.$B$228]*[.F147]+[PCA.$C$228] *[.G147]+[PCA.$D$228]*[.H147]" office:value-type="float" office:value="0.837031922596829" calcext:value-type="float">
            <text:p>0,837</text:p>
          </table:table-cell>
          <table:table-cell table:style-name="ce20" table:formula="of:=[PCA.$B$229]*[.F147]+[PCA.$C$229] *[.G147]+[PCA.$D$229]*[.H147]" office:value-type="float" office:value="-0.590243347575144" calcext:value-type="float">
            <text:p>-0,590</text:p>
          </table:table-cell>
          <table:table-cell table:style-name="ce31" table:formula="of:=[PCA.$B$230]*[.F147]+[PCA.$C$230] *[.G147]+[PCA.$D$230]*[.H147]" office:value-type="float" office:value="0.37924285280985" calcext:value-type="float">
            <text:p>0,379</text:p>
          </table:table-cell>
          <table:table-cell table:number-columns-repeated="243"/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ce15" office:value-type="float" office:value="166.716988614091" calcext:value-type="float">
            <text:p>166,717</text:p>
          </table:table-cell>
          <table:table-cell table:style-name="ce15" office:value-type="float" office:value="73" calcext:value-type="float">
            <text:p>73,000</text:p>
          </table:table-cell>
          <table:table-cell table:style-name="ce15" office:value-type="float" office:value="38" calcext:value-type="float">
            <text:p>38,000</text:p>
          </table:table-cell>
          <table:table-cell table:style-name="ce5" office:value-type="float" office:value="152" calcext:value-type="float">
            <text:p>152</text:p>
          </table:table-cell>
          <table:table-cell table:style-name="ce18" table:formula="of:=([.B148]-[.$B$205])/[.$B$207]" office:value-type="float" office:value="-0.431001943042274" calcext:value-type="float">
            <text:p>-0,431</text:p>
          </table:table-cell>
          <table:table-cell table:style-name="ce18" table:formula="of:=([.C148]-[.$C$205])/[.$C$207]" office:value-type="float" office:value="0.8010809018172" calcext:value-type="float">
            <text:p>0,801</text:p>
          </table:table-cell>
          <table:table-cell table:style-name="ce18" table:formula="of:=([.D148]-[.$D$205])/[.$D$207]" office:value-type="float" office:value="-0.259070103462246" calcext:value-type="float">
            <text:p>-0,259</text:p>
          </table:table-cell>
          <table:table-cell table:style-name="ce20" table:formula="of:=[PCA.$B$228]*[.F148]+[PCA.$C$228] *[.G148]+[PCA.$D$228]*[.H148]" office:value-type="float" office:value="0.811026693261596" calcext:value-type="float">
            <text:p>0,811</text:p>
          </table:table-cell>
          <table:table-cell table:style-name="ce20" table:formula="of:=[PCA.$B$229]*[.F148]+[PCA.$C$229] *[.G148]+[PCA.$D$229]*[.H148]" office:value-type="float" office:value="-0.419755550069535" calcext:value-type="float">
            <text:p>-0,420</text:p>
          </table:table-cell>
          <table:table-cell table:style-name="ce31" table:formula="of:=[PCA.$B$230]*[.F148]+[PCA.$C$230] *[.G148]+[PCA.$D$230]*[.H148]" office:value-type="float" office:value="0.246276714352062" calcext:value-type="float">
            <text:p>0,246</text:p>
          </table:table-cell>
          <table:table-cell table:number-columns-repeated="243"/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15" office:value-type="float" office:value="108.092665633931" calcext:value-type="float">
            <text:p>108,093</text:p>
          </table:table-cell>
          <table:table-cell table:style-name="ce15" office:value-type="float" office:value="64" calcext:value-type="float">
            <text:p>64,000</text:p>
          </table:table-cell>
          <table:table-cell table:style-name="ce15" office:value-type="float" office:value="34" calcext:value-type="float">
            <text:p>34,000</text:p>
          </table:table-cell>
          <table:table-cell table:style-name="ce5" office:value-type="float" office:value="93" calcext:value-type="float">
            <text:p>93</text:p>
          </table:table-cell>
          <table:table-cell table:style-name="ce18" table:formula="of:=([.B149]-[.$B$205])/[.$B$207]" office:value-type="float" office:value="-0.784452952307336" calcext:value-type="float">
            <text:p>-0,784</text:p>
          </table:table-cell>
          <table:table-cell table:style-name="ce18" table:formula="of:=([.C149]-[.$C$205])/[.$C$207]" office:value-type="float" office:value="0.467683069847036" calcext:value-type="float">
            <text:p>0,468</text:p>
          </table:table-cell>
          <table:table-cell table:style-name="ce18" table:formula="of:=([.D149]-[.$D$205])/[.$D$207]" office:value-type="float" office:value="-0.410462421044275" calcext:value-type="float">
            <text:p>-0,410</text:p>
          </table:table-cell>
          <table:table-cell table:style-name="ce20" table:formula="of:=[PCA.$B$228]*[.F149]+[PCA.$C$228] *[.G149]+[PCA.$D$228]*[.H149]" office:value-type="float" office:value="0.957098510000836" calcext:value-type="float">
            <text:p>0,957</text:p>
          </table:table-cell>
          <table:table-cell table:style-name="ce20" table:formula="of:=[PCA.$B$229]*[.F149]+[PCA.$C$229] *[.G149]+[PCA.$D$229]*[.H149]" office:value-type="float" office:value="0.0660779302464695" calcext:value-type="float">
            <text:p>0,066</text:p>
          </table:table-cell>
          <table:table-cell table:style-name="ce31" table:formula="of:=[PCA.$B$230]*[.F149]+[PCA.$C$230] *[.G149]+[PCA.$D$230]*[.H149]" office:value-type="float" office:value="0.286654322441269" calcext:value-type="float">
            <text:p>0,287</text:p>
          </table:table-cell>
          <table:table-cell table:number-columns-repeated="243"/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table:style-name="ce15" office:value-type="float" office:value="163.432134913148" calcext:value-type="float">
            <text:p>163,432</text:p>
          </table:table-cell>
          <table:table-cell table:style-name="ce15" office:value-type="float" office:value="74" calcext:value-type="float">
            <text:p>74,000</text:p>
          </table:table-cell>
          <table:table-cell table:style-name="ce15" office:value-type="float" office:value="32" calcext:value-type="float">
            <text:p>32,000</text:p>
          </table:table-cell>
          <table:table-cell table:style-name="ce5" office:value-type="float" office:value="50" calcext:value-type="float">
            <text:p>50</text:p>
          </table:table-cell>
          <table:table-cell table:style-name="ce18" table:formula="of:=([.B150]-[.$B$205])/[.$B$207]" office:value-type="float" office:value="-0.450806604262487" calcext:value-type="float">
            <text:p>-0,451</text:p>
          </table:table-cell>
          <table:table-cell table:style-name="ce18" table:formula="of:=([.C150]-[.$C$205])/[.$C$207]" office:value-type="float" office:value="0.838125105369441" calcext:value-type="float">
            <text:p>0,838</text:p>
          </table:table-cell>
          <table:table-cell table:style-name="ce18" table:formula="of:=([.D150]-[.$D$205])/[.$D$207]" office:value-type="float" office:value="-0.486158579835289" calcext:value-type="float">
            <text:p>-0,486</text:p>
          </table:table-cell>
          <table:table-cell table:style-name="ce20" table:formula="of:=[PCA.$B$228]*[.F150]+[PCA.$C$228] *[.G150]+[PCA.$D$228]*[.H150]" office:value-type="float" office:value="0.986122414359453" calcext:value-type="float">
            <text:p>0,986</text:p>
          </table:table-cell>
          <table:table-cell table:style-name="ce20" table:formula="of:=[PCA.$B$229]*[.F150]+[PCA.$C$229] *[.G150]+[PCA.$D$229]*[.H150]" office:value-type="float" office:value="-0.400239889327478" calcext:value-type="float">
            <text:p>-0,400</text:p>
          </table:table-cell>
          <table:table-cell table:style-name="ce31" table:formula="of:=[PCA.$B$230]*[.F150]+[PCA.$C$230] *[.G150]+[PCA.$D$230]*[.H150]" office:value-type="float" office:value="0.0969637956961841" calcext:value-type="float">
            <text:p>0,097</text:p>
          </table:table-cell>
          <table:table-cell table:number-columns-repeated="243"/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15" office:value-type="float" office:value="135.012968832249" calcext:value-type="float">
            <text:p>135,013</text:p>
          </table:table-cell>
          <table:table-cell table:style-name="ce15" office:value-type="float" office:value="68" calcext:value-type="float">
            <text:p>68,000</text:p>
          </table:table-cell>
          <table:table-cell table:style-name="ce15" office:value-type="float" office:value="39" calcext:value-type="float">
            <text:p>39,000</text:p>
          </table:table-cell>
          <table:table-cell table:style-name="ce5" office:value-type="float" office:value="181" calcext:value-type="float">
            <text:p>181</text:p>
          </table:table-cell>
          <table:table-cell table:style-name="ce18" table:formula="of:=([.B151]-[.$B$205])/[.$B$207]" office:value-type="float" office:value="-0.622148163928166" calcext:value-type="float">
            <text:p>-0,622</text:p>
          </table:table-cell>
          <table:table-cell table:style-name="ce18" table:formula="of:=([.C151]-[.$C$205])/[.$C$207]" office:value-type="float" office:value="0.615859884055998" calcext:value-type="float">
            <text:p>0,616</text:p>
          </table:table-cell>
          <table:table-cell table:style-name="ce18" table:formula="of:=([.D151]-[.$D$205])/[.$D$207]" office:value-type="float" office:value="-0.221222024066739" calcext:value-type="float">
            <text:p>-0,221</text:p>
          </table:table-cell>
          <table:table-cell table:style-name="ce20" table:formula="of:=[PCA.$B$228]*[.F151]+[PCA.$C$228] *[.G151]+[PCA.$D$228]*[.H151]" office:value-type="float" office:value="0.811018136112129" calcext:value-type="float">
            <text:p>0,811</text:p>
          </table:table-cell>
          <table:table-cell table:style-name="ce20" table:formula="of:=[PCA.$B$229]*[.F151]+[PCA.$C$229] *[.G151]+[PCA.$D$229]*[.H151]" office:value-type="float" office:value="-0.174538246569529" calcext:value-type="float">
            <text:p>-0,175</text:p>
          </table:table-cell>
          <table:table-cell table:style-name="ce31" table:formula="of:=[PCA.$B$230]*[.F151]+[PCA.$C$230] *[.G151]+[PCA.$D$230]*[.H151]" office:value-type="float" office:value="0.356479646806385" calcext:value-type="float">
            <text:p>0,356</text:p>
          </table:table-cell>
          <table:table-cell table:number-columns-repeated="243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15" office:value-type="float" office:value="122.178216499164" calcext:value-type="float">
            <text:p>122,178</text:p>
          </table:table-cell>
          <table:table-cell table:style-name="ce15" office:value-type="float" office:value="70" calcext:value-type="float">
            <text:p>70,000</text:p>
          </table:table-cell>
          <table:table-cell table:style-name="ce15" office:value-type="float" office:value="42" calcext:value-type="float">
            <text:p>42,000</text:p>
          </table:table-cell>
          <table:table-cell table:style-name="ce5" office:value-type="float" office:value="72" calcext:value-type="float">
            <text:p>72</text:p>
          </table:table-cell>
          <table:table-cell table:style-name="ce18" table:formula="of:=([.B152]-[.$B$205])/[.$B$207]" office:value-type="float" office:value="-0.699529972965539" calcext:value-type="float">
            <text:p>-0,700</text:p>
          </table:table-cell>
          <table:table-cell table:style-name="ce18" table:formula="of:=([.C152]-[.$C$205])/[.$C$207]" office:value-type="float" office:value="0.689948291160479" calcext:value-type="float">
            <text:p>0,690</text:p>
          </table:table-cell>
          <table:table-cell table:style-name="ce18" table:formula="of:=([.D152]-[.$D$205])/[.$D$207]" office:value-type="float" office:value="-0.107677785880218" calcext:value-type="float">
            <text:p>-0,108</text:p>
          </table:table-cell>
          <table:table-cell table:style-name="ce20" table:formula="of:=[PCA.$B$228]*[.F152]+[PCA.$C$228] *[.G152]+[PCA.$D$228]*[.H152]" office:value-type="float" office:value="0.820397882618267" calcext:value-type="float">
            <text:p>0,820</text:p>
          </table:table-cell>
          <table:table-cell table:style-name="ce20" table:formula="of:=[PCA.$B$229]*[.F152]+[PCA.$C$229] *[.G152]+[PCA.$D$229]*[.H152]" office:value-type="float" office:value="-0.219681438429028" calcext:value-type="float">
            <text:p>-0,220</text:p>
          </table:table-cell>
          <table:table-cell table:style-name="ce31" table:formula="of:=[PCA.$B$230]*[.F152]+[PCA.$C$230] *[.G152]+[PCA.$D$230]*[.H152]" office:value-type="float" office:value="0.505622057333648" calcext:value-type="float">
            <text:p>0,506</text:p>
          </table:table-cell>
          <table:table-cell table:number-columns-repeated="243"/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15" office:value-type="float" office:value="109.525079681729" calcext:value-type="float">
            <text:p>109,525</text:p>
          </table:table-cell>
          <table:table-cell table:style-name="ce15" office:value-type="float" office:value="79" calcext:value-type="float">
            <text:p>79,000</text:p>
          </table:table-cell>
          <table:table-cell table:style-name="ce15" office:value-type="float" office:value="34" calcext:value-type="float">
            <text:p>34,000</text:p>
          </table:table-cell>
          <table:table-cell table:style-name="ce5" office:value-type="float" office:value="14" calcext:value-type="float">
            <text:p>14</text:p>
          </table:table-cell>
          <table:table-cell table:style-name="ce18" table:formula="of:=([.B153]-[.$B$205])/[.$B$207]" office:value-type="float" office:value="-0.775816806674558" calcext:value-type="float">
            <text:p>-0,776</text:p>
          </table:table-cell>
          <table:table-cell table:style-name="ce18" table:formula="of:=([.C153]-[.$C$205])/[.$C$207]" office:value-type="float" office:value="1.02334612313064" calcext:value-type="float">
            <text:p>1,023</text:p>
          </table:table-cell>
          <table:table-cell table:style-name="ce18" table:formula="of:=([.D153]-[.$D$205])/[.$D$207]" office:value-type="float" office:value="-0.410462421044275" calcext:value-type="float">
            <text:p>-0,410</text:p>
          </table:table-cell>
          <table:table-cell table:style-name="ce20" table:formula="of:=[PCA.$B$228]*[.F153]+[PCA.$C$228] *[.G153]+[PCA.$D$228]*[.H153]" office:value-type="float" office:value="1.22123880599736" calcext:value-type="float">
            <text:p>1,221</text:p>
          </table:table-cell>
          <table:table-cell table:style-name="ce20" table:formula="of:=[PCA.$B$229]*[.F153]+[PCA.$C$229] *[.G153]+[PCA.$D$229]*[.H153]" office:value-type="float" office:value="-0.410147604673069" calcext:value-type="float">
            <text:p>-0,410</text:p>
          </table:table-cell>
          <table:table-cell table:style-name="ce31" table:formula="of:=[PCA.$B$230]*[.F153]+[PCA.$C$230] *[.G153]+[PCA.$D$230]*[.H153]" office:value-type="float" office:value="0.397447803280241" calcext:value-type="float">
            <text:p>0,397</text:p>
          </table:table-cell>
          <table:table-cell table:number-columns-repeated="243"/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 table:style-name="ce15" office:value-type="float" office:value="177.150480496281" calcext:value-type="float">
            <text:p>177,150</text:p>
          </table:table-cell>
          <table:table-cell table:style-name="ce15" office:value-type="float" office:value="72" calcext:value-type="float">
            <text:p>72,000</text:p>
          </table:table-cell>
          <table:table-cell table:style-name="ce15" office:value-type="float" office:value="35" calcext:value-type="float">
            <text:p>35,000</text:p>
          </table:table-cell>
          <table:table-cell table:style-name="ce5" office:value-type="float" office:value="116" calcext:value-type="float">
            <text:p>116</text:p>
          </table:table-cell>
          <table:table-cell table:style-name="ce18" table:formula="of:=([.B154]-[.$B$205])/[.$B$207]" office:value-type="float" office:value="-0.368097536672125" calcext:value-type="float">
            <text:p>-0,368</text:p>
          </table:table-cell>
          <table:table-cell table:style-name="ce18" table:formula="of:=([.C154]-[.$C$205])/[.$C$207]" office:value-type="float" office:value="0.76403669826496" calcext:value-type="float">
            <text:p>0,764</text:p>
          </table:table-cell>
          <table:table-cell table:style-name="ce18" table:formula="of:=([.D154]-[.$D$205])/[.$D$207]" office:value-type="float" office:value="-0.372614341648768" calcext:value-type="float">
            <text:p>-0,373</text:p>
          </table:table-cell>
          <table:table-cell table:style-name="ce20" table:formula="of:=[PCA.$B$228]*[.F154]+[PCA.$C$228] *[.G154]+[PCA.$D$228]*[.H154]" office:value-type="float" office:value="0.828232219651791" calcext:value-type="float">
            <text:p>0,828</text:p>
          </table:table-cell>
          <table:table-cell table:style-name="ce20" table:formula="of:=[PCA.$B$229]*[.F154]+[PCA.$C$229] *[.G154]+[PCA.$D$229]*[.H154]" office:value-type="float" office:value="-0.398897979687775" calcext:value-type="float">
            <text:p>-0,399</text:p>
          </table:table-cell>
          <table:table-cell table:style-name="ce31" table:formula="of:=[PCA.$B$230]*[.F154]+[PCA.$C$230] *[.G154]+[PCA.$D$230]*[.H154]" office:value-type="float" office:value="0.114025152294232" calcext:value-type="float">
            <text:p>0,114</text:p>
          </table:table-cell>
          <table:table-cell table:number-columns-repeated="243"/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table:style-name="ce15" office:value-type="float" office:value="152.069064428449" calcext:value-type="float">
            <text:p>152,069</text:p>
          </table:table-cell>
          <table:table-cell table:style-name="ce15" office:value-type="float" office:value="60" calcext:value-type="float">
            <text:p>60,000</text:p>
          </table:table-cell>
          <table:table-cell table:style-name="ce15" office:value-type="float" office:value="38" calcext:value-type="float">
            <text:p>38,000</text:p>
          </table:table-cell>
          <table:table-cell table:style-name="ce5" office:value-type="float" office:value="153" calcext:value-type="float">
            <text:p>153</text:p>
          </table:table-cell>
          <table:table-cell table:style-name="ce18" table:formula="of:=([.B155]-[.$B$205])/[.$B$207]" office:value-type="float" office:value="-0.519315518770994" calcext:value-type="float">
            <text:p>-0,519</text:p>
          </table:table-cell>
          <table:table-cell table:style-name="ce18" table:formula="of:=([.C155]-[.$C$205])/[.$C$207]" office:value-type="float" office:value="0.319506255638074" calcext:value-type="float">
            <text:p>0,320</text:p>
          </table:table-cell>
          <table:table-cell table:style-name="ce18" table:formula="of:=([.D155]-[.$D$205])/[.$D$207]" office:value-type="float" office:value="-0.259070103462246" calcext:value-type="float">
            <text:p>-0,259</text:p>
          </table:table-cell>
          <table:table-cell table:style-name="ce20" table:formula="of:=[PCA.$B$228]*[.F155]+[PCA.$C$228] *[.G155]+[PCA.$D$228]*[.H155]" office:value-type="float" office:value="0.63030193119577" calcext:value-type="float">
            <text:p>0,630</text:p>
          </table:table-cell>
          <table:table-cell table:style-name="ce20" table:formula="of:=[PCA.$B$229]*[.F155]+[PCA.$C$229] *[.G155]+[PCA.$D$229]*[.H155]" office:value-type="float" office:value="0.0330449903462833" calcext:value-type="float">
            <text:p>0,033</text:p>
          </table:table-cell>
          <table:table-cell table:style-name="ce31" table:formula="of:=[PCA.$B$230]*[.F155]+[PCA.$C$230] *[.G155]+[PCA.$D$230]*[.H155]" office:value-type="float" office:value="0.201291398616866" calcext:value-type="float">
            <text:p>0,201</text:p>
          </table:table-cell>
          <table:table-cell table:number-columns-repeated="243"/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15" office:value-type="float" office:value="144.712496357605" calcext:value-type="float">
            <text:p>144,712</text:p>
          </table:table-cell>
          <table:table-cell table:style-name="ce15" office:value-type="float" office:value="70" calcext:value-type="float">
            <text:p>70,000</text:p>
          </table:table-cell>
          <table:table-cell table:style-name="ce15" office:value-type="float" office:value="44" calcext:value-type="float">
            <text:p>44,000</text:p>
          </table:table-cell>
          <table:table-cell table:style-name="ce5" office:value-type="float" office:value="33" calcext:value-type="float">
            <text:p>33</text:p>
          </table:table-cell>
          <table:table-cell table:style-name="ce18" table:formula="of:=([.B156]-[.$B$205])/[.$B$207]" office:value-type="float" office:value="-0.56366889083888" calcext:value-type="float">
            <text:p>-0,564</text:p>
          </table:table-cell>
          <table:table-cell table:style-name="ce18" table:formula="of:=([.C156]-[.$C$205])/[.$C$207]" office:value-type="float" office:value="0.689948291160479" calcext:value-type="float">
            <text:p>0,690</text:p>
          </table:table-cell>
          <table:table-cell table:style-name="ce18" table:formula="of:=([.D156]-[.$D$205])/[.$D$207]" office:value-type="float" office:value="-0.0319816270892035" calcext:value-type="float">
            <text:p>-0,032</text:p>
          </table:table-cell>
          <table:table-cell table:style-name="ce20" table:formula="of:=[PCA.$B$228]*[.F156]+[PCA.$C$228] *[.G156]+[PCA.$D$228]*[.H156]" office:value-type="float" office:value="0.690941731573274" calcext:value-type="float">
            <text:p>0,691</text:p>
          </table:table-cell>
          <table:table-cell table:style-name="ce20" table:formula="of:=[PCA.$B$229]*[.F156]+[PCA.$C$229] *[.G156]+[PCA.$D$229]*[.H156]" office:value-type="float" office:value="-0.30075600867733" calcext:value-type="float">
            <text:p>-0,301</text:p>
          </table:table-cell>
          <table:table-cell table:style-name="ce31" table:formula="of:=[PCA.$B$230]*[.F156]+[PCA.$C$230] *[.G156]+[PCA.$D$230]*[.H156]" office:value-type="float" office:value="0.476361299796115" calcext:value-type="float">
            <text:p>0,476</text:p>
          </table:table-cell>
          <table:table-cell table:number-columns-repeated="243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15" office:value-type="float" office:value="115.290187844587" calcext:value-type="float">
            <text:p>115,290</text:p>
          </table:table-cell>
          <table:table-cell table:style-name="ce15" office:value-type="float" office:value="65" calcext:value-type="float">
            <text:p>65,000</text:p>
          </table:table-cell>
          <table:table-cell table:style-name="ce15" office:value-type="float" office:value="43" calcext:value-type="float">
            <text:p>43,000</text:p>
          </table:table-cell>
          <table:table-cell table:style-name="ce5" office:value-type="float" office:value="138" calcext:value-type="float">
            <text:p>138</text:p>
          </table:table-cell>
          <table:table-cell table:style-name="ce18" table:formula="of:=([.B157]-[.$B$205])/[.$B$207]" office:value-type="float" office:value="-0.741058481203167" calcext:value-type="float">
            <text:p>-0,741</text:p>
          </table:table-cell>
          <table:table-cell table:style-name="ce18" table:formula="of:=([.C157]-[.$C$205])/[.$C$207]" office:value-type="float" office:value="0.504727273399277" calcext:value-type="float">
            <text:p>0,505</text:p>
          </table:table-cell>
          <table:table-cell table:style-name="ce18" table:formula="of:=([.D157]-[.$D$205])/[.$D$207]" office:value-type="float" office:value="-0.0698297064847107" calcext:value-type="float">
            <text:p>-0,070</text:p>
          </table:table-cell>
          <table:table-cell table:style-name="ce20" table:formula="of:=[PCA.$B$228]*[.F157]+[PCA.$C$228] *[.G157]+[PCA.$D$228]*[.H157]" office:value-type="float" office:value="0.731174976535468" calcext:value-type="float">
            <text:p>0,731</text:p>
          </table:table-cell>
          <table:table-cell table:style-name="ce20" table:formula="of:=[PCA.$B$229]*[.F157]+[PCA.$C$229] *[.G157]+[PCA.$D$229]*[.H157]" office:value-type="float" office:value="-0.0486386121515258" calcext:value-type="float">
            <text:p>-0,049</text:p>
          </table:table-cell>
          <table:table-cell table:style-name="ce31" table:formula="of:=[PCA.$B$230]*[.F157]+[PCA.$C$230] *[.G157]+[PCA.$D$230]*[.H157]" office:value-type="float" office:value="0.521355767551007" calcext:value-type="float">
            <text:p>0,521</text:p>
          </table:table-cell>
          <table:table-cell table:number-columns-repeated="243"/>
        </table:table-row>
        <table:table-row table:style-name="ro1">
          <table:table-cell table:style-name="ce5" office:value-type="float" office:value="156" calcext:value-type="float">
            <text:p>156</text:p>
          </table:table-cell>
          <table:table-cell table:style-name="ce15" office:value-type="float" office:value="147.382120954302" calcext:value-type="float">
            <text:p>147,382</text:p>
          </table:table-cell>
          <table:table-cell table:style-name="ce15" office:value-type="float" office:value="71" calcext:value-type="float">
            <text:p>71,000</text:p>
          </table:table-cell>
          <table:table-cell table:style-name="ce15" office:value-type="float" office:value="36" calcext:value-type="float">
            <text:p>36,000</text:p>
          </table:table-cell>
          <table:table-cell table:style-name="ce5" office:value-type="float" office:value="51" calcext:value-type="float">
            <text:p>51</text:p>
          </table:table-cell>
          <table:table-cell table:style-name="ce18" table:formula="of:=([.B158]-[.$B$205])/[.$B$207]" office:value-type="float" office:value="-0.547573498003712" calcext:value-type="float">
            <text:p>-0,548</text:p>
          </table:table-cell>
          <table:table-cell table:style-name="ce18" table:formula="of:=([.C158]-[.$C$205])/[.$C$207]" office:value-type="float" office:value="0.726992494712719" calcext:value-type="float">
            <text:p>0,727</text:p>
          </table:table-cell>
          <table:table-cell table:style-name="ce18" table:formula="of:=([.D158]-[.$D$205])/[.$D$207]" office:value-type="float" office:value="-0.334766262253261" calcext:value-type="float">
            <text:p>-0,335</text:p>
          </table:table-cell>
          <table:table-cell table:style-name="ce20" table:formula="of:=[PCA.$B$228]*[.F158]+[PCA.$C$228] *[.G158]+[PCA.$D$228]*[.H158]" office:value-type="float" office:value="0.893075529911225" calcext:value-type="float">
            <text:p>0,893</text:p>
          </table:table-cell>
          <table:table-cell table:style-name="ce20" table:formula="of:=[PCA.$B$229]*[.F158]+[PCA.$C$229] *[.G158]+[PCA.$D$229]*[.H158]" office:value-type="float" office:value="-0.285318078560579" calcext:value-type="float">
            <text:p>-0,285</text:p>
          </table:table-cell>
          <table:table-cell table:style-name="ce31" table:formula="of:=[PCA.$B$230]*[.F158]+[PCA.$C$230] *[.G158]+[PCA.$D$230]*[.H158]" office:value-type="float" office:value="0.247858470247887" calcext:value-type="float">
            <text:p>0,248</text:p>
          </table:table-cell>
          <table:table-cell table:number-columns-repeated="243"/>
        </table:table-row>
        <table:table-row table:style-name="ro1">
          <table:table-cell table:style-name="ce5" office:value-type="float" office:value="157" calcext:value-type="float">
            <text:p>157</text:p>
          </table:table-cell>
          <table:table-cell table:style-name="ce15" office:value-type="float" office:value="176.519337327715" calcext:value-type="float">
            <text:p>176,519</text:p>
          </table:table-cell>
          <table:table-cell table:style-name="ce15" office:value-type="float" office:value="72" calcext:value-type="float">
            <text:p>72,000</text:p>
          </table:table-cell>
          <table:table-cell table:style-name="ce15" office:value-type="float" office:value="34" calcext:value-type="float">
            <text:p>34,000</text:p>
          </table:table-cell>
          <table:table-cell table:style-name="ce5" office:value-type="float" office:value="154" calcext:value-type="float">
            <text:p>154</text:p>
          </table:table-cell>
          <table:table-cell table:style-name="ce18" table:formula="of:=([.B159]-[.$B$205])/[.$B$207]" office:value-type="float" office:value="-0.371902752299022" calcext:value-type="float">
            <text:p>-0,372</text:p>
          </table:table-cell>
          <table:table-cell table:style-name="ce18" table:formula="of:=([.C159]-[.$C$205])/[.$C$207]" office:value-type="float" office:value="0.76403669826496" calcext:value-type="float">
            <text:p>0,764</text:p>
          </table:table-cell>
          <table:table-cell table:style-name="ce18" table:formula="of:=([.D159]-[.$D$205])/[.$D$207]" office:value-type="float" office:value="-0.410462421044275" calcext:value-type="float">
            <text:p>-0,410</text:p>
          </table:table-cell>
          <table:table-cell table:style-name="ce20" table:formula="of:=[PCA.$B$228]*[.F159]+[PCA.$C$228] *[.G159]+[PCA.$D$228]*[.H159]" office:value-type="float" office:value="0.8547235178724" calcext:value-type="float">
            <text:p>0,855</text:p>
          </table:table-cell>
          <table:table-cell table:style-name="ce20" table:formula="of:=[PCA.$B$229]*[.F159]+[PCA.$C$229] *[.G159]+[PCA.$D$229]*[.H159]" office:value-type="float" office:value="-0.390151465901989" calcext:value-type="float">
            <text:p>-0,390</text:p>
          </table:table-cell>
          <table:table-cell table:style-name="ce31" table:formula="of:=[PCA.$B$230]*[.F159]+[PCA.$C$230] *[.G159]+[PCA.$D$230]*[.H159]" office:value-type="float" office:value="0.0881665440811341" calcext:value-type="float">
            <text:p>0,088</text:p>
          </table:table-cell>
          <table:table-cell table:number-columns-repeated="243"/>
        </table:table-row>
        <table:table-row table:style-name="ro1">
          <table:table-cell table:style-name="ce5" office:value-type="float" office:value="158" calcext:value-type="float">
            <text:p>158</text:p>
          </table:table-cell>
          <table:table-cell table:style-name="ce15" office:value-type="float" office:value="96.9744343401564" calcext:value-type="float">
            <text:p>96,974</text:p>
          </table:table-cell>
          <table:table-cell table:style-name="ce15" office:value-type="float" office:value="72" calcext:value-type="float">
            <text:p>72,000</text:p>
          </table:table-cell>
          <table:table-cell table:style-name="ce15" office:value-type="float" office:value="40" calcext:value-type="float">
            <text:p>40,000</text:p>
          </table:table-cell>
          <table:table-cell table:style-name="ce5" office:value-type="float" office:value="170" calcext:value-type="float">
            <text:p>170</text:p>
          </table:table-cell>
          <table:table-cell table:style-name="ce18" table:formula="of:=([.B160]-[.$B$205])/[.$B$207]" office:value-type="float" office:value="-0.851485710593636" calcext:value-type="float">
            <text:p>-0,851</text:p>
          </table:table-cell>
          <table:table-cell table:style-name="ce18" table:formula="of:=([.C160]-[.$C$205])/[.$C$207]" office:value-type="float" office:value="0.76403669826496" calcext:value-type="float">
            <text:p>0,764</text:p>
          </table:table-cell>
          <table:table-cell table:style-name="ce18" table:formula="of:=([.D160]-[.$D$205])/[.$D$207]" office:value-type="float" office:value="-0.183373944671232" calcext:value-type="float">
            <text:p>-0,183</text:p>
          </table:table-cell>
          <table:table-cell table:style-name="ce20" table:formula="of:=[PCA.$B$228]*[.F160]+[PCA.$C$228] *[.G160]+[PCA.$D$228]*[.H160]" office:value-type="float" office:value="0.995356303593198" calcext:value-type="float">
            <text:p>0,995</text:p>
          </table:table-cell>
          <table:table-cell table:style-name="ce20" table:formula="of:=[PCA.$B$229]*[.F160]+[PCA.$C$229] *[.G160]+[PCA.$D$229]*[.H160]" office:value-type="float" office:value="-0.193553659017419" calcext:value-type="float">
            <text:p>-0,194</text:p>
          </table:table-cell>
          <table:table-cell table:style-name="ce31" table:formula="of:=[PCA.$B$230]*[.F160]+[PCA.$C$230] *[.G160]+[PCA.$D$230]*[.H160]" office:value-type="float" office:value="0.56054456176489" calcext:value-type="float">
            <text:p>0,561</text:p>
          </table:table-cell>
          <table:table-cell table:number-columns-repeated="243"/>
        </table:table-row>
        <table:table-row table:style-name="ro1">
          <table:table-cell table:style-name="ce5" office:value-type="float" office:value="159" calcext:value-type="float">
            <text:p>159</text:p>
          </table:table-cell>
          <table:table-cell table:style-name="ce15" office:value-type="float" office:value="129.656937135392" calcext:value-type="float">
            <text:p>129,657</text:p>
          </table:table-cell>
          <table:table-cell table:style-name="ce15" office:value-type="float" office:value="64" calcext:value-type="float">
            <text:p>64,000</text:p>
          </table:table-cell>
          <table:table-cell table:style-name="ce15" office:value-type="float" office:value="33" calcext:value-type="float">
            <text:p>33,000</text:p>
          </table:table-cell>
          <table:table-cell table:style-name="ce5" office:value-type="float" office:value="94" calcext:value-type="float">
            <text:p>94</text:p>
          </table:table-cell>
          <table:table-cell table:style-name="ce18" table:formula="of:=([.B161]-[.$B$205])/[.$B$207]" office:value-type="float" office:value="-0.654440132733511" calcext:value-type="float">
            <text:p>-0,654</text:p>
          </table:table-cell>
          <table:table-cell table:style-name="ce18" table:formula="of:=([.C161]-[.$C$205])/[.$C$207]" office:value-type="float" office:value="0.467683069847036" calcext:value-type="float">
            <text:p>0,468</text:p>
          </table:table-cell>
          <table:table-cell table:style-name="ce18" table:formula="of:=([.D161]-[.$D$205])/[.$D$207]" office:value-type="float" office:value="-0.448310500439782" calcext:value-type="float">
            <text:p>-0,448</text:p>
          </table:table-cell>
          <table:table-cell table:style-name="ce20" table:formula="of:=[PCA.$B$228]*[.F161]+[PCA.$C$228] *[.G161]+[PCA.$D$228]*[.H161]" office:value-type="float" office:value="0.903796522555888" calcext:value-type="float">
            <text:p>0,904</text:p>
          </table:table-cell>
          <table:table-cell table:style-name="ce20" table:formula="of:=[PCA.$B$229]*[.F161]+[PCA.$C$229] *[.G161]+[PCA.$D$229]*[.H161]" office:value-type="float" office:value="0.00848281490114434" calcext:value-type="float">
            <text:p>0,008</text:p>
          </table:table-cell>
          <table:table-cell table:style-name="ce31" table:formula="of:=[PCA.$B$230]*[.F161]+[PCA.$C$230] *[.G161]+[PCA.$D$230]*[.H161]" office:value-type="float" office:value="0.176302471530293" calcext:value-type="float">
            <text:p>0,176</text:p>
          </table:table-cell>
          <table:table-cell table:number-columns-repeated="243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15" office:value-type="float" office:value="131.870638892248" calcext:value-type="float">
            <text:p>131,871</text:p>
          </table:table-cell>
          <table:table-cell table:style-name="ce15" office:value-type="float" office:value="71" calcext:value-type="float">
            <text:p>71,000</text:p>
          </table:table-cell>
          <table:table-cell table:style-name="ce15" office:value-type="float" office:value="42" calcext:value-type="float">
            <text:p>42,000</text:p>
          </table:table-cell>
          <table:table-cell table:style-name="ce5" office:value-type="float" office:value="171" calcext:value-type="float">
            <text:p>171</text:p>
          </table:table-cell>
          <table:table-cell table:style-name="ce18" table:formula="of:=([.B162]-[.$B$205])/[.$B$207]" office:value-type="float" office:value="-0.64109353732059" calcext:value-type="float">
            <text:p>-0,641</text:p>
          </table:table-cell>
          <table:table-cell table:style-name="ce18" table:formula="of:=([.C162]-[.$C$205])/[.$C$207]" office:value-type="float" office:value="0.726992494712719" calcext:value-type="float">
            <text:p>0,727</text:p>
          </table:table-cell>
          <table:table-cell table:style-name="ce18" table:formula="of:=([.D162]-[.$D$205])/[.$D$207]" office:value-type="float" office:value="-0.107677785880218" calcext:value-type="float">
            <text:p>-0,108</text:p>
          </table:table-cell>
          <table:table-cell table:style-name="ce20" table:formula="of:=[PCA.$B$228]*[.F162]+[PCA.$C$228] *[.G162]+[PCA.$D$228]*[.H162]" office:value-type="float" office:value="0.803505946178141" calcext:value-type="float">
            <text:p>0,804</text:p>
          </table:table-cell>
          <table:table-cell table:style-name="ce20" table:formula="of:=[PCA.$B$229]*[.F162]+[PCA.$C$229] *[.G162]+[PCA.$D$229]*[.H162]" office:value-type="float" office:value="-0.280114824388411" calcext:value-type="float">
            <text:p>-0,280</text:p>
          </table:table-cell>
          <table:table-cell table:style-name="ce31" table:formula="of:=[PCA.$B$230]*[.F162]+[PCA.$C$230] *[.G162]+[PCA.$D$230]*[.H162]" office:value-type="float" office:value="0.476474816637424" calcext:value-type="float">
            <text:p>0,476</text:p>
          </table:table-cell>
          <table:table-cell table:number-columns-repeated="243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style-name="ce15" office:value-type="float" office:value="148.948408136587" calcext:value-type="float">
            <text:p>148,948</text:p>
          </table:table-cell>
          <table:table-cell table:style-name="ce15" office:value-type="float" office:value="79" calcext:value-type="float">
            <text:p>79,000</text:p>
          </table:table-cell>
          <table:table-cell table:style-name="ce15" office:value-type="float" office:value="42" calcext:value-type="float">
            <text:p>42,000</text:p>
          </table:table-cell>
          <table:table-cell table:style-name="ce5" office:value-type="float" office:value="172" calcext:value-type="float">
            <text:p>172</text:p>
          </table:table-cell>
          <table:table-cell table:style-name="ce18" table:formula="of:=([.B163]-[.$B$205])/[.$B$207]" office:value-type="float" office:value="-0.538130219902831" calcext:value-type="float">
            <text:p>-0,538</text:p>
          </table:table-cell>
          <table:table-cell table:style-name="ce18" table:formula="of:=([.C163]-[.$C$205])/[.$C$207]" office:value-type="float" office:value="1.02334612313064" calcext:value-type="float">
            <text:p>1,023</text:p>
          </table:table-cell>
          <table:table-cell table:style-name="ce18" table:formula="of:=([.D163]-[.$D$205])/[.$D$207]" office:value-type="float" office:value="-0.107677785880218" calcext:value-type="float">
            <text:p>-0,108</text:p>
          </table:table-cell>
          <table:table-cell table:style-name="ce20" table:formula="of:=[PCA.$B$228]*[.F163]+[PCA.$C$228] *[.G163]+[PCA.$D$228]*[.H163]" office:value-type="float" office:value="0.885732039574566" calcext:value-type="float">
            <text:p>0,886</text:p>
          </table:table-cell>
          <table:table-cell table:style-name="ce20" table:formula="of:=[PCA.$B$229]*[.F163]+[PCA.$C$229] *[.G163]+[PCA.$D$229]*[.H163]" office:value-type="float" office:value="-0.582863427623776" calcext:value-type="float">
            <text:p>-0,583</text:p>
          </table:table-cell>
          <table:table-cell table:style-name="ce31" table:formula="of:=[PCA.$B$230]*[.F163]+[PCA.$C$230] *[.G163]+[PCA.$D$230]*[.H163]" office:value-type="float" office:value="0.473461434292496" calcext:value-type="float">
            <text:p>0,473</text:p>
          </table:table-cell>
          <table:table-cell table:number-columns-repeated="243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style-name="ce15" office:value-type="float" office:value="117.580044969164" calcext:value-type="float">
            <text:p>117,580</text:p>
          </table:table-cell>
          <table:table-cell table:style-name="ce15" office:value-type="float" office:value="61" calcext:value-type="float">
            <text:p>61,000</text:p>
          </table:table-cell>
          <table:table-cell table:style-name="ce15" office:value-type="float" office:value="37" calcext:value-type="float">
            <text:p>37,000</text:p>
          </table:table-cell>
          <table:table-cell table:style-name="ce5" office:value-type="float" office:value="52" calcext:value-type="float">
            <text:p>52</text:p>
          </table:table-cell>
          <table:table-cell table:style-name="ce18" table:formula="of:=([.B164]-[.$B$205])/[.$B$207]" office:value-type="float" office:value="-0.727252738627198" calcext:value-type="float">
            <text:p>-0,727</text:p>
          </table:table-cell>
          <table:table-cell table:style-name="ce18" table:formula="of:=([.C164]-[.$C$205])/[.$C$207]" office:value-type="float" office:value="0.356550459190315" calcext:value-type="float">
            <text:p>0,357</text:p>
          </table:table-cell>
          <table:table-cell table:style-name="ce18" table:formula="of:=([.D164]-[.$D$205])/[.$D$207]" office:value-type="float" office:value="-0.296918182857754" calcext:value-type="float">
            <text:p>-0,297</text:p>
          </table:table-cell>
          <table:table-cell table:style-name="ce20" table:formula="of:=[PCA.$B$228]*[.F164]+[PCA.$C$228] *[.G164]+[PCA.$D$228]*[.H164]" office:value-type="float" office:value="0.796466127441355" calcext:value-type="float">
            <text:p>0,796</text:p>
          </table:table-cell>
          <table:table-cell table:style-name="ce20" table:formula="of:=[PCA.$B$229]*[.F164]+[PCA.$C$229] *[.G164]+[PCA.$D$229]*[.H164]" office:value-type="float" office:value="0.111529047924747" calcext:value-type="float">
            <text:p>0,112</text:p>
          </table:table-cell>
          <table:table-cell table:style-name="ce31" table:formula="of:=[PCA.$B$230]*[.F164]+[PCA.$C$230] *[.G164]+[PCA.$D$230]*[.H164]" office:value-type="float" office:value="0.312072312917908" calcext:value-type="float">
            <text:p>0,312</text:p>
          </table:table-cell>
          <table:table-cell table:number-columns-repeated="243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style-name="ce15" office:value-type="float" office:value="134.053895498153" calcext:value-type="float">
            <text:p>134,054</text:p>
          </table:table-cell>
          <table:table-cell table:style-name="ce15" office:value-type="float" office:value="65" calcext:value-type="float">
            <text:p>65,000</text:p>
          </table:table-cell>
          <table:table-cell table:style-name="ce15" office:value-type="float" office:value="37" calcext:value-type="float">
            <text:p>37,000</text:p>
          </table:table-cell>
          <table:table-cell table:style-name="ce5" office:value-type="float" office:value="117" calcext:value-type="float">
            <text:p>117</text:p>
          </table:table-cell>
          <table:table-cell table:style-name="ce18" table:formula="of:=([.B165]-[.$B$205])/[.$B$207]" office:value-type="float" office:value="-0.627930498301736" calcext:value-type="float">
            <text:p>-0,628</text:p>
          </table:table-cell>
          <table:table-cell table:style-name="ce18" table:formula="of:=([.C165]-[.$C$205])/[.$C$207]" office:value-type="float" office:value="0.504727273399277" calcext:value-type="float">
            <text:p>0,505</text:p>
          </table:table-cell>
          <table:table-cell table:style-name="ce18" table:formula="of:=([.D165]-[.$D$205])/[.$D$207]" office:value-type="float" office:value="-0.296918182857754" calcext:value-type="float">
            <text:p>-0,297</text:p>
          </table:table-cell>
          <table:table-cell table:style-name="ce20" table:formula="of:=[PCA.$B$228]*[.F165]+[PCA.$C$228] *[.G165]+[PCA.$D$228]*[.H165]" office:value-type="float" office:value="0.809052696452068" calcext:value-type="float">
            <text:p>0,809</text:p>
          </table:table-cell>
          <table:table-cell table:style-name="ce20" table:formula="of:=[PCA.$B$229]*[.F165]+[PCA.$C$229] *[.G165]+[PCA.$D$229]*[.H165]" office:value-type="float" office:value="-0.0635627004351722" calcext:value-type="float">
            <text:p>-0,064</text:p>
          </table:table-cell>
          <table:table-cell table:style-name="ce31" table:formula="of:=[PCA.$B$230]*[.F165]+[PCA.$C$230] *[.G165]+[PCA.$D$230]*[.H165]" office:value-type="float" office:value="0.280358887150408" calcext:value-type="float">
            <text:p>0,280</text:p>
          </table:table-cell>
          <table:table-cell table:number-columns-repeated="243"/>
        </table:table-row>
        <table:table-row table:style-name="ro1">
          <table:table-cell table:style-name="ce5" office:value-type="float" office:value="164" calcext:value-type="float">
            <text:p>164</text:p>
          </table:table-cell>
          <table:table-cell table:style-name="ce15" office:value-type="float" office:value="179.727211627894" calcext:value-type="float">
            <text:p>179,727</text:p>
          </table:table-cell>
          <table:table-cell table:style-name="ce15" office:value-type="float" office:value="73" calcext:value-type="float">
            <text:p>73,000</text:p>
          </table:table-cell>
          <table:table-cell table:style-name="ce15" office:value-type="float" office:value="31" calcext:value-type="float">
            <text:p>31,000</text:p>
          </table:table-cell>
          <table:table-cell table:style-name="ce5" office:value-type="float" office:value="73" calcext:value-type="float">
            <text:p>73</text:p>
          </table:table-cell>
          <table:table-cell table:style-name="ce18" table:formula="of:=([.B166]-[.$B$205])/[.$B$207]" office:value-type="float" office:value="-0.352562206406877" calcext:value-type="float">
            <text:p>-0,353</text:p>
          </table:table-cell>
          <table:table-cell table:style-name="ce18" table:formula="of:=([.C166]-[.$C$205])/[.$C$207]" office:value-type="float" office:value="0.8010809018172" calcext:value-type="float">
            <text:p>0,801</text:p>
          </table:table-cell>
          <table:table-cell table:style-name="ce18" table:formula="of:=([.D166]-[.$D$205])/[.$D$207]" office:value-type="float" office:value="-0.524006659230796" calcext:value-type="float">
            <text:p>-0,524</text:p>
          </table:table-cell>
          <table:table-cell table:style-name="ce20" table:formula="of:=[PCA.$B$228]*[.F166]+[PCA.$C$228] *[.G166]+[PCA.$D$228]*[.H166]" office:value-type="float" office:value="0.933810706674371" calcext:value-type="float">
            <text:p>0,934</text:p>
          </table:table-cell>
          <table:table-cell table:style-name="ce20" table:formula="of:=[PCA.$B$229]*[.F166]+[PCA.$C$229] *[.G166]+[PCA.$D$229]*[.H166]" office:value-type="float" office:value="-0.410622553297738" calcext:value-type="float">
            <text:p>-0,411</text:p>
          </table:table-cell>
          <table:table-cell table:style-name="ce31" table:formula="of:=[PCA.$B$230]*[.F166]+[PCA.$C$230] *[.G166]+[PCA.$D$230]*[.H166]" office:value-type="float" office:value="-0.00107910518396259" calcext:value-type="float">
            <text:p>-0,001</text:p>
          </table:table-cell>
          <table:table-cell table:number-columns-repeated="243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15" office:value-type="float" office:value="117.47260589588" calcext:value-type="float">
            <text:p>117,473</text:p>
          </table:table-cell>
          <table:table-cell table:style-name="ce15" office:value-type="float" office:value="76" calcext:value-type="float">
            <text:p>76,000</text:p>
          </table:table-cell>
          <table:table-cell table:style-name="ce15" office:value-type="float" office:value="40" calcext:value-type="float">
            <text:p>40,000</text:p>
          </table:table-cell>
          <table:table-cell table:style-name="ce5" office:value-type="float" office:value="190" calcext:value-type="float">
            <text:p>190</text:p>
          </table:table-cell>
          <table:table-cell table:style-name="ce18" table:formula="of:=([.B167]-[.$B$205])/[.$B$207]" office:value-type="float" office:value="-0.727900497901102" calcext:value-type="float">
            <text:p>-0,728</text:p>
          </table:table-cell>
          <table:table-cell table:style-name="ce18" table:formula="of:=([.C167]-[.$C$205])/[.$C$207]" office:value-type="float" office:value="0.912213512473922" calcext:value-type="float">
            <text:p>0,912</text:p>
          </table:table-cell>
          <table:table-cell table:style-name="ce18" table:formula="of:=([.D167]-[.$D$205])/[.$D$207]" office:value-type="float" office:value="-0.183373944671232" calcext:value-type="float">
            <text:p>-0,183</text:p>
          </table:table-cell>
          <table:table-cell table:style-name="ce20" table:formula="of:=[PCA.$B$228]*[.F167]+[PCA.$C$228] *[.G167]+[PCA.$D$228]*[.H167]" office:value-type="float" office:value="0.993475298914929" calcext:value-type="float">
            <text:p>0,993</text:p>
          </table:table-cell>
          <table:table-cell table:style-name="ce20" table:formula="of:=[PCA.$B$229]*[.F167]+[PCA.$C$229] *[.G167]+[PCA.$D$229]*[.H167]" office:value-type="float" office:value="-0.380674018558038" calcext:value-type="float">
            <text:p>-0,381</text:p>
          </table:table-cell>
          <table:table-cell table:style-name="ce31" table:formula="of:=[PCA.$B$230]*[.F167]+[PCA.$C$230] *[.G167]+[PCA.$D$230]*[.H167]" office:value-type="float" office:value="0.513511398192931" calcext:value-type="float">
            <text:p>0,514</text:p>
          </table:table-cell>
          <table:table-cell table:number-columns-repeated="243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style-name="ce15" office:value-type="float" office:value="132.745413484962" calcext:value-type="float">
            <text:p>132,745</text:p>
          </table:table-cell>
          <table:table-cell table:style-name="ce15" office:value-type="float" office:value="62" calcext:value-type="float">
            <text:p>62,000</text:p>
          </table:table-cell>
          <table:table-cell table:style-name="ce15" office:value-type="float" office:value="33" calcext:value-type="float">
            <text:p>33,000</text:p>
          </table:table-cell>
          <table:table-cell table:style-name="ce5" office:value-type="float" office:value="182" calcext:value-type="float">
            <text:p>182</text:p>
          </table:table-cell>
          <table:table-cell table:style-name="ce18" table:formula="of:=([.B168]-[.$B$205])/[.$B$207]" office:value-type="float" office:value="-0.635819447199689" calcext:value-type="float">
            <text:p>-0,636</text:p>
          </table:table-cell>
          <table:table-cell table:style-name="ce18" table:formula="of:=([.C168]-[.$C$205])/[.$C$207]" office:value-type="float" office:value="0.393594662742555" calcext:value-type="float">
            <text:p>0,394</text:p>
          </table:table-cell>
          <table:table-cell table:style-name="ce18" table:formula="of:=([.D168]-[.$D$205])/[.$D$207]" office:value-type="float" office:value="-0.448310500439782" calcext:value-type="float">
            <text:p>-0,448</text:p>
          </table:table-cell>
          <table:table-cell table:style-name="ce20" table:formula="of:=[PCA.$B$228]*[.F168]+[PCA.$C$228] *[.G168]+[PCA.$D$228]*[.H168]" office:value-type="float" office:value="0.856788026386179" calcext:value-type="float">
            <text:p>0,857</text:p>
          </table:table-cell>
          <table:table-cell table:style-name="ce20" table:formula="of:=[PCA.$B$229]*[.F168]+[PCA.$C$229] *[.G168]+[PCA.$D$229]*[.H168]" office:value-type="float" office:value="0.062177301088981" calcext:value-type="float">
            <text:p>0,062</text:p>
          </table:table-cell>
          <table:table-cell table:style-name="ce31" table:formula="of:=[PCA.$B$230]*[.F168]+[PCA.$C$230] *[.G168]+[PCA.$D$230]*[.H168]" office:value-type="float" office:value="0.149045779170017" calcext:value-type="float">
            <text:p>0,149</text:p>
          </table:table-cell>
          <table:table-cell table:number-columns-repeated="243"/>
        </table:table-row>
        <table:table-row table:style-name="ro1">
          <table:table-cell table:style-name="ce5" office:value-type="float" office:value="167" calcext:value-type="float">
            <text:p>167</text:p>
          </table:table-cell>
          <table:table-cell table:style-name="ce15" office:value-type="float" office:value="118.948948336368" calcext:value-type="float">
            <text:p>118,949</text:p>
          </table:table-cell>
          <table:table-cell table:style-name="ce15" office:value-type="float" office:value="63" calcext:value-type="float">
            <text:p>63,000</text:p>
          </table:table-cell>
          <table:table-cell table:style-name="ce15" office:value-type="float" office:value="43" calcext:value-type="float">
            <text:p>43,000</text:p>
          </table:table-cell>
          <table:table-cell table:style-name="ce5" office:value-type="float" office:value="95" calcext:value-type="float">
            <text:p>95</text:p>
          </table:table-cell>
          <table:table-cell table:style-name="ce18" table:formula="of:=([.B169]-[.$B$205])/[.$B$207]" office:value-type="float" office:value="-0.718999504267658" calcext:value-type="float">
            <text:p>-0,719</text:p>
          </table:table-cell>
          <table:table-cell table:style-name="ce18" table:formula="of:=([.C169]-[.$C$205])/[.$C$207]" office:value-type="float" office:value="0.430638866294796" calcext:value-type="float">
            <text:p>0,431</text:p>
          </table:table-cell>
          <table:table-cell table:style-name="ce18" table:formula="of:=([.D169]-[.$D$205])/[.$D$207]" office:value-type="float" office:value="-0.0698297064847107" calcext:value-type="float">
            <text:p>-0,070</text:p>
          </table:table-cell>
          <table:table-cell table:style-name="ce20" table:formula="of:=[PCA.$B$228]*[.F169]+[PCA.$C$228] *[.G169]+[PCA.$D$228]*[.H169]" office:value-type="float" office:value="0.682116289092179" calcext:value-type="float">
            <text:p>0,682</text:p>
          </table:table-cell>
          <table:table-cell table:style-name="ce20" table:formula="of:=[PCA.$B$229]*[.F169]+[PCA.$C$229] *[.G169]+[PCA.$D$229]*[.H169]" office:value-type="float" office:value="0.00335130669101091" calcext:value-type="float">
            <text:p>0,003</text:p>
          </table:table-cell>
          <table:table-cell table:style-name="ce31" table:formula="of:=[PCA.$B$230]*[.F169]+[PCA.$C$230] *[.G169]+[PCA.$D$230]*[.H169]" office:value-type="float" office:value="0.49192812424654" calcext:value-type="float">
            <text:p>0,492</text:p>
          </table:table-cell>
          <table:table-cell table:number-columns-repeated="243"/>
        </table:table-row>
        <table:table-row table:style-name="ro1">
          <table:table-cell table:style-name="ce5" office:value-type="float" office:value="168" calcext:value-type="float">
            <text:p>168</text:p>
          </table:table-cell>
          <table:table-cell table:style-name="ce15" office:value-type="float" office:value="118.496722153571" calcext:value-type="float">
            <text:p>118,497</text:p>
          </table:table-cell>
          <table:table-cell table:style-name="ce15" office:value-type="float" office:value="74" calcext:value-type="float">
            <text:p>74,000</text:p>
          </table:table-cell>
          <table:table-cell table:style-name="ce15" office:value-type="float" office:value="42" calcext:value-type="float">
            <text:p>42,000</text:p>
          </table:table-cell>
          <table:table-cell table:style-name="ce5" office:value-type="float" office:value="53" calcext:value-type="float">
            <text:p>53</text:p>
          </table:table-cell>
          <table:table-cell table:style-name="ce18" table:formula="of:=([.B170]-[.$B$205])/[.$B$207]" office:value-type="float" office:value="-0.721726014231446" calcext:value-type="float">
            <text:p>-0,722</text:p>
          </table:table-cell>
          <table:table-cell table:style-name="ce18" table:formula="of:=([.C170]-[.$C$205])/[.$C$207]" office:value-type="float" office:value="0.838125105369441" calcext:value-type="float">
            <text:p>0,838</text:p>
          </table:table-cell>
          <table:table-cell table:style-name="ce18" table:formula="of:=([.D170]-[.$D$205])/[.$D$207]" office:value-type="float" office:value="-0.107677785880218" calcext:value-type="float">
            <text:p>-0,108</text:p>
          </table:table-cell>
          <table:table-cell table:style-name="ce20" table:formula="of:=[PCA.$B$228]*[.F170]+[PCA.$C$228] *[.G170]+[PCA.$D$228]*[.H170]" office:value-type="float" office:value="0.905443615612845" calcext:value-type="float">
            <text:p>0,905</text:p>
          </table:table-cell>
          <table:table-cell table:style-name="ce20" table:formula="of:=[PCA.$B$229]*[.F170]+[PCA.$C$229] *[.G170]+[PCA.$D$229]*[.H170]" office:value-type="float" office:value="-0.334529283507211" calcext:value-type="float">
            <text:p>-0,335</text:p>
          </table:table-cell>
          <table:table-cell table:style-name="ce31" table:formula="of:=[PCA.$B$230]*[.F170]+[PCA.$C$230] *[.G170]+[PCA.$D$230]*[.H170]" office:value-type="float" office:value="0.550635760636064" calcext:value-type="float">
            <text:p>0,551</text:p>
          </table:table-cell>
          <table:table-cell table:number-columns-repeated="243"/>
        </table:table-row>
        <table:table-row table:style-name="ro1">
          <table:table-cell table:style-name="ce5" office:value-type="float" office:value="169" calcext:value-type="float">
            <text:p>169</text:p>
          </table:table-cell>
          <table:table-cell table:style-name="ce15" office:value-type="float" office:value="110.7161162557" calcext:value-type="float">
            <text:p>110,716</text:p>
          </table:table-cell>
          <table:table-cell table:style-name="ce15" office:value-type="float" office:value="64" calcext:value-type="float">
            <text:p>64,000</text:p>
          </table:table-cell>
          <table:table-cell table:style-name="ce15" office:value-type="float" office:value="30" calcext:value-type="float">
            <text:p>30,000</text:p>
          </table:table-cell>
          <table:table-cell table:style-name="ce5" office:value-type="float" office:value="34" calcext:value-type="float">
            <text:p>34</text:p>
          </table:table-cell>
          <table:table-cell table:style-name="ce18" table:formula="of:=([.B171]-[.$B$205])/[.$B$207]" office:value-type="float" office:value="-0.768635946278369" calcext:value-type="float">
            <text:p>-0,769</text:p>
          </table:table-cell>
          <table:table-cell table:style-name="ce18" table:formula="of:=([.C171]-[.$C$205])/[.$C$207]" office:value-type="float" office:value="0.467683069847036" calcext:value-type="float">
            <text:p>0,468</text:p>
          </table:table-cell>
          <table:table-cell table:style-name="ce18" table:formula="of:=([.D171]-[.$D$205])/[.$D$207]" office:value-type="float" office:value="-0.561854738626304" calcext:value-type="float">
            <text:p>-0,562</text:p>
          </table:table-cell>
          <table:table-cell table:style-name="ce20" table:formula="of:=[PCA.$B$228]*[.F171]+[PCA.$C$228] *[.G171]+[PCA.$D$228]*[.H171]" office:value-type="float" office:value="1.04455638055656" calcext:value-type="float">
            <text:p>1,045</text:p>
          </table:table-cell>
          <table:table-cell table:style-name="ce20" table:formula="of:=[PCA.$B$229]*[.F171]+[PCA.$C$229] *[.G171]+[PCA.$D$229]*[.H171]" office:value-type="float" office:value="0.0856766516839267" calcext:value-type="float">
            <text:p>0,086</text:p>
          </table:table-cell>
          <table:table-cell table:style-name="ce31" table:formula="of:=[PCA.$B$230]*[.F171]+[PCA.$C$230] *[.G171]+[PCA.$D$230]*[.H171]" office:value-type="float" office:value="0.163622455243419" calcext:value-type="float">
            <text:p>0,164</text:p>
          </table:table-cell>
          <table:table-cell table:number-columns-repeated="243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15" office:value-type="float" office:value="145.321593764641" calcext:value-type="float">
            <text:p>145,322</text:p>
          </table:table-cell>
          <table:table-cell table:style-name="ce15" office:value-type="float" office:value="74" calcext:value-type="float">
            <text:p>74,000</text:p>
          </table:table-cell>
          <table:table-cell table:style-name="ce15" office:value-type="float" office:value="32" calcext:value-type="float">
            <text:p>32,000</text:p>
          </table:table-cell>
          <table:table-cell table:style-name="ce5" office:value-type="float" office:value="15" calcext:value-type="float">
            <text:p>15</text:p>
          </table:table-cell>
          <table:table-cell table:style-name="ce18" table:formula="of:=([.B172]-[.$B$205])/[.$B$207]" office:value-type="float" office:value="-0.559996590975724" calcext:value-type="float">
            <text:p>-0,560</text:p>
          </table:table-cell>
          <table:table-cell table:style-name="ce18" table:formula="of:=([.C172]-[.$C$205])/[.$C$207]" office:value-type="float" office:value="0.838125105369441" calcext:value-type="float">
            <text:p>0,838</text:p>
          </table:table-cell>
          <table:table-cell table:style-name="ce18" table:formula="of:=([.D172]-[.$D$205])/[.$D$207]" office:value-type="float" office:value="-0.486158579835289" calcext:value-type="float">
            <text:p>-0,486</text:p>
          </table:table-cell>
          <table:table-cell table:style-name="ce20" table:formula="of:=[PCA.$B$228]*[.F172]+[PCA.$C$228] *[.G172]+[PCA.$D$228]*[.H172]" office:value-type="float" office:value="1.0512304380168" calcext:value-type="float">
            <text:p>1,051</text:p>
          </table:table-cell>
          <table:table-cell table:style-name="ce20" table:formula="of:=[PCA.$B$229]*[.F172]+[PCA.$C$229] *[.G172]+[PCA.$D$229]*[.H172]" office:value-type="float" office:value="-0.346107861514523" calcext:value-type="float">
            <text:p>-0,346</text:p>
          </table:table-cell>
          <table:table-cell table:style-name="ce31" table:formula="of:=[PCA.$B$230]*[.F172]+[PCA.$C$230] *[.G172]+[PCA.$D$230]*[.H172]" office:value-type="float" office:value="0.165906790066869" calcext:value-type="float">
            <text:p>0,166</text:p>
          </table:table-cell>
          <table:table-cell table:number-columns-repeated="243"/>
        </table:table-row>
        <table:table-row table:style-name="ro1">
          <table:table-cell table:style-name="ce5" office:value-type="float" office:value="171" calcext:value-type="float">
            <text:p>171</text:p>
          </table:table-cell>
          <table:table-cell table:style-name="ce15" office:value-type="float" office:value="175.004633609173" calcext:value-type="float">
            <text:p>175,005</text:p>
          </table:table-cell>
          <table:table-cell table:style-name="ce15" office:value-type="float" office:value="72" calcext:value-type="float">
            <text:p>72,000</text:p>
          </table:table-cell>
          <table:table-cell table:style-name="ce15" office:value-type="float" office:value="33" calcext:value-type="float">
            <text:p>33,000</text:p>
          </table:table-cell>
          <table:table-cell table:style-name="ce5" office:value-type="float" office:value="191" calcext:value-type="float">
            <text:p>191</text:p>
          </table:table-cell>
          <table:table-cell table:style-name="ce18" table:formula="of:=([.B173]-[.$B$205])/[.$B$207]" office:value-type="float" office:value="-0.381035029327405" calcext:value-type="float">
            <text:p>-0,381</text:p>
          </table:table-cell>
          <table:table-cell table:style-name="ce18" table:formula="of:=([.C173]-[.$C$205])/[.$C$207]" office:value-type="float" office:value="0.76403669826496" calcext:value-type="float">
            <text:p>0,764</text:p>
          </table:table-cell>
          <table:table-cell table:style-name="ce18" table:formula="of:=([.D173]-[.$D$205])/[.$D$207]" office:value-type="float" office:value="-0.448310500439782" calcext:value-type="float">
            <text:p>-0,448</text:p>
          </table:table-cell>
          <table:table-cell table:style-name="ce20" table:formula="of:=[PCA.$B$228]*[.F173]+[PCA.$C$228] *[.G173]+[PCA.$D$228]*[.H173]" office:value-type="float" office:value="0.88439124691961" calcext:value-type="float">
            <text:p>0,884</text:p>
          </table:table-cell>
          <table:table-cell table:style-name="ce20" table:formula="of:=[PCA.$B$229]*[.F173]+[PCA.$C$229] *[.G173]+[PCA.$D$229]*[.H173]" office:value-type="float" office:value="-0.378764008155804" calcext:value-type="float">
            <text:p>-0,379</text:p>
          </table:table-cell>
          <table:table-cell table:style-name="ce31" table:formula="of:=[PCA.$B$230]*[.F173]+[PCA.$C$230] *[.G173]+[PCA.$D$230]*[.H173]" office:value-type="float" office:value="0.0656714637451791" calcext:value-type="float">
            <text:p>0,066</text:p>
          </table:table-cell>
          <table:table-cell table:number-columns-repeated="243"/>
        </table:table-row>
        <table:table-row table:style-name="ro1">
          <table:table-cell table:style-name="ce5" office:value-type="float" office:value="172" calcext:value-type="float">
            <text:p>172</text:p>
          </table:table-cell>
          <table:table-cell table:style-name="ce15" office:value-type="float" office:value="170.597801379275" calcext:value-type="float">
            <text:p>170,598</text:p>
          </table:table-cell>
          <table:table-cell table:style-name="ce15" office:value-type="float" office:value="63" calcext:value-type="float">
            <text:p>63,000</text:p>
          </table:table-cell>
          <table:table-cell table:style-name="ce15" office:value-type="float" office:value="38" calcext:value-type="float">
            <text:p>38,000</text:p>
          </table:table-cell>
          <table:table-cell table:style-name="ce5" office:value-type="float" office:value="118" calcext:value-type="float">
            <text:p>118</text:p>
          </table:table-cell>
          <table:table-cell table:style-name="ce18" table:formula="of:=([.B174]-[.$B$205])/[.$B$207]" office:value-type="float" office:value="-0.407604194140556" calcext:value-type="float">
            <text:p>-0,408</text:p>
          </table:table-cell>
          <table:table-cell table:style-name="ce18" table:formula="of:=([.C174]-[.$C$205])/[.$C$207]" office:value-type="float" office:value="0.430638866294796" calcext:value-type="float">
            <text:p>0,431</text:p>
          </table:table-cell>
          <table:table-cell table:style-name="ce18" table:formula="of:=([.D174]-[.$D$205])/[.$D$207]" office:value-type="float" office:value="-0.259070103462246" calcext:value-type="float">
            <text:p>-0,259</text:p>
          </table:table-cell>
          <table:table-cell table:style-name="ce20" table:formula="of:=[PCA.$B$228]*[.F174]+[PCA.$C$228] *[.G174]+[PCA.$D$228]*[.H174]" office:value-type="float" office:value="0.617548453959829" calcext:value-type="float">
            <text:p>0,618</text:p>
          </table:table-cell>
          <table:table-cell table:style-name="ce20" table:formula="of:=[PCA.$B$229]*[.F174]+[PCA.$C$229] *[.G174]+[PCA.$D$229]*[.H174]" office:value-type="float" office:value="-0.116725831824629" calcext:value-type="float">
            <text:p>-0,117</text:p>
          </table:table-cell>
          <table:table-cell table:style-name="ce31" table:formula="of:=[PCA.$B$230]*[.F174]+[PCA.$C$230] *[.G174]+[PCA.$D$230]*[.H174]" office:value-type="float" office:value="0.154005696947127" calcext:value-type="float">
            <text:p>0,154</text:p>
          </table:table-cell>
          <table:table-cell table:number-columns-repeated="243"/>
        </table:table-row>
        <table:table-row table:style-name="ro1">
          <table:table-cell table:style-name="ce5" office:value-type="float" office:value="173" calcext:value-type="float">
            <text:p>173</text:p>
          </table:table-cell>
          <table:table-cell table:style-name="ce15" office:value-type="float" office:value="107.579527672699" calcext:value-type="float">
            <text:p>107,580</text:p>
          </table:table-cell>
          <table:table-cell table:style-name="ce15" office:value-type="float" office:value="70" calcext:value-type="float">
            <text:p>70,000</text:p>
          </table:table-cell>
          <table:table-cell table:style-name="ce15" office:value-type="float" office:value="38" calcext:value-type="float">
            <text:p>38,000</text:p>
          </table:table-cell>
          <table:table-cell table:style-name="ce5" office:value-type="float" office:value="183" calcext:value-type="float">
            <text:p>183</text:p>
          </table:table-cell>
          <table:table-cell table:style-name="ce18" table:formula="of:=([.B175]-[.$B$205])/[.$B$207]" office:value-type="float" office:value="-0.787546704543094" calcext:value-type="float">
            <text:p>-0,788</text:p>
          </table:table-cell>
          <table:table-cell table:style-name="ce18" table:formula="of:=([.C175]-[.$C$205])/[.$C$207]" office:value-type="float" office:value="0.689948291160479" calcext:value-type="float">
            <text:p>0,690</text:p>
          </table:table-cell>
          <table:table-cell table:style-name="ce18" table:formula="of:=([.D175]-[.$D$205])/[.$D$207]" office:value-type="float" office:value="-0.259070103462246" calcext:value-type="float">
            <text:p>-0,259</text:p>
          </table:table-cell>
          <table:table-cell table:style-name="ce20" table:formula="of:=[PCA.$B$228]*[.F175]+[PCA.$C$228] *[.G175]+[PCA.$D$228]*[.H175]" office:value-type="float" office:value="0.969769941901482" calcext:value-type="float">
            <text:p>0,970</text:p>
          </table:table-cell>
          <table:table-cell table:style-name="ce20" table:formula="of:=[PCA.$B$229]*[.F175]+[PCA.$C$229] *[.G175]+[PCA.$D$229]*[.H175]" office:value-type="float" office:value="-0.148606103235762" calcext:value-type="float">
            <text:p>-0,149</text:p>
          </table:table-cell>
          <table:table-cell table:style-name="ce31" table:formula="of:=[PCA.$B$230]*[.F175]+[PCA.$C$230] *[.G175]+[PCA.$D$230]*[.H175]" office:value-type="float" office:value="0.448151227395507" calcext:value-type="float">
            <text:p>0,448</text:p>
          </table:table-cell>
          <table:table-cell table:number-columns-repeated="243"/>
        </table:table-row>
        <table:table-row table:style-name="ro1">
          <table:table-cell table:style-name="ce5" office:value-type="float" office:value="174" calcext:value-type="float">
            <text:p>174</text:p>
          </table:table-cell>
          <table:table-cell table:style-name="ce15" office:value-type="float" office:value="109.24716801207" calcext:value-type="float">
            <text:p>109,247</text:p>
          </table:table-cell>
          <table:table-cell table:style-name="ce15" office:value-type="float" office:value="64" calcext:value-type="float">
            <text:p>64,000</text:p>
          </table:table-cell>
          <table:table-cell table:style-name="ce15" office:value-type="float" office:value="37" calcext:value-type="float">
            <text:p>37,000</text:p>
          </table:table-cell>
          <table:table-cell table:style-name="ce5" office:value-type="float" office:value="35" calcext:value-type="float">
            <text:p>35</text:p>
          </table:table-cell>
          <table:table-cell table:style-name="ce18" table:formula="of:=([.B176]-[.$B$205])/[.$B$207]" office:value-type="float" office:value="-0.777492359672599" calcext:value-type="float">
            <text:p>-0,777</text:p>
          </table:table-cell>
          <table:table-cell table:style-name="ce18" table:formula="of:=([.C176]-[.$C$205])/[.$C$207]" office:value-type="float" office:value="0.467683069847036" calcext:value-type="float">
            <text:p>0,468</text:p>
          </table:table-cell>
          <table:table-cell table:style-name="ce18" table:formula="of:=([.D176]-[.$D$205])/[.$D$207]" office:value-type="float" office:value="-0.296918182857754" calcext:value-type="float">
            <text:p>-0,297</text:p>
          </table:table-cell>
          <table:table-cell table:style-name="ce20" table:formula="of:=[PCA.$B$228]*[.F176]+[PCA.$C$228] *[.G176]+[PCA.$D$228]*[.H176]" office:value-type="float" office:value="0.880281083994894" calcext:value-type="float">
            <text:p>0,880</text:p>
          </table:table-cell>
          <table:table-cell table:style-name="ce20" table:formula="of:=[PCA.$B$229]*[.F176]+[PCA.$C$229] *[.G176]+[PCA.$D$229]*[.H176]" office:value-type="float" office:value="0.042047026582089" calcext:value-type="float">
            <text:p>0,042</text:p>
          </table:table-cell>
          <table:table-cell table:style-name="ce31" table:formula="of:=[PCA.$B$230]*[.F176]+[PCA.$C$230] *[.G176]+[PCA.$D$230]*[.H176]" office:value-type="float" office:value="0.367043086151677" calcext:value-type="float">
            <text:p>0,367</text:p>
          </table:table-cell>
          <table:table-cell table:number-columns-repeated="243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15" office:value-type="float" office:value="139.478831560657" calcext:value-type="float">
            <text:p>139,479</text:p>
          </table:table-cell>
          <table:table-cell table:style-name="ce15" office:value-type="float" office:value="67" calcext:value-type="float">
            <text:p>67,000</text:p>
          </table:table-cell>
          <table:table-cell table:style-name="ce15" office:value-type="float" office:value="39" calcext:value-type="float">
            <text:p>39,000</text:p>
          </table:table-cell>
          <table:table-cell table:style-name="ce5" office:value-type="float" office:value="54" calcext:value-type="float">
            <text:p>54</text:p>
          </table:table-cell>
          <table:table-cell table:style-name="ce18" table:formula="of:=([.B177]-[.$B$205])/[.$B$207]" office:value-type="float" office:value="-0.595223099239074" calcext:value-type="float">
            <text:p>-0,595</text:p>
          </table:table-cell>
          <table:table-cell table:style-name="ce18" table:formula="of:=([.C177]-[.$C$205])/[.$C$207]" office:value-type="float" office:value="0.578815680503757" calcext:value-type="float">
            <text:p>0,579</text:p>
          </table:table-cell>
          <table:table-cell table:style-name="ce18" table:formula="of:=([.D177]-[.$D$205])/[.$D$207]" office:value-type="float" office:value="-0.221222024066739" calcext:value-type="float">
            <text:p>-0,221</text:p>
          </table:table-cell>
          <table:table-cell table:style-name="ce20" table:formula="of:=[PCA.$B$228]*[.F177]+[PCA.$C$228] *[.G177]+[PCA.$D$228]*[.H177]" office:value-type="float" office:value="0.777010546410073" calcext:value-type="float">
            <text:p>0,777</text:p>
          </table:table-cell>
          <table:table-cell table:style-name="ce20" table:formula="of:=[PCA.$B$229]*[.F177]+[PCA.$C$229] *[.G177]+[PCA.$D$229]*[.H177]" office:value-type="float" office:value="-0.156423678015751" calcext:value-type="float">
            <text:p>-0,156</text:p>
          </table:table-cell>
          <table:table-cell table:style-name="ce31" table:formula="of:=[PCA.$B$230]*[.F177]+[PCA.$C$230] *[.G177]+[PCA.$D$230]*[.H177]" office:value-type="float" office:value="0.331729294745694" calcext:value-type="float">
            <text:p>0,332</text:p>
          </table:table-cell>
          <table:table-cell table:number-columns-repeated="243"/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15" office:value-type="float" office:value="138.930638320231" calcext:value-type="float">
            <text:p>138,931</text:p>
          </table:table-cell>
          <table:table-cell table:style-name="ce15" office:value-type="float" office:value="68" calcext:value-type="float">
            <text:p>68,000</text:p>
          </table:table-cell>
          <table:table-cell table:style-name="ce15" office:value-type="float" office:value="35" calcext:value-type="float">
            <text:p>35,000</text:p>
          </table:table-cell>
          <table:table-cell table:style-name="ce5" office:value-type="float" office:value="192" calcext:value-type="float">
            <text:p>192</text:p>
          </table:table-cell>
          <table:table-cell table:style-name="ce18" table:formula="of:=([.B178]-[.$B$205])/[.$B$207]" office:value-type="float" office:value="-0.598528202722596" calcext:value-type="float">
            <text:p>-0,599</text:p>
          </table:table-cell>
          <table:table-cell table:style-name="ce18" table:formula="of:=([.C178]-[.$C$205])/[.$C$207]" office:value-type="float" office:value="0.615859884055998" calcext:value-type="float">
            <text:p>0,616</text:p>
          </table:table-cell>
          <table:table-cell table:style-name="ce18" table:formula="of:=([.D178]-[.$D$205])/[.$D$207]" office:value-type="float" office:value="-0.372614341648768" calcext:value-type="float">
            <text:p>-0,373</text:p>
          </table:table-cell>
          <table:table-cell table:style-name="ce20" table:formula="of:=[PCA.$B$228]*[.F178]+[PCA.$C$228] *[.G178]+[PCA.$D$228]*[.H178]" office:value-type="float" office:value="0.893823244949237" calcext:value-type="float">
            <text:p>0,894</text:p>
          </table:table-cell>
          <table:table-cell table:style-name="ce20" table:formula="of:=[PCA.$B$229]*[.F178]+[PCA.$C$229] *[.G178]+[PCA.$D$229]*[.H178]" office:value-type="float" office:value="-0.158807918190424" calcext:value-type="float">
            <text:p>-0,159</text:p>
          </table:table-cell>
          <table:table-cell table:style-name="ce31" table:formula="of:=[PCA.$B$230]*[.F178]+[PCA.$C$230] *[.G178]+[PCA.$D$230]*[.H178]" office:value-type="float" office:value="0.228520962498207" calcext:value-type="float">
            <text:p>0,229</text:p>
          </table:table-cell>
          <table:table-cell table:number-columns-repeated="243"/>
        </table:table-row>
        <table:table-row table:style-name="ro1">
          <table:table-cell table:style-name="ce5" office:value-type="float" office:value="177" calcext:value-type="float">
            <text:p>177</text:p>
          </table:table-cell>
          <table:table-cell table:style-name="ce15" office:value-type="float" office:value="157.92493563369" calcext:value-type="float">
            <text:p>157,925</text:p>
          </table:table-cell>
          <table:table-cell table:style-name="ce15" office:value-type="float" office:value="80" calcext:value-type="float">
            <text:p>80,000</text:p>
          </table:table-cell>
          <table:table-cell table:style-name="ce15" office:value-type="float" office:value="45" calcext:value-type="float">
            <text:p>45,000</text:p>
          </table:table-cell>
          <table:table-cell table:style-name="ce5" office:value-type="float" office:value="96" calcext:value-type="float">
            <text:p>96</text:p>
          </table:table-cell>
          <table:table-cell table:style-name="ce18" table:formula="of:=([.B179]-[.$B$205])/[.$B$207]" office:value-type="float" office:value="-0.484009975228613" calcext:value-type="float">
            <text:p>-0,484</text:p>
          </table:table-cell>
          <table:table-cell table:style-name="ce18" table:formula="of:=([.C179]-[.$C$205])/[.$C$207]" office:value-type="float" office:value="1.06039032668288" calcext:value-type="float">
            <text:p>1,060</text:p>
          </table:table-cell>
          <table:table-cell table:style-name="ce18" table:formula="of:=([.D179]-[.$D$205])/[.$D$207]" office:value-type="float" office:value="0.00586645230630365" calcext:value-type="float">
            <text:p>0,006</text:p>
          </table:table-cell>
          <table:table-cell table:style-name="ce20" table:formula="of:=[PCA.$B$228]*[.F179]+[PCA.$C$228] *[.G179]+[PCA.$D$228]*[.H179]" office:value-type="float" office:value="0.798746820210334" calcext:value-type="float">
            <text:p>0,799</text:p>
          </table:table-cell>
          <table:table-cell table:style-name="ce20" table:formula="of:=[PCA.$B$229]*[.F179]+[PCA.$C$229] *[.G179]+[PCA.$D$229]*[.H179]" office:value-type="float" office:value="-0.661737139007292" calcext:value-type="float">
            <text:p>-0,662</text:p>
          </table:table-cell>
          <table:table-cell table:style-name="ce31" table:formula="of:=[PCA.$B$230]*[.F179]+[PCA.$C$230] *[.G179]+[PCA.$D$230]*[.H179]" office:value-type="float" office:value="0.531823163582308" calcext:value-type="float">
            <text:p>0,532</text:p>
          </table:table-cell>
          <table:table-cell table:number-columns-repeated="243"/>
        </table:table-row>
        <table:table-row table:style-name="ro1">
          <table:table-cell table:style-name="ce5" office:value-type="float" office:value="178" calcext:value-type="float">
            <text:p>178</text:p>
          </table:table-cell>
          <table:table-cell table:style-name="ce15" office:value-type="float" office:value="104.449696103642" calcext:value-type="float">
            <text:p>104,450</text:p>
          </table:table-cell>
          <table:table-cell table:style-name="ce15" office:value-type="float" office:value="78" calcext:value-type="float">
            <text:p>78,000</text:p>
          </table:table-cell>
          <table:table-cell table:style-name="ce15" office:value-type="float" office:value="33" calcext:value-type="float">
            <text:p>33,000</text:p>
          </table:table-cell>
          <table:table-cell table:style-name="ce5" office:value-type="float" office:value="74" calcext:value-type="float">
            <text:p>74</text:p>
          </table:table-cell>
          <table:table-cell table:style-name="ce18" table:formula="of:=([.B180]-[.$B$205])/[.$B$207]" office:value-type="float" office:value="-0.80641672419837" calcext:value-type="float">
            <text:p>-0,806</text:p>
          </table:table-cell>
          <table:table-cell table:style-name="ce18" table:formula="of:=([.C180]-[.$C$205])/[.$C$207]" office:value-type="float" office:value="0.986301919578403" calcext:value-type="float">
            <text:p>0,986</text:p>
          </table:table-cell>
          <table:table-cell table:style-name="ce18" table:formula="of:=([.D180]-[.$D$205])/[.$D$207]" office:value-type="float" office:value="-0.448310500439782" calcext:value-type="float">
            <text:p>-0,448</text:p>
          </table:table-cell>
          <table:table-cell table:style-name="ce20" table:formula="of:=[PCA.$B$228]*[.F180]+[PCA.$C$228] *[.G180]+[PCA.$D$228]*[.H180]" office:value-type="float" office:value="1.24575464437535" calcext:value-type="float">
            <text:p>1,246</text:p>
          </table:table-cell>
          <table:table-cell table:style-name="ce20" table:formula="of:=[PCA.$B$229]*[.F180]+[PCA.$C$229] *[.G180]+[PCA.$D$229]*[.H180]" office:value-type="float" office:value="-0.356654410850827" calcext:value-type="float">
            <text:p>-0,357</text:p>
          </table:table-cell>
          <table:table-cell table:style-name="ce31" table:formula="of:=[PCA.$B$230]*[.F180]+[PCA.$C$230] *[.G180]+[PCA.$D$230]*[.H180]" office:value-type="float" office:value="0.380757718507922" calcext:value-type="float">
            <text:p>0,381</text:p>
          </table:table-cell>
          <table:table-cell table:number-columns-repeated="243"/>
        </table:table-row>
        <table:table-row table:style-name="ro1">
          <table:table-cell table:style-name="ce5" office:value-type="float" office:value="179" calcext:value-type="float">
            <text:p>179</text:p>
          </table:table-cell>
          <table:table-cell table:style-name="ce15" office:value-type="float" office:value="174.895417431443" calcext:value-type="float">
            <text:p>174,895</text:p>
          </table:table-cell>
          <table:table-cell table:style-name="ce15" office:value-type="float" office:value="71" calcext:value-type="float">
            <text:p>71,000</text:p>
          </table:table-cell>
          <table:table-cell table:style-name="ce15" office:value-type="float" office:value="31" calcext:value-type="float">
            <text:p>31,000</text:p>
          </table:table-cell>
          <table:table-cell table:style-name="ce5" office:value-type="float" office:value="193" calcext:value-type="float">
            <text:p>193</text:p>
          </table:table-cell>
          <table:table-cell table:style-name="ce18" table:formula="of:=([.B181]-[.$B$205])/[.$B$207]" office:value-type="float" office:value="-0.381693502914551" calcext:value-type="float">
            <text:p>-0,382</text:p>
          </table:table-cell>
          <table:table-cell table:style-name="ce18" table:formula="of:=([.C181]-[.$C$205])/[.$C$207]" office:value-type="float" office:value="0.726992494712719" calcext:value-type="float">
            <text:p>0,727</text:p>
          </table:table-cell>
          <table:table-cell table:style-name="ce18" table:formula="of:=([.D181]-[.$D$205])/[.$D$207]" office:value-type="float" office:value="-0.524006659230796" calcext:value-type="float">
            <text:p>-0,524</text:p>
          </table:table-cell>
          <table:table-cell table:style-name="ce20" table:formula="of:=[PCA.$B$228]*[.F181]+[PCA.$C$228] *[.G181]+[PCA.$D$228]*[.H181]" office:value-type="float" office:value="0.915275857860329" calcext:value-type="float">
            <text:p>0,915</text:p>
          </table:table-cell>
          <table:table-cell table:style-name="ce20" table:formula="of:=[PCA.$B$229]*[.F181]+[PCA.$C$229] *[.G181]+[PCA.$D$229]*[.H181]" office:value-type="float" office:value="-0.333254544493009" calcext:value-type="float">
            <text:p>-0,333</text:p>
          </table:table-cell>
          <table:table-cell table:style-name="ce31" table:formula="of:=[PCA.$B$230]*[.F181]+[PCA.$C$230] *[.G181]+[PCA.$D$230]*[.H181]" office:value-type="float" office:value="0.00181499492469001" calcext:value-type="float">
            <text:p>0,002</text:p>
          </table:table-cell>
          <table:table-cell table:number-columns-repeated="243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15" office:value-type="float" office:value="93.5358594281499" calcext:value-type="float">
            <text:p>93,536</text:p>
          </table:table-cell>
          <table:table-cell table:style-name="ce15" office:value-type="float" office:value="78" calcext:value-type="float">
            <text:p>78,000</text:p>
          </table:table-cell>
          <table:table-cell table:style-name="ce15" office:value-type="float" office:value="32" calcext:value-type="float">
            <text:p>32,000</text:p>
          </table:table-cell>
          <table:table-cell table:style-name="ce5" office:value-type="float" office:value="184" calcext:value-type="float">
            <text:p>184</text:p>
          </table:table-cell>
          <table:table-cell table:style-name="ce18" table:formula="of:=([.B182]-[.$B$205])/[.$B$207]" office:value-type="float" office:value="-0.872217170016946" calcext:value-type="float">
            <text:p>-0,872</text:p>
          </table:table-cell>
          <table:table-cell table:style-name="ce18" table:formula="of:=([.C182]-[.$C$205])/[.$C$207]" office:value-type="float" office:value="0.986301919578403" calcext:value-type="float">
            <text:p>0,986</text:p>
          </table:table-cell>
          <table:table-cell table:style-name="ce18" table:formula="of:=([.D182]-[.$D$205])/[.$D$207]" office:value-type="float" office:value="-0.486158579835289" calcext:value-type="float">
            <text:p>-0,486</text:p>
          </table:table-cell>
          <table:table-cell table:style-name="ce20" table:formula="of:=[PCA.$B$228]*[.F182]+[PCA.$C$228] *[.G182]+[PCA.$D$228]*[.H182]" office:value-type="float" office:value="1.30921258244511" calcext:value-type="float">
            <text:p>1,309</text:p>
          </table:table-cell>
          <table:table-cell table:style-name="ce20" table:formula="of:=[PCA.$B$229]*[.F182]+[PCA.$C$229] *[.G182]+[PCA.$D$229]*[.H182]" office:value-type="float" office:value="-0.317173141745216" calcext:value-type="float">
            <text:p>-0,317</text:p>
          </table:table-cell>
          <table:table-cell table:style-name="ce31" table:formula="of:=[PCA.$B$230]*[.F182]+[PCA.$C$230] *[.G182]+[PCA.$D$230]*[.H182]" office:value-type="float" office:value="0.39404314661877" calcext:value-type="float">
            <text:p>0,394</text:p>
          </table:table-cell>
          <table:table-cell table:number-columns-repeated="243"/>
        </table:table-row>
        <table:table-row table:style-name="ro1">
          <table:table-cell table:style-name="ce5" office:value-type="float" office:value="181" calcext:value-type="float">
            <text:p>181</text:p>
          </table:table-cell>
          <table:table-cell table:style-name="ce15" office:value-type="float" office:value="115.896694236048" calcext:value-type="float">
            <text:p>115,897</text:p>
          </table:table-cell>
          <table:table-cell table:style-name="ce15" office:value-type="float" office:value="63" calcext:value-type="float">
            <text:p>63,000</text:p>
          </table:table-cell>
          <table:table-cell table:style-name="ce15" office:value-type="float" office:value="34" calcext:value-type="float">
            <text:p>34,000</text:p>
          </table:table-cell>
          <table:table-cell table:style-name="ce5" office:value-type="float" office:value="119" calcext:value-type="float">
            <text:p>119</text:p>
          </table:table-cell>
          <table:table-cell table:style-name="ce18" table:formula="of:=([.B183]-[.$B$205])/[.$B$207]" office:value-type="float" office:value="-0.737401802792396" calcext:value-type="float">
            <text:p>-0,737</text:p>
          </table:table-cell>
          <table:table-cell table:style-name="ce18" table:formula="of:=([.C183]-[.$C$205])/[.$C$207]" office:value-type="float" office:value="0.430638866294796" calcext:value-type="float">
            <text:p>0,431</text:p>
          </table:table-cell>
          <table:table-cell table:style-name="ce18" table:formula="of:=([.D183]-[.$D$205])/[.$D$207]" office:value-type="float" office:value="-0.410462421044275" calcext:value-type="float">
            <text:p>-0,410</text:p>
          </table:table-cell>
          <table:table-cell table:style-name="ce20" table:formula="of:=[PCA.$B$228]*[.F183]+[PCA.$C$228] *[.G183]+[PCA.$D$228]*[.H183]" office:value-type="float" office:value="0.911090098186653" calcext:value-type="float">
            <text:p>0,911</text:p>
          </table:table-cell>
          <table:table-cell table:style-name="ce20" table:formula="of:=[PCA.$B$229]*[.F183]+[PCA.$C$229] *[.G183]+[PCA.$D$229]*[.H183]" office:value-type="float" office:value="0.0742147909869849" calcext:value-type="float">
            <text:p>0,074</text:p>
          </table:table-cell>
          <table:table-cell table:style-name="ce31" table:formula="of:=[PCA.$B$230]*[.F183]+[PCA.$C$230] *[.G183]+[PCA.$D$230]*[.H183]" office:value-type="float" office:value="0.249196279917198" calcext:value-type="float">
            <text:p>0,249</text:p>
          </table:table-cell>
          <table:table-cell table:number-columns-repeated="243"/>
        </table:table-row>
        <table:table-row table:style-name="ro1">
          <table:table-cell table:style-name="ce5" office:value-type="float" office:value="182" calcext:value-type="float">
            <text:p>182</text:p>
          </table:table-cell>
          <table:table-cell table:style-name="ce15" office:value-type="float" office:value="109.740026911279" calcext:value-type="float">
            <text:p>109,740</text:p>
          </table:table-cell>
          <table:table-cell table:style-name="ce15" office:value-type="float" office:value="66" calcext:value-type="float">
            <text:p>66,000</text:p>
          </table:table-cell>
          <table:table-cell table:style-name="ce15" office:value-type="float" office:value="32" calcext:value-type="float">
            <text:p>32,000</text:p>
          </table:table-cell>
          <table:table-cell table:style-name="ce5" office:value-type="float" office:value="55" calcext:value-type="float">
            <text:p>55</text:p>
          </table:table-cell>
          <table:table-cell table:style-name="ce18" table:formula="of:=([.B184]-[.$B$205])/[.$B$207]" office:value-type="float" office:value="-0.7745208716196" calcext:value-type="float">
            <text:p>-0,775</text:p>
          </table:table-cell>
          <table:table-cell table:style-name="ce18" table:formula="of:=([.C184]-[.$C$205])/[.$C$207]" office:value-type="float" office:value="0.541771476951517" calcext:value-type="float">
            <text:p>0,542</text:p>
          </table:table-cell>
          <table:table-cell table:style-name="ce18" table:formula="of:=([.D184]-[.$D$205])/[.$D$207]" office:value-type="float" office:value="-0.486158579835289" calcext:value-type="float">
            <text:p>-0,486</text:p>
          </table:table-cell>
          <table:table-cell table:style-name="ce20" table:formula="of:=[PCA.$B$228]*[.F184]+[PCA.$C$228] *[.G184]+[PCA.$D$228]*[.H184]" office:value-type="float" office:value="1.03552613889477" calcext:value-type="float">
            <text:p>1,036</text:p>
          </table:table-cell>
          <table:table-cell table:style-name="ce20" table:formula="of:=[PCA.$B$229]*[.F184]+[PCA.$C$229] *[.G184]+[PCA.$D$229]*[.H184]" office:value-type="float" office:value="0.0119482048498224" calcext:value-type="float">
            <text:p>0,012</text:p>
          </table:table-cell>
          <table:table-cell table:style-name="ce31" table:formula="of:=[PCA.$B$230]*[.F184]+[PCA.$C$230] *[.G184]+[PCA.$D$230]*[.H184]" office:value-type="float" office:value="0.23936021083662" calcext:value-type="float">
            <text:p>0,239</text:p>
          </table:table-cell>
          <table:table-cell table:number-columns-repeated="243"/>
        </table:table-row>
        <table:table-row table:style-name="ro1">
          <table:table-cell table:style-name="ce5" office:value-type="float" office:value="183" calcext:value-type="float">
            <text:p>183</text:p>
          </table:table-cell>
          <table:table-cell table:style-name="ce15" office:value-type="float" office:value="115.062994055627" calcext:value-type="float">
            <text:p>115,063</text:p>
          </table:table-cell>
          <table:table-cell table:style-name="ce15" office:value-type="float" office:value="69" calcext:value-type="float">
            <text:p>69,000</text:p>
          </table:table-cell>
          <table:table-cell table:style-name="ce15" office:value-type="float" office:value="30" calcext:value-type="float">
            <text:p>30,000</text:p>
          </table:table-cell>
          <table:table-cell table:style-name="ce5" office:value-type="float" office:value="36" calcext:value-type="float">
            <text:p>36</text:p>
          </table:table-cell>
          <table:table-cell table:style-name="ce18" table:formula="of:=([.B185]-[.$B$205])/[.$B$207]" office:value-type="float" office:value="-0.742428251802203" calcext:value-type="float">
            <text:p>-0,742</text:p>
          </table:table-cell>
          <table:table-cell table:style-name="ce18" table:formula="of:=([.C185]-[.$C$205])/[.$C$207]" office:value-type="float" office:value="0.652904087608238" calcext:value-type="float">
            <text:p>0,653</text:p>
          </table:table-cell>
          <table:table-cell table:style-name="ce18" table:formula="of:=([.D185]-[.$D$205])/[.$D$207]" office:value-type="float" office:value="-0.561854738626304" calcext:value-type="float">
            <text:p>-0,562</text:p>
          </table:table-cell>
          <table:table-cell table:style-name="ce20" table:formula="of:=[PCA.$B$228]*[.F185]+[PCA.$C$228] *[.G185]+[PCA.$D$228]*[.H185]" office:value-type="float" office:value="1.1186924954745" calcext:value-type="float">
            <text:p>1,119</text:p>
          </table:table-cell>
          <table:table-cell table:style-name="ce20" table:formula="of:=[PCA.$B$229]*[.F185]+[PCA.$C$229] *[.G185]+[PCA.$D$229]*[.H185]" office:value-type="float" office:value="-0.084630768049788" calcext:value-type="float">
            <text:p>-0,085</text:p>
          </table:table-cell>
          <table:table-cell table:style-name="ce31" table:formula="of:=[PCA.$B$230]*[.F185]+[PCA.$C$230] *[.G185]+[PCA.$D$230]*[.H185]" office:value-type="float" office:value="0.185823604699086" calcext:value-type="float">
            <text:p>0,186</text:p>
          </table:table-cell>
          <table:table-cell table:number-columns-repeated="243"/>
        </table:table-row>
        <table:table-row table:style-name="ro1">
          <table:table-cell table:style-name="ce5" office:value-type="float" office:value="184" calcext:value-type="float">
            <text:p>184</text:p>
          </table:table-cell>
          <table:table-cell table:style-name="ce15" office:value-type="float" office:value="120.285239821576" calcext:value-type="float">
            <text:p>120,285</text:p>
          </table:table-cell>
          <table:table-cell table:style-name="ce15" office:value-type="float" office:value="70" calcext:value-type="float">
            <text:p>70,000</text:p>
          </table:table-cell>
          <table:table-cell table:style-name="ce15" office:value-type="float" office:value="38" calcext:value-type="float">
            <text:p>38,000</text:p>
          </table:table-cell>
          <table:table-cell table:style-name="ce5" office:value-type="float" office:value="195" calcext:value-type="float">
            <text:p>195</text:p>
          </table:table-cell>
          <table:table-cell table:style-name="ce18" table:formula="of:=([.B186]-[.$B$205])/[.$B$207]" office:value-type="float" office:value="-0.710942889707198" calcext:value-type="float">
            <text:p>-0,711</text:p>
          </table:table-cell>
          <table:table-cell table:style-name="ce18" table:formula="of:=([.C186]-[.$C$205])/[.$C$207]" office:value-type="float" office:value="0.689948291160479" calcext:value-type="float">
            <text:p>0,690</text:p>
          </table:table-cell>
          <table:table-cell table:style-name="ce18" table:formula="of:=([.D186]-[.$D$205])/[.$D$207]" office:value-type="float" office:value="-0.259070103462246" calcext:value-type="float">
            <text:p>-0,259</text:p>
          </table:table-cell>
          <table:table-cell table:style-name="ce20" table:formula="of:=[PCA.$B$228]*[.F186]+[PCA.$C$228] *[.G186]+[PCA.$D$228]*[.H186]" office:value-type="float" office:value="0.924092465983504" calcext:value-type="float">
            <text:p>0,924</text:p>
          </table:table-cell>
          <table:table-cell table:style-name="ce20" table:formula="of:=[PCA.$B$229]*[.F186]+[PCA.$C$229] *[.G186]+[PCA.$D$229]*[.H186]" office:value-type="float" office:value="-0.186583210478806" calcext:value-type="float">
            <text:p>-0,187</text:p>
          </table:table-cell>
          <table:table-cell table:style-name="ce31" table:formula="of:=[PCA.$B$230]*[.F186]+[PCA.$C$230] *[.G186]+[PCA.$D$230]*[.H186]" office:value-type="float" office:value="0.399783272292863" calcext:value-type="float">
            <text:p>0,400</text:p>
          </table:table-cell>
          <table:table-cell table:number-columns-repeated="243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15" office:value-type="float" office:value="162.298233842632" calcext:value-type="float">
            <text:p>162,298</text:p>
          </table:table-cell>
          <table:table-cell table:style-name="ce15" office:value-type="float" office:value="68" calcext:value-type="float">
            <text:p>68,000</text:p>
          </table:table-cell>
          <table:table-cell table:style-name="ce15" office:value-type="float" office:value="33" calcext:value-type="float">
            <text:p>33,000</text:p>
          </table:table-cell>
          <table:table-cell table:style-name="ce5" office:value-type="float" office:value="197" calcext:value-type="float">
            <text:p>197</text:p>
          </table:table-cell>
          <table:table-cell table:style-name="ce18" table:formula="of:=([.B187]-[.$B$205])/[.$B$207]" office:value-type="float" office:value="-0.457642989868445" calcext:value-type="float">
            <text:p>-0,458</text:p>
          </table:table-cell>
          <table:table-cell table:style-name="ce18" table:formula="of:=([.C187]-[.$C$205])/[.$C$207]" office:value-type="float" office:value="0.615859884055998" calcext:value-type="float">
            <text:p>0,616</text:p>
          </table:table-cell>
          <table:table-cell table:style-name="ce18" table:formula="of:=([.D187]-[.$D$205])/[.$D$207]" office:value-type="float" office:value="-0.448310500439782" calcext:value-type="float">
            <text:p>-0,448</text:p>
          </table:table-cell>
          <table:table-cell table:style-name="ce20" table:formula="of:=[PCA.$B$228]*[.F187]+[PCA.$C$228] *[.G187]+[PCA.$D$228]*[.H187]" office:value-type="float" office:value="0.858260561730482" calcext:value-type="float">
            <text:p>0,858</text:p>
          </table:table-cell>
          <table:table-cell table:style-name="ce20" table:formula="of:=[PCA.$B$229]*[.F187]+[PCA.$C$229] *[.G187]+[PCA.$D$229]*[.H187]" office:value-type="float" office:value="-0.214933091141809" calcext:value-type="float">
            <text:p>-0,215</text:p>
          </table:table-cell>
          <table:table-cell table:style-name="ce31" table:formula="of:=[PCA.$B$230]*[.F187]+[PCA.$C$230] *[.G187]+[PCA.$D$230]*[.H187]" office:value-type="float" office:value="0.0830430023996764" calcext:value-type="float">
            <text:p>0,083</text:p>
          </table:table-cell>
          <table:table-cell table:number-columns-repeated="243"/>
        </table:table-row>
        <table:table-row table:style-name="ro1">
          <table:table-cell table:style-name="ce5" office:value-type="float" office:value="186" calcext:value-type="float">
            <text:p>186</text:p>
          </table:table-cell>
          <table:table-cell table:style-name="ce15" office:value-type="float" office:value="165.667085963869" calcext:value-type="float">
            <text:p>165,667</text:p>
          </table:table-cell>
          <table:table-cell table:style-name="ce15" office:value-type="float" office:value="63" calcext:value-type="float">
            <text:p>63,000</text:p>
          </table:table-cell>
          <table:table-cell table:style-name="ce15" office:value-type="float" office:value="36" calcext:value-type="float">
            <text:p>36,000</text:p>
          </table:table-cell>
          <table:table-cell table:style-name="ce5" office:value-type="float" office:value="97" calcext:value-type="float">
            <text:p>97</text:p>
          </table:table-cell>
          <table:table-cell table:style-name="ce18" table:formula="of:=([.B188]-[.$B$205])/[.$B$207]" office:value-type="float" office:value="-0.437331895056844" calcext:value-type="float">
            <text:p>-0,437</text:p>
          </table:table-cell>
          <table:table-cell table:style-name="ce18" table:formula="of:=([.C188]-[.$C$205])/[.$C$207]" office:value-type="float" office:value="0.430638866294796" calcext:value-type="float">
            <text:p>0,431</text:p>
          </table:table-cell>
          <table:table-cell table:style-name="ce18" table:formula="of:=([.D188]-[.$D$205])/[.$D$207]" office:value-type="float" office:value="-0.334766262253261" calcext:value-type="float">
            <text:p>-0,335</text:p>
          </table:table-cell>
          <table:table-cell table:style-name="ce20" table:formula="of:=[PCA.$B$228]*[.F188]+[PCA.$C$228] *[.G188]+[PCA.$D$228]*[.H188]" office:value-type="float" office:value="0.683719180189939" calcext:value-type="float">
            <text:p>0,684</text:p>
          </table:table-cell>
          <table:table-cell table:style-name="ce20" table:formula="of:=[PCA.$B$229]*[.F188]+[PCA.$C$229] *[.G188]+[PCA.$D$229]*[.H188]" office:value-type="float" office:value="-0.0882679466451814" calcext:value-type="float">
            <text:p>-0,088</text:p>
          </table:table-cell>
          <table:table-cell table:style-name="ce31" table:formula="of:=[PCA.$B$230]*[.F188]+[PCA.$C$230] *[.G188]+[PCA.$D$230]*[.H188]" office:value-type="float" office:value="0.116253413054907" calcext:value-type="float">
            <text:p>0,116</text:p>
          </table:table-cell>
          <table:table-cell table:number-columns-repeated="243"/>
        </table:table-row>
        <table:table-row table:style-name="ro1">
          <table:table-cell table:style-name="ce5" office:value-type="float" office:value="187" calcext:value-type="float">
            <text:p>187</text:p>
          </table:table-cell>
          <table:table-cell table:style-name="ce15" office:value-type="float" office:value="113.287488697185" calcext:value-type="float">
            <text:p>113,287</text:p>
          </table:table-cell>
          <table:table-cell table:style-name="ce15" office:value-type="float" office:value="66" calcext:value-type="float">
            <text:p>66,000</text:p>
          </table:table-cell>
          <table:table-cell table:style-name="ce15" office:value-type="float" office:value="37" calcext:value-type="float">
            <text:p>37,000</text:p>
          </table:table-cell>
          <table:table-cell table:style-name="ce5" office:value-type="float" office:value="75" calcext:value-type="float">
            <text:p>75</text:p>
          </table:table-cell>
          <table:table-cell table:style-name="ce18" table:formula="of:=([.B189]-[.$B$205])/[.$B$207]" office:value-type="float" office:value="-0.753132924009833" calcext:value-type="float">
            <text:p>-0,753</text:p>
          </table:table-cell>
          <table:table-cell table:style-name="ce18" table:formula="of:=([.C189]-[.$C$205])/[.$C$207]" office:value-type="float" office:value="0.541771476951517" calcext:value-type="float">
            <text:p>0,542</text:p>
          </table:table-cell>
          <table:table-cell table:style-name="ce18" table:formula="of:=([.D189]-[.$D$205])/[.$D$207]" office:value-type="float" office:value="-0.296918182857754" calcext:value-type="float">
            <text:p>-0,297</text:p>
          </table:table-cell>
          <table:table-cell table:style-name="ce20" table:formula="of:=[PCA.$B$228]*[.F189]+[PCA.$C$228] *[.G189]+[PCA.$D$228]*[.H189]" office:value-type="float" office:value="0.901661307537259" calcext:value-type="float">
            <text:p>0,902</text:p>
          </table:table-cell>
          <table:table-cell table:style-name="ce20" table:formula="of:=[PCA.$B$229]*[.F189]+[PCA.$C$229] *[.G189]+[PCA.$D$229]*[.H189]" office:value-type="float" office:value="-0.032955284490168" calcext:value-type="float">
            <text:p>-0,033</text:p>
          </table:table-cell>
          <table:table-cell table:style-name="ce31" table:formula="of:=[PCA.$B$230]*[.F189]+[PCA.$C$230] *[.G189]+[PCA.$D$230]*[.H189]" office:value-type="float" office:value="0.367161958067943" calcext:value-type="float">
            <text:p>0,367</text:p>
          </table:table-cell>
          <table:table-cell table:number-columns-repeated="243"/>
        </table:table-row>
        <table:table-row table:style-name="ro1">
          <table:table-cell table:style-name="ce5" office:value-type="float" office:value="188" calcext:value-type="float">
            <text:p>188</text:p>
          </table:table-cell>
          <table:table-cell table:style-name="ce15" office:value-type="float" office:value="131.561386130847" calcext:value-type="float">
            <text:p>131,561</text:p>
          </table:table-cell>
          <table:table-cell table:style-name="ce15" office:value-type="float" office:value="76" calcext:value-type="float">
            <text:p>76,000</text:p>
          </table:table-cell>
          <table:table-cell table:style-name="ce15" office:value-type="float" office:value="37" calcext:value-type="float">
            <text:p>37,000</text:p>
          </table:table-cell>
          <table:table-cell table:style-name="ce5" office:value-type="float" office:value="196" calcext:value-type="float">
            <text:p>196</text:p>
          </table:table-cell>
          <table:table-cell table:style-name="ce18" table:formula="of:=([.B190]-[.$B$205])/[.$B$207]" office:value-type="float" office:value="-0.642958048415621" calcext:value-type="float">
            <text:p>-0,643</text:p>
          </table:table-cell>
          <table:table-cell table:style-name="ce18" table:formula="of:=([.C190]-[.$C$205])/[.$C$207]" office:value-type="float" office:value="0.912213512473922" calcext:value-type="float">
            <text:p>0,912</text:p>
          </table:table-cell>
          <table:table-cell table:style-name="ce18" table:formula="of:=([.D190]-[.$D$205])/[.$D$207]" office:value-type="float" office:value="-0.296918182857754" calcext:value-type="float">
            <text:p>-0,297</text:p>
          </table:table-cell>
          <table:table-cell table:style-name="ce20" table:formula="of:=[PCA.$B$228]*[.F190]+[PCA.$C$228] *[.G190]+[PCA.$D$228]*[.H190]" office:value-type="float" office:value="1.01549259515934" calcext:value-type="float">
            <text:p>1,015</text:p>
          </table:table-cell>
          <table:table-cell table:style-name="ce20" table:formula="of:=[PCA.$B$229]*[.F190]+[PCA.$C$229] *[.G190]+[PCA.$D$229]*[.H190]" office:value-type="float" office:value="-0.402204967055176" calcext:value-type="float">
            <text:p>-0,402</text:p>
          </table:table-cell>
          <table:table-cell table:style-name="ce31" table:formula="of:=[PCA.$B$230]*[.F190]+[PCA.$C$230] *[.G190]+[PCA.$D$230]*[.H190]" office:value-type="float" office:value="0.375094686075648" calcext:value-type="float">
            <text:p>0,375</text:p>
          </table:table-cell>
          <table:table-cell table:number-columns-repeated="243"/>
        </table:table-row>
        <table:table-row table:style-name="ro1">
          <table:table-cell table:style-name="ce5" office:value-type="float" office:value="189" calcext:value-type="float">
            <text:p>189</text:p>
          </table:table-cell>
          <table:table-cell table:style-name="ce15" office:value-type="float" office:value="99.817061441537" calcext:value-type="float">
            <text:p>99,817</text:p>
          </table:table-cell>
          <table:table-cell table:style-name="ce15" office:value-type="float" office:value="63" calcext:value-type="float">
            <text:p>63,000</text:p>
          </table:table-cell>
          <table:table-cell table:style-name="ce15" office:value-type="float" office:value="31" calcext:value-type="float">
            <text:p>31,000</text:p>
          </table:table-cell>
          <table:table-cell table:style-name="ce5" office:value-type="float" office:value="198" calcext:value-type="float">
            <text:p>198</text:p>
          </table:table-cell>
          <table:table-cell table:style-name="ce18" table:formula="of:=([.B191]-[.$B$205])/[.$B$207]" office:value-type="float" office:value="-0.834347271002833" calcext:value-type="float">
            <text:p>-0,834</text:p>
          </table:table-cell>
          <table:table-cell table:style-name="ce18" table:formula="of:=([.C191]-[.$C$205])/[.$C$207]" office:value-type="float" office:value="0.430638866294796" calcext:value-type="float">
            <text:p>0,431</text:p>
          </table:table-cell>
          <table:table-cell table:style-name="ce18" table:formula="of:=([.D191]-[.$D$205])/[.$D$207]" office:value-type="float" office:value="-0.524006659230796" calcext:value-type="float">
            <text:p>-0,524</text:p>
          </table:table-cell>
          <table:table-cell table:style-name="ce20" table:formula="of:=[PCA.$B$228]*[.F191]+[PCA.$C$228] *[.G191]+[PCA.$D$228]*[.H191]" office:value-type="float" office:value="1.04156388577062" calcext:value-type="float">
            <text:p>1,042</text:p>
          </table:table-cell>
          <table:table-cell table:style-name="ce20" table:formula="of:=[PCA.$B$229]*[.F191]+[PCA.$C$229] *[.G191]+[PCA.$D$229]*[.H191]" office:value-type="float" office:value="0.142856596566775" calcext:value-type="float">
            <text:p>0,143</text:p>
          </table:table-cell>
          <table:table-cell table:style-name="ce31" table:formula="of:=[PCA.$B$230]*[.F191]+[PCA.$C$230] *[.G191]+[PCA.$D$230]*[.H191]" office:value-type="float" office:value="0.225624326584789" calcext:value-type="float">
            <text:p>0,226</text:p>
          </table:table-cell>
          <table:table-cell table:number-columns-repeated="243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15" office:value-type="float" office:value="142.618768455681" calcext:value-type="float">
            <text:p>142,619</text:p>
          </table:table-cell>
          <table:table-cell table:style-name="ce15" office:value-type="float" office:value="66" calcext:value-type="float">
            <text:p>66,000</text:p>
          </table:table-cell>
          <table:table-cell table:style-name="ce15" office:value-type="float" office:value="31" calcext:value-type="float">
            <text:p>31,000</text:p>
          </table:table-cell>
          <table:table-cell table:style-name="ce5" office:value-type="float" office:value="194" calcext:value-type="float">
            <text:p>194</text:p>
          </table:table-cell>
          <table:table-cell table:style-name="ce18" table:formula="of:=([.B192]-[.$B$205])/[.$B$207]" office:value-type="float" office:value="-0.57629215371753" calcext:value-type="float">
            <text:p>-0,576</text:p>
          </table:table-cell>
          <table:table-cell table:style-name="ce18" table:formula="of:=([.C192]-[.$C$205])/[.$C$207]" office:value-type="float" office:value="0.541771476951517" calcext:value-type="float">
            <text:p>0,542</text:p>
          </table:table-cell>
          <table:table-cell table:style-name="ce18" table:formula="of:=([.D192]-[.$D$205])/[.$D$207]" office:value-type="float" office:value="-0.524006659230796" calcext:value-type="float">
            <text:p>-0,524</text:p>
          </table:table-cell>
          <table:table-cell table:style-name="ce20" table:formula="of:=[PCA.$B$228]*[.F192]+[PCA.$C$228] *[.G192]+[PCA.$D$228]*[.H192]" office:value-type="float" office:value="0.941548239162855" calcext:value-type="float">
            <text:p>0,942</text:p>
          </table:table-cell>
          <table:table-cell table:style-name="ce20" table:formula="of:=[PCA.$B$229]*[.F192]+[PCA.$C$229] *[.G192]+[PCA.$D$229]*[.H192]" office:value-type="float" office:value="-0.0794656242507137" calcext:value-type="float">
            <text:p>-0,079</text:p>
          </table:table-cell>
          <table:table-cell table:style-name="ce31" table:formula="of:=[PCA.$B$230]*[.F192]+[PCA.$C$230] *[.G192]+[PCA.$D$230]*[.H192]" office:value-type="float" office:value="0.0859365688575972" calcext:value-type="float">
            <text:p>0,086</text:p>
          </table:table-cell>
          <table:table-cell table:number-columns-repeated="243"/>
        </table:table-row>
        <table:table-row table:style-name="ro1">
          <table:table-cell table:style-name="ce5" office:value-type="float" office:value="191" calcext:value-type="float">
            <text:p>191</text:p>
          </table:table-cell>
          <table:table-cell table:style-name="ce15" office:value-type="float" office:value="135.177536642093" calcext:value-type="float">
            <text:p>135,178</text:p>
          </table:table-cell>
          <table:table-cell table:style-name="ce15" office:value-type="float" office:value="66" calcext:value-type="float">
            <text:p>66,000</text:p>
          </table:table-cell>
          <table:table-cell table:style-name="ce15" office:value-type="float" office:value="37" calcext:value-type="float">
            <text:p>37,000</text:p>
          </table:table-cell>
          <table:table-cell table:style-name="ce5" office:value-type="float" office:value="56" calcext:value-type="float">
            <text:p>56</text:p>
          </table:table-cell>
          <table:table-cell table:style-name="ce18" table:formula="of:=([.B193]-[.$B$205])/[.$B$207]" office:value-type="float" office:value="-0.621155970662214" calcext:value-type="float">
            <text:p>-0,621</text:p>
          </table:table-cell>
          <table:table-cell table:style-name="ce18" table:formula="of:=([.C193]-[.$C$205])/[.$C$207]" office:value-type="float" office:value="0.541771476951517" calcext:value-type="float">
            <text:p>0,542</text:p>
          </table:table-cell>
          <table:table-cell table:style-name="ce18" table:formula="of:=([.D193]-[.$D$205])/[.$D$207]" office:value-type="float" office:value="-0.296918182857754" calcext:value-type="float">
            <text:p>-0,297</text:p>
          </table:table-cell>
          <table:table-cell table:style-name="ce20" table:formula="of:=[PCA.$B$228]*[.F193]+[PCA.$C$228] *[.G193]+[PCA.$D$228]*[.H193]" office:value-type="float" office:value="0.822965825841234" calcext:value-type="float">
            <text:p>0,823</text:p>
          </table:table-cell>
          <table:table-cell table:style-name="ce20" table:formula="of:=[PCA.$B$229]*[.F193]+[PCA.$C$229] *[.G193]+[PCA.$D$229]*[.H193]" office:value-type="float" office:value="-0.0983841788817836" calcext:value-type="float">
            <text:p>-0,098</text:p>
          </table:table-cell>
          <table:table-cell table:style-name="ce31" table:formula="of:=[PCA.$B$230]*[.F193]+[PCA.$C$230] *[.G193]+[PCA.$D$230]*[.H193]" office:value-type="float" office:value="0.283831181816443" calcext:value-type="float">
            <text:p>0,284</text:p>
          </table:table-cell>
          <table:table-cell table:number-columns-repeated="243"/>
        </table:table-row>
        <table:table-row table:style-name="ro1">
          <table:table-cell table:style-name="ce5" office:value-type="float" office:value="192" calcext:value-type="float">
            <text:p>192</text:p>
          </table:table-cell>
          <table:table-cell table:style-name="ce15" office:value-type="float" office:value="117.338744016071" calcext:value-type="float">
            <text:p>117,339</text:p>
          </table:table-cell>
          <table:table-cell table:style-name="ce15" office:value-type="float" office:value="64" calcext:value-type="float">
            <text:p>64,000</text:p>
          </table:table-cell>
          <table:table-cell table:style-name="ce15" office:value-type="float" office:value="32" calcext:value-type="float">
            <text:p>32,000</text:p>
          </table:table-cell>
          <table:table-cell table:style-name="ce5" office:value-type="float" office:value="98" calcext:value-type="float">
            <text:p>98</text:p>
          </table:table-cell>
          <table:table-cell table:style-name="ce18" table:formula="of:=([.B194]-[.$B$205])/[.$B$207]" office:value-type="float" office:value="-0.728707562513799" calcext:value-type="float">
            <text:p>-0,729</text:p>
          </table:table-cell>
          <table:table-cell table:style-name="ce18" table:formula="of:=([.C194]-[.$C$205])/[.$C$207]" office:value-type="float" office:value="0.467683069847036" calcext:value-type="float">
            <text:p>0,468</text:p>
          </table:table-cell>
          <table:table-cell table:style-name="ce18" table:formula="of:=([.D194]-[.$D$205])/[.$D$207]" office:value-type="float" office:value="-0.486158579835289" calcext:value-type="float">
            <text:p>-0,486</text:p>
          </table:table-cell>
          <table:table-cell table:style-name="ce20" table:formula="of:=[PCA.$B$228]*[.F194]+[PCA.$C$228] *[.G194]+[PCA.$D$228]*[.H194]" office:value-type="float" office:value="0.972303170756309" calcext:value-type="float">
            <text:p>0,972</text:p>
          </table:table-cell>
          <table:table-cell table:style-name="ce20" table:formula="of:=[PCA.$B$229]*[.F194]+[PCA.$C$229] *[.G194]+[PCA.$D$229]*[.H194]" office:value-type="float" office:value="0.0521616759756143" calcext:value-type="float">
            <text:p>0,052</text:p>
          </table:table-cell>
          <table:table-cell table:style-name="ce31" table:formula="of:=[PCA.$B$230]*[.F194]+[PCA.$C$230] *[.G194]+[PCA.$D$230]*[.H194]" office:value-type="float" office:value="0.194933987182502" calcext:value-type="float">
            <text:p>0,195</text:p>
          </table:table-cell>
          <table:table-cell table:number-columns-repeated="243"/>
        </table:table-row>
        <table:table-row table:style-name="ro1">
          <table:table-cell table:style-name="ce5" office:value-type="float" office:value="193" calcext:value-type="float">
            <text:p>193</text:p>
          </table:table-cell>
          <table:table-cell table:style-name="ce15" office:value-type="float" office:value="107.68607631597" calcext:value-type="float">
            <text:p>107,686</text:p>
          </table:table-cell>
          <table:table-cell table:style-name="ce15" office:value-type="float" office:value="72" calcext:value-type="float">
            <text:p>72,000</text:p>
          </table:table-cell>
          <table:table-cell table:style-name="ce15" office:value-type="float" office:value="39" calcext:value-type="float">
            <text:p>39,000</text:p>
          </table:table-cell>
          <table:table-cell table:style-name="ce5" office:value-type="float" office:value="199" calcext:value-type="float">
            <text:p>199</text:p>
          </table:table-cell>
          <table:table-cell table:style-name="ce18" table:formula="of:=([.B195]-[.$B$205])/[.$B$207]" office:value-type="float" office:value="-0.786904313747166" calcext:value-type="float">
            <text:p>-0,787</text:p>
          </table:table-cell>
          <table:table-cell table:style-name="ce18" table:formula="of:=([.C195]-[.$C$205])/[.$C$207]" office:value-type="float" office:value="0.76403669826496" calcext:value-type="float">
            <text:p>0,764</text:p>
          </table:table-cell>
          <table:table-cell table:style-name="ce18" table:formula="of:=([.D195]-[.$D$205])/[.$D$207]" office:value-type="float" office:value="-0.221222024066739" calcext:value-type="float">
            <text:p>-0,221</text:p>
          </table:table-cell>
          <table:table-cell table:style-name="ce20" table:formula="of:=[PCA.$B$228]*[.F195]+[PCA.$C$228] *[.G195]+[PCA.$D$228]*[.H195]" office:value-type="float" office:value="0.981069895754963" calcext:value-type="float">
            <text:p>0,981</text:p>
          </table:table-cell>
          <table:table-cell table:style-name="ce20" table:formula="of:=[PCA.$B$229]*[.F195]+[PCA.$C$229] *[.G195]+[PCA.$D$229]*[.H195]" office:value-type="float" office:value="-0.21871049223143" calcext:value-type="float">
            <text:p>-0,219</text:p>
          </table:table-cell>
          <table:table-cell table:style-name="ce31" table:formula="of:=[PCA.$B$230]*[.F195]+[PCA.$C$230] *[.G195]+[PCA.$D$230]*[.H195]" office:value-type="float" office:value="0.491506372889658" calcext:value-type="float">
            <text:p>0,492</text:p>
          </table:table-cell>
          <table:table-cell table:number-columns-repeated="243"/>
        </table:table-row>
        <table:table-row table:style-name="ro1">
          <table:table-cell table:style-name="ce5" office:value-type="float" office:value="194" calcext:value-type="float">
            <text:p>194</text:p>
          </table:table-cell>
          <table:table-cell table:style-name="ce15" office:value-type="float" office:value="95.135476986795" calcext:value-type="float">
            <text:p>95,135</text:p>
          </table:table-cell>
          <table:table-cell table:style-name="ce15" office:value-type="float" office:value="78" calcext:value-type="float">
            <text:p>78,000</text:p>
          </table:table-cell>
          <table:table-cell table:style-name="ce15" office:value-type="float" office:value="43" calcext:value-type="float">
            <text:p>43,000</text:p>
          </table:table-cell>
          <table:table-cell table:style-name="ce5" office:value-type="float" office:value="16" calcext:value-type="float">
            <text:p>16</text:p>
          </table:table-cell>
          <table:table-cell table:style-name="ce18" table:formula="of:=([.B196]-[.$B$205])/[.$B$207]" office:value-type="float" office:value="-0.862572940253601" calcext:value-type="float">
            <text:p>-0,863</text:p>
          </table:table-cell>
          <table:table-cell table:style-name="ce18" table:formula="of:=([.C196]-[.$C$205])/[.$C$207]" office:value-type="float" office:value="0.986301919578403" calcext:value-type="float">
            <text:p>0,986</text:p>
          </table:table-cell>
          <table:table-cell table:style-name="ce18" table:formula="of:=([.D196]-[.$D$205])/[.$D$207]" office:value-type="float" office:value="-0.0698297064847107" calcext:value-type="float">
            <text:p>-0,070</text:p>
          </table:table-cell>
          <table:table-cell table:style-name="ce20" table:formula="of:=[PCA.$B$228]*[.F196]+[PCA.$C$228] *[.G196]+[PCA.$D$228]*[.H196]" office:value-type="float" office:value="1.03701641883548" calcext:value-type="float">
            <text:p>1,037</text:p>
          </table:table-cell>
          <table:table-cell table:style-name="ce20" table:formula="of:=[PCA.$B$229]*[.F196]+[PCA.$C$229] *[.G196]+[PCA.$D$229]*[.H196]" office:value-type="float" office:value="-0.397414806045231" calcext:value-type="float">
            <text:p>-0,397</text:p>
          </table:table-cell>
          <table:table-cell table:style-name="ce31" table:formula="of:=[PCA.$B$230]*[.F196]+[PCA.$C$230] *[.G196]+[PCA.$D$230]*[.H196]" office:value-type="float" office:value="0.698827343757899" calcext:value-type="float">
            <text:p>0,699</text:p>
          </table:table-cell>
          <table:table-cell table:number-columns-repeated="243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15" office:value-type="float" office:value="172.812068368838" calcext:value-type="float">
            <text:p>172,812</text:p>
          </table:table-cell>
          <table:table-cell table:style-name="ce15" office:value-type="float" office:value="71" calcext:value-type="float">
            <text:p>71,000</text:p>
          </table:table-cell>
          <table:table-cell table:style-name="ce15" office:value-type="float" office:value="40" calcext:value-type="float">
            <text:p>40,000</text:p>
          </table:table-cell>
          <table:table-cell table:style-name="ce5" office:value-type="float" office:value="200" calcext:value-type="float">
            <text:p>200</text:p>
          </table:table-cell>
          <table:table-cell table:style-name="ce18" table:formula="of:=([.B197]-[.$B$205])/[.$B$207]" office:value-type="float" office:value="-0.394254190891764" calcext:value-type="float">
            <text:p>-0,394</text:p>
          </table:table-cell>
          <table:table-cell table:style-name="ce18" table:formula="of:=([.C197]-[.$C$205])/[.$C$207]" office:value-type="float" office:value="0.726992494712719" calcext:value-type="float">
            <text:p>0,727</text:p>
          </table:table-cell>
          <table:table-cell table:style-name="ce18" table:formula="of:=([.D197]-[.$D$205])/[.$D$207]" office:value-type="float" office:value="-0.183373944671232" calcext:value-type="float">
            <text:p>-0,183</text:p>
          </table:table-cell>
          <table:table-cell table:style-name="ce20" table:formula="of:=[PCA.$B$228]*[.F197]+[PCA.$C$228] *[.G197]+[PCA.$D$228]*[.H197]" office:value-type="float" office:value="0.704764720283211" calcext:value-type="float">
            <text:p>0,705</text:p>
          </table:table-cell>
          <table:table-cell table:style-name="ce20" table:formula="of:=[PCA.$B$229]*[.F197]+[PCA.$C$229] *[.G197]+[PCA.$D$229]*[.H197]" office:value-type="float" office:value="-0.388767818600776" calcext:value-type="float">
            <text:p>-0,389</text:p>
          </table:table-cell>
          <table:table-cell table:style-name="ce31" table:formula="of:=[PCA.$B$230]*[.F197]+[PCA.$C$230] *[.G197]+[PCA.$D$230]*[.H197]" office:value-type="float" office:value="0.26409699278331" calcext:value-type="float">
            <text:p>0,264</text:p>
          </table:table-cell>
          <table:table-cell table:number-columns-repeated="243"/>
        </table:table-row>
        <table:table-row table:style-name="ro1">
          <table:table-cell table:style-name="ce5" office:value-type="float" office:value="196" calcext:value-type="float">
            <text:p>196</text:p>
          </table:table-cell>
          <table:table-cell table:style-name="ce15" office:value-type="float" office:value="179.784330110293" calcext:value-type="float">
            <text:p>179,784</text:p>
          </table:table-cell>
          <table:table-cell table:style-name="ce15" office:value-type="float" office:value="74" calcext:value-type="float">
            <text:p>74,000</text:p>
          </table:table-cell>
          <table:table-cell table:style-name="ce15" office:value-type="float" office:value="38" calcext:value-type="float">
            <text:p>38,000</text:p>
          </table:table-cell>
          <table:table-cell table:style-name="ce5" office:value-type="float" office:value="120" calcext:value-type="float">
            <text:p>120</text:p>
          </table:table-cell>
          <table:table-cell table:style-name="ce18" table:formula="of:=([.B198]-[.$B$205])/[.$B$207]" office:value-type="float" office:value="-0.352217834238034" calcext:value-type="float">
            <text:p>-0,352</text:p>
          </table:table-cell>
          <table:table-cell table:style-name="ce18" table:formula="of:=([.C198]-[.$C$205])/[.$C$207]" office:value-type="float" office:value="0.838125105369441" calcext:value-type="float">
            <text:p>0,838</text:p>
          </table:table-cell>
          <table:table-cell table:style-name="ce18" table:formula="of:=([.D198]-[.$D$205])/[.$D$207]" office:value-type="float" office:value="-0.259070103462246" calcext:value-type="float">
            <text:p>-0,259</text:p>
          </table:table-cell>
          <table:table-cell table:style-name="ce20" table:formula="of:=[PCA.$B$228]*[.F198]+[PCA.$C$228] *[.G198]+[PCA.$D$228]*[.H198]" office:value-type="float" office:value="0.782001805574701" calcext:value-type="float">
            <text:p>0,782</text:p>
          </table:table-cell>
          <table:table-cell table:style-name="ce20" table:formula="of:=[PCA.$B$229]*[.F198]+[PCA.$C$229] *[.G198]+[PCA.$D$229]*[.H198]" office:value-type="float" office:value="-0.490276498474367" calcext:value-type="float">
            <text:p>-0,490</text:p>
          </table:table-cell>
          <table:table-cell table:style-name="ce31" table:formula="of:=[PCA.$B$230]*[.F198]+[PCA.$C$230] *[.G198]+[PCA.$D$230]*[.H198]" office:value-type="float" office:value="0.204281871432369" calcext:value-type="float">
            <text:p>0,204</text:p>
          </table:table-cell>
          <table:table-cell table:number-columns-repeated="243"/>
        </table:table-row>
        <table:table-row table:style-name="ro1">
          <table:table-cell table:style-name="ce5" office:value-type="float" office:value="197" calcext:value-type="float">
            <text:p>197</text:p>
          </table:table-cell>
          <table:table-cell table:style-name="ce15" office:value-type="float" office:value="143.841721345698" calcext:value-type="float">
            <text:p>143,842</text:p>
          </table:table-cell>
          <table:table-cell table:style-name="ce15" office:value-type="float" office:value="60" calcext:value-type="float">
            <text:p>60,000</text:p>
          </table:table-cell>
          <table:table-cell table:style-name="ce15" office:value-type="float" office:value="35" calcext:value-type="float">
            <text:p>35,000</text:p>
          </table:table-cell>
          <table:table-cell table:style-name="ce5" office:value-type="float" office:value="76" calcext:value-type="float">
            <text:p>76</text:p>
          </table:table-cell>
          <table:table-cell table:style-name="ce18" table:formula="of:=([.B199]-[.$B$205])/[.$B$207]" office:value-type="float" office:value="-0.568918867148294" calcext:value-type="float">
            <text:p>-0,569</text:p>
          </table:table-cell>
          <table:table-cell table:style-name="ce18" table:formula="of:=([.C199]-[.$C$205])/[.$C$207]" office:value-type="float" office:value="0.319506255638074" calcext:value-type="float">
            <text:p>0,320</text:p>
          </table:table-cell>
          <table:table-cell table:style-name="ce18" table:formula="of:=([.D199]-[.$D$205])/[.$D$207]" office:value-type="float" office:value="-0.372614341648768" calcext:value-type="float">
            <text:p>-0,373</text:p>
          </table:table-cell>
          <table:table-cell table:style-name="ce20" table:formula="of:=[PCA.$B$228]*[.F199]+[PCA.$C$228] *[.G199]+[PCA.$D$228]*[.H199]" office:value-type="float" office:value="0.7325464648814" calcext:value-type="float">
            <text:p>0,733</text:p>
          </table:table-cell>
          <table:table-cell table:style-name="ce20" table:formula="of:=[PCA.$B$229]*[.F199]+[PCA.$C$229] *[.G199]+[PCA.$D$229]*[.H199]" office:value-type="float" office:value="0.0782164665975973" calcext:value-type="float">
            <text:p>0,078</text:p>
          </table:table-cell>
          <table:table-cell table:style-name="ce31" table:formula="of:=[PCA.$B$230]*[.F199]+[PCA.$C$230] *[.G199]+[PCA.$D$230]*[.H199]" office:value-type="float" office:value="0.147827441453335" calcext:value-type="float">
            <text:p>0,148</text:p>
          </table:table-cell>
          <table:table-cell table:number-columns-repeated="243"/>
        </table:table-row>
        <table:table-row table:style-name="ro1">
          <table:table-cell table:style-name="ce5" office:value-type="float" office:value="198" calcext:value-type="float">
            <text:p>198</text:p>
          </table:table-cell>
          <table:table-cell table:style-name="ce15" office:value-type="float" office:value="139.367789870745" calcext:value-type="float">
            <text:p>139,368</text:p>
          </table:table-cell>
          <table:table-cell table:style-name="ce15" office:value-type="float" office:value="60" calcext:value-type="float">
            <text:p>60,000</text:p>
          </table:table-cell>
          <table:table-cell table:style-name="ce15" office:value-type="float" office:value="40" calcext:value-type="float">
            <text:p>40,000</text:p>
          </table:table-cell>
          <table:table-cell table:style-name="ce5" office:value-type="float" office:value="57" calcext:value-type="float">
            <text:p>57</text:p>
          </table:table-cell>
          <table:table-cell table:style-name="ce18" table:formula="of:=([.B200]-[.$B$205])/[.$B$207]" office:value-type="float" office:value="-0.595892578993803" calcext:value-type="float">
            <text:p>-0,596</text:p>
          </table:table-cell>
          <table:table-cell table:style-name="ce18" table:formula="of:=([.C200]-[.$C$205])/[.$C$207]" office:value-type="float" office:value="0.319506255638074" calcext:value-type="float">
            <text:p>0,320</text:p>
          </table:table-cell>
          <table:table-cell table:style-name="ce18" table:formula="of:=([.D200]-[.$D$205])/[.$D$207]" office:value-type="float" office:value="-0.183373944671232" calcext:value-type="float">
            <text:p>-0,183</text:p>
          </table:table-cell>
          <table:table-cell table:style-name="ce20" table:formula="of:=[PCA.$B$228]*[.F200]+[PCA.$C$228] *[.G200]+[PCA.$D$228]*[.H200]" office:value-type="float" office:value="0.627518820547204" calcext:value-type="float">
            <text:p>0,628</text:p>
          </table:table-cell>
          <table:table-cell table:style-name="ce20" table:formula="of:=[PCA.$B$229]*[.F200]+[PCA.$C$229] *[.G200]+[PCA.$D$229]*[.H200]" office:value-type="float" office:value="0.0572887535491543" calcext:value-type="float">
            <text:p>0,057</text:p>
          </table:table-cell>
          <table:table-cell table:style-name="ce31" table:formula="of:=[PCA.$B$230]*[.F200]+[PCA.$C$230] *[.G200]+[PCA.$D$230]*[.H200]" office:value-type="float" office:value="0.306164933911357" calcext:value-type="float">
            <text:p>0,306</text:p>
          </table:table-cell>
          <table:table-cell table:number-columns-repeated="243"/>
        </table:table-row>
        <table:table-row table:style-name="ro1">
          <table:table-cell table:style-name="ce5" office:value-type="float" office:value="199" calcext:value-type="float">
            <text:p>199</text:p>
          </table:table-cell>
          <table:table-cell table:style-name="ce15" office:value-type="float" office:value="136.997617948957" calcext:value-type="float">
            <text:p>136,998</text:p>
          </table:table-cell>
          <table:table-cell table:style-name="ce15" office:value-type="float" office:value="68" calcext:value-type="float">
            <text:p>68,000</text:p>
          </table:table-cell>
          <table:table-cell table:style-name="ce15" office:value-type="float" office:value="37" calcext:value-type="float">
            <text:p>37,000</text:p>
          </table:table-cell>
          <table:table-cell table:style-name="ce5" office:value-type="float" office:value="201" calcext:value-type="float">
            <text:p>201</text:p>
          </table:table-cell>
          <table:table-cell table:style-name="ce18" table:formula="of:=([.B201]-[.$B$205])/[.$B$207]" office:value-type="float" office:value="-0.610182546285557" calcext:value-type="float">
            <text:p>-0,610</text:p>
          </table:table-cell>
          <table:table-cell table:style-name="ce18" table:formula="of:=([.C201]-[.$C$205])/[.$C$207]" office:value-type="float" office:value="0.615859884055998" calcext:value-type="float">
            <text:p>0,616</text:p>
          </table:table-cell>
          <table:table-cell table:style-name="ce18" table:formula="of:=([.D201]-[.$D$205])/[.$D$207]" office:value-type="float" office:value="-0.296918182857754" calcext:value-type="float">
            <text:p>-0,297</text:p>
          </table:table-cell>
          <table:table-cell table:style-name="ce20" table:formula="of:=[PCA.$B$228]*[.F201]+[PCA.$C$228] *[.G201]+[PCA.$D$228]*[.H201]" office:value-type="float" office:value="0.852327886965302" calcext:value-type="float">
            <text:p>0,852</text:p>
          </table:table-cell>
          <table:table-cell table:style-name="ce20" table:formula="of:=[PCA.$B$229]*[.F201]+[PCA.$C$229] *[.G201]+[PCA.$D$229]*[.H201]" office:value-type="float" office:value="-0.16675024099884" calcext:value-type="float">
            <text:p>-0,167</text:p>
          </table:table-cell>
          <table:table-cell table:style-name="ce31" table:formula="of:=[PCA.$B$230]*[.F201]+[PCA.$C$230] *[.G201]+[PCA.$D$230]*[.H201]" office:value-type="float" office:value="0.292402034802802" calcext:value-type="float">
            <text:p>0,292</text:p>
          </table:table-cell>
          <table:table-cell table:number-columns-repeated="243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15" office:value-type="float" office:value="149.211323741108" calcext:value-type="float">
            <text:p>149,211</text:p>
          </table:table-cell>
          <table:table-cell table:style-name="ce15" office:value-type="float" office:value="69" calcext:value-type="float">
            <text:p>69,000</text:p>
          </table:table-cell>
          <table:table-cell table:style-name="ce15" office:value-type="float" office:value="38" calcext:value-type="float">
            <text:p>38,000</text:p>
          </table:table-cell>
          <table:table-cell table:style-name="ce5" office:value-type="float" office:value="17" calcext:value-type="float">
            <text:p>17</text:p>
          </table:table-cell>
          <table:table-cell table:style-name="ce18" table:formula="of:=([.B202]-[.$B$205])/[.$B$207]" office:value-type="float" office:value="-0.536545079451811" calcext:value-type="float">
            <text:p>-0,537</text:p>
          </table:table-cell>
          <table:table-cell table:style-name="ce18" table:formula="of:=([.C202]-[.$C$205])/[.$C$207]" office:value-type="float" office:value="0.652904087608238" calcext:value-type="float">
            <text:p>0,653</text:p>
          </table:table-cell>
          <table:table-cell table:style-name="ce18" table:formula="of:=([.D202]-[.$D$205])/[.$D$207]" office:value-type="float" office:value="-0.259070103462246" calcext:value-type="float">
            <text:p>-0,259</text:p>
          </table:table-cell>
          <table:table-cell table:style-name="ce20" table:formula="of:=[PCA.$B$228]*[.F202]+[PCA.$C$228] *[.G202]+[PCA.$D$228]*[.H202]" office:value-type="float" office:value="0.802149532609687" calcext:value-type="float">
            <text:p>0,802</text:p>
          </table:table-cell>
          <table:table-cell table:style-name="ce20" table:formula="of:=[PCA.$B$229]*[.F202]+[PCA.$C$229] *[.G202]+[PCA.$D$229]*[.H202]" office:value-type="float" office:value="-0.241579730266974" calcext:value-type="float">
            <text:p>-0,242</text:p>
          </table:table-cell>
          <table:table-cell table:style-name="ce31" table:formula="of:=[PCA.$B$230]*[.F202]+[PCA.$C$230] *[.G202]+[PCA.$D$230]*[.H202]" office:value-type="float" office:value="0.281918038790631" calcext:value-type="float">
            <text:p>0,282</text:p>
          </table:table-cell>
          <table:table-cell table:number-columns-repeated="243"/>
        </table:table-row>
        <table:table-row table:style-name="ro2">
          <table:table-cell table:style-name="ce6"/>
          <table:table-cell table:style-name="ce16" table:formula="of:=SUM([.B3:.B202])" office:value-type="float" office:value="47640.8230811588" calcext:value-type="float">
            <text:p>47640,823</text:p>
          </table:table-cell>
          <table:table-cell table:style-name="ce16" table:formula="of:=SUM([.C3:.C202])" office:value-type="float" office:value="10275" calcext:value-type="float">
            <text:p>10275,000</text:p>
          </table:table-cell>
          <table:table-cell table:style-name="ce16" table:formula="of:=SUM([.D3:.D202])" office:value-type="float" office:value="8969" calcext:value-type="float">
            <text:p>8969,000</text:p>
          </table:table-cell>
          <table:table-cell table:style-name="ce21" office:value-type="string" calcext:value-type="string">
            <text:p>-</text:p>
          </table:table-cell>
          <table:table-cell table:style-name="ce24" table:formula="of:=SUM([.F3:.F202])" office:value-type="float" office:value="-0.000000000000049515946898282" calcext:value-type="float">
            <text:p>0,000</text:p>
          </table:table-cell>
          <table:table-cell table:style-name="ce24" table:formula="of:=SUM([.G3:.G202])" office:value-type="float" office:value="-0.0000000000000217603712826531" calcext:value-type="float">
            <text:p>0,000</text:p>
          </table:table-cell>
          <table:table-cell table:style-name="ce24" table:formula="of:=SUM([.H3:.H202])" office:value-type="float" office:value="-8.65973959207622E-015" calcext:value-type="float">
            <text:p>0,000</text:p>
          </table:table-cell>
          <table:table-cell table:style-name="ce29" table:formula="of:=SUM([.I3:.I202])" office:value-type="float" office:value="0.000000000000017874590696465" calcext:value-type="float">
            <text:p>0,000</text:p>
          </table:table-cell>
          <table:table-cell table:style-name="ce29" table:formula="of:=SUM([.J3:.J202])" office:value-type="float" office:value="0.000000000000024535928844216" calcext:value-type="float">
            <text:p>0,000</text:p>
          </table:table-cell>
          <table:table-cell table:style-name="ce29" table:formula="of:=SUM([.K3:.K202])" office:value-type="float" office:value="0.0000000000000255351295663786" calcext:value-type="float">
            <text:p>0,000</text:p>
          </table:table-cell>
          <table:table-cell table:style-name="ce32" office:value-type="string" calcext:value-type="string">
            <text:p>Total y1:y3</text:p>
          </table:table-cell>
          <table:table-cell table:number-columns-repeated="242"/>
        </table:table-row>
        <table:table-row table:style-name="ro2">
          <table:table-cell table:style-name="ce7"/>
          <table:table-cell table:style-name="ce17" table:formula="of:=[somaquadrados.A202]" office:value-type="float" office:value="16822813.7955999" calcext:value-type="float">
            <text:p>16822813,796</text:p>
          </table:table-cell>
          <table:table-cell table:style-name="ce17" table:formula="of:=[somaquadrados.B202]" office:value-type="float" office:value="672893" calcext:value-type="float">
            <text:p>672893,000</text:p>
          </table:table-cell>
          <table:table-cell table:style-name="ce17" table:formula="of:=[somaquadrados.C202]" office:value-type="float" office:value="541135" calcext:value-type="float">
            <text:p>541135,000</text:p>
          </table:table-cell>
          <table:table-cell table:style-name="ce17" office:value-type="string" calcext:value-type="string">
            <text:p>-</text:p>
          </table:table-cell>
          <table:table-cell table:style-name="ce17" table:formula="of:=[somaquadrados.E202]" office:value-type="float" office:value="199" calcext:value-type="float">
            <text:p>199,000</text:p>
          </table:table-cell>
          <table:table-cell table:style-name="ce17" table:formula="of:=[somaquadrados.F202]" office:value-type="float" office:value="199" calcext:value-type="float">
            <text:p>199,000</text:p>
          </table:table-cell>
          <table:table-cell table:style-name="ce17" table:formula="of:=[somaquadrados.G202]" office:value-type="float" office:value="199" calcext:value-type="float">
            <text:p>199,000</text:p>
          </table:table-cell>
          <table:table-cell table:style-name="ce17" table:formula="of:=[somaquadrados.H202]" office:value-type="float" office:value="207.389598862766" calcext:value-type="float">
            <text:p>207,390</text:p>
          </table:table-cell>
          <table:table-cell table:style-name="ce17" table:formula="of:=[somaquadrados.I202]" office:value-type="float" office:value="348.107555840755" calcext:value-type="float">
            <text:p>348,108</text:p>
          </table:table-cell>
          <table:table-cell table:style-name="ce17" table:formula="of:=[somaquadrados.J202]" office:value-type="float" office:value="41.5032618944915" calcext:value-type="float">
            <text:p>41,503</text:p>
          </table:table-cell>
          <table:table-cell table:style-name="ce33" table:formula="of:=SUM([.I204:.K204])" office:value-type="float" office:value="597.000416598013" calcext:value-type="float">
            <text:p>597,000</text:p>
          </table:table-cell>
          <table:table-cell table:number-columns-repeated="242"/>
        </table:table-row>
        <table:table-row table:style-name="ro3">
          <table:table-cell table:style-name="ce8" office:value-type="string" calcext:value-type="string">
            <text:p>Média</text:p>
          </table:table-cell>
          <table:table-cell table:style-name="ce17" table:formula="of:=AVERAGE([.B3:.B202])" office:value-type="float" office:value="238.204115405794" calcext:value-type="float">
            <text:p>238,204</text:p>
          </table:table-cell>
          <table:table-cell table:style-name="ce17" table:formula="of:=AVERAGE([.C3:.C202])" office:value-type="float" office:value="51.375" calcext:value-type="float">
            <text:p>51,375</text:p>
          </table:table-cell>
          <table:table-cell table:style-name="ce17" table:formula="of:=AVERAGE([.D3:.D202])" office:value-type="float" office:value="44.845" calcext:value-type="float">
            <text:p>44,845</text:p>
          </table:table-cell>
          <table:table-cell table:style-name="ce17" office:value-type="string" calcext:value-type="string">
            <text:p>-</text:p>
          </table:table-cell>
          <table:table-cell table:style-name="ce17" table:formula="of:=AVERAGE([.F3:.F202])" office:value-type="float" office:value="-3.09752223870419E-016" calcext:value-type="float">
            <text:p>0,000</text:p>
          </table:table-cell>
          <table:table-cell table:style-name="ce17" table:formula="of:=AVERAGE([.G3:.G202])" office:value-type="float" office:value="-1.40998324127395E-016" calcext:value-type="float">
            <text:p>0,000</text:p>
          </table:table-cell>
          <table:table-cell table:style-name="ce17" table:formula="of:=AVERAGE([.H3:.H202])" office:value-type="float" office:value="6.43929354282591E-017" calcext:value-type="float">
            <text:p>0,000</text:p>
          </table:table-cell>
          <table:table-cell table:style-name="ce17" table:formula="of:=AVERAGE([.I3:.I202])" office:value-type="float" office:value="1.19348975147204E-016" calcext:value-type="float">
            <text:p>0,000</text:p>
          </table:table-cell>
          <table:table-cell table:style-name="ce17" table:formula="of:=AVERAGE([.J3:.J202])" office:value-type="float" office:value="1.72084568816899E-016" calcext:value-type="float">
            <text:p>0,000</text:p>
          </table:table-cell>
          <table:table-cell table:style-name="ce17" table:formula="of:=AVERAGE([.K3:.K202])" office:value-type="float" office:value="1.66533453693773E-016" calcext:value-type="float">
            <text:p>0,000</text:p>
          </table:table-cell>
          <table:table-cell table:style-name="ce34"/>
          <table:table-cell table:number-columns-repeated="242"/>
        </table:table-row>
        <table:table-row table:style-name="ro3">
          <table:table-cell table:style-name="ce8" office:value-type="string" calcext:value-type="string">
            <text:p>Variância</text:p>
          </table:table-cell>
          <table:table-cell table:style-name="ce17" table:formula="of:=VAR([.B3:.B202])" office:value-type="float" office:value="27510.4204841637" calcext:value-type="float">
            <text:p>27510,420</text:p>
          </table:table-cell>
          <table:table-cell table:style-name="ce17" table:formula="of:=VAR([.C2:.C202])" office:value-type="float" office:value="728.717964824121" calcext:value-type="float">
            <text:p>728,718</text:p>
          </table:table-cell>
          <table:table-cell table:style-name="ce17" table:formula="of:=VAR([.D2:.D202])" office:value-type="float" office:value="698.091432160804" calcext:value-type="float">
            <text:p>698,091</text:p>
          </table:table-cell>
          <table:table-cell table:style-name="ce17" office:value-type="string" calcext:value-type="string">
            <text:p>-</text:p>
          </table:table-cell>
          <table:table-cell table:style-name="ce17" table:formula="of:=VAR([.F2:.F202])" office:value-type="float" office:value="1" calcext:value-type="float">
            <text:p>1,000</text:p>
          </table:table-cell>
          <table:table-cell table:style-name="ce17" table:formula="of:=VAR([.G2:.G202])" office:value-type="float" office:value="1" calcext:value-type="float">
            <text:p>1,000</text:p>
          </table:table-cell>
          <table:table-cell table:style-name="ce17" table:formula="of:=VAR([.H2:.H202])" office:value-type="float" office:value="1" calcext:value-type="float">
            <text:p>1,000</text:p>
          </table:table-cell>
          <table:table-cell table:style-name="ce17" table:formula="of:=VAR([.I2:.I202])" office:value-type="float" office:value="1.04215878825511" calcext:value-type="float">
            <text:p>1,042</text:p>
          </table:table-cell>
          <table:table-cell table:style-name="ce17" table:formula="of:=VAR([.J2:.J202])" office:value-type="float" office:value="1.7492842002048" calcext:value-type="float">
            <text:p>1,749</text:p>
          </table:table-cell>
          <table:table-cell table:style-name="ce17" table:formula="of:=VAR([.K2:.K202])" office:value-type="float" office:value="0.208559104997445" calcext:value-type="float">
            <text:p>0,209</text:p>
          </table:table-cell>
          <table:table-cell table:number-columns-repeated="243"/>
        </table:table-row>
        <table:table-row table:style-name="ro3">
          <table:table-cell table:style-name="ce8" office:value-type="string" calcext:value-type="string">
            <text:p>Desvio Padrão</text:p>
          </table:table-cell>
          <table:table-cell table:style-name="ce17" table:formula="of:=STDEV([.B3:.B202])" office:value-type="float" office:value="165.862655483878" calcext:value-type="float">
            <text:p>165,863</text:p>
          </table:table-cell>
          <table:table-cell table:style-name="ce17" table:formula="of:=STDEV([.C3:.C202])" office:value-type="float" office:value="26.9947766211191" calcext:value-type="float">
            <text:p>26,995</text:p>
          </table:table-cell>
          <table:table-cell table:style-name="ce17" table:formula="of:=STDEV([.D3:.D202])" office:value-type="float" office:value="26.4214199497454" calcext:value-type="float">
            <text:p>26,421</text:p>
          </table:table-cell>
          <table:table-cell table:style-name="ce17" office:value-type="string" calcext:value-type="string">
            <text:p>-</text:p>
          </table:table-cell>
          <table:table-cell table:style-name="ce17" table:formula="of:=STDEV([.F3:.F202])" office:value-type="float" office:value="1" calcext:value-type="float">
            <text:p>1,000</text:p>
          </table:table-cell>
          <table:table-cell table:style-name="ce17" table:formula="of:=STDEV([.G3:.G202])" office:value-type="float" office:value="1" calcext:value-type="float">
            <text:p>1,000</text:p>
          </table:table-cell>
          <table:table-cell table:style-name="ce17" table:formula="of:=STDEV([.H3:.H202])" office:value-type="float" office:value="1" calcext:value-type="float">
            <text:p>1,000</text:p>
          </table:table-cell>
          <table:table-cell table:style-name="ce17" table:formula="of:=STDEV([.I3:.I202])" office:value-type="float" office:value="1.02086178704813" calcext:value-type="float">
            <text:p>1,021</text:p>
          </table:table-cell>
          <table:table-cell table:style-name="ce17" table:formula="of:=STDEV([.J3:.J202])" office:value-type="float" office:value="1.32260508096892" calcext:value-type="float">
            <text:p>1,323</text:p>
          </table:table-cell>
          <table:table-cell table:style-name="ce17" table:formula="of:=STDEV([.K3:.K202])" office:value-type="float" office:value="0.456682718084936" calcext:value-type="float">
            <text:p>0,457</text:p>
          </table:table-cell>
          <table:table-cell table:number-columns-repeated="243"/>
        </table:table-row>
        <table:table-row table:style-name="ro4">
          <table:table-cell table:style-name="ce8" office:value-type="string" calcext:value-type="string">
            <text:p>Coeficiente de Variação</text:p>
          </table:table-cell>
          <table:table-cell table:style-name="ce17" table:formula="of:=[.B207]/[.B205]" office:value-type="float" office:value="0.69630474352352" calcext:value-type="float">
            <text:p>0,696</text:p>
          </table:table-cell>
          <table:table-cell table:style-name="ce17" table:formula="of:=[.C207]/[.C205]" office:value-type="float" office:value="0.525445773647088" calcext:value-type="float">
            <text:p>0,525</text:p>
          </table:table-cell>
          <table:table-cell table:style-name="ce17" table:formula="of:=[.D207]/[.D205]" office:value-type="float" office:value="0.589172035895761" calcext:value-type="float">
            <text:p>0,589</text:p>
          </table:table-cell>
          <table:table-cell table:style-name="ce22"/>
          <table:table-cell table:style-name="ce25" office:value-type="string" calcext:value-type="string" table:number-columns-spanned="3" table:number-rows-spanned="1">
            <text:p>Porcentagem de cada fator</text:p>
          </table:table-cell>
          <table:covered-table-cell table:number-columns-repeated="2" table:style-name="ce23"/>
          <table:table-cell table:style-name="ce30" table:formula="of:=[.I204]/[.$L$204]" office:value-type="percentage" office:value="0.347386020339096" calcext:value-type="percentage">
            <text:p>34,74%</text:p>
          </table:table-cell>
          <table:table-cell table:style-name="ce30" table:formula="of:=[.J204]/[.$L$204]" office:value-type="percentage" office:value="0.583094326507232" calcext:value-type="percentage">
            <text:p>58,31%</text:p>
          </table:table-cell>
          <table:table-cell table:style-name="ce30" table:formula="of:=[.K204]/[.$L$204]" office:value-type="percentage" office:value="0.0695196531536719" calcext:value-type="percentage">
            <text:p>6,95%</text:p>
          </table:table-cell>
          <table:table-cell table:number-columns-repeated="243"/>
        </table:table-row>
        <table:table-row table:style-name="ro1">
          <table:table-cell table:style-name="ce7" office:value-type="string" calcext:value-type="string">
            <text:p>Valor Máximo</text:p>
          </table:table-cell>
          <table:table-cell table:style-name="ce17" table:formula="of:=MAX([.B3:.B202])" office:value-type="float" office:value="507.450031344355" calcext:value-type="float">
            <text:p>507,450</text:p>
          </table:table-cell>
          <table:table-cell table:style-name="ce17" table:formula="of:=MAX([.C3:.C202])" office:value-type="float" office:value="85" calcext:value-type="float">
            <text:p>85,000</text:p>
          </table:table-cell>
          <table:table-cell table:style-name="ce17" table:formula="of:=MAX([.D3:.D202])" office:value-type="float" office:value="92" calcext:value-type="float">
            <text:p>92,000</text:p>
          </table:table-cell>
          <table:table-cell table:style-name="ce22"/>
          <table:table-cell table:style-name="ce23" table:number-columns-repeated="6"/>
          <table:table-cell table:number-columns-repeated="243"/>
        </table:table-row>
        <table:table-row table:style-name="ro1">
          <table:table-cell table:style-name="ce7" office:value-type="string" calcext:value-type="string">
            <text:p>Valor Mínimo</text:p>
          </table:table-cell>
          <table:table-cell table:style-name="ce17" table:formula="of:=MIN([.B3:.B202])" office:value-type="float" office:value="23.596747213691" calcext:value-type="float">
            <text:p>23,597</text:p>
          </table:table-cell>
          <table:table-cell table:style-name="ce17" table:formula="of:=MIN([.C3:.C202])" office:value-type="float" office:value="5" calcext:value-type="float">
            <text:p>5,000</text:p>
          </table:table-cell>
          <table:table-cell table:style-name="ce17" table:formula="of:=MIN([.D3:.D202])" office:value-type="float" office:value="7" calcext:value-type="float">
            <text:p>7,000</text:p>
          </table:table-cell>
          <table:table-cell table:style-name="ce22"/>
          <table:table-cell table:style-name="ce23" table:number-columns-repeated="6"/>
          <table:table-cell table:number-columns-repeated="243"/>
        </table:table-row>
        <table:table-row table:style-name="ro1">
          <table:table-cell table:style-name="ce9" office:value-type="string" calcext:value-type="string">
            <text:p>Range</text:p>
          </table:table-cell>
          <table:table-cell table:style-name="ce18" table:formula="of:=[.B209]-[.B210]" office:value-type="float" office:value="483.853284130664" calcext:value-type="float">
            <text:p>483,853</text:p>
          </table:table-cell>
          <table:table-cell table:style-name="ce18" table:formula="of:=[.C209]-[.C210]" office:value-type="float" office:value="80" calcext:value-type="float">
            <text:p>80,000</text:p>
          </table:table-cell>
          <table:table-cell table:style-name="ce18" table:formula="of:=[.D209]-[.D210]" office:value-type="float" office:value="85" calcext:value-type="float">
            <text:p>85,000</text:p>
          </table:table-cell>
          <table:table-cell table:style-name="ce23" table:number-columns-repeated="7"/>
          <table:table-cell table:number-columns-repeated="243"/>
        </table:table-row>
        <table:table-row table:style-name="ro1">
          <table:table-cell table:style-name="ce10" office:value-type="string" calcext:value-type="string">
            <text:p>1º Quartil</text:p>
          </table:table-cell>
          <table:table-cell table:style-name="ce19" table:formula="of:=PERCENTILE([.B3:.B202];0.25)" office:value-type="float" office:value="104.439406223523" calcext:value-type="float">
            <text:p>104,439</text:p>
          </table:table-cell>
          <table:table-cell table:style-name="ce19" table:formula="of:=PERCENTILE([.C3:.C202];0.25)" office:value-type="float" office:value="33" calcext:value-type="float">
            <text:p>33,000</text:p>
          </table:table-cell>
          <table:table-cell table:style-name="ce19" table:formula="of:=PERCENTILE([.D3:.D202];0.25)" office:value-type="float" office:value="26.25" calcext:value-type="float">
            <text:p>26,250</text:p>
          </table:table-cell>
          <table:table-cell table:style-name="ce23" table:number-columns-repeated="7"/>
          <table:table-cell table:number-columns-repeated="243"/>
        </table:table-row>
        <table:table-row table:style-name="ro1">
          <table:table-cell table:style-name="ce10" office:value-type="string" calcext:value-type="string">
            <text:p>2º Quartil</text:p>
          </table:table-cell>
          <table:table-cell table:style-name="ce19" table:formula="of:=PERCENTILE([.B3:.B202];0.5)" office:value-type="float" office:value="151.624666692065" calcext:value-type="float">
            <text:p>151,625</text:p>
          </table:table-cell>
          <table:table-cell table:style-name="ce19" table:formula="of:=PERCENTILE([.C3:.C202];0.5)" office:value-type="float" office:value="63" calcext:value-type="float">
            <text:p>63,000</text:p>
          </table:table-cell>
          <table:table-cell table:style-name="ce19" table:formula="of:=PERCENTILE([.D3:.D202];0.5)" office:value-type="float" office:value="39" calcext:value-type="float">
            <text:p>39,000</text:p>
          </table:table-cell>
          <table:table-cell table:style-name="ce23" table:number-columns-repeated="7"/>
          <table:table-cell table:number-columns-repeated="243"/>
        </table:table-row>
        <table:table-row table:style-name="ro1">
          <table:table-cell table:style-name="ce10" office:value-type="string" calcext:value-type="string">
            <text:p>3º Quartil</text:p>
          </table:table-cell>
          <table:table-cell table:style-name="ce19" table:formula="of:=PERCENTILE([.B3:.B202];0.75)" office:value-type="float" office:value="418.05216495957" calcext:value-type="float">
            <text:p>418,052</text:p>
          </table:table-cell>
          <table:table-cell table:style-name="ce19" table:formula="of:=PERCENTILE([.C3:.C202];0.75)" office:value-type="float" office:value="72" calcext:value-type="float">
            <text:p>72,000</text:p>
          </table:table-cell>
          <table:table-cell table:style-name="ce19" table:formula="of:=PERCENTILE([.D3:.D202];0.75)" office:value-type="float" office:value="68" calcext:value-type="float">
            <text:p>68,000</text:p>
          </table:table-cell>
          <table:table-cell table:style-name="ce23" table:number-columns-repeated="7"/>
          <table:table-cell table:number-columns-repeated="243"/>
        </table:table-row>
        <table:table-row table:style-name="ro1">
          <table:table-cell table:style-name="ce10" office:value-type="string" calcext:value-type="string">
            <text:p>Mediana</text:p>
          </table:table-cell>
          <table:table-cell table:style-name="ce20" table:formula="of:=MEDIAN([.B3:.B202])" office:value-type="float" office:value="151.624666692065" calcext:value-type="float">
            <text:p>151,625</text:p>
          </table:table-cell>
          <table:table-cell table:style-name="ce20" table:formula="of:=MEDIAN([.C3:.C202])" office:value-type="float" office:value="63" calcext:value-type="float">
            <text:p>63,000</text:p>
          </table:table-cell>
          <table:table-cell table:style-name="ce20" table:formula="of:=MEDIAN([.D3:.D202])" office:value-type="float" office:value="39" calcext:value-type="float">
            <text:p>39,000</text:p>
          </table:table-cell>
          <table:table-cell table:style-name="ce23" table:number-columns-repeated="7"/>
          <table:table-cell table:number-columns-repeated="243"/>
        </table:table-row>
        <table:table-row table:style-name="ro1">
          <table:table-cell table:style-name="Default" table:number-columns-repeated="3"/>
          <table:table-cell table:number-columns-repeated="251"/>
        </table:table-row>
        <table:table-row table:style-name="ro1">
          <table:table-cell table:style-name="Default" office:value-type="string" calcext:value-type="string">
            <text:p>1/(n-1)</text:p>
          </table:table-cell>
          <table:table-cell table:style-name="Default" table:formula="of:=1/(200-1)" office:value-type="float" office:value="0.0050251256281407" calcext:value-type="float">
            <text:p>0,0050251256</text:p>
          </table:table-cell>
          <table:table-cell table:style-name="Default"/>
          <table:table-cell table:number-columns-repeated="251"/>
        </table:table-row>
        <table:table-row table:style-name="ro1" table:number-rows-repeated="4"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ce11" office:value-type="string" calcext:value-type="string">
            <text:p>Correlação R(cpu,d1,d2)</text:p>
          </table:table-cell>
          <table:table-cell table:style-name="Default" table:number-columns-repeated="2"/>
          <table:table-cell table:number-columns-repeated="251"/>
        </table:table-row>
        <table:table-row table:style-name="ro1" table:number-rows-repeated="4">
          <table:table-cell table:style-name="Default" table:number-columns-repeated="3"/>
          <table:table-cell table:number-columns-repeated="251"/>
        </table:table-row>
        <table:table-row table:style-name="ro1" table:number-rows-repeated="1048349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graficosHistograma" table:style-name="ta2">
        <office:forms form:automatic-focus="false" form:apply-design-mode="false"/>
        <table:shapes>
          <draw:frame draw:z-index="0" draw:style-name="gr1" draw:text-style-name="P1" svg:width="16.001cm" svg:height="9.012cm" svg:x="11.322cm" svg:y="0cm">
            <draw:object draw:notify-on-update-of-ranges="graficosHistograma.B2:graficosHistograma.B11 graficosHistograma.C2:graficosHistograma.C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.004cm" svg:height="9.012cm" svg:x="11.225cm" svg:y="10.207cm">
            <draw:object draw:notify-on-update-of-ranges="graficosHistograma.B21:graficosHistograma.B30 graficosHistograma.C21:graficosHistograma.C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.004cm" svg:height="9.012cm" svg:x="11.127cm" svg:y="20.673cm">
            <draw:object draw:notify-on-update-of-ranges="graficosHistograma.B42:graficosHistograma.B51 graficosHistograma.C42:graficosHistograma.C5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number-columns-repeated="2" table:default-cell-style-name="Default"/>
        <table:table-column table:style-name="co9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10" office:value-type="string" calcext:value-type="string">
            <text:p>Classes CPU</text:p>
          </table:table-cell>
          <table:table-cell table:style-name="ce9" office:value-type="string" calcext:value-type="string">
            <text:p>Frequência CPU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9" table:number-matrix-columns-spanned="1" table:number-matrix-rows-spanned="10" table:formula="of:=FREQUENCY([dados.B3:dados.B202];[graficosHistograma.B2:graficosHistograma.B10])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table:formula="of:=[graficosHistograma.B2]+49" office:value-type="float" office:value="124" calcext:value-type="float">
            <text:p>124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table:formula="of:=[graficosHistograma.B3]+48" office:value-type="float" office:value="172" calcext:value-type="float">
            <text:p>172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table:formula="of:=[graficosHistograma.B4]+48" office:value-type="float" office:value="220" calcext:value-type="float">
            <text:p>22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table:formula="of:=[graficosHistograma.B5]+48" office:value-type="float" office:value="268" calcext:value-type="float">
            <text:p>26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table:formula="of:=[graficosHistograma.B6]+48" office:value-type="float" office:value="316" calcext:value-type="float">
            <text:p>31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table:formula="of:=[graficosHistograma.B7]+48" office:value-type="float" office:value="364" calcext:value-type="float">
            <text:p>36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table:formula="of:=[graficosHistograma.B8]+48" office:value-type="float" office:value="412" calcext:value-type="float">
            <text:p>412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table:formula="of:=[graficosHistograma.B9]+48" office:value-type="float" office:value="460" calcext:value-type="float">
            <text:p>460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table:formula="of:=[graficosHistograma.B10]+48" office:value-type="float" office:value="508" calcext:value-type="float">
            <text:p>508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1"/>
        </table:table-row>
        <table:table-row table:style-name="ro1" table:number-rows-repeated="8">
          <table:table-cell table:number-columns-repeated="14"/>
        </table:table-row>
        <table:table-row table:style-name="ro1">
          <table:table-cell/>
          <table:table-cell office:value-type="string" calcext:value-type="string">
            <text:p>Classe Disco 1</text:p>
          </table:table-cell>
          <table:table-cell office:value-type="string" calcext:value-type="string">
            <text:p>Frequência Disco 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16" calcext:value-type="float">
            <text:p>16</text:p>
          </table:table-cell>
          <table:table-cell table:style-name="ce9" table:number-matrix-columns-spanned="1" table:number-matrix-rows-spanned="10" table:formula="of:=FREQUENCY([dados.C3:dados.C202];[graficosHistograma.B21:graficosHistograma.B29])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table:formula="of:=[.B21]+8" office:value-type="float" office:value="24" calcext:value-type="float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table:formula="of:=[.B22]+8" office:value-type="float" office:value="32" calcext:value-type="float">
            <text:p>3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table:formula="of:=[.B23]+8" office:value-type="float" office:value="40" calcext:value-type="float">
            <text:p>4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table:formula="of:=[.B24]+8" office:value-type="float" office:value="48" calcext:value-type="float">
            <text:p>48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table:formula="of:=[.B25]+8" office:value-type="float" office:value="56" calcext:value-type="float">
            <text:p>56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table:formula="of:=[.B26]+8" office:value-type="float" office:value="64" calcext:value-type="float">
            <text:p>64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table:formula="of:=[.B27]+8" office:value-type="float" office:value="72" calcext:value-type="float">
            <text:p>72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table:formula="of:=[.B28]+8" office:value-type="float" office:value="80" calcext:value-type="float">
            <text:p>80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table:formula="of:=[.B29]+8" office:value-type="float" office:value="88" calcext:value-type="float">
            <text:p>8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1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/>
          <table:table-cell office:value-type="string" calcext:value-type="string">
            <text:p>Classe Disco 2</text:p>
          </table:table-cell>
          <table:table-cell office:value-type="string" calcext:value-type="string">
            <text:p>Frequência Disco 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9" table:number-matrix-columns-spanned="1" table:number-matrix-rows-spanned="10" table:formula="of:=FREQUENCY([dados.D3:dados.D202];[graficosHistograma.B42:graficosHistograma.B50])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table:formula="of:=[.B42]+9" office:value-type="float" office:value="21" calcext:value-type="float">
            <text:p>2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table:formula="of:=[.B43]+9"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table:formula="of:=[.B44]+9" office:value-type="float" office:value="39" calcext:value-type="float">
            <text:p>39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table:formula="of:=[.B45]+9" office:value-type="float" office:value="48" calcext:value-type="float">
            <text:p>48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table:formula="of:=[.B46]+9" office:value-type="float" office:value="57" calcext:value-type="float">
            <text:p>57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table:formula="of:=[.B47]+9" office:value-type="float" office:value="66" calcext:value-type="float">
            <text:p>66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table:formula="of:=[.B48]+9" office:value-type="float" office:value="75" calcext:value-type="float">
            <text:p>75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table:formula="of:=[.B49]+9" office:value-type="float" office:value="84" calcext:value-type="float">
            <text:p>84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table:formula="of:=[.B50]+9" office:value-type="float" office:value="93" calcext:value-type="float">
            <text:p>93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1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3"/>
          <table:table-cell table:formula="of:=COM.MICROSOFT.F.DIST.RT( [dados.B3:dados.B202];1;1)" office:value-type="float" office:value="0.0329239403339185" calcext:value-type="float">
            <text:p>0,0329239403</text:p>
          </table:table-cell>
        </table:table-row>
        <table:table-row table:style-name="ro1" table:number-rows-repeated="104851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raficosBoxPlot" table:style-name="ta2">
        <office:forms form:automatic-focus="false" form:apply-design-mode="false"/>
        <table:shapes>
          <draw:frame draw:z-index="0" draw:style-name="gr1" draw:text-style-name="P1" svg:width="16.001cm" svg:height="8.979cm" svg:x="18.486cm" svg:y="2.972cm">
            <draw:object draw:notify-on-update-of-ranges="graficosBoxPlot.A8:graficosBoxPlot.A8 graficosBoxPlot.A9:graficosBoxPlot.A9 graficosBoxPlot.A12:graficosBoxPlot.A12 graficosBoxPlot.A10:graficosBoxPlot.A10 graficosBoxPlot.A11:graficosBoxPlot.A11 graficosBoxPlot.A12:graficosBoxPlot.A12 graficosBoxPlot.A12:graficosBoxPlot.A1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.98cm" svg:height="9.019cm" svg:x="18.421cm" svg:y="13.178cm">
            <draw:object draw:notify-on-update-of-ranges="graficosBoxPlot.B8:graficosBoxPlot.C8 graficosBoxPlot.B9:graficosBoxPlot.C9 graficosBoxPlot.B9:graficosBoxPlot.C9 graficosBoxPlot.B10:graficosBoxPlot.C10 graficosBoxPlot.B11:graficosBoxPlot.C11 graficosBoxPlot.B12:graficosBoxPlot.C12 graficosBoxPlot.B12:graficosBoxPlot.C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" table:default-cell-style-name="Default"/>
        <table:table-column table:style-name="co10" table:number-columns-repeated="2" table:default-cell-style-name="Default"/>
        <table:table-column table:style-name="co3" table:number-columns-repeated="5" table:default-cell-style-name="Default"/>
        <table:table-row table:style-name="ro6">
          <table:table-cell table:style-name="ce35"/>
          <table:table-cell table:style-name="ce7" office:value-type="string" calcext:value-type="string">
            <text:p>Valor Máximo</text:p>
          </table:table-cell>
          <table:table-cell table:style-name="ce10" office:value-type="string" calcext:value-type="string">
            <text:p>3º Quartil</text:p>
          </table:table-cell>
          <table:table-cell table:style-name="ce10" office:value-type="string" calcext:value-type="string">
            <text:p>Mediana</text:p>
          </table:table-cell>
          <table:table-cell table:style-name="ce10" office:value-type="string" calcext:value-type="string">
            <text:p>1º Quartil</text:p>
          </table:table-cell>
          <table:table-cell table:style-name="ce7" office:value-type="string" calcext:value-type="string">
            <text:p>Valor Mínimo</text:p>
          </table:table-cell>
          <table:table-cell table:style-name="ce8" office:value-type="string" calcext:value-type="string">
            <text:p>Desvio Padrão</text:p>
          </table:table-cell>
          <table:table-cell table:style-name="ce8" office:value-type="string" calcext:value-type="string">
            <text:p>Média</text:p>
          </table:table-cell>
        </table:table-row>
        <table:table-row table:style-name="ro1">
          <table:table-cell table:style-name="ce10" office:value-type="string" calcext:value-type="string">
            <text:p>CPU</text:p>
          </table:table-cell>
          <table:table-cell table:style-name="ce39" table:formula="of:=MAX([dados.B3:dados.B202])" office:value-type="float" office:value="507.450031344355" calcext:value-type="float">
            <text:p>507,45</text:p>
          </table:table-cell>
          <table:table-cell table:style-name="ce40" office:value-type="float" office:value="418.05216495957" calcext:value-type="float">
            <text:p>418,05</text:p>
          </table:table-cell>
          <table:table-cell table:style-name="ce41" office:value-type="float" office:value="151.624666692065" calcext:value-type="float">
            <text:p>151,62</text:p>
          </table:table-cell>
          <table:table-cell table:style-name="ce40" office:value-type="float" office:value="104.439406223523" calcext:value-type="float">
            <text:p>104,44</text:p>
          </table:table-cell>
          <table:table-cell table:style-name="ce39" table:formula="of:=MIN([dados.B3:dados.B202])" office:value-type="float" office:value="23.596747213691" calcext:value-type="float">
            <text:p>23,60</text:p>
          </table:table-cell>
          <table:table-cell table:style-name="ce39" office:value-type="float" office:value="165.862655483878" calcext:value-type="float">
            <text:p>165,86</text:p>
          </table:table-cell>
          <table:table-cell table:style-name="ce39" office:value-type="float" office:value="238.204115405794" calcext:value-type="float">
            <text:p>238,20</text:p>
          </table:table-cell>
        </table:table-row>
        <table:table-row table:style-name="ro1">
          <table:table-cell table:style-name="ce10" office:value-type="string" calcext:value-type="string">
            <text:p>DISCO 1</text:p>
          </table:table-cell>
          <table:table-cell table:style-name="ce39" table:formula="of:=MAX([dados.C3:dados.C202])" office:value-type="float" office:value="85" calcext:value-type="float">
            <text:p>85,00</text:p>
          </table:table-cell>
          <table:table-cell table:style-name="ce40" office:value-type="float" office:value="72" calcext:value-type="float">
            <text:p>72,00</text:p>
          </table:table-cell>
          <table:table-cell table:style-name="ce10" office:value-type="float" office:value="63" calcext:value-type="float">
            <text:p>63</text:p>
          </table:table-cell>
          <table:table-cell table:style-name="ce40" office:value-type="float" office:value="33" calcext:value-type="float">
            <text:p>33,00</text:p>
          </table:table-cell>
          <table:table-cell table:style-name="ce39" table:formula="of:=MIN([dados.C3:dados.C202])" office:value-type="float" office:value="5" calcext:value-type="float">
            <text:p>5,00</text:p>
          </table:table-cell>
          <table:table-cell table:style-name="ce39" office:value-type="float" office:value="26.9947766211191" calcext:value-type="float">
            <text:p>26,99</text:p>
          </table:table-cell>
          <table:table-cell table:style-name="ce39" office:value-type="float" office:value="51.375" calcext:value-type="float">
            <text:p>51,38</text:p>
          </table:table-cell>
        </table:table-row>
        <table:table-row table:style-name="ro1">
          <table:table-cell table:style-name="ce10" office:value-type="string" calcext:value-type="string">
            <text:p>DISCO 2</text:p>
          </table:table-cell>
          <table:table-cell table:style-name="ce39" table:formula="of:=MAX([dados.D3:dados.D202])" office:value-type="float" office:value="92" calcext:value-type="float">
            <text:p>92,00</text:p>
          </table:table-cell>
          <table:table-cell table:style-name="ce40" office:value-type="float" office:value="68" calcext:value-type="float">
            <text:p>68,00</text:p>
          </table:table-cell>
          <table:table-cell table:style-name="ce10" office:value-type="float" office:value="39" calcext:value-type="float">
            <text:p>39</text:p>
          </table:table-cell>
          <table:table-cell table:style-name="ce40" office:value-type="float" office:value="26.25" calcext:value-type="float">
            <text:p>26,25</text:p>
          </table:table-cell>
          <table:table-cell table:style-name="ce39" table:formula="of:=MIN([dados.D3:dados.D202])" office:value-type="float" office:value="7" calcext:value-type="float">
            <text:p>7,00</text:p>
          </table:table-cell>
          <table:table-cell table:style-name="ce39" office:value-type="float" office:value="26.4214199497454" calcext:value-type="float">
            <text:p>26,42</text:p>
          </table:table-cell>
          <table:table-cell table:style-name="ce39" office:value-type="float" office:value="44.845" calcext:value-type="float">
            <text:p>44,8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36" office:value-type="string" calcext:value-type="string" table:number-columns-spanned="3" table:number-rows-spanned="1">
            <text:p>Diferença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37" office:value-type="string" calcext:value-type="string">
            <text:p>CPU</text:p>
          </table:table-cell>
          <table:table-cell table:style-name="ce37" office:value-type="string" calcext:value-type="string">
            <text:p>Disco 1</text:p>
          </table:table-cell>
          <table:table-cell table:style-name="ce37" office:value-type="string" calcext:value-type="string">
            <text:p>Disco 2</text:p>
          </table:table-cell>
          <table:table-cell table:number-columns-repeated="5"/>
        </table:table-row>
        <table:table-row table:style-name="ro1">
          <table:table-cell table:style-name="ce38" table:formula="of:=[.F2]" office:value-type="float" office:value="23.596747213691" calcext:value-type="float">
            <text:p>23,60</text:p>
          </table:table-cell>
          <table:table-cell table:formula="of:=[.F3]" office:value-type="float" office:value="5" calcext:value-type="float">
            <text:p>5</text:p>
          </table:table-cell>
          <table:table-cell table:formula="of:=[.F4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38" table:formula="of:=[.E2]-[.F2]" office:value-type="float" office:value="80.842659009832" calcext:value-type="float">
            <text:p>80,84</text:p>
          </table:table-cell>
          <table:table-cell table:formula="of:=[.E3]-[.F3]" office:value-type="float" office:value="28" calcext:value-type="float">
            <text:p>28</text:p>
          </table:table-cell>
          <table:table-cell table:formula="of:=[.E4]-[.F4]" office:value-type="float" office:value="19.25" calcext:value-type="float">
            <text:p>19,25</text:p>
          </table:table-cell>
          <table:table-cell table:number-columns-repeated="5"/>
        </table:table-row>
        <table:table-row table:style-name="ro1">
          <table:table-cell table:style-name="ce38" table:formula="of:=[.D2]-[.E2]" office:value-type="float" office:value="47.185260468542" calcext:value-type="float">
            <text:p>47,19</text:p>
          </table:table-cell>
          <table:table-cell table:formula="of:=[.D3]-[.E3]" office:value-type="float" office:value="30" calcext:value-type="float">
            <text:p>30</text:p>
          </table:table-cell>
          <table:table-cell table:formula="of:=[.D4]-[.E4]" office:value-type="float" office:value="12.75" calcext:value-type="float">
            <text:p>12,75</text:p>
          </table:table-cell>
          <table:table-cell table:number-columns-repeated="5"/>
        </table:table-row>
        <table:table-row table:style-name="ro1">
          <table:table-cell table:style-name="ce38" table:formula="of:=[.C2]-[.D2]" office:value-type="float" office:value="266.427498267505" calcext:value-type="float">
            <text:p>266,43</text:p>
          </table:table-cell>
          <table:table-cell table:formula="of:=[.C3]-[.D3]" office:value-type="float" office:value="9" calcext:value-type="float">
            <text:p>9</text:p>
          </table:table-cell>
          <table:table-cell table:formula="of:=[.C4]-[.D4]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8" table:formula="of:=[.B2]-[.C2]" office:value-type="float" office:value="89.397866384785" calcext:value-type="float">
            <text:p>89,40</text:p>
          </table:table-cell>
          <table:table-cell table:formula="of:=[.B3]-[.C3]" office:value-type="float" office:value="13" calcext:value-type="float">
            <text:p>13</text:p>
          </table:table-cell>
          <table:table-cell table:formula="of:=[.B4]-[.C4]"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number-rows-repeated="188">
          <table:table-cell table:style-name="ce37" table:number-columns-repeated="2"/>
          <table:table-cell table:number-columns-repeated="6"/>
        </table:table-row>
        <table:table-row table:style-name="ro1" table:number-rows-repeated="10483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aficosCDF" table:style-name="ta2">
        <office:forms form:automatic-focus="false" form:apply-design-mode="false"/>
        <table:shapes>
          <draw:frame draw:z-index="0" draw:style-name="gr1" draw:text-style-name="P1" svg:width="15.999cm" svg:height="8.985cm" svg:x="11.54cm" svg:y="0.874cm">
            <draw:object draw:notify-on-update-of-ranges="graficosCDF.A2:graficosCDF.A201 graficosCDF.D2:graficosCDF.D20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77cm" svg:height="8.993cm" svg:x="11.531cm" svg:y="11.921cm">
            <draw:object draw:notify-on-update-of-ranges="graficosCDF.B2:graficosCDF.B201 graficosCDF.D2:graficosCDF.D20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.977cm" svg:height="8.993cm" svg:x="11.597cm" svg:y="22.305cm">
            <draw:object draw:notify-on-update-of-ranges="graficosCDF.C2:graficosCDF.C201 graficosCDF.D2:graficosCDF.D20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ce14"/>
        <table:table-column table:style-name="co11" table:default-cell-style-name="ce42"/>
        <table:table-column table:style-name="co3" table:default-cell-style-name="ce42"/>
        <table:table-column table:style-name="co3" table:default-cell-style-name="ce43"/>
        <table:table-row table:style-name="ro1">
          <table:table-cell table:style-name="ce13" office:value-type="string" calcext:value-type="string">
            <text:p>CPU</text:p>
          </table:table-cell>
          <table:table-cell table:style-name="ce13" office:value-type="string" calcext:value-type="string">
            <text:p>Disk 1</text:p>
          </table:table-cell>
          <table:table-cell table:style-name="ce13" office:value-type="string" calcext:value-type="string">
            <text:p>Disk 2</text:p>
          </table:table-cell>
          <table:table-cell table:style-name="ce35" office:value-type="string" calcext:value-type="string">
            <text:p>Frequência Atual</text:p>
          </table:table-cell>
        </table:table-row>
        <table:table-row table:style-name="ro1">
          <table:table-cell office:value-type="float" office:value="23.596747213691" calcext:value-type="float">
            <text:p>23,5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(1/200)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24.0466041112303" calcext:value-type="float">
            <text:p>24,0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1/200)+[graficosCDF.D2]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5.433156288096" calcext:value-type="float">
            <text:p>25,4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1/200)+[graficosCDF.D3]"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27.2097396592775" calcext:value-type="float">
            <text:p>27,2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1/200)+[graficosCDF.D4]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7.3335701378681" calcext:value-type="float">
            <text:p>27,3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1/200)+[graficosCDF.D5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33.8001572993351" calcext:value-type="float">
            <text:p>33,8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1/200)+[graficosCDF.D6]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35.4029990003648" calcext:value-type="float">
            <text:p>35,40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1/200)+[graficosCDF.D7]"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35.937323946791" calcext:value-type="float">
            <text:p>35,9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1/200)+[graficosCDF.D8]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39.7102598907976" calcext:value-type="float">
            <text:p>39,7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1/200)+[graficosCDF.D9]"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46.9775639575088" calcext:value-type="float">
            <text:p>46,9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1/200)+[graficosCDF.D10]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47.2682437847426" calcext:value-type="float">
            <text:p>47,26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1/200)+[graficosCDF.D11]"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47.3867644587026" calcext:value-type="float">
            <text:p>47,3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1/200)+[graficosCDF.D12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7.956307644264" calcext:value-type="float">
            <text:p>47,9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1/200)+[graficosCDF.D13]" office:value-type="float" office:value="0.065" calcext:value-type="float">
            <text:p>0,065</text:p>
          </table:table-cell>
        </table:table-row>
        <table:table-row table:style-name="ro1">
          <table:table-cell office:value-type="float" office:value="48.0138354345065" calcext:value-type="float">
            <text:p>48,0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1/200)+[graficosCDF.D14]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48.2109806937393" calcext:value-type="float">
            <text:p>48,2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(1/200)+[graficosCDF.D15]"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51.0619833252067" calcext:value-type="float">
            <text:p>51,06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(1/200)+[graficosCDF.D16]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51.2241504907796" calcext:value-type="float">
            <text:p>51,22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(1/200)+[graficosCDF.D17]" office:value-type="float" office:value="0.085" calcext:value-type="float">
            <text:p>0,085</text:p>
          </table:table-cell>
        </table:table-row>
        <table:table-row table:style-name="ro1">
          <table:table-cell office:value-type="float" office:value="54.3341447064803" calcext:value-type="float">
            <text:p>54,33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(1/200)+[graficosCDF.D18]"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58.7892611680157" calcext:value-type="float">
            <text:p>58,78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1/200)+[graficosCDF.D19]" office:value-type="float" office:value="0.095" calcext:value-type="float">
            <text:p>0,095</text:p>
          </table:table-cell>
        </table:table-row>
        <table:table-row table:style-name="ro1">
          <table:table-cell office:value-type="float" office:value="59.2543303931073" calcext:value-type="float">
            <text:p>59,25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1/200)+[graficosCDF.D2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9.7948512276925" calcext:value-type="float">
            <text:p>59,79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1/200)+[graficosCDF.D21]" office:value-type="float" office:value="0.105" calcext:value-type="float">
            <text:p>0,105</text:p>
          </table:table-cell>
        </table:table-row>
        <table:table-row table:style-name="ro1">
          <table:table-cell office:value-type="float" office:value="59.9029500883103" calcext:value-type="float">
            <text:p>59,90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1/200)+[graficosCDF.D22]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61.1151090787312" calcext:value-type="float">
            <text:p>61,1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1/200)+[graficosCDF.D23]" office:value-type="float" office:value="0.115" calcext:value-type="float">
            <text:p>0,115</text:p>
          </table:table-cell>
        </table:table-row>
        <table:table-row table:style-name="ro1">
          <table:table-cell office:value-type="float" office:value="64.3830412020161" calcext:value-type="float">
            <text:p>64,38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1/200)+[graficosCDF.D24]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65.6163572156787" calcext:value-type="float">
            <text:p>65,6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1/200)+[graficosCDF.D25]" office:value-type="float" office:value="0.125" calcext:value-type="float">
            <text:p>0,125</text:p>
          </table:table-cell>
        </table:table-row>
        <table:table-row table:style-name="ro1">
          <table:table-cell office:value-type="float" office:value="70.9001907696621" calcext:value-type="float">
            <text:p>70,9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1/200)+[graficosCDF.D26]"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71.041616219304" calcext:value-type="float">
            <text:p>71,04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1/200)+[graficosCDF.D27]" office:value-type="float" office:value="0.135" calcext:value-type="float">
            <text:p>0,135</text:p>
          </table:table-cell>
        </table:table-row>
        <table:table-row table:style-name="ro1">
          <table:table-cell office:value-type="float" office:value="71.7458281454168" calcext:value-type="float">
            <text:p>71,74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1/200)+[graficosCDF.D28]"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72.3010214858986" calcext:value-type="float">
            <text:p>72,30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1/200)+[graficosCDF.D29]" office:value-type="float" office:value="0.145" calcext:value-type="float">
            <text:p>0,145</text:p>
          </table:table-cell>
        </table:table-row>
        <table:table-row table:style-name="ro1">
          <table:table-cell office:value-type="float" office:value="72.452728317208" calcext:value-type="float">
            <text:p>72,45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1/200)+[graficosCDF.D30]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73.8873670105344" calcext:value-type="float">
            <text:p>73,88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(1/200)+[graficosCDF.D31]" office:value-type="float" office:value="0.155" calcext:value-type="float">
            <text:p>0,155</text:p>
          </table:table-cell>
        </table:table-row>
        <table:table-row table:style-name="ro1">
          <table:table-cell office:value-type="float" office:value="74.8862231885506" calcext:value-type="float">
            <text:p>74,88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(1/200)+[graficosCDF.D32]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75.2935908551612" calcext:value-type="float">
            <text:p>75,29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(1/200)+[graficosCDF.D33]" office:value-type="float" office:value="0.165" calcext:value-type="float">
            <text:p>0,165</text:p>
          </table:table-cell>
        </table:table-row>
        <table:table-row table:style-name="ro1">
          <table:table-cell office:value-type="float" office:value="76.0177415229842" calcext:value-type="float">
            <text:p>76,0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(1/200)+[graficosCDF.D34]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76.8892850826281" calcext:value-type="float">
            <text:p>76,88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(1/200)+[graficosCDF.D35]" office:value-type="float" office:value="0.175" calcext:value-type="float">
            <text:p>0,175</text:p>
          </table:table-cell>
        </table:table-row>
        <table:table-row table:style-name="ro1">
          <table:table-cell office:value-type="float" office:value="81.1905163428587" calcext:value-type="float">
            <text:p>81,19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(1/200)+[graficosCDF.D36]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83.1242774051303" calcext:value-type="float">
            <text:p>83,12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(1/200)+[graficosCDF.D37]" office:value-type="float" office:value="0.185" calcext:value-type="float">
            <text:p>0,185</text:p>
          </table:table-cell>
        </table:table-row>
        <table:table-row table:style-name="ro1">
          <table:table-cell office:value-type="float" office:value="85.0837497840673" calcext:value-type="float">
            <text:p>85,08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(1/200)+[graficosCDF.D38]"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86.3289028516333" calcext:value-type="float">
            <text:p>86,32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(1/200)+[graficosCDF.D39]"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87.9111425383554" calcext:value-type="float">
            <text:p>87,9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(1/200)+[graficosCDF.D40]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88.9691029177353" calcext:value-type="float">
            <text:p>88,96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(1/200)+[graficosCDF.D41]" office:value-type="float" office:value="0.205" calcext:value-type="float">
            <text:p>0,205</text:p>
          </table:table-cell>
        </table:table-row>
        <table:table-row table:style-name="ro1">
          <table:table-cell table:style-name="ce5" office:value-type="float" office:value="93.5358594281499" calcext:value-type="float">
            <text:p>93,535859428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(1/200)+[graficosCDF.D42]"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94.6256482282977" calcext:value-type="float">
            <text:p>94,6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(1/200)+[graficosCDF.D43]" office:value-type="float" office:value="0.215" calcext:value-type="float">
            <text:p>0,215</text:p>
          </table:table-cell>
        </table:table-row>
        <table:table-row table:style-name="ro1">
          <table:table-cell table:style-name="ce5" office:value-type="float" office:value="95.135476986795" calcext:value-type="float">
            <text:p>95,135476986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(1/200)+[graficosCDF.D44]" office:value-type="float" office:value="0.22" calcext:value-type="float">
            <text:p>0,22</text:p>
          </table:table-cell>
        </table:table-row>
        <table:table-row table:style-name="ro1">
          <table:table-cell table:style-name="ce5" office:value-type="float" office:value="96.9744343401564" calcext:value-type="float">
            <text:p>96,974434340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(1/200)+[graficosCDF.D45]" office:value-type="float" office:value="0.225" calcext:value-type="float">
            <text:p>0,225</text:p>
          </table:table-cell>
        </table:table-row>
        <table:table-row table:style-name="ro1">
          <table:table-cell table:style-name="ce5" office:value-type="float" office:value="97.9147394006727" calcext:value-type="float">
            <text:p>97,914739400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(1/200)+[graficosCDF.D46]" office:value-type="float" office:value="0.23" calcext:value-type="float">
            <text:p>0,23</text:p>
          </table:table-cell>
        </table:table-row>
        <table:table-row table:style-name="ro1">
          <table:table-cell table:style-name="ce5" office:value-type="float" office:value="99.817061441537" calcext:value-type="float">
            <text:p>99,81706144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(1/200)+[graficosCDF.D47]" office:value-type="float" office:value="0.235" calcext:value-type="float">
            <text:p>0,235</text:p>
          </table:table-cell>
        </table:table-row>
        <table:table-row table:style-name="ro1">
          <table:table-cell office:value-type="float" office:value="100.428171295614" calcext:value-type="float">
            <text:p>100,42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(1/200)+[graficosCDF.D48]" office:value-type="float" office:value="0.24" calcext:value-type="float">
            <text:p>0,24</text:p>
          </table:table-cell>
        </table:table-row>
        <table:table-row table:style-name="ro1">
          <table:table-cell table:style-name="ce5" office:value-type="float" office:value="100.513370487362" calcext:value-type="float">
            <text:p>100,513370487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(1/200)+[graficosCDF.D49]" office:value-type="float" office:value="0.245" calcext:value-type="float">
            <text:p>0,245</text:p>
          </table:table-cell>
        </table:table-row>
        <table:table-row table:style-name="ro1">
          <table:table-cell office:value-type="float" office:value="104.408536583164" calcext:value-type="float">
            <text:p>104,40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(1/200)+[graficosCDF.D50]" office:value-type="float" office:value="0.25" calcext:value-type="float">
            <text:p>0,25</text:p>
          </table:table-cell>
        </table:table-row>
        <table:table-row table:style-name="ro1">
          <table:table-cell table:style-name="ce5" office:value-type="float" office:value="104.449696103642" calcext:value-type="float">
            <text:p>104,4496961036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0" calcext:value-type="float">
            <text:p>30</text:p>
          </table:table-cell>
          <table:table-cell table:formula="of:=(1/200)+[graficosCDF.D51]" office:value-type="float" office:value="0.255" calcext:value-type="float">
            <text:p>0,255</text:p>
          </table:table-cell>
        </table:table-row>
        <table:table-row table:style-name="ro1">
          <table:table-cell table:style-name="ce5" office:value-type="float" office:value="107.579527672699" calcext:value-type="float">
            <text:p>107,5795276727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30" calcext:value-type="float">
            <text:p>30</text:p>
          </table:table-cell>
          <table:table-cell table:formula="of:=(1/200)+[graficosCDF.D52]" office:value-type="float" office:value="0.26" calcext:value-type="float">
            <text:p>0,26</text:p>
          </table:table-cell>
        </table:table-row>
        <table:table-row table:style-name="ro1">
          <table:table-cell table:style-name="ce5" office:value-type="float" office:value="107.68607631597" calcext:value-type="float">
            <text:p>107,686076316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31" calcext:value-type="float">
            <text:p>31</text:p>
          </table:table-cell>
          <table:table-cell table:formula="of:=(1/200)+[graficosCDF.D53]" office:value-type="float" office:value="0.265" calcext:value-type="float">
            <text:p>0,265</text:p>
          </table:table-cell>
        </table:table-row>
        <table:table-row table:style-name="ro1">
          <table:table-cell table:style-name="ce5" office:value-type="float" office:value="108.092665633931" calcext:value-type="float">
            <text:p>108,0926656339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31" calcext:value-type="float">
            <text:p>31</text:p>
          </table:table-cell>
          <table:table-cell table:formula="of:=(1/200)+[graficosCDF.D54]"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108.547678003002" calcext:value-type="float">
            <text:p>108,548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1" calcext:value-type="float">
            <text:p>31</text:p>
          </table:table-cell>
          <table:table-cell table:formula="of:=(1/200)+[graficosCDF.D55]" office:value-type="float" office:value="0.275" calcext:value-type="float">
            <text:p>0,275</text:p>
          </table:table-cell>
        </table:table-row>
        <table:table-row table:style-name="ro1">
          <table:table-cell table:style-name="ce5" office:value-type="float" office:value="109.24716801207" calcext:value-type="float">
            <text:p>109,2471680121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1" calcext:value-type="float">
            <text:p>31</text:p>
          </table:table-cell>
          <table:table-cell table:formula="of:=(1/200)+[graficosCDF.D56]" office:value-type="float" office:value="0.28" calcext:value-type="float">
            <text:p>0,28</text:p>
          </table:table-cell>
        </table:table-row>
        <table:table-row table:style-name="ro1">
          <table:table-cell table:style-name="ce5" office:value-type="float" office:value="109.525079681729" calcext:value-type="float">
            <text:p>109,5250796817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1" calcext:value-type="float">
            <text:p>31</text:p>
          </table:table-cell>
          <table:table-cell table:formula="of:=(1/200)+[graficosCDF.D57]" office:value-type="float" office:value="0.285" calcext:value-type="float">
            <text:p>0,285</text:p>
          </table:table-cell>
        </table:table-row>
        <table:table-row table:style-name="ro1">
          <table:table-cell table:style-name="ce5" office:value-type="float" office:value="109.740026911279" calcext:value-type="float">
            <text:p>109,7400269113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1" calcext:value-type="float">
            <text:p>31</text:p>
          </table:table-cell>
          <table:table-cell table:formula="of:=(1/200)+[graficosCDF.D58]" office:value-type="float" office:value="0.29" calcext:value-type="float">
            <text:p>0,29</text:p>
          </table:table-cell>
        </table:table-row>
        <table:table-row table:style-name="ro1">
          <table:table-cell table:style-name="ce5" office:value-type="float" office:value="110.18561223684" calcext:value-type="float">
            <text:p>110,1856122368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 table:formula="of:=(1/200)+[graficosCDF.D59]" office:value-type="float" office:value="0.295" calcext:value-type="float">
            <text:p>0,295</text:p>
          </table:table-cell>
        </table:table-row>
        <table:table-row table:style-name="ro1">
          <table:table-cell office:value-type="float" office:value="110.583259390505" calcext:value-type="float">
            <text:p>110,583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 table:formula="of:=(1/200)+[graficosCDF.D60]" office:value-type="float" office:value="0.3" calcext:value-type="float">
            <text:p>0,3</text:p>
          </table:table-cell>
        </table:table-row>
        <table:table-row table:style-name="ro1">
          <table:table-cell table:style-name="ce5" office:value-type="float" office:value="110.7161162557" calcext:value-type="float">
            <text:p>110,7161162557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 table:formula="of:=(1/200)+[graficosCDF.D61]" office:value-type="float" office:value="0.305" calcext:value-type="float">
            <text:p>0,305</text:p>
          </table:table-cell>
        </table:table-row>
        <table:table-row table:style-name="ro1">
          <table:table-cell office:value-type="float" office:value="111.799569180675" calcext:value-type="float">
            <text:p>111,8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 table:formula="of:=(1/200)+[graficosCDF.D62]" office:value-type="float" office:value="0.31" calcext:value-type="float">
            <text:p>0,31</text:p>
          </table:table-cell>
        </table:table-row>
        <table:table-row table:style-name="ro1">
          <table:table-cell table:style-name="ce5" office:value-type="float" office:value="113.287488697185" calcext:value-type="float">
            <text:p>113,2874886972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formula="of:=(1/200)+[graficosCDF.D63]" office:value-type="float" office:value="0.315" calcext:value-type="float">
            <text:p>0,315</text:p>
          </table:table-cell>
        </table:table-row>
        <table:table-row table:style-name="ro1">
          <table:table-cell table:style-name="ce5" office:value-type="float" office:value="115.062994055627" calcext:value-type="float">
            <text:p>115,0629940556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33" calcext:value-type="float">
            <text:p>33</text:p>
          </table:table-cell>
          <table:table-cell table:formula="of:=(1/200)+[graficosCDF.D64]" office:value-type="float" office:value="0.32" calcext:value-type="float">
            <text:p>0,32</text:p>
          </table:table-cell>
        </table:table-row>
        <table:table-row table:style-name="ro1">
          <table:table-cell table:style-name="ce5" office:value-type="float" office:value="115.290187844587" calcext:value-type="float">
            <text:p>115,2901878446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33" calcext:value-type="float">
            <text:p>33</text:p>
          </table:table-cell>
          <table:table-cell table:formula="of:=(1/200)+[graficosCDF.D65]" office:value-type="float" office:value="0.325" calcext:value-type="float">
            <text:p>0,325</text:p>
          </table:table-cell>
        </table:table-row>
        <table:table-row table:style-name="ro1">
          <table:table-cell table:style-name="ce5" office:value-type="float" office:value="115.896694236048" calcext:value-type="float">
            <text:p>115,896694236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33" calcext:value-type="float">
            <text:p>33</text:p>
          </table:table-cell>
          <table:table-cell table:formula="of:=(1/200)+[graficosCDF.D66]"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116.408547764595" calcext:value-type="float">
            <text:p>116,409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33" calcext:value-type="float">
            <text:p>33</text:p>
          </table:table-cell>
          <table:table-cell table:formula="of:=(1/200)+[graficosCDF.D67]" office:value-type="float" office:value="0.335" calcext:value-type="float">
            <text:p>0,335</text:p>
          </table:table-cell>
        </table:table-row>
        <table:table-row table:style-name="ro1">
          <table:table-cell office:value-type="float" office:value="116.824440249181" calcext:value-type="float">
            <text:p>116,824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33" calcext:value-type="float">
            <text:p>33</text:p>
          </table:table-cell>
          <table:table-cell table:formula="of:=(1/200)+[graficosCDF.D68]" office:value-type="float" office:value="0.34" calcext:value-type="float">
            <text:p>0,34</text:p>
          </table:table-cell>
        </table:table-row>
        <table:table-row table:style-name="ro1">
          <table:table-cell table:style-name="ce5" office:value-type="float" office:value="117.338744016071" calcext:value-type="float">
            <text:p>117,3387440161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33" calcext:value-type="float">
            <text:p>33</text:p>
          </table:table-cell>
          <table:table-cell table:formula="of:=(1/200)+[graficosCDF.D69]" office:value-type="float" office:value="0.345" calcext:value-type="float">
            <text:p>0,345</text:p>
          </table:table-cell>
        </table:table-row>
        <table:table-row table:style-name="ro1">
          <table:table-cell table:style-name="ce5" office:value-type="float" office:value="117.47260589588" calcext:value-type="float">
            <text:p>117,4726058959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33" calcext:value-type="float">
            <text:p>33</text:p>
          </table:table-cell>
          <table:table-cell table:formula="of:=(1/200)+[graficosCDF.D70]" office:value-type="float" office:value="0.35" calcext:value-type="float">
            <text:p>0,35</text:p>
          </table:table-cell>
        </table:table-row>
        <table:table-row table:style-name="ro1">
          <table:table-cell table:style-name="ce5" office:value-type="float" office:value="117.580044969164" calcext:value-type="float">
            <text:p>117,5800449692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34" calcext:value-type="float">
            <text:p>34</text:p>
          </table:table-cell>
          <table:table-cell table:formula="of:=(1/200)+[graficosCDF.D71]" office:value-type="float" office:value="0.355" calcext:value-type="float">
            <text:p>0,355</text:p>
          </table:table-cell>
        </table:table-row>
        <table:table-row table:style-name="ro1">
          <table:table-cell table:style-name="ce5" office:value-type="float" office:value="118.496722153571" calcext:value-type="float">
            <text:p>118,4967221536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34" calcext:value-type="float">
            <text:p>34</text:p>
          </table:table-cell>
          <table:table-cell table:formula="of:=(1/200)+[graficosCDF.D72]" office:value-type="float" office:value="0.36" calcext:value-type="float">
            <text:p>0,36</text:p>
          </table:table-cell>
        </table:table-row>
        <table:table-row table:style-name="ro1">
          <table:table-cell table:style-name="ce5" office:value-type="float" office:value="118.948948336368" calcext:value-type="float">
            <text:p>118,9489483364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34" calcext:value-type="float">
            <text:p>34</text:p>
          </table:table-cell>
          <table:table-cell table:formula="of:=(1/200)+[graficosCDF.D73]" office:value-type="float" office:value="0.365" calcext:value-type="float">
            <text:p>0,365</text:p>
          </table:table-cell>
        </table:table-row>
        <table:table-row table:style-name="ro1">
          <table:table-cell table:style-name="ce5" office:value-type="float" office:value="119.157437067163" calcext:value-type="float">
            <text:p>119,1574370672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34" calcext:value-type="float">
            <text:p>34</text:p>
          </table:table-cell>
          <table:table-cell table:formula="of:=(1/200)+[graficosCDF.D74]"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119.793137252178" calcext:value-type="float">
            <text:p>119,793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34" calcext:value-type="float">
            <text:p>34</text:p>
          </table:table-cell>
          <table:table-cell table:formula="of:=(1/200)+[graficosCDF.D75]" office:value-type="float" office:value="0.375" calcext:value-type="float">
            <text:p>0,375</text:p>
          </table:table-cell>
        </table:table-row>
        <table:table-row table:style-name="ro1">
          <table:table-cell table:style-name="ce5" office:value-type="float" office:value="120.285239821576" calcext:value-type="float">
            <text:p>120,2852398216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35" calcext:value-type="float">
            <text:p>35</text:p>
          </table:table-cell>
          <table:table-cell table:formula="of:=(1/200)+[graficosCDF.D76]" office:value-type="float" office:value="0.38" calcext:value-type="float">
            <text:p>0,38</text:p>
          </table:table-cell>
        </table:table-row>
        <table:table-row table:style-name="ro1">
          <table:table-cell table:style-name="ce5" office:value-type="float" office:value="122.178216499164" calcext:value-type="float">
            <text:p>122,1782164992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35" calcext:value-type="float">
            <text:p>35</text:p>
          </table:table-cell>
          <table:table-cell table:formula="of:=(1/200)+[graficosCDF.D77]" office:value-type="float" office:value="0.385" calcext:value-type="float">
            <text:p>0,385</text:p>
          </table:table-cell>
        </table:table-row>
        <table:table-row table:style-name="ro1">
          <table:table-cell table:style-name="ce5" office:value-type="float" office:value="127.535662993087" calcext:value-type="float">
            <text:p>127,5356629931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35" calcext:value-type="float">
            <text:p>35</text:p>
          </table:table-cell>
          <table:table-cell table:formula="of:=(1/200)+[graficosCDF.D78]" office:value-type="float" office:value="0.39" calcext:value-type="float">
            <text:p>0,39</text:p>
          </table:table-cell>
        </table:table-row>
        <table:table-row table:style-name="ro1">
          <table:table-cell table:style-name="ce5" office:value-type="float" office:value="129.656937135392" calcext:value-type="float">
            <text:p>129,6569371354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5" calcext:value-type="float">
            <text:p>35</text:p>
          </table:table-cell>
          <table:table-cell table:formula="of:=(1/200)+[graficosCDF.D79]" office:value-type="float" office:value="0.395" calcext:value-type="float">
            <text:p>0,395</text:p>
          </table:table-cell>
        </table:table-row>
        <table:table-row table:style-name="ro1">
          <table:table-cell table:style-name="ce5" office:value-type="float" office:value="131.561386130847" calcext:value-type="float">
            <text:p>131,5613861308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5" calcext:value-type="float">
            <text:p>35</text:p>
          </table:table-cell>
          <table:table-cell table:formula="of:=(1/200)+[graficosCDF.D80]" office:value-type="float" office:value="0.4" calcext:value-type="float">
            <text:p>0,4</text:p>
          </table:table-cell>
        </table:table-row>
        <table:table-row table:style-name="ro1">
          <table:table-cell table:style-name="ce5" office:value-type="float" office:value="131.870638892248" calcext:value-type="float">
            <text:p>131,8706388922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36" calcext:value-type="float">
            <text:p>36</text:p>
          </table:table-cell>
          <table:table-cell table:formula="of:=(1/200)+[graficosCDF.D81]" office:value-type="float" office:value="0.405" calcext:value-type="float">
            <text:p>0,405</text:p>
          </table:table-cell>
        </table:table-row>
        <table:table-row table:style-name="ro1">
          <table:table-cell table:style-name="ce5" office:value-type="float" office:value="132.745413484962" calcext:value-type="float">
            <text:p>132,745413485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36" calcext:value-type="float">
            <text:p>36</text:p>
          </table:table-cell>
          <table:table-cell table:formula="of:=(1/200)+[graficosCDF.D82]" office:value-type="float" office:value="0.41" calcext:value-type="float">
            <text:p>0,41</text:p>
          </table:table-cell>
        </table:table-row>
        <table:table-row table:style-name="ro1">
          <table:table-cell table:style-name="ce5" office:value-type="float" office:value="134.053895498153" calcext:value-type="float">
            <text:p>134,0538954982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37" calcext:value-type="float">
            <text:p>37</text:p>
          </table:table-cell>
          <table:table-cell table:formula="of:=(1/200)+[graficosCDF.D83]" office:value-type="float" office:value="0.415" calcext:value-type="float">
            <text:p>0,415</text:p>
          </table:table-cell>
        </table:table-row>
        <table:table-row table:style-name="ro1">
          <table:table-cell table:style-name="ce5" office:value-type="float" office:value="135.012968832249" calcext:value-type="float">
            <text:p>135,0129688322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37" calcext:value-type="float">
            <text:p>37</text:p>
          </table:table-cell>
          <table:table-cell table:formula="of:=(1/200)+[graficosCDF.D84]" office:value-type="float" office:value="0.42" calcext:value-type="float">
            <text:p>0,42</text:p>
          </table:table-cell>
        </table:table-row>
        <table:table-row table:style-name="ro1">
          <table:table-cell table:style-name="ce5" office:value-type="float" office:value="135.177536642093" calcext:value-type="float">
            <text:p>135,1775366421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37" calcext:value-type="float">
            <text:p>37</text:p>
          </table:table-cell>
          <table:table-cell table:formula="of:=(1/200)+[graficosCDF.D85]" office:value-type="float" office:value="0.425" calcext:value-type="float">
            <text:p>0,425</text:p>
          </table:table-cell>
        </table:table-row>
        <table:table-row table:style-name="ro1">
          <table:table-cell table:style-name="ce5" office:value-type="float" office:value="136.574793835486" calcext:value-type="float">
            <text:p>136,5747938355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37" calcext:value-type="float">
            <text:p>37</text:p>
          </table:table-cell>
          <table:table-cell table:formula="of:=(1/200)+[graficosCDF.D86]" office:value-type="float" office:value="0.43" calcext:value-type="float">
            <text:p>0,43</text:p>
          </table:table-cell>
        </table:table-row>
        <table:table-row table:style-name="ro1">
          <table:table-cell table:style-name="ce5" office:value-type="float" office:value="136.997617948957" calcext:value-type="float">
            <text:p>136,997617949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37" calcext:value-type="float">
            <text:p>37</text:p>
          </table:table-cell>
          <table:table-cell table:formula="of:=(1/200)+[graficosCDF.D87]" office:value-type="float" office:value="0.435" calcext:value-type="float">
            <text:p>0,435</text:p>
          </table:table-cell>
        </table:table-row>
        <table:table-row table:style-name="ro1">
          <table:table-cell table:style-name="ce5" office:value-type="float" office:value="138.930638320231" calcext:value-type="float">
            <text:p>138,9306383202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37" calcext:value-type="float">
            <text:p>37</text:p>
          </table:table-cell>
          <table:table-cell table:formula="of:=(1/200)+[graficosCDF.D88]" office:value-type="float" office:value="0.44" calcext:value-type="float">
            <text:p>0,44</text:p>
          </table:table-cell>
        </table:table-row>
        <table:table-row table:style-name="ro1">
          <table:table-cell table:style-name="ce5" office:value-type="float" office:value="139.367789870745" calcext:value-type="float">
            <text:p>139,367789870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37" calcext:value-type="float">
            <text:p>37</text:p>
          </table:table-cell>
          <table:table-cell table:formula="of:=(1/200)+[graficosCDF.D89]" office:value-type="float" office:value="0.445" calcext:value-type="float">
            <text:p>0,445</text:p>
          </table:table-cell>
        </table:table-row>
        <table:table-row table:style-name="ro1">
          <table:table-cell table:style-name="ce5" office:value-type="float" office:value="139.478831560657" calcext:value-type="float">
            <text:p>139,478831560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7" calcext:value-type="float">
            <text:p>37</text:p>
          </table:table-cell>
          <table:table-cell table:formula="of:=(1/200)+[graficosCDF.D90]" office:value-type="float" office:value="0.45" calcext:value-type="float">
            <text:p>0,45</text:p>
          </table:table-cell>
        </table:table-row>
        <table:table-row table:style-name="ro1">
          <table:table-cell table:style-name="ce5" office:value-type="float" office:value="142.618768455681" calcext:value-type="float">
            <text:p>142,618768455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8" calcext:value-type="float">
            <text:p>38</text:p>
          </table:table-cell>
          <table:table-cell table:formula="of:=(1/200)+[graficosCDF.D91]" office:value-type="float" office:value="0.455" calcext:value-type="float">
            <text:p>0,455</text:p>
          </table:table-cell>
        </table:table-row>
        <table:table-row table:style-name="ro1">
          <table:table-cell table:style-name="ce5" office:value-type="float" office:value="143.691846509921" calcext:value-type="float">
            <text:p>143,691846509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8" calcext:value-type="float">
            <text:p>38</text:p>
          </table:table-cell>
          <table:table-cell table:formula="of:=(1/200)+[graficosCDF.D92]" office:value-type="float" office:value="0.46" calcext:value-type="float">
            <text:p>0,46</text:p>
          </table:table-cell>
        </table:table-row>
        <table:table-row table:style-name="ro1">
          <table:table-cell table:style-name="ce5" office:value-type="float" office:value="143.841721345698" calcext:value-type="float">
            <text:p>143,8417213457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38" calcext:value-type="float">
            <text:p>38</text:p>
          </table:table-cell>
          <table:table-cell table:formula="of:=(1/200)+[graficosCDF.D93]" office:value-type="float" office:value="0.465" calcext:value-type="float">
            <text:p>0,465</text:p>
          </table:table-cell>
        </table:table-row>
        <table:table-row table:style-name="ro1">
          <table:table-cell table:style-name="ce5" office:value-type="float" office:value="144.712496357605" calcext:value-type="float">
            <text:p>144,712496357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38" calcext:value-type="float">
            <text:p>38</text:p>
          </table:table-cell>
          <table:table-cell table:formula="of:=(1/200)+[graficosCDF.D94]" office:value-type="float" office:value="0.47" calcext:value-type="float">
            <text:p>0,47</text:p>
          </table:table-cell>
        </table:table-row>
        <table:table-row table:style-name="ro1">
          <table:table-cell table:style-name="ce5" office:value-type="float" office:value="145.321593764641" calcext:value-type="float">
            <text:p>145,3215937646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8" calcext:value-type="float">
            <text:p>38</text:p>
          </table:table-cell>
          <table:table-cell table:formula="of:=(1/200)+[graficosCDF.D95]" office:value-type="float" office:value="0.475" calcext:value-type="float">
            <text:p>0,475</text:p>
          </table:table-cell>
        </table:table-row>
        <table:table-row table:style-name="ro1">
          <table:table-cell table:style-name="ce5" office:value-type="float" office:value="145.442761545267" calcext:value-type="float">
            <text:p>145,4427615453</text:p>
          </table:table-cell>
          <table:table-cell office:value-type="float" office:value="62" calcext:value-type="float">
            <text:p>62</text:p>
          </table:table-cell>
          <table:table-cell table:style-name="ce5" office:value-type="float" office:value="38" calcext:value-type="float">
            <text:p>38</text:p>
          </table:table-cell>
          <table:table-cell table:formula="of:=(1/200)+[graficosCDF.D96]" office:value-type="float" office:value="0.48" calcext:value-type="float">
            <text:p>0,48</text:p>
          </table:table-cell>
        </table:table-row>
        <table:table-row table:style-name="ro1">
          <table:table-cell table:style-name="ce5" office:value-type="float" office:value="147.382120954302" calcext:value-type="float">
            <text:p>147,382120954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8" calcext:value-type="float">
            <text:p>38</text:p>
          </table:table-cell>
          <table:table-cell table:formula="of:=(1/200)+[graficosCDF.D97]" office:value-type="float" office:value="0.485" calcext:value-type="float">
            <text:p>0,485</text:p>
          </table:table-cell>
        </table:table-row>
        <table:table-row table:style-name="ro1">
          <table:table-cell table:style-name="ce5" office:value-type="float" office:value="148.948408136587" calcext:value-type="float">
            <text:p>148,948408136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8" calcext:value-type="float">
            <text:p>38</text:p>
          </table:table-cell>
          <table:table-cell table:formula="of:=(1/200)+[graficosCDF.D98]" office:value-type="float" office:value="0.49" calcext:value-type="float">
            <text:p>0,49</text:p>
          </table:table-cell>
        </table:table-row>
        <table:table-row table:style-name="ro1">
          <table:table-cell table:style-name="ce5" office:value-type="float" office:value="149.211323741108" calcext:value-type="float">
            <text:p>149,2113237411</text:p>
          </table:table-cell>
          <table:table-cell office:value-type="float" office:value="63" calcext:value-type="float">
            <text:p>63</text:p>
          </table:table-cell>
          <table:table-cell table:style-name="ce5" office:value-type="float" office:value="38" calcext:value-type="float">
            <text:p>38</text:p>
          </table:table-cell>
          <table:table-cell table:formula="of:=(1/200)+[graficosCDF.D99]" office:value-type="float" office:value="0.495" calcext:value-type="float">
            <text:p>0,495</text:p>
          </table:table-cell>
        </table:table-row>
        <table:table-row table:style-name="ro1">
          <table:table-cell table:style-name="ce5" office:value-type="float" office:value="151.18026895568" calcext:value-type="float">
            <text:p>151,1802689557</text:p>
          </table:table-cell>
          <table:table-cell office:value-type="float" office:value="63" calcext:value-type="float">
            <text:p>63</text:p>
          </table:table-cell>
          <table:table-cell table:style-name="ce5" office:value-type="float" office:value="39" calcext:value-type="float">
            <text:p>39</text:p>
          </table:table-cell>
          <table:table-cell table:formula="of:=(1/200)+[graficosCDF.D100]" office:value-type="float" office:value="0.5" calcext:value-type="float">
            <text:p>0,5</text:p>
          </table:table-cell>
        </table:table-row>
        <table:table-row table:style-name="ro1">
          <table:table-cell table:style-name="ce5" office:value-type="float" office:value="152.069064428449" calcext:value-type="float">
            <text:p>152,0690644284</text:p>
          </table:table-cell>
          <table:table-cell office:value-type="float" office:value="63" calcext:value-type="float">
            <text:p>63</text:p>
          </table:table-cell>
          <table:table-cell table:style-name="ce5" office:value-type="float" office:value="39" calcext:value-type="float">
            <text:p>39</text:p>
          </table:table-cell>
          <table:table-cell table:formula="of:=(1/200)+[graficosCDF.D101]" office:value-type="float" office:value="0.505" calcext:value-type="float">
            <text:p>0,505</text:p>
          </table:table-cell>
        </table:table-row>
        <table:table-row table:style-name="ro1">
          <table:table-cell table:style-name="ce5" office:value-type="float" office:value="153.67842084601" calcext:value-type="float">
            <text:p>153,67842084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9" calcext:value-type="float">
            <text:p>39</text:p>
          </table:table-cell>
          <table:table-cell table:formula="of:=(1/200)+[graficosCDF.D102]" office:value-type="float" office:value="0.51" calcext:value-type="float">
            <text:p>0,51</text:p>
          </table:table-cell>
        </table:table-row>
        <table:table-row table:style-name="ro1">
          <table:table-cell table:style-name="ce5" office:value-type="float" office:value="156.49693776419" calcext:value-type="float">
            <text:p>156,496937764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0" calcext:value-type="float">
            <text:p>40</text:p>
          </table:table-cell>
          <table:table-cell table:formula="of:=(1/200)+[graficosCDF.D103]" office:value-type="float" office:value="0.515" calcext:value-type="float">
            <text:p>0,515</text:p>
          </table:table-cell>
        </table:table-row>
        <table:table-row table:style-name="ro1">
          <table:table-cell table:style-name="ce5" office:value-type="float" office:value="157.92493563369" calcext:value-type="float">
            <text:p>157,92493563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0" calcext:value-type="float">
            <text:p>40</text:p>
          </table:table-cell>
          <table:table-cell table:formula="of:=(1/200)+[graficosCDF.D104]" office:value-type="float" office:value="0.52" calcext:value-type="float">
            <text:p>0,52</text:p>
          </table:table-cell>
        </table:table-row>
        <table:table-row table:style-name="ro1">
          <table:table-cell table:style-name="ce5" office:value-type="float" office:value="162.298233842632" calcext:value-type="float">
            <text:p>162,298233842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0" calcext:value-type="float">
            <text:p>40</text:p>
          </table:table-cell>
          <table:table-cell table:formula="of:=(1/200)+[graficosCDF.D105]" office:value-type="float" office:value="0.525" calcext:value-type="float">
            <text:p>0,525</text:p>
          </table:table-cell>
        </table:table-row>
        <table:table-row table:style-name="ro1">
          <table:table-cell table:style-name="ce5" office:value-type="float" office:value="163.432134913148" calcext:value-type="float">
            <text:p>163,432134913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0" calcext:value-type="float">
            <text:p>40</text:p>
          </table:table-cell>
          <table:table-cell table:formula="of:=(1/200)+[graficosCDF.D106]" office:value-type="float" office:value="0.53" calcext:value-type="float">
            <text:p>0,53</text:p>
          </table:table-cell>
        </table:table-row>
        <table:table-row table:style-name="ro1">
          <table:table-cell table:style-name="ce5" office:value-type="float" office:value="164.089854334931" calcext:value-type="float">
            <text:p>164,0898543349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formula="of:=(1/200)+[graficosCDF.D107]" office:value-type="float" office:value="0.535" calcext:value-type="float">
            <text:p>0,535</text:p>
          </table:table-cell>
        </table:table-row>
        <table:table-row table:style-name="ro1">
          <table:table-cell table:style-name="ce5" office:value-type="float" office:value="164.238879605424" calcext:value-type="float">
            <text:p>164,2388796054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1" calcext:value-type="float">
            <text:p>41</text:p>
          </table:table-cell>
          <table:table-cell table:formula="of:=(1/200)+[graficosCDF.D108]" office:value-type="float" office:value="0.54" calcext:value-type="float">
            <text:p>0,54</text:p>
          </table:table-cell>
        </table:table-row>
        <table:table-row table:style-name="ro1">
          <table:table-cell table:style-name="ce5" office:value-type="float" office:value="164.370600684037" calcext:value-type="float">
            <text:p>164,370600684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2" calcext:value-type="float">
            <text:p>42</text:p>
          </table:table-cell>
          <table:table-cell table:formula="of:=(1/200)+[graficosCDF.D109]" office:value-type="float" office:value="0.545" calcext:value-type="float">
            <text:p>0,545</text:p>
          </table:table-cell>
        </table:table-row>
        <table:table-row table:style-name="ro1">
          <table:table-cell table:style-name="ce5" office:value-type="float" office:value="165.667085963869" calcext:value-type="float">
            <text:p>165,66708596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2" calcext:value-type="float">
            <text:p>42</text:p>
          </table:table-cell>
          <table:table-cell table:formula="of:=(1/200)+[graficosCDF.D110]" office:value-type="float" office:value="0.55" calcext:value-type="float">
            <text:p>0,55</text:p>
          </table:table-cell>
        </table:table-row>
        <table:table-row table:style-name="ro1">
          <table:table-cell table:style-name="ce5" office:value-type="float" office:value="166.716988614091" calcext:value-type="float">
            <text:p>166,716988614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2" calcext:value-type="float">
            <text:p>42</text:p>
          </table:table-cell>
          <table:table-cell table:formula="of:=(1/200)+[graficosCDF.D111]" office:value-type="float" office:value="0.555" calcext:value-type="float">
            <text:p>0,555</text:p>
          </table:table-cell>
        </table:table-row>
        <table:table-row table:style-name="ro1">
          <table:table-cell table:style-name="ce5" office:value-type="float" office:value="169.423131889189" calcext:value-type="float">
            <text:p>169,423131889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2" calcext:value-type="float">
            <text:p>42</text:p>
          </table:table-cell>
          <table:table-cell table:formula="of:=(1/200)+[graficosCDF.D112]" office:value-type="float" office:value="0.56" calcext:value-type="float">
            <text:p>0,56</text:p>
          </table:table-cell>
        </table:table-row>
        <table:table-row table:style-name="ro1">
          <table:table-cell table:style-name="ce5" office:value-type="float" office:value="170.597801379275" calcext:value-type="float">
            <text:p>170,597801379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3" calcext:value-type="float">
            <text:p>43</text:p>
          </table:table-cell>
          <table:table-cell table:formula="of:=(1/200)+[graficosCDF.D113]" office:value-type="float" office:value="0.565" calcext:value-type="float">
            <text:p>0,565</text:p>
          </table:table-cell>
        </table:table-row>
        <table:table-row table:style-name="ro1">
          <table:table-cell table:style-name="ce5" office:value-type="float" office:value="172.812068368838" calcext:value-type="float">
            <text:p>172,812068368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3" calcext:value-type="float">
            <text:p>43</text:p>
          </table:table-cell>
          <table:table-cell table:formula="of:=(1/200)+[graficosCDF.D114]" office:value-type="float" office:value="0.57" calcext:value-type="float">
            <text:p>0,57</text:p>
          </table:table-cell>
        </table:table-row>
        <table:table-row table:style-name="ro1">
          <table:table-cell table:style-name="ce5" office:value-type="float" office:value="174.895417431443" calcext:value-type="float">
            <text:p>174,8954174314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3" calcext:value-type="float">
            <text:p>43</text:p>
          </table:table-cell>
          <table:table-cell table:formula="of:=(1/200)+[graficosCDF.D115]" office:value-type="float" office:value="0.575" calcext:value-type="float">
            <text:p>0,575</text:p>
          </table:table-cell>
        </table:table-row>
        <table:table-row table:style-name="ro1">
          <table:table-cell table:style-name="ce5" office:value-type="float" office:value="175.004633609173" calcext:value-type="float">
            <text:p>175,0046336092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44" calcext:value-type="float">
            <text:p>44</text:p>
          </table:table-cell>
          <table:table-cell table:formula="of:=(1/200)+[graficosCDF.D116]" office:value-type="float" office:value="0.58" calcext:value-type="float">
            <text:p>0,58</text:p>
          </table:table-cell>
        </table:table-row>
        <table:table-row table:style-name="ro1">
          <table:table-cell table:style-name="ce5" office:value-type="float" office:value="176.519337327715" calcext:value-type="float">
            <text:p>176,5193373277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44" calcext:value-type="float">
            <text:p>44</text:p>
          </table:table-cell>
          <table:table-cell table:formula="of:=(1/200)+[graficosCDF.D117]" office:value-type="float" office:value="0.585" calcext:value-type="float">
            <text:p>0,585</text:p>
          </table:table-cell>
        </table:table-row>
        <table:table-row table:style-name="ro1">
          <table:table-cell table:style-name="ce5" office:value-type="float" office:value="177.150480496281" calcext:value-type="float">
            <text:p>177,1504804963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4" calcext:value-type="float">
            <text:p>44</text:p>
          </table:table-cell>
          <table:table-cell table:formula="of:=(1/200)+[graficosCDF.D118]" office:value-type="float" office:value="0.59" calcext:value-type="float">
            <text:p>0,59</text:p>
          </table:table-cell>
        </table:table-row>
        <table:table-row table:style-name="ro1">
          <table:table-cell table:style-name="ce5" office:value-type="float" office:value="179.727211627894" calcext:value-type="float">
            <text:p>179,727211627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4" calcext:value-type="float">
            <text:p>44</text:p>
          </table:table-cell>
          <table:table-cell table:formula="of:=(1/200)+[graficosCDF.D119]" office:value-type="float" office:value="0.595" calcext:value-type="float">
            <text:p>0,595</text:p>
          </table:table-cell>
        </table:table-row>
        <table:table-row table:style-name="ro1">
          <table:table-cell table:style-name="ce5" office:value-type="float" office:value="179.784330110293" calcext:value-type="float">
            <text:p>179,7843301103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5" calcext:value-type="float">
            <text:p>45</text:p>
          </table:table-cell>
          <table:table-cell table:formula="of:=(1/200)+[graficosCDF.D120]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367.807119114406" calcext:value-type="float">
            <text:p>367,80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formula="of:=(1/200)+[graficosCDF.D121]" office:value-type="float" office:value="0.605" calcext:value-type="float">
            <text:p>0,605</text:p>
          </table:table-cell>
        </table:table-row>
        <table:table-row table:style-name="ro1">
          <table:table-cell office:value-type="float" office:value="368.646085172696" calcext:value-type="float">
            <text:p>368,646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formula="of:=(1/200)+[graficosCDF.D122]"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369.732373666773" calcext:value-type="float">
            <text:p>369,732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formula="of:=(1/200)+[graficosCDF.D123]" office:value-type="float" office:value="0.615" calcext:value-type="float">
            <text:p>0,615</text:p>
          </table:table-cell>
        </table:table-row>
        <table:table-row table:style-name="ro1">
          <table:table-cell office:value-type="float" office:value="370.592918947492" calcext:value-type="float">
            <text:p>370,593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formula="of:=(1/200)+[graficosCDF.D124]"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370.951677342328" calcext:value-type="float">
            <text:p>370,952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formula="of:=(1/200)+[graficosCDF.D125]" office:value-type="float" office:value="0.625" calcext:value-type="float">
            <text:p>0,625</text:p>
          </table:table-cell>
        </table:table-row>
        <table:table-row table:style-name="ro1">
          <table:table-cell office:value-type="float" office:value="371.380372938193" calcext:value-type="float">
            <text:p>371,380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formula="of:=(1/200)+[graficosCDF.D126]"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373.217299637275" calcext:value-type="float">
            <text:p>373,217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(1/200)+[graficosCDF.D127]" office:value-type="float" office:value="0.635" calcext:value-type="float">
            <text:p>0,635</text:p>
          </table:table-cell>
        </table:table-row>
        <table:table-row table:style-name="ro1">
          <table:table-cell office:value-type="float" office:value="373.26571293432" calcext:value-type="float">
            <text:p>373,266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formula="of:=(1/200)+[graficosCDF.D128]"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376.18308595491" calcext:value-type="float">
            <text:p>376,183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formula="of:=(1/200)+[graficosCDF.D129]" office:value-type="float" office:value="0.645" calcext:value-type="float">
            <text:p>0,645</text:p>
          </table:table-cell>
        </table:table-row>
        <table:table-row table:style-name="ro1">
          <table:table-cell office:value-type="float" office:value="379.988855900651" calcext:value-type="float">
            <text:p>379,989</text:p>
          </table:table-cell>
          <table:table-cell table:style-name="ce5"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formula="of:=(1/200)+[graficosCDF.D130]"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380.228522790427" calcext:value-type="float">
            <text:p>380,229</text:p>
          </table:table-cell>
          <table:table-cell table:style-name="ce5"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formula="of:=(1/200)+[graficosCDF.D131]" office:value-type="float" office:value="0.655" calcext:value-type="float">
            <text:p>0,655</text:p>
          </table:table-cell>
        </table:table-row>
        <table:table-row table:style-name="ro1">
          <table:table-cell office:value-type="float" office:value="380.923310661316" calcext:value-type="float">
            <text:p>380,923</text:p>
          </table:table-cell>
          <table:table-cell table:style-name="ce5"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formula="of:=(1/200)+[graficosCDF.D132]"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380.948559114018" calcext:value-type="float">
            <text:p>380,949</text:p>
          </table:table-cell>
          <table:table-cell table:style-name="ce5"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formula="of:=(1/200)+[graficosCDF.D133]" office:value-type="float" office:value="0.665000000000001" calcext:value-type="float">
            <text:p>0,665</text:p>
          </table:table-cell>
        </table:table-row>
        <table:table-row table:style-name="ro1">
          <table:table-cell office:value-type="float" office:value="381.534823672154" calcext:value-type="float">
            <text:p>381,535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formula="of:=(1/200)+[graficosCDF.D134]"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381.587326708097" calcext:value-type="float">
            <text:p>381,587</text:p>
          </table:table-cell>
          <table:table-cell table:style-name="ce5"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(1/200)+[graficosCDF.D135]" office:value-type="float" office:value="0.675" calcext:value-type="float">
            <text:p>0,675</text:p>
          </table:table-cell>
        </table:table-row>
        <table:table-row table:style-name="ro1">
          <table:table-cell office:value-type="float" office:value="385.859667875158" calcext:value-type="float">
            <text:p>385,860</text:p>
          </table:table-cell>
          <table:table-cell table:style-name="ce5"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(1/200)+[graficosCDF.D136]"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386.939864845435" calcext:value-type="float">
            <text:p>386,940</text:p>
          </table:table-cell>
          <table:table-cell table:style-name="ce5"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table:formula="of:=(1/200)+[graficosCDF.D137]" office:value-type="float" office:value="0.685000000000001" calcext:value-type="float">
            <text:p>0,685</text:p>
          </table:table-cell>
        </table:table-row>
        <table:table-row table:style-name="ro1">
          <table:table-cell office:value-type="float" office:value="387.19602736059" calcext:value-type="float">
            <text:p>387,196</text:p>
          </table:table-cell>
          <table:table-cell table:style-name="ce5"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formula="of:=(1/200)+[graficosCDF.D138]" office:value-type="float" office:value="0.690000000000001" calcext:value-type="float">
            <text:p>0,69</text:p>
          </table:table-cell>
        </table:table-row>
        <table:table-row table:style-name="ro1">
          <table:table-cell office:value-type="float" office:value="387.698111040327" calcext:value-type="float">
            <text:p>387,698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table:formula="of:=(1/200)+[graficosCDF.D139]" office:value-type="float" office:value="0.695" calcext:value-type="float">
            <text:p>0,695</text:p>
          </table:table-cell>
        </table:table-row>
        <table:table-row table:style-name="ro1">
          <table:table-cell office:value-type="float" office:value="390.263338199498" calcext:value-type="float">
            <text:p>390,26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(1/200)+[graficosCDF.D140]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391.683847262146" calcext:value-type="float">
            <text:p>391,684</text:p>
          </table:table-cell>
          <table:table-cell table:style-name="ce5"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(1/200)+[graficosCDF.D141]" office:value-type="float" office:value="0.705000000000001" calcext:value-type="float">
            <text:p>0,705</text:p>
          </table:table-cell>
        </table:table-row>
        <table:table-row table:style-name="ro1">
          <table:table-cell office:value-type="float" office:value="395.56908048241" calcext:value-type="float">
            <text:p>395,569</text:p>
          </table:table-cell>
          <table:table-cell table:style-name="ce5"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(1/200)+[graficosCDF.D142]" office:value-type="float" office:value="0.710000000000001" calcext:value-type="float">
            <text:p>0,71</text:p>
          </table:table-cell>
        </table:table-row>
        <table:table-row table:style-name="ro1">
          <table:table-cell office:value-type="float" office:value="397.53512066514" calcext:value-type="float">
            <text:p>397,535</text:p>
          </table:table-cell>
          <table:table-cell table:style-name="ce5"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(1/200)+[graficosCDF.D143]" office:value-type="float" office:value="0.715000000000001" calcext:value-type="float">
            <text:p>0,715</text:p>
          </table:table-cell>
        </table:table-row>
        <table:table-row table:style-name="ro1">
          <table:table-cell office:value-type="float" office:value="400.998435495926" calcext:value-type="float">
            <text:p>400,998</text:p>
          </table:table-cell>
          <table:table-cell table:style-name="ce5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(1/200)+[graficosCDF.D144]"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407.230155225725" calcext:value-type="float">
            <text:p>407,230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formula="of:=(1/200)+[graficosCDF.D145]" office:value-type="float" office:value="0.725000000000001" calcext:value-type="float">
            <text:p>0,725</text:p>
          </table:table-cell>
        </table:table-row>
        <table:table-row table:style-name="ro1">
          <table:table-cell office:value-type="float" office:value="408.87211855436" calcext:value-type="float">
            <text:p>408,872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formula="of:=(1/200)+[graficosCDF.D146]" office:value-type="float" office:value="0.730000000000001" calcext:value-type="float">
            <text:p>0,73</text:p>
          </table:table-cell>
        </table:table-row>
        <table:table-row table:style-name="ro1">
          <table:table-cell office:value-type="float" office:value="412.551230454725" calcext:value-type="float">
            <text:p>412,551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formula="of:=(1/200)+[graficosCDF.D147]" office:value-type="float" office:value="0.735000000000001" calcext:value-type="float">
            <text:p>0,735</text:p>
          </table:table-cell>
        </table:table-row>
        <table:table-row table:style-name="ro1">
          <table:table-cell office:value-type="float" office:value="413.022672198885" calcext:value-type="float">
            <text:p>413,023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formula="of:=(1/200)+[graficosCDF.D148]" office:value-type="float" office:value="0.740000000000001" calcext:value-type="float">
            <text:p>0,74</text:p>
          </table:table-cell>
        </table:table-row>
        <table:table-row table:style-name="ro1">
          <table:table-cell office:value-type="float" office:value="415.835542339599" calcext:value-type="float">
            <text:p>415,836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formula="of:=(1/200)+[graficosCDF.D149]" office:value-type="float" office:value="0.745000000000001" calcext:value-type="float">
            <text:p>0,745</text:p>
          </table:table-cell>
        </table:table-row>
        <table:table-row table:style-name="ro1">
          <table:table-cell office:value-type="float" office:value="417.583414966496" calcext:value-type="float">
            <text:p>417,583</text:p>
          </table:table-cell>
          <table:table-cell table:style-name="ce5"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formula="of:=(1/200)+[graficosCDF.D150]" office:value-type="float" office:value="0.750000000000001" calcext:value-type="float">
            <text:p>0,75</text:p>
          </table:table-cell>
        </table:table-row>
        <table:table-row table:style-name="ro1">
          <table:table-cell office:value-type="float" office:value="419.458414938791" calcext:value-type="float">
            <text:p>419,458</text:p>
          </table:table-cell>
          <table:table-cell table:style-name="ce5"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formula="of:=(1/200)+[graficosCDF.D151]" office:value-type="float" office:value="0.755000000000001" calcext:value-type="float">
            <text:p>0,755</text:p>
          </table:table-cell>
        </table:table-row>
        <table:table-row table:style-name="ro1">
          <table:table-cell office:value-type="float" office:value="428.799206107642" calcext:value-type="float">
            <text:p>428,799</text:p>
          </table:table-cell>
          <table:table-cell table:style-name="ce5"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formula="of:=(1/200)+[graficosCDF.D152]" office:value-type="float" office:value="0.760000000000001" calcext:value-type="float">
            <text:p>0,76</text:p>
          </table:table-cell>
        </table:table-row>
        <table:table-row table:style-name="ro1">
          <table:table-cell office:value-type="float" office:value="431.091902152615" calcext:value-type="float">
            <text:p>431,092</text:p>
          </table:table-cell>
          <table:table-cell table:style-name="ce5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formula="of:=(1/200)+[graficosCDF.D153]" office:value-type="float" office:value="0.765000000000001" calcext:value-type="float">
            <text:p>0,765</text:p>
          </table:table-cell>
        </table:table-row>
        <table:table-row table:style-name="ro1">
          <table:table-cell office:value-type="float" office:value="431.184190965209" calcext:value-type="float">
            <text:p>431,184</text:p>
          </table:table-cell>
          <table:table-cell table:style-name="ce5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formula="of:=(1/200)+[graficosCDF.D154]" office:value-type="float" office:value="0.770000000000001" calcext:value-type="float">
            <text:p>0,77</text:p>
          </table:table-cell>
        </table:table-row>
        <table:table-row table:style-name="ro1">
          <table:table-cell office:value-type="float" office:value="431.666364881404" calcext:value-type="float">
            <text:p>431,666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formula="of:=(1/200)+[graficosCDF.D155]" office:value-type="float" office:value="0.775000000000001" calcext:value-type="float">
            <text:p>0,775</text:p>
          </table:table-cell>
        </table:table-row>
        <table:table-row table:style-name="ro1">
          <table:table-cell office:value-type="float" office:value="431.966053696365" calcext:value-type="float">
            <text:p>431,966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(1/200)+[graficosCDF.D156]" office:value-type="float" office:value="0.780000000000001" calcext:value-type="float">
            <text:p>0,78</text:p>
          </table:table-cell>
        </table:table-row>
        <table:table-row table:style-name="ro1">
          <table:table-cell office:value-type="float" office:value="432.360465433569" calcext:value-type="float">
            <text:p>432,36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formula="of:=(1/200)+[graficosCDF.D157]" office:value-type="float" office:value="0.785000000000001" calcext:value-type="float">
            <text:p>0,785</text:p>
          </table:table-cell>
        </table:table-row>
        <table:table-row table:style-name="ro1">
          <table:table-cell office:value-type="float" office:value="432.385923752287" calcext:value-type="float">
            <text:p>432,386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(1/200)+[graficosCDF.D158]" office:value-type="float" office:value="0.790000000000001" calcext:value-type="float">
            <text:p>0,79</text:p>
          </table:table-cell>
        </table:table-row>
        <table:table-row table:style-name="ro1">
          <table:table-cell office:value-type="float" office:value="435.686806848912" calcext:value-type="float">
            <text:p>435,687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formula="of:=(1/200)+[graficosCDF.D159]" office:value-type="float" office:value="0.795000000000001" calcext:value-type="float">
            <text:p>0,795</text:p>
          </table:table-cell>
        </table:table-row>
        <table:table-row table:style-name="ro1">
          <table:table-cell office:value-type="float" office:value="437.094550130875" calcext:value-type="float">
            <text:p>437,095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formula="of:=(1/200)+[graficosCDF.D160]" office:value-type="float" office:value="0.800000000000001" calcext:value-type="float">
            <text:p>0,8</text:p>
          </table:table-cell>
        </table:table-row>
        <table:table-row table:style-name="ro1">
          <table:table-cell office:value-type="float" office:value="438.315461788049" calcext:value-type="float">
            <text:p>438,315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(1/200)+[graficosCDF.D161]" office:value-type="float" office:value="0.805000000000001" calcext:value-type="float">
            <text:p>0,805</text:p>
          </table:table-cell>
        </table:table-row>
        <table:table-row table:style-name="ro1">
          <table:table-cell office:value-type="float" office:value="439.81352774621" calcext:value-type="float">
            <text:p>439,814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formula="of:=(1/200)+[graficosCDF.D162]" office:value-type="float" office:value="0.810000000000001" calcext:value-type="float">
            <text:p>0,81</text:p>
          </table:table-cell>
        </table:table-row>
        <table:table-row table:style-name="ro1">
          <table:table-cell office:value-type="float" office:value="440.485567774081" calcext:value-type="float">
            <text:p>440,48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formula="of:=(1/200)+[graficosCDF.D163]" office:value-type="float" office:value="0.815000000000001" calcext:value-type="float">
            <text:p>0,815</text:p>
          </table:table-cell>
        </table:table-row>
        <table:table-row table:style-name="ro1">
          <table:table-cell office:value-type="float" office:value="443.33921781663" calcext:value-type="float">
            <text:p>443,339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formula="of:=(1/200)+[graficosCDF.D164]" office:value-type="float" office:value="0.820000000000001" calcext:value-type="float">
            <text:p>0,82</text:p>
          </table:table-cell>
        </table:table-row>
        <table:table-row table:style-name="ro1">
          <table:table-cell office:value-type="float" office:value="445.172805964501" calcext:value-type="float">
            <text:p>445,1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formula="of:=(1/200)+[graficosCDF.D165]" office:value-type="float" office:value="0.825000000000001" calcext:value-type="float">
            <text:p>0,825</text:p>
          </table:table-cell>
        </table:table-row>
        <table:table-row table:style-name="ro1">
          <table:table-cell office:value-type="float" office:value="448.772069089089" calcext:value-type="float">
            <text:p>448,77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formula="of:=(1/200)+[graficosCDF.D166]" office:value-type="float" office:value="0.830000000000001" calcext:value-type="float">
            <text:p>0,83</text:p>
          </table:table-cell>
        </table:table-row>
        <table:table-row table:style-name="ro1">
          <table:table-cell office:value-type="float" office:value="453.087611566054" calcext:value-type="float">
            <text:p>453,088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formula="of:=(1/200)+[graficosCDF.D167]" office:value-type="float" office:value="0.835000000000001" calcext:value-type="float">
            <text:p>0,835</text:p>
          </table:table-cell>
        </table:table-row>
        <table:table-row table:style-name="ro1">
          <table:table-cell office:value-type="float" office:value="453.267464483113" calcext:value-type="float">
            <text:p>453,267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(1/200)+[graficosCDF.D168]" office:value-type="float" office:value="0.840000000000001" calcext:value-type="float">
            <text:p>0,84</text:p>
          </table:table-cell>
        </table:table-row>
        <table:table-row table:style-name="ro1">
          <table:table-cell office:value-type="float" office:value="453.745306473343" calcext:value-type="float">
            <text:p>453,745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(1/200)+[graficosCDF.D169]" office:value-type="float" office:value="0.845000000000001" calcext:value-type="float">
            <text:p>0,845</text:p>
          </table:table-cell>
        </table:table-row>
        <table:table-row table:style-name="ro1">
          <table:table-cell office:value-type="float" office:value="453.827116787551" calcext:value-type="float">
            <text:p>453,827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(1/200)+[graficosCDF.D170]" office:value-type="float" office:value="0.850000000000001" calcext:value-type="float">
            <text:p>0,85</text:p>
          </table:table-cell>
        </table:table-row>
        <table:table-row table:style-name="ro1">
          <table:table-cell office:value-type="float" office:value="455.49150927545" calcext:value-type="float">
            <text:p>455,492</text:p>
          </table:table-cell>
          <table:table-cell table:style-name="ce5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formula="of:=(1/200)+[graficosCDF.D171]" office:value-type="float" office:value="0.855000000000001" calcext:value-type="float">
            <text:p>0,855</text:p>
          </table:table-cell>
        </table:table-row>
        <table:table-row table:style-name="ro1">
          <table:table-cell office:value-type="float" office:value="455.715183128905" calcext:value-type="float">
            <text:p>455,71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formula="of:=(1/200)+[graficosCDF.D172]" office:value-type="float" office:value="0.860000000000001" calcext:value-type="float">
            <text:p>0,86</text:p>
          </table:table-cell>
        </table:table-row>
        <table:table-row table:style-name="ro1">
          <table:table-cell office:value-type="float" office:value="456.842388074276" calcext:value-type="float">
            <text:p>456,842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(1/200)+[graficosCDF.D173]" office:value-type="float" office:value="0.865000000000001" calcext:value-type="float">
            <text:p>0,865</text:p>
          </table:table-cell>
        </table:table-row>
        <table:table-row table:style-name="ro1">
          <table:table-cell office:value-type="float" office:value="458.432604244162" calcext:value-type="float">
            <text:p>458,433</text:p>
          </table:table-cell>
          <table:table-cell table:style-name="ce5"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(1/200)+[graficosCDF.D174]" office:value-type="float" office:value="0.870000000000001" calcext:value-type="float">
            <text:p>0,87</text:p>
          </table:table-cell>
        </table:table-row>
        <table:table-row table:style-name="ro1">
          <table:table-cell office:value-type="float" office:value="458.884691216658" calcext:value-type="float">
            <text:p>458,885</text:p>
          </table:table-cell>
          <table:table-cell table:style-name="ce5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formula="of:=(1/200)+[graficosCDF.D175]" office:value-type="float" office:value="0.875000000000001" calcext:value-type="float">
            <text:p>0,875</text:p>
          </table:table-cell>
        </table:table-row>
        <table:table-row table:style-name="ro1">
          <table:table-cell office:value-type="float" office:value="459.167987810818" calcext:value-type="float">
            <text:p>459,168</text:p>
          </table:table-cell>
          <table:table-cell table:style-name="ce5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formula="of:=(1/200)+[graficosCDF.D176]" office:value-type="float" office:value="0.880000000000001" calcext:value-type="float">
            <text:p>0,88</text:p>
          </table:table-cell>
        </table:table-row>
        <table:table-row table:style-name="ro1">
          <table:table-cell office:value-type="float" office:value="462.769093277413" calcext:value-type="float">
            <text:p>462,769</text:p>
          </table:table-cell>
          <table:table-cell table:style-name="ce5"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formula="of:=(1/200)+[graficosCDF.D177]" office:value-type="float" office:value="0.885000000000001" calcext:value-type="float">
            <text:p>0,885</text:p>
          </table:table-cell>
        </table:table-row>
        <table:table-row table:style-name="ro1">
          <table:table-cell office:value-type="float" office:value="463.540434697861" calcext:value-type="float">
            <text:p>463,54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formula="of:=(1/200)+[graficosCDF.D178]" office:value-type="float" office:value="0.890000000000001" calcext:value-type="float">
            <text:p>0,89</text:p>
          </table:table-cell>
        </table:table-row>
        <table:table-row table:style-name="ro1">
          <table:table-cell office:value-type="float" office:value="465.173059877534" calcext:value-type="float">
            <text:p>465,17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formula="of:=(1/200)+[graficosCDF.D179]" office:value-type="float" office:value="0.895000000000001" calcext:value-type="float">
            <text:p>0,895</text:p>
          </table:table-cell>
        </table:table-row>
        <table:table-row table:style-name="ro1">
          <table:table-cell office:value-type="float" office:value="465.285396709121" calcext:value-type="float">
            <text:p>465,28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formula="of:=(1/200)+[graficosCDF.D180]" office:value-type="float" office:value="0.900000000000001" calcext:value-type="float">
            <text:p>0,9</text:p>
          </table:table-cell>
        </table:table-row>
        <table:table-row table:style-name="ro1">
          <table:table-cell office:value-type="float" office:value="467.953673923289" calcext:value-type="float">
            <text:p>467,954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formula="of:=(1/200)+[graficosCDF.D181]" office:value-type="float" office:value="0.905000000000001" calcext:value-type="float">
            <text:p>0,905</text:p>
          </table:table-cell>
        </table:table-row>
        <table:table-row table:style-name="ro1">
          <table:table-cell office:value-type="float" office:value="470.525187705005" calcext:value-type="float">
            <text:p>470,525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formula="of:=(1/200)+[graficosCDF.D182]" office:value-type="float" office:value="0.910000000000001" calcext:value-type="float">
            <text:p>0,91</text:p>
          </table:table-cell>
        </table:table-row>
        <table:table-row table:style-name="ro1">
          <table:table-cell office:value-type="float" office:value="470.550697875159" calcext:value-type="float">
            <text:p>470,551</text:p>
          </table:table-cell>
          <table:table-cell table:style-name="ce5"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formula="of:=(1/200)+[graficosCDF.D183]" office:value-type="float" office:value="0.915000000000001" calcext:value-type="float">
            <text:p>0,915</text:p>
          </table:table-cell>
        </table:table-row>
        <table:table-row table:style-name="ro1">
          <table:table-cell office:value-type="float" office:value="472.388968834058" calcext:value-type="float">
            <text:p>472,389</text:p>
          </table:table-cell>
          <table:table-cell table:style-name="ce5"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formula="of:=(1/200)+[graficosCDF.D184]" office:value-type="float" office:value="0.920000000000001" calcext:value-type="float">
            <text:p>0,92</text:p>
          </table:table-cell>
        </table:table-row>
        <table:table-row table:style-name="ro1">
          <table:table-cell office:value-type="float" office:value="473.192959259368" calcext:value-type="float">
            <text:p>473,193</text:p>
          </table:table-cell>
          <table:table-cell table:style-name="ce5"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formula="of:=(1/200)+[graficosCDF.D185]" office:value-type="float" office:value="0.925000000000001" calcext:value-type="float">
            <text:p>0,925</text:p>
          </table:table-cell>
        </table:table-row>
        <table:table-row table:style-name="ro1">
          <table:table-cell office:value-type="float" office:value="473.632939401409" calcext:value-type="float">
            <text:p>473,633</text:p>
          </table:table-cell>
          <table:table-cell table:style-name="ce5"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formula="of:=(1/200)+[graficosCDF.D186]" office:value-type="float" office:value="0.930000000000001" calcext:value-type="float">
            <text:p>0,93</text:p>
          </table:table-cell>
        </table:table-row>
        <table:table-row table:style-name="ro1">
          <table:table-cell office:value-type="float" office:value="479.504308813719" calcext:value-type="float">
            <text:p>479,50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formula="of:=(1/200)+[graficosCDF.D187]" office:value-type="float" office:value="0.935000000000001" calcext:value-type="float">
            <text:p>0,935</text:p>
          </table:table-cell>
        </table:table-row>
        <table:table-row table:style-name="ro1">
          <table:table-cell office:value-type="float" office:value="483.01620742966" calcext:value-type="float">
            <text:p>483,016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formula="of:=(1/200)+[graficosCDF.D188]" office:value-type="float" office:value="0.940000000000001" calcext:value-type="float">
            <text:p>0,94</text:p>
          </table:table-cell>
        </table:table-row>
        <table:table-row table:style-name="ro1">
          <table:table-cell office:value-type="float" office:value="483.649143016905" calcext:value-type="float">
            <text:p>483,649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formula="of:=(1/200)+[graficosCDF.D189]" office:value-type="float" office:value="0.945000000000001" calcext:value-type="float">
            <text:p>0,945</text:p>
          </table:table-cell>
        </table:table-row>
        <table:table-row table:style-name="ro1">
          <table:table-cell office:value-type="float" office:value="485.692298807357" calcext:value-type="float">
            <text:p>485,692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formula="of:=(1/200)+[graficosCDF.D190]" office:value-type="float" office:value="0.950000000000001" calcext:value-type="float">
            <text:p>0,95</text:p>
          </table:table-cell>
        </table:table-row>
        <table:table-row table:style-name="ro1">
          <table:table-cell office:value-type="float" office:value="488.41972369142" calcext:value-type="float">
            <text:p>488,420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formula="of:=(1/200)+[graficosCDF.D191]" office:value-type="float" office:value="0.955000000000001" calcext:value-type="float">
            <text:p>0,955</text:p>
          </table:table-cell>
        </table:table-row>
        <table:table-row table:style-name="ro1">
          <table:table-cell office:value-type="float" office:value="488.564266380831" calcext:value-type="float">
            <text:p>488,564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formula="of:=(1/200)+[graficosCDF.D192]" office:value-type="float" office:value="0.960000000000001" calcext:value-type="float">
            <text:p>0,96</text:p>
          </table:table-cell>
        </table:table-row>
        <table:table-row table:style-name="ro1">
          <table:table-cell office:value-type="float" office:value="491.475438690416" calcext:value-type="float">
            <text:p>491,475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formula="of:=(1/200)+[graficosCDF.D193]" office:value-type="float" office:value="0.965000000000001" calcext:value-type="float">
            <text:p>0,965</text:p>
          </table:table-cell>
        </table:table-row>
        <table:table-row table:style-name="ro1">
          <table:table-cell office:value-type="float" office:value="493.304936281824" calcext:value-type="float">
            <text:p>493,30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formula="of:=(1/200)+[graficosCDF.D194]" office:value-type="float" office:value="0.970000000000001" calcext:value-type="float">
            <text:p>0,97</text:p>
          </table:table-cell>
        </table:table-row>
        <table:table-row table:style-name="ro1">
          <table:table-cell office:value-type="float" office:value="494.745690153198" calcext:value-type="float">
            <text:p>494,746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formula="of:=(1/200)+[graficosCDF.D195]" office:value-type="float" office:value="0.975000000000001" calcext:value-type="float">
            <text:p>0,975</text:p>
          </table:table-cell>
        </table:table-row>
        <table:table-row table:style-name="ro1">
          <table:table-cell office:value-type="float" office:value="495.665922540618" calcext:value-type="float">
            <text:p>495,66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formula="of:=(1/200)+[graficosCDF.D196]" office:value-type="float" office:value="0.980000000000001" calcext:value-type="float">
            <text:p>0,98</text:p>
          </table:table-cell>
        </table:table-row>
        <table:table-row table:style-name="ro1">
          <table:table-cell office:value-type="float" office:value="498.198022194632" calcext:value-type="float">
            <text:p>498,19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formula="of:=(1/200)+[graficosCDF.D197]" office:value-type="float" office:value="0.985000000000001" calcext:value-type="float">
            <text:p>0,985</text:p>
          </table:table-cell>
        </table:table-row>
        <table:table-row table:style-name="ro1">
          <table:table-cell office:value-type="float" office:value="502.393266882714" calcext:value-type="float">
            <text:p>502,393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formula="of:=(1/200)+[graficosCDF.D198]" office:value-type="float" office:value="0.990000000000001" calcext:value-type="float">
            <text:p>0,99</text:p>
          </table:table-cell>
        </table:table-row>
        <table:table-row table:style-name="ro1">
          <table:table-cell office:value-type="float" office:value="506.326440618473" calcext:value-type="float">
            <text:p>506,326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table:formula="of:=(1/200)+[graficosCDF.D199]" office:value-type="float" office:value="0.995000000000001" calcext:value-type="float">
            <text:p>0,995</text:p>
          </table:table-cell>
        </table:table-row>
        <table:table-row table:style-name="ro1">
          <table:table-cell office:value-type="float" office:value="507.450031344355" calcext:value-type="float">
            <text:p>507,450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formula="of:=(1/200)+[graficosCDF.D200]" office:value-type="float" office:value="1" calcext:value-type="float">
            <text:p>1</text:p>
          </table:table-cell>
        </table:table-row>
      </table:table>
      <table:table table:name="PCA" table:style-name="ta2">
        <office:forms form:automatic-focus="false" form:apply-design-mode="false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203" table:default-cell-style-name="Default"/>
        <table:table-row table:style-name="ro8">
          <table:table-cell table:style-name="ce9" office:value-type="string" calcext:value-type="string">
            <text:p>Cpu – MedCpu</text:p>
          </table:table-cell>
          <table:table-cell table:style-name="ce9" office:value-type="string" calcext:value-type="string">
            <text:p>D1 – MedD1</text:p>
          </table:table-cell>
          <table:table-cell table:style-name="ce9" office:value-type="string" calcext:value-type="string">
            <text:p>D2 – MedD2</text:p>
          </table:table-cell>
          <table:table-cell table:style-name="ce56" office:value-type="string" calcext:value-type="string">
            <text:p>(Cpu – MedCpu)*(D1 – MedD1)</text:p>
          </table:table-cell>
          <table:table-cell table:style-name="ce56" office:value-type="string" calcext:value-type="string">
            <text:p>(Cpu – MedCpu)(D2 – MedD2)</text:p>
          </table:table-cell>
          <table:table-cell table:style-name="ce56" office:value-type="string" calcext:value-type="string">
            <text:p>(D1 – MedD1)*(D2 – MedD2)</text:p>
          </table:table-cell>
          <table:table-cell table:number-columns-repeated="203"/>
        </table:table-row>
        <table:table-row table:style-name="ro1">
          <table:table-cell table:style-name="ce18" table:formula="of:=[dados.B3]-[dados.$B$205]" office:value-type="float" office:value="-121.379675156613" calcext:value-type="float">
            <text:p>-121,380</text:p>
          </table:table-cell>
          <table:table-cell table:style-name="ce18" table:formula="of:=[dados.C3]-[dados.$C$205]" office:value-type="float" office:value="-42.375" calcext:value-type="float">
            <text:p>-42,375</text:p>
          </table:table-cell>
          <table:table-cell table:style-name="ce18" table:formula="of:=[dados.D3]-[dados.$D$205]" office:value-type="float" office:value="-35.845" calcext:value-type="float">
            <text:p>-35,845</text:p>
          </table:table-cell>
          <table:table-cell table:style-name="ce20" table:formula="of:=[.A2]*[.B2]" office:value-type="float" office:value="5143.46373476147" calcext:value-type="float">
            <text:p>5143,464</text:p>
          </table:table-cell>
          <table:table-cell table:style-name="ce20" table:formula="of:=[.A2]*[.C2]" office:value-type="float" office:value="4350.85445598879" calcext:value-type="float">
            <text:p>4350,854</text:p>
          </table:table-cell>
          <table:table-cell table:style-name="ce57" table:formula="of:=[.B2]*[.C2]" office:value-type="float" office:value="1518.931875" calcext:value-type="float">
            <text:p>1518,932</text:p>
          </table:table-cell>
          <table:table-cell/>
          <table:table-cell table:style-name="ce36"/>
          <table:table-cell/>
          <table:table-cell table:style-name="ce61" table:number-columns-repeated="200"/>
        </table:table-row>
        <table:table-row table:style-name="ro1">
          <table:table-cell table:style-name="ce18" table:formula="of:=[dados.B4]-[dados.$B$205]" office:value-type="float" office:value="-173.821074203778" calcext:value-type="float">
            <text:p>-173,821</text:p>
          </table:table-cell>
          <table:table-cell table:style-name="ce18" table:formula="of:=[dados.C4]-[dados.$C$205]" office:value-type="float" office:value="-44.375" calcext:value-type="float">
            <text:p>-44,375</text:p>
          </table:table-cell>
          <table:table-cell table:style-name="ce18" table:formula="of:=[dados.D4]-[dados.$D$205]" office:value-type="float" office:value="-35.845" calcext:value-type="float">
            <text:p>-35,845</text:p>
          </table:table-cell>
          <table:table-cell table:style-name="ce20" table:formula="of:=[.A3]*[.B3]" office:value-type="float" office:value="7713.31016779264" calcext:value-type="float">
            <text:p>7713,310</text:p>
          </table:table-cell>
          <table:table-cell table:style-name="ce20" table:formula="of:=[.A3]*[.C3]" office:value-type="float" office:value="6230.61640483441" calcext:value-type="float">
            <text:p>6230,616</text:p>
          </table:table-cell>
          <table:table-cell table:style-name="ce57" table:formula="of:=[.B3]*[.C3]" office:value-type="float" office:value="1590.621875" calcext:value-type="float">
            <text:p>1590,622</text:p>
          </table:table-cell>
          <table:table-cell table:number-columns-repeated="3"/>
          <table:table-cell table:style-name="ce61" table:number-columns-repeated="199"/>
          <table:table-cell/>
        </table:table-row>
        <table:table-row table:style-name="ro1">
          <table:table-cell table:style-name="ce18" table:formula="of:=[dados.B5]-[dados.$B$205]" office:value-type="float" office:value="-202.801116405429" calcext:value-type="float">
            <text:p>-202,801</text:p>
          </table:table-cell>
          <table:table-cell table:style-name="ce18" table:formula="of:=[dados.C5]-[dados.$C$205]" office:value-type="float" office:value="-44.375" calcext:value-type="float">
            <text:p>-44,375</text:p>
          </table:table-cell>
          <table:table-cell table:style-name="ce18" table:formula="of:=[dados.D5]-[dados.$D$205]" office:value-type="float" office:value="-35.845" calcext:value-type="float">
            <text:p>-35,845</text:p>
          </table:table-cell>
          <table:table-cell table:style-name="ce20" table:formula="of:=[.A4]*[.B4]" office:value-type="float" office:value="8999.29954049091" calcext:value-type="float">
            <text:p>8999,300</text:p>
          </table:table-cell>
          <table:table-cell table:style-name="ce20" table:formula="of:=[.A4]*[.C4]" office:value-type="float" office:value="7269.4060175526" calcext:value-type="float">
            <text:p>7269,406</text:p>
          </table:table-cell>
          <table:table-cell table:style-name="ce57" table:formula="of:=[.B4]*[.C4]" office:value-type="float" office:value="1590.621875" calcext:value-type="float">
            <text:p>1590,622</text:p>
          </table:table-cell>
          <table:table-cell table:number-columns-repeated="3"/>
          <table:table-cell table:style-name="ce61" table:number-columns-repeated="198"/>
          <table:table-cell table:number-columns-repeated="2"/>
        </table:table-row>
        <table:table-row table:style-name="ro1">
          <table:table-cell table:style-name="ce18" table:formula="of:=[dados.B6]-[dados.$B$205]" office:value-type="float" office:value="-133.79557882263" calcext:value-type="float">
            <text:p>-133,796</text:p>
          </table:table-cell>
          <table:table-cell table:style-name="ce18" table:formula="of:=[dados.C6]-[dados.$C$205]" office:value-type="float" office:value="-43.375" calcext:value-type="float">
            <text:p>-43,375</text:p>
          </table:table-cell>
          <table:table-cell table:style-name="ce18" table:formula="of:=[dados.D6]-[dados.$D$205]" office:value-type="float" office:value="-32.845" calcext:value-type="float">
            <text:p>-32,845</text:p>
          </table:table-cell>
          <table:table-cell table:style-name="ce20" table:formula="of:=[.A5]*[.B5]" office:value-type="float" office:value="5803.38323143157" calcext:value-type="float">
            <text:p>5803,383</text:p>
          </table:table-cell>
          <table:table-cell table:style-name="ce20" table:formula="of:=[.A5]*[.C5]" office:value-type="float" office:value="4394.51578642928" calcext:value-type="float">
            <text:p>4394,516</text:p>
          </table:table-cell>
          <table:table-cell table:style-name="ce57" table:formula="of:=[.B5]*[.C5]" office:value-type="float" office:value="1424.651875" calcext:value-type="float">
            <text:p>1424,65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7]-[dados.$B$205]" office:value-type="float" office:value="-118.410978153616" calcext:value-type="float">
            <text:p>-118,411</text:p>
          </table:table-cell>
          <table:table-cell table:style-name="ce18" table:formula="of:=[dados.C7]-[dados.$C$205]" office:value-type="float" office:value="-42.375" calcext:value-type="float">
            <text:p>-42,375</text:p>
          </table:table-cell>
          <table:table-cell table:style-name="ce18" table:formula="of:=[dados.D7]-[dados.$D$205]" office:value-type="float" office:value="-36.845" calcext:value-type="float">
            <text:p>-36,845</text:p>
          </table:table-cell>
          <table:table-cell table:style-name="ce20" table:formula="of:=[.A6]*[.B6]" office:value-type="float" office:value="5017.66519925947" calcext:value-type="float">
            <text:p>5017,665</text:p>
          </table:table-cell>
          <table:table-cell table:style-name="ce20" table:formula="of:=[.A6]*[.C6]" office:value-type="float" office:value="4362.85249006998" calcext:value-type="float">
            <text:p>4362,852</text:p>
          </table:table-cell>
          <table:table-cell table:style-name="ce57" table:formula="of:=[.B6]*[.C6]" office:value-type="float" office:value="1561.306875" calcext:value-type="float">
            <text:p>1561,30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8]-[dados.$B$205]" office:value-type="float" office:value="-190.24780776153" calcext:value-type="float">
            <text:p>-190,248</text:p>
          </table:table-cell>
          <table:table-cell table:style-name="ce18" table:formula="of:=[dados.C8]-[dados.$C$205]" office:value-type="float" office:value="-46.375" calcext:value-type="float">
            <text:p>-46,375</text:p>
          </table:table-cell>
          <table:table-cell table:style-name="ce18" table:formula="of:=[dados.D8]-[dados.$D$205]" office:value-type="float" office:value="-37.845" calcext:value-type="float">
            <text:p>-37,845</text:p>
          </table:table-cell>
          <table:table-cell table:style-name="ce20" table:formula="of:=[.A7]*[.B7]" office:value-type="float" office:value="8822.74208494095" calcext:value-type="float">
            <text:p>8822,742</text:p>
          </table:table-cell>
          <table:table-cell table:style-name="ce20" table:formula="of:=[.A7]*[.C7]" office:value-type="float" office:value="7199.9282847351" calcext:value-type="float">
            <text:p>7199,928</text:p>
          </table:table-cell>
          <table:table-cell table:style-name="ce57" table:formula="of:=[.B7]*[.C7]" office:value-type="float" office:value="1755.061875" calcext:value-type="float">
            <text:p>1755,06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9]-[dados.$B$205]" office:value-type="float" office:value="-165.751387088586" calcext:value-type="float">
            <text:p>-165,751</text:p>
          </table:table-cell>
          <table:table-cell table:style-name="ce18" table:formula="of:=[dados.C9]-[dados.$C$205]" office:value-type="float" office:value="-42.375" calcext:value-type="float">
            <text:p>-42,375</text:p>
          </table:table-cell>
          <table:table-cell table:style-name="ce18" table:formula="of:=[dados.D9]-[dados.$D$205]" office:value-type="float" office:value="-36.845" calcext:value-type="float">
            <text:p>-36,845</text:p>
          </table:table-cell>
          <table:table-cell table:style-name="ce20" table:formula="of:=[.A8]*[.B8]" office:value-type="float" office:value="7023.71502787883" calcext:value-type="float">
            <text:p>7023,715</text:p>
          </table:table-cell>
          <table:table-cell table:style-name="ce20" table:formula="of:=[.A8]*[.C8]" office:value-type="float" office:value="6107.10985727895" calcext:value-type="float">
            <text:p>6107,110</text:p>
          </table:table-cell>
          <table:table-cell table:style-name="ce57" table:formula="of:=[.B8]*[.C8]" office:value-type="float" office:value="1561.306875" calcext:value-type="float">
            <text:p>1561,30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0]-[dados.$B$205]" office:value-type="float" office:value="-204.403958106459" calcext:value-type="float">
            <text:p>-204,404</text:p>
          </table:table-cell>
          <table:table-cell table:style-name="ce18" table:formula="of:=[dados.C10]-[dados.$C$205]" office:value-type="float" office:value="-45.375" calcext:value-type="float">
            <text:p>-45,375</text:p>
          </table:table-cell>
          <table:table-cell table:style-name="ce18" table:formula="of:=[dados.D10]-[dados.$D$205]" office:value-type="float" office:value="-29.845" calcext:value-type="float">
            <text:p>-29,845</text:p>
          </table:table-cell>
          <table:table-cell table:style-name="ce20" table:formula="of:=[.A9]*[.B9]" office:value-type="float" office:value="9274.82959908057" calcext:value-type="float">
            <text:p>9274,830</text:p>
          </table:table-cell>
          <table:table-cell table:style-name="ce20" table:formula="of:=[.A9]*[.C9]" office:value-type="float" office:value="6100.43612968726" calcext:value-type="float">
            <text:p>6100,436</text:p>
          </table:table-cell>
          <table:table-cell table:style-name="ce57" table:formula="of:=[.B9]*[.C9]" office:value-type="float" office:value="1354.216875" calcext:value-type="float">
            <text:p>1354,21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1]-[dados.$B$205]" office:value-type="float" office:value="-167.303924636132" calcext:value-type="float">
            <text:p>-167,304</text:p>
          </table:table-cell>
          <table:table-cell table:style-name="ce18" table:formula="of:=[dados.C11]-[dados.$C$205]" office:value-type="float" office:value="-45.375" calcext:value-type="float">
            <text:p>-45,375</text:p>
          </table:table-cell>
          <table:table-cell table:style-name="ce18" table:formula="of:=[dados.D11]-[dados.$D$205]" office:value-type="float" office:value="-30.845" calcext:value-type="float">
            <text:p>-30,845</text:p>
          </table:table-cell>
          <table:table-cell table:style-name="ce20" table:formula="of:=[.A10]*[.B10]" office:value-type="float" office:value="7591.41558036448" calcext:value-type="float">
            <text:p>7591,416</text:p>
          </table:table-cell>
          <table:table-cell table:style-name="ce20" table:formula="of:=[.A10]*[.C10]" office:value-type="float" office:value="5160.48955540148" calcext:value-type="float">
            <text:p>5160,490</text:p>
          </table:table-cell>
          <table:table-cell table:style-name="ce57" table:formula="of:=[.B10]*[.C10]" office:value-type="float" office:value="1399.591875" calcext:value-type="float">
            <text:p>1399,59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2]-[dados.$B$205]" office:value-type="float" office:value="-151.875212554161" calcext:value-type="float">
            <text:p>-151,875</text:p>
          </table:table-cell>
          <table:table-cell table:style-name="ce18" table:formula="of:=[dados.C12]-[dados.$C$205]" office:value-type="float" office:value="-45.375" calcext:value-type="float">
            <text:p>-45,375</text:p>
          </table:table-cell>
          <table:table-cell table:style-name="ce18" table:formula="of:=[dados.D12]-[dados.$D$205]" office:value-type="float" office:value="-31.845" calcext:value-type="float">
            <text:p>-31,845</text:p>
          </table:table-cell>
          <table:table-cell table:style-name="ce20" table:formula="of:=[.A11]*[.B11]" office:value-type="float" office:value="6891.33776964503" calcext:value-type="float">
            <text:p>6891,338</text:p>
          </table:table-cell>
          <table:table-cell table:style-name="ce20" table:formula="of:=[.A11]*[.C11]" office:value-type="float" office:value="4836.46614378724" calcext:value-type="float">
            <text:p>4836,466</text:p>
          </table:table-cell>
          <table:table-cell table:style-name="ce57" table:formula="of:=[.B11]*[.C11]" office:value-type="float" office:value="1444.966875" calcext:value-type="float">
            <text:p>1444,96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3]-[dados.$B$205]" office:value-type="float" office:value="-198.493855514996" calcext:value-type="float">
            <text:p>-198,494</text:p>
          </table:table-cell>
          <table:table-cell table:style-name="ce18" table:formula="of:=[dados.C13]-[dados.$C$205]" office:value-type="float" office:value="-46.375" calcext:value-type="float">
            <text:p>-46,375</text:p>
          </table:table-cell>
          <table:table-cell table:style-name="ce18" table:formula="of:=[dados.D13]-[dados.$D$205]" office:value-type="float" office:value="-31.845" calcext:value-type="float">
            <text:p>-31,845</text:p>
          </table:table-cell>
          <table:table-cell table:style-name="ce20" table:formula="of:=[.A12]*[.B12]" office:value-type="float" office:value="9205.15254950795" calcext:value-type="float">
            <text:p>9205,153</text:p>
          </table:table-cell>
          <table:table-cell table:style-name="ce20" table:formula="of:=[.A12]*[.C12]" office:value-type="float" office:value="6321.03682887505" calcext:value-type="float">
            <text:p>6321,037</text:p>
          </table:table-cell>
          <table:table-cell table:style-name="ce57" table:formula="of:=[.B12]*[.C12]" office:value-type="float" office:value="1476.811875" calcext:value-type="float">
            <text:p>1476,812</text:p>
          </table:table-cell>
          <table:table-cell table:number-columns-repeated="3"/>
          <table:table-cell table:style-name="ce62" table:number-columns-repeated="200"/>
        </table:table-row>
        <table:table-row table:style-name="ro1">
          <table:table-cell table:style-name="ce18" table:formula="of:=[dados.B14]-[dados.$B$205]" office:value-type="float" office:value="-162.18637388281" calcext:value-type="float">
            <text:p>-162,186</text:p>
          </table:table-cell>
          <table:table-cell table:style-name="ce18" table:formula="of:=[dados.C14]-[dados.$C$205]" office:value-type="float" office:value="-45.375" calcext:value-type="float">
            <text:p>-45,375</text:p>
          </table:table-cell>
          <table:table-cell table:style-name="ce18" table:formula="of:=[dados.D14]-[dados.$D$205]" office:value-type="float" office:value="-33.845" calcext:value-type="float">
            <text:p>-33,845</text:p>
          </table:table-cell>
          <table:table-cell table:style-name="ce20" table:formula="of:=[.A13]*[.B13]" office:value-type="float" office:value="7359.20671493249" calcext:value-type="float">
            <text:p>7359,207</text:p>
          </table:table-cell>
          <table:table-cell table:style-name="ce20" table:formula="of:=[.A13]*[.C13]" office:value-type="float" office:value="5489.19782406369" calcext:value-type="float">
            <text:p>5489,198</text:p>
          </table:table-cell>
          <table:table-cell table:style-name="ce57" table:formula="of:=[.B13]*[.C13]" office:value-type="float" office:value="1535.716875" calcext:value-type="float">
            <text:p>1535,717</text:p>
          </table:table-cell>
          <table:table-cell table:number-columns-repeated="3"/>
          <table:table-cell table:style-name="ce62" table:number-columns-repeated="199"/>
          <table:table-cell table:style-name="ce63"/>
        </table:table-row>
        <table:table-row table:style-name="ro1">
          <table:table-cell table:style-name="ce18" table:formula="of:=[dados.B15]-[dados.$B$205]" office:value-type="float" office:value="-178.409264178101" calcext:value-type="float">
            <text:p>-178,409</text:p>
          </table:table-cell>
          <table:table-cell table:style-name="ce18" table:formula="of:=[dados.C15]-[dados.$C$205]" office:value-type="float" office:value="-44.375" calcext:value-type="float">
            <text:p>-44,375</text:p>
          </table:table-cell>
          <table:table-cell table:style-name="ce18" table:formula="of:=[dados.D15]-[dados.$D$205]" office:value-type="float" office:value="-34.845" calcext:value-type="float">
            <text:p>-34,845</text:p>
          </table:table-cell>
          <table:table-cell table:style-name="ce20" table:formula="of:=[.A14]*[.B14]" office:value-type="float" office:value="7916.91109790325" calcext:value-type="float">
            <text:p>7916,911</text:p>
          </table:table-cell>
          <table:table-cell table:style-name="ce20" table:formula="of:=[.A14]*[.C14]" office:value-type="float" office:value="6216.67081028594" calcext:value-type="float">
            <text:p>6216,671</text:p>
          </table:table-cell>
          <table:table-cell table:style-name="ce57" table:formula="of:=[.B14]*[.C14]" office:value-type="float" office:value="1546.246875" calcext:value-type="float">
            <text:p>1546,247</text:p>
          </table:table-cell>
          <table:table-cell table:number-columns-repeated="3"/>
          <table:table-cell table:style-name="ce62" table:number-columns-repeated="198"/>
          <table:table-cell table:style-name="ce63" table:number-columns-repeated="2"/>
        </table:table-row>
        <table:table-row table:style-name="ro1">
          <table:table-cell table:style-name="ce18" table:formula="of:=[dados.B16]-[dados.$B$205]" office:value-type="float" office:value="-179.414854237778" calcext:value-type="float">
            <text:p>-179,415</text:p>
          </table:table-cell>
          <table:table-cell table:style-name="ce18" table:formula="of:=[dados.C16]-[dados.$C$205]" office:value-type="float" office:value="-42.375" calcext:value-type="float">
            <text:p>-42,375</text:p>
          </table:table-cell>
          <table:table-cell table:style-name="ce18" table:formula="of:=[dados.D16]-[dados.$D$205]" office:value-type="float" office:value="-32.845" calcext:value-type="float">
            <text:p>-32,845</text:p>
          </table:table-cell>
          <table:table-cell table:style-name="ce20" table:formula="of:=[.A15]*[.B15]" office:value-type="float" office:value="7602.70444832585" calcext:value-type="float">
            <text:p>7602,704</text:p>
          </table:table-cell>
          <table:table-cell table:style-name="ce20" table:formula="of:=[.A15]*[.C15]" office:value-type="float" office:value="5892.88088743982" calcext:value-type="float">
            <text:p>5892,881</text:p>
          </table:table-cell>
          <table:table-cell table:style-name="ce57" table:formula="of:=[.B15]*[.C15]" office:value-type="float" office:value="1391.806875" calcext:value-type="float">
            <text:p>1391,80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7]-[dados.$B$205]" office:value-type="float" office:value="-161.314830323166" calcext:value-type="float">
            <text:p>-161,315</text:p>
          </table:table-cell>
          <table:table-cell table:style-name="ce18" table:formula="of:=[dados.C17]-[dados.$C$205]" office:value-type="float" office:value="-44.375" calcext:value-type="float">
            <text:p>-44,375</text:p>
          </table:table-cell>
          <table:table-cell table:style-name="ce18" table:formula="of:=[dados.D17]-[dados.$D$205]" office:value-type="float" office:value="-32.845" calcext:value-type="float">
            <text:p>-32,845</text:p>
          </table:table-cell>
          <table:table-cell table:style-name="ce20" table:formula="of:=[.A16]*[.B16]" office:value-type="float" office:value="7158.34559559048" calcext:value-type="float">
            <text:p>7158,346</text:p>
          </table:table-cell>
          <table:table-cell table:style-name="ce20" table:formula="of:=[.A16]*[.C16]" office:value-type="float" office:value="5298.38560196438" calcext:value-type="float">
            <text:p>5298,386</text:p>
          </table:table-cell>
          <table:table-cell table:style-name="ce57" table:formula="of:=[.B16]*[.C16]" office:value-type="float" office:value="1457.496875" calcext:value-type="float">
            <text:p>1457,497</text:p>
          </table:table-cell>
          <table:table-cell table:number-columns-repeated="3"/>
          <table:table-cell table:style-name="ce61" table:number-columns-repeated="2"/>
          <table:table-cell table:number-columns-repeated="198"/>
        </table:table-row>
        <table:table-row table:style-name="ro1">
          <table:table-cell table:style-name="ce18" table:formula="of:=[dados.B18]-[dados.$B$205]" office:value-type="float" office:value="-186.979964915014" calcext:value-type="float">
            <text:p>-186,980</text:p>
          </table:table-cell>
          <table:table-cell table:style-name="ce18" table:formula="of:=[dados.C18]-[dados.$C$205]" office:value-type="float" office:value="-45.375" calcext:value-type="float">
            <text:p>-45,375</text:p>
          </table:table-cell>
          <table:table-cell table:style-name="ce18" table:formula="of:=[dados.D18]-[dados.$D$205]" office:value-type="float" office:value="-31.845" calcext:value-type="float">
            <text:p>-31,845</text:p>
          </table:table-cell>
          <table:table-cell table:style-name="ce20" table:formula="of:=[.A17]*[.B17]" office:value-type="float" office:value="8484.21590801877" calcext:value-type="float">
            <text:p>8484,216</text:p>
          </table:table-cell>
          <table:table-cell table:style-name="ce20" table:formula="of:=[.A17]*[.C17]" office:value-type="float" office:value="5954.37698271863" calcext:value-type="float">
            <text:p>5954,377</text:p>
          </table:table-cell>
          <table:table-cell table:style-name="ce57" table:formula="of:=[.B17]*[.C17]" office:value-type="float" office:value="1444.966875" calcext:value-type="float">
            <text:p>1444,967</text:p>
          </table:table-cell>
          <table:table-cell table:number-columns-repeated="3"/>
          <table:table-cell table:style-name="ce61" table:number-columns-repeated="2"/>
          <table:table-cell table:number-columns-repeated="198"/>
        </table:table-row>
        <table:table-row table:style-name="ro1">
          <table:table-cell table:style-name="ce18" table:formula="of:=[dados.B19]-[dados.$B$205]" office:value-type="float" office:value="-202.266791459003" calcext:value-type="float">
            <text:p>-202,267</text:p>
          </table:table-cell>
          <table:table-cell table:style-name="ce18" table:formula="of:=[dados.C19]-[dados.$C$205]" office:value-type="float" office:value="-39.375" calcext:value-type="float">
            <text:p>-39,375</text:p>
          </table:table-cell>
          <table:table-cell table:style-name="ce18" table:formula="of:=[dados.D19]-[dados.$D$205]" office:value-type="float" office:value="-35.845" calcext:value-type="float">
            <text:p>-35,845</text:p>
          </table:table-cell>
          <table:table-cell table:style-name="ce20" table:formula="of:=[.A18]*[.B18]" office:value-type="float" office:value="7964.25491369824" calcext:value-type="float">
            <text:p>7964,255</text:p>
          </table:table-cell>
          <table:table-cell table:style-name="ce20" table:formula="of:=[.A18]*[.C18]" office:value-type="float" office:value="7250.25313984796" calcext:value-type="float">
            <text:p>7250,253</text:p>
          </table:table-cell>
          <table:table-cell table:style-name="ce57" table:formula="of:=[.B18]*[.C18]" office:value-type="float" office:value="1411.396875" calcext:value-type="float">
            <text:p>1411,397</text:p>
          </table:table-cell>
          <table:table-cell table:number-columns-repeated="3"/>
          <table:table-cell table:style-name="ce61" table:number-columns-repeated="2"/>
          <table:table-cell table:number-columns-repeated="198"/>
        </table:table-row>
        <table:table-row table:style-name="ro1">
          <table:table-cell table:style-name="ce18" table:formula="of:=[dados.B20]-[dados.$B$205]" office:value-type="float" office:value="-190.190279971287" calcext:value-type="float">
            <text:p>-190,190</text:p>
          </table:table-cell>
          <table:table-cell table:style-name="ce18" table:formula="of:=[dados.C20]-[dados.$C$205]" office:value-type="float" office:value="-44.375" calcext:value-type="float">
            <text:p>-44,375</text:p>
          </table:table-cell>
          <table:table-cell table:style-name="ce18" table:formula="of:=[dados.D20]-[dados.$D$205]" office:value-type="float" office:value="-30.845" calcext:value-type="float">
            <text:p>-30,845</text:p>
          </table:table-cell>
          <table:table-cell table:style-name="ce20" table:formula="of:=[.A19]*[.B19]" office:value-type="float" office:value="8439.69367372588" calcext:value-type="float">
            <text:p>8439,694</text:p>
          </table:table-cell>
          <table:table-cell table:style-name="ce20" table:formula="of:=[.A19]*[.C19]" office:value-type="float" office:value="5866.41918571436" calcext:value-type="float">
            <text:p>5866,419</text:p>
          </table:table-cell>
          <table:table-cell table:style-name="ce57" table:formula="of:=[.B19]*[.C19]" office:value-type="float" office:value="1368.746875" calcext:value-type="float">
            <text:p>1368,74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21]-[dados.$B$205]" office:value-type="float" office:value="-212.770959117698" calcext:value-type="float">
            <text:p>-212,771</text:p>
          </table:table-cell>
          <table:table-cell table:style-name="ce18" table:formula="of:=[dados.C21]-[dados.$C$205]" office:value-type="float" office:value="-42.375" calcext:value-type="float">
            <text:p>-42,375</text:p>
          </table:table-cell>
          <table:table-cell table:style-name="ce18" table:formula="of:=[dados.D21]-[dados.$D$205]" office:value-type="float" office:value="-29.845" calcext:value-type="float">
            <text:p>-29,845</text:p>
          </table:table-cell>
          <table:table-cell table:style-name="ce20" table:formula="of:=[.A20]*[.B20]" office:value-type="float" office:value="9016.16939261245" calcext:value-type="float">
            <text:p>9016,169</text:p>
          </table:table-cell>
          <table:table-cell table:style-name="ce20" table:formula="of:=[.A20]*[.C20]" office:value-type="float" office:value="6350.14927486769" calcext:value-type="float">
            <text:p>6350,149</text:p>
          </table:table-cell>
          <table:table-cell table:style-name="ce57" table:formula="of:=[.B20]*[.C20]" office:value-type="float" office:value="1264.681875" calcext:value-type="float">
            <text:p>1264,68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22]-[dados.$B$205]" office:value-type="float" office:value="-127.620856015289" calcext:value-type="float">
            <text:p>-127,621</text:p>
          </table:table-cell>
          <table:table-cell table:style-name="ce18" table:formula="of:=[dados.C22]-[dados.$C$205]" office:value-type="float" office:value="-42.375" calcext:value-type="float">
            <text:p>-42,375</text:p>
          </table:table-cell>
          <table:table-cell table:style-name="ce18" table:formula="of:=[dados.D22]-[dados.$D$205]" office:value-type="float" office:value="-30.845" calcext:value-type="float">
            <text:p>-30,845</text:p>
          </table:table-cell>
          <table:table-cell table:style-name="ce20" table:formula="of:=[.A21]*[.B21]" office:value-type="float" office:value="5407.93377364786" calcext:value-type="float">
            <text:p>5407,934</text:p>
          </table:table-cell>
          <table:table-cell table:style-name="ce20" table:formula="of:=[.A21]*[.C21]" office:value-type="float" office:value="3936.46530379158" calcext:value-type="float">
            <text:p>3936,465</text:p>
          </table:table-cell>
          <table:table-cell table:style-name="ce57" table:formula="of:=[.B21]*[.C21]" office:value-type="float" office:value="1307.056875" calcext:value-type="float">
            <text:p>1307,05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23]-[dados.$B$205]" office:value-type="float" office:value="-166.458287260377" calcext:value-type="float">
            <text:p>-166,458</text:p>
          </table:table-cell>
          <table:table-cell table:style-name="ce18" table:formula="of:=[dados.C23]-[dados.$C$205]" office:value-type="float" office:value="-43.375" calcext:value-type="float">
            <text:p>-43,375</text:p>
          </table:table-cell>
          <table:table-cell table:style-name="ce18" table:formula="of:=[dados.D23]-[dados.$D$205]" office:value-type="float" office:value="-33.845" calcext:value-type="float">
            <text:p>-33,845</text:p>
          </table:table-cell>
          <table:table-cell table:style-name="ce20" table:formula="of:=[.A22]*[.B22]" office:value-type="float" office:value="7220.12820991885" calcext:value-type="float">
            <text:p>7220,128</text:p>
          </table:table-cell>
          <table:table-cell table:style-name="ce20" table:formula="of:=[.A22]*[.C22]" office:value-type="float" office:value="5633.78073232746" calcext:value-type="float">
            <text:p>5633,781</text:p>
          </table:table-cell>
          <table:table-cell table:style-name="ce57" table:formula="of:=[.B22]*[.C22]" office:value-type="float" office:value="1468.026875" calcext:value-type="float">
            <text:p>1468,02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24]-[dados.$B$205]" office:value-type="float" office:value="-210.870545267926" calcext:value-type="float">
            <text:p>-210,871</text:p>
          </table:table-cell>
          <table:table-cell table:style-name="ce18" table:formula="of:=[dados.C24]-[dados.$C$205]" office:value-type="float" office:value="-43.375" calcext:value-type="float">
            <text:p>-43,375</text:p>
          </table:table-cell>
          <table:table-cell table:style-name="ce18" table:formula="of:=[dados.D24]-[dados.$D$205]" office:value-type="float" office:value="-33.845" calcext:value-type="float">
            <text:p>-33,845</text:p>
          </table:table-cell>
          <table:table-cell table:style-name="ce20" table:formula="of:=[.A23]*[.B23]" office:value-type="float" office:value="9146.50990099628" calcext:value-type="float">
            <text:p>9146,510</text:p>
          </table:table-cell>
          <table:table-cell table:style-name="ce20" table:formula="of:=[.A23]*[.C23]" office:value-type="float" office:value="7136.91360459295" calcext:value-type="float">
            <text:p>7136,914</text:p>
          </table:table-cell>
          <table:table-cell table:style-name="ce57" table:formula="of:=[.B23]*[.C23]" office:value-type="float" office:value="1468.026875" calcext:value-type="float">
            <text:p>1468,02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25]-[dados.$B$205]" office:value-type="float" office:value="-129.656437402792" calcext:value-type="float">
            <text:p>-129,656</text:p>
          </table:table-cell>
          <table:table-cell table:style-name="ce18" table:formula="of:=[dados.C25]-[dados.$C$205]" office:value-type="float" office:value="-42.375" calcext:value-type="float">
            <text:p>-42,375</text:p>
          </table:table-cell>
          <table:table-cell table:style-name="ce18" table:formula="of:=[dados.D25]-[dados.$D$205]" office:value-type="float" office:value="-31.845" calcext:value-type="float">
            <text:p>-31,845</text:p>
          </table:table-cell>
          <table:table-cell table:style-name="ce20" table:formula="of:=[.A24]*[.B24]" office:value-type="float" office:value="5494.1915349433" calcext:value-type="float">
            <text:p>5494,192</text:p>
          </table:table-cell>
          <table:table-cell table:style-name="ce20" table:formula="of:=[.A24]*[.C24]" office:value-type="float" office:value="4128.90924909191" calcext:value-type="float">
            <text:p>4128,909</text:p>
          </table:table-cell>
          <table:table-cell table:style-name="ce57" table:formula="of:=[.B24]*[.C24]" office:value-type="float" office:value="1349.431875" calcext:value-type="float">
            <text:p>1349,43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26]-[dados.$B$205]" office:value-type="float" office:value="-165.903093919895" calcext:value-type="float">
            <text:p>-165,903</text:p>
          </table:table-cell>
          <table:table-cell table:style-name="ce18" table:formula="of:=[dados.C26]-[dados.$C$205]" office:value-type="float" office:value="-43.375" calcext:value-type="float">
            <text:p>-43,375</text:p>
          </table:table-cell>
          <table:table-cell table:style-name="ce18" table:formula="of:=[dados.D26]-[dados.$D$205]" office:value-type="float" office:value="-36.845" calcext:value-type="float">
            <text:p>-36,845</text:p>
          </table:table-cell>
          <table:table-cell table:style-name="ce20" table:formula="of:=[.A25]*[.B25]" office:value-type="float" office:value="7196.04669877546" calcext:value-type="float">
            <text:p>7196,047</text:p>
          </table:table-cell>
          <table:table-cell table:style-name="ce20" table:formula="of:=[.A25]*[.C25]" office:value-type="float" office:value="6112.69949547854" calcext:value-type="float">
            <text:p>6112,699</text:p>
          </table:table-cell>
          <table:table-cell table:style-name="ce57" table:formula="of:=[.B25]*[.C25]" office:value-type="float" office:value="1598.151875" calcext:value-type="float">
            <text:p>1598,15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27]-[dados.$B$205]" office:value-type="float" office:value="-164.316748395259" calcext:value-type="float">
            <text:p>-164,317</text:p>
          </table:table-cell>
          <table:table-cell table:style-name="ce18" table:formula="of:=[dados.C27]-[dados.$C$205]" office:value-type="float" office:value="-43.375" calcext:value-type="float">
            <text:p>-43,375</text:p>
          </table:table-cell>
          <table:table-cell table:style-name="ce18" table:formula="of:=[dados.D27]-[dados.$D$205]" office:value-type="float" office:value="-36.845" calcext:value-type="float">
            <text:p>-36,845</text:p>
          </table:table-cell>
          <table:table-cell table:style-name="ce20" table:formula="of:=[.A26]*[.B26]" office:value-type="float" office:value="7127.23896164438" calcext:value-type="float">
            <text:p>7127,239</text:p>
          </table:table-cell>
          <table:table-cell table:style-name="ce20" table:formula="of:=[.A26]*[.C26]" office:value-type="float" office:value="6054.25059462333" calcext:value-type="float">
            <text:p>6054,251</text:p>
          </table:table-cell>
          <table:table-cell table:style-name="ce57" table:formula="of:=[.B26]*[.C26]" office:value-type="float" office:value="1598.151875" calcext:value-type="float">
            <text:p>1598,15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28]-[dados.$B$205]" office:value-type="float" office:value="-190.817350947091" calcext:value-type="float">
            <text:p>-190,817</text:p>
          </table:table-cell>
          <table:table-cell table:style-name="ce18" table:formula="of:=[dados.C28]-[dados.$C$205]" office:value-type="float" office:value="-40.375" calcext:value-type="float">
            <text:p>-40,375</text:p>
          </table:table-cell>
          <table:table-cell table:style-name="ce18" table:formula="of:=[dados.D28]-[dados.$D$205]" office:value-type="float" office:value="-29.845" calcext:value-type="float">
            <text:p>-29,845</text:p>
          </table:table-cell>
          <table:table-cell table:style-name="ce20" table:formula="of:=[.A27]*[.B27]" office:value-type="float" office:value="7704.25054448881" calcext:value-type="float">
            <text:p>7704,251</text:p>
          </table:table-cell>
          <table:table-cell table:style-name="ce20" table:formula="of:=[.A27]*[.C27]" office:value-type="float" office:value="5694.94383901594" calcext:value-type="float">
            <text:p>5694,944</text:p>
          </table:table-cell>
          <table:table-cell table:style-name="ce57" table:formula="of:=[.B27]*[.C27]" office:value-type="float" office:value="1204.991875" calcext:value-type="float">
            <text:p>1204,99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29]-[dados.$B$205]" office:value-type="float" office:value="-149.235012488059" calcext:value-type="float">
            <text:p>-149,235</text:p>
          </table:table-cell>
          <table:table-cell table:style-name="ce18" table:formula="of:=[dados.C29]-[dados.$C$205]" office:value-type="float" office:value="-40.375" calcext:value-type="float">
            <text:p>-40,375</text:p>
          </table:table-cell>
          <table:table-cell table:style-name="ce18" table:formula="of:=[dados.D29]-[dados.$D$205]" office:value-type="float" office:value="-33.845" calcext:value-type="float">
            <text:p>-33,845</text:p>
          </table:table-cell>
          <table:table-cell table:style-name="ce20" table:formula="of:=[.A28]*[.B28]" office:value-type="float" office:value="6025.36362920536" calcext:value-type="float">
            <text:p>6025,364</text:p>
          </table:table-cell>
          <table:table-cell table:style-name="ce20" table:formula="of:=[.A28]*[.C28]" office:value-type="float" office:value="5050.85899765834" calcext:value-type="float">
            <text:p>5050,859</text:p>
          </table:table-cell>
          <table:table-cell table:style-name="ce57" table:formula="of:=[.B28]*[.C28]" office:value-type="float" office:value="1366.491875" calcext:value-type="float">
            <text:p>1366,49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30]-[dados.$B$205]" office:value-type="float" office:value="-177.089006327063" calcext:value-type="float">
            <text:p>-177,089</text:p>
          </table:table-cell>
          <table:table-cell table:style-name="ce18" table:formula="of:=[dados.C30]-[dados.$C$205]" office:value-type="float" office:value="-44.375" calcext:value-type="float">
            <text:p>-44,375</text:p>
          </table:table-cell>
          <table:table-cell table:style-name="ce18" table:formula="of:=[dados.D30]-[dados.$D$205]" office:value-type="float" office:value="-37.845" calcext:value-type="float">
            <text:p>-37,845</text:p>
          </table:table-cell>
          <table:table-cell table:style-name="ce20" table:formula="of:=[.A29]*[.B29]" office:value-type="float" office:value="7858.32465576341" calcext:value-type="float">
            <text:p>7858,325</text:p>
          </table:table-cell>
          <table:table-cell table:style-name="ce20" table:formula="of:=[.A29]*[.C29]" office:value-type="float" office:value="6701.93344444769" calcext:value-type="float">
            <text:p>6701,933</text:p>
          </table:table-cell>
          <table:table-cell table:style-name="ce57" table:formula="of:=[.B29]*[.C29]" office:value-type="float" office:value="1679.371875" calcext:value-type="float">
            <text:p>1679,37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31]-[dados.$B$205]" office:value-type="float" office:value="-167.16249918649" calcext:value-type="float">
            <text:p>-167,162</text:p>
          </table:table-cell>
          <table:table-cell table:style-name="ce18" table:formula="of:=[dados.C31]-[dados.$C$205]" office:value-type="float" office:value="-39.375" calcext:value-type="float">
            <text:p>-39,375</text:p>
          </table:table-cell>
          <table:table-cell table:style-name="ce18" table:formula="of:=[dados.D31]-[dados.$D$205]" office:value-type="float" office:value="-34.845" calcext:value-type="float">
            <text:p>-34,845</text:p>
          </table:table-cell>
          <table:table-cell table:style-name="ce20" table:formula="of:=[.A30]*[.B30]" office:value-type="float" office:value="6582.02340546804" calcext:value-type="float">
            <text:p>6582,023</text:p>
          </table:table-cell>
          <table:table-cell table:style-name="ce20" table:formula="of:=[.A30]*[.C30]" office:value-type="float" office:value="5824.77728415324" calcext:value-type="float">
            <text:p>5824,777</text:p>
          </table:table-cell>
          <table:table-cell table:style-name="ce57" table:formula="of:=[.B30]*[.C30]" office:value-type="float" office:value="1372.021875" calcext:value-type="float">
            <text:p>1372,02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32]-[dados.$B$205]" office:value-type="float" office:value="-190.935871621051" calcext:value-type="float">
            <text:p>-190,936</text:p>
          </table:table-cell>
          <table:table-cell table:style-name="ce18" table:formula="of:=[dados.C32]-[dados.$C$205]" office:value-type="float" office:value="-45.375" calcext:value-type="float">
            <text:p>-45,375</text:p>
          </table:table-cell>
          <table:table-cell table:style-name="ce18" table:formula="of:=[dados.D32]-[dados.$D$205]" office:value-type="float" office:value="-30.845" calcext:value-type="float">
            <text:p>-30,845</text:p>
          </table:table-cell>
          <table:table-cell table:style-name="ce20" table:formula="of:=[.A31]*[.B31]" office:value-type="float" office:value="8663.7151748052" calcext:value-type="float">
            <text:p>8663,715</text:p>
          </table:table-cell>
          <table:table-cell table:style-name="ce20" table:formula="of:=[.A31]*[.C31]" office:value-type="float" office:value="5889.41696015133" calcext:value-type="float">
            <text:p>5889,417</text:p>
          </table:table-cell>
          <table:table-cell table:style-name="ce57" table:formula="of:=[.B31]*[.C31]" office:value-type="float" office:value="1399.591875" calcext:value-type="float">
            <text:p>1399,59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33]-[dados.$B$205]" office:value-type="float" office:value="-191.226551448285" calcext:value-type="float">
            <text:p>-191,227</text:p>
          </table:table-cell>
          <table:table-cell table:style-name="ce18" table:formula="of:=[dados.C33]-[dados.$C$205]" office:value-type="float" office:value="-43.375" calcext:value-type="float">
            <text:p>-43,375</text:p>
          </table:table-cell>
          <table:table-cell table:style-name="ce18" table:formula="of:=[dados.D33]-[dados.$D$205]" office:value-type="float" office:value="-33.845" calcext:value-type="float">
            <text:p>-33,845</text:p>
          </table:table-cell>
          <table:table-cell table:style-name="ce20" table:formula="of:=[.A32]*[.B32]" office:value-type="float" office:value="8294.45166906936" calcext:value-type="float">
            <text:p>8294,452</text:p>
          </table:table-cell>
          <table:table-cell table:style-name="ce20" table:formula="of:=[.A32]*[.C32]" office:value-type="float" office:value="6472.06263376721" calcext:value-type="float">
            <text:p>6472,063</text:p>
          </table:table-cell>
          <table:table-cell table:style-name="ce57" table:formula="of:=[.B32]*[.C32]" office:value-type="float" office:value="1468.026875" calcext:value-type="float">
            <text:p>1468,02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34]-[dados.$B$205]" office:value-type="float" office:value="-189.993134712055" calcext:value-type="float">
            <text:p>-189,993</text:p>
          </table:table-cell>
          <table:table-cell table:style-name="ce18" table:formula="of:=[dados.C34]-[dados.$C$205]" office:value-type="float" office:value="-44.375" calcext:value-type="float">
            <text:p>-44,375</text:p>
          </table:table-cell>
          <table:table-cell table:style-name="ce18" table:formula="of:=[dados.D34]-[dados.$D$205]" office:value-type="float" office:value="-29.845" calcext:value-type="float">
            <text:p>-29,845</text:p>
          </table:table-cell>
          <table:table-cell table:style-name="ce20" table:formula="of:=[.A33]*[.B33]" office:value-type="float" office:value="8430.94535284742" calcext:value-type="float">
            <text:p>8430,945</text:p>
          </table:table-cell>
          <table:table-cell table:style-name="ce20" table:formula="of:=[.A33]*[.C33]" office:value-type="float" office:value="5670.34510548127" calcext:value-type="float">
            <text:p>5670,345</text:p>
          </table:table-cell>
          <table:table-cell table:style-name="ce57" table:formula="of:=[.B33]*[.C33]" office:value-type="float" office:value="1324.371875" calcext:value-type="float">
            <text:p>1324,37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35]-[dados.$B$205]" office:value-type="float" office:value="-214.607368192103" calcext:value-type="float">
            <text:p>-214,607</text:p>
          </table:table-cell>
          <table:table-cell table:style-name="ce18" table:formula="of:=[dados.C35]-[dados.$C$205]" office:value-type="float" office:value="-45.375" calcext:value-type="float">
            <text:p>-45,375</text:p>
          </table:table-cell>
          <table:table-cell table:style-name="ce18" table:formula="of:=[dados.D35]-[dados.$D$205]" office:value-type="float" office:value="-30.845" calcext:value-type="float">
            <text:p>-30,845</text:p>
          </table:table-cell>
          <table:table-cell table:style-name="ce20" table:formula="of:=[.A34]*[.B34]" office:value-type="float" office:value="9737.80933171667" calcext:value-type="float">
            <text:p>9737,809</text:p>
          </table:table-cell>
          <table:table-cell table:style-name="ce20" table:formula="of:=[.A34]*[.C34]" office:value-type="float" office:value="6619.56427188541" calcext:value-type="float">
            <text:p>6619,564</text:p>
          </table:table-cell>
          <table:table-cell table:style-name="ce57" table:formula="of:=[.B34]*[.C34]" office:value-type="float" office:value="1399.591875" calcext:value-type="float">
            <text:p>1399,59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36]-[dados.$B$205]" office:value-type="float" office:value="-210.994375746516" calcext:value-type="float">
            <text:p>-210,994</text:p>
          </table:table-cell>
          <table:table-cell table:style-name="ce18" table:formula="of:=[dados.C36]-[dados.$C$205]" office:value-type="float" office:value="-41.375" calcext:value-type="float">
            <text:p>-41,375</text:p>
          </table:table-cell>
          <table:table-cell table:style-name="ce18" table:formula="of:=[dados.D36]-[dados.$D$205]" office:value-type="float" office:value="-35.845" calcext:value-type="float">
            <text:p>-35,845</text:p>
          </table:table-cell>
          <table:table-cell table:style-name="ce20" table:formula="of:=[.A35]*[.B35]" office:value-type="float" office:value="8729.89229651211" calcext:value-type="float">
            <text:p>8729,892</text:p>
          </table:table-cell>
          <table:table-cell table:style-name="ce20" table:formula="of:=[.A35]*[.C35]" office:value-type="float" office:value="7563.09339863388" calcext:value-type="float">
            <text:p>7563,093</text:p>
          </table:table-cell>
          <table:table-cell table:style-name="ce57" table:formula="of:=[.B35]*[.C35]" office:value-type="float" office:value="1483.086875" calcext:value-type="float">
            <text:p>1483,08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37]-[dados.$B$205]" office:value-type="float" office:value="-121.795567641199" calcext:value-type="float">
            <text:p>-121,796</text:p>
          </table:table-cell>
          <table:table-cell table:style-name="ce18" table:formula="of:=[dados.C37]-[dados.$C$205]" office:value-type="float" office:value="-45.375" calcext:value-type="float">
            <text:p>-45,375</text:p>
          </table:table-cell>
          <table:table-cell table:style-name="ce18" table:formula="of:=[dados.D37]-[dados.$D$205]" office:value-type="float" office:value="-30.845" calcext:value-type="float">
            <text:p>-30,845</text:p>
          </table:table-cell>
          <table:table-cell table:style-name="ce20" table:formula="of:=[.A36]*[.B36]" office:value-type="float" office:value="5526.4738817194" calcext:value-type="float">
            <text:p>5526,474</text:p>
          </table:table-cell>
          <table:table-cell table:style-name="ce20" table:formula="of:=[.A36]*[.C36]" office:value-type="float" office:value="3756.78428389278" calcext:value-type="float">
            <text:p>3756,784</text:p>
          </table:table-cell>
          <table:table-cell table:style-name="ce57" table:formula="of:=[.B36]*[.C36]" office:value-type="float" office:value="1399.591875" calcext:value-type="float">
            <text:p>1399,59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38]-[dados.$B$205]" office:value-type="float" office:value="-178.301165317484" calcext:value-type="float">
            <text:p>-178,301</text:p>
          </table:table-cell>
          <table:table-cell table:style-name="ce18" table:formula="of:=[dados.C38]-[dados.$C$205]" office:value-type="float" office:value="-41.375" calcext:value-type="float">
            <text:p>-41,375</text:p>
          </table:table-cell>
          <table:table-cell table:style-name="ce18" table:formula="of:=[dados.D38]-[dados.$D$205]" office:value-type="float" office:value="-37.845" calcext:value-type="float">
            <text:p>-37,845</text:p>
          </table:table-cell>
          <table:table-cell table:style-name="ce20" table:formula="of:=[.A37]*[.B37]" office:value-type="float" office:value="7377.21071501088" calcext:value-type="float">
            <text:p>7377,211</text:p>
          </table:table-cell>
          <table:table-cell table:style-name="ce20" table:formula="of:=[.A37]*[.C37]" office:value-type="float" office:value="6747.80760144016" calcext:value-type="float">
            <text:p>6747,808</text:p>
          </table:table-cell>
          <table:table-cell table:style-name="ce57" table:formula="of:=[.B37]*[.C37]" office:value-type="float" office:value="1565.836875" calcext:value-type="float">
            <text:p>1565,83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39]-[dados.$B$205]" office:value-type="float" office:value="-137.77594411018" calcext:value-type="float">
            <text:p>-137,776</text:p>
          </table:table-cell>
          <table:table-cell table:style-name="ce18" table:formula="of:=[dados.C39]-[dados.$C$205]" office:value-type="float" office:value="-41.375" calcext:value-type="float">
            <text:p>-41,375</text:p>
          </table:table-cell>
          <table:table-cell table:style-name="ce18" table:formula="of:=[dados.D39]-[dados.$D$205]" office:value-type="float" office:value="-35.845" calcext:value-type="float">
            <text:p>-35,845</text:p>
          </table:table-cell>
          <table:table-cell table:style-name="ce20" table:formula="of:=[.A38]*[.B38]" office:value-type="float" office:value="5700.47968755869" calcext:value-type="float">
            <text:p>5700,480</text:p>
          </table:table-cell>
          <table:table-cell table:style-name="ce20" table:formula="of:=[.A38]*[.C38]" office:value-type="float" office:value="4938.57871662939" calcext:value-type="float">
            <text:p>4938,579</text:p>
          </table:table-cell>
          <table:table-cell table:style-name="ce57" table:formula="of:=[.B38]*[.C38]" office:value-type="float" office:value="1483.086875" calcext:value-type="float">
            <text:p>1483,08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40]-[dados.$B$205]" office:value-type="float" office:value="-143.578467177496" calcext:value-type="float">
            <text:p>-143,578</text:p>
          </table:table-cell>
          <table:table-cell table:style-name="ce18" table:formula="of:=[dados.C40]-[dados.$C$205]" office:value-type="float" office:value="-46.375" calcext:value-type="float">
            <text:p>-46,375</text:p>
          </table:table-cell>
          <table:table-cell table:style-name="ce18" table:formula="of:=[dados.D40]-[dados.$D$205]" office:value-type="float" office:value="-36.845" calcext:value-type="float">
            <text:p>-36,845</text:p>
          </table:table-cell>
          <table:table-cell table:style-name="ce20" table:formula="of:=[.A39]*[.B39]" office:value-type="float" office:value="6658.45141535638" calcext:value-type="float">
            <text:p>6658,451</text:p>
          </table:table-cell>
          <table:table-cell table:style-name="ce20" table:formula="of:=[.A39]*[.C39]" office:value-type="float" office:value="5290.14862315484" calcext:value-type="float">
            <text:p>5290,149</text:p>
          </table:table-cell>
          <table:table-cell table:style-name="ce57" table:formula="of:=[.B39]*[.C39]" office:value-type="float" office:value="1708.686875" calcext:value-type="float">
            <text:p>1708,68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41]-[dados.$B$205]" office:value-type="float" office:value="-214.157511294564" calcext:value-type="float">
            <text:p>-214,158</text:p>
          </table:table-cell>
          <table:table-cell table:style-name="ce18" table:formula="of:=[dados.C41]-[dados.$C$205]" office:value-type="float" office:value="-45.375" calcext:value-type="float">
            <text:p>-45,375</text:p>
          </table:table-cell>
          <table:table-cell table:style-name="ce18" table:formula="of:=[dados.D41]-[dados.$D$205]" office:value-type="float" office:value="-34.845" calcext:value-type="float">
            <text:p>-34,845</text:p>
          </table:table-cell>
          <table:table-cell table:style-name="ce20" table:formula="of:=[.A40]*[.B40]" office:value-type="float" office:value="9717.39707499082" calcext:value-type="float">
            <text:p>9717,397</text:p>
          </table:table-cell>
          <table:table-cell table:style-name="ce20" table:formula="of:=[.A40]*[.C40]" office:value-type="float" office:value="7462.31848105907" calcext:value-type="float">
            <text:p>7462,318</text:p>
          </table:table-cell>
          <table:table-cell table:style-name="ce57" table:formula="of:=[.B40]*[.C40]" office:value-type="float" office:value="1581.091875" calcext:value-type="float">
            <text:p>1581,09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42]-[dados.$B$205]" office:value-type="float" office:value="-178.949785012687" calcext:value-type="float">
            <text:p>-178,950</text:p>
          </table:table-cell>
          <table:table-cell table:style-name="ce18" table:formula="of:=[dados.C42]-[dados.$C$205]" office:value-type="float" office:value="-41.375" calcext:value-type="float">
            <text:p>-41,375</text:p>
          </table:table-cell>
          <table:table-cell table:style-name="ce18" table:formula="of:=[dados.D42]-[dados.$D$205]" office:value-type="float" office:value="-34.845" calcext:value-type="float">
            <text:p>-34,845</text:p>
          </table:table-cell>
          <table:table-cell table:style-name="ce20" table:formula="of:=[.A41]*[.B41]" office:value-type="float" office:value="7404.04735489991" calcext:value-type="float">
            <text:p>7404,047</text:p>
          </table:table-cell>
          <table:table-cell table:style-name="ce20" table:formula="of:=[.A41]*[.C41]" office:value-type="float" office:value="6235.50525876706" calcext:value-type="float">
            <text:p>6235,505</text:p>
          </table:table-cell>
          <table:table-cell table:style-name="ce57" table:formula="of:=[.B41]*[.C41]" office:value-type="float" office:value="1441.711875" calcext:value-type="float">
            <text:p>1441,71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43]-[dados.$B$205]" office:value-type="float" office:value="-183.869970699314" calcext:value-type="float">
            <text:p>-183,870</text:p>
          </table:table-cell>
          <table:table-cell table:style-name="ce18" table:formula="of:=[dados.C43]-[dados.$C$205]" office:value-type="float" office:value="-42.375" calcext:value-type="float">
            <text:p>-42,375</text:p>
          </table:table-cell>
          <table:table-cell table:style-name="ce18" table:formula="of:=[dados.D43]-[dados.$D$205]" office:value-type="float" office:value="-35.845" calcext:value-type="float">
            <text:p>-35,845</text:p>
          </table:table-cell>
          <table:table-cell table:style-name="ce20" table:formula="of:=[.A42]*[.B42]" office:value-type="float" office:value="7791.49000838341" calcext:value-type="float">
            <text:p>7791,490</text:p>
          </table:table-cell>
          <table:table-cell table:style-name="ce20" table:formula="of:=[.A42]*[.C42]" office:value-type="float" office:value="6590.81909971689" calcext:value-type="float">
            <text:p>6590,819</text:p>
          </table:table-cell>
          <table:table-cell table:style-name="ce57" table:formula="of:=[.B42]*[.C42]" office:value-type="float" office:value="1518.931875" calcext:value-type="float">
            <text:p>1518,93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44]-[dados.$B$205]" office:value-type="float" office:value="-157.013599062935" calcext:value-type="float">
            <text:p>-157,014</text:p>
          </table:table-cell>
          <table:table-cell table:style-name="ce18" table:formula="of:=[dados.C44]-[dados.$C$205]" office:value-type="float" office:value="-40.375" calcext:value-type="float">
            <text:p>-40,375</text:p>
          </table:table-cell>
          <table:table-cell table:style-name="ce18" table:formula="of:=[dados.D44]-[dados.$D$205]" office:value-type="float" office:value="-31.845" calcext:value-type="float">
            <text:p>-31,845</text:p>
          </table:table-cell>
          <table:table-cell table:style-name="ce20" table:formula="of:=[.A43]*[.B43]" office:value-type="float" office:value="6339.42406216601" calcext:value-type="float">
            <text:p>6339,424</text:p>
          </table:table-cell>
          <table:table-cell table:style-name="ce20" table:formula="of:=[.A43]*[.C43]" office:value-type="float" office:value="5000.09806215917" calcext:value-type="float">
            <text:p>5000,098</text:p>
          </table:table-cell>
          <table:table-cell table:style-name="ce57" table:formula="of:=[.B43]*[.C43]" office:value-type="float" office:value="1285.741875" calcext:value-type="float">
            <text:p>1285,74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45]-[dados.$B$205]" office:value-type="float" office:value="-172.587758190115" calcext:value-type="float">
            <text:p>-172,588</text:p>
          </table:table-cell>
          <table:table-cell table:style-name="ce18" table:formula="of:=[dados.C45]-[dados.$C$205]" office:value-type="float" office:value="-45.375" calcext:value-type="float">
            <text:p>-45,375</text:p>
          </table:table-cell>
          <table:table-cell table:style-name="ce18" table:formula="of:=[dados.D45]-[dados.$D$205]" office:value-type="float" office:value="-35.845" calcext:value-type="float">
            <text:p>-35,845</text:p>
          </table:table-cell>
          <table:table-cell table:style-name="ce20" table:formula="of:=[.A44]*[.B44]" office:value-type="float" office:value="7831.16952787647" calcext:value-type="float">
            <text:p>7831,170</text:p>
          </table:table-cell>
          <table:table-cell table:style-name="ce20" table:formula="of:=[.A44]*[.C44]" office:value-type="float" office:value="6186.40819232468" calcext:value-type="float">
            <text:p>6186,408</text:p>
          </table:table-cell>
          <table:table-cell table:style-name="ce57" table:formula="of:=[.B44]*[.C44]" office:value-type="float" office:value="1626.466875" calcext:value-type="float">
            <text:p>1626,46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46]-[dados.$B$205]" office:value-type="float" office:value="-126.404546225119" calcext:value-type="float">
            <text:p>-126,405</text:p>
          </table:table-cell>
          <table:table-cell table:style-name="ce18" table:formula="of:=[dados.C46]-[dados.$C$205]" office:value-type="float" office:value="-42.375" calcext:value-type="float">
            <text:p>-42,375</text:p>
          </table:table-cell>
          <table:table-cell table:style-name="ce18" table:formula="of:=[dados.D46]-[dados.$D$205]" office:value-type="float" office:value="-36.845" calcext:value-type="float">
            <text:p>-36,845</text:p>
          </table:table-cell>
          <table:table-cell table:style-name="ce20" table:formula="of:=[.A45]*[.B45]" office:value-type="float" office:value="5356.39264628941" calcext:value-type="float">
            <text:p>5356,393</text:p>
          </table:table-cell>
          <table:table-cell table:style-name="ce20" table:formula="of:=[.A45]*[.C45]" office:value-type="float" office:value="4657.3755056645" calcext:value-type="float">
            <text:p>4657,376</text:p>
          </table:table-cell>
          <table:table-cell table:style-name="ce57" table:formula="of:=[.B45]*[.C45]" office:value-type="float" office:value="1561.306875" calcext:value-type="float">
            <text:p>1561,30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47]-[dados.$B$205]" office:value-type="float" office:value="-155.079838000664" calcext:value-type="float">
            <text:p>-155,080</text:p>
          </table:table-cell>
          <table:table-cell table:style-name="ce18" table:formula="of:=[dados.C47]-[dados.$C$205]" office:value-type="float" office:value="-44.375" calcext:value-type="float">
            <text:p>-44,375</text:p>
          </table:table-cell>
          <table:table-cell table:style-name="ce18" table:formula="of:=[dados.D47]-[dados.$D$205]" office:value-type="float" office:value="-30.845" calcext:value-type="float">
            <text:p>-30,845</text:p>
          </table:table-cell>
          <table:table-cell table:style-name="ce20" table:formula="of:=[.A46]*[.B46]" office:value-type="float" office:value="6881.66781127945" calcext:value-type="float">
            <text:p>6881,668</text:p>
          </table:table-cell>
          <table:table-cell table:style-name="ce20" table:formula="of:=[.A46]*[.C46]" office:value-type="float" office:value="4783.43760313047" calcext:value-type="float">
            <text:p>4783,438</text:p>
          </table:table-cell>
          <table:table-cell table:style-name="ce57" table:formula="of:=[.B46]*[.C46]" office:value-type="float" office:value="1368.746875" calcext:value-type="float">
            <text:p>1368,74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48]-[dados.$B$205]" office:value-type="float" office:value="-153.120365621727" calcext:value-type="float">
            <text:p>-153,120</text:p>
          </table:table-cell>
          <table:table-cell table:style-name="ce18" table:formula="of:=[dados.C48]-[dados.$C$205]" office:value-type="float" office:value="-41.375" calcext:value-type="float">
            <text:p>-41,375</text:p>
          </table:table-cell>
          <table:table-cell table:style-name="ce18" table:formula="of:=[dados.D48]-[dados.$D$205]" office:value-type="float" office:value="-29.845" calcext:value-type="float">
            <text:p>-29,845</text:p>
          </table:table-cell>
          <table:table-cell table:style-name="ce20" table:formula="of:=[.A47]*[.B47]" office:value-type="float" office:value="6335.35512759894" calcext:value-type="float">
            <text:p>6335,355</text:p>
          </table:table-cell>
          <table:table-cell table:style-name="ce20" table:formula="of:=[.A47]*[.C47]" office:value-type="float" office:value="4569.87731198043" calcext:value-type="float">
            <text:p>4569,877</text:p>
          </table:table-cell>
          <table:table-cell table:style-name="ce57" table:formula="of:=[.B47]*[.C47]" office:value-type="float" office:value="1234.836875" calcext:value-type="float">
            <text:p>1234,83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49]-[dados.$B$205]" office:value-type="float" office:value="-187.142132080587" calcext:value-type="float">
            <text:p>-187,142</text:p>
          </table:table-cell>
          <table:table-cell table:style-name="ce18" table:formula="of:=[dados.C49]-[dados.$C$205]" office:value-type="float" office:value="-43.375" calcext:value-type="float">
            <text:p>-43,375</text:p>
          </table:table-cell>
          <table:table-cell table:style-name="ce18" table:formula="of:=[dados.D49]-[dados.$D$205]" office:value-type="float" office:value="-33.845" calcext:value-type="float">
            <text:p>-33,845</text:p>
          </table:table-cell>
          <table:table-cell table:style-name="ce20" table:formula="of:=[.A48]*[.B48]" office:value-type="float" office:value="8117.28997899547" calcext:value-type="float">
            <text:p>8117,290</text:p>
          </table:table-cell>
          <table:table-cell table:style-name="ce20" table:formula="of:=[.A48]*[.C48]" office:value-type="float" office:value="6333.82546026747" calcext:value-type="float">
            <text:p>6333,825</text:p>
          </table:table-cell>
          <table:table-cell table:style-name="ce57" table:formula="of:=[.B48]*[.C48]" office:value-type="float" office:value="1468.026875" calcext:value-type="float">
            <text:p>1468,02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50]-[dados.$B$205]" office:value-type="float" office:value="-162.910524550633" calcext:value-type="float">
            <text:p>-162,911</text:p>
          </table:table-cell>
          <table:table-cell table:style-name="ce18" table:formula="of:=[dados.C50]-[dados.$C$205]" office:value-type="float" office:value="-45.375" calcext:value-type="float">
            <text:p>-45,375</text:p>
          </table:table-cell>
          <table:table-cell table:style-name="ce18" table:formula="of:=[dados.D50]-[dados.$D$205]" office:value-type="float" office:value="-35.845" calcext:value-type="float">
            <text:p>-35,845</text:p>
          </table:table-cell>
          <table:table-cell table:style-name="ce20" table:formula="of:=[.A49]*[.B49]" office:value-type="float" office:value="7392.06505148496" calcext:value-type="float">
            <text:p>7392,065</text:p>
          </table:table-cell>
          <table:table-cell table:style-name="ce20" table:formula="of:=[.A49]*[.C49]" office:value-type="float" office:value="5839.52775251743" calcext:value-type="float">
            <text:p>5839,528</text:p>
          </table:table-cell>
          <table:table-cell table:style-name="ce57" table:formula="of:=[.B49]*[.C49]" office:value-type="float" office:value="1626.466875" calcext:value-type="float">
            <text:p>1626,46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51]-[dados.$B$205]" office:value-type="float" office:value="-150.292972867438" calcext:value-type="float">
            <text:p>-150,293</text:p>
          </table:table-cell>
          <table:table-cell table:style-name="ce18" table:formula="of:=[dados.C51]-[dados.$C$205]" office:value-type="float" office:value="-43.375" calcext:value-type="float">
            <text:p>-43,375</text:p>
          </table:table-cell>
          <table:table-cell table:style-name="ce18" table:formula="of:=[dados.D51]-[dados.$D$205]" office:value-type="float" office:value="-34.845" calcext:value-type="float">
            <text:p>-34,845</text:p>
          </table:table-cell>
          <table:table-cell table:style-name="ce20" table:formula="of:=[.A50]*[.B50]" office:value-type="float" office:value="6518.95769812514" calcext:value-type="float">
            <text:p>6518,958</text:p>
          </table:table-cell>
          <table:table-cell table:style-name="ce20" table:formula="of:=[.A50]*[.C50]" office:value-type="float" office:value="5236.95863956589" calcext:value-type="float">
            <text:p>5236,959</text:p>
          </table:table-cell>
          <table:table-cell table:style-name="ce57" table:formula="of:=[.B50]*[.C50]" office:value-type="float" office:value="1511.401875" calcext:value-type="float">
            <text:p>1511,40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52]-[dados.$B$205]" office:value-type="float" office:value="-163.317892217243" calcext:value-type="float">
            <text:p>-163,318</text:p>
          </table:table-cell>
          <table:table-cell table:style-name="ce18" table:formula="of:=[dados.C52]-[dados.$C$205]" office:value-type="float" office:value="-42.375" calcext:value-type="float">
            <text:p>-42,375</text:p>
          </table:table-cell>
          <table:table-cell table:style-name="ce18" table:formula="of:=[dados.D52]-[dados.$D$205]" office:value-type="float" office:value="-33.845" calcext:value-type="float">
            <text:p>-33,845</text:p>
          </table:table-cell>
          <table:table-cell table:style-name="ce20" table:formula="of:=[.A51]*[.B51]" office:value-type="float" office:value="6920.59568270568" calcext:value-type="float">
            <text:p>6920,596</text:p>
          </table:table-cell>
          <table:table-cell table:style-name="ce20" table:formula="of:=[.A51]*[.C51]" office:value-type="float" office:value="5527.4940620926" calcext:value-type="float">
            <text:p>5527,494</text:p>
          </table:table-cell>
          <table:table-cell table:style-name="ce57" table:formula="of:=[.B51]*[.C51]" office:value-type="float" office:value="1434.181875" calcext:value-type="float">
            <text:p>1434,18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53]-[dados.$B$205]" office:value-type="float" office:value="227.081281303327" calcext:value-type="float">
            <text:p>227,081</text:p>
          </table:table-cell>
          <table:table-cell table:style-name="ce18" table:formula="of:=[dados.C53]-[dados.$C$205]" office:value-type="float" office:value="9.625" calcext:value-type="float">
            <text:p>9,625</text:p>
          </table:table-cell>
          <table:table-cell table:style-name="ce18" table:formula="of:=[dados.D53]-[dados.$D$205]" office:value-type="float" office:value="31.155" calcext:value-type="float">
            <text:p>31,155</text:p>
          </table:table-cell>
          <table:table-cell table:style-name="ce20" table:formula="of:=[.A52]*[.B52]" office:value-type="float" office:value="2185.65733254452" calcext:value-type="float">
            <text:p>2185,657</text:p>
          </table:table-cell>
          <table:table-cell table:style-name="ce20" table:formula="of:=[.A52]*[.C52]" office:value-type="float" office:value="7074.71731900516" calcext:value-type="float">
            <text:p>7074,717</text:p>
          </table:table-cell>
          <table:table-cell table:style-name="ce57" table:formula="of:=[.B52]*[.C52]" office:value-type="float" office:value="299.866875" calcext:value-type="float">
            <text:p>299,86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54]-[dados.$B$205]" office:value-type="float" office:value="143.383211302303" calcext:value-type="float">
            <text:p>143,383</text:p>
          </table:table-cell>
          <table:table-cell table:style-name="ce18" table:formula="of:=[dados.C54]-[dados.$C$205]" office:value-type="float" office:value="10.625" calcext:value-type="float">
            <text:p>10,625</text:p>
          </table:table-cell>
          <table:table-cell table:style-name="ce18" table:formula="of:=[dados.D54]-[dados.$D$205]" office:value-type="float" office:value="12.155" calcext:value-type="float">
            <text:p>12,155</text:p>
          </table:table-cell>
          <table:table-cell table:style-name="ce20" table:formula="of:=[.A53]*[.B53]" office:value-type="float" office:value="1523.44662008697" calcext:value-type="float">
            <text:p>1523,447</text:p>
          </table:table-cell>
          <table:table-cell table:style-name="ce20" table:formula="of:=[.A53]*[.C53]" office:value-type="float" office:value="1742.8229333795" calcext:value-type="float">
            <text:p>1742,823</text:p>
          </table:table-cell>
          <table:table-cell table:style-name="ce57" table:formula="of:=[.B53]*[.C53]" office:value-type="float" office:value="129.146875" calcext:value-type="float">
            <text:p>129,14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55]-[dados.$B$205]" office:value-type="float" office:value="181.254299532997" calcext:value-type="float">
            <text:p>181,254</text:p>
          </table:table-cell>
          <table:table-cell table:style-name="ce18" table:formula="of:=[dados.C55]-[dados.$C$205]" office:value-type="float" office:value="-9.375" calcext:value-type="float">
            <text:p>-9,375</text:p>
          </table:table-cell>
          <table:table-cell table:style-name="ce18" table:formula="of:=[dados.D55]-[dados.$D$205]" office:value-type="float" office:value="35.155" calcext:value-type="float">
            <text:p>35,155</text:p>
          </table:table-cell>
          <table:table-cell table:style-name="ce20" table:formula="of:=[.A54]*[.B54]" office:value-type="float" office:value="-1699.25905812185" calcext:value-type="float">
            <text:p>-1699,259</text:p>
          </table:table-cell>
          <table:table-cell table:style-name="ce20" table:formula="of:=[.A54]*[.C54]" office:value-type="float" office:value="6371.99490008252" calcext:value-type="float">
            <text:p>6371,995</text:p>
          </table:table-cell>
          <table:table-cell table:style-name="ce57" table:formula="of:=[.B54]*[.C54]" office:value-type="float" office:value="-329.578125" calcext:value-type="float">
            <text:p>-329,57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56]-[dados.$B$205]" office:value-type="float" office:value="247.488183401563" calcext:value-type="float">
            <text:p>247,488</text:p>
          </table:table-cell>
          <table:table-cell table:style-name="ce18" table:formula="of:=[dados.C56]-[dados.$C$205]" office:value-type="float" office:value="33.625" calcext:value-type="float">
            <text:p>33,625</text:p>
          </table:table-cell>
          <table:table-cell table:style-name="ce18" table:formula="of:=[dados.D56]-[dados.$D$205]" office:value-type="float" office:value="22.155" calcext:value-type="float">
            <text:p>22,155</text:p>
          </table:table-cell>
          <table:table-cell table:style-name="ce20" table:formula="of:=[.A55]*[.B55]" office:value-type="float" office:value="8321.79016687756" calcext:value-type="float">
            <text:p>8321,790</text:p>
          </table:table-cell>
          <table:table-cell table:style-name="ce20" table:formula="of:=[.A55]*[.C55]" office:value-type="float" office:value="5483.10070326163" calcext:value-type="float">
            <text:p>5483,101</text:p>
          </table:table-cell>
          <table:table-cell table:style-name="ce57" table:formula="of:=[.B55]*[.C55]" office:value-type="float" office:value="744.961875" calcext:value-type="float">
            <text:p>744,96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57]-[dados.$B$205]" office:value-type="float" office:value="179.379299560702" calcext:value-type="float">
            <text:p>179,379</text:p>
          </table:table-cell>
          <table:table-cell table:style-name="ce18" table:formula="of:=[dados.C57]-[dados.$C$205]" office:value-type="float" office:value="-4.375" calcext:value-type="float">
            <text:p>-4,375</text:p>
          </table:table-cell>
          <table:table-cell table:style-name="ce18" table:formula="of:=[dados.D57]-[dados.$D$205]" office:value-type="float" office:value="30.155" calcext:value-type="float">
            <text:p>30,155</text:p>
          </table:table-cell>
          <table:table-cell table:style-name="ce20" table:formula="of:=[.A56]*[.B56]" office:value-type="float" office:value="-784.784435578072" calcext:value-type="float">
            <text:p>-784,784</text:p>
          </table:table-cell>
          <table:table-cell table:style-name="ce20" table:formula="of:=[.A56]*[.C56]" office:value-type="float" office:value="5409.18277825297" calcext:value-type="float">
            <text:p>5409,183</text:p>
          </table:table-cell>
          <table:table-cell table:style-name="ce57" table:formula="of:=[.B56]*[.C56]" office:value-type="float" office:value="-131.928125" calcext:value-type="float">
            <text:p>-131,92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58]-[dados.$B$205]" office:value-type="float" office:value="135.013184231481" calcext:value-type="float">
            <text:p>135,013</text:p>
          </table:table-cell>
          <table:table-cell table:style-name="ce18" table:formula="of:=[dados.C58]-[dados.$C$205]" office:value-type="float" office:value="2.625" calcext:value-type="float">
            <text:p>2,625</text:p>
          </table:table-cell>
          <table:table-cell table:style-name="ce18" table:formula="of:=[dados.D58]-[dados.$D$205]" office:value-type="float" office:value="19.155" calcext:value-type="float">
            <text:p>19,155</text:p>
          </table:table-cell>
          <table:table-cell table:style-name="ce20" table:formula="of:=[.A57]*[.B57]" office:value-type="float" office:value="354.409608607638" calcext:value-type="float">
            <text:p>354,410</text:p>
          </table:table-cell>
          <table:table-cell table:style-name="ce20" table:formula="of:=[.A57]*[.C57]" office:value-type="float" office:value="2586.17754395402" calcext:value-type="float">
            <text:p>2586,178</text:p>
          </table:table-cell>
          <table:table-cell table:style-name="ce57" table:formula="of:=[.B57]*[.C57]" office:value-type="float" office:value="50.281875" calcext:value-type="float">
            <text:p>50,28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59]-[dados.$B$205]" office:value-type="float" office:value="133.176257532399" calcext:value-type="float">
            <text:p>133,176</text:p>
          </table:table-cell>
          <table:table-cell table:style-name="ce18" table:formula="of:=[dados.C59]-[dados.$C$205]" office:value-type="float" office:value="-8.375" calcext:value-type="float">
            <text:p>-8,375</text:p>
          </table:table-cell>
          <table:table-cell table:style-name="ce18" table:formula="of:=[dados.D59]-[dados.$D$205]" office:value-type="float" office:value="18.155" calcext:value-type="float">
            <text:p>18,155</text:p>
          </table:table-cell>
          <table:table-cell table:style-name="ce20" table:formula="of:=[.A58]*[.B58]" office:value-type="float" office:value="-1115.35115683384" calcext:value-type="float">
            <text:p>-1115,351</text:p>
          </table:table-cell>
          <table:table-cell table:style-name="ce20" table:formula="of:=[.A58]*[.C58]" office:value-type="float" office:value="2417.81495550071" calcext:value-type="float">
            <text:p>2417,815</text:p>
          </table:table-cell>
          <table:table-cell table:style-name="ce57" table:formula="of:=[.B58]*[.C58]" office:value-type="float" office:value="-152.048125" calcext:value-type="float">
            <text:p>-152,04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60]-[dados.$B$205]" office:value-type="float" office:value="130.441969766902" calcext:value-type="float">
            <text:p>130,442</text:p>
          </table:table-cell>
          <table:table-cell table:style-name="ce18" table:formula="of:=[dados.C60]-[dados.$C$205]" office:value-type="float" office:value="7.625" calcext:value-type="float">
            <text:p>7,625</text:p>
          </table:table-cell>
          <table:table-cell table:style-name="ce18" table:formula="of:=[dados.D60]-[dados.$D$205]" office:value-type="float" office:value="24.155" calcext:value-type="float">
            <text:p>24,155</text:p>
          </table:table-cell>
          <table:table-cell table:style-name="ce20" table:formula="of:=[.A59]*[.B59]" office:value-type="float" office:value="994.620019472629" calcext:value-type="float">
            <text:p>994,620</text:p>
          </table:table-cell>
          <table:table-cell table:style-name="ce20" table:formula="of:=[.A59]*[.C59]" office:value-type="float" office:value="3150.82577971952" calcext:value-type="float">
            <text:p>3150,826</text:p>
          </table:table-cell>
          <table:table-cell table:style-name="ce57" table:formula="of:=[.B59]*[.C59]" office:value-type="float" office:value="184.181875" calcext:value-type="float">
            <text:p>184,18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61]-[dados.$B$205]" office:value-type="float" office:value="193.46224947561" calcext:value-type="float">
            <text:p>193,462</text:p>
          </table:table-cell>
          <table:table-cell table:style-name="ce18" table:formula="of:=[dados.C61]-[dados.$C$205]" office:value-type="float" office:value="1.625" calcext:value-type="float">
            <text:p>1,625</text:p>
          </table:table-cell>
          <table:table-cell table:style-name="ce18" table:formula="of:=[dados.D61]-[dados.$D$205]" office:value-type="float" office:value="12.155" calcext:value-type="float">
            <text:p>12,155</text:p>
          </table:table-cell>
          <table:table-cell table:style-name="ce20" table:formula="of:=[.A60]*[.B60]" office:value-type="float" office:value="314.376155397867" calcext:value-type="float">
            <text:p>314,376</text:p>
          </table:table-cell>
          <table:table-cell table:style-name="ce20" table:formula="of:=[.A60]*[.C60]" office:value-type="float" office:value="2351.53364237604" calcext:value-type="float">
            <text:p>2351,534</text:p>
          </table:table-cell>
          <table:table-cell table:style-name="ce57" table:formula="of:=[.B60]*[.C60]" office:value-type="float" office:value="19.751875" calcext:value-type="float">
            <text:p>19,75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62]-[dados.$B$205]" office:value-type="float" office:value="143.33070826636" calcext:value-type="float">
            <text:p>143,331</text:p>
          </table:table-cell>
          <table:table-cell table:style-name="ce18" table:formula="of:=[dados.C62]-[dados.$C$205]" office:value-type="float" office:value="27.625" calcext:value-type="float">
            <text:p>27,625</text:p>
          </table:table-cell>
          <table:table-cell table:style-name="ce18" table:formula="of:=[dados.D62]-[dados.$D$205]" office:value-type="float" office:value="26.155" calcext:value-type="float">
            <text:p>26,155</text:p>
          </table:table-cell>
          <table:table-cell table:style-name="ce20" table:formula="of:=[.A61]*[.B61]" office:value-type="float" office:value="3959.5108158582" calcext:value-type="float">
            <text:p>3959,511</text:p>
          </table:table-cell>
          <table:table-cell table:style-name="ce20" table:formula="of:=[.A61]*[.C61]" office:value-type="float" office:value="3748.81467470665" calcext:value-type="float">
            <text:p>3748,815</text:p>
          </table:table-cell>
          <table:table-cell table:style-name="ce57" table:formula="of:=[.B61]*[.C61]" office:value-type="float" office:value="722.531875" calcext:value-type="float">
            <text:p>722,53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63]-[dados.$B$205]" office:value-type="float" office:value="244.812092023866" calcext:value-type="float">
            <text:p>244,812</text:p>
          </table:table-cell>
          <table:table-cell table:style-name="ce18" table:formula="of:=[dados.C63]-[dados.$C$205]" office:value-type="float" office:value="-2.375" calcext:value-type="float">
            <text:p>-2,375</text:p>
          </table:table-cell>
          <table:table-cell table:style-name="ce18" table:formula="of:=[dados.D63]-[dados.$D$205]" office:value-type="float" office:value="15.155" calcext:value-type="float">
            <text:p>15,155</text:p>
          </table:table-cell>
          <table:table-cell table:style-name="ce20" table:formula="of:=[.A62]*[.B62]" office:value-type="float" office:value="-581.428718556682" calcext:value-type="float">
            <text:p>-581,429</text:p>
          </table:table-cell>
          <table:table-cell table:style-name="ce20" table:formula="of:=[.A62]*[.C62]" office:value-type="float" office:value="3710.12725462169" calcext:value-type="float">
            <text:p>3710,127</text:p>
          </table:table-cell>
          <table:table-cell table:style-name="ce57" table:formula="of:=[.B62]*[.C62]" office:value-type="float" office:value="-35.993125" calcext:value-type="float">
            <text:p>-35,99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64]-[dados.$B$205]" office:value-type="float" office:value="226.96894447174" calcext:value-type="float">
            <text:p>226,969</text:p>
          </table:table-cell>
          <table:table-cell table:style-name="ce18" table:formula="of:=[dados.C64]-[dados.$C$205]" office:value-type="float" office:value="-8.375" calcext:value-type="float">
            <text:p>-8,375</text:p>
          </table:table-cell>
          <table:table-cell table:style-name="ce18" table:formula="of:=[dados.D64]-[dados.$D$205]" office:value-type="float" office:value="45.155" calcext:value-type="float">
            <text:p>45,155</text:p>
          </table:table-cell>
          <table:table-cell table:style-name="ce20" table:formula="of:=[.A63]*[.B63]" office:value-type="float" office:value="-1900.86490995082" calcext:value-type="float">
            <text:p>-1900,865</text:p>
          </table:table-cell>
          <table:table-cell table:style-name="ce20" table:formula="of:=[.A63]*[.C63]" office:value-type="float" office:value="10248.7826876214" calcext:value-type="float">
            <text:p>10248,783</text:p>
          </table:table-cell>
          <table:table-cell table:style-name="ce57" table:formula="of:=[.B63]*[.C63]" office:value-type="float" office:value="-378.173125" calcext:value-type="float">
            <text:p>-378,17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65]-[dados.$B$205]" office:value-type="float" office:value="245.445027611111" calcext:value-type="float">
            <text:p>245,445</text:p>
          </table:table-cell>
          <table:table-cell table:style-name="ce18" table:formula="of:=[dados.C65]-[dados.$C$205]" office:value-type="float" office:value="27.625" calcext:value-type="float">
            <text:p>27,625</text:p>
          </table:table-cell>
          <table:table-cell table:style-name="ce18" table:formula="of:=[dados.D65]-[dados.$D$205]" office:value-type="float" office:value="25.155" calcext:value-type="float">
            <text:p>25,155</text:p>
          </table:table-cell>
          <table:table-cell table:style-name="ce20" table:formula="of:=[.A64]*[.B64]" office:value-type="float" office:value="6780.41888775695" calcext:value-type="float">
            <text:p>6780,419</text:p>
          </table:table-cell>
          <table:table-cell table:style-name="ce20" table:formula="of:=[.A64]*[.C64]" office:value-type="float" office:value="6174.1696695575" calcext:value-type="float">
            <text:p>6174,170</text:p>
          </table:table-cell>
          <table:table-cell table:style-name="ce57" table:formula="of:=[.B64]*[.C64]" office:value-type="float" office:value="694.906875" calcext:value-type="float">
            <text:p>694,90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66]-[dados.$B$205]" office:value-type="float" office:value="256.541574747404" calcext:value-type="float">
            <text:p>256,542</text:p>
          </table:table-cell>
          <table:table-cell table:style-name="ce18" table:formula="of:=[dados.C66]-[dados.$C$205]" office:value-type="float" office:value="13.625" calcext:value-type="float">
            <text:p>13,625</text:p>
          </table:table-cell>
          <table:table-cell table:style-name="ce18" table:formula="of:=[dados.D66]-[dados.$D$205]" office:value-type="float" office:value="29.155" calcext:value-type="float">
            <text:p>29,155</text:p>
          </table:table-cell>
          <table:table-cell table:style-name="ce20" table:formula="of:=[.A65]*[.B65]" office:value-type="float" office:value="3495.37895593338" calcext:value-type="float">
            <text:p>3495,379</text:p>
          </table:table-cell>
          <table:table-cell table:style-name="ce20" table:formula="of:=[.A65]*[.C65]" office:value-type="float" office:value="7479.46961176057" calcext:value-type="float">
            <text:p>7479,470</text:p>
          </table:table-cell>
          <table:table-cell table:style-name="ce57" table:formula="of:=[.B65]*[.C65]" office:value-type="float" office:value="397.236875" calcext:value-type="float">
            <text:p>397,23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67]-[dados.$B$205]" office:value-type="float" office:value="194.181808346493" calcext:value-type="float">
            <text:p>194,182</text:p>
          </table:table-cell>
          <table:table-cell table:style-name="ce18" table:formula="of:=[dados.C67]-[dados.$C$205]" office:value-type="float" office:value="24.625" calcext:value-type="float">
            <text:p>24,625</text:p>
          </table:table-cell>
          <table:table-cell table:style-name="ce18" table:formula="of:=[dados.D67]-[dados.$D$205]" office:value-type="float" office:value="36.155" calcext:value-type="float">
            <text:p>36,155</text:p>
          </table:table-cell>
          <table:table-cell table:style-name="ce20" table:formula="of:=[.A66]*[.B66]" office:value-type="float" office:value="4781.72703053239" calcext:value-type="float">
            <text:p>4781,727</text:p>
          </table:table-cell>
          <table:table-cell table:style-name="ce20" table:formula="of:=[.A66]*[.C66]" office:value-type="float" office:value="7020.64328076746" calcext:value-type="float">
            <text:p>7020,643</text:p>
          </table:table-cell>
          <table:table-cell table:style-name="ce57" table:formula="of:=[.B66]*[.C66]" office:value-type="float" office:value="890.316875" calcext:value-type="float">
            <text:p>890,31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68]-[dados.$B$205]" office:value-type="float" office:value="257.461807134824" calcext:value-type="float">
            <text:p>257,462</text:p>
          </table:table-cell>
          <table:table-cell table:style-name="ce18" table:formula="of:=[dados.C68]-[dados.$C$205]" office:value-type="float" office:value="13.625" calcext:value-type="float">
            <text:p>13,625</text:p>
          </table:table-cell>
          <table:table-cell table:style-name="ce18" table:formula="of:=[dados.D68]-[dados.$D$205]" office:value-type="float" office:value="33.155" calcext:value-type="float">
            <text:p>33,155</text:p>
          </table:table-cell>
          <table:table-cell table:style-name="ce20" table:formula="of:=[.A67]*[.B67]" office:value-type="float" office:value="3507.91712221198" calcext:value-type="float">
            <text:p>3507,917</text:p>
          </table:table-cell>
          <table:table-cell table:style-name="ce20" table:formula="of:=[.A67]*[.C67]" office:value-type="float" office:value="8536.1462155551" calcext:value-type="float">
            <text:p>8536,146</text:p>
          </table:table-cell>
          <table:table-cell table:style-name="ce57" table:formula="of:=[.B67]*[.C67]" office:value-type="float" office:value="451.736875" calcext:value-type="float">
            <text:p>451,73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69]-[dados.$B$205]" office:value-type="float" office:value="153.479731856352" calcext:value-type="float">
            <text:p>153,480</text:p>
          </table:table-cell>
          <table:table-cell table:style-name="ce18" table:formula="of:=[dados.C69]-[dados.$C$205]" office:value-type="float" office:value="2.625" calcext:value-type="float">
            <text:p>2,625</text:p>
          </table:table-cell>
          <table:table-cell table:style-name="ce18" table:formula="of:=[dados.D69]-[dados.$D$205]" office:value-type="float" office:value="7.155" calcext:value-type="float">
            <text:p>7,155</text:p>
          </table:table-cell>
          <table:table-cell table:style-name="ce20" table:formula="of:=[.A68]*[.B68]" office:value-type="float" office:value="402.884296122925" calcext:value-type="float">
            <text:p>402,884</text:p>
          </table:table-cell>
          <table:table-cell table:style-name="ce20" table:formula="of:=[.A68]*[.C68]" office:value-type="float" office:value="1098.1474814322" calcext:value-type="float">
            <text:p>1098,147</text:p>
          </table:table-cell>
          <table:table-cell table:style-name="ce57" table:formula="of:=[.B68]*[.C68]" office:value-type="float" office:value="18.781875" calcext:value-type="float">
            <text:p>18,78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70]-[dados.$B$205]" office:value-type="float" office:value="148.735749439641" calcext:value-type="float">
            <text:p>148,736</text:p>
          </table:table-cell>
          <table:table-cell table:style-name="ce18" table:formula="of:=[dados.C70]-[dados.$C$205]" office:value-type="float" office:value="32.625" calcext:value-type="float">
            <text:p>32,625</text:p>
          </table:table-cell>
          <table:table-cell table:style-name="ce18" table:formula="of:=[dados.D70]-[dados.$D$205]" office:value-type="float" office:value="41.155" calcext:value-type="float">
            <text:p>41,155</text:p>
          </table:table-cell>
          <table:table-cell table:style-name="ce20" table:formula="of:=[.A69]*[.B69]" office:value-type="float" office:value="4852.50382546829" calcext:value-type="float">
            <text:p>4852,504</text:p>
          </table:table-cell>
          <table:table-cell table:style-name="ce20" table:formula="of:=[.A69]*[.C69]" office:value-type="float" office:value="6121.21976818843" calcext:value-type="float">
            <text:p>6121,220</text:p>
          </table:table-cell>
          <table:table-cell table:style-name="ce57" table:formula="of:=[.B69]*[.C69]" office:value-type="float" office:value="1342.681875" calcext:value-type="float">
            <text:p>1342,68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71]-[dados.$B$205]" office:value-type="float" office:value="224.564977871619" calcext:value-type="float">
            <text:p>224,565</text:p>
          </table:table-cell>
          <table:table-cell table:style-name="ce18" table:formula="of:=[dados.C71]-[dados.$C$205]" office:value-type="float" office:value="28.625" calcext:value-type="float">
            <text:p>28,625</text:p>
          </table:table-cell>
          <table:table-cell table:style-name="ce18" table:formula="of:=[dados.D71]-[dados.$D$205]" office:value-type="float" office:value="44.155" calcext:value-type="float">
            <text:p>44,155</text:p>
          </table:table-cell>
          <table:table-cell table:style-name="ce20" table:formula="of:=[.A70]*[.B70]" office:value-type="float" office:value="6428.1724915751" calcext:value-type="float">
            <text:p>6428,172</text:p>
          </table:table-cell>
          <table:table-cell table:style-name="ce20" table:formula="of:=[.A70]*[.C70]" office:value-type="float" office:value="9915.66659792134" calcext:value-type="float">
            <text:p>9915,667</text:p>
          </table:table-cell>
          <table:table-cell table:style-name="ce57" table:formula="of:=[.B70]*[.C70]" office:value-type="float" office:value="1263.936875" calcext:value-type="float">
            <text:p>1263,93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72]-[dados.$B$205]" office:value-type="float" office:value="174.347115048931" calcext:value-type="float">
            <text:p>174,347</text:p>
          </table:table-cell>
          <table:table-cell table:style-name="ce18" table:formula="of:=[dados.C72]-[dados.$C$205]" office:value-type="float" office:value="-2.375" calcext:value-type="float">
            <text:p>-2,375</text:p>
          </table:table-cell>
          <table:table-cell table:style-name="ce18" table:formula="of:=[dados.D72]-[dados.$D$205]" office:value-type="float" office:value="39.155" calcext:value-type="float">
            <text:p>39,155</text:p>
          </table:table-cell>
          <table:table-cell table:style-name="ce20" table:formula="of:=[.A71]*[.B71]" office:value-type="float" office:value="-414.074398241212" calcext:value-type="float">
            <text:p>-414,074</text:p>
          </table:table-cell>
          <table:table-cell table:style-name="ce20" table:formula="of:=[.A71]*[.C71]" office:value-type="float" office:value="6826.5612897409" calcext:value-type="float">
            <text:p>6826,561</text:p>
          </table:table-cell>
          <table:table-cell table:style-name="ce57" table:formula="of:=[.B71]*[.C71]" office:value-type="float" office:value="-92.993125" calcext:value-type="float">
            <text:p>-92,99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73]-[dados.$B$205]" office:value-type="float" office:value="142.744443708224" calcext:value-type="float">
            <text:p>142,744</text:p>
          </table:table-cell>
          <table:table-cell table:style-name="ce18" table:formula="of:=[dados.C73]-[dados.$C$205]" office:value-type="float" office:value="19.625" calcext:value-type="float">
            <text:p>19,625</text:p>
          </table:table-cell>
          <table:table-cell table:style-name="ce18" table:formula="of:=[dados.D73]-[dados.$D$205]" office:value-type="float" office:value="35.155" calcext:value-type="float">
            <text:p>35,155</text:p>
          </table:table-cell>
          <table:table-cell table:style-name="ce20" table:formula="of:=[.A72]*[.B72]" office:value-type="float" office:value="2801.3597077739" calcext:value-type="float">
            <text:p>2801,360</text:p>
          </table:table-cell>
          <table:table-cell table:style-name="ce20" table:formula="of:=[.A72]*[.C72]" office:value-type="float" office:value="5018.18091856262" calcext:value-type="float">
            <text:p>5018,181</text:p>
          </table:table-cell>
          <table:table-cell table:style-name="ce57" table:formula="of:=[.B72]*[.C72]" office:value-type="float" office:value="689.916875" calcext:value-type="float">
            <text:p>689,91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74]-[dados.$B$205]" office:value-type="float" office:value="205.135102410836" calcext:value-type="float">
            <text:p>205,135</text:p>
          </table:table-cell>
          <table:table-cell table:style-name="ce18" table:formula="of:=[dados.C74]-[dados.$C$205]" office:value-type="float" office:value="26.625" calcext:value-type="float">
            <text:p>26,625</text:p>
          </table:table-cell>
          <table:table-cell table:style-name="ce18" table:formula="of:=[dados.D74]-[dados.$D$205]" office:value-type="float" office:value="11.155" calcext:value-type="float">
            <text:p>11,155</text:p>
          </table:table-cell>
          <table:table-cell table:style-name="ce20" table:formula="of:=[.A73]*[.B73]" office:value-type="float" office:value="5461.72210168851" calcext:value-type="float">
            <text:p>5461,722</text:p>
          </table:table-cell>
          <table:table-cell table:style-name="ce20" table:formula="of:=[.A73]*[.C73]" office:value-type="float" office:value="2288.28206739288" calcext:value-type="float">
            <text:p>2288,282</text:p>
          </table:table-cell>
          <table:table-cell table:style-name="ce57" table:formula="of:=[.B73]*[.C73]" office:value-type="float" office:value="297.001875" calcext:value-type="float">
            <text:p>297,00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75]-[dados.$B$205]" office:value-type="float" office:value="235.428823995615" calcext:value-type="float">
            <text:p>235,429</text:p>
          </table:table-cell>
          <table:table-cell table:style-name="ce18" table:formula="of:=[dados.C75]-[dados.$C$205]" office:value-type="float" office:value="26.625" calcext:value-type="float">
            <text:p>26,625</text:p>
          </table:table-cell>
          <table:table-cell table:style-name="ce18" table:formula="of:=[dados.D75]-[dados.$D$205]" office:value-type="float" office:value="35.155" calcext:value-type="float">
            <text:p>35,155</text:p>
          </table:table-cell>
          <table:table-cell table:style-name="ce20" table:formula="of:=[.A74]*[.B74]" office:value-type="float" office:value="6268.29243888325" calcext:value-type="float">
            <text:p>6268,292</text:p>
          </table:table-cell>
          <table:table-cell table:style-name="ce20" table:formula="of:=[.A74]*[.C74]" office:value-type="float" office:value="8276.50030756585" calcext:value-type="float">
            <text:p>8276,500</text:p>
          </table:table-cell>
          <table:table-cell table:style-name="ce57" table:formula="of:=[.B74]*[.C74]" office:value-type="float" office:value="936.001875" calcext:value-type="float">
            <text:p>936,00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76]-[dados.$B$205]" office:value-type="float" office:value="234.184853428264" calcext:value-type="float">
            <text:p>234,185</text:p>
          </table:table-cell>
          <table:table-cell table:style-name="ce18" table:formula="of:=[dados.C76]-[dados.$C$205]" office:value-type="float" office:value="9.625" calcext:value-type="float">
            <text:p>9,625</text:p>
          </table:table-cell>
          <table:table-cell table:style-name="ce18" table:formula="of:=[dados.D76]-[dados.$D$205]" office:value-type="float" office:value="21.155" calcext:value-type="float">
            <text:p>21,155</text:p>
          </table:table-cell>
          <table:table-cell table:style-name="ce20" table:formula="of:=[.A75]*[.B75]" office:value-type="float" office:value="2254.02921424704" calcext:value-type="float">
            <text:p>2254,029</text:p>
          </table:table-cell>
          <table:table-cell table:style-name="ce20" table:formula="of:=[.A75]*[.C75]" office:value-type="float" office:value="4954.18057427493" calcext:value-type="float">
            <text:p>4954,181</text:p>
          </table:table-cell>
          <table:table-cell table:style-name="ce57" table:formula="of:=[.B75]*[.C75]" office:value-type="float" office:value="203.616875" calcext:value-type="float">
            <text:p>203,61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77]-[dados.$B$205]" office:value-type="float" office:value="129.603003708612" calcext:value-type="float">
            <text:p>129,603</text:p>
          </table:table-cell>
          <table:table-cell table:style-name="ce18" table:formula="of:=[dados.C77]-[dados.$C$205]" office:value-type="float" office:value="23.625" calcext:value-type="float">
            <text:p>23,625</text:p>
          </table:table-cell>
          <table:table-cell table:style-name="ce18" table:formula="of:=[dados.D77]-[dados.$D$205]" office:value-type="float" office:value="5.155" calcext:value-type="float">
            <text:p>5,155</text:p>
          </table:table-cell>
          <table:table-cell table:style-name="ce20" table:formula="of:=[.A76]*[.B76]" office:value-type="float" office:value="3061.87096261596" calcext:value-type="float">
            <text:p>3061,871</text:p>
          </table:table-cell>
          <table:table-cell table:style-name="ce20" table:formula="of:=[.A76]*[.C76]" office:value-type="float" office:value="668.103484117896" calcext:value-type="float">
            <text:p>668,103</text:p>
          </table:table-cell>
          <table:table-cell table:style-name="ce57" table:formula="of:=[.B76]*[.C76]" office:value-type="float" office:value="121.786875" calcext:value-type="float">
            <text:p>121,78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78]-[dados.$B$205]" office:value-type="float" office:value="217.511067723111" calcext:value-type="float">
            <text:p>217,511</text:p>
          </table:table-cell>
          <table:table-cell table:style-name="ce18" table:formula="of:=[dados.C78]-[dados.$C$205]" office:value-type="float" office:value="-6.375" calcext:value-type="float">
            <text:p>-6,375</text:p>
          </table:table-cell>
          <table:table-cell table:style-name="ce18" table:formula="of:=[dados.D78]-[dados.$D$205]" office:value-type="float" office:value="16.155" calcext:value-type="float">
            <text:p>16,155</text:p>
          </table:table-cell>
          <table:table-cell table:style-name="ce20" table:formula="of:=[.A77]*[.B77]" office:value-type="float" office:value="-1386.63305673483" calcext:value-type="float">
            <text:p>-1386,633</text:p>
          </table:table-cell>
          <table:table-cell table:style-name="ce20" table:formula="of:=[.A77]*[.C77]" office:value-type="float" office:value="3513.89129906686" calcext:value-type="float">
            <text:p>3513,891</text:p>
          </table:table-cell>
          <table:table-cell table:style-name="ce57" table:formula="of:=[.B77]*[.C77]" office:value-type="float" office:value="-102.988125" calcext:value-type="float">
            <text:p>-102,98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79]-[dados.$B$205]" office:value-type="float" office:value="269.245915938561" calcext:value-type="float">
            <text:p>269,246</text:p>
          </table:table-cell>
          <table:table-cell table:style-name="ce18" table:formula="of:=[dados.C79]-[dados.$C$205]" office:value-type="float" office:value="32.625" calcext:value-type="float">
            <text:p>32,625</text:p>
          </table:table-cell>
          <table:table-cell table:style-name="ce18" table:formula="of:=[dados.D79]-[dados.$D$205]" office:value-type="float" office:value="46.155" calcext:value-type="float">
            <text:p>46,155</text:p>
          </table:table-cell>
          <table:table-cell table:style-name="ce20" table:formula="of:=[.A78]*[.B78]" office:value-type="float" office:value="8784.14800749556" calcext:value-type="float">
            <text:p>8784,148</text:p>
          </table:table-cell>
          <table:table-cell table:style-name="ce20" table:formula="of:=[.A78]*[.C78]" office:value-type="float" office:value="12427.0452501443" calcext:value-type="float">
            <text:p>12427,045</text:p>
          </table:table-cell>
          <table:table-cell table:style-name="ce57" table:formula="of:=[.B78]*[.C78]" office:value-type="float" office:value="1505.806875" calcext:value-type="float">
            <text:p>1505,80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80]-[dados.$B$205]" office:value-type="float" office:value="141.784740494857" calcext:value-type="float">
            <text:p>141,785</text:p>
          </table:table-cell>
          <table:table-cell table:style-name="ce18" table:formula="of:=[dados.C80]-[dados.$C$205]" office:value-type="float" office:value="31.625" calcext:value-type="float">
            <text:p>31,625</text:p>
          </table:table-cell>
          <table:table-cell table:style-name="ce18" table:formula="of:=[dados.D80]-[dados.$D$205]" office:value-type="float" office:value="19.155" calcext:value-type="float">
            <text:p>19,155</text:p>
          </table:table-cell>
          <table:table-cell table:style-name="ce20" table:formula="of:=[.A79]*[.B79]" office:value-type="float" office:value="4483.94241814986" calcext:value-type="float">
            <text:p>4483,942</text:p>
          </table:table-cell>
          <table:table-cell table:style-name="ce20" table:formula="of:=[.A79]*[.C79]" office:value-type="float" office:value="2715.88670417899" calcext:value-type="float">
            <text:p>2715,887</text:p>
          </table:table-cell>
          <table:table-cell table:style-name="ce57" table:formula="of:=[.B79]*[.C79]" office:value-type="float" office:value="605.776875" calcext:value-type="float">
            <text:p>605,77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81]-[dados.$B$205]" office:value-type="float" office:value="147.655552469364" calcext:value-type="float">
            <text:p>147,656</text:p>
          </table:table-cell>
          <table:table-cell table:style-name="ce18" table:formula="of:=[dados.C81]-[dados.$C$205]" office:value-type="float" office:value="-9.375" calcext:value-type="float">
            <text:p>-9,375</text:p>
          </table:table-cell>
          <table:table-cell table:style-name="ce18" table:formula="of:=[dados.D81]-[dados.$D$205]" office:value-type="float" office:value="33.155" calcext:value-type="float">
            <text:p>33,155</text:p>
          </table:table-cell>
          <table:table-cell table:style-name="ce20" table:formula="of:=[.A80]*[.B80]" office:value-type="float" office:value="-1384.27080440029" calcext:value-type="float">
            <text:p>-1384,271</text:p>
          </table:table-cell>
          <table:table-cell table:style-name="ce20" table:formula="of:=[.A80]*[.C80]" office:value-type="float" office:value="4895.51984212177" calcext:value-type="float">
            <text:p>4895,520</text:p>
          </table:table-cell>
          <table:table-cell table:style-name="ce57" table:formula="of:=[.B80]*[.C80]" office:value-type="float" office:value="-310.828125" calcext:value-type="float">
            <text:p>-310,82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82]-[dados.$B$205]" office:value-type="float" office:value="142.024407384633" calcext:value-type="float">
            <text:p>142,024</text:p>
          </table:table-cell>
          <table:table-cell table:style-name="ce18" table:formula="of:=[dados.C82]-[dados.$C$205]" office:value-type="float" office:value="5.625" calcext:value-type="float">
            <text:p>5,625</text:p>
          </table:table-cell>
          <table:table-cell table:style-name="ce18" table:formula="of:=[dados.D82]-[dados.$D$205]" office:value-type="float" office:value="7.155" calcext:value-type="float">
            <text:p>7,155</text:p>
          </table:table-cell>
          <table:table-cell table:style-name="ce20" table:formula="of:=[.A81]*[.B81]" office:value-type="float" office:value="798.887291538562" calcext:value-type="float">
            <text:p>798,887</text:p>
          </table:table-cell>
          <table:table-cell table:style-name="ce20" table:formula="of:=[.A81]*[.C81]" office:value-type="float" office:value="1016.18463483705" calcext:value-type="float">
            <text:p>1016,185</text:p>
          </table:table-cell>
          <table:table-cell table:style-name="ce57" table:formula="of:=[.B81]*[.C81]" office:value-type="float" office:value="40.246875" calcext:value-type="float">
            <text:p>40,24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83]-[dados.$B$205]" office:value-type="float" office:value="157.364965076616" calcext:value-type="float">
            <text:p>157,365</text:p>
          </table:table-cell>
          <table:table-cell table:style-name="ce18" table:formula="of:=[dados.C83]-[dados.$C$205]" office:value-type="float" office:value="32.625" calcext:value-type="float">
            <text:p>32,625</text:p>
          </table:table-cell>
          <table:table-cell table:style-name="ce18" table:formula="of:=[dados.D83]-[dados.$D$205]" office:value-type="float" office:value="38.155" calcext:value-type="float">
            <text:p>38,155</text:p>
          </table:table-cell>
          <table:table-cell table:style-name="ce20" table:formula="of:=[.A82]*[.B82]" office:value-type="float" office:value="5134.0319856246" calcext:value-type="float">
            <text:p>5134,032</text:p>
          </table:table-cell>
          <table:table-cell table:style-name="ce20" table:formula="of:=[.A82]*[.C82]" office:value-type="float" office:value="6004.26024249829" calcext:value-type="float">
            <text:p>6004,260</text:p>
          </table:table-cell>
          <table:table-cell table:style-name="ce57" table:formula="of:=[.B82]*[.C82]" office:value-type="float" office:value="1244.806875" calcext:value-type="float">
            <text:p>1244,80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84]-[dados.$B$205]" office:value-type="float" office:value="159.331005259346" calcext:value-type="float">
            <text:p>159,331</text:p>
          </table:table-cell>
          <table:table-cell table:style-name="ce18" table:formula="of:=[dados.C84]-[dados.$C$205]" office:value-type="float" office:value="24.625" calcext:value-type="float">
            <text:p>24,625</text:p>
          </table:table-cell>
          <table:table-cell table:style-name="ce18" table:formula="of:=[dados.D84]-[dados.$D$205]" office:value-type="float" office:value="38.155" calcext:value-type="float">
            <text:p>38,155</text:p>
          </table:table-cell>
          <table:table-cell table:style-name="ce20" table:formula="of:=[.A83]*[.B83]" office:value-type="float" office:value="3923.5260045114" calcext:value-type="float">
            <text:p>3923,526</text:p>
          </table:table-cell>
          <table:table-cell table:style-name="ce20" table:formula="of:=[.A83]*[.C83]" office:value-type="float" office:value="6079.27450567035" calcext:value-type="float">
            <text:p>6079,275</text:p>
          </table:table-cell>
          <table:table-cell table:style-name="ce57" table:formula="of:=[.B83]*[.C83]" office:value-type="float" office:value="939.566875" calcext:value-type="float">
            <text:p>939,56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85]-[dados.$B$205]" office:value-type="float" office:value="206.968690558707" calcext:value-type="float">
            <text:p>206,969</text:p>
          </table:table-cell>
          <table:table-cell table:style-name="ce18" table:formula="of:=[dados.C85]-[dados.$C$205]" office:value-type="float" office:value="-8.375" calcext:value-type="float">
            <text:p>-8,375</text:p>
          </table:table-cell>
          <table:table-cell table:style-name="ce18" table:formula="of:=[dados.D85]-[dados.$D$205]" office:value-type="float" office:value="41.155" calcext:value-type="float">
            <text:p>41,155</text:p>
          </table:table-cell>
          <table:table-cell table:style-name="ce20" table:formula="of:=[.A84]*[.B84]" office:value-type="float" office:value="-1733.36278342917" calcext:value-type="float">
            <text:p>-1733,363</text:p>
          </table:table-cell>
          <table:table-cell table:style-name="ce20" table:formula="of:=[.A84]*[.C84]" office:value-type="float" office:value="8517.79645994359" calcext:value-type="float">
            <text:p>8517,796</text:p>
          </table:table-cell>
          <table:table-cell table:style-name="ce57" table:formula="of:=[.B84]*[.C84]" office:value-type="float" office:value="-344.673125" calcext:value-type="float">
            <text:p>-344,67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86]-[dados.$B$205]" office:value-type="float" office:value="192.887786746821" calcext:value-type="float">
            <text:p>192,888</text:p>
          </table:table-cell>
          <table:table-cell table:style-name="ce18" table:formula="of:=[dados.C86]-[dados.$C$205]" office:value-type="float" office:value="16.625" calcext:value-type="float">
            <text:p>16,625</text:p>
          </table:table-cell>
          <table:table-cell table:style-name="ce18" table:formula="of:=[dados.D86]-[dados.$D$205]" office:value-type="float" office:value="19.155" calcext:value-type="float">
            <text:p>19,155</text:p>
          </table:table-cell>
          <table:table-cell table:style-name="ce20" table:formula="of:=[.A85]*[.B85]" office:value-type="float" office:value="3206.7594546659" calcext:value-type="float">
            <text:p>3206,759</text:p>
          </table:table-cell>
          <table:table-cell table:style-name="ce20" table:formula="of:=[.A85]*[.C85]" office:value-type="float" office:value="3694.76555513536" calcext:value-type="float">
            <text:p>3694,766</text:p>
          </table:table-cell>
          <table:table-cell table:style-name="ce57" table:formula="of:=[.B85]*[.C85]" office:value-type="float" office:value="318.451875" calcext:value-type="float">
            <text:p>318,45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87]-[dados.$B$205]" office:value-type="float" office:value="232.346582469365" calcext:value-type="float">
            <text:p>232,347</text:p>
          </table:table-cell>
          <table:table-cell table:style-name="ce18" table:formula="of:=[dados.C87]-[dados.$C$205]" office:value-type="float" office:value="11.625" calcext:value-type="float">
            <text:p>11,625</text:p>
          </table:table-cell>
          <table:table-cell table:style-name="ce18" table:formula="of:=[dados.D87]-[dados.$D$205]" office:value-type="float" office:value="11.155" calcext:value-type="float">
            <text:p>11,155</text:p>
          </table:table-cell>
          <table:table-cell table:style-name="ce20" table:formula="of:=[.A86]*[.B86]" office:value-type="float" office:value="2701.02902120637" calcext:value-type="float">
            <text:p>2701,029</text:p>
          </table:table-cell>
          <table:table-cell table:style-name="ce20" table:formula="of:=[.A86]*[.C86]" office:value-type="float" office:value="2591.82612744577" calcext:value-type="float">
            <text:p>2591,826</text:p>
          </table:table-cell>
          <table:table-cell table:style-name="ce57" table:formula="of:=[.B86]*[.C86]" office:value-type="float" office:value="129.676875" calcext:value-type="float">
            <text:p>129,67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88]-[dados.$B$205]" office:value-type="float" office:value="255.10082087603" calcext:value-type="float">
            <text:p>255,101</text:p>
          </table:table-cell>
          <table:table-cell table:style-name="ce18" table:formula="of:=[dados.C88]-[dados.$C$205]" office:value-type="float" office:value="32.625" calcext:value-type="float">
            <text:p>32,625</text:p>
          </table:table-cell>
          <table:table-cell table:style-name="ce18" table:formula="of:=[dados.D88]-[dados.$D$205]" office:value-type="float" office:value="23.155" calcext:value-type="float">
            <text:p>23,155</text:p>
          </table:table-cell>
          <table:table-cell table:style-name="ce20" table:formula="of:=[.A87]*[.B87]" office:value-type="float" office:value="8322.66428108049" calcext:value-type="float">
            <text:p>8322,664</text:p>
          </table:table-cell>
          <table:table-cell table:style-name="ce20" table:formula="of:=[.A87]*[.C87]" office:value-type="float" office:value="5906.85950738448" calcext:value-type="float">
            <text:p>5906,860</text:p>
          </table:table-cell>
          <table:table-cell table:style-name="ce57" table:formula="of:=[.B87]*[.C87]" office:value-type="float" office:value="755.431875" calcext:value-type="float">
            <text:p>755,43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89]-[dados.$B$205]" office:value-type="float" office:value="210.567953683295" calcext:value-type="float">
            <text:p>210,568</text:p>
          </table:table-cell>
          <table:table-cell table:style-name="ce18" table:formula="of:=[dados.C89]-[dados.$C$205]" office:value-type="float" office:value="12.625" calcext:value-type="float">
            <text:p>12,625</text:p>
          </table:table-cell>
          <table:table-cell table:style-name="ce18" table:formula="of:=[dados.D89]-[dados.$D$205]" office:value-type="float" office:value="27.155" calcext:value-type="float">
            <text:p>27,155</text:p>
          </table:table-cell>
          <table:table-cell table:style-name="ce20" table:formula="of:=[.A88]*[.B88]" office:value-type="float" office:value="2658.4204152516" calcext:value-type="float">
            <text:p>2658,420</text:p>
          </table:table-cell>
          <table:table-cell table:style-name="ce20" table:formula="of:=[.A88]*[.C88]" office:value-type="float" office:value="5717.97278226988" calcext:value-type="float">
            <text:p>5717,973</text:p>
          </table:table-cell>
          <table:table-cell table:style-name="ce57" table:formula="of:=[.B88]*[.C88]" office:value-type="float" office:value="342.831875" calcext:value-type="float">
            <text:p>342,83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90]-[dados.$B$205]" office:value-type="float" office:value="162.794320090132" calcext:value-type="float">
            <text:p>162,794</text:p>
          </table:table-cell>
          <table:table-cell table:style-name="ce18" table:formula="of:=[dados.C90]-[dados.$C$205]" office:value-type="float" office:value="-4.375" calcext:value-type="float">
            <text:p>-4,375</text:p>
          </table:table-cell>
          <table:table-cell table:style-name="ce18" table:formula="of:=[dados.D90]-[dados.$D$205]" office:value-type="float" office:value="8.155" calcext:value-type="float">
            <text:p>8,155</text:p>
          </table:table-cell>
          <table:table-cell table:style-name="ce20" table:formula="of:=[.A89]*[.B89]" office:value-type="float" office:value="-712.225150394328" calcext:value-type="float">
            <text:p>-712,225</text:p>
          </table:table-cell>
          <table:table-cell table:style-name="ce20" table:formula="of:=[.A89]*[.C89]" office:value-type="float" office:value="1327.58768033503" calcext:value-type="float">
            <text:p>1327,588</text:p>
          </table:table-cell>
          <table:table-cell table:style-name="ce57" table:formula="of:=[.B89]*[.C89]" office:value-type="float" office:value="-35.678125" calcext:value-type="float">
            <text:p>-35,67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91]-[dados.$B$205]" office:value-type="float" office:value="220.963872405024" calcext:value-type="float">
            <text:p>220,964</text:p>
          </table:table-cell>
          <table:table-cell table:style-name="ce18" table:formula="of:=[dados.C91]-[dados.$C$205]" office:value-type="float" office:value="22.625" calcext:value-type="float">
            <text:p>22,625</text:p>
          </table:table-cell>
          <table:table-cell table:style-name="ce18" table:formula="of:=[dados.D91]-[dados.$D$205]" office:value-type="float" office:value="12.155" calcext:value-type="float">
            <text:p>12,155</text:p>
          </table:table-cell>
          <table:table-cell table:style-name="ce20" table:formula="of:=[.A90]*[.B90]" office:value-type="float" office:value="4999.30761316367" calcext:value-type="float">
            <text:p>4999,308</text:p>
          </table:table-cell>
          <table:table-cell table:style-name="ce20" table:formula="of:=[.A90]*[.C90]" office:value-type="float" office:value="2685.81586908307" calcext:value-type="float">
            <text:p>2685,816</text:p>
          </table:table-cell>
          <table:table-cell table:style-name="ce57" table:formula="of:=[.B90]*[.C90]" office:value-type="float" office:value="275.006875" calcext:value-type="float">
            <text:p>275,00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92]-[dados.$B$205]" office:value-type="float" office:value="264.18915147692" calcext:value-type="float">
            <text:p>264,189</text:p>
          </table:table-cell>
          <table:table-cell table:style-name="ce18" table:formula="of:=[dados.C92]-[dados.$C$205]" office:value-type="float" office:value="12.625" calcext:value-type="float">
            <text:p>12,625</text:p>
          </table:table-cell>
          <table:table-cell table:style-name="ce18" table:formula="of:=[dados.D92]-[dados.$D$205]" office:value-type="float" office:value="45.155" calcext:value-type="float">
            <text:p>45,155</text:p>
          </table:table-cell>
          <table:table-cell table:style-name="ce20" table:formula="of:=[.A91]*[.B91]" office:value-type="float" office:value="3335.38803739612" calcext:value-type="float">
            <text:p>3335,388</text:p>
          </table:table-cell>
          <table:table-cell table:style-name="ce20" table:formula="of:=[.A91]*[.C91]" office:value-type="float" office:value="11929.4611349403" calcext:value-type="float">
            <text:p>11929,461</text:p>
          </table:table-cell>
          <table:table-cell table:style-name="ce57" table:formula="of:=[.B91]*[.C91]" office:value-type="float" office:value="570.081875" calcext:value-type="float">
            <text:p>570,08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93]-[dados.$B$205]" office:value-type="float" office:value="220.228488838368" calcext:value-type="float">
            <text:p>220,228</text:p>
          </table:table-cell>
          <table:table-cell table:style-name="ce18" table:formula="of:=[dados.C93]-[dados.$C$205]" office:value-type="float" office:value="14.625" calcext:value-type="float">
            <text:p>14,625</text:p>
          </table:table-cell>
          <table:table-cell table:style-name="ce18" table:formula="of:=[dados.D93]-[dados.$D$205]" office:value-type="float" office:value="38.155" calcext:value-type="float">
            <text:p>38,155</text:p>
          </table:table-cell>
          <table:table-cell table:style-name="ce20" table:formula="of:=[.A92]*[.B92]" office:value-type="float" office:value="3220.84164926113" calcext:value-type="float">
            <text:p>3220,842</text:p>
          </table:table-cell>
          <table:table-cell table:style-name="ce20" table:formula="of:=[.A92]*[.C92]" office:value-type="float" office:value="8402.81799162794" calcext:value-type="float">
            <text:p>8402,818</text:p>
          </table:table-cell>
          <table:table-cell table:style-name="ce57" table:formula="of:=[.B92]*[.C92]" office:value-type="float" office:value="558.016875" calcext:value-type="float">
            <text:p>558,01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94]-[dados.$B$205]" office:value-type="float" office:value="135.061597528526" calcext:value-type="float">
            <text:p>135,062</text:p>
          </table:table-cell>
          <table:table-cell table:style-name="ce18" table:formula="of:=[dados.C94]-[dados.$C$205]" office:value-type="float" office:value="4.625" calcext:value-type="float">
            <text:p>4,625</text:p>
          </table:table-cell>
          <table:table-cell table:style-name="ce18" table:formula="of:=[dados.D94]-[dados.$D$205]" office:value-type="float" office:value="23.155" calcext:value-type="float">
            <text:p>23,155</text:p>
          </table:table-cell>
          <table:table-cell table:style-name="ce20" table:formula="of:=[.A93]*[.B93]" office:value-type="float" office:value="624.659888569434" calcext:value-type="float">
            <text:p>624,660</text:p>
          </table:table-cell>
          <table:table-cell table:style-name="ce20" table:formula="of:=[.A93]*[.C93]" office:value-type="float" office:value="3127.35129077302" calcext:value-type="float">
            <text:p>3127,351</text:p>
          </table:table-cell>
          <table:table-cell table:style-name="ce57" table:formula="of:=[.B93]*[.C93]" office:value-type="float" office:value="107.091875" calcext:value-type="float">
            <text:p>107,09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95]-[dados.$B$205]" office:value-type="float" office:value="131.528258260979" calcext:value-type="float">
            <text:p>131,528</text:p>
          </table:table-cell>
          <table:table-cell table:style-name="ce18" table:formula="of:=[dados.C95]-[dados.$C$205]" office:value-type="float" office:value="27.625" calcext:value-type="float">
            <text:p>27,625</text:p>
          </table:table-cell>
          <table:table-cell table:style-name="ce18" table:formula="of:=[dados.D95]-[dados.$D$205]" office:value-type="float" office:value="6.155" calcext:value-type="float">
            <text:p>6,155</text:p>
          </table:table-cell>
          <table:table-cell table:style-name="ce20" table:formula="of:=[.A94]*[.B94]" office:value-type="float" office:value="3633.46813445955" calcext:value-type="float">
            <text:p>3633,468</text:p>
          </table:table-cell>
          <table:table-cell table:style-name="ce20" table:formula="of:=[.A94]*[.C94]" office:value-type="float" office:value="809.556429596327" calcext:value-type="float">
            <text:p>809,556</text:p>
          </table:table-cell>
          <table:table-cell table:style-name="ce57" table:formula="of:=[.B94]*[.C94]" office:value-type="float" office:value="170.031875" calcext:value-type="float">
            <text:p>170,03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96]-[dados.$B$205]" office:value-type="float" office:value="170.668003148566" calcext:value-type="float">
            <text:p>170,668</text:p>
          </table:table-cell>
          <table:table-cell table:style-name="ce18" table:formula="of:=[dados.C96]-[dados.$C$205]" office:value-type="float" office:value="30.625" calcext:value-type="float">
            <text:p>30,625</text:p>
          </table:table-cell>
          <table:table-cell table:style-name="ce18" table:formula="of:=[dados.D96]-[dados.$D$205]" office:value-type="float" office:value="35.155" calcext:value-type="float">
            <text:p>35,155</text:p>
          </table:table-cell>
          <table:table-cell table:style-name="ce20" table:formula="of:=[.A95]*[.B95]" office:value-type="float" office:value="5226.70759642484" calcext:value-type="float">
            <text:p>5226,708</text:p>
          </table:table-cell>
          <table:table-cell table:style-name="ce20" table:formula="of:=[.A95]*[.C95]" office:value-type="float" office:value="5999.83365068784" calcext:value-type="float">
            <text:p>5999,834</text:p>
          </table:table-cell>
          <table:table-cell table:style-name="ce57" table:formula="of:=[.B95]*[.C95]" office:value-type="float" office:value="1076.621875" calcext:value-type="float">
            <text:p>1076,62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97]-[dados.$B$205]" office:value-type="float" office:value="149.493995634533" calcext:value-type="float">
            <text:p>149,494</text:p>
          </table:table-cell>
          <table:table-cell table:style-name="ce18" table:formula="of:=[dados.C97]-[dados.$C$205]" office:value-type="float" office:value="-6.375" calcext:value-type="float">
            <text:p>-6,375</text:p>
          </table:table-cell>
          <table:table-cell table:style-name="ce18" table:formula="of:=[dados.D97]-[dados.$D$205]" office:value-type="float" office:value="38.155" calcext:value-type="float">
            <text:p>38,155</text:p>
          </table:table-cell>
          <table:table-cell table:style-name="ce20" table:formula="of:=[.A96]*[.B96]" office:value-type="float" office:value="-953.024222170149" calcext:value-type="float">
            <text:p>-953,024</text:p>
          </table:table-cell>
          <table:table-cell table:style-name="ce20" table:formula="of:=[.A96]*[.C96]" office:value-type="float" office:value="5703.94340343561" calcext:value-type="float">
            <text:p>5703,943</text:p>
          </table:table-cell>
          <table:table-cell table:style-name="ce57" table:formula="of:=[.B96]*[.C96]" office:value-type="float" office:value="-243.238125" calcext:value-type="float">
            <text:p>-243,23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98]-[dados.$B$205]" office:value-type="float" office:value="137.978970549116" calcext:value-type="float">
            <text:p>137,979</text:p>
          </table:table-cell>
          <table:table-cell table:style-name="ce18" table:formula="of:=[dados.C98]-[dados.$C$205]" office:value-type="float" office:value="3.625" calcext:value-type="float">
            <text:p>3,625</text:p>
          </table:table-cell>
          <table:table-cell table:style-name="ce18" table:formula="of:=[dados.D98]-[dados.$D$205]" office:value-type="float" office:value="26.155" calcext:value-type="float">
            <text:p>26,155</text:p>
          </table:table-cell>
          <table:table-cell table:style-name="ce20" table:formula="of:=[.A97]*[.B97]" office:value-type="float" office:value="500.173768240546" calcext:value-type="float">
            <text:p>500,174</text:p>
          </table:table-cell>
          <table:table-cell table:style-name="ce20" table:formula="of:=[.A97]*[.C97]" office:value-type="float" office:value="3608.83997471213" calcext:value-type="float">
            <text:p>3608,840</text:p>
          </table:table-cell>
          <table:table-cell table:style-name="ce57" table:formula="of:=[.B97]*[.C97]" office:value-type="float" office:value="94.811875" calcext:value-type="float">
            <text:p>94,81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99]-[dados.$B$205]" office:value-type="float" office:value="259.993906788838" calcext:value-type="float">
            <text:p>259,994</text:p>
          </table:table-cell>
          <table:table-cell table:style-name="ce18" table:formula="of:=[dados.C99]-[dados.$C$205]" office:value-type="float" office:value="1.625" calcext:value-type="float">
            <text:p>1,625</text:p>
          </table:table-cell>
          <table:table-cell table:style-name="ce18" table:formula="of:=[dados.D99]-[dados.$D$205]" office:value-type="float" office:value="41.155" calcext:value-type="float">
            <text:p>41,155</text:p>
          </table:table-cell>
          <table:table-cell table:style-name="ce20" table:formula="of:=[.A98]*[.B98]" office:value-type="float" office:value="422.490098531862" calcext:value-type="float">
            <text:p>422,490</text:p>
          </table:table-cell>
          <table:table-cell table:style-name="ce20" table:formula="of:=[.A98]*[.C98]" office:value-type="float" office:value="10700.0492338946" calcext:value-type="float">
            <text:p>10700,049</text:p>
          </table:table-cell>
          <table:table-cell table:style-name="ce57" table:formula="of:=[.B98]*[.C98]" office:value-type="float" office:value="66.876875" calcext:value-type="float">
            <text:p>66,87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00]-[dados.$B$205]" office:value-type="float" office:value="148.991911954796" calcext:value-type="float">
            <text:p>148,992</text:p>
          </table:table-cell>
          <table:table-cell table:style-name="ce18" table:formula="of:=[dados.C100]-[dados.$C$205]" office:value-type="float" office:value="27.625" calcext:value-type="float">
            <text:p>27,625</text:p>
          </table:table-cell>
          <table:table-cell table:style-name="ce18" table:formula="of:=[dados.D100]-[dados.$D$205]" office:value-type="float" office:value="42.155" calcext:value-type="float">
            <text:p>42,155</text:p>
          </table:table-cell>
          <table:table-cell table:style-name="ce20" table:formula="of:=[.A99]*[.B99]" office:value-type="float" office:value="4115.90156775124" calcext:value-type="float">
            <text:p>4115,902</text:p>
          </table:table-cell>
          <table:table-cell table:style-name="ce20" table:formula="of:=[.A99]*[.C99]" office:value-type="float" office:value="6280.75404845443" calcext:value-type="float">
            <text:p>6280,754</text:p>
          </table:table-cell>
          <table:table-cell table:style-name="ce57" table:formula="of:=[.B99]*[.C99]" office:value-type="float" office:value="1164.531875" calcext:value-type="float">
            <text:p>1164,53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01]-[dados.$B$205]" office:value-type="float" office:value="202.281452368287" calcext:value-type="float">
            <text:p>202,281</text:p>
          </table:table-cell>
          <table:table-cell table:style-name="ce18" table:formula="of:=[dados.C101]-[dados.$C$205]" office:value-type="float" office:value="-6.375" calcext:value-type="float">
            <text:p>-6,375</text:p>
          </table:table-cell>
          <table:table-cell table:style-name="ce18" table:formula="of:=[dados.D101]-[dados.$D$205]" office:value-type="float" office:value="46.155" calcext:value-type="float">
            <text:p>46,155</text:p>
          </table:table-cell>
          <table:table-cell table:style-name="ce20" table:formula="of:=[.A100]*[.B100]" office:value-type="float" office:value="-1289.54425884783" calcext:value-type="float">
            <text:p>-1289,544</text:p>
          </table:table-cell>
          <table:table-cell table:style-name="ce20" table:formula="of:=[.A100]*[.C100]" office:value-type="float" office:value="9336.3004340583" calcext:value-type="float">
            <text:p>9336,300</text:p>
          </table:table-cell>
          <table:table-cell table:style-name="ce57" table:formula="of:=[.B100]*[.C100]" office:value-type="float" office:value="-294.238125" calcext:value-type="float">
            <text:p>-294,23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02]-[dados.$B$205]" office:value-type="float" office:value="177.631426933805" calcext:value-type="float">
            <text:p>177,631</text:p>
          </table:table-cell>
          <table:table-cell table:style-name="ce18" table:formula="of:=[dados.C102]-[dados.$C$205]" office:value-type="float" office:value="-11.375" calcext:value-type="float">
            <text:p>-11,375</text:p>
          </table:table-cell>
          <table:table-cell table:style-name="ce18" table:formula="of:=[dados.D102]-[dados.$D$205]" office:value-type="float" office:value="20.155" calcext:value-type="float">
            <text:p>20,155</text:p>
          </table:table-cell>
          <table:table-cell table:style-name="ce20" table:formula="of:=[.A101]*[.B101]" office:value-type="float" office:value="-2020.55748137203" calcext:value-type="float">
            <text:p>-2020,557</text:p>
          </table:table-cell>
          <table:table-cell table:style-name="ce20" table:formula="of:=[.A101]*[.C101]" office:value-type="float" office:value="3580.16140985084" calcext:value-type="float">
            <text:p>3580,161</text:p>
          </table:table-cell>
          <table:table-cell table:style-name="ce57" table:formula="of:=[.B101]*[.C101]" office:value-type="float" office:value="-229.263125" calcext:value-type="float">
            <text:p>-229,26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03]-[dados.$B$205]" office:value-type="float" office:value="225.336319292067" calcext:value-type="float">
            <text:p>225,336</text:p>
          </table:table-cell>
          <table:table-cell table:style-name="ce18" table:formula="of:=[dados.C103]-[dados.$C$205]" office:value-type="float" office:value="15.625" calcext:value-type="float">
            <text:p>15,625</text:p>
          </table:table-cell>
          <table:table-cell table:style-name="ce18" table:formula="of:=[dados.D103]-[dados.$D$205]" office:value-type="float" office:value="27.155" calcext:value-type="float">
            <text:p>27,155</text:p>
          </table:table-cell>
          <table:table-cell table:style-name="ce20" table:formula="of:=[.A102]*[.B102]" office:value-type="float" office:value="3520.87998893855" calcext:value-type="float">
            <text:p>3520,880</text:p>
          </table:table-cell>
          <table:table-cell table:style-name="ce20" table:formula="of:=[.A102]*[.C102]" office:value-type="float" office:value="6119.00775037608" calcext:value-type="float">
            <text:p>6119,008</text:p>
          </table:table-cell>
          <table:table-cell table:style-name="ce57" table:formula="of:=[.B102]*[.C102]" office:value-type="float" office:value="424.296875" calcext:value-type="float">
            <text:p>424,29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04]-[dados.$B$205]" office:value-type="float" office:value="220.680575810864" calcext:value-type="float">
            <text:p>220,681</text:p>
          </table:table-cell>
          <table:table-cell table:style-name="ce18" table:formula="of:=[dados.C104]-[dados.$C$205]" office:value-type="float" office:value="-6.375" calcext:value-type="float">
            <text:p>-6,375</text:p>
          </table:table-cell>
          <table:table-cell table:style-name="ce18" table:formula="of:=[dados.D104]-[dados.$D$205]" office:value-type="float" office:value="11.155" calcext:value-type="float">
            <text:p>11,155</text:p>
          </table:table-cell>
          <table:table-cell table:style-name="ce20" table:formula="of:=[.A103]*[.B103]" office:value-type="float" office:value="-1406.83867079426" calcext:value-type="float">
            <text:p>-1406,839</text:p>
          </table:table-cell>
          <table:table-cell table:style-name="ce20" table:formula="of:=[.A103]*[.C103]" office:value-type="float" office:value="2461.69182317019" calcext:value-type="float">
            <text:p>2461,692</text:p>
          </table:table-cell>
          <table:table-cell table:style-name="ce57" table:formula="of:=[.B103]*[.C103]" office:value-type="float" office:value="-71.113125" calcext:value-type="float">
            <text:p>-71,11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05]-[dados.$B$205]" office:value-type="float" office:value="142.719195255522" calcext:value-type="float">
            <text:p>142,719</text:p>
          </table:table-cell>
          <table:table-cell table:style-name="ce18" table:formula="of:=[dados.C105]-[dados.$C$205]" office:value-type="float" office:value="0.625" calcext:value-type="float">
            <text:p>0,625</text:p>
          </table:table-cell>
          <table:table-cell table:style-name="ce18" table:formula="of:=[dados.D105]-[dados.$D$205]" office:value-type="float" office:value="37.155" calcext:value-type="float">
            <text:p>37,155</text:p>
          </table:table-cell>
          <table:table-cell table:style-name="ce20" table:formula="of:=[.A104]*[.B104]" office:value-type="float" office:value="89.1994970347014" calcext:value-type="float">
            <text:p>89,199</text:p>
          </table:table-cell>
          <table:table-cell table:style-name="ce20" table:formula="of:=[.A104]*[.C104]" office:value-type="float" office:value="5302.73169971893" calcext:value-type="float">
            <text:p>5302,732</text:p>
          </table:table-cell>
          <table:table-cell table:style-name="ce57" table:formula="of:=[.B104]*[.C104]" office:value-type="float" office:value="23.221875" calcext:value-type="float">
            <text:p>23,22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06]-[dados.$B$205]" office:value-type="float" office:value="250.360150975037" calcext:value-type="float">
            <text:p>250,360</text:p>
          </table:table-cell>
          <table:table-cell table:style-name="ce18" table:formula="of:=[dados.C106]-[dados.$C$205]" office:value-type="float" office:value="-6.375" calcext:value-type="float">
            <text:p>-6,375</text:p>
          </table:table-cell>
          <table:table-cell table:style-name="ce18" table:formula="of:=[dados.D106]-[dados.$D$205]" office:value-type="float" office:value="28.155" calcext:value-type="float">
            <text:p>28,155</text:p>
          </table:table-cell>
          <table:table-cell table:style-name="ce20" table:formula="of:=[.A105]*[.B105]" office:value-type="float" office:value="-1596.04596246586" calcext:value-type="float">
            <text:p>-1596,046</text:p>
          </table:table-cell>
          <table:table-cell table:style-name="ce20" table:formula="of:=[.A105]*[.C105]" office:value-type="float" office:value="7048.89005070217" calcext:value-type="float">
            <text:p>7048,890</text:p>
          </table:table-cell>
          <table:table-cell table:style-name="ce57" table:formula="of:=[.B105]*[.C105]" office:value-type="float" office:value="-179.488125" calcext:value-type="float">
            <text:p>-179,48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07]-[dados.$B$205]" office:value-type="float" office:value="169.026039819931" calcext:value-type="float">
            <text:p>169,026</text:p>
          </table:table-cell>
          <table:table-cell table:style-name="ce18" table:formula="of:=[dados.C107]-[dados.$C$205]" office:value-type="float" office:value="5.625" calcext:value-type="float">
            <text:p>5,625</text:p>
          </table:table-cell>
          <table:table-cell table:style-name="ce18" table:formula="of:=[dados.D107]-[dados.$D$205]" office:value-type="float" office:value="37.155" calcext:value-type="float">
            <text:p>37,155</text:p>
          </table:table-cell>
          <table:table-cell table:style-name="ce20" table:formula="of:=[.A106]*[.B106]" office:value-type="float" office:value="950.771473987113" calcext:value-type="float">
            <text:p>950,771</text:p>
          </table:table-cell>
          <table:table-cell table:style-name="ce20" table:formula="of:=[.A106]*[.C106]" office:value-type="float" office:value="6280.16250950954" calcext:value-type="float">
            <text:p>6280,163</text:p>
          </table:table-cell>
          <table:table-cell table:style-name="ce57" table:formula="of:=[.B106]*[.C106]" office:value-type="float" office:value="208.996875" calcext:value-type="float">
            <text:p>208,99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08]-[dados.$B$205]" office:value-type="float" office:value="215.063349077319" calcext:value-type="float">
            <text:p>215,063</text:p>
          </table:table-cell>
          <table:table-cell table:style-name="ce18" table:formula="of:=[dados.C108]-[dados.$C$205]" office:value-type="float" office:value="17.625" calcext:value-type="float">
            <text:p>17,625</text:p>
          </table:table-cell>
          <table:table-cell table:style-name="ce18" table:formula="of:=[dados.D108]-[dados.$D$205]" office:value-type="float" office:value="19.155" calcext:value-type="float">
            <text:p>19,155</text:p>
          </table:table-cell>
          <table:table-cell table:style-name="ce20" table:formula="of:=[.A107]*[.B107]" office:value-type="float" office:value="3790.49152748775" calcext:value-type="float">
            <text:p>3790,492</text:p>
          </table:table-cell>
          <table:table-cell table:style-name="ce20" table:formula="of:=[.A107]*[.C107]" office:value-type="float" office:value="4119.53845157605" calcext:value-type="float">
            <text:p>4119,538</text:p>
          </table:table-cell>
          <table:table-cell table:style-name="ce57" table:formula="of:=[.B107]*[.C107]" office:value-type="float" office:value="337.606875" calcext:value-type="float">
            <text:p>337,60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09]-[dados.$B$205]" office:value-type="float" office:value="234.988843853574" calcext:value-type="float">
            <text:p>234,989</text:p>
          </table:table-cell>
          <table:table-cell table:style-name="ce18" table:formula="of:=[dados.C109]-[dados.$C$205]" office:value-type="float" office:value="4.625" calcext:value-type="float">
            <text:p>4,625</text:p>
          </table:table-cell>
          <table:table-cell table:style-name="ce18" table:formula="of:=[dados.D109]-[dados.$D$205]" office:value-type="float" office:value="17.155" calcext:value-type="float">
            <text:p>17,155</text:p>
          </table:table-cell>
          <table:table-cell table:style-name="ce20" table:formula="of:=[.A108]*[.B108]" office:value-type="float" office:value="1086.82340282278" calcext:value-type="float">
            <text:p>1086,823</text:p>
          </table:table-cell>
          <table:table-cell table:style-name="ce20" table:formula="of:=[.A108]*[.C108]" office:value-type="float" office:value="4031.23361630807" calcext:value-type="float">
            <text:p>4031,234</text:p>
          </table:table-cell>
          <table:table-cell table:style-name="ce57" table:formula="of:=[.B108]*[.C108]" office:value-type="float" office:value="79.341875" calcext:value-type="float">
            <text:p>79,34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10]-[dados.$B$205]" office:value-type="float" office:value="250.215608285626" calcext:value-type="float">
            <text:p>250,216</text:p>
          </table:table-cell>
          <table:table-cell table:style-name="ce18" table:formula="of:=[dados.C110]-[dados.$C$205]" office:value-type="float" office:value="0.625" calcext:value-type="float">
            <text:p>0,625</text:p>
          </table:table-cell>
          <table:table-cell table:style-name="ce18" table:formula="of:=[dados.D110]-[dados.$D$205]" office:value-type="float" office:value="29.155" calcext:value-type="float">
            <text:p>29,155</text:p>
          </table:table-cell>
          <table:table-cell table:style-name="ce20" table:formula="of:=[.A109]*[.B109]" office:value-type="float" office:value="156.384755178516" calcext:value-type="float">
            <text:p>156,385</text:p>
          </table:table-cell>
          <table:table-cell table:style-name="ce20" table:formula="of:=[.A109]*[.C109]" office:value-type="float" office:value="7295.03605956743" calcext:value-type="float">
            <text:p>7295,036</text:p>
          </table:table-cell>
          <table:table-cell table:style-name="ce57" table:formula="of:=[.B109]*[.C109]" office:value-type="float" office:value="18.221875" calcext:value-type="float">
            <text:p>18,22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11]-[dados.$B$205]" office:value-type="float" office:value="241.300193407925" calcext:value-type="float">
            <text:p>241,300</text:p>
          </table:table-cell>
          <table:table-cell table:style-name="ce18" table:formula="of:=[dados.C111]-[dados.$C$205]" office:value-type="float" office:value="28.625" calcext:value-type="float">
            <text:p>28,625</text:p>
          </table:table-cell>
          <table:table-cell table:style-name="ce18" table:formula="of:=[dados.D111]-[dados.$D$205]" office:value-type="float" office:value="40.155" calcext:value-type="float">
            <text:p>40,155</text:p>
          </table:table-cell>
          <table:table-cell table:style-name="ce20" table:formula="of:=[.A110]*[.B110]" office:value-type="float" office:value="6907.21803630186" calcext:value-type="float">
            <text:p>6907,218</text:p>
          </table:table-cell>
          <table:table-cell table:style-name="ce20" table:formula="of:=[.A110]*[.C110]" office:value-type="float" office:value="9689.40926629524" calcext:value-type="float">
            <text:p>9689,409</text:p>
          </table:table-cell>
          <table:table-cell table:style-name="ce57" table:formula="of:=[.B110]*[.C110]" office:value-type="float" office:value="1149.436875" calcext:value-type="float">
            <text:p>1149,43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12]-[dados.$B$205]" office:value-type="float" office:value="218.638272668482" calcext:value-type="float">
            <text:p>218,638</text:p>
          </table:table-cell>
          <table:table-cell table:style-name="ce18" table:formula="of:=[dados.C112]-[dados.$C$205]" office:value-type="float" office:value="2.625" calcext:value-type="float">
            <text:p>2,625</text:p>
          </table:table-cell>
          <table:table-cell table:style-name="ce18" table:formula="of:=[dados.D112]-[dados.$D$205]" office:value-type="float" office:value="36.155" calcext:value-type="float">
            <text:p>36,155</text:p>
          </table:table-cell>
          <table:table-cell table:style-name="ce20" table:formula="of:=[.A111]*[.B111]" office:value-type="float" office:value="573.925465754766" calcext:value-type="float">
            <text:p>573,925</text:p>
          </table:table-cell>
          <table:table-cell table:style-name="ce20" table:formula="of:=[.A111]*[.C111]" office:value-type="float" office:value="7904.86674832897" calcext:value-type="float">
            <text:p>7904,867</text:p>
          </table:table-cell>
          <table:table-cell table:style-name="ce57" table:formula="of:=[.B111]*[.C111]" office:value-type="float" office:value="94.906875" calcext:value-type="float">
            <text:p>94,90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13]-[dados.$B$205]" office:value-type="float" office:value="190.595090701848" calcext:value-type="float">
            <text:p>190,595</text:p>
          </table:table-cell>
          <table:table-cell table:style-name="ce18" table:formula="of:=[dados.C113]-[dados.$C$205]" office:value-type="float" office:value="6.625" calcext:value-type="float">
            <text:p>6,625</text:p>
          </table:table-cell>
          <table:table-cell table:style-name="ce18" table:formula="of:=[dados.D113]-[dados.$D$205]" office:value-type="float" office:value="8.155" calcext:value-type="float">
            <text:p>8,155</text:p>
          </table:table-cell>
          <table:table-cell table:style-name="ce20" table:formula="of:=[.A112]*[.B112]" office:value-type="float" office:value="1262.69247589974" calcext:value-type="float">
            <text:p>1262,692</text:p>
          </table:table-cell>
          <table:table-cell table:style-name="ce20" table:formula="of:=[.A112]*[.C112]" office:value-type="float" office:value="1554.30296467357" calcext:value-type="float">
            <text:p>1554,303</text:p>
          </table:table-cell>
          <table:table-cell table:style-name="ce57" table:formula="of:=[.B112]*[.C112]" office:value-type="float" office:value="54.026875" calcext:value-type="float">
            <text:p>54,02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14]-[dados.$B$205]" office:value-type="float" office:value="193.761938290571" calcext:value-type="float">
            <text:p>193,762</text:p>
          </table:table-cell>
          <table:table-cell table:style-name="ce18" table:formula="of:=[dados.C114]-[dados.$C$205]" office:value-type="float" office:value="0.625" calcext:value-type="float">
            <text:p>0,625</text:p>
          </table:table-cell>
          <table:table-cell table:style-name="ce18" table:formula="of:=[dados.D114]-[dados.$D$205]" office:value-type="float" office:value="6.155" calcext:value-type="float">
            <text:p>6,155</text:p>
          </table:table-cell>
          <table:table-cell table:style-name="ce20" table:formula="of:=[.A113]*[.B113]" office:value-type="float" office:value="121.101211431607" calcext:value-type="float">
            <text:p>121,101</text:p>
          </table:table-cell>
          <table:table-cell table:style-name="ce20" table:formula="of:=[.A113]*[.C113]" office:value-type="float" office:value="1192.60473017847" calcext:value-type="float">
            <text:p>1192,605</text:p>
          </table:table-cell>
          <table:table-cell table:style-name="ce57" table:formula="of:=[.B113]*[.C113]" office:value-type="float" office:value="3.846875" calcext:value-type="float">
            <text:p>3,84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15]-[dados.$B$205]" office:value-type="float" office:value="215.541191067549" calcext:value-type="float">
            <text:p>215,541</text:p>
          </table:table-cell>
          <table:table-cell table:style-name="ce18" table:formula="of:=[dados.C115]-[dados.$C$205]" office:value-type="float" office:value="11.625" calcext:value-type="float">
            <text:p>11,625</text:p>
          </table:table-cell>
          <table:table-cell table:style-name="ce18" table:formula="of:=[dados.D115]-[dados.$D$205]" office:value-type="float" office:value="43.155" calcext:value-type="float">
            <text:p>43,155</text:p>
          </table:table-cell>
          <table:table-cell table:style-name="ce20" table:formula="of:=[.A114]*[.B114]" office:value-type="float" office:value="2505.66634616026" calcext:value-type="float">
            <text:p>2505,666</text:p>
          </table:table-cell>
          <table:table-cell table:style-name="ce20" table:formula="of:=[.A114]*[.C114]" office:value-type="float" office:value="9301.68010052009" calcext:value-type="float">
            <text:p>9301,680</text:p>
          </table:table-cell>
          <table:table-cell table:style-name="ce57" table:formula="of:=[.B114]*[.C114]" office:value-type="float" office:value="501.676875" calcext:value-type="float">
            <text:p>501,67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16]-[dados.$B$205]" office:value-type="float" office:value="194.156350027775" calcext:value-type="float">
            <text:p>194,156</text:p>
          </table:table-cell>
          <table:table-cell table:style-name="ce18" table:formula="of:=[dados.C116]-[dados.$C$205]" office:value-type="float" office:value="-1.375" calcext:value-type="float">
            <text:p>-1,375</text:p>
          </table:table-cell>
          <table:table-cell table:style-name="ce18" table:formula="of:=[dados.D116]-[dados.$D$205]" office:value-type="float" office:value="34.155" calcext:value-type="float">
            <text:p>34,155</text:p>
          </table:table-cell>
          <table:table-cell table:style-name="ce20" table:formula="of:=[.A115]*[.B115]" office:value-type="float" office:value="-266.964981288191" calcext:value-type="float">
            <text:p>-266,965</text:p>
          </table:table-cell>
          <table:table-cell table:style-name="ce20" table:formula="of:=[.A115]*[.C115]" office:value-type="float" office:value="6631.41013519866" calcext:value-type="float">
            <text:p>6631,410</text:p>
          </table:table-cell>
          <table:table-cell table:style-name="ce57" table:formula="of:=[.B115]*[.C115]" office:value-type="float" office:value="-46.963125" calcext:value-type="float">
            <text:p>-46,96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17]-[dados.$B$205]" office:value-type="float" office:value="232.321072299211" calcext:value-type="float">
            <text:p>232,321</text:p>
          </table:table-cell>
          <table:table-cell table:style-name="ce18" table:formula="of:=[dados.C117]-[dados.$C$205]" office:value-type="float" office:value="-10.375" calcext:value-type="float">
            <text:p>-10,375</text:p>
          </table:table-cell>
          <table:table-cell table:style-name="ce18" table:formula="of:=[dados.D117]-[dados.$D$205]" office:value-type="float" office:value="43.155" calcext:value-type="float">
            <text:p>43,155</text:p>
          </table:table-cell>
          <table:table-cell table:style-name="ce20" table:formula="of:=[.A116]*[.B116]" office:value-type="float" office:value="-2410.33112510432" calcext:value-type="float">
            <text:p>-2410,331</text:p>
          </table:table-cell>
          <table:table-cell table:style-name="ce20" table:formula="of:=[.A116]*[.C116]" office:value-type="float" office:value="10025.8158750725" calcext:value-type="float">
            <text:p>10025,816</text:p>
          </table:table-cell>
          <table:table-cell table:style-name="ce57" table:formula="of:=[.B116]*[.C116]" office:value-type="float" office:value="-447.733125" calcext:value-type="float">
            <text:p>-447,73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18]-[dados.$B$205]" office:value-type="float" office:value="192.980075559415" calcext:value-type="float">
            <text:p>192,980</text:p>
          </table:table-cell>
          <table:table-cell table:style-name="ce18" table:formula="of:=[dados.C118]-[dados.$C$205]" office:value-type="float" office:value="3.625" calcext:value-type="float">
            <text:p>3,625</text:p>
          </table:table-cell>
          <table:table-cell table:style-name="ce18" table:formula="of:=[dados.D118]-[dados.$D$205]" office:value-type="float" office:value="39.155" calcext:value-type="float">
            <text:p>39,155</text:p>
          </table:table-cell>
          <table:table-cell table:style-name="ce20" table:formula="of:=[.A117]*[.B117]" office:value-type="float" office:value="699.55277390288" calcext:value-type="float">
            <text:p>699,553</text:p>
          </table:table-cell>
          <table:table-cell table:style-name="ce20" table:formula="of:=[.A117]*[.C117]" office:value-type="float" office:value="7556.1348585289" calcext:value-type="float">
            <text:p>7556,135</text:p>
          </table:table-cell>
          <table:table-cell table:style-name="ce57" table:formula="of:=[.B117]*[.C117]" office:value-type="float" office:value="141.936875" calcext:value-type="float">
            <text:p>141,93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19]-[dados.$B$205]" office:value-type="float" office:value="174.818556793091" calcext:value-type="float">
            <text:p>174,819</text:p>
          </table:table-cell>
          <table:table-cell table:style-name="ce18" table:formula="of:=[dados.C119]-[dados.$C$205]" office:value-type="float" office:value="32.625" calcext:value-type="float">
            <text:p>32,625</text:p>
          </table:table-cell>
          <table:table-cell table:style-name="ce18" table:formula="of:=[dados.D119]-[dados.$D$205]" office:value-type="float" office:value="35.155" calcext:value-type="float">
            <text:p>35,155</text:p>
          </table:table-cell>
          <table:table-cell table:style-name="ce20" table:formula="of:=[.A118]*[.B118]" office:value-type="float" office:value="5703.4554153746" calcext:value-type="float">
            <text:p>5703,455</text:p>
          </table:table-cell>
          <table:table-cell table:style-name="ce20" table:formula="of:=[.A118]*[.C118]" office:value-type="float" office:value="6145.74636406112" calcext:value-type="float">
            <text:p>6145,746</text:p>
          </table:table-cell>
          <table:table-cell table:style-name="ce57" table:formula="of:=[.B118]*[.C118]" office:value-type="float" office:value="1146.931875" calcext:value-type="float">
            <text:p>1146,93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20]-[dados.$B$205]" office:value-type="float" office:value="268.122325212679" calcext:value-type="float">
            <text:p>268,122</text:p>
          </table:table-cell>
          <table:table-cell table:style-name="ce18" table:formula="of:=[dados.C120]-[dados.$C$205]" office:value-type="float" office:value="2.625" calcext:value-type="float">
            <text:p>2,625</text:p>
          </table:table-cell>
          <table:table-cell table:style-name="ce18" table:formula="of:=[dados.D120]-[dados.$D$205]" office:value-type="float" office:value="34.155" calcext:value-type="float">
            <text:p>34,155</text:p>
          </table:table-cell>
          <table:table-cell table:style-name="ce20" table:formula="of:=[.A119]*[.B119]" office:value-type="float" office:value="703.821103683283" calcext:value-type="float">
            <text:p>703,821</text:p>
          </table:table-cell>
          <table:table-cell table:style-name="ce20" table:formula="of:=[.A119]*[.C119]" office:value-type="float" office:value="9157.71801763906" calcext:value-type="float">
            <text:p>9157,718</text:p>
          </table:table-cell>
          <table:table-cell table:style-name="ce57" table:formula="of:=[.B119]*[.C119]" office:value-type="float" office:value="89.656875" calcext:value-type="float">
            <text:p>89,65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21]-[dados.$B$205]" office:value-type="float" office:value="197.482691443118" calcext:value-type="float">
            <text:p>197,483</text:p>
          </table:table-cell>
          <table:table-cell table:style-name="ce18" table:formula="of:=[dados.C121]-[dados.$C$205]" office:value-type="float" office:value="7.625" calcext:value-type="float">
            <text:p>7,625</text:p>
          </table:table-cell>
          <table:table-cell table:style-name="ce18" table:formula="of:=[dados.D121]-[dados.$D$205]" office:value-type="float" office:value="22.155" calcext:value-type="float">
            <text:p>22,155</text:p>
          </table:table-cell>
          <table:table-cell table:style-name="ce20" table:formula="of:=[.A120]*[.B120]" office:value-type="float" office:value="1505.80552225378" calcext:value-type="float">
            <text:p>1505,806</text:p>
          </table:table-cell>
          <table:table-cell table:style-name="ce20" table:formula="of:=[.A120]*[.C120]" office:value-type="float" office:value="4375.22902892228" calcext:value-type="float">
            <text:p>4375,229</text:p>
          </table:table-cell>
          <table:table-cell table:style-name="ce57" table:formula="of:=[.B120]*[.C120]" office:value-type="float" office:value="168.931875" calcext:value-type="float">
            <text:p>168,93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22]-[dados.$B$205]" office:value-type="float" office:value="215.623001381757" calcext:value-type="float">
            <text:p>215,623</text:p>
          </table:table-cell>
          <table:table-cell table:style-name="ce18" table:formula="of:=[dados.C122]-[dados.$C$205]" office:value-type="float" office:value="33.625" calcext:value-type="float">
            <text:p>33,625</text:p>
          </table:table-cell>
          <table:table-cell table:style-name="ce18" table:formula="of:=[dados.D122]-[dados.$D$205]" office:value-type="float" office:value="42.155" calcext:value-type="float">
            <text:p>42,155</text:p>
          </table:table-cell>
          <table:table-cell table:style-name="ce20" table:formula="of:=[.A121]*[.B121]" office:value-type="float" office:value="7250.32342146158" calcext:value-type="float">
            <text:p>7250,323</text:p>
          </table:table-cell>
          <table:table-cell table:style-name="ce20" table:formula="of:=[.A121]*[.C121]" office:value-type="float" office:value="9089.58762324797" calcext:value-type="float">
            <text:p>9089,588</text:p>
          </table:table-cell>
          <table:table-cell table:style-name="ce57" table:formula="of:=[.B121]*[.C121]" office:value-type="float" office:value="1417.461875" calcext:value-type="float">
            <text:p>1417,46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23]-[dados.$B$205]" office:value-type="float" office:value="201.609412340416" calcext:value-type="float">
            <text:p>201,609</text:p>
          </table:table-cell>
          <table:table-cell table:style-name="ce18" table:formula="of:=[dados.C123]-[dados.$C$205]" office:value-type="float" office:value="18.625" calcext:value-type="float">
            <text:p>18,625</text:p>
          </table:table-cell>
          <table:table-cell table:style-name="ce18" table:formula="of:=[dados.D123]-[dados.$D$205]" office:value-type="float" office:value="20.155" calcext:value-type="float">
            <text:p>20,155</text:p>
          </table:table-cell>
          <table:table-cell table:style-name="ce20" table:formula="of:=[.A122]*[.B122]" office:value-type="float" office:value="3754.97530484025" calcext:value-type="float">
            <text:p>3754,975</text:p>
          </table:table-cell>
          <table:table-cell table:style-name="ce20" table:formula="of:=[.A122]*[.C122]" office:value-type="float" office:value="4063.43770572109" calcext:value-type="float">
            <text:p>4063,438</text:p>
          </table:table-cell>
          <table:table-cell table:style-name="ce57" table:formula="of:=[.B122]*[.C122]" office:value-type="float" office:value="375.386875" calcext:value-type="float">
            <text:p>375,38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24]-[dados.$B$205]" office:value-type="float" office:value="253.271323284622" calcext:value-type="float">
            <text:p>253,271</text:p>
          </table:table-cell>
          <table:table-cell table:style-name="ce18" table:formula="of:=[dados.C124]-[dados.$C$205]" office:value-type="float" office:value="11.625" calcext:value-type="float">
            <text:p>11,625</text:p>
          </table:table-cell>
          <table:table-cell table:style-name="ce18" table:formula="of:=[dados.D124]-[dados.$D$205]" office:value-type="float" office:value="47.155" calcext:value-type="float">
            <text:p>47,155</text:p>
          </table:table-cell>
          <table:table-cell table:style-name="ce20" table:formula="of:=[.A123]*[.B123]" office:value-type="float" office:value="2944.27913318373" calcext:value-type="float">
            <text:p>2944,279</text:p>
          </table:table-cell>
          <table:table-cell table:style-name="ce20" table:formula="of:=[.A123]*[.C123]" office:value-type="float" office:value="11943.0092494864" calcext:value-type="float">
            <text:p>11943,009</text:p>
          </table:table-cell>
          <table:table-cell table:style-name="ce57" table:formula="of:=[.B123]*[.C123]" office:value-type="float" office:value="548.176875" calcext:value-type="float">
            <text:p>548,17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25]-[dados.$B$205]" office:value-type="float" office:value="214.88349616026" calcext:value-type="float">
            <text:p>214,883</text:p>
          </table:table-cell>
          <table:table-cell table:style-name="ce18" table:formula="of:=[dados.C125]-[dados.$C$205]" office:value-type="float" office:value="-2.375" calcext:value-type="float">
            <text:p>-2,375</text:p>
          </table:table-cell>
          <table:table-cell table:style-name="ce18" table:formula="of:=[dados.D125]-[dados.$D$205]" office:value-type="float" office:value="16.155" calcext:value-type="float">
            <text:p>16,155</text:p>
          </table:table-cell>
          <table:table-cell table:style-name="ce20" table:formula="of:=[.A124]*[.B124]" office:value-type="float" office:value="-510.348303380618" calcext:value-type="float">
            <text:p>-510,348</text:p>
          </table:table-cell>
          <table:table-cell table:style-name="ce20" table:formula="of:=[.A124]*[.C124]" office:value-type="float" office:value="3471.442880469" calcext:value-type="float">
            <text:p>3471,443</text:p>
          </table:table-cell>
          <table:table-cell table:style-name="ce57" table:formula="of:=[.B124]*[.C124]" office:value-type="float" office:value="-38.368125" calcext:value-type="float">
            <text:p>-38,36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26]-[dados.$B$205]" office:value-type="float" office:value="132.747561936534" calcext:value-type="float">
            <text:p>132,748</text:p>
          </table:table-cell>
          <table:table-cell table:style-name="ce18" table:formula="of:=[dados.C126]-[dados.$C$205]" office:value-type="float" office:value="-2.375" calcext:value-type="float">
            <text:p>-2,375</text:p>
          </table:table-cell>
          <table:table-cell table:style-name="ce18" table:formula="of:=[dados.D126]-[dados.$D$205]" office:value-type="float" office:value="39.155" calcext:value-type="float">
            <text:p>39,155</text:p>
          </table:table-cell>
          <table:table-cell table:style-name="ce20" table:formula="of:=[.A125]*[.B125]" office:value-type="float" office:value="-315.275459599269" calcext:value-type="float">
            <text:p>-315,275</text:p>
          </table:table-cell>
          <table:table-cell table:style-name="ce20" table:formula="of:=[.A125]*[.C125]" office:value-type="float" office:value="5197.730787625" calcext:value-type="float">
            <text:p>5197,731</text:p>
          </table:table-cell>
          <table:table-cell table:style-name="ce57" table:formula="of:=[.B125]*[.C125]" office:value-type="float" office:value="-92.993125" calcext:value-type="float">
            <text:p>-92,99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27]-[dados.$B$205]" office:value-type="float" office:value="200.111346382255" calcext:value-type="float">
            <text:p>200,111</text:p>
          </table:table-cell>
          <table:table-cell table:style-name="ce18" table:formula="of:=[dados.C127]-[dados.$C$205]" office:value-type="float" office:value="18.625" calcext:value-type="float">
            <text:p>18,625</text:p>
          </table:table-cell>
          <table:table-cell table:style-name="ce18" table:formula="of:=[dados.D127]-[dados.$D$205]" office:value-type="float" office:value="38.155" calcext:value-type="float">
            <text:p>38,155</text:p>
          </table:table-cell>
          <table:table-cell table:style-name="ce20" table:formula="of:=[.A126]*[.B126]" office:value-type="float" office:value="3727.0738263695" calcext:value-type="float">
            <text:p>3727,074</text:p>
          </table:table-cell>
          <table:table-cell table:style-name="ce20" table:formula="of:=[.A126]*[.C126]" office:value-type="float" office:value="7635.24842121495" calcext:value-type="float">
            <text:p>7635,248</text:p>
          </table:table-cell>
          <table:table-cell table:style-name="ce57" table:formula="of:=[.B126]*[.C126]" office:value-type="float" office:value="710.636875" calcext:value-type="float">
            <text:p>710,63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28]-[dados.$B$205]" office:value-type="float" office:value="132.388803541698" calcext:value-type="float">
            <text:p>132,389</text:p>
          </table:table-cell>
          <table:table-cell table:style-name="ce18" table:formula="of:=[dados.C128]-[dados.$C$205]" office:value-type="float" office:value="8.625" calcext:value-type="float">
            <text:p>8,625</text:p>
          </table:table-cell>
          <table:table-cell table:style-name="ce18" table:formula="of:=[dados.D128]-[dados.$D$205]" office:value-type="float" office:value="20.155" calcext:value-type="float">
            <text:p>20,155</text:p>
          </table:table-cell>
          <table:table-cell table:style-name="ce20" table:formula="of:=[.A127]*[.B127]" office:value-type="float" office:value="1141.85343054715" calcext:value-type="float">
            <text:p>1141,853</text:p>
          </table:table-cell>
          <table:table-cell table:style-name="ce20" table:formula="of:=[.A127]*[.C127]" office:value-type="float" office:value="2668.29633538293" calcext:value-type="float">
            <text:p>2668,296</text:p>
          </table:table-cell>
          <table:table-cell table:style-name="ce57" table:formula="of:=[.B127]*[.C127]" office:value-type="float" office:value="173.836875" calcext:value-type="float">
            <text:p>173,83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29]-[dados.$B$205]" office:value-type="float" office:value="217.287393869656" calcext:value-type="float">
            <text:p>217,287</text:p>
          </table:table-cell>
          <table:table-cell table:style-name="ce18" table:formula="of:=[dados.C129]-[dados.$C$205]" office:value-type="float" office:value="27.625" calcext:value-type="float">
            <text:p>27,625</text:p>
          </table:table-cell>
          <table:table-cell table:style-name="ce18" table:formula="of:=[dados.D129]-[dados.$D$205]" office:value-type="float" office:value="18.155" calcext:value-type="float">
            <text:p>18,155</text:p>
          </table:table-cell>
          <table:table-cell table:style-name="ce20" table:formula="of:=[.A128]*[.B128]" office:value-type="float" office:value="6002.56425564925" calcext:value-type="float">
            <text:p>6002,564</text:p>
          </table:table-cell>
          <table:table-cell table:style-name="ce20" table:formula="of:=[.A128]*[.C128]" office:value-type="float" office:value="3944.85263570361" calcext:value-type="float">
            <text:p>3944,853</text:p>
          </table:table-cell>
          <table:table-cell table:style-name="ce57" table:formula="of:=[.B128]*[.C128]" office:value-type="float" office:value="501.531875" calcext:value-type="float">
            <text:p>501,53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30]-[dados.$B$205]" office:value-type="float" office:value="229.749558517495" calcext:value-type="float">
            <text:p>229,750</text:p>
          </table:table-cell>
          <table:table-cell table:style-name="ce18" table:formula="of:=[dados.C130]-[dados.$C$205]" office:value-type="float" office:value="5.625" calcext:value-type="float">
            <text:p>5,625</text:p>
          </table:table-cell>
          <table:table-cell table:style-name="ce18" table:formula="of:=[dados.D130]-[dados.$D$205]" office:value-type="float" office:value="41.155" calcext:value-type="float">
            <text:p>41,155</text:p>
          </table:table-cell>
          <table:table-cell table:style-name="ce20" table:formula="of:=[.A129]*[.B129]" office:value-type="float" office:value="1292.34126666091" calcext:value-type="float">
            <text:p>1292,341</text:p>
          </table:table-cell>
          <table:table-cell table:style-name="ce20" table:formula="of:=[.A129]*[.C129]" office:value-type="float" office:value="9455.34308078751" calcext:value-type="float">
            <text:p>9455,343</text:p>
          </table:table-cell>
          <table:table-cell table:style-name="ce57" table:formula="of:=[.B129]*[.C129]" office:value-type="float" office:value="231.496875" calcext:value-type="float">
            <text:p>231,49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31]-[dados.$B$205]" office:value-type="float" office:value="198.890434725081" calcext:value-type="float">
            <text:p>198,890</text:p>
          </table:table-cell>
          <table:table-cell table:style-name="ce18" table:formula="of:=[dados.C131]-[dados.$C$205]" office:value-type="float" office:value="28.625" calcext:value-type="float">
            <text:p>28,625</text:p>
          </table:table-cell>
          <table:table-cell table:style-name="ce18" table:formula="of:=[dados.D131]-[dados.$D$205]" office:value-type="float" office:value="33.155" calcext:value-type="float">
            <text:p>33,155</text:p>
          </table:table-cell>
          <table:table-cell table:style-name="ce20" table:formula="of:=[.A130]*[.B130]" office:value-type="float" office:value="5693.23869400545" calcext:value-type="float">
            <text:p>5693,239</text:p>
          </table:table-cell>
          <table:table-cell table:style-name="ce20" table:formula="of:=[.A130]*[.C130]" office:value-type="float" office:value="6594.21236331007" calcext:value-type="float">
            <text:p>6594,212</text:p>
          </table:table-cell>
          <table:table-cell table:style-name="ce57" table:formula="of:=[.B130]*[.C130]" office:value-type="float" office:value="949.061875" calcext:value-type="float">
            <text:p>949,06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32]-[dados.$B$205]" office:value-type="float" office:value="152.059222793704" calcext:value-type="float">
            <text:p>152,059</text:p>
          </table:table-cell>
          <table:table-cell table:style-name="ce18" table:formula="of:=[dados.C132]-[dados.$C$205]" office:value-type="float" office:value="12.625" calcext:value-type="float">
            <text:p>12,625</text:p>
          </table:table-cell>
          <table:table-cell table:style-name="ce18" table:formula="of:=[dados.D132]-[dados.$D$205]" office:value-type="float" office:value="43.155" calcext:value-type="float">
            <text:p>43,155</text:p>
          </table:table-cell>
          <table:table-cell table:style-name="ce20" table:formula="of:=[.A131]*[.B131]" office:value-type="float" office:value="1919.74768777051" calcext:value-type="float">
            <text:p>1919,748</text:p>
          </table:table-cell>
          <table:table-cell table:style-name="ce20" table:formula="of:=[.A131]*[.C131]" office:value-type="float" office:value="6562.1157596623" calcext:value-type="float">
            <text:p>6562,116</text:p>
          </table:table-cell>
          <table:table-cell table:style-name="ce57" table:formula="of:=[.B131]*[.C131]" office:value-type="float" office:value="544.831875" calcext:value-type="float">
            <text:p>544,832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33]-[dados.$B$205]" office:value-type="float" office:value="-140.289376005121" calcext:value-type="float">
            <text:p>-140,289</text:p>
          </table:table-cell>
          <table:table-cell table:style-name="ce18" table:formula="of:=[dados.C133]-[dados.$C$205]" office:value-type="float" office:value="27.625" calcext:value-type="float">
            <text:p>27,625</text:p>
          </table:table-cell>
          <table:table-cell table:style-name="ce18" table:formula="of:=[dados.D133]-[dados.$D$205]" office:value-type="float" office:value="-6.845" calcext:value-type="float">
            <text:p>-6,845</text:p>
          </table:table-cell>
          <table:table-cell table:style-name="ce20" table:formula="of:=[.A132]*[.B132]" office:value-type="float" office:value="-3875.49401214147" calcext:value-type="float">
            <text:p>-3875,494</text:p>
          </table:table-cell>
          <table:table-cell table:style-name="ce20" table:formula="of:=[.A132]*[.C132]" office:value-type="float" office:value="960.280778755054" calcext:value-type="float">
            <text:p>960,281</text:p>
          </table:table-cell>
          <table:table-cell table:style-name="ce57" table:formula="of:=[.B132]*[.C132]" office:value-type="float" office:value="-189.093125" calcext:value-type="float">
            <text:p>-189,09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34]-[dados.$B$205]" office:value-type="float" office:value="-101.629321570308" calcext:value-type="float">
            <text:p>-101,629</text:p>
          </table:table-cell>
          <table:table-cell table:style-name="ce18" table:formula="of:=[dados.C134]-[dados.$C$205]" office:value-type="float" office:value="28.625" calcext:value-type="float">
            <text:p>28,625</text:p>
          </table:table-cell>
          <table:table-cell table:style-name="ce18" table:formula="of:=[dados.D134]-[dados.$D$205]" office:value-type="float" office:value="-9.845" calcext:value-type="float">
            <text:p>-9,845</text:p>
          </table:table-cell>
          <table:table-cell table:style-name="ce20" table:formula="of:=[.A133]*[.B133]" office:value-type="float" office:value="-2909.13932995006" calcext:value-type="float">
            <text:p>-2909,139</text:p>
          </table:table-cell>
          <table:table-cell table:style-name="ce20" table:formula="of:=[.A133]*[.C133]" office:value-type="float" office:value="1000.54067085968" calcext:value-type="float">
            <text:p>1000,541</text:p>
          </table:table-cell>
          <table:table-cell table:style-name="ce57" table:formula="of:=[.B133]*[.C133]" office:value-type="float" office:value="-281.813125" calcext:value-type="float">
            <text:p>-281,81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35]-[dados.$B$205]" office:value-type="float" office:value="-87.0238464501138" calcext:value-type="float">
            <text:p>-87,024</text:p>
          </table:table-cell>
          <table:table-cell table:style-name="ce18" table:formula="of:=[dados.C135]-[dados.$C$205]" office:value-type="float" office:value="24.625" calcext:value-type="float">
            <text:p>24,625</text:p>
          </table:table-cell>
          <table:table-cell table:style-name="ce18" table:formula="of:=[dados.D135]-[dados.$D$205]" office:value-type="float" office:value="-7.845" calcext:value-type="float">
            <text:p>-7,845</text:p>
          </table:table-cell>
          <table:table-cell table:style-name="ce20" table:formula="of:=[.A134]*[.B134]" office:value-type="float" office:value="-2142.96221883405" calcext:value-type="float">
            <text:p>-2142,962</text:p>
          </table:table-cell>
          <table:table-cell table:style-name="ce20" table:formula="of:=[.A134]*[.C134]" office:value-type="float" office:value="682.702075401143" calcext:value-type="float">
            <text:p>682,702</text:p>
          </table:table-cell>
          <table:table-cell table:style-name="ce57" table:formula="of:=[.B134]*[.C134]" office:value-type="float" office:value="-193.183125" calcext:value-type="float">
            <text:p>-193,18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36]-[dados.$B$205]" office:value-type="float" office:value="-137.690744918432" calcext:value-type="float">
            <text:p>-137,691</text:p>
          </table:table-cell>
          <table:table-cell table:style-name="ce18" table:formula="of:=[dados.C136]-[dados.$C$205]" office:value-type="float" office:value="24.625" calcext:value-type="float">
            <text:p>24,625</text:p>
          </table:table-cell>
          <table:table-cell table:style-name="ce18" table:formula="of:=[dados.D136]-[dados.$D$205]" office:value-type="float" office:value="-13.845" calcext:value-type="float">
            <text:p>-13,845</text:p>
          </table:table-cell>
          <table:table-cell table:style-name="ce20" table:formula="of:=[.A135]*[.B135]" office:value-type="float" office:value="-3390.63459361638" calcext:value-type="float">
            <text:p>-3390,635</text:p>
          </table:table-cell>
          <table:table-cell table:style-name="ce20" table:formula="of:=[.A135]*[.C135]" office:value-type="float" office:value="1906.32836339569" calcext:value-type="float">
            <text:p>1906,328</text:p>
          </table:table-cell>
          <table:table-cell table:style-name="ce57" table:formula="of:=[.B135]*[.C135]" office:value-type="float" office:value="-340.933125" calcext:value-type="float">
            <text:p>-340,93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37]-[dados.$B$205]" office:value-type="float" office:value="-68.7809835166048" calcext:value-type="float">
            <text:p>-68,781</text:p>
          </table:table-cell>
          <table:table-cell table:style-name="ce18" table:formula="of:=[dados.C137]-[dados.$C$205]" office:value-type="float" office:value="23.625" calcext:value-type="float">
            <text:p>23,625</text:p>
          </table:table-cell>
          <table:table-cell table:style-name="ce18" table:formula="of:=[dados.D137]-[dados.$D$205]" office:value-type="float" office:value="-0.844999999999999" calcext:value-type="float">
            <text:p>-0,845</text:p>
          </table:table-cell>
          <table:table-cell table:style-name="ce20" table:formula="of:=[.A136]*[.B136]" office:value-type="float" office:value="-1624.95073557979" calcext:value-type="float">
            <text:p>-1624,951</text:p>
          </table:table-cell>
          <table:table-cell table:style-name="ce20" table:formula="of:=[.A136]*[.C136]" office:value-type="float" office:value="58.119931071531" calcext:value-type="float">
            <text:p>58,120</text:p>
          </table:table-cell>
          <table:table-cell table:style-name="ce57" table:formula="of:=[.B136]*[.C136]" office:value-type="float" office:value="-19.963125" calcext:value-type="float">
            <text:p>-19,96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38]-[dados.$B$205]" office:value-type="float" office:value="-84.5256945597838" calcext:value-type="float">
            <text:p>-84,526</text:p>
          </table:table-cell>
          <table:table-cell table:style-name="ce18" table:formula="of:=[dados.C138]-[dados.$C$205]" office:value-type="float" office:value="13.625" calcext:value-type="float">
            <text:p>13,625</text:p>
          </table:table-cell>
          <table:table-cell table:style-name="ce18" table:formula="of:=[dados.D138]-[dados.$D$205]" office:value-type="float" office:value="-0.844999999999999" calcext:value-type="float">
            <text:p>-0,845</text:p>
          </table:table-cell>
          <table:table-cell table:style-name="ce20" table:formula="of:=[.A137]*[.B137]" office:value-type="float" office:value="-1151.66258837705" calcext:value-type="float">
            <text:p>-1151,663</text:p>
          </table:table-cell>
          <table:table-cell table:style-name="ce20" table:formula="of:=[.A137]*[.C137]" office:value-type="float" office:value="71.4242119030172" calcext:value-type="float">
            <text:p>71,424</text:p>
          </table:table-cell>
          <table:table-cell table:style-name="ce57" table:formula="of:=[.B137]*[.C137]" office:value-type="float" office:value="-11.513125" calcext:value-type="float">
            <text:p>-11,51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39]-[dados.$B$205]" office:value-type="float" office:value="-119.046678338631" calcext:value-type="float">
            <text:p>-119,047</text:p>
          </table:table-cell>
          <table:table-cell table:style-name="ce18" table:formula="of:=[dados.C139]-[dados.$C$205]" office:value-type="float" office:value="17.625" calcext:value-type="float">
            <text:p>17,625</text:p>
          </table:table-cell>
          <table:table-cell table:style-name="ce18" table:formula="of:=[dados.D139]-[dados.$D$205]" office:value-type="float" office:value="-11.845" calcext:value-type="float">
            <text:p>-11,845</text:p>
          </table:table-cell>
          <table:table-cell table:style-name="ce20" table:formula="of:=[.A138]*[.B138]" office:value-type="float" office:value="-2098.19770571837" calcext:value-type="float">
            <text:p>-2098,198</text:p>
          </table:table-cell>
          <table:table-cell table:style-name="ce20" table:formula="of:=[.A138]*[.C138]" office:value-type="float" office:value="1410.10790492108" calcext:value-type="float">
            <text:p>1410,108</text:p>
          </table:table-cell>
          <table:table-cell table:style-name="ce57" table:formula="of:=[.B138]*[.C138]" office:value-type="float" office:value="-208.768125" calcext:value-type="float">
            <text:p>-208,76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40]-[dados.$B$205]" office:value-type="float" office:value="-94.5122688958728" calcext:value-type="float">
            <text:p>-94,512</text:p>
          </table:table-cell>
          <table:table-cell table:style-name="ce18" table:formula="of:=[dados.C140]-[dados.$C$205]" office:value-type="float" office:value="12.625" calcext:value-type="float">
            <text:p>12,625</text:p>
          </table:table-cell>
          <table:table-cell table:style-name="ce18" table:formula="of:=[dados.D140]-[dados.$D$205]" office:value-type="float" office:value="-0.844999999999999" calcext:value-type="float">
            <text:p>-0,845</text:p>
          </table:table-cell>
          <table:table-cell table:style-name="ce20" table:formula="of:=[.A139]*[.B139]" office:value-type="float" office:value="-1193.21739481039" calcext:value-type="float">
            <text:p>-1193,217</text:p>
          </table:table-cell>
          <table:table-cell table:style-name="ce20" table:formula="of:=[.A139]*[.C139]" office:value-type="float" office:value="79.8628672170124" calcext:value-type="float">
            <text:p>79,863</text:p>
          </table:table-cell>
          <table:table-cell table:style-name="ce57" table:formula="of:=[.B139]*[.C139]" office:value-type="float" office:value="-10.668125" calcext:value-type="float">
            <text:p>-10,66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41]-[dados.$B$205]" office:value-type="float" office:value="-128.018503168954" calcext:value-type="float">
            <text:p>-128,019</text:p>
          </table:table-cell>
          <table:table-cell table:style-name="ce18" table:formula="of:=[dados.C141]-[dados.$C$205]" office:value-type="float" office:value="14.625" calcext:value-type="float">
            <text:p>14,625</text:p>
          </table:table-cell>
          <table:table-cell table:style-name="ce18" table:formula="of:=[dados.D141]-[dados.$D$205]" office:value-type="float" office:value="-6.845" calcext:value-type="float">
            <text:p>-6,845</text:p>
          </table:table-cell>
          <table:table-cell table:style-name="ce20" table:formula="of:=[.A140]*[.B140]" office:value-type="float" office:value="-1872.27060884595" calcext:value-type="float">
            <text:p>-1872,271</text:p>
          </table:table-cell>
          <table:table-cell table:style-name="ce20" table:formula="of:=[.A140]*[.C140]" office:value-type="float" office:value="876.286654191489" calcext:value-type="float">
            <text:p>876,287</text:p>
          </table:table-cell>
          <table:table-cell table:style-name="ce57" table:formula="of:=[.B140]*[.C140]" office:value-type="float" office:value="-100.108125" calcext:value-type="float">
            <text:p>-100,10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42]-[dados.$B$205]" office:value-type="float" office:value="-81.7071776416038" calcext:value-type="float">
            <text:p>-81,707</text:p>
          </table:table-cell>
          <table:table-cell table:style-name="ce18" table:formula="of:=[dados.C142]-[dados.$C$205]" office:value-type="float" office:value="22.625" calcext:value-type="float">
            <text:p>22,625</text:p>
          </table:table-cell>
          <table:table-cell table:style-name="ce18" table:formula="of:=[dados.D142]-[dados.$D$205]" office:value-type="float" office:value="-11.845" calcext:value-type="float">
            <text:p>-11,845</text:p>
          </table:table-cell>
          <table:table-cell table:style-name="ce20" table:formula="of:=[.A141]*[.B141]" office:value-type="float" office:value="-1848.62489414129" calcext:value-type="float">
            <text:p>-1848,625</text:p>
          </table:table-cell>
          <table:table-cell table:style-name="ce20" table:formula="of:=[.A141]*[.C141]" office:value-type="float" office:value="967.821519164797" calcext:value-type="float">
            <text:p>967,822</text:p>
          </table:table-cell>
          <table:table-cell table:style-name="ce57" table:formula="of:=[.B141]*[.C141]" office:value-type="float" office:value="-267.993125" calcext:value-type="float">
            <text:p>-267,99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43]-[dados.$B$205]" office:value-type="float" office:value="-110.668452412707" calcext:value-type="float">
            <text:p>-110,668</text:p>
          </table:table-cell>
          <table:table-cell table:style-name="ce18" table:formula="of:=[dados.C143]-[dados.$C$205]" office:value-type="float" office:value="10.625" calcext:value-type="float">
            <text:p>10,625</text:p>
          </table:table-cell>
          <table:table-cell table:style-name="ce18" table:formula="of:=[dados.D143]-[dados.$D$205]" office:value-type="float" office:value="-13.845" calcext:value-type="float">
            <text:p>-13,845</text:p>
          </table:table-cell>
          <table:table-cell table:style-name="ce20" table:formula="of:=[.A142]*[.B142]" office:value-type="float" office:value="-1175.85230688501" calcext:value-type="float">
            <text:p>-1175,852</text:p>
          </table:table-cell>
          <table:table-cell table:style-name="ce20" table:formula="of:=[.A142]*[.C142]" office:value-type="float" office:value="1532.20472365393" calcext:value-type="float">
            <text:p>1532,205</text:p>
          </table:table-cell>
          <table:table-cell table:style-name="ce57" table:formula="of:=[.B142]*[.C142]" office:value-type="float" office:value="-147.103125" calcext:value-type="float">
            <text:p>-147,10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44]-[dados.$B$205]" office:value-type="float" office:value="-74.1142610708628" calcext:value-type="float">
            <text:p>-74,114</text:p>
          </table:table-cell>
          <table:table-cell table:style-name="ce18" table:formula="of:=[dados.C144]-[dados.$C$205]" office:value-type="float" office:value="27.625" calcext:value-type="float">
            <text:p>27,625</text:p>
          </table:table-cell>
          <table:table-cell table:style-name="ce18" table:formula="of:=[dados.D144]-[dados.$D$205]" office:value-type="float" office:value="-4.845" calcext:value-type="float">
            <text:p>-4,845</text:p>
          </table:table-cell>
          <table:table-cell table:style-name="ce20" table:formula="of:=[.A143]*[.B143]" office:value-type="float" office:value="-2047.40646208259" calcext:value-type="float">
            <text:p>-2047,406</text:p>
          </table:table-cell>
          <table:table-cell table:style-name="ce20" table:formula="of:=[.A143]*[.C143]" office:value-type="float" office:value="359.08359488833" calcext:value-type="float">
            <text:p>359,084</text:p>
          </table:table-cell>
          <table:table-cell table:style-name="ce57" table:formula="of:=[.B143]*[.C143]" office:value-type="float" office:value="-133.843125" calcext:value-type="float">
            <text:p>-133,84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45]-[dados.$B$205]" office:value-type="float" office:value="-73.8335147217568" calcext:value-type="float">
            <text:p>-73,834</text:p>
          </table:table-cell>
          <table:table-cell table:style-name="ce18" table:formula="of:=[dados.C145]-[dados.$C$205]" office:value-type="float" office:value="17.625" calcext:value-type="float">
            <text:p>17,625</text:p>
          </table:table-cell>
          <table:table-cell table:style-name="ce18" table:formula="of:=[dados.D145]-[dados.$D$205]" office:value-type="float" office:value="-10.845" calcext:value-type="float">
            <text:p>-10,845</text:p>
          </table:table-cell>
          <table:table-cell table:style-name="ce20" table:formula="of:=[.A144]*[.B144]" office:value-type="float" office:value="-1301.31569697096" calcext:value-type="float">
            <text:p>-1301,316</text:p>
          </table:table-cell>
          <table:table-cell table:style-name="ce20" table:formula="of:=[.A144]*[.C144]" office:value-type="float" office:value="800.724467157453" calcext:value-type="float">
            <text:p>800,724</text:p>
          </table:table-cell>
          <table:table-cell table:style-name="ce57" table:formula="of:=[.B144]*[.C144]" office:value-type="float" office:value="-191.143125" calcext:value-type="float">
            <text:p>-191,14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46]-[dados.$B$205]" office:value-type="float" office:value="-92.7613538605268" calcext:value-type="float">
            <text:p>-92,761</text:p>
          </table:table-cell>
          <table:table-cell table:style-name="ce18" table:formula="of:=[dados.C146]-[dados.$C$205]" office:value-type="float" office:value="25.625" calcext:value-type="float">
            <text:p>25,625</text:p>
          </table:table-cell>
          <table:table-cell table:style-name="ce18" table:formula="of:=[dados.D146]-[dados.$D$205]" office:value-type="float" office:value="-9.845" calcext:value-type="float">
            <text:p>-9,845</text:p>
          </table:table-cell>
          <table:table-cell table:style-name="ce20" table:formula="of:=[.A145]*[.B145]" office:value-type="float" office:value="-2377.009692676" calcext:value-type="float">
            <text:p>-2377,010</text:p>
          </table:table-cell>
          <table:table-cell table:style-name="ce20" table:formula="of:=[.A145]*[.C145]" office:value-type="float" office:value="913.235528756887" calcext:value-type="float">
            <text:p>913,236</text:p>
          </table:table-cell>
          <table:table-cell table:style-name="ce57" table:formula="of:=[.B145]*[.C145]" office:value-type="float" office:value="-252.278125" calcext:value-type="float">
            <text:p>-252,27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47]-[dados.$B$205]" office:value-type="float" office:value="-73.9652358003698" calcext:value-type="float">
            <text:p>-73,965</text:p>
          </table:table-cell>
          <table:table-cell table:style-name="ce18" table:formula="of:=[dados.C147]-[dados.$C$205]" office:value-type="float" office:value="26.625" calcext:value-type="float">
            <text:p>26,625</text:p>
          </table:table-cell>
          <table:table-cell table:style-name="ce18" table:formula="of:=[dados.D147]-[dados.$D$205]" office:value-type="float" office:value="-3.845" calcext:value-type="float">
            <text:p>-3,845</text:p>
          </table:table-cell>
          <table:table-cell table:style-name="ce20" table:formula="of:=[.A146]*[.B146]" office:value-type="float" office:value="-1969.32440318485" calcext:value-type="float">
            <text:p>-1969,324</text:p>
          </table:table-cell>
          <table:table-cell table:style-name="ce20" table:formula="of:=[.A146]*[.C146]" office:value-type="float" office:value="284.396331652422" calcext:value-type="float">
            <text:p>284,396</text:p>
          </table:table-cell>
          <table:table-cell table:style-name="ce57" table:formula="of:=[.B146]*[.C146]" office:value-type="float" office:value="-102.373125" calcext:value-type="float">
            <text:p>-102,37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48]-[dados.$B$205]" office:value-type="float" office:value="-71.4871267917028" calcext:value-type="float">
            <text:p>-71,487</text:p>
          </table:table-cell>
          <table:table-cell table:style-name="ce18" table:formula="of:=[dados.C148]-[dados.$C$205]" office:value-type="float" office:value="21.625" calcext:value-type="float">
            <text:p>21,625</text:p>
          </table:table-cell>
          <table:table-cell table:style-name="ce18" table:formula="of:=[dados.D148]-[dados.$D$205]" office:value-type="float" office:value="-6.845" calcext:value-type="float">
            <text:p>-6,845</text:p>
          </table:table-cell>
          <table:table-cell table:style-name="ce20" table:formula="of:=[.A147]*[.B147]" office:value-type="float" office:value="-1545.90911687057" calcext:value-type="float">
            <text:p>-1545,909</text:p>
          </table:table-cell>
          <table:table-cell table:style-name="ce20" table:formula="of:=[.A147]*[.C147]" office:value-type="float" office:value="489.329382889206" calcext:value-type="float">
            <text:p>489,329</text:p>
          </table:table-cell>
          <table:table-cell table:style-name="ce57" table:formula="of:=[.B147]*[.C147]" office:value-type="float" office:value="-148.023125" calcext:value-type="float">
            <text:p>-148,02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49]-[dados.$B$205]" office:value-type="float" office:value="-130.111449771863" calcext:value-type="float">
            <text:p>-130,111</text:p>
          </table:table-cell>
          <table:table-cell table:style-name="ce18" table:formula="of:=[dados.C149]-[dados.$C$205]" office:value-type="float" office:value="12.625" calcext:value-type="float">
            <text:p>12,625</text:p>
          </table:table-cell>
          <table:table-cell table:style-name="ce18" table:formula="of:=[dados.D149]-[dados.$D$205]" office:value-type="float" office:value="-10.845" calcext:value-type="float">
            <text:p>-10,845</text:p>
          </table:table-cell>
          <table:table-cell table:style-name="ce20" table:formula="of:=[.A148]*[.B148]" office:value-type="float" office:value="-1642.65705336977" calcext:value-type="float">
            <text:p>-1642,657</text:p>
          </table:table-cell>
          <table:table-cell table:style-name="ce20" table:formula="of:=[.A148]*[.C148]" office:value-type="float" office:value="1411.05867277585" calcext:value-type="float">
            <text:p>1411,059</text:p>
          </table:table-cell>
          <table:table-cell table:style-name="ce57" table:formula="of:=[.B148]*[.C148]" office:value-type="float" office:value="-136.918125" calcext:value-type="float">
            <text:p>-136,91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50]-[dados.$B$205]" office:value-type="float" office:value="-74.7719804926458" calcext:value-type="float">
            <text:p>-74,772</text:p>
          </table:table-cell>
          <table:table-cell table:style-name="ce18" table:formula="of:=[dados.C150]-[dados.$C$205]" office:value-type="float" office:value="22.625" calcext:value-type="float">
            <text:p>22,625</text:p>
          </table:table-cell>
          <table:table-cell table:style-name="ce18" table:formula="of:=[dados.D150]-[dados.$D$205]" office:value-type="float" office:value="-12.845" calcext:value-type="float">
            <text:p>-12,845</text:p>
          </table:table-cell>
          <table:table-cell table:style-name="ce20" table:formula="of:=[.A149]*[.B149]" office:value-type="float" office:value="-1691.71605864611" calcext:value-type="float">
            <text:p>-1691,716</text:p>
          </table:table-cell>
          <table:table-cell table:style-name="ce20" table:formula="of:=[.A149]*[.C149]" office:value-type="float" office:value="960.446089428036" calcext:value-type="float">
            <text:p>960,446</text:p>
          </table:table-cell>
          <table:table-cell table:style-name="ce57" table:formula="of:=[.B149]*[.C149]" office:value-type="float" office:value="-290.618125" calcext:value-type="float">
            <text:p>-290,61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51]-[dados.$B$205]" office:value-type="float" office:value="-103.191146573545" calcext:value-type="float">
            <text:p>-103,191</text:p>
          </table:table-cell>
          <table:table-cell table:style-name="ce18" table:formula="of:=[dados.C151]-[dados.$C$205]" office:value-type="float" office:value="16.625" calcext:value-type="float">
            <text:p>16,625</text:p>
          </table:table-cell>
          <table:table-cell table:style-name="ce18" table:formula="of:=[dados.D151]-[dados.$D$205]" office:value-type="float" office:value="-5.845" calcext:value-type="float">
            <text:p>-5,845</text:p>
          </table:table-cell>
          <table:table-cell table:style-name="ce20" table:formula="of:=[.A150]*[.B150]" office:value-type="float" office:value="-1715.55281178518" calcext:value-type="float">
            <text:p>-1715,553</text:p>
          </table:table-cell>
          <table:table-cell table:style-name="ce20" table:formula="of:=[.A150]*[.C150]" office:value-type="float" office:value="603.15225172237" calcext:value-type="float">
            <text:p>603,152</text:p>
          </table:table-cell>
          <table:table-cell table:style-name="ce57" table:formula="of:=[.B150]*[.C150]" office:value-type="float" office:value="-97.173125" calcext:value-type="float">
            <text:p>-97,17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52]-[dados.$B$205]" office:value-type="float" office:value="-116.02589890663" calcext:value-type="float">
            <text:p>-116,026</text:p>
          </table:table-cell>
          <table:table-cell table:style-name="ce18" table:formula="of:=[dados.C152]-[dados.$C$205]" office:value-type="float" office:value="18.625" calcext:value-type="float">
            <text:p>18,625</text:p>
          </table:table-cell>
          <table:table-cell table:style-name="ce18" table:formula="of:=[dados.D152]-[dados.$D$205]" office:value-type="float" office:value="-2.845" calcext:value-type="float">
            <text:p>-2,845</text:p>
          </table:table-cell>
          <table:table-cell table:style-name="ce20" table:formula="of:=[.A151]*[.B151]" office:value-type="float" office:value="-2160.98236713598" calcext:value-type="float">
            <text:p>-2160,982</text:p>
          </table:table-cell>
          <table:table-cell table:style-name="ce20" table:formula="of:=[.A151]*[.C151]" office:value-type="float" office:value="330.093682389362" calcext:value-type="float">
            <text:p>330,094</text:p>
          </table:table-cell>
          <table:table-cell table:style-name="ce57" table:formula="of:=[.B151]*[.C151]" office:value-type="float" office:value="-52.988125" calcext:value-type="float">
            <text:p>-52,98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53]-[dados.$B$205]" office:value-type="float" office:value="-128.679035724065" calcext:value-type="float">
            <text:p>-128,679</text:p>
          </table:table-cell>
          <table:table-cell table:style-name="ce18" table:formula="of:=[dados.C153]-[dados.$C$205]" office:value-type="float" office:value="27.625" calcext:value-type="float">
            <text:p>27,625</text:p>
          </table:table-cell>
          <table:table-cell table:style-name="ce18" table:formula="of:=[dados.D153]-[dados.$D$205]" office:value-type="float" office:value="-10.845" calcext:value-type="float">
            <text:p>-10,845</text:p>
          </table:table-cell>
          <table:table-cell table:style-name="ce20" table:formula="of:=[.A152]*[.B152]" office:value-type="float" office:value="-3554.75836187729" calcext:value-type="float">
            <text:p>-3554,758</text:p>
          </table:table-cell>
          <table:table-cell table:style-name="ce20" table:formula="of:=[.A152]*[.C152]" office:value-type="float" office:value="1395.52414242748" calcext:value-type="float">
            <text:p>1395,524</text:p>
          </table:table-cell>
          <table:table-cell table:style-name="ce57" table:formula="of:=[.B152]*[.C152]" office:value-type="float" office:value="-299.593125" calcext:value-type="float">
            <text:p>-299,59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54]-[dados.$B$205]" office:value-type="float" office:value="-61.0536349095128" calcext:value-type="float">
            <text:p>-61,054</text:p>
          </table:table-cell>
          <table:table-cell table:style-name="ce18" table:formula="of:=[dados.C154]-[dados.$C$205]" office:value-type="float" office:value="20.625" calcext:value-type="float">
            <text:p>20,625</text:p>
          </table:table-cell>
          <table:table-cell table:style-name="ce18" table:formula="of:=[dados.D154]-[dados.$D$205]" office:value-type="float" office:value="-9.845" calcext:value-type="float">
            <text:p>-9,845</text:p>
          </table:table-cell>
          <table:table-cell table:style-name="ce20" table:formula="of:=[.A153]*[.B153]" office:value-type="float" office:value="-1259.2312200087" calcext:value-type="float">
            <text:p>-1259,231</text:p>
          </table:table-cell>
          <table:table-cell table:style-name="ce20" table:formula="of:=[.A153]*[.C153]" office:value-type="float" office:value="601.073035684154" calcext:value-type="float">
            <text:p>601,073</text:p>
          </table:table-cell>
          <table:table-cell table:style-name="ce57" table:formula="of:=[.B153]*[.C153]" office:value-type="float" office:value="-203.053125" calcext:value-type="float">
            <text:p>-203,05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55]-[dados.$B$205]" office:value-type="float" office:value="-86.1350509773448" calcext:value-type="float">
            <text:p>-86,135</text:p>
          </table:table-cell>
          <table:table-cell table:style-name="ce18" table:formula="of:=[dados.C155]-[dados.$C$205]" office:value-type="float" office:value="8.625" calcext:value-type="float">
            <text:p>8,625</text:p>
          </table:table-cell>
          <table:table-cell table:style-name="ce18" table:formula="of:=[dados.D155]-[dados.$D$205]" office:value-type="float" office:value="-6.845" calcext:value-type="float">
            <text:p>-6,845</text:p>
          </table:table-cell>
          <table:table-cell table:style-name="ce20" table:formula="of:=[.A154]*[.B154]" office:value-type="float" office:value="-742.914814679599" calcext:value-type="float">
            <text:p>-742,915</text:p>
          </table:table-cell>
          <table:table-cell table:style-name="ce20" table:formula="of:=[.A154]*[.C154]" office:value-type="float" office:value="589.594423939925" calcext:value-type="float">
            <text:p>589,594</text:p>
          </table:table-cell>
          <table:table-cell table:style-name="ce57" table:formula="of:=[.B154]*[.C154]" office:value-type="float" office:value="-59.038125" calcext:value-type="float">
            <text:p>-59,03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56]-[dados.$B$205]" office:value-type="float" office:value="-93.4916190481888" calcext:value-type="float">
            <text:p>-93,492</text:p>
          </table:table-cell>
          <table:table-cell table:style-name="ce18" table:formula="of:=[dados.C156]-[dados.$C$205]" office:value-type="float" office:value="18.625" calcext:value-type="float">
            <text:p>18,625</text:p>
          </table:table-cell>
          <table:table-cell table:style-name="ce18" table:formula="of:=[dados.D156]-[dados.$D$205]" office:value-type="float" office:value="-0.844999999999999" calcext:value-type="float">
            <text:p>-0,845</text:p>
          </table:table-cell>
          <table:table-cell table:style-name="ce20" table:formula="of:=[.A155]*[.B155]" office:value-type="float" office:value="-1741.28140477252" calcext:value-type="float">
            <text:p>-1741,281</text:p>
          </table:table-cell>
          <table:table-cell table:style-name="ce20" table:formula="of:=[.A155]*[.C155]" office:value-type="float" office:value="79.0004180957195" calcext:value-type="float">
            <text:p>79,000</text:p>
          </table:table-cell>
          <table:table-cell table:style-name="ce57" table:formula="of:=[.B155]*[.C155]" office:value-type="float" office:value="-15.738125" calcext:value-type="float">
            <text:p>-15,73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57]-[dados.$B$205]" office:value-type="float" office:value="-122.913927561207" calcext:value-type="float">
            <text:p>-122,914</text:p>
          </table:table-cell>
          <table:table-cell table:style-name="ce18" table:formula="of:=[dados.C157]-[dados.$C$205]" office:value-type="float" office:value="13.625" calcext:value-type="float">
            <text:p>13,625</text:p>
          </table:table-cell>
          <table:table-cell table:style-name="ce18" table:formula="of:=[dados.D157]-[dados.$D$205]" office:value-type="float" office:value="-1.845" calcext:value-type="float">
            <text:p>-1,845</text:p>
          </table:table-cell>
          <table:table-cell table:style-name="ce20" table:formula="of:=[.A156]*[.B156]" office:value-type="float" office:value="-1674.70226302144" calcext:value-type="float">
            <text:p>-1674,702</text:p>
          </table:table-cell>
          <table:table-cell table:style-name="ce20" table:formula="of:=[.A156]*[.C156]" office:value-type="float" office:value="226.776196350426" calcext:value-type="float">
            <text:p>226,776</text:p>
          </table:table-cell>
          <table:table-cell table:style-name="ce57" table:formula="of:=[.B156]*[.C156]" office:value-type="float" office:value="-25.138125" calcext:value-type="float">
            <text:p>-25,13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58]-[dados.$B$205]" office:value-type="float" office:value="-90.8219944514918" calcext:value-type="float">
            <text:p>-90,822</text:p>
          </table:table-cell>
          <table:table-cell table:style-name="ce18" table:formula="of:=[dados.C158]-[dados.$C$205]" office:value-type="float" office:value="19.625" calcext:value-type="float">
            <text:p>19,625</text:p>
          </table:table-cell>
          <table:table-cell table:style-name="ce18" table:formula="of:=[dados.D158]-[dados.$D$205]" office:value-type="float" office:value="-8.845" calcext:value-type="float">
            <text:p>-8,845</text:p>
          </table:table-cell>
          <table:table-cell table:style-name="ce20" table:formula="of:=[.A157]*[.B157]" office:value-type="float" office:value="-1782.38164111053" calcext:value-type="float">
            <text:p>-1782,382</text:p>
          </table:table-cell>
          <table:table-cell table:style-name="ce20" table:formula="of:=[.A157]*[.C157]" office:value-type="float" office:value="803.320540923445" calcext:value-type="float">
            <text:p>803,321</text:p>
          </table:table-cell>
          <table:table-cell table:style-name="ce57" table:formula="of:=[.B157]*[.C157]" office:value-type="float" office:value="-173.583125" calcext:value-type="float">
            <text:p>-173,58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59]-[dados.$B$205]" office:value-type="float" office:value="-61.6847780780788" calcext:value-type="float">
            <text:p>-61,685</text:p>
          </table:table-cell>
          <table:table-cell table:style-name="ce18" table:formula="of:=[dados.C159]-[dados.$C$205]" office:value-type="float" office:value="20.625" calcext:value-type="float">
            <text:p>20,625</text:p>
          </table:table-cell>
          <table:table-cell table:style-name="ce18" table:formula="of:=[dados.D159]-[dados.$D$205]" office:value-type="float" office:value="-10.845" calcext:value-type="float">
            <text:p>-10,845</text:p>
          </table:table-cell>
          <table:table-cell table:style-name="ce20" table:formula="of:=[.A158]*[.B158]" office:value-type="float" office:value="-1272.24854786038" calcext:value-type="float">
            <text:p>-1272,249</text:p>
          </table:table-cell>
          <table:table-cell table:style-name="ce20" table:formula="of:=[.A158]*[.C158]" office:value-type="float" office:value="668.971418256765" calcext:value-type="float">
            <text:p>668,971</text:p>
          </table:table-cell>
          <table:table-cell table:style-name="ce57" table:formula="of:=[.B158]*[.C158]" office:value-type="float" office:value="-223.678125" calcext:value-type="float">
            <text:p>-223,67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60]-[dados.$B$205]" office:value-type="float" office:value="-141.229681065637" calcext:value-type="float">
            <text:p>-141,230</text:p>
          </table:table-cell>
          <table:table-cell table:style-name="ce18" table:formula="of:=[dados.C160]-[dados.$C$205]" office:value-type="float" office:value="20.625" calcext:value-type="float">
            <text:p>20,625</text:p>
          </table:table-cell>
          <table:table-cell table:style-name="ce18" table:formula="of:=[dados.D160]-[dados.$D$205]" office:value-type="float" office:value="-4.845" calcext:value-type="float">
            <text:p>-4,845</text:p>
          </table:table-cell>
          <table:table-cell table:style-name="ce20" table:formula="of:=[.A159]*[.B159]" office:value-type="float" office:value="-2912.86217197877" calcext:value-type="float">
            <text:p>-2912,862</text:p>
          </table:table-cell>
          <table:table-cell table:style-name="ce20" table:formula="of:=[.A159]*[.C159]" office:value-type="float" office:value="684.257804763013" calcext:value-type="float">
            <text:p>684,258</text:p>
          </table:table-cell>
          <table:table-cell table:style-name="ce57" table:formula="of:=[.B159]*[.C159]" office:value-type="float" office:value="-99.928125" calcext:value-type="float">
            <text:p>-99,92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61]-[dados.$B$205]" office:value-type="float" office:value="-108.547178270402" calcext:value-type="float">
            <text:p>-108,547</text:p>
          </table:table-cell>
          <table:table-cell table:style-name="ce18" table:formula="of:=[dados.C161]-[dados.$C$205]" office:value-type="float" office:value="12.625" calcext:value-type="float">
            <text:p>12,625</text:p>
          </table:table-cell>
          <table:table-cell table:style-name="ce18" table:formula="of:=[dados.D161]-[dados.$D$205]" office:value-type="float" office:value="-11.845" calcext:value-type="float">
            <text:p>-11,845</text:p>
          </table:table-cell>
          <table:table-cell table:style-name="ce20" table:formula="of:=[.A160]*[.B160]" office:value-type="float" office:value="-1370.40812566382" calcext:value-type="float">
            <text:p>-1370,408</text:p>
          </table:table-cell>
          <table:table-cell table:style-name="ce20" table:formula="of:=[.A160]*[.C160]" office:value-type="float" office:value="1285.74132661291" calcext:value-type="float">
            <text:p>1285,741</text:p>
          </table:table-cell>
          <table:table-cell table:style-name="ce57" table:formula="of:=[.B160]*[.C160]" office:value-type="float" office:value="-149.543125" calcext:value-type="float">
            <text:p>-149,54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62]-[dados.$B$205]" office:value-type="float" office:value="-106.333476513546" calcext:value-type="float">
            <text:p>-106,333</text:p>
          </table:table-cell>
          <table:table-cell table:style-name="ce18" table:formula="of:=[dados.C162]-[dados.$C$205]" office:value-type="float" office:value="19.625" calcext:value-type="float">
            <text:p>19,625</text:p>
          </table:table-cell>
          <table:table-cell table:style-name="ce18" table:formula="of:=[dados.D162]-[dados.$D$205]" office:value-type="float" office:value="-2.845" calcext:value-type="float">
            <text:p>-2,845</text:p>
          </table:table-cell>
          <table:table-cell table:style-name="ce20" table:formula="of:=[.A161]*[.B161]" office:value-type="float" office:value="-2086.79447657834" calcext:value-type="float">
            <text:p>-2086,794</text:p>
          </table:table-cell>
          <table:table-cell table:style-name="ce20" table:formula="of:=[.A161]*[.C161]" office:value-type="float" office:value="302.518740681038" calcext:value-type="float">
            <text:p>302,519</text:p>
          </table:table-cell>
          <table:table-cell table:style-name="ce57" table:formula="of:=[.B161]*[.C161]" office:value-type="float" office:value="-55.833125" calcext:value-type="float">
            <text:p>-55,83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63]-[dados.$B$205]" office:value-type="float" office:value="-89.2557072692068" calcext:value-type="float">
            <text:p>-89,256</text:p>
          </table:table-cell>
          <table:table-cell table:style-name="ce18" table:formula="of:=[dados.C163]-[dados.$C$205]" office:value-type="float" office:value="27.625" calcext:value-type="float">
            <text:p>27,625</text:p>
          </table:table-cell>
          <table:table-cell table:style-name="ce18" table:formula="of:=[dados.D163]-[dados.$D$205]" office:value-type="float" office:value="-2.845" calcext:value-type="float">
            <text:p>-2,845</text:p>
          </table:table-cell>
          <table:table-cell table:style-name="ce20" table:formula="of:=[.A162]*[.B162]" office:value-type="float" office:value="-2465.68891331184" calcext:value-type="float">
            <text:p>-2465,689</text:p>
          </table:table-cell>
          <table:table-cell table:style-name="ce20" table:formula="of:=[.A162]*[.C162]" office:value-type="float" office:value="253.932487180893" calcext:value-type="float">
            <text:p>253,932</text:p>
          </table:table-cell>
          <table:table-cell table:style-name="ce57" table:formula="of:=[.B162]*[.C162]" office:value-type="float" office:value="-78.593125" calcext:value-type="float">
            <text:p>-78,59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64]-[dados.$B$205]" office:value-type="float" office:value="-120.62407043663" calcext:value-type="float">
            <text:p>-120,624</text:p>
          </table:table-cell>
          <table:table-cell table:style-name="ce18" table:formula="of:=[dados.C164]-[dados.$C$205]" office:value-type="float" office:value="9.625" calcext:value-type="float">
            <text:p>9,625</text:p>
          </table:table-cell>
          <table:table-cell table:style-name="ce18" table:formula="of:=[dados.D164]-[dados.$D$205]" office:value-type="float" office:value="-7.845" calcext:value-type="float">
            <text:p>-7,845</text:p>
          </table:table-cell>
          <table:table-cell table:style-name="ce20" table:formula="of:=[.A163]*[.B163]" office:value-type="float" office:value="-1161.00667795256" calcext:value-type="float">
            <text:p>-1161,007</text:p>
          </table:table-cell>
          <table:table-cell table:style-name="ce20" table:formula="of:=[.A163]*[.C163]" office:value-type="float" office:value="946.295832575361" calcext:value-type="float">
            <text:p>946,296</text:p>
          </table:table-cell>
          <table:table-cell table:style-name="ce57" table:formula="of:=[.B163]*[.C163]" office:value-type="float" office:value="-75.508125" calcext:value-type="float">
            <text:p>-75,50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65]-[dados.$B$205]" office:value-type="float" office:value="-104.150219907641" calcext:value-type="float">
            <text:p>-104,150</text:p>
          </table:table-cell>
          <table:table-cell table:style-name="ce18" table:formula="of:=[dados.C165]-[dados.$C$205]" office:value-type="float" office:value="13.625" calcext:value-type="float">
            <text:p>13,625</text:p>
          </table:table-cell>
          <table:table-cell table:style-name="ce18" table:formula="of:=[dados.D165]-[dados.$D$205]" office:value-type="float" office:value="-7.845" calcext:value-type="float">
            <text:p>-7,845</text:p>
          </table:table-cell>
          <table:table-cell table:style-name="ce20" table:formula="of:=[.A164]*[.B164]" office:value-type="float" office:value="-1419.04674624161" calcext:value-type="float">
            <text:p>-1419,047</text:p>
          </table:table-cell>
          <table:table-cell table:style-name="ce20" table:formula="of:=[.A164]*[.C164]" office:value-type="float" office:value="817.058475175442" calcext:value-type="float">
            <text:p>817,058</text:p>
          </table:table-cell>
          <table:table-cell table:style-name="ce57" table:formula="of:=[.B164]*[.C164]" office:value-type="float" office:value="-106.888125" calcext:value-type="float">
            <text:p>-106,88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66]-[dados.$B$205]" office:value-type="float" office:value="-58.4769037778998" calcext:value-type="float">
            <text:p>-58,477</text:p>
          </table:table-cell>
          <table:table-cell table:style-name="ce18" table:formula="of:=[dados.C166]-[dados.$C$205]" office:value-type="float" office:value="21.625" calcext:value-type="float">
            <text:p>21,625</text:p>
          </table:table-cell>
          <table:table-cell table:style-name="ce18" table:formula="of:=[dados.D166]-[dados.$D$205]" office:value-type="float" office:value="-13.845" calcext:value-type="float">
            <text:p>-13,845</text:p>
          </table:table-cell>
          <table:table-cell table:style-name="ce20" table:formula="of:=[.A165]*[.B165]" office:value-type="float" office:value="-1264.56304419708" calcext:value-type="float">
            <text:p>-1264,563</text:p>
          </table:table-cell>
          <table:table-cell table:style-name="ce20" table:formula="of:=[.A165]*[.C165]" office:value-type="float" office:value="809.612732805023" calcext:value-type="float">
            <text:p>809,613</text:p>
          </table:table-cell>
          <table:table-cell table:style-name="ce57" table:formula="of:=[.B165]*[.C165]" office:value-type="float" office:value="-299.398125" calcext:value-type="float">
            <text:p>-299,39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67]-[dados.$B$205]" office:value-type="float" office:value="-120.731509509914" calcext:value-type="float">
            <text:p>-120,732</text:p>
          </table:table-cell>
          <table:table-cell table:style-name="ce18" table:formula="of:=[dados.C167]-[dados.$C$205]" office:value-type="float" office:value="24.625" calcext:value-type="float">
            <text:p>24,625</text:p>
          </table:table-cell>
          <table:table-cell table:style-name="ce18" table:formula="of:=[dados.D167]-[dados.$D$205]" office:value-type="float" office:value="-4.845" calcext:value-type="float">
            <text:p>-4,845</text:p>
          </table:table-cell>
          <table:table-cell table:style-name="ce20" table:formula="of:=[.A166]*[.B166]" office:value-type="float" office:value="-2973.01342168163" calcext:value-type="float">
            <text:p>-2973,013</text:p>
          </table:table-cell>
          <table:table-cell table:style-name="ce20" table:formula="of:=[.A166]*[.C166]" office:value-type="float" office:value="584.944163575532" calcext:value-type="float">
            <text:p>584,944</text:p>
          </table:table-cell>
          <table:table-cell table:style-name="ce57" table:formula="of:=[.B166]*[.C166]" office:value-type="float" office:value="-119.308125" calcext:value-type="float">
            <text:p>-119,30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68]-[dados.$B$205]" office:value-type="float" office:value="-105.458701920832" calcext:value-type="float">
            <text:p>-105,459</text:p>
          </table:table-cell>
          <table:table-cell table:style-name="ce18" table:formula="of:=[dados.C168]-[dados.$C$205]" office:value-type="float" office:value="10.625" calcext:value-type="float">
            <text:p>10,625</text:p>
          </table:table-cell>
          <table:table-cell table:style-name="ce18" table:formula="of:=[dados.D168]-[dados.$D$205]" office:value-type="float" office:value="-11.845" calcext:value-type="float">
            <text:p>-11,845</text:p>
          </table:table-cell>
          <table:table-cell table:style-name="ce20" table:formula="of:=[.A167]*[.B167]" office:value-type="float" office:value="-1120.49870790884" calcext:value-type="float">
            <text:p>-1120,499</text:p>
          </table:table-cell>
          <table:table-cell table:style-name="ce20" table:formula="of:=[.A167]*[.C167]" office:value-type="float" office:value="1249.15832425225" calcext:value-type="float">
            <text:p>1249,158</text:p>
          </table:table-cell>
          <table:table-cell table:style-name="ce57" table:formula="of:=[.B167]*[.C167]" office:value-type="float" office:value="-125.853125" calcext:value-type="float">
            <text:p>-125,85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69]-[dados.$B$205]" office:value-type="float" office:value="-119.255167069426" calcext:value-type="float">
            <text:p>-119,255</text:p>
          </table:table-cell>
          <table:table-cell table:style-name="ce18" table:formula="of:=[dados.C169]-[dados.$C$205]" office:value-type="float" office:value="11.625" calcext:value-type="float">
            <text:p>11,625</text:p>
          </table:table-cell>
          <table:table-cell table:style-name="ce18" table:formula="of:=[dados.D169]-[dados.$D$205]" office:value-type="float" office:value="-1.845" calcext:value-type="float">
            <text:p>-1,845</text:p>
          </table:table-cell>
          <table:table-cell table:style-name="ce20" table:formula="of:=[.A168]*[.B168]" office:value-type="float" office:value="-1386.34131718208" calcext:value-type="float">
            <text:p>-1386,341</text:p>
          </table:table-cell>
          <table:table-cell table:style-name="ce20" table:formula="of:=[.A168]*[.C168]" office:value-type="float" office:value="220.025783243091" calcext:value-type="float">
            <text:p>220,026</text:p>
          </table:table-cell>
          <table:table-cell table:style-name="ce57" table:formula="of:=[.B168]*[.C168]" office:value-type="float" office:value="-21.448125" calcext:value-type="float">
            <text:p>-21,44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70]-[dados.$B$205]" office:value-type="float" office:value="-119.707393252223" calcext:value-type="float">
            <text:p>-119,707</text:p>
          </table:table-cell>
          <table:table-cell table:style-name="ce18" table:formula="of:=[dados.C170]-[dados.$C$205]" office:value-type="float" office:value="22.625" calcext:value-type="float">
            <text:p>22,625</text:p>
          </table:table-cell>
          <table:table-cell table:style-name="ce18" table:formula="of:=[dados.D170]-[dados.$D$205]" office:value-type="float" office:value="-2.845" calcext:value-type="float">
            <text:p>-2,845</text:p>
          </table:table-cell>
          <table:table-cell table:style-name="ce20" table:formula="of:=[.A169]*[.B169]" office:value-type="float" office:value="-2708.37977233154" calcext:value-type="float">
            <text:p>-2708,380</text:p>
          </table:table-cell>
          <table:table-cell table:style-name="ce20" table:formula="of:=[.A169]*[.C169]" office:value-type="float" office:value="340.567533802574" calcext:value-type="float">
            <text:p>340,568</text:p>
          </table:table-cell>
          <table:table-cell table:style-name="ce57" table:formula="of:=[.B169]*[.C169]" office:value-type="float" office:value="-64.368125" calcext:value-type="float">
            <text:p>-64,36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71]-[dados.$B$205]" office:value-type="float" office:value="-127.487999150094" calcext:value-type="float">
            <text:p>-127,488</text:p>
          </table:table-cell>
          <table:table-cell table:style-name="ce18" table:formula="of:=[dados.C171]-[dados.$C$205]" office:value-type="float" office:value="12.625" calcext:value-type="float">
            <text:p>12,625</text:p>
          </table:table-cell>
          <table:table-cell table:style-name="ce18" table:formula="of:=[dados.D171]-[dados.$D$205]" office:value-type="float" office:value="-14.845" calcext:value-type="float">
            <text:p>-14,845</text:p>
          </table:table-cell>
          <table:table-cell table:style-name="ce20" table:formula="of:=[.A170]*[.B170]" office:value-type="float" office:value="-1609.53598926993" calcext:value-type="float">
            <text:p>-1609,536</text:p>
          </table:table-cell>
          <table:table-cell table:style-name="ce20" table:formula="of:=[.A170]*[.C170]" office:value-type="float" office:value="1892.55934738314" calcext:value-type="float">
            <text:p>1892,559</text:p>
          </table:table-cell>
          <table:table-cell table:style-name="ce57" table:formula="of:=[.B170]*[.C170]" office:value-type="float" office:value="-187.418125" calcext:value-type="float">
            <text:p>-187,41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72]-[dados.$B$205]" office:value-type="float" office:value="-92.8825216411528" calcext:value-type="float">
            <text:p>-92,883</text:p>
          </table:table-cell>
          <table:table-cell table:style-name="ce18" table:formula="of:=[dados.C172]-[dados.$C$205]" office:value-type="float" office:value="22.625" calcext:value-type="float">
            <text:p>22,625</text:p>
          </table:table-cell>
          <table:table-cell table:style-name="ce18" table:formula="of:=[dados.D172]-[dados.$D$205]" office:value-type="float" office:value="-12.845" calcext:value-type="float">
            <text:p>-12,845</text:p>
          </table:table-cell>
          <table:table-cell table:style-name="ce20" table:formula="of:=[.A171]*[.B171]" office:value-type="float" office:value="-2101.46705213108" calcext:value-type="float">
            <text:p>-2101,467</text:p>
          </table:table-cell>
          <table:table-cell table:style-name="ce20" table:formula="of:=[.A171]*[.C171]" office:value-type="float" office:value="1193.07599048061" calcext:value-type="float">
            <text:p>1193,076</text:p>
          </table:table-cell>
          <table:table-cell table:style-name="ce57" table:formula="of:=[.B171]*[.C171]" office:value-type="float" office:value="-290.618125" calcext:value-type="float">
            <text:p>-290,61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73]-[dados.$B$205]" office:value-type="float" office:value="-63.1994817966208" calcext:value-type="float">
            <text:p>-63,199</text:p>
          </table:table-cell>
          <table:table-cell table:style-name="ce18" table:formula="of:=[dados.C173]-[dados.$C$205]" office:value-type="float" office:value="20.625" calcext:value-type="float">
            <text:p>20,625</text:p>
          </table:table-cell>
          <table:table-cell table:style-name="ce18" table:formula="of:=[dados.D173]-[dados.$D$205]" office:value-type="float" office:value="-11.845" calcext:value-type="float">
            <text:p>-11,845</text:p>
          </table:table-cell>
          <table:table-cell table:style-name="ce20" table:formula="of:=[.A172]*[.B172]" office:value-type="float" office:value="-1303.4893120553" calcext:value-type="float">
            <text:p>-1303,489</text:p>
          </table:table-cell>
          <table:table-cell table:style-name="ce20" table:formula="of:=[.A172]*[.C172]" office:value-type="float" office:value="748.597861880974" calcext:value-type="float">
            <text:p>748,598</text:p>
          </table:table-cell>
          <table:table-cell table:style-name="ce57" table:formula="of:=[.B172]*[.C172]" office:value-type="float" office:value="-244.303125" calcext:value-type="float">
            <text:p>-244,30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74]-[dados.$B$205]" office:value-type="float" office:value="-67.6063140265188" calcext:value-type="float">
            <text:p>-67,606</text:p>
          </table:table-cell>
          <table:table-cell table:style-name="ce18" table:formula="of:=[dados.C174]-[dados.$C$205]" office:value-type="float" office:value="11.625" calcext:value-type="float">
            <text:p>11,625</text:p>
          </table:table-cell>
          <table:table-cell table:style-name="ce18" table:formula="of:=[dados.D174]-[dados.$D$205]" office:value-type="float" office:value="-6.845" calcext:value-type="float">
            <text:p>-6,845</text:p>
          </table:table-cell>
          <table:table-cell table:style-name="ce20" table:formula="of:=[.A173]*[.B173]" office:value-type="float" office:value="-785.923400558281" calcext:value-type="float">
            <text:p>-785,923</text:p>
          </table:table-cell>
          <table:table-cell table:style-name="ce20" table:formula="of:=[.A173]*[.C173]" office:value-type="float" office:value="462.765219511521" calcext:value-type="float">
            <text:p>462,765</text:p>
          </table:table-cell>
          <table:table-cell table:style-name="ce57" table:formula="of:=[.B173]*[.C173]" office:value-type="float" office:value="-79.573125" calcext:value-type="float">
            <text:p>-79,57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75]-[dados.$B$205]" office:value-type="float" office:value="-130.624587733095" calcext:value-type="float">
            <text:p>-130,625</text:p>
          </table:table-cell>
          <table:table-cell table:style-name="ce18" table:formula="of:=[dados.C175]-[dados.$C$205]" office:value-type="float" office:value="18.625" calcext:value-type="float">
            <text:p>18,625</text:p>
          </table:table-cell>
          <table:table-cell table:style-name="ce18" table:formula="of:=[dados.D175]-[dados.$D$205]" office:value-type="float" office:value="-6.845" calcext:value-type="float">
            <text:p>-6,845</text:p>
          </table:table-cell>
          <table:table-cell table:style-name="ce20" table:formula="of:=[.A174]*[.B174]" office:value-type="float" office:value="-2432.88294652889" calcext:value-type="float">
            <text:p>-2432,883</text:p>
          </table:table-cell>
          <table:table-cell table:style-name="ce20" table:formula="of:=[.A174]*[.C174]" office:value-type="float" office:value="894.125303033034" calcext:value-type="float">
            <text:p>894,125</text:p>
          </table:table-cell>
          <table:table-cell table:style-name="ce57" table:formula="of:=[.B174]*[.C174]" office:value-type="float" office:value="-127.488125" calcext:value-type="float">
            <text:p>-127,48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76]-[dados.$B$205]" office:value-type="float" office:value="-128.956947393724" calcext:value-type="float">
            <text:p>-128,957</text:p>
          </table:table-cell>
          <table:table-cell table:style-name="ce18" table:formula="of:=[dados.C176]-[dados.$C$205]" office:value-type="float" office:value="12.625" calcext:value-type="float">
            <text:p>12,625</text:p>
          </table:table-cell>
          <table:table-cell table:style-name="ce18" table:formula="of:=[dados.D176]-[dados.$D$205]" office:value-type="float" office:value="-7.845" calcext:value-type="float">
            <text:p>-7,845</text:p>
          </table:table-cell>
          <table:table-cell table:style-name="ce20" table:formula="of:=[.A175]*[.B175]" office:value-type="float" office:value="-1628.08146084576" calcext:value-type="float">
            <text:p>-1628,081</text:p>
          </table:table-cell>
          <table:table-cell table:style-name="ce20" table:formula="of:=[.A175]*[.C175]" office:value-type="float" office:value="1011.66725230376" calcext:value-type="float">
            <text:p>1011,667</text:p>
          </table:table-cell>
          <table:table-cell table:style-name="ce57" table:formula="of:=[.B175]*[.C175]" office:value-type="float" office:value="-99.043125" calcext:value-type="float">
            <text:p>-99,04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77]-[dados.$B$205]" office:value-type="float" office:value="-98.7252838451368" calcext:value-type="float">
            <text:p>-98,725</text:p>
          </table:table-cell>
          <table:table-cell table:style-name="ce18" table:formula="of:=[dados.C177]-[dados.$C$205]" office:value-type="float" office:value="15.625" calcext:value-type="float">
            <text:p>15,625</text:p>
          </table:table-cell>
          <table:table-cell table:style-name="ce18" table:formula="of:=[dados.D177]-[dados.$D$205]" office:value-type="float" office:value="-5.845" calcext:value-type="float">
            <text:p>-5,845</text:p>
          </table:table-cell>
          <table:table-cell table:style-name="ce20" table:formula="of:=[.A176]*[.B176]" office:value-type="float" office:value="-1542.58256008026" calcext:value-type="float">
            <text:p>-1542,583</text:p>
          </table:table-cell>
          <table:table-cell table:style-name="ce20" table:formula="of:=[.A176]*[.C176]" office:value-type="float" office:value="577.049284074825" calcext:value-type="float">
            <text:p>577,049</text:p>
          </table:table-cell>
          <table:table-cell table:style-name="ce57" table:formula="of:=[.B176]*[.C176]" office:value-type="float" office:value="-91.328125" calcext:value-type="float">
            <text:p>-91,32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78]-[dados.$B$205]" office:value-type="float" office:value="-99.2734770855628" calcext:value-type="float">
            <text:p>-99,273</text:p>
          </table:table-cell>
          <table:table-cell table:style-name="ce18" table:formula="of:=[dados.C178]-[dados.$C$205]" office:value-type="float" office:value="16.625" calcext:value-type="float">
            <text:p>16,625</text:p>
          </table:table-cell>
          <table:table-cell table:style-name="ce18" table:formula="of:=[dados.D178]-[dados.$D$205]" office:value-type="float" office:value="-9.845" calcext:value-type="float">
            <text:p>-9,845</text:p>
          </table:table-cell>
          <table:table-cell table:style-name="ce20" table:formula="of:=[.A177]*[.B177]" office:value-type="float" office:value="-1650.42155654748" calcext:value-type="float">
            <text:p>-1650,422</text:p>
          </table:table-cell>
          <table:table-cell table:style-name="ce20" table:formula="of:=[.A177]*[.C177]" office:value-type="float" office:value="977.347381907366" calcext:value-type="float">
            <text:p>977,347</text:p>
          </table:table-cell>
          <table:table-cell table:style-name="ce57" table:formula="of:=[.B177]*[.C177]" office:value-type="float" office:value="-163.673125" calcext:value-type="float">
            <text:p>-163,67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79]-[dados.$B$205]" office:value-type="float" office:value="-80.2791797721038" calcext:value-type="float">
            <text:p>-80,279</text:p>
          </table:table-cell>
          <table:table-cell table:style-name="ce18" table:formula="of:=[dados.C179]-[dados.$C$205]" office:value-type="float" office:value="28.625" calcext:value-type="float">
            <text:p>28,625</text:p>
          </table:table-cell>
          <table:table-cell table:style-name="ce18" table:formula="of:=[dados.D179]-[dados.$D$205]" office:value-type="float" office:value="0.155000000000001" calcext:value-type="float">
            <text:p>0,155</text:p>
          </table:table-cell>
          <table:table-cell table:style-name="ce20" table:formula="of:=[.A178]*[.B178]" office:value-type="float" office:value="-2297.99152097647" calcext:value-type="float">
            <text:p>-2297,992</text:p>
          </table:table-cell>
          <table:table-cell table:style-name="ce20" table:formula="of:=[.A178]*[.C178]" office:value-type="float" office:value="-12.4432728646762" calcext:value-type="float">
            <text:p>-12,443</text:p>
          </table:table-cell>
          <table:table-cell table:style-name="ce57" table:formula="of:=[.B178]*[.C178]" office:value-type="float" office:value="4.43687500000003" calcext:value-type="float">
            <text:p>4,437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80]-[dados.$B$205]" office:value-type="float" office:value="-133.754419302152" calcext:value-type="float">
            <text:p>-133,754</text:p>
          </table:table-cell>
          <table:table-cell table:style-name="ce18" table:formula="of:=[dados.C180]-[dados.$C$205]" office:value-type="float" office:value="26.625" calcext:value-type="float">
            <text:p>26,625</text:p>
          </table:table-cell>
          <table:table-cell table:style-name="ce18" table:formula="of:=[dados.D180]-[dados.$D$205]" office:value-type="float" office:value="-11.845" calcext:value-type="float">
            <text:p>-11,845</text:p>
          </table:table-cell>
          <table:table-cell table:style-name="ce20" table:formula="of:=[.A179]*[.B179]" office:value-type="float" office:value="-3561.21141391979" calcext:value-type="float">
            <text:p>-3561,211</text:p>
          </table:table-cell>
          <table:table-cell table:style-name="ce20" table:formula="of:=[.A179]*[.C179]" office:value-type="float" office:value="1584.32109663399" calcext:value-type="float">
            <text:p>1584,321</text:p>
          </table:table-cell>
          <table:table-cell table:style-name="ce57" table:formula="of:=[.B179]*[.C179]" office:value-type="float" office:value="-315.373125" calcext:value-type="float">
            <text:p>-315,37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81]-[dados.$B$205]" office:value-type="float" office:value="-63.3086979743508" calcext:value-type="float">
            <text:p>-63,309</text:p>
          </table:table-cell>
          <table:table-cell table:style-name="ce18" table:formula="of:=[dados.C181]-[dados.$C$205]" office:value-type="float" office:value="19.625" calcext:value-type="float">
            <text:p>19,625</text:p>
          </table:table-cell>
          <table:table-cell table:style-name="ce18" table:formula="of:=[dados.D181]-[dados.$D$205]" office:value-type="float" office:value="-13.845" calcext:value-type="float">
            <text:p>-13,845</text:p>
          </table:table-cell>
          <table:table-cell table:style-name="ce20" table:formula="of:=[.A180]*[.B180]" office:value-type="float" office:value="-1242.43319774664" calcext:value-type="float">
            <text:p>-1242,433</text:p>
          </table:table-cell>
          <table:table-cell table:style-name="ce20" table:formula="of:=[.A180]*[.C180]" office:value-type="float" office:value="876.508923454887" calcext:value-type="float">
            <text:p>876,509</text:p>
          </table:table-cell>
          <table:table-cell table:style-name="ce57" table:formula="of:=[.B180]*[.C180]" office:value-type="float" office:value="-271.708125" calcext:value-type="float">
            <text:p>-271,70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82]-[dados.$B$205]" office:value-type="float" office:value="-144.668255977644" calcext:value-type="float">
            <text:p>-144,668</text:p>
          </table:table-cell>
          <table:table-cell table:style-name="ce18" table:formula="of:=[dados.C182]-[dados.$C$205]" office:value-type="float" office:value="26.625" calcext:value-type="float">
            <text:p>26,625</text:p>
          </table:table-cell>
          <table:table-cell table:style-name="ce18" table:formula="of:=[dados.D182]-[dados.$D$205]" office:value-type="float" office:value="-12.845" calcext:value-type="float">
            <text:p>-12,845</text:p>
          </table:table-cell>
          <table:table-cell table:style-name="ce20" table:formula="of:=[.A181]*[.B181]" office:value-type="float" office:value="-3851.79231540477" calcext:value-type="float">
            <text:p>-3851,792</text:p>
          </table:table-cell>
          <table:table-cell table:style-name="ce20" table:formula="of:=[.A181]*[.C181]" office:value-type="float" office:value="1858.26374803284" calcext:value-type="float">
            <text:p>1858,264</text:p>
          </table:table-cell>
          <table:table-cell table:style-name="ce57" table:formula="of:=[.B181]*[.C181]" office:value-type="float" office:value="-341.998125" calcext:value-type="float">
            <text:p>-341,99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83]-[dados.$B$205]" office:value-type="float" office:value="-122.307421169746" calcext:value-type="float">
            <text:p>-122,307</text:p>
          </table:table-cell>
          <table:table-cell table:style-name="ce18" table:formula="of:=[dados.C183]-[dados.$C$205]" office:value-type="float" office:value="11.625" calcext:value-type="float">
            <text:p>11,625</text:p>
          </table:table-cell>
          <table:table-cell table:style-name="ce18" table:formula="of:=[dados.D183]-[dados.$D$205]" office:value-type="float" office:value="-10.845" calcext:value-type="float">
            <text:p>-10,845</text:p>
          </table:table-cell>
          <table:table-cell table:style-name="ce20" table:formula="of:=[.A182]*[.B182]" office:value-type="float" office:value="-1421.8237710983" calcext:value-type="float">
            <text:p>-1421,824</text:p>
          </table:table-cell>
          <table:table-cell table:style-name="ce20" table:formula="of:=[.A182]*[.C182]" office:value-type="float" office:value="1326.42398258589" calcext:value-type="float">
            <text:p>1326,424</text:p>
          </table:table-cell>
          <table:table-cell table:style-name="ce57" table:formula="of:=[.B182]*[.C182]" office:value-type="float" office:value="-126.073125" calcext:value-type="float">
            <text:p>-126,07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84]-[dados.$B$205]" office:value-type="float" office:value="-128.464088494515" calcext:value-type="float">
            <text:p>-128,464</text:p>
          </table:table-cell>
          <table:table-cell table:style-name="ce18" table:formula="of:=[dados.C184]-[dados.$C$205]" office:value-type="float" office:value="14.625" calcext:value-type="float">
            <text:p>14,625</text:p>
          </table:table-cell>
          <table:table-cell table:style-name="ce18" table:formula="of:=[dados.D184]-[dados.$D$205]" office:value-type="float" office:value="-12.845" calcext:value-type="float">
            <text:p>-12,845</text:p>
          </table:table-cell>
          <table:table-cell table:style-name="ce20" table:formula="of:=[.A183]*[.B183]" office:value-type="float" office:value="-1878.78729423228" calcext:value-type="float">
            <text:p>-1878,787</text:p>
          </table:table-cell>
          <table:table-cell table:style-name="ce20" table:formula="of:=[.A183]*[.C183]" office:value-type="float" office:value="1650.12121671204" calcext:value-type="float">
            <text:p>1650,121</text:p>
          </table:table-cell>
          <table:table-cell table:style-name="ce57" table:formula="of:=[.B183]*[.C183]" office:value-type="float" office:value="-187.858125" calcext:value-type="float">
            <text:p>-187,85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85]-[dados.$B$205]" office:value-type="float" office:value="-123.141121350167" calcext:value-type="float">
            <text:p>-123,141</text:p>
          </table:table-cell>
          <table:table-cell table:style-name="ce18" table:formula="of:=[dados.C185]-[dados.$C$205]" office:value-type="float" office:value="17.625" calcext:value-type="float">
            <text:p>17,625</text:p>
          </table:table-cell>
          <table:table-cell table:style-name="ce18" table:formula="of:=[dados.D185]-[dados.$D$205]" office:value-type="float" office:value="-14.845" calcext:value-type="float">
            <text:p>-14,845</text:p>
          </table:table-cell>
          <table:table-cell table:style-name="ce20" table:formula="of:=[.A184]*[.B184]" office:value-type="float" office:value="-2170.36226379669" calcext:value-type="float">
            <text:p>-2170,362</text:p>
          </table:table-cell>
          <table:table-cell table:style-name="ce20" table:formula="of:=[.A184]*[.C184]" office:value-type="float" office:value="1828.02994644323" calcext:value-type="float">
            <text:p>1828,030</text:p>
          </table:table-cell>
          <table:table-cell table:style-name="ce57" table:formula="of:=[.B184]*[.C184]" office:value-type="float" office:value="-261.643125" calcext:value-type="float">
            <text:p>-261,64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86]-[dados.$B$205]" office:value-type="float" office:value="-117.918875584218" calcext:value-type="float">
            <text:p>-117,919</text:p>
          </table:table-cell>
          <table:table-cell table:style-name="ce18" table:formula="of:=[dados.C186]-[dados.$C$205]" office:value-type="float" office:value="18.625" calcext:value-type="float">
            <text:p>18,625</text:p>
          </table:table-cell>
          <table:table-cell table:style-name="ce18" table:formula="of:=[dados.D186]-[dados.$D$205]" office:value-type="float" office:value="-6.845" calcext:value-type="float">
            <text:p>-6,845</text:p>
          </table:table-cell>
          <table:table-cell table:style-name="ce20" table:formula="of:=[.A185]*[.B185]" office:value-type="float" office:value="-2196.23905775606" calcext:value-type="float">
            <text:p>-2196,239</text:p>
          </table:table-cell>
          <table:table-cell table:style-name="ce20" table:formula="of:=[.A185]*[.C185]" office:value-type="float" office:value="807.154703373971" calcext:value-type="float">
            <text:p>807,155</text:p>
          </table:table-cell>
          <table:table-cell table:style-name="ce57" table:formula="of:=[.B185]*[.C185]" office:value-type="float" office:value="-127.488125" calcext:value-type="float">
            <text:p>-127,48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87]-[dados.$B$205]" office:value-type="float" office:value="-75.9058815631618" calcext:value-type="float">
            <text:p>-75,906</text:p>
          </table:table-cell>
          <table:table-cell table:style-name="ce18" table:formula="of:=[dados.C187]-[dados.$C$205]" office:value-type="float" office:value="16.625" calcext:value-type="float">
            <text:p>16,625</text:p>
          </table:table-cell>
          <table:table-cell table:style-name="ce18" table:formula="of:=[dados.D187]-[dados.$D$205]" office:value-type="float" office:value="-11.845" calcext:value-type="float">
            <text:p>-11,845</text:p>
          </table:table-cell>
          <table:table-cell table:style-name="ce20" table:formula="of:=[.A186]*[.B186]" office:value-type="float" office:value="-1261.93528098757" calcext:value-type="float">
            <text:p>-1261,935</text:p>
          </table:table-cell>
          <table:table-cell table:style-name="ce20" table:formula="of:=[.A186]*[.C186]" office:value-type="float" office:value="899.105167115652" calcext:value-type="float">
            <text:p>899,105</text:p>
          </table:table-cell>
          <table:table-cell table:style-name="ce57" table:formula="of:=[.B186]*[.C186]" office:value-type="float" office:value="-196.923125" calcext:value-type="float">
            <text:p>-196,92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88]-[dados.$B$205]" office:value-type="float" office:value="-72.5370294419248" calcext:value-type="float">
            <text:p>-72,537</text:p>
          </table:table-cell>
          <table:table-cell table:style-name="ce18" table:formula="of:=[dados.C188]-[dados.$C$205]" office:value-type="float" office:value="11.625" calcext:value-type="float">
            <text:p>11,625</text:p>
          </table:table-cell>
          <table:table-cell table:style-name="ce18" table:formula="of:=[dados.D188]-[dados.$D$205]" office:value-type="float" office:value="-8.845" calcext:value-type="float">
            <text:p>-8,845</text:p>
          </table:table-cell>
          <table:table-cell table:style-name="ce20" table:formula="of:=[.A187]*[.B187]" office:value-type="float" office:value="-843.242967262376" calcext:value-type="float">
            <text:p>-843,243</text:p>
          </table:table-cell>
          <table:table-cell table:style-name="ce20" table:formula="of:=[.A187]*[.C187]" office:value-type="float" office:value="641.590025413825" calcext:value-type="float">
            <text:p>641,590</text:p>
          </table:table-cell>
          <table:table-cell table:style-name="ce57" table:formula="of:=[.B187]*[.C187]" office:value-type="float" office:value="-102.823125" calcext:value-type="float">
            <text:p>-102,82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89]-[dados.$B$205]" office:value-type="float" office:value="-124.916626708609" calcext:value-type="float">
            <text:p>-124,917</text:p>
          </table:table-cell>
          <table:table-cell table:style-name="ce18" table:formula="of:=[dados.C189]-[dados.$C$205]" office:value-type="float" office:value="14.625" calcext:value-type="float">
            <text:p>14,625</text:p>
          </table:table-cell>
          <table:table-cell table:style-name="ce18" table:formula="of:=[dados.D189]-[dados.$D$205]" office:value-type="float" office:value="-7.845" calcext:value-type="float">
            <text:p>-7,845</text:p>
          </table:table-cell>
          <table:table-cell table:style-name="ce20" table:formula="of:=[.A188]*[.B188]" office:value-type="float" office:value="-1826.9056656134" calcext:value-type="float">
            <text:p>-1826,906</text:p>
          </table:table-cell>
          <table:table-cell table:style-name="ce20" table:formula="of:=[.A188]*[.C188]" office:value-type="float" office:value="979.970936529036" calcext:value-type="float">
            <text:p>979,971</text:p>
          </table:table-cell>
          <table:table-cell table:style-name="ce57" table:formula="of:=[.B188]*[.C188]" office:value-type="float" office:value="-114.733125" calcext:value-type="float">
            <text:p>-114,73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90]-[dados.$B$205]" office:value-type="float" office:value="-106.642729274947" calcext:value-type="float">
            <text:p>-106,643</text:p>
          </table:table-cell>
          <table:table-cell table:style-name="ce18" table:formula="of:=[dados.C190]-[dados.$C$205]" office:value-type="float" office:value="24.625" calcext:value-type="float">
            <text:p>24,625</text:p>
          </table:table-cell>
          <table:table-cell table:style-name="ce18" table:formula="of:=[dados.D190]-[dados.$D$205]" office:value-type="float" office:value="-7.845" calcext:value-type="float">
            <text:p>-7,845</text:p>
          </table:table-cell>
          <table:table-cell table:style-name="ce20" table:formula="of:=[.A189]*[.B189]" office:value-type="float" office:value="-2626.07720839557" calcext:value-type="float">
            <text:p>-2626,077</text:p>
          </table:table-cell>
          <table:table-cell table:style-name="ce20" table:formula="of:=[.A189]*[.C189]" office:value-type="float" office:value="836.612211161958" calcext:value-type="float">
            <text:p>836,612</text:p>
          </table:table-cell>
          <table:table-cell table:style-name="ce57" table:formula="of:=[.B189]*[.C189]" office:value-type="float" office:value="-193.183125" calcext:value-type="float">
            <text:p>-193,18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91]-[dados.$B$205]" office:value-type="float" office:value="-138.387053964257" calcext:value-type="float">
            <text:p>-138,387</text:p>
          </table:table-cell>
          <table:table-cell table:style-name="ce18" table:formula="of:=[dados.C191]-[dados.$C$205]" office:value-type="float" office:value="11.625" calcext:value-type="float">
            <text:p>11,625</text:p>
          </table:table-cell>
          <table:table-cell table:style-name="ce18" table:formula="of:=[dados.D191]-[dados.$D$205]" office:value-type="float" office:value="-13.845" calcext:value-type="float">
            <text:p>-13,845</text:p>
          </table:table-cell>
          <table:table-cell table:style-name="ce20" table:formula="of:=[.A190]*[.B190]" office:value-type="float" office:value="-1608.74950233449" calcext:value-type="float">
            <text:p>-1608,750</text:p>
          </table:table-cell>
          <table:table-cell table:style-name="ce20" table:formula="of:=[.A190]*[.C190]" office:value-type="float" office:value="1915.96876213514" calcext:value-type="float">
            <text:p>1915,969</text:p>
          </table:table-cell>
          <table:table-cell table:style-name="ce57" table:formula="of:=[.B190]*[.C190]" office:value-type="float" office:value="-160.948125" calcext:value-type="float">
            <text:p>-160,94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92]-[dados.$B$205]" office:value-type="float" office:value="-95.5853469501128" calcext:value-type="float">
            <text:p>-95,585</text:p>
          </table:table-cell>
          <table:table-cell table:style-name="ce18" table:formula="of:=[dados.C192]-[dados.$C$205]" office:value-type="float" office:value="14.625" calcext:value-type="float">
            <text:p>14,625</text:p>
          </table:table-cell>
          <table:table-cell table:style-name="ce18" table:formula="of:=[dados.D192]-[dados.$D$205]" office:value-type="float" office:value="-13.845" calcext:value-type="float">
            <text:p>-13,845</text:p>
          </table:table-cell>
          <table:table-cell table:style-name="ce20" table:formula="of:=[.A191]*[.B191]" office:value-type="float" office:value="-1397.9356991454" calcext:value-type="float">
            <text:p>-1397,936</text:p>
          </table:table-cell>
          <table:table-cell table:style-name="ce20" table:formula="of:=[.A191]*[.C191]" office:value-type="float" office:value="1323.37912852431" calcext:value-type="float">
            <text:p>1323,379</text:p>
          </table:table-cell>
          <table:table-cell table:style-name="ce57" table:formula="of:=[.B191]*[.C191]" office:value-type="float" office:value="-202.483125" calcext:value-type="float">
            <text:p>-202,48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93]-[dados.$B$205]" office:value-type="float" office:value="-103.026578763701" calcext:value-type="float">
            <text:p>-103,027</text:p>
          </table:table-cell>
          <table:table-cell table:style-name="ce18" table:formula="of:=[dados.C193]-[dados.$C$205]" office:value-type="float" office:value="14.625" calcext:value-type="float">
            <text:p>14,625</text:p>
          </table:table-cell>
          <table:table-cell table:style-name="ce18" table:formula="of:=[dados.D193]-[dados.$D$205]" office:value-type="float" office:value="-7.845" calcext:value-type="float">
            <text:p>-7,845</text:p>
          </table:table-cell>
          <table:table-cell table:style-name="ce20" table:formula="of:=[.A192]*[.B192]" office:value-type="float" office:value="-1506.76371441912" calcext:value-type="float">
            <text:p>-1506,764</text:p>
          </table:table-cell>
          <table:table-cell table:style-name="ce20" table:formula="of:=[.A192]*[.C192]" office:value-type="float" office:value="808.243510401233" calcext:value-type="float">
            <text:p>808,244</text:p>
          </table:table-cell>
          <table:table-cell table:style-name="ce57" table:formula="of:=[.B192]*[.C192]" office:value-type="float" office:value="-114.733125" calcext:value-type="float">
            <text:p>-114,73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94]-[dados.$B$205]" office:value-type="float" office:value="-120.865371389723" calcext:value-type="float">
            <text:p>-120,865</text:p>
          </table:table-cell>
          <table:table-cell table:style-name="ce18" table:formula="of:=[dados.C194]-[dados.$C$205]" office:value-type="float" office:value="12.625" calcext:value-type="float">
            <text:p>12,625</text:p>
          </table:table-cell>
          <table:table-cell table:style-name="ce18" table:formula="of:=[dados.D194]-[dados.$D$205]" office:value-type="float" office:value="-12.845" calcext:value-type="float">
            <text:p>-12,845</text:p>
          </table:table-cell>
          <table:table-cell table:style-name="ce20" table:formula="of:=[.A193]*[.B193]" office:value-type="float" office:value="-1525.92531379525" calcext:value-type="float">
            <text:p>-1525,925</text:p>
          </table:table-cell>
          <table:table-cell table:style-name="ce20" table:formula="of:=[.A193]*[.C193]" office:value-type="float" office:value="1552.51569550099" calcext:value-type="float">
            <text:p>1552,516</text:p>
          </table:table-cell>
          <table:table-cell table:style-name="ce57" table:formula="of:=[.B193]*[.C193]" office:value-type="float" office:value="-162.168125" calcext:value-type="float">
            <text:p>-162,16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95]-[dados.$B$205]" office:value-type="float" office:value="-130.518039089824" calcext:value-type="float">
            <text:p>-130,518</text:p>
          </table:table-cell>
          <table:table-cell table:style-name="ce18" table:formula="of:=[dados.C195]-[dados.$C$205]" office:value-type="float" office:value="20.625" calcext:value-type="float">
            <text:p>20,625</text:p>
          </table:table-cell>
          <table:table-cell table:style-name="ce18" table:formula="of:=[dados.D195]-[dados.$D$205]" office:value-type="float" office:value="-5.845" calcext:value-type="float">
            <text:p>-5,845</text:p>
          </table:table-cell>
          <table:table-cell table:style-name="ce20" table:formula="of:=[.A194]*[.B194]" office:value-type="float" office:value="-2691.93455622762" calcext:value-type="float">
            <text:p>-2691,935</text:p>
          </table:table-cell>
          <table:table-cell table:style-name="ce20" table:formula="of:=[.A194]*[.C194]" office:value-type="float" office:value="762.87793848002" calcext:value-type="float">
            <text:p>762,878</text:p>
          </table:table-cell>
          <table:table-cell table:style-name="ce57" table:formula="of:=[.B194]*[.C194]" office:value-type="float" office:value="-120.553125" calcext:value-type="float">
            <text:p>-120,55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96]-[dados.$B$205]" office:value-type="float" office:value="-143.068638418999" calcext:value-type="float">
            <text:p>-143,069</text:p>
          </table:table-cell>
          <table:table-cell table:style-name="ce18" table:formula="of:=[dados.C196]-[dados.$C$205]" office:value-type="float" office:value="26.625" calcext:value-type="float">
            <text:p>26,625</text:p>
          </table:table-cell>
          <table:table-cell table:style-name="ce18" table:formula="of:=[dados.D196]-[dados.$D$205]" office:value-type="float" office:value="-1.845" calcext:value-type="float">
            <text:p>-1,845</text:p>
          </table:table-cell>
          <table:table-cell table:style-name="ce20" table:formula="of:=[.A195]*[.B195]" office:value-type="float" office:value="-3809.20249790584" calcext:value-type="float">
            <text:p>-3809,202</text:p>
          </table:table-cell>
          <table:table-cell table:style-name="ce20" table:formula="of:=[.A195]*[.C195]" office:value-type="float" office:value="263.961637883053" calcext:value-type="float">
            <text:p>263,962</text:p>
          </table:table-cell>
          <table:table-cell table:style-name="ce57" table:formula="of:=[.B195]*[.C195]" office:value-type="float" office:value="-49.123125" calcext:value-type="float">
            <text:p>-49,12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97]-[dados.$B$205]" office:value-type="float" office:value="-65.3920470369558" calcext:value-type="float">
            <text:p>-65,392</text:p>
          </table:table-cell>
          <table:table-cell table:style-name="ce18" table:formula="of:=[dados.C197]-[dados.$C$205]" office:value-type="float" office:value="19.625" calcext:value-type="float">
            <text:p>19,625</text:p>
          </table:table-cell>
          <table:table-cell table:style-name="ce18" table:formula="of:=[dados.D197]-[dados.$D$205]" office:value-type="float" office:value="-4.845" calcext:value-type="float">
            <text:p>-4,845</text:p>
          </table:table-cell>
          <table:table-cell table:style-name="ce20" table:formula="of:=[.A196]*[.B196]" office:value-type="float" office:value="-1283.31892310026" calcext:value-type="float">
            <text:p>-1283,319</text:p>
          </table:table-cell>
          <table:table-cell table:style-name="ce20" table:formula="of:=[.A196]*[.C196]" office:value-type="float" office:value="316.824467894051" calcext:value-type="float">
            <text:p>316,824</text:p>
          </table:table-cell>
          <table:table-cell table:style-name="ce57" table:formula="of:=[.B196]*[.C196]" office:value-type="float" office:value="-95.083125" calcext:value-type="float">
            <text:p>-95,08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98]-[dados.$B$205]" office:value-type="float" office:value="-58.4197852955008" calcext:value-type="float">
            <text:p>-58,420</text:p>
          </table:table-cell>
          <table:table-cell table:style-name="ce18" table:formula="of:=[dados.C198]-[dados.$C$205]" office:value-type="float" office:value="22.625" calcext:value-type="float">
            <text:p>22,625</text:p>
          </table:table-cell>
          <table:table-cell table:style-name="ce18" table:formula="of:=[dados.D198]-[dados.$D$205]" office:value-type="float" office:value="-6.845" calcext:value-type="float">
            <text:p>-6,845</text:p>
          </table:table-cell>
          <table:table-cell table:style-name="ce20" table:formula="of:=[.A197]*[.B197]" office:value-type="float" office:value="-1321.74764231071" calcext:value-type="float">
            <text:p>-1321,748</text:p>
          </table:table-cell>
          <table:table-cell table:style-name="ce20" table:formula="of:=[.A197]*[.C197]" office:value-type="float" office:value="399.883430347703" calcext:value-type="float">
            <text:p>399,883</text:p>
          </table:table-cell>
          <table:table-cell table:style-name="ce57" table:formula="of:=[.B197]*[.C197]" office:value-type="float" office:value="-154.868125" calcext:value-type="float">
            <text:p>-154,86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199]-[dados.$B$205]" office:value-type="float" office:value="-94.3623940600958" calcext:value-type="float">
            <text:p>-94,362</text:p>
          </table:table-cell>
          <table:table-cell table:style-name="ce18" table:formula="of:=[dados.C199]-[dados.$C$205]" office:value-type="float" office:value="8.625" calcext:value-type="float">
            <text:p>8,625</text:p>
          </table:table-cell>
          <table:table-cell table:style-name="ce18" table:formula="of:=[dados.D199]-[dados.$D$205]" office:value-type="float" office:value="-9.845" calcext:value-type="float">
            <text:p>-9,845</text:p>
          </table:table-cell>
          <table:table-cell table:style-name="ce20" table:formula="of:=[.A198]*[.B198]" office:value-type="float" office:value="-813.875648768327" calcext:value-type="float">
            <text:p>-813,876</text:p>
          </table:table-cell>
          <table:table-cell table:style-name="ce20" table:formula="of:=[.A198]*[.C198]" office:value-type="float" office:value="928.997769521643" calcext:value-type="float">
            <text:p>928,998</text:p>
          </table:table-cell>
          <table:table-cell table:style-name="ce57" table:formula="of:=[.B198]*[.C198]" office:value-type="float" office:value="-84.913125" calcext:value-type="float">
            <text:p>-84,91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200]-[dados.$B$205]" office:value-type="float" office:value="-98.8363255350488" calcext:value-type="float">
            <text:p>-98,836</text:p>
          </table:table-cell>
          <table:table-cell table:style-name="ce18" table:formula="of:=[dados.C200]-[dados.$C$205]" office:value-type="float" office:value="8.625" calcext:value-type="float">
            <text:p>8,625</text:p>
          </table:table-cell>
          <table:table-cell table:style-name="ce18" table:formula="of:=[dados.D200]-[dados.$D$205]" office:value-type="float" office:value="-4.845" calcext:value-type="float">
            <text:p>-4,845</text:p>
          </table:table-cell>
          <table:table-cell table:style-name="ce20" table:formula="of:=[.A199]*[.B199]" office:value-type="float" office:value="-852.463307739796" calcext:value-type="float">
            <text:p>-852,463</text:p>
          </table:table-cell>
          <table:table-cell table:style-name="ce20" table:formula="of:=[.A199]*[.C199]" office:value-type="float" office:value="478.861997217311" calcext:value-type="float">
            <text:p>478,862</text:p>
          </table:table-cell>
          <table:table-cell table:style-name="ce57" table:formula="of:=[.B199]*[.C199]" office:value-type="float" office:value="-41.788125" calcext:value-type="float">
            <text:p>-41,788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201]-[dados.$B$205]" office:value-type="float" office:value="-101.206497456837" calcext:value-type="float">
            <text:p>-101,206</text:p>
          </table:table-cell>
          <table:table-cell table:style-name="ce18" table:formula="of:=[dados.C201]-[dados.$C$205]" office:value-type="float" office:value="16.625" calcext:value-type="float">
            <text:p>16,625</text:p>
          </table:table-cell>
          <table:table-cell table:style-name="ce18" table:formula="of:=[dados.D201]-[dados.$D$205]" office:value-type="float" office:value="-7.845" calcext:value-type="float">
            <text:p>-7,845</text:p>
          </table:table-cell>
          <table:table-cell table:style-name="ce20" table:formula="of:=[.A200]*[.B200]" office:value-type="float" office:value="-1682.55802021991" calcext:value-type="float">
            <text:p>-1682,558</text:p>
          </table:table-cell>
          <table:table-cell table:style-name="ce20" table:formula="of:=[.A200]*[.C200]" office:value-type="float" office:value="793.964972548885" calcext:value-type="float">
            <text:p>793,965</text:p>
          </table:table-cell>
          <table:table-cell table:style-name="ce57" table:formula="of:=[.B200]*[.C200]" office:value-type="float" office:value="-130.423125" calcext:value-type="float">
            <text:p>-130,42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18" table:formula="of:=[dados.B202]-[dados.$B$205]" office:value-type="float" office:value="-88.9927916646858" calcext:value-type="float">
            <text:p>-88,993</text:p>
          </table:table-cell>
          <table:table-cell table:style-name="ce18" table:formula="of:=[dados.C202]-[dados.$C$205]" office:value-type="float" office:value="17.625" calcext:value-type="float">
            <text:p>17,625</text:p>
          </table:table-cell>
          <table:table-cell table:style-name="ce18" table:formula="of:=[dados.D202]-[dados.$D$205]" office:value-type="float" office:value="-6.845" calcext:value-type="float">
            <text:p>-6,845</text:p>
          </table:table-cell>
          <table:table-cell table:style-name="ce20" table:formula="of:=[.A201]*[.B201]" office:value-type="float" office:value="-1568.49795309009" calcext:value-type="float">
            <text:p>-1568,498</text:p>
          </table:table-cell>
          <table:table-cell table:style-name="ce20" table:formula="of:=[.A201]*[.C201]" office:value-type="float" office:value="609.155658944774" calcext:value-type="float">
            <text:p>609,156</text:p>
          </table:table-cell>
          <table:table-cell table:style-name="ce57" table:formula="of:=[.B201]*[.C201]" office:value-type="float" office:value="-120.643125" calcext:value-type="float">
            <text:p>-120,643</text:p>
          </table:table-cell>
          <table:table-cell table:number-columns-repeated="3"/>
          <table:table-cell table:style-name="ce61"/>
          <table:table-cell table:number-columns-repeated="199"/>
        </table:table-row>
        <table:table-row table:style-name="ro1">
          <table:table-cell table:style-name="ce44" office:value-type="string" calcext:value-type="string" table:number-columns-spanned="3" table:number-rows-spanned="1">
            <text:p>Somatório</text:p>
          </table:table-cell>
          <table:covered-table-cell table:number-columns-repeated="2" table:style-name="ce47"/>
          <table:table-cell table:style-name="ce55" table:formula="of:=SUM([.D2:.D201])" office:value-type="float" office:value="414653.384466375" calcext:value-type="float">
            <text:p>414653,384</text:p>
          </table:table-cell>
          <table:table-cell table:style-name="ce55" table:formula="of:=SUM([.E2:.E201])" office:value-type="float" office:value="799107.488402537" calcext:value-type="float">
            <text:p>799107,488</text:p>
          </table:table-cell>
          <table:table-cell table:style-name="ce55" table:formula="of:=SUM([.F2:.F201])" office:value-type="float" office:value="88833.625" calcext:value-type="float">
            <text:p>88833,625</text:p>
          </table:table-cell>
          <table:table-cell table:number-columns-repeated="203"/>
        </table:table-row>
        <table:table-row table:style-name="ro1">
          <table:table-cell table:number-columns-repeated="209"/>
        </table:table-row>
        <table:table-row table:style-name="ro1">
          <table:table-cell table:style-name="ce45" office:value-type="string" calcext:value-type="string">
            <text:p>Correção R(CPU,D1)</text:p>
          </table:table-cell>
          <table:table-cell table:style-name="ce48" table:formula="of:=(1/199)*[.D202]/([dados.B207]*[dados.C207])" office:value-type="float" office:value="0.46537578929298" calcext:value-type="float">
            <text:p>0,465</text:p>
          </table:table-cell>
          <table:table-cell table:number-columns-repeated="207"/>
        </table:table-row>
        <table:table-row table:style-name="ro1">
          <table:table-cell table:style-name="ce45" office:value-type="string" calcext:value-type="string">
            <text:p>Correção R(CPU,D2)</text:p>
          </table:table-cell>
          <table:table-cell table:style-name="ce48" table:formula="of:=(1/199)*[.E202]/([dados.B207]*[dados.D207])" office:value-type="float" office:value="0.916320401145577" calcext:value-type="float">
            <text:p>0,916</text:p>
          </table:table-cell>
          <table:table-cell table:number-columns-repeated="207"/>
        </table:table-row>
        <table:table-row table:style-name="ro1">
          <table:table-cell table:style-name="ce45" office:value-type="string" calcext:value-type="string">
            <text:p>Correção R(D1,D2)</text:p>
          </table:table-cell>
          <table:table-cell table:style-name="ce48" table:formula="of:=((1/(200-1))*[.F202])/([dados.C207]*[dados.D207])" office:value-type="float" office:value="0.625876169826138" calcext:value-type="float">
            <text:p>0,626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table:number-columns-repeated="205"/>
        </table:table-row>
        <table:table-row table:style-name="ro1">
          <table:table-cell/>
          <table:table-cell table:style-name="ce49" office:value-type="string" calcext:value-type="string" table:number-columns-spanned="3" table:number-rows-spanned="1">
            <text:p>Matriz de Correlação</text:p>
          </table:table-cell>
          <table:covered-table-cell table:number-columns-repeated="2" table:style-name="ce45"/>
          <table:table-cell table:number-columns-repeated="205"/>
        </table:table-row>
        <table:table-row table:style-name="ro1">
          <table:table-cell office:value-type="string" calcext:value-type="string">
            <text:p>cpu</text:p>
          </table:table-cell>
          <table:table-cell table:style-name="ce50" office:value-type="float" office:value="1" calcext:value-type="float">
            <text:p>1,000</text:p>
          </table:table-cell>
          <table:table-cell table:style-name="ce51" table:formula="of:=[.B204]" office:value-type="float" office:value="0.46537578929298" calcext:value-type="float">
            <text:p>0,465</text:p>
          </table:table-cell>
          <table:table-cell table:style-name="ce51" table:formula="of:=[.B205]" office:value-type="float" office:value="0.916320401145577" calcext:value-type="float">
            <text:p>0,916</text:p>
          </table:table-cell>
          <table:table-cell office:value-type="string" calcext:value-type="string">
            <text:p>{{1.00, 0.465,0.916},{ 0.465 ,1.00, 0.626},{ 0.916,0.626,1.00}}</text:p>
          </table:table-cell>
          <table:table-cell table:number-columns-repeated="204"/>
        </table:table-row>
        <table:table-row table:style-name="ro1">
          <table:table-cell office:value-type="string" calcext:value-type="string">
            <text:p>d1</text:p>
          </table:table-cell>
          <table:table-cell table:style-name="ce51" table:formula="of:=[.B204]" office:value-type="float" office:value="0.46537578929298" calcext:value-type="float">
            <text:p>0,465</text:p>
          </table:table-cell>
          <table:table-cell table:style-name="ce50" office:value-type="float" office:value="1" calcext:value-type="float">
            <text:p>1,000</text:p>
          </table:table-cell>
          <table:table-cell table:style-name="ce51" table:formula="of:=[.B206]" office:value-type="float" office:value="0.625876169826138" calcext:value-type="float">
            <text:p>0,626</text:p>
          </table:table-cell>
          <table:table-cell table:number-columns-repeated="205"/>
        </table:table-row>
        <table:table-row table:style-name="ro1">
          <table:table-cell office:value-type="string" calcext:value-type="string">
            <text:p>d2</text:p>
          </table:table-cell>
          <table:table-cell table:style-name="ce51" table:formula="of:=[.B205]" office:value-type="float" office:value="0.916320401145577" calcext:value-type="float">
            <text:p>0,916</text:p>
          </table:table-cell>
          <table:table-cell table:style-name="ce51" table:formula="of:=[.B206]" office:value-type="float" office:value="0.625876169826138" calcext:value-type="float">
            <text:p>0,626</text:p>
          </table:table-cell>
          <table:table-cell table:style-name="ce50" office:value-type="float" office:value="1" calcext:value-type="float">
            <text:p>1,000</text:p>
          </table:table-cell>
          <table:table-cell table:number-columns-repeated="205"/>
        </table:table-row>
        <table:table-row table:style-name="ro1">
          <table:table-cell table:number-columns-repeated="209"/>
        </table:table-row>
        <table:table-row table:style-name="ro1">
          <table:table-cell/>
          <table:table-cell table:style-name="ce52" table:number-columns-spanned="4" table:number-rows-spanned="1"/>
          <table:covered-table-cell table:number-columns-repeated="3"/>
          <table:table-cell table:number-columns-repeated="204"/>
        </table:table-row>
        <table:table-row table:style-name="ro1">
          <table:table-cell table:style-name="ce46"/>
          <table:table-cell table:number-columns-repeated="208"/>
        </table:table-row>
        <table:table-row table:style-name="ro1">
          <table:table-cell/>
          <table:table-cell table:style-name="ce53" office:value-type="string" calcext:value-type="string" table:number-columns-spanned="2" table:number-rows-spanned="1">
            <text:p>Autovalores</text:p>
          </table:table-cell>
          <table:covered-table-cell table:style-name="ce54"/>
          <table:table-cell table:style-name="ce10"/>
          <table:table-cell table:number-columns-repeated="205"/>
        </table:table-row>
        <table:table-row table:style-name="ro1">
          <table:table-cell/>
          <table:table-cell table:style-name="ce45" office:value-type="string" calcext:value-type="string">
            <text:p>lambda1</text:p>
          </table:table-cell>
          <table:table-cell table:style-name="ce55" office:value-type="float" office:value="2.35656" calcext:value-type="float">
            <text:p>2,357</text:p>
          </table:table-cell>
          <table:table-cell table:style-name="ce35"/>
          <table:table-cell table:number-columns-repeated="205"/>
        </table:table-row>
        <table:table-row table:style-name="ro1">
          <table:table-cell/>
          <table:table-cell table:style-name="ce45" office:value-type="string" calcext:value-type="string">
            <text:p>lambda2</text:p>
          </table:table-cell>
          <table:table-cell table:style-name="ce55" office:value-type="float" office:value="0.58048" calcext:value-type="float">
            <text:p>0,580</text:p>
          </table:table-cell>
          <table:table-cell table:style-name="ce35"/>
          <table:table-cell table:number-columns-repeated="205"/>
        </table:table-row>
        <table:table-row table:style-name="ro1">
          <table:table-cell/>
          <table:table-cell table:style-name="ce45" office:value-type="string" calcext:value-type="string">
            <text:p>lambda3</text:p>
          </table:table-cell>
          <table:table-cell table:style-name="ce55" office:value-type="float" office:value="0.062956" calcext:value-type="float">
            <text:p>0,063</text:p>
          </table:table-cell>
          <table:table-cell table:style-name="ce35"/>
          <table:table-cell table:number-columns-repeated="205"/>
        </table:table-row>
        <table:table-row table:style-name="ro1">
          <table:table-cell table:number-columns-repeated="209"/>
        </table:table-row>
        <table:table-row table:style-name="ro1">
          <table:table-cell/>
          <table:table-cell table:style-name="ce53" office:value-type="string" calcext:value-type="string" table:number-columns-spanned="3" table:number-rows-spanned="1">
            <text:p>Autovetores bck</text:p>
          </table:table-cell>
          <table:covered-table-cell table:number-columns-repeated="2" table:style-name="ce28"/>
          <table:table-cell table:number-columns-repeated="205"/>
        </table:table-row>
        <table:table-row table:style-name="ro1">
          <table:table-cell/>
          <table:table-cell table:style-name="ce28" office:value-type="string" calcext:value-type="string">
            <text:p>v1</text:p>
          </table:table-cell>
          <table:table-cell table:style-name="ce28" office:value-type="string" calcext:value-type="string">
            <text:p>v2</text:p>
          </table:table-cell>
          <table:table-cell table:style-name="ce28" office:value-type="string" calcext:value-type="string">
            <text:p>v3</text:p>
          </table:table-cell>
          <table:table-cell table:number-columns-repeated="205"/>
        </table:table-row>
        <table:table-row table:style-name="ro1">
          <table:table-cell/>
          <table:table-cell table:style-name="ce20" table:formula="of:=-0.596282" office:value-type="float" office:value="-0.596282" calcext:value-type="float">
            <text:p>-0,596</text:p>
          </table:table-cell>
          <table:table-cell table:style-name="ce20" office:value-type="float" office:value="0.484628" calcext:value-type="float">
            <text:p>0,485</text:p>
          </table:table-cell>
          <table:table-cell table:style-name="ce20" office:value-type="float" office:value="-0.639988" calcext:value-type="float">
            <text:p>-0,640</text:p>
          </table:table-cell>
          <table:table-cell table:number-columns-repeated="205"/>
        </table:table-row>
        <table:table-row table:style-name="ro1">
          <table:table-cell/>
          <table:table-cell table:style-name="ce20" table:formula="of:=-0.49576" office:value-type="float" office:value="-0.49576" calcext:value-type="float">
            <text:p>-0,496</text:p>
          </table:table-cell>
          <table:table-cell table:style-name="ce20" office:value-type="float" office:value="-0.849335" calcext:value-type="float">
            <text:p>-0,849</text:p>
          </table:table-cell>
          <table:table-cell table:style-name="ce20" office:value-type="float" office:value="-0.181252" calcext:value-type="float">
            <text:p>-0,181</text:p>
          </table:table-cell>
          <table:table-cell table:number-columns-repeated="205"/>
        </table:table-row>
        <table:table-row table:style-name="ro1">
          <table:table-cell/>
          <table:table-cell table:style-name="ce20" office:value-type="float" office:value="-0.631404" calcext:value-type="float">
            <text:p>-0,631</text:p>
          </table:table-cell>
          <table:table-cell table:style-name="ce20" office:value-type="float" office:value="0.209203" calcext:value-type="float">
            <text:p>0,209</text:p>
          </table:table-cell>
          <table:table-cell table:style-name="ce20" office:value-type="float" office:value="0.746702" calcext:value-type="float">
            <text:p>0,747</text:p>
          </table:table-cell>
          <table:table-cell table:number-columns-repeated="205"/>
        </table:table-row>
        <table:table-row table:style-name="ro1">
          <table:table-cell table:number-columns-repeated="209"/>
        </table:table-row>
        <table:table-row table:style-name="ro1">
          <table:table-cell/>
          <table:table-cell table:style-name="ce53" office:value-type="string" calcext:value-type="string" table:number-columns-spanned="3" table:number-rows-spanned="1">
            <text:p>Autovetores</text:p>
          </table:table-cell>
          <table:covered-table-cell table:number-columns-repeated="2" table:style-name="ce28"/>
          <table:table-cell table:number-columns-repeated="205"/>
        </table:table-row>
        <table:table-row table:style-name="ro1">
          <table:table-cell/>
          <table:table-cell table:style-name="ce28" office:value-type="string" calcext:value-type="string">
            <text:p>v1</text:p>
          </table:table-cell>
          <table:table-cell table:style-name="ce28" office:value-type="string" calcext:value-type="string">
            <text:p>v2</text:p>
          </table:table-cell>
          <table:table-cell table:style-name="ce28" office:value-type="string" calcext:value-type="string">
            <text:p>v3</text:p>
          </table:table-cell>
          <table:table-cell table:number-columns-repeated="205"/>
        </table:table-row>
        <table:table-row table:style-name="ro1">
          <table:table-cell/>
          <table:table-cell table:style-name="ce20" table:formula="of:=-0.596282" office:value-type="float" office:value="-0.596282" calcext:value-type="float">
            <text:p>-0,596</text:p>
          </table:table-cell>
          <table:table-cell table:style-name="ce20" office:value-type="float" office:value="0.484628" calcext:value-type="float">
            <text:p>0,485</text:p>
          </table:table-cell>
          <table:table-cell table:style-name="ce20" office:value-type="float" office:value="-0.639988" calcext:value-type="float">
            <text:p>-0,640</text:p>
          </table:table-cell>
          <table:table-cell table:number-columns-repeated="205"/>
        </table:table-row>
        <table:table-row table:style-name="ro1">
          <table:table-cell/>
          <table:table-cell table:style-name="ce20" table:formula="of:=-0.49576" office:value-type="float" office:value="-0.49576" calcext:value-type="float">
            <text:p>-0,496</text:p>
          </table:table-cell>
          <table:table-cell table:style-name="ce20" office:value-type="float" office:value="-0.849335" calcext:value-type="float">
            <text:p>-0,849</text:p>
          </table:table-cell>
          <table:table-cell table:style-name="ce20" office:value-type="float" office:value="-0.181252" calcext:value-type="float">
            <text:p>-0,181</text:p>
          </table:table-cell>
          <table:table-cell table:number-columns-repeated="205"/>
        </table:table-row>
        <table:table-row table:style-name="ro1">
          <table:table-cell/>
          <table:table-cell table:style-name="ce20" office:value-type="float" office:value="-0.631404" calcext:value-type="float">
            <text:p>-0,631</text:p>
          </table:table-cell>
          <table:table-cell table:style-name="ce20" office:value-type="float" office:value="0.209203" calcext:value-type="float">
            <text:p>0,209</text:p>
          </table:table-cell>
          <table:table-cell table:style-name="ce20" office:value-type="float" office:value="0.746702" calcext:value-type="float">
            <text:p>0,747</text:p>
          </table:table-cell>
          <table:table-cell table:number-columns-repeated="205"/>
        </table:table-row>
        <table:table-row table:style-name="ro1" table:number-rows-repeated="1048345">
          <table:table-cell table:number-columns-repeated="209"/>
        </table:table-row>
        <table:table-row table:style-name="ro1">
          <table:table-cell table:number-columns-repeated="209"/>
        </table:table-row>
      </table:table>
      <table:table table:name="somaquadrados" table:style-name="ta2">
        <office:forms form:automatic-focus="false" form:apply-design-mode="false"/>
        <table:table-column table:style-name="co15" table:default-cell-style-name="ce59"/>
        <table:table-column table:style-name="co3" table:number-columns-repeated="9" table:default-cell-style-name="ce59"/>
        <table:table-row table:style-name="ro1">
          <table:table-cell table:style-name="ce58" office:value-type="string" calcext:value-type="string">
            <text:p>CPU</text:p>
          </table:table-cell>
          <table:table-cell table:style-name="ce58" office:value-type="string" calcext:value-type="string">
            <text:p>Disk 1</text:p>
          </table:table-cell>
          <table:table-cell table:style-name="ce58" office:value-type="string" calcext:value-type="string">
            <text:p>Disk 2</text:p>
          </table:table-cell>
          <table:table-cell table:style-name="ce58" office:value-type="string" calcext:value-type="string">
            <text:p>TR ID </text:p>
          </table:table-cell>
          <table:table-cell table:style-name="ce58" office:value-type="string" calcext:value-type="string">
            <text:p>CPU</text:p>
          </table:table-cell>
          <table:table-cell table:style-name="ce58" office:value-type="string" calcext:value-type="string">
            <text:p>Disk 1</text:p>
          </table:table-cell>
          <table:table-cell table:style-name="ce58" office:value-type="string" calcext:value-type="string">
            <text:p>Disk 2</text:p>
          </table:table-cell>
          <table:table-cell table:style-name="ce60" office:value-type="string" calcext:value-type="string">
            <text:p>y1</text:p>
          </table:table-cell>
          <table:table-cell table:style-name="ce60" office:value-type="string" calcext:value-type="string">
            <text:p>y2</text:p>
          </table:table-cell>
          <table:table-cell table:style-name="ce60" office:value-type="string" calcext:value-type="string">
            <text:p>y3</text:p>
          </table:table-cell>
        </table:table-row>
        <table:table-row table:style-name="ro1">
          <table:table-cell table:formula="of:=POWER([dados.B3];2)" office:value-type="float" office:value="13647.9498395345" calcext:value-type="float">
            <text:p>13647,950</text:p>
          </table:table-cell>
          <table:table-cell table:formula="of:=POWER([dados.C3];2)" office:value-type="float" office:value="81" calcext:value-type="float">
            <text:p>81,000</text:p>
          </table:table-cell>
          <table:table-cell table:formula="of:=POWER([dados.D3];2)" office:value-type="float" office:value="81" calcext:value-type="float">
            <text:p>81,000</text:p>
          </table:table-cell>
          <table:table-cell table:formula="of:=[dados.E3]" office:value-type="float" office:value="18" calcext:value-type="float">
            <text:p>18,000</text:p>
          </table:table-cell>
          <table:table-cell table:formula="of:=POWER([dados.F3];2)" office:value-type="float" office:value="0.53554345160249" calcext:value-type="float">
            <text:p>0,536</text:p>
          </table:table-cell>
          <table:table-cell table:formula="of:=POWER([dados.G3];2)" office:value-type="float" office:value="2.46410917759299" calcext:value-type="float">
            <text:p>2,464</text:p>
          </table:table-cell>
          <table:table-cell table:formula="of:=POWER([dados.H3];2)" office:value-type="float" office:value="1.8405383103227" calcext:value-type="float">
            <text:p>1,841</text:p>
          </table:table-cell>
          <table:table-cell table:formula="of:=POWER([dados.I3];2)" office:value-type="float" office:value="0.295793693568052" calcext:value-type="float">
            <text:p>0,296</text:p>
          </table:table-cell>
          <table:table-cell table:formula="of:=POWER([dados.J3];2)" office:value-type="float" office:value="3.77113665529886" calcext:value-type="float">
            <text:p>3,771</text:p>
          </table:table-cell>
          <table:table-cell table:formula="of:=POWER([dados.K3];2)" office:value-type="float" office:value="0.773262273757506" calcext:value-type="float">
            <text:p>0,773</text:p>
          </table:table-cell>
        </table:table-row>
        <table:table-row table:style-name="ro1">
          <table:table-cell table:formula="of:=POWER([dados.B4];2)" office:value-type="float" office:value="4145.1759944205" calcext:value-type="float">
            <text:p>4145,176</text:p>
          </table:table-cell>
          <table:table-cell table:formula="of:=POWER([dados.C4];2)" office:value-type="float" office:value="49" calcext:value-type="float">
            <text:p>49,000</text:p>
          </table:table-cell>
          <table:table-cell table:formula="of:=POWER([dados.D4];2)" office:value-type="float" office:value="81" calcext:value-type="float">
            <text:p>81,000</text:p>
          </table:table-cell>
          <table:table-cell table:formula="of:=[dados.E4]" office:value-type="float" office:value="37" calcext:value-type="float">
            <text:p>37,000</text:p>
          </table:table-cell>
          <table:table-cell table:formula="of:=POWER([dados.F4];2)" office:value-type="float" office:value="1.0982662316902" calcext:value-type="float">
            <text:p>1,098</text:p>
          </table:table-cell>
          <table:table-cell table:formula="of:=POWER([dados.G4];2)" office:value-type="float" office:value="2.70219854601123" calcext:value-type="float">
            <text:p>2,702</text:p>
          </table:table-cell>
          <table:table-cell table:formula="of:=POWER([dados.H4];2)" office:value-type="float" office:value="1.8405383103227" calcext:value-type="float">
            <text:p>1,841</text:p>
          </table:table-cell>
          <table:table-cell table:formula="of:=POWER([dados.I4];2)" office:value-type="float" office:value="0.485101830488257" calcext:value-type="float">
            <text:p>0,485</text:p>
          </table:table-cell>
          <table:table-cell table:formula="of:=POWER([dados.J4];2)" office:value-type="float" office:value="4.67257329109305" calcext:value-type="float">
            <text:p>4,673</text:p>
          </table:table-cell>
          <table:table-cell table:formula="of:=POWER([dados.K4];2)" office:value-type="float" office:value="0.483330215592845" calcext:value-type="float">
            <text:p>0,483</text:p>
          </table:table-cell>
        </table:table-row>
        <table:table-row table:style-name="ro1">
          <table:table-cell table:formula="of:=POWER([dados.B5];2)" office:value-type="float" office:value="1253.37233821983" calcext:value-type="float">
            <text:p>1253,372</text:p>
          </table:table-cell>
          <table:table-cell table:formula="of:=POWER([dados.C5];2)" office:value-type="float" office:value="49" calcext:value-type="float">
            <text:p>49,000</text:p>
          </table:table-cell>
          <table:table-cell table:formula="of:=POWER([dados.D5];2)" office:value-type="float" office:value="81" calcext:value-type="float">
            <text:p>81,000</text:p>
          </table:table-cell>
          <table:table-cell table:formula="of:=[dados.E5]" office:value-type="float" office:value="58" calcext:value-type="float">
            <text:p>58,000</text:p>
          </table:table-cell>
          <table:table-cell table:formula="of:=POWER([dados.F5];2)" office:value-type="float" office:value="1.49500778583024" calcext:value-type="float">
            <text:p>1,495</text:p>
          </table:table-cell>
          <table:table-cell table:formula="of:=POWER([dados.G5];2)" office:value-type="float" office:value="2.70219854601123" calcext:value-type="float">
            <text:p>2,702</text:p>
          </table:table-cell>
          <table:table-cell table:formula="of:=POWER([dados.H5];2)" office:value-type="float" office:value="1.8405383103227" calcext:value-type="float">
            <text:p>1,841</text:p>
          </table:table-cell>
          <table:table-cell table:formula="of:=POWER([dados.I5];2)" office:value-type="float" office:value="0.641083301295268" calcext:value-type="float">
            <text:p>0,641</text:p>
          </table:table-cell>
          <table:table-cell table:formula="of:=POWER([dados.J5];2)" office:value-type="float" office:value="5.05455757399731" calcext:value-type="float">
            <text:p>5,055</text:p>
          </table:table-cell>
          <table:table-cell table:formula="of:=POWER([dados.K5];2)" office:value-type="float" office:value="0.342106444983364" calcext:value-type="float">
            <text:p>0,342</text:p>
          </table:table-cell>
        </table:table-row>
        <table:table-row table:style-name="ro1">
          <table:table-cell table:formula="of:=POWER([dados.B6];2)" office:value-type="float" office:value="10901.1425114379" calcext:value-type="float">
            <text:p>10901,143</text:p>
          </table:table-cell>
          <table:table-cell table:formula="of:=POWER([dados.C6];2)" office:value-type="float" office:value="64" calcext:value-type="float">
            <text:p>64,000</text:p>
          </table:table-cell>
          <table:table-cell table:formula="of:=POWER([dados.D6];2)" office:value-type="float" office:value="144" calcext:value-type="float">
            <text:p>144,000</text:p>
          </table:table-cell>
          <table:table-cell table:formula="of:=[dados.E6]" office:value-type="float" office:value="77" calcext:value-type="float">
            <text:p>77,000</text:p>
          </table:table-cell>
          <table:table-cell table:formula="of:=POWER([dados.F6];2)" office:value-type="float" office:value="0.650708226098812" calcext:value-type="float">
            <text:p>0,651</text:p>
          </table:table-cell>
          <table:table-cell table:formula="of:=POWER([dados.G6];2)" office:value-type="float" office:value="2.58178158878529" calcext:value-type="float">
            <text:p>2,582</text:p>
          </table:table-cell>
          <table:table-cell table:formula="of:=POWER([dados.H6];2)" office:value-type="float" office:value="1.54534775145543" calcext:value-type="float">
            <text:p>1,545</text:p>
          </table:table-cell>
          <table:table-cell table:formula="of:=POWER([dados.I6];2)" office:value-type="float" office:value="0.247889656547064" calcext:value-type="float">
            <text:p>0,248</text:p>
          </table:table-cell>
          <table:table-cell table:formula="of:=POWER([dados.J6];2)" office:value-type="float" office:value="3.95984193939009" calcext:value-type="float">
            <text:p>3,960</text:p>
          </table:table-cell>
          <table:table-cell table:formula="of:=POWER([dados.K6];2)" office:value-type="float" office:value="0.570107539909903" calcext:value-type="float">
            <text:p>0,570</text:p>
          </table:table-cell>
        </table:table-row>
        <table:table-row table:style-name="ro1">
          <table:table-cell table:formula="of:=POWER([dados.B7];2)" office:value-type="float" office:value="14350.3957327192" calcext:value-type="float">
            <text:p>14350,396</text:p>
          </table:table-cell>
          <table:table-cell table:formula="of:=POWER([dados.C7];2)" office:value-type="float" office:value="81" calcext:value-type="float">
            <text:p>81,000</text:p>
          </table:table-cell>
          <table:table-cell table:formula="of:=POWER([dados.D7];2)" office:value-type="float" office:value="64" calcext:value-type="float">
            <text:p>64,000</text:p>
          </table:table-cell>
          <table:table-cell table:formula="of:=[dados.E7]" office:value-type="float" office:value="19" calcext:value-type="float">
            <text:p>19,000</text:p>
          </table:table-cell>
          <table:table-cell table:formula="of:=POWER([dados.F7];2)" office:value-type="float" office:value="0.509667227927953" calcext:value-type="float">
            <text:p>0,510</text:p>
          </table:table-cell>
          <table:table-cell table:formula="of:=POWER([dados.G7];2)" office:value-type="float" office:value="2.46410917759299" calcext:value-type="float">
            <text:p>2,464</text:p>
          </table:table-cell>
          <table:table-cell table:formula="of:=POWER([dados.H7];2)" office:value-type="float" office:value="1.94466507173417" calcext:value-type="float">
            <text:p>1,945</text:p>
          </table:table-cell>
          <table:table-cell table:formula="of:=POWER([dados.I7];2)" office:value-type="float" office:value="0.310715870044084" calcext:value-type="float">
            <text:p>0,311</text:p>
          </table:table-cell>
          <table:table-cell table:formula="of:=POWER([dados.J7];2)" office:value-type="float" office:value="3.76332115906631" calcext:value-type="float">
            <text:p>3,763</text:p>
          </table:table-cell>
          <table:table-cell table:formula="of:=POWER([dados.K7];2)" office:value-type="float" office:value="0.844406181944375" calcext:value-type="float">
            <text:p>0,844</text:p>
          </table:table-cell>
        </table:table-row>
        <table:table-row table:style-name="ro1">
          <table:table-cell table:formula="of:=POWER([dados.B8];2)" office:value-type="float" office:value="2299.80744287129" calcext:value-type="float">
            <text:p>2299,807</text:p>
          </table:table-cell>
          <table:table-cell table:formula="of:=POWER([dados.C8];2)" office:value-type="float" office:value="25" calcext:value-type="float">
            <text:p>25,000</text:p>
          </table:table-cell>
          <table:table-cell table:formula="of:=POWER([dados.D8];2)" office:value-type="float" office:value="49" calcext:value-type="float">
            <text:p>49,000</text:p>
          </table:table-cell>
          <table:table-cell table:formula="of:=[dados.E8]" office:value-type="float" office:value="1" calcext:value-type="float">
            <text:p>1,000</text:p>
          </table:table-cell>
          <table:table-cell table:formula="of:=POWER([dados.F8];2)" office:value-type="float" office:value="1.31565522158788" calcext:value-type="float">
            <text:p>1,316</text:p>
          </table:table-cell>
          <table:table-cell table:formula="of:=POWER([dados.G8];2)" office:value-type="float" office:value="2.95126609856403" calcext:value-type="float">
            <text:p>2,951</text:p>
          </table:table-cell>
          <table:table-cell table:formula="of:=POWER([dados.H8];2)" office:value-type="float" office:value="2.0516567873735" calcext:value-type="float">
            <text:p>2,052</text:p>
          </table:table-cell>
          <table:table-cell table:formula="of:=POWER([dados.I8];2)" office:value-type="float" office:value="0.58995689256738" calcext:value-type="float">
            <text:p>0,590</text:p>
          </table:table-cell>
          <table:table-cell table:formula="of:=POWER([dados.J8];2)" office:value-type="float" office:value="5.2320098439691" calcext:value-type="float">
            <text:p>5,232</text:p>
          </table:table-cell>
          <table:table-cell table:formula="of:=POWER([dados.K8];2)" office:value-type="float" office:value="0.496613984814945" calcext:value-type="float">
            <text:p>0,497</text:p>
          </table:table-cell>
        </table:table-row>
        <table:table-row table:style-name="ro1">
          <table:table-cell table:formula="of:=POWER([dados.B9];2)" office:value-type="float" office:value="5249.39784060715" calcext:value-type="float">
            <text:p>5249,398</text:p>
          </table:table-cell>
          <table:table-cell table:formula="of:=POWER([dados.C9];2)" office:value-type="float" office:value="81" calcext:value-type="float">
            <text:p>81,000</text:p>
          </table:table-cell>
          <table:table-cell table:formula="of:=POWER([dados.D9];2)" office:value-type="float" office:value="64" calcext:value-type="float">
            <text:p>64,000</text:p>
          </table:table-cell>
          <table:table-cell table:formula="of:=[dados.E9]" office:value-type="float" office:value="99" calcext:value-type="float">
            <text:p>99,000</text:p>
          </table:table-cell>
          <table:table-cell table:formula="of:=POWER([dados.F9];2)" office:value-type="float" office:value="0.998658756873793" calcext:value-type="float">
            <text:p>0,999</text:p>
          </table:table-cell>
          <table:table-cell table:formula="of:=POWER([dados.G9];2)" office:value-type="float" office:value="2.46410917759299" calcext:value-type="float">
            <text:p>2,464</text:p>
          </table:table-cell>
          <table:table-cell table:formula="of:=POWER([dados.H9];2)" office:value-type="float" office:value="1.94466507173417" calcext:value-type="float">
            <text:p>1,945</text:p>
          </table:table-cell>
          <table:table-cell table:formula="of:=POWER([dados.I9];2)" office:value-type="float" office:value="0.529415363502795" calcext:value-type="float">
            <text:p>0,529</text:p>
          </table:table-cell>
          <table:table-cell table:formula="of:=POWER([dados.J9];2)" office:value-type="float" office:value="4.33234094680485" calcext:value-type="float">
            <text:p>4,332</text:p>
          </table:table-cell>
          <table:table-cell table:formula="of:=POWER([dados.K9];2)" office:value-type="float" office:value="0.545678951904009" calcext:value-type="float">
            <text:p>0,546</text:p>
          </table:table-cell>
        </table:table-row>
        <table:table-row table:style-name="ro1">
          <table:table-cell table:formula="of:=POWER([dados.B10];2)" office:value-type="float" office:value="1142.4506334598" calcext:value-type="float">
            <text:p>1142,451</text:p>
          </table:table-cell>
          <table:table-cell table:formula="of:=POWER([dados.C10];2)" office:value-type="float" office:value="36" calcext:value-type="float">
            <text:p>36,000</text:p>
          </table:table-cell>
          <table:table-cell table:formula="of:=POWER([dados.D10];2)" office:value-type="float" office:value="225" calcext:value-type="float">
            <text:p>225,000</text:p>
          </table:table-cell>
          <table:table-cell table:formula="of:=[dados.E10]" office:value-type="float" office:value="121" calcext:value-type="float">
            <text:p>121,000</text:p>
          </table:table-cell>
          <table:table-cell table:formula="of:=POWER([dados.F10];2)" office:value-type="float" office:value="1.5187328057613" calcext:value-type="float">
            <text:p>1,519</text:p>
          </table:table-cell>
          <table:table-cell table:formula="of:=POWER([dados.G10];2)" office:value-type="float" office:value="2.82536004927081" calcext:value-type="float">
            <text:p>2,825</text:p>
          </table:table-cell>
          <table:table-cell table:formula="of:=POWER([dados.H10];2)" office:value-type="float" office:value="1.27594178063888" calcext:value-type="float">
            <text:p>1,276</text:p>
          </table:table-cell>
          <table:table-cell table:formula="of:=POWER([dados.I10];2)" office:value-type="float" office:value="0.413645125987317" calcext:value-type="float">
            <text:p>0,414</text:p>
          </table:table-cell>
          <table:table-cell table:formula="of:=POWER([dados.J10];2)" office:value-type="float" office:value="5.03251998609984" calcext:value-type="float">
            <text:p>5,033</text:p>
          </table:table-cell>
          <table:table-cell table:formula="of:=POWER([dados.K10];2)" office:value-type="float" office:value="0.173871755228329" calcext:value-type="float">
            <text:p>0,174</text:p>
          </table:table-cell>
        </table:table-row>
        <table:table-row table:style-name="ro1">
          <table:table-cell table:formula="of:=POWER([dados.B11];2)" office:value-type="float" office:value="5026.83705117448" calcext:value-type="float">
            <text:p>5026,837</text:p>
          </table:table-cell>
          <table:table-cell table:formula="of:=POWER([dados.C11];2)" office:value-type="float" office:value="36" calcext:value-type="float">
            <text:p>36,000</text:p>
          </table:table-cell>
          <table:table-cell table:formula="of:=POWER([dados.D11];2)" office:value-type="float" office:value="196" calcext:value-type="float">
            <text:p>196,000</text:p>
          </table:table-cell>
          <table:table-cell table:formula="of:=[dados.E11]" office:value-type="float" office:value="38" calcext:value-type="float">
            <text:p>38,000</text:p>
          </table:table-cell>
          <table:table-cell table:formula="of:=POWER([dados.F11];2)" office:value-type="float" office:value="1.01745457561309" calcext:value-type="float">
            <text:p>1,017</text:p>
          </table:table-cell>
          <table:table-cell table:formula="of:=POWER([dados.G11];2)" office:value-type="float" office:value="2.82536004927081" calcext:value-type="float">
            <text:p>2,825</text:p>
          </table:table-cell>
          <table:table-cell table:formula="of:=POWER([dados.H11];2)" office:value-type="float" office:value="1.36287881668321" calcext:value-type="float">
            <text:p>1,363</text:p>
          </table:table-cell>
          <table:table-cell table:formula="of:=POWER([dados.I11];2)" office:value-type="float" office:value="0.285154825015122" calcext:value-type="float">
            <text:p>0,285</text:p>
          </table:table-cell>
          <table:table-cell table:formula="of:=POWER([dados.J11];2)" office:value-type="float" office:value="4.57659036984962" calcext:value-type="float">
            <text:p>4,577</text:p>
          </table:table-cell>
          <table:table-cell table:formula="of:=POWER([dados.K11];2)" office:value-type="float" office:value="0.343950026780979" calcext:value-type="float">
            <text:p>0,344</text:p>
          </table:table-cell>
        </table:table-row>
        <table:table-row table:style-name="ro1">
          <table:table-cell table:formula="of:=POWER([dados.B12];2)" office:value-type="float" office:value="7452.67946756674" calcext:value-type="float">
            <text:p>7452,679</text:p>
          </table:table-cell>
          <table:table-cell table:formula="of:=POWER([dados.C12];2)" office:value-type="float" office:value="36" calcext:value-type="float">
            <text:p>36,000</text:p>
          </table:table-cell>
          <table:table-cell table:formula="of:=POWER([dados.D12];2)" office:value-type="float" office:value="169" calcext:value-type="float">
            <text:p>169,000</text:p>
          </table:table-cell>
          <table:table-cell table:formula="of:=[dados.E12]" office:value-type="float" office:value="2" calcext:value-type="float">
            <text:p>2,000</text:p>
          </table:table-cell>
          <table:table-cell table:formula="of:=POWER([dados.F12];2)" office:value-type="float" office:value="0.838448841654361" calcext:value-type="float">
            <text:p>0,838</text:p>
          </table:table-cell>
          <table:table-cell table:formula="of:=POWER([dados.G12];2)" office:value-type="float" office:value="2.82536004927081" calcext:value-type="float">
            <text:p>2,825</text:p>
          </table:table-cell>
          <table:table-cell table:formula="of:=POWER([dados.H12];2)" office:value-type="float" office:value="1.45268080695539" calcext:value-type="float">
            <text:p>1,453</text:p>
          </table:table-cell>
          <table:table-cell table:formula="of:=POWER([dados.I12];2)" office:value-type="float" office:value="0.252762048384759" calcext:value-type="float">
            <text:p>0,253</text:p>
          </table:table-cell>
          <table:table-cell table:formula="of:=POWER([dados.J12];2)" office:value-type="float" office:value="4.4101707020313" calcext:value-type="float">
            <text:p>4,410</text:p>
          </table:table-cell>
          <table:table-cell table:formula="of:=POWER([dados.K12];2)" office:value-type="float" office:value="0.453558614019564" calcext:value-type="float">
            <text:p>0,454</text:p>
          </table:table-cell>
        </table:table-row>
        <table:table-row table:style-name="ro1">
          <table:table-cell table:formula="of:=POWER([dados.B13];2)" office:value-type="float" office:value="1576.90474059469" calcext:value-type="float">
            <text:p>1576,905</text:p>
          </table:table-cell>
          <table:table-cell table:formula="of:=POWER([dados.C13];2)" office:value-type="float" office:value="25" calcext:value-type="float">
            <text:p>25,000</text:p>
          </table:table-cell>
          <table:table-cell table:formula="of:=POWER([dados.D13];2)" office:value-type="float" office:value="169" calcext:value-type="float">
            <text:p>169,000</text:p>
          </table:table-cell>
          <table:table-cell table:formula="of:=[dados.E13]" office:value-type="float" office:value="139" calcext:value-type="float">
            <text:p>139,000</text:p>
          </table:table-cell>
          <table:table-cell table:formula="of:=POWER([dados.F13];2)" office:value-type="float" office:value="1.43217769789773" calcext:value-type="float">
            <text:p>1,432</text:p>
          </table:table-cell>
          <table:table-cell table:formula="of:=POWER([dados.G13];2)" office:value-type="float" office:value="2.95126609856403" calcext:value-type="float">
            <text:p>2,951</text:p>
          </table:table-cell>
          <table:table-cell table:formula="of:=POWER([dados.H13];2)" office:value-type="float" office:value="1.45268080695539" calcext:value-type="float">
            <text:p>1,453</text:p>
          </table:table-cell>
          <table:table-cell table:formula="of:=POWER([dados.I13];2)" office:value-type="float" office:value="0.425622421840012" calcext:value-type="float">
            <text:p>0,426</text:p>
          </table:table-cell>
          <table:table-cell table:formula="of:=POWER([dados.J13];2)" office:value-type="float" office:value="5.15674032056245" calcext:value-type="float">
            <text:p>5,157</text:p>
          </table:table-cell>
          <table:table-cell table:formula="of:=POWER([dados.K13];2)" office:value-type="float" office:value="0.253764125767419" calcext:value-type="float">
            <text:p>0,254</text:p>
          </table:table-cell>
        </table:table-row>
        <table:table-row table:style-name="ro1">
          <table:table-cell table:formula="of:=POWER([dados.B14];2)" office:value-type="float" office:value="5778.69702625524" calcext:value-type="float">
            <text:p>5778,697</text:p>
          </table:table-cell>
          <table:table-cell table:formula="of:=POWER([dados.C14];2)" office:value-type="float" office:value="36" calcext:value-type="float">
            <text:p>36,000</text:p>
          </table:table-cell>
          <table:table-cell table:formula="of:=POWER([dados.D14];2)" office:value-type="float" office:value="121" calcext:value-type="float">
            <text:p>121,000</text:p>
          </table:table-cell>
          <table:table-cell table:formula="of:=[dados.E14]" office:value-type="float" office:value="20" calcext:value-type="float">
            <text:p>20,000</text:p>
          </table:table-cell>
          <table:table-cell table:formula="of:=POWER([dados.F14];2)" office:value-type="float" office:value="0.956162043702553" calcext:value-type="float">
            <text:p>0,956</text:p>
          </table:table-cell>
          <table:table-cell table:formula="of:=POWER([dados.G14];2)" office:value-type="float" office:value="2.82536004927081" calcext:value-type="float">
            <text:p>2,825</text:p>
          </table:table-cell>
          <table:table-cell table:formula="of:=POWER([dados.H14];2)" office:value-type="float" office:value="1.64087965018333" calcext:value-type="float">
            <text:p>1,641</text:p>
          </table:table-cell>
          <table:table-cell table:formula="of:=POWER([dados.I14];2)" office:value-type="float" office:value="0.346059330718064" calcext:value-type="float">
            <text:p>0,346</text:p>
          </table:table-cell>
          <table:table-cell table:formula="of:=POWER([dados.J14];2)" office:value-type="float" office:value="4.59922581334155" calcext:value-type="float">
            <text:p>4,599</text:p>
          </table:table-cell>
          <table:table-cell table:formula="of:=POWER([dados.K14];2)" office:value-type="float" office:value="0.477118528968963" calcext:value-type="float">
            <text:p>0,477</text:p>
          </table:table-cell>
        </table:table-row>
        <table:table-row table:style-name="ro1">
          <table:table-cell table:formula="of:=POWER([dados.B15];2)" office:value-type="float" office:value="3575.42423334188" calcext:value-type="float">
            <text:p>3575,424</text:p>
          </table:table-cell>
          <table:table-cell table:formula="of:=POWER([dados.C15];2)" office:value-type="float" office:value="49" calcext:value-type="float">
            <text:p>49,000</text:p>
          </table:table-cell>
          <table:table-cell table:formula="of:=POWER([dados.D15];2)" office:value-type="float" office:value="100" calcext:value-type="float">
            <text:p>100,000</text:p>
          </table:table-cell>
          <table:table-cell table:formula="of:=[dados.E15]" office:value-type="float" office:value="100" calcext:value-type="float">
            <text:p>100,000</text:p>
          </table:table-cell>
          <table:table-cell table:formula="of:=POWER([dados.F15];2)" office:value-type="float" office:value="1.15701123372121" calcext:value-type="float">
            <text:p>1,157</text:p>
          </table:table-cell>
          <table:table-cell table:formula="of:=POWER([dados.G15];2)" office:value-type="float" office:value="2.70219854601123" calcext:value-type="float">
            <text:p>2,702</text:p>
          </table:table-cell>
          <table:table-cell table:formula="of:=POWER([dados.H15];2)" office:value-type="float" office:value="1.73927650313909" calcext:value-type="float">
            <text:p>1,739</text:p>
          </table:table-cell>
          <table:table-cell table:formula="of:=POWER([dados.I15];2)" office:value-type="float" office:value="0.474397095091264" calcext:value-type="float">
            <text:p>0,474</text:p>
          </table:table-cell>
          <table:table-cell table:formula="of:=POWER([dados.J15];2)" office:value-type="float" office:value="4.7022515093828" calcext:value-type="float">
            <text:p>4,702</text:p>
          </table:table-cell>
          <table:table-cell table:formula="of:=POWER([dados.K15];2)" office:value-type="float" office:value="0.421839911120659" calcext:value-type="float">
            <text:p>0,422</text:p>
          </table:table-cell>
        </table:table-row>
        <table:table-row table:style-name="ro1">
          <table:table-cell table:formula="of:=POWER([dados.B16];2)" office:value-type="float" office:value="3456.17722868116" calcext:value-type="float">
            <text:p>3456,177</text:p>
          </table:table-cell>
          <table:table-cell table:formula="of:=POWER([dados.C16];2)" office:value-type="float" office:value="81" calcext:value-type="float">
            <text:p>81,000</text:p>
          </table:table-cell>
          <table:table-cell table:formula="of:=POWER([dados.D16];2)" office:value-type="float" office:value="144" calcext:value-type="float">
            <text:p>144,000</text:p>
          </table:table-cell>
          <table:table-cell table:formula="of:=[dados.E16]" office:value-type="float" office:value="3" calcext:value-type="float">
            <text:p>3,000</text:p>
          </table:table-cell>
          <table:table-cell table:formula="of:=POWER([dados.F16];2)" office:value-type="float" office:value="1.1700908003094" calcext:value-type="float">
            <text:p>1,170</text:p>
          </table:table-cell>
          <table:table-cell table:formula="of:=POWER([dados.G16];2)" office:value-type="float" office:value="2.46410917759299" calcext:value-type="float">
            <text:p>2,464</text:p>
          </table:table-cell>
          <table:table-cell table:formula="of:=POWER([dados.H16];2)" office:value-type="float" office:value="1.54534775145543" calcext:value-type="float">
            <text:p>1,545</text:p>
          </table:table-cell>
          <table:table-cell table:formula="of:=POWER([dados.I16];2)" office:value-type="float" office:value="0.462183404521153" calcext:value-type="float">
            <text:p>0,462</text:p>
          </table:table-cell>
          <table:table-cell table:formula="of:=POWER([dados.J16];2)" office:value-type="float" office:value="4.38830132799289" calcext:value-type="float">
            <text:p>4,388</text:p>
          </table:table-cell>
          <table:table-cell table:formula="of:=POWER([dados.K16];2)" office:value-type="float" office:value="0.329065123830406" calcext:value-type="float">
            <text:p>0,329</text:p>
          </table:table-cell>
        </table:table-row>
        <table:table-row table:style-name="ro1">
          <table:table-cell table:formula="of:=POWER([dados.B17];2)" office:value-type="float" office:value="5911.96216051766" calcext:value-type="float">
            <text:p>5911,962</text:p>
          </table:table-cell>
          <table:table-cell table:formula="of:=POWER([dados.C17];2)" office:value-type="float" office:value="49" calcext:value-type="float">
            <text:p>49,000</text:p>
          </table:table-cell>
          <table:table-cell table:formula="of:=POWER([dados.D17];2)" office:value-type="float" office:value="144" calcext:value-type="float">
            <text:p>144,000</text:p>
          </table:table-cell>
          <table:table-cell table:formula="of:=[dados.E17]" office:value-type="float" office:value="78" calcext:value-type="float">
            <text:p>78,000</text:p>
          </table:table-cell>
          <table:table-cell table:formula="of:=POWER([dados.F17];2)" office:value-type="float" office:value="0.945913367524555" calcext:value-type="float">
            <text:p>0,946</text:p>
          </table:table-cell>
          <table:table-cell table:formula="of:=POWER([dados.G17];2)" office:value-type="float" office:value="2.70219854601123" calcext:value-type="float">
            <text:p>2,702</text:p>
          </table:table-cell>
          <table:table-cell table:formula="of:=POWER([dados.H17];2)" office:value-type="float" office:value="1.54534775145543" calcext:value-type="float">
            <text:p>1,545</text:p>
          </table:table-cell>
          <table:table-cell table:formula="of:=POWER([dados.I17];2)" office:value-type="float" office:value="0.335084907694862" calcext:value-type="float">
            <text:p>0,335</text:p>
          </table:table-cell>
          <table:table-cell table:formula="of:=POWER([dados.J17];2)" office:value-type="float" office:value="4.42535411012455" calcext:value-type="float">
            <text:p>4,425</text:p>
          </table:table-cell>
          <table:table-cell table:formula="of:=POWER([dados.K17];2)" office:value-type="float" office:value="0.433022507121279" calcext:value-type="float">
            <text:p>0,433</text:p>
          </table:table-cell>
        </table:table-row>
        <table:table-row table:style-name="ro1">
          <table:table-cell table:formula="of:=POWER([dados.B18];2)" office:value-type="float" office:value="2623.91359350204" calcext:value-type="float">
            <text:p>2623,914</text:p>
          </table:table-cell>
          <table:table-cell table:formula="of:=POWER([dados.C18];2)" office:value-type="float" office:value="36" calcext:value-type="float">
            <text:p>36,000</text:p>
          </table:table-cell>
          <table:table-cell table:formula="of:=POWER([dados.D18];2)" office:value-type="float" office:value="169" calcext:value-type="float">
            <text:p>169,000</text:p>
          </table:table-cell>
          <table:table-cell table:formula="of:=[dados.E18]" office:value-type="float" office:value="122" calcext:value-type="float">
            <text:p>122,000</text:p>
          </table:table-cell>
          <table:table-cell table:formula="of:=POWER([dados.F18];2)" office:value-type="float" office:value="1.27084597997132" calcext:value-type="float">
            <text:p>1,271</text:p>
          </table:table-cell>
          <table:table-cell table:formula="of:=POWER([dados.G18];2)" office:value-type="float" office:value="2.82536004927081" calcext:value-type="float">
            <text:p>2,825</text:p>
          </table:table-cell>
          <table:table-cell table:formula="of:=POWER([dados.H18];2)" office:value-type="float" office:value="1.45268080695539" calcext:value-type="float">
            <text:p>1,453</text:p>
          </table:table-cell>
          <table:table-cell table:formula="of:=POWER([dados.I18];2)" office:value-type="float" office:value="0.395587239684108" calcext:value-type="float">
            <text:p>0,396</text:p>
          </table:table-cell>
          <table:table-cell table:formula="of:=POWER([dados.J18];2)" office:value-type="float" office:value="4.86188393305068" calcext:value-type="float">
            <text:p>4,862</text:p>
          </table:table-cell>
          <table:table-cell table:formula="of:=POWER([dados.K18];2)" office:value-type="float" office:value="0.291417775423786" calcext:value-type="float">
            <text:p>0,291</text:p>
          </table:table-cell>
        </table:table-row>
        <table:table-row table:style-name="ro1">
          <table:table-cell table:formula="of:=POWER([dados.B19];2)" office:value-type="float" office:value="1291.4912524566" calcext:value-type="float">
            <text:p>1291,491</text:p>
          </table:table-cell>
          <table:table-cell table:formula="of:=POWER([dados.C19];2)" office:value-type="float" office:value="144" calcext:value-type="float">
            <text:p>144,000</text:p>
          </table:table-cell>
          <table:table-cell table:formula="of:=POWER([dados.D19];2)" office:value-type="float" office:value="81" calcext:value-type="float">
            <text:p>81,000</text:p>
          </table:table-cell>
          <table:table-cell table:formula="of:=[dados.E19]" office:value-type="float" office:value="140" calcext:value-type="float">
            <text:p>140,000</text:p>
          </table:table-cell>
          <table:table-cell table:formula="of:=POWER([dados.F19];2)" office:value-type="float" office:value="1.4871402983706" calcext:value-type="float">
            <text:p>1,487</text:p>
          </table:table-cell>
          <table:table-cell table:formula="of:=POWER([dados.G19];2)" office:value-type="float" office:value="2.12755922021793" calcext:value-type="float">
            <text:p>2,128</text:p>
          </table:table-cell>
          <table:table-cell table:formula="of:=POWER([dados.H19];2)" office:value-type="float" office:value="1.8405383103227" calcext:value-type="float">
            <text:p>1,841</text:p>
          </table:table-cell>
          <table:table-cell table:formula="of:=POWER([dados.I19];2)" office:value-type="float" office:value="0.789466282974612" calcext:value-type="float">
            <text:p>0,789</text:p>
          </table:table-cell>
          <table:table-cell table:formula="of:=POWER([dados.J19];2)" office:value-type="float" office:value="4.36526869477952" calcext:value-type="float">
            <text:p>4,365</text:p>
          </table:table-cell>
          <table:table-cell table:formula="of:=POWER([dados.K19];2)" office:value-type="float" office:value="0.300505622724052" calcext:value-type="float">
            <text:p>0,301</text:p>
          </table:table-cell>
        </table:table-row>
        <table:table-row table:style-name="ro1">
          <table:table-cell table:formula="of:=POWER([dados.B20];2)" office:value-type="float" office:value="2305.32839313187" calcext:value-type="float">
            <text:p>2305,328</text:p>
          </table:table-cell>
          <table:table-cell table:formula="of:=POWER([dados.C20];2)" office:value-type="float" office:value="49" calcext:value-type="float">
            <text:p>49,000</text:p>
          </table:table-cell>
          <table:table-cell table:formula="of:=POWER([dados.D20];2)" office:value-type="float" office:value="196" calcext:value-type="float">
            <text:p>196,000</text:p>
          </table:table-cell>
          <table:table-cell table:formula="of:=[dados.E20]" office:value-type="float" office:value="59" calcext:value-type="float">
            <text:p>59,000</text:p>
          </table:table-cell>
          <table:table-cell table:formula="of:=POWER([dados.F20];2)" office:value-type="float" office:value="1.31485967713141" calcext:value-type="float">
            <text:p>1,315</text:p>
          </table:table-cell>
          <table:table-cell table:formula="of:=POWER([dados.G20];2)" office:value-type="float" office:value="2.70219854601123" calcext:value-type="float">
            <text:p>2,702</text:p>
          </table:table-cell>
          <table:table-cell table:formula="of:=POWER([dados.H20];2)" office:value-type="float" office:value="1.36287881668321" calcext:value-type="float">
            <text:p>1,363</text:p>
          </table:table-cell>
          <table:table-cell table:formula="of:=POWER([dados.I20];2)" office:value-type="float" office:value="0.402246170025534" calcext:value-type="float">
            <text:p>0,402</text:p>
          </table:table-cell>
          <table:table-cell table:formula="of:=POWER([dados.J20];2)" office:value-type="float" office:value="4.73602313815168" calcext:value-type="float">
            <text:p>4,736</text:p>
          </table:table-cell>
          <table:table-cell table:formula="of:=POWER([dados.K20];2)" office:value-type="float" office:value="0.241669834984894" calcext:value-type="float">
            <text:p>0,242</text:p>
          </table:table-cell>
        </table:table-row>
        <table:table-row table:style-name="ro1">
          <table:table-cell table:formula="of:=POWER([dados.B21];2)" office:value-type="float" office:value="646.845438774717" calcext:value-type="float">
            <text:p>646,845</text:p>
          </table:table-cell>
          <table:table-cell table:formula="of:=POWER([dados.C21];2)" office:value-type="float" office:value="81" calcext:value-type="float">
            <text:p>81,000</text:p>
          </table:table-cell>
          <table:table-cell table:formula="of:=POWER([dados.D21];2)" office:value-type="float" office:value="225" calcext:value-type="float">
            <text:p>225,000</text:p>
          </table:table-cell>
          <table:table-cell table:formula="of:=[dados.E21]" office:value-type="float" office:value="141" calcext:value-type="float">
            <text:p>141,000</text:p>
          </table:table-cell>
          <table:table-cell table:formula="of:=POWER([dados.F21];2)" office:value-type="float" office:value="1.64561210796198" calcext:value-type="float">
            <text:p>1,646</text:p>
          </table:table-cell>
          <table:table-cell table:formula="of:=POWER([dados.G21];2)" office:value-type="float" office:value="2.46410917759299" calcext:value-type="float">
            <text:p>2,464</text:p>
          </table:table-cell>
          <table:table-cell table:formula="of:=POWER([dados.H21];2)" office:value-type="float" office:value="1.27594178063888" calcext:value-type="float">
            <text:p>1,276</text:p>
          </table:table-cell>
          <table:table-cell table:formula="of:=POWER([dados.I21];2)" office:value-type="float" office:value="0.528660048671048" calcext:value-type="float">
            <text:p>0,529</text:p>
          </table:table-cell>
          <table:table-cell table:formula="of:=POWER([dados.J21];2)" office:value-type="float" office:value="4.72604928376656" calcext:value-type="float">
            <text:p>4,726</text:p>
          </table:table-cell>
          <table:table-cell table:formula="of:=POWER([dados.K21];2)" office:value-type="float" office:value="0.130956154447142" calcext:value-type="float">
            <text:p>0,131</text:p>
          </table:table-cell>
        </table:table-row>
        <table:table-row table:style-name="ro1">
          <table:table-cell table:formula="of:=POWER([dados.B22];2)" office:value-type="float" office:value="12228.6572574277" calcext:value-type="float">
            <text:p>12228,657</text:p>
          </table:table-cell>
          <table:table-cell table:formula="of:=POWER([dados.C22];2)" office:value-type="float" office:value="81" calcext:value-type="float">
            <text:p>81,000</text:p>
          </table:table-cell>
          <table:table-cell table:formula="of:=POWER([dados.D22];2)" office:value-type="float" office:value="196" calcext:value-type="float">
            <text:p>196,000</text:p>
          </table:table-cell>
          <table:table-cell table:formula="of:=[dados.E22]" office:value-type="float" office:value="21" calcext:value-type="float">
            <text:p>21,000</text:p>
          </table:table-cell>
          <table:table-cell table:formula="of:=POWER([dados.F22];2)" office:value-type="float" office:value="0.592033222445681" calcext:value-type="float">
            <text:p>0,592</text:p>
          </table:table-cell>
          <table:table-cell table:formula="of:=POWER([dados.G22];2)" office:value-type="float" office:value="2.46410917759299" calcext:value-type="float">
            <text:p>2,464</text:p>
          </table:table-cell>
          <table:table-cell table:formula="of:=POWER([dados.H22];2)" office:value-type="float" office:value="1.36287881668321" calcext:value-type="float">
            <text:p>1,363</text:p>
          </table:table-cell>
          <table:table-cell table:formula="of:=POWER([dados.I22];2)" office:value-type="float" office:value="0.198198469089358" calcext:value-type="float">
            <text:p>0,198</text:p>
          </table:table-cell>
          <table:table-cell table:formula="of:=POWER([dados.J22];2)" office:value-type="float" office:value="3.71061637121729" calcext:value-type="float">
            <text:p>3,711</text:p>
          </table:table-cell>
          <table:table-cell table:formula="of:=POWER([dados.K22];2)" office:value-type="float" office:value="0.510207761899484" calcext:value-type="float">
            <text:p>0,510</text:p>
          </table:table-cell>
        </table:table-row>
        <table:table-row table:style-name="ro1">
          <table:table-cell table:formula="of:=POWER([dados.B23];2)" office:value-type="float" office:value="5147.46385627168" calcext:value-type="float">
            <text:p>5147,464</text:p>
          </table:table-cell>
          <table:table-cell table:formula="of:=POWER([dados.C23];2)" office:value-type="float" office:value="64" calcext:value-type="float">
            <text:p>64,000</text:p>
          </table:table-cell>
          <table:table-cell table:formula="of:=POWER([dados.D23];2)" office:value-type="float" office:value="121" calcext:value-type="float">
            <text:p>121,000</text:p>
          </table:table-cell>
          <table:table-cell table:formula="of:=[dados.E23]" office:value-type="float" office:value="142" calcext:value-type="float">
            <text:p>142,000</text:p>
          </table:table-cell>
          <table:table-cell table:formula="of:=POWER([dados.F23];2)" office:value-type="float" office:value="1.00719512497486" calcext:value-type="float">
            <text:p>1,007</text:p>
          </table:table-cell>
          <table:table-cell table:formula="of:=POWER([dados.G23];2)" office:value-type="float" office:value="2.58178158878529" calcext:value-type="float">
            <text:p>2,582</text:p>
          </table:table-cell>
          <table:table-cell table:formula="of:=POWER([dados.H23];2)" office:value-type="float" office:value="1.64087965018333" calcext:value-type="float">
            <text:p>1,641</text:p>
          </table:table-cell>
          <table:table-cell table:formula="of:=POWER([dados.I23];2)" office:value-type="float" office:value="0.408999990253485" calcext:value-type="float">
            <text:p>0,409</text:p>
          </table:table-cell>
          <table:table-cell table:formula="of:=POWER([dados.J23];2)" office:value-type="float" office:value="4.38660917087419" calcext:value-type="float">
            <text:p>4,387</text:p>
          </table:table-cell>
          <table:table-cell table:formula="of:=POWER([dados.K23];2)" office:value-type="float" office:value="0.43424921526853" calcext:value-type="float">
            <text:p>0,434</text:p>
          </table:table-cell>
        </table:table-row>
        <table:table-row table:style-name="ro1">
          <table:table-cell table:formula="of:=POWER([dados.B24];2)" office:value-type="float" office:value="747.124056481755" calcext:value-type="float">
            <text:p>747,124</text:p>
          </table:table-cell>
          <table:table-cell table:formula="of:=POWER([dados.C24];2)" office:value-type="float" office:value="64" calcext:value-type="float">
            <text:p>64,000</text:p>
          </table:table-cell>
          <table:table-cell table:formula="of:=POWER([dados.D24];2)" office:value-type="float" office:value="121" calcext:value-type="float">
            <text:p>121,000</text:p>
          </table:table-cell>
          <table:table-cell table:formula="of:=[dados.E24]" office:value-type="float" office:value="79" calcext:value-type="float">
            <text:p>79,000</text:p>
          </table:table-cell>
          <table:table-cell table:formula="of:=POWER([dados.F24];2)" office:value-type="float" office:value="1.6163470451929" calcext:value-type="float">
            <text:p>1,616</text:p>
          </table:table-cell>
          <table:table-cell table:formula="of:=POWER([dados.G24];2)" office:value-type="float" office:value="2.58178158878529" calcext:value-type="float">
            <text:p>2,582</text:p>
          </table:table-cell>
          <table:table-cell table:formula="of:=POWER([dados.H24];2)" office:value-type="float" office:value="1.64087965018333" calcext:value-type="float">
            <text:p>1,641</text:p>
          </table:table-cell>
          <table:table-cell table:formula="of:=POWER([dados.I24];2)" office:value-type="float" office:value="0.638712134505264" calcext:value-type="float">
            <text:p>0,639</text:p>
          </table:table-cell>
          <table:table-cell table:formula="of:=POWER([dados.J24];2)" office:value-type="float" office:value="4.96028914226827" calcext:value-type="float">
            <text:p>4,960</text:p>
          </table:table-cell>
          <table:table-cell table:formula="of:=POWER([dados.K24];2)" office:value-type="float" office:value="0.240009675901912" calcext:value-type="float">
            <text:p>0,240</text:p>
          </table:table-cell>
        </table:table-row>
        <table:table-row table:style-name="ro1">
          <table:table-cell table:formula="of:=POWER([dados.B25];2)" office:value-type="float" office:value="11782.5983998434" calcext:value-type="float">
            <text:p>11782,598</text:p>
          </table:table-cell>
          <table:table-cell table:formula="of:=POWER([dados.C25];2)" office:value-type="float" office:value="81" calcext:value-type="float">
            <text:p>81,000</text:p>
          </table:table-cell>
          <table:table-cell table:formula="of:=POWER([dados.D25];2)" office:value-type="float" office:value="169" calcext:value-type="float">
            <text:p>169,000</text:p>
          </table:table-cell>
          <table:table-cell table:formula="of:=[dados.E25]" office:value-type="float" office:value="155" calcext:value-type="float">
            <text:p>155,000</text:p>
          </table:table-cell>
          <table:table-cell table:formula="of:=POWER([dados.F25];2)" office:value-type="float" office:value="0.611069967820418" calcext:value-type="float">
            <text:p>0,611</text:p>
          </table:table-cell>
          <table:table-cell table:formula="of:=POWER([dados.G25];2)" office:value-type="float" office:value="2.46410917759299" calcext:value-type="float">
            <text:p>2,464</text:p>
          </table:table-cell>
          <table:table-cell table:formula="of:=POWER([dados.H25];2)" office:value-type="float" office:value="1.45268080695539" calcext:value-type="float">
            <text:p>1,453</text:p>
          </table:table-cell>
          <table:table-cell table:formula="of:=POWER([dados.I25];2)" office:value-type="float" office:value="0.227276421131269" calcext:value-type="float">
            <text:p>0,227</text:p>
          </table:table-cell>
          <table:table-cell table:formula="of:=POWER([dados.J25];2)" office:value-type="float" office:value="3.76065322797815" calcext:value-type="float">
            <text:p>3,761</text:p>
          </table:table-cell>
          <table:table-cell table:formula="of:=POWER([dados.K25];2)" office:value-type="float" office:value="0.539931774563748" calcext:value-type="float">
            <text:p>0,540</text:p>
          </table:table-cell>
        </table:table-row>
        <table:table-row table:style-name="ro1">
          <table:table-cell table:formula="of:=POWER([dados.B26];2)" office:value-type="float" office:value="5227.43770790437" calcext:value-type="float">
            <text:p>5227,438</text:p>
          </table:table-cell>
          <table:table-cell table:formula="of:=POWER([dados.C26];2)" office:value-type="float" office:value="64" calcext:value-type="float">
            <text:p>64,000</text:p>
          </table:table-cell>
          <table:table-cell table:formula="of:=POWER([dados.D26];2)" office:value-type="float" office:value="64" calcext:value-type="float">
            <text:p>64,000</text:p>
          </table:table-cell>
          <table:table-cell table:formula="of:=[dados.E26]" office:value-type="float" office:value="101" calcext:value-type="float">
            <text:p>101,000</text:p>
          </table:table-cell>
          <table:table-cell table:formula="of:=POWER([dados.F26];2)" office:value-type="float" office:value="1.00048767295424" calcext:value-type="float">
            <text:p>1,000</text:p>
          </table:table-cell>
          <table:table-cell table:formula="of:=POWER([dados.G26];2)" office:value-type="float" office:value="2.58178158878529" calcext:value-type="float">
            <text:p>2,582</text:p>
          </table:table-cell>
          <table:table-cell table:formula="of:=POWER([dados.H26];2)" office:value-type="float" office:value="1.94466507173417" calcext:value-type="float">
            <text:p>1,945</text:p>
          </table:table-cell>
          <table:table-cell table:formula="of:=POWER([dados.I26];2)" office:value-type="float" office:value="0.504386996117178" calcext:value-type="float">
            <text:p>0,504</text:p>
          </table:table-cell>
          <table:table-cell table:formula="of:=POWER([dados.J26];2)" office:value-type="float" office:value="4.4662229022608" calcext:value-type="float">
            <text:p>4,466</text:p>
          </table:table-cell>
          <table:table-cell table:formula="of:=POWER([dados.K26];2)" office:value-type="float" office:value="0.556326676646461" calcext:value-type="float">
            <text:p>0,556</text:p>
          </table:table-cell>
        </table:table-row>
        <table:table-row table:style-name="ro1">
          <table:table-cell table:formula="of:=POWER([dados.B27];2)" office:value-type="float" office:value="5459.34300374941" calcext:value-type="float">
            <text:p>5459,343</text:p>
          </table:table-cell>
          <table:table-cell table:formula="of:=POWER([dados.C27];2)" office:value-type="float" office:value="64" calcext:value-type="float">
            <text:p>64,000</text:p>
          </table:table-cell>
          <table:table-cell table:formula="of:=POWER([dados.D27];2)" office:value-type="float" office:value="64" calcext:value-type="float">
            <text:p>64,000</text:p>
          </table:table-cell>
          <table:table-cell table:formula="of:=[dados.E27]" office:value-type="float" office:value="39" calcext:value-type="float">
            <text:p>39,000</text:p>
          </table:table-cell>
          <table:table-cell table:formula="of:=POWER([dados.F27];2)" office:value-type="float" office:value="0.981446060365871" calcext:value-type="float">
            <text:p>0,981</text:p>
          </table:table-cell>
          <table:table-cell table:formula="of:=POWER([dados.G27];2)" office:value-type="float" office:value="2.58178158878529" calcext:value-type="float">
            <text:p>2,582</text:p>
          </table:table-cell>
          <table:table-cell table:formula="of:=POWER([dados.H27];2)" office:value-type="float" office:value="1.94466507173417" calcext:value-type="float">
            <text:p>1,945</text:p>
          </table:table-cell>
          <table:table-cell table:formula="of:=POWER([dados.I27];2)" office:value-type="float" office:value="0.496319001618705" calcext:value-type="float">
            <text:p>0,496</text:p>
          </table:table-cell>
          <table:table-cell table:formula="of:=POWER([dados.J27];2)" office:value-type="float" office:value="4.44620431715326" calcext:value-type="float">
            <text:p>4,446</text:p>
          </table:table-cell>
          <table:table-cell table:formula="of:=POWER([dados.K27];2)" office:value-type="float" office:value="0.565371623118646" calcext:value-type="float">
            <text:p>0,565</text:p>
          </table:table-cell>
        </table:table-row>
        <table:table-row table:style-name="ro1">
          <table:table-cell table:formula="of:=POWER([dados.B28];2)" office:value-type="float" office:value="2245.50544586456" calcext:value-type="float">
            <text:p>2245,505</text:p>
          </table:table-cell>
          <table:table-cell table:formula="of:=POWER([dados.C28];2)" office:value-type="float" office:value="121" calcext:value-type="float">
            <text:p>121,000</text:p>
          </table:table-cell>
          <table:table-cell table:formula="of:=POWER([dados.D28];2)" office:value-type="float" office:value="225" calcext:value-type="float">
            <text:p>225,000</text:p>
          </table:table-cell>
          <table:table-cell table:formula="of:=[dados.E28]" office:value-type="float" office:value="156" calcext:value-type="float">
            <text:p>156,000</text:p>
          </table:table-cell>
          <table:table-cell table:formula="of:=POWER([dados.F28];2)" office:value-type="float" office:value="1.32354434362155" calcext:value-type="float">
            <text:p>1,324</text:p>
          </table:table-cell>
          <table:table-cell table:formula="of:=POWER([dados.G28];2)" office:value-type="float" office:value="2.23699799330931" calcext:value-type="float">
            <text:p>2,237</text:p>
          </table:table-cell>
          <table:table-cell table:formula="of:=POWER([dados.H28];2)" office:value-type="float" office:value="1.27594178063888" calcext:value-type="float">
            <text:p>1,276</text:p>
          </table:table-cell>
          <table:table-cell table:formula="of:=POWER([dados.I28];2)" office:value-type="float" office:value="0.467953759403693" calcext:value-type="float">
            <text:p>0,468</text:p>
          </table:table-cell>
          <table:table-cell table:formula="of:=POWER([dados.J28];2)" office:value-type="float" office:value="4.18367386155456" calcext:value-type="float">
            <text:p>4,184</text:p>
          </table:table-cell>
          <table:table-cell table:formula="of:=POWER([dados.K28];2)" office:value-type="float" office:value="0.184858606698436" calcext:value-type="float">
            <text:p>0,185</text:p>
          </table:table-cell>
        </table:table-row>
        <table:table-row table:style-name="ro1">
          <table:table-cell table:formula="of:=POWER([dados.B29];2)" office:value-type="float" office:value="7915.50127398658" calcext:value-type="float">
            <text:p>7915,501</text:p>
          </table:table-cell>
          <table:table-cell table:formula="of:=POWER([dados.C29];2)" office:value-type="float" office:value="121" calcext:value-type="float">
            <text:p>121,000</text:p>
          </table:table-cell>
          <table:table-cell table:formula="of:=POWER([dados.D29];2)" office:value-type="float" office:value="121" calcext:value-type="float">
            <text:p>121,000</text:p>
          </table:table-cell>
          <table:table-cell table:formula="of:=[dados.E29]" office:value-type="float" office:value="123" calcext:value-type="float">
            <text:p>123,000</text:p>
          </table:table-cell>
          <table:table-cell table:formula="of:=POWER([dados.F29];2)" office:value-type="float" office:value="0.809551019590242" calcext:value-type="float">
            <text:p>0,810</text:p>
          </table:table-cell>
          <table:table-cell table:formula="of:=POWER([dados.G29];2)" office:value-type="float" office:value="2.23699799330931" calcext:value-type="float">
            <text:p>2,237</text:p>
          </table:table-cell>
          <table:table-cell table:formula="of:=POWER([dados.H29];2)" office:value-type="float" office:value="1.64087965018333" calcext:value-type="float">
            <text:p>1,641</text:p>
          </table:table-cell>
          <table:table-cell table:formula="of:=POWER([dados.I29];2)" office:value-type="float" office:value="0.398755339897739" calcext:value-type="float">
            <text:p>0,399</text:p>
          </table:table-cell>
          <table:table-cell table:formula="of:=POWER([dados.J29];2)" office:value-type="float" office:value="3.79686474607013" calcext:value-type="float">
            <text:p>3,797</text:p>
          </table:table-cell>
          <table:table-cell table:formula="of:=POWER([dados.K29];2)" office:value-type="float" office:value="0.491810423439213" calcext:value-type="float">
            <text:p>0,492</text:p>
          </table:table-cell>
        </table:table-row>
        <table:table-row table:style-name="ro1">
          <table:table-cell table:formula="of:=POWER([dados.B30];2)" office:value-type="float" office:value="3735.05655770521" calcext:value-type="float">
            <text:p>3735,057</text:p>
          </table:table-cell>
          <table:table-cell table:formula="of:=POWER([dados.C30];2)" office:value-type="float" office:value="49" calcext:value-type="float">
            <text:p>49,000</text:p>
          </table:table-cell>
          <table:table-cell table:formula="of:=POWER([dados.D30];2)" office:value-type="float" office:value="49" calcext:value-type="float">
            <text:p>49,000</text:p>
          </table:table-cell>
          <table:table-cell table:formula="of:=[dados.E30]" office:value-type="float" office:value="173" calcext:value-type="float">
            <text:p>173,000</text:p>
          </table:table-cell>
          <table:table-cell table:formula="of:=POWER([dados.F30];2)" office:value-type="float" office:value="1.13995044822957" calcext:value-type="float">
            <text:p>1,140</text:p>
          </table:table-cell>
          <table:table-cell table:formula="of:=POWER([dados.G30];2)" office:value-type="float" office:value="2.70219854601123" calcext:value-type="float">
            <text:p>2,702</text:p>
          </table:table-cell>
          <table:table-cell table:formula="of:=POWER([dados.H30];2)" office:value-type="float" office:value="2.0516567873735" calcext:value-type="float">
            <text:p>2,052</text:p>
          </table:table-cell>
          <table:table-cell table:formula="of:=POWER([dados.I30];2)" office:value-type="float" office:value="0.572572919679439" calcext:value-type="float">
            <text:p>0,573</text:p>
          </table:table-cell>
          <table:table-cell table:formula="of:=POWER([dados.J30];2)" office:value-type="float" office:value="4.77466832858391" calcext:value-type="float">
            <text:p>4,775</text:p>
          </table:table-cell>
          <table:table-cell table:formula="of:=POWER([dados.K30];2)" office:value-type="float" office:value="0.546566992677726" calcext:value-type="float">
            <text:p>0,547</text:p>
          </table:table-cell>
        </table:table-row>
        <table:table-row table:style-name="ro1">
          <table:table-cell table:formula="of:=POWER([dados.B31];2)" office:value-type="float" office:value="5046.91123505088" calcext:value-type="float">
            <text:p>5046,911</text:p>
          </table:table-cell>
          <table:table-cell table:formula="of:=POWER([dados.C31];2)" office:value-type="float" office:value="144" calcext:value-type="float">
            <text:p>144,000</text:p>
          </table:table-cell>
          <table:table-cell table:formula="of:=POWER([dados.D31];2)" office:value-type="float" office:value="100" calcext:value-type="float">
            <text:p>100,000</text:p>
          </table:table-cell>
          <table:table-cell table:formula="of:=[dados.E31]" office:value-type="float" office:value="80" calcext:value-type="float">
            <text:p>80,000</text:p>
          </table:table-cell>
          <table:table-cell table:formula="of:=POWER([dados.F31];2)" office:value-type="float" office:value="1.01573515208024" calcext:value-type="float">
            <text:p>1,016</text:p>
          </table:table-cell>
          <table:table-cell table:formula="of:=POWER([dados.G31];2)" office:value-type="float" office:value="2.12755922021793" calcext:value-type="float">
            <text:p>2,128</text:p>
          </table:table-cell>
          <table:table-cell table:formula="of:=POWER([dados.H31];2)" office:value-type="float" office:value="1.73927650313909" calcext:value-type="float">
            <text:p>1,739</text:p>
          </table:table-cell>
          <table:table-cell table:formula="of:=POWER([dados.I31];2)" office:value-type="float" office:value="0.544785242648134" calcext:value-type="float">
            <text:p>0,545</text:p>
          </table:table-cell>
          <table:table-cell table:formula="of:=POWER([dados.J31];2)" office:value-type="float" office:value="3.91065065121272" calcext:value-type="float">
            <text:p>3,911</text:p>
          </table:table-cell>
          <table:table-cell table:formula="of:=POWER([dados.K31];2)" office:value-type="float" office:value="0.427137145093692" calcext:value-type="float">
            <text:p>0,427</text:p>
          </table:table-cell>
        </table:table-row>
        <table:table-row table:style-name="ro1">
          <table:table-cell table:formula="of:=POWER([dados.B32];2)" office:value-type="float" office:value="2234.28687049386" calcext:value-type="float">
            <text:p>2234,287</text:p>
          </table:table-cell>
          <table:table-cell table:formula="of:=POWER([dados.C32];2)" office:value-type="float" office:value="36" calcext:value-type="float">
            <text:p>36,000</text:p>
          </table:table-cell>
          <table:table-cell table:formula="of:=POWER([dados.D32];2)" office:value-type="float" office:value="196" calcext:value-type="float">
            <text:p>196,000</text:p>
          </table:table-cell>
          <table:table-cell table:formula="of:=[dados.E32]" office:value-type="float" office:value="60" calcext:value-type="float">
            <text:p>60,000</text:p>
          </table:table-cell>
          <table:table-cell table:formula="of:=POWER([dados.F32];2)" office:value-type="float" office:value="1.32518901674646" calcext:value-type="float">
            <text:p>1,325</text:p>
          </table:table-cell>
          <table:table-cell table:formula="of:=POWER([dados.G32];2)" office:value-type="float" office:value="2.82536004927081" calcext:value-type="float">
            <text:p>2,825</text:p>
          </table:table-cell>
          <table:table-cell table:formula="of:=POWER([dados.H32];2)" office:value-type="float" office:value="1.36287881668321" calcext:value-type="float">
            <text:p>1,363</text:p>
          </table:table-cell>
          <table:table-cell table:formula="of:=POWER([dados.I32];2)" office:value-type="float" office:value="0.383107234301546" calcext:value-type="float">
            <text:p>0,383</text:p>
          </table:table-cell>
          <table:table-cell table:formula="of:=POWER([dados.J32];2)" office:value-type="float" office:value="4.88379985974393" calcext:value-type="float">
            <text:p>4,884</text:p>
          </table:table-cell>
          <table:table-cell table:formula="of:=POWER([dados.K32];2)" office:value-type="float" office:value="0.246522886749515" calcext:value-type="float">
            <text:p>0,247</text:p>
          </table:table-cell>
        </table:table-row>
        <table:table-row table:style-name="ro1">
          <table:table-cell table:formula="of:=POWER([dados.B33];2)" office:value-type="float" office:value="2206.89151538183" calcext:value-type="float">
            <text:p>2206,892</text:p>
          </table:table-cell>
          <table:table-cell table:formula="of:=POWER([dados.C33];2)" office:value-type="float" office:value="64" calcext:value-type="float">
            <text:p>64,000</text:p>
          </table:table-cell>
          <table:table-cell table:formula="of:=POWER([dados.D33];2)" office:value-type="float" office:value="121" calcext:value-type="float">
            <text:p>121,000</text:p>
          </table:table-cell>
          <table:table-cell table:formula="of:=[dados.E33]" office:value-type="float" office:value="157" calcext:value-type="float">
            <text:p>157,000</text:p>
          </table:table-cell>
          <table:table-cell table:formula="of:=POWER([dados.F33];2)" office:value-type="float" office:value="1.32922701053783" calcext:value-type="float">
            <text:p>1,329</text:p>
          </table:table-cell>
          <table:table-cell table:formula="of:=POWER([dados.G33];2)" office:value-type="float" office:value="2.58178158878529" calcext:value-type="float">
            <text:p>2,582</text:p>
          </table:table-cell>
          <table:table-cell table:formula="of:=POWER([dados.H33];2)" office:value-type="float" office:value="1.64087965018333" calcext:value-type="float">
            <text:p>1,641</text:p>
          </table:table-cell>
          <table:table-cell table:formula="of:=POWER([dados.I33];2)" office:value-type="float" office:value="0.53081983963801" calcext:value-type="float">
            <text:p>0,531</text:p>
          </table:table-cell>
          <table:table-cell table:formula="of:=POWER([dados.J33];2)" office:value-type="float" office:value="4.70219783662845" calcext:value-type="float">
            <text:p>4,702</text:p>
          </table:table-cell>
          <table:table-cell table:formula="of:=POWER([dados.K33];2)" office:value-type="float" office:value="0.318872930129996" calcext:value-type="float">
            <text:p>0,319</text:p>
          </table:table-cell>
        </table:table-row>
        <table:table-row table:style-name="ro1">
          <table:table-cell table:formula="of:=POWER([dados.B34];2)" office:value-type="float" office:value="2324.2986594521" calcext:value-type="float">
            <text:p>2324,299</text:p>
          </table:table-cell>
          <table:table-cell table:formula="of:=POWER([dados.C34];2)" office:value-type="float" office:value="49" calcext:value-type="float">
            <text:p>49,000</text:p>
          </table:table-cell>
          <table:table-cell table:formula="of:=POWER([dados.D34];2)" office:value-type="float" office:value="225" calcext:value-type="float">
            <text:p>225,000</text:p>
          </table:table-cell>
          <table:table-cell table:formula="of:=[dados.E34]" office:value-type="float" office:value="22" calcext:value-type="float">
            <text:p>22,000</text:p>
          </table:table-cell>
          <table:table-cell table:formula="of:=POWER([dados.F34];2)" office:value-type="float" office:value="1.31213520558482" calcext:value-type="float">
            <text:p>1,312</text:p>
          </table:table-cell>
          <table:table-cell table:formula="of:=POWER([dados.G34];2)" office:value-type="float" office:value="2.70219854601123" calcext:value-type="float">
            <text:p>2,702</text:p>
          </table:table-cell>
          <table:table-cell table:formula="of:=POWER([dados.H34];2)" office:value-type="float" office:value="1.27594178063888" calcext:value-type="float">
            <text:p>1,276</text:p>
          </table:table-cell>
          <table:table-cell table:formula="of:=POWER([dados.I34];2)" office:value-type="float" office:value="0.371243734442822" calcext:value-type="float">
            <text:p>0,371</text:p>
          </table:table-cell>
          <table:table-cell table:formula="of:=POWER([dados.J34];2)" office:value-type="float" office:value="4.70365567846518" calcext:value-type="float">
            <text:p>4,704</text:p>
          </table:table-cell>
          <table:table-cell table:formula="of:=POWER([dados.K34];2)" office:value-type="float" office:value="0.21537815092631" calcext:value-type="float">
            <text:p>0,215</text:p>
          </table:table-cell>
        </table:table-row>
        <table:table-row table:style-name="ro1">
          <table:table-cell table:formula="of:=POWER([dados.B35];2)" office:value-type="float" office:value="556.806479066834" calcext:value-type="float">
            <text:p>556,806</text:p>
          </table:table-cell>
          <table:table-cell table:formula="of:=POWER([dados.C35];2)" office:value-type="float" office:value="36" calcext:value-type="float">
            <text:p>36,000</text:p>
          </table:table-cell>
          <table:table-cell table:formula="of:=POWER([dados.D35];2)" office:value-type="float" office:value="196" calcext:value-type="float">
            <text:p>196,000</text:p>
          </table:table-cell>
          <table:table-cell table:formula="of:=[dados.E35]" office:value-type="float" office:value="124" calcext:value-type="float">
            <text:p>124,000</text:p>
          </table:table-cell>
          <table:table-cell table:formula="of:=POWER([dados.F35];2)" office:value-type="float" office:value="1.6741409862802" calcext:value-type="float">
            <text:p>1,674</text:p>
          </table:table-cell>
          <table:table-cell table:formula="of:=POWER([dados.G35];2)" office:value-type="float" office:value="2.82536004927081" calcext:value-type="float">
            <text:p>2,825</text:p>
          </table:table-cell>
          <table:table-cell table:formula="of:=POWER([dados.H35];2)" office:value-type="float" office:value="1.36287881668321" calcext:value-type="float">
            <text:p>1,363</text:p>
          </table:table-cell>
          <table:table-cell table:formula="of:=POWER([dados.I35];2)" office:value-type="float" office:value="0.495695442962086" calcext:value-type="float">
            <text:p>0,496</text:p>
          </table:table-cell>
          <table:table-cell table:formula="of:=POWER([dados.J35];2)" office:value-type="float" office:value="5.20152726633194" calcext:value-type="float">
            <text:p>5,202</text:p>
          </table:table-cell>
          <table:table-cell table:formula="of:=POWER([dados.K35];2)" office:value-type="float" office:value="0.165159608928106" calcext:value-type="float">
            <text:p>0,165</text:p>
          </table:table-cell>
        </table:table-row>
        <table:table-row table:style-name="ro1">
          <table:table-cell table:formula="of:=POWER([dados.B36];2)" office:value-type="float" office:value="740.369932325659" calcext:value-type="float">
            <text:p>740,370</text:p>
          </table:table-cell>
          <table:table-cell table:formula="of:=POWER([dados.C36];2)" office:value-type="float" office:value="100" calcext:value-type="float">
            <text:p>100,000</text:p>
          </table:table-cell>
          <table:table-cell table:formula="of:=POWER([dados.D36];2)" office:value-type="float" office:value="81" calcext:value-type="float">
            <text:p>81,000</text:p>
          </table:table-cell>
          <table:table-cell table:formula="of:=[dados.E36]" office:value-type="float" office:value="174" calcext:value-type="float">
            <text:p>174,000</text:p>
          </table:table-cell>
          <table:table-cell table:formula="of:=POWER([dados.F36];2)" office:value-type="float" office:value="1.61824595237609" calcext:value-type="float">
            <text:p>1,618</text:p>
          </table:table-cell>
          <table:table-cell table:formula="of:=POWER([dados.G36];2)" office:value-type="float" office:value="2.34918131243433" calcext:value-type="float">
            <text:p>2,349</text:p>
          </table:table-cell>
          <table:table-cell table:formula="of:=POWER([dados.H36];2)" office:value-type="float" office:value="1.8405383103227" calcext:value-type="float">
            <text:p>1,841</text:p>
          </table:table-cell>
          <table:table-cell table:formula="of:=POWER([dados.I36];2)" office:value-type="float" office:value="0.781437972556588" calcext:value-type="float">
            <text:p>0,781</text:p>
          </table:table-cell>
          <table:table-cell table:formula="of:=POWER([dados.J36];2)" office:value-type="float" office:value="4.7451433206903" calcext:value-type="float">
            <text:p>4,745</text:p>
          </table:table-cell>
          <table:table-cell table:formula="of:=POWER([dados.K36];2)" office:value-type="float" office:value="0.281387157658116" calcext:value-type="float">
            <text:p>0,281</text:p>
          </table:table-cell>
        </table:table-row>
        <table:table-row table:style-name="ro1">
          <table:table-cell table:formula="of:=POWER([dados.B37];2)" office:value-type="float" office:value="13550.949992662" calcext:value-type="float">
            <text:p>13550,950</text:p>
          </table:table-cell>
          <table:table-cell table:formula="of:=POWER([dados.C37];2)" office:value-type="float" office:value="36" calcext:value-type="float">
            <text:p>36,000</text:p>
          </table:table-cell>
          <table:table-cell table:formula="of:=POWER([dados.D37];2)" office:value-type="float" office:value="196" calcext:value-type="float">
            <text:p>196,000</text:p>
          </table:table-cell>
          <table:table-cell table:formula="of:=[dados.E37]" office:value-type="float" office:value="81" calcext:value-type="float">
            <text:p>81,000</text:p>
          </table:table-cell>
          <table:table-cell table:formula="of:=POWER([dados.F37];2)" office:value-type="float" office:value="0.539219686066998" calcext:value-type="float">
            <text:p>0,539</text:p>
          </table:table-cell>
          <table:table-cell table:formula="of:=POWER([dados.G37];2)" office:value-type="float" office:value="2.82536004927081" calcext:value-type="float">
            <text:p>2,825</text:p>
          </table:table-cell>
          <table:table-cell table:formula="of:=POWER([dados.H37];2)" office:value-type="float" office:value="1.36287881668321" calcext:value-type="float">
            <text:p>1,363</text:p>
          </table:table-cell>
          <table:table-cell table:formula="of:=POWER([dados.I37];2)" office:value-type="float" office:value="0.137192291428874" calcext:value-type="float">
            <text:p>0,137</text:p>
          </table:table-cell>
          <table:table-cell table:formula="of:=POWER([dados.J37];2)" office:value-type="float" office:value="4.01310341296641" calcext:value-type="float">
            <text:p>4,013</text:p>
          </table:table-cell>
          <table:table-cell table:formula="of:=POWER([dados.K37];2)" office:value-type="float" office:value="0.577164153956366" calcext:value-type="float">
            <text:p>0,577</text:p>
          </table:table-cell>
        </table:table-row>
        <table:table-row table:style-name="ro1">
          <table:table-cell table:formula="of:=POWER([dados.B38];2)" office:value-type="float" office:value="3588.36342928259" calcext:value-type="float">
            <text:p>3588,363</text:p>
          </table:table-cell>
          <table:table-cell table:formula="of:=POWER([dados.C38];2)" office:value-type="float" office:value="100" calcext:value-type="float">
            <text:p>100,000</text:p>
          </table:table-cell>
          <table:table-cell table:formula="of:=POWER([dados.D38];2)" office:value-type="float" office:value="49" calcext:value-type="float">
            <text:p>49,000</text:p>
          </table:table-cell>
          <table:table-cell table:formula="of:=[dados.E38]" office:value-type="float" office:value="4" calcext:value-type="float">
            <text:p>4,000</text:p>
          </table:table-cell>
          <table:table-cell table:formula="of:=POWER([dados.F38];2)" office:value-type="float" office:value="1.15560958335309" calcext:value-type="float">
            <text:p>1,156</text:p>
          </table:table-cell>
          <table:table-cell table:formula="of:=POWER([dados.G38];2)" office:value-type="float" office:value="2.34918131243433" calcext:value-type="float">
            <text:p>2,349</text:p>
          </table:table-cell>
          <table:table-cell table:formula="of:=POWER([dados.H38];2)" office:value-type="float" office:value="2.0516567873735" calcext:value-type="float">
            <text:p>2,052</text:p>
          </table:table-cell>
          <table:table-cell table:formula="of:=POWER([dados.I38];2)" office:value-type="float" office:value="0.664063983890133" calcext:value-type="float">
            <text:p>0,664</text:p>
          </table:table-cell>
          <table:table-cell table:formula="of:=POWER([dados.J38];2)" office:value-type="float" office:value="4.38624222439316" calcext:value-type="float">
            <text:p>4,386</text:p>
          </table:table-cell>
          <table:table-cell table:formula="of:=POWER([dados.K38];2)" office:value-type="float" office:value="0.506144005799506" calcext:value-type="float">
            <text:p>0,506</text:p>
          </table:table-cell>
        </table:table-row>
        <table:table-row table:style-name="ro1">
          <table:table-cell table:formula="of:=POWER([dados.B39];2)" office:value-type="float" office:value="10085.8175897812" calcext:value-type="float">
            <text:p>10085,818</text:p>
          </table:table-cell>
          <table:table-cell table:formula="of:=POWER([dados.C39];2)" office:value-type="float" office:value="100" calcext:value-type="float">
            <text:p>100,000</text:p>
          </table:table-cell>
          <table:table-cell table:formula="of:=POWER([dados.D39];2)" office:value-type="float" office:value="81" calcext:value-type="float">
            <text:p>81,000</text:p>
          </table:table-cell>
          <table:table-cell table:formula="of:=[dados.E39]" office:value-type="float" office:value="102" calcext:value-type="float">
            <text:p>102,000</text:p>
          </table:table-cell>
          <table:table-cell table:formula="of:=POWER([dados.F39];2)" office:value-type="float" office:value="0.690000750311267" calcext:value-type="float">
            <text:p>0,690</text:p>
          </table:table-cell>
          <table:table-cell table:formula="of:=POWER([dados.G39];2)" office:value-type="float" office:value="2.34918131243433" calcext:value-type="float">
            <text:p>2,349</text:p>
          </table:table-cell>
          <table:table-cell table:formula="of:=POWER([dados.H39];2)" office:value-type="float" office:value="1.8405383103227" calcext:value-type="float">
            <text:p>1,841</text:p>
          </table:table-cell>
          <table:table-cell table:formula="of:=POWER([dados.I39];2)" office:value-type="float" office:value="0.385351670585063" calcext:value-type="float">
            <text:p>0,385</text:p>
          </table:table-cell>
          <table:table-cell table:formula="of:=POWER([dados.J39];2)" office:value-type="float" office:value="3.83958785708307" calcext:value-type="float">
            <text:p>3,840</text:p>
          </table:table-cell>
          <table:table-cell table:formula="of:=POWER([dados.K39];2)" office:value-type="float" office:value="0.654782703271966" calcext:value-type="float">
            <text:p>0,655</text:p>
          </table:table-cell>
        </table:table-row>
        <table:table-row table:style-name="ro1">
          <table:table-cell table:formula="of:=POWER([dados.B40];2)" office:value-type="float" office:value="8954.01330262554" calcext:value-type="float">
            <text:p>8954,013</text:p>
          </table:table-cell>
          <table:table-cell table:formula="of:=POWER([dados.C40];2)" office:value-type="float" office:value="25" calcext:value-type="float">
            <text:p>25,000</text:p>
          </table:table-cell>
          <table:table-cell table:formula="of:=POWER([dados.D40];2)" office:value-type="float" office:value="64" calcext:value-type="float">
            <text:p>64,000</text:p>
          </table:table-cell>
          <table:table-cell table:formula="of:=[dados.E40]" office:value-type="float" office:value="158" calcext:value-type="float">
            <text:p>158,000</text:p>
          </table:table-cell>
          <table:table-cell table:formula="of:=POWER([dados.F40];2)" office:value-type="float" office:value="0.749344280248504" calcext:value-type="float">
            <text:p>0,749</text:p>
          </table:table-cell>
          <table:table-cell table:formula="of:=POWER([dados.G40];2)" office:value-type="float" office:value="2.95126609856403" calcext:value-type="float">
            <text:p>2,951</text:p>
          </table:table-cell>
          <table:table-cell table:formula="of:=POWER([dados.H40];2)" office:value-type="float" office:value="1.94466507173417" calcext:value-type="float">
            <text:p>1,945</text:p>
          </table:table-cell>
          <table:table-cell table:formula="of:=POWER([dados.I40];2)" office:value-type="float" office:value="0.331875423662895" calcext:value-type="float">
            <text:p>0,332</text:p>
          </table:table-cell>
          <table:table-cell table:formula="of:=POWER([dados.J40];2)" office:value-type="float" office:value="4.58390234156189" calcext:value-type="float">
            <text:p>4,584</text:p>
          </table:table-cell>
          <table:table-cell table:formula="of:=POWER([dados.K40];2)" office:value-type="float" office:value="0.729499618337589" calcext:value-type="float">
            <text:p>0,729</text:p>
          </table:table-cell>
        </table:table-row>
        <table:table-row table:style-name="ro1">
          <table:table-cell table:formula="of:=POWER([dados.B41];2)" office:value-type="float" office:value="578.239169282238" calcext:value-type="float">
            <text:p>578,239</text:p>
          </table:table-cell>
          <table:table-cell table:formula="of:=POWER([dados.C41];2)" office:value-type="float" office:value="36" calcext:value-type="float">
            <text:p>36,000</text:p>
          </table:table-cell>
          <table:table-cell table:formula="of:=POWER([dados.D41];2)" office:value-type="float" office:value="100" calcext:value-type="float">
            <text:p>100,000</text:p>
          </table:table-cell>
          <table:table-cell table:formula="of:=[dados.E41]" office:value-type="float" office:value="82" calcext:value-type="float">
            <text:p>82,000</text:p>
          </table:table-cell>
          <table:table-cell table:formula="of:=POWER([dados.F41];2)" office:value-type="float" office:value="1.66712972163702" calcext:value-type="float">
            <text:p>1,667</text:p>
          </table:table-cell>
          <table:table-cell table:formula="of:=POWER([dados.G41];2)" office:value-type="float" office:value="2.82536004927081" calcext:value-type="float">
            <text:p>2,825</text:p>
          </table:table-cell>
          <table:table-cell table:formula="of:=POWER([dados.H41];2)" office:value-type="float" office:value="1.73927650313909" calcext:value-type="float">
            <text:p>1,739</text:p>
          </table:table-cell>
          <table:table-cell table:formula="of:=POWER([dados.I41];2)" office:value-type="float" office:value="0.63892594810361" calcext:value-type="float">
            <text:p>0,639</text:p>
          </table:table-cell>
          <table:table-cell table:formula="of:=POWER([dados.J41];2)" office:value-type="float" office:value="5.32123972806191" calcext:value-type="float">
            <text:p>5,321</text:p>
          </table:table-cell>
          <table:table-cell table:formula="of:=POWER([dados.K41];2)" office:value-type="float" office:value="0.271603361625796" calcext:value-type="float">
            <text:p>0,272</text:p>
          </table:table-cell>
        </table:table-row>
        <table:table-row table:style-name="ro1">
          <table:table-cell table:formula="of:=POWER([dados.B42];2)" office:value-type="float" office:value="3511.07567033552" calcext:value-type="float">
            <text:p>3511,076</text:p>
          </table:table-cell>
          <table:table-cell table:formula="of:=POWER([dados.C42];2)" office:value-type="float" office:value="100" calcext:value-type="float">
            <text:p>100,000</text:p>
          </table:table-cell>
          <table:table-cell table:formula="of:=POWER([dados.D42];2)" office:value-type="float" office:value="100" calcext:value-type="float">
            <text:p>100,000</text:p>
          </table:table-cell>
          <table:table-cell table:formula="of:=[dados.E42]" office:value-type="float" office:value="40" calcext:value-type="float">
            <text:p>40,000</text:p>
          </table:table-cell>
          <table:table-cell table:formula="of:=POWER([dados.F42];2)" office:value-type="float" office:value="1.16403257356683" calcext:value-type="float">
            <text:p>1,164</text:p>
          </table:table-cell>
          <table:table-cell table:formula="of:=POWER([dados.G42];2)" office:value-type="float" office:value="2.34918131243433" calcext:value-type="float">
            <text:p>2,349</text:p>
          </table:table-cell>
          <table:table-cell table:formula="of:=POWER([dados.H42];2)" office:value-type="float" office:value="1.73927650313909" calcext:value-type="float">
            <text:p>1,739</text:p>
          </table:table-cell>
          <table:table-cell table:formula="of:=POWER([dados.I42];2)" office:value-type="float" office:value="0.554378634856736" calcext:value-type="float">
            <text:p>0,554</text:p>
          </table:table-cell>
          <table:table-cell table:formula="of:=POWER([dados.J42];2)" office:value-type="float" office:value="4.30850698556302" calcext:value-type="float">
            <text:p>4,309</text:p>
          </table:table-cell>
          <table:table-cell table:formula="of:=POWER([dados.K42];2)" office:value-type="float" office:value="0.389607060236417" calcext:value-type="float">
            <text:p>0,390</text:p>
          </table:table-cell>
        </table:table-row>
        <table:table-row table:style-name="ro1">
          <table:table-cell table:formula="of:=POWER([dados.B43];2)" office:value-type="float" office:value="2952.19928098474" calcext:value-type="float">
            <text:p>2952,199</text:p>
          </table:table-cell>
          <table:table-cell table:formula="of:=POWER([dados.C43];2)" office:value-type="float" office:value="81" calcext:value-type="float">
            <text:p>81,000</text:p>
          </table:table-cell>
          <table:table-cell table:formula="of:=POWER([dados.D43];2)" office:value-type="float" office:value="81" calcext:value-type="float">
            <text:p>81,000</text:p>
          </table:table-cell>
          <table:table-cell table:formula="of:=[dados.E43]" office:value-type="float" office:value="143" calcext:value-type="float">
            <text:p>143,000</text:p>
          </table:table-cell>
          <table:table-cell table:formula="of:=POWER([dados.F43];2)" office:value-type="float" office:value="1.22892218766442" calcext:value-type="float">
            <text:p>1,229</text:p>
          </table:table-cell>
          <table:table-cell table:formula="of:=POWER([dados.G43];2)" office:value-type="float" office:value="2.46410917759299" calcext:value-type="float">
            <text:p>2,464</text:p>
          </table:table-cell>
          <table:table-cell table:formula="of:=POWER([dados.H43];2)" office:value-type="float" office:value="1.8405383103227" calcext:value-type="float">
            <text:p>1,841</text:p>
          </table:table-cell>
          <table:table-cell table:formula="of:=POWER([dados.I43];2)" office:value-type="float" office:value="0.590629089533817" calcext:value-type="float">
            <text:p>0,591</text:p>
          </table:table-cell>
          <table:table-cell table:formula="of:=POWER([dados.J43];2)" office:value-type="float" office:value="4.53146437279374" calcext:value-type="float">
            <text:p>4,531</text:p>
          </table:table-cell>
          <table:table-cell table:formula="of:=POWER([dados.K43];2)" office:value-type="float" office:value="0.411478638439424" calcext:value-type="float">
            <text:p>0,411</text:p>
          </table:table-cell>
        </table:table-row>
        <table:table-row table:style-name="ro1">
          <table:table-cell table:formula="of:=POWER([dados.B44];2)" office:value-type="float" office:value="6591.89994402001" calcext:value-type="float">
            <text:p>6591,900</text:p>
          </table:table-cell>
          <table:table-cell table:formula="of:=POWER([dados.C44];2)" office:value-type="float" office:value="121" calcext:value-type="float">
            <text:p>121,000</text:p>
          </table:table-cell>
          <table:table-cell table:formula="of:=POWER([dados.D44];2)" office:value-type="float" office:value="169" calcext:value-type="float">
            <text:p>169,000</text:p>
          </table:table-cell>
          <table:table-cell table:formula="of:=[dados.E44]" office:value-type="float" office:value="61" calcext:value-type="float">
            <text:p>61,000</text:p>
          </table:table-cell>
          <table:table-cell table:formula="of:=POWER([dados.F44];2)" office:value-type="float" office:value="0.896142983524652" calcext:value-type="float">
            <text:p>0,896</text:p>
          </table:table-cell>
          <table:table-cell table:formula="of:=POWER([dados.G44];2)" office:value-type="float" office:value="2.23699799330931" calcext:value-type="float">
            <text:p>2,237</text:p>
          </table:table-cell>
          <table:table-cell table:formula="of:=POWER([dados.H44];2)" office:value-type="float" office:value="1.45268080695539" calcext:value-type="float">
            <text:p>1,453</text:p>
          </table:table-cell>
          <table:table-cell table:formula="of:=POWER([dados.I44];2)" office:value-type="float" office:value="0.373309306120253" calcext:value-type="float">
            <text:p>0,373</text:p>
          </table:table-cell>
          <table:table-cell table:formula="of:=POWER([dados.J44];2)" office:value-type="float" office:value="3.83409482838053" calcext:value-type="float">
            <text:p>3,834</text:p>
          </table:table-cell>
          <table:table-cell table:formula="of:=POWER([dados.K44];2)" office:value-type="float" office:value="0.378419441941847" calcext:value-type="float">
            <text:p>0,378</text:p>
          </table:table-cell>
        </table:table-row>
        <table:table-row table:style-name="ro1">
          <table:table-cell table:formula="of:=POWER([dados.B45];2)" office:value-type="float" office:value="4305.50633425555" calcext:value-type="float">
            <text:p>4305,506</text:p>
          </table:table-cell>
          <table:table-cell table:formula="of:=POWER([dados.C45];2)" office:value-type="float" office:value="36" calcext:value-type="float">
            <text:p>36,000</text:p>
          </table:table-cell>
          <table:table-cell table:formula="of:=POWER([dados.D45];2)" office:value-type="float" office:value="81" calcext:value-type="float">
            <text:p>81,000</text:p>
          </table:table-cell>
          <table:table-cell table:formula="of:=[dados.E45]" office:value-type="float" office:value="83" calcext:value-type="float">
            <text:p>83,000</text:p>
          </table:table-cell>
          <table:table-cell table:formula="of:=POWER([dados.F45];2)" office:value-type="float" office:value="1.08273642324865" calcext:value-type="float">
            <text:p>1,083</text:p>
          </table:table-cell>
          <table:table-cell table:formula="of:=POWER([dados.G45];2)" office:value-type="float" office:value="2.82536004927081" calcext:value-type="float">
            <text:p>2,825</text:p>
          </table:table-cell>
          <table:table-cell table:formula="of:=POWER([dados.H45];2)" office:value-type="float" office:value="1.8405383103227" calcext:value-type="float">
            <text:p>1,841</text:p>
          </table:table-cell>
          <table:table-cell table:formula="of:=POWER([dados.I45];2)" office:value-type="float" office:value="0.454418963844651" calcext:value-type="float">
            <text:p>0,454</text:p>
          </table:table-cell>
          <table:table-cell table:formula="of:=POWER([dados.J45];2)" office:value-type="float" office:value="4.79342930760311" calcext:value-type="float">
            <text:p>4,793</text:p>
          </table:table-cell>
          <table:table-cell table:formula="of:=POWER([dados.K45];2)" office:value-type="float" office:value="0.500788727883971" calcext:value-type="float">
            <text:p>0,501</text:p>
          </table:table-cell>
        </table:table-row>
        <table:table-row table:style-name="ro1">
          <table:table-cell table:formula="of:=POWER([dados.B46];2)" office:value-type="float" office:value="12499.1436689845" calcext:value-type="float">
            <text:p>12499,144</text:p>
          </table:table-cell>
          <table:table-cell table:formula="of:=POWER([dados.C46];2)" office:value-type="float" office:value="81" calcext:value-type="float">
            <text:p>81,000</text:p>
          </table:table-cell>
          <table:table-cell table:formula="of:=POWER([dados.D46];2)" office:value-type="float" office:value="64" calcext:value-type="float">
            <text:p>64,000</text:p>
          </table:table-cell>
          <table:table-cell table:formula="of:=[dados.E46]" office:value-type="float" office:value="23" calcext:value-type="float">
            <text:p>23,000</text:p>
          </table:table-cell>
          <table:table-cell table:formula="of:=POWER([dados.F46];2)" office:value-type="float" office:value="0.580802075183692" calcext:value-type="float">
            <text:p>0,581</text:p>
          </table:table-cell>
          <table:table-cell table:formula="of:=POWER([dados.G46];2)" office:value-type="float" office:value="2.46410917759299" calcext:value-type="float">
            <text:p>2,464</text:p>
          </table:table-cell>
          <table:table-cell table:formula="of:=POWER([dados.H46];2)" office:value-type="float" office:value="1.94466507173417" calcext:value-type="float">
            <text:p>1,945</text:p>
          </table:table-cell>
          <table:table-cell table:formula="of:=POWER([dados.I46];2)" office:value-type="float" office:value="0.343578962257098" calcext:value-type="float">
            <text:p>0,344</text:p>
          </table:table-cell>
          <table:table-cell table:formula="of:=POWER([dados.J46];2)" office:value-type="float" office:value="3.8565918981971" calcext:value-type="float">
            <text:p>3,857</text:p>
          </table:table-cell>
          <table:table-cell table:formula="of:=POWER([dados.K46];2)" office:value-type="float" office:value="0.789407272172728" calcext:value-type="float">
            <text:p>0,789</text:p>
          </table:table-cell>
        </table:table-row>
        <table:table-row table:style-name="ro1">
          <table:table-cell table:formula="of:=POWER([dados.B47];2)" office:value-type="float" office:value="6909.64549412506" calcext:value-type="float">
            <text:p>6909,645</text:p>
          </table:table-cell>
          <table:table-cell table:formula="of:=POWER([dados.C47];2)" office:value-type="float" office:value="49" calcext:value-type="float">
            <text:p>49,000</text:p>
          </table:table-cell>
          <table:table-cell table:formula="of:=POWER([dados.D47];2)" office:value-type="float" office:value="196" calcext:value-type="float">
            <text:p>196,000</text:p>
          </table:table-cell>
          <table:table-cell table:formula="of:=[dados.E47]" office:value-type="float" office:value="175" calcext:value-type="float">
            <text:p>175,000</text:p>
          </table:table-cell>
          <table:table-cell table:formula="of:=POWER([dados.F47];2)" office:value-type="float" office:value="0.874205327692328" calcext:value-type="float">
            <text:p>0,874</text:p>
          </table:table-cell>
          <table:table-cell table:formula="of:=POWER([dados.G47];2)" office:value-type="float" office:value="2.70219854601123" calcext:value-type="float">
            <text:p>2,702</text:p>
          </table:table-cell>
          <table:table-cell table:formula="of:=POWER([dados.H47];2)" office:value-type="float" office:value="1.36287881668321" calcext:value-type="float">
            <text:p>1,363</text:p>
          </table:table-cell>
          <table:table-cell table:formula="of:=POWER([dados.I47];2)" office:value-type="float" office:value="0.258069631327047" calcext:value-type="float">
            <text:p>0,258</text:p>
          </table:table-cell>
          <table:table-cell table:formula="of:=POWER([dados.J47];2)" office:value-type="float" office:value="4.29026804139586" calcext:value-type="float">
            <text:p>4,290</text:p>
          </table:table-cell>
          <table:table-cell table:formula="of:=POWER([dados.K47];2)" office:value-type="float" office:value="0.390946664750517" calcext:value-type="float">
            <text:p>0,391</text:p>
          </table:table-cell>
        </table:table-row>
        <table:table-row table:style-name="ro1">
          <table:table-cell table:formula="of:=POWER([dados.B48];2)" office:value-type="float" office:value="7239.24447731777" calcext:value-type="float">
            <text:p>7239,244</text:p>
          </table:table-cell>
          <table:table-cell table:formula="of:=POWER([dados.C48];2)" office:value-type="float" office:value="100" calcext:value-type="float">
            <text:p>100,000</text:p>
          </table:table-cell>
          <table:table-cell table:formula="of:=POWER([dados.D48];2)" office:value-type="float" office:value="225" calcext:value-type="float">
            <text:p>225,000</text:p>
          </table:table-cell>
          <table:table-cell table:formula="of:=[dados.E48]" office:value-type="float" office:value="176" calcext:value-type="float">
            <text:p>176,000</text:p>
          </table:table-cell>
          <table:table-cell table:formula="of:=POWER([dados.F48];2)" office:value-type="float" office:value="0.852253290044323" calcext:value-type="float">
            <text:p>0,852</text:p>
          </table:table-cell>
          <table:table-cell table:formula="of:=POWER([dados.G48];2)" office:value-type="float" office:value="2.34918131243433" calcext:value-type="float">
            <text:p>2,349</text:p>
          </table:table-cell>
          <table:table-cell table:formula="of:=POWER([dados.H48];2)" office:value-type="float" office:value="1.27594178063888" calcext:value-type="float">
            <text:p>1,276</text:p>
          </table:table-cell>
          <table:table-cell table:formula="of:=POWER([dados.I48];2)" office:value-type="float" office:value="0.281532995626278" calcext:value-type="float">
            <text:p>0,282</text:p>
          </table:table-cell>
          <table:table-cell table:formula="of:=POWER([dados.J48];2)" office:value-type="float" office:value="3.85804449586127" calcext:value-type="float">
            <text:p>3,858</text:p>
          </table:table-cell>
          <table:table-cell table:formula="of:=POWER([dados.K48];2)" office:value-type="float" office:value="0.337800487728635" calcext:value-type="float">
            <text:p>0,338</text:p>
          </table:table-cell>
        </table:table-row>
        <table:table-row table:style-name="ro1">
          <table:table-cell table:formula="of:=POWER([dados.B49];2)" office:value-type="float" office:value="2607.32614110369" calcext:value-type="float">
            <text:p>2607,326</text:p>
          </table:table-cell>
          <table:table-cell table:formula="of:=POWER([dados.C49];2)" office:value-type="float" office:value="64" calcext:value-type="float">
            <text:p>64,000</text:p>
          </table:table-cell>
          <table:table-cell table:formula="of:=POWER([dados.D49];2)" office:value-type="float" office:value="121" calcext:value-type="float">
            <text:p>121,000</text:p>
          </table:table-cell>
          <table:table-cell table:formula="of:=[dados.E49]" office:value-type="float" office:value="103" calcext:value-type="float">
            <text:p>103,000</text:p>
          </table:table-cell>
          <table:table-cell table:formula="of:=POWER([dados.F49];2)" office:value-type="float" office:value="1.27305133775866" calcext:value-type="float">
            <text:p>1,273</text:p>
          </table:table-cell>
          <table:table-cell table:formula="of:=POWER([dados.G49];2)" office:value-type="float" office:value="2.58178158878529" calcext:value-type="float">
            <text:p>2,582</text:p>
          </table:table-cell>
          <table:table-cell table:formula="of:=POWER([dados.H49];2)" office:value-type="float" office:value="1.64087965018333" calcext:value-type="float">
            <text:p>1,641</text:p>
          </table:table-cell>
          <table:table-cell table:formula="of:=POWER([dados.I49];2)" office:value-type="float" office:value="0.509639232239427" calcext:value-type="float">
            <text:p>0,510</text:p>
          </table:table-cell>
          <table:table-cell table:formula="of:=POWER([dados.J49];2)" office:value-type="float" office:value="4.64940081873931" calcext:value-type="float">
            <text:p>4,649</text:p>
          </table:table-cell>
          <table:table-cell table:formula="of:=POWER([dados.K49];2)" office:value-type="float" office:value="0.33667482211604" calcext:value-type="float">
            <text:p>0,337</text:p>
          </table:table-cell>
        </table:table-row>
        <table:table-row table:style-name="ro1">
          <table:table-cell table:formula="of:=POWER([dados.B50];2)" office:value-type="float" office:value="5669.12482386441" calcext:value-type="float">
            <text:p>5669,125</text:p>
          </table:table-cell>
          <table:table-cell table:formula="of:=POWER([dados.C50];2)" office:value-type="float" office:value="36" calcext:value-type="float">
            <text:p>36,000</text:p>
          </table:table-cell>
          <table:table-cell table:formula="of:=POWER([dados.D50];2)" office:value-type="float" office:value="81" calcext:value-type="float">
            <text:p>81,000</text:p>
          </table:table-cell>
          <table:table-cell table:formula="of:=[dados.E50]" office:value-type="float" office:value="104" calcext:value-type="float">
            <text:p>104,000</text:p>
          </table:table-cell>
          <table:table-cell table:formula="of:=POWER([dados.F50];2)" office:value-type="float" office:value="0.964719496913538" calcext:value-type="float">
            <text:p>0,965</text:p>
          </table:table-cell>
          <table:table-cell table:formula="of:=POWER([dados.G50];2)" office:value-type="float" office:value="2.82536004927081" calcext:value-type="float">
            <text:p>2,825</text:p>
          </table:table-cell>
          <table:table-cell table:formula="of:=POWER([dados.H50];2)" office:value-type="float" office:value="1.8405383103227" calcext:value-type="float">
            <text:p>1,841</text:p>
          </table:table-cell>
          <table:table-cell table:formula="of:=POWER([dados.I50];2)" office:value-type="float" office:value="0.408725021119775" calcext:value-type="float">
            <text:p>0,409</text:p>
          </table:table-cell>
          <table:table-cell table:formula="of:=POWER([dados.J50];2)" office:value-type="float" office:value="4.6676095325788" calcext:value-type="float">
            <text:p>4,668</text:p>
          </table:table-cell>
          <table:table-cell table:formula="of:=POWER([dados.K50];2)" office:value-type="float" office:value="0.554285394650555" calcext:value-type="float">
            <text:p>0,554</text:p>
          </table:table-cell>
        </table:table-row>
        <table:table-row table:style-name="ro1">
          <table:table-cell table:formula="of:=POWER([dados.B51];2)" office:value-type="float" office:value="7728.36898239904" calcext:value-type="float">
            <text:p>7728,369</text:p>
          </table:table-cell>
          <table:table-cell table:formula="of:=POWER([dados.C51];2)" office:value-type="float" office:value="64" calcext:value-type="float">
            <text:p>64,000</text:p>
          </table:table-cell>
          <table:table-cell table:formula="of:=POWER([dados.D51];2)" office:value-type="float" office:value="100" calcext:value-type="float">
            <text:p>100,000</text:p>
          </table:table-cell>
          <table:table-cell table:formula="of:=[dados.E51]" office:value-type="float" office:value="125" calcext:value-type="float">
            <text:p>125,000</text:p>
          </table:table-cell>
          <table:table-cell table:formula="of:=POWER([dados.F51];2)" office:value-type="float" office:value="0.821069881732099" calcext:value-type="float">
            <text:p>0,821</text:p>
          </table:table-cell>
          <table:table-cell table:formula="of:=POWER([dados.G51];2)" office:value-type="float" office:value="2.58178158878529" calcext:value-type="float">
            <text:p>2,582</text:p>
          </table:table-cell>
          <table:table-cell table:formula="of:=POWER([dados.H51];2)" office:value-type="float" office:value="1.73927650313909" calcext:value-type="float">
            <text:p>1,739</text:p>
          </table:table-cell>
          <table:table-cell table:formula="of:=POWER([dados.I51];2)" office:value-type="float" office:value="0.366798018403632" calcext:value-type="float">
            <text:p>0,367</text:p>
          </table:table-cell>
          <table:table-cell table:formula="of:=POWER([dados.J51];2)" office:value-type="float" office:value="4.21466777410821" calcext:value-type="float">
            <text:p>4,215</text:p>
          </table:table-cell>
          <table:table-cell table:formula="of:=POWER([dados.K51];2)" office:value-type="float" office:value="0.560664073055827" calcext:value-type="float">
            <text:p>0,561</text:p>
          </table:table-cell>
        </table:table-row>
        <table:table-row table:style-name="ro1">
          <table:table-cell table:formula="of:=POWER([dados.B52];2)" office:value-type="float" office:value="5607.94642344541" calcext:value-type="float">
            <text:p>5607,946</text:p>
          </table:table-cell>
          <table:table-cell table:formula="of:=POWER([dados.C52];2)" office:value-type="float" office:value="81" calcext:value-type="float">
            <text:p>81,000</text:p>
          </table:table-cell>
          <table:table-cell table:formula="of:=POWER([dados.D52];2)" office:value-type="float" office:value="121" calcext:value-type="float">
            <text:p>121,000</text:p>
          </table:table-cell>
          <table:table-cell table:formula="of:=[dados.E52]" office:value-type="float" office:value="185" calcext:value-type="float">
            <text:p>185,000</text:p>
          </table:table-cell>
          <table:table-cell table:formula="of:=POWER([dados.F52];2)" office:value-type="float" office:value="0.969550208570501" calcext:value-type="float">
            <text:p>0,970</text:p>
          </table:table-cell>
          <table:table-cell table:formula="of:=POWER([dados.G52];2)" office:value-type="float" office:value="2.46410917759299" calcext:value-type="float">
            <text:p>2,464</text:p>
          </table:table-cell>
          <table:table-cell table:formula="of:=POWER([dados.H52];2)" office:value-type="float" office:value="1.64087965018333" calcext:value-type="float">
            <text:p>1,641</text:p>
          </table:table-cell>
          <table:table-cell table:formula="of:=POWER([dados.I52];2)" office:value-type="float" office:value="0.417566556081895" calcext:value-type="float">
            <text:p>0,418</text:p>
          </table:table-cell>
          <table:table-cell table:formula="of:=POWER([dados.J52];2)" office:value-type="float" office:value="4.21716550347904" calcext:value-type="float">
            <text:p>4,217</text:p>
          </table:table-cell>
          <table:table-cell table:formula="of:=POWER([dados.K52];2)" office:value-type="float" office:value="0.439808964432546" calcext:value-type="float">
            <text:p>0,440</text:p>
          </table:table-cell>
        </table:table-row>
        <table:table-row table:style-name="ro1">
          <table:table-cell table:formula="of:=POWER([dados.B53];2)" office:value-type="float" office:value="216490.500390764" calcext:value-type="float">
            <text:p>216490,500</text:p>
          </table:table-cell>
          <table:table-cell table:formula="of:=POWER([dados.C53];2)" office:value-type="float" office:value="3721" calcext:value-type="float">
            <text:p>3721,000</text:p>
          </table:table-cell>
          <table:table-cell table:formula="of:=POWER([dados.D53];2)" office:value-type="float" office:value="5776" calcext:value-type="float">
            <text:p>5776,000</text:p>
          </table:table-cell>
          <table:table-cell table:formula="of:=[dados.E53]" office:value-type="float" office:value="84" calcext:value-type="float">
            <text:p>84,000</text:p>
          </table:table-cell>
          <table:table-cell table:formula="of:=POWER([dados.F53];2)" office:value-type="float" office:value="1.87441367346765" calcext:value-type="float">
            <text:p>1,874</text:p>
          </table:table-cell>
          <table:table-cell table:formula="of:=POWER([dados.G53];2)" office:value-type="float" office:value="0.127128229948824" calcext:value-type="float">
            <text:p>0,127</text:p>
          </table:table-cell>
          <table:table-cell table:formula="of:=POWER([dados.H53];2)" office:value-type="float" office:value="1.39041102681291" calcext:value-type="float">
            <text:p>1,390</text:p>
          </table:table-cell>
          <table:table-cell table:formula="of:=POWER([dados.I53];2)" office:value-type="float" office:value="1.95501084136529" calcext:value-type="float">
            <text:p>1,955</text:p>
          </table:table-cell>
          <table:table-cell table:formula="of:=POWER([dados.J53];2)" office:value-type="float" office:value="1.42873377623601" calcext:value-type="float">
            <text:p>1,429</text:p>
          </table:table-cell>
          <table:table-cell table:formula="of:=POWER([dados.K53];2)" office:value-type="float" office:value="0.00821196788796701" calcext:value-type="float">
            <text:p>0,008</text:p>
          </table:table-cell>
        </table:table-row>
        <table:table-row table:style-name="ro1">
          <table:table-cell table:formula="of:=POWER([dados.B54];2)" office:value-type="float" office:value="145608.887904232" calcext:value-type="float">
            <text:p>145608,888</text:p>
          </table:table-cell>
          <table:table-cell table:formula="of:=POWER([dados.C54];2)" office:value-type="float" office:value="3844" calcext:value-type="float">
            <text:p>3844,000</text:p>
          </table:table-cell>
          <table:table-cell table:formula="of:=POWER([dados.D54];2)" office:value-type="float" office:value="3249" calcext:value-type="float">
            <text:p>3249,000</text:p>
          </table:table-cell>
          <table:table-cell table:formula="of:=[dados.E54]" office:value-type="float" office:value="5" calcext:value-type="float">
            <text:p>5,000</text:p>
          </table:table-cell>
          <table:table-cell table:formula="of:=POWER([dados.F54];2)" office:value-type="float" office:value="0.747307562790454" calcext:value-type="float">
            <text:p>0,747</text:p>
          </table:table-cell>
          <table:table-cell table:formula="of:=POWER([dados.G54];2)" office:value-type="float" office:value="0.154916758539426" calcext:value-type="float">
            <text:p>0,155</text:p>
          </table:table-cell>
          <table:table-cell table:formula="of:=POWER([dados.H54];2)" office:value-type="float" office:value="0.211639934532197" calcext:value-type="float">
            <text:p>0,212</text:p>
          </table:table-cell>
          <table:table-cell table:formula="of:=POWER([dados.I54];2)" office:value-type="float" office:value="0.383337909427055" calcext:value-type="float">
            <text:p>0,383</text:p>
          </table:table-cell>
          <table:table-cell table:formula="of:=POWER([dados.J54];2)" office:value-type="float" office:value="0.716133854257813" calcext:value-type="float">
            <text:p>0,716</text:p>
          </table:table-cell>
          <table:table-cell table:formula="of:=POWER([dados.K54];2)" office:value-type="float" office:value="0.0143935212663506" calcext:value-type="float">
            <text:p>0,014</text:p>
          </table:table-cell>
        </table:table-row>
        <table:table-row table:style-name="ro1">
          <table:table-cell table:formula="of:=POWER([dados.B55];2)" office:value-type="float" office:value="175945.361862963" calcext:value-type="float">
            <text:p>175945,362</text:p>
          </table:table-cell>
          <table:table-cell table:formula="of:=POWER([dados.C55];2)" office:value-type="float" office:value="1764" calcext:value-type="float">
            <text:p>1764,000</text:p>
          </table:table-cell>
          <table:table-cell table:formula="of:=POWER([dados.D55];2)" office:value-type="float" office:value="6400" calcext:value-type="float">
            <text:p>6400,000</text:p>
          </table:table-cell>
          <table:table-cell table:formula="of:=[dados.E55]" office:value-type="float" office:value="62" calcext:value-type="float">
            <text:p>62,000</text:p>
          </table:table-cell>
          <table:table-cell table:formula="of:=POWER([dados.F55];2)" office:value-type="float" office:value="1.19420643236294" calcext:value-type="float">
            <text:p>1,194</text:p>
          </table:table-cell>
          <table:table-cell table:formula="of:=POWER([dados.G55];2)" office:value-type="float" office:value="0.12060993311893" calcext:value-type="float">
            <text:p>0,121</text:p>
          </table:table-cell>
          <table:table-cell table:formula="of:=POWER([dados.H55];2)" office:value-type="float" office:value="1.77036125651134" calcext:value-type="float">
            <text:p>1,770</text:p>
          </table:table-cell>
          <table:table-cell table:formula="of:=POWER([dados.I55];2)" office:value-type="float" office:value="2.79376919477128" calcext:value-type="float">
            <text:p>2,794</text:p>
          </table:table-cell>
          <table:table-cell table:formula="of:=POWER([dados.J55];2)" office:value-type="float" office:value="0.238109803190335" calcext:value-type="float">
            <text:p>0,238</text:p>
          </table:table-cell>
          <table:table-cell table:formula="of:=POWER([dados.K55];2)" office:value-type="float" office:value="0.0533023684214335" calcext:value-type="float">
            <text:p>0,053</text:p>
          </table:table-cell>
        </table:table-row>
        <table:table-row table:style-name="ro1">
          <table:table-cell table:formula="of:=POWER([dados.B56];2)" office:value-type="float" office:value="235897.009120775" calcext:value-type="float">
            <text:p>235897,009</text:p>
          </table:table-cell>
          <table:table-cell table:formula="of:=POWER([dados.C56];2)" office:value-type="float" office:value="7225" calcext:value-type="float">
            <text:p>7225,000</text:p>
          </table:table-cell>
          <table:table-cell table:formula="of:=POWER([dados.D56];2)" office:value-type="float" office:value="4489" calcext:value-type="float">
            <text:p>4489,000</text:p>
          </table:table-cell>
          <table:table-cell table:formula="of:=[dados.E56]" office:value-type="float" office:value="144" calcext:value-type="float">
            <text:p>144,000</text:p>
          </table:table-cell>
          <table:table-cell table:formula="of:=POWER([dados.F56];2)" office:value-type="float" office:value="2.22644364736862" calcext:value-type="float">
            <text:p>2,226</text:p>
          </table:table-cell>
          <table:table-cell table:formula="of:=POWER([dados.G56];2)" office:value-type="float" office:value="1.5515476214078" calcext:value-type="float">
            <text:p>1,552</text:p>
          </table:table-cell>
          <table:table-cell table:formula="of:=POWER([dados.H56];2)" office:value-type="float" office:value="0.703122832321104" calcext:value-type="float">
            <text:p>0,703</text:p>
          </table:table-cell>
          <table:table-cell table:formula="of:=POWER([dados.I56];2)" office:value-type="float" office:value="0.676861443514835" calcext:value-type="float">
            <text:p>0,677</text:p>
          </table:table-cell>
          <table:table-cell table:formula="of:=POWER([dados.J56];2)" office:value-type="float" office:value="3.8011838290181" calcext:value-type="float">
            <text:p>3,801</text:p>
          </table:table-cell>
          <table:table-cell table:formula="of:=POWER([dados.K56];2)" office:value-type="float" office:value="0.00307157260059956" calcext:value-type="float">
            <text:p>0,003</text:p>
          </table:table-cell>
        </table:table-row>
        <table:table-row table:style-name="ro1">
          <table:table-cell table:formula="of:=POWER([dados.B57];2)" office:value-type="float" office:value="174375.908455081" calcext:value-type="float">
            <text:p>174375,908</text:p>
          </table:table-cell>
          <table:table-cell table:formula="of:=POWER([dados.C57];2)" office:value-type="float" office:value="2209" calcext:value-type="float">
            <text:p>2209,000</text:p>
          </table:table-cell>
          <table:table-cell table:formula="of:=POWER([dados.D57];2)" office:value-type="float" office:value="5625" calcext:value-type="float">
            <text:p>5625,000</text:p>
          </table:table-cell>
          <table:table-cell table:formula="of:=[dados.E57]" office:value-type="float" office:value="106" calcext:value-type="float">
            <text:p>106,000</text:p>
          </table:table-cell>
          <table:table-cell table:formula="of:=POWER([dados.F57];2)" office:value-type="float" office:value="1.16962709201085" calcext:value-type="float">
            <text:p>1,170</text:p>
          </table:table-cell>
          <table:table-cell table:formula="of:=POWER([dados.G57];2)" office:value-type="float" office:value="0.026266163212567" calcext:value-type="float">
            <text:p>0,026</text:p>
          </table:table-cell>
          <table:table-cell table:formula="of:=POWER([dados.H57];2)" office:value-type="float" office:value="1.30258585495795" calcext:value-type="float">
            <text:p>1,303</text:p>
          </table:table-cell>
          <table:table-cell table:formula="of:=POWER([dados.I57];2)" office:value-type="float" office:value="2.11365552136211" calcext:value-type="float">
            <text:p>2,114</text:p>
          </table:table-cell>
          <table:table-cell table:formula="of:=POWER([dados.J57];2)" office:value-type="float" office:value="0.366479033621732" calcext:value-type="float">
            <text:p>0,366</text:p>
          </table:table-cell>
          <table:table-cell table:formula="of:=POWER([dados.K57];2)" office:value-type="float" office:value="0.0183476220514587" calcext:value-type="float">
            <text:p>0,018</text:p>
          </table:table-cell>
        </table:table-row>
        <table:table-row table:style-name="ro1">
          <table:table-cell table:formula="of:=POWER([dados.B58];2)" office:value-type="float" office:value="139291.15274854" calcext:value-type="float">
            <text:p>139291,153</text:p>
          </table:table-cell>
          <table:table-cell table:formula="of:=POWER([dados.C58];2)" office:value-type="float" office:value="2916" calcext:value-type="float">
            <text:p>2916,000</text:p>
          </table:table-cell>
          <table:table-cell table:formula="of:=POWER([dados.D58];2)" office:value-type="float" office:value="4096" calcext:value-type="float">
            <text:p>4096,000</text:p>
          </table:table-cell>
          <table:table-cell table:formula="of:=[dados.E58]" office:value-type="float" office:value="145" calcext:value-type="float">
            <text:p>145,000</text:p>
          </table:table-cell>
          <table:table-cell table:formula="of:=POWER([dados.F58];2)" office:value-type="float" office:value="0.662605645261479" calcext:value-type="float">
            <text:p>0,663</text:p>
          </table:table-cell>
          <table:table-cell table:formula="of:=POWER([dados.G58];2)" office:value-type="float" office:value="0.00945581875652411" calcext:value-type="float">
            <text:p>0,009</text:p>
          </table:table-cell>
          <table:table-cell table:formula="of:=POWER([dados.H58];2)" office:value-type="float" office:value="0.525595943591931" calcext:value-type="float">
            <text:p>0,526</text:p>
          </table:table-cell>
          <table:table-cell table:formula="of:=POWER([dados.I58];2)" office:value-type="float" office:value="0.81401866236567" calcext:value-type="float">
            <text:p>0,814</text:p>
          </table:table-cell>
          <table:table-cell table:formula="of:=POWER([dados.J58];2)" office:value-type="float" office:value="0.381362887868865" calcext:value-type="float">
            <text:p>0,381</text:p>
          </table:table-cell>
          <table:table-cell table:formula="of:=POWER([dados.K58];2)" office:value-type="float" office:value="0.00227724669301922" calcext:value-type="float">
            <text:p>0,002</text:p>
          </table:table-cell>
        </table:table-row>
        <table:table-row table:style-name="ro1">
          <table:table-cell table:formula="of:=POWER([dados.B59];2)" office:value-type="float" office:value="137923.381403711" calcext:value-type="float">
            <text:p>137923,381</text:p>
          </table:table-cell>
          <table:table-cell table:formula="of:=POWER([dados.C59];2)" office:value-type="float" office:value="1849" calcext:value-type="float">
            <text:p>1849,000</text:p>
          </table:table-cell>
          <table:table-cell table:formula="of:=POWER([dados.D59];2)" office:value-type="float" office:value="3969" calcext:value-type="float">
            <text:p>3969,000</text:p>
          </table:table-cell>
          <table:table-cell table:formula="of:=[dados.E59]" office:value-type="float" office:value="85" calcext:value-type="float">
            <text:p>85,000</text:p>
          </table:table-cell>
          <table:table-cell table:formula="of:=POWER([dados.F59];2)" office:value-type="float" office:value="0.644698091057734" calcext:value-type="float">
            <text:p>0,645</text:p>
          </table:table-cell>
          <table:table-cell table:formula="of:=POWER([dados.G59];2)" office:value-type="float" office:value="0.0962520870703781" calcext:value-type="float">
            <text:p>0,096</text:p>
          </table:table-cell>
          <table:table-cell table:formula="of:=POWER([dados.H59];2)" office:value-type="float" office:value="0.472150222471254" calcext:value-type="float">
            <text:p>0,472</text:p>
          </table:table-cell>
          <table:table-cell table:formula="of:=POWER([dados.I59];2)" office:value-type="float" office:value="1.14251073330451" calcext:value-type="float">
            <text:p>1,143</text:p>
          </table:table-cell>
          <table:table-cell table:formula="of:=POWER([dados.J59];2)" office:value-type="float" office:value="0.0671343431425682" calcext:value-type="float">
            <text:p>0,067</text:p>
          </table:table-cell>
          <table:table-cell table:formula="of:=POWER([dados.K59];2)" office:value-type="float" office:value="0.00345688534622443" calcext:value-type="float">
            <text:p>0,003</text:p>
          </table:table-cell>
        </table:table-row>
        <table:table-row table:style-name="ro1">
          <table:table-cell table:formula="of:=POWER([dados.B60];2)" office:value-type="float" office:value="135899.936113155" calcext:value-type="float">
            <text:p>135899,936</text:p>
          </table:table-cell>
          <table:table-cell table:formula="of:=POWER([dados.C60];2)" office:value-type="float" office:value="3481" calcext:value-type="float">
            <text:p>3481,000</text:p>
          </table:table-cell>
          <table:table-cell table:formula="of:=POWER([dados.D60];2)" office:value-type="float" office:value="4761" calcext:value-type="float">
            <text:p>4761,000</text:p>
          </table:table-cell>
          <table:table-cell table:formula="of:=[dados.E60]" office:value-type="float" office:value="6" calcext:value-type="float">
            <text:p>6,000</text:p>
          </table:table-cell>
          <table:table-cell table:formula="of:=POWER([dados.F60];2)" office:value-type="float" office:value="0.618496816014286" calcext:value-type="float">
            <text:p>0,618</text:p>
          </table:table-cell>
          <table:table-cell table:formula="of:=POWER([dados.G60];2)" office:value-type="float" office:value="0.0797848108685402" calcext:value-type="float">
            <text:p>0,080</text:p>
          </table:table-cell>
          <table:table-cell table:formula="of:=POWER([dados.H60];2)" office:value-type="float" office:value="0.835798862613172" calcext:value-type="float">
            <text:p>0,836</text:p>
          </table:table-cell>
          <table:table-cell table:formula="of:=POWER([dados.I60];2)" office:value-type="float" office:value="0.841153933221126" calcext:value-type="float">
            <text:p>0,841</text:p>
          </table:table-cell>
          <table:table-cell table:formula="of:=POWER([dados.J60];2)" office:value-type="float" office:value="0.63281625384683" calcext:value-type="float">
            <text:p>0,633</text:p>
          </table:table-cell>
          <table:table-cell table:formula="of:=POWER([dados.K60];2)" office:value-type="float" office:value="0.0601118234937151" calcext:value-type="float">
            <text:p>0,060</text:p>
          </table:table-cell>
        </table:table-row>
        <table:table-row table:style-name="ro1">
          <table:table-cell table:formula="of:=POWER([dados.B61];2)" office:value-type="float" office:value="186335.850569925" calcext:value-type="float">
            <text:p>186335,851</text:p>
          </table:table-cell>
          <table:table-cell table:formula="of:=POWER([dados.C61];2)" office:value-type="float" office:value="2809" calcext:value-type="float">
            <text:p>2809,000</text:p>
          </table:table-cell>
          <table:table-cell table:formula="of:=POWER([dados.D61];2)" office:value-type="float" office:value="3249" calcext:value-type="float">
            <text:p>3249,000</text:p>
          </table:table-cell>
          <table:table-cell table:formula="of:=[dados.E61]" office:value-type="float" office:value="41" calcext:value-type="float">
            <text:p>41,000</text:p>
          </table:table-cell>
          <table:table-cell table:formula="of:=POWER([dados.F61];2)" office:value-type="float" office:value="1.36048963677994" calcext:value-type="float">
            <text:p>1,360</text:p>
          </table:table-cell>
          <table:table-cell table:formula="of:=POWER([dados.G61];2)" office:value-type="float" office:value="0.00362365843503985" calcext:value-type="float">
            <text:p>0,004</text:p>
          </table:table-cell>
          <table:table-cell table:formula="of:=POWER([dados.H61];2)" office:value-type="float" office:value="0.211639934532197" calcext:value-type="float">
            <text:p>0,212</text:p>
          </table:table-cell>
          <table:table-cell table:formula="of:=POWER([dados.I61];2)" office:value-type="float" office:value="0.923045725192174" calcext:value-type="float">
            <text:p>0,923</text:p>
          </table:table-cell>
          <table:table-cell table:formula="of:=POWER([dados.J61];2)" office:value-type="float" office:value="0.508034900820857" calcext:value-type="float">
            <text:p>0,508</text:p>
          </table:table-cell>
          <table:table-cell table:formula="of:=POWER([dados.K61];2)" office:value-type="float" office:value="0.144674582027689" calcext:value-type="float">
            <text:p>0,145</text:p>
          </table:table-cell>
        </table:table-row>
        <table:table-row table:style-name="ro1">
          <table:table-cell table:formula="of:=POWER([dados.B62];2)" office:value-type="float" office:value="145568.821674542" calcext:value-type="float">
            <text:p>145568,822</text:p>
          </table:table-cell>
          <table:table-cell table:formula="of:=POWER([dados.C62];2)" office:value-type="float" office:value="6241" calcext:value-type="float">
            <text:p>6241,000</text:p>
          </table:table-cell>
          <table:table-cell table:formula="of:=POWER([dados.D62];2)" office:value-type="float" office:value="5041" calcext:value-type="float">
            <text:p>5041,000</text:p>
          </table:table-cell>
          <table:table-cell table:formula="of:=[dados.E62]" office:value-type="float" office:value="159" calcext:value-type="float">
            <text:p>159,000</text:p>
          </table:table-cell>
          <table:table-cell table:formula="of:=POWER([dados.F62];2)" office:value-type="float" office:value="0.746760375544328" calcext:value-type="float">
            <text:p>0,747</text:p>
          </table:table-cell>
          <table:table-cell table:formula="of:=POWER([dados.G62];2)" office:value-type="float" office:value="1.04723728772652" calcext:value-type="float">
            <text:p>1,047</text:p>
          </table:table-cell>
          <table:table-cell table:formula="of:=POWER([dados.H62];2)" office:value-type="float" office:value="0.979934709816669" calcext:value-type="float">
            <text:p>0,980</text:p>
          </table:table-cell>
          <table:table-cell table:formula="of:=POWER([dados.I62];2)" office:value-type="float" office:value="0.426241032047477" calcext:value-type="float">
            <text:p>0,426</text:p>
          </table:table-cell>
          <table:table-cell table:formula="of:=POWER([dados.J62];2)" office:value-type="float" office:value="2.18153050681719" calcext:value-type="float">
            <text:p>2,182</text:p>
          </table:table-cell>
          <table:table-cell table:formula="of:=POWER([dados.K62];2)" office:value-type="float" office:value="0.166162276085323" calcext:value-type="float">
            <text:p>0,166</text:p>
          </table:table-cell>
        </table:table-row>
        <table:table-row table:style-name="ro1">
          <table:table-cell table:formula="of:=POWER([dados.B63];2)" office:value-type="float" office:value="233304.656639732" calcext:value-type="float">
            <text:p>233304,657</text:p>
          </table:table-cell>
          <table:table-cell table:formula="of:=POWER([dados.C63];2)" office:value-type="float" office:value="2401" calcext:value-type="float">
            <text:p>2401,000</text:p>
          </table:table-cell>
          <table:table-cell table:formula="of:=POWER([dados.D63];2)" office:value-type="float" office:value="3600" calcext:value-type="float">
            <text:p>3600,000</text:p>
          </table:table-cell>
          <table:table-cell table:formula="of:=[dados.E63]" office:value-type="float" office:value="24" calcext:value-type="float">
            <text:p>24,000</text:p>
          </table:table-cell>
          <table:table-cell table:formula="of:=POWER([dados.F63];2)" office:value-type="float" office:value="2.17855486562273" calcext:value-type="float">
            <text:p>2,179</text:p>
          </table:table-cell>
          <table:table-cell table:formula="of:=POWER([dados.G63];2)" office:value-type="float" office:value="0.00774047748549933" calcext:value-type="float">
            <text:p>0,008</text:p>
          </table:table-cell>
          <table:table-cell table:formula="of:=POWER([dados.H63];2)" office:value-type="float" office:value="0.329002784476368" calcext:value-type="float">
            <text:p>0,329</text:p>
          </table:table-cell>
          <table:table-cell table:formula="of:=POWER([dados.I63];2)" office:value-type="float" office:value="1.66367364370803" calcext:value-type="float">
            <text:p>1,664</text:p>
          </table:table-cell>
          <table:table-cell table:formula="of:=POWER([dados.J63];2)" office:value-type="float" office:value="0.579086966991495" calcext:value-type="float">
            <text:p>0,579</text:p>
          </table:table-cell>
          <table:table-cell table:formula="of:=POWER([dados.K63];2)" office:value-type="float" office:value="0.272540817070906" calcext:value-type="float">
            <text:p>0,273</text:p>
          </table:table-cell>
        </table:table-row>
        <table:table-row table:style-name="ro1">
          <table:table-cell table:formula="of:=POWER([dados.B64];2)" office:value-type="float" office:value="216385.975635828" calcext:value-type="float">
            <text:p>216385,976</text:p>
          </table:table-cell>
          <table:table-cell table:formula="of:=POWER([dados.C64];2)" office:value-type="float" office:value="1849" calcext:value-type="float">
            <text:p>1849,000</text:p>
          </table:table-cell>
          <table:table-cell table:formula="of:=POWER([dados.D64];2)" office:value-type="float" office:value="8100" calcext:value-type="float">
            <text:p>8100,000</text:p>
          </table:table-cell>
          <table:table-cell table:formula="of:=[dados.E64]" office:value-type="float" office:value="105" calcext:value-type="float">
            <text:p>105,000</text:p>
          </table:table-cell>
          <table:table-cell table:formula="of:=POWER([dados.F64];2)" office:value-type="float" office:value="1.87255959189247" calcext:value-type="float">
            <text:p>1,873</text:p>
          </table:table-cell>
          <table:table-cell table:formula="of:=POWER([dados.G64];2)" office:value-type="float" office:value="0.0962520870703781" calcext:value-type="float">
            <text:p>0,096</text:p>
          </table:table-cell>
          <table:table-cell table:formula="of:=POWER([dados.H64];2)" office:value-type="float" office:value="2.92078362670741" calcext:value-type="float">
            <text:p>2,921</text:p>
          </table:table-cell>
          <table:table-cell table:formula="of:=POWER([dados.I64];2)" office:value-type="float" office:value="4.24390261689816" calcext:value-type="float">
            <text:p>4,244</text:p>
          </table:table-cell>
          <table:table-cell table:formula="of:=POWER([dados.J64];2)" office:value-type="float" office:value="0.525144312931574" calcext:value-type="float">
            <text:p>0,525</text:p>
          </table:table-cell>
          <table:table-cell table:formula="of:=POWER([dados.K64];2)" office:value-type="float" office:value="0.120554235694113" calcext:value-type="float">
            <text:p>0,121</text:p>
          </table:table-cell>
        </table:table-row>
        <table:table-row table:style-name="ro1">
          <table:table-cell table:formula="of:=POWER([dados.B65];2)" office:value-type="float" office:value="233916.493540987" calcext:value-type="float">
            <text:p>233916,494</text:p>
          </table:table-cell>
          <table:table-cell table:formula="of:=POWER([dados.C65];2)" office:value-type="float" office:value="6241" calcext:value-type="float">
            <text:p>6241,000</text:p>
          </table:table-cell>
          <table:table-cell table:formula="of:=POWER([dados.D65];2)" office:value-type="float" office:value="4900" calcext:value-type="float">
            <text:p>4900,000</text:p>
          </table:table-cell>
          <table:table-cell table:formula="of:=[dados.E65]" office:value-type="float" office:value="63" calcext:value-type="float">
            <text:p>63,000</text:p>
          </table:table-cell>
          <table:table-cell table:formula="of:=POWER([dados.F65];2)" office:value-type="float" office:value="2.18983427075199" calcext:value-type="float">
            <text:p>2,190</text:p>
          </table:table-cell>
          <table:table-cell table:formula="of:=POWER([dados.G65];2)" office:value-type="float" office:value="1.04723728772652" calcext:value-type="float">
            <text:p>1,047</text:p>
          </table:table-cell>
          <table:table-cell table:formula="of:=POWER([dados.H65];2)" office:value-type="float" office:value="0.906434309100992" calcext:value-type="float">
            <text:p>0,906</text:p>
          </table:table-cell>
          <table:table-cell table:formula="of:=POWER([dados.I65];2)" office:value-type="float" office:value="0.991525188930366" calcext:value-type="float">
            <text:p>0,992</text:p>
          </table:table-cell>
          <table:table-cell table:formula="of:=POWER([dados.J65];2)" office:value-type="float" office:value="3.15189613377844" calcext:value-type="float">
            <text:p>3,152</text:p>
          </table:table-cell>
          <table:table-cell table:formula="of:=POWER([dados.K65];2)" office:value-type="float" office:value="0.0000875862032652618" calcext:value-type="float">
            <text:p>0,000</text:p>
          </table:table-cell>
        </table:table-row>
        <table:table-row table:style-name="ro1">
          <table:table-cell table:formula="of:=POWER([dados.B66];2)" office:value-type="float" office:value="244773.297925164" calcext:value-type="float">
            <text:p>244773,298</text:p>
          </table:table-cell>
          <table:table-cell table:formula="of:=POWER([dados.C66];2)" office:value-type="float" office:value="4225" calcext:value-type="float">
            <text:p>4225,000</text:p>
          </table:table-cell>
          <table:table-cell table:formula="of:=POWER([dados.D66];2)" office:value-type="float" office:value="5476" calcext:value-type="float">
            <text:p>5476,000</text:p>
          </table:table-cell>
          <table:table-cell table:formula="of:=[dados.E66]" office:value-type="float" office:value="160" calcext:value-type="float">
            <text:p>160,000</text:p>
          </table:table-cell>
          <table:table-cell table:formula="of:=POWER([dados.F66];2)" office:value-type="float" office:value="2.39231456355832" calcext:value-type="float">
            <text:p>2,392</text:p>
          </table:table-cell>
          <table:table-cell table:formula="of:=POWER([dados.G66];2)" office:value-type="float" office:value="0.254749620513068" calcext:value-type="float">
            <text:p>0,255</text:p>
          </table:table-cell>
          <table:table-cell table:formula="of:=POWER([dados.H66];2)" office:value-type="float" office:value="1.21762563733084" calcext:value-type="float">
            <text:p>1,218</text:p>
          </table:table-cell>
          <table:table-cell table:formula="of:=POWER([dados.I66];2)" office:value-type="float" office:value="1.91510318689294" calcext:value-type="float">
            <text:p>1,915</text:p>
          </table:table-cell>
          <table:table-cell table:formula="of:=POWER([dados.J66];2)" office:value-type="float" office:value="1.94737669978716" calcext:value-type="float">
            <text:p>1,947</text:p>
          </table:table-cell>
          <table:table-cell table:formula="of:=POWER([dados.K66];2)" office:value-type="float" office:value="0.00221394977407" calcext:value-type="float">
            <text:p>0,002</text:p>
          </table:table-cell>
        </table:table-row>
        <table:table-row table:style-name="ro1">
          <table:table-cell table:formula="of:=POWER([dados.B67];2)" office:value-type="float" office:value="186957.587059119" calcext:value-type="float">
            <text:p>186957,587</text:p>
          </table:table-cell>
          <table:table-cell table:formula="of:=POWER([dados.C67];2)" office:value-type="float" office:value="5776" calcext:value-type="float">
            <text:p>5776,000</text:p>
          </table:table-cell>
          <table:table-cell table:formula="of:=POWER([dados.D67];2)" office:value-type="float" office:value="6561" calcext:value-type="float">
            <text:p>6561,000</text:p>
          </table:table-cell>
          <table:table-cell table:formula="of:=[dados.E67]" office:value-type="float" office:value="7" calcext:value-type="float">
            <text:p>7,000</text:p>
          </table:table-cell>
          <table:table-cell table:formula="of:=POWER([dados.F67];2)" office:value-type="float" office:value="1.37062880279929" calcext:value-type="float">
            <text:p>1,371</text:p>
          </table:table-cell>
          <table:table-cell table:formula="of:=POWER([dados.G67];2)" office:value-type="float" office:value="0.83213349234001" calcext:value-type="float">
            <text:p>0,832</text:p>
          </table:table-cell>
          <table:table-cell table:formula="of:=POWER([dados.H67];2)" office:value-type="float" office:value="1.87251119950559" calcext:value-type="float">
            <text:p>1,873</text:p>
          </table:table-cell>
          <table:table-cell table:formula="of:=POWER([dados.I67];2)" office:value-type="float" office:value="1.28088971717518" calcext:value-type="float">
            <text:p>1,281</text:p>
          </table:table-cell>
          <table:table-cell table:formula="of:=POWER([dados.J67];2)" office:value-type="float" office:value="2.57026616671047" calcext:value-type="float">
            <text:p>2,570</text:p>
          </table:table-cell>
          <table:table-cell table:formula="of:=POWER([dados.K67];2)" office:value-type="float" office:value="0.22412062132334" calcext:value-type="float">
            <text:p>0,224</text:p>
          </table:table-cell>
        </table:table-row>
        <table:table-row table:style-name="ro1">
          <table:table-cell table:formula="of:=POWER([dados.B68];2)" office:value-type="float" office:value="245684.706768042" calcext:value-type="float">
            <text:p>245684,707</text:p>
          </table:table-cell>
          <table:table-cell table:formula="of:=POWER([dados.C68];2)" office:value-type="float" office:value="4225" calcext:value-type="float">
            <text:p>4225,000</text:p>
          </table:table-cell>
          <table:table-cell table:formula="of:=POWER([dados.D68];2)" office:value-type="float" office:value="6084" calcext:value-type="float">
            <text:p>6084,000</text:p>
          </table:table-cell>
          <table:table-cell table:formula="of:=[dados.E68]" office:value-type="float" office:value="161" calcext:value-type="float">
            <text:p>161,000</text:p>
          </table:table-cell>
          <table:table-cell table:formula="of:=POWER([dados.F68];2)" office:value-type="float" office:value="2.40950814151631" calcext:value-type="float">
            <text:p>2,410</text:p>
          </table:table-cell>
          <table:table-cell table:formula="of:=POWER([dados.G68];2)" office:value-type="float" office:value="0.254749620513068" calcext:value-type="float">
            <text:p>0,255</text:p>
          </table:table-cell>
          <table:table-cell table:formula="of:=POWER([dados.H68];2)" office:value-type="float" office:value="1.57465623320641" calcext:value-type="float">
            <text:p>1,575</text:p>
          </table:table-cell>
          <table:table-cell table:formula="of:=POWER([dados.I68];2)" office:value-type="float" office:value="2.20246396271608" calcext:value-type="float">
            <text:p>2,202</text:p>
          </table:table-cell>
          <table:table-cell table:formula="of:=POWER([dados.J68];2)" office:value-type="float" office:value="2.03254952432133" calcext:value-type="float">
            <text:p>2,033</text:p>
          </table:table-cell>
          <table:table-cell table:formula="of:=POWER([dados.K68];2)" office:value-type="float" office:value="0.00390489871957545" calcext:value-type="float">
            <text:p>0,004</text:p>
          </table:table-cell>
        </table:table-row>
        <table:table-row table:style-name="ro1">
          <table:table-cell table:formula="of:=POWER([dados.B69];2)" office:value-type="float" office:value="153416.236206076" calcext:value-type="float">
            <text:p>153416,236</text:p>
          </table:table-cell>
          <table:table-cell table:formula="of:=POWER([dados.C69];2)" office:value-type="float" office:value="2916" calcext:value-type="float">
            <text:p>2916,000</text:p>
          </table:table-cell>
          <table:table-cell table:formula="of:=POWER([dados.D69];2)" office:value-type="float" office:value="2704" calcext:value-type="float">
            <text:p>2704,000</text:p>
          </table:table-cell>
          <table:table-cell table:formula="of:=[dados.E69]" office:value-type="float" office:value="107" calcext:value-type="float">
            <text:p>107,000</text:p>
          </table:table-cell>
          <table:table-cell table:formula="of:=POWER([dados.F69];2)" office:value-type="float" office:value="0.856258380501954" calcext:value-type="float">
            <text:p>0,856</text:p>
          </table:table-cell>
          <table:table-cell table:formula="of:=POWER([dados.G69];2)" office:value-type="float" office:value="0.00945581875652411" calcext:value-type="float">
            <text:p>0,009</text:p>
          </table:table-cell>
          <table:table-cell table:formula="of:=POWER([dados.H69];2)" office:value-type="float" office:value="0.0733342691823893" calcext:value-type="float">
            <text:p>0,073</text:p>
          </table:table-cell>
          <table:table-cell table:formula="of:=POWER([dados.I69];2)" office:value-type="float" office:value="0.459616077163972" calcext:value-type="float">
            <text:p>0,460</text:p>
          </table:table-cell>
          <table:table-cell table:formula="of:=POWER([dados.J69];2)" office:value-type="float" office:value="0.348597549537242" calcext:value-type="float">
            <text:p>0,349</text:p>
          </table:table-cell>
          <table:table-cell table:formula="of:=POWER([dados.K69];2)" office:value-type="float" office:value="0.13083598227797" calcext:value-type="float">
            <text:p>0,131</text:p>
          </table:table-cell>
        </table:table-row>
        <table:table-row table:style-name="ro1">
          <table:table-cell table:formula="of:=POWER([dados.B70];2)" office:value-type="float" office:value="149722.459006604" calcext:value-type="float">
            <text:p>149722,459</text:p>
          </table:table-cell>
          <table:table-cell table:formula="of:=POWER([dados.C70];2)" office:value-type="float" office:value="7056" calcext:value-type="float">
            <text:p>7056,000</text:p>
          </table:table-cell>
          <table:table-cell table:formula="of:=POWER([dados.D70];2)" office:value-type="float" office:value="7396" calcext:value-type="float">
            <text:p>7396,000</text:p>
          </table:table-cell>
          <table:table-cell table:formula="of:=[dados.E70]" office:value-type="float" office:value="162" calcext:value-type="float">
            <text:p>162,000</text:p>
          </table:table-cell>
          <table:table-cell table:formula="of:=POWER([dados.F70];2)" office:value-type="float" office:value="0.80414340355526" calcext:value-type="float">
            <text:p>0,804</text:p>
          </table:table-cell>
          <table:table-cell table:formula="of:=POWER([dados.G70];2)" office:value-type="float" office:value="1.46063453404349" calcext:value-type="float">
            <text:p>1,461</text:p>
          </table:table-cell>
          <table:table-cell table:formula="of:=POWER([dados.H70];2)" office:value-type="float" office:value="2.42623522789469" calcext:value-type="float">
            <text:p>2,426</text:p>
          </table:table-cell>
          <table:table-cell table:formula="of:=POWER([dados.I70];2)" office:value-type="float" office:value="0.894677895283033" calcext:value-type="float">
            <text:p>0,895</text:p>
          </table:table-cell>
          <table:table-cell table:formula="of:=POWER([dados.J70];2)" office:value-type="float" office:value="3.07431112349213" calcext:value-type="float">
            <text:p>3,074</text:p>
          </table:table-cell>
          <table:table-cell table:formula="of:=POWER([dados.K70];2)" office:value-type="float" office:value="0.722026741287494" calcext:value-type="float">
            <text:p>0,722</text:p>
          </table:table-cell>
        </table:table-row>
        <table:table-row table:style-name="ro1">
          <table:table-cell table:formula="of:=POWER([dados.B71];2)" office:value-type="float" office:value="214155.233692799" calcext:value-type="float">
            <text:p>214155,234</text:p>
          </table:table-cell>
          <table:table-cell table:formula="of:=POWER([dados.C71];2)" office:value-type="float" office:value="6400" calcext:value-type="float">
            <text:p>6400,000</text:p>
          </table:table-cell>
          <table:table-cell table:formula="of:=POWER([dados.D71];2)" office:value-type="float" office:value="7921" calcext:value-type="float">
            <text:p>7921,000</text:p>
          </table:table-cell>
          <table:table-cell table:formula="of:=[dados.E71]" office:value-type="float" office:value="126" calcext:value-type="float">
            <text:p>126,000</text:p>
          </table:table-cell>
          <table:table-cell table:formula="of:=POWER([dados.F71];2)" office:value-type="float" office:value="1.83310281700385" calcext:value-type="float">
            <text:p>1,833</text:p>
          </table:table-cell>
          <table:table-cell table:formula="of:=POWER([dados.G71];2)" office:value-type="float" office:value="1.12442764492263" calcext:value-type="float">
            <text:p>1,124</text:p>
          </table:table-cell>
          <table:table-cell table:formula="of:=POWER([dados.H71];2)" office:value-type="float" office:value="2.79284909566244" calcext:value-type="float">
            <text:p>2,793</text:p>
          </table:table-cell>
          <table:table-cell table:formula="of:=POWER([dados.I71];2)" office:value-type="float" office:value="1.85766114223164" calcext:value-type="float">
            <text:p>1,858</text:p>
          </table:table-cell>
          <table:table-cell table:formula="of:=POWER([dados.J71];2)" office:value-type="float" office:value="3.5146939332186" calcext:value-type="float">
            <text:p>3,515</text:p>
          </table:table-cell>
          <table:table-cell table:formula="of:=POWER([dados.K71];2)" office:value-type="float" office:value="0.378028754927057" calcext:value-type="float">
            <text:p>0,378</text:p>
          </table:table-cell>
        </table:table-row>
        <table:table-row table:style-name="ro1">
          <table:table-cell table:formula="of:=POWER([dados.B72];2)" office:value-type="float" office:value="170198.517749708" calcext:value-type="float">
            <text:p>170198,518</text:p>
          </table:table-cell>
          <table:table-cell table:formula="of:=POWER([dados.C72];2)" office:value-type="float" office:value="2401" calcext:value-type="float">
            <text:p>2401,000</text:p>
          </table:table-cell>
          <table:table-cell table:formula="of:=POWER([dados.D72];2)" office:value-type="float" office:value="7056" calcext:value-type="float">
            <text:p>7056,000</text:p>
          </table:table-cell>
          <table:table-cell table:formula="of:=[dados.E72]" office:value-type="float" office:value="146" calcext:value-type="float">
            <text:p>146,000</text:p>
          </table:table-cell>
          <table:table-cell table:formula="of:=POWER([dados.F72];2)" office:value-type="float" office:value="1.10492373402228" calcext:value-type="float">
            <text:p>1,105</text:p>
          </table:table-cell>
          <table:table-cell table:formula="of:=POWER([dados.G72];2)" office:value-type="float" office:value="0.00774047748549933" calcext:value-type="float">
            <text:p>0,008</text:p>
          </table:table-cell>
          <table:table-cell table:formula="of:=POWER([dados.H72];2)" office:value-type="float" office:value="2.19615075385548" calcext:value-type="float">
            <text:p>2,196</text:p>
          </table:table-cell>
          <table:table-cell table:formula="of:=POWER([dados.I72];2)" office:value-type="float" office:value="2.61742664315048" calcext:value-type="float">
            <text:p>2,617</text:p>
          </table:table-cell>
          <table:table-cell table:formula="of:=POWER([dados.J72];2)" office:value-type="float" office:value="0.511225374839244" calcext:value-type="float">
            <text:p>0,511</text:p>
          </table:table-cell>
          <table:table-cell table:formula="of:=POWER([dados.K72];2)" office:value-type="float" office:value="0.180166717143136" calcext:value-type="float">
            <text:p>0,180</text:p>
          </table:table-cell>
        </table:table-row>
        <table:table-row table:style-name="ro1">
          <table:table-cell table:formula="of:=POWER([dados.B73];2)" office:value-type="float" office:value="145121.804691046" calcext:value-type="float">
            <text:p>145121,805</text:p>
          </table:table-cell>
          <table:table-cell table:formula="of:=POWER([dados.C73];2)" office:value-type="float" office:value="5041" calcext:value-type="float">
            <text:p>5041,000</text:p>
          </table:table-cell>
          <table:table-cell table:formula="of:=POWER([dados.D73];2)" office:value-type="float" office:value="6400" calcext:value-type="float">
            <text:p>6400,000</text:p>
          </table:table-cell>
          <table:table-cell table:formula="of:=[dados.E73]" office:value-type="float" office:value="8" calcext:value-type="float">
            <text:p>8,000</text:p>
          </table:table-cell>
          <table:table-cell table:formula="of:=POWER([dados.F73];2)" office:value-type="float" office:value="0.740663932101648" calcext:value-type="float">
            <text:p>0,741</text:p>
          </table:table-cell>
          <table:table-cell table:formula="of:=POWER([dados.G73];2)" office:value-type="float" office:value="0.528518087368623" calcext:value-type="float">
            <text:p>0,529</text:p>
          </table:table-cell>
          <table:table-cell table:formula="of:=POWER([dados.H73];2)" office:value-type="float" office:value="1.77036125651134" calcext:value-type="float">
            <text:p>1,770</text:p>
          </table:table-cell>
          <table:table-cell table:formula="of:=POWER([dados.I73];2)" office:value-type="float" office:value="1.02492510795643" calcext:value-type="float">
            <text:p>1,025</text:p>
          </table:table-cell>
          <table:table-cell table:formula="of:=POWER([dados.J73];2)" office:value-type="float" office:value="1.65195760681848" calcext:value-type="float">
            <text:p>1,652</text:p>
          </table:table-cell>
          <table:table-cell table:formula="of:=POWER([dados.K73];2)" office:value-type="float" office:value="0.362662808306045" calcext:value-type="float">
            <text:p>0,363</text:p>
          </table:table-cell>
        </table:table-row>
        <table:table-row table:style-name="ro1">
          <table:table-cell table:formula="of:=POWER([dados.B74];2)" office:value-type="float" office:value="196549.662054261" calcext:value-type="float">
            <text:p>196549,662</text:p>
          </table:table-cell>
          <table:table-cell table:formula="of:=POWER([dados.C74];2)" office:value-type="float" office:value="6084" calcext:value-type="float">
            <text:p>6084,000</text:p>
          </table:table-cell>
          <table:table-cell table:formula="of:=POWER([dados.D74];2)" office:value-type="float" office:value="3136" calcext:value-type="float">
            <text:p>3136,000</text:p>
          </table:table-cell>
          <table:table-cell table:formula="of:=[dados.E74]" office:value-type="float" office:value="108" calcext:value-type="float">
            <text:p>108,000</text:p>
          </table:table-cell>
          <table:table-cell table:formula="of:=POWER([dados.F74];2)" office:value-type="float" office:value="1.52961712327617" calcext:value-type="float">
            <text:p>1,530</text:p>
          </table:table-cell>
          <table:table-cell table:formula="of:=POWER([dados.G74];2)" office:value-type="float" office:value="0.972791476564042" calcext:value-type="float">
            <text:p>0,973</text:p>
          </table:table-cell>
          <table:table-cell table:formula="of:=POWER([dados.H74];2)" office:value-type="float" office:value="0.178248893006521" calcext:value-type="float">
            <text:p>0,178</text:p>
          </table:table-cell>
          <table:table-cell table:formula="of:=POWER([dados.I74];2)" office:value-type="float" office:value="0.280559021405456" calcext:value-type="float">
            <text:p>0,281</text:p>
          </table:table-cell>
          <table:table-cell table:formula="of:=POWER([dados.J74];2)" office:value-type="float" office:value="2.33285608832578" calcext:value-type="float">
            <text:p>2,333</text:p>
          </table:table-cell>
          <table:table-cell table:formula="of:=POWER([dados.K74];2)" office:value-type="float" office:value="0.0672439959454101" calcext:value-type="float">
            <text:p>0,067</text:p>
          </table:table-cell>
        </table:table-row>
        <table:table-row table:style-name="ro1">
          <table:table-cell table:formula="of:=POWER([dados.B75];2)" office:value-type="float" office:value="224328.161286019" calcext:value-type="float">
            <text:p>224328,161</text:p>
          </table:table-cell>
          <table:table-cell table:formula="of:=POWER([dados.C75];2)" office:value-type="float" office:value="6084" calcext:value-type="float">
            <text:p>6084,000</text:p>
          </table:table-cell>
          <table:table-cell table:formula="of:=POWER([dados.D75];2)" office:value-type="float" office:value="6400" calcext:value-type="float">
            <text:p>6400,000</text:p>
          </table:table-cell>
          <table:table-cell table:formula="of:=[dados.E75]" office:value-type="float" office:value="86" calcext:value-type="float">
            <text:p>86,000</text:p>
          </table:table-cell>
          <table:table-cell table:formula="of:=POWER([dados.F75];2)" office:value-type="float" office:value="2.01475405291841" calcext:value-type="float">
            <text:p>2,015</text:p>
          </table:table-cell>
          <table:table-cell table:formula="of:=POWER([dados.G75];2)" office:value-type="float" office:value="0.972791476564042" calcext:value-type="float">
            <text:p>0,973</text:p>
          </table:table-cell>
          <table:table-cell table:formula="of:=POWER([dados.H75];2)" office:value-type="float" office:value="1.77036125651134" calcext:value-type="float">
            <text:p>1,770</text:p>
          </table:table-cell>
          <table:table-cell table:formula="of:=POWER([dados.I75];2)" office:value-type="float" office:value="1.48820676708674" calcext:value-type="float">
            <text:p>1,488</text:p>
          </table:table-cell>
          <table:table-cell table:formula="of:=POWER([dados.J75];2)" office:value-type="float" office:value="3.17751041856693" calcext:value-type="float">
            <text:p>3,178</text:p>
          </table:table-cell>
          <table:table-cell table:formula="of:=POWER([dados.K75];2)" office:value-type="float" office:value="0.0921932555326402" calcext:value-type="float">
            <text:p>0,092</text:p>
          </table:table-cell>
        </table:table-row>
        <table:table-row table:style-name="ro1">
          <table:table-cell table:formula="of:=POWER([dados.B76];2)" office:value-type="float" office:value="223151.337876105" calcext:value-type="float">
            <text:p>223151,338</text:p>
          </table:table-cell>
          <table:table-cell table:formula="of:=POWER([dados.C76];2)" office:value-type="float" office:value="3721" calcext:value-type="float">
            <text:p>3721,000</text:p>
          </table:table-cell>
          <table:table-cell table:formula="of:=POWER([dados.D76];2)" office:value-type="float" office:value="4356" calcext:value-type="float">
            <text:p>4356,000</text:p>
          </table:table-cell>
          <table:table-cell table:formula="of:=[dados.E76]" office:value-type="float" office:value="42" calcext:value-type="float">
            <text:p>42,000</text:p>
          </table:table-cell>
          <table:table-cell table:formula="of:=POWER([dados.F76];2)" office:value-type="float" office:value="1.9935189869885" calcext:value-type="float">
            <text:p>1,994</text:p>
          </table:table-cell>
          <table:table-cell table:formula="of:=POWER([dados.G76];2)" office:value-type="float" office:value="0.127128229948824" calcext:value-type="float">
            <text:p>0,127</text:p>
          </table:table-cell>
          <table:table-cell table:formula="of:=POWER([dados.H76];2)" office:value-type="float" office:value="0.641082248516856" calcext:value-type="float">
            <text:p>0,641</text:p>
          </table:table-cell>
          <table:table-cell table:formula="of:=POWER([dados.I76];2)" office:value-type="float" office:value="1.39601655342057" calcext:value-type="float">
            <text:p>1,396</text:p>
          </table:table-cell>
          <table:table-cell table:formula="of:=POWER([dados.J76];2)" office:value-type="float" office:value="1.31773995498155" calcext:value-type="float">
            <text:p>1,318</text:p>
          </table:table-cell>
          <table:table-cell table:formula="of:=POWER([dados.K76];2)" office:value-type="float" office:value="0.0479760033165747" calcext:value-type="float">
            <text:p>0,048</text:p>
          </table:table-cell>
        </table:table-row>
        <table:table-row table:style-name="ro1">
          <table:table-cell table:formula="of:=POWER([dados.B77];2)" office:value-type="float" office:value="135282.076871239" calcext:value-type="float">
            <text:p>135282,077</text:p>
          </table:table-cell>
          <table:table-cell table:formula="of:=POWER([dados.C77];2)" office:value-type="float" office:value="5625" calcext:value-type="float">
            <text:p>5625,000</text:p>
          </table:table-cell>
          <table:table-cell table:formula="of:=POWER([dados.D77];2)" office:value-type="float" office:value="2500" calcext:value-type="float">
            <text:p>2500,000</text:p>
          </table:table-cell>
          <table:table-cell table:formula="of:=[dados.E77]" office:value-type="float" office:value="25" calcext:value-type="float">
            <text:p>25,000</text:p>
          </table:table-cell>
          <table:table-cell table:formula="of:=POWER([dados.F77];2)" office:value-type="float" office:value="0.610566406280983" calcext:value-type="float">
            <text:p>0,611</text:p>
          </table:table-cell>
          <table:table-cell table:formula="of:=POWER([dados.G77];2)" office:value-type="float" office:value="0.765921319278453" calcext:value-type="float">
            <text:p>0,766</text:p>
          </table:table-cell>
          <table:table-cell table:formula="of:=POWER([dados.H77];2)" office:value-type="float" office:value="0.0380666826374668" calcext:value-type="float">
            <text:p>0,038</text:p>
          </table:table-cell>
          <table:table-cell table:formula="of:=POWER([dados.I77];2)" office:value-type="float" office:value="0.0277761504088739" calcext:value-type="float">
            <text:p>0,028</text:p>
          </table:table-cell>
          <table:table-cell table:formula="of:=POWER([dados.J77];2)" office:value-type="float" office:value="1.35968681120987" calcext:value-type="float">
            <text:p>1,360</text:p>
          </table:table-cell>
          <table:table-cell table:formula="of:=POWER([dados.K77];2)" office:value-type="float" office:value="0.0270919965919019" calcext:value-type="float">
            <text:p>0,027</text:p>
          </table:table-cell>
        </table:table-row>
        <table:table-row table:style-name="ro1">
          <table:table-cell table:formula="of:=POWER([dados.B78];2)" office:value-type="float" office:value="207676.328134211" calcext:value-type="float">
            <text:p>207676,328</text:p>
          </table:table-cell>
          <table:table-cell table:formula="of:=POWER([dados.C78];2)" office:value-type="float" office:value="2025" calcext:value-type="float">
            <text:p>2025,000</text:p>
          </table:table-cell>
          <table:table-cell table:formula="of:=POWER([dados.D78];2)" office:value-type="float" office:value="3721" calcext:value-type="float">
            <text:p>3721,000</text:p>
          </table:table-cell>
          <table:table-cell table:formula="of:=[dados.E78]" office:value-type="float" office:value="64" calcext:value-type="float">
            <text:p>64,000</text:p>
          </table:table-cell>
          <table:table-cell table:formula="of:=POWER([dados.F78];2)" office:value-type="float" office:value="1.7197506889901" calcext:value-type="float">
            <text:p>1,720</text:p>
          </table:table-cell>
          <table:table-cell table:formula="of:=POWER([dados.G78];2)" office:value-type="float" office:value="0.0557700330741932" calcext:value-type="float">
            <text:p>0,056</text:p>
          </table:table-cell>
          <table:table-cell table:formula="of:=POWER([dados.H78];2)" office:value-type="float" office:value="0.373853642913473" calcext:value-type="float">
            <text:p>0,374</text:p>
          </table:table-cell>
          <table:table-cell table:formula="of:=POWER([dados.I78];2)" office:value-type="float" office:value="1.65822165334779" calcext:value-type="float">
            <text:p>1,658</text:p>
          </table:table-cell>
          <table:table-cell table:formula="of:=POWER([dados.J78];2)" office:value-type="float" office:value="0.314029930751052" calcext:value-type="float">
            <text:p>0,314</text:p>
          </table:table-cell>
          <table:table-cell table:formula="of:=POWER([dados.K78];2)" office:value-type="float" office:value="0.177125664705484" calcext:value-type="float">
            <text:p>0,177</text:p>
          </table:table-cell>
        </table:table-row>
        <table:table-row table:style-name="ro1">
          <table:table-cell table:formula="of:=POWER([dados.B79];2)" office:value-type="float" office:value="257505.534311387" calcext:value-type="float">
            <text:p>257505,534</text:p>
          </table:table-cell>
          <table:table-cell table:formula="of:=POWER([dados.C79];2)" office:value-type="float" office:value="7056" calcext:value-type="float">
            <text:p>7056,000</text:p>
          </table:table-cell>
          <table:table-cell table:formula="of:=POWER([dados.D79];2)" office:value-type="float" office:value="8281" calcext:value-type="float">
            <text:p>8281,000</text:p>
          </table:table-cell>
          <table:table-cell table:formula="of:=[dados.E79]" office:value-type="float" office:value="163" calcext:value-type="float">
            <text:p>163,000</text:p>
          </table:table-cell>
          <table:table-cell table:formula="of:=POWER([dados.F79];2)" office:value-type="float" office:value="2.63512378123502" calcext:value-type="float">
            <text:p>2,635</text:p>
          </table:table-cell>
          <table:table-cell table:formula="of:=POWER([dados.G79];2)" office:value-type="float" office:value="1.46063453404349" calcext:value-type="float">
            <text:p>1,461</text:p>
          </table:table-cell>
          <table:table-cell table:formula="of:=POWER([dados.H79];2)" office:value-type="float" office:value="3.05158311198023" calcext:value-type="float">
            <text:p>3,052</text:p>
          </table:table-cell>
          <table:table-cell table:formula="of:=POWER([dados.I79];2)" office:value-type="float" office:value="2.25067191676599" calcext:value-type="float">
            <text:p>2,251</text:p>
          </table:table-cell>
          <table:table-cell table:formula="of:=POWER([dados.J79];2)" office:value-type="float" office:value="4.61336238016098" calcext:value-type="float">
            <text:p>4,613</text:p>
          </table:table-cell>
          <table:table-cell table:formula="of:=POWER([dados.K79];2)" office:value-type="float" office:value="0.283312491755703" calcext:value-type="float">
            <text:p>0,283</text:p>
          </table:table-cell>
        </table:table-row>
        <table:table-row table:style-name="ro1">
          <table:table-cell table:formula="of:=POWER([dados.B80];2)" office:value-type="float" office:value="144391.530608686" calcext:value-type="float">
            <text:p>144391,531</text:p>
          </table:table-cell>
          <table:table-cell table:formula="of:=POWER([dados.C80];2)" office:value-type="float" office:value="6889" calcext:value-type="float">
            <text:p>6889,000</text:p>
          </table:table-cell>
          <table:table-cell table:formula="of:=POWER([dados.D80];2)" office:value-type="float" office:value="4096" calcext:value-type="float">
            <text:p>4096,000</text:p>
          </table:table-cell>
          <table:table-cell table:formula="of:=[dados.E80]" office:value-type="float" office:value="177" calcext:value-type="float">
            <text:p>177,000</text:p>
          </table:table-cell>
          <table:table-cell table:formula="of:=POWER([dados.F80];2)" office:value-type="float" office:value="0.73073810881103" calcext:value-type="float">
            <text:p>0,731</text:p>
          </table:table-cell>
          <table:table-cell table:formula="of:=POWER([dados.G80];2)" office:value-type="float" office:value="1.37246599271282" calcext:value-type="float">
            <text:p>1,372</text:p>
          </table:table-cell>
          <table:table-cell table:formula="of:=POWER([dados.H80];2)" office:value-type="float" office:value="0.525595943591931" calcext:value-type="float">
            <text:p>0,526</text:p>
          </table:table-cell>
          <table:table-cell table:formula="of:=POWER([dados.I80];2)" office:value-type="float" office:value="0.164792737428972" calcext:value-type="float">
            <text:p>0,165</text:p>
          </table:table-cell>
          <table:table-cell table:formula="of:=POWER([dados.J80];2)" office:value-type="float" office:value="2.40315451261955" calcext:value-type="float">
            <text:p>2,403</text:p>
          </table:table-cell>
          <table:table-cell table:formula="of:=POWER([dados.K80];2)" office:value-type="float" office:value="0.0608537963319855" calcext:value-type="float">
            <text:p>0,061</text:p>
          </table:table-cell>
        </table:table-row>
        <table:table-row table:style-name="ro1">
          <table:table-cell table:formula="of:=POWER([dados.B81];2)" office:value-type="float" office:value="148887.683292727" calcext:value-type="float">
            <text:p>148887,683</text:p>
          </table:table-cell>
          <table:table-cell table:formula="of:=POWER([dados.C81];2)" office:value-type="float" office:value="1764" calcext:value-type="float">
            <text:p>1764,000</text:p>
          </table:table-cell>
          <table:table-cell table:formula="of:=POWER([dados.D81];2)" office:value-type="float" office:value="6084" calcext:value-type="float">
            <text:p>6084,000</text:p>
          </table:table-cell>
          <table:table-cell table:formula="of:=[dados.E81]" office:value-type="float" office:value="43" calcext:value-type="float">
            <text:p>43,000</text:p>
          </table:table-cell>
          <table:table-cell table:formula="of:=POWER([dados.F81];2)" office:value-type="float" office:value="0.792505595746293" calcext:value-type="float">
            <text:p>0,793</text:p>
          </table:table-cell>
          <table:table-cell table:formula="of:=POWER([dados.G81];2)" office:value-type="float" office:value="0.12060993311893" calcext:value-type="float">
            <text:p>0,121</text:p>
          </table:table-cell>
          <table:table-cell table:formula="of:=POWER([dados.H81];2)" office:value-type="float" office:value="1.57465623320641" calcext:value-type="float">
            <text:p>1,575</text:p>
          </table:table-cell>
          <table:table-cell table:formula="of:=POWER([dados.I81];2)" office:value-type="float" office:value="2.25667668335817" calcext:value-type="float">
            <text:p>2,257</text:p>
          </table:table-cell>
          <table:table-cell table:formula="of:=POWER([dados.J81];2)" office:value-type="float" office:value="0.13974059262415" calcext:value-type="float">
            <text:p>0,140</text:p>
          </table:table-cell>
          <table:table-cell table:formula="of:=POWER([dados.K81];2)" office:value-type="float" office:value="0.0913574186710772" calcext:value-type="float">
            <text:p>0,091</text:p>
          </table:table-cell>
        </table:table-row>
        <table:table-row table:style-name="ro1">
          <table:table-cell table:formula="of:=POWER([dados.B82];2)" office:value-type="float" office:value="144573.72954339" calcext:value-type="float">
            <text:p>144573,730</text:p>
          </table:table-cell>
          <table:table-cell table:formula="of:=POWER([dados.C82];2)" office:value-type="float" office:value="3249" calcext:value-type="float">
            <text:p>3249,000</text:p>
          </table:table-cell>
          <table:table-cell table:formula="of:=POWER([dados.D82];2)" office:value-type="float" office:value="2704" calcext:value-type="float">
            <text:p>2704,000</text:p>
          </table:table-cell>
          <table:table-cell table:formula="of:=[dados.E82]" office:value-type="float" office:value="127" calcext:value-type="float">
            <text:p>127,000</text:p>
          </table:table-cell>
          <table:table-cell table:formula="of:=POWER([dados.F82];2)" office:value-type="float" office:value="0.733210613940547" calcext:value-type="float">
            <text:p>0,733</text:p>
          </table:table-cell>
          <table:table-cell table:formula="of:=POWER([dados.G82];2)" office:value-type="float" office:value="0.0434195759228148" calcext:value-type="float">
            <text:p>0,043</text:p>
          </table:table-cell>
          <table:table-cell table:formula="of:=POWER([dados.H82];2)" office:value-type="float" office:value="0.0733342691823893" calcext:value-type="float">
            <text:p>0,073</text:p>
          </table:table-cell>
          <table:table-cell table:formula="of:=POWER([dados.I82];2)" office:value-type="float" office:value="0.339783652929097" calcext:value-type="float">
            <text:p>0,340</text:p>
          </table:table-cell>
          <table:table-cell table:formula="of:=POWER([dados.J82];2)" office:value-type="float" office:value="0.423242096177232" calcext:value-type="float">
            <text:p>0,423</text:p>
          </table:table-cell>
          <table:table-cell table:formula="of:=POWER([dados.K82];2)" office:value-type="float" office:value="0.0869396473482972" calcext:value-type="float">
            <text:p>0,087</text:p>
          </table:table-cell>
        </table:table-row>
        <table:table-row table:style-name="ro1">
          <table:table-cell table:formula="of:=POWER([dados.B83];2)" office:value-type="float" office:value="156474.897433699" calcext:value-type="float">
            <text:p>156474,897</text:p>
          </table:table-cell>
          <table:table-cell table:formula="of:=POWER([dados.C83];2)" office:value-type="float" office:value="7056" calcext:value-type="float">
            <text:p>7056,000</text:p>
          </table:table-cell>
          <table:table-cell table:formula="of:=POWER([dados.D83];2)" office:value-type="float" office:value="6889" calcext:value-type="float">
            <text:p>6889,000</text:p>
          </table:table-cell>
          <table:table-cell table:formula="of:=[dados.E83]" office:value-type="float" office:value="109" calcext:value-type="float">
            <text:p>109,000</text:p>
          </table:table-cell>
          <table:table-cell table:formula="of:=POWER([dados.F83];2)" office:value-type="float" office:value="0.900158259951709" calcext:value-type="float">
            <text:p>0,900</text:p>
          </table:table-cell>
          <table:table-cell table:formula="of:=POWER([dados.G83];2)" office:value-type="float" office:value="1.46063453404349" calcext:value-type="float">
            <text:p>1,461</text:p>
          </table:table-cell>
          <table:table-cell table:formula="of:=POWER([dados.H83];2)" office:value-type="float" office:value="2.08540594817766" calcext:value-type="float">
            <text:p>2,085</text:p>
          </table:table-cell>
          <table:table-cell table:formula="of:=POWER([dados.I83];2)" office:value-type="float" office:value="0.817631030464307" calcext:value-type="float">
            <text:p>0,818</text:p>
          </table:table-cell>
          <table:table-cell table:formula="of:=POWER([dados.J83];2)" office:value-type="float" office:value="3.09261692406966" calcext:value-type="float">
            <text:p>3,093</text:p>
          </table:table-cell>
          <table:table-cell table:formula="of:=POWER([dados.K83];2)" office:value-type="float" office:value="0.535953221747502" calcext:value-type="float">
            <text:p>0,536</text:p>
          </table:table-cell>
        </table:table-row>
        <table:table-row table:style-name="ro1">
          <table:table-cell table:formula="of:=POWER([dados.B84];2)" office:value-type="float" office:value="158034.172162247" calcext:value-type="float">
            <text:p>158034,172</text:p>
          </table:table-cell>
          <table:table-cell table:formula="of:=POWER([dados.C84];2)" office:value-type="float" office:value="5776" calcext:value-type="float">
            <text:p>5776,000</text:p>
          </table:table-cell>
          <table:table-cell table:formula="of:=POWER([dados.D84];2)" office:value-type="float" office:value="6889" calcext:value-type="float">
            <text:p>6889,000</text:p>
          </table:table-cell>
          <table:table-cell table:formula="of:=[dados.E84]" office:value-type="float" office:value="9" calcext:value-type="float">
            <text:p>9,000</text:p>
          </table:table-cell>
          <table:table-cell table:formula="of:=POWER([dados.F84];2)" office:value-type="float" office:value="0.922791029368942" calcext:value-type="float">
            <text:p>0,923</text:p>
          </table:table-cell>
          <table:table-cell table:formula="of:=POWER([dados.G84];2)" office:value-type="float" office:value="0.83213349234001" calcext:value-type="float">
            <text:p>0,832</text:p>
          </table:table-cell>
          <table:table-cell table:formula="of:=POWER([dados.H84];2)" office:value-type="float" office:value="2.08540594817766" calcext:value-type="float">
            <text:p>2,085</text:p>
          </table:table-cell>
          <table:table-cell table:formula="of:=POWER([dados.I84];2)" office:value-type="float" office:value="1.11285361551638" calcext:value-type="float">
            <text:p>1,113</text:p>
          </table:table-cell>
          <table:table-cell table:formula="of:=POWER([dados.J84];2)" office:value-type="float" office:value="2.28843291669709" calcext:value-type="float">
            <text:p>2,288</text:p>
          </table:table-cell>
          <table:table-cell table:formula="of:=POWER([dados.K84];2)" office:value-type="float" office:value="0.439046571031665" calcext:value-type="float">
            <text:p>0,439</text:p>
          </table:table-cell>
        </table:table-row>
        <table:table-row table:style-name="ro1">
          <table:table-cell table:formula="of:=POWER([dados.B85];2)" office:value-type="float" office:value="198178.827170307" calcext:value-type="float">
            <text:p>198178,827</text:p>
          </table:table-cell>
          <table:table-cell table:formula="of:=POWER([dados.C85];2)" office:value-type="float" office:value="1849" calcext:value-type="float">
            <text:p>1849,000</text:p>
          </table:table-cell>
          <table:table-cell table:formula="of:=POWER([dados.D85];2)" office:value-type="float" office:value="7396" calcext:value-type="float">
            <text:p>7396,000</text:p>
          </table:table-cell>
          <table:table-cell table:formula="of:=[dados.E85]" office:value-type="float" office:value="164" calcext:value-type="float">
            <text:p>164,000</text:p>
          </table:table-cell>
          <table:table-cell table:formula="of:=POWER([dados.F85];2)" office:value-type="float" office:value="1.5570841200426" calcext:value-type="float">
            <text:p>1,557</text:p>
          </table:table-cell>
          <table:table-cell table:formula="of:=POWER([dados.G85];2)" office:value-type="float" office:value="0.0962520870703781" calcext:value-type="float">
            <text:p>0,096</text:p>
          </table:table-cell>
          <table:table-cell table:formula="of:=POWER([dados.H85];2)" office:value-type="float" office:value="2.42623522789469" calcext:value-type="float">
            <text:p>2,426</text:p>
          </table:table-cell>
          <table:table-cell table:formula="of:=POWER([dados.I85];2)" office:value-type="float" office:value="3.57694978323483" calcext:value-type="float">
            <text:p>3,577</text:p>
          </table:table-cell>
          <table:table-cell table:formula="of:=POWER([dados.J85];2)" office:value-type="float" office:value="0.406339845428196" calcext:value-type="float">
            <text:p>0,406</text:p>
          </table:table-cell>
          <table:table-cell table:formula="of:=POWER([dados.K85];2)" office:value-type="float" office:value="0.0962867072317457" calcext:value-type="float">
            <text:p>0,096</text:p>
          </table:table-cell>
        </table:table-row>
        <table:table-row table:style-name="ro1">
          <table:table-cell table:formula="of:=POWER([dados.B86];2)" office:value-type="float" office:value="185840.22810156" calcext:value-type="float">
            <text:p>185840,228</text:p>
          </table:table-cell>
          <table:table-cell table:formula="of:=POWER([dados.C86];2)" office:value-type="float" office:value="4624" calcext:value-type="float">
            <text:p>4624,000</text:p>
          </table:table-cell>
          <table:table-cell table:formula="of:=POWER([dados.D86];2)" office:value-type="float" office:value="4096" calcext:value-type="float">
            <text:p>4096,000</text:p>
          </table:table-cell>
          <table:table-cell table:formula="of:=[dados.E86]" office:value-type="float" office:value="147" calcext:value-type="float">
            <text:p>147,000</text:p>
          </table:table-cell>
          <table:table-cell table:formula="of:=POWER([dados.F86];2)" office:value-type="float" office:value="1.35242201396029" calcext:value-type="float">
            <text:p>1,352</text:p>
          </table:table-cell>
          <table:table-cell table:formula="of:=POWER([dados.G86];2)" office:value-type="float" office:value="0.379283396789467" calcext:value-type="float">
            <text:p>0,379</text:p>
          </table:table-cell>
          <table:table-cell table:formula="of:=POWER([dados.H86];2)" office:value-type="float" office:value="0.525595943591931" calcext:value-type="float">
            <text:p>0,526</text:p>
          </table:table-cell>
          <table:table-cell table:formula="of:=POWER([dados.I86];2)" office:value-type="float" office:value="0.737801657382845" calcext:value-type="float">
            <text:p>0,738</text:p>
          </table:table-cell>
          <table:table-cell table:formula="of:=POWER([dados.J86];2)" office:value-type="float" office:value="1.51539294032892" calcext:value-type="float">
            <text:p>1,515</text:p>
          </table:table-cell>
          <table:table-cell table:formula="of:=POWER([dados.K86];2)" office:value-type="float" office:value="0.00410871113433152" calcext:value-type="float">
            <text:p>0,004</text:p>
          </table:table-cell>
        </table:table-row>
        <table:table-row table:style-name="ro1">
          <table:table-cell table:formula="of:=POWER([dados.B87];2)" office:value-type="float" office:value="221417.959270799" calcext:value-type="float">
            <text:p>221417,959</text:p>
          </table:table-cell>
          <table:table-cell table:formula="of:=POWER([dados.C87];2)" office:value-type="float" office:value="3969" calcext:value-type="float">
            <text:p>3969,000</text:p>
          </table:table-cell>
          <table:table-cell table:formula="of:=POWER([dados.D87];2)" office:value-type="float" office:value="3136" calcext:value-type="float">
            <text:p>3136,000</text:p>
          </table:table-cell>
          <table:table-cell table:formula="of:=[dados.E87]" office:value-type="float" office:value="44" calcext:value-type="float">
            <text:p>44,000</text:p>
          </table:table-cell>
          <table:table-cell table:formula="of:=POWER([dados.F87];2)" office:value-type="float" office:value="1.96234493821241" calcext:value-type="float">
            <text:p>1,962</text:p>
          </table:table-cell>
          <table:table-cell table:formula="of:=POWER([dados.G87];2)" office:value-type="float" office:value="0.185449833163667" calcext:value-type="float">
            <text:p>0,185</text:p>
          </table:table-cell>
          <table:table-cell table:formula="of:=POWER([dados.H87];2)" office:value-type="float" office:value="0.178248893006521" calcext:value-type="float">
            <text:p>0,178</text:p>
          </table:table-cell>
          <table:table-cell table:formula="of:=POWER([dados.I87];2)" office:value-type="float" office:value="0.804240040413511" calcext:value-type="float">
            <text:p>0,804</text:p>
          </table:table-cell>
          <table:table-cell table:formula="of:=POWER([dados.J87];2)" office:value-type="float" office:value="1.29222209859654" calcext:value-type="float">
            <text:p>1,292</text:p>
          </table:table-cell>
          <table:table-cell table:formula="of:=POWER([dados.K87];2)" office:value-type="float" office:value="0.229583948239732" calcext:value-type="float">
            <text:p>0,230</text:p>
          </table:table-cell>
        </table:table-row>
        <table:table-row table:style-name="ro1">
          <table:table-cell table:formula="of:=POWER([dados.B88];2)" office:value-type="float" office:value="243349.760160014" calcext:value-type="float">
            <text:p>243349,760</text:p>
          </table:table-cell>
          <table:table-cell table:formula="of:=POWER([dados.C88];2)" office:value-type="float" office:value="7056" calcext:value-type="float">
            <text:p>7056,000</text:p>
          </table:table-cell>
          <table:table-cell table:formula="of:=POWER([dados.D88];2)" office:value-type="float" office:value="4624" calcext:value-type="float">
            <text:p>4624,000</text:p>
          </table:table-cell>
          <table:table-cell table:formula="of:=[dados.E88]" office:value-type="float" office:value="178" calcext:value-type="float">
            <text:p>178,000</text:p>
          </table:table-cell>
          <table:table-cell table:formula="of:=POWER([dados.F88];2)" office:value-type="float" office:value="2.36551923475999" calcext:value-type="float">
            <text:p>2,366</text:p>
          </table:table-cell>
          <table:table-cell table:formula="of:=POWER([dados.G88];2)" office:value-type="float" office:value="1.46063453404349" calcext:value-type="float">
            <text:p>1,461</text:p>
          </table:table-cell>
          <table:table-cell table:formula="of:=POWER([dados.H88];2)" office:value-type="float" office:value="0.76802837035321" calcext:value-type="float">
            <text:p>0,768</text:p>
          </table:table-cell>
          <table:table-cell table:formula="of:=POWER([dados.I88];2)" office:value-type="float" office:value="0.796125347676015" calcext:value-type="float">
            <text:p>0,796</text:p>
          </table:table-cell>
          <table:table-cell table:formula="of:=POWER([dados.J88];2)" office:value-type="float" office:value="3.79397784500716" calcext:value-type="float">
            <text:p>3,794</text:p>
          </table:table-cell>
          <table:table-cell table:formula="of:=POWER([dados.K88];2)" office:value-type="float" office:value="0.00408193089284564" calcext:value-type="float">
            <text:p>0,004</text:p>
          </table:table-cell>
        </table:table-row>
        <table:table-row table:style-name="ro1">
          <table:table-cell table:formula="of:=POWER([dados.B89];2)" office:value-type="float" office:value="201396.369994502" calcext:value-type="float">
            <text:p>201396,370</text:p>
          </table:table-cell>
          <table:table-cell table:formula="of:=POWER([dados.C89];2)" office:value-type="float" office:value="4096" calcext:value-type="float">
            <text:p>4096,000</text:p>
          </table:table-cell>
          <table:table-cell table:formula="of:=POWER([dados.D89];2)" office:value-type="float" office:value="5184" calcext:value-type="float">
            <text:p>5184,000</text:p>
          </table:table-cell>
          <table:table-cell table:formula="of:=[dados.E89]" office:value-type="float" office:value="65" calcext:value-type="float">
            <text:p>65,000</text:p>
          </table:table-cell>
          <table:table-cell table:formula="of:=POWER([dados.F89];2)" office:value-type="float" office:value="1.61171157467018" calcext:value-type="float">
            <text:p>1,612</text:p>
          </table:table-cell>
          <table:table-cell table:formula="of:=POWER([dados.G89];2)" office:value-type="float" office:value="0.218727453821548" calcext:value-type="float">
            <text:p>0,219</text:p>
          </table:table-cell>
          <table:table-cell table:formula="of:=POWER([dados.H89];2)" office:value-type="float" office:value="1.0563000647602" calcext:value-type="float">
            <text:p>1,056</text:p>
          </table:table-cell>
          <table:table-cell table:formula="of:=POWER([dados.I89];2)" office:value-type="float" office:value="1.41159062833596" calcext:value-type="float">
            <text:p>1,412</text:p>
          </table:table-cell>
          <table:table-cell table:formula="of:=POWER([dados.J89];2)" office:value-type="float" office:value="1.47109533025699" calcext:value-type="float">
            <text:p>1,471</text:p>
          </table:table-cell>
          <table:table-cell table:formula="of:=POWER([dados.K89];2)" office:value-type="float" office:value="0.00405603127797206" calcext:value-type="float">
            <text:p>0,004</text:p>
          </table:table-cell>
        </table:table-row>
        <table:table-row table:style-name="ro1">
          <table:table-cell table:formula="of:=POWER([dados.B90];2)" office:value-type="float" office:value="160799.74527018" calcext:value-type="float">
            <text:p>160799,745</text:p>
          </table:table-cell>
          <table:table-cell table:formula="of:=POWER([dados.C90];2)" office:value-type="float" office:value="2209" calcext:value-type="float">
            <text:p>2209,000</text:p>
          </table:table-cell>
          <table:table-cell table:formula="of:=POWER([dados.D90];2)" office:value-type="float" office:value="2809" calcext:value-type="float">
            <text:p>2809,000</text:p>
          </table:table-cell>
          <table:table-cell table:formula="of:=[dados.E90]" office:value-type="float" office:value="148" calcext:value-type="float">
            <text:p>148,000</text:p>
          </table:table-cell>
          <table:table-cell table:formula="of:=POWER([dados.F90];2)" office:value-type="float" office:value="0.963343714388671" calcext:value-type="float">
            <text:p>0,963</text:p>
          </table:table-cell>
          <table:table-cell table:formula="of:=POWER([dados.G90];2)" office:value-type="float" office:value="0.026266163212567" calcext:value-type="float">
            <text:p>0,026</text:p>
          </table:table-cell>
          <table:table-cell table:formula="of:=POWER([dados.H90];2)" office:value-type="float" office:value="0.0952654937966364" calcext:value-type="float">
            <text:p>0,095</text:p>
          </table:table-cell>
          <table:table-cell table:formula="of:=POWER([dados.I90];2)" office:value-type="float" office:value="0.741884373129775" calcext:value-type="float">
            <text:p>0,742</text:p>
          </table:table-cell>
          <table:table-cell table:formula="of:=POWER([dados.J90];2)" office:value-type="float" office:value="0.163929498916035" calcext:value-type="float">
            <text:p>0,164</text:p>
          </table:table-cell>
          <table:table-cell table:formula="of:=POWER([dados.K90];2)" office:value-type="float" office:value="0.17906295211813" calcext:value-type="float">
            <text:p>0,179</text:p>
          </table:table-cell>
        </table:table-row>
        <table:table-row table:style-name="ro1">
          <table:table-cell table:formula="of:=POWER([dados.B91];2)" office:value-type="float" office:value="210835.241030235" calcext:value-type="float">
            <text:p>210835,241</text:p>
          </table:table-cell>
          <table:table-cell table:formula="of:=POWER([dados.C91];2)" office:value-type="float" office:value="5476" calcext:value-type="float">
            <text:p>5476,000</text:p>
          </table:table-cell>
          <table:table-cell table:formula="of:=POWER([dados.D91];2)" office:value-type="float" office:value="3249" calcext:value-type="float">
            <text:p>3249,000</text:p>
          </table:table-cell>
          <table:table-cell table:formula="of:=[dados.E91]" office:value-type="float" office:value="26" calcext:value-type="float">
            <text:p>26,000</text:p>
          </table:table-cell>
          <table:table-cell table:formula="of:=POWER([dados.F91];2)" office:value-type="float" office:value="1.77478322937048" calcext:value-type="float">
            <text:p>1,775</text:p>
          </table:table-cell>
          <table:table-cell table:formula="of:=POWER([dados.G91];2)" office:value-type="float" office:value="0.702453692250536" calcext:value-type="float">
            <text:p>0,702</text:p>
          </table:table-cell>
          <table:table-cell table:formula="of:=POWER([dados.H91];2)" office:value-type="float" office:value="0.211639934532197" calcext:value-type="float">
            <text:p>0,212</text:p>
          </table:table-cell>
          <table:table-cell table:formula="of:=POWER([dados.I91];2)" office:value-type="float" office:value="0.465964810098455" calcext:value-type="float">
            <text:p>0,466</text:p>
          </table:table-cell>
          <table:table-cell table:formula="of:=POWER([dados.J91];2)" office:value-type="float" office:value="2.11903091838595" calcext:value-type="float">
            <text:p>2,119</text:p>
          </table:table-cell>
          <table:table-cell table:formula="of:=POWER([dados.K91];2)" office:value-type="float" office:value="0.10388312075771" calcext:value-type="float">
            <text:p>0,104</text:p>
          </table:table-cell>
        </table:table-row>
        <table:table-row table:style-name="ro1">
          <table:table-cell table:formula="of:=POWER([dados.B92];2)" office:value-type="float" office:value="252398.994609086" calcext:value-type="float">
            <text:p>252398,995</text:p>
          </table:table-cell>
          <table:table-cell table:formula="of:=POWER([dados.C92];2)" office:value-type="float" office:value="4096" calcext:value-type="float">
            <text:p>4096,000</text:p>
          </table:table-cell>
          <table:table-cell table:formula="of:=POWER([dados.D92];2)" office:value-type="float" office:value="8100" calcext:value-type="float">
            <text:p>8100,000</text:p>
          </table:table-cell>
          <table:table-cell table:formula="of:=[dados.E92]" office:value-type="float" office:value="87" calcext:value-type="float">
            <text:p>87,000</text:p>
          </table:table-cell>
          <table:table-cell table:formula="of:=POWER([dados.F92];2)" office:value-type="float" office:value="2.53707164520706" calcext:value-type="float">
            <text:p>2,537</text:p>
          </table:table-cell>
          <table:table-cell table:formula="of:=POWER([dados.G92];2)" office:value-type="float" office:value="0.218727453821548" calcext:value-type="float">
            <text:p>0,219</text:p>
          </table:table-cell>
          <table:table-cell table:formula="of:=POWER([dados.H92];2)" office:value-type="float" office:value="2.92078362670741" calcext:value-type="float">
            <text:p>2,921</text:p>
          </table:table-cell>
          <table:table-cell table:formula="of:=POWER([dados.I92];2)" office:value-type="float" office:value="3.30103680354616" calcext:value-type="float">
            <text:p>3,301</text:p>
          </table:table-cell>
          <table:table-cell table:formula="of:=POWER([dados.J92];2)" office:value-type="float" office:value="2.23993292209922" calcext:value-type="float">
            <text:p>2,240</text:p>
          </table:table-cell>
          <table:table-cell table:formula="of:=POWER([dados.K92];2)" office:value-type="float" office:value="0.135618884997829" calcext:value-type="float">
            <text:p>0,136</text:p>
          </table:table-cell>
        </table:table-row>
        <table:table-row table:style-name="ro1">
          <table:table-cell table:formula="of:=POWER([dados.B93];2)" office:value-type="float" office:value="210160.452634084" calcext:value-type="float">
            <text:p>210160,453</text:p>
          </table:table-cell>
          <table:table-cell table:formula="of:=POWER([dados.C93];2)" office:value-type="float" office:value="4356" calcext:value-type="float">
            <text:p>4356,000</text:p>
          </table:table-cell>
          <table:table-cell table:formula="of:=POWER([dados.D93];2)" office:value-type="float" office:value="6889" calcext:value-type="float">
            <text:p>6889,000</text:p>
          </table:table-cell>
          <table:table-cell table:formula="of:=[dados.E93]" office:value-type="float" office:value="10" calcext:value-type="float">
            <text:p>10,000</text:p>
          </table:table-cell>
          <table:table-cell table:formula="of:=POWER([dados.F93];2)" office:value-type="float" office:value="1.76298967600116" calcext:value-type="float">
            <text:p>1,763</text:p>
          </table:table-cell>
          <table:table-cell table:formula="of:=POWER([dados.G93];2)" office:value-type="float" office:value="0.293516333238228" calcext:value-type="float">
            <text:p>0,294</text:p>
          </table:table-cell>
          <table:table-cell table:formula="of:=POWER([dados.H93];2)" office:value-type="float" office:value="2.08540594817766" calcext:value-type="float">
            <text:p>2,085</text:p>
          </table:table-cell>
          <table:table-cell table:formula="of:=POWER([dados.I93];2)" office:value-type="float" office:value="2.11229575337828" calcext:value-type="float">
            <text:p>2,112</text:p>
          </table:table-cell>
          <table:table-cell table:formula="of:=POWER([dados.J93];2)" office:value-type="float" office:value="1.90481027683051" calcext:value-type="float">
            <text:p>1,905</text:p>
          </table:table-cell>
          <table:table-cell table:formula="of:=POWER([dados.K93];2)" office:value-type="float" office:value="0.124809928784954" calcext:value-type="float">
            <text:p>0,125</text:p>
          </table:table-cell>
        </table:table-row>
        <table:table-row table:style-name="ro1">
          <table:table-cell table:formula="of:=POWER([dados.B94];2)" office:value-type="float" office:value="139327.292452366" calcext:value-type="float">
            <text:p>139327,292</text:p>
          </table:table-cell>
          <table:table-cell table:formula="of:=POWER([dados.C94];2)" office:value-type="float" office:value="3136" calcext:value-type="float">
            <text:p>3136,000</text:p>
          </table:table-cell>
          <table:table-cell table:formula="of:=POWER([dados.D94];2)" office:value-type="float" office:value="4624" calcext:value-type="float">
            <text:p>4624,000</text:p>
          </table:table-cell>
          <table:table-cell table:formula="of:=[dados.E94]" office:value-type="float" office:value="165" calcext:value-type="float">
            <text:p>165,000</text:p>
          </table:table-cell>
          <table:table-cell table:formula="of:=POWER([dados.F94];2)" office:value-type="float" office:value="0.663080927369262" calcext:value-type="float">
            <text:p>0,663</text:p>
          </table:table-cell>
          <table:table-cell table:formula="of:=POWER([dados.G94];2)" office:value-type="float" office:value="0.0293537775004116" calcext:value-type="float">
            <text:p>0,029</text:p>
          </table:table-cell>
          <table:table-cell table:formula="of:=POWER([dados.H94];2)" office:value-type="float" office:value="0.76802837035321" calcext:value-type="float">
            <text:p>0,768</text:p>
          </table:table-cell>
          <table:table-cell table:formula="of:=POWER([dados.I94];2)" office:value-type="float" office:value="0.928116102082775" calcext:value-type="float">
            <text:p>0,928</text:p>
          </table:table-cell>
          <table:table-cell table:formula="of:=POWER([dados.J94];2)" office:value-type="float" office:value="0.501344152831072" calcext:value-type="float">
            <text:p>0,501</text:p>
          </table:table-cell>
          <table:table-cell table:formula="of:=POWER([dados.K94];2)" office:value-type="float" office:value="0.0310044024138231" calcext:value-type="float">
            <text:p>0,031</text:p>
          </table:table-cell>
        </table:table-row>
        <table:table-row table:style-name="ro1">
          <table:table-cell table:formula="of:=POWER([dados.B95];2)" office:value-type="float" office:value="136702.028137266" calcext:value-type="float">
            <text:p>136702,028</text:p>
          </table:table-cell>
          <table:table-cell table:formula="of:=POWER([dados.C95];2)" office:value-type="float" office:value="6241" calcext:value-type="float">
            <text:p>6241,000</text:p>
          </table:table-cell>
          <table:table-cell table:formula="of:=POWER([dados.D95];2)" office:value-type="float" office:value="2601" calcext:value-type="float">
            <text:p>2601,000</text:p>
          </table:table-cell>
          <table:table-cell table:formula="of:=[dados.E95]" office:value-type="float" office:value="110" calcext:value-type="float">
            <text:p>110,000</text:p>
          </table:table-cell>
          <table:table-cell table:formula="of:=POWER([dados.F95];2)" office:value-type="float" office:value="0.628841087002846" calcext:value-type="float">
            <text:p>0,629</text:p>
          </table:table-cell>
          <table:table-cell table:formula="of:=POWER([dados.G95];2)" office:value-type="float" office:value="1.04723728772652" calcext:value-type="float">
            <text:p>1,047</text:p>
          </table:table-cell>
          <table:table-cell table:formula="of:=POWER([dados.H95];2)" office:value-type="float" office:value="0.0542679987959994" calcext:value-type="float">
            <text:p>0,054</text:p>
          </table:table-cell>
          <table:table-cell table:formula="of:=POWER([dados.I95];2)" office:value-type="float" office:value="0.0158746959036511" calcext:value-type="float">
            <text:p>0,016</text:p>
          </table:table-cell>
          <table:table-cell table:formula="of:=POWER([dados.J95];2)" office:value-type="float" office:value="1.70177877749373" calcext:value-type="float">
            <text:p>1,702</text:p>
          </table:table-cell>
          <table:table-cell table:formula="of:=POWER([dados.K95];2)" office:value-type="float" office:value="0.0126934544085712" calcext:value-type="float">
            <text:p>0,013</text:p>
          </table:table-cell>
        </table:table-row>
        <table:table-row table:style-name="ro1">
          <table:table-cell table:formula="of:=POWER([dados.B96];2)" office:value-type="float" office:value="167176.409331131" calcext:value-type="float">
            <text:p>167176,409</text:p>
          </table:table-cell>
          <table:table-cell table:formula="of:=POWER([dados.C96];2)" office:value-type="float" office:value="6724" calcext:value-type="float">
            <text:p>6724,000</text:p>
          </table:table-cell>
          <table:table-cell table:formula="of:=POWER([dados.D96];2)" office:value-type="float" office:value="6400" calcext:value-type="float">
            <text:p>6400,000</text:p>
          </table:table-cell>
          <table:table-cell table:formula="of:=[dados.E96]" office:value-type="float" office:value="66" calcext:value-type="float">
            <text:p>66,000</text:p>
          </table:table-cell>
          <table:table-cell table:formula="of:=POWER([dados.F96];2)" office:value-type="float" office:value="1.05878306423874" calcext:value-type="float">
            <text:p>1,059</text:p>
          </table:table-cell>
          <table:table-cell table:formula="of:=POWER([dados.G96];2)" office:value-type="float" office:value="1.28704199741578" calcext:value-type="float">
            <text:p>1,287</text:p>
          </table:table-cell>
          <table:table-cell table:formula="of:=POWER([dados.H96];2)" office:value-type="float" office:value="1.77036125651134" calcext:value-type="float">
            <text:p>1,770</text:p>
          </table:table-cell>
          <table:table-cell table:formula="of:=POWER([dados.I96];2)" office:value-type="float" office:value="0.837760860474126" calcext:value-type="float">
            <text:p>0,838</text:p>
          </table:table-cell>
          <table:table-cell table:formula="of:=POWER([dados.J96];2)" office:value-type="float" office:value="2.94067721346167" calcext:value-type="float">
            <text:p>2,941</text:p>
          </table:table-cell>
          <table:table-cell table:formula="of:=POWER([dados.K96];2)" office:value-type="float" office:value="0.337750648467532" calcext:value-type="float">
            <text:p>0,338</text:p>
          </table:table-cell>
        </table:table-row>
        <table:table-row table:style-name="ro1">
          <table:table-cell table:formula="of:=POWER([dados.B97];2)" office:value-type="float" office:value="150309.825304238" calcext:value-type="float">
            <text:p>150309,825</text:p>
          </table:table-cell>
          <table:table-cell table:formula="of:=POWER([dados.C97];2)" office:value-type="float" office:value="2025" calcext:value-type="float">
            <text:p>2025,000</text:p>
          </table:table-cell>
          <table:table-cell table:formula="of:=POWER([dados.D97];2)" office:value-type="float" office:value="6889" calcext:value-type="float">
            <text:p>6889,000</text:p>
          </table:table-cell>
          <table:table-cell table:formula="of:=[dados.E97]" office:value-type="float" office:value="128" calcext:value-type="float">
            <text:p>128,000</text:p>
          </table:table-cell>
          <table:table-cell table:formula="of:=POWER([dados.F97];2)" office:value-type="float" office:value="0.812363254994327" calcext:value-type="float">
            <text:p>0,812</text:p>
          </table:table-cell>
          <table:table-cell table:formula="of:=POWER([dados.G97];2)" office:value-type="float" office:value="0.0557700330741932" calcext:value-type="float">
            <text:p>0,056</text:p>
          </table:table-cell>
          <table:table-cell table:formula="of:=POWER([dados.H97];2)" office:value-type="float" office:value="2.08540594817766" calcext:value-type="float">
            <text:p>2,085</text:p>
          </table:table-cell>
          <table:table-cell table:formula="of:=POWER([dados.I97];2)" office:value-type="float" office:value="2.48404956273755" calcext:value-type="float">
            <text:p>2,484</text:p>
          </table:table-cell>
          <table:table-cell table:formula="of:=POWER([dados.J97];2)" office:value-type="float" office:value="0.258067062891628" calcext:value-type="float">
            <text:p>0,258</text:p>
          </table:table-cell>
          <table:table-cell table:formula="of:=POWER([dados.K97];2)" office:value-type="float" office:value="0.211425964802213" calcext:value-type="float">
            <text:p>0,211</text:p>
          </table:table-cell>
        </table:table-row>
        <table:table-row table:style-name="ro1">
          <table:table-cell table:formula="of:=POWER([dados.B98];2)" office:value-type="float" office:value="141513.714158559" calcext:value-type="float">
            <text:p>141513,714</text:p>
          </table:table-cell>
          <table:table-cell table:formula="of:=POWER([dados.C98];2)" office:value-type="float" office:value="3025" calcext:value-type="float">
            <text:p>3025,000</text:p>
          </table:table-cell>
          <table:table-cell table:formula="of:=POWER([dados.D98];2)" office:value-type="float" office:value="5041" calcext:value-type="float">
            <text:p>5041,000</text:p>
          </table:table-cell>
          <table:table-cell table:formula="of:=[dados.E98]" office:value-type="float" office:value="186" calcext:value-type="float">
            <text:p>186,000</text:p>
          </table:table-cell>
          <table:table-cell table:formula="of:=POWER([dados.F98];2)" office:value-type="float" office:value="0.692035816928104" calcext:value-type="float">
            <text:p>0,692</text:p>
          </table:table-cell>
          <table:table-cell table:formula="of:=POWER([dados.G98];2)" office:value-type="float" office:value="0.018032525111648" calcext:value-type="float">
            <text:p>0,018</text:p>
          </table:table-cell>
          <table:table-cell table:formula="of:=POWER([dados.H98];2)" office:value-type="float" office:value="0.979934709816669" calcext:value-type="float">
            <text:p>0,980</text:p>
          </table:table-cell>
          <table:table-cell table:formula="of:=POWER([dados.I98];2)" office:value-type="float" office:value="1.13315064987422" calcext:value-type="float">
            <text:p>1,133</text:p>
          </table:table-cell>
          <table:table-cell table:formula="of:=POWER([dados.J98];2)" office:value-type="float" office:value="0.498285988091687" calcext:value-type="float">
            <text:p>0,498</text:p>
          </table:table-cell>
          <table:table-cell table:formula="of:=POWER([dados.K98];2)" office:value-type="float" office:value="0.0585682593838066" calcext:value-type="float">
            <text:p>0,059</text:p>
          </table:table-cell>
        </table:table-row>
        <table:table-row table:style-name="ro1">
          <table:table-cell table:formula="of:=POWER([dados.B99];2)" office:value-type="float" office:value="248201.269318643" calcext:value-type="float">
            <text:p>248201,269</text:p>
          </table:table-cell>
          <table:table-cell table:formula="of:=POWER([dados.C99];2)" office:value-type="float" office:value="2809" calcext:value-type="float">
            <text:p>2809,000</text:p>
          </table:table-cell>
          <table:table-cell table:formula="of:=POWER([dados.D99];2)" office:value-type="float" office:value="7396" calcext:value-type="float">
            <text:p>7396,000</text:p>
          </table:table-cell>
          <table:table-cell table:formula="of:=[dados.E99]" office:value-type="float" office:value="187" calcext:value-type="float">
            <text:p>187,000</text:p>
          </table:table-cell>
          <table:table-cell table:formula="of:=POWER([dados.F99];2)" office:value-type="float" office:value="2.45713552819867" calcext:value-type="float">
            <text:p>2,457</text:p>
          </table:table-cell>
          <table:table-cell table:formula="of:=POWER([dados.G99];2)" office:value-type="float" office:value="0.00362365843503985" calcext:value-type="float">
            <text:p>0,004</text:p>
          </table:table-cell>
          <table:table-cell table:formula="of:=POWER([dados.H99];2)" office:value-type="float" office:value="2.42623522789469" calcext:value-type="float">
            <text:p>2,426</text:p>
          </table:table-cell>
          <table:table-cell table:formula="of:=POWER([dados.I99];2)" office:value-type="float" office:value="3.61906292467148" calcext:value-type="float">
            <text:p>3,619</text:p>
          </table:table-cell>
          <table:table-cell table:formula="of:=POWER([dados.J99];2)" office:value-type="float" office:value="1.23336253036082" calcext:value-type="float">
            <text:p>1,233</text:p>
          </table:table-cell>
          <table:table-cell table:formula="of:=POWER([dados.K99];2)" office:value-type="float" office:value="0.0345747294053118" calcext:value-type="float">
            <text:p>0,035</text:p>
          </table:table-cell>
        </table:table-row>
        <table:table-row table:style-name="ro1">
          <table:table-cell table:formula="of:=POWER([dados.B100];2)" office:value-type="float" office:value="149920.763603823" calcext:value-type="float">
            <text:p>149920,764</text:p>
          </table:table-cell>
          <table:table-cell table:formula="of:=POWER([dados.C100];2)" office:value-type="float" office:value="6241" calcext:value-type="float">
            <text:p>6241,000</text:p>
          </table:table-cell>
          <table:table-cell table:formula="of:=POWER([dados.D100];2)" office:value-type="float" office:value="7569" calcext:value-type="float">
            <text:p>7569,000</text:p>
          </table:table-cell>
          <table:table-cell table:formula="of:=[dados.E100]" office:value-type="float" office:value="45" calcext:value-type="float">
            <text:p>45,000</text:p>
          </table:table-cell>
          <table:table-cell table:formula="of:=POWER([dados.F100];2)" office:value-type="float" office:value="0.806915686393246" calcext:value-type="float">
            <text:p>0,807</text:p>
          </table:table-cell>
          <table:table-cell table:formula="of:=POWER([dados.G100];2)" office:value-type="float" office:value="1.04723728772652" calcext:value-type="float">
            <text:p>1,047</text:p>
          </table:table-cell>
          <table:table-cell table:formula="of:=POWER([dados.H100];2)" office:value-type="float" office:value="2.54557489625609" calcext:value-type="float">
            <text:p>2,546</text:p>
          </table:table-cell>
          <table:table-cell table:formula="of:=POWER([dados.I100];2)" office:value-type="float" office:value="1.12525561844977" calcext:value-type="float">
            <text:p>1,125</text:p>
          </table:table-cell>
          <table:table-cell table:formula="of:=POWER([dados.J100];2)" office:value-type="float" office:value="2.57179714583489" calcext:value-type="float">
            <text:p>2,572</text:p>
          </table:table-cell>
          <table:table-cell table:formula="of:=POWER([dados.K100];2)" office:value-type="float" office:value="0.702677907115465" calcext:value-type="float">
            <text:p>0,703</text:p>
          </table:table-cell>
        </table:table-row>
        <table:table-row table:style-name="ro1">
          <table:table-cell table:formula="of:=POWER([dados.B101];2)" office:value-type="float" office:value="194027.535417255" calcext:value-type="float">
            <text:p>194027,535</text:p>
          </table:table-cell>
          <table:table-cell table:formula="of:=POWER([dados.C101];2)" office:value-type="float" office:value="2025" calcext:value-type="float">
            <text:p>2025,000</text:p>
          </table:table-cell>
          <table:table-cell table:formula="of:=POWER([dados.D101];2)" office:value-type="float" office:value="8281" calcext:value-type="float">
            <text:p>8281,000</text:p>
          </table:table-cell>
          <table:table-cell table:formula="of:=[dados.E101]" office:value-type="float" office:value="129" calcext:value-type="float">
            <text:p>129,000</text:p>
          </table:table-cell>
          <table:table-cell table:formula="of:=POWER([dados.F101];2)" office:value-type="float" office:value="1.48735589104419" calcext:value-type="float">
            <text:p>1,487</text:p>
          </table:table-cell>
          <table:table-cell table:formula="of:=POWER([dados.G101];2)" office:value-type="float" office:value="0.0557700330741932" calcext:value-type="float">
            <text:p>0,056</text:p>
          </table:table-cell>
          <table:table-cell table:formula="of:=POWER([dados.H101];2)" office:value-type="float" office:value="3.05158311198023" calcext:value-type="float">
            <text:p>3,052</text:p>
          </table:table-cell>
          <table:table-cell table:formula="of:=POWER([dados.I101];2)" office:value-type="float" office:value="3.84018132222906" calcext:value-type="float">
            <text:p>3,840</text:p>
          </table:table-cell>
          <table:table-cell table:formula="of:=POWER([dados.J101];2)" office:value-type="float" office:value="0.519356509877767" calcext:value-type="float">
            <text:p>0,519</text:p>
          </table:table-cell>
          <table:table-cell table:formula="of:=POWER([dados.K101];2)" office:value-type="float" office:value="0.235176519520072" calcext:value-type="float">
            <text:p>0,235</text:p>
          </table:table-cell>
        </table:table-row>
        <table:table-row table:style-name="ro1">
          <table:table-cell table:formula="of:=POWER([dados.B102];2)" office:value-type="float" office:value="172919.198272868" calcext:value-type="float">
            <text:p>172919,198</text:p>
          </table:table-cell>
          <table:table-cell table:formula="of:=POWER([dados.C102];2)" office:value-type="float" office:value="1600" calcext:value-type="float">
            <text:p>1600,000</text:p>
          </table:table-cell>
          <table:table-cell table:formula="of:=POWER([dados.D102];2)" office:value-type="float" office:value="4225" calcext:value-type="float">
            <text:p>4225,000</text:p>
          </table:table-cell>
          <table:table-cell table:formula="of:=[dados.E102]" office:value-type="float" office:value="88" calcext:value-type="float">
            <text:p>88,000</text:p>
          </table:table-cell>
          <table:table-cell table:formula="of:=POWER([dados.F102];2)" office:value-type="float" office:value="1.14694444066034" calcext:value-type="float">
            <text:p>1,147</text:p>
          </table:table-cell>
          <table:table-cell table:formula="of:=POWER([dados.G102];2)" office:value-type="float" office:value="0.177559263316953" calcext:value-type="float">
            <text:p>0,178</text:p>
          </table:table-cell>
          <table:table-cell table:formula="of:=POWER([dados.H102];2)" office:value-type="float" office:value="0.581906618940465" calcext:value-type="float">
            <text:p>0,582</text:p>
          </table:table-cell>
          <table:table-cell table:formula="of:=POWER([dados.I102];2)" office:value-type="float" office:value="1.77157010759513" calcext:value-type="float">
            <text:p>1,772</text:p>
          </table:table-cell>
          <table:table-cell table:formula="of:=POWER([dados.J102];2)" office:value-type="float" office:value="0.0969137867403307" calcext:value-type="float">
            <text:p>0,097</text:p>
          </table:table-cell>
          <table:table-cell table:formula="of:=POWER([dados.K102];2)" office:value-type="float" office:value="0.0379289258148393" calcext:value-type="float">
            <text:p>0,038</text:p>
          </table:table-cell>
        </table:table-row>
        <table:table-row table:style-name="ro1">
          <table:table-cell table:formula="of:=POWER([dados.B103];2)" office:value-type="float" office:value="214869.734599882" calcext:value-type="float">
            <text:p>214869,735</text:p>
          </table:table-cell>
          <table:table-cell table:formula="of:=POWER([dados.C103];2)" office:value-type="float" office:value="4489" calcext:value-type="float">
            <text:p>4489,000</text:p>
          </table:table-cell>
          <table:table-cell table:formula="of:=POWER([dados.D103];2)" office:value-type="float" office:value="5184" calcext:value-type="float">
            <text:p>5184,000</text:p>
          </table:table-cell>
          <table:table-cell table:formula="of:=[dados.E103]" office:value-type="float" office:value="111" calcext:value-type="float">
            <text:p>111,000</text:p>
          </table:table-cell>
          <table:table-cell table:formula="of:=POWER([dados.F103];2)" office:value-type="float" office:value="1.84571721909252" calcext:value-type="float">
            <text:p>1,846</text:p>
          </table:table-cell>
          <table:table-cell table:formula="of:=POWER([dados.G103];2)" office:value-type="float" office:value="0.335027591997028" calcext:value-type="float">
            <text:p>0,335</text:p>
          </table:table-cell>
          <table:table-cell table:formula="of:=POWER([dados.H103];2)" office:value-type="float" office:value="1.0563000647602" calcext:value-type="float">
            <text:p>1,056</text:p>
          </table:table-cell>
          <table:table-cell table:formula="of:=POWER([dados.I103];2)" office:value-type="float" office:value="1.40977296788602" calcext:value-type="float">
            <text:p>1,410</text:p>
          </table:table-cell>
          <table:table-cell table:formula="of:=POWER([dados.J103];2)" office:value-type="float" office:value="1.82633152653761" calcext:value-type="float">
            <text:p>1,826</text:p>
          </table:table-cell>
          <table:table-cell table:formula="of:=POWER([dados.K103];2)" office:value-type="float" office:value="0.000943485830890945" calcext:value-type="float">
            <text:p>0,001</text:p>
          </table:table-cell>
        </table:table-row>
        <table:table-row table:style-name="ro1">
          <table:table-cell table:formula="of:=POWER([dados.B104];2)" office:value-type="float" office:value="210575.159833008" calcext:value-type="float">
            <text:p>210575,160</text:p>
          </table:table-cell>
          <table:table-cell table:formula="of:=POWER([dados.C104];2)" office:value-type="float" office:value="2025" calcext:value-type="float">
            <text:p>2025,000</text:p>
          </table:table-cell>
          <table:table-cell table:formula="of:=POWER([dados.D104];2)" office:value-type="float" office:value="3136" calcext:value-type="float">
            <text:p>3136,000</text:p>
          </table:table-cell>
          <table:table-cell table:formula="of:=[dados.E104]" office:value-type="float" office:value="27" calcext:value-type="float">
            <text:p>27,000</text:p>
          </table:table-cell>
          <table:table-cell table:formula="of:=POWER([dados.F104];2)" office:value-type="float" office:value="1.77023526660556" calcext:value-type="float">
            <text:p>1,770</text:p>
          </table:table-cell>
          <table:table-cell table:formula="of:=POWER([dados.G104];2)" office:value-type="float" office:value="0.0557700330741932" calcext:value-type="float">
            <text:p>0,056</text:p>
          </table:table-cell>
          <table:table-cell table:formula="of:=POWER([dados.H104];2)" office:value-type="float" office:value="0.178248893006521" calcext:value-type="float">
            <text:p>0,178</text:p>
          </table:table-cell>
          <table:table-cell table:formula="of:=POWER([dados.I104];2)" office:value-type="float" office:value="1.38768980456735" calcext:value-type="float">
            <text:p>1,388</text:p>
          </table:table-cell>
          <table:table-cell table:formula="of:=POWER([dados.J104];2)" office:value-type="float" office:value="0.286821437416137" calcext:value-type="float">
            <text:p>0,287</text:p>
          </table:table-cell>
          <table:table-cell table:formula="of:=POWER([dados.K104];2)" office:value-type="float" office:value="0.329745638632389" calcext:value-type="float">
            <text:p>0,330</text:p>
          </table:table-cell>
        </table:table-row>
        <table:table-row table:style-name="ro1">
          <table:table-cell table:formula="of:=POWER([dados.B105];2)" office:value-type="float" office:value="145102.568605177" calcext:value-type="float">
            <text:p>145102,569</text:p>
          </table:table-cell>
          <table:table-cell table:formula="of:=POWER([dados.C105];2)" office:value-type="float" office:value="2704" calcext:value-type="float">
            <text:p>2704,000</text:p>
          </table:table-cell>
          <table:table-cell table:formula="of:=POWER([dados.D105];2)" office:value-type="float" office:value="6724" calcext:value-type="float">
            <text:p>6724,000</text:p>
          </table:table-cell>
          <table:table-cell table:formula="of:=[dados.E105]" office:value-type="float" office:value="46" calcext:value-type="float">
            <text:p>46,000</text:p>
          </table:table-cell>
          <table:table-cell table:formula="of:=POWER([dados.F105];2)" office:value-type="float" office:value="0.740401939916153" calcext:value-type="float">
            <text:p>0,740</text:p>
          </table:table-cell>
          <table:table-cell table:formula="of:=POWER([dados.G105];2)" office:value-type="float" office:value="0.000536044147195245" calcext:value-type="float">
            <text:p>0,001</text:p>
          </table:table-cell>
          <table:table-cell table:formula="of:=POWER([dados.H105];2)" office:value-type="float" office:value="1.97752609672769" calcext:value-type="float">
            <text:p>1,978</text:p>
          </table:table-cell>
          <table:table-cell table:formula="of:=POWER([dados.I105];2)" office:value-type="float" office:value="1.96515600481644" calcext:value-type="float">
            <text:p>1,965</text:p>
          </table:table-cell>
          <table:table-cell table:formula="of:=POWER([dados.J105];2)" office:value-type="float" office:value="0.491588617601018" calcext:value-type="float">
            <text:p>0,492</text:p>
          </table:table-cell>
          <table:table-cell table:formula="of:=POWER([dados.K105];2)" office:value-type="float" office:value="0.261722379534436" calcext:value-type="float">
            <text:p>0,262</text:p>
          </table:table-cell>
        </table:table-row>
        <table:table-row table:style-name="ro1">
          <table:table-cell table:formula="of:=POWER([dados.B106];2)" office:value-type="float" office:value="238695.04238424" calcext:value-type="float">
            <text:p>238695,042</text:p>
          </table:table-cell>
          <table:table-cell table:formula="of:=POWER([dados.C106];2)" office:value-type="float" office:value="2025" calcext:value-type="float">
            <text:p>2025,000</text:p>
          </table:table-cell>
          <table:table-cell table:formula="of:=POWER([dados.D106];2)" office:value-type="float" office:value="5329" calcext:value-type="float">
            <text:p>5329,000</text:p>
          </table:table-cell>
          <table:table-cell table:formula="of:=[dados.E106]" office:value-type="float" office:value="11" calcext:value-type="float">
            <text:p>11,000</text:p>
          </table:table-cell>
          <table:table-cell table:formula="of:=POWER([dados.F106];2)" office:value-type="float" office:value="2.27841683598857" calcext:value-type="float">
            <text:p>2,278</text:p>
          </table:table-cell>
          <table:table-cell table:formula="of:=POWER([dados.G106];2)" office:value-type="float" office:value="0.0557700330741932" calcext:value-type="float">
            <text:p>0,056</text:p>
          </table:table-cell>
          <table:table-cell table:formula="of:=POWER([dados.H106];2)" office:value-type="float" office:value="1.1355303739316" calcext:value-type="float">
            <text:p>1,136</text:p>
          </table:table-cell>
          <table:table-cell table:formula="of:=POWER([dados.I106];2)" office:value-type="float" office:value="2.87804760966617" calcext:value-type="float">
            <text:p>2,878</text:p>
          </table:table-cell>
          <table:table-cell table:formula="of:=POWER([dados.J106];2)" office:value-type="float" office:value="0.54891715856671" calcext:value-type="float">
            <text:p>0,549</text:p>
          </table:table-cell>
          <table:table-cell table:formula="of:=POWER([dados.K106];2)" office:value-type="float" office:value="0.0427570021289257" calcext:value-type="float">
            <text:p>0,043</text:p>
          </table:table-cell>
        </table:table-row>
        <table:table-row table:style-name="ro1">
          <table:table-cell table:formula="of:=POWER([dados.B107];2)" office:value-type="float" office:value="165836.399325168" calcext:value-type="float">
            <text:p>165836,399</text:p>
          </table:table-cell>
          <table:table-cell table:formula="of:=POWER([dados.C107];2)" office:value-type="float" office:value="3249" calcext:value-type="float">
            <text:p>3249,000</text:p>
          </table:table-cell>
          <table:table-cell table:formula="of:=POWER([dados.D107];2)" office:value-type="float" office:value="6724" calcext:value-type="float">
            <text:p>6724,000</text:p>
          </table:table-cell>
          <table:table-cell table:formula="of:=[dados.E107]" office:value-type="float" office:value="179" calcext:value-type="float">
            <text:p>179,000</text:p>
          </table:table-cell>
          <table:table-cell table:formula="of:=POWER([dados.F107];2)" office:value-type="float" office:value="1.03850837734942" calcext:value-type="float">
            <text:p>1,039</text:p>
          </table:table-cell>
          <table:table-cell table:formula="of:=POWER([dados.G107];2)" office:value-type="float" office:value="0.0434195759228148" calcext:value-type="float">
            <text:p>0,043</text:p>
          </table:table-cell>
          <table:table-cell table:formula="of:=POWER([dados.H107];2)" office:value-type="float" office:value="1.97752609672769" calcext:value-type="float">
            <text:p>1,978</text:p>
          </table:table-cell>
          <table:table-cell table:formula="of:=POWER([dados.I107];2)" office:value-type="float" office:value="1.97866689012337" calcext:value-type="float">
            <text:p>1,979</text:p>
          </table:table-cell>
          <table:table-cell table:formula="of:=POWER([dados.J107];2)" office:value-type="float" office:value="0.878117255847822" calcext:value-type="float">
            <text:p>0,878</text:p>
          </table:table-cell>
          <table:table-cell table:formula="of:=POWER([dados.K107];2)" office:value-type="float" office:value="0.202673109358203" calcext:value-type="float">
            <text:p>0,203</text:p>
          </table:table-cell>
        </table:table-row>
        <table:table-row table:style-name="ro1">
          <table:table-cell table:formula="of:=POWER([dados.B108];2)" office:value-type="float" office:value="205451.39435895" calcext:value-type="float">
            <text:p>205451,394</text:p>
          </table:table-cell>
          <table:table-cell table:formula="of:=POWER([dados.C108];2)" office:value-type="float" office:value="4761" calcext:value-type="float">
            <text:p>4761,000</text:p>
          </table:table-cell>
          <table:table-cell table:formula="of:=POWER([dados.D108];2)" office:value-type="float" office:value="4096" calcext:value-type="float">
            <text:p>4096,000</text:p>
          </table:table-cell>
          <table:table-cell table:formula="of:=[dados.E108]" office:value-type="float" office:value="166" calcext:value-type="float">
            <text:p>166,000</text:p>
          </table:table-cell>
          <table:table-cell table:formula="of:=POWER([dados.F108];2)" office:value-type="float" office:value="1.68126271072366" calcext:value-type="float">
            <text:p>1,681</text:p>
          </table:table-cell>
          <table:table-cell table:formula="of:=POWER([dados.G108];2)" office:value-type="float" office:value="0.426283747615546" calcext:value-type="float">
            <text:p>0,426</text:p>
          </table:table-cell>
          <table:table-cell table:formula="of:=POWER([dados.H108];2)" office:value-type="float" office:value="0.525595943591931" calcext:value-type="float">
            <text:p>0,526</text:p>
          </table:table-cell>
          <table:table-cell table:formula="of:=POWER([dados.I108];2)" office:value-type="float" office:value="0.847730977459758" calcext:value-type="float">
            <text:p>0,848</text:p>
          </table:table-cell>
          <table:table-cell table:formula="of:=POWER([dados.J108];2)" office:value-type="float" office:value="1.76559836147177" calcext:value-type="float">
            <text:p>1,766</text:p>
          </table:table-cell>
          <table:table-cell table:formula="of:=POWER([dados.K108];2)" office:value-type="float" office:value="0.0198153875186826" calcext:value-type="float">
            <text:p>0,020</text:p>
          </table:table-cell>
        </table:table-row>
        <table:table-row table:style-name="ro1">
          <table:table-cell table:formula="of:=POWER([dados.B109];2)" office:value-type="float" office:value="223911.576692638" calcext:value-type="float">
            <text:p>223911,577</text:p>
          </table:table-cell>
          <table:table-cell table:formula="of:=POWER([dados.C109];2)" office:value-type="float" office:value="3136" calcext:value-type="float">
            <text:p>3136,000</text:p>
          </table:table-cell>
          <table:table-cell table:formula="of:=POWER([dados.D109];2)" office:value-type="float" office:value="3844" calcext:value-type="float">
            <text:p>3844,000</text:p>
          </table:table-cell>
          <table:table-cell table:formula="of:=[dados.E109]" office:value-type="float" office:value="67" calcext:value-type="float">
            <text:p>67,000</text:p>
          </table:table-cell>
          <table:table-cell table:formula="of:=POWER([dados.F109];2)" office:value-type="float" office:value="2.00723056077702" calcext:value-type="float">
            <text:p>2,007</text:p>
          </table:table-cell>
          <table:table-cell table:formula="of:=POWER([dados.G109];2)" office:value-type="float" office:value="0.0293537775004116" calcext:value-type="float">
            <text:p>0,029</text:p>
          </table:table-cell>
          <table:table-cell table:formula="of:=POWER([dados.H109];2)" office:value-type="float" office:value="0.421569455578435" calcext:value-type="float">
            <text:p>0,422</text:p>
          </table:table-cell>
          <table:table-cell table:formula="of:=POWER([dados.I109];2)" office:value-type="float" office:value="1.38602550060085" calcext:value-type="float">
            <text:p>1,386</text:p>
          </table:table-cell>
          <table:table-cell table:formula="of:=POWER([dados.J109];2)" office:value-type="float" office:value="0.932338569554066" calcext:value-type="float">
            <text:p>0,932</text:p>
          </table:table-cell>
          <table:table-cell table:formula="of:=POWER([dados.K109];2)" office:value-type="float" office:value="0.139792693911219" calcext:value-type="float">
            <text:p>0,140</text:p>
          </table:table-cell>
        </table:table-row>
        <table:table-row table:style-name="ro1">
          <table:table-cell table:formula="of:=POWER([dados.B110];2)" office:value-type="float" office:value="238553.826490803" calcext:value-type="float">
            <text:p>238553,826</text:p>
          </table:table-cell>
          <table:table-cell table:formula="of:=POWER([dados.C110];2)" office:value-type="float" office:value="2704" calcext:value-type="float">
            <text:p>2704,000</text:p>
          </table:table-cell>
          <table:table-cell table:formula="of:=POWER([dados.D110];2)" office:value-type="float" office:value="5476" calcext:value-type="float">
            <text:p>5476,000</text:p>
          </table:table-cell>
          <table:table-cell table:formula="of:=[dados.E110]" office:value-type="float" office:value="149" calcext:value-type="float">
            <text:p>149,000</text:p>
          </table:table-cell>
          <table:table-cell table:formula="of:=POWER([dados.F110];2)" office:value-type="float" office:value="2.27578675745018" calcext:value-type="float">
            <text:p>2,276</text:p>
          </table:table-cell>
          <table:table-cell table:formula="of:=POWER([dados.G110];2)" office:value-type="float" office:value="0.000536044147195245" calcext:value-type="float">
            <text:p>0,001</text:p>
          </table:table-cell>
          <table:table-cell table:formula="of:=POWER([dados.H110];2)" office:value-type="float" office:value="1.21762563733084" calcext:value-type="float">
            <text:p>1,218</text:p>
          </table:table-cell>
          <table:table-cell table:formula="of:=POWER([dados.I110];2)" office:value-type="float" office:value="2.54247815381233" calcext:value-type="float">
            <text:p>2,542</text:p>
          </table:table-cell>
          <table:table-cell table:formula="of:=POWER([dados.J110];2)" office:value-type="float" office:value="0.93616850825865" calcext:value-type="float">
            <text:p>0,936</text:p>
          </table:table-cell>
          <table:table-cell table:formula="of:=POWER([dados.K110];2)" office:value-type="float" office:value="0.0153061123272452" calcext:value-type="float">
            <text:p>0,015</text:p>
          </table:table-cell>
        </table:table-row>
        <table:table-row table:style-name="ro1">
          <table:table-cell table:formula="of:=POWER([dados.B111];2)" office:value-type="float" office:value="229924.382170922" calcext:value-type="float">
            <text:p>229924,382</text:p>
          </table:table-cell>
          <table:table-cell table:formula="of:=POWER([dados.C111];2)" office:value-type="float" office:value="6400" calcext:value-type="float">
            <text:p>6400,000</text:p>
          </table:table-cell>
          <table:table-cell table:formula="of:=POWER([dados.D111];2)" office:value-type="float" office:value="7225" calcext:value-type="float">
            <text:p>7225,000</text:p>
          </table:table-cell>
          <table:table-cell table:formula="of:=[dados.E111]" office:value-type="float" office:value="130" calcext:value-type="float">
            <text:p>130,000</text:p>
          </table:table-cell>
          <table:table-cell table:formula="of:=POWER([dados.F111];2)" office:value-type="float" office:value="2.11649921426027" calcext:value-type="float">
            <text:p>2,116</text:p>
          </table:table-cell>
          <table:table-cell table:formula="of:=POWER([dados.G111];2)" office:value-type="float" office:value="1.12442764492263" calcext:value-type="float">
            <text:p>1,124</text:p>
          </table:table-cell>
          <table:table-cell table:formula="of:=POWER([dados.H111];2)" office:value-type="float" office:value="2.30976051376116" calcext:value-type="float">
            <text:p>2,310</text:p>
          </table:table-cell>
          <table:table-cell table:formula="of:=POWER([dados.I111];2)" office:value-type="float" office:value="1.75889886924264" calcext:value-type="float">
            <text:p>1,759</text:p>
          </table:table-cell>
          <table:table-cell table:formula="of:=POWER([dados.J111];2)" office:value-type="float" office:value="3.59987155332771" calcext:value-type="float">
            <text:p>3,600</text:p>
          </table:table-cell>
          <table:table-cell table:formula="of:=POWER([dados.K111];2)" office:value-type="float" office:value="0.191921151012531" calcext:value-type="float">
            <text:p>0,192</text:p>
          </table:table-cell>
        </table:table-row>
        <table:table-row table:style-name="ro1">
          <table:table-cell table:formula="of:=POWER([dados.B112];2)" office:value-type="float" office:value="208704.967541407" calcext:value-type="float">
            <text:p>208704,968</text:p>
          </table:table-cell>
          <table:table-cell table:formula="of:=POWER([dados.C112];2)" office:value-type="float" office:value="2916" calcext:value-type="float">
            <text:p>2916,000</text:p>
          </table:table-cell>
          <table:table-cell table:formula="of:=POWER([dados.D112];2)" office:value-type="float" office:value="6561" calcext:value-type="float">
            <text:p>6561,000</text:p>
          </table:table-cell>
          <table:table-cell table:formula="of:=[dados.E112]" office:value-type="float" office:value="89" calcext:value-type="float">
            <text:p>89,000</text:p>
          </table:table-cell>
          <table:table-cell table:formula="of:=POWER([dados.F112];2)" office:value-type="float" office:value="1.73762136071221" calcext:value-type="float">
            <text:p>1,738</text:p>
          </table:table-cell>
          <table:table-cell table:formula="of:=POWER([dados.G112];2)" office:value-type="float" office:value="0.00945581875652411" calcext:value-type="float">
            <text:p>0,009</text:p>
          </table:table-cell>
          <table:table-cell table:formula="of:=POWER([dados.H112];2)" office:value-type="float" office:value="1.87251119950559" calcext:value-type="float">
            <text:p>1,873</text:p>
          </table:table-cell>
          <table:table-cell table:formula="of:=POWER([dados.I112];2)" office:value-type="float" office:value="2.60707623001083" calcext:value-type="float">
            <text:p>2,607</text:p>
          </table:table-cell>
          <table:table-cell table:formula="of:=POWER([dados.J112];2)" office:value-type="float" office:value="0.968492521922206" calcext:value-type="float">
            <text:p>0,968</text:p>
          </table:table-cell>
          <table:table-cell table:formula="of:=POWER([dados.K112];2)" office:value-type="float" office:value="0.0440238146273988" calcext:value-type="float">
            <text:p>0,044</text:p>
          </table:table-cell>
        </table:table-row>
        <table:table-row table:style-name="ro1">
          <table:table-cell table:formula="of:=POWER([dados.B113];2)" office:value-type="float" office:value="183868.759158544" calcext:value-type="float">
            <text:p>183868,759</text:p>
          </table:table-cell>
          <table:table-cell table:formula="of:=POWER([dados.C113];2)" office:value-type="float" office:value="3364" calcext:value-type="float">
            <text:p>3364,000</text:p>
          </table:table-cell>
          <table:table-cell table:formula="of:=POWER([dados.D113];2)" office:value-type="float" office:value="2809" calcext:value-type="float">
            <text:p>2809,000</text:p>
          </table:table-cell>
          <table:table-cell table:formula="of:=[dados.E113]" office:value-type="float" office:value="28" calcext:value-type="float">
            <text:p>28,000</text:p>
          </table:table-cell>
          <table:table-cell table:formula="of:=POWER([dados.F113];2)" office:value-type="float" office:value="1.32046286317423" calcext:value-type="float">
            <text:p>1,320</text:p>
          </table:table-cell>
          <table:table-cell table:formula="of:=POWER([dados.G113];2)" office:value-type="float" office:value="0.0602299203788577" calcext:value-type="float">
            <text:p>0,060</text:p>
          </table:table-cell>
          <table:table-cell table:formula="of:=POWER([dados.H113];2)" office:value-type="float" office:value="0.0952654937966364" calcext:value-type="float">
            <text:p>0,095</text:p>
          </table:table-cell>
          <table:table-cell table:formula="of:=POWER([dados.I113];2)" office:value-type="float" office:value="0.583379126053226" calcext:value-type="float">
            <text:p>0,583</text:p>
          </table:table-cell>
          <table:table-cell table:formula="of:=POWER([dados.J113];2)" office:value-type="float" office:value="0.695673308132888" calcext:value-type="float">
            <text:p>0,696</text:p>
          </table:table-cell>
          <table:table-cell table:formula="of:=POWER([dados.K113];2)" office:value-type="float" office:value="0.196907502247127" calcext:value-type="float">
            <text:p>0,197</text:p>
          </table:table-cell>
        </table:table-row>
        <table:table-row table:style-name="ro1">
          <table:table-cell table:formula="of:=POWER([dados.B114];2)" office:value-type="float" office:value="186594.671546011" calcext:value-type="float">
            <text:p>186594,672</text:p>
          </table:table-cell>
          <table:table-cell table:formula="of:=POWER([dados.C114];2)" office:value-type="float" office:value="2704" calcext:value-type="float">
            <text:p>2704,000</text:p>
          </table:table-cell>
          <table:table-cell table:formula="of:=POWER([dados.D114];2)" office:value-type="float" office:value="2601" calcext:value-type="float">
            <text:p>2601,000</text:p>
          </table:table-cell>
          <table:table-cell table:formula="of:=[dados.E114]" office:value-type="float" office:value="131" calcext:value-type="float">
            <text:p>131,000</text:p>
          </table:table-cell>
          <table:table-cell table:formula="of:=POWER([dados.F114];2)" office:value-type="float" office:value="1.36470792046712" calcext:value-type="float">
            <text:p>1,365</text:p>
          </table:table-cell>
          <table:table-cell table:formula="of:=POWER([dados.G114];2)" office:value-type="float" office:value="0.000536044147195245" calcext:value-type="float">
            <text:p>0,001</text:p>
          </table:table-cell>
          <table:table-cell table:formula="of:=POWER([dados.H114];2)" office:value-type="float" office:value="0.0542679987959994" calcext:value-type="float">
            <text:p>0,054</text:p>
          </table:table-cell>
          <table:table-cell table:formula="of:=POWER([dados.I114];2)" office:value-type="float" office:value="0.696304861482189" calcext:value-type="float">
            <text:p>0,696</text:p>
          </table:table-cell>
          <table:table-cell table:formula="of:=POWER([dados.J114];2)" office:value-type="float" office:value="0.41093004409832" calcext:value-type="float">
            <text:p>0,411</text:p>
          </table:table-cell>
          <table:table-cell table:formula="of:=POWER([dados.K114];2)" office:value-type="float" office:value="0.312278842851066" calcext:value-type="float">
            <text:p>0,312</text:p>
          </table:table-cell>
        </table:table-row>
        <table:table-row table:style-name="ro1">
          <table:table-cell table:formula="of:=POWER([dados.B115];2)" office:value-type="float" office:value="205884.803146588" calcext:value-type="float">
            <text:p>205884,803</text:p>
          </table:table-cell>
          <table:table-cell table:formula="of:=POWER([dados.C115];2)" office:value-type="float" office:value="3969" calcext:value-type="float">
            <text:p>3969,000</text:p>
          </table:table-cell>
          <table:table-cell table:formula="of:=POWER([dados.D115];2)" office:value-type="float" office:value="7744" calcext:value-type="float">
            <text:p>7744,000</text:p>
          </table:table-cell>
          <table:table-cell table:formula="of:=[dados.E115]" office:value-type="float" office:value="132" calcext:value-type="float">
            <text:p>132,000</text:p>
          </table:table-cell>
          <table:table-cell table:formula="of:=POWER([dados.F115];2)" office:value-type="float" office:value="1.6887420922396" calcext:value-type="float">
            <text:p>1,689</text:p>
          </table:table-cell>
          <table:table-cell table:formula="of:=POWER([dados.G115];2)" office:value-type="float" office:value="0.185449833163667" calcext:value-type="float">
            <text:p>0,185</text:p>
          </table:table-cell>
          <table:table-cell table:formula="of:=POWER([dados.H115];2)" office:value-type="float" office:value="2.66777951884534" calcext:value-type="float">
            <text:p>2,668</text:p>
          </table:table-cell>
          <table:table-cell table:formula="of:=POWER([dados.I115];2)" office:value-type="float" office:value="2.59690801515628" calcext:value-type="float">
            <text:p>2,597</text:p>
          </table:table-cell>
          <table:table-cell table:formula="of:=POWER([dados.J115];2)" office:value-type="float" office:value="1.70576606130247" calcext:value-type="float">
            <text:p>1,706</text:p>
          </table:table-cell>
          <table:table-cell table:formula="of:=POWER([dados.K115];2)" office:value-type="float" office:value="0.239301909682" calcext:value-type="float">
            <text:p>0,239</text:p>
          </table:table-cell>
        </table:table-row>
        <table:table-row table:style-name="ro1">
          <table:table-cell table:formula="of:=POWER([dados.B116];2)" office:value-type="float" office:value="186935.572069932" calcext:value-type="float">
            <text:p>186935,572</text:p>
          </table:table-cell>
          <table:table-cell table:formula="of:=POWER([dados.C116];2)" office:value-type="float" office:value="2500" calcext:value-type="float">
            <text:p>2500,000</text:p>
          </table:table-cell>
          <table:table-cell table:formula="of:=POWER([dados.D116];2)" office:value-type="float" office:value="6241" calcext:value-type="float">
            <text:p>6241,000</text:p>
          </table:table-cell>
          <table:table-cell table:formula="of:=[dados.E116]" office:value-type="float" office:value="47" calcext:value-type="float">
            <text:p>47,000</text:p>
          </table:table-cell>
          <table:table-cell table:formula="of:=POWER([dados.F116];2)" office:value-type="float" office:value="1.37026943218872" calcext:value-type="float">
            <text:p>1,370</text:p>
          </table:table-cell>
          <table:table-cell table:formula="of:=POWER([dados.G116];2)" office:value-type="float" office:value="0.00259445367242498" calcext:value-type="float">
            <text:p>0,003</text:p>
          </table:table-cell>
          <table:table-cell table:formula="of:=POWER([dados.H116];2)" office:value-type="float" office:value="1.67107626774495" calcext:value-type="float">
            <text:p>1,671</text:p>
          </table:table-cell>
          <table:table-cell table:formula="of:=POWER([dados.I116];2)" office:value-type="float" office:value="2.40249052391339" calcext:value-type="float">
            <text:p>2,402</text:p>
          </table:table-cell>
          <table:table-cell table:formula="of:=POWER([dados.J116];2)" office:value-type="float" office:value="0.595015361548575" calcext:value-type="float">
            <text:p>0,595</text:p>
          </table:table-cell>
          <table:table-cell table:formula="of:=POWER([dados.K116];2)" office:value-type="float" office:value="0.0464378859455628" calcext:value-type="float">
            <text:p>0,046</text:p>
          </table:table-cell>
        </table:table-row>
        <table:table-row table:style-name="ro1">
          <table:table-cell table:formula="of:=POWER([dados.B117];2)" office:value-type="float" office:value="221393.95226483" calcext:value-type="float">
            <text:p>221393,952</text:p>
          </table:table-cell>
          <table:table-cell table:formula="of:=POWER([dados.C117];2)" office:value-type="float" office:value="1681" calcext:value-type="float">
            <text:p>1681,000</text:p>
          </table:table-cell>
          <table:table-cell table:formula="of:=POWER([dados.D117];2)" office:value-type="float" office:value="7744" calcext:value-type="float">
            <text:p>7744,000</text:p>
          </table:table-cell>
          <table:table-cell table:formula="of:=[dados.E117]" office:value-type="float" office:value="68" calcext:value-type="float">
            <text:p>68,000</text:p>
          </table:table-cell>
          <table:table-cell table:formula="of:=POWER([dados.F117];2)" office:value-type="float" office:value="1.96191405599652" calcext:value-type="float">
            <text:p>1,962</text:p>
          </table:table-cell>
          <table:table-cell table:formula="of:=POWER([dados.G117];2)" office:value-type="float" office:value="0.147712325201122" calcext:value-type="float">
            <text:p>0,148</text:p>
          </table:table-cell>
          <table:table-cell table:formula="of:=POWER([dados.H117];2)" office:value-type="float" office:value="2.66777951884534" calcext:value-type="float">
            <text:p>2,668</text:p>
          </table:table-cell>
          <table:table-cell table:formula="of:=POWER([dados.I117];2)" office:value-type="float" office:value="4.27155980123147" calcext:value-type="float">
            <text:p>4,272</text:p>
          </table:table-cell>
          <table:table-cell table:formula="of:=POWER([dados.J117];2)" office:value-type="float" office:value="0.440922369561496" calcext:value-type="float">
            <text:p>0,441</text:p>
          </table:table-cell>
          <table:table-cell table:formula="of:=POWER([dados.K117];2)" office:value-type="float" office:value="0.0649295645758404" calcext:value-type="float">
            <text:p>0,065</text:p>
          </table:table-cell>
        </table:table-row>
        <table:table-row table:style-name="ro1">
          <table:table-cell table:formula="of:=POWER([dados.B118];2)" office:value-type="float" office:value="185919.806538322" calcext:value-type="float">
            <text:p>185919,807</text:p>
          </table:table-cell>
          <table:table-cell table:formula="of:=POWER([dados.C118];2)" office:value-type="float" office:value="3025" calcext:value-type="float">
            <text:p>3025,000</text:p>
          </table:table-cell>
          <table:table-cell table:formula="of:=POWER([dados.D118];2)" office:value-type="float" office:value="7056" calcext:value-type="float">
            <text:p>7056,000</text:p>
          </table:table-cell>
          <table:table-cell table:formula="of:=[dados.E118]" office:value-type="float" office:value="29" calcext:value-type="float">
            <text:p>29,000</text:p>
          </table:table-cell>
          <table:table-cell table:formula="of:=POWER([dados.F118];2)" office:value-type="float" office:value="1.35371647933755" calcext:value-type="float">
            <text:p>1,354</text:p>
          </table:table-cell>
          <table:table-cell table:formula="of:=POWER([dados.G118];2)" office:value-type="float" office:value="0.018032525111648" calcext:value-type="float">
            <text:p>0,018</text:p>
          </table:table-cell>
          <table:table-cell table:formula="of:=POWER([dados.H118];2)" office:value-type="float" office:value="2.19615075385548" calcext:value-type="float">
            <text:p>2,196</text:p>
          </table:table-cell>
          <table:table-cell table:formula="of:=POWER([dados.I118];2)" office:value-type="float" office:value="2.48729641502802" calcext:value-type="float">
            <text:p>2,487</text:p>
          </table:table-cell>
          <table:table-cell table:formula="of:=POWER([dados.J118];2)" office:value-type="float" office:value="0.920585410024537" calcext:value-type="float">
            <text:p>0,921</text:p>
          </table:table-cell>
          <table:table-cell table:formula="of:=POWER([dados.K118];2)" office:value-type="float" office:value="0.160021855254949" calcext:value-type="float">
            <text:p>0,160</text:p>
          </table:table-cell>
        </table:table-row>
        <table:table-row table:style-name="ro1">
          <table:table-cell table:formula="of:=POWER([dados.B119];2)" office:value-type="float" office:value="170587.727750308" calcext:value-type="float">
            <text:p>170587,728</text:p>
          </table:table-cell>
          <table:table-cell table:formula="of:=POWER([dados.C119];2)" office:value-type="float" office:value="7056" calcext:value-type="float">
            <text:p>7056,000</text:p>
          </table:table-cell>
          <table:table-cell table:formula="of:=POWER([dados.D119];2)" office:value-type="float" office:value="6400" calcext:value-type="float">
            <text:p>6400,000</text:p>
          </table:table-cell>
          <table:table-cell table:formula="of:=[dados.E119]" office:value-type="float" office:value="112" calcext:value-type="float">
            <text:p>112,000</text:p>
          </table:table-cell>
          <table:table-cell table:formula="of:=POWER([dados.F119];2)" office:value-type="float" office:value="1.11090733116246" calcext:value-type="float">
            <text:p>1,111</text:p>
          </table:table-cell>
          <table:table-cell table:formula="of:=POWER([dados.G119];2)" office:value-type="float" office:value="1.46063453404349" calcext:value-type="float">
            <text:p>1,461</text:p>
          </table:table-cell>
          <table:table-cell table:formula="of:=POWER([dados.H119];2)" office:value-type="float" office:value="1.77036125651134" calcext:value-type="float">
            <text:p>1,770</text:p>
          </table:table-cell>
          <table:table-cell table:formula="of:=POWER([dados.I119];2)" office:value-type="float" office:value="0.799788302844582" calcext:value-type="float">
            <text:p>0,800</text:p>
          </table:table-cell>
          <table:table-cell table:formula="of:=POWER([dados.J119];2)" office:value-type="float" office:value="3.20471608714679" calcext:value-type="float">
            <text:p>3,205</text:p>
          </table:table-cell>
          <table:table-cell table:formula="of:=POWER([dados.K119];2)" office:value-type="float" office:value="0.337401155770692" calcext:value-type="float">
            <text:p>0,337</text:p>
          </table:table-cell>
        </table:table-row>
        <table:table-row table:style-name="ro1">
          <table:table-cell table:formula="of:=POWER([dados.B120];2)" office:value-type="float" office:value="256366.464469372" calcext:value-type="float">
            <text:p>256366,464</text:p>
          </table:table-cell>
          <table:table-cell table:formula="of:=POWER([dados.C120];2)" office:value-type="float" office:value="2916" calcext:value-type="float">
            <text:p>2916,000</text:p>
          </table:table-cell>
          <table:table-cell table:formula="of:=POWER([dados.D120];2)" office:value-type="float" office:value="6241" calcext:value-type="float">
            <text:p>6241,000</text:p>
          </table:table-cell>
          <table:table-cell table:formula="of:=[dados.E120]" office:value-type="float" office:value="188" calcext:value-type="float">
            <text:p>188,000</text:p>
          </table:table-cell>
          <table:table-cell table:formula="of:=POWER([dados.F120];2)" office:value-type="float" office:value="2.61317638960978" calcext:value-type="float">
            <text:p>2,613</text:p>
          </table:table-cell>
          <table:table-cell table:formula="of:=POWER([dados.G120];2)" office:value-type="float" office:value="0.00945581875652411" calcext:value-type="float">
            <text:p>0,009</text:p>
          </table:table-cell>
          <table:table-cell table:formula="of:=POWER([dados.H120];2)" office:value-type="float" office:value="1.67107626774495" calcext:value-type="float">
            <text:p>1,671</text:p>
          </table:table-cell>
          <table:table-cell table:formula="of:=POWER([dados.I120];2)" office:value-type="float" office:value="3.04187279888612" calcext:value-type="float">
            <text:p>3,042</text:p>
          </table:table-cell>
          <table:table-cell table:formula="of:=POWER([dados.J120];2)" office:value-type="float" office:value="1.25061030477042" calcext:value-type="float">
            <text:p>1,251</text:p>
          </table:table-cell>
          <table:table-cell table:formula="of:=POWER([dados.K120];2)" office:value-type="float" office:value="0.00123055397094965" calcext:value-type="float">
            <text:p>0,001</text:p>
          </table:table-cell>
        </table:table-row>
        <table:table-row table:style-name="ro1">
          <table:table-cell table:formula="of:=POWER([dados.B121];2)" office:value-type="float" office:value="189822.993662201" calcext:value-type="float">
            <text:p>189822,994</text:p>
          </table:table-cell>
          <table:table-cell table:formula="of:=POWER([dados.C121];2)" office:value-type="float" office:value="3481" calcext:value-type="float">
            <text:p>3481,000</text:p>
          </table:table-cell>
          <table:table-cell table:formula="of:=POWER([dados.D121];2)" office:value-type="float" office:value="4489" calcext:value-type="float">
            <text:p>4489,000</text:p>
          </table:table-cell>
          <table:table-cell table:formula="of:=[dados.E121]" office:value-type="float" office:value="167" calcext:value-type="float">
            <text:p>167,000</text:p>
          </table:table-cell>
          <table:table-cell table:formula="of:=POWER([dados.F121];2)" office:value-type="float" office:value="1.41762331266684" calcext:value-type="float">
            <text:p>1,418</text:p>
          </table:table-cell>
          <table:table-cell table:formula="of:=POWER([dados.G121];2)" office:value-type="float" office:value="0.0797848108685402" calcext:value-type="float">
            <text:p>0,080</text:p>
          </table:table-cell>
          <table:table-cell table:formula="of:=POWER([dados.H121];2)" office:value-type="float" office:value="0.703122832321104" calcext:value-type="float">
            <text:p>0,703</text:p>
          </table:table-cell>
          <table:table-cell table:formula="of:=POWER([dados.I121];2)" office:value-type="float" office:value="1.23146412271082" calcext:value-type="float">
            <text:p>1,231</text:p>
          </table:table-cell>
          <table:table-cell table:formula="of:=POWER([dados.J121];2)" office:value-type="float" office:value="0.964639679337611" calcext:value-type="float">
            <text:p>0,965</text:p>
          </table:table-cell>
          <table:table-cell table:formula="of:=POWER([dados.K121];2)" office:value-type="float" office:value="0.0044295912790065" calcext:value-type="float">
            <text:p>0,004</text:p>
          </table:table-cell>
        </table:table-row>
        <table:table-row table:style-name="ro1">
          <table:table-cell table:formula="of:=POWER([dados.B122];2)" office:value-type="float" office:value="205959.051931701" calcext:value-type="float">
            <text:p>205959,052</text:p>
          </table:table-cell>
          <table:table-cell table:formula="of:=POWER([dados.C122];2)" office:value-type="float" office:value="7225" calcext:value-type="float">
            <text:p>7225,000</text:p>
          </table:table-cell>
          <table:table-cell table:formula="of:=POWER([dados.D122];2)" office:value-type="float" office:value="7569" calcext:value-type="float">
            <text:p>7569,000</text:p>
          </table:table-cell>
          <table:table-cell table:formula="of:=[dados.E122]" office:value-type="float" office:value="12" calcext:value-type="float">
            <text:p>12,000</text:p>
          </table:table-cell>
          <table:table-cell table:formula="of:=POWER([dados.F122];2)" office:value-type="float" office:value="1.69002428558448" calcext:value-type="float">
            <text:p>1,690</text:p>
          </table:table-cell>
          <table:table-cell table:formula="of:=POWER([dados.G122];2)" office:value-type="float" office:value="1.5515476214078" calcext:value-type="float">
            <text:p>1,552</text:p>
          </table:table-cell>
          <table:table-cell table:formula="of:=POWER([dados.H122];2)" office:value-type="float" office:value="2.54557489625609" calcext:value-type="float">
            <text:p>2,546</text:p>
          </table:table-cell>
          <table:table-cell table:formula="of:=POWER([dados.I122];2)" office:value-type="float" office:value="1.422308576972" calcext:value-type="float">
            <text:p>1,422</text:p>
          </table:table-cell>
          <table:table-cell table:formula="of:=POWER([dados.J122];2)" office:value-type="float" office:value="3.96654596937549" calcext:value-type="float">
            <text:p>3,967</text:p>
          </table:table-cell>
          <table:table-cell table:formula="of:=POWER([dados.K122];2)" office:value-type="float" office:value="0.398295995563434" calcext:value-type="float">
            <text:p>0,398</text:p>
          </table:table-cell>
        </table:table-row>
        <table:table-row table:style-name="ro1">
          <table:table-cell table:formula="of:=POWER([dados.B123];2)" office:value-type="float" office:value="193435.939188566" calcext:value-type="float">
            <text:p>193435,939</text:p>
          </table:table-cell>
          <table:table-cell table:formula="of:=POWER([dados.C123];2)" office:value-type="float" office:value="4900" calcext:value-type="float">
            <text:p>4900,000</text:p>
          </table:table-cell>
          <table:table-cell table:formula="of:=POWER([dados.D123];2)" office:value-type="float" office:value="4225" calcext:value-type="float">
            <text:p>4225,000</text:p>
          </table:table-cell>
          <table:table-cell table:formula="of:=[dados.E123]" office:value-type="float" office:value="189" calcext:value-type="float">
            <text:p>189,000</text:p>
          </table:table-cell>
          <table:table-cell table:formula="of:=POWER([dados.F123];2)" office:value-type="float" office:value="1.47748941778792" calcext:value-type="float">
            <text:p>1,477</text:p>
          </table:table-cell>
          <table:table-cell table:formula="of:=POWER([dados.G123];2)" office:value-type="float" office:value="0.476028644475265" calcext:value-type="float">
            <text:p>0,476</text:p>
          </table:table-cell>
          <table:table-cell table:formula="of:=POWER([dados.H123];2)" office:value-type="float" office:value="0.581906618940465" calcext:value-type="float">
            <text:p>0,582</text:p>
          </table:table-cell>
          <table:table-cell table:formula="of:=POWER([dados.I123];2)" office:value-type="float" office:value="0.771982527199547" calcext:value-type="float">
            <text:p>0,772</text:p>
          </table:table-cell>
          <table:table-cell table:formula="of:=POWER([dados.J123];2)" office:value-type="float" office:value="1.76057775171711" calcext:value-type="float">
            <text:p>1,761</text:p>
          </table:table-cell>
          <table:table-cell table:formula="of:=POWER([dados.K123];2)" office:value-type="float" office:value="0.0028665162457604" calcext:value-type="float">
            <text:p>0,003</text:p>
          </table:table-cell>
        </table:table-row>
        <table:table-row table:style-name="ro1">
          <table:table-cell table:formula="of:=POWER([dados.B124];2)" office:value-type="float" office:value="241548.106835937" calcext:value-type="float">
            <text:p>241548,107</text:p>
          </table:table-cell>
          <table:table-cell table:formula="of:=POWER([dados.C124];2)" office:value-type="float" office:value="3969" calcext:value-type="float">
            <text:p>3969,000</text:p>
          </table:table-cell>
          <table:table-cell table:formula="of:=POWER([dados.D124];2)" office:value-type="float" office:value="8464" calcext:value-type="float">
            <text:p>8464,000</text:p>
          </table:table-cell>
          <table:table-cell table:formula="of:=[dados.E124]" office:value-type="float" office:value="180" calcext:value-type="float">
            <text:p>180,000</text:p>
          </table:table-cell>
          <table:table-cell table:formula="of:=POWER([dados.F124];2)" office:value-type="float" office:value="2.33171147766605" calcext:value-type="float">
            <text:p>2,332</text:p>
          </table:table-cell>
          <table:table-cell table:formula="of:=POWER([dados.G124];2)" office:value-type="float" office:value="0.185449833163667" calcext:value-type="float">
            <text:p>0,185</text:p>
          </table:table-cell>
          <table:table-cell table:formula="of:=POWER([dados.H124];2)" office:value-type="float" office:value="3.18524755148091" calcext:value-type="float">
            <text:p>3,185</text:p>
          </table:table-cell>
          <table:table-cell table:formula="of:=POWER([dados.I124];2)" office:value-type="float" office:value="3.40042038678679" calcext:value-type="float">
            <text:p>3,400</text:p>
          </table:table-cell>
          <table:table-cell table:formula="of:=POWER([dados.J124];2)" office:value-type="float" office:value="2.09168108309422" calcext:value-type="float">
            <text:p>2,092</text:p>
          </table:table-cell>
          <table:table-cell table:formula="of:=POWER([dados.K124];2)" office:value-type="float" office:value="0.210313288978341" calcext:value-type="float">
            <text:p>0,210</text:p>
          </table:table-cell>
        </table:table-row>
        <table:table-row table:style-name="ro1">
          <table:table-cell table:formula="of:=POWER([dados.B125];2)" office:value-type="float" office:value="205288.383754631" calcext:value-type="float">
            <text:p>205288,384</text:p>
          </table:table-cell>
          <table:table-cell table:formula="of:=POWER([dados.C125];2)" office:value-type="float" office:value="2401" calcext:value-type="float">
            <text:p>2401,000</text:p>
          </table:table-cell>
          <table:table-cell table:formula="of:=POWER([dados.D125];2)" office:value-type="float" office:value="3721" calcext:value-type="float">
            <text:p>3721,000</text:p>
          </table:table-cell>
          <table:table-cell table:formula="of:=[dados.E125]" office:value-type="float" office:value="30" calcext:value-type="float">
            <text:p>30,000</text:p>
          </table:table-cell>
          <table:table-cell table:formula="of:=POWER([dados.F125];2)" office:value-type="float" office:value="1.67845187784887" calcext:value-type="float">
            <text:p>1,678</text:p>
          </table:table-cell>
          <table:table-cell table:formula="of:=POWER([dados.G125];2)" office:value-type="float" office:value="0.00774047748549933" calcext:value-type="float">
            <text:p>0,008</text:p>
          </table:table-cell>
          <table:table-cell table:formula="of:=POWER([dados.H125];2)" office:value-type="float" office:value="0.373853642913473" calcext:value-type="float">
            <text:p>0,374</text:p>
          </table:table-cell>
          <table:table-cell table:formula="of:=POWER([dados.I125];2)" office:value-type="float" office:value="1.45555227391144" calcext:value-type="float">
            <text:p>1,456</text:p>
          </table:table-cell>
          <table:table-cell table:formula="of:=POWER([dados.J125];2)" office:value-type="float" office:value="0.460201776274671" calcext:value-type="float">
            <text:p>0,460</text:p>
          </table:table-cell>
          <table:table-cell table:formula="of:=POWER([dados.K125];2)" office:value-type="float" office:value="0.144294650873864" calcext:value-type="float">
            <text:p>0,144</text:p>
          </table:table-cell>
        </table:table-row>
        <table:table-row table:style-name="ro1">
          <table:table-cell table:formula="of:=POWER([dados.B126];2)" office:value-type="float" office:value="137605.146923087" calcext:value-type="float">
            <text:p>137605,147</text:p>
          </table:table-cell>
          <table:table-cell table:formula="of:=POWER([dados.C126];2)" office:value-type="float" office:value="2401" calcext:value-type="float">
            <text:p>2401,000</text:p>
          </table:table-cell>
          <table:table-cell table:formula="of:=POWER([dados.D126];2)" office:value-type="float" office:value="7056" calcext:value-type="float">
            <text:p>7056,000</text:p>
          </table:table-cell>
          <table:table-cell table:formula="of:=[dados.E126]" office:value-type="float" office:value="69" calcext:value-type="float">
            <text:p>69,000</text:p>
          </table:table-cell>
          <table:table-cell table:formula="of:=POWER([dados.F126];2)" office:value-type="float" office:value="0.640554193282433" calcext:value-type="float">
            <text:p>0,641</text:p>
          </table:table-cell>
          <table:table-cell table:formula="of:=POWER([dados.G126];2)" office:value-type="float" office:value="0.00774047748549933" calcext:value-type="float">
            <text:p>0,008</text:p>
          </table:table-cell>
          <table:table-cell table:formula="of:=POWER([dados.H126];2)" office:value-type="float" office:value="2.19615075385548" calcext:value-type="float">
            <text:p>2,196</text:p>
          </table:table-cell>
          <table:table-cell table:formula="of:=POWER([dados.I126];2)" office:value-type="float" office:value="2.15588862503974" calcext:value-type="float">
            <text:p>2,156</text:p>
          </table:table-cell>
          <table:table-cell table:formula="of:=POWER([dados.J126];2)" office:value-type="float" office:value="0.348879318280123" calcext:value-type="float">
            <text:p>0,349</text:p>
          </table:table-cell>
          <table:table-cell table:formula="of:=POWER([dados.K126];2)" office:value-type="float" office:value="0.339680538650679" calcext:value-type="float">
            <text:p>0,340</text:p>
          </table:table-cell>
        </table:table-row>
        <table:table-row table:style-name="ro1">
          <table:table-cell table:formula="of:=POWER([dados.B127];2)" office:value-type="float" office:value="192120.444042471" calcext:value-type="float">
            <text:p>192120,444</text:p>
          </table:table-cell>
          <table:table-cell table:formula="of:=POWER([dados.C127];2)" office:value-type="float" office:value="4900" calcext:value-type="float">
            <text:p>4900,000</text:p>
          </table:table-cell>
          <table:table-cell table:formula="of:=POWER([dados.D127];2)" office:value-type="float" office:value="6889" calcext:value-type="float">
            <text:p>6889,000</text:p>
          </table:table-cell>
          <table:table-cell table:formula="of:=[dados.E127]" office:value-type="float" office:value="133" calcext:value-type="float">
            <text:p>133,000</text:p>
          </table:table-cell>
          <table:table-cell table:formula="of:=POWER([dados.F127];2)" office:value-type="float" office:value="1.45561391815041" calcext:value-type="float">
            <text:p>1,456</text:p>
          </table:table-cell>
          <table:table-cell table:formula="of:=POWER([dados.G127];2)" office:value-type="float" office:value="0.476028644475265" calcext:value-type="float">
            <text:p>0,476</text:p>
          </table:table-cell>
          <table:table-cell table:formula="of:=POWER([dados.H127];2)" office:value-type="float" office:value="2.08540594817766" calcext:value-type="float">
            <text:p>2,085</text:p>
          </table:table-cell>
          <table:table-cell table:formula="of:=POWER([dados.I127];2)" office:value-type="float" office:value="1.71411320744807" calcext:value-type="float">
            <text:p>1,714</text:p>
          </table:table-cell>
          <table:table-cell table:formula="of:=POWER([dados.J127];2)" office:value-type="float" office:value="2.09054202462122" calcext:value-type="float">
            <text:p>2,091</text:p>
          </table:table-cell>
          <table:table-cell table:formula="of:=POWER([dados.K127];2)" office:value-type="float" office:value="0.212396752535325" calcext:value-type="float">
            <text:p>0,212</text:p>
          </table:table-cell>
        </table:table-row>
        <table:table-row table:style-name="ro1">
          <table:table-cell table:formula="of:=POWER([dados.B128];2)" office:value-type="float" office:value="137339.111574022" calcext:value-type="float">
            <text:p>137339,112</text:p>
          </table:table-cell>
          <table:table-cell table:formula="of:=POWER([dados.C128];2)" office:value-type="float" office:value="3600" calcext:value-type="float">
            <text:p>3600,000</text:p>
          </table:table-cell>
          <table:table-cell table:formula="of:=POWER([dados.D128];2)" office:value-type="float" office:value="4225" calcext:value-type="float">
            <text:p>4225,000</text:p>
          </table:table-cell>
          <table:table-cell table:formula="of:=[dados.E128]" office:value-type="float" office:value="134" calcext:value-type="float">
            <text:p>134,000</text:p>
          </table:table-cell>
          <table:table-cell table:formula="of:=POWER([dados.F128];2)" office:value-type="float" office:value="0.637096598116035" calcext:value-type="float">
            <text:p>0,637</text:p>
          </table:table-cell>
          <table:table-cell table:formula="of:=POWER([dados.G128];2)" office:value-type="float" office:value="0.102084247391862" calcext:value-type="float">
            <text:p>0,102</text:p>
          </table:table-cell>
          <table:table-cell table:formula="of:=POWER([dados.H128];2)" office:value-type="float" office:value="0.581906618940465" calcext:value-type="float">
            <text:p>0,582</text:p>
          </table:table-cell>
          <table:table-cell table:formula="of:=POWER([dados.I128];2)" office:value-type="float" office:value="0.654968845474724" calcext:value-type="float">
            <text:p>0,655</text:p>
          </table:table-cell>
          <table:table-cell table:formula="of:=POWER([dados.J128];2)" office:value-type="float" office:value="0.648571407271959" calcext:value-type="float">
            <text:p>0,649</text:p>
          </table:table-cell>
          <table:table-cell table:formula="of:=POWER([dados.K128];2)" office:value-type="float" office:value="0.0175485009629022" calcext:value-type="float">
            <text:p>0,018</text:p>
          </table:table-cell>
        </table:table-row>
        <table:table-row table:style-name="ro1">
          <table:table-cell table:formula="of:=POWER([dados.B129];2)" office:value-type="float" office:value="207472.515022027" calcext:value-type="float">
            <text:p>207472,515</text:p>
          </table:table-cell>
          <table:table-cell table:formula="of:=POWER([dados.C129];2)" office:value-type="float" office:value="6241" calcext:value-type="float">
            <text:p>6241,000</text:p>
          </table:table-cell>
          <table:table-cell table:formula="of:=POWER([dados.D129];2)" office:value-type="float" office:value="3969" calcext:value-type="float">
            <text:p>3969,000</text:p>
          </table:table-cell>
          <table:table-cell table:formula="of:=[dados.E129]" office:value-type="float" office:value="90" calcext:value-type="float">
            <text:p>90,000</text:p>
          </table:table-cell>
          <table:table-cell table:formula="of:=POWER([dados.F129];2)" office:value-type="float" office:value="1.71621555409688" calcext:value-type="float">
            <text:p>1,716</text:p>
          </table:table-cell>
          <table:table-cell table:formula="of:=POWER([dados.G129];2)" office:value-type="float" office:value="1.04723728772652" calcext:value-type="float">
            <text:p>1,047</text:p>
          </table:table-cell>
          <table:table-cell table:formula="of:=POWER([dados.H129];2)" office:value-type="float" office:value="0.472150222471254" calcext:value-type="float">
            <text:p>0,472</text:p>
          </table:table-cell>
          <table:table-cell table:formula="of:=POWER([dados.I129];2)" office:value-type="float" office:value="0.525581054196431" calcext:value-type="float">
            <text:p>0,526</text:p>
          </table:table-cell>
          <table:table-cell table:formula="of:=POWER([dados.J129];2)" office:value-type="float" office:value="2.70002464652862" calcext:value-type="float">
            <text:p>2,700</text:p>
          </table:table-cell>
          <table:table-cell table:formula="of:=POWER([dados.K129];2)" office:value-type="float" office:value="0.00999945165581148" calcext:value-type="float">
            <text:p>0,010</text:p>
          </table:table-cell>
        </table:table-row>
        <table:table-row table:style-name="ro1">
          <table:table-cell table:formula="of:=POWER([dados.B130];2)" office:value-type="float" office:value="218980.640938304" calcext:value-type="float">
            <text:p>218980,641</text:p>
          </table:table-cell>
          <table:table-cell table:formula="of:=POWER([dados.C130];2)" office:value-type="float" office:value="3249" calcext:value-type="float">
            <text:p>3249,000</text:p>
          </table:table-cell>
          <table:table-cell table:formula="of:=POWER([dados.D130];2)" office:value-type="float" office:value="7396" calcext:value-type="float">
            <text:p>7396,000</text:p>
          </table:table-cell>
          <table:table-cell table:formula="of:=[dados.E130]" office:value-type="float" office:value="70" calcext:value-type="float">
            <text:p>70,000</text:p>
          </table:table-cell>
          <table:table-cell table:formula="of:=POWER([dados.F130];2)" office:value-type="float" office:value="1.91872238628157" calcext:value-type="float">
            <text:p>1,919</text:p>
          </table:table-cell>
          <table:table-cell table:formula="of:=POWER([dados.G130];2)" office:value-type="float" office:value="0.0434195759228148" calcext:value-type="float">
            <text:p>0,043</text:p>
          </table:table-cell>
          <table:table-cell table:formula="of:=POWER([dados.H130];2)" office:value-type="float" office:value="2.42623522789469" calcext:value-type="float">
            <text:p>2,426</text:p>
          </table:table-cell>
          <table:table-cell table:formula="of:=POWER([dados.I130];2)" office:value-type="float" office:value="2.96474459388363" calcext:value-type="float">
            <text:p>2,965</text:p>
          </table:table-cell>
          <table:table-cell table:formula="of:=POWER([dados.J130];2)" office:value-type="float" office:value="1.31336320033477" calcext:value-type="float">
            <text:p>1,313</text:p>
          </table:table-cell>
          <table:table-cell table:formula="of:=POWER([dados.K130];2)" office:value-type="float" office:value="0.110274253542266" calcext:value-type="float">
            <text:p>0,110</text:p>
          </table:table-cell>
        </table:table-row>
        <table:table-row table:style-name="ro1">
          <table:table-cell table:formula="of:=POWER([dados.B131];2)" office:value-type="float" office:value="191051.645754112" calcext:value-type="float">
            <text:p>191051,646</text:p>
          </table:table-cell>
          <table:table-cell table:formula="of:=POWER([dados.C131];2)" office:value-type="float" office:value="6400" calcext:value-type="float">
            <text:p>6400,000</text:p>
          </table:table-cell>
          <table:table-cell table:formula="of:=POWER([dados.D131];2)" office:value-type="float" office:value="6084" calcext:value-type="float">
            <text:p>6084,000</text:p>
          </table:table-cell>
          <table:table-cell table:formula="of:=[dados.E131]" office:value-type="float" office:value="48" calcext:value-type="float">
            <text:p>48,000</text:p>
          </table:table-cell>
          <table:table-cell table:formula="of:=POWER([dados.F131];2)" office:value-type="float" office:value="1.43790623076455" calcext:value-type="float">
            <text:p>1,438</text:p>
          </table:table-cell>
          <table:table-cell table:formula="of:=POWER([dados.G131];2)" office:value-type="float" office:value="1.12442764492263" calcext:value-type="float">
            <text:p>1,124</text:p>
          </table:table-cell>
          <table:table-cell table:formula="of:=POWER([dados.H131];2)" office:value-type="float" office:value="1.57465623320641" calcext:value-type="float">
            <text:p>1,575</text:p>
          </table:table-cell>
          <table:table-cell table:formula="of:=POWER([dados.I131];2)" office:value-type="float" office:value="1.00844591222522" calcext:value-type="float">
            <text:p>1,008</text:p>
          </table:table-cell>
          <table:table-cell table:formula="of:=POWER([dados.J131];2)" office:value-type="float" office:value="2.9671805245074" calcext:value-type="float">
            <text:p>2,967</text:p>
          </table:table-cell>
          <table:table-cell table:formula="of:=POWER([dados.K131];2)" office:value-type="float" office:value="0.161366405701487" calcext:value-type="float">
            <text:p>0,161</text:p>
          </table:table-cell>
        </table:table-row>
        <table:table-row table:style-name="ro1">
          <table:table-cell table:formula="of:=POWER([dados.B132];2)" office:value-type="float" office:value="152305.473142616" calcext:value-type="float">
            <text:p>152305,473</text:p>
          </table:table-cell>
          <table:table-cell table:formula="of:=POWER([dados.C132];2)" office:value-type="float" office:value="4096" calcext:value-type="float">
            <text:p>4096,000</text:p>
          </table:table-cell>
          <table:table-cell table:formula="of:=POWER([dados.D132];2)" office:value-type="float" office:value="7744" calcext:value-type="float">
            <text:p>7744,000</text:p>
          </table:table-cell>
          <table:table-cell table:formula="of:=[dados.E132]" office:value-type="float" office:value="113" calcext:value-type="float">
            <text:p>113,000</text:p>
          </table:table-cell>
          <table:table-cell table:formula="of:=POWER([dados.F132];2)" office:value-type="float" office:value="0.840481782164526" calcext:value-type="float">
            <text:p>0,840</text:p>
          </table:table-cell>
          <table:table-cell table:formula="of:=POWER([dados.G132];2)" office:value-type="float" office:value="0.218727453821548" calcext:value-type="float">
            <text:p>0,219</text:p>
          </table:table-cell>
          <table:table-cell table:formula="of:=POWER([dados.H132];2)" office:value-type="float" office:value="2.66777951884534" calcext:value-type="float">
            <text:p>2,668</text:p>
          </table:table-cell>
          <table:table-cell table:formula="of:=POWER([dados.I132];2)" office:value-type="float" office:value="1.8640985503522" calcext:value-type="float">
            <text:p>1,864</text:p>
          </table:table-cell>
          <table:table-cell table:formula="of:=POWER([dados.J132];2)" office:value-type="float" office:value="1.3173678447217" calcext:value-type="float">
            <text:p>1,317</text:p>
          </table:table-cell>
          <table:table-cell table:formula="of:=POWER([dados.K132];2)" office:value-type="float" office:value="0.545525691805826" calcext:value-type="float">
            <text:p>0,546</text:p>
          </table:table-cell>
        </table:table-row>
        <table:table-row table:style-name="ro1">
          <table:table-cell table:formula="of:=POWER([dados.B133];2)" office:value-type="float" office:value="9587.29619190165" calcext:value-type="float">
            <text:p>9587,296</text:p>
          </table:table-cell>
          <table:table-cell table:formula="of:=POWER([dados.C133];2)" office:value-type="float" office:value="6241" calcext:value-type="float">
            <text:p>6241,000</text:p>
          </table:table-cell>
          <table:table-cell table:formula="of:=POWER([dados.D133];2)" office:value-type="float" office:value="1444" calcext:value-type="float">
            <text:p>1444,000</text:p>
          </table:table-cell>
          <table:table-cell table:formula="of:=[dados.E133]" office:value-type="float" office:value="114" calcext:value-type="float">
            <text:p>114,000</text:p>
          </table:table-cell>
          <table:table-cell table:formula="of:=POWER([dados.F133];2)" office:value-type="float" office:value="0.715405605350004" calcext:value-type="float">
            <text:p>0,715</text:p>
          </table:table-cell>
          <table:table-cell table:formula="of:=POWER([dados.G133];2)" office:value-type="float" office:value="1.04723728772652" calcext:value-type="float">
            <text:p>1,047</text:p>
          </table:table-cell>
          <table:table-cell table:formula="of:=POWER([dados.H133];2)" office:value-type="float" office:value="0.0671173185079391" calcext:value-type="float">
            <text:p>0,067</text:p>
          </table:table-cell>
          <table:table-cell table:formula="of:=POWER([dados.I133];2)" office:value-type="float" office:value="1.35976382530849" calcext:value-type="float">
            <text:p>1,360</text:p>
          </table:table-cell>
          <table:table-cell table:formula="of:=POWER([dados.J133];2)" office:value-type="float" office:value="0.16231608256198" calcext:value-type="float">
            <text:p>0,162</text:p>
          </table:table-cell>
          <table:table-cell table:formula="of:=POWER([dados.K133];2)" office:value-type="float" office:value="0.307681945733472" calcext:value-type="float">
            <text:p>0,308</text:p>
          </table:table-cell>
        </table:table-row>
        <table:table-row table:style-name="ro1">
          <table:table-cell table:formula="of:=POWER([dados.B134];2)" office:value-type="float" office:value="18652.6743112055" calcext:value-type="float">
            <text:p>18652,674</text:p>
          </table:table-cell>
          <table:table-cell table:formula="of:=POWER([dados.C134];2)" office:value-type="float" office:value="6400" calcext:value-type="float">
            <text:p>6400,000</text:p>
          </table:table-cell>
          <table:table-cell table:formula="of:=POWER([dados.D134];2)" office:value-type="float" office:value="1225" calcext:value-type="float">
            <text:p>1225,000</text:p>
          </table:table-cell>
          <table:table-cell table:formula="of:=[dados.E134]" office:value-type="float" office:value="135" calcext:value-type="float">
            <text:p>135,000</text:p>
          </table:table-cell>
          <table:table-cell table:formula="of:=POWER([dados.F134];2)" office:value-type="float" office:value="0.375440244862365" calcext:value-type="float">
            <text:p>0,375</text:p>
          </table:table-cell>
          <table:table-cell table:formula="of:=POWER([dados.G134];2)" office:value-type="float" office:value="1.12442764492263" calcext:value-type="float">
            <text:p>1,124</text:p>
          </table:table-cell>
          <table:table-cell table:formula="of:=POWER([dados.H134];2)" office:value-type="float" office:value="0.138841447602345" calcext:value-type="float">
            <text:p>0,139</text:p>
          </table:table-cell>
          <table:table-cell table:formula="of:=POWER([dados.I134];2)" office:value-type="float" office:value="1.24930802871001" calcext:value-type="float">
            <text:p>1,249</text:p>
          </table:table-cell>
          <table:table-cell table:formula="of:=POWER([dados.J134];2)" office:value-type="float" office:value="0.280181368827932" calcext:value-type="float">
            <text:p>0,280</text:p>
          </table:table-cell>
          <table:table-cell table:formula="of:=POWER([dados.K134];2)" office:value-type="float" office:value="0.109221171800908" calcext:value-type="float">
            <text:p>0,109</text:p>
          </table:table-cell>
        </table:table-row>
        <table:table-row table:style-name="ro1">
          <table:table-cell table:formula="of:=POWER([dados.B135];2)" office:value-type="float" office:value="22855.4737215117" calcext:value-type="float">
            <text:p>22855,474</text:p>
          </table:table-cell>
          <table:table-cell table:formula="of:=POWER([dados.C135];2)" office:value-type="float" office:value="5776" calcext:value-type="float">
            <text:p>5776,000</text:p>
          </table:table-cell>
          <table:table-cell table:formula="of:=POWER([dados.D135];2)" office:value-type="float" office:value="1369" calcext:value-type="float">
            <text:p>1369,000</text:p>
          </table:table-cell>
          <table:table-cell table:formula="of:=[dados.E135]" office:value-type="float" office:value="31" calcext:value-type="float">
            <text:p>31,000</text:p>
          </table:table-cell>
          <table:table-cell table:formula="of:=POWER([dados.F135];2)" office:value-type="float" office:value="0.275282955247175" calcext:value-type="float">
            <text:p>0,275</text:p>
          </table:table-cell>
          <table:table-cell table:formula="of:=POWER([dados.G135];2)" office:value-type="float" office:value="0.83213349234001" calcext:value-type="float">
            <text:p>0,832</text:p>
          </table:table-cell>
          <table:table-cell table:formula="of:=POWER([dados.H135];2)" office:value-type="float" office:value="0.0881604073115504" calcext:value-type="float">
            <text:p>0,088</text:p>
          </table:table-cell>
          <table:table-cell table:formula="of:=POWER([dados.I135];2)" office:value-type="float" office:value="0.892953239754617" calcext:value-type="float">
            <text:p>0,893</text:p>
          </table:table-cell>
          <table:table-cell table:formula="of:=POWER([dados.J135];2)" office:value-type="float" office:value="0.212378479490834" calcext:value-type="float">
            <text:p>0,212</text:p>
          </table:table-cell>
          <table:table-cell table:formula="of:=POWER([dados.K135];2)" office:value-type="float" office:value="0.0902460205431028" calcext:value-type="float">
            <text:p>0,090</text:p>
          </table:table-cell>
        </table:table-row>
        <table:table-row table:style-name="ro1">
          <table:table-cell table:formula="of:=POWER([dados.B136];2)" office:value-type="float" office:value="10102.9376467297" calcext:value-type="float">
            <text:p>10102,938</text:p>
          </table:table-cell>
          <table:table-cell table:formula="of:=POWER([dados.C136];2)" office:value-type="float" office:value="5776" calcext:value-type="float">
            <text:p>5776,000</text:p>
          </table:table-cell>
          <table:table-cell table:formula="of:=POWER([dados.D136];2)" office:value-type="float" office:value="961" calcext:value-type="float">
            <text:p>961,000</text:p>
          </table:table-cell>
          <table:table-cell table:formula="of:=[dados.E136]" office:value-type="float" office:value="136" calcext:value-type="float">
            <text:p>136,000</text:p>
          </table:table-cell>
          <table:table-cell table:formula="of:=POWER([dados.F136];2)" office:value-type="float" office:value="0.689147635787909" calcext:value-type="float">
            <text:p>0,689</text:p>
          </table:table-cell>
          <table:table-cell table:formula="of:=POWER([dados.G136];2)" office:value-type="float" office:value="0.83213349234001" calcext:value-type="float">
            <text:p>0,832</text:p>
          </table:table-cell>
          <table:table-cell table:formula="of:=POWER([dados.H136];2)" office:value-type="float" office:value="0.27458297891822" calcext:value-type="float">
            <text:p>0,275</text:p>
          </table:table-cell>
          <table:table-cell table:formula="of:=POWER([dados.I136];2)" office:value-type="float" office:value="1.61911675703804" calcext:value-type="float">
            <text:p>1,619</text:p>
          </table:table-cell>
          <table:table-cell table:formula="of:=POWER([dados.J136];2)" office:value-type="float" office:value="0.0719542312359923" calcext:value-type="float">
            <text:p>0,072</text:p>
          </table:table-cell>
          <table:table-cell table:formula="of:=POWER([dados.K136];2)" office:value-type="float" office:value="0.104794953204347" calcext:value-type="float">
            <text:p>0,105</text:p>
          </table:table-cell>
        </table:table-row>
        <table:table-row table:style-name="ro1">
          <table:table-cell table:formula="of:=POWER([dados.B137];2)" office:value-type="float" office:value="28704.1976191415" calcext:value-type="float">
            <text:p>28704,198</text:p>
          </table:table-cell>
          <table:table-cell table:formula="of:=POWER([dados.C137];2)" office:value-type="float" office:value="5625" calcext:value-type="float">
            <text:p>5625,000</text:p>
          </table:table-cell>
          <table:table-cell table:formula="of:=POWER([dados.D137];2)" office:value-type="float" office:value="1936" calcext:value-type="float">
            <text:p>1936,000</text:p>
          </table:table-cell>
          <table:table-cell table:formula="of:=[dados.E137]" office:value-type="float" office:value="92" calcext:value-type="float">
            <text:p>92,000</text:p>
          </table:table-cell>
          <table:table-cell table:formula="of:=POWER([dados.F137];2)" office:value-type="float" office:value="0.171964790441308" calcext:value-type="float">
            <text:p>0,172</text:p>
          </table:table-cell>
          <table:table-cell table:formula="of:=POWER([dados.G137];2)" office:value-type="float" office:value="0.765921319278453" calcext:value-type="float">
            <text:p>0,766</text:p>
          </table:table-cell>
          <table:table-cell table:formula="of:=POWER([dados.H137];2)" office:value-type="float" office:value="0.00102282447127288" calcext:value-type="float">
            <text:p>0,001</text:p>
          </table:table-cell>
          <table:table-cell table:formula="of:=POWER([dados.I137];2)" office:value-type="float" office:value="0.478683309630617" calcext:value-type="float">
            <text:p>0,479</text:p>
          </table:table-cell>
          <table:table-cell table:formula="of:=POWER([dados.J137];2)" office:value-type="float" office:value="0.282949815709706" calcext:value-type="float">
            <text:p>0,283</text:p>
          </table:table-cell>
          <table:table-cell table:formula="of:=POWER([dados.K137];2)" office:value-type="float" office:value="0.177276312356064" calcext:value-type="float">
            <text:p>0,177</text:p>
          </table:table-cell>
        </table:table-row>
        <table:table-row table:style-name="ro1">
          <table:table-cell table:formula="of:=POWER([dados.B138];2)" office:value-type="float" office:value="23617.0570337234" calcext:value-type="float">
            <text:p>23617,057</text:p>
          </table:table-cell>
          <table:table-cell table:formula="of:=POWER([dados.C138];2)" office:value-type="float" office:value="4225" calcext:value-type="float">
            <text:p>4225,000</text:p>
          </table:table-cell>
          <table:table-cell table:formula="of:=POWER([dados.D138];2)" office:value-type="float" office:value="1936" calcext:value-type="float">
            <text:p>1936,000</text:p>
          </table:table-cell>
          <table:table-cell table:formula="of:=[dados.E138]" office:value-type="float" office:value="150" calcext:value-type="float">
            <text:p>150,000</text:p>
          </table:table-cell>
          <table:table-cell table:formula="of:=POWER([dados.F138];2)" office:value-type="float" office:value="0.259704974154308" calcext:value-type="float">
            <text:p>0,260</text:p>
          </table:table-cell>
          <table:table-cell table:formula="of:=POWER([dados.G138];2)" office:value-type="float" office:value="0.254749620513068" calcext:value-type="float">
            <text:p>0,255</text:p>
          </table:table-cell>
          <table:table-cell table:formula="of:=POWER([dados.H138];2)" office:value-type="float" office:value="0.00102282447127288" calcext:value-type="float">
            <text:p>0,001</text:p>
          </table:table-cell>
          <table:table-cell table:formula="of:=POWER([dados.I138];2)" office:value-type="float" office:value="0.323699130609485" calcext:value-type="float">
            <text:p>0,324</text:p>
          </table:table-cell>
          <table:table-cell table:formula="of:=POWER([dados.J138];2)" office:value-type="float" office:value="0.028981751533775" calcext:value-type="float">
            <text:p>0,029</text:p>
          </table:table-cell>
          <table:table-cell table:formula="of:=POWER([dados.K138];2)" office:value-type="float" office:value="0.162797023603659" calcext:value-type="float">
            <text:p>0,163</text:p>
          </table:table-cell>
        </table:table-row>
        <table:table-row table:style-name="ro1">
          <table:table-cell table:formula="of:=POWER([dados.B139];2)" office:value-type="float" office:value="14198.4948084149" calcext:value-type="float">
            <text:p>14198,495</text:p>
          </table:table-cell>
          <table:table-cell table:formula="of:=POWER([dados.C139];2)" office:value-type="float" office:value="4761" calcext:value-type="float">
            <text:p>4761,000</text:p>
          </table:table-cell>
          <table:table-cell table:formula="of:=POWER([dados.D139];2)" office:value-type="float" office:value="1089" calcext:value-type="float">
            <text:p>1089,000</text:p>
          </table:table-cell>
          <table:table-cell table:formula="of:=[dados.E139]" office:value-type="float" office:value="137" calcext:value-type="float">
            <text:p>137,000</text:p>
          </table:table-cell>
          <table:table-cell table:formula="of:=POWER([dados.F139];2)" office:value-type="float" office:value="0.515154307860165" calcext:value-type="float">
            <text:p>0,515</text:p>
          </table:table-cell>
          <table:table-cell table:formula="of:=POWER([dados.G139];2)" office:value-type="float" office:value="0.426283747615546" calcext:value-type="float">
            <text:p>0,426</text:p>
          </table:table-cell>
          <table:table-cell table:formula="of:=POWER([dados.H139];2)" office:value-type="float" office:value="0.200982304804568" calcext:value-type="float">
            <text:p>0,201</text:p>
          </table:table-cell>
          <table:table-cell table:formula="of:=POWER([dados.I139];2)" office:value-type="float" office:value="1.06359181999792" calcext:value-type="float">
            <text:p>1,064</text:p>
          </table:table-cell>
          <table:table-cell table:formula="of:=POWER([dados.J139];2)" office:value-type="float" office:value="0.0137942893602597" calcext:value-type="float">
            <text:p>0,014</text:p>
          </table:table-cell>
          <table:table-cell table:formula="of:=POWER([dados.K139];2)" office:value-type="float" office:value="0.0650355253430937" calcext:value-type="float">
            <text:p>0,065</text:p>
          </table:table-cell>
        </table:table-row>
        <table:table-row table:style-name="ro1">
          <table:table-cell table:formula="of:=POWER([dados.B140];2)" office:value-type="float" office:value="20647.3467534307" calcext:value-type="float">
            <text:p>20647,347</text:p>
          </table:table-cell>
          <table:table-cell table:formula="of:=POWER([dados.C140];2)" office:value-type="float" office:value="4096" calcext:value-type="float">
            <text:p>4096,000</text:p>
          </table:table-cell>
          <table:table-cell table:formula="of:=POWER([dados.D140];2)" office:value-type="float" office:value="1936" calcext:value-type="float">
            <text:p>1936,000</text:p>
          </table:table-cell>
          <table:table-cell table:formula="of:=[dados.E140]" office:value-type="float" office:value="115" calcext:value-type="float">
            <text:p>115,000</text:p>
          </table:table-cell>
          <table:table-cell table:formula="of:=POWER([dados.F140];2)" office:value-type="float" office:value="0.324697653276066" calcext:value-type="float">
            <text:p>0,325</text:p>
          </table:table-cell>
          <table:table-cell table:formula="of:=POWER([dados.G140];2)" office:value-type="float" office:value="0.218727453821548" calcext:value-type="float">
            <text:p>0,219</text:p>
          </table:table-cell>
          <table:table-cell table:formula="of:=POWER([dados.H140];2)" office:value-type="float" office:value="0.00102282447127288" calcext:value-type="float">
            <text:p>0,001</text:p>
          </table:table-cell>
          <table:table-cell table:formula="of:=POWER([dados.I140];2)" office:value-type="float" office:value="0.344445803829662" calcext:value-type="float">
            <text:p>0,344</text:p>
          </table:table-cell>
          <table:table-cell table:formula="of:=POWER([dados.J140];2)" office:value-type="float" office:value="0.011865238584785" calcext:value-type="float">
            <text:p>0,012</text:p>
          </table:table-cell>
          <table:table-cell table:formula="of:=POWER([dados.K140];2)" office:value-type="float" office:value="0.188137454592114" calcext:value-type="float">
            <text:p>0,188</text:p>
          </table:table-cell>
        </table:table-row>
        <table:table-row table:style-name="ro1">
          <table:table-cell table:formula="of:=POWER([dados.B141];2)" office:value-type="float" office:value="12140.8691440073" calcext:value-type="float">
            <text:p>12140,869</text:p>
          </table:table-cell>
          <table:table-cell table:formula="of:=POWER([dados.C141];2)" office:value-type="float" office:value="4356" calcext:value-type="float">
            <text:p>4356,000</text:p>
          </table:table-cell>
          <table:table-cell table:formula="of:=POWER([dados.D141];2)" office:value-type="float" office:value="1444" calcext:value-type="float">
            <text:p>1444,000</text:p>
          </table:table-cell>
          <table:table-cell table:formula="of:=[dados.E141]" office:value-type="float" office:value="32" calcext:value-type="float">
            <text:p>32,000</text:p>
          </table:table-cell>
          <table:table-cell table:formula="of:=POWER([dados.F141];2)" office:value-type="float" office:value="0.595728340940975" calcext:value-type="float">
            <text:p>0,596</text:p>
          </table:table-cell>
          <table:table-cell table:formula="of:=POWER([dados.G141];2)" office:value-type="float" office:value="0.293516333238228" calcext:value-type="float">
            <text:p>0,294</text:p>
          </table:table-cell>
          <table:table-cell table:formula="of:=POWER([dados.H141];2)" office:value-type="float" office:value="0.0671173185079391" calcext:value-type="float">
            <text:p>0,067</text:p>
          </table:table-cell>
          <table:table-cell table:formula="of:=POWER([dados.I141];2)" office:value-type="float" office:value="0.789592800117605" calcext:value-type="float">
            <text:p>0,790</text:p>
          </table:table-cell>
          <table:table-cell table:formula="of:=POWER([dados.J141];2)" office:value-type="float" office:value="0.000932928658376923" calcext:value-type="float">
            <text:p>0,001</text:p>
          </table:table-cell>
          <table:table-cell table:formula="of:=POWER([dados.K141];2)" office:value-type="float" office:value="0.165837397965289" calcext:value-type="float">
            <text:p>0,166</text:p>
          </table:table-cell>
        </table:table-row>
        <table:table-row table:style-name="ro1">
          <table:table-cell table:formula="of:=POWER([dados.B142];2)" office:value-type="float" office:value="24491.2915295688" calcext:value-type="float">
            <text:p>24491,292</text:p>
          </table:table-cell>
          <table:table-cell table:formula="of:=POWER([dados.C142];2)" office:value-type="float" office:value="5476" calcext:value-type="float">
            <text:p>5476,000</text:p>
          </table:table-cell>
          <table:table-cell table:formula="of:=POWER([dados.D142];2)" office:value-type="float" office:value="1089" calcext:value-type="float">
            <text:p>1089,000</text:p>
          </table:table-cell>
          <table:table-cell table:formula="of:=[dados.E142]" office:value-type="float" office:value="49" calcext:value-type="float">
            <text:p>49,000</text:p>
          </table:table-cell>
          <table:table-cell table:formula="of:=POWER([dados.F142];2)" office:value-type="float" office:value="0.242673967197254" calcext:value-type="float">
            <text:p>0,243</text:p>
          </table:table-cell>
          <table:table-cell table:formula="of:=POWER([dados.G142];2)" office:value-type="float" office:value="0.702453692250536" calcext:value-type="float">
            <text:p>0,702</text:p>
          </table:table-cell>
          <table:table-cell table:formula="of:=POWER([dados.H142];2)" office:value-type="float" office:value="0.200982304804568" calcext:value-type="float">
            <text:p>0,201</text:p>
          </table:table-cell>
          <table:table-cell table:formula="of:=POWER([dados.I142];2)" office:value-type="float" office:value="0.973838130517414" calcext:value-type="float">
            <text:p>0,974</text:p>
          </table:table-cell>
          <table:table-cell table:formula="of:=POWER([dados.J142];2)" office:value-type="float" office:value="0.149282372319443" calcext:value-type="float">
            <text:p>0,149</text:p>
          </table:table-cell>
          <table:table-cell table:formula="of:=POWER([dados.K142];2)" office:value-type="float" office:value="0.0229904011054005" calcext:value-type="float">
            <text:p>0,023</text:p>
          </table:table-cell>
        </table:table-row>
        <table:table-row table:style-name="ro1">
          <table:table-cell table:formula="of:=POWER([dados.B143];2)" office:value-type="float" office:value="16265.3453350863" calcext:value-type="float">
            <text:p>16265,345</text:p>
          </table:table-cell>
          <table:table-cell table:formula="of:=POWER([dados.C143];2)" office:value-type="float" office:value="3844" calcext:value-type="float">
            <text:p>3844,000</text:p>
          </table:table-cell>
          <table:table-cell table:formula="of:=POWER([dados.D143];2)" office:value-type="float" office:value="961" calcext:value-type="float">
            <text:p>961,000</text:p>
          </table:table-cell>
          <table:table-cell table:formula="of:=[dados.E143]" office:value-type="float" office:value="71" calcext:value-type="float">
            <text:p>71,000</text:p>
          </table:table-cell>
          <table:table-cell table:formula="of:=POWER([dados.F143];2)" office:value-type="float" office:value="0.445195171279691" calcext:value-type="float">
            <text:p>0,445</text:p>
          </table:table-cell>
          <table:table-cell table:formula="of:=POWER([dados.G143];2)" office:value-type="float" office:value="0.154916758539426" calcext:value-type="float">
            <text:p>0,155</text:p>
          </table:table-cell>
          <table:table-cell table:formula="of:=POWER([dados.H143];2)" office:value-type="float" office:value="0.27458297891822" calcext:value-type="float">
            <text:p>0,275</text:p>
          </table:table-cell>
          <table:table-cell table:formula="of:=POWER([dados.I143];2)" office:value-type="float" office:value="0.85370558044703" calcext:value-type="float">
            <text:p>0,854</text:p>
          </table:table-cell>
          <table:table-cell table:formula="of:=POWER([dados.J143];2)" office:value-type="float" office:value="0.00836661752361026" calcext:value-type="float">
            <text:p>0,008</text:p>
          </table:table-cell>
          <table:table-cell table:formula="of:=POWER([dados.K143];2)" office:value-type="float" office:value="0.0126238084267563" calcext:value-type="float">
            <text:p>0,013</text:p>
          </table:table-cell>
        </table:table-row>
        <table:table-row table:style-name="ro1">
          <table:table-cell table:formula="of:=POWER([dados.B144];2)" office:value-type="float" office:value="26925.4802956589" calcext:value-type="float">
            <text:p>26925,480</text:p>
          </table:table-cell>
          <table:table-cell table:formula="of:=POWER([dados.C144];2)" office:value-type="float" office:value="6241" calcext:value-type="float">
            <text:p>6241,000</text:p>
          </table:table-cell>
          <table:table-cell table:formula="of:=POWER([dados.D144];2)" office:value-type="float" office:value="1600" calcext:value-type="float">
            <text:p>1600,000</text:p>
          </table:table-cell>
          <table:table-cell table:formula="of:=[dados.E144]" office:value-type="float" office:value="91" calcext:value-type="float">
            <text:p>91,000</text:p>
          </table:table-cell>
          <table:table-cell table:formula="of:=POWER([dados.F144];2)" office:value-type="float" office:value="0.199667020620132" calcext:value-type="float">
            <text:p>0,200</text:p>
          </table:table-cell>
          <table:table-cell table:formula="of:=POWER([dados.G144];2)" office:value-type="float" office:value="1.04723728772652" calcext:value-type="float">
            <text:p>1,047</text:p>
          </table:table-cell>
          <table:table-cell table:formula="of:=POWER([dados.H144];2)" office:value-type="float" office:value="0.0336260035842881" calcext:value-type="float">
            <text:p>0,034</text:p>
          </table:table-cell>
          <table:table-cell table:formula="of:=POWER([dados.I144];2)" office:value-type="float" office:value="0.773947127640836" calcext:value-type="float">
            <text:p>0,774</text:p>
          </table:table-cell>
          <table:table-cell table:formula="of:=POWER([dados.J144];2)" office:value-type="float" office:value="0.377488358650526" calcext:value-type="float">
            <text:p>0,377</text:p>
          </table:table-cell>
          <table:table-cell table:formula="of:=POWER([dados.K144];2)" office:value-type="float" office:value="0.129095543164513" calcext:value-type="float">
            <text:p>0,129</text:p>
          </table:table-cell>
        </table:table-row>
        <table:table-row table:style-name="ro1">
          <table:table-cell table:formula="of:=POWER([dados.B145];2)" office:value-type="float" office:value="27017.6943692311" calcext:value-type="float">
            <text:p>27017,694</text:p>
          </table:table-cell>
          <table:table-cell table:formula="of:=POWER([dados.C145];2)" office:value-type="float" office:value="4761" calcext:value-type="float">
            <text:p>4761,000</text:p>
          </table:table-cell>
          <table:table-cell table:formula="of:=POWER([dados.D145];2)" office:value-type="float" office:value="1156" calcext:value-type="float">
            <text:p>1156,000</text:p>
          </table:table-cell>
          <table:table-cell table:formula="of:=[dados.E145]" office:value-type="float" office:value="151" calcext:value-type="float">
            <text:p>151,000</text:p>
          </table:table-cell>
          <table:table-cell table:formula="of:=POWER([dados.F145];2)" office:value-type="float" office:value="0.198157200080092" calcext:value-type="float">
            <text:p>0,198</text:p>
          </table:table-cell>
          <table:table-cell table:formula="of:=POWER([dados.G145];2)" office:value-type="float" office:value="0.426283747615546" calcext:value-type="float">
            <text:p>0,426</text:p>
          </table:table-cell>
          <table:table-cell table:formula="of:=POWER([dados.H145];2)" office:value-type="float" office:value="0.168479399089528" calcext:value-type="float">
            <text:p>0,168</text:p>
          </table:table-cell>
          <table:table-cell table:formula="of:=POWER([dados.I145];2)" office:value-type="float" office:value="0.71324894782965" calcext:value-type="float">
            <text:p>0,713</text:p>
          </table:table-cell>
          <table:table-cell table:formula="of:=POWER([dados.J145];2)" office:value-type="float" office:value="0.0673144742015769" calcext:value-type="float">
            <text:p>0,067</text:p>
          </table:table-cell>
          <table:table-cell table:formula="of:=POWER([dados.K145];2)" office:value-type="float" office:value="0.0123576429635858" calcext:value-type="float">
            <text:p>0,012</text:p>
          </table:table-cell>
        </table:table-row>
        <table:table-row table:style-name="ro1">
          <table:table-cell table:formula="of:=POWER([dados.B146];2)" office:value-type="float" office:value="21153.5968859134" calcext:value-type="float">
            <text:p>21153,597</text:p>
          </table:table-cell>
          <table:table-cell table:formula="of:=POWER([dados.C146];2)" office:value-type="float" office:value="5929" calcext:value-type="float">
            <text:p>5929,000</text:p>
          </table:table-cell>
          <table:table-cell table:formula="of:=POWER([dados.D146];2)" office:value-type="float" office:value="1225" calcext:value-type="float">
            <text:p>1225,000</text:p>
          </table:table-cell>
          <table:table-cell table:formula="of:=[dados.E146]" office:value-type="float" office:value="169" calcext:value-type="float">
            <text:p>169,000</text:p>
          </table:table-cell>
          <table:table-cell table:formula="of:=POWER([dados.F146];2)" office:value-type="float" office:value="0.312778526049471" calcext:value-type="float">
            <text:p>0,313</text:p>
          </table:table-cell>
          <table:table-cell table:formula="of:=POWER([dados.G146];2)" office:value-type="float" office:value="0.901090211435206" calcext:value-type="float">
            <text:p>0,901</text:p>
          </table:table-cell>
          <table:table-cell table:formula="of:=POWER([dados.H146];2)" office:value-type="float" office:value="0.138841447602345" calcext:value-type="float">
            <text:p>0,139</text:p>
          </table:table-cell>
          <table:table-cell table:formula="of:=POWER([dados.I146];2)" office:value-type="float" office:value="1.06499481641876" calcext:value-type="float">
            <text:p>1,065</text:p>
          </table:table-cell>
          <table:table-cell table:formula="of:=POWER([dados.J146];2)" office:value-type="float" office:value="0.212925918976298" calcext:value-type="float">
            <text:p>0,213</text:p>
          </table:table-cell>
          <table:table-cell table:formula="of:=POWER([dados.K146];2)" office:value-type="float" office:value="0.0747904983190559" calcext:value-type="float">
            <text:p>0,075</text:p>
          </table:table-cell>
        </table:table-row>
        <table:table-row table:style-name="ro1">
          <table:table-cell table:formula="of:=POWER([dados.B147];2)" office:value-type="float" office:value="26974.409574045" calcext:value-type="float">
            <text:p>26974,410</text:p>
          </table:table-cell>
          <table:table-cell table:formula="of:=POWER([dados.C147];2)" office:value-type="float" office:value="6084" calcext:value-type="float">
            <text:p>6084,000</text:p>
          </table:table-cell>
          <table:table-cell table:formula="of:=POWER([dados.D147];2)" office:value-type="float" office:value="1681" calcext:value-type="float">
            <text:p>1681,000</text:p>
          </table:table-cell>
          <table:table-cell table:formula="of:=[dados.E147]" office:value-type="float" office:value="168" calcext:value-type="float">
            <text:p>168,000</text:p>
          </table:table-cell>
          <table:table-cell table:formula="of:=POWER([dados.F147];2)" office:value-type="float" office:value="0.198864866865761" calcext:value-type="float">
            <text:p>0,199</text:p>
          </table:table-cell>
          <table:table-cell table:formula="of:=POWER([dados.G147];2)" office:value-type="float" office:value="0.972791476564042" calcext:value-type="float">
            <text:p>0,973</text:p>
          </table:table-cell>
          <table:table-cell table:formula="of:=POWER([dados.H147];2)" office:value-type="float" office:value="0.0211777774642484" calcext:value-type="float">
            <text:p>0,021</text:p>
          </table:table-cell>
          <table:table-cell table:formula="of:=POWER([dados.I147];2)" office:value-type="float" office:value="0.700622439446144" calcext:value-type="float">
            <text:p>0,701</text:p>
          </table:table-cell>
          <table:table-cell table:formula="of:=POWER([dados.J147];2)" office:value-type="float" office:value="0.348387209356712" calcext:value-type="float">
            <text:p>0,348</text:p>
          </table:table-cell>
          <table:table-cell table:formula="of:=POWER([dados.K147];2)" office:value-type="float" office:value="0.143825141407354" calcext:value-type="float">
            <text:p>0,144</text:p>
          </table:table-cell>
        </table:table-row>
        <table:table-row table:style-name="ro1">
          <table:table-cell table:formula="of:=POWER([dados.B148];2)" office:value-type="float" office:value="27794.5542925509" calcext:value-type="float">
            <text:p>27794,554</text:p>
          </table:table-cell>
          <table:table-cell table:formula="of:=POWER([dados.C148];2)" office:value-type="float" office:value="5329" calcext:value-type="float">
            <text:p>5329,000</text:p>
          </table:table-cell>
          <table:table-cell table:formula="of:=POWER([dados.D148];2)" office:value-type="float" office:value="1444" calcext:value-type="float">
            <text:p>1444,000</text:p>
          </table:table-cell>
          <table:table-cell table:formula="of:=[dados.E148]" office:value-type="float" office:value="152" calcext:value-type="float">
            <text:p>152,000</text:p>
          </table:table-cell>
          <table:table-cell table:formula="of:=POWER([dados.F148];2)" office:value-type="float" office:value="0.185762674906216" calcext:value-type="float">
            <text:p>0,186</text:p>
          </table:table-cell>
          <table:table-cell table:formula="of:=POWER([dados.G148];2)" office:value-type="float" office:value="0.641730611256259" calcext:value-type="float">
            <text:p>0,642</text:p>
          </table:table-cell>
          <table:table-cell table:formula="of:=POWER([dados.H148];2)" office:value-type="float" office:value="0.0671173185079391" calcext:value-type="float">
            <text:p>0,067</text:p>
          </table:table-cell>
          <table:table-cell table:formula="of:=POWER([dados.I148];2)" office:value-type="float" office:value="0.657764297182838" calcext:value-type="float">
            <text:p>0,658</text:p>
          </table:table-cell>
          <table:table-cell table:formula="of:=POWER([dados.J148];2)" office:value-type="float" office:value="0.176194721814178" calcext:value-type="float">
            <text:p>0,176</text:p>
          </table:table-cell>
          <table:table-cell table:formula="of:=POWER([dados.K148];2)" office:value-type="float" office:value="0.0606522200320469" calcext:value-type="float">
            <text:p>0,061</text:p>
          </table:table-cell>
        </table:table-row>
        <table:table-row table:style-name="ro1">
          <table:table-cell table:formula="of:=POWER([dados.B149];2)" office:value-type="float" office:value="11684.0243638488" calcext:value-type="float">
            <text:p>11684,024</text:p>
          </table:table-cell>
          <table:table-cell table:formula="of:=POWER([dados.C149];2)" office:value-type="float" office:value="4096" calcext:value-type="float">
            <text:p>4096,000</text:p>
          </table:table-cell>
          <table:table-cell table:formula="of:=POWER([dados.D149];2)" office:value-type="float" office:value="1156" calcext:value-type="float">
            <text:p>1156,000</text:p>
          </table:table-cell>
          <table:table-cell table:formula="of:=[dados.E149]" office:value-type="float" office:value="93" calcext:value-type="float">
            <text:p>93,000</text:p>
          </table:table-cell>
          <table:table-cell table:formula="of:=POWER([dados.F149];2)" office:value-type="float" office:value="0.615366434383696" calcext:value-type="float">
            <text:p>0,615</text:p>
          </table:table-cell>
          <table:table-cell table:formula="of:=POWER([dados.G149];2)" office:value-type="float" office:value="0.218727453821548" calcext:value-type="float">
            <text:p>0,219</text:p>
          </table:table-cell>
          <table:table-cell table:formula="of:=POWER([dados.H149];2)" office:value-type="float" office:value="0.168479399089528" calcext:value-type="float">
            <text:p>0,168</text:p>
          </table:table-cell>
          <table:table-cell table:formula="of:=POWER([dados.I149];2)" office:value-type="float" office:value="0.91603755784582" calcext:value-type="float">
            <text:p>0,916</text:p>
          </table:table-cell>
          <table:table-cell table:formula="of:=POWER([dados.J149];2)" office:value-type="float" office:value="0.00436629286565729" calcext:value-type="float">
            <text:p>0,004</text:p>
          </table:table-cell>
          <table:table-cell table:formula="of:=POWER([dados.K149];2)" office:value-type="float" office:value="0.0821707005742628" calcext:value-type="float">
            <text:p>0,082</text:p>
          </table:table-cell>
        </table:table-row>
        <table:table-row table:style-name="ro1">
          <table:table-cell table:formula="of:=POWER([dados.B150];2)" office:value-type="float" office:value="26710.0627222694" calcext:value-type="float">
            <text:p>26710,063</text:p>
          </table:table-cell>
          <table:table-cell table:formula="of:=POWER([dados.C150];2)" office:value-type="float" office:value="5476" calcext:value-type="float">
            <text:p>5476,000</text:p>
          </table:table-cell>
          <table:table-cell table:formula="of:=POWER([dados.D150];2)" office:value-type="float" office:value="1024" calcext:value-type="float">
            <text:p>1024,000</text:p>
          </table:table-cell>
          <table:table-cell table:formula="of:=[dados.E150]" office:value-type="float" office:value="50" calcext:value-type="float">
            <text:p>50,000</text:p>
          </table:table-cell>
          <table:table-cell table:formula="of:=POWER([dados.F150];2)" office:value-type="float" office:value="0.203226594446674" calcext:value-type="float">
            <text:p>0,203</text:p>
          </table:table-cell>
          <table:table-cell table:formula="of:=POWER([dados.G150];2)" office:value-type="float" office:value="0.702453692250536" calcext:value-type="float">
            <text:p>0,702</text:p>
          </table:table-cell>
          <table:table-cell table:formula="of:=POWER([dados.H150];2)" office:value-type="float" office:value="0.236350164747465" calcext:value-type="float">
            <text:p>0,236</text:p>
          </table:table-cell>
          <table:table-cell table:formula="of:=POWER([dados.I150];2)" office:value-type="float" office:value="0.972437416102116" calcext:value-type="float">
            <text:p>0,972</text:p>
          </table:table-cell>
          <table:table-cell table:formula="of:=POWER([dados.J150];2)" office:value-type="float" office:value="0.160191969008872" calcext:value-type="float">
            <text:p>0,160</text:p>
          </table:table-cell>
          <table:table-cell table:formula="of:=POWER([dados.K150];2)" office:value-type="float" office:value="0.00940197767581133" calcext:value-type="float">
            <text:p>0,009</text:p>
          </table:table-cell>
        </table:table-row>
        <table:table-row table:style-name="ro1">
          <table:table-cell table:formula="of:=POWER([dados.B151];2)" office:value-type="float" office:value="18228.5017528978" calcext:value-type="float">
            <text:p>18228,502</text:p>
          </table:table-cell>
          <table:table-cell table:formula="of:=POWER([dados.C151];2)" office:value-type="float" office:value="4624" calcext:value-type="float">
            <text:p>4624,000</text:p>
          </table:table-cell>
          <table:table-cell table:formula="of:=POWER([dados.D151];2)" office:value-type="float" office:value="1521" calcext:value-type="float">
            <text:p>1521,000</text:p>
          </table:table-cell>
          <table:table-cell table:formula="of:=[dados.E151]" office:value-type="float" office:value="181" calcext:value-type="float">
            <text:p>181,000</text:p>
          </table:table-cell>
          <table:table-cell table:formula="of:=POWER([dados.F151];2)" office:value-type="float" office:value="0.387068337879189" calcext:value-type="float">
            <text:p>0,387</text:p>
          </table:table-cell>
          <table:table-cell table:formula="of:=POWER([dados.G151];2)" office:value-type="float" office:value="0.379283396789467" calcext:value-type="float">
            <text:p>0,379</text:p>
          </table:table-cell>
          <table:table-cell table:formula="of:=POWER([dados.H151];2)" office:value-type="float" office:value="0.048939183932185" calcext:value-type="float">
            <text:p>0,049</text:p>
          </table:table-cell>
          <table:table-cell table:formula="of:=POWER([dados.I151];2)" office:value-type="float" office:value="0.657750417102792" calcext:value-type="float">
            <text:p>0,658</text:p>
          </table:table-cell>
          <table:table-cell table:formula="of:=POWER([dados.J151];2)" office:value-type="float" office:value="0.0304635995155656" calcext:value-type="float">
            <text:p>0,030</text:p>
          </table:table-cell>
          <table:table-cell table:formula="of:=POWER([dados.K151];2)" office:value-type="float" office:value="0.127077738587205" calcext:value-type="float">
            <text:p>0,127</text:p>
          </table:table-cell>
        </table:table-row>
        <table:table-row table:style-name="ro1">
          <table:table-cell table:formula="of:=POWER([dados.B152];2)" office:value-type="float" office:value="14927.5165869166" calcext:value-type="float">
            <text:p>14927,517</text:p>
          </table:table-cell>
          <table:table-cell table:formula="of:=POWER([dados.C152];2)" office:value-type="float" office:value="4900" calcext:value-type="float">
            <text:p>4900,000</text:p>
          </table:table-cell>
          <table:table-cell table:formula="of:=POWER([dados.D152];2)" office:value-type="float" office:value="1764" calcext:value-type="float">
            <text:p>1764,000</text:p>
          </table:table-cell>
          <table:table-cell table:formula="of:=[dados.E152]" office:value-type="float" office:value="72" calcext:value-type="float">
            <text:p>72,000</text:p>
          </table:table-cell>
          <table:table-cell table:formula="of:=POWER([dados.F152];2)" office:value-type="float" office:value="0.489342183077168" calcext:value-type="float">
            <text:p>0,489</text:p>
          </table:table-cell>
          <table:table-cell table:formula="of:=POWER([dados.G152];2)" office:value-type="float" office:value="0.476028644475265" calcext:value-type="float">
            <text:p>0,476</text:p>
          </table:table-cell>
          <table:table-cell table:formula="of:=POWER([dados.H152];2)" office:value-type="float" office:value="0.011594505572066" calcext:value-type="float">
            <text:p>0,012</text:p>
          </table:table-cell>
          <table:table-cell table:formula="of:=POWER([dados.I152];2)" office:value-type="float" office:value="0.673052685804536" calcext:value-type="float">
            <text:p>0,673</text:p>
          </table:table-cell>
          <table:table-cell table:formula="of:=POWER([dados.J152];2)" office:value-type="float" office:value="0.048259934390247" calcext:value-type="float">
            <text:p>0,048</text:p>
          </table:table-cell>
          <table:table-cell table:formula="of:=POWER([dados.K152];2)" office:value-type="float" office:value="0.255653664862311" calcext:value-type="float">
            <text:p>0,256</text:p>
          </table:table-cell>
        </table:table-row>
        <table:table-row table:style-name="ro1">
          <table:table-cell table:formula="of:=POWER([dados.B153];2)" office:value-type="float" office:value="11995.7430792891" calcext:value-type="float">
            <text:p>11995,743</text:p>
          </table:table-cell>
          <table:table-cell table:formula="of:=POWER([dados.C153];2)" office:value-type="float" office:value="6241" calcext:value-type="float">
            <text:p>6241,000</text:p>
          </table:table-cell>
          <table:table-cell table:formula="of:=POWER([dados.D153];2)" office:value-type="float" office:value="1156" calcext:value-type="float">
            <text:p>1156,000</text:p>
          </table:table-cell>
          <table:table-cell table:formula="of:=[dados.E153]" office:value-type="float" office:value="14" calcext:value-type="float">
            <text:p>14,000</text:p>
          </table:table-cell>
          <table:table-cell table:formula="of:=POWER([dados.F153];2)" office:value-type="float" office:value="0.601891717518709" calcext:value-type="float">
            <text:p>0,602</text:p>
          </table:table-cell>
          <table:table-cell table:formula="of:=POWER([dados.G153];2)" office:value-type="float" office:value="1.04723728772652" calcext:value-type="float">
            <text:p>1,047</text:p>
          </table:table-cell>
          <table:table-cell table:formula="of:=POWER([dados.H153];2)" office:value-type="float" office:value="0.168479399089528" calcext:value-type="float">
            <text:p>0,168</text:p>
          </table:table-cell>
          <table:table-cell table:formula="of:=POWER([dados.I153];2)" office:value-type="float" office:value="1.49142422127386" calcext:value-type="float">
            <text:p>1,491</text:p>
          </table:table-cell>
          <table:table-cell table:formula="of:=POWER([dados.J153];2)" office:value-type="float" office:value="0.168221057619056" calcext:value-type="float">
            <text:p>0,168</text:p>
          </table:table-cell>
          <table:table-cell table:formula="of:=POWER([dados.K153];2)" office:value-type="float" office:value="0.157964756332289" calcext:value-type="float">
            <text:p>0,158</text:p>
          </table:table-cell>
        </table:table-row>
        <table:table-row table:style-name="ro1">
          <table:table-cell table:formula="of:=POWER([dados.B154];2)" office:value-type="float" office:value="31382.2927400632" calcext:value-type="float">
            <text:p>31382,293</text:p>
          </table:table-cell>
          <table:table-cell table:formula="of:=POWER([dados.C154];2)" office:value-type="float" office:value="5184" calcext:value-type="float">
            <text:p>5184,000</text:p>
          </table:table-cell>
          <table:table-cell table:formula="of:=POWER([dados.D154];2)" office:value-type="float" office:value="1225" calcext:value-type="float">
            <text:p>1225,000</text:p>
          </table:table-cell>
          <table:table-cell table:formula="of:=[dados.E154]" office:value-type="float" office:value="116" calcext:value-type="float">
            <text:p>116,000</text:p>
          </table:table-cell>
          <table:table-cell table:formula="of:=POWER([dados.F154];2)" office:value-type="float" office:value="0.135495796504086" calcext:value-type="float">
            <text:p>0,135</text:p>
          </table:table-cell>
          <table:table-cell table:formula="of:=POWER([dados.G154];2)" office:value-type="float" office:value="0.583752076295621" calcext:value-type="float">
            <text:p>0,584</text:p>
          </table:table-cell>
          <table:table-cell table:formula="of:=POWER([dados.H154];2)" office:value-type="float" office:value="0.138841447602345" calcext:value-type="float">
            <text:p>0,139</text:p>
          </table:table-cell>
          <table:table-cell table:formula="of:=POWER([dados.I154];2)" office:value-type="float" office:value="0.685968609669332" calcext:value-type="float">
            <text:p>0,686</text:p>
          </table:table-cell>
          <table:table-cell table:formula="of:=POWER([dados.J154];2)" office:value-type="float" office:value="0.159119598198988" calcext:value-type="float">
            <text:p>0,159</text:p>
          </table:table-cell>
          <table:table-cell table:formula="of:=POWER([dados.K154];2)" office:value-type="float" office:value="0.0130017353557229" calcext:value-type="float">
            <text:p>0,013</text:p>
          </table:table-cell>
        </table:table-row>
        <table:table-row table:style-name="ro1">
          <table:table-cell table:formula="of:=POWER([dados.B155];2)" office:value-type="float" office:value="23125.0003561438" calcext:value-type="float">
            <text:p>23125,000</text:p>
          </table:table-cell>
          <table:table-cell table:formula="of:=POWER([dados.C155];2)" office:value-type="float" office:value="3600" calcext:value-type="float">
            <text:p>3600,000</text:p>
          </table:table-cell>
          <table:table-cell table:formula="of:=POWER([dados.D155];2)" office:value-type="float" office:value="1444" calcext:value-type="float">
            <text:p>1444,000</text:p>
          </table:table-cell>
          <table:table-cell table:formula="of:=[dados.E155]" office:value-type="float" office:value="153" calcext:value-type="float">
            <text:p>153,000</text:p>
          </table:table-cell>
          <table:table-cell table:formula="of:=POWER([dados.F155];2)" office:value-type="float" office:value="0.269688608036386" calcext:value-type="float">
            <text:p>0,270</text:p>
          </table:table-cell>
          <table:table-cell table:formula="of:=POWER([dados.G155];2)" office:value-type="float" office:value="0.102084247391862" calcext:value-type="float">
            <text:p>0,102</text:p>
          </table:table-cell>
          <table:table-cell table:formula="of:=POWER([dados.H155];2)" office:value-type="float" office:value="0.0671173185079391" calcext:value-type="float">
            <text:p>0,067</text:p>
          </table:table-cell>
          <table:table-cell table:formula="of:=POWER([dados.I155];2)" office:value-type="float" office:value="0.397280524469118" calcext:value-type="float">
            <text:p>0,397</text:p>
          </table:table-cell>
          <table:table-cell table:formula="of:=POWER([dados.J155];2)" office:value-type="float" office:value="0.00109197138698596" calcext:value-type="float">
            <text:p>0,001</text:p>
          </table:table-cell>
          <table:table-cell table:formula="of:=POWER([dados.K155];2)" office:value-type="float" office:value="0.0405182271571342" calcext:value-type="float">
            <text:p>0,041</text:p>
          </table:table-cell>
        </table:table-row>
        <table:table-row table:style-name="ro1">
          <table:table-cell table:formula="of:=POWER([dados.B156];2)" office:value-type="float" office:value="20941.7066020498" calcext:value-type="float">
            <text:p>20941,707</text:p>
          </table:table-cell>
          <table:table-cell table:formula="of:=POWER([dados.C156];2)" office:value-type="float" office:value="4900" calcext:value-type="float">
            <text:p>4900,000</text:p>
          </table:table-cell>
          <table:table-cell table:formula="of:=POWER([dados.D156];2)" office:value-type="float" office:value="1936" calcext:value-type="float">
            <text:p>1936,000</text:p>
          </table:table-cell>
          <table:table-cell table:formula="of:=[dados.E156]" office:value-type="float" office:value="33" calcext:value-type="float">
            <text:p>33,000</text:p>
          </table:table-cell>
          <table:table-cell table:formula="of:=POWER([dados.F156];2)" office:value-type="float" office:value="0.317722618499533" calcext:value-type="float">
            <text:p>0,318</text:p>
          </table:table-cell>
          <table:table-cell table:formula="of:=POWER([dados.G156];2)" office:value-type="float" office:value="0.476028644475265" calcext:value-type="float">
            <text:p>0,476</text:p>
          </table:table-cell>
          <table:table-cell table:formula="of:=POWER([dados.H156];2)" office:value-type="float" office:value="0.00102282447127288" calcext:value-type="float">
            <text:p>0,001</text:p>
          </table:table-cell>
          <table:table-cell table:formula="of:=POWER([dados.I156];2)" office:value-type="float" office:value="0.477400476429475" calcext:value-type="float">
            <text:p>0,477</text:p>
          </table:table-cell>
          <table:table-cell table:formula="of:=POWER([dados.J156];2)" office:value-type="float" office:value="0.0904541767555183" calcext:value-type="float">
            <text:p>0,090</text:p>
          </table:table-cell>
          <table:table-cell table:formula="of:=POWER([dados.K156];2)" office:value-type="float" office:value="0.226920087943444" calcext:value-type="float">
            <text:p>0,227</text:p>
          </table:table-cell>
        </table:table-row>
        <table:table-row table:style-name="ro1">
          <table:table-cell table:formula="of:=POWER([dados.B157];2)" office:value-type="float" office:value="13291.8274132402" calcext:value-type="float">
            <text:p>13291,827</text:p>
          </table:table-cell>
          <table:table-cell table:formula="of:=POWER([dados.C157];2)" office:value-type="float" office:value="4225" calcext:value-type="float">
            <text:p>4225,000</text:p>
          </table:table-cell>
          <table:table-cell table:formula="of:=POWER([dados.D157];2)" office:value-type="float" office:value="1849" calcext:value-type="float">
            <text:p>1849,000</text:p>
          </table:table-cell>
          <table:table-cell table:formula="of:=[dados.E157]" office:value-type="float" office:value="138" calcext:value-type="float">
            <text:p>138,000</text:p>
          </table:table-cell>
          <table:table-cell table:formula="of:=POWER([dados.F157];2)" office:value-type="float" office:value="0.549167672563144" calcext:value-type="float">
            <text:p>0,549</text:p>
          </table:table-cell>
          <table:table-cell table:formula="of:=POWER([dados.G157];2)" office:value-type="float" office:value="0.254749620513068" calcext:value-type="float">
            <text:p>0,255</text:p>
          </table:table-cell>
          <table:table-cell table:formula="of:=POWER([dados.H157];2)" office:value-type="float" office:value="0.00487618790774084" calcext:value-type="float">
            <text:p>0,005</text:p>
          </table:table-cell>
          <table:table-cell table:formula="of:=POWER([dados.I157];2)" office:value-type="float" office:value="0.534616846311642" calcext:value-type="float">
            <text:p>0,535</text:p>
          </table:table-cell>
          <table:table-cell table:formula="of:=POWER([dados.J157];2)" office:value-type="float" office:value="0.00236571459202655" calcext:value-type="float">
            <text:p>0,002</text:p>
          </table:table-cell>
          <table:table-cell table:formula="of:=POWER([dados.K157];2)" office:value-type="float" office:value="0.271811836358699" calcext:value-type="float">
            <text:p>0,272</text:p>
          </table:table-cell>
        </table:table-row>
        <table:table-row table:style-name="ro1">
          <table:table-cell table:formula="of:=POWER([dados.B158];2)" office:value-type="float" office:value="21721.4895769885" calcext:value-type="float">
            <text:p>21721,490</text:p>
          </table:table-cell>
          <table:table-cell table:formula="of:=POWER([dados.C158];2)" office:value-type="float" office:value="5041" calcext:value-type="float">
            <text:p>5041,000</text:p>
          </table:table-cell>
          <table:table-cell table:formula="of:=POWER([dados.D158];2)" office:value-type="float" office:value="1296" calcext:value-type="float">
            <text:p>1296,000</text:p>
          </table:table-cell>
          <table:table-cell table:formula="of:=[dados.E158]" office:value-type="float" office:value="51" calcext:value-type="float">
            <text:p>51,000</text:p>
          </table:table-cell>
          <table:table-cell table:formula="of:=POWER([dados.F158];2)" office:value-type="float" office:value="0.299836735716022" calcext:value-type="float">
            <text:p>0,300</text:p>
          </table:table-cell>
          <table:table-cell table:formula="of:=POWER([dados.G158];2)" office:value-type="float" office:value="0.528518087368623" calcext:value-type="float">
            <text:p>0,529</text:p>
          </table:table-cell>
          <table:table-cell table:formula="of:=POWER([dados.H158];2)" office:value-type="float" office:value="0.112068450343019" calcext:value-type="float">
            <text:p>0,112</text:p>
          </table:table-cell>
          <table:table-cell table:formula="of:=POWER([dados.I158];2)" office:value-type="float" office:value="0.797583902126216" calcext:value-type="float">
            <text:p>0,798</text:p>
          </table:table-cell>
          <table:table-cell table:formula="of:=POWER([dados.J158];2)" office:value-type="float" office:value="0.0814064059535007" calcext:value-type="float">
            <text:p>0,081</text:p>
          </table:table-cell>
          <table:table-cell table:formula="of:=POWER([dados.K158];2)" office:value-type="float" office:value="0.0614338212736226" calcext:value-type="float">
            <text:p>0,061</text:p>
          </table:table-cell>
        </table:table-row>
        <table:table-row table:style-name="ro1">
          <table:table-cell table:formula="of:=POWER([dados.B159];2)" office:value-type="float" office:value="31159.0764506156" calcext:value-type="float">
            <text:p>31159,076</text:p>
          </table:table-cell>
          <table:table-cell table:formula="of:=POWER([dados.C159];2)" office:value-type="float" office:value="5184" calcext:value-type="float">
            <text:p>5184,000</text:p>
          </table:table-cell>
          <table:table-cell table:formula="of:=POWER([dados.D159];2)" office:value-type="float" office:value="1156" calcext:value-type="float">
            <text:p>1156,000</text:p>
          </table:table-cell>
          <table:table-cell table:formula="of:=[dados.E159]" office:value-type="float" office:value="154" calcext:value-type="float">
            <text:p>154,000</text:p>
          </table:table-cell>
          <table:table-cell table:formula="of:=POWER([dados.F159];2)" office:value-type="float" office:value="0.138311657167588" calcext:value-type="float">
            <text:p>0,138</text:p>
          </table:table-cell>
          <table:table-cell table:formula="of:=POWER([dados.G159];2)" office:value-type="float" office:value="0.583752076295621" calcext:value-type="float">
            <text:p>0,584</text:p>
          </table:table-cell>
          <table:table-cell table:formula="of:=POWER([dados.H159];2)" office:value-type="float" office:value="0.168479399089528" calcext:value-type="float">
            <text:p>0,168</text:p>
          </table:table-cell>
          <table:table-cell table:formula="of:=POWER([dados.I159];2)" office:value-type="float" office:value="0.730552292004171" calcext:value-type="float">
            <text:p>0,731</text:p>
          </table:table-cell>
          <table:table-cell table:formula="of:=POWER([dados.J159];2)" office:value-type="float" office:value="0.152218166345471" calcext:value-type="float">
            <text:p>0,152</text:p>
          </table:table-cell>
          <table:table-cell table:formula="of:=POWER([dados.K159];2)" office:value-type="float" office:value="0.00777333949521057" calcext:value-type="float">
            <text:p>0,008</text:p>
          </table:table-cell>
        </table:table-row>
        <table:table-row table:style-name="ro1">
          <table:table-cell table:formula="of:=POWER([dados.B160];2)" office:value-type="float" office:value="9404.04091559331" calcext:value-type="float">
            <text:p>9404,041</text:p>
          </table:table-cell>
          <table:table-cell table:formula="of:=POWER([dados.C160];2)" office:value-type="float" office:value="5184" calcext:value-type="float">
            <text:p>5184,000</text:p>
          </table:table-cell>
          <table:table-cell table:formula="of:=POWER([dados.D160];2)" office:value-type="float" office:value="1600" calcext:value-type="float">
            <text:p>1600,000</text:p>
          </table:table-cell>
          <table:table-cell table:formula="of:=[dados.E160]" office:value-type="float" office:value="170" calcext:value-type="float">
            <text:p>170,000</text:p>
          </table:table-cell>
          <table:table-cell table:formula="of:=POWER([dados.F160];2)" office:value-type="float" office:value="0.725027915345149" calcext:value-type="float">
            <text:p>0,725</text:p>
          </table:table-cell>
          <table:table-cell table:formula="of:=POWER([dados.G160];2)" office:value-type="float" office:value="0.583752076295621" calcext:value-type="float">
            <text:p>0,584</text:p>
          </table:table-cell>
          <table:table-cell table:formula="of:=POWER([dados.H160];2)" office:value-type="float" office:value="0.0336260035842881" calcext:value-type="float">
            <text:p>0,034</text:p>
          </table:table-cell>
          <table:table-cell table:formula="of:=POWER([dados.I160];2)" office:value-type="float" office:value="0.990734171102714" calcext:value-type="float">
            <text:p>0,991</text:p>
          </table:table-cell>
          <table:table-cell table:formula="of:=POWER([dados.J160];2)" office:value-type="float" office:value="0.0374630189190312" calcext:value-type="float">
            <text:p>0,037</text:p>
          </table:table-cell>
          <table:table-cell table:formula="of:=POWER([dados.K160];2)" office:value-type="float" office:value="0.314210205724192" calcext:value-type="float">
            <text:p>0,314</text:p>
          </table:table-cell>
        </table:table-row>
        <table:table-row table:style-name="ro1">
          <table:table-cell table:formula="of:=POWER([dados.B161];2)" office:value-type="float" office:value="16810.921347331" calcext:value-type="float">
            <text:p>16810,921</text:p>
          </table:table-cell>
          <table:table-cell table:formula="of:=POWER([dados.C161];2)" office:value-type="float" office:value="4096" calcext:value-type="float">
            <text:p>4096,000</text:p>
          </table:table-cell>
          <table:table-cell table:formula="of:=POWER([dados.D161];2)" office:value-type="float" office:value="1089" calcext:value-type="float">
            <text:p>1089,000</text:p>
          </table:table-cell>
          <table:table-cell table:formula="of:=[dados.E161]" office:value-type="float" office:value="94" calcext:value-type="float">
            <text:p>94,000</text:p>
          </table:table-cell>
          <table:table-cell table:formula="of:=POWER([dados.F161];2)" office:value-type="float" office:value="0.428291887332255" calcext:value-type="float">
            <text:p>0,428</text:p>
          </table:table-cell>
          <table:table-cell table:formula="of:=POWER([dados.G161];2)" office:value-type="float" office:value="0.218727453821548" calcext:value-type="float">
            <text:p>0,219</text:p>
          </table:table-cell>
          <table:table-cell table:formula="of:=POWER([dados.H161];2)" office:value-type="float" office:value="0.200982304804568" calcext:value-type="float">
            <text:p>0,201</text:p>
          </table:table-cell>
          <table:table-cell table:formula="of:=POWER([dados.I161];2)" office:value-type="float" office:value="0.816848154184116" calcext:value-type="float">
            <text:p>0,817</text:p>
          </table:table-cell>
          <table:table-cell table:formula="of:=POWER([dados.J161];2)" office:value-type="float" office:value="0.0000719581486470765" calcext:value-type="float">
            <text:p>0,000</text:p>
          </table:table-cell>
          <table:table-cell table:formula="of:=POWER([dados.K161];2)" office:value-type="float" office:value="0.0310825614676897" calcext:value-type="float">
            <text:p>0,031</text:p>
          </table:table-cell>
        </table:table-row>
        <table:table-row table:style-name="ro1">
          <table:table-cell table:formula="of:=POWER([dados.B162];2)" office:value-type="float" office:value="17389.8654018497" calcext:value-type="float">
            <text:p>17389,865</text:p>
          </table:table-cell>
          <table:table-cell table:formula="of:=POWER([dados.C162];2)" office:value-type="float" office:value="5041" calcext:value-type="float">
            <text:p>5041,000</text:p>
          </table:table-cell>
          <table:table-cell table:formula="of:=POWER([dados.D162];2)" office:value-type="float" office:value="1764" calcext:value-type="float">
            <text:p>1764,000</text:p>
          </table:table-cell>
          <table:table-cell table:formula="of:=[dados.E162]" office:value-type="float" office:value="171" calcext:value-type="float">
            <text:p>171,000</text:p>
          </table:table-cell>
          <table:table-cell table:formula="of:=POWER([dados.F162];2)" office:value-type="float" office:value="0.411000923594227" calcext:value-type="float">
            <text:p>0,411</text:p>
          </table:table-cell>
          <table:table-cell table:formula="of:=POWER([dados.G162];2)" office:value-type="float" office:value="0.528518087368623" calcext:value-type="float">
            <text:p>0,529</text:p>
          </table:table-cell>
          <table:table-cell table:formula="of:=POWER([dados.H162];2)" office:value-type="float" office:value="0.011594505572066" calcext:value-type="float">
            <text:p>0,012</text:p>
          </table:table-cell>
          <table:table-cell table:formula="of:=POWER([dados.I162];2)" office:value-type="float" office:value="0.645621805543629" calcext:value-type="float">
            <text:p>0,646</text:p>
          </table:table-cell>
          <table:table-cell table:formula="of:=POWER([dados.J162];2)" office:value-type="float" office:value="0.0784643148421501" calcext:value-type="float">
            <text:p>0,078</text:p>
          </table:table-cell>
          <table:table-cell table:formula="of:=POWER([dados.K162];2)" office:value-type="float" office:value="0.227028250889667" calcext:value-type="float">
            <text:p>0,227</text:p>
          </table:table-cell>
        </table:table-row>
        <table:table-row table:style-name="ro1">
          <table:table-cell table:formula="of:=POWER([dados.B163];2)" office:value-type="float" office:value="22185.6282864233" calcext:value-type="float">
            <text:p>22185,628</text:p>
          </table:table-cell>
          <table:table-cell table:formula="of:=POWER([dados.C163];2)" office:value-type="float" office:value="6241" calcext:value-type="float">
            <text:p>6241,000</text:p>
          </table:table-cell>
          <table:table-cell table:formula="of:=POWER([dados.D163];2)" office:value-type="float" office:value="1764" calcext:value-type="float">
            <text:p>1764,000</text:p>
          </table:table-cell>
          <table:table-cell table:formula="of:=[dados.E163]" office:value-type="float" office:value="172" calcext:value-type="float">
            <text:p>172,000</text:p>
          </table:table-cell>
          <table:table-cell table:formula="of:=POWER([dados.F163];2)" office:value-type="float" office:value="0.289584133572669" calcext:value-type="float">
            <text:p>0,290</text:p>
          </table:table-cell>
          <table:table-cell table:formula="of:=POWER([dados.G163];2)" office:value-type="float" office:value="1.04723728772652" calcext:value-type="float">
            <text:p>1,047</text:p>
          </table:table-cell>
          <table:table-cell table:formula="of:=POWER([dados.H163];2)" office:value-type="float" office:value="0.011594505572066" calcext:value-type="float">
            <text:p>0,012</text:p>
          </table:table-cell>
          <table:table-cell table:formula="of:=POWER([dados.I163];2)" office:value-type="float" office:value="0.78452124592892" calcext:value-type="float">
            <text:p>0,785</text:p>
          </table:table-cell>
          <table:table-cell table:formula="of:=POWER([dados.J163];2)" office:value-type="float" office:value="0.339729775261337" calcext:value-type="float">
            <text:p>0,340</text:p>
          </table:table-cell>
          <table:table-cell table:formula="of:=POWER([dados.K163];2)" office:value-type="float" office:value="0.224165729762308" calcext:value-type="float">
            <text:p>0,224</text:p>
          </table:table-cell>
        </table:table-row>
        <table:table-row table:style-name="ro1">
          <table:table-cell table:formula="of:=POWER([dados.B164];2)" office:value-type="float" office:value="13825.0669749506" calcext:value-type="float">
            <text:p>13825,067</text:p>
          </table:table-cell>
          <table:table-cell table:formula="of:=POWER([dados.C164];2)" office:value-type="float" office:value="3721" calcext:value-type="float">
            <text:p>3721,000</text:p>
          </table:table-cell>
          <table:table-cell table:formula="of:=POWER([dados.D164];2)" office:value-type="float" office:value="1369" calcext:value-type="float">
            <text:p>1369,000</text:p>
          </table:table-cell>
          <table:table-cell table:formula="of:=[dados.E164]" office:value-type="float" office:value="52" calcext:value-type="float">
            <text:p>52,000</text:p>
          </table:table-cell>
          <table:table-cell table:formula="of:=POWER([dados.F164];2)" office:value-type="float" office:value="0.528896545840759" calcext:value-type="float">
            <text:p>0,529</text:p>
          </table:table-cell>
          <table:table-cell table:formula="of:=POWER([dados.G164];2)" office:value-type="float" office:value="0.127128229948824" calcext:value-type="float">
            <text:p>0,127</text:p>
          </table:table-cell>
          <table:table-cell table:formula="of:=POWER([dados.H164];2)" office:value-type="float" office:value="0.0881604073115504" calcext:value-type="float">
            <text:p>0,088</text:p>
          </table:table-cell>
          <table:table-cell table:formula="of:=POWER([dados.I164];2)" office:value-type="float" office:value="0.634358292161428" calcext:value-type="float">
            <text:p>0,634</text:p>
          </table:table-cell>
          <table:table-cell table:formula="of:=POWER([dados.J164];2)" office:value-type="float" office:value="0.0124387285310006" calcext:value-type="float">
            <text:p>0,012</text:p>
          </table:table-cell>
          <table:table-cell table:formula="of:=POWER([dados.K164];2)" office:value-type="float" office:value="0.0973891284899328" calcext:value-type="float">
            <text:p>0,097</text:p>
          </table:table-cell>
        </table:table-row>
        <table:table-row table:style-name="ro1">
          <table:table-cell table:formula="of:=POWER([dados.B165];2)" office:value-type="float" office:value="17970.4468982297" calcext:value-type="float">
            <text:p>17970,447</text:p>
          </table:table-cell>
          <table:table-cell table:formula="of:=POWER([dados.C165];2)" office:value-type="float" office:value="4225" calcext:value-type="float">
            <text:p>4225,000</text:p>
          </table:table-cell>
          <table:table-cell table:formula="of:=POWER([dados.D165];2)" office:value-type="float" office:value="1369" calcext:value-type="float">
            <text:p>1369,000</text:p>
          </table:table-cell>
          <table:table-cell table:formula="of:=[dados.E165]" office:value-type="float" office:value="117" calcext:value-type="float">
            <text:p>117,000</text:p>
          </table:table-cell>
          <table:table-cell table:formula="of:=POWER([dados.F165];2)" office:value-type="float" office:value="0.394296710697467" calcext:value-type="float">
            <text:p>0,394</text:p>
          </table:table-cell>
          <table:table-cell table:formula="of:=POWER([dados.G165];2)" office:value-type="float" office:value="0.254749620513068" calcext:value-type="float">
            <text:p>0,255</text:p>
          </table:table-cell>
          <table:table-cell table:formula="of:=POWER([dados.H165];2)" office:value-type="float" office:value="0.0881604073115504" calcext:value-type="float">
            <text:p>0,088</text:p>
          </table:table-cell>
          <table:table-cell table:formula="of:=POWER([dados.I165];2)" office:value-type="float" office:value="0.654566265636363" calcext:value-type="float">
            <text:p>0,655</text:p>
          </table:table-cell>
          <table:table-cell table:formula="of:=POWER([dados.J165];2)" office:value-type="float" office:value="0.00404021688661144" calcext:value-type="float">
            <text:p>0,004</text:p>
          </table:table-cell>
          <table:table-cell table:formula="of:=POWER([dados.K165];2)" office:value-type="float" office:value="0.0786011056042152" calcext:value-type="float">
            <text:p>0,079</text:p>
          </table:table-cell>
        </table:table-row>
        <table:table-row table:style-name="ro1">
          <table:table-cell table:formula="of:=POWER([dados.B166];2)" office:value-type="float" office:value="32301.8705995378" calcext:value-type="float">
            <text:p>32301,871</text:p>
          </table:table-cell>
          <table:table-cell table:formula="of:=POWER([dados.C166];2)" office:value-type="float" office:value="5329" calcext:value-type="float">
            <text:p>5329,000</text:p>
          </table:table-cell>
          <table:table-cell table:formula="of:=POWER([dados.D166];2)" office:value-type="float" office:value="961" calcext:value-type="float">
            <text:p>961,000</text:p>
          </table:table-cell>
          <table:table-cell table:formula="of:=[dados.E166]" office:value-type="float" office:value="73" calcext:value-type="float">
            <text:p>73,000</text:p>
          </table:table-cell>
          <table:table-cell table:formula="of:=POWER([dados.F166];2)" office:value-type="float" office:value="0.124300109386485" calcext:value-type="float">
            <text:p>0,124</text:p>
          </table:table-cell>
          <table:table-cell table:formula="of:=POWER([dados.G166];2)" office:value-type="float" office:value="0.641730611256259" calcext:value-type="float">
            <text:p>0,642</text:p>
          </table:table-cell>
          <table:table-cell table:formula="of:=POWER([dados.H166];2)" office:value-type="float" office:value="0.27458297891822" calcext:value-type="float">
            <text:p>0,275</text:p>
          </table:table-cell>
          <table:table-cell table:formula="of:=POWER([dados.I166];2)" office:value-type="float" office:value="0.872002435899687" calcext:value-type="float">
            <text:p>0,872</text:p>
          </table:table-cell>
          <table:table-cell table:formula="of:=POWER([dados.J166];2)" office:value-type="float" office:value="0.168610881276754" calcext:value-type="float">
            <text:p>0,169</text:p>
          </table:table-cell>
          <table:table-cell table:formula="of:=POWER([dados.K166];2)" office:value-type="float" office:value="0.00000116446799805494" calcext:value-type="float">
            <text:p>0,000</text:p>
          </table:table-cell>
        </table:table-row>
        <table:table-row table:style-name="ro1">
          <table:table-cell table:formula="of:=POWER([dados.B167];2)" office:value-type="float" office:value="13799.8131359687" calcext:value-type="float">
            <text:p>13799,813</text:p>
          </table:table-cell>
          <table:table-cell table:formula="of:=POWER([dados.C167];2)" office:value-type="float" office:value="5776" calcext:value-type="float">
            <text:p>5776,000</text:p>
          </table:table-cell>
          <table:table-cell table:formula="of:=POWER([dados.D167];2)" office:value-type="float" office:value="1600" calcext:value-type="float">
            <text:p>1600,000</text:p>
          </table:table-cell>
          <table:table-cell table:formula="of:=[dados.E167]" office:value-type="float" office:value="190" calcext:value-type="float">
            <text:p>190,000</text:p>
          </table:table-cell>
          <table:table-cell table:formula="of:=POWER([dados.F167];2)" office:value-type="float" office:value="0.529839134844672" calcext:value-type="float">
            <text:p>0,530</text:p>
          </table:table-cell>
          <table:table-cell table:formula="of:=POWER([dados.G167];2)" office:value-type="float" office:value="0.83213349234001" calcext:value-type="float">
            <text:p>0,832</text:p>
          </table:table-cell>
          <table:table-cell table:formula="of:=POWER([dados.H167];2)" office:value-type="float" office:value="0.0336260035842881" calcext:value-type="float">
            <text:p>0,034</text:p>
          </table:table-cell>
          <table:table-cell table:formula="of:=POWER([dados.I167];2)" office:value-type="float" office:value="0.986993169554108" calcext:value-type="float">
            <text:p>0,987</text:p>
          </table:table-cell>
          <table:table-cell table:formula="of:=POWER([dados.J167];2)" office:value-type="float" office:value="0.144912708405125" calcext:value-type="float">
            <text:p>0,145</text:p>
          </table:table-cell>
          <table:table-cell table:formula="of:=POWER([dados.K167];2)" office:value-type="float" office:value="0.263693956074059" calcext:value-type="float">
            <text:p>0,264</text:p>
          </table:table-cell>
        </table:table-row>
        <table:table-row table:style-name="ro1">
          <table:table-cell table:formula="of:=POWER([dados.B168];2)" office:value-type="float" office:value="17621.3448012935" calcext:value-type="float">
            <text:p>17621,345</text:p>
          </table:table-cell>
          <table:table-cell table:formula="of:=POWER([dados.C168];2)" office:value-type="float" office:value="3844" calcext:value-type="float">
            <text:p>3844,000</text:p>
          </table:table-cell>
          <table:table-cell table:formula="of:=POWER([dados.D168];2)" office:value-type="float" office:value="1089" calcext:value-type="float">
            <text:p>1089,000</text:p>
          </table:table-cell>
          <table:table-cell table:formula="of:=[dados.E168]" office:value-type="float" office:value="182" calcext:value-type="float">
            <text:p>182,000</text:p>
          </table:table-cell>
          <table:table-cell table:formula="of:=POWER([dados.F168];2)" office:value-type="float" office:value="0.404266369437318" calcext:value-type="float">
            <text:p>0,404</text:p>
          </table:table-cell>
          <table:table-cell table:formula="of:=POWER([dados.G168];2)" office:value-type="float" office:value="0.154916758539426" calcext:value-type="float">
            <text:p>0,155</text:p>
          </table:table-cell>
          <table:table-cell table:formula="of:=POWER([dados.H168];2)" office:value-type="float" office:value="0.200982304804568" calcext:value-type="float">
            <text:p>0,201</text:p>
          </table:table-cell>
          <table:table-cell table:formula="of:=POWER([dados.I168];2)" office:value-type="float" office:value="0.734085722158724" calcext:value-type="float">
            <text:p>0,734</text:p>
          </table:table-cell>
          <table:table-cell table:formula="of:=POWER([dados.J168];2)" office:value-type="float" office:value="0.00386601677070979" calcext:value-type="float">
            <text:p>0,004</text:p>
          </table:table-cell>
          <table:table-cell table:formula="of:=POWER([dados.K168];2)" office:value-type="float" office:value="0.0222146442883974" calcext:value-type="float">
            <text:p>0,022</text:p>
          </table:table-cell>
        </table:table-row>
        <table:table-row table:style-name="ro1">
          <table:table-cell table:formula="of:=POWER([dados.B169];2)" office:value-type="float" office:value="14148.8523103279" calcext:value-type="float">
            <text:p>14148,852</text:p>
          </table:table-cell>
          <table:table-cell table:formula="of:=POWER([dados.C169];2)" office:value-type="float" office:value="3969" calcext:value-type="float">
            <text:p>3969,000</text:p>
          </table:table-cell>
          <table:table-cell table:formula="of:=POWER([dados.D169];2)" office:value-type="float" office:value="1849" calcext:value-type="float">
            <text:p>1849,000</text:p>
          </table:table-cell>
          <table:table-cell table:formula="of:=[dados.E169]" office:value-type="float" office:value="95" calcext:value-type="float">
            <text:p>95,000</text:p>
          </table:table-cell>
          <table:table-cell table:formula="of:=POWER([dados.F169];2)" office:value-type="float" office:value="0.516960287137138" calcext:value-type="float">
            <text:p>0,517</text:p>
          </table:table-cell>
          <table:table-cell table:formula="of:=POWER([dados.G169];2)" office:value-type="float" office:value="0.185449833163667" calcext:value-type="float">
            <text:p>0,185</text:p>
          </table:table-cell>
          <table:table-cell table:formula="of:=POWER([dados.H169];2)" office:value-type="float" office:value="0.00487618790774084" calcext:value-type="float">
            <text:p>0,005</text:p>
          </table:table-cell>
          <table:table-cell table:formula="of:=POWER([dados.I169];2)" office:value-type="float" office:value="0.465282631844885" calcext:value-type="float">
            <text:p>0,465</text:p>
          </table:table-cell>
          <table:table-cell table:formula="of:=POWER([dados.J169];2)" office:value-type="float" office:value="0.0000112312565372145" calcext:value-type="float">
            <text:p>0,000</text:p>
          </table:table-cell>
          <table:table-cell table:formula="of:=POWER([dados.K169];2)" office:value-type="float" office:value="0.24199327942472" calcext:value-type="float">
            <text:p>0,242</text:p>
          </table:table-cell>
        </table:table-row>
        <table:table-row table:style-name="ro1">
          <table:table-cell table:formula="of:=POWER([dados.B170];2)" office:value-type="float" office:value="14041.4731611406" calcext:value-type="float">
            <text:p>14041,473</text:p>
          </table:table-cell>
          <table:table-cell table:formula="of:=POWER([dados.C170];2)" office:value-type="float" office:value="5476" calcext:value-type="float">
            <text:p>5476,000</text:p>
          </table:table-cell>
          <table:table-cell table:formula="of:=POWER([dados.D170];2)" office:value-type="float" office:value="1764" calcext:value-type="float">
            <text:p>1764,000</text:p>
          </table:table-cell>
          <table:table-cell table:formula="of:=[dados.E170]" office:value-type="float" office:value="53" calcext:value-type="float">
            <text:p>53,000</text:p>
          </table:table-cell>
          <table:table-cell table:formula="of:=POWER([dados.F170];2)" office:value-type="float" office:value="0.520888439618409" calcext:value-type="float">
            <text:p>0,521</text:p>
          </table:table-cell>
          <table:table-cell table:formula="of:=POWER([dados.G170];2)" office:value-type="float" office:value="0.702453692250536" calcext:value-type="float">
            <text:p>0,702</text:p>
          </table:table-cell>
          <table:table-cell table:formula="of:=POWER([dados.H170];2)" office:value-type="float" office:value="0.011594505572066" calcext:value-type="float">
            <text:p>0,012</text:p>
          </table:table-cell>
          <table:table-cell table:formula="of:=POWER([dados.I170];2)" office:value-type="float" office:value="0.819828141054061" calcext:value-type="float">
            <text:p>0,820</text:p>
          </table:table-cell>
          <table:table-cell table:formula="of:=POWER([dados.J170];2)" office:value-type="float" office:value="0.111909841523848" calcext:value-type="float">
            <text:p>0,112</text:p>
          </table:table-cell>
          <table:table-cell table:formula="of:=POWER([dados.K170];2)" office:value-type="float" office:value="0.303199740891257" calcext:value-type="float">
            <text:p>0,303</text:p>
          </table:table-cell>
        </table:table-row>
        <table:table-row table:style-name="ro1">
          <table:table-cell table:formula="of:=POWER([dados.B171];2)" office:value-type="float" office:value="12258.0583987457" calcext:value-type="float">
            <text:p>12258,058</text:p>
          </table:table-cell>
          <table:table-cell table:formula="of:=POWER([dados.C171];2)" office:value-type="float" office:value="4096" calcext:value-type="float">
            <text:p>4096,000</text:p>
          </table:table-cell>
          <table:table-cell table:formula="of:=POWER([dados.D171];2)" office:value-type="float" office:value="900" calcext:value-type="float">
            <text:p>900,000</text:p>
          </table:table-cell>
          <table:table-cell table:formula="of:=[dados.E171]" office:value-type="float" office:value="34" calcext:value-type="float">
            <text:p>34,000</text:p>
          </table:table-cell>
          <table:table-cell table:formula="of:=POWER([dados.F171];2)" office:value-type="float" office:value="0.590801217911244" calcext:value-type="float">
            <text:p>0,591</text:p>
          </table:table-cell>
          <table:table-cell table:formula="of:=POWER([dados.G171];2)" office:value-type="float" office:value="0.218727453821548" calcext:value-type="float">
            <text:p>0,219</text:p>
          </table:table-cell>
          <table:table-cell table:formula="of:=POWER([dados.H171];2)" office:value-type="float" office:value="0.315680747316832" calcext:value-type="float">
            <text:p>0,316</text:p>
          </table:table-cell>
          <table:table-cell table:formula="of:=POWER([dados.I171];2)" office:value-type="float" office:value="1.09109803216142" calcext:value-type="float">
            <text:p>1,091</text:p>
          </table:table-cell>
          <table:table-cell table:formula="of:=POWER([dados.J171];2)" office:value-type="float" office:value="0.00734048864376889" calcext:value-type="float">
            <text:p>0,007</text:p>
          </table:table-cell>
          <table:table-cell table:formula="of:=POWER([dados.K171];2)" office:value-type="float" office:value="0.0267723078598845" calcext:value-type="float">
            <text:p>0,027</text:p>
          </table:table-cell>
        </table:table-row>
        <table:table-row table:style-name="ro1">
          <table:table-cell table:formula="of:=POWER([dados.B172];2)" office:value-type="float" office:value="21118.3656142953" calcext:value-type="float">
            <text:p>21118,366</text:p>
          </table:table-cell>
          <table:table-cell table:formula="of:=POWER([dados.C172];2)" office:value-type="float" office:value="5476" calcext:value-type="float">
            <text:p>5476,000</text:p>
          </table:table-cell>
          <table:table-cell table:formula="of:=POWER([dados.D172];2)" office:value-type="float" office:value="1024" calcext:value-type="float">
            <text:p>1024,000</text:p>
          </table:table-cell>
          <table:table-cell table:formula="of:=[dados.E172]" office:value-type="float" office:value="15" calcext:value-type="float">
            <text:p>15,000</text:p>
          </table:table-cell>
          <table:table-cell table:formula="of:=POWER([dados.F172];2)" office:value-type="float" office:value="0.313596181904433" calcext:value-type="float">
            <text:p>0,314</text:p>
          </table:table-cell>
          <table:table-cell table:formula="of:=POWER([dados.G172];2)" office:value-type="float" office:value="0.702453692250536" calcext:value-type="float">
            <text:p>0,702</text:p>
          </table:table-cell>
          <table:table-cell table:formula="of:=POWER([dados.H172];2)" office:value-type="float" office:value="0.236350164747465" calcext:value-type="float">
            <text:p>0,236</text:p>
          </table:table-cell>
          <table:table-cell table:formula="of:=POWER([dados.I172];2)" office:value-type="float" office:value="1.10508543381298" calcext:value-type="float">
            <text:p>1,105</text:p>
          </table:table-cell>
          <table:table-cell table:formula="of:=POWER([dados.J172];2)" office:value-type="float" office:value="0.119790651802156" calcext:value-type="float">
            <text:p>0,120</text:p>
          </table:table-cell>
          <table:table-cell table:formula="of:=POWER([dados.K172];2)" office:value-type="float" office:value="0.0275250629902922" calcext:value-type="float">
            <text:p>0,028</text:p>
          </table:table-cell>
        </table:table-row>
        <table:table-row table:style-name="ro1">
          <table:table-cell table:formula="of:=POWER([dados.B173];2)" office:value-type="float" office:value="30626.6217846809" calcext:value-type="float">
            <text:p>30626,622</text:p>
          </table:table-cell>
          <table:table-cell table:formula="of:=POWER([dados.C173];2)" office:value-type="float" office:value="5184" calcext:value-type="float">
            <text:p>5184,000</text:p>
          </table:table-cell>
          <table:table-cell table:formula="of:=POWER([dados.D173];2)" office:value-type="float" office:value="1089" calcext:value-type="float">
            <text:p>1089,000</text:p>
          </table:table-cell>
          <table:table-cell table:formula="of:=[dados.E173]" office:value-type="float" office:value="191" calcext:value-type="float">
            <text:p>191,000</text:p>
          </table:table-cell>
          <table:table-cell table:formula="of:=POWER([dados.F173];2)" office:value-type="float" office:value="0.145187693574537" calcext:value-type="float">
            <text:p>0,145</text:p>
          </table:table-cell>
          <table:table-cell table:formula="of:=POWER([dados.G173];2)" office:value-type="float" office:value="0.583752076295621" calcext:value-type="float">
            <text:p>0,584</text:p>
          </table:table-cell>
          <table:table-cell table:formula="of:=POWER([dados.H173];2)" office:value-type="float" office:value="0.200982304804568" calcext:value-type="float">
            <text:p>0,201</text:p>
          </table:table-cell>
          <table:table-cell table:formula="of:=POWER([dados.I173];2)" office:value-type="float" office:value="0.782147877628023" calcext:value-type="float">
            <text:p>0,782</text:p>
          </table:table-cell>
          <table:table-cell table:formula="of:=POWER([dados.J173];2)" office:value-type="float" office:value="0.14346217387425" calcext:value-type="float">
            <text:p>0,143</text:p>
          </table:table-cell>
          <table:table-cell table:formula="of:=POWER([dados.K173];2)" office:value-type="float" office:value="0.00431274115043438" calcext:value-type="float">
            <text:p>0,004</text:p>
          </table:table-cell>
        </table:table-row>
        <table:table-row table:style-name="ro1">
          <table:table-cell table:formula="of:=POWER([dados.B174];2)" office:value-type="float" office:value="29103.6098354426" calcext:value-type="float">
            <text:p>29103,610</text:p>
          </table:table-cell>
          <table:table-cell table:formula="of:=POWER([dados.C174];2)" office:value-type="float" office:value="3969" calcext:value-type="float">
            <text:p>3969,000</text:p>
          </table:table-cell>
          <table:table-cell table:formula="of:=POWER([dados.D174];2)" office:value-type="float" office:value="1444" calcext:value-type="float">
            <text:p>1444,000</text:p>
          </table:table-cell>
          <table:table-cell table:formula="of:=[dados.E174]" office:value-type="float" office:value="118" calcext:value-type="float">
            <text:p>118,000</text:p>
          </table:table-cell>
          <table:table-cell table:formula="of:=POWER([dados.F174];2)" office:value-type="float" office:value="0.166141179080972" calcext:value-type="float">
            <text:p>0,166</text:p>
          </table:table-cell>
          <table:table-cell table:formula="of:=POWER([dados.G174];2)" office:value-type="float" office:value="0.185449833163667" calcext:value-type="float">
            <text:p>0,185</text:p>
          </table:table-cell>
          <table:table-cell table:formula="of:=POWER([dados.H174];2)" office:value-type="float" office:value="0.0671173185079391" calcext:value-type="float">
            <text:p>0,067</text:p>
          </table:table-cell>
          <table:table-cell table:formula="of:=POWER([dados.I174];2)" office:value-type="float" office:value="0.381366092988175" calcext:value-type="float">
            <text:p>0,381</text:p>
          </table:table-cell>
          <table:table-cell table:formula="of:=POWER([dados.J174];2)" office:value-type="float" office:value="0.0136249198151516" calcext:value-type="float">
            <text:p>0,014</text:p>
          </table:table-cell>
          <table:table-cell table:formula="of:=POWER([dados.K174];2)" office:value-type="float" office:value="0.0237177546921704" calcext:value-type="float">
            <text:p>0,024</text:p>
          </table:table-cell>
        </table:table-row>
        <table:table-row table:style-name="ro1">
          <table:table-cell table:formula="of:=POWER([dados.B175];2)" office:value-type="float" office:value="11573.354774281" calcext:value-type="float">
            <text:p>11573,355</text:p>
          </table:table-cell>
          <table:table-cell table:formula="of:=POWER([dados.C175];2)" office:value-type="float" office:value="4900" calcext:value-type="float">
            <text:p>4900,000</text:p>
          </table:table-cell>
          <table:table-cell table:formula="of:=POWER([dados.D175];2)" office:value-type="float" office:value="1444" calcext:value-type="float">
            <text:p>1444,000</text:p>
          </table:table-cell>
          <table:table-cell table:formula="of:=[dados.E175]" office:value-type="float" office:value="183" calcext:value-type="float">
            <text:p>183,000</text:p>
          </table:table-cell>
          <table:table-cell table:formula="of:=POWER([dados.F175];2)" office:value-type="float" office:value="0.620229811836687" calcext:value-type="float">
            <text:p>0,620</text:p>
          </table:table-cell>
          <table:table-cell table:formula="of:=POWER([dados.G175];2)" office:value-type="float" office:value="0.476028644475265" calcext:value-type="float">
            <text:p>0,476</text:p>
          </table:table-cell>
          <table:table-cell table:formula="of:=POWER([dados.H175];2)" office:value-type="float" office:value="0.0671173185079391" calcext:value-type="float">
            <text:p>0,067</text:p>
          </table:table-cell>
          <table:table-cell table:formula="of:=POWER([dados.I175];2)" office:value-type="float" office:value="0.940453740215604" calcext:value-type="float">
            <text:p>0,940</text:p>
          </table:table-cell>
          <table:table-cell table:formula="of:=POWER([dados.J175];2)" office:value-type="float" office:value="0.022083773918918" calcext:value-type="float">
            <text:p>0,022</text:p>
          </table:table-cell>
          <table:table-cell table:formula="of:=POWER([dados.K175];2)" office:value-type="float" office:value="0.200839522616099" calcext:value-type="float">
            <text:p>0,201</text:p>
          </table:table-cell>
        </table:table-row>
        <table:table-row table:style-name="ro1">
          <table:table-cell table:formula="of:=POWER([dados.B176];2)" office:value-type="float" office:value="11934.9437186575" calcext:value-type="float">
            <text:p>11934,944</text:p>
          </table:table-cell>
          <table:table-cell table:formula="of:=POWER([dados.C176];2)" office:value-type="float" office:value="4096" calcext:value-type="float">
            <text:p>4096,000</text:p>
          </table:table-cell>
          <table:table-cell table:formula="of:=POWER([dados.D176];2)" office:value-type="float" office:value="1369" calcext:value-type="float">
            <text:p>1369,000</text:p>
          </table:table-cell>
          <table:table-cell table:formula="of:=[dados.E176]" office:value-type="float" office:value="35" calcext:value-type="float">
            <text:p>35,000</text:p>
          </table:table-cell>
          <table:table-cell table:formula="of:=POWER([dados.F176];2)" office:value-type="float" office:value="0.604494369349266" calcext:value-type="float">
            <text:p>0,604</text:p>
          </table:table-cell>
          <table:table-cell table:formula="of:=POWER([dados.G176];2)" office:value-type="float" office:value="0.218727453821548" calcext:value-type="float">
            <text:p>0,219</text:p>
          </table:table-cell>
          <table:table-cell table:formula="of:=POWER([dados.H176];2)" office:value-type="float" office:value="0.0881604073115504" calcext:value-type="float">
            <text:p>0,088</text:p>
          </table:table-cell>
          <table:table-cell table:formula="of:=POWER([dados.I176];2)" office:value-type="float" office:value="0.774894786839226" calcext:value-type="float">
            <text:p>0,775</text:p>
          </table:table-cell>
          <table:table-cell table:formula="of:=POWER([dados.J176];2)" office:value-type="float" office:value="0.0017679524443949" calcext:value-type="float">
            <text:p>0,002</text:p>
          </table:table-cell>
          <table:table-cell table:formula="of:=POWER([dados.K176];2)" office:value-type="float" office:value="0.134720627091747" calcext:value-type="float">
            <text:p>0,135</text:p>
          </table:table-cell>
        </table:table-row>
        <table:table-row table:style-name="ro1">
          <table:table-cell table:formula="of:=POWER([dados.B177];2)" office:value-type="float" office:value="19454.3444535261" calcext:value-type="float">
            <text:p>19454,344</text:p>
          </table:table-cell>
          <table:table-cell table:formula="of:=POWER([dados.C177];2)" office:value-type="float" office:value="4489" calcext:value-type="float">
            <text:p>4489,000</text:p>
          </table:table-cell>
          <table:table-cell table:formula="of:=POWER([dados.D177];2)" office:value-type="float" office:value="1521" calcext:value-type="float">
            <text:p>1521,000</text:p>
          </table:table-cell>
          <table:table-cell table:formula="of:=[dados.E177]" office:value-type="float" office:value="54" calcext:value-type="float">
            <text:p>54,000</text:p>
          </table:table-cell>
          <table:table-cell table:formula="of:=POWER([dados.F177];2)" office:value-type="float" office:value="0.354290537867769" calcext:value-type="float">
            <text:p>0,354</text:p>
          </table:table-cell>
          <table:table-cell table:formula="of:=POWER([dados.G177];2)" office:value-type="float" office:value="0.335027591997028" calcext:value-type="float">
            <text:p>0,335</text:p>
          </table:table-cell>
          <table:table-cell table:formula="of:=POWER([dados.H177];2)" office:value-type="float" office:value="0.048939183932185" calcext:value-type="float">
            <text:p>0,049</text:p>
          </table:table-cell>
          <table:table-cell table:formula="of:=POWER([dados.I177];2)" office:value-type="float" office:value="0.60374538923248" calcext:value-type="float">
            <text:p>0,604</text:p>
          </table:table-cell>
          <table:table-cell table:formula="of:=POWER([dados.J177];2)" office:value-type="float" office:value="0.0244683670439752" calcext:value-type="float">
            <text:p>0,024</text:p>
          </table:table-cell>
          <table:table-cell table:formula="of:=POWER([dados.K177];2)" office:value-type="float" office:value="0.110044324992475" calcext:value-type="float">
            <text:p>0,110</text:p>
          </table:table-cell>
        </table:table-row>
        <table:table-row table:style-name="ro1">
          <table:table-cell table:formula="of:=POWER([dados.B178];2)" office:value-type="float" office:value="19301.7222640668" calcext:value-type="float">
            <text:p>19301,722</text:p>
          </table:table-cell>
          <table:table-cell table:formula="of:=POWER([dados.C178];2)" office:value-type="float" office:value="4624" calcext:value-type="float">
            <text:p>4624,000</text:p>
          </table:table-cell>
          <table:table-cell table:formula="of:=POWER([dados.D178];2)" office:value-type="float" office:value="1225" calcext:value-type="float">
            <text:p>1225,000</text:p>
          </table:table-cell>
          <table:table-cell table:formula="of:=[dados.E178]" office:value-type="float" office:value="192" calcext:value-type="float">
            <text:p>192,000</text:p>
          </table:table-cell>
          <table:table-cell table:formula="of:=POWER([dados.F178];2)" office:value-type="float" office:value="0.358236009454341" calcext:value-type="float">
            <text:p>0,358</text:p>
          </table:table-cell>
          <table:table-cell table:formula="of:=POWER([dados.G178];2)" office:value-type="float" office:value="0.379283396789467" calcext:value-type="float">
            <text:p>0,379</text:p>
          </table:table-cell>
          <table:table-cell table:formula="of:=POWER([dados.H178];2)" office:value-type="float" office:value="0.138841447602345" calcext:value-type="float">
            <text:p>0,139</text:p>
          </table:table-cell>
          <table:table-cell table:formula="of:=POWER([dados.I178];2)" office:value-type="float" office:value="0.798919993211584" calcext:value-type="float">
            <text:p>0,799</text:p>
          </table:table-cell>
          <table:table-cell table:formula="of:=POWER([dados.J178];2)" office:value-type="float" office:value="0.0252199548799764" calcext:value-type="float">
            <text:p>0,025</text:p>
          </table:table-cell>
          <table:table-cell table:formula="of:=POWER([dados.K178];2)" office:value-type="float" office:value="0.0522218303011069" calcext:value-type="float">
            <text:p>0,052</text:p>
          </table:table-cell>
        </table:table-row>
        <table:table-row table:style-name="ro1">
          <table:table-cell table:formula="of:=POWER([dados.B179];2)" office:value-type="float" office:value="24940.2852949051" calcext:value-type="float">
            <text:p>24940,285</text:p>
          </table:table-cell>
          <table:table-cell table:formula="of:=POWER([dados.C179];2)" office:value-type="float" office:value="6400" calcext:value-type="float">
            <text:p>6400,000</text:p>
          </table:table-cell>
          <table:table-cell table:formula="of:=POWER([dados.D179];2)" office:value-type="float" office:value="2025" calcext:value-type="float">
            <text:p>2025,000</text:p>
          </table:table-cell>
          <table:table-cell table:formula="of:=[dados.E179]" office:value-type="float" office:value="96" calcext:value-type="float">
            <text:p>96,000</text:p>
          </table:table-cell>
          <table:table-cell table:formula="of:=POWER([dados.F179];2)" office:value-type="float" office:value="0.234265656120802" calcext:value-type="float">
            <text:p>0,234</text:p>
          </table:table-cell>
          <table:table-cell table:formula="of:=POWER([dados.G179];2)" office:value-type="float" office:value="1.12442764492263" calcext:value-type="float">
            <text:p>1,124</text:p>
          </table:table-cell>
          <table:table-cell table:formula="of:=POWER([dados.H179];2)" office:value-type="float" office:value="0.0000344152626621354" calcext:value-type="float">
            <text:p>0,000</text:p>
          </table:table-cell>
          <table:table-cell table:formula="of:=POWER([dados.I179];2)" office:value-type="float" office:value="0.637996482796119" calcext:value-type="float">
            <text:p>0,638</text:p>
          </table:table-cell>
          <table:table-cell table:formula="of:=POWER([dados.J179];2)" office:value-type="float" office:value="0.437896041141556" calcext:value-type="float">
            <text:p>0,438</text:p>
          </table:table-cell>
          <table:table-cell table:formula="of:=POWER([dados.K179];2)" office:value-type="float" office:value="0.282835877322694" calcext:value-type="float">
            <text:p>0,283</text:p>
          </table:table-cell>
        </table:table-row>
        <table:table-row table:style-name="ro1">
          <table:table-cell table:formula="of:=POWER([dados.B180];2)" office:value-type="float" office:value="10909.7390161432" calcext:value-type="float">
            <text:p>10909,739</text:p>
          </table:table-cell>
          <table:table-cell table:formula="of:=POWER([dados.C180];2)" office:value-type="float" office:value="6084" calcext:value-type="float">
            <text:p>6084,000</text:p>
          </table:table-cell>
          <table:table-cell table:formula="of:=POWER([dados.D180];2)" office:value-type="float" office:value="1089" calcext:value-type="float">
            <text:p>1089,000</text:p>
          </table:table-cell>
          <table:table-cell table:formula="of:=[dados.E180]" office:value-type="float" office:value="74" calcext:value-type="float">
            <text:p>74,000</text:p>
          </table:table-cell>
          <table:table-cell table:formula="of:=POWER([dados.F180];2)" office:value-type="float" office:value="0.65030793306683" calcext:value-type="float">
            <text:p>0,650</text:p>
          </table:table-cell>
          <table:table-cell table:formula="of:=POWER([dados.G180];2)" office:value-type="float" office:value="0.972791476564042" calcext:value-type="float">
            <text:p>0,973</text:p>
          </table:table-cell>
          <table:table-cell table:formula="of:=POWER([dados.H180];2)" office:value-type="float" office:value="0.200982304804568" calcext:value-type="float">
            <text:p>0,201</text:p>
          </table:table-cell>
          <table:table-cell table:formula="of:=POWER([dados.I180];2)" office:value-type="float" office:value="1.55190463398275" calcext:value-type="float">
            <text:p>1,552</text:p>
          </table:table-cell>
          <table:table-cell table:formula="of:=POWER([dados.J180];2)" office:value-type="float" office:value="0.127202368779351" calcext:value-type="float">
            <text:p>0,127</text:p>
          </table:table-cell>
          <table:table-cell table:formula="of:=POWER([dados.K180];2)" office:value-type="float" office:value="0.144976440203358" calcext:value-type="float">
            <text:p>0,145</text:p>
          </table:table-cell>
        </table:table-row>
        <table:table-row table:style-name="ro1">
          <table:table-cell table:formula="of:=POWER([dados.B181];2)" office:value-type="float" office:value="30588.4070385187" calcext:value-type="float">
            <text:p>30588,407</text:p>
          </table:table-cell>
          <table:table-cell table:formula="of:=POWER([dados.C181];2)" office:value-type="float" office:value="5041" calcext:value-type="float">
            <text:p>5041,000</text:p>
          </table:table-cell>
          <table:table-cell table:formula="of:=POWER([dados.D181];2)" office:value-type="float" office:value="961" calcext:value-type="float">
            <text:p>961,000</text:p>
          </table:table-cell>
          <table:table-cell table:formula="of:=[dados.E181]" office:value-type="float" office:value="193" calcext:value-type="float">
            <text:p>193,000</text:p>
          </table:table-cell>
          <table:table-cell table:formula="of:=POWER([dados.F181];2)" office:value-type="float" office:value="0.14568993016718" calcext:value-type="float">
            <text:p>0,146</text:p>
          </table:table-cell>
          <table:table-cell table:formula="of:=POWER([dados.G181];2)" office:value-type="float" office:value="0.528518087368623" calcext:value-type="float">
            <text:p>0,529</text:p>
          </table:table-cell>
          <table:table-cell table:formula="of:=POWER([dados.H181];2)" office:value-type="float" office:value="0.27458297891822" calcext:value-type="float">
            <text:p>0,275</text:p>
          </table:table-cell>
          <table:table-cell table:formula="of:=POWER([dados.I181];2)" office:value-type="float" office:value="0.837729895981961" calcext:value-type="float">
            <text:p>0,838</text:p>
          </table:table-cell>
          <table:table-cell table:formula="of:=POWER([dados.J181];2)" office:value-type="float" office:value="0.111058591425243" calcext:value-type="float">
            <text:p>0,111</text:p>
          </table:table-cell>
          <table:table-cell table:formula="of:=POWER([dados.K181];2)" office:value-type="float" office:value="0.00000329420657665048" calcext:value-type="float">
            <text:p>0,000</text:p>
          </table:table-cell>
        </table:table-row>
        <table:table-row table:style-name="ro1">
          <table:table-cell table:formula="of:=POWER([dados.B182];2)" office:value-type="float" office:value="8748.95699896262" calcext:value-type="float">
            <text:p>8748,957</text:p>
          </table:table-cell>
          <table:table-cell table:formula="of:=POWER([dados.C182];2)" office:value-type="float" office:value="6084" calcext:value-type="float">
            <text:p>6084,000</text:p>
          </table:table-cell>
          <table:table-cell table:formula="of:=POWER([dados.D182];2)" office:value-type="float" office:value="1024" calcext:value-type="float">
            <text:p>1024,000</text:p>
          </table:table-cell>
          <table:table-cell table:formula="of:=[dados.E182]" office:value-type="float" office:value="184" calcext:value-type="float">
            <text:p>184,000</text:p>
          </table:table-cell>
          <table:table-cell table:formula="of:=POWER([dados.F182];2)" office:value-type="float" office:value="0.76076279167237" calcext:value-type="float">
            <text:p>0,761</text:p>
          </table:table-cell>
          <table:table-cell table:formula="of:=POWER([dados.G182];2)" office:value-type="float" office:value="0.972791476564042" calcext:value-type="float">
            <text:p>0,973</text:p>
          </table:table-cell>
          <table:table-cell table:formula="of:=POWER([dados.H182];2)" office:value-type="float" office:value="0.236350164747465" calcext:value-type="float">
            <text:p>0,236</text:p>
          </table:table-cell>
          <table:table-cell table:formula="of:=POWER([dados.I182];2)" office:value-type="float" office:value="1.7140375860326" calcext:value-type="float">
            <text:p>1,714</text:p>
          </table:table-cell>
          <table:table-cell table:formula="of:=POWER([dados.J182];2)" office:value-type="float" office:value="0.100598801844531" calcext:value-type="float">
            <text:p>0,101</text:p>
          </table:table-cell>
          <table:table-cell table:formula="of:=POWER([dados.K182];2)" office:value-type="float" office:value="0.155270001397222" calcext:value-type="float">
            <text:p>0,155</text:p>
          </table:table-cell>
        </table:table-row>
        <table:table-row table:style-name="ro1">
          <table:table-cell table:formula="of:=POWER([dados.B183];2)" office:value-type="float" office:value="13432.043734844" calcext:value-type="float">
            <text:p>13432,044</text:p>
          </table:table-cell>
          <table:table-cell table:formula="of:=POWER([dados.C183];2)" office:value-type="float" office:value="3969" calcext:value-type="float">
            <text:p>3969,000</text:p>
          </table:table-cell>
          <table:table-cell table:formula="of:=POWER([dados.D183];2)" office:value-type="float" office:value="1156" calcext:value-type="float">
            <text:p>1156,000</text:p>
          </table:table-cell>
          <table:table-cell table:formula="of:=[dados.E183]" office:value-type="float" office:value="119" calcext:value-type="float">
            <text:p>119,000</text:p>
          </table:table-cell>
          <table:table-cell table:formula="of:=POWER([dados.F183];2)" office:value-type="float" office:value="0.543761418761475" calcext:value-type="float">
            <text:p>0,544</text:p>
          </table:table-cell>
          <table:table-cell table:formula="of:=POWER([dados.G183];2)" office:value-type="float" office:value="0.185449833163667" calcext:value-type="float">
            <text:p>0,185</text:p>
          </table:table-cell>
          <table:table-cell table:formula="of:=POWER([dados.H183];2)" office:value-type="float" office:value="0.168479399089528" calcext:value-type="float">
            <text:p>0,168</text:p>
          </table:table-cell>
          <table:table-cell table:formula="of:=POWER([dados.I183];2)" office:value-type="float" office:value="0.830085167013765" calcext:value-type="float">
            <text:p>0,830</text:p>
          </table:table-cell>
          <table:table-cell table:formula="of:=POWER([dados.J183];2)" office:value-type="float" office:value="0.00550783520124185" calcext:value-type="float">
            <text:p>0,006</text:p>
          </table:table-cell>
          <table:table-cell table:formula="of:=POWER([dados.K183];2)" office:value-type="float" office:value="0.0620987859245704" calcext:value-type="float">
            <text:p>0,062</text:p>
          </table:table-cell>
        </table:table-row>
        <table:table-row table:style-name="ro1">
          <table:table-cell table:formula="of:=POWER([dados.B184];2)" office:value-type="float" office:value="12042.8735064882" calcext:value-type="float">
            <text:p>12042,874</text:p>
          </table:table-cell>
          <table:table-cell table:formula="of:=POWER([dados.C184];2)" office:value-type="float" office:value="4356" calcext:value-type="float">
            <text:p>4356,000</text:p>
          </table:table-cell>
          <table:table-cell table:formula="of:=POWER([dados.D184];2)" office:value-type="float" office:value="1024" calcext:value-type="float">
            <text:p>1024,000</text:p>
          </table:table-cell>
          <table:table-cell table:formula="of:=[dados.E184]" office:value-type="float" office:value="55" calcext:value-type="float">
            <text:p>55,000</text:p>
          </table:table-cell>
          <table:table-cell table:formula="of:=POWER([dados.F184];2)" office:value-type="float" office:value="0.599882580574386" calcext:value-type="float">
            <text:p>0,600</text:p>
          </table:table-cell>
          <table:table-cell table:formula="of:=POWER([dados.G184];2)" office:value-type="float" office:value="0.293516333238228" calcext:value-type="float">
            <text:p>0,294</text:p>
          </table:table-cell>
          <table:table-cell table:formula="of:=POWER([dados.H184];2)" office:value-type="float" office:value="0.236350164747465" calcext:value-type="float">
            <text:p>0,236</text:p>
          </table:table-cell>
          <table:table-cell table:formula="of:=POWER([dados.I184];2)" office:value-type="float" office:value="1.0723143843343" calcext:value-type="float">
            <text:p>1,072</text:p>
          </table:table-cell>
          <table:table-cell table:formula="of:=POWER([dados.J184];2)" office:value-type="float" office:value="0.000142759599133318" calcext:value-type="float">
            <text:p>0,000</text:p>
          </table:table-cell>
          <table:table-cell table:formula="of:=POWER([dados.K184];2)" office:value-type="float" office:value="0.0572933105317512" calcext:value-type="float">
            <text:p>0,057</text:p>
          </table:table-cell>
        </table:table-row>
        <table:table-row table:style-name="ro1">
          <table:table-cell table:formula="of:=POWER([dados.B185];2)" office:value-type="float" office:value="13239.4926010453" calcext:value-type="float">
            <text:p>13239,493</text:p>
          </table:table-cell>
          <table:table-cell table:formula="of:=POWER([dados.C185];2)" office:value-type="float" office:value="4761" calcext:value-type="float">
            <text:p>4761,000</text:p>
          </table:table-cell>
          <table:table-cell table:formula="of:=POWER([dados.D185];2)" office:value-type="float" office:value="900" calcext:value-type="float">
            <text:p>900,000</text:p>
          </table:table-cell>
          <table:table-cell table:formula="of:=[dados.E185]" office:value-type="float" office:value="36" calcext:value-type="float">
            <text:p>36,000</text:p>
          </table:table-cell>
          <table:table-cell table:formula="of:=POWER([dados.F185];2)" office:value-type="float" office:value="0.551199709074076" calcext:value-type="float">
            <text:p>0,551</text:p>
          </table:table-cell>
          <table:table-cell table:formula="of:=POWER([dados.G185];2)" office:value-type="float" office:value="0.426283747615546" calcext:value-type="float">
            <text:p>0,426</text:p>
          </table:table-cell>
          <table:table-cell table:formula="of:=POWER([dados.H185];2)" office:value-type="float" office:value="0.315680747316832" calcext:value-type="float">
            <text:p>0,316</text:p>
          </table:table-cell>
          <table:table-cell table:formula="of:=POWER([dados.I185];2)" office:value-type="float" office:value="1.25147289943096" calcext:value-type="float">
            <text:p>1,251</text:p>
          </table:table-cell>
          <table:table-cell table:formula="of:=POWER([dados.J185];2)" office:value-type="float" office:value="0.00716236690069702" calcext:value-type="float">
            <text:p>0,007</text:p>
          </table:table-cell>
          <table:table-cell table:formula="of:=POWER([dados.K185];2)" office:value-type="float" office:value="0.0345304120633623" calcext:value-type="float">
            <text:p>0,035</text:p>
          </table:table-cell>
        </table:table-row>
        <table:table-row table:style-name="ro1">
          <table:table-cell table:formula="of:=POWER([dados.B186];2)" office:value-type="float" office:value="14468.5389189341" calcext:value-type="float">
            <text:p>14468,539</text:p>
          </table:table-cell>
          <table:table-cell table:formula="of:=POWER([dados.C186];2)" office:value-type="float" office:value="4900" calcext:value-type="float">
            <text:p>4900,000</text:p>
          </table:table-cell>
          <table:table-cell table:formula="of:=POWER([dados.D186];2)" office:value-type="float" office:value="1444" calcext:value-type="float">
            <text:p>1444,000</text:p>
          </table:table-cell>
          <table:table-cell table:formula="of:=[dados.E186]" office:value-type="float" office:value="195" calcext:value-type="float">
            <text:p>195,000</text:p>
          </table:table-cell>
          <table:table-cell table:formula="of:=POWER([dados.F186];2)" office:value-type="float" office:value="0.505439792425221" calcext:value-type="float">
            <text:p>0,505</text:p>
          </table:table-cell>
          <table:table-cell table:formula="of:=POWER([dados.G186];2)" office:value-type="float" office:value="0.476028644475265" calcext:value-type="float">
            <text:p>0,476</text:p>
          </table:table-cell>
          <table:table-cell table:formula="of:=POWER([dados.H186];2)" office:value-type="float" office:value="0.0671173185079391" calcext:value-type="float">
            <text:p>0,067</text:p>
          </table:table-cell>
          <table:table-cell table:formula="of:=POWER([dados.I186];2)" office:value-type="float" office:value="0.853946885687474" calcext:value-type="float">
            <text:p>0,854</text:p>
          </table:table-cell>
          <table:table-cell table:formula="of:=POWER([dados.J186];2)" office:value-type="float" office:value="0.0348132944325783" calcext:value-type="float">
            <text:p>0,035</text:p>
          </table:table-cell>
          <table:table-cell table:formula="of:=POWER([dados.K186];2)" office:value-type="float" office:value="0.15982666480519" calcext:value-type="float">
            <text:p>0,160</text:p>
          </table:table-cell>
        </table:table-row>
        <table:table-row table:style-name="ro1">
          <table:table-cell table:formula="of:=POWER([dados.B187];2)" office:value-type="float" office:value="26340.7167084377" calcext:value-type="float">
            <text:p>26340,717</text:p>
          </table:table-cell>
          <table:table-cell table:formula="of:=POWER([dados.C187];2)" office:value-type="float" office:value="4624" calcext:value-type="float">
            <text:p>4624,000</text:p>
          </table:table-cell>
          <table:table-cell table:formula="of:=POWER([dados.D187];2)" office:value-type="float" office:value="1089" calcext:value-type="float">
            <text:p>1089,000</text:p>
          </table:table-cell>
          <table:table-cell table:formula="of:=[dados.E187]" office:value-type="float" office:value="197" calcext:value-type="float">
            <text:p>197,000</text:p>
          </table:table-cell>
          <table:table-cell table:formula="of:=POWER([dados.F187];2)" office:value-type="float" office:value="0.20943710617573" calcext:value-type="float">
            <text:p>0,209</text:p>
          </table:table-cell>
          <table:table-cell table:formula="of:=POWER([dados.G187];2)" office:value-type="float" office:value="0.379283396789467" calcext:value-type="float">
            <text:p>0,379</text:p>
          </table:table-cell>
          <table:table-cell table:formula="of:=POWER([dados.H187];2)" office:value-type="float" office:value="0.200982304804568" calcext:value-type="float">
            <text:p>0,201</text:p>
          </table:table-cell>
          <table:table-cell table:formula="of:=POWER([dados.I187];2)" office:value-type="float" office:value="0.736611191821922" calcext:value-type="float">
            <text:p>0,737</text:p>
          </table:table-cell>
          <table:table-cell table:formula="of:=POWER([dados.J187];2)" office:value-type="float" office:value="0.0461962336677733" calcext:value-type="float">
            <text:p>0,046</text:p>
          </table:table-cell>
          <table:table-cell table:formula="of:=POWER([dados.K187];2)" office:value-type="float" office:value="0.00689614024755266" calcext:value-type="float">
            <text:p>0,007</text:p>
          </table:table-cell>
        </table:table-row>
        <table:table-row table:style-name="ro1">
          <table:table-cell table:formula="of:=POWER([dados.B188];2)" office:value-type="float" office:value="27445.58337176" calcext:value-type="float">
            <text:p>27445,583</text:p>
          </table:table-cell>
          <table:table-cell table:formula="of:=POWER([dados.C188];2)" office:value-type="float" office:value="3969" calcext:value-type="float">
            <text:p>3969,000</text:p>
          </table:table-cell>
          <table:table-cell table:formula="of:=POWER([dados.D188];2)" office:value-type="float" office:value="1296" calcext:value-type="float">
            <text:p>1296,000</text:p>
          </table:table-cell>
          <table:table-cell table:formula="of:=[dados.E188]" office:value-type="float" office:value="97" calcext:value-type="float">
            <text:p>97,000</text:p>
          </table:table-cell>
          <table:table-cell table:formula="of:=POWER([dados.F188];2)" office:value-type="float" office:value="0.19125918643401" calcext:value-type="float">
            <text:p>0,191</text:p>
          </table:table-cell>
          <table:table-cell table:formula="of:=POWER([dados.G188];2)" office:value-type="float" office:value="0.185449833163667" calcext:value-type="float">
            <text:p>0,185</text:p>
          </table:table-cell>
          <table:table-cell table:formula="of:=POWER([dados.H188];2)" office:value-type="float" office:value="0.112068450343019" calcext:value-type="float">
            <text:p>0,112</text:p>
          </table:table-cell>
          <table:table-cell table:formula="of:=POWER([dados.I188];2)" office:value-type="float" office:value="0.467471917359602" calcext:value-type="float">
            <text:p>0,467</text:p>
          </table:table-cell>
          <table:table-cell table:formula="of:=POWER([dados.J188];2)" office:value-type="float" office:value="0.00779123040495659" calcext:value-type="float">
            <text:p>0,008</text:p>
          </table:table-cell>
          <table:table-cell table:formula="of:=POWER([dados.K188];2)" office:value-type="float" office:value="0.0135148560469149" calcext:value-type="float">
            <text:p>0,014</text:p>
          </table:table-cell>
        </table:table-row>
        <table:table-row table:style-name="ro1">
          <table:table-cell table:formula="of:=POWER([dados.B189];2)" office:value-type="float" office:value="12834.0550953148" calcext:value-type="float">
            <text:p>12834,055</text:p>
          </table:table-cell>
          <table:table-cell table:formula="of:=POWER([dados.C189];2)" office:value-type="float" office:value="4356" calcext:value-type="float">
            <text:p>4356,000</text:p>
          </table:table-cell>
          <table:table-cell table:formula="of:=POWER([dados.D189];2)" office:value-type="float" office:value="1369" calcext:value-type="float">
            <text:p>1369,000</text:p>
          </table:table-cell>
          <table:table-cell table:formula="of:=[dados.E189]" office:value-type="float" office:value="75" calcext:value-type="float">
            <text:p>75,000</text:p>
          </table:table-cell>
          <table:table-cell table:formula="of:=POWER([dados.F189];2)" office:value-type="float" office:value="0.567209201227602" calcext:value-type="float">
            <text:p>0,567</text:p>
          </table:table-cell>
          <table:table-cell table:formula="of:=POWER([dados.G189];2)" office:value-type="float" office:value="0.293516333238228" calcext:value-type="float">
            <text:p>0,294</text:p>
          </table:table-cell>
          <table:table-cell table:formula="of:=POWER([dados.H189];2)" office:value-type="float" office:value="0.0881604073115504" calcext:value-type="float">
            <text:p>0,088</text:p>
          </table:table-cell>
          <table:table-cell table:formula="of:=POWER([dados.I189];2)" office:value-type="float" office:value="0.8129931135098" calcext:value-type="float">
            <text:p>0,813</text:p>
          </table:table-cell>
          <table:table-cell table:formula="of:=POWER([dados.J189];2)" office:value-type="float" office:value="0.00108605077582791" calcext:value-type="float">
            <text:p>0,001</text:p>
          </table:table-cell>
          <table:table-cell table:formula="of:=POWER([dados.K189];2)" office:value-type="float" office:value="0.134807903452286" calcext:value-type="float">
            <text:p>0,135</text:p>
          </table:table-cell>
        </table:table-row>
        <table:table-row table:style-name="ro1">
          <table:table-cell table:formula="of:=POWER([dados.B190];2)" office:value-type="float" office:value="17308.3983206698" calcext:value-type="float">
            <text:p>17308,398</text:p>
          </table:table-cell>
          <table:table-cell table:formula="of:=POWER([dados.C190];2)" office:value-type="float" office:value="5776" calcext:value-type="float">
            <text:p>5776,000</text:p>
          </table:table-cell>
          <table:table-cell table:formula="of:=POWER([dados.D190];2)" office:value-type="float" office:value="1369" calcext:value-type="float">
            <text:p>1369,000</text:p>
          </table:table-cell>
          <table:table-cell table:formula="of:=[dados.E190]" office:value-type="float" office:value="196" calcext:value-type="float">
            <text:p>196,000</text:p>
          </table:table-cell>
          <table:table-cell table:formula="of:=POWER([dados.F190];2)" office:value-type="float" office:value="0.413395052022424" calcext:value-type="float">
            <text:p>0,413</text:p>
          </table:table-cell>
          <table:table-cell table:formula="of:=POWER([dados.G190];2)" office:value-type="float" office:value="0.83213349234001" calcext:value-type="float">
            <text:p>0,832</text:p>
          </table:table-cell>
          <table:table-cell table:formula="of:=POWER([dados.H190];2)" office:value-type="float" office:value="0.0881604073115504" calcext:value-type="float">
            <text:p>0,088</text:p>
          </table:table-cell>
          <table:table-cell table:formula="of:=POWER([dados.I190];2)" office:value-type="float" office:value="1.03122521082346" calcext:value-type="float">
            <text:p>1,031</text:p>
          </table:table-cell>
          <table:table-cell table:formula="of:=POWER([dados.J190];2)" office:value-type="float" office:value="0.161768835523856" calcext:value-type="float">
            <text:p>0,162</text:p>
          </table:table-cell>
          <table:table-cell table:formula="of:=POWER([dados.K190];2)" office:value-type="float" office:value="0.140696023522189" calcext:value-type="float">
            <text:p>0,141</text:p>
          </table:table-cell>
        </table:table-row>
        <table:table-row table:style-name="ro1">
          <table:table-cell table:formula="of:=POWER([dados.B191];2)" office:value-type="float" office:value="9963.44575482357" calcext:value-type="float">
            <text:p>9963,446</text:p>
          </table:table-cell>
          <table:table-cell table:formula="of:=POWER([dados.C191];2)" office:value-type="float" office:value="3969" calcext:value-type="float">
            <text:p>3969,000</text:p>
          </table:table-cell>
          <table:table-cell table:formula="of:=POWER([dados.D191];2)" office:value-type="float" office:value="961" calcext:value-type="float">
            <text:p>961,000</text:p>
          </table:table-cell>
          <table:table-cell table:formula="of:=[dados.E191]" office:value-type="float" office:value="198" calcext:value-type="float">
            <text:p>198,000</text:p>
          </table:table-cell>
          <table:table-cell table:formula="of:=POWER([dados.F191];2)" office:value-type="float" office:value="0.696135368629875" calcext:value-type="float">
            <text:p>0,696</text:p>
          </table:table-cell>
          <table:table-cell table:formula="of:=POWER([dados.G191];2)" office:value-type="float" office:value="0.185449833163667" calcext:value-type="float">
            <text:p>0,185</text:p>
          </table:table-cell>
          <table:table-cell table:formula="of:=POWER([dados.H191];2)" office:value-type="float" office:value="0.27458297891822" calcext:value-type="float">
            <text:p>0,275</text:p>
          </table:table-cell>
          <table:table-cell table:formula="of:=POWER([dados.I191];2)" office:value-type="float" office:value="1.0848553281416" calcext:value-type="float">
            <text:p>1,085</text:p>
          </table:table-cell>
          <table:table-cell table:formula="of:=POWER([dados.J191];2)" office:value-type="float" office:value="0.0204080071826422" calcext:value-type="float">
            <text:p>0,020</text:p>
          </table:table-cell>
          <table:table-cell table:formula="of:=POWER([dados.K191];2)" office:value-type="float" office:value="0.0509063367468394" calcext:value-type="float">
            <text:p>0,051</text:p>
          </table:table-cell>
        </table:table-row>
        <table:table-row table:style-name="ro1">
          <table:table-cell table:formula="of:=POWER([dados.B192];2)" office:value-type="float" office:value="20340.1131158151" calcext:value-type="float">
            <text:p>20340,113</text:p>
          </table:table-cell>
          <table:table-cell table:formula="of:=POWER([dados.C192];2)" office:value-type="float" office:value="4356" calcext:value-type="float">
            <text:p>4356,000</text:p>
          </table:table-cell>
          <table:table-cell table:formula="of:=POWER([dados.D192];2)" office:value-type="float" office:value="961" calcext:value-type="float">
            <text:p>961,000</text:p>
          </table:table-cell>
          <table:table-cell table:formula="of:=[dados.E192]" office:value-type="float" office:value="194" calcext:value-type="float">
            <text:p>194,000</text:p>
          </table:table-cell>
          <table:table-cell table:formula="of:=POWER([dados.F192];2)" office:value-type="float" office:value="0.332112646436389" calcext:value-type="float">
            <text:p>0,332</text:p>
          </table:table-cell>
          <table:table-cell table:formula="of:=POWER([dados.G192];2)" office:value-type="float" office:value="0.293516333238228" calcext:value-type="float">
            <text:p>0,294</text:p>
          </table:table-cell>
          <table:table-cell table:formula="of:=POWER([dados.H192];2)" office:value-type="float" office:value="0.27458297891822" calcext:value-type="float">
            <text:p>0,275</text:p>
          </table:table-cell>
          <table:table-cell table:formula="of:=POWER([dados.I192];2)" office:value-type="float" office:value="0.886513086670673" calcext:value-type="float">
            <text:p>0,887</text:p>
          </table:table-cell>
          <table:table-cell table:formula="of:=POWER([dados.J192];2)" office:value-type="float" office:value="0.00631478543755561" calcext:value-type="float">
            <text:p>0,006</text:p>
          </table:table-cell>
          <table:table-cell table:formula="of:=POWER([dados.K192];2)" office:value-type="float" office:value="0.00738509386701655" calcext:value-type="float">
            <text:p>0,007</text:p>
          </table:table-cell>
        </table:table-row>
        <table:table-row table:style-name="ro1">
          <table:table-cell table:formula="of:=POWER([dados.B193];2)" office:value-type="float" office:value="18272.9664126244" calcext:value-type="float">
            <text:p>18272,966</text:p>
          </table:table-cell>
          <table:table-cell table:formula="of:=POWER([dados.C193];2)" office:value-type="float" office:value="4356" calcext:value-type="float">
            <text:p>4356,000</text:p>
          </table:table-cell>
          <table:table-cell table:formula="of:=POWER([dados.D193];2)" office:value-type="float" office:value="1369" calcext:value-type="float">
            <text:p>1369,000</text:p>
          </table:table-cell>
          <table:table-cell table:formula="of:=[dados.E193]" office:value-type="float" office:value="56" calcext:value-type="float">
            <text:p>56,000</text:p>
          </table:table-cell>
          <table:table-cell table:formula="of:=POWER([dados.F193];2)" office:value-type="float" office:value="0.385834739889318" calcext:value-type="float">
            <text:p>0,386</text:p>
          </table:table-cell>
          <table:table-cell table:formula="of:=POWER([dados.G193];2)" office:value-type="float" office:value="0.293516333238228" calcext:value-type="float">
            <text:p>0,294</text:p>
          </table:table-cell>
          <table:table-cell table:formula="of:=POWER([dados.H193];2)" office:value-type="float" office:value="0.0881604073115504" calcext:value-type="float">
            <text:p>0,088</text:p>
          </table:table-cell>
          <table:table-cell table:formula="of:=POWER([dados.I193];2)" office:value-type="float" office:value="0.677272750502545" calcext:value-type="float">
            <text:p>0,677</text:p>
          </table:table-cell>
          <table:table-cell table:formula="of:=POWER([dados.J193];2)" office:value-type="float" office:value="0.0096794466542428" calcext:value-type="float">
            <text:p>0,010</text:p>
          </table:table-cell>
          <table:table-cell table:formula="of:=POWER([dados.K193];2)" office:value-type="float" office:value="0.0805601397713185" calcext:value-type="float">
            <text:p>0,081</text:p>
          </table:table-cell>
        </table:table-row>
        <table:table-row table:style-name="ro1">
          <table:table-cell table:formula="of:=POWER([dados.B194];2)" office:value-type="float" office:value="13768.380847269" calcext:value-type="float">
            <text:p>13768,381</text:p>
          </table:table-cell>
          <table:table-cell table:formula="of:=POWER([dados.C194];2)" office:value-type="float" office:value="4096" calcext:value-type="float">
            <text:p>4096,000</text:p>
          </table:table-cell>
          <table:table-cell table:formula="of:=POWER([dados.D194];2)" office:value-type="float" office:value="1024" calcext:value-type="float">
            <text:p>1024,000</text:p>
          </table:table-cell>
          <table:table-cell table:formula="of:=[dados.E194]" office:value-type="float" office:value="98" calcext:value-type="float">
            <text:p>98,000</text:p>
          </table:table-cell>
          <table:table-cell table:formula="of:=POWER([dados.F194];2)" office:value-type="float" office:value="0.531014711664802" calcext:value-type="float">
            <text:p>0,531</text:p>
          </table:table-cell>
          <table:table-cell table:formula="of:=POWER([dados.G194];2)" office:value-type="float" office:value="0.218727453821548" calcext:value-type="float">
            <text:p>0,219</text:p>
          </table:table-cell>
          <table:table-cell table:formula="of:=POWER([dados.H194];2)" office:value-type="float" office:value="0.236350164747465" calcext:value-type="float">
            <text:p>0,236</text:p>
          </table:table-cell>
          <table:table-cell table:formula="of:=POWER([dados.I194];2)" office:value-type="float" office:value="0.945373455862773" calcext:value-type="float">
            <text:p>0,945</text:p>
          </table:table-cell>
          <table:table-cell table:formula="of:=POWER([dados.J194];2)" office:value-type="float" office:value="0.00272084044058498" calcext:value-type="float">
            <text:p>0,003</text:p>
          </table:table-cell>
          <table:table-cell table:formula="of:=POWER([dados.K194];2)" office:value-type="float" office:value="0.0379992593588678" calcext:value-type="float">
            <text:p>0,038</text:p>
          </table:table-cell>
        </table:table-row>
        <table:table-row table:style-name="ro1">
          <table:table-cell table:formula="of:=POWER([dados.B195];2)" office:value-type="float" office:value="11596.2910323289" calcext:value-type="float">
            <text:p>11596,291</text:p>
          </table:table-cell>
          <table:table-cell table:formula="of:=POWER([dados.C195];2)" office:value-type="float" office:value="5184" calcext:value-type="float">
            <text:p>5184,000</text:p>
          </table:table-cell>
          <table:table-cell table:formula="of:=POWER([dados.D195];2)" office:value-type="float" office:value="1521" calcext:value-type="float">
            <text:p>1521,000</text:p>
          </table:table-cell>
          <table:table-cell table:formula="of:=[dados.E195]" office:value-type="float" office:value="199" calcext:value-type="float">
            <text:p>199,000</text:p>
          </table:table-cell>
          <table:table-cell table:formula="of:=POWER([dados.F195];2)" office:value-type="float" office:value="0.619218398993899" calcext:value-type="float">
            <text:p>0,619</text:p>
          </table:table-cell>
          <table:table-cell table:formula="of:=POWER([dados.G195];2)" office:value-type="float" office:value="0.583752076295621" calcext:value-type="float">
            <text:p>0,584</text:p>
          </table:table-cell>
          <table:table-cell table:formula="of:=POWER([dados.H195];2)" office:value-type="float" office:value="0.048939183932185" calcext:value-type="float">
            <text:p>0,049</text:p>
          </table:table-cell>
          <table:table-cell table:formula="of:=POWER([dados.I195];2)" office:value-type="float" office:value="0.962498140356654" calcext:value-type="float">
            <text:p>0,962</text:p>
          </table:table-cell>
          <table:table-cell table:formula="of:=POWER([dados.J195];2)" office:value-type="float" office:value="0.0478342794121143" calcext:value-type="float">
            <text:p>0,048</text:p>
          </table:table-cell>
          <table:table-cell table:formula="of:=POWER([dados.K195];2)" office:value-type="float" office:value="0.241578514591147" calcext:value-type="float">
            <text:p>0,242</text:p>
          </table:table-cell>
        </table:table-row>
        <table:table-row table:style-name="ro1">
          <table:table-cell table:formula="of:=POWER([dados.B196];2)" office:value-type="float" office:value="9050.758981505" calcext:value-type="float">
            <text:p>9050,759</text:p>
          </table:table-cell>
          <table:table-cell table:formula="of:=POWER([dados.C196];2)" office:value-type="float" office:value="6084" calcext:value-type="float">
            <text:p>6084,000</text:p>
          </table:table-cell>
          <table:table-cell table:formula="of:=POWER([dados.D196];2)" office:value-type="float" office:value="1849" calcext:value-type="float">
            <text:p>1849,000</text:p>
          </table:table-cell>
          <table:table-cell table:formula="of:=[dados.E196]" office:value-type="float" office:value="16" calcext:value-type="float">
            <text:p>16,000</text:p>
          </table:table-cell>
          <table:table-cell table:formula="of:=POWER([dados.F196];2)" office:value-type="float" office:value="0.744032077257742" calcext:value-type="float">
            <text:p>0,744</text:p>
          </table:table-cell>
          <table:table-cell table:formula="of:=POWER([dados.G196];2)" office:value-type="float" office:value="0.972791476564042" calcext:value-type="float">
            <text:p>0,973</text:p>
          </table:table-cell>
          <table:table-cell table:formula="of:=POWER([dados.H196];2)" office:value-type="float" office:value="0.00487618790774084" calcext:value-type="float">
            <text:p>0,005</text:p>
          </table:table-cell>
          <table:table-cell table:formula="of:=POWER([dados.I196];2)" office:value-type="float" office:value="1.07540305293436" calcext:value-type="float">
            <text:p>1,075</text:p>
          </table:table-cell>
          <table:table-cell table:formula="of:=POWER([dados.J196];2)" office:value-type="float" office:value="0.157938528063968" calcext:value-type="float">
            <text:p>0,158</text:p>
          </table:table-cell>
          <table:table-cell table:formula="of:=POWER([dados.K196];2)" office:value-type="float" office:value="0.48835965638372" calcext:value-type="float">
            <text:p>0,488</text:p>
          </table:table-cell>
        </table:table-row>
        <table:table-row table:style-name="ro1">
          <table:table-cell table:formula="of:=POWER([dados.B197];2)" office:value-type="float" office:value="29864.0109739159" calcext:value-type="float">
            <text:p>29864,011</text:p>
          </table:table-cell>
          <table:table-cell table:formula="of:=POWER([dados.C197];2)" office:value-type="float" office:value="5041" calcext:value-type="float">
            <text:p>5041,000</text:p>
          </table:table-cell>
          <table:table-cell table:formula="of:=POWER([dados.D197];2)" office:value-type="float" office:value="1600" calcext:value-type="float">
            <text:p>1600,000</text:p>
          </table:table-cell>
          <table:table-cell table:formula="of:=[dados.E197]" office:value-type="float" office:value="200" calcext:value-type="float">
            <text:p>200,000</text:p>
          </table:table-cell>
          <table:table-cell table:formula="of:=POWER([dados.F197];2)" office:value-type="float" office:value="0.15543636703572" calcext:value-type="float">
            <text:p>0,155</text:p>
          </table:table-cell>
          <table:table-cell table:formula="of:=POWER([dados.G197];2)" office:value-type="float" office:value="0.528518087368623" calcext:value-type="float">
            <text:p>0,529</text:p>
          </table:table-cell>
          <table:table-cell table:formula="of:=POWER([dados.H197];2)" office:value-type="float" office:value="0.0336260035842881" calcext:value-type="float">
            <text:p>0,034</text:p>
          </table:table-cell>
          <table:table-cell table:formula="of:=POWER([dados.I197];2)" office:value-type="float" office:value="0.496693310955873" calcext:value-type="float">
            <text:p>0,497</text:p>
          </table:table-cell>
          <table:table-cell table:formula="of:=POWER([dados.J197];2)" office:value-type="float" office:value="0.151140416779606" calcext:value-type="float">
            <text:p>0,151</text:p>
          </table:table-cell>
          <table:table-cell table:formula="of:=POWER([dados.K197];2)" office:value-type="float" office:value="0.0697472215971878" calcext:value-type="float">
            <text:p>0,070</text:p>
          </table:table-cell>
        </table:table-row>
        <table:table-row table:style-name="ro1">
          <table:table-cell table:formula="of:=POWER([dados.B198];2)" office:value-type="float" office:value="32322.4053532068" calcext:value-type="float">
            <text:p>32322,405</text:p>
          </table:table-cell>
          <table:table-cell table:formula="of:=POWER([dados.C198];2)" office:value-type="float" office:value="5476" calcext:value-type="float">
            <text:p>5476,000</text:p>
          </table:table-cell>
          <table:table-cell table:formula="of:=POWER([dados.D198];2)" office:value-type="float" office:value="1444" calcext:value-type="float">
            <text:p>1444,000</text:p>
          </table:table-cell>
          <table:table-cell table:formula="of:=[dados.E198]" office:value-type="float" office:value="120" calcext:value-type="float">
            <text:p>120,000</text:p>
          </table:table-cell>
          <table:table-cell table:formula="of:=POWER([dados.F198];2)" office:value-type="float" office:value="0.124057402755331" calcext:value-type="float">
            <text:p>0,124</text:p>
          </table:table-cell>
          <table:table-cell table:formula="of:=POWER([dados.G198];2)" office:value-type="float" office:value="0.702453692250536" calcext:value-type="float">
            <text:p>0,702</text:p>
          </table:table-cell>
          <table:table-cell table:formula="of:=POWER([dados.H198];2)" office:value-type="float" office:value="0.0671173185079391" calcext:value-type="float">
            <text:p>0,067</text:p>
          </table:table-cell>
          <table:table-cell table:formula="of:=POWER([dados.I198];2)" office:value-type="float" office:value="0.611526823922093" calcext:value-type="float">
            <text:p>0,612</text:p>
          </table:table-cell>
          <table:table-cell table:formula="of:=POWER([dados.J198];2)" office:value-type="float" office:value="0.240371044956286" calcext:value-type="float">
            <text:p>0,240</text:p>
          </table:table-cell>
          <table:table-cell table:formula="of:=POWER([dados.K198];2)" office:value-type="float" office:value="0.0417310829959108" calcext:value-type="float">
            <text:p>0,042</text:p>
          </table:table-cell>
        </table:table-row>
        <table:table-row table:style-name="ro1">
          <table:table-cell table:formula="of:=POWER([dados.B199];2)" office:value-type="float" office:value="20690.4407996934" calcext:value-type="float">
            <text:p>20690,441</text:p>
          </table:table-cell>
          <table:table-cell table:formula="of:=POWER([dados.C199];2)" office:value-type="float" office:value="3600" calcext:value-type="float">
            <text:p>3600,000</text:p>
          </table:table-cell>
          <table:table-cell table:formula="of:=POWER([dados.D199];2)" office:value-type="float" office:value="1225" calcext:value-type="float">
            <text:p>1225,000</text:p>
          </table:table-cell>
          <table:table-cell table:formula="of:=[dados.E199]" office:value-type="float" office:value="76" calcext:value-type="float">
            <text:p>76,000</text:p>
          </table:table-cell>
          <table:table-cell table:formula="of:=POWER([dados.F199];2)" office:value-type="float" office:value="0.323668677397299" calcext:value-type="float">
            <text:p>0,324</text:p>
          </table:table-cell>
          <table:table-cell table:formula="of:=POWER([dados.G199];2)" office:value-type="float" office:value="0.102084247391862" calcext:value-type="float">
            <text:p>0,102</text:p>
          </table:table-cell>
          <table:table-cell table:formula="of:=POWER([dados.H199];2)" office:value-type="float" office:value="0.138841447602345" calcext:value-type="float">
            <text:p>0,139</text:p>
          </table:table-cell>
          <table:table-cell table:formula="of:=POWER([dados.I199];2)" office:value-type="float" office:value="0.536624323210235" calcext:value-type="float">
            <text:p>0,537</text:p>
          </table:table-cell>
          <table:table-cell table:formula="of:=POWER([dados.J199];2)" office:value-type="float" office:value="0.00611781564701305" calcext:value-type="float">
            <text:p>0,006</text:p>
          </table:table-cell>
          <table:table-cell table:formula="of:=POWER([dados.K199];2)" office:value-type="float" office:value="0.0218529524466393" calcext:value-type="float">
            <text:p>0,022</text:p>
          </table:table-cell>
        </table:table-row>
        <table:table-row table:style-name="ro1">
          <table:table-cell table:formula="of:=POWER([dados.B200];2)" office:value-type="float" office:value="19423.3808534561" calcext:value-type="float">
            <text:p>19423,381</text:p>
          </table:table-cell>
          <table:table-cell table:formula="of:=POWER([dados.C200];2)" office:value-type="float" office:value="3600" calcext:value-type="float">
            <text:p>3600,000</text:p>
          </table:table-cell>
          <table:table-cell table:formula="of:=POWER([dados.D200];2)" office:value-type="float" office:value="1600" calcext:value-type="float">
            <text:p>1600,000</text:p>
          </table:table-cell>
          <table:table-cell table:formula="of:=[dados.E200]" office:value-type="float" office:value="57" calcext:value-type="float">
            <text:p>57,000</text:p>
          </table:table-cell>
          <table:table-cell table:formula="of:=POWER([dados.F200];2)" office:value-type="float" office:value="0.355087965699886" calcext:value-type="float">
            <text:p>0,355</text:p>
          </table:table-cell>
          <table:table-cell table:formula="of:=POWER([dados.G200];2)" office:value-type="float" office:value="0.102084247391862" calcext:value-type="float">
            <text:p>0,102</text:p>
          </table:table-cell>
          <table:table-cell table:formula="of:=POWER([dados.H200];2)" office:value-type="float" office:value="0.0336260035842881" calcext:value-type="float">
            <text:p>0,034</text:p>
          </table:table-cell>
          <table:table-cell table:formula="of:=POWER([dados.I200];2)" office:value-type="float" office:value="0.393779870140954" calcext:value-type="float">
            <text:p>0,394</text:p>
          </table:table-cell>
          <table:table-cell table:formula="of:=POWER([dados.J200];2)" office:value-type="float" office:value="0.00328200128321574" calcext:value-type="float">
            <text:p>0,003</text:p>
          </table:table-cell>
          <table:table-cell table:formula="of:=POWER([dados.K200];2)" office:value-type="float" office:value="0.0937369667569455" calcext:value-type="float">
            <text:p>0,094</text:p>
          </table:table-cell>
        </table:table-row>
        <table:table-row table:style-name="ro1">
          <table:table-cell table:formula="of:=POWER([dados.B201];2)" office:value-type="float" office:value="18768.3473236884" calcext:value-type="float">
            <text:p>18768,347</text:p>
          </table:table-cell>
          <table:table-cell table:formula="of:=POWER([dados.C201];2)" office:value-type="float" office:value="4624" calcext:value-type="float">
            <text:p>4624,000</text:p>
          </table:table-cell>
          <table:table-cell table:formula="of:=POWER([dados.D201];2)" office:value-type="float" office:value="1369" calcext:value-type="float">
            <text:p>1369,000</text:p>
          </table:table-cell>
          <table:table-cell table:formula="of:=[dados.E201]" office:value-type="float" office:value="201" calcext:value-type="float">
            <text:p>201,000</text:p>
          </table:table-cell>
          <table:table-cell table:formula="of:=POWER([dados.F201];2)" office:value-type="float" office:value="0.372322739791525" calcext:value-type="float">
            <text:p>0,372</text:p>
          </table:table-cell>
          <table:table-cell table:formula="of:=POWER([dados.G201];2)" office:value-type="float" office:value="0.379283396789467" calcext:value-type="float">
            <text:p>0,379</text:p>
          </table:table-cell>
          <table:table-cell table:formula="of:=POWER([dados.H201];2)" office:value-type="float" office:value="0.0881604073115504" calcext:value-type="float">
            <text:p>0,088</text:p>
          </table:table-cell>
          <table:table-cell table:formula="of:=POWER([dados.I201];2)" office:value-type="float" office:value="0.726462826898737" calcext:value-type="float">
            <text:p>0,726</text:p>
          </table:table-cell>
          <table:table-cell table:formula="of:=POWER([dados.J201];2)" office:value-type="float" office:value="0.0278056428731712" calcext:value-type="float">
            <text:p>0,028</text:p>
          </table:table-cell>
          <table:table-cell table:formula="of:=POWER([dados.K201];2)" office:value-type="float" office:value="0.0854989499568192" calcext:value-type="float">
            <text:p>0,085</text:p>
          </table:table-cell>
        </table:table-row>
        <table:table-row table:style-name="ro1">
          <table:table-cell table:formula="of:=POWER([dados.B202];2)" office:value-type="float" office:value="22264.0191325737" calcext:value-type="float">
            <text:p>22264,019</text:p>
          </table:table-cell>
          <table:table-cell table:formula="of:=POWER([dados.C202];2)" office:value-type="float" office:value="4761" calcext:value-type="float">
            <text:p>4761,000</text:p>
          </table:table-cell>
          <table:table-cell table:formula="of:=POWER([dados.D202];2)" office:value-type="float" office:value="1444" calcext:value-type="float">
            <text:p>1444,000</text:p>
          </table:table-cell>
          <table:table-cell table:formula="of:=[dados.E202]" office:value-type="float" office:value="17" calcext:value-type="float">
            <text:p>17,000</text:p>
          </table:table-cell>
          <table:table-cell table:formula="of:=POWER([dados.F202];2)" office:value-type="float" office:value="0.28788062228395" calcext:value-type="float">
            <text:p>0,288</text:p>
          </table:table-cell>
          <table:table-cell table:formula="of:=POWER([dados.G202];2)" office:value-type="float" office:value="0.426283747615546" calcext:value-type="float">
            <text:p>0,426</text:p>
          </table:table-cell>
          <table:table-cell table:formula="of:=POWER([dados.H202];2)" office:value-type="float" office:value="0.0671173185079391" calcext:value-type="float">
            <text:p>0,067</text:p>
          </table:table-cell>
          <table:table-cell table:formula="of:=POWER([dados.I202];2)" office:value-type="float" office:value="0.643443872665938" calcext:value-type="float">
            <text:p>0,643</text:p>
          </table:table-cell>
          <table:table-cell table:formula="of:=POWER([dados.J202];2)" office:value-type="float" office:value="0.058360766075864" calcext:value-type="float">
            <text:p>0,058</text:p>
          </table:table-cell>
          <table:table-cell table:formula="of:=POWER([dados.K202];2)" office:value-type="float" office:value="0.079477780595556" calcext:value-type="float">
            <text:p>0,079</text:p>
          </table:table-cell>
        </table:table-row>
        <table:table-row table:style-name="ro1">
          <table:table-cell table:formula="of:=SUM([.A2:.A201])" office:value-type="float" office:value="16822813.7955999" calcext:value-type="float">
            <text:p>16822813,796</text:p>
          </table:table-cell>
          <table:table-cell table:formula="of:=SUM([.B2:.B201])" office:value-type="float" office:value="672893" calcext:value-type="float">
            <text:p>672893,000</text:p>
          </table:table-cell>
          <table:table-cell table:formula="of:=SUM([.C2:.C201])" office:value-type="float" office:value="541135" calcext:value-type="float">
            <text:p>541135,000</text:p>
          </table:table-cell>
          <table:table-cell table:formula="of:=SUM([.D2:.D201])" office:value-type="float" office:value="20288" calcext:value-type="float">
            <text:p>20288,000</text:p>
          </table:table-cell>
          <table:table-cell table:formula="of:=SUM([.E2:.E201])" office:value-type="float" office:value="199" calcext:value-type="float">
            <text:p>199,000</text:p>
          </table:table-cell>
          <table:table-cell table:formula="of:=SUM([.F2:.F201])" office:value-type="float" office:value="199" calcext:value-type="float">
            <text:p>199,000</text:p>
          </table:table-cell>
          <table:table-cell table:formula="of:=SUM([.G2:.G201])" office:value-type="float" office:value="199" calcext:value-type="float">
            <text:p>199,000</text:p>
          </table:table-cell>
          <table:table-cell table:formula="of:=SUM([.H2:.H201])" office:value-type="float" office:value="207.389598862766" calcext:value-type="float">
            <text:p>207,390</text:p>
          </table:table-cell>
          <table:table-cell table:formula="of:=SUM([.I2:.I201])" office:value-type="float" office:value="348.107555840755" calcext:value-type="float">
            <text:p>348,108</text:p>
          </table:table-cell>
          <table:table-cell table:formula="of:=SUM([.J2:.J201])" office:value-type="float" office:value="41.5032618944915" calcext:value-type="float">
            <text:p>41,503</text:p>
          </table:table-cell>
        </table:table-row>
        <table:table-row table:style-name="ro1" table:number-rows-repeated="134">
          <table:table-cell table:style-name="Default" table:number-columns-repeated="10"/>
        </table:table-row>
        <table:table-row table:style-name="ro1">
          <table:table-cell table:style-name="Default" table:number-columns-repeated="10"/>
        </table:table-row>
      </table:table>
      <table:table table:name="tabelacorrecacao" table:style-name="ta2">
        <office:forms form:automatic-focus="false" form:apply-design-mode="false"/>
        <table:shapes>
          <draw:frame draw:z-index="0" draw:style-name="gr1" draw:text-style-name="P1" svg:width="15.999cm" svg:height="8.999cm" svg:x="11.536cm" svg:y="0.616cm">
            <draw:object draw:notify-on-update-of-ranges="tabelacorrecacao.B2:tabelacorrecacao.B4 tabelacorrecacao.C2:tabelacorrecacao.C4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8" table:default-cell-style-name="ce57"/>
        <table:table-column table:style-name="co19" table:default-cell-style-name="ce68"/>
        <table:table-column table:style-name="co20" table:default-cell-style-name="ce69"/>
        <table:table-column table:style-name="co21" table:default-cell-style-name="ce70"/>
        <table:table-column table:style-name="co22" table:default-cell-style-name="ce57"/>
        <table:table-column table:style-name="co20" table:default-cell-style-name="ce57"/>
        <table:table-column table:style-name="co3" table:number-columns-repeated="5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R(pcu,yi)</text:p>
          </table:table-cell>
          <table:table-cell table:style-name="ce65" table:formula="of:=(1/199)*SUM([.A7:.A206])/([dados.B207]*[dados.J207])" office:value-type="float" office:value="-0.799259632794676" calcext:value-type="float">
            <text:p>-0,799</text:p>
          </table:table-cell>
          <table:table-cell table:style-name="ce65" table:formula="of:=(1/199)*SUM([.B7:.B206])/([dados.B207]*[dados.I207])" office:value-type="float" office:value="-0.937621463570121" calcext:value-type="float">
            <text:p>-0,938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R(d1,yi)</text:p>
          </table:table-cell>
          <table:table-cell table:style-name="ce65" table:formula="of:=(1/199)*SUM([.C7:.C206])/([dados.C207]*[dados.J207])" office:value-type="float" office:value="-0.902378968602542" calcext:value-type="float">
            <text:p>-0,902</text:p>
          </table:table-cell>
          <table:table-cell table:style-name="ce65" table:formula="of:=(1/199)*SUM([.D7:.D206])/([dados.C207]*[dados.I207])" office:value-type="float" office:value="-0.189467807513074" calcext:value-type="float">
            <text:p>-0,189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R(d2,yi)</text:p>
          </table:table-cell>
          <table:table-cell table:style-name="ce65" table:formula="of:=(1/199)*SUM([.E7:.E206])/([dados.D207]*[dados.J207])" office:value-type="float" office:value="-0.882429347629762" calcext:value-type="float">
            <text:p>-0,882</text:p>
          </table:table-cell>
          <table:table-cell table:style-name="ce65" table:formula="of:=(1/199)*SUM([.F7:.F206])/([dados.D207]*[dados.I207])" office:value-type="float" office:value="-0.865010578521882" calcext:value-type="float">
            <text:p>-0,865</text:p>
          </table:table-cell>
          <table:table-cell table:style-name="Default" table:number-columns-repeated="3"/>
          <table:table-cell table:number-columns-repeated="5"/>
        </table:table-row>
        <table:table-row table:style-name="ro7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67" office:value-type="string" calcext:value-type="string">
            <text:p>(Cpu – MedCpu)y1</text:p>
          </table:table-cell>
          <table:table-cell table:style-name="ce67" office:value-type="string" calcext:value-type="string">
            <text:p>(Cpu – MedCpu)y2</text:p>
          </table:table-cell>
          <table:table-cell table:style-name="ce67" office:value-type="string" calcext:value-type="string">
            <text:p>(D1 – MedD1)*y1</text:p>
          </table:table-cell>
          <table:table-cell table:style-name="ce67" office:value-type="string" calcext:value-type="string">
            <text:p>(D1 – MedD1)*y2</text:p>
          </table:table-cell>
          <table:table-cell table:number-columns-repeated="2" table:style-name="ce67" office:value-type="string" calcext:value-type="string">
            <text:p>(D2 – MedD2)*y2</text:p>
          </table:table-cell>
          <table:table-cell table:style-name="ce28"/>
          <table:table-cell table:number-columns-repeated="4"/>
        </table:table-row>
        <table:table-row table:style-name="ro1">
          <table:table-cell table:formula="of:=[PCA.A2]*[dados.J3]" office:value-type="float" office:value="-235.712224251502" calcext:value-type="float">
            <text:p>-235,712</text:p>
          </table:table-cell>
          <table:table-cell table:formula="of:=[PCA.A2]*[dados.I3]" office:value-type="float" office:value="-66.0146653573413" calcext:value-type="float">
            <text:p>-66,015</text:p>
          </table:table-cell>
          <table:table-cell table:formula="of:=[PCA.B2]*[dados.J3]" office:value-type="float" office:value="-82.2897695991504" calcext:value-type="float">
            <text:p>-82,290</text:p>
          </table:table-cell>
          <table:table-cell table:formula="of:=[PCA.B2]*[dados.I3]" office:value-type="float" office:value="-23.0464568380824" calcext:value-type="float">
            <text:p>-23,046</text:p>
          </table:table-cell>
          <table:table-cell table:formula="of:=[PCA.C2]*[dados.J3]" office:value-type="float" office:value="-69.608891829653" calcext:value-type="float">
            <text:p>-69,609</text:p>
          </table:table-cell>
          <table:table-cell table:formula="of:=[PCA.C2]*[dados.I3]" office:value-type="float" office:value="-19.494991040969" calcext:value-type="float">
            <text:p>-19,495</text:p>
          </table:table-cell>
          <table:table-cell table:number-columns-repeated="5"/>
        </table:table-row>
        <table:table-row table:style-name="ro1">
          <table:table-cell table:formula="of:=[PCA.A3]*[dados.J4]" office:value-type="float" office:value="-375.733995367688" calcext:value-type="float">
            <text:p>-375,734</text:p>
          </table:table-cell>
          <table:table-cell table:formula="of:=[PCA.A3]*[dados.I4]" office:value-type="float" office:value="-121.065078010319" calcext:value-type="float">
            <text:p>-121,065</text:p>
          </table:table-cell>
          <table:table-cell table:formula="of:=[PCA.B3]*[dados.J4]" office:value-type="float" office:value="-95.9216028368025" calcext:value-type="float">
            <text:p>-95,922</text:p>
          </table:table-cell>
          <table:table-cell table:formula="of:=[PCA.B3]*[dados.I4]" office:value-type="float" office:value="-30.9068555773034" calcext:value-type="float">
            <text:p>-30,907</text:p>
          </table:table-cell>
          <table:table-cell table:formula="of:=[PCA.C3]*[dados.J4]" office:value-type="float" office:value="-77.4830389562859" calcext:value-type="float">
            <text:p>-77,483</text:p>
          </table:table-cell>
          <table:table-cell table:formula="of:=[PCA.C3]*[dados.I4]" office:value-type="float" office:value="-24.9657743812606" calcext:value-type="float">
            <text:p>-24,966</text:p>
          </table:table-cell>
          <table:table-cell table:number-columns-repeated="5"/>
        </table:table-row>
        <table:table-row table:style-name="ro1">
          <table:table-cell table:formula="of:=[PCA.A4]*[dados.J5]" office:value-type="float" office:value="-455.944430775391" calcext:value-type="float">
            <text:p>-455,944</text:p>
          </table:table-cell>
          <table:table-cell table:formula="of:=[PCA.A4]*[dados.I5]" office:value-type="float" office:value="-162.378144264133" calcext:value-type="float">
            <text:p>-162,378</text:p>
          </table:table-cell>
          <table:table-cell table:formula="of:=[PCA.B4]*[dados.J5]" office:value-type="float" office:value="-99.7653981115674" calcext:value-type="float">
            <text:p>-99,765</text:p>
          </table:table-cell>
          <table:table-cell table:formula="of:=[PCA.B4]*[dados.I5]" office:value-type="float" office:value="-35.5300319812638" calcext:value-type="float">
            <text:p>-35,530</text:p>
          </table:table-cell>
          <table:table-cell table:formula="of:=[PCA.C4]*[dados.J5]" office:value-type="float" office:value="-80.5879593309101" calcext:value-type="float">
            <text:p>-80,588</text:p>
          </table:table-cell>
          <table:table-cell table:formula="of:=[PCA.C4]*[dados.I5]" office:value-type="float" office:value="-28.7002590730907" calcext:value-type="float">
            <text:p>-28,700</text:p>
          </table:table-cell>
          <table:table-cell table:number-columns-repeated="5"/>
        </table:table-row>
        <table:table-row table:style-name="ro1">
          <table:table-cell table:formula="of:=[PCA.A5]*[dados.J6]" office:value-type="float" office:value="-266.244526497438" calcext:value-type="float">
            <text:p>-266,245</text:p>
          </table:table-cell>
          <table:table-cell table:formula="of:=[PCA.A5]*[dados.I6]" office:value-type="float" office:value="-66.6148363939751" calcext:value-type="float">
            <text:p>-66,615</text:p>
          </table:table-cell>
          <table:table-cell table:formula="of:=[PCA.B5]*[dados.J6]" office:value-type="float" office:value="-86.3134375474082" calcext:value-type="float">
            <text:p>-86,313</text:p>
          </table:table-cell>
          <table:table-cell table:formula="of:=[PCA.B5]*[dados.I6]" office:value-type="float" office:value="-21.5957698603712" calcext:value-type="float">
            <text:p>-21,596</text:p>
          </table:table-cell>
          <table:table-cell table:formula="of:=[PCA.C5]*[dados.J6]" office:value-type="float" office:value="-65.3594203168789" calcext:value-type="float">
            <text:p>-65,359</text:p>
          </table:table-cell>
          <table:table-cell table:formula="of:=[PCA.C5]*[dados.I6]" office:value-type="float" office:value="-16.35303887179" calcext:value-type="float">
            <text:p>-16,353</text:p>
          </table:table-cell>
          <table:table-cell table:number-columns-repeated="5"/>
        </table:table-row>
        <table:table-row table:style-name="ro1">
          <table:table-cell table:formula="of:=[PCA.A6]*[dados.J7]" office:value-type="float" office:value="-229.70878771098" calcext:value-type="float">
            <text:p>-229,709</text:p>
          </table:table-cell>
          <table:table-cell table:formula="of:=[PCA.A6]*[dados.I7]" office:value-type="float" office:value="-66.0045214353395" calcext:value-type="float">
            <text:p>-66,005</text:p>
          </table:table-cell>
          <table:table-cell table:formula="of:=[PCA.B6]*[dados.J7]" office:value-type="float" office:value="-82.2044546125182" calcext:value-type="float">
            <text:p>-82,204</text:p>
          </table:table-cell>
          <table:table-cell table:formula="of:=[PCA.B6]*[dados.I7]" office:value-type="float" office:value="-23.6206274066414" calcext:value-type="float">
            <text:p>-23,621</text:p>
          </table:table-cell>
          <table:table-cell table:formula="of:=[PCA.C6]*[dados.J7]" office:value-type="float" office:value="-71.4766520400763" calcext:value-type="float">
            <text:p>-71,477</text:p>
          </table:table-cell>
          <table:table-cell table:formula="of:=[PCA.C6]*[dados.I7]" office:value-type="float" office:value="-20.5381006913912" calcext:value-type="float">
            <text:p>-20,538</text:p>
          </table:table-cell>
          <table:table-cell table:number-columns-repeated="5"/>
        </table:table-row>
        <table:table-row table:style-name="ro1">
          <table:table-cell table:formula="of:=[PCA.A7]*[dados.J8]" office:value-type="float" office:value="-435.16497913352" calcext:value-type="float">
            <text:p>-435,165</text:p>
          </table:table-cell>
          <table:table-cell table:formula="of:=[PCA.A7]*[dados.I8]" office:value-type="float" office:value="-146.12677540752" calcext:value-type="float">
            <text:p>-146,127</text:p>
          </table:table-cell>
          <table:table-cell table:formula="of:=[PCA.B7]*[dados.J8]" office:value-type="float" office:value="-106.076259930485" calcext:value-type="float">
            <text:p>-106,076</text:p>
          </table:table-cell>
          <table:table-cell table:formula="of:=[PCA.B7]*[dados.I8]" office:value-type="float" office:value="-35.6200120740317" calcext:value-type="float">
            <text:p>-35,620</text:p>
          </table:table-cell>
          <table:table-cell table:formula="of:=[PCA.C7]*[dados.J8]" office:value-type="float" office:value="-86.56509017939" calcext:value-type="float">
            <text:p>-86,565</text:p>
          </table:table-cell>
          <table:table-cell table:formula="of:=[PCA.C7]*[dados.I8]" office:value-type="float" office:value="-29.0682341119511" calcext:value-type="float">
            <text:p>-29,068</text:p>
          </table:table-cell>
          <table:table-cell table:number-columns-repeated="5"/>
        </table:table-row>
        <table:table-row table:style-name="ro1">
          <table:table-cell table:formula="of:=[PCA.A8]*[dados.J9]" office:value-type="float" office:value="-344.999515517992" calcext:value-type="float">
            <text:p>-345,000</text:p>
          </table:table-cell>
          <table:table-cell table:formula="of:=[PCA.A8]*[dados.I9]" office:value-type="float" office:value="-120.602258713064" calcext:value-type="float">
            <text:p>-120,602</text:p>
          </table:table-cell>
          <table:table-cell table:formula="of:=[PCA.B8]*[dados.J9]" office:value-type="float" office:value="-88.2004954942644" calcext:value-type="float">
            <text:p>-88,200</text:p>
          </table:table-cell>
          <table:table-cell table:formula="of:=[PCA.B8]*[dados.I9]" office:value-type="float" office:value="-30.832446127493" calcext:value-type="float">
            <text:p>-30,832</text:p>
          </table:table-cell>
          <table:table-cell table:formula="of:=[PCA.C8]*[dados.J9]" office:value-type="float" office:value="-76.6902007430365" calcext:value-type="float">
            <text:p>-76,690</text:p>
          </table:table-cell>
          <table:table-cell table:formula="of:=[PCA.C8]*[dados.I9]" office:value-type="float" office:value="-26.8087664322709" calcext:value-type="float">
            <text:p>-26,809</text:p>
          </table:table-cell>
          <table:table-cell table:number-columns-repeated="5"/>
        </table:table-row>
        <table:table-row table:style-name="ro1">
          <table:table-cell table:formula="of:=[PCA.A9]*[dados.J10]" office:value-type="float" office:value="-458.545098408702" calcext:value-type="float">
            <text:p>-458,545</text:p>
          </table:table-cell>
          <table:table-cell table:formula="of:=[PCA.A9]*[dados.I10]" office:value-type="float" office:value="-131.462914716434" calcext:value-type="float">
            <text:p>-131,463</text:p>
          </table:table-cell>
          <table:table-cell table:formula="of:=[PCA.B9]*[dados.J10]" office:value-type="float" office:value="-101.791002645156" calcext:value-type="float">
            <text:p>-101,791</text:p>
          </table:table-cell>
          <table:table-cell table:formula="of:=[PCA.B9]*[dados.I10]" office:value-type="float" office:value="-29.1830442547077" calcext:value-type="float">
            <text:p>-29,183</text:p>
          </table:table-cell>
          <table:table-cell table:formula="of:=[PCA.C9]*[dados.J10]" office:value-type="float" office:value="-66.9521206378991" calcext:value-type="float">
            <text:p>-66,952</text:p>
          </table:table-cell>
          <table:table-cell table:formula="of:=[PCA.C9]*[dados.I10]" office:value-type="float" office:value="-19.1948860778348" calcext:value-type="float">
            <text:p>-19,195</text:p>
          </table:table-cell>
          <table:table-cell table:number-columns-repeated="5"/>
        </table:table-row>
        <table:table-row table:style-name="ro1">
          <table:table-cell table:formula="of:=[PCA.A10]*[dados.J11]" office:value-type="float" office:value="-357.912733840576" calcext:value-type="float">
            <text:p>-357,913</text:p>
          </table:table-cell>
          <table:table-cell table:formula="of:=[PCA.A10]*[dados.I11]" office:value-type="float" office:value="-89.3401116922263" calcext:value-type="float">
            <text:p>-89,340</text:p>
          </table:table-cell>
          <table:table-cell table:formula="of:=[PCA.B10]*[dados.J11]" office:value-type="float" office:value="-97.0705877542145" calcext:value-type="float">
            <text:p>-97,071</text:p>
          </table:table-cell>
          <table:table-cell table:formula="of:=[PCA.B10]*[dados.I11]" office:value-type="float" office:value="-24.2302000795939" calcext:value-type="float">
            <text:p>-24,230</text:p>
          </table:table-cell>
          <table:table-cell table:formula="of:=[PCA.C10]*[dados.J11]" office:value-type="float" office:value="-65.9866067058677" calcext:value-type="float">
            <text:p>-65,987</text:p>
          </table:table-cell>
          <table:table-cell table:formula="of:=[PCA.C10]*[dados.I11]" office:value-type="float" office:value="-16.4711960651256" calcext:value-type="float">
            <text:p>-16,471</text:p>
          </table:table-cell>
          <table:table-cell table:number-columns-repeated="5"/>
        </table:table-row>
        <table:table-row table:style-name="ro1">
          <table:table-cell table:formula="of:=[PCA.A11]*[dados.J12]" office:value-type="float" office:value="-318.944119020026" calcext:value-type="float">
            <text:p>-318,944</text:p>
          </table:table-cell>
          <table:table-cell table:formula="of:=[PCA.A11]*[dados.I12]" office:value-type="float" office:value="-76.3559406766748" calcext:value-type="float">
            <text:p>-76,356</text:p>
          </table:table-cell>
          <table:table-cell table:formula="of:=[PCA.B11]*[dados.J12]" office:value-type="float" office:value="-95.2893441737423" calcext:value-type="float">
            <text:p>-95,289</text:p>
          </table:table-cell>
          <table:table-cell table:formula="of:=[PCA.B11]*[dados.I12]" office:value-type="float" office:value="-22.8124836827378" calcext:value-type="float">
            <text:p>-22,812</text:p>
          </table:table-cell>
          <table:table-cell table:formula="of:=[PCA.C11]*[dados.J12]" office:value-type="float" office:value="-66.8757942746628" calcext:value-type="float">
            <text:p>-66,876</text:p>
          </table:table-cell>
          <table:table-cell table:formula="of:=[PCA.C11]*[dados.I12]" office:value-type="float" office:value="-16.010215820976" calcext:value-type="float">
            <text:p>-16,010</text:p>
          </table:table-cell>
          <table:table-cell table:number-columns-repeated="5"/>
        </table:table-row>
        <table:table-row table:style-name="ro1">
          <table:table-cell table:formula="of:=[PCA.A12]*[dados.J13]" office:value-type="float" office:value="-450.748923838634" calcext:value-type="float">
            <text:p>-450,749</text:p>
          </table:table-cell>
          <table:table-cell table:formula="of:=[PCA.A12]*[dados.I13]" office:value-type="float" office:value="-129.496883516443" calcext:value-type="float">
            <text:p>-129,497</text:p>
          </table:table-cell>
          <table:table-cell table:formula="of:=[PCA.B12]*[dados.J13]" office:value-type="float" office:value="-105.310470637905" calcext:value-type="float">
            <text:p>-105,310</text:p>
          </table:table-cell>
          <table:table-cell table:formula="of:=[PCA.B12]*[dados.I13]" office:value-type="float" office:value="-30.2549313554008" calcext:value-type="float">
            <text:p>-30,255</text:p>
          </table:table-cell>
          <table:table-cell table:formula="of:=[PCA.C12]*[dados.J13]" office:value-type="float" office:value="-72.3150822094684" calcext:value-type="float">
            <text:p>-72,315</text:p>
          </table:table-cell>
          <table:table-cell table:formula="of:=[PCA.C12]*[dados.I13]" office:value-type="float" office:value="-20.7755965285766" calcext:value-type="float">
            <text:p>-20,776</text:p>
          </table:table-cell>
          <table:table-cell table:number-columns-repeated="5"/>
        </table:table-row>
        <table:table-row table:style-name="ro1">
          <table:table-cell table:formula="of:=[PCA.A13]*[dados.J14]" office:value-type="float" office:value="-347.821745849863" calcext:value-type="float">
            <text:p>-347,822</text:p>
          </table:table-cell>
          <table:table-cell table:formula="of:=[PCA.A13]*[dados.I14]" office:value-type="float" office:value="-95.409066321107" calcext:value-type="float">
            <text:p>-95,409</text:p>
          </table:table-cell>
          <table:table-cell table:formula="of:=[PCA.B13]*[dados.J14]" office:value-type="float" office:value="-97.3103432803879" calcext:value-type="float">
            <text:p>-97,310</text:p>
          </table:table-cell>
          <table:table-cell table:formula="of:=[PCA.B13]*[dados.I14]" office:value-type="float" office:value="-26.6926640054753" calcext:value-type="float">
            <text:p>-26,693</text:p>
          </table:table-cell>
          <table:table-cell table:formula="of:=[PCA.C13]*[dados.J14]" office:value-type="float" office:value="-72.5833293294706" calcext:value-type="float">
            <text:p>-72,583</text:p>
          </table:table-cell>
          <table:table-cell table:formula="of:=[PCA.C13]*[dados.I14]" office:value-type="float" office:value="-19.9099330747176" calcext:value-type="float">
            <text:p>-19,910</text:p>
          </table:table-cell>
          <table:table-cell table:number-columns-repeated="5"/>
        </table:table-row>
        <table:table-row table:style-name="ro1">
          <table:table-cell table:formula="of:=[PCA.A14]*[dados.J15]" office:value-type="float" office:value="-386.874699741936" calcext:value-type="float">
            <text:p>-386,875</text:p>
          </table:table-cell>
          <table:table-cell table:formula="of:=[PCA.A14]*[dados.I15]" office:value-type="float" office:value="-122.882039987503" calcext:value-type="float">
            <text:p>-122,882</text:p>
          </table:table-cell>
          <table:table-cell table:formula="of:=[PCA.B14]*[dados.J15]" office:value-type="float" office:value="-96.225747469652" calcext:value-type="float">
            <text:p>-96,226</text:p>
          </table:table-cell>
          <table:table-cell table:formula="of:=[PCA.B14]*[dados.I15]" office:value-type="float" office:value="-30.5639426829425" calcext:value-type="float">
            <text:p>-30,564</text:p>
          </table:table-cell>
          <table:table-cell table:formula="of:=[PCA.C14]*[dados.J15]" office:value-type="float" office:value="-75.5602517313808" calcext:value-type="float">
            <text:p>-75,560</text:p>
          </table:table-cell>
          <table:table-cell table:formula="of:=[PCA.C14]*[dados.I15]" office:value-type="float" office:value="-24.0000131332311" calcext:value-type="float">
            <text:p>-24,000</text:p>
          </table:table-cell>
          <table:table-cell table:number-columns-repeated="5"/>
        </table:table-row>
        <table:table-row table:style-name="ro1">
          <table:table-cell table:formula="of:=[PCA.A15]*[dados.J16]" office:value-type="float" office:value="-375.843130878721" calcext:value-type="float">
            <text:p>-375,843</text:p>
          </table:table-cell>
          <table:table-cell table:formula="of:=[PCA.A15]*[dados.I16]" office:value-type="float" office:value="-121.973523677245" calcext:value-type="float">
            <text:p>-121,974</text:p>
          </table:table-cell>
          <table:table-cell table:formula="of:=[PCA.B15]*[dados.J16]" office:value-type="float" office:value="-88.7683059390314" calcext:value-type="float">
            <text:p>-88,768</text:p>
          </table:table-cell>
          <table:table-cell table:formula="of:=[PCA.B15]*[dados.I16]" office:value-type="float" office:value="-28.808250508474" calcext:value-type="float">
            <text:p>-28,808</text:p>
          </table:table-cell>
          <table:table-cell table:formula="of:=[PCA.C15]*[dados.J16]" office:value-type="float" office:value="-68.8046019720941" calcext:value-type="float">
            <text:p>-68,805</text:p>
          </table:table-cell>
          <table:table-cell table:formula="of:=[PCA.C15]*[dados.I16]" office:value-type="float" office:value="-22.3293684472172" calcext:value-type="float">
            <text:p>-22,329</text:p>
          </table:table-cell>
          <table:table-cell table:number-columns-repeated="5"/>
        </table:table-row>
        <table:table-row table:style-name="ro1">
          <table:table-cell table:formula="of:=[PCA.A16]*[dados.J17]" office:value-type="float" office:value="-339.350356424416" calcext:value-type="float">
            <text:p>-339,350</text:p>
          </table:table-cell>
          <table:table-cell table:formula="of:=[PCA.A16]*[dados.I17]" office:value-type="float" office:value="-93.3795398353254" calcext:value-type="float">
            <text:p>-93,380</text:p>
          </table:table-cell>
          <table:table-cell table:formula="of:=[PCA.B16]*[dados.J17]" office:value-type="float" office:value="-93.3495825285629" calcext:value-type="float">
            <text:p>-93,350</text:p>
          </table:table-cell>
          <table:table-cell table:formula="of:=[PCA.B16]*[dados.I17]" office:value-type="float" office:value="-25.6871427871285" calcext:value-type="float">
            <text:p>-25,687</text:p>
          </table:table-cell>
          <table:table-cell table:formula="of:=[PCA.C16]*[dados.J17]" office:value-type="float" office:value="-69.0944684653667" calcext:value-type="float">
            <text:p>-69,094</text:p>
          </table:table-cell>
          <table:table-cell table:formula="of:=[PCA.C16]*[dados.I17]" office:value-type="float" office:value="-19.0128271513969" calcext:value-type="float">
            <text:p>-19,013</text:p>
          </table:table-cell>
          <table:table-cell table:number-columns-repeated="5"/>
        </table:table-row>
        <table:table-row table:style-name="ro1">
          <table:table-cell table:formula="of:=[PCA.A17]*[dados.J18]" office:value-type="float" office:value="-412.284841484645" calcext:value-type="float">
            <text:p>-412,285</text:p>
          </table:table-cell>
          <table:table-cell table:formula="of:=[PCA.A17]*[dados.I18]" office:value-type="float" office:value="-117.60240711797" calcext:value-type="float">
            <text:p>-117,602</text:p>
          </table:table-cell>
          <table:table-cell table:formula="of:=[PCA.B17]*[dados.J18]" office:value-type="float" office:value="-100.050423535316" calcext:value-type="float">
            <text:p>-100,050</text:p>
          </table:table-cell>
          <table:table-cell table:formula="of:=[PCA.B17]*[dados.I18]" office:value-type="float" office:value="-28.5389358448285" calcext:value-type="float">
            <text:p>-28,539</text:p>
          </table:table-cell>
          <table:table-cell table:formula="of:=[PCA.C17]*[dados.J18]" office:value-type="float" office:value="-70.2172063356947" calcext:value-type="float">
            <text:p>-70,217</text:p>
          </table:table-cell>
          <table:table-cell table:formula="of:=[PCA.C17]*[dados.I18]" office:value-type="float" office:value="-20.0291440656433" calcext:value-type="float">
            <text:p>-20,029</text:p>
          </table:table-cell>
          <table:table-cell table:number-columns-repeated="5"/>
        </table:table-row>
        <table:table-row table:style-name="ro1">
          <table:table-cell table:formula="of:=[PCA.A18]*[dados.J19]" office:value-type="float" office:value="-422.600567390434" calcext:value-type="float">
            <text:p>-422,601</text:p>
          </table:table-cell>
          <table:table-cell table:formula="of:=[PCA.A18]*[dados.I19]" office:value-type="float" office:value="-179.717917968437" calcext:value-type="float">
            <text:p>-179,718</text:p>
          </table:table-cell>
          <table:table-cell table:formula="of:=[PCA.B18]*[dados.J19]" office:value-type="float" office:value="-82.267075188025" calcext:value-type="float">
            <text:p>-82,267</text:p>
          </table:table-cell>
          <table:table-cell table:formula="of:=[PCA.B18]*[dados.I19]" office:value-type="float" office:value="-34.9854415990057" calcext:value-type="float">
            <text:p>-34,985</text:p>
          </table:table-cell>
          <table:table-cell table:formula="of:=[PCA.C18]*[dados.J19]" office:value-type="float" office:value="-74.891766606089" calcext:value-type="float">
            <text:p>-74,892</text:p>
          </table:table-cell>
          <table:table-cell table:formula="of:=[PCA.C18]*[dados.I19]" office:value-type="float" office:value="-31.8489689934313" calcext:value-type="float">
            <text:p>-31,849</text:p>
          </table:table-cell>
          <table:table-cell table:number-columns-repeated="5"/>
        </table:table-row>
        <table:table-row table:style-name="ro1">
          <table:table-cell table:formula="of:=[PCA.A19]*[dados.J20]" office:value-type="float" office:value="-413.899808520983" calcext:value-type="float">
            <text:p>-413,900</text:p>
          </table:table-cell>
          <table:table-cell table:formula="of:=[PCA.A19]*[dados.I20]" office:value-type="float" office:value="-120.624152929312" calcext:value-type="float">
            <text:p>-120,624</text:p>
          </table:table-cell>
          <table:table-cell table:formula="of:=[PCA.B19]*[dados.J20]" office:value-type="float" office:value="-96.5706765134969" calcext:value-type="float">
            <text:p>-96,571</text:p>
          </table:table-cell>
          <table:table-cell table:formula="of:=[PCA.B19]*[dados.I20]" office:value-type="float" office:value="-28.1439029746753" calcext:value-type="float">
            <text:p>-28,144</text:p>
          </table:table-cell>
          <table:table-cell table:formula="of:=[PCA.C19]*[dados.J20]" office:value-type="float" office:value="-67.1261412294944" calcext:value-type="float">
            <text:p>-67,126</text:p>
          </table:table-cell>
          <table:table-cell table:formula="of:=[PCA.C19]*[dados.I20]" office:value-type="float" office:value="-19.5627873183968" calcext:value-type="float">
            <text:p>-19,563</text:p>
          </table:table-cell>
          <table:table-cell table:number-columns-repeated="5"/>
        </table:table-row>
        <table:table-row table:style-name="ro1">
          <table:table-cell table:formula="of:=[PCA.A20]*[dados.J21]" office:value-type="float" office:value="-462.552970547601" calcext:value-type="float">
            <text:p>-462,553</text:p>
          </table:table-cell>
          <table:table-cell table:formula="of:=[PCA.A20]*[dados.I21]" office:value-type="float" office:value="-154.703663085462" calcext:value-type="float">
            <text:p>-154,704</text:p>
          </table:table-cell>
          <table:table-cell table:formula="of:=[PCA.B20]*[dados.J21]" office:value-type="float" office:value="-92.1210404287934" calcext:value-type="float">
            <text:p>-92,121</text:p>
          </table:table-cell>
          <table:table-cell table:formula="of:=[PCA.B20]*[dados.I21]" office:value-type="float" office:value="-30.8104440118641" calcext:value-type="float">
            <text:p>-30,810</text:p>
          </table:table-cell>
          <table:table-cell table:formula="of:=[PCA.C20]*[dados.J21]" office:value-type="float" office:value="-64.881473784008" calcext:value-type="float">
            <text:p>-64,881</text:p>
          </table:table-cell>
          <table:table-cell table:formula="of:=[PCA.C20]*[dados.I21]" office:value-type="float" office:value="-21.7000047559666" calcext:value-type="float">
            <text:p>-21,700</text:p>
          </table:table-cell>
          <table:table-cell table:number-columns-repeated="5"/>
        </table:table-row>
        <table:table-row table:style-name="ro1">
          <table:table-cell table:formula="of:=[PCA.A21]*[dados.J22]" office:value-type="float" office:value="-245.835547493209" calcext:value-type="float">
            <text:p>-245,836</text:p>
          </table:table-cell>
          <table:table-cell table:formula="of:=[PCA.A21]*[dados.I22]" office:value-type="float" office:value="-56.8161499465104" calcext:value-type="float">
            <text:p>-56,816</text:p>
          </table:table-cell>
          <table:table-cell table:formula="of:=[PCA.B21]*[dados.J22]" office:value-type="float" office:value="-81.6267940075307" calcext:value-type="float">
            <text:p>-81,627</text:p>
          </table:table-cell>
          <table:table-cell table:formula="of:=[PCA.B21]*[dados.I22]" office:value-type="float" office:value="-18.8651324646729" calcext:value-type="float">
            <text:p>-18,865</text:p>
          </table:table-cell>
          <table:table-cell table:formula="of:=[PCA.C21]*[dados.J22]" office:value-type="float" office:value="-59.4166008533873" calcext:value-type="float">
            <text:p>-59,417</text:p>
          </table:table-cell>
          <table:table-cell table:formula="of:=[PCA.C21]*[dados.I22]" office:value-type="float" office:value="-13.7320356548162" calcext:value-type="float">
            <text:p>-13,732</text:p>
          </table:table-cell>
          <table:table-cell table:number-columns-repeated="5"/>
        </table:table-row>
        <table:table-row table:style-name="ro1">
          <table:table-cell table:formula="of:=[PCA.A22]*[dados.J23]" office:value-type="float" office:value="-348.634123712616" calcext:value-type="float">
            <text:p>-348,634</text:p>
          </table:table-cell>
          <table:table-cell table:formula="of:=[PCA.A22]*[dados.I23]" office:value-type="float" office:value="-106.455246660661" calcext:value-type="float">
            <text:p>-106,455</text:p>
          </table:table-cell>
          <table:table-cell table:formula="of:=[PCA.B22]*[dados.J23]" office:value-type="float" office:value="-90.8456128253958" calcext:value-type="float">
            <text:p>-90,846</text:p>
          </table:table-cell>
          <table:table-cell table:formula="of:=[PCA.B22]*[dados.I23]" office:value-type="float" office:value="-27.7396601869597" calcext:value-type="float">
            <text:p>-27,740</text:p>
          </table:table-cell>
          <table:table-cell table:formula="of:=[PCA.C22]*[dados.J23]" office:value-type="float" office:value="-70.8857582956892" calcext:value-type="float">
            <text:p>-70,886</text:p>
          </table:table-cell>
          <table:table-cell table:formula="of:=[PCA.C22]*[dados.I23]" office:value-type="float" office:value="-21.644929084211" calcext:value-type="float">
            <text:p>-21,645</text:p>
          </table:table-cell>
          <table:table-cell table:number-columns-repeated="5"/>
        </table:table-row>
        <table:table-row table:style-name="ro1">
          <table:table-cell table:formula="of:=[PCA.A23]*[dados.J24]" office:value-type="float" office:value="-469.644691171376" calcext:value-type="float">
            <text:p>-469,645</text:p>
          </table:table-cell>
          <table:table-cell table:formula="of:=[PCA.A23]*[dados.I24]" office:value-type="float" office:value="-168.526617678349" calcext:value-type="float">
            <text:p>-168,527</text:p>
          </table:table-cell>
          <table:table-cell table:formula="of:=[PCA.B23]*[dados.J24]" office:value-type="float" office:value="-96.6035273142385" calcext:value-type="float">
            <text:p>-96,604</text:p>
          </table:table-cell>
          <table:table-cell table:formula="of:=[PCA.B23]*[dados.I24]" office:value-type="float" office:value="-34.6650691897758" calcext:value-type="float">
            <text:p>-34,665</text:p>
          </table:table-cell>
          <table:table-cell table:formula="of:=[PCA.C23]*[dados.J24]" office:value-type="float" office:value="-75.3785909383378" calcext:value-type="float">
            <text:p>-75,379</text:p>
          </table:table-cell>
          <table:table-cell table:formula="of:=[PCA.C23]*[dados.I24]" office:value-type="float" office:value="-27.0487439015092" calcext:value-type="float">
            <text:p>-27,049</text:p>
          </table:table-cell>
          <table:table-cell table:number-columns-repeated="5"/>
        </table:table-row>
        <table:table-row table:style-name="ro1">
          <table:table-cell table:formula="of:=[PCA.A24]*[dados.J25]" office:value-type="float" office:value="-251.434998154697" calcext:value-type="float">
            <text:p>-251,435</text:p>
          </table:table-cell>
          <table:table-cell table:formula="of:=[PCA.A24]*[dados.I25]" office:value-type="float" office:value="-61.8117835658559" calcext:value-type="float">
            <text:p>-61,812</text:p>
          </table:table-cell>
          <table:table-cell table:formula="of:=[PCA.B24]*[dados.J25]" office:value-type="float" office:value="-82.1753108463543" calcext:value-type="float">
            <text:p>-82,175</text:p>
          </table:table-cell>
          <table:table-cell table:formula="of:=[PCA.B24]*[dados.I25]" office:value-type="float" office:value="-20.2016527761447" calcext:value-type="float">
            <text:p>-20,202</text:p>
          </table:table-cell>
          <table:table-cell table:formula="of:=[PCA.C24]*[dados.J25]" office:value-type="float" office:value="-61.7551097086054" calcext:value-type="float">
            <text:p>-61,755</text:p>
          </table:table-cell>
          <table:table-cell table:formula="of:=[PCA.C24]*[dados.I25]" office:value-type="float" office:value="-15.1816314491169" calcext:value-type="float">
            <text:p>-15,182</text:p>
          </table:table-cell>
          <table:table-cell table:number-columns-repeated="5"/>
        </table:table-row>
        <table:table-row table:style-name="ro1">
          <table:table-cell table:formula="of:=[PCA.A25]*[dados.J26]" office:value-type="float" office:value="-350.610309684148" calcext:value-type="float">
            <text:p>-350,610</text:p>
          </table:table-cell>
          <table:table-cell table:formula="of:=[PCA.A25]*[dados.I26]" office:value-type="float" office:value="-117.824722576668" calcext:value-type="float">
            <text:p>-117,825</text:p>
          </table:table-cell>
          <table:table-cell table:formula="of:=[PCA.B25]*[dados.J26]" office:value-type="float" office:value="-91.6662964097151" calcext:value-type="float">
            <text:p>-91,666</text:p>
          </table:table-cell>
          <table:table-cell table:formula="of:=[PCA.B25]*[dados.I26]" office:value-type="float" office:value="-30.8050152713283" calcext:value-type="float">
            <text:p>-30,805</text:p>
          </table:table-cell>
          <table:table-cell table:formula="of:=[PCA.C25]*[dados.J26]" office:value-type="float" office:value="-77.8661600280335" calcext:value-type="float">
            <text:p>-77,866</text:p>
          </table:table-cell>
          <table:table-cell table:formula="of:=[PCA.C25]*[dados.I26]" office:value-type="float" office:value="-26.1673956812009" calcext:value-type="float">
            <text:p>-26,167</text:p>
          </table:table-cell>
          <table:table-cell table:number-columns-repeated="5"/>
        </table:table-row>
        <table:table-row table:style-name="ro1">
          <table:table-cell table:formula="of:=[PCA.A26]*[dados.J27]" office:value-type="float" office:value="-346.478699216646" calcext:value-type="float">
            <text:p>-346,479</text:p>
          </table:table-cell>
          <table:table-cell table:formula="of:=[PCA.A26]*[dados.I27]" office:value-type="float" office:value="-115.761003658879" calcext:value-type="float">
            <text:p>-115,761</text:p>
          </table:table-cell>
          <table:table-cell table:formula="of:=[PCA.B26]*[dados.J27]" office:value-type="float" office:value="-91.4606315259558" calcext:value-type="float">
            <text:p>-91,461</text:p>
          </table:table-cell>
          <table:table-cell table:formula="of:=[PCA.B26]*[dados.I27]" office:value-type="float" office:value="-30.5576490695013" calcext:value-type="float">
            <text:p>-30,558</text:p>
          </table:table-cell>
          <table:table-cell table:formula="of:=[PCA.C26]*[dados.J27]" office:value-type="float" office:value="-77.6914574887341" calcext:value-type="float">
            <text:p>-77,691</text:p>
          </table:table-cell>
          <table:table-cell table:formula="of:=[PCA.C26]*[dados.I27]" office:value-type="float" office:value="-25.9572698551187" calcext:value-type="float">
            <text:p>-25,957</text:p>
          </table:table-cell>
          <table:table-cell table:number-columns-repeated="5"/>
        </table:table-row>
        <table:table-row table:style-name="ro1">
          <table:table-cell table:formula="of:=[PCA.A27]*[dados.J28]" office:value-type="float" office:value="-390.298402096906" calcext:value-type="float">
            <text:p>-390,298</text:p>
          </table:table-cell>
          <table:table-cell table:formula="of:=[PCA.A27]*[dados.I28]" office:value-type="float" office:value="-130.532703439687" calcext:value-type="float">
            <text:p>-130,533</text:p>
          </table:table-cell>
          <table:table-cell table:formula="of:=[PCA.B27]*[dados.J28]" office:value-type="float" office:value="-82.5831503605349" calcext:value-type="float">
            <text:p>-82,583</text:p>
          </table:table-cell>
          <table:table-cell table:formula="of:=[PCA.B27]*[dados.I28]" office:value-type="float" office:value="-27.619385109474" calcext:value-type="float">
            <text:p>-27,619</text:p>
          </table:table-cell>
          <table:table-cell table:formula="of:=[PCA.C27]*[dados.J28]" office:value-type="float" office:value="-61.0450556658864" calcext:value-type="float">
            <text:p>-61,045</text:p>
          </table:table-cell>
          <table:table-cell table:formula="of:=[PCA.C27]*[dados.I28]" office:value-type="float" office:value="-20.4161126586316" calcext:value-type="float">
            <text:p>-20,416</text:p>
          </table:table-cell>
          <table:table-cell table:number-columns-repeated="5"/>
        </table:table-row>
        <table:table-row table:style-name="ro1">
          <table:table-cell table:formula="of:=[PCA.A28]*[dados.J29]" office:value-type="float" office:value="-290.792559223274" calcext:value-type="float">
            <text:p>-290,793</text:p>
          </table:table-cell>
          <table:table-cell table:formula="of:=[PCA.A28]*[dados.I29]" office:value-type="float" office:value="-94.2375490188043" calcext:value-type="float">
            <text:p>-94,238</text:p>
          </table:table-cell>
          <table:table-cell table:formula="of:=[PCA.B28]*[dados.J29]" office:value-type="float" office:value="-78.6728890419008" calcext:value-type="float">
            <text:p>-78,673</text:p>
          </table:table-cell>
          <table:table-cell table:formula="of:=[PCA.B28]*[dados.I29]" office:value-type="float" office:value="-25.4956325476146" calcext:value-type="float">
            <text:p>-25,496</text:p>
          </table:table-cell>
          <table:table-cell table:formula="of:=[PCA.C28]*[dados.J29]" office:value-type="float" office:value="-65.9488279782819" calcext:value-type="float">
            <text:p>-65,949</text:p>
          </table:table-cell>
          <table:table-cell table:formula="of:=[PCA.C28]*[dados.I29]" office:value-type="float" office:value="-21.3721283857342" calcext:value-type="float">
            <text:p>-21,372</text:p>
          </table:table-cell>
          <table:table-cell table:number-columns-repeated="5"/>
        </table:table-row>
        <table:table-row table:style-name="ro1">
          <table:table-cell table:formula="of:=[PCA.A29]*[dados.J30]" office:value-type="float" office:value="-386.957443766493" calcext:value-type="float">
            <text:p>-386,957</text:p>
          </table:table-cell>
          <table:table-cell table:formula="of:=[PCA.A29]*[dados.I30]" office:value-type="float" office:value="-134.000680227665" calcext:value-type="float">
            <text:p>-134,001</text:p>
          </table:table-cell>
          <table:table-cell table:formula="of:=[PCA.B29]*[dados.J30]" office:value-type="float" office:value="-96.9638766588642" calcext:value-type="float">
            <text:p>-96,964</text:p>
          </table:table-cell>
          <table:table-cell table:formula="of:=[PCA.B29]*[dados.I30]" office:value-type="float" office:value="-33.5779182933613" calcext:value-type="float">
            <text:p>-33,578</text:p>
          </table:table-cell>
          <table:table-cell table:formula="of:=[PCA.C29]*[dados.J30]" office:value-type="float" office:value="-82.6951642175711" calcext:value-type="float">
            <text:p>-82,695</text:p>
          </table:table-cell>
          <table:table-cell table:formula="of:=[PCA.C29]*[dados.I30]" office:value-type="float" office:value="-28.6367620915438" calcext:value-type="float">
            <text:p>-28,637</text:p>
          </table:table-cell>
          <table:table-cell table:number-columns-repeated="5"/>
        </table:table-row>
        <table:table-row table:style-name="ro1">
          <table:table-cell table:formula="of:=[PCA.A30]*[dados.J31]" office:value-type="float" office:value="-330.569945363729" calcext:value-type="float">
            <text:p>-330,570</text:p>
          </table:table-cell>
          <table:table-cell table:formula="of:=[PCA.A30]*[dados.I31]" office:value-type="float" office:value="-123.38191961882" calcext:value-type="float">
            <text:p>-123,382</text:p>
          </table:table-cell>
          <table:table-cell table:formula="of:=[PCA.B30]*[dados.J31]" office:value-type="float" office:value="-77.8655001094216" calcext:value-type="float">
            <text:p>-77,866</text:p>
          </table:table-cell>
          <table:table-cell table:formula="of:=[PCA.B30]*[dados.I31]" office:value-type="float" office:value="-29.0625176617584" calcext:value-type="float">
            <text:p>-29,063</text:p>
          </table:table-cell>
          <table:table-cell table:formula="of:=[PCA.C30]*[dados.J31]" office:value-type="float" office:value="-68.9072597158805" calcext:value-type="float">
            <text:p>-68,907</text:p>
          </table:table-cell>
          <table:table-cell table:formula="of:=[PCA.C30]*[dados.I31]" office:value-type="float" office:value="-25.7189442012437" calcext:value-type="float">
            <text:p>-25,719</text:p>
          </table:table-cell>
          <table:table-cell table:number-columns-repeated="5"/>
        </table:table-row>
        <table:table-row table:style-name="ro1">
          <table:table-cell table:formula="of:=[PCA.A31]*[dados.J32]" office:value-type="float" office:value="-421.955310576222" calcext:value-type="float">
            <text:p>-421,955</text:p>
          </table:table-cell>
          <table:table-cell table:formula="of:=[PCA.A31]*[dados.I32]" office:value-type="float" office:value="-118.181011996556" calcext:value-type="float">
            <text:p>-118,181</text:p>
          </table:table-cell>
          <table:table-cell table:formula="of:=[PCA.B31]*[dados.J32]" office:value-type="float" office:value="-100.275668761685" calcext:value-type="float">
            <text:p>-100,276</text:p>
          </table:table-cell>
          <table:table-cell table:formula="of:=[PCA.B31]*[dados.I32]" office:value-type="float" office:value="-28.0851543181292" calcext:value-type="float">
            <text:p>-28,085</text:p>
          </table:table-cell>
          <table:table-cell table:formula="of:=[PCA.C31]*[dados.J32]" office:value-type="float" office:value="-68.1653554370063" calcext:value-type="float">
            <text:p>-68,165</text:p>
          </table:table-cell>
          <table:table-cell table:formula="of:=[PCA.C31]*[dados.I32]" office:value-type="float" office:value="-19.0917153706379" calcext:value-type="float">
            <text:p>-19,092</text:p>
          </table:table-cell>
          <table:table-cell table:number-columns-repeated="5"/>
        </table:table-row>
        <table:table-row table:style-name="ro1">
          <table:table-cell table:formula="of:=[PCA.A32]*[dados.J33]" office:value-type="float" office:value="-414.666204672913" calcext:value-type="float">
            <text:p>-414,666</text:p>
          </table:table-cell>
          <table:table-cell table:formula="of:=[PCA.A32]*[dados.I33]" office:value-type="float" office:value="-139.322662807515" calcext:value-type="float">
            <text:p>-139,323</text:p>
          </table:table-cell>
          <table:table-cell table:formula="of:=[PCA.B32]*[dados.J33]" office:value-type="float" office:value="-94.056743122054" calcext:value-type="float">
            <text:p>-94,057</text:p>
          </table:table-cell>
          <table:table-cell table:formula="of:=[PCA.B32]*[dados.I33]" office:value-type="float" office:value="-31.6018902893317" calcext:value-type="float">
            <text:p>-31,602</text:p>
          </table:table-cell>
          <table:table-cell table:formula="of:=[PCA.C32]*[dados.J33]" office:value-type="float" office:value="-73.3913653248626" calcext:value-type="float">
            <text:p>-73,391</text:p>
          </table:table-cell>
          <table:table-cell table:formula="of:=[PCA.C32]*[dados.I33]" office:value-type="float" office:value="-24.6585815986727" calcext:value-type="float">
            <text:p>-24,659</text:p>
          </table:table-cell>
          <table:table-cell table:number-columns-repeated="5"/>
        </table:table-row>
        <table:table-row table:style-name="ro1">
          <table:table-cell table:formula="of:=[PCA.A33]*[dados.J34]" office:value-type="float" office:value="-412.055456550508" calcext:value-type="float">
            <text:p>-412,055</text:p>
          </table:table-cell>
          <table:table-cell table:formula="of:=[PCA.A33]*[dados.I34]" office:value-type="float" office:value="-115.762387357605" calcext:value-type="float">
            <text:p>-115,762</text:p>
          </table:table-cell>
          <table:table-cell table:formula="of:=[PCA.B33]*[dados.J34]" office:value-type="float" office:value="-96.2401136869535" calcext:value-type="float">
            <text:p>-96,240</text:p>
          </table:table-cell>
          <table:table-cell table:formula="of:=[PCA.B33]*[dados.I34]" office:value-type="float" office:value="-27.0375871569205" calcext:value-type="float">
            <text:p>-27,038</text:p>
          </table:table-cell>
          <table:table-cell table:formula="of:=[PCA.C33]*[dados.J34]" office:value-type="float" office:value="-64.7275761799916" calcext:value-type="float">
            <text:p>-64,728</text:p>
          </table:table-cell>
          <table:table-cell table:formula="of:=[PCA.C33]*[dados.I34]" office:value-type="float" office:value="-18.1844910129193" calcext:value-type="float">
            <text:p>-18,184</text:p>
          </table:table-cell>
          <table:table-cell table:number-columns-repeated="5"/>
        </table:table-row>
        <table:table-row table:style-name="ro1">
          <table:table-cell table:formula="of:=[PCA.A34]*[dados.J35]" office:value-type="float" office:value="-489.451955945497" calcext:value-type="float">
            <text:p>-489,452</text:p>
          </table:table-cell>
          <table:table-cell table:formula="of:=[PCA.A34]*[dados.I35]" office:value-type="float" office:value="-151.095695418793" calcext:value-type="float">
            <text:p>-151,096</text:p>
          </table:table-cell>
          <table:table-cell table:formula="of:=[PCA.B34]*[dados.J35]" office:value-type="float" office:value="-103.486113678757" calcext:value-type="float">
            <text:p>-103,486</text:p>
          </table:table-cell>
          <table:table-cell table:formula="of:=[PCA.B34]*[dados.I35]" office:value-type="float" office:value="-31.9465600709976" calcext:value-type="float">
            <text:p>-31,947</text:p>
          </table:table-cell>
          <table:table-cell table:formula="of:=[PCA.C34]*[dados.J35]" office:value-type="float" office:value="-70.347750444546" calcext:value-type="float">
            <text:p>-70,348</text:p>
          </table:table-cell>
          <table:table-cell table:formula="of:=[PCA.C34]*[dados.I35]" office:value-type="float" office:value="-21.7166202840754" calcext:value-type="float">
            <text:p>-21,717</text:p>
          </table:table-cell>
          <table:table-cell table:number-columns-repeated="5"/>
        </table:table-row>
        <table:table-row table:style-name="ro1">
          <table:table-cell table:formula="of:=[PCA.A35]*[dados.J36]" office:value-type="float" office:value="-459.616430995952" calcext:value-type="float">
            <text:p>-459,616</text:p>
          </table:table-cell>
          <table:table-cell table:formula="of:=[PCA.A35]*[dados.I36]" office:value-type="float" office:value="-186.516876739612" calcext:value-type="float">
            <text:p>-186,517</text:p>
          </table:table-cell>
          <table:table-cell table:formula="of:=[PCA.B35]*[dados.J36]" office:value-type="float" office:value="-90.1286101355784" calcext:value-type="float">
            <text:p>-90,129</text:p>
          </table:table-cell>
          <table:table-cell table:formula="of:=[PCA.B35]*[dados.I36]" office:value-type="float" office:value="-36.5750781166443" calcext:value-type="float">
            <text:p>-36,575</text:p>
          </table:table-cell>
          <table:table-cell table:formula="of:=[PCA.C35]*[dados.J36]" office:value-type="float" office:value="-78.0824176509923" calcext:value-type="float">
            <text:p>-78,082</text:p>
          </table:table-cell>
          <table:table-cell table:formula="of:=[PCA.C35]*[dados.I36]" office:value-type="float" office:value="-31.6866145037127" calcext:value-type="float">
            <text:p>-31,687</text:p>
          </table:table-cell>
          <table:table-cell table:number-columns-repeated="5"/>
        </table:table-row>
        <table:table-row table:style-name="ro1">
          <table:table-cell table:formula="of:=[PCA.A36]*[dados.J37]" office:value-type="float" office:value="-243.989793467984" calcext:value-type="float">
            <text:p>-243,990</text:p>
          </table:table-cell>
          <table:table-cell table:formula="of:=[PCA.A36]*[dados.I37]" office:value-type="float" office:value="-45.1124422146972" calcext:value-type="float">
            <text:p>-45,112</text:p>
          </table:table-cell>
          <table:table-cell table:formula="of:=[PCA.B36]*[dados.J37]" office:value-type="float" office:value="-90.8985203076048" calcext:value-type="float">
            <text:p>-90,899</text:p>
          </table:table-cell>
          <table:table-cell table:formula="of:=[PCA.B36]*[dados.I37]" office:value-type="float" office:value="-16.806663043126" calcext:value-type="float">
            <text:p>-16,807</text:p>
          </table:table-cell>
          <table:table-cell table:formula="of:=[PCA.C36]*[dados.J37]" office:value-type="float" office:value="-61.790961077423" calcext:value-type="float">
            <text:p>-61,791</text:p>
          </table:table-cell>
          <table:table-cell table:formula="of:=[PCA.C36]*[dados.I37]" office:value-type="float" office:value="-11.4248269215476" calcext:value-type="float">
            <text:p>-11,425</text:p>
          </table:table-cell>
          <table:table-cell table:number-columns-repeated="5"/>
        </table:table-row>
        <table:table-row table:style-name="ro1">
          <table:table-cell table:formula="of:=[PCA.A37]*[dados.J38]" office:value-type="float" office:value="-373.422504393703" calcext:value-type="float">
            <text:p>-373,423</text:p>
          </table:table-cell>
          <table:table-cell table:formula="of:=[PCA.A37]*[dados.I38]" office:value-type="float" office:value="-145.297835561903" calcext:value-type="float">
            <text:p>-145,298</text:p>
          </table:table-cell>
          <table:table-cell table:formula="of:=[PCA.B37]*[dados.J38]" office:value-type="float" office:value="-86.6531415640414" calcext:value-type="float">
            <text:p>-86,653</text:p>
          </table:table-cell>
          <table:table-cell table:formula="of:=[PCA.B37]*[dados.I38]" office:value-type="float" office:value="-33.7165376102243" calcext:value-type="float">
            <text:p>-33,717</text:p>
          </table:table-cell>
          <table:table-cell table:formula="of:=[PCA.C37]*[dados.J38]" office:value-type="float" office:value="-79.2601363744084" calcext:value-type="float">
            <text:p>-79,260</text:p>
          </table:table-cell>
          <table:table-cell table:formula="of:=[PCA.C37]*[dados.I38]" office:value-type="float" office:value="-30.8399363349592" calcext:value-type="float">
            <text:p>-30,840</text:p>
          </table:table-cell>
          <table:table-cell table:number-columns-repeated="5"/>
        </table:table-row>
        <table:table-row table:style-name="ro1">
          <table:table-cell table:formula="of:=[PCA.A38]*[dados.J39]" office:value-type="float" office:value="-269.97012055784" calcext:value-type="float">
            <text:p>-269,970</text:p>
          </table:table-cell>
          <table:table-cell table:formula="of:=[PCA.A38]*[dados.I39]" office:value-type="float" office:value="-85.5267597522435" calcext:value-type="float">
            <text:p>-85,527</text:p>
          </table:table-cell>
          <table:table-cell table:formula="of:=[PCA.B38]*[dados.J39]" office:value-type="float" office:value="-81.073759357787" calcext:value-type="float">
            <text:p>-81,074</text:p>
          </table:table-cell>
          <table:table-cell table:formula="of:=[PCA.B38]*[dados.I39]" office:value-type="float" office:value="-25.6842347015179" calcext:value-type="float">
            <text:p>-25,684</text:p>
          </table:table-cell>
          <table:table-cell table:formula="of:=[PCA.C38]*[dados.J39]" office:value-type="float" office:value="-70.2377982883353" calcext:value-type="float">
            <text:p>-70,238</text:p>
          </table:table-cell>
          <table:table-cell table:formula="of:=[PCA.C38]*[dados.I39]" office:value-type="float" office:value="-22.2513931812909" calcext:value-type="float">
            <text:p>-22,251</text:p>
          </table:table-cell>
          <table:table-cell table:number-columns-repeated="5"/>
        </table:table-row>
        <table:table-row table:style-name="ro1">
          <table:table-cell table:formula="of:=[PCA.A39]*[dados.J40]" office:value-type="float" office:value="-307.402213823744" calcext:value-type="float">
            <text:p>-307,402</text:p>
          </table:table-cell>
          <table:table-cell table:formula="of:=[PCA.A39]*[dados.I40]" office:value-type="float" office:value="-82.7135877433883" calcext:value-type="float">
            <text:p>-82,714</text:p>
          </table:table-cell>
          <table:table-cell table:formula="of:=[PCA.B39]*[dados.J40]" office:value-type="float" office:value="-99.2891061335312" calcext:value-type="float">
            <text:p>-99,289</text:p>
          </table:table-cell>
          <table:table-cell table:formula="of:=[PCA.B39]*[dados.I40]" office:value-type="float" office:value="-26.7160021067619" calcext:value-type="float">
            <text:p>-26,716</text:p>
          </table:table-cell>
          <table:table-cell table:formula="of:=[PCA.C39]*[dados.J40]" office:value-type="float" office:value="-78.885328635902" calcext:value-type="float">
            <text:p>-78,885</text:p>
          </table:table-cell>
          <table:table-cell table:formula="of:=[PCA.C39]*[dados.I40]" office:value-type="float" office:value="-21.225899679216" calcext:value-type="float">
            <text:p>-21,226</text:p>
          </table:table-cell>
          <table:table-cell table:number-columns-repeated="5"/>
        </table:table-row>
        <table:table-row table:style-name="ro1">
          <table:table-cell table:formula="of:=[PCA.A40]*[dados.J41]" office:value-type="float" office:value="-494.014531262583" calcext:value-type="float">
            <text:p>-494,015</text:p>
          </table:table-cell>
          <table:table-cell table:formula="of:=[PCA.A40]*[dados.I41]" office:value-type="float" office:value="-171.182188494479" calcext:value-type="float">
            <text:p>-171,182</text:p>
          </table:table-cell>
          <table:table-cell table:formula="of:=[PCA.B40]*[dados.J41]" office:value-type="float" office:value="-104.670199147055" calcext:value-type="float">
            <text:p>-104,670</text:p>
          </table:table-cell>
          <table:table-cell table:formula="of:=[PCA.B40]*[dados.I41]" office:value-type="float" office:value="-36.2695277694618" calcext:value-type="float">
            <text:p>-36,270</text:p>
          </table:table-cell>
          <table:table-cell table:formula="of:=[PCA.C40]*[dados.J41]" office:value-type="float" office:value="-80.3797926011932" calcext:value-type="float">
            <text:p>-80,380</text:p>
          </table:table-cell>
          <table:table-cell table:formula="of:=[PCA.C40]*[dados.I41]" office:value-type="float" office:value="-27.8525993416396" calcext:value-type="float">
            <text:p>-27,853</text:p>
          </table:table-cell>
          <table:table-cell table:number-columns-repeated="5"/>
        </table:table-row>
        <table:table-row table:style-name="ro1">
          <table:table-cell table:formula="of:=[PCA.A41]*[dados.J42]" office:value-type="float" office:value="-371.445055569815" calcext:value-type="float">
            <text:p>-371,445</text:p>
          </table:table-cell>
          <table:table-cell table:formula="of:=[PCA.A41]*[dados.I42]" office:value-type="float" office:value="-133.239938426005" calcext:value-type="float">
            <text:p>-133,240</text:p>
          </table:table-cell>
          <table:table-cell table:formula="of:=[PCA.B41]*[dados.J42]" office:value-type="float" office:value="-85.8818532423022" calcext:value-type="float">
            <text:p>-85,882</text:p>
          </table:table-cell>
          <table:table-cell table:formula="of:=[PCA.B41]*[dados.I42]" office:value-type="float" office:value="-30.8064212090847" calcext:value-type="float">
            <text:p>-30,806</text:p>
          </table:table-cell>
          <table:table-cell table:formula="of:=[PCA.C41]*[dados.J42]" office:value-type="float" office:value="-72.3275692139703" calcext:value-type="float">
            <text:p>-72,328</text:p>
          </table:table-cell>
          <table:table-cell table:formula="of:=[PCA.C41]*[dados.I42]" office:value-type="float" office:value="-25.9444047620678" calcext:value-type="float">
            <text:p>-25,944</text:p>
          </table:table-cell>
          <table:table-cell table:number-columns-repeated="5"/>
        </table:table-row>
        <table:table-row table:style-name="ro1">
          <table:table-cell table:formula="of:=[PCA.A42]*[dados.J43]" office:value-type="float" office:value="-391.408354924595" calcext:value-type="float">
            <text:p>-391,408</text:p>
          </table:table-cell>
          <table:table-cell table:formula="of:=[PCA.A42]*[dados.I43]" office:value-type="float" office:value="-141.308479495029" calcext:value-type="float">
            <text:p>-141,308</text:p>
          </table:table-cell>
          <table:table-cell table:formula="of:=[PCA.B42]*[dados.J43]" office:value-type="float" office:value="-90.2046646162413" calcext:value-type="float">
            <text:p>-90,205</text:p>
          </table:table-cell>
          <table:table-cell table:formula="of:=[PCA.B42]*[dados.I43]" office:value-type="float" office:value="-32.5662031479521" calcext:value-type="float">
            <text:p>-32,566</text:p>
          </table:table-cell>
          <table:table-cell table:formula="of:=[PCA.C42]*[dados.J43]" office:value-type="float" office:value="-76.3040991898329" calcext:value-type="float">
            <text:p>-76,304</text:p>
          </table:table-cell>
          <table:table-cell table:formula="of:=[PCA.C42]*[dados.I43]" office:value-type="float" office:value="-27.5477416363031" calcext:value-type="float">
            <text:p>-27,548</text:p>
          </table:table-cell>
          <table:table-cell table:number-columns-repeated="5"/>
        </table:table-row>
        <table:table-row table:style-name="ro1">
          <table:table-cell table:formula="of:=[PCA.A43]*[dados.J44]" office:value-type="float" office:value="-307.445891376394" calcext:value-type="float">
            <text:p>-307,446</text:p>
          </table:table-cell>
          <table:table-cell table:formula="of:=[PCA.A43]*[dados.I44]" office:value-type="float" office:value="-95.9338064803791" calcext:value-type="float">
            <text:p>-95,934</text:p>
          </table:table-cell>
          <table:table-cell table:formula="of:=[PCA.B43]*[dados.J44]" office:value-type="float" office:value="-79.0576608548818" calcext:value-type="float">
            <text:p>-79,058</text:p>
          </table:table-cell>
          <table:table-cell table:formula="of:=[PCA.B43]*[dados.I44]" office:value-type="float" office:value="-24.6687386300391" calcext:value-type="float">
            <text:p>-24,669</text:p>
          </table:table-cell>
          <table:table-cell table:formula="of:=[PCA.C43]*[dados.J44]" office:value-type="float" office:value="-62.3552002457885" calcext:value-type="float">
            <text:p>-62,355</text:p>
          </table:table-cell>
          <table:table-cell table:formula="of:=[PCA.C43]*[dados.I44]" office:value-type="float" office:value="-19.4569902581696" calcext:value-type="float">
            <text:p>-19,457</text:p>
          </table:table-cell>
          <table:table-cell table:number-columns-repeated="5"/>
        </table:table-row>
        <table:table-row table:style-name="ro1">
          <table:table-cell table:formula="of:=[PCA.A44]*[dados.J45]" office:value-type="float" office:value="-377.861940893398" calcext:value-type="float">
            <text:p>-377,862</text:p>
          </table:table-cell>
          <table:table-cell table:formula="of:=[PCA.A44]*[dados.I45]" office:value-type="float" office:value="-116.342451593209" calcext:value-type="float">
            <text:p>-116,342</text:p>
          </table:table-cell>
          <table:table-cell table:formula="of:=[PCA.B44]*[dados.J45]" office:value-type="float" office:value="-99.3435788716326" calcext:value-type="float">
            <text:p>-99,344</text:p>
          </table:table-cell>
          <table:table-cell table:formula="of:=[PCA.B44]*[dados.I45]" office:value-type="float" office:value="-30.5875619244484" calcext:value-type="float">
            <text:p>-30,588</text:p>
          </table:table-cell>
          <table:table-cell table:formula="of:=[PCA.C44]*[dados.J45]" office:value-type="float" office:value="-78.4786905708798" calcext:value-type="float">
            <text:p>-78,479</text:p>
          </table:table-cell>
          <table:table-cell table:formula="of:=[PCA.C44]*[dados.I45]" office:value-type="float" office:value="-24.1633312877543" calcext:value-type="float">
            <text:p>-24,163</text:p>
          </table:table-cell>
          <table:table-cell table:number-columns-repeated="5"/>
        </table:table-row>
        <table:table-row table:style-name="ro1">
          <table:table-cell table:formula="of:=[PCA.A45]*[dados.J46]" office:value-type="float" office:value="-248.235869486031" calcext:value-type="float">
            <text:p>-248,236</text:p>
          </table:table-cell>
          <table:table-cell table:formula="of:=[PCA.A45]*[dados.I46]" office:value-type="float" office:value="-74.0927946180728" calcext:value-type="float">
            <text:p>-74,093</text:p>
          </table:table-cell>
          <table:table-cell table:formula="of:=[PCA.B45]*[dados.J46]" office:value-type="float" office:value="-83.2169038504112" calcext:value-type="float">
            <text:p>-83,217</text:p>
          </table:table-cell>
          <table:table-cell table:formula="of:=[PCA.B45]*[dados.I46]" office:value-type="float" office:value="-24.8383643286789" calcext:value-type="float">
            <text:p>-24,838</text:p>
          </table:table-cell>
          <table:table-cell table:formula="of:=[PCA.C45]*[dados.J46]" office:value-type="float" office:value="-72.3569751591363" calcext:value-type="float">
            <text:p>-72,357</text:p>
          </table:table-cell>
          <table:table-cell table:formula="of:=[PCA.C45]*[dados.I46]" office:value-type="float" office:value="-21.5969211490306" calcext:value-type="float">
            <text:p>-21,597</text:p>
          </table:table-cell>
          <table:table-cell table:number-columns-repeated="5"/>
        </table:table-row>
        <table:table-row table:style-name="ro1">
          <table:table-cell table:formula="of:=[PCA.A46]*[dados.J47]" office:value-type="float" office:value="-321.216282638674" calcext:value-type="float">
            <text:p>-321,216</text:p>
          </table:table-cell>
          <table:table-cell table:formula="of:=[PCA.A46]*[dados.I47]" office:value-type="float" office:value="-78.781417252095" calcext:value-type="float">
            <text:p>-78,781</text:p>
          </table:table-cell>
          <table:table-cell table:formula="of:=[PCA.B46]*[dados.J47]" office:value-type="float" office:value="-91.9137698740061" calcext:value-type="float">
            <text:p>-91,914</text:p>
          </table:table-cell>
          <table:table-cell table:formula="of:=[PCA.B46]*[dados.I47]" office:value-type="float" office:value="-22.5427459535182" calcext:value-type="float">
            <text:p>-22,543</text:p>
          </table:table-cell>
          <table:table-cell table:formula="of:=[PCA.C46]*[dados.J47]" office:value-type="float" office:value="-63.8891319834078" calcext:value-type="float">
            <text:p>-63,889</text:p>
          </table:table-cell>
          <table:table-cell table:formula="of:=[PCA.C46]*[dados.I47]" office:value-type="float" office:value="-15.6694309619441" calcext:value-type="float">
            <text:p>-15,669</text:p>
          </table:table-cell>
          <table:table-cell table:number-columns-repeated="5"/>
        </table:table-row>
        <table:table-row table:style-name="ro1">
          <table:table-cell table:formula="of:=[PCA.A47]*[dados.J48]" office:value-type="float" office:value="-300.757574354126" calcext:value-type="float">
            <text:p>-300,758</text:p>
          </table:table-cell>
          <table:table-cell table:formula="of:=[PCA.A47]*[dados.I48]" office:value-type="float" office:value="-81.2451805525317" calcext:value-type="float">
            <text:p>-81,245</text:p>
          </table:table-cell>
          <table:table-cell table:formula="of:=[PCA.B47]*[dados.J48]" office:value-type="float" office:value="-81.2683837866717" calcext:value-type="float">
            <text:p>-81,268</text:p>
          </table:table-cell>
          <table:table-cell table:formula="of:=[PCA.B47]*[dados.I48]" office:value-type="float" office:value="-21.9534438264431" calcext:value-type="float">
            <text:p>-21,953</text:p>
          </table:table-cell>
          <table:table-cell table:formula="of:=[PCA.C47]*[dados.J48]" office:value-type="float" office:value="-58.6212668063617" calcext:value-type="float">
            <text:p>-58,621</text:p>
          </table:table-cell>
          <table:table-cell table:formula="of:=[PCA.C47]*[dados.I48]" office:value-type="float" office:value="-15.8356623806693" calcext:value-type="float">
            <text:p>-15,836</text:p>
          </table:table-cell>
          <table:table-cell table:number-columns-repeated="5"/>
        </table:table-row>
        <table:table-row table:style-name="ro1">
          <table:table-cell table:formula="of:=[PCA.A48]*[dados.J49]" office:value-type="float" office:value="-403.524647581693" calcext:value-type="float">
            <text:p>-403,525</text:p>
          </table:table-cell>
          <table:table-cell table:formula="of:=[PCA.A48]*[dados.I49]" office:value-type="float" office:value="-133.598936010912" calcext:value-type="float">
            <text:p>-133,599</text:p>
          </table:table-cell>
          <table:table-cell table:formula="of:=[PCA.B48]*[dados.J49]" office:value-type="float" office:value="-93.527210544544" calcext:value-type="float">
            <text:p>-93,527</text:p>
          </table:table-cell>
          <table:table-cell table:formula="of:=[PCA.B48]*[dados.I49]" office:value-type="float" office:value="-30.9649878680334" calcext:value-type="float">
            <text:p>-30,965</text:p>
          </table:table-cell>
          <table:table-cell table:formula="of:=[PCA.C48]*[dados.J49]" office:value-type="float" office:value="-72.9781773113565" calcext:value-type="float">
            <text:p>-72,978</text:p>
          </table:table-cell>
          <table:table-cell table:formula="of:=[PCA.C48]*[dados.I49]" office:value-type="float" office:value="-24.1616141646937" calcext:value-type="float">
            <text:p>-24,162</text:p>
          </table:table-cell>
          <table:table-cell table:number-columns-repeated="5"/>
        </table:table-row>
        <table:table-row table:style-name="ro1">
          <table:table-cell table:formula="of:=[PCA.A49]*[dados.J50]" office:value-type="float" office:value="-351.96250589119" calcext:value-type="float">
            <text:p>-351,963</text:p>
          </table:table-cell>
          <table:table-cell table:formula="of:=[PCA.A49]*[dados.I50]" office:value-type="float" office:value="-104.151314248151" calcext:value-type="float">
            <text:p>-104,151</text:p>
          </table:table-cell>
          <table:table-cell table:formula="of:=[PCA.B49]*[dados.J50]" office:value-type="float" office:value="-98.0311047973403" calcext:value-type="float">
            <text:p>-98,031</text:p>
          </table:table-cell>
          <table:table-cell table:formula="of:=[PCA.B49]*[dados.I50]" office:value-type="float" office:value="-29.0089660999222" calcext:value-type="float">
            <text:p>-29,009</text:p>
          </table:table-cell>
          <table:table-cell table:formula="of:=[PCA.C49]*[dados.J50]" office:value-type="float" office:value="-77.4418722084995" calcext:value-type="float">
            <text:p>-77,442</text:p>
          </table:table-cell>
          <table:table-cell table:formula="of:=[PCA.C49]*[dados.I50]" office:value-type="float" office:value="-22.9162840738669" calcext:value-type="float">
            <text:p>-22,916</text:p>
          </table:table-cell>
          <table:table-cell table:number-columns-repeated="5"/>
        </table:table-row>
        <table:table-row table:style-name="ro1">
          <table:table-cell table:formula="of:=[PCA.A50]*[dados.J51]" office:value-type="float" office:value="-308.546303925949" calcext:value-type="float">
            <text:p>-308,546</text:p>
          </table:table-cell>
          <table:table-cell table:formula="of:=[PCA.A50]*[dados.I51]" office:value-type="float" office:value="-91.0232138394368" calcext:value-type="float">
            <text:p>-91,023</text:p>
          </table:table-cell>
          <table:table-cell table:formula="of:=[PCA.B50]*[dados.J51]" office:value-type="float" office:value="-89.0473831041474" calcext:value-type="float">
            <text:p>-89,047</text:p>
          </table:table-cell>
          <table:table-cell table:formula="of:=[PCA.B50]*[dados.I51]" office:value-type="float" office:value="-26.2695708585651" calcext:value-type="float">
            <text:p>-26,270</text:p>
          </table:table-cell>
          <table:table-cell table:formula="of:=[PCA.C50]*[dados.J51]" office:value-type="float" office:value="-71.5355864960004" calcext:value-type="float">
            <text:p>-71,536</text:p>
          </table:table-cell>
          <table:table-cell table:formula="of:=[PCA.C50]*[dados.I51]" office:value-type="float" office:value="-21.1034742724311" calcext:value-type="float">
            <text:p>-21,103</text:p>
          </table:table-cell>
          <table:table-cell table:number-columns-repeated="5"/>
        </table:table-row>
        <table:table-row table:style-name="ro1">
          <table:table-cell table:formula="of:=[PCA.A51]*[dados.J52]" office:value-type="float" office:value="-335.385350550168" calcext:value-type="float">
            <text:p>-335,385</text:p>
          </table:table-cell>
          <table:table-cell table:formula="of:=[PCA.A51]*[dados.I52]" office:value-type="float" office:value="-105.535025671794" calcext:value-type="float">
            <text:p>-105,535</text:p>
          </table:table-cell>
          <table:table-cell table:formula="of:=[PCA.B51]*[dados.J52]" office:value-type="float" office:value="-87.0201913373876" calcext:value-type="float">
            <text:p>-87,020</text:p>
          </table:table-cell>
          <table:table-cell table:formula="of:=[PCA.B51]*[dados.I52]" office:value-type="float" office:value="-27.3824665021614" calcext:value-type="float">
            <text:p>-27,382</text:p>
          </table:table-cell>
          <table:table-cell table:formula="of:=[PCA.C51]*[dados.J52]" office:value-type="float" office:value="-69.5032065088822" calcext:value-type="float">
            <text:p>-69,503</text:p>
          </table:table-cell>
          <table:table-cell table:formula="of:=[PCA.C51]*[dados.I52]" office:value-type="float" office:value="-21.8704325372426" calcext:value-type="float">
            <text:p>-21,870</text:p>
          </table:table-cell>
          <table:table-cell table:number-columns-repeated="5"/>
        </table:table-row>
        <table:table-row table:style-name="ro1">
          <table:table-cell table:formula="of:=[PCA.A52]*[dados.J53]" office:value-type="float" office:value="-271.429465822581" calcext:value-type="float">
            <text:p>-271,429</text:p>
          </table:table-cell>
          <table:table-cell table:formula="of:=[PCA.A52]*[dados.I53]" office:value-type="float" office:value="-317.50891295717" calcext:value-type="float">
            <text:p>-317,509</text:p>
          </table:table-cell>
          <table:table-cell table:formula="of:=[PCA.B52]*[dados.J53]" office:value-type="float" office:value="-11.504729027192" calcext:value-type="float">
            <text:p>-11,505</text:p>
          </table:table-cell>
          <table:table-cell table:formula="of:=[PCA.B52]*[dados.I53]" office:value-type="float" office:value="-13.4578388393477" calcext:value-type="float">
            <text:p>-13,458</text:p>
          </table:table-cell>
          <table:table-cell table:formula="of:=[PCA.C52]*[dados.J53]" office:value-type="float" office:value="-37.2394631524329" calcext:value-type="float">
            <text:p>-37,239</text:p>
          </table:table-cell>
          <table:table-cell table:formula="of:=[PCA.C52]*[dados.I53]" office:value-type="float" office:value="-43.5614513288185" calcext:value-type="float">
            <text:p>-43,561</text:p>
          </table:table-cell>
          <table:table-cell table:number-columns-repeated="5"/>
        </table:table-row>
        <table:table-row table:style-name="ro1">
          <table:table-cell table:formula="of:=[PCA.A53]*[dados.J54]" office:value-type="float" office:value="-121.337601338076" calcext:value-type="float">
            <text:p>-121,338</text:p>
          </table:table-cell>
          <table:table-cell table:formula="of:=[PCA.A53]*[dados.I54]" office:value-type="float" office:value="-88.7746948030063" calcext:value-type="float">
            <text:p>-88,775</text:p>
          </table:table-cell>
          <table:table-cell table:formula="of:=[PCA.B53]*[dados.J54]" office:value-type="float" office:value="-8.99137355418089" calcext:value-type="float">
            <text:p>-8,991</text:p>
          </table:table-cell>
          <table:table-cell table:formula="of:=[PCA.B53]*[dados.I54]" office:value-type="float" office:value="-6.57839313065232" calcext:value-type="float">
            <text:p>-6,578</text:p>
          </table:table-cell>
          <table:table-cell table:formula="of:=[PCA.C53]*[dados.J54]" office:value-type="float" office:value="-10.2861313459829" calcext:value-type="float">
            <text:p>-10,286</text:p>
          </table:table-cell>
          <table:table-cell table:formula="of:=[PCA.C53]*[dados.I54]" office:value-type="float" office:value="-7.52568174146626" calcext:value-type="float">
            <text:p>-7,526</text:p>
          </table:table-cell>
          <table:table-cell table:number-columns-repeated="5"/>
        </table:table-row>
        <table:table-row table:style-name="ro1">
          <table:table-cell table:formula="of:=[PCA.A54]*[dados.J55]" office:value-type="float" office:value="-88.4457472076422" calcext:value-type="float">
            <text:p>-88,446</text:p>
          </table:table-cell>
          <table:table-cell table:formula="of:=[PCA.A54]*[dados.I55]" office:value-type="float" office:value="-302.958805250859" calcext:value-type="float">
            <text:p>-302,959</text:p>
          </table:table-cell>
          <table:table-cell table:formula="of:=[PCA.B54]*[dados.J55]" office:value-type="float" office:value="4.57467150963056" calcext:value-type="float">
            <text:p>4,575</text:p>
          </table:table-cell>
          <table:table-cell table:formula="of:=[PCA.B54]*[dados.I55]" office:value-type="float" office:value="15.669911315454" calcext:value-type="float">
            <text:p>15,670</text:p>
          </table:table-cell>
          <table:table-cell table:formula="of:=[PCA.C54]*[dados.J55]" office:value-type="float" office:value="-17.1544082049133" calcext:value-type="float">
            <text:p>-17,154</text:p>
          </table:table-cell>
          <table:table-cell table:formula="of:=[PCA.C54]*[dados.I55]" office:value-type="float" office:value="-58.7600781114439" calcext:value-type="float">
            <text:p>-58,760</text:p>
          </table:table-cell>
          <table:table-cell table:number-columns-repeated="5"/>
        </table:table-row>
        <table:table-row table:style-name="ro1">
          <table:table-cell table:formula="of:=[PCA.A55]*[dados.J56]" office:value-type="float" office:value="-482.518428156817" calcext:value-type="float">
            <text:p>-482,518</text:p>
          </table:table-cell>
          <table:table-cell table:formula="of:=[PCA.A55]*[dados.I56]" office:value-type="float" office:value="-203.612462253367" calcext:value-type="float">
            <text:p>-203,612</text:p>
          </table:table-cell>
          <table:table-cell table:formula="of:=[PCA.B55]*[dados.J56]" office:value-type="float" office:value="-65.5574012616494" calcext:value-type="float">
            <text:p>-65,557</text:p>
          </table:table-cell>
          <table:table-cell table:formula="of:=[PCA.B55]*[dados.I56]" office:value-type="float" office:value="-27.6638219617972" calcext:value-type="float">
            <text:p>-27,664</text:p>
          </table:table-cell>
          <table:table-cell table:formula="of:=[PCA.C55]*[dados.J56]" office:value-type="float" office:value="-43.1947724892741" calcext:value-type="float">
            <text:p>-43,195</text:p>
          </table:table-cell>
          <table:table-cell table:formula="of:=[PCA.C55]*[dados.I56]" office:value-type="float" office:value="-18.2272706487321" calcext:value-type="float">
            <text:p>-18,227</text:p>
          </table:table-cell>
          <table:table-cell table:number-columns-repeated="5"/>
        </table:table-row>
        <table:table-row table:style-name="ro1">
          <table:table-cell table:formula="of:=[PCA.A56]*[dados.J57]" office:value-type="float" office:value="-108.591764657314" calcext:value-type="float">
            <text:p>-108,592</text:p>
          </table:table-cell>
          <table:table-cell table:formula="of:=[PCA.A56]*[dados.I57]" office:value-type="float" office:value="-260.789095497354" calcext:value-type="float">
            <text:p>-260,789</text:p>
          </table:table-cell>
          <table:table-cell table:formula="of:=[PCA.B56]*[dados.J57]" office:value-type="float" office:value="2.64851614171331" calcext:value-type="float">
            <text:p>2,649</text:p>
          </table:table-cell>
          <table:table-cell table:formula="of:=[PCA.B56]*[dados.I57]" office:value-type="float" office:value="6.36055718577953" calcext:value-type="float">
            <text:p>6,361</text:p>
          </table:table-cell>
          <table:table-cell table:formula="of:=[PCA.C56]*[dados.J57]" office:value-type="float" office:value="-18.2550866864834" calcext:value-type="float">
            <text:p>-18,255</text:p>
          </table:table-cell>
          <table:table-cell table:formula="of:=[PCA.C56]*[dados.I57]" office:value-type="float" office:value="-43.8405947284987" calcext:value-type="float">
            <text:p>-43,841</text:p>
          </table:table-cell>
          <table:table-cell table:number-columns-repeated="5"/>
        </table:table-row>
        <table:table-row table:style-name="ro1">
          <table:table-cell table:formula="of:=[PCA.A57]*[dados.J58]" office:value-type="float" office:value="-83.3768328217132" calcext:value-type="float">
            <text:p>-83,377</text:p>
          </table:table-cell>
          <table:table-cell table:formula="of:=[PCA.A57]*[dados.I58]" office:value-type="float" office:value="-121.812921974388" calcext:value-type="float">
            <text:p>-121,813</text:p>
          </table:table-cell>
          <table:table-cell table:formula="of:=[PCA.B57]*[dados.J58]" office:value-type="float" office:value="-1.6210578796642" calcext:value-type="float">
            <text:p>-1,621</text:p>
          </table:table-cell>
          <table:table-cell table:formula="of:=[PCA.B57]*[dados.I58]" office:value-type="float" office:value="-2.36835329825671" calcext:value-type="float">
            <text:p>-2,368</text:p>
          </table:table-cell>
          <table:table-cell table:formula="of:=[PCA.C57]*[dados.J58]" office:value-type="float" office:value="-11.8290909276068" calcext:value-type="float">
            <text:p>-11,829</text:p>
          </table:table-cell>
          <table:table-cell table:formula="of:=[PCA.C57]*[dados.I58]" office:value-type="float" office:value="-17.2822123535647" calcext:value-type="float">
            <text:p>-17,282</text:p>
          </table:table-cell>
          <table:table-cell table:number-columns-repeated="5"/>
        </table:table-row>
        <table:table-row table:style-name="ro1">
          <table:table-cell table:formula="of:=[PCA.A58]*[dados.J59]" office:value-type="float" office:value="-34.506362338655" calcext:value-type="float">
            <text:p>-34,506</text:p>
          </table:table-cell>
          <table:table-cell table:formula="of:=[PCA.A58]*[dados.I59]" office:value-type="float" office:value="-142.349829308262" calcext:value-type="float">
            <text:p>-142,350</text:p>
          </table:table-cell>
          <table:table-cell table:formula="of:=[PCA.B58]*[dados.J59]" office:value-type="float" office:value="2.16998727806967" calcext:value-type="float">
            <text:p>2,170</text:p>
          </table:table-cell>
          <table:table-cell table:formula="of:=[PCA.B58]*[dados.I59]" office:value-type="float" office:value="8.95189459852979" calcext:value-type="float">
            <text:p>8,952</text:p>
          </table:table-cell>
          <table:table-cell table:formula="of:=[PCA.C58]*[dados.J59]" office:value-type="float" office:value="-4.70401421293789" calcext:value-type="float">
            <text:p>-4,704</text:p>
          </table:table-cell>
          <table:table-cell table:formula="of:=[PCA.C58]*[dados.I59]" office:value-type="float" office:value="-19.4055697237383" calcext:value-type="float">
            <text:p>-19,406</text:p>
          </table:table-cell>
          <table:table-cell table:number-columns-repeated="5"/>
        </table:table-row>
        <table:table-row table:style-name="ro1">
          <table:table-cell table:formula="of:=[PCA.A59]*[dados.J60]" office:value-type="float" office:value="-103.766259314804" calcext:value-type="float">
            <text:p>-103,766</text:p>
          </table:table-cell>
          <table:table-cell table:formula="of:=[PCA.A59]*[dados.I60]" office:value-type="float" office:value="-119.634127982698" calcext:value-type="float">
            <text:p>-119,634</text:p>
          </table:table-cell>
          <table:table-cell table:formula="of:=[PCA.B59]*[dados.J60]" office:value-type="float" office:value="-6.06566834807289" calcext:value-type="float">
            <text:p>-6,066</text:p>
          </table:table-cell>
          <table:table-cell table:formula="of:=[PCA.B59]*[dados.I60]" office:value-type="float" office:value="-6.99322639406766" calcext:value-type="float">
            <text:p>-6,993</text:p>
          </table:table-cell>
          <table:table-cell table:formula="of:=[PCA.C59]*[dados.J60]" office:value-type="float" office:value="-19.2152418292067" calcext:value-type="float">
            <text:p>-19,215</text:p>
          </table:table-cell>
          <table:table-cell table:formula="of:=[PCA.C59]*[dados.I60]" office:value-type="float" office:value="-22.1536240719612" calcext:value-type="float">
            <text:p>-22,154</text:p>
          </table:table-cell>
          <table:table-cell table:number-columns-repeated="5"/>
        </table:table-row>
        <table:table-row table:style-name="ro1">
          <table:table-cell table:formula="of:=[PCA.A60]*[dados.J61]" office:value-type="float" office:value="-137.893249933731" calcext:value-type="float">
            <text:p>-137,893</text:p>
          </table:table-cell>
          <table:table-cell table:formula="of:=[PCA.A60]*[dados.I61]" office:value-type="float" office:value="-185.869375977939" calcext:value-type="float">
            <text:p>-185,869</text:p>
          </table:table-cell>
          <table:table-cell table:formula="of:=[PCA.B60]*[dados.J61]" office:value-type="float" office:value="-1.15824421430892" calcext:value-type="float">
            <text:p>-1,158</text:p>
          </table:table-cell>
          <table:table-cell table:formula="of:=[PCA.B60]*[dados.I61]" office:value-type="float" office:value="-1.56122311604895" calcext:value-type="float">
            <text:p>-1,561</text:p>
          </table:table-cell>
          <table:table-cell table:formula="of:=[PCA.C60]*[dados.J61]" office:value-type="float" office:value="-8.66366672303069" calcext:value-type="float">
            <text:p>-8,664</text:p>
          </table:table-cell>
          <table:table-cell table:formula="of:=[PCA.C60]*[dados.I61]" office:value-type="float" office:value="-11.6779489080461" calcext:value-type="float">
            <text:p>-11,678</text:p>
          </table:table-cell>
          <table:table-cell table:number-columns-repeated="5"/>
        </table:table-row>
        <table:table-row table:style-name="ro1">
          <table:table-cell table:formula="of:=[PCA.A61]*[dados.J62]" office:value-type="float" office:value="-211.699529221512" calcext:value-type="float">
            <text:p>-211,700</text:p>
          </table:table-cell>
          <table:table-cell table:formula="of:=[PCA.A61]*[dados.I62]" office:value-type="float" office:value="-93.5765165584789" calcext:value-type="float">
            <text:p>-93,577</text:p>
          </table:table-cell>
          <table:table-cell table:formula="of:=[PCA.B61]*[dados.J62]" office:value-type="float" office:value="-40.8021390913397" calcext:value-type="float">
            <text:p>-40,802</text:p>
          </table:table-cell>
          <table:table-cell table:formula="of:=[PCA.B61]*[dados.I62]" office:value-type="float" office:value="-18.0355717291512" calcext:value-type="float">
            <text:p>-18,036</text:p>
          </table:table-cell>
          <table:table-cell table:formula="of:=[PCA.C61]*[dados.J62]" office:value-type="float" office:value="-38.6309483415019" calcext:value-type="float">
            <text:p>-38,631</text:p>
          </table:table-cell>
          <table:table-cell table:formula="of:=[PCA.C61]*[dados.I62]" office:value-type="float" office:value="-17.0758508081791" calcext:value-type="float">
            <text:p>-17,076</text:p>
          </table:table-cell>
          <table:table-cell table:number-columns-repeated="5"/>
        </table:table-row>
        <table:table-row table:style-name="ro1">
          <table:table-cell table:formula="of:=[PCA.A62]*[dados.J63]" office:value-type="float" office:value="-186.296527776273" calcext:value-type="float">
            <text:p>-186,297</text:p>
          </table:table-cell>
          <table:table-cell table:formula="of:=[PCA.A62]*[dados.I63]" office:value-type="float" office:value="-315.767139849463" calcext:value-type="float">
            <text:p>-315,767</text:p>
          </table:table-cell>
          <table:table-cell table:formula="of:=[PCA.B62]*[dados.J63]" office:value-type="float" office:value="1.8073218925212" calcext:value-type="float">
            <text:p>1,807</text:p>
          </table:table-cell>
          <table:table-cell table:formula="of:=[PCA.B62]*[dados.I63]" office:value-type="float" office:value="3.06335749571294" calcext:value-type="float">
            <text:p>3,063</text:p>
          </table:table-cell>
          <table:table-cell table:formula="of:=[PCA.C62]*[dados.J63]" office:value-type="float" office:value="-11.5326161183826" calcext:value-type="float">
            <text:p>-11,533</text:p>
          </table:table-cell>
          <table:table-cell table:formula="of:=[PCA.C62]*[dados.I63]" office:value-type="float" office:value="-19.5474454094861" calcext:value-type="float">
            <text:p>-19,547</text:p>
          </table:table-cell>
          <table:table-cell table:number-columns-repeated="5"/>
        </table:table-row>
        <table:table-row table:style-name="ro1">
          <table:table-cell table:formula="of:=[PCA.A63]*[dados.J64]" office:value-type="float" office:value="-164.477225437643" calcext:value-type="float">
            <text:p>-164,477</text:p>
          </table:table-cell>
          <table:table-cell table:formula="of:=[PCA.A63]*[dados.I64]" office:value-type="float" office:value="-467.572696343217" calcext:value-type="float">
            <text:p>-467,573</text:p>
          </table:table-cell>
          <table:table-cell table:formula="of:=[PCA.B63]*[dados.J64]" office:value-type="float" office:value="6.06909798274967" calcext:value-type="float">
            <text:p>6,069</text:p>
          </table:table-cell>
          <table:table-cell table:formula="of:=[PCA.B63]*[dados.I64]" office:value-type="float" office:value="17.2531151386749" calcext:value-type="float">
            <text:p>17,253</text:p>
          </table:table-cell>
          <table:table-cell table:formula="of:=[PCA.C63]*[dados.J64]" office:value-type="float" office:value="-32.7224023177387" calcext:value-type="float">
            <text:p>-32,722</text:p>
          </table:table-cell>
          <table:table-cell table:formula="of:=[PCA.C63]*[dados.I64]" office:value-type="float" office:value="-93.0226166073868" calcext:value-type="float">
            <text:p>-93,023</text:p>
          </table:table-cell>
          <table:table-cell table:number-columns-repeated="5"/>
        </table:table-row>
        <table:table-row table:style-name="ro1">
          <table:table-cell table:formula="of:=[PCA.A64]*[dados.J65]" office:value-type="float" office:value="-435.752800630259" calcext:value-type="float">
            <text:p>-435,753</text:p>
          </table:table-cell>
          <table:table-cell table:formula="of:=[PCA.A64]*[dados.I65]" office:value-type="float" office:value="-244.402764548436" calcext:value-type="float">
            <text:p>-244,403</text:p>
          </table:table-cell>
          <table:table-cell table:formula="of:=[PCA.B64]*[dados.J65]" office:value-type="float" office:value="-49.0442655716931" calcext:value-type="float">
            <text:p>-49,044</text:p>
          </table:table-cell>
          <table:table-cell table:formula="of:=[PCA.B64]*[dados.I65]" office:value-type="float" office:value="-27.5076926037711" calcext:value-type="float">
            <text:p>-27,508</text:p>
          </table:table-cell>
          <table:table-cell table:formula="of:=[PCA.C64]*[dados.J65]" office:value-type="float" office:value="-44.6591312382241" calcext:value-type="float">
            <text:p>-44,659</text:p>
          </table:table-cell>
          <table:table-cell table:formula="of:=[PCA.C64]*[dados.I65]" office:value-type="float" office:value="-25.048181265081" calcext:value-type="float">
            <text:p>-25,048</text:p>
          </table:table-cell>
          <table:table-cell table:number-columns-repeated="5"/>
        </table:table-row>
        <table:table-row table:style-name="ro1">
          <table:table-cell table:formula="of:=[PCA.A65]*[dados.J66]" office:value-type="float" office:value="-357.999764513551" calcext:value-type="float">
            <text:p>-358,000</text:p>
          </table:table-cell>
          <table:table-cell table:formula="of:=[PCA.A65]*[dados.I66]" office:value-type="float" office:value="-355.020838800719" calcext:value-type="float">
            <text:p>-355,021</text:p>
          </table:table-cell>
          <table:table-cell table:formula="of:=[PCA.B65]*[dados.J66]" office:value-type="float" office:value="-19.013474897002" calcext:value-type="float">
            <text:p>-19,013</text:p>
          </table:table-cell>
          <table:table-cell table:formula="of:=[PCA.B65]*[dados.I66]" office:value-type="float" office:value="-18.8552632586845" calcext:value-type="float">
            <text:p>-18,855</text:p>
          </table:table-cell>
          <table:table-cell table:formula="of:=[PCA.C65]*[dados.J66]" office:value-type="float" office:value="-40.685347568594" calcext:value-type="float">
            <text:p>-40,685</text:p>
          </table:table-cell>
          <table:table-cell table:formula="of:=[PCA.C65]*[dados.I66]" office:value-type="float" office:value="-40.346803692253" calcext:value-type="float">
            <text:p>-40,347</text:p>
          </table:table-cell>
          <table:table-cell table:number-columns-repeated="5"/>
        </table:table-row>
        <table:table-row table:style-name="ro1">
          <table:table-cell table:formula="of:=[PCA.A66]*[dados.J67]" office:value-type="float" office:value="-311.313239672239" calcext:value-type="float">
            <text:p>-311,313</text:p>
          </table:table-cell>
          <table:table-cell table:formula="of:=[PCA.A66]*[dados.I67]" office:value-type="float" office:value="-219.767977180014" calcext:value-type="float">
            <text:p>-219,768</text:p>
          </table:table-cell>
          <table:table-cell table:formula="of:=[PCA.B66]*[dados.J67]" office:value-type="float" office:value="-39.4789223161919" calcext:value-type="float">
            <text:p>-39,479</text:p>
          </table:table-cell>
          <table:table-cell table:formula="of:=[PCA.B66]*[dados.I67]" office:value-type="float" office:value="-27.8696881244467" calcext:value-type="float">
            <text:p>-27,870</text:p>
          </table:table-cell>
          <table:table-cell table:formula="of:=[PCA.C66]*[dados.J67]" office:value-type="float" office:value="-57.9638755874891" calcext:value-type="float">
            <text:p>-57,964</text:p>
          </table:table-cell>
          <table:table-cell table:formula="of:=[PCA.C66]*[dados.I67]" office:value-type="float" office:value="-40.918926868604" calcext:value-type="float">
            <text:p>-40,919</text:p>
          </table:table-cell>
          <table:table-cell table:number-columns-repeated="5"/>
        </table:table-row>
        <table:table-row table:style-name="ro1">
          <table:table-cell table:formula="of:=[PCA.A67]*[dados.J68]" office:value-type="float" office:value="-367.056890663531" calcext:value-type="float">
            <text:p>-367,057</text:p>
          </table:table-cell>
          <table:table-cell table:formula="of:=[PCA.A67]*[dados.I68]" office:value-type="float" office:value="-382.091361273501" calcext:value-type="float">
            <text:p>-382,091</text:p>
          </table:table-cell>
          <table:table-cell table:formula="of:=[PCA.B67]*[dados.J68]" office:value-type="float" office:value="-19.4248233978707" calcext:value-type="float">
            <text:p>-19,425</text:p>
          </table:table-cell>
          <table:table-cell table:formula="of:=[PCA.B67]*[dados.I68]" office:value-type="float" office:value="-20.2204546580583" calcext:value-type="float">
            <text:p>-20,220</text:p>
          </table:table-cell>
          <table:table-cell table:formula="of:=[PCA.C67]*[dados.J68]" office:value-type="float" office:value="-47.2682583307452" calcext:value-type="float">
            <text:p>-47,268</text:p>
          </table:table-cell>
          <table:table-cell table:formula="of:=[PCA.C67]*[dados.I68]" office:value-type="float" office:value="-49.204343059664" calcext:value-type="float">
            <text:p>-49,204</text:p>
          </table:table-cell>
          <table:table-cell table:number-columns-repeated="5"/>
        </table:table-row>
        <table:table-row table:style-name="ro1">
          <table:table-cell table:formula="of:=[PCA.A68]*[dados.J69]" office:value-type="float" office:value="-90.6177337459268" calcext:value-type="float">
            <text:p>-90,618</text:p>
          </table:table-cell>
          <table:table-cell table:formula="of:=[PCA.A68]*[dados.I69]" office:value-type="float" office:value="-104.051570024728" calcext:value-type="float">
            <text:p>-104,052</text:p>
          </table:table-cell>
          <table:table-cell table:formula="of:=[PCA.B68]*[dados.J69]" office:value-type="float" office:value="-1.54985644166808" calcext:value-type="float">
            <text:p>-1,550</text:p>
          </table:table-cell>
          <table:table-cell table:formula="of:=[PCA.B68]*[dados.I69]" office:value-type="float" office:value="-1.7796185073515" calcext:value-type="float">
            <text:p>-1,780</text:p>
          </table:table-cell>
          <table:table-cell table:formula="of:=[PCA.C68]*[dados.J69]" office:value-type="float" office:value="-4.22446584386101" calcext:value-type="float">
            <text:p>-4,224</text:p>
          </table:table-cell>
          <table:table-cell table:formula="of:=[PCA.C68]*[dados.I69]" office:value-type="float" office:value="-4.85073158860953" calcext:value-type="float">
            <text:p>-4,851</text:p>
          </table:table-cell>
          <table:table-cell table:number-columns-repeated="5"/>
        </table:table-row>
        <table:table-row table:style-name="ro1">
          <table:table-cell table:formula="of:=[PCA.A69]*[dados.J70]" office:value-type="float" office:value="-260.789003166339" calcext:value-type="float">
            <text:p>-260,789</text:p>
          </table:table-cell>
          <table:table-cell table:formula="of:=[PCA.A69]*[dados.I70]" office:value-type="float" office:value="-140.685299604426" calcext:value-type="float">
            <text:p>-140,685</text:p>
          </table:table-cell>
          <table:table-cell table:formula="of:=[PCA.B69]*[dados.J70]" office:value-type="float" office:value="-57.203740596033" calcext:value-type="float">
            <text:p>-57,204</text:p>
          </table:table-cell>
          <table:table-cell table:formula="of:=[PCA.B69]*[dados.I70]" office:value-type="float" office:value="-30.859143930673" calcext:value-type="float">
            <text:p>-30,859</text:p>
          </table:table-cell>
          <table:table-cell table:formula="of:=[PCA.C69]*[dados.J70]" office:value-type="float" office:value="-72.1599982905667" calcext:value-type="float">
            <text:p>-72,160</text:p>
          </table:table-cell>
          <table:table-cell table:formula="of:=[PCA.C69]*[dados.I70]" office:value-type="float" office:value="-38.9274503744628" calcext:value-type="float">
            <text:p>-38,927</text:p>
          </table:table-cell>
          <table:table-cell table:number-columns-repeated="5"/>
        </table:table-row>
        <table:table-row table:style-name="ro1">
          <table:table-cell table:formula="of:=[PCA.A70]*[dados.J71]" office:value-type="float" office:value="-421.003573819594" calcext:value-type="float">
            <text:p>-421,004</text:p>
          </table:table-cell>
          <table:table-cell table:formula="of:=[PCA.A70]*[dados.I71]" office:value-type="float" office:value="-306.073179501919" calcext:value-type="float">
            <text:p>-306,073</text:p>
          </table:table-cell>
          <table:table-cell table:formula="of:=[PCA.B70]*[dados.J71]" office:value-type="float" office:value="-53.6647673862814" calcext:value-type="float">
            <text:p>-53,665</text:p>
          </table:table-cell>
          <table:table-cell table:formula="of:=[PCA.B70]*[dados.I71]" office:value-type="float" office:value="-39.0147423978603" calcext:value-type="float">
            <text:p>-39,015</text:p>
          </table:table-cell>
          <table:table-cell table:formula="of:=[PCA.C70]*[dados.J71]" office:value-type="float" office:value="-82.779661273057" calcext:value-type="float">
            <text:p>-82,780</text:p>
          </table:table-cell>
          <table:table-cell table:formula="of:=[PCA.C70]*[dados.I71]" office:value-type="float" office:value="-60.1815179241056" calcext:value-type="float">
            <text:p>-60,182</text:p>
          </table:table-cell>
          <table:table-cell table:number-columns-repeated="5"/>
        </table:table-row>
        <table:table-row table:style-name="ro1">
          <table:table-cell table:formula="of:=[PCA.A71]*[dados.J72]" office:value-type="float" office:value="-124.658232960775" calcext:value-type="float">
            <text:p>-124,658</text:p>
          </table:table-cell>
          <table:table-cell table:formula="of:=[PCA.A71]*[dados.I72]" office:value-type="float" office:value="-282.066834605689" calcext:value-type="float">
            <text:p>-282,067</text:p>
          </table:table-cell>
          <table:table-cell table:formula="of:=[PCA.B71]*[dados.J72]" office:value-type="float" office:value="1.69812562254758" calcext:value-type="float">
            <text:p>1,698</text:p>
          </table:table-cell>
          <table:table-cell table:formula="of:=[PCA.B71]*[dados.I72]" office:value-type="float" office:value="3.84238495716146" calcext:value-type="float">
            <text:p>3,842</text:p>
          </table:table-cell>
          <table:table-cell table:formula="of:=[PCA.C71]*[dados.J72]" office:value-type="float" office:value="-27.995835263516" calcext:value-type="float">
            <text:p>-27,996</text:p>
          </table:table-cell>
          <table:table-cell table:formula="of:=[PCA.C71]*[dados.I72]" office:value-type="float" office:value="-63.3467717884872" calcext:value-type="float">
            <text:p>-63,347</text:p>
          </table:table-cell>
          <table:table-cell table:number-columns-repeated="5"/>
        </table:table-row>
        <table:table-row table:style-name="ro1">
          <table:table-cell table:formula="of:=[PCA.A72]*[dados.J73]" office:value-type="float" office:value="-183.467296529251" calcext:value-type="float">
            <text:p>-183,467</text:p>
          </table:table-cell>
          <table:table-cell table:formula="of:=[PCA.A72]*[dados.I73]" office:value-type="float" office:value="-144.512454883002" calcext:value-type="float">
            <text:p>-144,512</text:p>
          </table:table-cell>
          <table:table-cell table:formula="of:=[PCA.B72]*[dados.J73]" office:value-type="float" office:value="-25.2237187021179" calcext:value-type="float">
            <text:p>-25,224</text:p>
          </table:table-cell>
          <table:table-cell table:formula="of:=[PCA.B72]*[dados.I73]" office:value-type="float" office:value="-19.8680722934192" calcext:value-type="float">
            <text:p>-19,868</text:p>
          </table:table-cell>
          <table:table-cell table:formula="of:=[PCA.C72]*[dados.J73]" office:value-type="float" office:value="-45.184195208813" calcext:value-type="float">
            <text:p>-45,184</text:p>
          </table:table-cell>
          <table:table-cell table:formula="of:=[PCA.C72]*[dados.I73]" office:value-type="float" office:value="-35.5904245337657" calcext:value-type="float">
            <text:p>-35,590</text:p>
          </table:table-cell>
          <table:table-cell table:number-columns-repeated="5"/>
        </table:table-row>
        <table:table-row table:style-name="ro1">
          <table:table-cell table:formula="of:=[PCA.A73]*[dados.J74]" office:value-type="float" office:value="-313.316997991182" calcext:value-type="float">
            <text:p>-313,317</text:p>
          </table:table-cell>
          <table:table-cell table:formula="of:=[PCA.A73]*[dados.I74]" office:value-type="float" office:value="-108.655596807456" calcext:value-type="float">
            <text:p>-108,656</text:p>
          </table:table-cell>
          <table:table-cell table:formula="of:=[PCA.B73]*[dados.J74]" office:value-type="float" office:value="-40.6661998530514" calcext:value-type="float">
            <text:p>-40,666</text:p>
          </table:table-cell>
          <table:table-cell table:formula="of:=[PCA.B73]*[dados.I74]" office:value-type="float" office:value="-14.1026827246982" calcext:value-type="float">
            <text:p>-14,103</text:p>
          </table:table-cell>
          <table:table-cell table:formula="of:=[PCA.C73]*[dados.J74]" office:value-type="float" office:value="-17.037801290546" calcext:value-type="float">
            <text:p>-17,038</text:p>
          </table:table-cell>
          <table:table-cell table:formula="of:=[PCA.C73]*[dados.I74]" office:value-type="float" office:value="-5.90856059320221" calcext:value-type="float">
            <text:p>-5,909</text:p>
          </table:table-cell>
          <table:table-cell table:number-columns-repeated="5"/>
        </table:table-row>
        <table:table-row table:style-name="ro1">
          <table:table-cell table:formula="of:=[PCA.A74]*[dados.J75]" office:value-type="float" office:value="-419.665361631498" calcext:value-type="float">
            <text:p>-419,665</text:p>
          </table:table-cell>
          <table:table-cell table:formula="of:=[PCA.A74]*[dados.I75]" office:value-type="float" office:value="-287.204520162294" calcext:value-type="float">
            <text:p>-287,205</text:p>
          </table:table-cell>
          <table:table-cell table:formula="of:=[PCA.B74]*[dados.J75]" office:value-type="float" office:value="-47.46058729685" calcext:value-type="float">
            <text:p>-47,461</text:p>
          </table:table-cell>
          <table:table-cell table:formula="of:=[PCA.B74]*[dados.I75]" office:value-type="float" office:value="-32.4803913961847" calcext:value-type="float">
            <text:p>-32,480</text:p>
          </table:table-cell>
          <table:table-cell table:formula="of:=[PCA.C74]*[dados.J75]" office:value-type="float" office:value="-62.6658008045357" calcext:value-type="float">
            <text:p>-62,666</text:p>
          </table:table-cell>
          <table:table-cell table:formula="of:=[PCA.C74]*[dados.I75]" office:value-type="float" office:value="-42.886315851" calcext:value-type="float">
            <text:p>-42,886</text:p>
          </table:table-cell>
          <table:table-cell table:number-columns-repeated="5"/>
        </table:table-row>
        <table:table-row table:style-name="ro1">
          <table:table-cell table:formula="of:=[PCA.A75]*[dados.J76]" office:value-type="float" office:value="-268.827479133665" calcext:value-type="float">
            <text:p>-268,827</text:p>
          </table:table-cell>
          <table:table-cell table:formula="of:=[PCA.A75]*[dados.I76]" office:value-type="float" office:value="-276.696768059776" calcext:value-type="float">
            <text:p>-276,697</text:p>
          </table:table-cell>
          <table:table-cell table:formula="of:=[PCA.B75]*[dados.J76]" office:value-type="float" office:value="-11.0488122898782" calcext:value-type="float">
            <text:p>-11,049</text:p>
          </table:table-cell>
          <table:table-cell table:formula="of:=[PCA.B75]*[dados.I76]" office:value-type="float" office:value="-11.3722401495584" calcext:value-type="float">
            <text:p>-11,372</text:p>
          </table:table-cell>
          <table:table-cell table:formula="of:=[PCA.C75]*[dados.J76]" office:value-type="float" office:value="-24.28442846674" calcext:value-type="float">
            <text:p>-24,284</text:p>
          </table:table-cell>
          <table:table-cell table:formula="of:=[PCA.C75]*[dados.I76]" office:value-type="float" office:value="-24.9952977001462" calcext:value-type="float">
            <text:p>-24,995</text:p>
          </table:table-cell>
          <table:table-cell table:number-columns-repeated="5"/>
        </table:table-row>
        <table:table-row table:style-name="ro1">
          <table:table-cell table:formula="of:=[PCA.A76]*[dados.J77]" office:value-type="float" office:value="-151.124372100372" calcext:value-type="float">
            <text:p>-151,124</text:p>
          </table:table-cell>
          <table:table-cell table:formula="of:=[PCA.A76]*[dados.I77]" office:value-type="float" office:value="-21.5998678731403" calcext:value-type="float">
            <text:p>-21,600</text:p>
          </table:table-cell>
          <table:table-cell table:formula="of:=[PCA.B76]*[dados.J77]" office:value-type="float" office:value="-27.5480751888935" calcext:value-type="float">
            <text:p>-27,548</text:p>
          </table:table-cell>
          <table:table-cell table:formula="of:=[PCA.B76]*[dados.I77]" office:value-type="float" office:value="-3.93738465853959" calcext:value-type="float">
            <text:p>-3,937</text:p>
          </table:table-cell>
          <table:table-cell table:formula="of:=[PCA.C76]*[dados.J77]" office:value-type="float" office:value="-6.01101915761889" calcext:value-type="float">
            <text:p>-6,011</text:p>
          </table:table-cell>
          <table:table-cell table:formula="of:=[PCA.C76]*[dados.I77]" office:value-type="float" office:value="-0.85914149903795" calcext:value-type="float">
            <text:p>-0,859</text:p>
          </table:table-cell>
          <table:table-cell table:number-columns-repeated="5"/>
        </table:table-row>
        <table:table-row table:style-name="ro1">
          <table:table-cell table:formula="of:=[PCA.A77]*[dados.J78]" office:value-type="float" office:value="-121.889664592446" calcext:value-type="float">
            <text:p>-121,890</text:p>
          </table:table-cell>
          <table:table-cell table:formula="of:=[PCA.A77]*[dados.I78]" office:value-type="float" office:value="-280.093255421989" calcext:value-type="float">
            <text:p>-280,093</text:p>
          </table:table-cell>
          <table:table-cell table:formula="of:=[PCA.B77]*[dados.J78]" office:value-type="float" office:value="3.5724463123229" calcext:value-type="float">
            <text:p>3,572</text:p>
          </table:table-cell>
          <table:table-cell table:formula="of:=[PCA.B77]*[dados.I78]" office:value-type="float" office:value="8.20921216564584" calcext:value-type="float">
            <text:p>8,209</text:p>
          </table:table-cell>
          <table:table-cell table:formula="of:=[PCA.C77]*[dados.J78]" office:value-type="float" office:value="-9.05299924322767" calcext:value-type="float">
            <text:p>-9,053</text:p>
          </table:table-cell>
          <table:table-cell table:formula="of:=[PCA.C77]*[dados.I78]" office:value-type="float" office:value="-20.8031094174131" calcext:value-type="float">
            <text:p>-20,803</text:p>
          </table:table-cell>
          <table:table-cell table:number-columns-repeated="5"/>
        </table:table-row>
        <table:table-row table:style-name="ro1">
          <table:table-cell table:formula="of:=[PCA.A78]*[dados.J79]" office:value-type="float" office:value="-578.306281158198" calcext:value-type="float">
            <text:p>-578,306</text:p>
          </table:table-cell>
          <table:table-cell table:formula="of:=[PCA.A78]*[dados.I79]" office:value-type="float" office:value="-403.929173021433" calcext:value-type="float">
            <text:p>-403,929</text:p>
          </table:table-cell>
          <table:table-cell table:formula="of:=[PCA.B78]*[dados.J79]" office:value-type="float" office:value="-70.0743866699597" calcext:value-type="float">
            <text:p>-70,074</text:p>
          </table:table-cell>
          <table:table-cell table:formula="of:=[PCA.B78]*[dados.I79]" office:value-type="float" office:value="-48.9448065493828" calcext:value-type="float">
            <text:p>-48,945</text:p>
          </table:table-cell>
          <table:table-cell table:formula="of:=[PCA.C78]*[dados.J79]" office:value-type="float" office:value="-99.1351208199844" calcext:value-type="float">
            <text:p>-99,135</text:p>
          </table:table-cell>
          <table:table-cell table:formula="of:=[PCA.C78]*[dados.I79]" office:value-type="float" office:value="-69.2428366677935" calcext:value-type="float">
            <text:p>-69,243</text:p>
          </table:table-cell>
          <table:table-cell table:number-columns-repeated="5"/>
        </table:table-row>
        <table:table-row table:style-name="ro1">
          <table:table-cell table:formula="of:=[PCA.A79]*[dados.J80]" office:value-type="float" office:value="-219.796281180709" calcext:value-type="float">
            <text:p>-219,796</text:p>
          </table:table-cell>
          <table:table-cell table:formula="of:=[PCA.A79]*[dados.I80]" office:value-type="float" office:value="-57.5570499919746" calcext:value-type="float">
            <text:p>-57,557</text:p>
          </table:table-cell>
          <table:table-cell table:formula="of:=[PCA.B79]*[dados.J80]" office:value-type="float" office:value="-49.0254266296876" calcext:value-type="float">
            <text:p>-49,025</text:p>
          </table:table-cell>
          <table:table-cell table:formula="of:=[PCA.B79]*[dados.I80]" office:value-type="float" office:value="-12.8380649401564" calcext:value-type="float">
            <text:p>-12,838</text:p>
          </table:table-cell>
          <table:table-cell table:formula="of:=[PCA.C79]*[dados.J80]" office:value-type="float" office:value="-29.6942939791831" calcext:value-type="float">
            <text:p>-29,694</text:p>
          </table:table-cell>
          <table:table-cell table:formula="of:=[PCA.C79]*[dados.I80]" office:value-type="float" office:value="-7.77590937323939" calcext:value-type="float">
            <text:p>-7,776</text:p>
          </table:table-cell>
          <table:table-cell table:number-columns-repeated="5"/>
        </table:table-row>
        <table:table-row table:style-name="ro1">
          <table:table-cell table:formula="of:=[PCA.A80]*[dados.J81]" office:value-type="float" office:value="-55.1964406717223" calcext:value-type="float">
            <text:p>-55,196</text:p>
          </table:table-cell>
          <table:table-cell table:formula="of:=[PCA.A80]*[dados.I81]" office:value-type="float" office:value="-221.811701736384" calcext:value-type="float">
            <text:p>-221,812</text:p>
          </table:table-cell>
          <table:table-cell table:formula="of:=[PCA.B80]*[dados.J81]" office:value-type="float" office:value="3.50455247123038" calcext:value-type="float">
            <text:p>3,505</text:p>
          </table:table-cell>
          <table:table-cell table:formula="of:=[PCA.B80]*[dados.I81]" office:value-type="float" office:value="14.0833491799102" calcext:value-type="float">
            <text:p>14,083</text:p>
          </table:table-cell>
          <table:table-cell table:formula="of:=[PCA.C80]*[dados.J81]" office:value-type="float" office:value="-12.3939666329219" calcext:value-type="float">
            <text:p>-12,394</text:p>
          </table:table-cell>
          <table:table-cell table:formula="of:=[PCA.C80]*[dados.I81]" office:value-type="float" office:value="-49.806233819725" calcext:value-type="float">
            <text:p>-49,806</text:p>
          </table:table-cell>
          <table:table-cell table:number-columns-repeated="5"/>
        </table:table-row>
        <table:table-row table:style-name="ro1">
          <table:table-cell table:formula="of:=[PCA.A81]*[dados.J82]" office:value-type="float" office:value="-92.3969029000422" calcext:value-type="float">
            <text:p>-92,397</text:p>
          </table:table-cell>
          <table:table-cell table:formula="of:=[PCA.A81]*[dados.I82]" office:value-type="float" office:value="-82.7873967309406" calcext:value-type="float">
            <text:p>-82,787</text:p>
          </table:table-cell>
          <table:table-cell table:formula="of:=[PCA.B81]*[dados.J82]" office:value-type="float" office:value="-3.65945958433178" calcext:value-type="float">
            <text:p>-3,659</text:p>
          </table:table-cell>
          <table:table-cell table:formula="of:=[PCA.B81]*[dados.I82]" office:value-type="float" office:value="-3.2788667468288" calcext:value-type="float">
            <text:p>-3,279</text:p>
          </table:table-cell>
          <table:table-cell table:formula="of:=[PCA.C81]*[dados.J82]" office:value-type="float" office:value="-4.65483259127003" calcext:value-type="float">
            <text:p>-4,655</text:p>
          </table:table-cell>
          <table:table-cell table:formula="of:=[PCA.C81]*[dados.I82]" office:value-type="float" office:value="-4.17071850196624" calcext:value-type="float">
            <text:p>-4,171</text:p>
          </table:table-cell>
          <table:table-cell table:number-columns-repeated="5"/>
        </table:table-row>
        <table:table-row table:style-name="ro1">
          <table:table-cell table:formula="of:=[PCA.A82]*[dados.J83]" office:value-type="float" office:value="-276.739475696279" calcext:value-type="float">
            <text:p>-276,739</text:p>
          </table:table-cell>
          <table:table-cell table:formula="of:=[PCA.A82]*[dados.I83]" office:value-type="float" office:value="-142.2940473255" calcext:value-type="float">
            <text:p>-142,294</text:p>
          </table:table-cell>
          <table:table-cell table:formula="of:=[PCA.B82]*[dados.J83]" office:value-type="float" office:value="-57.3737959411445" calcext:value-type="float">
            <text:p>-57,374</text:p>
          </table:table-cell>
          <table:table-cell table:formula="of:=[PCA.B82]*[dados.I83]" office:value-type="float" office:value="-29.500488191474" calcext:value-type="float">
            <text:p>-29,500</text:p>
          </table:table-cell>
          <table:table-cell table:formula="of:=[PCA.C82]*[dados.J83]" office:value-type="float" office:value="-67.0987642646549" calcext:value-type="float">
            <text:p>-67,099</text:p>
          </table:table-cell>
          <table:table-cell table:formula="of:=[PCA.C82]*[dados.I83]" office:value-type="float" office:value="-34.5008774542741" calcext:value-type="float">
            <text:p>-34,501</text:p>
          </table:table-cell>
          <table:table-cell table:number-columns-repeated="5"/>
        </table:table-row>
        <table:table-row table:style-name="ro1">
          <table:table-cell table:formula="of:=[PCA.A83]*[dados.J84]" office:value-type="float" office:value="-241.029050110711" calcext:value-type="float">
            <text:p>-241,029</text:p>
          </table:table-cell>
          <table:table-cell table:formula="of:=[PCA.A83]*[dados.I84]" office:value-type="float" office:value="-168.081268409594" calcext:value-type="float">
            <text:p>-168,081</text:p>
          </table:table-cell>
          <table:table-cell table:formula="of:=[PCA.B83]*[dados.J84]" office:value-type="float" office:value="-37.2516344155061" calcext:value-type="float">
            <text:p>-37,252</text:p>
          </table:table-cell>
          <table:table-cell table:formula="of:=[PCA.B83]*[dados.I84]" office:value-type="float" office:value="-25.9773747604813" calcext:value-type="float">
            <text:p>-25,977</text:p>
          </table:table-cell>
          <table:table-cell table:formula="of:=[PCA.C83]*[dados.J84]" office:value-type="float" office:value="-57.7192329390309" calcext:value-type="float">
            <text:p>-57,719</text:p>
          </table:table-cell>
          <table:table-cell table:formula="of:=[PCA.C83]*[dados.I84]" office:value-type="float" office:value="-40.250425745631" calcext:value-type="float">
            <text:p>-40,250</text:p>
          </table:table-cell>
          <table:table-cell table:number-columns-repeated="5"/>
        </table:table-row>
        <table:table-row table:style-name="ro1">
          <table:table-cell table:formula="of:=[PCA.A84]*[dados.J85]" office:value-type="float" office:value="-131.931760443937" calcext:value-type="float">
            <text:p>-131,932</text:p>
          </table:table-cell>
          <table:table-cell table:formula="of:=[PCA.A84]*[dados.I85]" office:value-type="float" office:value="-391.436278283398" calcext:value-type="float">
            <text:p>-391,436</text:p>
          </table:table-cell>
          <table:table-cell table:formula="of:=[PCA.B84]*[dados.J85]" office:value-type="float" office:value="5.33862629528768" calcext:value-type="float">
            <text:p>5,339</text:p>
          </table:table-cell>
          <table:table-cell table:formula="of:=[PCA.B84]*[dados.I85]" office:value-type="float" office:value="15.8394915761115" calcext:value-type="float">
            <text:p>15,839</text:p>
          </table:table-cell>
          <table:table-cell table:formula="of:=[PCA.C84]*[dados.J85]" office:value-type="float" office:value="-26.2341689770226" calcext:value-type="float">
            <text:p>-26,234</text:p>
          </table:table-cell>
          <table:table-cell table:formula="of:=[PCA.C84]*[dados.I85]" office:value-type="float" office:value="-77.8357344256557" calcext:value-type="float">
            <text:p>-77,836</text:p>
          </table:table-cell>
          <table:table-cell table:number-columns-repeated="5"/>
        </table:table-row>
        <table:table-row table:style-name="ro1">
          <table:table-cell table:formula="of:=[PCA.A85]*[dados.J86]" office:value-type="float" office:value="-237.447367868314" calcext:value-type="float">
            <text:p>-237,447</text:p>
          </table:table-cell>
          <table:table-cell table:formula="of:=[PCA.A85]*[dados.I86]" office:value-type="float" office:value="-165.681700414328" calcext:value-type="float">
            <text:p>-165,682</text:p>
          </table:table-cell>
          <table:table-cell table:formula="of:=[PCA.B85]*[dados.J86]" office:value-type="float" office:value="-20.4655906804103" calcext:value-type="float">
            <text:p>-20,466</text:p>
          </table:table-cell>
          <table:table-cell table:formula="of:=[PCA.B85]*[dados.I86]" office:value-type="float" office:value="-14.2801071848246" calcext:value-type="float">
            <text:p>-14,280</text:p>
          </table:table-cell>
          <table:table-cell table:formula="of:=[PCA.C85]*[dados.J86]" office:value-type="float" office:value="-23.5800535027524" calcext:value-type="float">
            <text:p>-23,580</text:p>
          </table:table-cell>
          <table:table-cell table:formula="of:=[PCA.C85]*[dados.I86]" office:value-type="float" office:value="-16.4532603383649" calcext:value-type="float">
            <text:p>-16,453</text:p>
          </table:table-cell>
          <table:table-cell table:number-columns-repeated="5"/>
        </table:table-row>
        <table:table-row table:style-name="ro1">
          <table:table-cell table:formula="of:=[PCA.A86]*[dados.J87]" office:value-type="float" office:value="-264.12217855347" calcext:value-type="float">
            <text:p>-264,122</text:p>
          </table:table-cell>
          <table:table-cell table:formula="of:=[PCA.A86]*[dados.I87]" office:value-type="float" office:value="-208.367093879213" calcext:value-type="float">
            <text:p>-208,367</text:p>
          </table:table-cell>
          <table:table-cell table:formula="of:=[PCA.B86]*[dados.J87]" office:value-type="float" office:value="-13.2148288692343" calcext:value-type="float">
            <text:p>-13,215</text:p>
          </table:table-cell>
          <table:table-cell table:formula="of:=[PCA.B86]*[dados.I87]" office:value-type="float" office:value="-10.4252338924125" calcext:value-type="float">
            <text:p>-10,425</text:p>
          </table:table-cell>
          <table:table-cell table:formula="of:=[PCA.C86]*[dados.J87]" office:value-type="float" office:value="-12.6805519171018" calcext:value-type="float">
            <text:p>-12,681</text:p>
          </table:table-cell>
          <table:table-cell table:formula="of:=[PCA.C86]*[dados.I87]" office:value-type="float" office:value="-10.0037405651494" calcext:value-type="float">
            <text:p>-10,004</text:p>
          </table:table-cell>
          <table:table-cell table:number-columns-repeated="5"/>
        </table:table-row>
        <table:table-row table:style-name="ro1">
          <table:table-cell table:formula="of:=[PCA.A87]*[dados.J88]" office:value-type="float" office:value="-496.888849888472" calcext:value-type="float">
            <text:p>-496,889</text:p>
          </table:table-cell>
          <table:table-cell table:formula="of:=[PCA.A87]*[dados.I88]" office:value-type="float" office:value="-227.61589248813" calcext:value-type="float">
            <text:p>-227,616</text:p>
          </table:table-cell>
          <table:table-cell table:formula="of:=[PCA.B87]*[dados.J88]" office:value-type="float" office:value="-63.5474189065404" calcext:value-type="float">
            <text:p>-63,547</text:p>
          </table:table-cell>
          <table:table-cell table:formula="of:=[PCA.B87]*[dados.I88]" office:value-type="float" office:value="-29.1099356988506" calcext:value-type="float">
            <text:p>-29,110</text:p>
          </table:table-cell>
          <table:table-cell table:formula="of:=[PCA.C87]*[dados.J88]" office:value-type="float" office:value="-45.1016240545883" calcext:value-type="float">
            <text:p>-45,102</text:p>
          </table:table-cell>
          <table:table-cell table:formula="of:=[PCA.C87]*[dados.I88]" office:value-type="float" office:value="-20.660247083736" calcext:value-type="float">
            <text:p>-20,660</text:p>
          </table:table-cell>
          <table:table-cell table:number-columns-repeated="5"/>
        </table:table-row>
        <table:table-row table:style-name="ro1">
          <table:table-cell table:formula="of:=[PCA.A88]*[dados.J89]" office:value-type="float" office:value="-255.395173177448" calcext:value-type="float">
            <text:p>-255,395</text:p>
          </table:table-cell>
          <table:table-cell table:formula="of:=[PCA.A88]*[dados.I89]" office:value-type="float" office:value="-250.176584933447" calcext:value-type="float">
            <text:p>-250,177</text:p>
          </table:table-cell>
          <table:table-cell table:formula="of:=[PCA.B88]*[dados.J89]" office:value-type="float" office:value="-15.3127007455982" calcext:value-type="float">
            <text:p>-15,313</text:p>
          </table:table-cell>
          <table:table-cell table:formula="of:=[PCA.B88]*[dados.I89]" office:value-type="float" office:value="-14.9998104152889" calcext:value-type="float">
            <text:p>-15,000</text:p>
          </table:table-cell>
          <table:table-cell table:formula="of:=[PCA.C88]*[dados.J89]" office:value-type="float" office:value="-32.9359515838985" calcext:value-type="float">
            <text:p>-32,936</text:p>
          </table:table-cell>
          <table:table-cell table:formula="of:=[PCA.C88]*[dados.I89]" office:value-type="float" office:value="-32.262958560568" calcext:value-type="float">
            <text:p>-32,263</text:p>
          </table:table-cell>
          <table:table-cell table:number-columns-repeated="5"/>
        </table:table-row>
        <table:table-row table:style-name="ro1">
          <table:table-cell table:formula="of:=[PCA.A89]*[dados.J90]" office:value-type="float" office:value="-65.9125029726794" calcext:value-type="float">
            <text:p>-65,913</text:p>
          </table:table-cell>
          <table:table-cell table:formula="of:=[PCA.A89]*[dados.I90]" office:value-type="float" office:value="-140.219159613597" calcext:value-type="float">
            <text:p>-140,219</text:p>
          </table:table-cell>
          <table:table-cell table:formula="of:=[PCA.B89]*[dados.J90]" office:value-type="float" office:value="1.7713591011395" calcext:value-type="float">
            <text:p>1,771</text:p>
          </table:table-cell>
          <table:table-cell table:formula="of:=[PCA.B89]*[dados.I90]" office:value-type="float" office:value="3.76830606233585" calcext:value-type="float">
            <text:p>3,768</text:p>
          </table:table-cell>
          <table:table-cell table:formula="of:=[PCA.C89]*[dados.J90]" office:value-type="float" office:value="-3.30181336452403" calcext:value-type="float">
            <text:p>-3,302</text:p>
          </table:table-cell>
          <table:table-cell table:formula="of:=[PCA.C89]*[dados.I90]" office:value-type="float" office:value="-7.02412250019402" calcext:value-type="float">
            <text:p>-7,024</text:p>
          </table:table-cell>
          <table:table-cell table:number-columns-repeated="5"/>
        </table:table-row>
        <table:table-row table:style-name="ro1">
          <table:table-cell table:formula="of:=[PCA.A90]*[dados.J91]" office:value-type="float" office:value="-321.654712889051" calcext:value-type="float">
            <text:p>-321,655</text:p>
          </table:table-cell>
          <table:table-cell table:formula="of:=[PCA.A90]*[dados.I91]" office:value-type="float" office:value="-150.833508170868" calcext:value-type="float">
            <text:p>-150,834</text:p>
          </table:table-cell>
          <table:table-cell table:formula="of:=[PCA.B90]*[dados.J91]" office:value-type="float" office:value="-32.9349671505364" calcext:value-type="float">
            <text:p>-32,935</text:p>
          </table:table-cell>
          <table:table-cell table:formula="of:=[PCA.B90]*[dados.I91]" office:value-type="float" office:value="-15.4441904245352" calcext:value-type="float">
            <text:p>-15,444</text:p>
          </table:table-cell>
          <table:table-cell table:formula="of:=[PCA.C90]*[dados.J91]" office:value-type="float" office:value="-17.6939016890506" calcext:value-type="float">
            <text:p>-17,694</text:p>
          </table:table-cell>
          <table:table-cell table:formula="of:=[PCA.C90]*[dados.I91]" office:value-type="float" office:value="-8.29719931978896" calcext:value-type="float">
            <text:p>-8,297</text:p>
          </table:table-cell>
          <table:table-cell table:number-columns-repeated="5"/>
        </table:table-row>
        <table:table-row table:style-name="ro1">
          <table:table-cell table:formula="of:=[PCA.A91]*[dados.J92]" office:value-type="float" office:value="-395.396195752005" calcext:value-type="float">
            <text:p>-395,396</text:p>
          </table:table-cell>
          <table:table-cell table:formula="of:=[PCA.A91]*[dados.I92]" office:value-type="float" office:value="-479.998812755182" calcext:value-type="float">
            <text:p>-479,999</text:p>
          </table:table-cell>
          <table:table-cell table:formula="of:=[PCA.B91]*[dados.J92]" office:value-type="float" office:value="-18.8950868855232" calcext:value-type="float">
            <text:p>-18,895</text:p>
          </table:table-cell>
          <table:table-cell table:formula="of:=[PCA.B91]*[dados.I92]" office:value-type="float" office:value="-22.9380539554955" calcext:value-type="float">
            <text:p>-22,938</text:p>
          </table:table-cell>
          <table:table-cell table:formula="of:=[PCA.C91]*[dados.J92]" office:value-type="float" office:value="-67.5808038269942" calcext:value-type="float">
            <text:p>-67,581</text:p>
          </table:table-cell>
          <table:table-cell table:formula="of:=[PCA.C91]*[dados.I92]" office:value-type="float" office:value="-82.0410159493387" calcext:value-type="float">
            <text:p>-82,041</text:p>
          </table:table-cell>
          <table:table-cell table:number-columns-repeated="5"/>
        </table:table-row>
        <table:table-row table:style-name="ro1">
          <table:table-cell table:formula="of:=[PCA.A92]*[dados.J93]" office:value-type="float" office:value="-303.948050024664" calcext:value-type="float">
            <text:p>-303,948</text:p>
          </table:table-cell>
          <table:table-cell table:formula="of:=[PCA.A92]*[dados.I93]" office:value-type="float" office:value="-320.074342273415" calcext:value-type="float">
            <text:p>-320,074</text:p>
          </table:table-cell>
          <table:table-cell table:formula="of:=[PCA.B92]*[dados.J93]" office:value-type="float" office:value="-20.1846739041705" calcext:value-type="float">
            <text:p>-20,185</text:p>
          </table:table-cell>
          <table:table-cell table:formula="of:=[PCA.B92]*[dados.I93]" office:value-type="float" office:value="-21.2555935902747" calcext:value-type="float">
            <text:p>-21,256</text:p>
          </table:table-cell>
          <table:table-cell table:formula="of:=[PCA.C92]*[dados.J93]" office:value-type="float" office:value="-52.6595714744359" calcext:value-type="float">
            <text:p>-52,660</text:p>
          </table:table-cell>
          <table:table-cell table:formula="of:=[PCA.C92]*[dados.I93]" office:value-type="float" office:value="-55.4534819444054" calcext:value-type="float">
            <text:p>-55,453</text:p>
          </table:table-cell>
          <table:table-cell table:number-columns-repeated="5"/>
        </table:table-row>
        <table:table-row table:style-name="ro1">
          <table:table-cell table:formula="of:=[PCA.A93]*[dados.J94]" office:value-type="float" office:value="-95.6312559207401" calcext:value-type="float">
            <text:p>-95,631</text:p>
          </table:table-cell>
          <table:table-cell table:formula="of:=[PCA.A93]*[dados.I94]" office:value-type="float" office:value="-130.116698734821" calcext:value-type="float">
            <text:p>-130,117</text:p>
          </table:table-cell>
          <table:table-cell table:formula="of:=[PCA.B93]*[dados.J94]" office:value-type="float" office:value="-3.27476178815378" calcext:value-type="float">
            <text:p>-3,275</text:p>
          </table:table-cell>
          <table:table-cell table:formula="of:=[PCA.B93]*[dados.I94]" office:value-type="float" office:value="-4.45566869236418" calcext:value-type="float">
            <text:p>-4,456</text:p>
          </table:table-cell>
          <table:table-cell table:formula="of:=[PCA.C93]*[dados.J94]" office:value-type="float" office:value="-16.3950506388542" calcext:value-type="float">
            <text:p>-16,395</text:p>
          </table:table-cell>
          <table:table-cell table:formula="of:=[PCA.C93]*[dados.I94]" office:value-type="float" office:value="-22.3072450965822" calcext:value-type="float">
            <text:p>-22,307</text:p>
          </table:table-cell>
          <table:table-cell table:number-columns-repeated="5"/>
        </table:table-row>
        <table:table-row table:style-name="ro1">
          <table:table-cell table:formula="of:=[PCA.A94]*[dados.J95]" office:value-type="float" office:value="-171.581563439248" calcext:value-type="float">
            <text:p>-171,582</text:p>
          </table:table-cell>
          <table:table-cell table:formula="of:=[PCA.A94]*[dados.I95]" office:value-type="float" office:value="-16.5718798700742" calcext:value-type="float">
            <text:p>-16,572</text:p>
          </table:table-cell>
          <table:table-cell table:formula="of:=[PCA.B94]*[dados.J95]" office:value-type="float" office:value="-36.0374322041444" calcext:value-type="float">
            <text:p>-36,037</text:p>
          </table:table-cell>
          <table:table-cell table:formula="of:=[PCA.B94]*[dados.I95]" office:value-type="float" office:value="-3.48060703808937" calcext:value-type="float">
            <text:p>-3,481</text:p>
          </table:table-cell>
          <table:table-cell table:formula="of:=[PCA.C94]*[dados.J95]" office:value-type="float" office:value="-8.02933557344828" calcext:value-type="float">
            <text:p>-8,029</text:p>
          </table:table-cell>
          <table:table-cell table:formula="of:=[PCA.C94]*[dados.I95]" office:value-type="float" office:value="-0.775498147310047" calcext:value-type="float">
            <text:p>-0,775</text:p>
          </table:table-cell>
          <table:table-cell table:number-columns-repeated="5"/>
        </table:table-row>
        <table:table-row table:style-name="ro1">
          <table:table-cell table:formula="of:=[PCA.A95]*[dados.J96]" office:value-type="float" office:value="-292.668367677332" calcext:value-type="float">
            <text:p>-292,668</text:p>
          </table:table-cell>
          <table:table-cell table:formula="of:=[PCA.A95]*[dados.I96]" office:value-type="float" office:value="-156.211189879896" calcext:value-type="float">
            <text:p>-156,211</text:p>
          </table:table-cell>
          <table:table-cell table:formula="of:=[PCA.B95]*[dados.J96]" office:value-type="float" office:value="-52.5169838210157" calcext:value-type="float">
            <text:p>-52,517</text:p>
          </table:table-cell>
          <table:table-cell table:formula="of:=[PCA.B95]*[dados.I96]" office:value-type="float" office:value="-28.0308411759372" calcext:value-type="float">
            <text:p>-28,031</text:p>
          </table:table-cell>
          <table:table-cell table:formula="of:=[PCA.C95]*[dados.J96]" office:value-type="float" office:value="-60.2852103258059" calcext:value-type="float">
            <text:p>-60,285</text:p>
          </table:table-cell>
          <table:table-cell table:formula="of:=[PCA.C95]*[dados.I96]" office:value-type="float" office:value="-32.1771174380432" calcext:value-type="float">
            <text:p>-32,177</text:p>
          </table:table-cell>
          <table:table-cell table:number-columns-repeated="5"/>
        </table:table-row>
        <table:table-row table:style-name="ro1">
          <table:table-cell table:formula="of:=[PCA.A96]*[dados.J97]" office:value-type="float" office:value="-75.9434004541431" calcext:value-type="float">
            <text:p>-75,943</text:p>
          </table:table-cell>
          <table:table-cell table:formula="of:=[PCA.A96]*[dados.I97]" office:value-type="float" office:value="-235.615511377856" calcext:value-type="float">
            <text:p>-235,616</text:p>
          </table:table-cell>
          <table:table-cell table:formula="of:=[PCA.B96]*[dados.J97]" office:value-type="float" office:value="3.23851921838208" calcext:value-type="float">
            <text:p>3,239</text:p>
          </table:table-cell>
          <table:table-cell table:formula="of:=[PCA.B96]*[dados.I97]" office:value-type="float" office:value="10.047553272346" calcext:value-type="float">
            <text:p>10,048</text:p>
          </table:table-cell>
          <table:table-cell table:formula="of:=[PCA.C96]*[dados.J97]" office:value-type="float" office:value="-19.3828550239009" calcext:value-type="float">
            <text:p>-19,383</text:p>
          </table:table-cell>
          <table:table-cell table:formula="of:=[PCA.C96]*[dados.I97]" office:value-type="float" office:value="-60.1355913892332" calcext:value-type="float">
            <text:p>-60,136</text:p>
          </table:table-cell>
          <table:table-cell table:number-columns-repeated="5"/>
        </table:table-row>
        <table:table-row table:style-name="ro1">
          <table:table-cell table:formula="of:=[PCA.A97]*[dados.J98]" office:value-type="float" office:value="-97.398493118232" calcext:value-type="float">
            <text:p>-97,398</text:p>
          </table:table-cell>
          <table:table-cell table:formula="of:=[PCA.A97]*[dados.I98]" office:value-type="float" office:value="-146.877991970916" calcext:value-type="float">
            <text:p>-146,878</text:p>
          </table:table-cell>
          <table:table-cell table:formula="of:=[PCA.B97]*[dados.J98]" office:value-type="float" office:value="-2.55886484837854" calcext:value-type="float">
            <text:p>-2,559</text:p>
          </table:table-cell>
          <table:table-cell table:formula="of:=[PCA.B97]*[dados.I98]" office:value-type="float" office:value="-3.858796154049" calcext:value-type="float">
            <text:p>-3,859</text:p>
          </table:table-cell>
          <table:table-cell table:formula="of:=[PCA.C97]*[dados.J98]" office:value-type="float" office:value="-18.4626510646457" calcext:value-type="float">
            <text:p>-18,463</text:p>
          </table:table-cell>
          <table:table-cell table:formula="of:=[PCA.C97]*[dados.I98]" office:value-type="float" office:value="-27.8418795611453" calcext:value-type="float">
            <text:p>-27,842</text:p>
          </table:table-cell>
          <table:table-cell table:number-columns-repeated="5"/>
        </table:table-row>
        <table:table-row table:style-name="ro1">
          <table:table-cell table:formula="of:=[PCA.A98]*[dados.J99]" office:value-type="float" office:value="-288.741059127807" calcext:value-type="float">
            <text:p>-288,741</text:p>
          </table:table-cell>
          <table:table-cell table:formula="of:=[PCA.A98]*[dados.I99]" office:value-type="float" office:value="-494.608114521549" calcext:value-type="float">
            <text:p>-494,608</text:p>
          </table:table-cell>
          <table:table-cell table:formula="of:=[PCA.B98]*[dados.J99]" office:value-type="float" office:value="-1.80467391285352" calcext:value-type="float">
            <text:p>-1,805</text:p>
          </table:table-cell>
          <table:table-cell table:formula="of:=[PCA.B98]*[dados.I99]" office:value-type="float" office:value="-3.09137316341147" calcext:value-type="float">
            <text:p>-3,091</text:p>
          </table:table-cell>
          <table:table-cell table:formula="of:=[PCA.C98]*[dados.J99]" office:value-type="float" office:value="-45.7054491590687" calcext:value-type="float">
            <text:p>-45,705</text:p>
          </table:table-cell>
          <table:table-cell table:formula="of:=[PCA.C98]*[dados.I99]" office:value-type="float" office:value="-78.2925923324301" calcext:value-type="float">
            <text:p>-78,293</text:p>
          </table:table-cell>
          <table:table-cell table:number-columns-repeated="5"/>
        </table:table-row>
        <table:table-row table:style-name="ro1">
          <table:table-cell table:formula="of:=[PCA.A99]*[dados.J100]" office:value-type="float" office:value="-238.935702566758" calcext:value-type="float">
            <text:p>-238,936</text:p>
          </table:table-cell>
          <table:table-cell table:formula="of:=[PCA.A99]*[dados.I100]" office:value-type="float" office:value="-158.047739387686" calcext:value-type="float">
            <text:p>-158,048</text:p>
          </table:table-cell>
          <table:table-cell table:formula="of:=[PCA.B99]*[dados.J100]" office:value-type="float" office:value="-44.301725488356" calcext:value-type="float">
            <text:p>-44,302</text:p>
          </table:table-cell>
          <table:table-cell table:formula="of:=[PCA.B99]*[dados.I100]" office:value-type="float" office:value="-29.3040658603634" calcext:value-type="float">
            <text:p>-29,304</text:p>
          </table:table-cell>
          <table:table-cell table:formula="of:=[PCA.C99]*[dados.J100]" office:value-type="float" office:value="-67.6032303334533" calcext:value-type="float">
            <text:p>-67,603</text:p>
          </table:table-cell>
          <table:table-cell table:formula="of:=[PCA.C99]*[dados.I100]" office:value-type="float" office:value="-44.7172089174161" calcext:value-type="float">
            <text:p>-44,717</text:p>
          </table:table-cell>
          <table:table-cell table:number-columns-repeated="5"/>
        </table:table-row>
        <table:table-row table:style-name="ro1">
          <table:table-cell table:formula="of:=[PCA.A100]*[dados.J101]" office:value-type="float" office:value="-145.776947815694" calcext:value-type="float">
            <text:p>-145,777</text:p>
          </table:table-cell>
          <table:table-cell table:formula="of:=[PCA.A100]*[dados.I101]" office:value-type="float" office:value="-396.398432687996" calcext:value-type="float">
            <text:p>-396,398</text:p>
          </table:table-cell>
          <table:table-cell table:formula="of:=[PCA.B100]*[dados.J101]" office:value-type="float" office:value="4.59423259742594" calcext:value-type="float">
            <text:p>4,594</text:p>
          </table:table-cell>
          <table:table-cell table:formula="of:=[PCA.B100]*[dados.I101]" office:value-type="float" office:value="12.49269262604" calcext:value-type="float">
            <text:p>12,493</text:p>
          </table:table-cell>
          <table:table-cell table:formula="of:=[PCA.C100]*[dados.J101]" office:value-type="float" office:value="-33.2622440053638" calcext:value-type="float">
            <text:p>-33,262</text:p>
          </table:table-cell>
          <table:table-cell table:formula="of:=[PCA.C100]*[dados.I101]" office:value-type="float" office:value="-90.4470946125299" calcext:value-type="float">
            <text:p>-90,447</text:p>
          </table:table-cell>
          <table:table-cell table:number-columns-repeated="5"/>
        </table:table-row>
        <table:table-row table:style-name="ro1">
          <table:table-cell table:formula="of:=[PCA.A101]*[dados.J102]" office:value-type="float" office:value="-55.2984026128647" calcext:value-type="float">
            <text:p>-55,298</text:p>
          </table:table-cell>
          <table:table-cell table:formula="of:=[PCA.A101]*[dados.I102]" office:value-type="float" office:value="-236.428036984822" calcext:value-type="float">
            <text:p>-236,428</text:p>
          </table:table-cell>
          <table:table-cell table:formula="of:=[PCA.B101]*[dados.J102]" office:value-type="float" office:value="3.54114888665361" calcext:value-type="float">
            <text:p>3,541</text:p>
          </table:table-cell>
          <table:table-cell table:formula="of:=[PCA.B101]*[dados.I102]" office:value-type="float" office:value="15.1401639176414" calcext:value-type="float">
            <text:p>15,140</text:p>
          </table:table-cell>
          <table:table-cell table:formula="of:=[PCA.C101]*[dados.J102]" office:value-type="float" office:value="-6.27444886246185" calcext:value-type="float">
            <text:p>-6,274</text:p>
          </table:table-cell>
          <table:table-cell table:formula="of:=[PCA.C101]*[dados.I102]" office:value-type="float" office:value="-26.8263739569286" calcext:value-type="float">
            <text:p>-26,826</text:p>
          </table:table-cell>
          <table:table-cell table:number-columns-repeated="5"/>
        </table:table-row>
        <table:table-row table:style-name="ro1">
          <table:table-cell table:formula="of:=[PCA.A102]*[dados.J103]" office:value-type="float" office:value="-304.523634296717" calcext:value-type="float">
            <text:p>-304,524</text:p>
          </table:table-cell>
          <table:table-cell table:formula="of:=[PCA.A102]*[dados.I103]" office:value-type="float" office:value="-267.550511474992" calcext:value-type="float">
            <text:p>-267,551</text:p>
          </table:table-cell>
          <table:table-cell table:formula="of:=[PCA.B102]*[dados.J103]" office:value-type="float" office:value="-21.1159115442856" calcext:value-type="float">
            <text:p>-21,116</text:p>
          </table:table-cell>
          <table:table-cell table:formula="of:=[PCA.B102]*[dados.I103]" office:value-type="float" office:value="-18.5521657357786" calcext:value-type="float">
            <text:p>-18,552</text:p>
          </table:table-cell>
          <table:table-cell table:formula="of:=[PCA.C102]*[dados.J103]" office:value-type="float" office:value="-36.6977649910449" calcext:value-type="float">
            <text:p>-36,698</text:p>
          </table:table-cell>
          <table:table-cell table:formula="of:=[PCA.C102]*[dados.I103]" office:value-type="float" office:value="-32.2421798755243" calcext:value-type="float">
            <text:p>-32,242</text:p>
          </table:table-cell>
          <table:table-cell table:number-columns-repeated="5"/>
        </table:table-row>
        <table:table-row table:style-name="ro1">
          <table:table-cell table:formula="of:=[PCA.A103]*[dados.J104]" office:value-type="float" office:value="-118.187055399947" calcext:value-type="float">
            <text:p>-118,187</text:p>
          </table:table-cell>
          <table:table-cell table:formula="of:=[PCA.A103]*[dados.I104]" office:value-type="float" office:value="-259.962262003808" calcext:value-type="float">
            <text:p>-259,962</text:p>
          </table:table-cell>
          <table:table-cell table:formula="of:=[PCA.B103]*[dados.J104]" office:value-type="float" office:value="3.41417669138406" calcext:value-type="float">
            <text:p>3,414</text:p>
          </table:table-cell>
          <table:table-cell table:formula="of:=[PCA.B103]*[dados.I104]" office:value-type="float" office:value="7.509765706315" calcext:value-type="float">
            <text:p>7,510</text:p>
          </table:table-cell>
          <table:table-cell table:formula="of:=[PCA.C103]*[dados.J104]" office:value-type="float" office:value="-5.97413976351203" calcext:value-type="float">
            <text:p>-5,974</text:p>
          </table:table-cell>
          <table:table-cell table:formula="of:=[PCA.C103]*[dados.I104]" office:value-type="float" office:value="-13.1406174829716" calcext:value-type="float">
            <text:p>-13,141</text:p>
          </table:table-cell>
          <table:table-cell table:number-columns-repeated="5"/>
        </table:table-row>
        <table:table-row table:style-name="ro1">
          <table:table-cell table:formula="of:=[PCA.A104]*[dados.J105]" office:value-type="float" office:value="-100.065252933808" calcext:value-type="float">
            <text:p>-100,065</text:p>
          </table:table-cell>
          <table:table-cell table:formula="of:=[PCA.A104]*[dados.I105]" office:value-type="float" office:value="-200.06950819774" calcext:value-type="float">
            <text:p>-200,070</text:p>
          </table:table-cell>
          <table:table-cell table:formula="of:=[PCA.B104]*[dados.J105]" office:value-type="float" office:value="-0.438208630392417" calcext:value-type="float">
            <text:p>-0,438</text:p>
          </table:table-cell>
          <table:table-cell table:formula="of:=[PCA.B104]*[dados.I105]" office:value-type="float" office:value="-0.876150138036524" calcext:value-type="float">
            <text:p>-0,876</text:p>
          </table:table-cell>
          <table:table-cell table:formula="of:=[PCA.C104]*[dados.J105]" office:value-type="float" office:value="-26.0506266595684" calcext:value-type="float">
            <text:p>-26,051</text:p>
          </table:table-cell>
          <table:table-cell table:formula="of:=[PCA.C104]*[dados.I105]" office:value-type="float" office:value="-52.0853734059953" calcext:value-type="float">
            <text:p>-52,085</text:p>
          </table:table-cell>
          <table:table-cell table:number-columns-repeated="5"/>
        </table:table-row>
        <table:table-row table:style-name="ro1">
          <table:table-cell table:formula="of:=[PCA.A105]*[dados.J106]" office:value-type="float" office:value="-185.489191422843" calcext:value-type="float">
            <text:p>-185,489</text:p>
          </table:table-cell>
          <table:table-cell table:formula="of:=[PCA.A105]*[dados.I106]" office:value-type="float" office:value="-424.731226469674" calcext:value-type="float">
            <text:p>-424,731</text:p>
          </table:table-cell>
          <table:table-cell table:formula="of:=[PCA.B105]*[dados.J106]" office:value-type="float" office:value="4.72317016392329" calcext:value-type="float">
            <text:p>4,723</text:p>
          </table:table-cell>
          <table:table-cell table:formula="of:=[PCA.B105]*[dados.I106]" office:value-type="float" office:value="10.8150660486466" calcext:value-type="float">
            <text:p>10,815</text:p>
          </table:table-cell>
          <table:table-cell table:formula="of:=[PCA.C105]*[dados.J106]" office:value-type="float" office:value="-20.8597421121977" calcext:value-type="float">
            <text:p>-20,860</text:p>
          </table:table-cell>
          <table:table-cell table:formula="of:=[PCA.C105]*[dados.I106]" office:value-type="float" office:value="-47.76442111367" calcext:value-type="float">
            <text:p>-47,764</text:p>
          </table:table-cell>
          <table:table-cell table:number-columns-repeated="5"/>
        </table:table-row>
        <table:table-row table:style-name="ro1">
          <table:table-cell table:formula="of:=[PCA.A106]*[dados.J107]" office:value-type="float" office:value="-158.390770731256" calcext:value-type="float">
            <text:p>-158,391</text:p>
          </table:table-cell>
          <table:table-cell table:formula="of:=[PCA.A106]*[dados.I107]" office:value-type="float" office:value="-237.760639186286" calcext:value-type="float">
            <text:p>-237,761</text:p>
          </table:table-cell>
          <table:table-cell table:formula="of:=[PCA.B106]*[dados.J107]" office:value-type="float" office:value="-5.27106998609485" calcext:value-type="float">
            <text:p>-5,271</text:p>
          </table:table-cell>
          <table:table-cell table:formula="of:=[PCA.B106]*[dados.I107]" office:value-type="float" office:value="-7.9124115837278" calcext:value-type="float">
            <text:p>-7,912</text:p>
          </table:table-cell>
          <table:table-cell table:formula="of:=[PCA.C106]*[dados.J107]" office:value-type="float" office:value="-34.8171742814852" calcext:value-type="float">
            <text:p>-34,817</text:p>
          </table:table-cell>
          <table:table-cell table:formula="of:=[PCA.C106]*[dados.I107]" office:value-type="float" office:value="-52.26411598105" calcext:value-type="float">
            <text:p>-52,264</text:p>
          </table:table-cell>
          <table:table-cell table:number-columns-repeated="5"/>
        </table:table-row>
        <table:table-row table:style-name="ro1">
          <table:table-cell table:formula="of:=[PCA.A107]*[dados.J108]" office:value-type="float" office:value="-285.767189205172" calcext:value-type="float">
            <text:p>-285,767</text:p>
          </table:table-cell>
          <table:table-cell table:formula="of:=[PCA.A107]*[dados.I108]" office:value-type="float" office:value="-198.013787687785" calcext:value-type="float">
            <text:p>-198,014</text:p>
          </table:table-cell>
          <table:table-cell table:formula="of:=[PCA.B107]*[dados.J108]" office:value-type="float" office:value="-23.4193633241078" calcext:value-type="float">
            <text:p>-23,419</text:p>
          </table:table-cell>
          <table:table-cell table:formula="of:=[PCA.B107]*[dados.I108]" office:value-type="float" office:value="-16.2277441645461" calcext:value-type="float">
            <text:p>-16,228</text:p>
          </table:table-cell>
          <table:table-cell table:formula="of:=[PCA.C107]*[dados.J108]" office:value-type="float" office:value="-25.4523633743708" calcext:value-type="float">
            <text:p>-25,452</text:p>
          </table:table-cell>
          <table:table-cell table:formula="of:=[PCA.C107]*[dados.I108]" office:value-type="float" office:value="-17.6364504664897" calcext:value-type="float">
            <text:p>-17,636</text:p>
          </table:table-cell>
          <table:table-cell table:number-columns-repeated="5"/>
        </table:table-row>
        <table:table-row table:style-name="ro1">
          <table:table-cell table:formula="of:=[PCA.A108]*[dados.J109]" office:value-type="float" office:value="-226.899777448171" calcext:value-type="float">
            <text:p>-226,900</text:p>
          </table:table-cell>
          <table:table-cell table:formula="of:=[PCA.A108]*[dados.I109]" office:value-type="float" office:value="-276.651388886034" calcext:value-type="float">
            <text:p>-276,651</text:p>
          </table:table-cell>
          <table:table-cell table:formula="of:=[PCA.B108]*[dados.J109]" office:value-type="float" office:value="-4.46579273078895" calcext:value-type="float">
            <text:p>-4,466</text:p>
          </table:table-cell>
          <table:table-cell table:formula="of:=[PCA.B108]*[dados.I109]" office:value-type="float" office:value="-5.4449932712346" calcext:value-type="float">
            <text:p>-5,445</text:p>
          </table:table-cell>
          <table:table-cell table:formula="of:=[PCA.C108]*[dados.J109]" office:value-type="float" office:value="-16.564470118202" calcext:value-type="float">
            <text:p>-16,564</text:p>
          </table:table-cell>
          <table:table-cell table:formula="of:=[PCA.C108]*[dados.I109]" office:value-type="float" office:value="-20.1965101768712" calcext:value-type="float">
            <text:p>-20,197</text:p>
          </table:table-cell>
          <table:table-cell table:number-columns-repeated="5"/>
        </table:table-row>
        <table:table-row table:style-name="ro1">
          <table:table-cell table:formula="of:=[PCA.A109]*[dados.J110]" office:value-type="float" office:value="-242.098116740568" calcext:value-type="float">
            <text:p>-242,098</text:p>
          </table:table-cell>
          <table:table-cell table:formula="of:=[PCA.A109]*[dados.I110]" office:value-type="float" office:value="-398.97254602701" calcext:value-type="float">
            <text:p>-398,973</text:p>
          </table:table-cell>
          <table:table-cell table:formula="of:=[PCA.B109]*[dados.J110]" office:value-type="float" office:value="-0.604723758040426" calcext:value-type="float">
            <text:p>-0,605</text:p>
          </table:table-cell>
          <table:table-cell table:formula="of:=[PCA.B109]*[dados.I110]" office:value-type="float" office:value="-0.996571888442045" calcext:value-type="float">
            <text:p>-0,997</text:p>
          </table:table-cell>
          <table:table-cell table:formula="of:=[PCA.C109]*[dados.J110]" office:value-type="float" office:value="-28.2091538650698" calcext:value-type="float">
            <text:p>-28,209</text:p>
          </table:table-cell>
          <table:table-cell table:formula="of:=[PCA.C109]*[dados.I110]" office:value-type="float" office:value="-46.4880854520445" calcext:value-type="float">
            <text:p>-46,488</text:p>
          </table:table-cell>
          <table:table-cell table:number-columns-repeated="5"/>
        </table:table-row>
        <table:table-row table:style-name="ro1">
          <table:table-cell table:formula="of:=[PCA.A110]*[dados.J111]" office:value-type="float" office:value="-457.826758841394" calcext:value-type="float">
            <text:p>-457,827</text:p>
          </table:table-cell>
          <table:table-cell table:formula="of:=[PCA.A110]*[dados.I111]" office:value-type="float" office:value="-320.020725071377" calcext:value-type="float">
            <text:p>-320,021</text:p>
          </table:table-cell>
          <table:table-cell table:formula="of:=[PCA.B110]*[dados.J111]" office:value-type="float" office:value="-54.3111498865648" calcext:value-type="float">
            <text:p>-54,311</text:p>
          </table:table-cell>
          <table:table-cell table:formula="of:=[PCA.B110]*[dados.I111]" office:value-type="float" office:value="-37.9634724937079" calcext:value-type="float">
            <text:p>-37,963</text:p>
          </table:table-cell>
          <table:table-cell table:formula="of:=[PCA.C110]*[dados.J111]" office:value-type="float" office:value="-76.1873964609611" calcext:value-type="float">
            <text:p>-76,187</text:p>
          </table:table-cell>
          <table:table-cell table:formula="of:=[PCA.C110]*[dados.I111]" office:value-type="float" office:value="-53.2549602789465" calcext:value-type="float">
            <text:p>-53,255</text:p>
          </table:table-cell>
          <table:table-cell table:number-columns-repeated="5"/>
        </table:table-row>
        <table:table-row table:style-name="ro1">
          <table:table-cell table:formula="of:=[PCA.A111]*[dados.J112]" office:value-type="float" office:value="-215.16633550236" calcext:value-type="float">
            <text:p>-215,166</text:p>
          </table:table-cell>
          <table:table-cell table:formula="of:=[PCA.A111]*[dados.I112]" office:value-type="float" office:value="-353.02304170694" calcext:value-type="float">
            <text:p>-353,023</text:p>
          </table:table-cell>
          <table:table-cell table:formula="of:=[PCA.B111]*[dados.J112]" office:value-type="float" office:value="-2.58331546348296" calcext:value-type="float">
            <text:p>-2,583</text:p>
          </table:table-cell>
          <table:table-cell table:formula="of:=[PCA.B111]*[dados.I112]" office:value-type="float" office:value="-4.23844129927717" calcext:value-type="float">
            <text:p>-4,238</text:p>
          </table:table-cell>
          <table:table-cell table:formula="of:=[PCA.C111]*[dados.J112]" office:value-type="float" office:value="-35.5808649837054" calcext:value-type="float">
            <text:p>-35,581</text:p>
          </table:table-cell>
          <table:table-cell table:formula="of:=[PCA.C111]*[dados.I112]" office:value-type="float" office:value="-58.3774648287109" calcext:value-type="float">
            <text:p>-58,377</text:p>
          </table:table-cell>
          <table:table-cell table:number-columns-repeated="5"/>
        </table:table-row>
        <table:table-row table:style-name="ro1">
          <table:table-cell table:formula="of:=[PCA.A112]*[dados.J113]" office:value-type="float" office:value="-158.969709369324" calcext:value-type="float">
            <text:p>-158,970</text:p>
          </table:table-cell>
          <table:table-cell table:formula="of:=[PCA.A112]*[dados.I113]" office:value-type="float" office:value="-145.575118656465" calcext:value-type="float">
            <text:p>-145,575</text:p>
          </table:table-cell>
          <table:table-cell table:formula="of:=[PCA.B112]*[dados.J113]" office:value-type="float" office:value="-5.52571590744313" calcext:value-type="float">
            <text:p>-5,526</text:p>
          </table:table-cell>
          <table:table-cell table:formula="of:=[PCA.B112]*[dados.I113]" office:value-type="float" office:value="-5.0601259326651" calcext:value-type="float">
            <text:p>-5,060</text:p>
          </table:table-cell>
          <table:table-cell table:formula="of:=[PCA.C112]*[dados.J113]" office:value-type="float" office:value="-6.80184350569037" calcext:value-type="float">
            <text:p>-6,802</text:p>
          </table:table-cell>
          <table:table-cell table:formula="of:=[PCA.C112]*[dados.I113]" office:value-type="float" office:value="-6.22872860088814" calcext:value-type="float">
            <text:p>-6,229</text:p>
          </table:table-cell>
          <table:table-cell table:number-columns-repeated="5"/>
        </table:table-row>
        <table:table-row table:style-name="ro1">
          <table:table-cell table:formula="of:=[PCA.A113]*[dados.J114]" office:value-type="float" office:value="-124.208814765625" calcext:value-type="float">
            <text:p>-124,209</text:p>
          </table:table-cell>
          <table:table-cell table:formula="of:=[PCA.A113]*[dados.I114]" office:value-type="float" office:value="-161.684424051162" calcext:value-type="float">
            <text:p>-161,684</text:p>
          </table:table-cell>
          <table:table-cell table:formula="of:=[PCA.B113]*[dados.J114]" office:value-type="float" office:value="-0.400648909240879" calcext:value-type="float">
            <text:p>-0,401</text:p>
          </table:table-cell>
          <table:table-cell table:formula="of:=[PCA.B113]*[dados.I114]" office:value-type="float" office:value="-0.52153052309187" calcext:value-type="float">
            <text:p>-0,522</text:p>
          </table:table-cell>
          <table:table-cell table:formula="of:=[PCA.C113]*[dados.J114]" office:value-type="float" office:value="-3.94559045820418" calcext:value-type="float">
            <text:p>-3,946</text:p>
          </table:table-cell>
          <table:table-cell table:formula="of:=[PCA.C113]*[dados.I114]" office:value-type="float" office:value="-5.13603259140874" calcext:value-type="float">
            <text:p>-5,136</text:p>
          </table:table-cell>
          <table:table-cell table:number-columns-repeated="5"/>
        </table:table-row>
        <table:table-row table:style-name="ro1">
          <table:table-cell table:formula="of:=[PCA.A114]*[dados.J115]" office:value-type="float" office:value="-281.507527936076" calcext:value-type="float">
            <text:p>-281,508</text:p>
          </table:table-cell>
          <table:table-cell table:formula="of:=[PCA.A114]*[dados.I115]" office:value-type="float" office:value="-347.343008673346" calcext:value-type="float">
            <text:p>-347,343</text:p>
          </table:table-cell>
          <table:table-cell table:formula="of:=[PCA.B114]*[dados.J115]" office:value-type="float" office:value="-15.1828288414315" calcext:value-type="float">
            <text:p>-15,183</text:p>
          </table:table-cell>
          <table:table-cell table:formula="of:=[PCA.B114]*[dados.I115]" office:value-type="float" office:value="-18.7336000874293" calcext:value-type="float">
            <text:p>-18,734</text:p>
          </table:table-cell>
          <table:table-cell table:formula="of:=[PCA.C114]*[dados.J115]" office:value-type="float" office:value="-56.3625788087722" calcext:value-type="float">
            <text:p>-56,363</text:p>
          </table:table-cell>
          <table:table-cell table:formula="of:=[PCA.C114]*[dados.I115]" office:value-type="float" office:value="-69.5439580019793" calcext:value-type="float">
            <text:p>-69,544</text:p>
          </table:table-cell>
          <table:table-cell table:number-columns-repeated="5"/>
        </table:table-row>
        <table:table-row table:style-name="ro1">
          <table:table-cell table:formula="of:=[PCA.A115]*[dados.J116]" office:value-type="float" office:value="-149.766847439251" calcext:value-type="float">
            <text:p>-149,767</text:p>
          </table:table-cell>
          <table:table-cell table:formula="of:=[PCA.A115]*[dados.I116]" office:value-type="float" office:value="-300.941749044922" calcext:value-type="float">
            <text:p>-300,942</text:p>
          </table:table-cell>
          <table:table-cell table:formula="of:=[PCA.B115]*[dados.J116]" office:value-type="float" office:value="1.06063703401671" calcext:value-type="float">
            <text:p>1,061</text:p>
          </table:table-cell>
          <table:table-cell table:formula="of:=[PCA.B115]*[dados.I116]" office:value-type="float" office:value="2.13124579689293" calcext:value-type="float">
            <text:p>2,131</text:p>
          </table:table-cell>
          <table:table-cell table:formula="of:=[PCA.C115]*[dados.J116]" office:value-type="float" office:value="-26.3462239249752" calcext:value-type="float">
            <text:p>-26,346</text:p>
          </table:table-cell>
          <table:table-cell table:formula="of:=[PCA.C115]*[dados.I116]" office:value-type="float" office:value="-52.9401455948203" calcext:value-type="float">
            <text:p>-52,940</text:p>
          </table:table-cell>
          <table:table-cell table:number-columns-repeated="5"/>
        </table:table-row>
        <table:table-row table:style-name="ro1">
          <table:table-cell table:formula="of:=[PCA.A116]*[dados.J117]" office:value-type="float" office:value="-154.265805043728" calcext:value-type="float">
            <text:p>-154,266</text:p>
          </table:table-cell>
          <table:table-cell table:formula="of:=[PCA.A116]*[dados.I117]" office:value-type="float" office:value="-480.155434818674" calcext:value-type="float">
            <text:p>-480,155</text:p>
          </table:table-cell>
          <table:table-cell table:formula="of:=[PCA.B116]*[dados.J117]" office:value-type="float" office:value="6.88920600911893" calcext:value-type="float">
            <text:p>6,889</text:p>
          </table:table-cell>
          <table:table-cell table:formula="of:=[PCA.B116]*[dados.I117]" office:value-type="float" office:value="21.4427928854762" calcext:value-type="float">
            <text:p>21,443</text:p>
          </table:table-cell>
          <table:table-cell table:formula="of:=[PCA.C116]*[dados.J117]" office:value-type="float" office:value="-28.6557768986532" calcext:value-type="float">
            <text:p>-28,656</text:p>
          </table:table-cell>
          <table:table-cell table:formula="of:=[PCA.C116]*[dados.I117]" office:value-type="float" office:value="-89.1916845274918" calcext:value-type="float">
            <text:p>-89,192</text:p>
          </table:table-cell>
          <table:table-cell table:number-columns-repeated="5"/>
        </table:table-row>
        <table:table-row table:style-name="ro1">
          <table:table-cell table:formula="of:=[PCA.A117]*[dados.J118]" office:value-type="float" office:value="-185.158867553864" calcext:value-type="float">
            <text:p>-185,159</text:p>
          </table:table-cell>
          <table:table-cell table:formula="of:=[PCA.A117]*[dados.I118]" office:value-type="float" office:value="-304.352058916633" calcext:value-type="float">
            <text:p>-304,352</text:p>
          </table:table-cell>
          <table:table-cell table:formula="of:=[PCA.B117]*[dados.J118]" office:value-type="float" office:value="-3.47808390548642" calcext:value-type="float">
            <text:p>-3,478</text:p>
          </table:table-cell>
          <table:table-cell table:formula="of:=[PCA.B117]*[dados.I118]" office:value-type="float" office:value="-5.71704726705383" calcext:value-type="float">
            <text:p>-5,717</text:p>
          </table:table-cell>
          <table:table-cell table:formula="of:=[PCA.C117]*[dados.J118]" office:value-type="float" office:value="-37.5681035363644" calcext:value-type="float">
            <text:p>-37,568</text:p>
          </table:table-cell>
          <table:table-cell table:formula="of:=[PCA.C117]*[dados.I118]" office:value-type="float" office:value="-61.7519960666187" calcext:value-type="float">
            <text:p>-61,752</text:p>
          </table:table-cell>
          <table:table-cell table:number-columns-repeated="5"/>
        </table:table-row>
        <table:table-row table:style-name="ro1">
          <table:table-cell table:formula="of:=[PCA.A118]*[dados.J119]" office:value-type="float" office:value="-312.955299980591" calcext:value-type="float">
            <text:p>-312,955</text:p>
          </table:table-cell>
          <table:table-cell table:formula="of:=[PCA.A118]*[dados.I119]" office:value-type="float" office:value="-156.34178088686" calcext:value-type="float">
            <text:p>-156,342</text:p>
          </table:table-cell>
          <table:table-cell table:formula="of:=[PCA.B118]*[dados.J119]" office:value-type="float" office:value="-58.4043642114674" calcext:value-type="float">
            <text:p>-58,404</text:p>
          </table:table-cell>
          <table:table-cell table:formula="of:=[PCA.B118]*[dados.I119]" office:value-type="float" office:value="-29.1768259331346" calcext:value-type="float">
            <text:p>-29,177</text:p>
          </table:table-cell>
          <table:table-cell table:formula="of:=[PCA.C118]*[dados.J119]" office:value-type="float" office:value="-62.933499581736" calcext:value-type="float">
            <text:p>-62,933</text:p>
          </table:table-cell>
          <table:table-cell table:formula="of:=[PCA.C118]*[dados.I119]" office:value-type="float" office:value="-31.4394273005163" calcext:value-type="float">
            <text:p>-31,439</text:p>
          </table:table-cell>
          <table:table-cell table:number-columns-repeated="5"/>
        </table:table-row>
        <table:table-row table:style-name="ro1">
          <table:table-cell table:formula="of:=[PCA.A119]*[dados.J120]" office:value-type="float" office:value="-299.843044193482" calcext:value-type="float">
            <text:p>-299,843</text:p>
          </table:table-cell>
          <table:table-cell table:formula="of:=[PCA.A119]*[dados.I120]" office:value-type="float" office:value="-467.631224161945" calcext:value-type="float">
            <text:p>-467,631</text:p>
          </table:table-cell>
          <table:table-cell table:formula="of:=[PCA.B119]*[dados.J120]" office:value-type="float" office:value="-2.93555559158887" calcext:value-type="float">
            <text:p>-2,936</text:p>
          </table:table-cell>
          <table:table-cell table:formula="of:=[PCA.B119]*[dados.I120]" office:value-type="float" office:value="-4.57825346118197" calcext:value-type="float">
            <text:p>-4,578</text:p>
          </table:table-cell>
          <table:table-cell table:formula="of:=[PCA.C119]*[dados.J120]" office:value-type="float" office:value="-38.1957718974163" calcext:value-type="float">
            <text:p>-38,196</text:p>
          </table:table-cell>
          <table:table-cell table:formula="of:=[PCA.C119]*[dados.I120]" office:value-type="float" office:value="-59.5696178920648" calcext:value-type="float">
            <text:p>-59,570</text:p>
          </table:table-cell>
          <table:table-cell table:number-columns-repeated="5"/>
        </table:table-row>
        <table:table-row table:style-name="ro1">
          <table:table-cell table:formula="of:=[PCA.A120]*[dados.J121]" office:value-type="float" office:value="-193.959742357673" calcext:value-type="float">
            <text:p>-193,960</text:p>
          </table:table-cell>
          <table:table-cell table:formula="of:=[PCA.A120]*[dados.I121]" office:value-type="float" office:value="-219.149214995231" calcext:value-type="float">
            <text:p>-219,149</text:p>
          </table:table-cell>
          <table:table-cell table:formula="of:=[PCA.B120]*[dados.J121]" office:value-type="float" office:value="-7.48897548777457" calcext:value-type="float">
            <text:p>-7,489</text:p>
          </table:table-cell>
          <table:table-cell table:formula="of:=[PCA.B120]*[dados.I121]" office:value-type="float" office:value="-8.46156568014949" calcext:value-type="float">
            <text:p>-8,462</text:p>
          </table:table-cell>
          <table:table-cell table:formula="of:=[PCA.C120]*[dados.J121]" office:value-type="float" office:value="-21.7597707451338" calcext:value-type="float">
            <text:p>-21,760</text:p>
          </table:table-cell>
          <table:table-cell table:formula="of:=[PCA.C120]*[dados.I121]" office:value-type="float" office:value="-24.585703297536" calcext:value-type="float">
            <text:p>-24,586</text:p>
          </table:table-cell>
          <table:table-cell table:number-columns-repeated="5"/>
        </table:table-row>
        <table:table-row table:style-name="ro1">
          <table:table-cell table:formula="of:=[PCA.A121]*[dados.J122]" office:value-type="float" office:value="-429.438851676479" calcext:value-type="float">
            <text:p>-429,439</text:p>
          </table:table-cell>
          <table:table-cell table:formula="of:=[PCA.A121]*[dados.I122]" office:value-type="float" office:value="-257.153240504457" calcext:value-type="float">
            <text:p>-257,153</text:p>
          </table:table-cell>
          <table:table-cell table:formula="of:=[PCA.B121]*[dados.J122]" office:value-type="float" office:value="-66.9681865806887" calcext:value-type="float">
            <text:p>-66,968</text:p>
          </table:table-cell>
          <table:table-cell table:formula="of:=[PCA.B121]*[dados.I122]" office:value-type="float" office:value="-40.1013697822217" calcext:value-type="float">
            <text:p>-40,101</text:p>
          </table:table-cell>
          <table:table-cell table:formula="of:=[PCA.C121]*[dados.J122]" office:value-type="float" office:value="-83.9566960686672" calcext:value-type="float">
            <text:p>-83,957</text:p>
          </table:table-cell>
          <table:table-cell table:formula="of:=[PCA.C121]*[dados.I122]" office:value-type="float" office:value="-50.2742971946337" calcext:value-type="float">
            <text:p>-50,274</text:p>
          </table:table-cell>
          <table:table-cell table:number-columns-repeated="5"/>
        </table:table-row>
        <table:table-row table:style-name="ro1">
          <table:table-cell table:formula="of:=[PCA.A122]*[dados.J123]" office:value-type="float" office:value="-267.509006493903" calcext:value-type="float">
            <text:p>-267,509</text:p>
          </table:table-cell>
          <table:table-cell table:formula="of:=[PCA.A122]*[dados.I123]" office:value-type="float" office:value="-177.139142951824" calcext:value-type="float">
            <text:p>-177,139</text:p>
          </table:table-cell>
          <table:table-cell table:formula="of:=[PCA.B122]*[dados.J123]" office:value-type="float" office:value="-24.7129099187903" calcext:value-type="float">
            <text:p>-24,713</text:p>
          </table:table-cell>
          <table:table-cell table:formula="of:=[PCA.B122]*[dados.I123]" office:value-type="float" office:value="-16.3643973720186" calcext:value-type="float">
            <text:p>-16,364</text:p>
          </table:table-cell>
          <table:table-cell table:formula="of:=[PCA.C122]*[dados.J123]" office:value-type="float" office:value="-26.7430174181594" calcext:value-type="float">
            <text:p>-26,743</text:p>
          </table:table-cell>
          <table:table-cell table:formula="of:=[PCA.C122]*[dados.I123]" office:value-type="float" office:value="-17.7086941762704" calcext:value-type="float">
            <text:p>-17,709</text:p>
          </table:table-cell>
          <table:table-cell table:number-columns-repeated="5"/>
        </table:table-row>
        <table:table-row table:style-name="ro1">
          <table:table-cell table:formula="of:=[PCA.A123]*[dados.J124]" office:value-type="float" office:value="-366.297330663583" calcext:value-type="float">
            <text:p>-366,297</text:p>
          </table:table-cell>
          <table:table-cell table:formula="of:=[PCA.A123]*[dados.I124]" office:value-type="float" office:value="-467.038115315953" calcext:value-type="float">
            <text:p>-467,038</text:p>
          </table:table-cell>
          <table:table-cell table:formula="of:=[PCA.B123]*[dados.J124]" office:value-type="float" office:value="-16.8128251305374" calcext:value-type="float">
            <text:p>-16,813</text:p>
          </table:table-cell>
          <table:table-cell table:formula="of:=[PCA.B123]*[dados.I124]" office:value-type="float" office:value="-21.4367659952034" calcext:value-type="float">
            <text:p>-21,437</text:p>
          </table:table-cell>
          <table:table-cell table:formula="of:=[PCA.C123]*[dados.J124]" office:value-type="float" office:value="-68.1986037875691" calcext:value-type="float">
            <text:p>-68,199</text:p>
          </table:table-cell>
          <table:table-cell table:formula="of:=[PCA.C123]*[dados.I124]" office:value-type="float" office:value="-86.9548989680702" calcext:value-type="float">
            <text:p>-86,955</text:p>
          </table:table-cell>
          <table:table-cell table:number-columns-repeated="5"/>
        </table:table-row>
        <table:table-row table:style-name="ro1">
          <table:table-cell table:formula="of:=[PCA.A124]*[dados.J125]" office:value-type="float" office:value="-145.773038614367" calcext:value-type="float">
            <text:p>-145,773</text:p>
          </table:table-cell>
          <table:table-cell table:formula="of:=[PCA.A124]*[dados.I125]" office:value-type="float" office:value="-259.248925404853" calcext:value-type="float">
            <text:p>-259,249</text:p>
          </table:table-cell>
          <table:table-cell table:formula="of:=[PCA.B124]*[dados.J125]" office:value-type="float" office:value="1.61115661693683" calcext:value-type="float">
            <text:p>1,611</text:p>
          </table:table-cell>
          <table:table-cell table:formula="of:=[PCA.B124]*[dados.I125]" office:value-type="float" office:value="2.86534893948917" calcext:value-type="float">
            <text:p>2,865</text:p>
          </table:table-cell>
          <table:table-cell table:formula="of:=[PCA.C124]*[dados.J125]" office:value-type="float" office:value="-10.9592569038377" calcext:value-type="float">
            <text:p>-10,959</text:p>
          </table:table-cell>
          <table:table-cell table:formula="of:=[PCA.C124]*[dados.I125]" office:value-type="float" office:value="-19.4904051020832" calcext:value-type="float">
            <text:p>-19,490</text:p>
          </table:table-cell>
          <table:table-cell table:number-columns-repeated="5"/>
        </table:table-row>
        <table:table-row table:style-name="ro1">
          <table:table-cell table:formula="of:=[PCA.A125]*[dados.J126]" office:value-type="float" office:value="-78.4086842243824" calcext:value-type="float">
            <text:p>-78,409</text:p>
          </table:table-cell>
          <table:table-cell table:formula="of:=[PCA.A125]*[dados.I126]" office:value-type="float" office:value="-194.912509940479" calcext:value-type="float">
            <text:p>-194,913</text:p>
          </table:table-cell>
          <table:table-cell table:formula="of:=[PCA.B125]*[dados.J126]" office:value-type="float" office:value="1.40281766622531" calcext:value-type="float">
            <text:p>1,403</text:p>
          </table:table-cell>
          <table:table-cell table:formula="of:=[PCA.B125]*[dados.I126]" office:value-type="float" office:value="3.48719934555149" calcext:value-type="float">
            <text:p>3,487</text:p>
          </table:table-cell>
          <table:table-cell table:formula="of:=[PCA.C125]*[dados.J126]" office:value-type="float" office:value="-23.1272950404429" calcext:value-type="float">
            <text:p>-23,127</text:p>
          </table:table-cell>
          <table:table-cell table:formula="of:=[PCA.C125]*[dados.I126]" office:value-type="float" office:value="-57.4910696316079" calcext:value-type="float">
            <text:p>-57,491</text:p>
          </table:table-cell>
          <table:table-cell table:number-columns-repeated="5"/>
        </table:table-row>
        <table:table-row table:style-name="ro1">
          <table:table-cell table:formula="of:=[PCA.A126]*[dados.J127]" office:value-type="float" office:value="-289.335128561987" calcext:value-type="float">
            <text:p>-289,335</text:p>
          </table:table-cell>
          <table:table-cell table:formula="of:=[PCA.A126]*[dados.I127]" office:value-type="float" office:value="-261.994071824721" calcext:value-type="float">
            <text:p>-261,994</text:p>
          </table:table-cell>
          <table:table-cell table:formula="of:=[PCA.B126]*[dados.J127]" office:value-type="float" office:value="-26.9293414236149" calcext:value-type="float">
            <text:p>-26,929</text:p>
          </table:table-cell>
          <table:table-cell table:formula="of:=[PCA.B126]*[dados.I127]" office:value-type="float" office:value="-24.384622241331" calcext:value-type="float">
            <text:p>-24,385</text:p>
          </table:table-cell>
          <table:table-cell table:formula="of:=[PCA.C126]*[dados.J127]" office:value-type="float" office:value="-55.1671958130483" calcext:value-type="float">
            <text:p>-55,167</text:p>
          </table:table-cell>
          <table:table-cell table:formula="of:=[PCA.C126]*[dados.I127]" office:value-type="float" office:value="-49.9541080063347" calcext:value-type="float">
            <text:p>-49,954</text:p>
          </table:table-cell>
          <table:table-cell table:number-columns-repeated="5"/>
        </table:table-row>
        <table:table-row table:style-name="ro1">
          <table:table-cell table:formula="of:=[PCA.A127]*[dados.J128]" office:value-type="float" office:value="-106.617907945924" calcext:value-type="float">
            <text:p>-106,618</text:p>
          </table:table-cell>
          <table:table-cell table:formula="of:=[PCA.A127]*[dados.I128]" office:value-type="float" office:value="-107.142451365508" calcext:value-type="float">
            <text:p>-107,142</text:p>
          </table:table-cell>
          <table:table-cell table:formula="of:=[PCA.B127]*[dados.J128]" office:value-type="float" office:value="-6.94605156503251" calcext:value-type="float">
            <text:p>-6,946</text:p>
          </table:table-cell>
          <table:table-cell table:formula="of:=[PCA.B127]*[dados.I128]" office:value-type="float" office:value="-6.98022505155766" calcext:value-type="float">
            <text:p>-6,980</text:p>
          </table:table-cell>
          <table:table-cell table:formula="of:=[PCA.C127]*[dados.J128]" office:value-type="float" office:value="-16.2316138310992" calcext:value-type="float">
            <text:p>-16,232</text:p>
          </table:table-cell>
          <table:table-cell table:formula="of:=[PCA.C127]*[dados.I128]" office:value-type="float" office:value="-16.3114708306255" calcext:value-type="float">
            <text:p>-16,311</text:p>
          </table:table-cell>
          <table:table-cell table:number-columns-repeated="5"/>
        </table:table-row>
        <table:table-row table:style-name="ro1">
          <table:table-cell table:formula="of:=[PCA.A128]*[dados.J129]" office:value-type="float" office:value="-357.041250838273" calcext:value-type="float">
            <text:p>-357,041</text:p>
          </table:table-cell>
          <table:table-cell table:formula="of:=[PCA.A128]*[dados.I129]" office:value-type="float" office:value="-157.526774990863" calcext:value-type="float">
            <text:p>-157,527</text:p>
          </table:table-cell>
          <table:table-cell table:formula="of:=[PCA.B128]*[dados.J129]" office:value-type="float" office:value="-45.3927141319756" calcext:value-type="float">
            <text:p>-45,393</text:p>
          </table:table-cell>
          <table:table-cell table:formula="of:=[PCA.B128]*[dados.I129]" office:value-type="float" office:value="-20.0272877391728" calcext:value-type="float">
            <text:p>-20,027</text:p>
          </table:table-cell>
          <table:table-cell table:formula="of:=[PCA.C128]*[dados.J129]" office:value-type="float" office:value="-29.8318452512585" calcext:value-type="float">
            <text:p>-29,832</text:p>
          </table:table-cell>
          <table:table-cell table:formula="of:=[PCA.C128]*[dados.I129]" office:value-type="float" office:value="-13.1618247567306" calcext:value-type="float">
            <text:p>-13,162</text:p>
          </table:table-cell>
          <table:table-cell table:number-columns-repeated="5"/>
        </table:table-row>
        <table:table-row table:style-name="ro1">
          <table:table-cell table:formula="of:=[PCA.A129]*[dados.J130]" office:value-type="float" office:value="-263.297725369357" calcext:value-type="float">
            <text:p>-263,298</text:p>
          </table:table-cell>
          <table:table-cell table:formula="of:=[PCA.A129]*[dados.I130]" office:value-type="float" office:value="-395.59275429864" calcext:value-type="float">
            <text:p>-395,593</text:p>
          </table:table-cell>
          <table:table-cell table:formula="of:=[PCA.B129]*[dados.J130]" office:value-type="float" office:value="-6.44636583747714" calcext:value-type="float">
            <text:p>-6,446</text:p>
          </table:table-cell>
          <table:table-cell table:formula="of:=[PCA.B129]*[dados.I130]" office:value-type="float" office:value="-9.68536896126571" calcext:value-type="float">
            <text:p>-9,685</text:p>
          </table:table-cell>
          <table:table-cell table:formula="of:=[PCA.C129]*[dados.J130]" office:value-type="float" office:value="-47.1644775184661" calcext:value-type="float">
            <text:p>-47,164</text:p>
          </table:table-cell>
          <table:table-cell table:formula="of:=[PCA.C129]*[dados.I130]" office:value-type="float" office:value="-70.8624639290472" calcext:value-type="float">
            <text:p>-70,862</text:p>
          </table:table-cell>
          <table:table-cell table:number-columns-repeated="5"/>
        </table:table-row>
        <table:table-row table:style-name="ro1">
          <table:table-cell table:formula="of:=[PCA.A130]*[dados.J131]" office:value-type="float" office:value="-342.59883506898" calcext:value-type="float">
            <text:p>-342,599</text:p>
          </table:table-cell>
          <table:table-cell table:formula="of:=[PCA.A130]*[dados.I131]" office:value-type="float" office:value="-199.728574309815" calcext:value-type="float">
            <text:p>-199,729</text:p>
          </table:table-cell>
          <table:table-cell table:formula="of:=[PCA.B130]*[dados.J131]" office:value-type="float" office:value="-49.3080105506595" calcext:value-type="float">
            <text:p>-49,308</text:p>
          </table:table-cell>
          <table:table-cell table:formula="of:=[PCA.B130]*[dados.I131]" office:value-type="float" office:value="-28.7456279509931" calcext:value-type="float">
            <text:p>-28,746</text:p>
          </table:table-cell>
          <table:table-cell table:formula="of:=[PCA.C130]*[dados.J131]" office:value-type="float" office:value="-57.1111647094189" calcext:value-type="float">
            <text:p>-57,111</text:p>
          </table:table-cell>
          <table:table-cell table:formula="of:=[PCA.C130]*[dados.I131]" office:value-type="float" office:value="-33.2947177193075" calcext:value-type="float">
            <text:p>-33,295</text:p>
          </table:table-cell>
          <table:table-cell table:number-columns-repeated="5"/>
        </table:table-row>
        <table:table-row table:style-name="ro1">
          <table:table-cell table:formula="of:=[PCA.A131]*[dados.J132]" office:value-type="float" office:value="-174.528475725174" calcext:value-type="float">
            <text:p>-174,528</text:p>
          </table:table-cell>
          <table:table-cell table:formula="of:=[PCA.A131]*[dados.I132]" office:value-type="float" office:value="-207.609489597722" calcext:value-type="float">
            <text:p>-207,609</text:p>
          </table:table-cell>
          <table:table-cell table:formula="of:=[PCA.B131]*[dados.J132]" office:value-type="float" office:value="-14.4905515466146" calcext:value-type="float">
            <text:p>-14,491</text:p>
          </table:table-cell>
          <table:table-cell table:formula="of:=[PCA.B131]*[dados.I132]" office:value-type="float" office:value="-17.2371642970133" calcext:value-type="float">
            <text:p>-17,237</text:p>
          </table:table-cell>
          <table:table-cell table:formula="of:=[PCA.C131]*[dados.J132]" office:value-type="float" office:value="-49.5318615440913" calcext:value-type="float">
            <text:p>-49,532</text:p>
          </table:table-cell>
          <table:table-cell table:formula="of:=[PCA.C131]*[dados.I132]" office:value-type="float" office:value="-58.9203821970385" calcext:value-type="float">
            <text:p>-58,920</text:p>
          </table:table-cell>
          <table:table-cell table:number-columns-repeated="5"/>
        </table:table-row>
        <table:table-row table:style-name="ro1">
          <table:table-cell table:formula="of:=[PCA.A132]*[dados.J133]" office:value-type="float" office:value="56.5204433509367" calcext:value-type="float">
            <text:p>56,520</text:p>
          </table:table-cell>
          <table:table-cell table:formula="of:=[PCA.A132]*[dados.I133]" office:value-type="float" office:value="-163.589914381117" calcext:value-type="float">
            <text:p>-163,590</text:p>
          </table:table-cell>
          <table:table-cell table:formula="of:=[PCA.B132]*[dados.J133]" office:value-type="float" office:value="-11.1296898741116" calcext:value-type="float">
            <text:p>-11,130</text:p>
          </table:table-cell>
          <table:table-cell table:formula="of:=[PCA.B132]*[dados.I133]" office:value-type="float" office:value="32.2132118159353" calcext:value-type="float">
            <text:p>32,213</text:p>
          </table:table-cell>
          <table:table-cell table:formula="of:=[PCA.C132]*[dados.J133]" office:value-type="float" office:value="2.75774578057171" calcext:value-type="float">
            <text:p>2,758</text:p>
          </table:table-cell>
          <table:table-cell table:formula="of:=[PCA.C132]*[dados.I133]" office:value-type="float" office:value="-7.9818799956589" calcext:value-type="float">
            <text:p>-7,982</text:p>
          </table:table-cell>
          <table:table-cell table:number-columns-repeated="5"/>
        </table:table-row>
        <table:table-row table:style-name="ro1">
          <table:table-cell table:formula="of:=[PCA.A133]*[dados.J134]" office:value-type="float" office:value="53.7945963102365" calcext:value-type="float">
            <text:p>53,795</text:p>
          </table:table-cell>
          <table:table-cell table:formula="of:=[PCA.A133]*[dados.I134]" office:value-type="float" office:value="-113.593581310447" calcext:value-type="float">
            <text:p>-113,594</text:p>
          </table:table-cell>
          <table:table-cell table:formula="of:=[PCA.B133]*[dados.J134]" office:value-type="float" office:value="-15.1518311407326" calcext:value-type="float">
            <text:p>-15,152</text:p>
          </table:table-cell>
          <table:table-cell table:formula="of:=[PCA.B133]*[dados.I134]" office:value-type="float" office:value="31.994863438718" calcext:value-type="float">
            <text:p>31,995</text:p>
          </table:table-cell>
          <table:table-cell table:formula="of:=[PCA.C133]*[dados.J134]" office:value-type="float" office:value="5.21117126918822" calcext:value-type="float">
            <text:p>5,211</text:p>
          </table:table-cell>
          <table:table-cell table:formula="of:=[PCA.C133]*[dados.I134]" office:value-type="float" office:value="-11.0039975739451" calcext:value-type="float">
            <text:p>-11,004</text:p>
          </table:table-cell>
          <table:table-cell table:number-columns-repeated="5"/>
        </table:table-row>
        <table:table-row table:style-name="ro1">
          <table:table-cell table:formula="of:=[PCA.A134]*[dados.J135]" office:value-type="float" office:value="40.1045390237299" calcext:value-type="float">
            <text:p>40,105</text:p>
          </table:table-cell>
          <table:table-cell table:formula="of:=[PCA.A134]*[dados.I135]" office:value-type="float" office:value="-82.2342306741756" calcext:value-type="float">
            <text:p>-82,234</text:p>
          </table:table-cell>
          <table:table-cell table:formula="of:=[PCA.B134]*[dados.J135]" office:value-type="float" office:value="-11.3483178892291" calcext:value-type="float">
            <text:p>-11,348</text:p>
          </table:table-cell>
          <table:table-cell table:formula="of:=[PCA.B134]*[dados.I135]" office:value-type="float" office:value="23.2696900097654" calcext:value-type="float">
            <text:p>23,270</text:p>
          </table:table-cell>
          <table:table-cell table:formula="of:=[PCA.C134]*[dados.J135]" office:value-type="float" office:value="3.61533213567521" calcext:value-type="float">
            <text:p>3,615</text:p>
          </table:table-cell>
          <table:table-cell table:formula="of:=[PCA.C134]*[dados.I135]" office:value-type="float" office:value="-7.41322713204507" calcext:value-type="float">
            <text:p>-7,413</text:p>
          </table:table-cell>
          <table:table-cell table:number-columns-repeated="5"/>
        </table:table-row>
        <table:table-row table:style-name="ro1">
          <table:table-cell table:formula="of:=[PCA.A135]*[dados.J136]" office:value-type="float" office:value="36.9345590315134" calcext:value-type="float">
            <text:p>36,935</text:p>
          </table:table-cell>
          <table:table-cell table:formula="of:=[PCA.A135]*[dados.I136]" office:value-type="float" office:value="-175.203925834633" calcext:value-type="float">
            <text:p>-175,204</text:p>
          </table:table-cell>
          <table:table-cell table:formula="of:=[PCA.B135]*[dados.J136]" office:value-type="float" office:value="-6.60548039514068" calcext:value-type="float">
            <text:p>-6,605</text:p>
          </table:table-cell>
          <table:table-cell table:formula="of:=[PCA.B135]*[dados.I136]" office:value-type="float" office:value="31.3339627600512" calcext:value-type="float">
            <text:p>31,334</text:p>
          </table:table-cell>
          <table:table-cell table:formula="of:=[PCA.C135]*[dados.J136]" office:value-type="float" office:value="3.71382237850651" calcext:value-type="float">
            <text:p>3,714</text:p>
          </table:table-cell>
          <table:table-cell table:formula="of:=[PCA.C135]*[dados.I136]" office:value-type="float" office:value="-17.6170036309811" calcext:value-type="float">
            <text:p>-17,617</text:p>
          </table:table-cell>
          <table:table-cell table:number-columns-repeated="5"/>
        </table:table-row>
        <table:table-row table:style-name="ro1">
          <table:table-cell table:formula="of:=[PCA.A136]*[dados.J137]" office:value-type="float" office:value="36.5866873634957" calcext:value-type="float">
            <text:p>36,587</text:p>
          </table:table-cell>
          <table:table-cell table:formula="of:=[PCA.A136]*[dados.I137]" office:value-type="float" office:value="-47.5874599331485" calcext:value-type="float">
            <text:p>-47,587</text:p>
          </table:table-cell>
          <table:table-cell table:formula="of:=[PCA.B136]*[dados.J137]" office:value-type="float" office:value="-12.5668527079715" calcext:value-type="float">
            <text:p>-12,567</text:p>
          </table:table-cell>
          <table:table-cell table:formula="of:=[PCA.B136]*[dados.I137]" office:value-type="float" office:value="16.3454153087128" calcext:value-type="float">
            <text:p>16,345</text:p>
          </table:table-cell>
          <table:table-cell table:formula="of:=[PCA.C136]*[dados.J137]" office:value-type="float" office:value="0.449481080983529" calcext:value-type="float">
            <text:p>0,449</text:p>
          </table:table-cell>
          <table:table-cell table:formula="of:=[PCA.C136]*[dados.I137]" office:value-type="float" office:value="-0.584629669242847" calcext:value-type="float">
            <text:p>-0,585</text:p>
          </table:table-cell>
          <table:table-cell table:number-columns-repeated="5"/>
        </table:table-row>
        <table:table-row table:style-name="ro1">
          <table:table-cell table:formula="of:=[PCA.A137]*[dados.J138]" office:value-type="float" office:value="14.3896775613217" calcext:value-type="float">
            <text:p>14,390</text:p>
          </table:table-cell>
          <table:table-cell table:formula="of:=[PCA.A137]*[dados.I138]" office:value-type="float" office:value="-48.0905245954962" calcext:value-type="float">
            <text:p>-48,091</text:p>
          </table:table-cell>
          <table:table-cell table:formula="of:=[PCA.B137]*[dados.J138]" office:value-type="float" office:value="-2.3195237589481" calcext:value-type="float">
            <text:p>-2,320</text:p>
          </table:table-cell>
          <table:table-cell table:formula="of:=[PCA.B137]*[dados.I138]" office:value-type="float" office:value="7.75188421729204" calcext:value-type="float">
            <text:p>7,752</text:p>
          </table:table-cell>
          <table:table-cell table:formula="of:=[PCA.C137]*[dados.J138]" office:value-type="float" office:value="0.143853033123753" calcext:value-type="float">
            <text:p>0,144</text:p>
          </table:table-cell>
          <table:table-cell table:formula="of:=[PCA.C137]*[dados.I138]" office:value-type="float" office:value="-0.480759057879763" calcext:value-type="float">
            <text:p>-0,481</text:p>
          </table:table-cell>
          <table:table-cell table:number-columns-repeated="5"/>
        </table:table-row>
        <table:table-row table:style-name="ro1">
          <table:table-cell table:formula="of:=[PCA.A138]*[dados.J139]" office:value-type="float" office:value="13.9819243518168" calcext:value-type="float">
            <text:p>13,982</text:p>
          </table:table-cell>
          <table:table-cell table:formula="of:=[PCA.A138]*[dados.I139]" office:value-type="float" office:value="-122.773539473337" calcext:value-type="float">
            <text:p>-122,774</text:p>
          </table:table-cell>
          <table:table-cell table:formula="of:=[PCA.B138]*[dados.J139]" office:value-type="float" office:value="-2.07004025765247" calcext:value-type="float">
            <text:p>-2,070</text:p>
          </table:table-cell>
          <table:table-cell table:formula="of:=[PCA.B138]*[dados.I139]" office:value-type="float" office:value="18.1767661510248" calcext:value-type="float">
            <text:p>18,177</text:p>
          </table:table-cell>
          <table:table-cell table:formula="of:=[PCA.C138]*[dados.J139]" office:value-type="float" office:value="1.3911845022351" calcext:value-type="float">
            <text:p>1,391</text:p>
          </table:table-cell>
          <table:table-cell table:formula="of:=[PCA.C138]*[dados.I139]" office:value-type="float" office:value="-12.2158181593696" calcext:value-type="float">
            <text:p>-12,216</text:p>
          </table:table-cell>
          <table:table-cell table:number-columns-repeated="5"/>
        </table:table-row>
        <table:table-row table:style-name="ro1">
          <table:table-cell table:formula="of:=[PCA.A139]*[dados.J140]" office:value-type="float" office:value="10.2950017982513" calcext:value-type="float">
            <text:p>10,295</text:p>
          </table:table-cell>
          <table:table-cell table:formula="of:=[PCA.A139]*[dados.I140]" office:value-type="float" office:value="-55.4687831106048" calcext:value-type="float">
            <text:p>-55,469</text:p>
          </table:table-cell>
          <table:table-cell table:formula="of:=[PCA.B139]*[dados.J140]" office:value-type="float" office:value="-1.37521190869007" calcext:value-type="float">
            <text:p>-1,375</text:p>
          </table:table-cell>
          <table:table-cell table:formula="of:=[PCA.B139]*[dados.I140]" office:value-type="float" office:value="7.40955005051165" calcext:value-type="float">
            <text:p>7,410</text:p>
          </table:table-cell>
          <table:table-cell table:formula="of:=[PCA.C139]*[dados.J140]" office:value-type="float" office:value="0.092043886165791" calcext:value-type="float">
            <text:p>0,092</text:p>
          </table:table-cell>
          <table:table-cell table:formula="of:=[PCA.C139]*[dados.I140]" office:value-type="float" office:value="-0.495926320212462" calcext:value-type="float">
            <text:p>-0,496</text:p>
          </table:table-cell>
          <table:table-cell table:number-columns-repeated="5"/>
        </table:table-row>
        <table:table-row table:style-name="ro1">
          <table:table-cell table:formula="of:=[PCA.A140]*[dados.J141]" office:value-type="float" office:value="3.91018190947918" calcext:value-type="float">
            <text:p>3,910</text:p>
          </table:table-cell>
          <table:table-cell table:formula="of:=[PCA.A140]*[dados.I141]" office:value-type="float" office:value="-113.756005817354" calcext:value-type="float">
            <text:p>-113,756</text:p>
          </table:table-cell>
          <table:table-cell table:formula="of:=[PCA.B140]*[dados.J141]" office:value-type="float" office:value="-0.446704257670163" calcext:value-type="float">
            <text:p>-0,447</text:p>
          </table:table-cell>
          <table:table-cell table:formula="of:=[PCA.B140]*[dados.I141]" office:value-type="float" office:value="12.9956337864936" calcext:value-type="float">
            <text:p>12,996</text:p>
          </table:table-cell>
          <table:table-cell table:formula="of:=[PCA.C140]*[dados.J141]" office:value-type="float" office:value="0.209072864530069" calcext:value-type="float">
            <text:p>0,209</text:p>
          </table:table-cell>
          <table:table-cell table:formula="of:=[PCA.C140]*[dados.I141]" office:value-type="float" office:value="-6.0824009072512" calcext:value-type="float">
            <text:p>-6,082</text:p>
          </table:table-cell>
          <table:table-cell table:number-columns-repeated="5"/>
        </table:table-row>
        <table:table-row table:style-name="ro1">
          <table:table-cell table:formula="of:=[PCA.A141]*[dados.J142]" office:value-type="float" office:value="31.5692651831649" calcext:value-type="float">
            <text:p>31,569</text:p>
          </table:table-cell>
          <table:table-cell table:formula="of:=[PCA.A141]*[dados.I142]" office:value-type="float" office:value="-80.6312879252262" calcext:value-type="float">
            <text:p>-80,631</text:p>
          </table:table-cell>
          <table:table-cell table:formula="of:=[PCA.B141]*[dados.J142]" office:value-type="float" office:value="-8.74163868322652" calcext:value-type="float">
            <text:p>-8,742</text:p>
          </table:table-cell>
          <table:table-cell table:formula="of:=[PCA.B141]*[dados.I142]" office:value-type="float" office:value="22.3270824175348" calcext:value-type="float">
            <text:p>22,327</text:p>
          </table:table-cell>
          <table:table-cell table:formula="of:=[PCA.C141]*[dados.J142]" office:value-type="float" office:value="4.57656177692014" calcext:value-type="float">
            <text:p>4,577</text:p>
          </table:table-cell>
          <table:table-cell table:formula="of:=[PCA.C141]*[dados.I142]" office:value-type="float" office:value="-11.6890294468817" calcext:value-type="float">
            <text:p>-11,689</text:p>
          </table:table-cell>
          <table:table-cell table:number-columns-repeated="5"/>
        </table:table-row>
        <table:table-row table:style-name="ro1">
          <table:table-cell table:formula="of:=[PCA.A142]*[dados.J143]" office:value-type="float" office:value="-10.1227566071343" calcext:value-type="float">
            <text:p>-10,123</text:p>
          </table:table-cell>
          <table:table-cell table:formula="of:=[PCA.A142]*[dados.I143]" office:value-type="float" office:value="-102.253432830396" calcext:value-type="float">
            <text:p>-102,253</text:p>
          </table:table-cell>
          <table:table-cell table:formula="of:=[PCA.B142]*[dados.J143]" office:value-type="float" office:value="0.971860422785245" calcext:value-type="float">
            <text:p>0,972</text:p>
          </table:table-cell>
          <table:table-cell table:formula="of:=[PCA.B142]*[dados.I143]" office:value-type="float" office:value="9.81709511732737" calcext:value-type="float">
            <text:p>9,817</text:p>
          </table:table-cell>
          <table:table-cell table:formula="of:=[PCA.C142]*[dados.J143]" office:value-type="float" office:value="-1.26639129914934" calcext:value-type="float">
            <text:p>-1,266</text:p>
          </table:table-cell>
          <table:table-cell table:formula="of:=[PCA.C142]*[dados.I143]" office:value-type="float" office:value="-12.7922524140609" calcext:value-type="float">
            <text:p>-12,792</text:p>
          </table:table-cell>
          <table:table-cell table:number-columns-repeated="5"/>
        </table:table-row>
        <table:table-row table:style-name="ro1">
          <table:table-cell table:formula="of:=[PCA.A143]*[dados.J144]" office:value-type="float" office:value="45.5358622348457" calcext:value-type="float">
            <text:p>45,536</text:p>
          </table:table-cell>
          <table:table-cell table:formula="of:=[PCA.A143]*[dados.I144]" office:value-type="float" office:value="-65.2014763282513" calcext:value-type="float">
            <text:p>-65,201</text:p>
          </table:table-cell>
          <table:table-cell table:formula="of:=[PCA.B143]*[dados.J144]" office:value-type="float" office:value="-16.9728224509298" calcext:value-type="float">
            <text:p>-16,973</text:p>
          </table:table-cell>
          <table:table-cell table:formula="of:=[PCA.B143]*[dados.I144]" office:value-type="float" office:value="24.3028906656139" calcext:value-type="float">
            <text:p>24,303</text:p>
          </table:table-cell>
          <table:table-cell table:formula="of:=[PCA.C143]*[dados.J144]" office:value-type="float" office:value="2.97677193754769" calcext:value-type="float">
            <text:p>2,977</text:p>
          </table:table-cell>
          <table:table-cell table:formula="of:=[PCA.C143]*[dados.I144]" office:value-type="float" office:value="-4.26235313212305" calcext:value-type="float">
            <text:p>-4,262</text:p>
          </table:table-cell>
          <table:table-cell table:number-columns-repeated="5"/>
        </table:table-row>
        <table:table-row table:style-name="ro1">
          <table:table-cell table:formula="of:=[PCA.A144]*[dados.J145]" office:value-type="float" office:value="19.1561298257081" calcext:value-type="float">
            <text:p>19,156</text:p>
          </table:table-cell>
          <table:table-cell table:formula="of:=[PCA.A144]*[dados.I145]" office:value-type="float" office:value="-62.3554061902658" calcext:value-type="float">
            <text:p>-62,355</text:p>
          </table:table-cell>
          <table:table-cell table:formula="of:=[PCA.B144]*[dados.J145]" office:value-type="float" office:value="-4.57281208202614" calcext:value-type="float">
            <text:p>-4,573</text:p>
          </table:table-cell>
          <table:table-cell table:formula="of:=[PCA.B144]*[dados.I145]" office:value-type="float" office:value="14.8850293561818" calcext:value-type="float">
            <text:p>14,885</text:p>
          </table:table-cell>
          <table:table-cell table:formula="of:=[PCA.C144]*[dados.J145]" office:value-type="float" office:value="2.81373883855736" calcext:value-type="float">
            <text:p>2,814</text:p>
          </table:table-cell>
          <table:table-cell table:formula="of:=[PCA.C144]*[dados.I145]" office:value-type="float" office:value="-9.15904359533571" calcext:value-type="float">
            <text:p>-9,159</text:p>
          </table:table-cell>
          <table:table-cell table:number-columns-repeated="5"/>
        </table:table-row>
        <table:table-row table:style-name="ro1">
          <table:table-cell table:formula="of:=[PCA.A145]*[dados.J146]" office:value-type="float" office:value="42.8037031732882" calcext:value-type="float">
            <text:p>42,804</text:p>
          </table:table-cell>
          <table:table-cell table:formula="of:=[PCA.A145]*[dados.I146]" office:value-type="float" office:value="-95.7284055914998" calcext:value-type="float">
            <text:p>-95,728</text:p>
          </table:table-cell>
          <table:table-cell table:formula="of:=[PCA.B145]*[dados.J146]" office:value-type="float" office:value="-11.8243734935639" calcext:value-type="float">
            <text:p>-11,824</text:p>
          </table:table-cell>
          <table:table-cell table:formula="of:=[PCA.B145]*[dados.I146]" office:value-type="float" office:value="26.4446376771355" calcext:value-type="float">
            <text:p>26,445</text:p>
          </table:table-cell>
          <table:table-cell table:formula="of:=[PCA.C145]*[dados.J146]" office:value-type="float" office:value="4.54286661635653" calcext:value-type="float">
            <text:p>4,543</text:p>
          </table:table-cell>
          <table:table-cell table:formula="of:=[PCA.C145]*[dados.I146]" office:value-type="float" office:value="-10.1599007973229" calcext:value-type="float">
            <text:p>-10,160</text:p>
          </table:table-cell>
          <table:table-cell table:number-columns-repeated="5"/>
        </table:table-row>
        <table:table-row table:style-name="ro1">
          <table:table-cell table:formula="of:=[PCA.A146]*[dados.J147]" office:value-type="float" office:value="43.6574883829952" calcext:value-type="float">
            <text:p>43,657</text:p>
          </table:table-cell>
          <table:table-cell table:formula="of:=[PCA.A146]*[dados.I147]" office:value-type="float" office:value="-61.9112635273114" calcext:value-type="float">
            <text:p>-61,911</text:p>
          </table:table-cell>
          <table:table-cell table:formula="of:=[PCA.B146]*[dados.J147]" office:value-type="float" office:value="-15.7152291291882" calcext:value-type="float">
            <text:p>-15,715</text:p>
          </table:table-cell>
          <table:table-cell table:formula="of:=[PCA.B146]*[dados.I147]" office:value-type="float" office:value="22.2859749391406" calcext:value-type="float">
            <text:p>22,286</text:p>
          </table:table-cell>
          <table:table-cell table:formula="of:=[PCA.C146]*[dados.J147]" office:value-type="float" office:value="2.26948567142643" calcext:value-type="float">
            <text:p>2,269</text:p>
          </table:table-cell>
          <table:table-cell table:formula="of:=[PCA.C146]*[dados.I147]" office:value-type="float" office:value="-3.21838774238481" calcext:value-type="float">
            <text:p>-3,218</text:p>
          </table:table-cell>
          <table:table-cell table:number-columns-repeated="5"/>
        </table:table-row>
        <table:table-row table:style-name="ro1">
          <table:table-cell table:formula="of:=[PCA.A147]*[dados.J148]" office:value-type="float" office:value="30.0071182293418" calcext:value-type="float">
            <text:p>30,007</text:p>
          </table:table-cell>
          <table:table-cell table:formula="of:=[PCA.A147]*[dados.I148]" office:value-type="float" office:value="-57.9779680526472" calcext:value-type="float">
            <text:p>-57,978</text:p>
          </table:table-cell>
          <table:table-cell table:formula="of:=[PCA.B147]*[dados.J148]" office:value-type="float" office:value="-9.07721377025369" calcext:value-type="float">
            <text:p>-9,077</text:p>
          </table:table-cell>
          <table:table-cell table:formula="of:=[PCA.B147]*[dados.I148]" office:value-type="float" office:value="17.538452241782" calcext:value-type="float">
            <text:p>17,538</text:p>
          </table:table-cell>
          <table:table-cell table:formula="of:=[PCA.C147]*[dados.J148]" office:value-type="float" office:value="2.87322674022597" calcext:value-type="float">
            <text:p>2,873</text:p>
          </table:table-cell>
          <table:table-cell table:formula="of:=[PCA.C147]*[dados.I148]" office:value-type="float" office:value="-5.55147771537562" calcext:value-type="float">
            <text:p>-5,551</text:p>
          </table:table-cell>
          <table:table-cell table:number-columns-repeated="5"/>
        </table:table-row>
        <table:table-row table:style-name="ro1">
          <table:table-cell table:formula="of:=[PCA.A148]*[dados.J149]" office:value-type="float" office:value="-8.59749530229218" calcext:value-type="float">
            <text:p>-8,597</text:p>
          </table:table-cell>
          <table:table-cell table:formula="of:=[PCA.A148]*[dados.I149]" office:value-type="float" office:value="-124.529474710698" calcext:value-type="float">
            <text:p>-124,529</text:p>
          </table:table-cell>
          <table:table-cell table:formula="of:=[PCA.B148]*[dados.J149]" office:value-type="float" office:value="0.834233869361678" calcext:value-type="float">
            <text:p>0,834</text:p>
          </table:table-cell>
          <table:table-cell table:formula="of:=[PCA.B148]*[dados.I149]" office:value-type="float" office:value="12.0833686887606" calcext:value-type="float">
            <text:p>12,083</text:p>
          </table:table-cell>
          <table:table-cell table:formula="of:=[PCA.C148]*[dados.J149]" office:value-type="float" office:value="-0.716615153522962" calcext:value-type="float">
            <text:p>-0,717</text:p>
          </table:table-cell>
          <table:table-cell table:formula="of:=[PCA.C148]*[dados.I149]" office:value-type="float" office:value="-10.3797333409591" calcext:value-type="float">
            <text:p>-10,380</text:p>
          </table:table-cell>
          <table:table-cell table:number-columns-repeated="5"/>
        </table:table-row>
        <table:table-row table:style-name="ro1">
          <table:table-cell table:formula="of:=[PCA.A149]*[dados.J150]" office:value-type="float" office:value="29.9267291971729" calcext:value-type="float">
            <text:p>29,927</text:p>
          </table:table-cell>
          <table:table-cell table:formula="of:=[PCA.A149]*[dados.I150]" office:value-type="float" office:value="-73.7343259298458" calcext:value-type="float">
            <text:p>-73,734</text:p>
          </table:table-cell>
          <table:table-cell table:formula="of:=[PCA.B149]*[dados.J150]" office:value-type="float" office:value="-9.05542749603418" calcext:value-type="float">
            <text:p>-9,055</text:p>
          </table:table-cell>
          <table:table-cell table:formula="of:=[PCA.B149]*[dados.I150]" office:value-type="float" office:value="22.3110196248826" calcext:value-type="float">
            <text:p>22,311</text:p>
          </table:table-cell>
          <table:table-cell table:formula="of:=[PCA.C149]*[dados.J150]" office:value-type="float" office:value="5.14108137841145" calcext:value-type="float">
            <text:p>5,141</text:p>
          </table:table-cell>
          <table:table-cell table:formula="of:=[PCA.C149]*[dados.I150]" office:value-type="float" office:value="-12.6667424124472" calcext:value-type="float">
            <text:p>-12,667</text:p>
          </table:table-cell>
          <table:table-cell table:number-columns-repeated="5"/>
        </table:table-row>
        <table:table-row table:style-name="ro1">
          <table:table-cell table:formula="of:=[PCA.A150]*[dados.J151]" office:value-type="float" office:value="18.0108017844457" calcext:value-type="float">
            <text:p>18,011</text:p>
          </table:table-cell>
          <table:table-cell table:formula="of:=[PCA.A150]*[dados.I151]" office:value-type="float" office:value="-83.6898913573499" calcext:value-type="float">
            <text:p>-83,690</text:p>
          </table:table-cell>
          <table:table-cell table:formula="of:=[PCA.B150]*[dados.J151]" office:value-type="float" office:value="-2.90169834921841" calcext:value-type="float">
            <text:p>-2,902</text:p>
          </table:table-cell>
          <table:table-cell table:formula="of:=[PCA.B150]*[dados.I151]" office:value-type="float" office:value="13.4831765128642" calcext:value-type="float">
            <text:p>13,483</text:p>
          </table:table-cell>
          <table:table-cell table:formula="of:=[PCA.C150]*[dados.J151]" office:value-type="float" office:value="1.02017605119889" calcext:value-type="float">
            <text:p>1,020</text:p>
          </table:table-cell>
          <table:table-cell table:formula="of:=[PCA.C150]*[dados.I151]" office:value-type="float" office:value="-4.7404010055754" calcext:value-type="float">
            <text:p>-4,740</text:p>
          </table:table-cell>
          <table:table-cell table:number-columns-repeated="5"/>
        </table:table-row>
        <table:table-row table:style-name="ro1">
          <table:table-cell table:formula="of:=[PCA.A151]*[dados.J152]" office:value-type="float" office:value="25.4887363668295" calcext:value-type="float">
            <text:p>25,489</text:p>
          </table:table-cell>
          <table:table-cell table:formula="of:=[PCA.A151]*[dados.I152]" office:value-type="float" office:value="-95.1874017918802" calcext:value-type="float">
            <text:p>-95,187</text:p>
          </table:table-cell>
          <table:table-cell table:formula="of:=[PCA.B151]*[dados.J152]" office:value-type="float" office:value="-4.09156679074066" calcext:value-type="float">
            <text:p>-4,092</text:p>
          </table:table-cell>
          <table:table-cell table:formula="of:=[PCA.B151]*[dados.I152]" office:value-type="float" office:value="15.2799105637652" calcext:value-type="float">
            <text:p>15,280</text:p>
          </table:table-cell>
          <table:table-cell table:formula="of:=[PCA.C151]*[dados.J152]" office:value-type="float" office:value="0.624993692330586" calcext:value-type="float">
            <text:p>0,625</text:p>
          </table:table-cell>
          <table:table-cell table:formula="of:=[PCA.C151]*[dados.I152]" office:value-type="float" office:value="-2.33403197604897" calcext:value-type="float">
            <text:p>-2,334</text:p>
          </table:table-cell>
          <table:table-cell table:number-columns-repeated="5"/>
        </table:table-row>
        <table:table-row table:style-name="ro1">
          <table:table-cell table:formula="of:=[PCA.A152]*[dados.J153]" office:value-type="float" office:value="52.7773982738655" calcext:value-type="float">
            <text:p>52,777</text:p>
          </table:table-cell>
          <table:table-cell table:formula="of:=[PCA.A152]*[dados.I153]" office:value-type="float" office:value="-157.147831944549" calcext:value-type="float">
            <text:p>-157,148</text:p>
          </table:table-cell>
          <table:table-cell table:formula="of:=[PCA.B152]*[dados.J153]" office:value-type="float" office:value="-11.3303275790935" calcext:value-type="float">
            <text:p>-11,330</text:p>
          </table:table-cell>
          <table:table-cell table:formula="of:=[PCA.B152]*[dados.I153]" office:value-type="float" office:value="33.7367220156771" calcext:value-type="float">
            <text:p>33,737</text:p>
          </table:table-cell>
          <table:table-cell table:formula="of:=[PCA.C152]*[dados.J153]" office:value-type="float" office:value="4.44805077267943" calcext:value-type="float">
            <text:p>4,448</text:p>
          </table:table-cell>
          <table:table-cell table:formula="of:=[PCA.C152]*[dados.I153]" office:value-type="float" office:value="-13.2443348510414" calcext:value-type="float">
            <text:p>-13,244</text:p>
          </table:table-cell>
          <table:table-cell table:number-columns-repeated="5"/>
        </table:table-row>
        <table:table-row table:style-name="ro1">
          <table:table-cell table:formula="of:=[PCA.A153]*[dados.J154]" office:value-type="float" office:value="24.3541716179997" calcext:value-type="float">
            <text:p>24,354</text:p>
          </table:table-cell>
          <table:table-cell table:formula="of:=[PCA.A153]*[dados.I154]" office:value-type="float" office:value="-50.5665875589158" calcext:value-type="float">
            <text:p>-50,567</text:p>
          </table:table-cell>
          <table:table-cell table:formula="of:=[PCA.B153]*[dados.J154]" office:value-type="float" office:value="-8.22727083106035" calcext:value-type="float">
            <text:p>-8,227</text:p>
          </table:table-cell>
          <table:table-cell table:formula="of:=[PCA.B153]*[dados.I154]" office:value-type="float" office:value="17.0822895303182" calcext:value-type="float">
            <text:p>17,082</text:p>
          </table:table-cell>
          <table:table-cell table:formula="of:=[PCA.C153]*[dados.J154]" office:value-type="float" office:value="3.92715061002614" calcext:value-type="float">
            <text:p>3,927</text:p>
          </table:table-cell>
          <table:table-cell table:formula="of:=[PCA.C153]*[dados.I154]" office:value-type="float" office:value="-8.15394620247188" calcext:value-type="float">
            <text:p>-8,154</text:p>
          </table:table-cell>
          <table:table-cell table:number-columns-repeated="5"/>
        </table:table-row>
        <table:table-row table:style-name="ro1">
          <table:table-cell table:formula="of:=[PCA.A154]*[dados.J155]" office:value-type="float" office:value="-2.84633192802298" calcext:value-type="float">
            <text:p>-2,846</text:p>
          </table:table-cell>
          <table:table-cell table:formula="of:=[PCA.A154]*[dados.I155]" office:value-type="float" office:value="-54.2910889746666" calcext:value-type="float">
            <text:p>-54,291</text:p>
          </table:table-cell>
          <table:table-cell table:formula="of:=[PCA.B154]*[dados.J155]" office:value-type="float" office:value="0.285013041736694" calcext:value-type="float">
            <text:p>0,285</text:p>
          </table:table-cell>
          <table:table-cell table:formula="of:=[PCA.B154]*[dados.I155]" office:value-type="float" office:value="5.43635415656352" calcext:value-type="float">
            <text:p>5,436</text:p>
          </table:table-cell>
          <table:table-cell table:formula="of:=[PCA.C154]*[dados.J155]" office:value-type="float" office:value="-0.226192958920309" calcext:value-type="float">
            <text:p>-0,226</text:p>
          </table:table-cell>
          <table:table-cell table:formula="of:=[PCA.C154]*[dados.I155]" office:value-type="float" office:value="-4.31441671903505" calcext:value-type="float">
            <text:p>-4,314</text:p>
          </table:table-cell>
          <table:table-cell table:number-columns-repeated="5"/>
        </table:table-row>
        <table:table-row table:style-name="ro1">
          <table:table-cell table:formula="of:=[PCA.A155]*[dados.J156]" office:value-type="float" office:value="28.1181661897147" calcext:value-type="float">
            <text:p>28,118</text:p>
          </table:table-cell>
          <table:table-cell table:formula="of:=[PCA.A155]*[dados.I156]" office:value-type="float" office:value="-64.5972611527445" calcext:value-type="float">
            <text:p>-64,597</text:p>
          </table:table-cell>
          <table:table-cell table:formula="of:=[PCA.B155]*[dados.J156]" office:value-type="float" office:value="-5.60158066161527" calcext:value-type="float">
            <text:p>-5,602</text:p>
          </table:table-cell>
          <table:table-cell table:formula="of:=[PCA.B155]*[dados.I156]" office:value-type="float" office:value="12.8687897505522" calcext:value-type="float">
            <text:p>12,869</text:p>
          </table:table-cell>
          <table:table-cell table:formula="of:=[PCA.C155]*[dados.J156]" office:value-type="float" office:value="0.254138827332344" calcext:value-type="float">
            <text:p>0,254</text:p>
          </table:table-cell>
          <table:table-cell table:formula="of:=[PCA.C155]*[dados.I156]" office:value-type="float" office:value="-0.583845763179416" calcext:value-type="float">
            <text:p>-0,584</text:p>
          </table:table-cell>
          <table:table-cell table:number-columns-repeated="5"/>
        </table:table-row>
        <table:table-row table:style-name="ro1">
          <table:table-cell table:formula="of:=[PCA.A156]*[dados.J157]" office:value-type="float" office:value="5.97836285067028" calcext:value-type="float">
            <text:p>5,978</text:p>
          </table:table-cell>
          <table:table-cell table:formula="of:=[PCA.A156]*[dados.I157]" office:value-type="float" office:value="-89.8715881004476" calcext:value-type="float">
            <text:p>-89,872</text:p>
          </table:table-cell>
          <table:table-cell table:formula="of:=[PCA.B156]*[dados.J157]" office:value-type="float" office:value="-0.662701090564539" calcext:value-type="float">
            <text:p>-0,663</text:p>
          </table:table-cell>
          <table:table-cell table:formula="of:=[PCA.B156]*[dados.I157]" office:value-type="float" office:value="9.96225905529575" calcext:value-type="float">
            <text:p>9,962</text:p>
          </table:table-cell>
          <table:table-cell table:formula="of:=[PCA.C156]*[dados.J157]" office:value-type="float" office:value="0.0897382394195651" calcext:value-type="float">
            <text:p>0,090</text:p>
          </table:table-cell>
          <table:table-cell table:formula="of:=[PCA.C156]*[dados.I157]" office:value-type="float" office:value="-1.34901783170794" calcext:value-type="float">
            <text:p>-1,349</text:p>
          </table:table-cell>
          <table:table-cell table:number-columns-repeated="5"/>
        </table:table-row>
        <table:table-row table:style-name="ro1">
          <table:table-cell table:formula="of:=[PCA.A157]*[dados.J158]" office:value-type="float" office:value="25.9131569479392" calcext:value-type="float">
            <text:p>25,913</text:p>
          </table:table-cell>
          <table:table-cell table:formula="of:=[PCA.A157]*[dados.I158]" office:value-type="float" office:value="-81.1109008223604" calcext:value-type="float">
            <text:p>-81,111</text:p>
          </table:table-cell>
          <table:table-cell table:formula="of:=[PCA.B157]*[dados.J158]" office:value-type="float" office:value="-5.59936729175136" calcext:value-type="float">
            <text:p>-5,599</text:p>
          </table:table-cell>
          <table:table-cell table:formula="of:=[PCA.B157]*[dados.I158]" office:value-type="float" office:value="17.5266072745078" calcext:value-type="float">
            <text:p>17,527</text:p>
          </table:table-cell>
          <table:table-cell table:formula="of:=[PCA.C157]*[dados.J158]" office:value-type="float" office:value="2.52363840486832" calcext:value-type="float">
            <text:p>2,524</text:p>
          </table:table-cell>
          <table:table-cell table:formula="of:=[PCA.C157]*[dados.I158]" office:value-type="float" office:value="-7.89925306206479" calcext:value-type="float">
            <text:p>-7,899</text:p>
          </table:table-cell>
          <table:table-cell table:number-columns-repeated="5"/>
        </table:table-row>
        <table:table-row table:style-name="ro1">
          <table:table-cell table:formula="of:=[PCA.A158]*[dados.J159]" office:value-type="float" office:value="24.0664065910014" calcext:value-type="float">
            <text:p>24,066</text:p>
          </table:table-cell>
          <table:table-cell table:formula="of:=[PCA.A158]*[dados.I159]" office:value-type="float" office:value="-52.7234305180738" calcext:value-type="float">
            <text:p>-52,723</text:p>
          </table:table-cell>
          <table:table-cell table:formula="of:=[PCA.B158]*[dados.J159]" office:value-type="float" office:value="-8.04687398422853" calcext:value-type="float">
            <text:p>-8,047</text:p>
          </table:table-cell>
          <table:table-cell table:formula="of:=[PCA.B158]*[dados.I159]" office:value-type="float" office:value="17.6286725561183" calcext:value-type="float">
            <text:p>17,629</text:p>
          </table:table-cell>
          <table:table-cell table:formula="of:=[PCA.C158]*[dados.J159]" office:value-type="float" office:value="4.23119264770708" calcext:value-type="float">
            <text:p>4,231</text:p>
          </table:table-cell>
          <table:table-cell table:formula="of:=[PCA.C158]*[dados.I159]" office:value-type="float" office:value="-9.26947655132618" calcext:value-type="float">
            <text:p>-9,269</text:p>
          </table:table-cell>
          <table:table-cell table:number-columns-repeated="5"/>
        </table:table-row>
        <table:table-row table:style-name="ro1">
          <table:table-cell table:formula="of:=[PCA.A159]*[dados.J160]" office:value-type="float" office:value="27.3355215321172" calcext:value-type="float">
            <text:p>27,336</text:p>
          </table:table-cell>
          <table:table-cell table:formula="of:=[PCA.A159]*[dados.I160]" office:value-type="float" office:value="-140.573853303139" calcext:value-type="float">
            <text:p>-140,574</text:p>
          </table:table-cell>
          <table:table-cell table:formula="of:=[PCA.B159]*[dados.J160]" office:value-type="float" office:value="-3.99204421723426" calcext:value-type="float">
            <text:p>-3,992</text:p>
          </table:table-cell>
          <table:table-cell table:formula="of:=[PCA.B159]*[dados.I160]" office:value-type="float" office:value="20.5292237616097" calcext:value-type="float">
            <text:p>20,529</text:p>
          </table:table-cell>
          <table:table-cell table:formula="of:=[PCA.C159]*[dados.J160]" office:value-type="float" office:value="0.937767477939393" calcext:value-type="float">
            <text:p>0,938</text:p>
          </table:table-cell>
          <table:table-cell table:formula="of:=[PCA.C159]*[dados.I160]" office:value-type="float" office:value="-4.82250129090904" calcext:value-type="float">
            <text:p>-4,823</text:p>
          </table:table-cell>
          <table:table-cell table:number-columns-repeated="5"/>
        </table:table-row>
        <table:table-row table:style-name="ro1">
          <table:table-cell table:formula="of:=[PCA.A160]*[dados.J161]" office:value-type="float" office:value="-0.920785621309336" calcext:value-type="float">
            <text:p>-0,921</text:p>
          </table:table-cell>
          <table:table-cell table:formula="of:=[PCA.A160]*[dados.I161]" office:value-type="float" office:value="-98.1045622540432" calcext:value-type="float">
            <text:p>-98,105</text:p>
          </table:table-cell>
          <table:table-cell table:formula="of:=[PCA.B160]*[dados.J161]" office:value-type="float" office:value="0.107095538126947" calcext:value-type="float">
            <text:p>0,107</text:p>
          </table:table-cell>
          <table:table-cell table:formula="of:=[PCA.B160]*[dados.I161]" office:value-type="float" office:value="11.4104310972681" calcext:value-type="float">
            <text:p>11,410</text:p>
          </table:table-cell>
          <table:table-cell table:formula="of:=[PCA.C160]*[dados.J161]" office:value-type="float" office:value="-0.100478942504055" calcext:value-type="float">
            <text:p>-0,100</text:p>
          </table:table-cell>
          <table:table-cell table:formula="of:=[PCA.C160]*[dados.I161]" office:value-type="float" office:value="-10.7054698096745" calcext:value-type="float">
            <text:p>-10,705</text:p>
          </table:table-cell>
          <table:table-cell table:number-columns-repeated="5"/>
        </table:table-row>
        <table:table-row table:style-name="ro1">
          <table:table-cell table:formula="of:=[PCA.A161]*[dados.J162]" office:value-type="float" office:value="29.7855831002011" calcext:value-type="float">
            <text:p>29,786</text:p>
          </table:table-cell>
          <table:table-cell table:formula="of:=[PCA.A161]*[dados.I162]" office:value-type="float" office:value="-85.4395806564277" calcext:value-type="float">
            <text:p>-85,440</text:p>
          </table:table-cell>
          <table:table-cell table:formula="of:=[PCA.B161]*[dados.J162]" office:value-type="float" office:value="-5.49725342862256" calcext:value-type="float">
            <text:p>-5,497</text:p>
          </table:table-cell>
          <table:table-cell table:formula="of:=[PCA.B161]*[dados.I162]" office:value-type="float" office:value="15.768804193746" calcext:value-type="float">
            <text:p>15,769</text:p>
          </table:table-cell>
          <table:table-cell table:formula="of:=[PCA.C161]*[dados.J162]" office:value-type="float" office:value="0.796926675385028" calcext:value-type="float">
            <text:p>0,797</text:p>
          </table:table-cell>
          <table:table-cell table:formula="of:=[PCA.C161]*[dados.I162]" office:value-type="float" office:value="-2.28597441687681" calcext:value-type="float">
            <text:p>-2,286</text:p>
          </table:table-cell>
          <table:table-cell table:number-columns-repeated="5"/>
        </table:table-row>
        <table:table-row table:style-name="ro1">
          <table:table-cell table:formula="of:=[PCA.A162]*[dados.J163]" office:value-type="float" office:value="52.0238874739143" calcext:value-type="float">
            <text:p>52,024</text:p>
          </table:table-cell>
          <table:table-cell table:formula="of:=[PCA.A162]*[dados.I163]" office:value-type="float" office:value="-79.056639643225" calcext:value-type="float">
            <text:p>-79,057</text:p>
          </table:table-cell>
          <table:table-cell table:formula="of:=[PCA.B162]*[dados.J163]" office:value-type="float" office:value="-16.1016021881068" calcext:value-type="float">
            <text:p>-16,102</text:p>
          </table:table-cell>
          <table:table-cell table:formula="of:=[PCA.B162]*[dados.I163]" office:value-type="float" office:value="24.4683475932474" calcext:value-type="float">
            <text:p>24,468</text:p>
          </table:table-cell>
          <table:table-cell table:formula="of:=[PCA.C162]*[dados.J163]" office:value-type="float" office:value="1.65824645158964" calcext:value-type="float">
            <text:p>1,658</text:p>
          </table:table-cell>
          <table:table-cell table:formula="of:=[PCA.C162]*[dados.I163]" office:value-type="float" office:value="-2.51990765258964" calcext:value-type="float">
            <text:p>-2,520</text:p>
          </table:table-cell>
          <table:table-cell table:number-columns-repeated="5"/>
        </table:table-row>
        <table:table-row table:style-name="ro1">
          <table:table-cell table:formula="of:=[PCA.A163]*[dados.J164]" office:value-type="float" office:value="-13.453087732605" calcext:value-type="float">
            <text:p>-13,453</text:p>
          </table:table-cell>
          <table:table-cell table:formula="of:=[PCA.A163]*[dados.I164]" office:value-type="float" office:value="-96.0729862568757" calcext:value-type="float">
            <text:p>-96,073</text:p>
          </table:table-cell>
          <table:table-cell table:formula="of:=[PCA.B163]*[dados.J164]" office:value-type="float" office:value="1.07346708627569" calcext:value-type="float">
            <text:p>1,073</text:p>
          </table:table-cell>
          <table:table-cell table:formula="of:=[PCA.B163]*[dados.I164]" office:value-type="float" office:value="7.66598647662304" calcext:value-type="float">
            <text:p>7,666</text:p>
          </table:table-cell>
          <table:table-cell table:formula="of:=[PCA.C163]*[dados.J164]" office:value-type="float" office:value="-0.874945380969642" calcext:value-type="float">
            <text:p>-0,875</text:p>
          </table:table-cell>
          <table:table-cell table:formula="of:=[PCA.C163]*[dados.I164]" office:value-type="float" office:value="-6.24827676977742" calcext:value-type="float">
            <text:p>-6,248</text:p>
          </table:table-cell>
          <table:table-cell table:number-columns-repeated="5"/>
        </table:table-row>
        <table:table-row table:style-name="ro1">
          <table:table-cell table:formula="of:=[PCA.A164]*[dados.J165]" office:value-type="float" office:value="6.62006922824668" calcext:value-type="float">
            <text:p>6,620</text:p>
          </table:table-cell>
          <table:table-cell table:formula="of:=[PCA.A164]*[dados.I165]" office:value-type="float" office:value="-84.2630162523527" calcext:value-type="float">
            <text:p>-84,263</text:p>
          </table:table-cell>
          <table:table-cell table:formula="of:=[PCA.B164]*[dados.J165]" office:value-type="float" office:value="-0.866041793429221" calcext:value-type="float">
            <text:p>-0,866</text:p>
          </table:table-cell>
          <table:table-cell table:formula="of:=[PCA.B164]*[dados.I165]" office:value-type="float" office:value="11.0233429891594" calcext:value-type="float">
            <text:p>11,023</text:p>
          </table:table-cell>
          <table:table-cell table:formula="of:=[PCA.C164]*[dados.J165]" office:value-type="float" office:value="0.498649384913926" calcext:value-type="float">
            <text:p>0,499</text:p>
          </table:table-cell>
          <table:table-cell table:formula="of:=[PCA.C164]*[dados.I165]" office:value-type="float" office:value="-6.34701840366648" calcext:value-type="float">
            <text:p>-6,347</text:p>
          </table:table-cell>
          <table:table-cell table:number-columns-repeated="5"/>
        </table:table-row>
        <table:table-row table:style-name="ro1">
          <table:table-cell table:formula="of:=[PCA.A165]*[dados.J166]" office:value-type="float" office:value="24.0119355382274" calcext:value-type="float">
            <text:p>24,012</text:p>
          </table:table-cell>
          <table:table-cell table:formula="of:=[PCA.A165]*[dados.I166]" office:value-type="float" office:value="-54.6063588409698" calcext:value-type="float">
            <text:p>-54,606</text:p>
          </table:table-cell>
          <table:table-cell table:formula="of:=[PCA.B165]*[dados.J166]" office:value-type="float" office:value="-8.87971271506359" calcext:value-type="float">
            <text:p>-8,880</text:p>
          </table:table-cell>
          <table:table-cell table:formula="of:=[PCA.B165]*[dados.I166]" office:value-type="float" office:value="20.1936565318333" calcext:value-type="float">
            <text:p>20,194</text:p>
          </table:table-cell>
          <table:table-cell table:formula="of:=[PCA.C165]*[dados.J166]" office:value-type="float" office:value="5.68506925040718" calcext:value-type="float">
            <text:p>5,685</text:p>
          </table:table-cell>
          <table:table-cell table:formula="of:=[PCA.C165]*[dados.I166]" office:value-type="float" office:value="-12.9286092339067" calcext:value-type="float">
            <text:p>-12,929</text:p>
          </table:table-cell>
          <table:table-cell table:number-columns-repeated="5"/>
        </table:table-row>
        <table:table-row table:style-name="ro1">
          <table:table-cell table:formula="of:=[PCA.A166]*[dados.J167]" office:value-type="float" office:value="45.9593488917169" calcext:value-type="float">
            <text:p>45,959</text:p>
          </table:table-cell>
          <table:table-cell table:formula="of:=[PCA.A166]*[dados.I167]" office:value-type="float" office:value="-119.943772498812" calcext:value-type="float">
            <text:p>-119,944</text:p>
          </table:table-cell>
          <table:table-cell table:formula="of:=[PCA.B166]*[dados.J167]" office:value-type="float" office:value="-9.37409770699168" calcext:value-type="float">
            <text:p>-9,374</text:p>
          </table:table-cell>
          <table:table-cell table:formula="of:=[PCA.B166]*[dados.I167]" office:value-type="float" office:value="24.4643292357801" calcext:value-type="float">
            <text:p>24,464</text:p>
          </table:table-cell>
          <table:table-cell table:formula="of:=[PCA.C166]*[dados.J167]" office:value-type="float" office:value="1.84436561991369" calcext:value-type="float">
            <text:p>1,844</text:p>
          </table:table-cell>
          <table:table-cell table:formula="of:=[PCA.C166]*[dados.I167]" office:value-type="float" office:value="-4.81338782324283" calcext:value-type="float">
            <text:p>-4,813</text:p>
          </table:table-cell>
          <table:table-cell table:number-columns-repeated="5"/>
        </table:table-row>
        <table:table-row table:style-name="ro1">
          <table:table-cell table:formula="of:=[PCA.A167]*[dados.J168]" office:value-type="float" office:value="-6.55713746178466" calcext:value-type="float">
            <text:p>-6,557</text:p>
          </table:table-cell>
          <table:table-cell table:formula="of:=[PCA.A167]*[dados.I168]" office:value-type="float" office:value="-90.3557530839978" calcext:value-type="float">
            <text:p>-90,356</text:p>
          </table:table-cell>
          <table:table-cell table:formula="of:=[PCA.B167]*[dados.J168]" office:value-type="float" office:value="0.660633824070423" calcext:value-type="float">
            <text:p>0,661</text:p>
          </table:table-cell>
          <table:table-cell table:formula="of:=[PCA.B167]*[dados.I168]" office:value-type="float" office:value="9.10337278035315" calcext:value-type="float">
            <text:p>9,103</text:p>
          </table:table-cell>
          <table:table-cell table:formula="of:=[PCA.C167]*[dados.J168]" office:value-type="float" office:value="-0.736490131398979" calcext:value-type="float">
            <text:p>-0,736</text:p>
          </table:table-cell>
          <table:table-cell table:formula="of:=[PCA.C167]*[dados.I168]" office:value-type="float" office:value="-10.1486541725443" calcext:value-type="float">
            <text:p>-10,149</text:p>
          </table:table-cell>
          <table:table-cell table:number-columns-repeated="5"/>
        </table:table-row>
        <table:table-row table:style-name="ro1">
          <table:table-cell table:formula="of:=[PCA.A168]*[dados.J169]" office:value-type="float" office:value="-0.399660639337391" calcext:value-type="float">
            <text:p>-0,400</text:p>
          </table:table-cell>
          <table:table-cell table:formula="of:=[PCA.A168]*[dados.I169]" office:value-type="float" office:value="-81.3458920164646" calcext:value-type="float">
            <text:p>-81,346</text:p>
          </table:table-cell>
          <table:table-cell table:formula="of:=[PCA.B168]*[dados.J169]" office:value-type="float" office:value="0.0389589402830018" calcext:value-type="float">
            <text:p>0,039</text:p>
          </table:table-cell>
          <table:table-cell table:formula="of:=[PCA.B168]*[dados.I169]" office:value-type="float" office:value="7.92960186069658" calcext:value-type="float">
            <text:p>7,930</text:p>
          </table:table-cell>
          <table:table-cell table:formula="of:=[PCA.C168]*[dados.J169]" office:value-type="float" office:value="-0.00618316084491513" calcext:value-type="float">
            <text:p>-0,006</text:p>
          </table:table-cell>
          <table:table-cell table:formula="of:=[PCA.C168]*[dados.I169]" office:value-type="float" office:value="-1.25850455337507" calcext:value-type="float">
            <text:p>-1,259</text:p>
          </table:table-cell>
          <table:table-cell table:number-columns-repeated="5"/>
        </table:table-row>
        <table:table-row table:style-name="ro1">
          <table:table-cell table:formula="of:=[PCA.A169]*[dados.J170]" office:value-type="float" office:value="40.0456284951821" calcext:value-type="float">
            <text:p>40,046</text:p>
          </table:table-cell>
          <table:table-cell table:formula="of:=[PCA.A169]*[dados.I170]" office:value-type="float" office:value="-108.388294961881" calcext:value-type="float">
            <text:p>-108,388</text:p>
          </table:table-cell>
          <table:table-cell table:formula="of:=[PCA.B169]*[dados.J170]" office:value-type="float" office:value="-7.56872503935066" calcext:value-type="float">
            <text:p>-7,569</text:p>
          </table:table-cell>
          <table:table-cell table:formula="of:=[PCA.B169]*[dados.I170]" office:value-type="float" office:value="20.4856618032406" calcext:value-type="float">
            <text:p>20,486</text:p>
          </table:table-cell>
          <table:table-cell table:formula="of:=[PCA.C169]*[dados.J170]" office:value-type="float" office:value="0.951735811578016" calcext:value-type="float">
            <text:p>0,952</text:p>
          </table:table-cell>
          <table:table-cell table:formula="of:=[PCA.C169]*[dados.I170]" office:value-type="float" office:value="-2.57598708641854" calcext:value-type="float">
            <text:p>-2,576</text:p>
          </table:table-cell>
          <table:table-cell table:number-columns-repeated="5"/>
        </table:table-row>
        <table:table-row table:style-name="ro1">
          <table:table-cell table:formula="of:=[PCA.A170]*[dados.J171]" office:value-type="float" office:value="-10.9227448970633" calcext:value-type="float">
            <text:p>-10,923</text:p>
          </table:table-cell>
          <table:table-cell table:formula="of:=[PCA.A170]*[dados.I171]" office:value-type="float" office:value="-133.16840295662" calcext:value-type="float">
            <text:p>-133,168</text:p>
          </table:table-cell>
          <table:table-cell table:formula="of:=[PCA.B170]*[dados.J171]" office:value-type="float" office:value="1.08166772750957" calcext:value-type="float">
            <text:p>1,082</text:p>
          </table:table-cell>
          <table:table-cell table:formula="of:=[PCA.B170]*[dados.I171]" office:value-type="float" office:value="13.1875243045266" calcext:value-type="float">
            <text:p>13,188</text:p>
          </table:table-cell>
          <table:table-cell table:formula="of:=[PCA.C170]*[dados.J171]" office:value-type="float" office:value="-1.27186989424789" calcext:value-type="float">
            <text:p>-1,272</text:p>
          </table:table-cell>
          <table:table-cell table:formula="of:=[PCA.C170]*[dados.I171]" office:value-type="float" office:value="-15.5064394693621" calcext:value-type="float">
            <text:p>-15,506</text:p>
          </table:table-cell>
          <table:table-cell table:number-columns-repeated="5"/>
        </table:table-row>
        <table:table-row table:style-name="ro1">
          <table:table-cell table:formula="of:=[PCA.A171]*[dados.J172]" office:value-type="float" office:value="32.1473709372958" calcext:value-type="float">
            <text:p>32,147</text:p>
          </table:table-cell>
          <table:table-cell table:formula="of:=[PCA.A171]*[dados.I172]" office:value-type="float" office:value="-97.6409339089336" calcext:value-type="float">
            <text:p>-97,641</text:p>
          </table:table-cell>
          <table:table-cell table:formula="of:=[PCA.B171]*[dados.J172]" office:value-type="float" office:value="-7.83069036676608" calcext:value-type="float">
            <text:p>-7,831</text:p>
          </table:table-cell>
          <table:table-cell table:formula="of:=[PCA.B171]*[dados.I172]" office:value-type="float" office:value="23.78408866013" calcext:value-type="float">
            <text:p>23,784</text:p>
          </table:table-cell>
          <table:table-cell table:formula="of:=[PCA.C171]*[dados.J172]" office:value-type="float" office:value="4.44575548115405" calcext:value-type="float">
            <text:p>4,446</text:p>
          </table:table-cell>
          <table:table-cell table:formula="of:=[PCA.C171]*[dados.I172]" office:value-type="float" office:value="-13.5030549763257" calcext:value-type="float">
            <text:p>-13,503</text:p>
          </table:table-cell>
          <table:table-cell table:number-columns-repeated="5"/>
        </table:table-row>
        <table:table-row table:style-name="ro1">
          <table:table-cell table:formula="of:=[PCA.A172]*[dados.J173]" office:value-type="float" office:value="23.9376890386579" calcext:value-type="float">
            <text:p>23,938</text:p>
          </table:table-cell>
          <table:table-cell table:formula="of:=[PCA.A172]*[dados.I173]" office:value-type="float" office:value="-55.8930685107867" calcext:value-type="float">
            <text:p>-55,893</text:p>
          </table:table-cell>
          <table:table-cell table:formula="of:=[PCA.B172]*[dados.J173]" office:value-type="float" office:value="-7.81200766821346" calcext:value-type="float">
            <text:p>-7,812</text:p>
          </table:table-cell>
          <table:table-cell table:formula="of:=[PCA.B172]*[dados.I173]" office:value-type="float" office:value="18.240569467717" calcext:value-type="float">
            <text:p>18,241</text:p>
          </table:table-cell>
          <table:table-cell table:formula="of:=[PCA.C172]*[dados.J173]" office:value-type="float" office:value="4.4864596766055" calcext:value-type="float">
            <text:p>4,486</text:p>
          </table:table-cell>
          <table:table-cell table:formula="of:=[PCA.C172]*[dados.I173]" office:value-type="float" office:value="-10.4756143197628" calcext:value-type="float">
            <text:p>-10,476</text:p>
          </table:table-cell>
          <table:table-cell table:number-columns-repeated="5"/>
        </table:table-row>
        <table:table-row table:style-name="ro1">
          <table:table-cell table:formula="of:=[PCA.A173]*[dados.J174]" office:value-type="float" office:value="7.8914032413425" calcext:value-type="float">
            <text:p>7,891</text:p>
          </table:table-cell>
          <table:table-cell table:formula="of:=[PCA.A173]*[dados.I174]" office:value-type="float" office:value="-41.7501747049994" calcext:value-type="float">
            <text:p>-41,750</text:p>
          </table:table-cell>
          <table:table-cell table:formula="of:=[PCA.B173]*[dados.J174]" office:value-type="float" office:value="-1.35693779496131" calcext:value-type="float">
            <text:p>-1,357</text:p>
          </table:table-cell>
          <table:table-cell table:formula="of:=[PCA.B173]*[dados.I174]" office:value-type="float" office:value="7.17900077728302" calcext:value-type="float">
            <text:p>7,179</text:p>
          </table:table-cell>
          <table:table-cell table:formula="of:=[PCA.C173]*[dados.J174]" office:value-type="float" office:value="0.798988318839587" calcext:value-type="float">
            <text:p>0,799</text:p>
          </table:table-cell>
          <table:table-cell table:formula="of:=[PCA.C173]*[dados.I174]" office:value-type="float" office:value="-4.22711916735503" calcext:value-type="float">
            <text:p>-4,227</text:p>
          </table:table-cell>
          <table:table-cell table:number-columns-repeated="5"/>
        </table:table-row>
        <table:table-row table:style-name="ro1">
          <table:table-cell table:formula="of:=[PCA.A174]*[dados.J175]" office:value-type="float" office:value="19.4116109697931" calcext:value-type="float">
            <text:p>19,412</text:p>
          </table:table-cell>
          <table:table-cell table:formula="of:=[PCA.A174]*[dados.I175]" office:value-type="float" office:value="-126.675798856828" calcext:value-type="float">
            <text:p>-126,676</text:p>
          </table:table-cell>
          <table:table-cell table:formula="of:=[PCA.B174]*[dados.J175]" office:value-type="float" office:value="-2.76778867276607" calcext:value-type="float">
            <text:p>-2,768</text:p>
          </table:table-cell>
          <table:table-cell table:formula="of:=[PCA.B174]*[dados.I175]" office:value-type="float" office:value="18.0619651679151" calcext:value-type="float">
            <text:p>18,062</text:p>
          </table:table-cell>
          <table:table-cell table:formula="of:=[PCA.C174]*[dados.J175]" office:value-type="float" office:value="1.01720877664879" calcext:value-type="float">
            <text:p>1,017</text:p>
          </table:table-cell>
          <table:table-cell table:formula="of:=[PCA.C174]*[dados.I175]" office:value-type="float" office:value="-6.63807525231564" calcext:value-type="float">
            <text:p>-6,638</text:p>
          </table:table-cell>
          <table:table-cell table:number-columns-repeated="5"/>
        </table:table-row>
        <table:table-row table:style-name="ro1">
          <table:table-cell table:formula="of:=[PCA.A175]*[dados.J176]" office:value-type="float" office:value="-5.42225619500895" calcext:value-type="float">
            <text:p>-5,422</text:p>
          </table:table-cell>
          <table:table-cell table:formula="of:=[PCA.A175]*[dados.I176]" office:value-type="float" office:value="-113.51836144042" calcext:value-type="float">
            <text:p>-113,518</text:p>
          </table:table-cell>
          <table:table-cell table:formula="of:=[PCA.B175]*[dados.J176]" office:value-type="float" office:value="0.530843710598873" calcext:value-type="float">
            <text:p>0,531</text:p>
          </table:table-cell>
          <table:table-cell table:formula="of:=[PCA.B175]*[dados.I176]" office:value-type="float" office:value="11.1135486854355" calcext:value-type="float">
            <text:p>11,114</text:p>
          </table:table-cell>
          <table:table-cell table:formula="of:=[PCA.C175]*[dados.J176]" office:value-type="float" office:value="-0.329858923536488" calcext:value-type="float">
            <text:p>-0,330</text:p>
          </table:table-cell>
          <table:table-cell table:formula="of:=[PCA.C175]*[dados.I176]" office:value-type="float" office:value="-6.90580510393994" calcext:value-type="float">
            <text:p>-6,906</text:p>
          </table:table-cell>
          <table:table-cell table:number-columns-repeated="5"/>
        </table:table-row>
        <table:table-row table:style-name="ro1">
          <table:table-cell table:formula="of:=[PCA.A176]*[dados.J177]" office:value-type="float" office:value="15.4429720122053" calcext:value-type="float">
            <text:p>15,443</text:p>
          </table:table-cell>
          <table:table-cell table:formula="of:=[PCA.A176]*[dados.I177]" office:value-type="float" office:value="-76.7105867449993" calcext:value-type="float">
            <text:p>-76,711</text:p>
          </table:table-cell>
          <table:table-cell table:formula="of:=[PCA.B176]*[dados.J177]" office:value-type="float" office:value="-2.4441199689961" calcext:value-type="float">
            <text:p>-2,444</text:p>
          </table:table-cell>
          <table:table-cell table:formula="of:=[PCA.B176]*[dados.I177]" office:value-type="float" office:value="12.1407897876574" calcext:value-type="float">
            <text:p>12,141</text:p>
          </table:table-cell>
          <table:table-cell table:formula="of:=[PCA.C176]*[dados.J177]" office:value-type="float" office:value="0.914296398002062" calcext:value-type="float">
            <text:p>0,914</text:p>
          </table:table-cell>
          <table:table-cell table:formula="of:=[PCA.C176]*[dados.I177]" office:value-type="float" office:value="-4.54162664376688" calcext:value-type="float">
            <text:p>-4,542</text:p>
          </table:table-cell>
          <table:table-cell table:number-columns-repeated="5"/>
        </table:table-row>
        <table:table-row table:style-name="ro1">
          <table:table-cell table:formula="of:=[PCA.A177]*[dados.J178]" office:value-type="float" office:value="15.765414227483" calcext:value-type="float">
            <text:p>15,765</text:p>
          </table:table-cell>
          <table:table-cell table:formula="of:=[PCA.A177]*[dados.I178]" office:value-type="float" office:value="-88.7329414260115" calcext:value-type="float">
            <text:p>-88,733</text:p>
          </table:table-cell>
          <table:table-cell table:formula="of:=[PCA.B177]*[dados.J178]" office:value-type="float" office:value="-2.6401816399158" calcext:value-type="float">
            <text:p>-2,640</text:p>
          </table:table-cell>
          <table:table-cell table:formula="of:=[PCA.B177]*[dados.I178]" office:value-type="float" office:value="14.8598114472811" calcext:value-type="float">
            <text:p>14,860</text:p>
          </table:table-cell>
          <table:table-cell table:formula="of:=[PCA.C177]*[dados.J178]" office:value-type="float" office:value="1.56346395458472" calcext:value-type="float">
            <text:p>1,563</text:p>
          </table:table-cell>
          <table:table-cell table:formula="of:=[PCA.C177]*[dados.I178]" office:value-type="float" office:value="-8.79968984652524" calcext:value-type="float">
            <text:p>-8,800</text:p>
          </table:table-cell>
          <table:table-cell table:number-columns-repeated="5"/>
        </table:table-row>
        <table:table-row table:style-name="ro1">
          <table:table-cell table:formula="of:=[PCA.A178]*[dados.J179]" office:value-type="float" office:value="53.1237147442441" calcext:value-type="float">
            <text:p>53,124</text:p>
          </table:table-cell>
          <table:table-cell table:formula="of:=[PCA.A178]*[dados.I179]" office:value-type="float" office:value="-64.1227395720617" calcext:value-type="float">
            <text:p>-64,123</text:p>
          </table:table-cell>
          <table:table-cell table:formula="of:=[PCA.B178]*[dados.J179]" office:value-type="float" office:value="-18.9422256040837" calcext:value-type="float">
            <text:p>-18,942</text:p>
          </table:table-cell>
          <table:table-cell table:formula="of:=[PCA.B178]*[dados.I179]" office:value-type="float" office:value="22.8641277285208" calcext:value-type="float">
            <text:p>22,864</text:p>
          </table:table-cell>
          <table:table-cell table:formula="of:=[PCA.C178]*[dados.J179]" office:value-type="float" office:value="-0.102569256546131" calcext:value-type="float">
            <text:p>-0,103</text:p>
          </table:table-cell>
          <table:table-cell table:formula="of:=[PCA.C178]*[dados.I179]" office:value-type="float" office:value="0.123805757132603" calcext:value-type="float">
            <text:p>0,124</text:p>
          </table:table-cell>
          <table:table-cell table:number-columns-repeated="5"/>
        </table:table-row>
        <table:table-row table:style-name="ro1">
          <table:table-cell table:formula="of:=[PCA.A179]*[dados.J180]" office:value-type="float" office:value="47.7041036149035" calcext:value-type="float">
            <text:p>47,704</text:p>
          </table:table-cell>
          <table:table-cell table:formula="of:=[PCA.A179]*[dados.I180]" office:value-type="float" office:value="-166.625189051384" calcext:value-type="float">
            <text:p>-166,625</text:p>
          </table:table-cell>
          <table:table-cell table:formula="of:=[PCA.B179]*[dados.J180]" office:value-type="float" office:value="-9.49592368890328" calcext:value-type="float">
            <text:p>-9,496</text:p>
          </table:table-cell>
          <table:table-cell table:formula="of:=[PCA.B179]*[dados.I180]" office:value-type="float" office:value="33.1682174064937" calcext:value-type="float">
            <text:p>33,168</text:p>
          </table:table-cell>
          <table:table-cell table:formula="of:=[PCA.C179]*[dados.J180]" office:value-type="float" office:value="4.22457149652805" calcext:value-type="float">
            <text:p>4,225</text:p>
          </table:table-cell>
          <table:table-cell table:formula="of:=[PCA.C179]*[dados.I180]" office:value-type="float" office:value="-14.755963762626" calcext:value-type="float">
            <text:p>-14,756</text:p>
          </table:table-cell>
          <table:table-cell table:number-columns-repeated="5"/>
        </table:table-row>
        <table:table-row table:style-name="ro1">
          <table:table-cell table:formula="of:=[PCA.A180]*[dados.J181]" office:value-type="float" office:value="21.0979113058878" calcext:value-type="float">
            <text:p>21,098</text:p>
          </table:table-cell>
          <table:table-cell table:formula="of:=[PCA.A180]*[dados.I181]" office:value-type="float" office:value="-57.9449228484944" calcext:value-type="float">
            <text:p>-57,945</text:p>
          </table:table-cell>
          <table:table-cell table:formula="of:=[PCA.B180]*[dados.J181]" office:value-type="float" office:value="-6.54012043567531" calcext:value-type="float">
            <text:p>-6,540</text:p>
          </table:table-cell>
          <table:table-cell table:formula="of:=[PCA.B180]*[dados.I181]" office:value-type="float" office:value="17.962288710509" calcext:value-type="float">
            <text:p>17,962</text:p>
          </table:table-cell>
          <table:table-cell table:formula="of:=[PCA.C180]*[dados.J181]" office:value-type="float" office:value="4.61390916850572" calcext:value-type="float">
            <text:p>4,614</text:p>
          </table:table-cell>
          <table:table-cell table:formula="of:=[PCA.C180]*[dados.I181]" office:value-type="float" office:value="-12.6719942520763" calcext:value-type="float">
            <text:p>-12,672</text:p>
          </table:table-cell>
          <table:table-cell table:number-columns-repeated="5"/>
        </table:table-row>
        <table:table-row table:style-name="ro1">
          <table:table-cell table:formula="of:=[PCA.A181]*[dados.J182]" office:value-type="float" office:value="45.8848852592304" calcext:value-type="float">
            <text:p>45,885</text:p>
          </table:table-cell>
          <table:table-cell table:formula="of:=[PCA.A181]*[dados.I182]" office:value-type="float" office:value="-189.401501006322" calcext:value-type="float">
            <text:p>-189,402</text:p>
          </table:table-cell>
          <table:table-cell table:formula="of:=[PCA.B181]*[dados.J182]" office:value-type="float" office:value="-8.44473489896637" calcext:value-type="float">
            <text:p>-8,445</text:p>
          </table:table-cell>
          <table:table-cell table:formula="of:=[PCA.B181]*[dados.I182]" office:value-type="float" office:value="34.8577850076011" calcext:value-type="float">
            <text:p>34,858</text:p>
          </table:table-cell>
          <table:table-cell table:formula="of:=[PCA.C181]*[dados.J182]" office:value-type="float" office:value="4.0740890057173" calcext:value-type="float">
            <text:p>4,074</text:p>
          </table:table-cell>
          <table:table-cell table:formula="of:=[PCA.C181]*[dados.I182]" office:value-type="float" office:value="-16.8168356215075" calcext:value-type="float">
            <text:p>-16,817</text:p>
          </table:table-cell>
          <table:table-cell table:number-columns-repeated="5"/>
        </table:table-row>
        <table:table-row table:style-name="ro1">
          <table:table-cell table:formula="of:=[PCA.A182]*[dados.J183]" office:value-type="float" office:value="-9.07701969826982" calcext:value-type="float">
            <text:p>-9,077</text:p>
          </table:table-cell>
          <table:table-cell table:formula="of:=[PCA.A182]*[dados.I183]" office:value-type="float" office:value="-111.4330803625" calcext:value-type="float">
            <text:p>-111,433</text:p>
          </table:table-cell>
          <table:table-cell table:formula="of:=[PCA.B182]*[dados.J183]" office:value-type="float" office:value="0.862746945223699" calcext:value-type="float">
            <text:p>0,863</text:p>
          </table:table-cell>
          <table:table-cell table:formula="of:=[PCA.B182]*[dados.I183]" office:value-type="float" office:value="10.5914223914198" calcext:value-type="float">
            <text:p>10,591</text:p>
          </table:table-cell>
          <table:table-cell table:formula="of:=[PCA.C182]*[dados.J183]" office:value-type="float" office:value="-0.804859408253851" calcext:value-type="float">
            <text:p>-0,805</text:p>
          </table:table-cell>
          <table:table-cell table:formula="of:=[PCA.C182]*[dados.I183]" office:value-type="float" office:value="-9.88077211483425" calcext:value-type="float">
            <text:p>-9,881</text:p>
          </table:table-cell>
          <table:table-cell table:number-columns-repeated="5"/>
        </table:table-row>
        <table:table-row table:style-name="ro1">
          <table:table-cell table:formula="of:=[PCA.A183]*[dados.J184]" office:value-type="float" office:value="-1.53491524517817" calcext:value-type="float">
            <text:p>-1,535</text:p>
          </table:table-cell>
          <table:table-cell table:formula="of:=[PCA.A183]*[dados.I184]" office:value-type="float" office:value="-133.02792154536" calcext:value-type="float">
            <text:p>-133,028</text:p>
          </table:table-cell>
          <table:table-cell table:formula="of:=[PCA.B183]*[dados.J184]" office:value-type="float" office:value="0.174742495928652" calcext:value-type="float">
            <text:p>0,175</text:p>
          </table:table-cell>
          <table:table-cell table:formula="of:=[PCA.B183]*[dados.I184]" office:value-type="float" office:value="15.1445697813359" calcext:value-type="float">
            <text:p>15,145</text:p>
          </table:table-cell>
          <table:table-cell table:formula="of:=[PCA.C183]*[dados.J184]" office:value-type="float" office:value="-0.153474691295968" calcext:value-type="float">
            <text:p>-0,153</text:p>
          </table:table-cell>
          <table:table-cell table:formula="of:=[PCA.C183]*[dados.I184]" office:value-type="float" office:value="-13.3013332541033" calcext:value-type="float">
            <text:p>-13,301</text:p>
          </table:table-cell>
          <table:table-cell table:number-columns-repeated="5"/>
        </table:table-row>
        <table:table-row table:style-name="ro1">
          <table:table-cell table:formula="of:=[PCA.A184]*[dados.J185]" office:value-type="float" office:value="10.4215276783768" calcext:value-type="float">
            <text:p>10,422</text:p>
          </table:table-cell>
          <table:table-cell table:formula="of:=[PCA.A184]*[dados.I185]" office:value-type="float" office:value="-137.757048338746" calcext:value-type="float">
            <text:p>-137,757</text:p>
          </table:table-cell>
          <table:table-cell table:formula="of:=[PCA.B184]*[dados.J185]" office:value-type="float" office:value="-1.49161728687751" calcext:value-type="float">
            <text:p>-1,492</text:p>
          </table:table-cell>
          <table:table-cell table:formula="of:=[PCA.B184]*[dados.I185]" office:value-type="float" office:value="19.716955232738" calcext:value-type="float">
            <text:p>19,717</text:p>
          </table:table-cell>
          <table:table-cell table:formula="of:=[PCA.C184]*[dados.J185]" office:value-type="float" office:value="1.2563437516991" calcext:value-type="float">
            <text:p>1,256</text:p>
          </table:table-cell>
          <table:table-cell table:formula="of:=[PCA.C184]*[dados.I185]" office:value-type="float" office:value="-16.6069900953189" calcext:value-type="float">
            <text:p>-16,607</text:p>
          </table:table-cell>
          <table:table-cell table:number-columns-repeated="5"/>
        </table:table-row>
        <table:table-row table:style-name="ro1">
          <table:table-cell table:formula="of:=[PCA.A185]*[dados.J186]" office:value-type="float" office:value="22.0016823825542" calcext:value-type="float">
            <text:p>22,002</text:p>
          </table:table-cell>
          <table:table-cell table:formula="of:=[PCA.A185]*[dados.I186]" office:value-type="float" office:value="-108.967944524622" calcext:value-type="float">
            <text:p>-108,968</text:p>
          </table:table-cell>
          <table:table-cell table:formula="of:=[PCA.B185]*[dados.J186]" office:value-type="float" office:value="-3.47511229516776" calcext:value-type="float">
            <text:p>-3,475</text:p>
          </table:table-cell>
          <table:table-cell table:formula="of:=[PCA.B185]*[dados.I186]" office:value-type="float" office:value="17.2112221789428" calcext:value-type="float">
            <text:p>17,211</text:p>
          </table:table-cell>
          <table:table-cell table:formula="of:=[PCA.C185]*[dados.J186]" office:value-type="float" office:value="1.27716207572743" calcext:value-type="float">
            <text:p>1,277</text:p>
          </table:table-cell>
          <table:table-cell table:formula="of:=[PCA.C185]*[dados.I186]" office:value-type="float" office:value="-6.32541292965709" calcext:value-type="float">
            <text:p>-6,325</text:p>
          </table:table-cell>
          <table:table-cell table:number-columns-repeated="5"/>
        </table:table-row>
        <table:table-row table:style-name="ro1">
          <table:table-cell table:formula="of:=[PCA.A186]*[dados.J187]" office:value-type="float" office:value="16.3146857602145" calcext:value-type="float">
            <text:p>16,315</text:p>
          </table:table-cell>
          <table:table-cell table:formula="of:=[PCA.A186]*[dados.I187]" office:value-type="float" office:value="-65.1470245490467" calcext:value-type="float">
            <text:p>-65,147</text:p>
          </table:table-cell>
          <table:table-cell table:formula="of:=[PCA.B186]*[dados.J187]" office:value-type="float" office:value="-3.57326264023258" calcext:value-type="float">
            <text:p>-3,573</text:p>
          </table:table-cell>
          <table:table-cell table:formula="of:=[PCA.B186]*[dados.I187]" office:value-type="float" office:value="14.2685818387693" calcext:value-type="float">
            <text:p>14,269</text:p>
          </table:table-cell>
          <table:table-cell table:formula="of:=[PCA.C186]*[dados.J187]" office:value-type="float" office:value="2.54588246457473" calcext:value-type="float">
            <text:p>2,546</text:p>
          </table:table-cell>
          <table:table-cell table:formula="of:=[PCA.C186]*[dados.I187]" office:value-type="float" office:value="-10.1660963536976" calcext:value-type="float">
            <text:p>-10,166</text:p>
          </table:table-cell>
          <table:table-cell table:number-columns-repeated="5"/>
        </table:table-row>
        <table:table-row table:style-name="ro1">
          <table:table-cell table:formula="of:=[PCA.A187]*[dados.J188]" office:value-type="float" office:value="6.40269464457977" calcext:value-type="float">
            <text:p>6,403</text:p>
          </table:table-cell>
          <table:table-cell table:formula="of:=[PCA.A187]*[dados.I188]" office:value-type="float" office:value="-49.5949583034463" calcext:value-type="float">
            <text:p>-49,595</text:p>
          </table:table-cell>
          <table:table-cell table:formula="of:=[PCA.B187]*[dados.J188]" office:value-type="float" office:value="-1.02611487975023" calcext:value-type="float">
            <text:p>-1,026</text:p>
          </table:table-cell>
          <table:table-cell table:formula="of:=[PCA.B187]*[dados.I188]" office:value-type="float" office:value="7.94823546970804" calcext:value-type="float">
            <text:p>7,948</text:p>
          </table:table-cell>
          <table:table-cell table:formula="of:=[PCA.C187]*[dados.J188]" office:value-type="float" office:value="0.780729988076629" calcext:value-type="float">
            <text:p>0,781</text:p>
          </table:table-cell>
          <table:table-cell table:formula="of:=[PCA.C187]*[dados.I188]" office:value-type="float" office:value="-6.04749614878001" calcext:value-type="float">
            <text:p>-6,047</text:p>
          </table:table-cell>
          <table:table-cell table:number-columns-repeated="5"/>
        </table:table-row>
        <table:table-row table:style-name="ro1">
          <table:table-cell table:formula="of:=[PCA.A188]*[dados.J189]" office:value-type="float" office:value="4.11666297073432" calcext:value-type="float">
            <text:p>4,117</text:p>
          </table:table-cell>
          <table:table-cell table:formula="of:=[PCA.A188]*[dados.I189]" office:value-type="float" office:value="-112.632488971228" calcext:value-type="float">
            <text:p>-112,632</text:p>
          </table:table-cell>
          <table:table-cell table:formula="of:=[PCA.B188]*[dados.J189]" office:value-type="float" office:value="-0.481971035668707" calcext:value-type="float">
            <text:p>-0,482</text:p>
          </table:table-cell>
          <table:table-cell table:formula="of:=[PCA.B188]*[dados.I189]" office:value-type="float" office:value="13.1867966227324" calcext:value-type="float">
            <text:p>13,187</text:p>
          </table:table-cell>
          <table:table-cell table:formula="of:=[PCA.C188]*[dados.J189]" office:value-type="float" office:value="0.258534206825368" calcext:value-type="float">
            <text:p>0,259</text:p>
          </table:table-cell>
          <table:table-cell table:formula="of:=[PCA.C188]*[dados.I189]" office:value-type="float" office:value="-7.0735329576298" calcext:value-type="float">
            <text:p>-7,074</text:p>
          </table:table-cell>
          <table:table-cell table:number-columns-repeated="5"/>
        </table:table-row>
        <table:table-row table:style-name="ro1">
          <table:table-cell table:formula="of:=[PCA.A189]*[dados.J190]" office:value-type="float" office:value="42.8922354147041" calcext:value-type="float">
            <text:p>42,892</text:p>
          </table:table-cell>
          <table:table-cell table:formula="of:=[PCA.A189]*[dados.I190]" office:value-type="float" office:value="-108.294901906291" calcext:value-type="float">
            <text:p>-108,295</text:p>
          </table:table-cell>
          <table:table-cell table:formula="of:=[PCA.B189]*[dados.J190]" office:value-type="float" office:value="-9.90429731373372" calcext:value-type="float">
            <text:p>-9,904</text:p>
          </table:table-cell>
          <table:table-cell table:formula="of:=[PCA.B189]*[dados.I190]" office:value-type="float" office:value="25.0065051557988" calcext:value-type="float">
            <text:p>25,007</text:p>
          </table:table-cell>
          <table:table-cell table:formula="of:=[PCA.C189]*[dados.J190]" office:value-type="float" office:value="3.15529796654786" calcext:value-type="float">
            <text:p>3,155</text:p>
          </table:table-cell>
          <table:table-cell table:formula="of:=[PCA.C189]*[dados.I190]" office:value-type="float" office:value="-7.96653940902504" calcext:value-type="float">
            <text:p>-7,967</text:p>
          </table:table-cell>
          <table:table-cell table:number-columns-repeated="5"/>
        </table:table-row>
        <table:table-row table:style-name="ro1">
          <table:table-cell table:formula="of:=[PCA.A190]*[dados.J191]" office:value-type="float" office:value="-19.7695035382363" calcext:value-type="float">
            <text:p>-19,770</text:p>
          </table:table-cell>
          <table:table-cell table:formula="of:=[PCA.A190]*[dados.I191]" office:value-type="float" office:value="-144.13895766736" calcext:value-type="float">
            <text:p>-144,139</text:p>
          </table:table-cell>
          <table:table-cell table:formula="of:=[PCA.B190]*[dados.J191]" office:value-type="float" office:value="1.66070793508875" calcext:value-type="float">
            <text:p>1,661</text:p>
          </table:table-cell>
          <table:table-cell table:formula="of:=[PCA.B190]*[dados.I191]" office:value-type="float" office:value="12.1081801720835" calcext:value-type="float">
            <text:p>12,108</text:p>
          </table:table-cell>
          <table:table-cell table:formula="of:=[PCA.C190]*[dados.J191]" office:value-type="float" office:value="-1.97784957946699" calcext:value-type="float">
            <text:p>-1,978</text:p>
          </table:table-cell>
          <table:table-cell table:formula="of:=[PCA.C190]*[dados.I191]" office:value-type="float" office:value="-14.4204519984943" calcext:value-type="float">
            <text:p>-14,420</text:p>
          </table:table-cell>
          <table:table-cell table:number-columns-repeated="5"/>
        </table:table-row>
        <table:table-row table:style-name="ro1">
          <table:table-cell table:formula="of:=[PCA.A191]*[dados.J192]" office:value-type="float" office:value="7.59574926461177" calcext:value-type="float">
            <text:p>7,596</text:p>
          </table:table-cell>
          <table:table-cell table:formula="of:=[PCA.A191]*[dados.I192]" office:value-type="float" office:value="-89.9982151106493" calcext:value-type="float">
            <text:p>-89,998</text:p>
          </table:table-cell>
          <table:table-cell table:formula="of:=[PCA.B191]*[dados.J192]" office:value-type="float" office:value="-1.16218475466669" calcext:value-type="float">
            <text:p>-1,162</text:p>
          </table:table-cell>
          <table:table-cell table:formula="of:=[PCA.B191]*[dados.I192]" office:value-type="float" office:value="13.7701429977568" calcext:value-type="float">
            <text:p>13,770</text:p>
          </table:table-cell>
          <table:table-cell table:formula="of:=[PCA.C191]*[dados.J192]" office:value-type="float" office:value="1.10020156775113" calcext:value-type="float">
            <text:p>1,100</text:p>
          </table:table-cell>
          <table:table-cell table:formula="of:=[PCA.C191]*[dados.I192]" office:value-type="float" office:value="-13.0357353712097" calcext:value-type="float">
            <text:p>-13,036</text:p>
          </table:table-cell>
          <table:table-cell table:number-columns-repeated="5"/>
        </table:table-row>
        <table:table-row table:style-name="ro1">
          <table:table-cell table:formula="of:=[PCA.A192]*[dados.J193]" office:value-type="float" office:value="10.1361853546661" calcext:value-type="float">
            <text:p>10,136</text:p>
          </table:table-cell>
          <table:table-cell table:formula="of:=[PCA.A192]*[dados.I193]" office:value-type="float" office:value="-84.787353475866" calcext:value-type="float">
            <text:p>-84,787</text:p>
          </table:table-cell>
          <table:table-cell table:formula="of:=[PCA.B192]*[dados.J193]" office:value-type="float" office:value="-1.43886861614609" calcext:value-type="float">
            <text:p>-1,439</text:p>
          </table:table-cell>
          <table:table-cell table:formula="of:=[PCA.B192]*[dados.I193]" office:value-type="float" office:value="12.0358752029281" calcext:value-type="float">
            <text:p>12,036</text:p>
          </table:table-cell>
          <table:table-cell table:formula="of:=[PCA.C192]*[dados.J193]" office:value-type="float" office:value="0.771823883327592" calcext:value-type="float">
            <text:p>0,772</text:p>
          </table:table-cell>
          <table:table-cell table:formula="of:=[PCA.C192]*[dados.I193]" office:value-type="float" office:value="-6.45616690372448" calcext:value-type="float">
            <text:p>-6,456</text:p>
          </table:table-cell>
          <table:table-cell table:number-columns-repeated="5"/>
        </table:table-row>
        <table:table-row table:style-name="ro1">
          <table:table-cell table:formula="of:=[PCA.A193]*[dados.J194]" office:value-type="float" office:value="-6.30454033910301" calcext:value-type="float">
            <text:p>-6,305</text:p>
          </table:table-cell>
          <table:table-cell table:formula="of:=[PCA.A193]*[dados.I194]" office:value-type="float" office:value="-117.517783836866" calcext:value-type="float">
            <text:p>-117,518</text:p>
          </table:table-cell>
          <table:table-cell table:formula="of:=[PCA.B193]*[dados.J194]" office:value-type="float" office:value="0.658541159192131" calcext:value-type="float">
            <text:p>0,659</text:p>
          </table:table-cell>
          <table:table-cell table:formula="of:=[PCA.B193]*[dados.I194]" office:value-type="float" office:value="12.2753275307984" calcext:value-type="float">
            <text:p>12,275</text:p>
          </table:table-cell>
          <table:table-cell table:formula="of:=[PCA.C193]*[dados.J194]" office:value-type="float" office:value="-0.670016727906766" calcext:value-type="float">
            <text:p>-0,670</text:p>
          </table:table-cell>
          <table:table-cell table:formula="of:=[PCA.C193]*[dados.I194]" office:value-type="float" office:value="-12.4892342283648" calcext:value-type="float">
            <text:p>-12,489</text:p>
          </table:table-cell>
          <table:table-cell table:number-columns-repeated="5"/>
        </table:table-row>
        <table:table-row table:style-name="ro1">
          <table:table-cell table:formula="of:=[PCA.A194]*[dados.J195]" office:value-type="float" office:value="28.5456645744164" calcext:value-type="float">
            <text:p>28,546</text:p>
          </table:table-cell>
          <table:table-cell table:formula="of:=[PCA.A194]*[dados.I195]" office:value-type="float" office:value="-128.047319003996" calcext:value-type="float">
            <text:p>-128,047</text:p>
          </table:table-cell>
          <table:table-cell table:formula="of:=[PCA.B194]*[dados.J195]" office:value-type="float" office:value="-4.51090390227324" calcext:value-type="float">
            <text:p>-4,511</text:p>
          </table:table-cell>
          <table:table-cell table:formula="of:=[PCA.B194]*[dados.I195]" office:value-type="float" office:value="20.2345665999461" calcext:value-type="float">
            <text:p>20,235</text:p>
          </table:table-cell>
          <table:table-cell table:formula="of:=[PCA.C194]*[dados.J195]" office:value-type="float" office:value="1.27836282709271" calcext:value-type="float">
            <text:p>1,278</text:p>
          </table:table-cell>
          <table:table-cell table:formula="of:=[PCA.C194]*[dados.I195]" office:value-type="float" office:value="-5.73435354068776" calcext:value-type="float">
            <text:p>-5,734</text:p>
          </table:table-cell>
          <table:table-cell table:number-columns-repeated="5"/>
        </table:table-row>
        <table:table-row table:style-name="ro1">
          <table:table-cell table:formula="of:=[PCA.A195]*[dados.J196]" office:value-type="float" office:value="56.8575951884417" calcext:value-type="float">
            <text:p>56,858</text:p>
          </table:table-cell>
          <table:table-cell table:formula="of:=[PCA.A195]*[dados.I196]" office:value-type="float" office:value="-148.364527060938" calcext:value-type="float">
            <text:p>-148,365</text:p>
          </table:table-cell>
          <table:table-cell table:formula="of:=[PCA.B195]*[dados.J196]" office:value-type="float" office:value="-10.5811692109543" calcext:value-type="float">
            <text:p>-10,581</text:p>
          </table:table-cell>
          <table:table-cell table:formula="of:=[PCA.B195]*[dados.I196]" office:value-type="float" office:value="27.6105621514946" calcext:value-type="float">
            <text:p>27,611</text:p>
          </table:table-cell>
          <table:table-cell table:formula="of:=[PCA.C195]*[dados.J196]" office:value-type="float" office:value="0.73323031715345" calcext:value-type="float">
            <text:p>0,733</text:p>
          </table:table-cell>
          <table:table-cell table:formula="of:=[PCA.C195]*[dados.I196]" office:value-type="float" office:value="-1.91329529275145" calcext:value-type="float">
            <text:p>-1,913</text:p>
          </table:table-cell>
          <table:table-cell table:number-columns-repeated="5"/>
        </table:table-row>
        <table:table-row table:style-name="ro1">
          <table:table-cell table:formula="of:=[PCA.A196]*[dados.J197]" office:value-type="float" office:value="25.4223234803967" calcext:value-type="float">
            <text:p>25,422</text:p>
          </table:table-cell>
          <table:table-cell table:formula="of:=[PCA.A196]*[dados.I197]" office:value-type="float" office:value="-46.0860077387468" calcext:value-type="float">
            <text:p>-46,086</text:p>
          </table:table-cell>
          <table:table-cell table:formula="of:=[PCA.B196]*[dados.J197]" office:value-type="float" office:value="-7.62956844004024" calcext:value-type="float">
            <text:p>-7,630</text:p>
          </table:table-cell>
          <table:table-cell table:formula="of:=[PCA.B196]*[dados.I197]" office:value-type="float" office:value="13.831007635558" calcext:value-type="float">
            <text:p>13,831</text:p>
          </table:table-cell>
          <table:table-cell table:formula="of:=[PCA.C196]*[dados.J197]" office:value-type="float" office:value="1.88358008112076" calcext:value-type="float">
            <text:p>1,884</text:p>
          </table:table-cell>
          <table:table-cell table:formula="of:=[PCA.C196]*[dados.I197]" office:value-type="float" office:value="-3.41458506977216" calcext:value-type="float">
            <text:p>-3,415</text:p>
          </table:table-cell>
          <table:table-cell table:number-columns-repeated="5"/>
        </table:table-row>
        <table:table-row table:style-name="ro1">
          <table:table-cell table:formula="of:=[PCA.A197]*[dados.J198]" office:value-type="float" office:value="28.6418477763025" calcext:value-type="float">
            <text:p>28,642</text:p>
          </table:table-cell>
          <table:table-cell table:formula="of:=[PCA.A197]*[dados.I198]" office:value-type="float" office:value="-45.684377582368" calcext:value-type="float">
            <text:p>-45,684</text:p>
          </table:table-cell>
          <table:table-cell table:formula="of:=[PCA.B197]*[dados.J198]" office:value-type="float" office:value="-11.0925057779826" calcext:value-type="float">
            <text:p>-11,093</text:p>
          </table:table-cell>
          <table:table-cell table:formula="of:=[PCA.B197]*[dados.I198]" office:value-type="float" office:value="17.6927908511276" calcext:value-type="float">
            <text:p>17,693</text:p>
          </table:table-cell>
          <table:table-cell table:formula="of:=[PCA.C197]*[dados.J198]" office:value-type="float" office:value="3.35594263205704" calcext:value-type="float">
            <text:p>3,356</text:p>
          </table:table-cell>
          <table:table-cell table:formula="of:=[PCA.C197]*[dados.I198]" office:value-type="float" office:value="-5.35280235915883" calcext:value-type="float">
            <text:p>-5,353</text:p>
          </table:table-cell>
          <table:table-cell table:number-columns-repeated="5"/>
        </table:table-row>
        <table:table-row table:style-name="ro1">
          <table:table-cell table:formula="of:=[PCA.A198]*[dados.J199]" office:value-type="float" office:value="-7.3806930430708" calcext:value-type="float">
            <text:p>-7,381</text:p>
          </table:table-cell>
          <table:table-cell table:formula="of:=[PCA.A198]*[dados.I199]" office:value-type="float" office:value="-69.1248381864688" calcext:value-type="float">
            <text:p>-69,125</text:p>
          </table:table-cell>
          <table:table-cell table:formula="of:=[PCA.B198]*[dados.J199]" office:value-type="float" office:value="0.674617024404276" calcext:value-type="float">
            <text:p>0,675</text:p>
          </table:table-cell>
          <table:table-cell table:formula="of:=[PCA.B198]*[dados.I199]" office:value-type="float" office:value="6.31821325960207" calcext:value-type="float">
            <text:p>6,318</text:p>
          </table:table-cell>
          <table:table-cell table:formula="of:=[PCA.C198]*[dados.J199]" office:value-type="float" office:value="-0.770041113653345" calcext:value-type="float">
            <text:p>-0,770</text:p>
          </table:table-cell>
          <table:table-cell table:formula="of:=[PCA.C198]*[dados.I199]" office:value-type="float" office:value="-7.21191994675738" calcext:value-type="float">
            <text:p>-7,212</text:p>
          </table:table-cell>
          <table:table-cell table:number-columns-repeated="5"/>
        </table:table-row>
        <table:table-row table:style-name="ro1">
          <table:table-cell table:formula="of:=[PCA.A199]*[dados.J200]" office:value-type="float" office:value="-5.6622098952814" calcext:value-type="float">
            <text:p>-5,662</text:p>
          </table:table-cell>
          <table:table-cell table:formula="of:=[PCA.A199]*[dados.I200]" office:value-type="float" office:value="-62.0216544269733" calcext:value-type="float">
            <text:p>-62,022</text:p>
          </table:table-cell>
          <table:table-cell table:formula="of:=[PCA.B199]*[dados.J200]" office:value-type="float" office:value="0.494115499361456" calcext:value-type="float">
            <text:p>0,494</text:p>
          </table:table-cell>
          <table:table-cell table:formula="of:=[PCA.B199]*[dados.I200]" office:value-type="float" office:value="5.41234982721963" calcext:value-type="float">
            <text:p>5,412</text:p>
          </table:table-cell>
          <table:table-cell table:formula="of:=[PCA.C199]*[dados.J200]" office:value-type="float" office:value="-0.277564010945652" calcext:value-type="float">
            <text:p>-0,278</text:p>
          </table:table-cell>
          <table:table-cell table:formula="of:=[PCA.C199]*[dados.I200]" office:value-type="float" office:value="-3.0403286855512" calcext:value-type="float">
            <text:p>-3,040</text:p>
          </table:table-cell>
          <table:table-cell table:number-columns-repeated="5"/>
        </table:table-row>
        <table:table-row table:style-name="ro1">
          <table:table-cell table:formula="of:=[PCA.A200]*[dados.J201]" office:value-type="float" office:value="16.876207841576" calcext:value-type="float">
            <text:p>16,876</text:p>
          </table:table-cell>
          <table:table-cell table:formula="of:=[PCA.A200]*[dados.I201]" office:value-type="float" office:value="-86.261120124545" calcext:value-type="float">
            <text:p>-86,261</text:p>
          </table:table-cell>
          <table:table-cell table:formula="of:=[PCA.B200]*[dados.J201]" office:value-type="float" office:value="-2.77222275660571" calcext:value-type="float">
            <text:p>-2,772</text:p>
          </table:table-cell>
          <table:table-cell table:formula="of:=[PCA.B200]*[dados.I201]" office:value-type="float" office:value="14.1699511207982" calcext:value-type="float">
            <text:p>14,170</text:p>
          </table:table-cell>
          <table:table-cell table:formula="of:=[PCA.C200]*[dados.J201]" office:value-type="float" office:value="1.3081556406359" calcext:value-type="float">
            <text:p>1,308</text:p>
          </table:table-cell>
          <table:table-cell table:formula="of:=[PCA.C200]*[dados.I201]" office:value-type="float" office:value="-6.6865122732428" calcext:value-type="float">
            <text:p>-6,687</text:p>
          </table:table-cell>
          <table:table-cell table:number-columns-repeated="5"/>
        </table:table-row>
        <table:table-row table:style-name="ro1">
          <table:table-cell table:formula="of:=[PCA.A201]*[dados.J202]" office:value-type="float" office:value="21.4988546060598" calcext:value-type="float">
            <text:p>21,499</text:p>
          </table:table-cell>
          <table:table-cell table:formula="of:=[PCA.A201]*[dados.I202]" office:value-type="float" office:value="-71.3855262394589" calcext:value-type="float">
            <text:p>-71,386</text:p>
          </table:table-cell>
          <table:table-cell table:formula="of:=[PCA.B201]*[dados.J202]" office:value-type="float" office:value="-4.25784274595542" calcext:value-type="float">
            <text:p>-4,258</text:p>
          </table:table-cell>
          <table:table-cell table:formula="of:=[PCA.B201]*[dados.I202]" office:value-type="float" office:value="14.1378855122457" calcext:value-type="float">
            <text:p>14,138</text:p>
          </table:table-cell>
          <table:table-cell table:formula="of:=[PCA.C201]*[dados.J202]" office:value-type="float" office:value="1.65361325367744" calcext:value-type="float">
            <text:p>1,654</text:p>
          </table:table-cell>
          <table:table-cell table:formula="of:=[PCA.C201]*[dados.I202]" office:value-type="float" office:value="-5.4907135507133" calcext:value-type="float">
            <text:p>-5,491</text:p>
          </table:table-cell>
          <table:table-cell table:number-columns-repeated="5"/>
        </table:table-row>
        <table:table-row table:style-name="ro1" table:number-rows-repeated="4">
          <table:table-cell table:style-name="Default" table:number-columns-repeated="6"/>
          <table:table-cell table:number-columns-repeated="5"/>
        </table:table-row>
        <table:table-row table:style-name="ro7" table:number-rows-repeated="4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5" office:value-type="string" calcext:value-type="string">
            <text:p>.</text:p>
          </table:table-cell>
          <table:table-cell table:number-columns-repeated="3" table:style-name="ce14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3" table:style-name="ce18" office:value-type="string" calcext:value-type="string">
            <text:p>.</text:p>
          </table:table-cell>
          <table:table-cell table:number-columns-repeated="2" table:style-name="ce20" office:value-type="string" calcext:value-type="string">
            <text:p>.</text:p>
          </table:table-cell>
          <table:table-cell table:style-name="ce31" office:value-type="string" calcext:value-type="string">
            <text:p>.</text:p>
          </table:table-cell>
        </table:table-row>
      </table:table>
      <table:named-expressions/>
      <table:database-ranges>
        <table:database-range table:name="__Anonymous_Sheet_DB__0" table:target-range-address="dados.J2:dados.J20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graficosCDF.C2:graficosCDF.C2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3" number:min-integer-digits="1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number:text>-R$ </number:text>
      <loext:fill-character> </loext:fill-character>
      <number:number number:decimal-places="0" number:min-integer-digits="1" number:grouping="true"/>
      <number:text> </number:text>
    </number:number-style>
    <number:number-style style:name="N129P2" style:volatile="true">
      <number:text> R$ </number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37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7P2" style:volatile="true">
      <number:text> $</number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5" number:min-integer-digits="1"/>
    </number:number-style>
    <number:number-style style:name="N157">
      <number:number number:decimal-places="6" number:min-integer-digits="1"/>
    </number:number-style>
    <number:number-style style:name="N158">
      <number:number number:decimal-places="4" number:min-integer-digits="1"/>
    </number:number-style>
    <number:number-style style:name="N159">
      <number:number number:decimal-places="1" number:min-integer-digits="1"/>
    </number:number-style>
    <number:number-style style:name="N160">
      <number:number number:decimal-places="7" number:min-integer-digits="1"/>
    </number:number-style>
    <number:number-style style:name="N161">
      <number:number number:decimal-places="8" number:min-integer-digits="1"/>
    </number:number-style>
    <number:number-style style:name="N162">
      <number:number number:decimal-places="3" number:min-integer-digits="1" number:grouping="true"/>
    </number:number-style>
    <number:text-style style:name="N163">
      <number:text-content/>
      <number:text>R(cpu,y1)</number:text>
    </number:text-style>
    <style:style style:name="Default" style:family="table-cell">
      <style:table-cell-properties fo:padding="0.071cm" style:rotation-align="none"/>
      <style:text-properties style:font-name="Arial1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22:53:54.1326700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23:09:24.698000000</meta:creation-date>
    <dc:date>2016-02-13T23:22:56.502618389</dc:date>
    <meta:editing-cycles>75</meta:editing-cycles>
    <meta:editing-duration>PT20H47M11S</meta:editing-duration>
    <meta:generator>LibreOffice/4.2.8.2$Linux_X86_64 LibreOffice_project/420m0$Build-2</meta:generator>
    <meta:document-statistic meta:table-count="7" meta:cell-count="7773" meta:object-count="12"/>
  </office:meta>
</office:document-meta>
</file>

<file path=Object 1/content.xml><?xml version="1.0" encoding="utf-8"?>
<math xmlns="http://www.w3.org/1998/Math/MathML" display="block">
  <semantics>
    <mrow>
      <mo stretchy="false">∑</mo>
      <mi>x</mi>
    </mrow>
    <annotation encoding="StarMath 5.0">sum x 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error-category="cell-range" chart:error-lower-range="graficosBoxPlot.B9:graficosBoxPlot.C9"/>
      <style:graphic-properties draw:stroke="none" draw:fill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graficosBoxPlot.B9:graficosBoxPlot.C9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/>
      <style:graphic-properties draw:fill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error-category="cell-range" chart:error-upper-range="graficosBoxPlot.B12:graficosBoxPlot.C12"/>
      <style:graphic-properties draw:fill="none" draw:fill-color="#579d1c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graficosBoxPlot.B12:graficosBoxPlot.C12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upper-range="graficosBoxPlot.B12:graficosBoxPlot.C12"/>
      <style:graphic-properties draw:stroke="none" draw:fill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1cm" svg:height="9.02cm" xlink:href=".." xlink:type="simple" chart:class="chart:bar" chart:style-name="ch1">
        <chart:title svg:x="5.883cm" svg:y="0.316cm" chart:style-name="ch2">
          <text:p>Box Plot Disco 1 e 2</text:p>
        </chart:title>
        <chart:plot-area chart:style-name="ch3" table:cell-range-address="graficosBoxPlot.B8:graficosBoxPlot.C12" svg:x="0.319cm" svg:y="1.301cm" svg:width="15.343cm" svg:height="7.539cm">
          <chartooo:coordinate-region svg:x="1.126cm" svg:y="1.5cm" svg:width="14.536cm" svg:height="6.6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ficosBoxPlot.B8:graficosBoxPlot.C8" chart:class="chart:bar">
            <chart:data-point chart:repeated="2"/>
          </chart:series>
          <chart:series chart:style-name="ch8" chart:values-cell-range-address="graficosBoxPlot.B9:graficosBoxPlot.C9" chart:class="chart:bar">
            <chart:error-indicator chart:style-name="ch9" chart:dimension="y"/>
            <chart:data-point chart:repeated="2"/>
          </chart:series>
          <chart:series chart:style-name="ch10" chart:values-cell-range-address="graficosBoxPlot.B10:graficosBoxPlot.C10" chart:class="chart:bar">
            <chart:data-point chart:repeated="2"/>
          </chart:series>
          <chart:series chart:style-name="ch11" chart:values-cell-range-address="graficosBoxPlot.B11:graficosBoxPlot.C11" chart:class="chart:bar">
            <chart:error-indicator chart:style-name="ch12" chart:dimension="y"/>
            <chart:data-point chart:repeated="2"/>
          </chart:series>
          <chart:series chart:style-name="ch13" chart:values-cell-range-address="graficosBoxPlot.B12:graficosBoxPlot.C12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graficosBoxPlot.B8:graficosBoxPlot.C8</svg:desc>
                </draw:g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28">
                <text:p>28</text:p>
                <draw:g>
                  <svg:desc>graficosBoxPlot.B9:graficosBoxPlot.C9</svg:desc>
                </draw:g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28">
                <text:p>28</text:p>
                <draw:g>
                  <svg:desc>graficosBoxPlot.B9:graficosBoxPlot.C9</svg:desc>
                </draw:g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graficosBoxPlot.B10:graficosBoxPlot.C10</svg:desc>
                </draw:g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graficosBoxPlot.B11:graficosBoxPlot.C11</svg:desc>
                </draw:g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graficosBoxPlot.B12:graficosBoxPlot.C12</svg:desc>
                </draw:g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graficosBoxPlot.B12:graficosBoxPlot.C12</svg:desc>
                </draw:g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5">
      <style:chart-properties chart:display-label="true" chart:logarithmic="false" chart:minimum="-2.5" chart:maximum="2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5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941cm" svg:height="12.205cm" xlink:href=".." xlink:type="simple" chart:class="chart:scatter" chart:column-mapping="0" chart:style-name="ch1">
        <chart:title svg:x="6.619cm" svg:y="0.38cm" chart:style-name="ch2">
          <text:p>Análise de Componente Principal</text:p>
        </chart:title>
        <chart:plot-area chart:style-name="ch3" table:cell-range-address="dados.I3:dados.J202" chart:data-source-has-labels="both" svg:x="1.409cm" svg:y="1.429cm" svg:width="18.134cm" svg:height="9.551cm">
          <chartooo:coordinate-region svg:x="1.886cm" svg:y="1.628cm" svg:width="17.232cm" svg:height="9.153cm"/>
          <chart:axis chart:dimension="x" chart:name="primary-x" chart:style-name="ch4" chartooo:axis-type="auto">
            <chart:title svg:x="8.58cm" svg:y="11.224cm" chart:style-name="ch5">
              <text:p>Fator principal 1 - Disco 1</text:p>
            </chart:title>
            <chart:categories table:cell-range-address="dados.I4:dados.I202"/>
          </chart:axis>
          <chart:axis chart:dimension="y" chart:name="primary-y" chart:style-name="ch6">
            <chart:title svg:x="0.451cm" svg:y="7.902cm" chart:style-name="ch7">
              <text:p>Fator principal 2 - CPU</text:p>
            </chart:title>
          </chart:axis>
          <chart:series chart:style-name="ch8" chart:values-cell-range-address="dados.J4:dados.J202" chart:label-cell-address="dados.J3:dados.J3" chart:class="chart:scatter">
            <chart:domain table:cell-range-address="dados.I3:dados.I202"/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I</text:p>
              </table:table-cell>
              <table:table-cell office:value-type="string">
                <text:p>1,942</text:p>
                <draw:g>
                  <svg:desc>dados.J3:dados.J3</svg:desc>
                </draw:g>
              </table:table-cell>
            </table:table-row>
          </table:table-header-rows>
          <table:table-rows>
            <table:table-row>
              <table:table-cell office:value-type="float" office:value="0.696492520051908">
                <text:p>0</text:p>
                <draw:g>
                  <svg:desc>dados.I4:dados.I202</svg:desc>
                </draw:g>
              </table:table-cell>
              <table:table-cell office:value-type="float" office:value="0.543869187919348">
                <text:p>0.543869187919348</text:p>
                <draw:g>
                  <svg:desc>dados.I3:dados.I202</svg:desc>
                </draw:g>
              </table:table-cell>
              <table:table-cell office:value-type="float" office:value="2.1616135850547">
                <text:p>2.1616135850547</text:p>
                <draw:g>
                  <svg:desc>dados.J4:dados.J202</svg:desc>
                </draw:g>
              </table:table-cell>
            </table:table-row>
            <table:table-row>
              <table:table-cell office:value-type="float" office:value="0.800676777042564">
                <text:p>0</text:p>
              </table:table-cell>
              <table:table-cell office:value-type="float" office:value="0.696492520051908">
                <text:p>0.696492520051908</text:p>
              </table:table-cell>
              <table:table-cell office:value-type="float" office:value="2.24823432364096">
                <text:p>2.24823432364096</text:p>
              </table:table-cell>
            </table:table-row>
            <table:table-row>
              <table:table-cell office:value-type="float" office:value="0.497885184100777">
                <text:p>0</text:p>
              </table:table-cell>
              <table:table-cell office:value-type="float" office:value="0.800676777042564">
                <text:p>0.800676777042564</text:p>
              </table:table-cell>
              <table:table-cell office:value-type="float" office:value="1.98993515959442">
                <text:p>1.98993515959442</text:p>
              </table:table-cell>
            </table:table-row>
            <table:table-row>
              <table:table-cell office:value-type="float" office:value="0.557418935849944">
                <text:p>0</text:p>
              </table:table-cell>
              <table:table-cell office:value-type="float" office:value="0.497885184100777">
                <text:p>0.497885184100777</text:p>
              </table:table-cell>
              <table:table-cell office:value-type="float" office:value="1.93992813244881">
                <text:p>1.93992813244881</text:p>
              </table:table-cell>
            </table:table-row>
            <table:table-row>
              <table:table-cell office:value-type="float" office:value="0.768086513725752">
                <text:p>0</text:p>
              </table:table-cell>
              <table:table-cell office:value-type="float" office:value="0.557418935849944">
                <text:p>0.557418935849944</text:p>
              </table:table-cell>
              <table:table-cell office:value-type="float" office:value="2.28735870470049">
                <text:p>2.28735870470049</text:p>
              </table:table-cell>
            </table:table-row>
            <table:table-row>
              <table:table-cell office:value-type="float" office:value="0.727609348141429">
                <text:p>0</text:p>
              </table:table-cell>
              <table:table-cell office:value-type="float" office:value="0.768086513725752">
                <text:p>0.768086513725752</text:p>
              </table:table-cell>
              <table:table-cell office:value-type="float" office:value="2.08142762228353">
                <text:p>2.08142762228353</text:p>
              </table:table-cell>
            </table:table-row>
            <table:table-row>
              <table:table-cell office:value-type="float" office:value="0.643152490461879">
                <text:p>0</text:p>
              </table:table-cell>
              <table:table-cell office:value-type="float" office:value="0.727609348141429">
                <text:p>0.727609348141429</text:p>
              </table:table-cell>
              <table:table-cell office:value-type="float" office:value="2.2433278819869">
                <text:p>2.2433278819869</text:p>
              </table:table-cell>
            </table:table-row>
            <table:table-row>
              <table:table-cell office:value-type="float" office:value="0.53399889982576">
                <text:p>0</text:p>
              </table:table-cell>
              <table:table-cell office:value-type="float" office:value="0.643152490461879">
                <text:p>0.643152490461879</text:p>
              </table:table-cell>
              <table:table-cell office:value-type="float" office:value="2.1392966998174">
                <text:p>2.1392966998174</text:p>
              </table:table-cell>
            </table:table-row>
            <table:table-row>
              <table:table-cell office:value-type="float" office:value="0.502754461327554">
                <text:p>0</text:p>
              </table:table-cell>
              <table:table-cell office:value-type="float" office:value="0.53399889982576">
                <text:p>0.53399889982576</text:p>
              </table:table-cell>
              <table:table-cell office:value-type="float" office:value="2.10004064294749">
                <text:p>2.10004064294749</text:p>
              </table:table-cell>
            </table:table-row>
            <table:table-row>
              <table:table-cell office:value-type="float" office:value="0.652397441625894">
                <text:p>0</text:p>
              </table:table-cell>
              <table:table-cell office:value-type="float" office:value="0.502754461327554">
                <text:p>0.502754461327554</text:p>
              </table:table-cell>
              <table:table-cell office:value-type="float" office:value="2.27084572804109">
                <text:p>2.27084572804109</text:p>
              </table:table-cell>
            </table:table-row>
            <table:table-row>
              <table:table-cell office:value-type="float" office:value="0.588268077255654">
                <text:p>0</text:p>
              </table:table-cell>
              <table:table-cell office:value-type="float" office:value="0.652397441625894">
                <text:p>0.652397441625894</text:p>
              </table:table-cell>
              <table:table-cell office:value-type="float" office:value="2.14458056816282">
                <text:p>2.14458056816282</text:p>
              </table:table-cell>
            </table:table-row>
            <table:table-row>
              <table:table-cell office:value-type="float" office:value="0.688764905531099">
                <text:p>0</text:p>
              </table:table-cell>
              <table:table-cell office:value-type="float" office:value="0.588268077255654">
                <text:p>0.588268077255654</text:p>
              </table:table-cell>
              <table:table-cell office:value-type="float" office:value="2.16846754861188">
                <text:p>2.16846754861188</text:p>
              </table:table-cell>
            </table:table-row>
            <table:table-row>
              <table:table-cell office:value-type="float" office:value="0.679840719963987">
                <text:p>0</text:p>
              </table:table-cell>
              <table:table-cell office:value-type="float" office:value="0.688764905531099">
                <text:p>0.688764905531099</text:p>
              </table:table-cell>
              <table:table-cell office:value-type="float" office:value="2.0948272787972">
                <text:p>2.0948272787972</text:p>
              </table:table-cell>
            </table:table-row>
            <table:table-row>
              <table:table-cell office:value-type="float" office:value="0.578865189569093">
                <text:p>0</text:p>
              </table:table-cell>
              <table:table-cell office:value-type="float" office:value="0.679840719963987">
                <text:p>0.679840719963987</text:p>
              </table:table-cell>
              <table:table-cell office:value-type="float" office:value="2.10365256402395">
                <text:p>2.10365256402395</text:p>
              </table:table-cell>
            </table:table-row>
            <table:table-row>
              <table:table-cell office:value-type="float" office:value="0.628957263797874">
                <text:p>0</text:p>
              </table:table-cell>
              <table:table-cell office:value-type="float" office:value="0.578865189569093">
                <text:p>0.578865189569093</text:p>
              </table:table-cell>
              <table:table-cell office:value-type="float" office:value="2.20496801179761">
                <text:p>2.20496801179761</text:p>
              </table:table-cell>
            </table:table-row>
            <table:table-row>
              <table:table-cell office:value-type="float" office:value="0.888519151720779">
                <text:p>0</text:p>
              </table:table-cell>
              <table:table-cell office:value-type="float" office:value="0.628957263797874">
                <text:p>0.628957263797874</text:p>
              </table:table-cell>
              <table:table-cell office:value-type="float" office:value="2.08932254445778">
                <text:p>2.08932254445778</text:p>
              </table:table-cell>
            </table:table-row>
            <table:table-row>
              <table:table-cell office:value-type="float" office:value="0.634228799429302">
                <text:p>0</text:p>
              </table:table-cell>
              <table:table-cell office:value-type="float" office:value="0.888519151720779">
                <text:p>0.888519151720779</text:p>
              </table:table-cell>
              <table:table-cell office:value-type="float" office:value="2.17624059748725">
                <text:p>2.17624059748725</text:p>
              </table:table-cell>
            </table:table-row>
            <table:table-row>
              <table:table-cell office:value-type="float" office:value="0.727090124173784">
                <text:p>0</text:p>
              </table:table-cell>
              <table:table-cell office:value-type="float" office:value="0.634228799429302">
                <text:p>0.634228799429302</text:p>
              </table:table-cell>
              <table:table-cell office:value-type="float" office:value="2.17394785672669">
                <text:p>2.17394785672669</text:p>
              </table:table-cell>
            </table:table-row>
            <table:table-row>
              <table:table-cell office:value-type="float" office:value="0.44519486642296">
                <text:p>0</text:p>
              </table:table-cell>
              <table:table-cell office:value-type="float" office:value="0.727090124173784">
                <text:p>0.727090124173784</text:p>
              </table:table-cell>
              <table:table-cell office:value-type="float" office:value="1.92629602377654">
                <text:p>1.92629602377654</text:p>
              </table:table-cell>
            </table:table-row>
            <table:table-row>
              <table:table-cell office:value-type="float" office:value="0.639531070592731">
                <text:p>0</text:p>
              </table:table-cell>
              <table:table-cell office:value-type="float" office:value="0.44519486642296">
                <text:p>0.44519486642296</text:p>
              </table:table-cell>
              <table:table-cell office:value-type="float" office:value="2.0944233504414">
                <text:p>2.0944233504414</text:p>
              </table:table-cell>
            </table:table-row>
            <table:table-row>
              <table:table-cell office:value-type="float" office:value="0.799194678726819">
                <text:p>0</text:p>
              </table:table-cell>
              <table:table-cell office:value-type="float" office:value="0.639531070592731">
                <text:p>0.639531070592731</text:p>
              </table:table-cell>
              <table:table-cell office:value-type="float" office:value="2.22717065854152">
                <text:p>2.22717065854152</text:p>
              </table:table-cell>
            </table:table-row>
            <table:table-row>
              <table:table-cell office:value-type="float" office:value="0.476735168758577">
                <text:p>0</text:p>
              </table:table-cell>
              <table:table-cell office:value-type="float" office:value="0.799194678726819">
                <text:p>0.799194678726819</text:p>
              </table:table-cell>
              <table:table-cell office:value-type="float" office:value="1.93924037395526">
                <text:p>1.93924037395526</text:p>
              </table:table-cell>
            </table:table-row>
            <table:table-row>
              <table:table-cell office:value-type="float" office:value="0.710202081183361">
                <text:p>0</text:p>
              </table:table-cell>
              <table:table-cell office:value-type="float" office:value="0.476735168758577">
                <text:p>0.476735168758577</text:p>
              </table:table-cell>
              <table:table-cell office:value-type="float" office:value="2.11334400944588">
                <text:p>2.11334400944588</text:p>
              </table:table-cell>
            </table:table-row>
            <table:table-row>
              <table:table-cell office:value-type="float" office:value="0.704499113994265">
                <text:p>0</text:p>
              </table:table-cell>
              <table:table-cell office:value-type="float" office:value="0.710202081183361">
                <text:p>0.710202081183361</text:p>
              </table:table-cell>
              <table:table-cell office:value-type="float" office:value="2.10860245592982">
                <text:p>2.10860245592982</text:p>
              </table:table-cell>
            </table:table-row>
            <table:table-row>
              <table:table-cell office:value-type="float" office:value="0.684071457819791">
                <text:p>0</text:p>
              </table:table-cell>
              <table:table-cell office:value-type="float" office:value="0.704499113994265">
                <text:p>0.704499113994265</text:p>
              </table:table-cell>
              <table:table-cell office:value-type="float" office:value="2.04540310490489">
                <text:p>2.04540310490489</text:p>
              </table:table-cell>
            </table:table-row>
            <table:table-row>
              <table:table-cell office:value-type="float" office:value="0.631470775173118">
                <text:p>0</text:p>
              </table:table-cell>
              <table:table-cell office:value-type="float" office:value="0.684071457819791">
                <text:p>0.684071457819791</text:p>
              </table:table-cell>
              <table:table-cell office:value-type="float" office:value="1.94855452735358">
                <text:p>1.94855452735358</text:p>
              </table:table-cell>
            </table:table-row>
            <table:table-row>
              <table:table-cell office:value-type="float" office:value="0.756685482667296">
                <text:p>0</text:p>
              </table:table-cell>
              <table:table-cell office:value-type="float" office:value="0.631470775173118">
                <text:p>0.631470775173118</text:p>
              </table:table-cell>
              <table:table-cell office:value-type="float" office:value="2.18510144583356">
                <text:p>2.18510144583356</text:p>
              </table:table-cell>
            </table:table-row>
            <table:table-row>
              <table:table-cell office:value-type="float" office:value="0.738095686647832">
                <text:p>0</text:p>
              </table:table-cell>
              <table:table-cell office:value-type="float" office:value="0.756685482667296">
                <text:p>0.756685482667296</text:p>
              </table:table-cell>
              <table:table-cell office:value-type="float" office:value="1.97753651071547">
                <text:p>1.97753651071547</text:p>
              </table:table-cell>
            </table:table-row>
            <table:table-row>
              <table:table-cell office:value-type="float" office:value="0.618956568994583">
                <text:p>0</text:p>
              </table:table-cell>
              <table:table-cell office:value-type="float" office:value="0.738095686647832">
                <text:p>0.738095686647832</text:p>
              </table:table-cell>
              <table:table-cell office:value-type="float" office:value="2.20993209392142">
                <text:p>2.20993209392142</text:p>
              </table:table-cell>
            </table:table-row>
            <table:table-row>
              <table:table-cell office:value-type="float" office:value="0.728573839523497">
                <text:p>0</text:p>
              </table:table-cell>
              <table:table-cell office:value-type="float" office:value="0.618956568994583">
                <text:p>0.618956568994583</text:p>
              </table:table-cell>
              <table:table-cell office:value-type="float" office:value="2.16845517284274">
                <text:p>2.16845517284274</text:p>
              </table:table-cell>
            </table:table-row>
            <table:table-row>
              <table:table-cell office:value-type="float" office:value="0.609297738747504">
                <text:p>0</text:p>
              </table:table-cell>
              <table:table-cell office:value-type="float" office:value="0.728573839523497">
                <text:p>0.728573839523497</text:p>
              </table:table-cell>
              <table:table-cell office:value-type="float" office:value="2.16879129435388">
                <text:p>2.16879129435388</text:p>
              </table:table-cell>
            </table:table-row>
            <table:table-row>
              <table:table-cell office:value-type="float" office:value="0.704056420297469">
                <text:p>0</text:p>
              </table:table-cell>
              <table:table-cell office:value-type="float" office:value="0.609297738747504">
                <text:p>0.609297738747504</text:p>
              </table:table-cell>
              <table:table-cell office:value-type="float" office:value="2.28068570090926">
                <text:p>2.28068570090926</text:p>
              </table:table-cell>
            </table:table-row>
            <table:table-row>
              <table:table-cell office:value-type="float" office:value="0.883989803423427">
                <text:p>0</text:p>
              </table:table-cell>
              <table:table-cell office:value-type="float" office:value="0.704056420297469">
                <text:p>0.704056420297469</text:p>
              </table:table-cell>
              <table:table-cell office:value-type="float" office:value="2.17833498817108">
                <text:p>2.17833498817108</text:p>
              </table:table-cell>
            </table:table-row>
            <table:table-row>
              <table:table-cell office:value-type="float" office:value="0.370394777809939">
                <text:p>0</text:p>
              </table:table-cell>
              <table:table-cell office:value-type="float" office:value="0.883989803423427">
                <text:p>0.883989803423427</text:p>
              </table:table-cell>
              <table:table-cell office:value-type="float" office:value="2.00327317482325">
                <text:p>2.00327317482325</text:p>
              </table:table-cell>
            </table:table-row>
            <table:table-row>
              <table:table-cell office:value-type="float" office:value="0.814901211123246">
                <text:p>0</text:p>
              </table:table-cell>
              <table:table-cell office:value-type="float" office:value="0.370394777809939">
                <text:p>0.370394777809939</text:p>
              </table:table-cell>
              <table:table-cell office:value-type="float" office:value="2.09433574777139">
                <text:p>2.09433574777139</text:p>
              </table:table-cell>
            </table:table-row>
            <table:table-row>
              <table:table-cell office:value-type="float" office:value="0.620767001849376">
                <text:p>0</text:p>
              </table:table-cell>
              <table:table-cell office:value-type="float" office:value="0.814901211123246">
                <text:p>0.814901211123246</text:p>
              </table:table-cell>
              <table:table-cell office:value-type="float" office:value="1.95948663100391">
                <text:p>1.95948663100391</text:p>
              </table:table-cell>
            </table:table-row>
            <table:table-row>
              <table:table-cell office:value-type="float" office:value="0.576086298798101">
                <text:p>0</text:p>
              </table:table-cell>
              <table:table-cell office:value-type="float" office:value="0.620767001849376">
                <text:p>0.620767001849376</text:p>
              </table:table-cell>
              <table:table-cell office:value-type="float" office:value="2.14100498401145">
                <text:p>2.14100498401145</text:p>
              </table:table-cell>
            </table:table-row>
            <table:table-row>
              <table:table-cell office:value-type="float" office:value="0.799328435690618">
                <text:p>0</text:p>
              </table:table-cell>
              <table:table-cell office:value-type="float" office:value="0.576086298798101">
                <text:p>0.576086298798101</text:p>
              </table:table-cell>
              <table:table-cell office:value-type="float" office:value="2.30678124841995">
                <text:p>2.30678124841995</text:p>
              </table:table-cell>
            </table:table-row>
            <table:table-row>
              <table:table-cell office:value-type="float" office:value="0.744566071518664">
                <text:p>0</text:p>
              </table:table-cell>
              <table:table-cell office:value-type="float" office:value="0.799328435690618">
                <text:p>0.799328435690618</text:p>
              </table:table-cell>
              <table:table-cell office:value-type="float" office:value="2.07569433818253">
                <text:p>2.07569433818253</text:p>
              </table:table-cell>
            </table:table-row>
            <table:table-row>
              <table:table-cell office:value-type="float" office:value="0.768523968093264">
                <text:p>0</text:p>
              </table:table-cell>
              <table:table-cell office:value-type="float" office:value="0.744566071518664">
                <text:p>0.744566071518664</text:p>
              </table:table-cell>
              <table:table-cell office:value-type="float" office:value="2.12872364876086">
                <text:p>2.12872364876086</text:p>
              </table:table-cell>
            </table:table-row>
            <table:table-row>
              <table:table-cell office:value-type="float" office:value="0.610990430465366">
                <text:p>0</text:p>
              </table:table-cell>
              <table:table-cell office:value-type="float" office:value="0.768523968093264">
                <text:p>0.768523968093264</text:p>
              </table:table-cell>
              <table:table-cell office:value-type="float" office:value="1.95808447937788">
                <text:p>1.95808447937788</text:p>
              </table:table-cell>
            </table:table-row>
            <table:table-row>
              <table:table-cell office:value-type="float" office:value="0.674106047921728">
                <text:p>0</text:p>
              </table:table-cell>
              <table:table-cell office:value-type="float" office:value="0.610990430465366">
                <text:p>0.610990430465366</text:p>
              </table:table-cell>
              <table:table-cell office:value-type="float" office:value="2.18939016796986">
                <text:p>2.18939016796986</text:p>
              </table:table-cell>
            </table:table-row>
            <table:table-row>
              <table:table-cell office:value-type="float" office:value="0.586156090352304">
                <text:p>0</text:p>
              </table:table-cell>
              <table:table-cell office:value-type="float" office:value="0.674106047921728">
                <text:p>0.674106047921728</text:p>
              </table:table-cell>
              <table:table-cell office:value-type="float" office:value="1.96382073983271">
                <text:p>1.96382073983271</text:p>
              </table:table-cell>
            </table:table-row>
            <table:table-row>
              <table:table-cell office:value-type="float" office:value="0.508005542614495">
                <text:p>0</text:p>
              </table:table-cell>
              <table:table-cell office:value-type="float" office:value="0.586156090352304">
                <text:p>0.586156090352304</text:p>
              </table:table-cell>
              <table:table-cell office:value-type="float" office:value="2.07129622251281">
                <text:p>2.07129622251281</text:p>
              </table:table-cell>
            </table:table-row>
            <table:table-row>
              <table:table-cell office:value-type="float" office:value="0.530596829642129">
                <text:p>0</text:p>
              </table:table-cell>
              <table:table-cell office:value-type="float" office:value="0.508005542614495">
                <text:p>0.508005542614495</text:p>
              </table:table-cell>
              <table:table-cell office:value-type="float" office:value="1.96419054469297">
                <text:p>1.96419054469297</text:p>
              </table:table-cell>
            </table:table-row>
            <table:table-row>
              <table:table-cell office:value-type="float" office:value="0.713890210214027">
                <text:p>0</text:p>
              </table:table-cell>
              <table:table-cell office:value-type="float" office:value="0.530596829642129">
                <text:p>0.530596829642129</text:p>
              </table:table-cell>
              <table:table-cell office:value-type="float" office:value="2.15624692898084">
                <text:p>2.15624692898084</text:p>
              </table:table-cell>
            </table:table-row>
            <table:table-row>
              <table:table-cell office:value-type="float" office:value="0.63931605729856">
                <text:p>0</text:p>
              </table:table-cell>
              <table:table-cell office:value-type="float" office:value="0.713890210214027">
                <text:p>0.713890210214027</text:p>
              </table:table-cell>
              <table:table-cell office:value-type="float" office:value="2.16046511950061">
                <text:p>2.16046511950061</text:p>
              </table:table-cell>
            </table:table-row>
            <table:table-row>
              <table:table-cell office:value-type="float" office:value="0.605638521234929">
                <text:p>0</text:p>
              </table:table-cell>
              <table:table-cell office:value-type="float" office:value="0.63931605729856">
                <text:p>0.63931605729856</text:p>
              </table:table-cell>
              <table:table-cell office:value-type="float" office:value="2.05296560470657">
                <text:p>2.05296560470657</text:p>
              </table:table-cell>
            </table:table-row>
            <table:table-row>
              <table:table-cell office:value-type="float" office:value="0.646193899756022">
                <text:p>0</text:p>
              </table:table-cell>
              <table:table-cell office:value-type="float" office:value="0.605638521234929">
                <text:p>0.605638521234929</text:p>
              </table:table-cell>
              <table:table-cell office:value-type="float" office:value="2.0535738368705">
                <text:p>2.0535738368705</text:p>
              </table:table-cell>
            </table:table-row>
            <table:table-row>
              <table:table-cell office:value-type="float" office:value="-1.39821702226989">
                <text:p>-</text:p>
              </table:table-cell>
              <table:table-cell office:value-type="float" office:value="0.646193899756022">
                <text:p>0.646193899756022</text:p>
              </table:table-cell>
              <table:table-cell office:value-type="float" office:value="-1.19529652230566">
                <text:p>-1.19529652230566</text:p>
              </table:table-cell>
            </table:table-row>
            <table:table-row>
              <table:table-cell office:value-type="float" office:value="-0.619142882884924">
                <text:p>-0</text:p>
              </table:table-cell>
              <table:table-cell office:value-type="float" office:value="-1.39821702226989">
                <text:p>-1.39821702226989</text:p>
              </table:table-cell>
              <table:table-cell office:value-type="float" office:value="-0.846246922746436">
                <text:p>-0.846246922746436</text:p>
              </table:table-cell>
            </table:table-row>
            <table:table-row>
              <table:table-cell office:value-type="float" office:value="-1.67145720698176">
                <text:p>-</text:p>
              </table:table-cell>
              <table:table-cell office:value-type="float" office:value="-0.619142882884924">
                <text:p>-0.619142882884924</text:p>
              </table:table-cell>
              <table:table-cell office:value-type="float" office:value="-0.487964961027259">
                <text:p>-0.487964961027259</text:p>
              </table:table-cell>
            </table:table-row>
            <table:table-row>
              <table:table-cell office:value-type="float" office:value="-0.822715894774639">
                <text:p>-0</text:p>
              </table:table-cell>
              <table:table-cell office:value-type="float" office:value="-1.67145720698176">
                <text:p>-1.67145720698176</text:p>
              </table:table-cell>
              <table:table-cell office:value-type="float" office:value="-1.94966249105277">
                <text:p>-1.94966249105277</text:p>
              </table:table-cell>
            </table:table-row>
            <table:table-row>
              <table:table-cell office:value-type="float" office:value="-1.45384164246389">
                <text:p>-</text:p>
              </table:table-cell>
              <table:table-cell office:value-type="float" office:value="-0.822715894774639">
                <text:p>-0.822715894774639</text:p>
              </table:table-cell>
              <table:table-cell office:value-type="float" office:value="-0.605375118105899">
                <text:p>-0.605375118105899</text:p>
              </table:table-cell>
            </table:table-row>
            <table:table-row>
              <table:table-cell office:value-type="float" office:value="-0.902229827907319">
                <text:p>-0</text:p>
              </table:table-cell>
              <table:table-cell office:value-type="float" office:value="-1.45384164246389">
                <text:p>-1.45384164246389</text:p>
              </table:table-cell>
              <table:table-cell office:value-type="float" office:value="-0.617545858919696">
                <text:p>-0.617545858919696</text:p>
              </table:table-cell>
            </table:table-row>
            <table:table-row>
              <table:table-cell office:value-type="float" office:value="-1.06888293713789">
                <text:p>-</text:p>
              </table:table-cell>
              <table:table-cell office:value-type="float" office:value="-0.902229827907319">
                <text:p>-0.902229827907319</text:p>
              </table:table-cell>
              <table:table-cell office:value-type="float" office:value="-0.259102958575482">
                <text:p>-0.259102958575482</text:p>
              </table:table-cell>
            </table:table-row>
            <table:table-row>
              <table:table-cell office:value-type="float" office:value="-0.917144445123627">
                <text:p>-0</text:p>
              </table:table-cell>
              <table:table-cell office:value-type="float" office:value="-1.06888293713789">
                <text:p>-1.06888293713789</text:p>
              </table:table-cell>
              <table:table-cell office:value-type="float" office:value="-0.795497488271855">
                <text:p>-0.795497488271855</text:p>
              </table:table-cell>
            </table:table-row>
            <table:table-row>
              <table:table-cell office:value-type="float" office:value="-0.960752686799352">
                <text:p>-0</text:p>
              </table:table-cell>
              <table:table-cell office:value-type="float" office:value="-0.917144445123627">
                <text:p>-0.917144445123627</text:p>
              </table:table-cell>
              <table:table-cell office:value-type="float" office:value="-0.712765670343948">
                <text:p>-0.712765670343948</text:p>
              </table:table-cell>
            </table:table-row>
            <table:table-row>
              <table:table-cell office:value-type="float" office:value="-0.652871374810902">
                <text:p>-0</text:p>
              </table:table-cell>
              <table:table-cell office:value-type="float" office:value="-0.960752686799352">
                <text:p>-0.960752686799352</text:p>
              </table:table-cell>
              <table:table-cell office:value-type="float" office:value="-1.47700051009375">
                <text:p>-1.47700051009375</text:p>
              </table:table-cell>
            </table:table-row>
            <table:table-row>
              <table:table-cell office:value-type="float" office:value="-1.28983473503703">
                <text:p>-</text:p>
              </table:table-cell>
              <table:table-cell office:value-type="float" office:value="-0.652871374810902">
                <text:p>-0.652871374810902</text:p>
              </table:table-cell>
              <table:table-cell office:value-type="float" office:value="-0.760977638956293">
                <text:p>-0.760977638956293</text:p>
              </table:table-cell>
            </table:table-row>
            <table:table-row>
              <table:table-cell office:value-type="float" office:value="-2.06007344939402">
                <text:p>-</text:p>
              </table:table-cell>
              <table:table-cell office:value-type="float" office:value="-1.28983473503703">
                <text:p>-1.28983473503703</text:p>
              </table:table-cell>
              <table:table-cell office:value-type="float" office:value="-0.724668415850707">
                <text:p>-0.724668415850707</text:p>
              </table:table-cell>
            </table:table-row>
            <table:table-row>
              <table:table-cell office:value-type="float" office:value="-0.995753578417053">
                <text:p>-0</text:p>
              </table:table-cell>
              <table:table-cell office:value-type="float" office:value="-2.06007344939402">
                <text:p>-2.06007344939402</text:p>
              </table:table-cell>
              <table:table-cell office:value-type="float" office:value="-1.77535802974455">
                <text:p>-1.77535802974455</text:p>
              </table:table-cell>
            </table:table-row>
            <table:table-row>
              <table:table-cell office:value-type="float" office:value="-1.38387253274749">
                <text:p>-</text:p>
              </table:table-cell>
              <table:table-cell office:value-type="float" office:value="-0.995753578417053">
                <text:p>-0.995753578417053</text:p>
              </table:table-cell>
              <table:table-cell office:value-type="float" office:value="-1.39548439611024">
                <text:p>-1.39548439611024</text:p>
              </table:table-cell>
            </table:table-row>
            <table:table-row>
              <table:table-cell office:value-type="float" office:value="-1.13176398474911">
                <text:p>-</text:p>
              </table:table-cell>
              <table:table-cell office:value-type="float" office:value="-1.38387253274749">
                <text:p>-1.38387253274749</text:p>
              </table:table-cell>
              <table:table-cell office:value-type="float" office:value="-1.603204967155">
                <text:p>-1.603204967155</text:p>
              </table:table-cell>
            </table:table-row>
            <table:table-row>
              <table:table-cell office:value-type="float" office:value="-1.48407006664648">
                <text:p>-</text:p>
              </table:table-cell>
              <table:table-cell office:value-type="float" office:value="-1.13176398474911">
                <text:p>-1.13176398474911</text:p>
              </table:table-cell>
              <table:table-cell office:value-type="float" office:value="-1.42567511177033">
                <text:p>-1.42567511177033</text:p>
              </table:table-cell>
            </table:table-row>
            <table:table-row>
              <table:table-cell office:value-type="float" office:value="-0.677949907562478">
                <text:p>-0</text:p>
              </table:table-cell>
              <table:table-cell office:value-type="float" office:value="-1.48407006664648">
                <text:p>-1.48407006664648</text:p>
              </table:table-cell>
              <table:table-cell office:value-type="float" office:value="-0.590421501587842">
                <text:p>-0.590421501587842</text:p>
              </table:table-cell>
            </table:table-row>
            <table:table-row>
              <table:table-cell office:value-type="float" office:value="-0.945874143468904">
                <text:p>-0</text:p>
              </table:table-cell>
              <table:table-cell office:value-type="float" office:value="-0.677949907562478">
                <text:p>-0.677949907562478</text:p>
              </table:table-cell>
              <table:table-cell office:value-type="float" office:value="-1.75337135926538">
                <text:p>-1.75337135926538</text:p>
              </table:table-cell>
            </table:table-row>
            <table:table-row>
              <table:table-cell office:value-type="float" office:value="-1.36296043311302">
                <text:p>-</text:p>
              </table:table-cell>
              <table:table-cell office:value-type="float" office:value="-0.945874143468904">
                <text:p>-0.945874143468904</text:p>
              </table:table-cell>
              <table:table-cell office:value-type="float" office:value="-1.87475169908407">
                <text:p>-1.87475169908407</text:p>
              </table:table-cell>
            </table:table-row>
            <table:table-row>
              <table:table-cell office:value-type="float" office:value="-1.61784629775219">
                <text:p>-</text:p>
              </table:table-cell>
              <table:table-cell office:value-type="float" office:value="-1.36296043311302">
                <text:p>-1.36296043311302</text:p>
              </table:table-cell>
              <table:table-cell office:value-type="float" office:value="-0.715000262125297">
                <text:p>-0.715000262125297</text:p>
              </table:table-cell>
            </table:table-row>
            <table:table-row>
              <table:table-cell office:value-type="float" office:value="-1.0123858493462">
                <text:p>-</text:p>
              </table:table-cell>
              <table:table-cell office:value-type="float" office:value="-1.61784629775219">
                <text:p>-1.61784629775219</text:p>
              </table:table-cell>
              <table:table-cell office:value-type="float" office:value="-1.28528502940728">
                <text:p>-1.28528502940728</text:p>
              </table:table-cell>
            </table:table-row>
            <table:table-row>
              <table:table-cell office:value-type="float" office:value="-0.529678224401812">
                <text:p>-0</text:p>
              </table:table-cell>
              <table:table-cell office:value-type="float" office:value="-1.0123858493462">
                <text:p>-1.0123858493462</text:p>
              </table:table-cell>
              <table:table-cell office:value-type="float" office:value="-1.52736900856531">
                <text:p>-1.52736900856531</text:p>
              </table:table-cell>
            </table:table-row>
            <table:table-row>
              <table:table-cell office:value-type="float" office:value="-1.21992080361257">
                <text:p>-</text:p>
              </table:table-cell>
              <table:table-cell office:value-type="float" office:value="-0.529678224401812">
                <text:p>-0.529678224401812</text:p>
              </table:table-cell>
              <table:table-cell office:value-type="float" office:value="-1.78255726936526">
                <text:p>-1.78255726936526</text:p>
              </table:table-cell>
            </table:table-row>
            <table:table-row>
              <table:table-cell office:value-type="float" office:value="-1.18153144410996">
                <text:p>-</text:p>
              </table:table-cell>
              <table:table-cell office:value-type="float" office:value="-1.21992080361257">
                <text:p>-1.21992080361257</text:p>
              </table:table-cell>
              <table:table-cell office:value-type="float" office:value="-1.14792854959773">
                <text:p>-1.14792854959773</text:p>
              </table:table-cell>
            </table:table-row>
            <table:table-row>
              <table:table-cell office:value-type="float" office:value="-0.166661784488448">
                <text:p>-0</text:p>
              </table:table-cell>
              <table:table-cell office:value-type="float" office:value="-1.18153144410996">
                <text:p>-1.18153144410996</text:p>
              </table:table-cell>
              <table:table-cell office:value-type="float" office:value="-1.16605609265158">
                <text:p>-1.16605609265158</text:p>
              </table:table-cell>
            </table:table-row>
            <table:table-row>
              <table:table-cell office:value-type="float" office:value="-1.28771955539543">
                <text:p>-</text:p>
              </table:table-cell>
              <table:table-cell office:value-type="float" office:value="-0.166661784488448">
                <text:p>-0.166661784488448</text:p>
              </table:table-cell>
              <table:table-cell office:value-type="float" office:value="-0.560383735266337">
                <text:p>-0.560383735266337</text:p>
              </table:table-cell>
            </table:table-row>
            <table:table-row>
              <table:table-cell office:value-type="float" office:value="-1.50022395553664">
                <text:p>-</text:p>
              </table:table-cell>
              <table:table-cell office:value-type="float" office:value="-1.28771955539543">
                <text:p>-1.28771955539543</text:p>
              </table:table-cell>
              <table:table-cell office:value-type="float" office:value="-2.14787392091831">
                <text:p>-2.14787392091831</text:p>
              </table:table-cell>
            </table:table-row>
            <table:table-row>
              <table:table-cell office:value-type="float" office:value="-0.405946717475301">
                <text:p>-0</text:p>
              </table:table-cell>
              <table:table-cell office:value-type="float" office:value="-1.50022395553664">
                <text:p>-1.50022395553664</text:p>
              </table:table-cell>
              <table:table-cell office:value-type="float" office:value="-1.5502111187253">
                <text:p>-1.5502111187253</text:p>
              </table:table-cell>
            </table:table-row>
            <table:table-row>
              <table:table-cell office:value-type="float" office:value="-1.50222391252375">
                <text:p>-</text:p>
              </table:table-cell>
              <table:table-cell office:value-type="float" office:value="-0.405946717475301">
                <text:p>-0.405946717475301</text:p>
              </table:table-cell>
              <table:table-cell office:value-type="float" office:value="-0.373818930264573">
                <text:p>-0.373818930264573</text:p>
              </table:table-cell>
            </table:table-row>
            <table:table-row>
              <table:table-cell office:value-type="float" office:value="-0.582909643880676">
                <text:p>-0</text:p>
              </table:table-cell>
              <table:table-cell office:value-type="float" office:value="-1.50222391252375">
                <text:p>-1.50222391252375</text:p>
              </table:table-cell>
              <table:table-cell office:value-type="float" office:value="-0.650570592770094">
                <text:p>-0.650570592770094</text:p>
              </table:table-cell>
            </table:table-row>
            <table:table-row>
              <table:table-cell office:value-type="float" office:value="-0.904229523110315">
                <text:p>-0</text:p>
              </table:table-cell>
              <table:table-cell office:value-type="float" office:value="-0.582909643880676">
                <text:p>-0.582909643880676</text:p>
              </table:table-cell>
              <table:table-cell office:value-type="float" office:value="-1.75858378363661">
                <text:p>-1.75858378363661</text:p>
              </table:table-cell>
            </table:table-row>
            <table:table-row>
              <table:table-cell office:value-type="float" office:value="-1.05491877199924">
                <text:p>-</text:p>
              </table:table-cell>
              <table:table-cell office:value-type="float" office:value="-0.904229523110315">
                <text:p>-0.904229523110315</text:p>
              </table:table-cell>
              <table:table-cell office:value-type="float" office:value="-1.51275672753324">
                <text:p>-1.51275672753324</text:p>
              </table:table-cell>
            </table:table-row>
            <table:table-row>
              <table:table-cell office:value-type="float" office:value="-1.89128257625211">
                <text:p>-</text:p>
              </table:table-cell>
              <table:table-cell office:value-type="float" office:value="-1.05491877199924">
                <text:p>-1.05491877199924</text:p>
              </table:table-cell>
              <table:table-cell office:value-type="float" office:value="-0.637447915855245">
                <text:p>-0.637447915855245</text:p>
              </table:table-cell>
            </table:table-row>
            <table:table-row>
              <table:table-cell office:value-type="float" office:value="-0.85895381562855">
                <text:p>-0</text:p>
              </table:table-cell>
              <table:table-cell office:value-type="float" office:value="-1.89128257625211">
                <text:p>-1.89128257625211</text:p>
              </table:table-cell>
              <table:table-cell office:value-type="float" office:value="-1.23101297325776">
                <text:p>-1.23101297325776</text:p>
              </table:table-cell>
            </table:table-row>
            <table:table-row>
              <table:table-cell office:value-type="float" office:value="-0.89679431332581">
                <text:p>-0</text:p>
              </table:table-cell>
              <table:table-cell office:value-type="float" office:value="-0.85895381562855">
                <text:p>-0.85895381562855</text:p>
              </table:table-cell>
              <table:table-cell office:value-type="float" office:value="-1.13675947262231">
                <text:p>-1.13675947262231</text:p>
              </table:table-cell>
            </table:table-row>
            <table:table-row>
              <table:table-cell office:value-type="float" office:value="-0.89225856548201">
                <text:p>-0</text:p>
              </table:table-cell>
              <table:table-cell office:value-type="float" office:value="-0.89679431332581">
                <text:p>-0.89679431332581</text:p>
              </table:table-cell>
              <table:table-cell office:value-type="float" office:value="-1.94781360633074">
                <text:p>-1.94781360633074</text:p>
              </table:table-cell>
            </table:table-row>
            <table:table-row>
              <table:table-cell office:value-type="float" office:value="-1.18810379527041">
                <text:p>-</text:p>
              </table:table-cell>
              <table:table-cell office:value-type="float" office:value="-0.89225856548201">
                <text:p>-0.89225856548201</text:p>
              </table:table-cell>
              <table:table-cell office:value-type="float" office:value="-1.21288718777015">
                <text:p>-1.21288718777015</text:p>
              </table:table-cell>
            </table:table-row>
            <table:table-row>
              <table:table-cell office:value-type="float" office:value="-0.861327099962479">
                <text:p>-0</text:p>
              </table:table-cell>
              <table:table-cell office:value-type="float" office:value="-1.18810379527041">
                <text:p>-1.18810379527041</text:p>
              </table:table-cell>
              <table:table-cell office:value-type="float" office:value="-0.404882080260457">
                <text:p>-0.404882080260457</text:p>
              </table:table-cell>
            </table:table-row>
            <table:table-row>
              <table:table-cell office:value-type="float" office:value="-0.682616151360671">
                <text:p>-0</text:p>
              </table:table-cell>
              <table:table-cell office:value-type="float" office:value="-0.861327099962479">
                <text:p>-0.861327099962479</text:p>
              </table:table-cell>
              <table:table-cell office:value-type="float" office:value="-1.45568915582481">
                <text:p>-1.45568915582481</text:p>
              </table:table-cell>
            </table:table-row>
            <table:table-row>
              <table:table-cell office:value-type="float" office:value="-1.81687556083133">
                <text:p>-</text:p>
              </table:table-cell>
              <table:table-cell office:value-type="float" office:value="-0.682616151360671">
                <text:p>-0.682616151360671</text:p>
              </table:table-cell>
              <table:table-cell office:value-type="float" office:value="-1.49664054538798">
                <text:p>-1.49664054538798</text:p>
              </table:table-cell>
            </table:table-row>
            <table:table-row>
              <table:table-cell office:value-type="float" office:value="-1.45337392070254">
                <text:p>-</text:p>
              </table:table-cell>
              <table:table-cell office:value-type="float" office:value="-1.81687556083133">
                <text:p>-1.81687556083133</text:p>
              </table:table-cell>
              <table:table-cell office:value-type="float" office:value="-1.3801486430202">
                <text:p>-1.3801486430202</text:p>
              </table:table-cell>
            </table:table-row>
            <table:table-row>
              <table:table-cell office:value-type="float" office:value="-0.96338782537604">
                <text:p>-0</text:p>
              </table:table-cell>
              <table:table-cell office:value-type="float" office:value="-1.45337392070254">
                <text:p>-1.45337392070254</text:p>
              </table:table-cell>
              <table:table-cell office:value-type="float" office:value="-0.708056602844061">
                <text:p>-0.708056602844061</text:p>
              </table:table-cell>
            </table:table-row>
            <table:table-row>
              <table:table-cell office:value-type="float" office:value="-0.125994824908212">
                <text:p>-0</text:p>
              </table:table-cell>
              <table:table-cell office:value-type="float" office:value="-0.96338782537604">
                <text:p>-0.96338782537604</text:p>
              </table:table-cell>
              <table:table-cell office:value-type="float" office:value="-1.30452243272921">
                <text:p>-1.30452243272921</text:p>
              </table:table-cell>
            </table:table-row>
            <table:table-row>
              <table:table-cell office:value-type="float" office:value="-0.915292773091826">
                <text:p>-0</text:p>
              </table:table-cell>
              <table:table-cell office:value-type="float" office:value="-0.125994824908212">
                <text:p>-0.125994824908212</text:p>
              </table:table-cell>
              <table:table-cell office:value-type="float" office:value="-1.71484028803316">
                <text:p>-1.71484028803316</text:p>
              </table:table-cell>
            </table:table-row>
            <table:table-row>
              <table:table-cell office:value-type="float" office:value="-1.57608678781898">
                <text:p>-</text:p>
              </table:table-cell>
              <table:table-cell office:value-type="float" office:value="-0.915292773091826">
                <text:p>-0.915292773091826</text:p>
              </table:table-cell>
              <table:table-cell office:value-type="float" office:value="-0.508003014648169">
                <text:p>-0.508003014648169</text:p>
              </table:table-cell>
            </table:table-row>
            <table:table-row>
              <table:table-cell office:value-type="float" office:value="-1.06449549077214">
                <text:p>-</text:p>
              </table:table-cell>
              <table:table-cell office:value-type="float" office:value="-1.57608678781898">
                <text:p>-1.57608678781898</text:p>
              </table:table-cell>
              <table:table-cell office:value-type="float" office:value="-0.705893751276838">
                <text:p>-0.705893751276838</text:p>
              </table:table-cell>
            </table:table-row>
            <table:table-row>
              <table:table-cell office:value-type="float" office:value="-1.90238348517629">
                <text:p>-</text:p>
              </table:table-cell>
              <table:table-cell office:value-type="float" office:value="-1.06449549077214">
                <text:p>-1.06449549077214</text:p>
              </table:table-cell>
              <table:table-cell office:value-type="float" office:value="-1.11056856175601">
                <text:p>-1.11056856175601</text:p>
              </table:table-cell>
            </table:table-row>
            <table:table-row>
              <table:table-cell office:value-type="float" office:value="-1.06078066462854">
                <text:p>-</text:p>
              </table:table-cell>
              <table:table-cell office:value-type="float" office:value="-1.90238348517629">
                <text:p>-1.90238348517629</text:p>
              </table:table-cell>
              <table:table-cell office:value-type="float" office:value="-1.60368237061922">
                <text:p>-1.60368237061922</text:p>
              </table:table-cell>
            </table:table-row>
            <table:table-row>
              <table:table-cell office:value-type="float" office:value="-1.95963805898667">
                <text:p>-</text:p>
              </table:table-cell>
              <table:table-cell office:value-type="float" office:value="-1.06078066462854">
                <text:p>-1.06078066462854</text:p>
              </table:table-cell>
              <table:table-cell office:value-type="float" office:value="-0.720663936851128">
                <text:p>-0.720663936851128</text:p>
              </table:table-cell>
            </table:table-row>
            <table:table-row>
              <table:table-cell office:value-type="float" office:value="-1.33100342133111">
                <text:p>-</text:p>
              </table:table-cell>
              <table:table-cell office:value-type="float" office:value="-1.95963805898667">
                <text:p>-1.95963805898667</text:p>
              </table:table-cell>
              <table:table-cell office:value-type="float" office:value="-0.311309792233284">
                <text:p>-0.311309792233284</text:p>
              </table:table-cell>
            </table:table-row>
            <table:table-row>
              <table:table-cell office:value-type="float" office:value="-1.18733860708983">
                <text:p>-</text:p>
              </table:table-cell>
              <table:table-cell office:value-type="float" office:value="-1.33100342133111">
                <text:p>-1.33100342133111</text:p>
              </table:table-cell>
              <table:table-cell office:value-type="float" office:value="-1.35141833883428">
                <text:p>-1.35141833883428</text:p>
              </table:table-cell>
            </table:table-row>
            <table:table-row>
              <table:table-cell office:value-type="float" office:value="-1.17800246373569">
                <text:p>-</text:p>
              </table:table-cell>
              <table:table-cell office:value-type="float" office:value="-1.18733860708983">
                <text:p>-1.18733860708983</text:p>
              </table:table-cell>
              <table:table-cell office:value-type="float" office:value="-0.535557128060245">
                <text:p>-0.535557128060245</text:p>
              </table:table-cell>
            </table:table-row>
            <table:table-row>
              <table:table-cell office:value-type="float" office:value="-1.40184022085844">
                <text:p>-</text:p>
              </table:table-cell>
              <table:table-cell office:value-type="float" office:value="-1.17800246373569">
                <text:p>-1.17800246373569</text:p>
              </table:table-cell>
              <table:table-cell office:value-type="float" office:value="-0.701133808627867">
                <text:p>-0.701133808627867</text:p>
              </table:table-cell>
            </table:table-row>
            <table:table-row>
              <table:table-cell office:value-type="float" office:value="-1.69648094880732">
                <text:p>-</text:p>
              </table:table-cell>
              <table:table-cell office:value-type="float" office:value="-1.40184022085844">
                <text:p>-1.40184022085844</text:p>
              </table:table-cell>
              <table:table-cell office:value-type="float" office:value="-0.740889437478164">
                <text:p>-0.740889437478164</text:p>
              </table:table-cell>
            </table:table-row>
            <table:table-row>
              <table:table-cell office:value-type="float" office:value="-1.40665094821828">
                <text:p>-</text:p>
              </table:table-cell>
              <table:table-cell office:value-type="float" office:value="-1.69648094880732">
                <text:p>-1.69648094880732</text:p>
              </table:table-cell>
              <table:table-cell office:value-type="float" office:value="-0.937079108639085">
                <text:p>-0.937079108639085</text:p>
              </table:table-cell>
            </table:table-row>
            <table:table-row>
              <table:table-cell office:value-type="float" office:value="-0.920723073165737">
                <text:p>-0</text:p>
              </table:table-cell>
              <table:table-cell office:value-type="float" office:value="-1.40665094821828">
                <text:p>-1.40665094821828</text:p>
              </table:table-cell>
              <table:table-cell office:value-type="float" office:value="-1.32875820278626">
                <text:p>-1.32875820278626</text:p>
              </table:table-cell>
            </table:table-row>
            <table:table-row>
              <table:table-cell office:value-type="float" office:value="-1.1772958424291">
                <text:p>-</text:p>
              </table:table-cell>
              <table:table-cell office:value-type="float" office:value="-0.920723073165737">
                <text:p>-0.920723073165737</text:p>
              </table:table-cell>
              <table:table-cell office:value-type="float" office:value="-0.965576806657071">
                <text:p>-0.965576806657071</text:p>
              </table:table-cell>
            </table:table-row>
            <table:table-row>
              <table:table-cell office:value-type="float" office:value="-1.59451502150727">
                <text:p>-</text:p>
              </table:table-cell>
              <table:table-cell office:value-type="float" office:value="-1.1772958424291">
                <text:p>-1.1772958424291</text:p>
              </table:table-cell>
              <table:table-cell office:value-type="float" office:value="-0.967558012864681">
                <text:p>-0.967558012864681</text:p>
              </table:table-cell>
            </table:table-row>
            <table:table-row>
              <table:table-cell office:value-type="float" office:value="-1.32623484694176">
                <text:p>-</text:p>
              </table:table-cell>
              <table:table-cell office:value-type="float" office:value="-1.59451502150727">
                <text:p>-1.59451502150727</text:p>
              </table:table-cell>
              <table:table-cell office:value-type="float" office:value="-1.8973327471289">
                <text:p>-1.8973327471289</text:p>
              </table:table-cell>
            </table:table-row>
            <table:table-row>
              <table:table-cell office:value-type="float" office:value="-1.61464430448654">
                <text:p>-</text:p>
              </table:table-cell>
              <table:table-cell office:value-type="float" office:value="-1.32623484694176">
                <text:p>-1.32623484694176</text:p>
              </table:table-cell>
              <table:table-cell office:value-type="float" office:value="-0.984120176564938">
                <text:p>-0.984120176564938</text:p>
              </table:table-cell>
            </table:table-row>
            <table:table-row>
              <table:table-cell office:value-type="float" office:value="-0.763792593609827">
                <text:p>-0</text:p>
              </table:table-cell>
              <table:table-cell office:value-type="float" office:value="-1.61464430448654">
                <text:p>-1.61464430448654</text:p>
              </table:table-cell>
              <table:table-cell office:value-type="float" office:value="-0.834070325651793">
                <text:p>-0.834070325651793</text:p>
              </table:table-cell>
            </table:table-row>
            <table:table-row>
              <table:table-cell office:value-type="float" office:value="-0.834448836946993">
                <text:p>-0</text:p>
              </table:table-cell>
              <table:table-cell office:value-type="float" office:value="-0.763792593609827">
                <text:p>-0.763792593609827</text:p>
              </table:table-cell>
              <table:table-cell office:value-type="float" office:value="-0.641038254785407">
                <text:p>-0.641038254785407</text:p>
              </table:table-cell>
            </table:table-row>
            <table:table-row>
              <table:table-cell office:value-type="float" office:value="-1.61149248063908">
                <text:p>-</text:p>
              </table:table-cell>
              <table:table-cell office:value-type="float" office:value="-0.834448836946993">
                <text:p>-0.834448836946993</text:p>
              </table:table-cell>
              <table:table-cell office:value-type="float" office:value="-1.30604979281131">
                <text:p>-1.30604979281131</text:p>
              </table:table-cell>
            </table:table-row>
            <table:table-row>
              <table:table-cell office:value-type="float" office:value="-1.54999694319485">
                <text:p>-</text:p>
              </table:table-cell>
              <table:table-cell office:value-type="float" office:value="-1.61149248063908">
                <text:p>-1.61149248063908</text:p>
              </table:table-cell>
              <table:table-cell office:value-type="float" office:value="-0.771372388375793">
                <text:p>-0.771372388375793</text:p>
              </table:table-cell>
            </table:table-row>
            <table:table-row>
              <table:table-cell office:value-type="float" office:value="-2.06677521787723">
                <text:p>-</text:p>
              </table:table-cell>
              <table:table-cell office:value-type="float" office:value="-1.54999694319485">
                <text:p>-1.54999694319485</text:p>
              </table:table-cell>
              <table:table-cell office:value-type="float" office:value="-0.66401985630062">
                <text:p>-0.66401985630062</text:p>
              </table:table-cell>
            </table:table-row>
            <table:table-row>
              <table:table-cell office:value-type="float" office:value="-1.57711648746313">
                <text:p>-</text:p>
              </table:table-cell>
              <table:table-cell office:value-type="float" office:value="-2.06677521787723">
                <text:p>-2.06677521787723</text:p>
              </table:table-cell>
              <table:table-cell office:value-type="float" office:value="-0.959471422203151">
                <text:p>-0.959471422203151</text:p>
              </table:table-cell>
            </table:table-row>
            <table:table-row>
              <table:table-cell office:value-type="float" office:value="-0.894308840862362">
                <text:p>-0</text:p>
              </table:table-cell>
              <table:table-cell office:value-type="float" office:value="-1.57711648746313">
                <text:p>-1.57711648746313</text:p>
              </table:table-cell>
              <table:table-cell office:value-type="float" office:value="-1.79017208311011">
                <text:p>-1.79017208311011</text:p>
              </table:table-cell>
            </table:table-row>
            <table:table-row>
              <table:table-cell office:value-type="float" office:value="-1.74409655664075">
                <text:p>-</text:p>
              </table:table-cell>
              <table:table-cell office:value-type="float" office:value="-0.894308840862362">
                <text:p>-0.894308840862362</text:p>
              </table:table-cell>
              <table:table-cell office:value-type="float" office:value="-1.11830689203386">
                <text:p>-1.11830689203386</text:p>
              </table:table-cell>
            </table:table-row>
            <table:table-row>
              <table:table-cell office:value-type="float" office:value="-1.10971353182288">
                <text:p>-</text:p>
              </table:table-cell>
              <table:table-cell office:value-type="float" office:value="-1.74409655664075">
                <text:p>-1.74409655664075</text:p>
              </table:table-cell>
              <table:table-cell office:value-type="float" office:value="-0.98216071970814">
                <text:p>-0.98216071970814</text:p>
              </table:table-cell>
            </table:table-row>
            <table:table-row>
              <table:table-cell office:value-type="float" office:value="-1.19260579277983">
                <text:p>-</text:p>
              </table:table-cell>
              <table:table-cell office:value-type="float" office:value="-1.10971353182288">
                <text:p>-1.10971353182288</text:p>
              </table:table-cell>
              <table:table-cell office:value-type="float" office:value="-1.99161893176769">
                <text:p>-1.99161893176769</text:p>
              </table:table-cell>
            </table:table-row>
            <table:table-row>
              <table:table-cell office:value-type="float" office:value="-0.878625362256034">
                <text:p>-0</text:p>
              </table:table-cell>
              <table:table-cell office:value-type="float" office:value="-1.19260579277983">
                <text:p>-1.19260579277983</text:p>
              </table:table-cell>
              <table:table-cell office:value-type="float" office:value="-1.32686764664646">
                <text:p>-1.32686764664646</text:p>
              </table:table-cell>
            </table:table-row>
            <table:table-row>
              <table:table-cell office:value-type="float" office:value="-1.84402288130782">
                <text:p>-</text:p>
              </table:table-cell>
              <table:table-cell office:value-type="float" office:value="-0.878625362256034">
                <text:p>-0.878625362256034</text:p>
              </table:table-cell>
              <table:table-cell office:value-type="float" office:value="-1.44626452735806">
                <text:p>-1.44626452735806</text:p>
              </table:table-cell>
            </table:table-row>
            <table:table-row>
              <table:table-cell office:value-type="float" office:value="-1.20646271136386">
                <text:p>-</text:p>
              </table:table-cell>
              <table:table-cell office:value-type="float" office:value="-1.84402288130782">
                <text:p>-1.84402288130782</text:p>
              </table:table-cell>
              <table:table-cell office:value-type="float" office:value="-0.678381733447084">
                <text:p>-0.678381733447084</text:p>
              </table:table-cell>
            </table:table-row>
            <table:table-row>
              <table:table-cell office:value-type="float" office:value="-1.46829446128484">
                <text:p>-</text:p>
              </table:table-cell>
              <table:table-cell office:value-type="float" office:value="-1.20646271136386">
                <text:p>-1.20646271136386</text:p>
              </table:table-cell>
              <table:table-cell office:value-type="float" office:value="-0.590660069989603">
                <text:p>-0.590660069989603</text:p>
              </table:table-cell>
            </table:table-row>
            <table:table-row>
              <table:table-cell office:value-type="float" office:value="-1.3092414626218">
                <text:p>-</text:p>
              </table:table-cell>
              <table:table-cell office:value-type="float" office:value="-1.46829446128484">
                <text:p>-1.46829446128484</text:p>
              </table:table-cell>
              <table:table-cell office:value-type="float" office:value="-1.44587068046254">
                <text:p>-1.44587068046254</text:p>
              </table:table-cell>
            </table:table-row>
            <table:table-row>
              <table:table-cell office:value-type="float" office:value="-0.809301455253062">
                <text:p>-0</text:p>
              </table:table-cell>
              <table:table-cell office:value-type="float" office:value="-1.3092414626218">
                <text:p>-1.3092414626218</text:p>
              </table:table-cell>
              <table:table-cell office:value-type="float" office:value="-0.805339311887827">
                <text:p>-0.805339311887827</text:p>
              </table:table-cell>
            </table:table-row>
            <table:table-row>
              <table:table-cell office:value-type="float" office:value="-0.724969691915759">
                <text:p>-0</text:p>
              </table:table-cell>
              <table:table-cell office:value-type="float" office:value="-0.809301455253062">
                <text:p>-0.809301455253062</text:p>
              </table:table-cell>
              <table:table-cell office:value-type="float" office:value="-1.64317517219821">
                <text:p>-1.64317517219821</text:p>
              </table:table-cell>
            </table:table-row>
            <table:table-row>
              <table:table-cell office:value-type="float" office:value="-1.72184337089168">
                <text:p>-</text:p>
              </table:table-cell>
              <table:table-cell office:value-type="float" office:value="-0.724969691915759">
                <text:p>-0.724969691915759</text:p>
              </table:table-cell>
              <table:table-cell office:value-type="float" office:value="-1.14602059332927">
                <text:p>-1.14602059332927</text:p>
              </table:table-cell>
            </table:table-row>
            <table:table-row>
              <table:table-cell office:value-type="float" office:value="-1.00421407689059">
                <text:p>-</text:p>
              </table:table-cell>
              <table:table-cell office:value-type="float" office:value="-1.72184337089168">
                <text:p>-1.72184337089168</text:p>
              </table:table-cell>
              <table:table-cell office:value-type="float" office:value="-1.7225505869226">
                <text:p>-1.7225505869226</text:p>
              </table:table-cell>
            </table:table-row>
            <table:table-row>
              <table:table-cell office:value-type="float" office:value="-1.36531994431789">
                <text:p>-</text:p>
              </table:table-cell>
              <table:table-cell office:value-type="float" office:value="-1.00421407689059">
                <text:p>-1.00421407689059</text:p>
              </table:table-cell>
              <table:table-cell office:value-type="float" office:value="-1.14776645913779">
                <text:p>-1.14776645913779</text:p>
              </table:table-cell>
            </table:table-row>
            <table:table-row>
              <table:table-cell office:value-type="float" office:value="1.16608911550897">
                <text:p/>
              </table:table-cell>
              <table:table-cell office:value-type="float" office:value="-1.36531994431789">
                <text:p>-1.36531994431789</text:p>
              </table:table-cell>
              <table:table-cell office:value-type="float" office:value="-0.402884701325305">
                <text:p>-0.402884701325305</text:p>
              </table:table-cell>
            </table:table-row>
            <table:table-row>
              <table:table-cell office:value-type="float" office:value="1.11772448694211">
                <text:p/>
              </table:table-cell>
              <table:table-cell office:value-type="float" office:value="1.16608911550897">
                <text:p>1.16608911550897</text:p>
              </table:table-cell>
              <table:table-cell office:value-type="float" office:value="-0.529321611903323">
                <text:p>-0.529321611903323</text:p>
              </table:table-cell>
            </table:table-row>
            <table:table-row>
              <table:table-cell office:value-type="float" office:value="0.944962030853418">
                <text:p>0</text:p>
              </table:table-cell>
              <table:table-cell office:value-type="float" office:value="1.11772448694211">
                <text:p>1.11772448694211</text:p>
              </table:table-cell>
              <table:table-cell office:value-type="float" office:value="-0.460845396516916">
                <text:p>-0.460845396516916</text:p>
              </table:table-cell>
            </table:table-row>
            <table:table-row>
              <table:table-cell office:value-type="float" office:value="1.27244518822543">
                <text:p/>
              </table:table-cell>
              <table:table-cell office:value-type="float" office:value="0.944962030853418">
                <text:p>0.944962030853418</text:p>
              </table:table-cell>
              <table:table-cell office:value-type="float" office:value="-0.268242858685916">
                <text:p>-0.268242858685916</text:p>
              </table:table-cell>
            </table:table-row>
            <table:table-row>
              <table:table-cell office:value-type="float" office:value="0.691869431056624">
                <text:p>0</text:p>
              </table:table-cell>
              <table:table-cell office:value-type="float" office:value="1.27244518822543">
                <text:p>1.27244518822543</text:p>
              </table:table-cell>
              <table:table-cell office:value-type="float" office:value="-0.53193027335329">
                <text:p>-0.53193027335329</text:p>
              </table:table-cell>
            </table:table-row>
            <table:table-row>
              <table:table-cell office:value-type="float" office:value="0.568945630626939">
                <text:p>0</text:p>
              </table:table-cell>
              <table:table-cell office:value-type="float" office:value="0.691869431056624">
                <text:p>0.691869431056624</text:p>
              </table:table-cell>
              <table:table-cell office:value-type="float" office:value="-0.170240275886099">
                <text:p>-0.170240275886099</text:p>
              </table:table-cell>
            </table:table-row>
            <table:table-row>
              <table:table-cell office:value-type="float" office:value="1.03130588090921">
                <text:p/>
              </table:table-cell>
              <table:table-cell office:value-type="float" office:value="0.568945630626939">
                <text:p>0.568945630626939</text:p>
              </table:table-cell>
              <table:table-cell office:value-type="float" office:value="-0.117449092632765">
                <text:p>-0.117449092632765</text:p>
              </table:table-cell>
            </table:table-row>
            <table:table-row>
              <table:table-cell office:value-type="float" office:value="0.586895053505873">
                <text:p>0</text:p>
              </table:table-cell>
              <table:table-cell office:value-type="float" office:value="1.03130588090921">
                <text:p>1.03130588090921</text:p>
              </table:table-cell>
              <table:table-cell office:value-type="float" office:value="-0.108927675935847">
                <text:p>-0.108927675935847</text:p>
              </table:table-cell>
            </table:table-row>
            <table:table-row>
              <table:table-cell office:value-type="float" office:value="0.888590344375633">
                <text:p>0</text:p>
              </table:table-cell>
              <table:table-cell office:value-type="float" office:value="0.586895053505873">
                <text:p>0.586895053505873</text:p>
              </table:table-cell>
              <table:table-cell office:value-type="float" office:value="-0.0305438808663359">
                <text:p>-0.0305438808663359</text:p>
              </table:table-cell>
            </table:table-row>
            <table:table-row>
              <table:table-cell office:value-type="float" office:value="0.986832372045736">
                <text:p>0</text:p>
              </table:table-cell>
              <table:table-cell office:value-type="float" office:value="0.888590344375633">
                <text:p>0.888590344375633</text:p>
              </table:table-cell>
              <table:table-cell office:value-type="float" office:value="-0.386370770529349">
                <text:p>-0.386370770529349</text:p>
              </table:table-cell>
            </table:table-row>
            <table:table-row>
              <table:table-cell office:value-type="float" office:value="0.923961893395517">
                <text:p>0</text:p>
              </table:table-cell>
              <table:table-cell office:value-type="float" office:value="0.986832372045736">
                <text:p>0.986832372045736</text:p>
              </table:table-cell>
              <table:table-cell office:value-type="float" office:value="0.0914692162621407">
                <text:p>0.0914692162621407</text:p>
              </table:table-cell>
            </table:table-row>
            <table:table-row>
              <table:table-cell office:value-type="float" office:value="0.879742648529009">
                <text:p>0</text:p>
              </table:table-cell>
              <table:table-cell office:value-type="float" office:value="0.923961893395517">
                <text:p>0.923961893395517</text:p>
              </table:table-cell>
              <table:table-cell office:value-type="float" office:value="-0.614400812703341">
                <text:p>-0.614400812703341</text:p>
              </table:table-cell>
            </table:table-row>
            <table:table-row>
              <table:table-cell office:value-type="float" office:value="0.844540672691168">
                <text:p>0</text:p>
              </table:table-cell>
              <table:table-cell office:value-type="float" office:value="0.879742648529009">
                <text:p>0.879742648529009</text:p>
              </table:table-cell>
              <table:table-cell office:value-type="float" office:value="-0.2594503308951">
                <text:p>-0.2594503308951</text:p>
              </table:table-cell>
            </table:table-row>
            <table:table-row>
              <table:table-cell office:value-type="float" office:value="1.03198586057114">
                <text:p/>
              </table:table-cell>
              <table:table-cell office:value-type="float" office:value="0.844540672691168">
                <text:p>0.844540672691168</text:p>
              </table:table-cell>
              <table:table-cell office:value-type="float" office:value="-0.461438965602492">
                <text:p>-0.461438965602492</text:p>
              </table:table-cell>
            </table:table-row>
            <table:table-row>
              <table:table-cell office:value-type="float" office:value="0.837031922596829">
                <text:p>0</text:p>
              </table:table-cell>
              <table:table-cell office:value-type="float" office:value="1.03198586057114">
                <text:p>1.03198586057114</text:p>
              </table:table-cell>
              <table:table-cell office:value-type="float" office:value="-0.590243347575144">
                <text:p>-0.590243347575144</text:p>
              </table:table-cell>
            </table:table-row>
            <table:table-row>
              <table:table-cell office:value-type="float" office:value="0.811026693261596">
                <text:p>0</text:p>
              </table:table-cell>
              <table:table-cell office:value-type="float" office:value="0.837031922596829">
                <text:p>0.837031922596829</text:p>
              </table:table-cell>
              <table:table-cell office:value-type="float" office:value="-0.419755550069535">
                <text:p>-0.419755550069535</text:p>
              </table:table-cell>
            </table:table-row>
            <table:table-row>
              <table:table-cell office:value-type="float" office:value="0.957098510000836">
                <text:p>0</text:p>
              </table:table-cell>
              <table:table-cell office:value-type="float" office:value="0.811026693261596">
                <text:p>0.811026693261596</text:p>
              </table:table-cell>
              <table:table-cell office:value-type="float" office:value="0.0660779302464695">
                <text:p>0.0660779302464695</text:p>
              </table:table-cell>
            </table:table-row>
            <table:table-row>
              <table:table-cell office:value-type="float" office:value="0.986122414359453">
                <text:p>0</text:p>
              </table:table-cell>
              <table:table-cell office:value-type="float" office:value="0.957098510000836">
                <text:p>0.957098510000836</text:p>
              </table:table-cell>
              <table:table-cell office:value-type="float" office:value="-0.400239889327478">
                <text:p>-0.400239889327478</text:p>
              </table:table-cell>
            </table:table-row>
            <table:table-row>
              <table:table-cell office:value-type="float" office:value="0.811018136112129">
                <text:p>0</text:p>
              </table:table-cell>
              <table:table-cell office:value-type="float" office:value="0.986122414359453">
                <text:p>0.986122414359453</text:p>
              </table:table-cell>
              <table:table-cell office:value-type="float" office:value="-0.174538246569529">
                <text:p>-0.174538246569529</text:p>
              </table:table-cell>
            </table:table-row>
            <table:table-row>
              <table:table-cell office:value-type="float" office:value="0.820397882618267">
                <text:p>0</text:p>
              </table:table-cell>
              <table:table-cell office:value-type="float" office:value="0.811018136112129">
                <text:p>0.811018136112129</text:p>
              </table:table-cell>
              <table:table-cell office:value-type="float" office:value="-0.219681438429028">
                <text:p>-0.219681438429028</text:p>
              </table:table-cell>
            </table:table-row>
            <table:table-row>
              <table:table-cell office:value-type="float" office:value="1.22123880599736">
                <text:p/>
              </table:table-cell>
              <table:table-cell office:value-type="float" office:value="0.820397882618267">
                <text:p>0.820397882618267</text:p>
              </table:table-cell>
              <table:table-cell office:value-type="float" office:value="-0.410147604673069">
                <text:p>-0.410147604673069</text:p>
              </table:table-cell>
            </table:table-row>
            <table:table-row>
              <table:table-cell office:value-type="float" office:value="0.828232219651791">
                <text:p>0</text:p>
              </table:table-cell>
              <table:table-cell office:value-type="float" office:value="1.22123880599736">
                <text:p>1.22123880599736</text:p>
              </table:table-cell>
              <table:table-cell office:value-type="float" office:value="-0.398897979687775">
                <text:p>-0.398897979687775</text:p>
              </table:table-cell>
            </table:table-row>
            <table:table-row>
              <table:table-cell office:value-type="float" office:value="0.63030193119577">
                <text:p>0</text:p>
              </table:table-cell>
              <table:table-cell office:value-type="float" office:value="0.828232219651791">
                <text:p>0.828232219651791</text:p>
              </table:table-cell>
              <table:table-cell office:value-type="float" office:value="0.0330449903462833">
                <text:p>0.0330449903462833</text:p>
              </table:table-cell>
            </table:table-row>
            <table:table-row>
              <table:table-cell office:value-type="float" office:value="0.690941731573274">
                <text:p>0</text:p>
              </table:table-cell>
              <table:table-cell office:value-type="float" office:value="0.63030193119577">
                <text:p>0.63030193119577</text:p>
              </table:table-cell>
              <table:table-cell office:value-type="float" office:value="-0.30075600867733">
                <text:p>-0.30075600867733</text:p>
              </table:table-cell>
            </table:table-row>
            <table:table-row>
              <table:table-cell office:value-type="float" office:value="0.731174976535468">
                <text:p>0</text:p>
              </table:table-cell>
              <table:table-cell office:value-type="float" office:value="0.690941731573274">
                <text:p>0.690941731573274</text:p>
              </table:table-cell>
              <table:table-cell office:value-type="float" office:value="-0.0486386121515258">
                <text:p>-0.0486386121515258</text:p>
              </table:table-cell>
            </table:table-row>
            <table:table-row>
              <table:table-cell office:value-type="float" office:value="0.893075529911225">
                <text:p>0</text:p>
              </table:table-cell>
              <table:table-cell office:value-type="float" office:value="0.731174976535468">
                <text:p>0.731174976535468</text:p>
              </table:table-cell>
              <table:table-cell office:value-type="float" office:value="-0.285318078560579">
                <text:p>-0.285318078560579</text:p>
              </table:table-cell>
            </table:table-row>
            <table:table-row>
              <table:table-cell office:value-type="float" office:value="0.8547235178724">
                <text:p>0</text:p>
              </table:table-cell>
              <table:table-cell office:value-type="float" office:value="0.893075529911225">
                <text:p>0.893075529911225</text:p>
              </table:table-cell>
              <table:table-cell office:value-type="float" office:value="-0.390151465901989">
                <text:p>-0.390151465901989</text:p>
              </table:table-cell>
            </table:table-row>
            <table:table-row>
              <table:table-cell office:value-type="float" office:value="0.995356303593198">
                <text:p>0</text:p>
              </table:table-cell>
              <table:table-cell office:value-type="float" office:value="0.8547235178724">
                <text:p>0.8547235178724</text:p>
              </table:table-cell>
              <table:table-cell office:value-type="float" office:value="-0.193553659017419">
                <text:p>-0.193553659017419</text:p>
              </table:table-cell>
            </table:table-row>
            <table:table-row>
              <table:table-cell office:value-type="float" office:value="0.903796522555888">
                <text:p>0</text:p>
              </table:table-cell>
              <table:table-cell office:value-type="float" office:value="0.995356303593198">
                <text:p>0.995356303593198</text:p>
              </table:table-cell>
              <table:table-cell office:value-type="float" office:value="0.00848281490114434">
                <text:p>0.00848281490114434</text:p>
              </table:table-cell>
            </table:table-row>
            <table:table-row>
              <table:table-cell office:value-type="float" office:value="0.803505946178141">
                <text:p>0</text:p>
              </table:table-cell>
              <table:table-cell office:value-type="float" office:value="0.903796522555888">
                <text:p>0.903796522555888</text:p>
              </table:table-cell>
              <table:table-cell office:value-type="float" office:value="-0.280114824388411">
                <text:p>-0.280114824388411</text:p>
              </table:table-cell>
            </table:table-row>
            <table:table-row>
              <table:table-cell office:value-type="float" office:value="0.885732039574566">
                <text:p>0</text:p>
              </table:table-cell>
              <table:table-cell office:value-type="float" office:value="0.803505946178141">
                <text:p>0.803505946178141</text:p>
              </table:table-cell>
              <table:table-cell office:value-type="float" office:value="-0.582863427623776">
                <text:p>-0.582863427623776</text:p>
              </table:table-cell>
            </table:table-row>
            <table:table-row>
              <table:table-cell office:value-type="float" office:value="0.796466127441355">
                <text:p>0</text:p>
              </table:table-cell>
              <table:table-cell office:value-type="float" office:value="0.885732039574566">
                <text:p>0.885732039574566</text:p>
              </table:table-cell>
              <table:table-cell office:value-type="float" office:value="0.111529047924747">
                <text:p>0.111529047924747</text:p>
              </table:table-cell>
            </table:table-row>
            <table:table-row>
              <table:table-cell office:value-type="float" office:value="0.809052696452068">
                <text:p>0</text:p>
              </table:table-cell>
              <table:table-cell office:value-type="float" office:value="0.796466127441355">
                <text:p>0.796466127441355</text:p>
              </table:table-cell>
              <table:table-cell office:value-type="float" office:value="-0.0635627004351722">
                <text:p>-0.0635627004351722</text:p>
              </table:table-cell>
            </table:table-row>
            <table:table-row>
              <table:table-cell office:value-type="float" office:value="0.933810706674371">
                <text:p>0</text:p>
              </table:table-cell>
              <table:table-cell office:value-type="float" office:value="0.809052696452068">
                <text:p>0.809052696452068</text:p>
              </table:table-cell>
              <table:table-cell office:value-type="float" office:value="-0.410622553297738">
                <text:p>-0.410622553297738</text:p>
              </table:table-cell>
            </table:table-row>
            <table:table-row>
              <table:table-cell office:value-type="float" office:value="0.993475298914929">
                <text:p>0</text:p>
              </table:table-cell>
              <table:table-cell office:value-type="float" office:value="0.933810706674371">
                <text:p>0.933810706674371</text:p>
              </table:table-cell>
              <table:table-cell office:value-type="float" office:value="-0.380674018558038">
                <text:p>-0.380674018558038</text:p>
              </table:table-cell>
            </table:table-row>
            <table:table-row>
              <table:table-cell office:value-type="float" office:value="0.856788026386179">
                <text:p>0</text:p>
              </table:table-cell>
              <table:table-cell office:value-type="float" office:value="0.993475298914929">
                <text:p>0.993475298914929</text:p>
              </table:table-cell>
              <table:table-cell office:value-type="float" office:value="0.062177301088981">
                <text:p>0.062177301088981</text:p>
              </table:table-cell>
            </table:table-row>
            <table:table-row>
              <table:table-cell office:value-type="float" office:value="0.682116289092179">
                <text:p>0</text:p>
              </table:table-cell>
              <table:table-cell office:value-type="float" office:value="0.856788026386179">
                <text:p>0.856788026386179</text:p>
              </table:table-cell>
              <table:table-cell office:value-type="float" office:value="0.00335130669101091">
                <text:p>0.00335130669101091</text:p>
              </table:table-cell>
            </table:table-row>
            <table:table-row>
              <table:table-cell office:value-type="float" office:value="0.905443615612845">
                <text:p>0</text:p>
              </table:table-cell>
              <table:table-cell office:value-type="float" office:value="0.682116289092179">
                <text:p>0.682116289092179</text:p>
              </table:table-cell>
              <table:table-cell office:value-type="float" office:value="-0.334529283507211">
                <text:p>-0.334529283507211</text:p>
              </table:table-cell>
            </table:table-row>
            <table:table-row>
              <table:table-cell office:value-type="float" office:value="1.04455638055656">
                <text:p/>
              </table:table-cell>
              <table:table-cell office:value-type="float" office:value="0.905443615612845">
                <text:p>0.905443615612845</text:p>
              </table:table-cell>
              <table:table-cell office:value-type="float" office:value="0.0856766516839267">
                <text:p>0.0856766516839267</text:p>
              </table:table-cell>
            </table:table-row>
            <table:table-row>
              <table:table-cell office:value-type="float" office:value="1.0512304380168">
                <text:p/>
              </table:table-cell>
              <table:table-cell office:value-type="float" office:value="1.04455638055656">
                <text:p>1.04455638055656</text:p>
              </table:table-cell>
              <table:table-cell office:value-type="float" office:value="-0.346107861514523">
                <text:p>-0.346107861514523</text:p>
              </table:table-cell>
            </table:table-row>
            <table:table-row>
              <table:table-cell office:value-type="float" office:value="0.88439124691961">
                <text:p>0</text:p>
              </table:table-cell>
              <table:table-cell office:value-type="float" office:value="1.0512304380168">
                <text:p>1.0512304380168</text:p>
              </table:table-cell>
              <table:table-cell office:value-type="float" office:value="-0.378764008155804">
                <text:p>-0.378764008155804</text:p>
              </table:table-cell>
            </table:table-row>
            <table:table-row>
              <table:table-cell office:value-type="float" office:value="0.617548453959829">
                <text:p>0</text:p>
              </table:table-cell>
              <table:table-cell office:value-type="float" office:value="0.88439124691961">
                <text:p>0.88439124691961</text:p>
              </table:table-cell>
              <table:table-cell office:value-type="float" office:value="-0.116725831824629">
                <text:p>-0.116725831824629</text:p>
              </table:table-cell>
            </table:table-row>
            <table:table-row>
              <table:table-cell office:value-type="float" office:value="0.969769941901482">
                <text:p>0</text:p>
              </table:table-cell>
              <table:table-cell office:value-type="float" office:value="0.617548453959829">
                <text:p>0.617548453959829</text:p>
              </table:table-cell>
              <table:table-cell office:value-type="float" office:value="-0.148606103235762">
                <text:p>-0.148606103235762</text:p>
              </table:table-cell>
            </table:table-row>
            <table:table-row>
              <table:table-cell office:value-type="float" office:value="0.880281083994894">
                <text:p>0</text:p>
              </table:table-cell>
              <table:table-cell office:value-type="float" office:value="0.969769941901482">
                <text:p>0.969769941901482</text:p>
              </table:table-cell>
              <table:table-cell office:value-type="float" office:value="0.042047026582089">
                <text:p>0.042047026582089</text:p>
              </table:table-cell>
            </table:table-row>
            <table:table-row>
              <table:table-cell office:value-type="float" office:value="0.777010546410073">
                <text:p>0</text:p>
              </table:table-cell>
              <table:table-cell office:value-type="float" office:value="0.880281083994894">
                <text:p>0.880281083994894</text:p>
              </table:table-cell>
              <table:table-cell office:value-type="float" office:value="-0.156423678015751">
                <text:p>-0.156423678015751</text:p>
              </table:table-cell>
            </table:table-row>
            <table:table-row>
              <table:table-cell office:value-type="float" office:value="0.893823244949237">
                <text:p>0</text:p>
              </table:table-cell>
              <table:table-cell office:value-type="float" office:value="0.777010546410073">
                <text:p>0.777010546410073</text:p>
              </table:table-cell>
              <table:table-cell office:value-type="float" office:value="-0.158807918190424">
                <text:p>-0.158807918190424</text:p>
              </table:table-cell>
            </table:table-row>
            <table:table-row>
              <table:table-cell office:value-type="float" office:value="0.798746820210334">
                <text:p>0</text:p>
              </table:table-cell>
              <table:table-cell office:value-type="float" office:value="0.893823244949237">
                <text:p>0.893823244949237</text:p>
              </table:table-cell>
              <table:table-cell office:value-type="float" office:value="-0.661737139007292">
                <text:p>-0.661737139007292</text:p>
              </table:table-cell>
            </table:table-row>
            <table:table-row>
              <table:table-cell office:value-type="float" office:value="1.24575464437535">
                <text:p/>
              </table:table-cell>
              <table:table-cell office:value-type="float" office:value="0.798746820210334">
                <text:p>0.798746820210334</text:p>
              </table:table-cell>
              <table:table-cell office:value-type="float" office:value="-0.356654410850827">
                <text:p>-0.356654410850827</text:p>
              </table:table-cell>
            </table:table-row>
            <table:table-row>
              <table:table-cell office:value-type="float" office:value="0.915275857860329">
                <text:p>0</text:p>
              </table:table-cell>
              <table:table-cell office:value-type="float" office:value="1.24575464437535">
                <text:p>1.24575464437535</text:p>
              </table:table-cell>
              <table:table-cell office:value-type="float" office:value="-0.333254544493009">
                <text:p>-0.333254544493009</text:p>
              </table:table-cell>
            </table:table-row>
            <table:table-row>
              <table:table-cell office:value-type="float" office:value="1.30921258244511">
                <text:p/>
              </table:table-cell>
              <table:table-cell office:value-type="float" office:value="0.915275857860329">
                <text:p>0.915275857860329</text:p>
              </table:table-cell>
              <table:table-cell office:value-type="float" office:value="-0.317173141745216">
                <text:p>-0.317173141745216</text:p>
              </table:table-cell>
            </table:table-row>
            <table:table-row>
              <table:table-cell office:value-type="float" office:value="0.911090098186653">
                <text:p>0</text:p>
              </table:table-cell>
              <table:table-cell office:value-type="float" office:value="1.30921258244511">
                <text:p>1.30921258244511</text:p>
              </table:table-cell>
              <table:table-cell office:value-type="float" office:value="0.0742147909869849">
                <text:p>0.0742147909869849</text:p>
              </table:table-cell>
            </table:table-row>
            <table:table-row>
              <table:table-cell office:value-type="float" office:value="1.03552613889477">
                <text:p/>
              </table:table-cell>
              <table:table-cell office:value-type="float" office:value="0.911090098186653">
                <text:p>0.911090098186653</text:p>
              </table:table-cell>
              <table:table-cell office:value-type="float" office:value="0.0119482048498224">
                <text:p>0.0119482048498224</text:p>
              </table:table-cell>
            </table:table-row>
            <table:table-row>
              <table:table-cell office:value-type="float" office:value="1.1186924954745">
                <text:p/>
              </table:table-cell>
              <table:table-cell office:value-type="float" office:value="1.03552613889477">
                <text:p>1.03552613889477</text:p>
              </table:table-cell>
              <table:table-cell office:value-type="float" office:value="-0.084630768049788">
                <text:p>-0.084630768049788</text:p>
              </table:table-cell>
            </table:table-row>
            <table:table-row>
              <table:table-cell office:value-type="float" office:value="0.924092465983504">
                <text:p>0</text:p>
              </table:table-cell>
              <table:table-cell office:value-type="float" office:value="1.1186924954745">
                <text:p>1.1186924954745</text:p>
              </table:table-cell>
              <table:table-cell office:value-type="float" office:value="-0.186583210478806">
                <text:p>-0.186583210478806</text:p>
              </table:table-cell>
            </table:table-row>
            <table:table-row>
              <table:table-cell office:value-type="float" office:value="0.858260561730482">
                <text:p>0</text:p>
              </table:table-cell>
              <table:table-cell office:value-type="float" office:value="0.924092465983504">
                <text:p>0.924092465983504</text:p>
              </table:table-cell>
              <table:table-cell office:value-type="float" office:value="-0.214933091141809">
                <text:p>-0.214933091141809</text:p>
              </table:table-cell>
            </table:table-row>
            <table:table-row>
              <table:table-cell office:value-type="float" office:value="0.683719180189939">
                <text:p>0</text:p>
              </table:table-cell>
              <table:table-cell office:value-type="float" office:value="0.858260561730482">
                <text:p>0.858260561730482</text:p>
              </table:table-cell>
              <table:table-cell office:value-type="float" office:value="-0.0882679466451814">
                <text:p>-0.0882679466451814</text:p>
              </table:table-cell>
            </table:table-row>
            <table:table-row>
              <table:table-cell office:value-type="float" office:value="0.901661307537259">
                <text:p>0</text:p>
              </table:table-cell>
              <table:table-cell office:value-type="float" office:value="0.683719180189939">
                <text:p>0.683719180189939</text:p>
              </table:table-cell>
              <table:table-cell office:value-type="float" office:value="-0.032955284490168">
                <text:p>-0.032955284490168</text:p>
              </table:table-cell>
            </table:table-row>
            <table:table-row>
              <table:table-cell office:value-type="float" office:value="1.01549259515934">
                <text:p/>
              </table:table-cell>
              <table:table-cell office:value-type="float" office:value="0.901661307537259">
                <text:p>0.901661307537259</text:p>
              </table:table-cell>
              <table:table-cell office:value-type="float" office:value="-0.402204967055176">
                <text:p>-0.402204967055176</text:p>
              </table:table-cell>
            </table:table-row>
            <table:table-row>
              <table:table-cell office:value-type="float" office:value="1.04156388577062">
                <text:p/>
              </table:table-cell>
              <table:table-cell office:value-type="float" office:value="1.01549259515934">
                <text:p>1.01549259515934</text:p>
              </table:table-cell>
              <table:table-cell office:value-type="float" office:value="0.142856596566775">
                <text:p>0.142856596566775</text:p>
              </table:table-cell>
            </table:table-row>
            <table:table-row>
              <table:table-cell office:value-type="float" office:value="0.941548239162855">
                <text:p>0</text:p>
              </table:table-cell>
              <table:table-cell office:value-type="float" office:value="1.04156388577062">
                <text:p>1.04156388577062</text:p>
              </table:table-cell>
              <table:table-cell office:value-type="float" office:value="-0.0794656242507137">
                <text:p>-0.0794656242507137</text:p>
              </table:table-cell>
            </table:table-row>
            <table:table-row>
              <table:table-cell office:value-type="float" office:value="0.822965825841234">
                <text:p>0</text:p>
              </table:table-cell>
              <table:table-cell office:value-type="float" office:value="0.941548239162855">
                <text:p>0.941548239162855</text:p>
              </table:table-cell>
              <table:table-cell office:value-type="float" office:value="-0.0983841788817836">
                <text:p>-0.0983841788817836</text:p>
              </table:table-cell>
            </table:table-row>
            <table:table-row>
              <table:table-cell office:value-type="float" office:value="0.972303170756309">
                <text:p>0</text:p>
              </table:table-cell>
              <table:table-cell office:value-type="float" office:value="0.822965825841234">
                <text:p>0.822965825841234</text:p>
              </table:table-cell>
              <table:table-cell office:value-type="float" office:value="0.0521616759756143">
                <text:p>0.0521616759756143</text:p>
              </table:table-cell>
            </table:table-row>
            <table:table-row>
              <table:table-cell office:value-type="float" office:value="0.981069895754963">
                <text:p>0</text:p>
              </table:table-cell>
              <table:table-cell office:value-type="float" office:value="0.972303170756309">
                <text:p>0.972303170756309</text:p>
              </table:table-cell>
              <table:table-cell office:value-type="float" office:value="-0.21871049223143">
                <text:p>-0.21871049223143</text:p>
              </table:table-cell>
            </table:table-row>
            <table:table-row>
              <table:table-cell office:value-type="float" office:value="1.03701641883548">
                <text:p/>
              </table:table-cell>
              <table:table-cell office:value-type="float" office:value="0.981069895754963">
                <text:p>0.981069895754963</text:p>
              </table:table-cell>
              <table:table-cell office:value-type="float" office:value="-0.397414806045231">
                <text:p>-0.397414806045231</text:p>
              </table:table-cell>
            </table:table-row>
            <table:table-row>
              <table:table-cell office:value-type="float" office:value="0.704764720283211">
                <text:p>0</text:p>
              </table:table-cell>
              <table:table-cell office:value-type="float" office:value="1.03701641883548">
                <text:p>1.03701641883548</text:p>
              </table:table-cell>
              <table:table-cell office:value-type="float" office:value="-0.388767818600776">
                <text:p>-0.388767818600776</text:p>
              </table:table-cell>
            </table:table-row>
            <table:table-row>
              <table:table-cell office:value-type="float" office:value="0.782001805574701">
                <text:p>0</text:p>
              </table:table-cell>
              <table:table-cell office:value-type="float" office:value="0.704764720283211">
                <text:p>0.704764720283211</text:p>
              </table:table-cell>
              <table:table-cell office:value-type="float" office:value="-0.490276498474367">
                <text:p>-0.490276498474367</text:p>
              </table:table-cell>
            </table:table-row>
            <table:table-row>
              <table:table-cell office:value-type="float" office:value="0.7325464648814">
                <text:p>0</text:p>
              </table:table-cell>
              <table:table-cell office:value-type="float" office:value="0.782001805574701">
                <text:p>0.782001805574701</text:p>
              </table:table-cell>
              <table:table-cell office:value-type="float" office:value="0.0782164665975973">
                <text:p>0.0782164665975973</text:p>
              </table:table-cell>
            </table:table-row>
            <table:table-row>
              <table:table-cell office:value-type="float" office:value="0.627518820547204">
                <text:p>0</text:p>
              </table:table-cell>
              <table:table-cell office:value-type="float" office:value="0.7325464648814">
                <text:p>0.7325464648814</text:p>
              </table:table-cell>
              <table:table-cell office:value-type="float" office:value="0.0572887535491543">
                <text:p>0.0572887535491543</text:p>
              </table:table-cell>
            </table:table-row>
            <table:table-row>
              <table:table-cell office:value-type="float" office:value="0.852327886965302">
                <text:p>0</text:p>
              </table:table-cell>
              <table:table-cell office:value-type="float" office:value="0.627518820547204">
                <text:p>0.627518820547204</text:p>
              </table:table-cell>
              <table:table-cell office:value-type="float" office:value="-0.16675024099884">
                <text:p>-0.16675024099884</text:p>
              </table:table-cell>
            </table:table-row>
            <table:table-row>
              <table:table-cell office:value-type="float" office:value="0.802149532609687">
                <text:p>0</text:p>
              </table:table-cell>
              <table:table-cell office:value-type="float" office:value="0.852327886965302">
                <text:p>0.852327886965302</text:p>
              </table:table-cell>
              <table:table-cell office:value-type="float" office:value="-0.241579730266974">
                <text:p>-0.241579730266974</text:p>
              </table:table-cell>
            </table:table-row>
            <table:table-row>
              <table:table-cell office:value-type="string"/>
              <table:table-cell office:value-type="float" office:value="0.802149532609687">
                <text:p>0.80214953260968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scale-text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tru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Gráfico de Relação</text:p>
        </chart:title>
        <chart:subtitle svg:x="6.104cm" svg:y="1.301cm" chart:style-name="ch3">
          <text:p>PCA x Componentes</text:p>
        </chart:subtitle>
        <chart:plot-area chart:style-name="ch4" table:cell-range-address="tabelacorrecacao.B2:tabelacorrecacao.C4" svg:x="1.331cm" svg:y="2.19cm" svg:width="14.349cm" svg:height="5.649cm">
          <chartooo:coordinate-region svg:x="1.477cm" svg:y="2.389cm" svg:width="13.818cm" svg:height="5.251cm"/>
          <chart:axis chart:dimension="x" chart:name="primary-x" chart:style-name="ch5">
            <chart:title svg:x="7.27cm" svg:y="8.019cm" chart:style-name="ch6">
              <text:p>Principal Fator 1</text:p>
            </chart:title>
            <chart:grid chart:style-name="ch7" chart:class="major"/>
          </chart:axis>
          <chart:axis chart:dimension="y" chart:name="primary-y" chart:style-name="ch8">
            <chart:title svg:x="0.451cm" svg:y="6.249cm" chart:style-name="ch9">
              <text:p>Principal Fator 2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tabelacorrecacao.C2:tabelacorrecacao.C4" chart:class="chart:scatter">
            <chart:domain table:cell-range-address="tabelacorrecacao.B2:tabelacorrecacao.B4"/>
            <chart:data-point chart:style-name="ch11"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799259632794676">
                <text:p>-0.799259632794676</text:p>
                <draw:g>
                  <svg:desc>tabelacorrecacao.B2:tabelacorrecacao.B4</svg:desc>
                </draw:g>
              </table:table-cell>
              <table:table-cell office:value-type="float" office:value="-0.937621463570121">
                <text:p>-0.937621463570121</text:p>
                <draw:g>
                  <svg:desc>tabelacorrecacao.C2:tabelacorrecacao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02378968602542">
                <text:p>-0.902378968602542</text:p>
              </table:table-cell>
              <table:table-cell office:value-type="float" office:value="-0.189467807513074">
                <text:p>-0.189467807513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82429347629762">
                <text:p>-0.882429347629762</text:p>
              </table:table-cell>
              <table:table-cell office:value-type="float" office:value="-0.865010578521882">
                <text:p>-0.8650105785218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bar" chart:style-name="ch1">
        <chart:title svg:x="6.251cm" svg:y="0.316cm" chart:style-name="ch2">
          <text:p>Histograma CPU</text:p>
        </chart:title>
        <chart:subtitle svg:x="6.462cm" svg:y="1.301cm" chart:style-name="ch3">
          <text:p>Parâmetro Único</text:p>
        </chart:subtitle>
        <chart:plot-area chart:style-name="ch4" table:cell-range-address="graficosHistograma.B2:graficosHistograma.C11" chart:data-source-has-labels="column" svg:x="1.331cm" svg:y="2.19cm" svg:width="14.351cm" svg:height="5.662cm">
          <chartooo:coordinate-region svg:x="1.952cm" svg:y="2.389cm" svg:width="13.73cm" svg:height="4.816cm"/>
          <chart:axis chart:dimension="x" chart:name="primary-x" chart:style-name="ch5" chartooo:axis-type="auto">
            <chartooo:date-scale/>
            <chart:title svg:x="7.589cm" svg:y="8.032cm" chart:style-name="ch6">
              <text:p>Tempo CPU</text:p>
            </chart:title>
            <chart:categories table:cell-range-address="graficosHistograma.B2:graficosHistograma.B11"/>
          </chart:axis>
          <chart:axis chart:dimension="y" chart:name="primary-y" chart:style-name="ch7">
            <chart:title svg:x="0.451cm" svg:y="5.898cm" chart:style-name="ch8">
              <text:p>Frequência</text:p>
            </chart:title>
            <chart:grid chart:style-name="ch9" chart:class="major"/>
          </chart:axis>
          <chart:series chart:style-name="ch10" chart:values-cell-range-address="graficosHistograma.C2:graficosHistograma.C1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75">
                <text:p>80</text:p>
                <draw:g>
                  <svg:desc>graficosHistograma.B2:graficosHistograma.B11</svg:desc>
                </draw:g>
              </table:table-cell>
              <table:table-cell office:value-type="float" office:value="32">
                <text:p>32</text:p>
                <draw:g>
                  <svg:desc>graficosHistograma.C2:graficosHistograma.C11</svg:desc>
                </draw:g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13cm" xlink:href=".." xlink:type="simple" chart:class="chart:bar" chart:style-name="ch1">
        <chart:title svg:x="5.961cm" svg:y="0.316cm" chart:style-name="ch2">
          <text:p>Histograma Disco 1</text:p>
        </chart:title>
        <chart:subtitle svg:x="6.463cm" svg:y="1.301cm" chart:style-name="ch3">
          <text:p>Parâmetro Único</text:p>
        </chart:subtitle>
        <chart:plot-area chart:style-name="ch4" table:cell-range-address="graficosHistograma.B21:graficosHistograma.C30" chart:data-source-has-labels="column" svg:x="1.331cm" svg:y="2.19cm" svg:width="14.354cm" svg:height="5.662cm">
          <chartooo:coordinate-region svg:x="1.952cm" svg:y="2.389cm" svg:width="13.733cm" svg:height="4.816cm"/>
          <chart:axis chart:dimension="x" chart:name="primary-x" chart:style-name="ch5" chartooo:axis-type="auto">
            <chartooo:date-scale/>
            <chart:title svg:x="8.16cm" svg:y="8.032cm" chart:style-name="ch6">
              <text:p># IO</text:p>
            </chart:title>
            <chart:categories table:cell-range-address="graficosHistograma.B21:graficosHistograma.B30"/>
          </chart:axis>
          <chart:axis chart:dimension="y" chart:name="primary-y" chart:style-name="ch7">
            <chart:title svg:x="0.451cm" svg:y="5.898cm" chart:style-name="ch8">
              <text:p>Frequência</text:p>
            </chart:title>
            <chart:grid chart:style-name="ch9" chart:class="major"/>
          </chart:axis>
          <chart:series chart:style-name="ch10" chart:values-cell-range-address="graficosHistograma.C21:graficosHistograma.C30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graficosHistograma.B21:graficosHistograma.B30</svg:desc>
                </draw:g>
              </table:table-cell>
              <table:table-cell office:value-type="float" office:value="50">
                <text:p>50</text:p>
                <draw:g>
                  <svg:desc>graficosHistograma.C21:graficosHistograma.C30</svg:desc>
                </draw:g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13cm" xlink:href=".." xlink:type="simple" chart:class="chart:bar" chart:style-name="ch1">
        <chart:title svg:x="5.961cm" svg:y="0.316cm" chart:style-name="ch2">
          <text:p>Histograma Disco 2</text:p>
        </chart:title>
        <chart:subtitle svg:x="6.357cm" svg:y="1.301cm" chart:style-name="ch3">
          <text:p>Parâmetro Únuico</text:p>
        </chart:subtitle>
        <chart:plot-area chart:style-name="ch4" table:cell-range-address="graficosHistograma.B42:graficosHistograma.C51" chart:data-source-has-labels="column" svg:x="1.331cm" svg:y="2.19cm" svg:width="14.354cm" svg:height="5.662cm">
          <chartooo:coordinate-region svg:x="1.952cm" svg:y="2.389cm" svg:width="13.733cm" svg:height="4.816cm"/>
          <chart:axis chart:dimension="x" chart:name="primary-x" chart:style-name="ch5" chartooo:axis-type="auto">
            <chartooo:date-scale/>
            <chart:title svg:x="8.16cm" svg:y="8.032cm" chart:style-name="ch6">
              <text:p># IO</text:p>
            </chart:title>
            <chart:categories table:cell-range-address="graficosHistograma.B42:graficosHistograma.B51"/>
          </chart:axis>
          <chart:axis chart:dimension="y" chart:name="primary-y" chart:style-name="ch7">
            <chart:title svg:x="0.451cm" svg:y="5.898cm" chart:style-name="ch8">
              <text:p>Frequência</text:p>
            </chart:title>
            <chart:grid chart:style-name="ch9" chart:class="major"/>
          </chart:axis>
          <chart:series chart:style-name="ch10" chart:values-cell-range-address="graficosHistograma.C42:graficosHistograma.C5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graficosHistograma.B42:graficosHistograma.B51</svg:desc>
                </draw:g>
              </table:table-cell>
              <table:table-cell office:value-type="float" office:value="33">
                <text:p>33</text:p>
                <draw:g>
                  <svg:desc>graficosHistograma.C42:graficosHistograma.C51</svg:desc>
                </draw:g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6cm" xlink:href=".." xlink:type="simple" chart:class="chart:scatter" chart:style-name="ch1">
        <chart:title svg:x="4.173cm" svg:y="0.315cm" chart:style-name="ch2">
          <text:p>Cumulative Distribution Function CPU</text:p>
        </chart:title>
        <chart:plot-area chart:style-name="ch3" table:cell-range-address="graficosCDF.A2:graficosCDF.A201 graficosCDF.D2:graficosCDF.D201" svg:x="1.331cm" svg:y="1.299cm" svg:width="14.349cm" svg:height="6.527cm">
          <chartooo:coordinate-region svg:x="2.058cm" svg:y="1.499cm" svg:width="13.012cm" svg:height="5.68cm"/>
          <chart:axis chart:dimension="x" chart:name="primary-x" chart:style-name="ch4">
            <chart:title svg:x="7.588cm" svg:y="8.005cm" chart:style-name="ch5">
              <text:p>Tempo CPU</text:p>
            </chart:title>
            <chart:grid chart:style-name="ch6" chart:class="major"/>
          </chart:axis>
          <chart:axis chart:dimension="y" chart:name="primary-y" chart:style-name="ch7">
            <chart:title svg:x="0.451cm" svg:y="4.765cm" chart:style-name="ch8">
              <text:p>%</text:p>
            </chart:title>
            <chart:grid chart:style-name="ch6" chart:class="major"/>
          </chart:axis>
          <chart:series chart:style-name="ch9" chart:values-cell-range-address="graficosCDF.D2:graficosCDF.D201" chart:class="chart:scatter">
            <chart:domain table:cell-range-address="graficosCDF.A2:graficosCDF.A201"/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596747213691">
                <text:p>23.596747213691</text:p>
                <draw:g>
                  <svg:desc>graficosCDF.A2:graficosCDF.A201</svg:desc>
                </draw:g>
              </table:table-cell>
              <table:table-cell office:value-type="float" office:value="0.005">
                <text:p>0.005</text:p>
                <draw:g>
                  <svg:desc>graficosCDF.D2:graficosCDF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0466041112303">
                <text:p>24.04660411123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433156288096">
                <text:p>25.43315628809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2097396592775">
                <text:p>27.20973965927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3335701378681">
                <text:p>27.333570137868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8001572993351">
                <text:p>33.800157299335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4029990003648">
                <text:p>35.402999000364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937323946791">
                <text:p>35.93732394679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7102598907976">
                <text:p>39.710259890797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9775639575088">
                <text:p>46.97756395750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2682437847426">
                <text:p>47.268243784742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3867644587026">
                <text:p>47.38676445870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956307644264">
                <text:p>47.956307644264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0138354345065">
                <text:p>48.013835434506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2109806937393">
                <text:p>48.210980693739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0619833252067">
                <text:p>51.061983325206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2241504907796">
                <text:p>51.2241504907796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3341447064803">
                <text:p>54.334144706480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7892611680157">
                <text:p>58.789261168015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.2543303931073">
                <text:p>59.25433039310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7948512276925">
                <text:p>59.794851227692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9029500883103">
                <text:p>59.902950088310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1151090787312">
                <text:p>61.115109078731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3830412020161">
                <text:p>64.383041202016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.6163572156787">
                <text:p>65.616357215678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.9001907696621">
                <text:p>70.900190769662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.041616219304">
                <text:p>71.04161621930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.7458281454168">
                <text:p>71.745828145416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.3010214858986">
                <text:p>72.3010214858986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.452728317208">
                <text:p>72.452728317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8873670105344">
                <text:p>73.8873670105344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.8862231885506">
                <text:p>74.886223188550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.2935908551612">
                <text:p>75.2935908551612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.0177415229842">
                <text:p>76.017741522984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.8892850826281">
                <text:p>76.8892850826281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1.1905163428587">
                <text:p>81.190516342858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.1242774051303">
                <text:p>83.1242774051303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.0837497840673">
                <text:p>85.083749784067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.3289028516333">
                <text:p>86.328902851633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.9111425383554">
                <text:p>87.91114253835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.9691029177353">
                <text:p>88.9691029177353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.5358594281499">
                <text:p>93.535859428149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.6256482282977">
                <text:p>94.625648228297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.135476986795">
                <text:p>95.13547698679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.9744343401564">
                <text:p>96.974434340156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7.9147394006727">
                <text:p>97.914739400672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817061441537">
                <text:p>99.817061441537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.428171295614">
                <text:p>100.42817129561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.513370487362">
                <text:p>100.51337048736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408536583164">
                <text:p>104.40853658316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449696103642">
                <text:p>104.449696103642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.579527672699">
                <text:p>107.57952767269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.68607631597">
                <text:p>107.68607631597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.092665633931">
                <text:p>108.09266563393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.547678003002">
                <text:p>108.547678003002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9.24716801207">
                <text:p>109.2471680120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9.525079681729">
                <text:p>109.525079681729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9.740026911279">
                <text:p>109.74002691127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0.18561223684">
                <text:p>110.1856122368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0.583259390505">
                <text:p>110.58325939050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0.7161162557">
                <text:p>110.716116255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.799569180675">
                <text:p>111.79956918067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3.287488697185">
                <text:p>113.287488697185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5.062994055627">
                <text:p>115.06299405562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5.290187844587">
                <text:p>115.290187844587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5.896694236048">
                <text:p>115.89669423604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6.408547764595">
                <text:p>116.408547764595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.824440249181">
                <text:p>116.82444024918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7.338744016071">
                <text:p>117.338744016071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7.47260589588">
                <text:p>117.4726058958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7.580044969164">
                <text:p>117.580044969164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.496722153571">
                <text:p>118.49672215357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.948948336368">
                <text:p>118.948948336368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9.157437067163">
                <text:p>119.15743706716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9.793137252178">
                <text:p>119.79313725217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0.285239821576">
                <text:p>120.28523982157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2.178216499164">
                <text:p>122.178216499164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.535662993087">
                <text:p>127.53566299308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9.656937135392">
                <text:p>129.656937135392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1.561386130847">
                <text:p>131.56138613084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1.870638892248">
                <text:p>131.870638892248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2.745413484962">
                <text:p>132.74541348496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4.053895498153">
                <text:p>134.053895498153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.012968832249">
                <text:p>135.01296883224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.177536642093">
                <text:p>135.177536642093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6.574793835486">
                <text:p>136.57479383548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6.997617948957">
                <text:p>136.997617948957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8.930638320231">
                <text:p>138.93063832023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.367789870745">
                <text:p>139.367789870745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9.478831560657">
                <text:p>139.47883156065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.618768455681">
                <text:p>142.618768455681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3.691846509921">
                <text:p>143.69184650992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3.841721345698">
                <text:p>143.841721345698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.712496357605">
                <text:p>144.71249635760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5.321593764641">
                <text:p>145.321593764641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5.442761545267">
                <text:p>145.44276154526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.382120954302">
                <text:p>147.382120954302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8.948408136587">
                <text:p>148.94840813658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.211323741108">
                <text:p>149.211323741108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1.18026895568">
                <text:p>151.180268955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2.069064428449">
                <text:p>152.069064428449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3.67842084601">
                <text:p>153.6784208460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6.49693776419">
                <text:p>156.49693776419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7.92493563369">
                <text:p>157.9249356336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2.298233842632">
                <text:p>162.298233842632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3.432134913148">
                <text:p>163.43213491314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4.089854334931">
                <text:p>164.089854334931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4.238879605424">
                <text:p>164.23887960542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4.370600684037">
                <text:p>164.370600684037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5.667085963869">
                <text:p>165.66708596386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716988614091">
                <text:p>166.716988614091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9.423131889189">
                <text:p>169.42313188918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0.597801379275">
                <text:p>170.597801379275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2.812068368838">
                <text:p>172.81206836883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4.895417431443">
                <text:p>174.895417431443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5.004633609173">
                <text:p>175.00463360917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6.519337327715">
                <text:p>176.519337327715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7.150480496281">
                <text:p>177.15048049628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9.727211627894">
                <text:p>179.727211627894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9.784330110293">
                <text:p>179.78433011029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7.807119114406">
                <text:p>367.807119114406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8.646085172696">
                <text:p>368.64608517269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9.732373666773">
                <text:p>369.732373666773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0.592918947492">
                <text:p>370.59291894749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0.951677342328">
                <text:p>370.951677342328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1.380372938193">
                <text:p>371.38037293819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3.217299637275">
                <text:p>373.217299637275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3.26571293432">
                <text:p>373.2657129343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6.18308595491">
                <text:p>376.18308595491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9.988855900651">
                <text:p>379.98885590065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0.228522790427">
                <text:p>380.228522790427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0.923310661316">
                <text:p>380.92331066131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0.948559114018">
                <text:p>380.948559114018</text:p>
              </table:table-cell>
              <table:table-cell office:value-type="float" office:value="0.665000000000001">
                <text:p>0.6650000000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1.534823672154">
                <text:p>381.53482367215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1.587326708097">
                <text:p>381.587326708097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5.859667875158">
                <text:p>385.85966787515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6.939864845435">
                <text:p>386.939864845435</text:p>
              </table:table-cell>
              <table:table-cell office:value-type="float" office:value="0.685000000000001">
                <text:p>0.6850000000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7.19602736059">
                <text:p>387.19602736059</text:p>
              </table:table-cell>
              <table:table-cell office:value-type="float" office:value="0.690000000000001">
                <text:p>0.69000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7.698111040327">
                <text:p>387.698111040327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0.263338199498">
                <text:p>390.26333819949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1.683847262146">
                <text:p>391.683847262146</text:p>
              </table:table-cell>
              <table:table-cell office:value-type="float" office:value="0.705000000000001">
                <text:p>0.7050000000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5.56908048241">
                <text:p>395.56908048241</text:p>
              </table:table-cell>
              <table:table-cell office:value-type="float" office:value="0.710000000000001">
                <text:p>0.71000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7.53512066514">
                <text:p>397.53512066514</text:p>
              </table:table-cell>
              <table:table-cell office:value-type="float" office:value="0.715000000000001">
                <text:p>0.7150000000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0.998435495926">
                <text:p>400.99843549592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7.230155225725">
                <text:p>407.230155225725</text:p>
              </table:table-cell>
              <table:table-cell office:value-type="float" office:value="0.725000000000001">
                <text:p>0.725000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8.87211855436">
                <text:p>408.87211855436</text:p>
              </table:table-cell>
              <table:table-cell office:value-type="float" office:value="0.730000000000001">
                <text:p>0.73000000000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2.551230454725">
                <text:p>412.551230454725</text:p>
              </table:table-cell>
              <table:table-cell office:value-type="float" office:value="0.735000000000001">
                <text:p>0.7350000000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3.022672198885">
                <text:p>413.022672198885</text:p>
              </table:table-cell>
              <table:table-cell office:value-type="float" office:value="0.740000000000001">
                <text:p>0.7400000000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5.835542339599">
                <text:p>415.835542339599</text:p>
              </table:table-cell>
              <table:table-cell office:value-type="float" office:value="0.745000000000001">
                <text:p>0.745000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7.583414966496">
                <text:p>417.583414966496</text:p>
              </table:table-cell>
              <table:table-cell office:value-type="float" office:value="0.750000000000001">
                <text:p>0.7500000000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9.458414938791">
                <text:p>419.458414938791</text:p>
              </table:table-cell>
              <table:table-cell office:value-type="float" office:value="0.755000000000001">
                <text:p>0.7550000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8.799206107642">
                <text:p>428.799206107642</text:p>
              </table:table-cell>
              <table:table-cell office:value-type="float" office:value="0.760000000000001">
                <text:p>0.760000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1.091902152615">
                <text:p>431.091902152615</text:p>
              </table:table-cell>
              <table:table-cell office:value-type="float" office:value="0.765000000000001">
                <text:p>0.7650000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1.184190965209">
                <text:p>431.184190965209</text:p>
              </table:table-cell>
              <table:table-cell office:value-type="float" office:value="0.770000000000001">
                <text:p>0.77000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1.666364881404">
                <text:p>431.666364881404</text:p>
              </table:table-cell>
              <table:table-cell office:value-type="float" office:value="0.775000000000001">
                <text:p>0.7750000000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1.966053696365">
                <text:p>431.966053696365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2.360465433569">
                <text:p>432.360465433569</text:p>
              </table:table-cell>
              <table:table-cell office:value-type="float" office:value="0.785000000000001">
                <text:p>0.785000000000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2.385923752287">
                <text:p>432.385923752287</text:p>
              </table:table-cell>
              <table:table-cell office:value-type="float" office:value="0.790000000000001">
                <text:p>0.79000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5.686806848912">
                <text:p>435.686806848912</text:p>
              </table:table-cell>
              <table:table-cell office:value-type="float" office:value="0.795000000000001">
                <text:p>0.79500000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7.094550130875">
                <text:p>437.094550130875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38.315461788049">
                <text:p>438.315461788049</text:p>
              </table:table-cell>
              <table:table-cell office:value-type="float" office:value="0.805000000000001">
                <text:p>0.8050000000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9.81352774621">
                <text:p>439.81352774621</text:p>
              </table:table-cell>
              <table:table-cell office:value-type="float" office:value="0.810000000000001">
                <text:p>0.8100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0.485567774081">
                <text:p>440.485567774081</text:p>
              </table:table-cell>
              <table:table-cell office:value-type="float" office:value="0.815000000000001">
                <text:p>0.815000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3.33921781663">
                <text:p>443.33921781663</text:p>
              </table:table-cell>
              <table:table-cell office:value-type="float" office:value="0.820000000000001">
                <text:p>0.82000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5.172805964501">
                <text:p>445.172805964501</text:p>
              </table:table-cell>
              <table:table-cell office:value-type="float" office:value="0.825000000000001">
                <text:p>0.8250000000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8.772069089089">
                <text:p>448.772069089089</text:p>
              </table:table-cell>
              <table:table-cell office:value-type="float" office:value="0.830000000000001">
                <text:p>0.8300000000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3.087611566054">
                <text:p>453.087611566054</text:p>
              </table:table-cell>
              <table:table-cell office:value-type="float" office:value="0.835000000000001">
                <text:p>0.835000000000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53.267464483113">
                <text:p>453.267464483113</text:p>
              </table:table-cell>
              <table:table-cell office:value-type="float" office:value="0.840000000000001">
                <text:p>0.840000000000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3.745306473343">
                <text:p>453.745306473343</text:p>
              </table:table-cell>
              <table:table-cell office:value-type="float" office:value="0.845000000000001">
                <text:p>0.845000000000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3.827116787551">
                <text:p>453.827116787551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55.49150927545">
                <text:p>455.49150927545</text:p>
              </table:table-cell>
              <table:table-cell office:value-type="float" office:value="0.855000000000001">
                <text:p>0.85500000000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55.715183128905">
                <text:p>455.715183128905</text:p>
              </table:table-cell>
              <table:table-cell office:value-type="float" office:value="0.860000000000001">
                <text:p>0.860000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6.842388074276">
                <text:p>456.842388074276</text:p>
              </table:table-cell>
              <table:table-cell office:value-type="float" office:value="0.865000000000001">
                <text:p>0.8650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8.432604244162">
                <text:p>458.432604244162</text:p>
              </table:table-cell>
              <table:table-cell office:value-type="float" office:value="0.870000000000001">
                <text:p>0.870000000000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8.884691216658">
                <text:p>458.884691216658</text:p>
              </table:table-cell>
              <table:table-cell office:value-type="float" office:value="0.875000000000001">
                <text:p>0.87500000000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9.167987810818">
                <text:p>459.167987810818</text:p>
              </table:table-cell>
              <table:table-cell office:value-type="float" office:value="0.880000000000001">
                <text:p>0.88000000000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2.769093277413">
                <text:p>462.769093277413</text:p>
              </table:table-cell>
              <table:table-cell office:value-type="float" office:value="0.885000000000001">
                <text:p>0.8850000000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3.540434697861">
                <text:p>463.540434697861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5.173059877534">
                <text:p>465.173059877534</text:p>
              </table:table-cell>
              <table:table-cell office:value-type="float" office:value="0.895000000000001">
                <text:p>0.89500000000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.285396709121">
                <text:p>465.285396709121</text:p>
              </table:table-cell>
              <table:table-cell office:value-type="float" office:value="0.900000000000001">
                <text:p>0.900000000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.953673923289">
                <text:p>467.953673923289</text:p>
              </table:table-cell>
              <table:table-cell office:value-type="float" office:value="0.905000000000001">
                <text:p>0.905000000000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.525187705005">
                <text:p>470.525187705005</text:p>
              </table:table-cell>
              <table:table-cell office:value-type="float" office:value="0.910000000000001">
                <text:p>0.910000000000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0.550697875159">
                <text:p>470.550697875159</text:p>
              </table:table-cell>
              <table:table-cell office:value-type="float" office:value="0.915000000000001">
                <text:p>0.915000000000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2.388968834058">
                <text:p>472.388968834058</text:p>
              </table:table-cell>
              <table:table-cell office:value-type="float" office:value="0.920000000000001">
                <text:p>0.920000000000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3.192959259368">
                <text:p>473.192959259368</text:p>
              </table:table-cell>
              <table:table-cell office:value-type="float" office:value="0.925000000000001">
                <text:p>0.925000000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73.632939401409">
                <text:p>473.632939401409</text:p>
              </table:table-cell>
              <table:table-cell office:value-type="float" office:value="0.930000000000001">
                <text:p>0.930000000000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9.504308813719">
                <text:p>479.504308813719</text:p>
              </table:table-cell>
              <table:table-cell office:value-type="float" office:value="0.935000000000001">
                <text:p>0.935000000000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3.01620742966">
                <text:p>483.01620742966</text:p>
              </table:table-cell>
              <table:table-cell office:value-type="float" office:value="0.940000000000001">
                <text:p>0.940000000000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3.649143016905">
                <text:p>483.649143016905</text:p>
              </table:table-cell>
              <table:table-cell office:value-type="float" office:value="0.945000000000001">
                <text:p>0.945000000000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5.692298807357">
                <text:p>485.692298807357</text:p>
              </table:table-cell>
              <table:table-cell office:value-type="float" office:value="0.950000000000001">
                <text:p>0.9500000000000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8.41972369142">
                <text:p>488.41972369142</text:p>
              </table:table-cell>
              <table:table-cell office:value-type="float" office:value="0.955000000000001">
                <text:p>0.955000000000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8.564266380831">
                <text:p>488.564266380831</text:p>
              </table:table-cell>
              <table:table-cell office:value-type="float" office:value="0.960000000000001">
                <text:p>0.960000000000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1.475438690416">
                <text:p>491.475438690416</text:p>
              </table:table-cell>
              <table:table-cell office:value-type="float" office:value="0.965000000000001">
                <text:p>0.9650000000000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3.304936281824">
                <text:p>493.304936281824</text:p>
              </table:table-cell>
              <table:table-cell office:value-type="float" office:value="0.970000000000001">
                <text:p>0.970000000000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4.745690153198">
                <text:p>494.745690153198</text:p>
              </table:table-cell>
              <table:table-cell office:value-type="float" office:value="0.975000000000001">
                <text:p>0.9750000000000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5.665922540618">
                <text:p>495.665922540618</text:p>
              </table:table-cell>
              <table:table-cell office:value-type="float" office:value="0.980000000000001">
                <text:p>0.9800000000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8.198022194632">
                <text:p>498.198022194632</text:p>
              </table:table-cell>
              <table:table-cell office:value-type="float" office:value="0.985000000000001">
                <text:p>0.9850000000000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2.393266882714">
                <text:p>502.393266882714</text:p>
              </table:table-cell>
              <table:table-cell office:value-type="float" office:value="0.990000000000001">
                <text:p>0.990000000000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6.326440618473">
                <text:p>506.326440618473</text:p>
              </table:table-cell>
              <table:table-cell office:value-type="float" office:value="0.995000000000001">
                <text:p>0.99500000000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7.450031344355">
                <text:p>507.45003134435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8cm" svg:height="8.994cm" xlink:href=".." xlink:type="simple" chart:class="chart:scatter" chart:style-name="ch1">
        <chart:title svg:x="3.196cm" svg:y="0.315cm" chart:style-name="ch2">
          <text:p>Cumulative Distribution Function (CDF) Disco 1</text:p>
        </chart:title>
        <chart:plot-area chart:style-name="ch3" table:cell-range-address="graficosCDF.B2:graficosCDF.B201 graficosCDF.D2:graficosCDF.D201" svg:x="1.33cm" svg:y="1.299cm" svg:width="14.329cm" svg:height="6.535cm">
          <chartooo:coordinate-region svg:x="2.057cm" svg:y="1.499cm" svg:width="13.416cm" svg:height="5.688cm"/>
          <chart:axis chart:dimension="x" chart:name="primary-x" chart:style-name="ch4">
            <chart:title svg:x="8.146cm" svg:y="8.013cm" chart:style-name="ch5">
              <text:p># IO</text:p>
            </chart:title>
          </chart:axis>
          <chart:axis chart:dimension="y" chart:name="primary-y" chart:style-name="ch6">
            <chart:title svg:x="0.451cm" svg:y="4.769cm" chart:style-name="ch7">
              <text:p>%</text:p>
            </chart:title>
            <chart:grid chart:style-name="ch8" chart:class="major"/>
          </chart:axis>
          <chart:series chart:style-name="ch9" chart:values-cell-range-address="graficosCDF.D2:graficosCDF.D201" chart:class="chart:scatter">
            <chart:domain table:cell-range-address="graficosCDF.B2:graficosCDF.B201"/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graficosCDF.B2:graficosCDF.B201</svg:desc>
                </draw:g>
              </table:table-cell>
              <table:table-cell office:value-type="float" office:value="0.005">
                <text:p>0.005</text:p>
                <draw:g>
                  <svg:desc>graficosCDF.D2:graficosCDF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">
                <text:p>4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">
                <text:p>45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">
                <text:p>45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">
                <text:p>4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">
                <text:p>4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">
                <text:p>52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">
                <text:p>5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">
                <text:p>53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">
                <text:p>5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">
                <text:p>5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">
                <text:p>5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">
                <text:p>55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">
                <text:p>56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">
                <text:p>5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">
                <text:p>57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">
                <text:p>5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">
                <text:p>57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">
                <text:p>5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">
                <text:p>59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">
                <text:p>5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">
                <text:p>6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">
                <text:p>61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">
                <text:p>6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">
                <text:p>62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">
                <text:p>6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3">
                <text:p>63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3">
                <text:p>63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">
                <text:p>6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">
                <text:p>63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">
                <text:p>6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">
                <text:p>63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">
                <text:p>6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4">
                <text:p>64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">
                <text:p>6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">
                <text:p>64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">
                <text:p>6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">
                <text:p>64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">
                <text:p>6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">
                <text:p>64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">
                <text:p>6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">
                <text:p>64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">
                <text:p>6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5">
                <text:p>65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">
                <text:p>6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">
                <text:p>65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">
                <text:p>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">
                <text:p>66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">
                <text:p>6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">
                <text:p>66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">
                <text:p>6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">
                <text:p>6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6">
                <text:p>6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7">
                <text:p>67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7">
                <text:p>6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">
                <text:p>68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">
                <text:p>6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">
                <text:p>68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">
                <text:p>68</text:p>
              </table:table-cell>
              <table:table-cell office:value-type="float" office:value="0.665000000000001">
                <text:p>0.6650000000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">
                <text:p>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">
                <text:p>69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">
                <text:p>6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">
                <text:p>69</text:p>
              </table:table-cell>
              <table:table-cell office:value-type="float" office:value="0.685000000000001">
                <text:p>0.6850000000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0.690000000000001">
                <text:p>0.69000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">
                <text:p>70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">
                <text:p>70</text:p>
              </table:table-cell>
              <table:table-cell office:value-type="float" office:value="0.705000000000001">
                <text:p>0.7050000000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">
                <text:p>70</text:p>
              </table:table-cell>
              <table:table-cell office:value-type="float" office:value="0.710000000000001">
                <text:p>0.71000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">
                <text:p>70</text:p>
              </table:table-cell>
              <table:table-cell office:value-type="float" office:value="0.715000000000001">
                <text:p>0.7150000000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">
                <text:p>71</text:p>
              </table:table-cell>
              <table:table-cell office:value-type="float" office:value="0.725000000000001">
                <text:p>0.725000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">
                <text:p>71</text:p>
              </table:table-cell>
              <table:table-cell office:value-type="float" office:value="0.730000000000001">
                <text:p>0.73000000000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">
                <text:p>71</text:p>
              </table:table-cell>
              <table:table-cell office:value-type="float" office:value="0.735000000000001">
                <text:p>0.7350000000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">
                <text:p>71</text:p>
              </table:table-cell>
              <table:table-cell office:value-type="float" office:value="0.740000000000001">
                <text:p>0.7400000000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1">
                <text:p>71</text:p>
              </table:table-cell>
              <table:table-cell office:value-type="float" office:value="0.745000000000001">
                <text:p>0.745000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0.750000000000001">
                <text:p>0.7500000000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">
                <text:p>72</text:p>
              </table:table-cell>
              <table:table-cell office:value-type="float" office:value="0.755000000000001">
                <text:p>0.7550000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2">
                <text:p>72</text:p>
              </table:table-cell>
              <table:table-cell office:value-type="float" office:value="0.760000000000001">
                <text:p>0.760000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">
                <text:p>72</text:p>
              </table:table-cell>
              <table:table-cell office:value-type="float" office:value="0.765000000000001">
                <text:p>0.7650000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2">
                <text:p>72</text:p>
              </table:table-cell>
              <table:table-cell office:value-type="float" office:value="0.770000000000001">
                <text:p>0.77000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3">
                <text:p>73</text:p>
              </table:table-cell>
              <table:table-cell office:value-type="float" office:value="0.775000000000001">
                <text:p>0.7750000000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3">
                <text:p>73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4">
                <text:p>74</text:p>
              </table:table-cell>
              <table:table-cell office:value-type="float" office:value="0.785000000000001">
                <text:p>0.785000000000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">
                <text:p>74</text:p>
              </table:table-cell>
              <table:table-cell office:value-type="float" office:value="0.790000000000001">
                <text:p>0.79000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4">
                <text:p>74</text:p>
              </table:table-cell>
              <table:table-cell office:value-type="float" office:value="0.795000000000001">
                <text:p>0.79500000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4">
                <text:p>74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4">
                <text:p>74</text:p>
              </table:table-cell>
              <table:table-cell office:value-type="float" office:value="0.805000000000001">
                <text:p>0.8050000000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4">
                <text:p>74</text:p>
              </table:table-cell>
              <table:table-cell office:value-type="float" office:value="0.810000000000001">
                <text:p>0.8100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">
                <text:p>75</text:p>
              </table:table-cell>
              <table:table-cell office:value-type="float" office:value="0.815000000000001">
                <text:p>0.815000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5">
                <text:p>75</text:p>
              </table:table-cell>
              <table:table-cell office:value-type="float" office:value="0.820000000000001">
                <text:p>0.82000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6">
                <text:p>76</text:p>
              </table:table-cell>
              <table:table-cell office:value-type="float" office:value="0.825000000000001">
                <text:p>0.8250000000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6">
                <text:p>76</text:p>
              </table:table-cell>
              <table:table-cell office:value-type="float" office:value="0.830000000000001">
                <text:p>0.8300000000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6">
                <text:p>76</text:p>
              </table:table-cell>
              <table:table-cell office:value-type="float" office:value="0.835000000000001">
                <text:p>0.835000000000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6">
                <text:p>76</text:p>
              </table:table-cell>
              <table:table-cell office:value-type="float" office:value="0.840000000000001">
                <text:p>0.840000000000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">
                <text:p>76</text:p>
              </table:table-cell>
              <table:table-cell office:value-type="float" office:value="0.845000000000001">
                <text:p>0.845000000000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">
                <text:p>76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7">
                <text:p>77</text:p>
              </table:table-cell>
              <table:table-cell office:value-type="float" office:value="0.855000000000001">
                <text:p>0.85500000000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">
                <text:p>78</text:p>
              </table:table-cell>
              <table:table-cell office:value-type="float" office:value="0.860000000000001">
                <text:p>0.860000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0.865000000000001">
                <text:p>0.8650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8">
                <text:p>78</text:p>
              </table:table-cell>
              <table:table-cell office:value-type="float" office:value="0.870000000000001">
                <text:p>0.870000000000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8">
                <text:p>78</text:p>
              </table:table-cell>
              <table:table-cell office:value-type="float" office:value="0.875000000000001">
                <text:p>0.87500000000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8">
                <text:p>78</text:p>
              </table:table-cell>
              <table:table-cell office:value-type="float" office:value="0.880000000000001">
                <text:p>0.88000000000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8">
                <text:p>78</text:p>
              </table:table-cell>
              <table:table-cell office:value-type="float" office:value="0.885000000000001">
                <text:p>0.8850000000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9">
                <text:p>79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">
                <text:p>79</text:p>
              </table:table-cell>
              <table:table-cell office:value-type="float" office:value="0.895000000000001">
                <text:p>0.89500000000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900000000000001">
                <text:p>0.900000000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9">
                <text:p>79</text:p>
              </table:table-cell>
              <table:table-cell office:value-type="float" office:value="0.905000000000001">
                <text:p>0.905000000000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9">
                <text:p>79</text:p>
              </table:table-cell>
              <table:table-cell office:value-type="float" office:value="0.910000000000001">
                <text:p>0.910000000000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9">
                <text:p>79</text:p>
              </table:table-cell>
              <table:table-cell office:value-type="float" office:value="0.915000000000001">
                <text:p>0.915000000000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9">
                <text:p>79</text:p>
              </table:table-cell>
              <table:table-cell office:value-type="float" office:value="0.920000000000001">
                <text:p>0.920000000000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9">
                <text:p>79</text:p>
              </table:table-cell>
              <table:table-cell office:value-type="float" office:value="0.925000000000001">
                <text:p>0.925000000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9">
                <text:p>79</text:p>
              </table:table-cell>
              <table:table-cell office:value-type="float" office:value="0.930000000000001">
                <text:p>0.930000000000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0.935000000000001">
                <text:p>0.935000000000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">
                <text:p>80</text:p>
              </table:table-cell>
              <table:table-cell office:value-type="float" office:value="0.940000000000001">
                <text:p>0.940000000000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">
                <text:p>80</text:p>
              </table:table-cell>
              <table:table-cell office:value-type="float" office:value="0.945000000000001">
                <text:p>0.945000000000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">
                <text:p>80</text:p>
              </table:table-cell>
              <table:table-cell office:value-type="float" office:value="0.950000000000001">
                <text:p>0.9500000000000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">
                <text:p>80</text:p>
              </table:table-cell>
              <table:table-cell office:value-type="float" office:value="0.955000000000001">
                <text:p>0.955000000000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">
                <text:p>82</text:p>
              </table:table-cell>
              <table:table-cell office:value-type="float" office:value="0.960000000000001">
                <text:p>0.960000000000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3">
                <text:p>83</text:p>
              </table:table-cell>
              <table:table-cell office:value-type="float" office:value="0.965000000000001">
                <text:p>0.9650000000000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4">
                <text:p>84</text:p>
              </table:table-cell>
              <table:table-cell office:value-type="float" office:value="0.970000000000001">
                <text:p>0.970000000000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">
                <text:p>84</text:p>
              </table:table-cell>
              <table:table-cell office:value-type="float" office:value="0.975000000000001">
                <text:p>0.9750000000000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">
                <text:p>84</text:p>
              </table:table-cell>
              <table:table-cell office:value-type="float" office:value="0.980000000000001">
                <text:p>0.9800000000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4">
                <text:p>84</text:p>
              </table:table-cell>
              <table:table-cell office:value-type="float" office:value="0.985000000000001">
                <text:p>0.9850000000000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">
                <text:p>84</text:p>
              </table:table-cell>
              <table:table-cell office:value-type="float" office:value="0.990000000000001">
                <text:p>0.990000000000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5">
                <text:p>85</text:p>
              </table:table-cell>
              <table:table-cell office:value-type="float" office:value="0.995000000000001">
                <text:p>0.99500000000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8cm" svg:height="8.994cm" xlink:href=".." xlink:type="simple" chart:class="chart:scatter" chart:style-name="ch1">
        <chart:title svg:x="3.196cm" svg:y="0.315cm" chart:style-name="ch2">
          <text:p>Cumulative Distribution Function (CDF) Disco 2</text:p>
        </chart:title>
        <chart:plot-area chart:style-name="ch3" table:cell-range-address="graficosCDF.C2:graficosCDF.D201" svg:x="1.33cm" svg:y="1.299cm" svg:width="14.329cm" svg:height="6.535cm">
          <chartooo:coordinate-region svg:x="2.057cm" svg:y="1.499cm" svg:width="13.322cm" svg:height="5.688cm"/>
          <chart:axis chart:dimension="x" chart:name="primary-x" chart:style-name="ch4">
            <chart:title svg:x="8.146cm" svg:y="8.013cm" chart:style-name="ch5">
              <text:p># IO</text:p>
            </chart:title>
          </chart:axis>
          <chart:axis chart:dimension="y" chart:name="primary-y" chart:style-name="ch6">
            <chart:title svg:x="0.451cm" svg:y="4.769cm" chart:style-name="ch7">
              <text:p>%</text:p>
            </chart:title>
            <chart:grid chart:style-name="ch8" chart:class="major"/>
          </chart:axis>
          <chart:series chart:style-name="ch9" chart:values-cell-range-address="graficosCDF.D2:graficosCDF.D201" chart:class="chart:scatter">
            <chart:domain table:cell-range-address="graficosCDF.C2:graficosCDF.C201"/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graficosCDF.C2:graficosCDF.C201</svg:desc>
                </draw:g>
              </table:table-cell>
              <table:table-cell office:value-type="float" office:value="0.005">
                <text:p>0.005</text:p>
                <draw:g>
                  <svg:desc>graficosCDF.D2:graficosCDF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">
                <text:p>3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">
                <text:p>31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">
                <text:p>3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">
                <text:p>31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">
                <text:p>3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">
                <text:p>32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">
                <text:p>3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">
                <text:p>32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">
                <text:p>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">
                <text:p>3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">
                <text:p>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">
                <text:p>33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">
                <text:p>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">
                <text:p>34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">
                <text:p>3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">
                <text:p>35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">
                <text:p>3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">
                <text:p>36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">
                <text:p>3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">
                <text:p>37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">
                <text:p>3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">
                <text:p>37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">
                <text:p>3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">
                <text:p>37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">
                <text:p>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">
                <text:p>37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">
                <text:p>3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">
                <text:p>38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">
                <text:p>3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">
                <text:p>38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">
                <text:p>3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">
                <text:p>38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">
                <text:p>3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">
                <text:p>38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">
                <text:p>3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">
                <text:p>38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">
                <text:p>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">
                <text:p>39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">
                <text:p>3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">
                <text:p>40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">
                <text:p>40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">
                <text:p>4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">
                <text:p>40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">
                <text:p>4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">
                <text:p>4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">
                <text:p>42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">
                <text:p>4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">
                <text:p>43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">
                <text:p>4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">
                <text:p>43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">
                <text:p>4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">
                <text:p>44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">
                <text:p>4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">
                <text:p>44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">
                <text:p>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">
                <text:p>50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">
                <text:p>5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">
                <text:p>51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">
                <text:p>5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">
                <text:p>5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">
                <text:p>5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3">
                <text:p>53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">
                <text:p>5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">
                <text:p>56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">
                <text:p>5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">
                <text:p>57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7">
                <text:p>5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7">
                <text:p>57</text:p>
              </table:table-cell>
              <table:table-cell office:value-type="float" office:value="0.665000000000001">
                <text:p>0.6650000000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">
                <text:p>6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">
                <text:p>61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">
                <text:p>6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2">
                <text:p>62</text:p>
              </table:table-cell>
              <table:table-cell office:value-type="float" office:value="0.685000000000001">
                <text:p>0.6850000000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3">
                <text:p>63</text:p>
              </table:table-cell>
              <table:table-cell office:value-type="float" office:value="0.690000000000001">
                <text:p>0.69000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3">
                <text:p>63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4">
                <text:p>6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">
                <text:p>64</text:p>
              </table:table-cell>
              <table:table-cell office:value-type="float" office:value="0.705000000000001">
                <text:p>0.7050000000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4">
                <text:p>64</text:p>
              </table:table-cell>
              <table:table-cell office:value-type="float" office:value="0.710000000000001">
                <text:p>0.71000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">
                <text:p>64</text:p>
              </table:table-cell>
              <table:table-cell office:value-type="float" office:value="0.715000000000001">
                <text:p>0.7150000000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">
                <text:p>6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">
                <text:p>65</text:p>
              </table:table-cell>
              <table:table-cell office:value-type="float" office:value="0.725000000000001">
                <text:p>0.725000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5">
                <text:p>65</text:p>
              </table:table-cell>
              <table:table-cell office:value-type="float" office:value="0.730000000000001">
                <text:p>0.73000000000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">
                <text:p>66</text:p>
              </table:table-cell>
              <table:table-cell office:value-type="float" office:value="0.735000000000001">
                <text:p>0.7350000000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7">
                <text:p>67</text:p>
              </table:table-cell>
              <table:table-cell office:value-type="float" office:value="0.740000000000001">
                <text:p>0.7400000000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">
                <text:p>67</text:p>
              </table:table-cell>
              <table:table-cell office:value-type="float" office:value="0.745000000000001">
                <text:p>0.745000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">
                <text:p>68</text:p>
              </table:table-cell>
              <table:table-cell office:value-type="float" office:value="0.750000000000001">
                <text:p>0.7500000000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">
                <text:p>68</text:p>
              </table:table-cell>
              <table:table-cell office:value-type="float" office:value="0.755000000000001">
                <text:p>0.7550000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9">
                <text:p>69</text:p>
              </table:table-cell>
              <table:table-cell office:value-type="float" office:value="0.760000000000001">
                <text:p>0.760000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0.765000000000001">
                <text:p>0.7650000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">
                <text:p>71</text:p>
              </table:table-cell>
              <table:table-cell office:value-type="float" office:value="0.770000000000001">
                <text:p>0.77000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1">
                <text:p>71</text:p>
              </table:table-cell>
              <table:table-cell office:value-type="float" office:value="0.775000000000001">
                <text:p>0.7750000000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">
                <text:p>72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2">
                <text:p>72</text:p>
              </table:table-cell>
              <table:table-cell office:value-type="float" office:value="0.785000000000001">
                <text:p>0.785000000000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3">
                <text:p>73</text:p>
              </table:table-cell>
              <table:table-cell office:value-type="float" office:value="0.790000000000001">
                <text:p>0.79000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4">
                <text:p>74</text:p>
              </table:table-cell>
              <table:table-cell office:value-type="float" office:value="0.795000000000001">
                <text:p>0.79500000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4">
                <text:p>74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">
                <text:p>75</text:p>
              </table:table-cell>
              <table:table-cell office:value-type="float" office:value="0.805000000000001">
                <text:p>0.8050000000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6">
                <text:p>76</text:p>
              </table:table-cell>
              <table:table-cell office:value-type="float" office:value="0.810000000000001">
                <text:p>0.8100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">
                <text:p>78</text:p>
              </table:table-cell>
              <table:table-cell office:value-type="float" office:value="0.815000000000001">
                <text:p>0.815000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8">
                <text:p>78</text:p>
              </table:table-cell>
              <table:table-cell office:value-type="float" office:value="0.820000000000001">
                <text:p>0.82000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8">
                <text:p>78</text:p>
              </table:table-cell>
              <table:table-cell office:value-type="float" office:value="0.825000000000001">
                <text:p>0.8250000000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9">
                <text:p>79</text:p>
              </table:table-cell>
              <table:table-cell office:value-type="float" office:value="0.830000000000001">
                <text:p>0.8300000000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9">
                <text:p>79</text:p>
              </table:table-cell>
              <table:table-cell office:value-type="float" office:value="0.835000000000001">
                <text:p>0.835000000000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0">
                <text:p>80</text:p>
              </table:table-cell>
              <table:table-cell office:value-type="float" office:value="0.840000000000001">
                <text:p>0.840000000000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0">
                <text:p>80</text:p>
              </table:table-cell>
              <table:table-cell office:value-type="float" office:value="0.845000000000001">
                <text:p>0.845000000000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0">
                <text:p>80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0">
                <text:p>80</text:p>
              </table:table-cell>
              <table:table-cell office:value-type="float" office:value="0.855000000000001">
                <text:p>0.85500000000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0.860000000000001">
                <text:p>0.860000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1">
                <text:p>81</text:p>
              </table:table-cell>
              <table:table-cell office:value-type="float" office:value="0.865000000000001">
                <text:p>0.8650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1">
                <text:p>81</text:p>
              </table:table-cell>
              <table:table-cell office:value-type="float" office:value="0.870000000000001">
                <text:p>0.870000000000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2">
                <text:p>82</text:p>
              </table:table-cell>
              <table:table-cell office:value-type="float" office:value="0.875000000000001">
                <text:p>0.87500000000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">
                <text:p>82</text:p>
              </table:table-cell>
              <table:table-cell office:value-type="float" office:value="0.880000000000001">
                <text:p>0.88000000000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3">
                <text:p>83</text:p>
              </table:table-cell>
              <table:table-cell office:value-type="float" office:value="0.885000000000001">
                <text:p>0.8850000000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3">
                <text:p>83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3">
                <text:p>83</text:p>
              </table:table-cell>
              <table:table-cell office:value-type="float" office:value="0.895000000000001">
                <text:p>0.89500000000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">
                <text:p>83</text:p>
              </table:table-cell>
              <table:table-cell office:value-type="float" office:value="0.900000000000001">
                <text:p>0.900000000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">
                <text:p>83</text:p>
              </table:table-cell>
              <table:table-cell office:value-type="float" office:value="0.905000000000001">
                <text:p>0.905000000000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4">
                <text:p>84</text:p>
              </table:table-cell>
              <table:table-cell office:value-type="float" office:value="0.910000000000001">
                <text:p>0.910000000000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">
                <text:p>84</text:p>
              </table:table-cell>
              <table:table-cell office:value-type="float" office:value="0.915000000000001">
                <text:p>0.915000000000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4">
                <text:p>84</text:p>
              </table:table-cell>
              <table:table-cell office:value-type="float" office:value="0.920000000000001">
                <text:p>0.920000000000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5">
                <text:p>85</text:p>
              </table:table-cell>
              <table:table-cell office:value-type="float" office:value="0.925000000000001">
                <text:p>0.925000000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">
                <text:p>86</text:p>
              </table:table-cell>
              <table:table-cell office:value-type="float" office:value="0.930000000000001">
                <text:p>0.930000000000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935000000000001">
                <text:p>0.935000000000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">
                <text:p>86</text:p>
              </table:table-cell>
              <table:table-cell office:value-type="float" office:value="0.940000000000001">
                <text:p>0.940000000000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">
                <text:p>86</text:p>
              </table:table-cell>
              <table:table-cell office:value-type="float" office:value="0.945000000000001">
                <text:p>0.945000000000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7">
                <text:p>87</text:p>
              </table:table-cell>
              <table:table-cell office:value-type="float" office:value="0.950000000000001">
                <text:p>0.9500000000000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7">
                <text:p>87</text:p>
              </table:table-cell>
              <table:table-cell office:value-type="float" office:value="0.955000000000001">
                <text:p>0.955000000000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8">
                <text:p>88</text:p>
              </table:table-cell>
              <table:table-cell office:value-type="float" office:value="0.960000000000001">
                <text:p>0.960000000000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8">
                <text:p>88</text:p>
              </table:table-cell>
              <table:table-cell office:value-type="float" office:value="0.965000000000001">
                <text:p>0.9650000000000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8">
                <text:p>88</text:p>
              </table:table-cell>
              <table:table-cell office:value-type="float" office:value="0.970000000000001">
                <text:p>0.970000000000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9">
                <text:p>89</text:p>
              </table:table-cell>
              <table:table-cell office:value-type="float" office:value="0.975000000000001">
                <text:p>0.9750000000000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0">
                <text:p>90</text:p>
              </table:table-cell>
              <table:table-cell office:value-type="float" office:value="0.980000000000001">
                <text:p>0.9800000000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0">
                <text:p>90</text:p>
              </table:table-cell>
              <table:table-cell office:value-type="float" office:value="0.985000000000001">
                <text:p>0.9850000000000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1">
                <text:p>91</text:p>
              </table:table-cell>
              <table:table-cell office:value-type="float" office:value="0.990000000000001">
                <text:p>0.990000000000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1">
                <text:p>91</text:p>
              </table:table-cell>
              <table:table-cell office:value-type="float" office:value="0.995000000000001">
                <text:p>0.99500000000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lower-range="graficosBoxPlot.A12:graficosBoxPlot.A12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graficosBoxPlot.A12:graficosBoxPlot.A12" chart:std-weight="1"/>
      <style:graphic-properties draw:stroke="solid" svg:stroke-width="0.1cm" svg:stroke-color="#000000" svg:stroke-opacity="100%" draw:stroke-linejoin="round"/>
    </style:style>
    <style:style style:name="ch10" style:family="chart">
      <style:chart-properties chart:solid-type="cuboid"/>
      <style:graphic-properties draw:fill="none"/>
    </style:style>
    <style:style style:name="ch11" style:family="chart" style:data-style-name="N2">
      <style:chart-properties chart:link-data-style-to-source="true" chart:error-lower-range="graficosBoxPlot.A9:graficosBoxPlot.A9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stroke="solid" draw:opacity="0%" draw:opacity-name=""/>
    </style:style>
    <style:style style:name="ch13" style:family="chart" style:data-style-name="N2">
      <style:chart-properties chart:link-data-style-to-source="true" chart:error-category="cell-range" chart:error-upper-range="graficosBoxPlot.A12:graficosBoxPlot.A12"/>
      <style:graphic-properties draw:fill-color="#579d1c" draw:opacity="0%" draw:opacity-name="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false" chart:error-category="cell-range" chart:error-upper-range="graficosBoxPlot.A12:graficosBoxPlot.A12" chart:std-weight="1"/>
      <style:graphic-properties draw:stroke="solid" svg:stroke-width="0.1cm" svg:stroke-color="#000000" svg:stroke-opacity="100%" draw:stroke-linejoin="round"/>
    </style:style>
    <style:style style:name="ch15" style:family="chart" style:data-style-name="N2">
      <style:chart-properties chart:link-data-style-to-source="true"/>
      <style:graphic-properties draw:stroke="none" draw:fill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2cm" svg:height="8.98cm" xlink:href=".." xlink:type="simple" chart:class="chart:bar" chart:style-name="ch1">
        <chart:title svg:x="6.555cm" svg:y="0.315cm" chart:style-name="ch2">
          <text:p>Box Plot CPU</text:p>
        </chart:title>
        <chart:plot-area chart:style-name="ch3" table:cell-range-address="graficosBoxPlot.A8:graficosBoxPlot.A12" svg:x="0.32cm" svg:y="1.299cm" svg:width="15.362cm" svg:height="7.502cm">
          <chartooo:coordinate-region svg:x="1.603cm" svg:y="1.499cm" svg:width="14.079cm" svg:height="7.1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ficosBoxPlot.A8:graficosBoxPlot.A8" chart:class="chart:bar">
            <chart:data-point/>
          </chart:series>
          <chart:series chart:style-name="ch8" chart:values-cell-range-address="graficosBoxPlot.A9:graficosBoxPlot.A9" chart:class="chart:bar">
            <chart:error-indicator chart:style-name="ch9" chart:dimension="y"/>
            <chart:data-point chart:style-name="ch10"/>
          </chart:series>
          <chart:series chart:style-name="ch11" chart:values-cell-range-address="graficosBoxPlot.A10:graficosBoxPlot.A10" chart:class="chart:bar">
            <chart:data-point chart:style-name="ch12"/>
          </chart:series>
          <chart:series chart:style-name="ch13" chart:values-cell-range-address="graficosBoxPlot.A11:graficosBoxPlot.A11" chart:class="chart:bar">
            <chart:error-indicator chart:style-name="ch14" chart:dimension="y"/>
            <chart:data-point/>
          </chart:series>
          <chart:series chart:style-name="ch15" chart:values-cell-range-address="graficosBoxPlot.A12:graficosBoxPlot.A12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.596747213691">
                <text:p>23.596747213691</text:p>
                <draw:g>
                  <svg:desc>graficosBoxPlot.A8:graficosBoxPlot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0.842659009832">
                <text:p>80.842659009832</text:p>
                <draw:g>
                  <svg:desc>graficosBoxPlot.A9:graficosBoxPlot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9.397866384785">
                <text:p>89.397866384785</text:p>
                <draw:g>
                  <svg:desc>graficosBoxPlot.A12:graficosBoxPlot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.185260468542">
                <text:p>47.185260468542</text:p>
                <draw:g>
                  <svg:desc>graficosBoxPlot.A10:graficosBoxPlot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66.427498267505">
                <text:p>266.427498267505</text:p>
                <draw:g>
                  <svg:desc>graficosBoxPlot.A11:graficosBoxPlot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9.397866384785">
                <text:p>89.397866384785</text:p>
                <draw:g>
                  <svg:desc>graficosBoxPlot.A12:graficosBoxPlot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9.397866384785">
                <text:p>89.397866384785</text:p>
                <draw:g>
                  <svg:desc>graficosBoxPlot.A12:graficosBoxPlot.A12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math xmlns="http://www.w3.org/1998/Math/MathML" display="block">
  <semantics>
    <mrow>
      <mrow>
        <mo stretchy="false">∑</mo>
        <mi>x</mi>
      </mrow>
      <mn>²</mn>
    </mrow>
    <annotation encoding="StarMath 5.0">sum x²</annotation>
  </semantics>
</math>
</file>